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0" table:style-name="ta1">
        <table:shapes>
          <draw:frame draw:z-index="0" draw:style-name="gr1" draw:text-style-name="P1" svg:width="26.962cm" svg:height="15.326cm" svg:x="12.979cm" svg:y="0.425cm">
            <draw:object draw:notify-on-update-of-ranges="LOGGER00.B2:LOGGER00.B2236 LOGGER00.C1:LOGGER00.C1 LOGGER00.C2:LOGGER00.C22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41" calcext:value-type="float">
            <text:p>1.41</text:p>
          </table:table-cell>
          <table:table-cell office:value-type="float" office:value="277.8" calcext:value-type="float">
            <text:p>277.8</text:p>
          </table:table-cell>
          <table:table-cell office:value-type="float" office:value="391.08" calcext:value-type="float">
            <text:p>391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9" calcext:value-type="float">
            <text:p>15249</text:p>
          </table:table-cell>
          <table:table-cell table:formula="of:=[.A3]/1000/(60*60*24)" office:value-type="time" office:time-value="PT00H00M15.249S" calcext:value-type="time">
            <text:p>00:00:15</text:p>
          </table:table-cell>
          <table:table-cell office:value-type="float" office:value="1.4" calcext:value-type="float">
            <text:p>1.4</text:p>
          </table:table-cell>
          <table:table-cell office:value-type="float" office:value="277.2" calcext:value-type="float">
            <text:p>277.2</text:p>
          </table:table-cell>
          <table:table-cell office:value-type="float" office:value="389.11" calcext:value-type="float">
            <text:p>389.11</text:p>
          </table:table-cell>
          <table:table-cell office:value-type="float" office:value="1.18" calcext:value-type="float">
            <text:p>1.18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31249" calcext:value-type="float">
            <text:p>31249</text:p>
          </table:table-cell>
          <table:table-cell table:formula="of:=[.A4]/1000/(60*60*24)" office:value-type="time" office:time-value="PT00H00M31.249S" calcext:value-type="time">
            <text:p>00:00:31</text:p>
          </table:table-cell>
          <table:table-cell office:value-type="float" office:value="1.4" calcext:value-type="float">
            <text:p>1.4</text:p>
          </table:table-cell>
          <table:table-cell office:value-type="float" office:value="276.8" calcext:value-type="float">
            <text:p>276.8</text:p>
          </table:table-cell>
          <table:table-cell office:value-type="float" office:value="387.43" calcext:value-type="float">
            <text:p>387.43</text:p>
          </table:table-cell>
          <table:table-cell office:value-type="float" office:value="2.41" calcext:value-type="float">
            <text:p>2.41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47249" calcext:value-type="float">
            <text:p>47249</text:p>
          </table:table-cell>
          <table:table-cell table:formula="of:=[.A5]/1000/(60*60*24)" office:value-type="time" office:time-value="PT00H00M47.249S" calcext:value-type="time">
            <text:p>00:00:47</text:p>
          </table:table-cell>
          <table:table-cell office:value-type="float" office:value="1.4" calcext:value-type="float">
            <text:p>1.4</text:p>
          </table:table-cell>
          <table:table-cell office:value-type="float" office:value="276.4" calcext:value-type="float">
            <text:p>276.4</text:p>
          </table:table-cell>
          <table:table-cell office:value-type="float" office:value="386.86" calcext:value-type="float">
            <text:p>386.86</text:p>
          </table:table-cell>
          <table:table-cell office:value-type="float" office:value="3.64" calcext:value-type="float">
            <text:p>3.64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3249" calcext:value-type="float">
            <text:p>63249</text:p>
          </table:table-cell>
          <table:table-cell table:formula="of:=[.A6]/1000/(60*60*24)" office:value-type="time" office:time-value="PT00H01M03.249S" calcext:value-type="time">
            <text:p>00:01:03</text:p>
          </table:table-cell>
          <table:table-cell office:value-type="float" office:value="1.4" calcext:value-type="float">
            <text:p>1.4</text:p>
          </table:table-cell>
          <table:table-cell office:value-type="float" office:value="276.1" calcext:value-type="float">
            <text:p>276.1</text:p>
          </table:table-cell>
          <table:table-cell office:value-type="float" office:value="385.33" calcext:value-type="float">
            <text:p>385.33</text:p>
          </table:table-cell>
          <table:table-cell office:value-type="float" office:value="4.86" calcext:value-type="float">
            <text:p>4.86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 office:value-type="float" office:value="79249" calcext:value-type="float">
            <text:p>79249</text:p>
          </table:table-cell>
          <table:table-cell table:formula="of:=[.A7]/1000/(60*60*24)" office:value-type="time" office:time-value="PT00H01M19.249S" calcext:value-type="time">
            <text:p>00:01:19</text:p>
          </table:table-cell>
          <table:table-cell office:value-type="float" office:value="1.4" calcext:value-type="float">
            <text:p>1.4</text:p>
          </table:table-cell>
          <table:table-cell office:value-type="float" office:value="275.8" calcext:value-type="float">
            <text:p>275.8</text:p>
          </table:table-cell>
          <table:table-cell office:value-type="float" office:value="384.9" calcext:value-type="float">
            <text:p>384.9</text:p>
          </table:table-cell>
          <table:table-cell office:value-type="float" office:value="6.09" calcext:value-type="float">
            <text:p>6.09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95249" calcext:value-type="float">
            <text:p>95249</text:p>
          </table:table-cell>
          <table:table-cell table:formula="of:=[.A8]/1000/(60*60*24)" office:value-type="time" office:time-value="PT00H01M35.249S" calcext:value-type="time">
            <text:p>00:01:35</text:p>
          </table:table-cell>
          <table:table-cell office:value-type="float" office:value="1.4" calcext:value-type="float">
            <text:p>1.4</text:p>
          </table:table-cell>
          <table:table-cell office:value-type="float" office:value="275.6" calcext:value-type="float">
            <text:p>275.6</text:p>
          </table:table-cell>
          <table:table-cell office:value-type="float" office:value="384.61" calcext:value-type="float">
            <text:p>384.61</text:p>
          </table:table-cell>
          <table:table-cell office:value-type="float" office:value="7.31" calcext:value-type="float">
            <text:p>7.31</text:p>
          </table:table-cell>
          <table:table-cell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111249" calcext:value-type="float">
            <text:p>111249</text:p>
          </table:table-cell>
          <table:table-cell table:formula="of:=[.A9]/1000/(60*60*24)" office:value-type="time" office:time-value="PT00H01M51.249S" calcext:value-type="time">
            <text:p>00:01:51</text:p>
          </table:table-cell>
          <table:table-cell office:value-type="float" office:value="1.39" calcext:value-type="float">
            <text:p>1.39</text:p>
          </table:table-cell>
          <table:table-cell office:value-type="float" office:value="275.2" calcext:value-type="float">
            <text:p>275.2</text:p>
          </table:table-cell>
          <table:table-cell office:value-type="float" office:value="382.95" calcext:value-type="float">
            <text:p>382.95</text:p>
          </table:table-cell>
          <table:table-cell office:value-type="float" office:value="8.54" calcext:value-type="float">
            <text:p>8.54</text:p>
          </table:table-cell>
          <table:table-cell office:value-type="float" office:value="11.94" calcext:value-type="float">
            <text:p>11.94</text:p>
          </table:table-cell>
        </table:table-row>
        <table:table-row table:style-name="ro1">
          <table:table-cell office:value-type="float" office:value="127249" calcext:value-type="float">
            <text:p>127249</text:p>
          </table:table-cell>
          <table:table-cell table:formula="of:=[.A10]/1000/(60*60*24)" office:value-type="time" office:time-value="PT00H02M07.249S" calcext:value-type="time">
            <text:p>00:02:07</text:p>
          </table:table-cell>
          <table:table-cell office:value-type="float" office:value="1.39" calcext:value-type="float">
            <text:p>1.39</text:p>
          </table:table-cell>
          <table:table-cell office:value-type="float" office:value="275" calcext:value-type="float">
            <text:p>275</text:p>
          </table:table-cell>
          <table:table-cell office:value-type="float" office:value="382.66" calcext:value-type="float">
            <text:p>382.66</text:p>
          </table:table-cell>
          <table:table-cell office:value-type="float" office:value="9.76" calcext:value-type="float">
            <text:p>9.76</text:p>
          </table:table-cell>
          <table:table-cell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143249" calcext:value-type="float">
            <text:p>143249</text:p>
          </table:table-cell>
          <table:table-cell table:formula="of:=[.A11]/1000/(60*60*24)" office:value-type="time" office:time-value="PT00H02M23.249S" calcext:value-type="time">
            <text:p>00:02:23</text:p>
          </table:table-cell>
          <table:table-cell office:value-type="float" office:value="1.39" calcext:value-type="float">
            <text:p>1.39</text:p>
          </table:table-cell>
          <table:table-cell office:value-type="float" office:value="274.8" calcext:value-type="float">
            <text:p>274.8</text:p>
          </table:table-cell>
          <table:table-cell office:value-type="float" office:value="382.38" calcext:value-type="float">
            <text:p>382.38</text:p>
          </table:table-cell>
          <table:table-cell office:value-type="float" office:value="10.98" calcext:value-type="float">
            <text:p>10.98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float" office:value="159249" calcext:value-type="float">
            <text:p>159249</text:p>
          </table:table-cell>
          <table:table-cell table:formula="of:=[.A12]/1000/(60*60*24)" office:value-type="time" office:time-value="PT00H02M39.249S" calcext:value-type="time">
            <text:p>00:02:39</text:p>
          </table:table-cell>
          <table:table-cell office:value-type="float" office:value="1.39" calcext:value-type="float">
            <text:p>1.39</text:p>
          </table:table-cell>
          <table:table-cell office:value-type="float" office:value="274.5" calcext:value-type="float">
            <text:p>274.5</text:p>
          </table:table-cell>
          <table:table-cell office:value-type="float" office:value="380.85" calcext:value-type="float">
            <text:p>380.85</text:p>
          </table:table-cell>
          <table:table-cell office:value-type="float" office:value="12.2" calcext:value-type="float">
            <text:p>12.2</text:p>
          </table:table-cell>
          <table:table-cell office:value-type="float" office:value="17.04" calcext:value-type="float">
            <text:p>17.04</text:p>
          </table:table-cell>
        </table:table-row>
        <table:table-row table:style-name="ro1">
          <table:table-cell office:value-type="float" office:value="175249" calcext:value-type="float">
            <text:p>175249</text:p>
          </table:table-cell>
          <table:table-cell table:formula="of:=[.A13]/1000/(60*60*24)" office:value-type="time" office:time-value="PT00H02M55.249S" calcext:value-type="time">
            <text:p>00:02:55</text:p>
          </table:table-cell>
          <table:table-cell office:value-type="float" office:value="1.39" calcext:value-type="float">
            <text:p>1.39</text:p>
          </table:table-cell>
          <table:table-cell office:value-type="float" office:value="274.2" calcext:value-type="float">
            <text:p>274.2</text:p>
          </table:table-cell>
          <table:table-cell office:value-type="float" office:value="380.43" calcext:value-type="float">
            <text:p>380.43</text:p>
          </table:table-cell>
          <table:table-cell office:value-type="float" office:value="13.42" calcext:value-type="float">
            <text:p>13.42</text:p>
          </table:table-cell>
          <table:table-cell office:value-type="float" office:value="18.73" calcext:value-type="float">
            <text:p>18.73</text:p>
          </table:table-cell>
        </table:table-row>
        <table:table-row table:style-name="ro1">
          <table:table-cell office:value-type="float" office:value="191249" calcext:value-type="float">
            <text:p>191249</text:p>
          </table:table-cell>
          <table:table-cell table:formula="of:=[.A14]/1000/(60*60*24)" office:value-type="time" office:time-value="PT00H03M11.249S" calcext:value-type="time">
            <text:p>00:03:11</text:p>
          </table:table-cell>
          <table:table-cell office:value-type="float" office:value="1.39" calcext:value-type="float">
            <text:p>1.39</text:p>
          </table:table-cell>
          <table:table-cell office:value-type="float" office:value="274.1" calcext:value-type="float">
            <text:p>274.1</text:p>
          </table:table-cell>
          <table:table-cell office:value-type="float" office:value="380.29" calcext:value-type="float">
            <text:p>380.29</text:p>
          </table:table-cell>
          <table:table-cell office:value-type="float" office:value="14.64" calcext:value-type="float">
            <text:p>14.64</text:p>
          </table:table-cell>
          <table:table-cell office:value-type="float" office:value="20.42" calcext:value-type="float">
            <text:p>20.42</text:p>
          </table:table-cell>
        </table:table-row>
        <table:table-row table:style-name="ro1">
          <table:table-cell office:value-type="float" office:value="207249" calcext:value-type="float">
            <text:p>207249</text:p>
          </table:table-cell>
          <table:table-cell table:formula="of:=[.A15]/1000/(60*60*24)" office:value-type="time" office:time-value="PT00H03M27.249S" calcext:value-type="time">
            <text:p>00:03:27</text:p>
          </table:table-cell>
          <table:table-cell office:value-type="float" office:value="1.38" calcext:value-type="float">
            <text:p>1.38</text:p>
          </table:table-cell>
          <table:table-cell office:value-type="float" office:value="273.8" calcext:value-type="float">
            <text:p>273.8</text:p>
          </table:table-cell>
          <table:table-cell office:value-type="float" office:value="378.77" calcext:value-type="float">
            <text:p>378.77</text:p>
          </table:table-cell>
          <table:table-cell office:value-type="float" office:value="15.86" calcext:value-type="float">
            <text:p>15.86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float" office:value="223249" calcext:value-type="float">
            <text:p>223249</text:p>
          </table:table-cell>
          <table:table-cell table:formula="of:=[.A16]/1000/(60*60*24)" office:value-type="time" office:time-value="PT00H03M43.249S" calcext:value-type="time">
            <text:p>00:03:43</text:p>
          </table:table-cell>
          <table:table-cell office:value-type="float" office:value="1.38" calcext:value-type="float">
            <text:p>1.38</text:p>
          </table:table-cell>
          <table:table-cell office:value-type="float" office:value="273.6" calcext:value-type="float">
            <text:p>273.6</text:p>
          </table:table-cell>
          <table:table-cell office:value-type="float" office:value="378.49" calcext:value-type="float">
            <text:p>378.49</text:p>
          </table:table-cell>
          <table:table-cell office:value-type="float" office:value="17.07" calcext:value-type="float">
            <text:p>17.07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239249" calcext:value-type="float">
            <text:p>239249</text:p>
          </table:table-cell>
          <table:table-cell table:formula="of:=[.A17]/1000/(60*60*24)" office:value-type="time" office:time-value="PT00H03M59.249S" calcext:value-type="time">
            <text:p>00:03:59</text:p>
          </table:table-cell>
          <table:table-cell office:value-type="float" office:value="1.38" calcext:value-type="float">
            <text:p>1.38</text:p>
          </table:table-cell>
          <table:table-cell office:value-type="float" office:value="273.4" calcext:value-type="float">
            <text:p>273.4</text:p>
          </table:table-cell>
          <table:table-cell office:value-type="float" office:value="378.21" calcext:value-type="float">
            <text:p>378.21</text:p>
          </table:table-cell>
          <table:table-cell office:value-type="float" office:value="18.29" calcext:value-type="float">
            <text:p>18.29</text:p>
          </table:table-cell>
          <table:table-cell office:value-type="float" office:value="25.47" calcext:value-type="float">
            <text:p>25.47</text:p>
          </table:table-cell>
        </table:table-row>
        <table:table-row table:style-name="ro1">
          <table:table-cell office:value-type="float" office:value="255249" calcext:value-type="float">
            <text:p>255249</text:p>
          </table:table-cell>
          <table:table-cell table:formula="of:=[.A18]/1000/(60*60*24)" office:value-type="time" office:time-value="PT00H04M15.249S" calcext:value-type="time">
            <text:p>00:04:15</text:p>
          </table:table-cell>
          <table:table-cell office:value-type="float" office:value="1.38" calcext:value-type="float">
            <text:p>1.38</text:p>
          </table:table-cell>
          <table:table-cell office:value-type="float" office:value="273.2" calcext:value-type="float">
            <text:p>273.2</text:p>
          </table:table-cell>
          <table:table-cell office:value-type="float" office:value="377.92" calcext:value-type="float">
            <text:p>377.92</text:p>
          </table:table-cell>
          <table:table-cell office:value-type="float" office:value="19.5" calcext:value-type="float">
            <text:p>19.5</text:p>
          </table:table-cell>
          <table:table-cell office:value-type="float" office:value="27.15" calcext:value-type="float">
            <text:p>27.15</text:p>
          </table:table-cell>
        </table:table-row>
        <table:table-row table:style-name="ro1">
          <table:table-cell office:value-type="float" office:value="271249" calcext:value-type="float">
            <text:p>271249</text:p>
          </table:table-cell>
          <table:table-cell table:formula="of:=[.A19]/1000/(60*60*24)" office:value-type="time" office:time-value="PT00H04M31.249S" calcext:value-type="time">
            <text:p>00:04:31</text:p>
          </table:table-cell>
          <table:table-cell office:value-type="float" office:value="1.38" calcext:value-type="float">
            <text:p>1.38</text:p>
          </table:table-cell>
          <table:table-cell office:value-type="float" office:value="273" calcext:value-type="float">
            <text:p>273</text:p>
          </table:table-cell>
          <table:table-cell office:value-type="float" office:value="376.55" calcext:value-type="float">
            <text:p>376.55</text:p>
          </table:table-cell>
          <table:table-cell office:value-type="float" office:value="20.72" calcext:value-type="float">
            <text:p>20.72</text:p>
          </table:table-cell>
          <table:table-cell office:value-type="float" office:value="28.83" calcext:value-type="float">
            <text:p>28.83</text:p>
          </table:table-cell>
        </table:table-row>
        <table:table-row table:style-name="ro1">
          <table:table-cell office:value-type="float" office:value="287249" calcext:value-type="float">
            <text:p>287249</text:p>
          </table:table-cell>
          <table:table-cell table:formula="of:=[.A20]/1000/(60*60*24)" office:value-type="time" office:time-value="PT00H04M47.249S" calcext:value-type="time">
            <text:p>00:04:47</text:p>
          </table:table-cell>
          <table:table-cell office:value-type="float" office:value="1.38" calcext:value-type="float">
            <text:p>1.38</text:p>
          </table:table-cell>
          <table:table-cell office:value-type="float" office:value="272.8" calcext:value-type="float">
            <text:p>272.8</text:p>
          </table:table-cell>
          <table:table-cell office:value-type="float" office:value="376.27" calcext:value-type="float">
            <text:p>376.27</text:p>
          </table:table-cell>
          <table:table-cell office:value-type="float" office:value="21.93" calcext:value-type="float">
            <text:p>21.93</text:p>
          </table:table-cell>
          <table:table-cell office:value-type="float" office:value="30.51" calcext:value-type="float">
            <text:p>30.51</text:p>
          </table:table-cell>
        </table:table-row>
        <table:table-row table:style-name="ro1">
          <table:table-cell office:value-type="float" office:value="303249" calcext:value-type="float">
            <text:p>303249</text:p>
          </table:table-cell>
          <table:table-cell table:formula="of:=[.A21]/1000/(60*60*24)" office:value-type="time" office:time-value="PT00H05M03.249S" calcext:value-type="time">
            <text:p>00:05:03</text:p>
          </table:table-cell>
          <table:table-cell office:value-type="float" office:value="1.38" calcext:value-type="float">
            <text:p>1.38</text:p>
          </table:table-cell>
          <table:table-cell office:value-type="float" office:value="272.6" calcext:value-type="float">
            <text:p>272.6</text:p>
          </table:table-cell>
          <table:table-cell office:value-type="float" office:value="375.99" calcext:value-type="float">
            <text:p>375.99</text:p>
          </table:table-cell>
          <table:table-cell office:value-type="float" office:value="23.14" calcext:value-type="float">
            <text:p>23.14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float" office:value="319249" calcext:value-type="float">
            <text:p>319249</text:p>
          </table:table-cell>
          <table:table-cell table:formula="of:=[.A22]/1000/(60*60*24)" office:value-type="time" office:time-value="PT00H05M19.249S" calcext:value-type="time">
            <text:p>00:05:19</text:p>
          </table:table-cell>
          <table:table-cell office:value-type="float" office:value="1.38" calcext:value-type="float">
            <text:p>1.38</text:p>
          </table:table-cell>
          <table:table-cell office:value-type="float" office:value="272.4" calcext:value-type="float">
            <text:p>272.4</text:p>
          </table:table-cell>
          <table:table-cell office:value-type="float" office:value="375.71" calcext:value-type="float">
            <text:p>375.71</text:p>
          </table:table-cell>
          <table:table-cell office:value-type="float" office:value="24.35" calcext:value-type="float">
            <text:p>24.35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1">
          <table:table-cell office:value-type="float" office:value="335249" calcext:value-type="float">
            <text:p>335249</text:p>
          </table:table-cell>
          <table:table-cell table:formula="of:=[.A23]/1000/(60*60*24)" office:value-type="time" office:time-value="PT00H05M35.249S" calcext:value-type="time">
            <text:p>00:05:35</text:p>
          </table:table-cell>
          <table:table-cell office:value-type="float" office:value="1.38" calcext:value-type="float">
            <text:p>1.38</text:p>
          </table:table-cell>
          <table:table-cell office:value-type="float" office:value="272.3" calcext:value-type="float">
            <text:p>272.3</text:p>
          </table:table-cell>
          <table:table-cell office:value-type="float" office:value="374.48" calcext:value-type="float">
            <text:p>374.48</text:p>
          </table:table-cell>
          <table:table-cell office:value-type="float" office:value="25.57" calcext:value-type="float">
            <text:p>25.57</text:p>
          </table:table-cell>
          <table:table-cell office:value-type="float" office:value="35.52" calcext:value-type="float">
            <text:p>35.52</text:p>
          </table:table-cell>
        </table:table-row>
        <table:table-row table:style-name="ro1">
          <table:table-cell office:value-type="float" office:value="351249" calcext:value-type="float">
            <text:p>351249</text:p>
          </table:table-cell>
          <table:table-cell table:formula="of:=[.A24]/1000/(60*60*24)" office:value-type="time" office:time-value="PT00H05M51.249S" calcext:value-type="time">
            <text:p>00:05:51</text:p>
          </table:table-cell>
          <table:table-cell office:value-type="float" office:value="1.38" calcext:value-type="float">
            <text:p>1.38</text:p>
          </table:table-cell>
          <table:table-cell office:value-type="float" office:value="272.1" calcext:value-type="float">
            <text:p>272.1</text:p>
          </table:table-cell>
          <table:table-cell office:value-type="float" office:value="374.2" calcext:value-type="float">
            <text:p>374.2</text:p>
          </table:table-cell>
          <table:table-cell office:value-type="float" office:value="26.78" calcext:value-type="float">
            <text:p>26.78</text:p>
          </table:table-cell>
          <table:table-cell office:value-type="float" office:value="37.18" calcext:value-type="float">
            <text:p>37.18</text:p>
          </table:table-cell>
        </table:table-row>
        <table:table-row table:style-name="ro1">
          <table:table-cell office:value-type="float" office:value="367249" calcext:value-type="float">
            <text:p>367249</text:p>
          </table:table-cell>
          <table:table-cell table:formula="of:=[.A25]/1000/(60*60*24)" office:value-type="time" office:time-value="PT00H06M07.249S" calcext:value-type="time">
            <text:p>00:06:07</text:p>
          </table:table-cell>
          <table:table-cell office:value-type="float" office:value="1.38" calcext:value-type="float">
            <text:p>1.38</text:p>
          </table:table-cell>
          <table:table-cell office:value-type="float" office:value="272" calcext:value-type="float">
            <text:p>272</text:p>
          </table:table-cell>
          <table:table-cell office:value-type="float" office:value="374.05" calcext:value-type="float">
            <text:p>374.05</text:p>
          </table:table-cell>
          <table:table-cell office:value-type="float" office:value="27.98" calcext:value-type="float">
            <text:p>27.9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float" office:value="383249" calcext:value-type="float">
            <text:p>383249</text:p>
          </table:table-cell>
          <table:table-cell table:formula="of:=[.A26]/1000/(60*60*24)" office:value-type="time" office:time-value="PT00H06M23.249S" calcext:value-type="time">
            <text:p>00:06:23</text:p>
          </table:table-cell>
          <table:table-cell office:value-type="float" office:value="1.38" calcext:value-type="float">
            <text:p>1.38</text:p>
          </table:table-cell>
          <table:table-cell office:value-type="float" office:value="271.8" calcext:value-type="float">
            <text:p>271.8</text:p>
          </table:table-cell>
          <table:table-cell office:value-type="float" office:value="373.77" calcext:value-type="float">
            <text:p>373.77</text:p>
          </table:table-cell>
          <table:table-cell office:value-type="float" office:value="29.19" calcext:value-type="float">
            <text:p>29.19</text:p>
          </table:table-cell>
          <table:table-cell office:value-type="float" office:value="40.51" calcext:value-type="float">
            <text:p>40.51</text:p>
          </table:table-cell>
        </table:table-row>
        <table:table-row table:style-name="ro1">
          <table:table-cell office:value-type="float" office:value="399249" calcext:value-type="float">
            <text:p>399249</text:p>
          </table:table-cell>
          <table:table-cell table:formula="of:=[.A27]/1000/(60*60*24)" office:value-type="time" office:time-value="PT00H06M39.249S" calcext:value-type="time">
            <text:p>00:06:39</text:p>
          </table:table-cell>
          <table:table-cell office:value-type="float" office:value="1.38" calcext:value-type="float">
            <text:p>1.38</text:p>
          </table:table-cell>
          <table:table-cell office:value-type="float" office:value="271.6" calcext:value-type="float">
            <text:p>271.6</text:p>
          </table:table-cell>
          <table:table-cell office:value-type="float" office:value="373.49" calcext:value-type="float">
            <text:p>373.49</text:p>
          </table:table-cell>
          <table:table-cell office:value-type="float" office:value="30.4" calcext:value-type="float">
            <text:p>30.4</text:p>
          </table:table-cell>
          <table:table-cell office:value-type="float" office:value="42.17" calcext:value-type="float">
            <text:p>42.17</text:p>
          </table:table-cell>
        </table:table-row>
        <table:table-row table:style-name="ro1">
          <table:table-cell office:value-type="float" office:value="415249" calcext:value-type="float">
            <text:p>415249</text:p>
          </table:table-cell>
          <table:table-cell table:formula="of:=[.A28]/1000/(60*60*24)" office:value-type="time" office:time-value="PT00H06M55.249S" calcext:value-type="time">
            <text:p>00:06:55</text:p>
          </table:table-cell>
          <table:table-cell office:value-type="float" office:value="1.38" calcext:value-type="float">
            <text:p>1.38</text:p>
          </table:table-cell>
          <table:table-cell office:value-type="float" office:value="271.4" calcext:value-type="float">
            <text:p>271.4</text:p>
          </table:table-cell>
          <table:table-cell office:value-type="float" office:value="373.22" calcext:value-type="float">
            <text:p>373.22</text:p>
          </table:table-cell>
          <table:table-cell office:value-type="float" office:value="31.61" calcext:value-type="float">
            <text:p>31.61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office:value-type="float" office:value="431249" calcext:value-type="float">
            <text:p>431249</text:p>
          </table:table-cell>
          <table:table-cell table:formula="of:=[.A29]/1000/(60*60*24)" office:value-type="time" office:time-value="PT00H07M11.249S" calcext:value-type="time">
            <text:p>00:07:11</text:p>
          </table:table-cell>
          <table:table-cell office:value-type="float" office:value="1.37" calcext:value-type="float">
            <text:p>1.37</text:p>
          </table:table-cell>
          <table:table-cell office:value-type="float" office:value="271.2" calcext:value-type="float">
            <text:p>271.2</text:p>
          </table:table-cell>
          <table:table-cell office:value-type="float" office:value="371.85" calcext:value-type="float">
            <text:p>371.85</text:p>
          </table:table-cell>
          <table:table-cell office:value-type="float" office:value="32.81" calcext:value-type="float">
            <text:p>32.81</text:p>
          </table:table-cell>
          <table:table-cell office:value-type="float" office:value="45.48" calcext:value-type="float">
            <text:p>45.48</text:p>
          </table:table-cell>
        </table:table-row>
        <table:table-row table:style-name="ro1">
          <table:table-cell office:value-type="float" office:value="447249" calcext:value-type="float">
            <text:p>447249</text:p>
          </table:table-cell>
          <table:table-cell table:formula="of:=[.A30]/1000/(60*60*24)" office:value-type="time" office:time-value="PT00H07M27.249S" calcext:value-type="time">
            <text:p>00:07:27</text:p>
          </table:table-cell>
          <table:table-cell office:value-type="float" office:value="1.37" calcext:value-type="float">
            <text:p>1.37</text:p>
          </table:table-cell>
          <table:table-cell office:value-type="float" office:value="271.1" calcext:value-type="float">
            <text:p>271.1</text:p>
          </table:table-cell>
          <table:table-cell office:value-type="float" office:value="371.71" calcext:value-type="float">
            <text:p>371.71</text:p>
          </table:table-cell>
          <table:table-cell office:value-type="float" office:value="34.02" calcext:value-type="float">
            <text:p>34.02</text:p>
          </table:table-cell>
          <table:table-cell office:value-type="float" office:value="47.13" calcext:value-type="float">
            <text:p>47.13</text:p>
          </table:table-cell>
        </table:table-row>
        <table:table-row table:style-name="ro1">
          <table:table-cell office:value-type="float" office:value="463249" calcext:value-type="float">
            <text:p>463249</text:p>
          </table:table-cell>
          <table:table-cell table:formula="of:=[.A31]/1000/(60*60*24)" office:value-type="time" office:time-value="PT00H07M43.249S" calcext:value-type="time">
            <text:p>00:07:43</text:p>
          </table:table-cell>
          <table:table-cell office:value-type="float" office:value="1.37" calcext:value-type="float">
            <text:p>1.37</text:p>
          </table:table-cell>
          <table:table-cell office:value-type="float" office:value="270.9" calcext:value-type="float">
            <text:p>270.9</text:p>
          </table:table-cell>
          <table:table-cell office:value-type="float" office:value="371.43" calcext:value-type="float">
            <text:p>371.43</text:p>
          </table:table-cell>
          <table:table-cell office:value-type="float" office:value="35.22" calcext:value-type="float">
            <text:p>35.22</text:p>
          </table:table-cell>
          <table:table-cell office:value-type="float" office:value="48.78" calcext:value-type="float">
            <text:p>48.78</text:p>
          </table:table-cell>
        </table:table-row>
        <table:table-row table:style-name="ro1">
          <table:table-cell office:value-type="float" office:value="479249" calcext:value-type="float">
            <text:p>479249</text:p>
          </table:table-cell>
          <table:table-cell table:formula="of:=[.A32]/1000/(60*60*24)" office:value-type="time" office:time-value="PT00H07M59.249S" calcext:value-type="time">
            <text:p>00:07:59</text:p>
          </table:table-cell>
          <table:table-cell office:value-type="float" office:value="1.37" calcext:value-type="float">
            <text:p>1.37</text:p>
          </table:table-cell>
          <table:table-cell office:value-type="float" office:value="270.8" calcext:value-type="float">
            <text:p>270.8</text:p>
          </table:table-cell>
          <table:table-cell office:value-type="float" office:value="371.29" calcext:value-type="float">
            <text:p>371.29</text:p>
          </table:table-cell>
          <table:table-cell office:value-type="float" office:value="36.43" calcext:value-type="float">
            <text:p>36.43</text:p>
          </table:table-cell>
          <table:table-cell office:value-type="float" office:value="50.43" calcext:value-type="float">
            <text:p>50.43</text:p>
          </table:table-cell>
        </table:table-row>
        <table:table-row table:style-name="ro1">
          <table:table-cell office:value-type="float" office:value="495249" calcext:value-type="float">
            <text:p>495249</text:p>
          </table:table-cell>
          <table:table-cell table:formula="of:=[.A33]/1000/(60*60*24)" office:value-type="time" office:time-value="PT00H08M15.249S" calcext:value-type="time">
            <text:p>00:08:15</text:p>
          </table:table-cell>
          <table:table-cell office:value-type="float" office:value="1.37" calcext:value-type="float">
            <text:p>1.37</text:p>
          </table:table-cell>
          <table:table-cell office:value-type="float" office:value="270.6" calcext:value-type="float">
            <text:p>270.6</text:p>
          </table:table-cell>
          <table:table-cell office:value-type="float" office:value="369.93" calcext:value-type="float">
            <text:p>369.93</text:p>
          </table:table-cell>
          <table:table-cell office:value-type="float" office:value="37.63" calcext:value-type="float">
            <text:p>37.63</text:p>
          </table:table-cell>
          <table:table-cell office:value-type="float" office:value="52.08" calcext:value-type="float">
            <text:p>52.08</text:p>
          </table:table-cell>
        </table:table-row>
        <table:table-row table:style-name="ro1">
          <table:table-cell office:value-type="float" office:value="511249" calcext:value-type="float">
            <text:p>511249</text:p>
          </table:table-cell>
          <table:table-cell table:formula="of:=[.A34]/1000/(60*60*24)" office:value-type="time" office:time-value="PT00H08M31.249S" calcext:value-type="time">
            <text:p>00:08:31</text:p>
          </table:table-cell>
          <table:table-cell office:value-type="float" office:value="1.37" calcext:value-type="float">
            <text:p>1.37</text:p>
          </table:table-cell>
          <table:table-cell office:value-type="float" office:value="270.5" calcext:value-type="float">
            <text:p>270.5</text:p>
          </table:table-cell>
          <table:table-cell office:value-type="float" office:value="369.79" calcext:value-type="float">
            <text:p>369.79</text:p>
          </table:table-cell>
          <table:table-cell office:value-type="float" office:value="38.83" calcext:value-type="float">
            <text:p>38.83</text:p>
          </table:table-cell>
          <table:table-cell office:value-type="float" office:value="53.73" calcext:value-type="float">
            <text:p>53.73</text:p>
          </table:table-cell>
        </table:table-row>
        <table:table-row table:style-name="ro1">
          <table:table-cell office:value-type="float" office:value="527249" calcext:value-type="float">
            <text:p>527249</text:p>
          </table:table-cell>
          <table:table-cell table:formula="of:=[.A35]/1000/(60*60*24)" office:value-type="time" office:time-value="PT00H08M47.249S" calcext:value-type="time">
            <text:p>00:08:47</text:p>
          </table:table-cell>
          <table:table-cell office:value-type="float" office:value="1.37" calcext:value-type="float">
            <text:p>1.37</text:p>
          </table:table-cell>
          <table:table-cell office:value-type="float" office:value="270.3" calcext:value-type="float">
            <text:p>270.3</text:p>
          </table:table-cell>
          <table:table-cell office:value-type="float" office:value="369.51" calcext:value-type="float">
            <text:p>369.51</text:p>
          </table:table-cell>
          <table:table-cell office:value-type="float" office:value="40.03" calcext:value-type="float">
            <text:p>40.03</text:p>
          </table:table-cell>
          <table:table-cell office:value-type="float" office:value="55.37" calcext:value-type="float">
            <text:p>55.37</text:p>
          </table:table-cell>
        </table:table-row>
        <table:table-row table:style-name="ro1">
          <table:table-cell office:value-type="float" office:value="543249" calcext:value-type="float">
            <text:p>543249</text:p>
          </table:table-cell>
          <table:table-cell table:formula="of:=[.A36]/1000/(60*60*24)" office:value-type="time" office:time-value="PT00H09M03.249S" calcext:value-type="time">
            <text:p>00:09:03</text:p>
          </table:table-cell>
          <table:table-cell office:value-type="float" office:value="1.37" calcext:value-type="float">
            <text:p>1.37</text:p>
          </table:table-cell>
          <table:table-cell office:value-type="float" office:value="270.2" calcext:value-type="float">
            <text:p>270.2</text:p>
          </table:table-cell>
          <table:table-cell office:value-type="float" office:value="369.37" calcext:value-type="float">
            <text:p>369.37</text:p>
          </table:table-cell>
          <table:table-cell office:value-type="float" office:value="41.23" calcext:value-type="float">
            <text:p>41.23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float" office:value="559249" calcext:value-type="float">
            <text:p>559249</text:p>
          </table:table-cell>
          <table:table-cell table:formula="of:=[.A37]/1000/(60*60*24)" office:value-type="time" office:time-value="PT00H09M19.249S" calcext:value-type="time">
            <text:p>00:09:19</text:p>
          </table:table-cell>
          <table:table-cell office:value-type="float" office:value="1.36" calcext:value-type="float">
            <text:p>1.36</text:p>
          </table:table-cell>
          <table:table-cell office:value-type="float" office:value="270" calcext:value-type="float">
            <text:p>270</text:p>
          </table:table-cell>
          <table:table-cell office:value-type="float" office:value="368.01" calcext:value-type="float">
            <text:p>368.01</text:p>
          </table:table-cell>
          <table:table-cell office:value-type="float" office:value="42.43" calcext:value-type="float">
            <text:p>42.43</text:p>
          </table:table-cell>
          <table:table-cell office:value-type="float" office:value="58.65" calcext:value-type="float">
            <text:p>58.65</text:p>
          </table:table-cell>
        </table:table-row>
        <table:table-row table:style-name="ro1">
          <table:table-cell office:value-type="float" office:value="575249" calcext:value-type="float">
            <text:p>575249</text:p>
          </table:table-cell>
          <table:table-cell table:formula="of:=[.A38]/1000/(60*60*24)" office:value-type="time" office:time-value="PT00H09M35.249S" calcext:value-type="time">
            <text:p>00:09:35</text:p>
          </table:table-cell>
          <table:table-cell office:value-type="float" office:value="1.36" calcext:value-type="float">
            <text:p>1.36</text:p>
          </table:table-cell>
          <table:table-cell office:value-type="float" office:value="269.9" calcext:value-type="float">
            <text:p>269.9</text:p>
          </table:table-cell>
          <table:table-cell office:value-type="float" office:value="367.87" calcext:value-type="float">
            <text:p>367.87</text:p>
          </table:table-cell>
          <table:table-cell office:value-type="float" office:value="43.63" calcext:value-type="float">
            <text:p>43.63</text:p>
          </table:table-cell>
          <table:table-cell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591249" calcext:value-type="float">
            <text:p>591249</text:p>
          </table:table-cell>
          <table:table-cell table:formula="of:=[.A39]/1000/(60*60*24)" office:value-type="time" office:time-value="PT00H09M51.249S" calcext:value-type="time">
            <text:p>00:09:51</text:p>
          </table:table-cell>
          <table:table-cell office:value-type="float" office:value="1.37" calcext:value-type="float">
            <text:p>1.37</text:p>
          </table:table-cell>
          <table:table-cell office:value-type="float" office:value="269.7" calcext:value-type="float">
            <text:p>269.7</text:p>
          </table:table-cell>
          <table:table-cell office:value-type="float" office:value="368.67" calcext:value-type="float">
            <text:p>368.67</text:p>
          </table:table-cell>
          <table:table-cell office:value-type="float" office:value="44.83" calcext:value-type="float">
            <text:p>44.83</text:p>
          </table:table-cell>
          <table:table-cell office:value-type="float" office:value="61.93" calcext:value-type="float">
            <text:p>61.93</text:p>
          </table:table-cell>
        </table:table-row>
        <table:table-row table:style-name="ro1">
          <table:table-cell office:value-type="float" office:value="607249" calcext:value-type="float">
            <text:p>607249</text:p>
          </table:table-cell>
          <table:table-cell table:formula="of:=[.A40]/1000/(60*60*24)" office:value-type="time" office:time-value="PT00H10M07.249S" calcext:value-type="time">
            <text:p>00:10:07</text:p>
          </table:table-cell>
          <table:table-cell office:value-type="float" office:value="1.36" calcext:value-type="float">
            <text:p>1.36</text:p>
          </table:table-cell>
          <table:table-cell office:value-type="float" office:value="269.6" calcext:value-type="float">
            <text:p>269.6</text:p>
          </table:table-cell>
          <table:table-cell office:value-type="float" office:value="367.45" calcext:value-type="float">
            <text:p>367.45</text:p>
          </table:table-cell>
          <table:table-cell office:value-type="float" office:value="46.03" calcext:value-type="float">
            <text:p>46.03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623249" calcext:value-type="float">
            <text:p>623249</text:p>
          </table:table-cell>
          <table:table-cell table:formula="of:=[.A41]/1000/(60*60*24)" office:value-type="time" office:time-value="PT00H10M23.249S" calcext:value-type="time">
            <text:p>00:10:23</text:p>
          </table:table-cell>
          <table:table-cell office:value-type="float" office:value="1.36" calcext:value-type="float">
            <text:p>1.36</text:p>
          </table:table-cell>
          <table:table-cell office:value-type="float" office:value="269.5" calcext:value-type="float">
            <text:p>269.5</text:p>
          </table:table-cell>
          <table:table-cell office:value-type="float" office:value="367.32" calcext:value-type="float">
            <text:p>367.32</text:p>
          </table:table-cell>
          <table:table-cell office:value-type="float" office:value="47.23" calcext:value-type="float">
            <text:p>47.23</text:p>
          </table:table-cell>
          <table:table-cell office:value-type="float" office:value="65.19" calcext:value-type="float">
            <text:p>65.19</text:p>
          </table:table-cell>
        </table:table-row>
        <table:table-row table:style-name="ro1">
          <table:table-cell office:value-type="float" office:value="639249" calcext:value-type="float">
            <text:p>639249</text:p>
          </table:table-cell>
          <table:table-cell table:formula="of:=[.A42]/1000/(60*60*24)" office:value-type="time" office:time-value="PT00H10M39.249S" calcext:value-type="time">
            <text:p>00:10:39</text:p>
          </table:table-cell>
          <table:table-cell office:value-type="float" office:value="1.36" calcext:value-type="float">
            <text:p>1.36</text:p>
          </table:table-cell>
          <table:table-cell office:value-type="float" office:value="269.3" calcext:value-type="float">
            <text:p>269.3</text:p>
          </table:table-cell>
          <table:table-cell office:value-type="float" office:value="367.04" calcext:value-type="float">
            <text:p>367.04</text:p>
          </table:table-cell>
          <table:table-cell office:value-type="float" office:value="48.43" calcext:value-type="float">
            <text:p>48.43</text:p>
          </table:table-cell>
          <table:table-cell office:value-type="float" office:value="66.82" calcext:value-type="float">
            <text:p>66.82</text:p>
          </table:table-cell>
        </table:table-row>
        <table:table-row table:style-name="ro1">
          <table:table-cell office:value-type="float" office:value="655249" calcext:value-type="float">
            <text:p>655249</text:p>
          </table:table-cell>
          <table:table-cell table:formula="of:=[.A43]/1000/(60*60*24)" office:value-type="time" office:time-value="PT00H10M55.249S" calcext:value-type="time">
            <text:p>00:10:55</text:p>
          </table:table-cell>
          <table:table-cell office:value-type="float" office:value="1.36" calcext:value-type="float">
            <text:p>1.36</text:p>
          </table:table-cell>
          <table:table-cell office:value-type="float" office:value="269.1" calcext:value-type="float">
            <text:p>269.1</text:p>
          </table:table-cell>
          <table:table-cell office:value-type="float" office:value="366.76" calcext:value-type="float">
            <text:p>366.76</text:p>
          </table:table-cell>
          <table:table-cell office:value-type="float" office:value="49.62" calcext:value-type="float">
            <text:p>49.62</text:p>
          </table:table-cell>
          <table:table-cell office:value-type="float" office:value="68.45" calcext:value-type="float">
            <text:p>68.45</text:p>
          </table:table-cell>
        </table:table-row>
        <table:table-row table:style-name="ro1">
          <table:table-cell office:value-type="float" office:value="671249" calcext:value-type="float">
            <text:p>671249</text:p>
          </table:table-cell>
          <table:table-cell table:formula="of:=[.A44]/1000/(60*60*24)" office:value-type="time" office:time-value="PT00H11M11.249S" calcext:value-type="time">
            <text:p>00:11:11</text:p>
          </table:table-cell>
          <table:table-cell office:value-type="float" office:value="1.36" calcext:value-type="float">
            <text:p>1.36</text:p>
          </table:table-cell>
          <table:table-cell office:value-type="float" office:value="269" calcext:value-type="float">
            <text:p>269</text:p>
          </table:table-cell>
          <table:table-cell office:value-type="float" office:value="365.54" calcext:value-type="float">
            <text:p>365.54</text:p>
          </table:table-cell>
          <table:table-cell office:value-type="float" office:value="50.82" calcext:value-type="float">
            <text:p>50.82</text:p>
          </table:table-cell>
          <table:table-cell office:value-type="float" office:value="70.08" calcext:value-type="float">
            <text:p>70.08</text:p>
          </table:table-cell>
        </table:table-row>
        <table:table-row table:style-name="ro1">
          <table:table-cell office:value-type="float" office:value="687249" calcext:value-type="float">
            <text:p>687249</text:p>
          </table:table-cell>
          <table:table-cell table:formula="of:=[.A45]/1000/(60*60*24)" office:value-type="time" office:time-value="PT00H11M27.249S" calcext:value-type="time">
            <text:p>00:11:27</text:p>
          </table:table-cell>
          <table:table-cell office:value-type="float" office:value="1.36" calcext:value-type="float">
            <text:p>1.36</text:p>
          </table:table-cell>
          <table:table-cell office:value-type="float" office:value="268.9" calcext:value-type="float">
            <text:p>268.9</text:p>
          </table:table-cell>
          <table:table-cell office:value-type="float" office:value="365.41" calcext:value-type="float">
            <text:p>365.41</text:p>
          </table:table-cell>
          <table:table-cell office:value-type="float" office:value="52.02" calcext:value-type="float">
            <text:p>52.02</text:p>
          </table:table-cell>
          <table:table-cell office:value-type="float" office:value="71.71" calcext:value-type="float">
            <text:p>71.71</text:p>
          </table:table-cell>
        </table:table-row>
        <table:table-row table:style-name="ro1">
          <table:table-cell office:value-type="float" office:value="703249" calcext:value-type="float">
            <text:p>703249</text:p>
          </table:table-cell>
          <table:table-cell table:formula="of:=[.A46]/1000/(60*60*24)" office:value-type="time" office:time-value="PT00H11M43.249S" calcext:value-type="time">
            <text:p>00:11:43</text:p>
          </table:table-cell>
          <table:table-cell office:value-type="float" office:value="1.36" calcext:value-type="float">
            <text:p>1.36</text:p>
          </table:table-cell>
          <table:table-cell office:value-type="float" office:value="268.8" calcext:value-type="float">
            <text:p>268.8</text:p>
          </table:table-cell>
          <table:table-cell office:value-type="float" office:value="365.26" calcext:value-type="float">
            <text:p>365.26</text:p>
          </table:table-cell>
          <table:table-cell office:value-type="float" office:value="53.21" calcext:value-type="float">
            <text:p>53.21</text:p>
          </table:table-cell>
          <table:table-cell office:value-type="float" office:value="73.33" calcext:value-type="float">
            <text:p>73.33</text:p>
          </table:table-cell>
        </table:table-row>
        <table:table-row table:style-name="ro1">
          <table:table-cell office:value-type="float" office:value="719249" calcext:value-type="float">
            <text:p>719249</text:p>
          </table:table-cell>
          <table:table-cell table:formula="of:=[.A47]/1000/(60*60*24)" office:value-type="time" office:time-value="PT00H11M59.249S" calcext:value-type="time">
            <text:p>00:11:59</text:p>
          </table:table-cell>
          <table:table-cell office:value-type="float" office:value="1.36" calcext:value-type="float">
            <text:p>1.36</text:p>
          </table:table-cell>
          <table:table-cell office:value-type="float" office:value="268.6" calcext:value-type="float">
            <text:p>268.6</text:p>
          </table:table-cell>
          <table:table-cell office:value-type="float" office:value="364.99" calcext:value-type="float">
            <text:p>364.99</text:p>
          </table:table-cell>
          <table:table-cell office:value-type="float" office:value="54.4" calcext:value-type="float">
            <text:p>54.4</text:p>
          </table:table-cell>
          <table:table-cell office:value-type="float" office:value="74.95" calcext:value-type="float">
            <text:p>74.95</text:p>
          </table:table-cell>
        </table:table-row>
        <table:table-row table:style-name="ro1">
          <table:table-cell office:value-type="float" office:value="735249" calcext:value-type="float">
            <text:p>735249</text:p>
          </table:table-cell>
          <table:table-cell table:formula="of:=[.A48]/1000/(60*60*24)" office:value-type="time" office:time-value="PT00H12M15.249S" calcext:value-type="time">
            <text:p>00:12:15</text:p>
          </table:table-cell>
          <table:table-cell office:value-type="float" office:value="1.36" calcext:value-type="float">
            <text:p>1.36</text:p>
          </table:table-cell>
          <table:table-cell office:value-type="float" office:value="268.5" calcext:value-type="float">
            <text:p>268.5</text:p>
          </table:table-cell>
          <table:table-cell office:value-type="float" office:value="364.85" calcext:value-type="float">
            <text:p>364.85</text:p>
          </table:table-cell>
          <table:table-cell office:value-type="float" office:value="55.6" calcext:value-type="float">
            <text:p>55.6</text:p>
          </table:table-cell>
          <table:table-cell office:value-type="float" office:value="76.57" calcext:value-type="float">
            <text:p>76.57</text:p>
          </table:table-cell>
        </table:table-row>
        <table:table-row table:style-name="ro1">
          <table:table-cell office:value-type="float" office:value="751249" calcext:value-type="float">
            <text:p>751249</text:p>
          </table:table-cell>
          <table:table-cell table:formula="of:=[.A49]/1000/(60*60*24)" office:value-type="time" office:time-value="PT00H12M31.249S" calcext:value-type="time">
            <text:p>00:12:31</text:p>
          </table:table-cell>
          <table:table-cell office:value-type="float" office:value="1.35" calcext:value-type="float">
            <text:p>1.35</text:p>
          </table:table-cell>
          <table:table-cell office:value-type="float" office:value="268.4" calcext:value-type="float">
            <text:p>268.4</text:p>
          </table:table-cell>
          <table:table-cell office:value-type="float" office:value="363.64" calcext:value-type="float">
            <text:p>363.64</text:p>
          </table:table-cell>
          <table:table-cell office:value-type="float" office:value="56.79" calcext:value-type="float">
            <text:p>56.79</text:p>
          </table:table-cell>
          <table:table-cell office:value-type="float" office:value="78.19" calcext:value-type="float">
            <text:p>78.19</text:p>
          </table:table-cell>
        </table:table-row>
        <table:table-row table:style-name="ro1">
          <table:table-cell office:value-type="float" office:value="767249" calcext:value-type="float">
            <text:p>767249</text:p>
          </table:table-cell>
          <table:table-cell table:formula="of:=[.A50]/1000/(60*60*24)" office:value-type="time" office:time-value="PT00H12M47.249S" calcext:value-type="time">
            <text:p>00:12:47</text:p>
          </table:table-cell>
          <table:table-cell office:value-type="float" office:value="1.36" calcext:value-type="float">
            <text:p>1.36</text:p>
          </table:table-cell>
          <table:table-cell office:value-type="float" office:value="268.2" calcext:value-type="float">
            <text:p>268.2</text:p>
          </table:table-cell>
          <table:table-cell office:value-type="float" office:value="364.44" calcext:value-type="float">
            <text:p>364.44</text:p>
          </table:table-cell>
          <table:table-cell office:value-type="float" office:value="57.98" calcext:value-type="float">
            <text:p>57.98</text:p>
          </table:table-cell>
          <table:table-cell office:value-type="float" office:value="79.81" calcext:value-type="float">
            <text:p>79.81</text:p>
          </table:table-cell>
        </table:table-row>
        <table:table-row table:style-name="ro1">
          <table:table-cell office:value-type="float" office:value="783249" calcext:value-type="float">
            <text:p>783249</text:p>
          </table:table-cell>
          <table:table-cell table:formula="of:=[.A51]/1000/(60*60*24)" office:value-type="time" office:time-value="PT00H13M03.249S" calcext:value-type="time">
            <text:p>00:13:03</text:p>
          </table:table-cell>
          <table:table-cell office:value-type="float" office:value="1.35" calcext:value-type="float">
            <text:p>1.35</text:p>
          </table:table-cell>
          <table:table-cell office:value-type="float" office:value="268.2" calcext:value-type="float">
            <text:p>268.2</text:p>
          </table:table-cell>
          <table:table-cell office:value-type="float" office:value="363.36" calcext:value-type="float">
            <text:p>363.36</text:p>
          </table:table-cell>
          <table:table-cell office:value-type="float" office:value="59.18" calcext:value-type="float">
            <text:p>59.18</text:p>
          </table:table-cell>
          <table:table-cell office:value-type="float" office:value="81.42" calcext:value-type="float">
            <text:p>81.42</text:p>
          </table:table-cell>
        </table:table-row>
        <table:table-row table:style-name="ro1">
          <table:table-cell office:value-type="float" office:value="799248" calcext:value-type="float">
            <text:p>799248</text:p>
          </table:table-cell>
          <table:table-cell table:formula="of:=[.A52]/1000/(60*60*24)" office:value-type="time" office:time-value="PT00H13M19.248S" calcext:value-type="time">
            <text:p>00:13:19</text:p>
          </table:table-cell>
          <table:table-cell office:value-type="float" office:value="1.35" calcext:value-type="float">
            <text:p>1.35</text:p>
          </table:table-cell>
          <table:table-cell office:value-type="float" office:value="268" calcext:value-type="float">
            <text:p>268</text:p>
          </table:table-cell>
          <table:table-cell office:value-type="float" office:value="363.09" calcext:value-type="float">
            <text:p>363.09</text:p>
          </table:table-cell>
          <table:table-cell office:value-type="float" office:value="60.37" calcext:value-type="float">
            <text:p>60.37</text:p>
          </table:table-cell>
          <table:table-cell office:value-type="float" office:value="83.04" calcext:value-type="float">
            <text:p>83.04</text:p>
          </table:table-cell>
        </table:table-row>
        <table:table-row table:style-name="ro1">
          <table:table-cell office:value-type="float" office:value="815249" calcext:value-type="float">
            <text:p>815249</text:p>
          </table:table-cell>
          <table:table-cell table:formula="of:=[.A53]/1000/(60*60*24)" office:value-type="time" office:time-value="PT00H13M35.249S" calcext:value-type="time">
            <text:p>00:13:35</text:p>
          </table:table-cell>
          <table:table-cell office:value-type="float" office:value="1.35" calcext:value-type="float">
            <text:p>1.35</text:p>
          </table:table-cell>
          <table:table-cell office:value-type="float" office:value="267.9" calcext:value-type="float">
            <text:p>267.9</text:p>
          </table:table-cell>
          <table:table-cell office:value-type="float" office:value="362.95" calcext:value-type="float">
            <text:p>362.95</text:p>
          </table:table-cell>
          <table:table-cell office:value-type="float" office:value="61.56" calcext:value-type="float">
            <text:p>61.56</text:p>
          </table:table-cell>
          <table:table-cell office:value-type="float" office:value="84.65" calcext:value-type="float">
            <text:p>84.65</text:p>
          </table:table-cell>
        </table:table-row>
        <table:table-row table:style-name="ro1">
          <table:table-cell office:value-type="float" office:value="831249" calcext:value-type="float">
            <text:p>831249</text:p>
          </table:table-cell>
          <table:table-cell table:formula="of:=[.A54]/1000/(60*60*24)" office:value-type="time" office:time-value="PT00H13M51.249S" calcext:value-type="time">
            <text:p>00:13:51</text:p>
          </table:table-cell>
          <table:table-cell office:value-type="float" office:value="1.35" calcext:value-type="float">
            <text:p>1.35</text:p>
          </table:table-cell>
          <table:table-cell office:value-type="float" office:value="267.7" calcext:value-type="float">
            <text:p>267.7</text:p>
          </table:table-cell>
          <table:table-cell office:value-type="float" office:value="362.67" calcext:value-type="float">
            <text:p>362.67</text:p>
          </table:table-cell>
          <table:table-cell office:value-type="float" office:value="62.75" calcext:value-type="float">
            <text:p>62.75</text:p>
          </table:table-cell>
          <table:table-cell office:value-type="float" office:value="86.26" calcext:value-type="float">
            <text:p>86.26</text:p>
          </table:table-cell>
        </table:table-row>
        <table:table-row table:style-name="ro1">
          <table:table-cell office:value-type="float" office:value="847249" calcext:value-type="float">
            <text:p>847249</text:p>
          </table:table-cell>
          <table:table-cell table:formula="of:=[.A55]/1000/(60*60*24)" office:value-type="time" office:time-value="PT00H14M07.249S" calcext:value-type="time">
            <text:p>00:14:07</text:p>
          </table:table-cell>
          <table:table-cell office:value-type="float" office:value="1.35" calcext:value-type="float">
            <text:p>1.35</text:p>
          </table:table-cell>
          <table:table-cell office:value-type="float" office:value="267.6" calcext:value-type="float">
            <text:p>267.6</text:p>
          </table:table-cell>
          <table:table-cell office:value-type="float" office:value="362.53" calcext:value-type="float">
            <text:p>362.53</text:p>
          </table:table-cell>
          <table:table-cell office:value-type="float" office:value="63.94" calcext:value-type="float">
            <text:p>63.94</text:p>
          </table:table-cell>
          <table:table-cell office:value-type="float" office:value="87.87" calcext:value-type="float">
            <text:p>87.87</text:p>
          </table:table-cell>
        </table:table-row>
        <table:table-row table:style-name="ro1">
          <table:table-cell office:value-type="float" office:value="863249" calcext:value-type="float">
            <text:p>863249</text:p>
          </table:table-cell>
          <table:table-cell table:formula="of:=[.A56]/1000/(60*60*24)" office:value-type="time" office:time-value="PT00H14M23.249S" calcext:value-type="time">
            <text:p>00:14:23</text:p>
          </table:table-cell>
          <table:table-cell office:value-type="float" office:value="1.35" calcext:value-type="float">
            <text:p>1.35</text:p>
          </table:table-cell>
          <table:table-cell office:value-type="float" office:value="267.5" calcext:value-type="float">
            <text:p>267.5</text:p>
          </table:table-cell>
          <table:table-cell office:value-type="float" office:value="361.33" calcext:value-type="float">
            <text:p>361.33</text:p>
          </table:table-cell>
          <table:table-cell office:value-type="float" office:value="65.13" calcext:value-type="float">
            <text:p>65.13</text:p>
          </table:table-cell>
          <table:table-cell office:value-type="float" office:value="89.48" calcext:value-type="float">
            <text:p>89.48</text:p>
          </table:table-cell>
        </table:table-row>
        <table:table-row table:style-name="ro1">
          <table:table-cell office:value-type="float" office:value="879249" calcext:value-type="float">
            <text:p>879249</text:p>
          </table:table-cell>
          <table:table-cell table:formula="of:=[.A57]/1000/(60*60*24)" office:value-type="time" office:time-value="PT00H14M39.249S" calcext:value-type="time">
            <text:p>00:14:39</text:p>
          </table:table-cell>
          <table:table-cell office:value-type="float" office:value="1.35" calcext:value-type="float">
            <text:p>1.35</text:p>
          </table:table-cell>
          <table:table-cell office:value-type="float" office:value="267.4" calcext:value-type="float">
            <text:p>267.4</text:p>
          </table:table-cell>
          <table:table-cell office:value-type="float" office:value="362.25" calcext:value-type="float">
            <text:p>362.25</text:p>
          </table:table-cell>
          <table:table-cell office:value-type="float" office:value="66.31" calcext:value-type="float">
            <text:p>66.31</text:p>
          </table:table-cell>
          <table:table-cell office:value-type="float" office:value="91.09" calcext:value-type="float">
            <text:p>91.09</text:p>
          </table:table-cell>
        </table:table-row>
        <table:table-row table:style-name="ro1">
          <table:table-cell office:value-type="float" office:value="895249" calcext:value-type="float">
            <text:p>895249</text:p>
          </table:table-cell>
          <table:table-cell table:formula="of:=[.A58]/1000/(60*60*24)" office:value-type="time" office:time-value="PT00H14M55.249S" calcext:value-type="time">
            <text:p>00:14:55</text:p>
          </table:table-cell>
          <table:table-cell office:value-type="float" office:value="1.35" calcext:value-type="float">
            <text:p>1.35</text:p>
          </table:table-cell>
          <table:table-cell office:value-type="float" office:value="267.3" calcext:value-type="float">
            <text:p>267.3</text:p>
          </table:table-cell>
          <table:table-cell office:value-type="float" office:value="361.05" calcext:value-type="float">
            <text:p>361.05</text:p>
          </table:table-cell>
          <table:table-cell office:value-type="float" office:value="67.5" calcext:value-type="float">
            <text:p>67.5</text:p>
          </table:table-cell>
          <table:table-cell office:value-type="float" office:value="92.69" calcext:value-type="float">
            <text:p>92.69</text:p>
          </table:table-cell>
        </table:table-row>
        <table:table-row table:style-name="ro1">
          <table:table-cell office:value-type="float" office:value="911249" calcext:value-type="float">
            <text:p>911249</text:p>
          </table:table-cell>
          <table:table-cell table:formula="of:=[.A59]/1000/(60*60*24)" office:value-type="time" office:time-value="PT00H15M11.249S" calcext:value-type="time">
            <text:p>00:15:11</text:p>
          </table:table-cell>
          <table:table-cell office:value-type="float" office:value="1.35" calcext:value-type="float">
            <text:p>1.35</text:p>
          </table:table-cell>
          <table:table-cell office:value-type="float" office:value="267.1" calcext:value-type="float">
            <text:p>267.1</text:p>
          </table:table-cell>
          <table:table-cell office:value-type="float" office:value="360.77" calcext:value-type="float">
            <text:p>360.77</text:p>
          </table:table-cell>
          <table:table-cell office:value-type="float" office:value="68.69" calcext:value-type="float">
            <text:p>68.6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float" office:value="927249" calcext:value-type="float">
            <text:p>927249</text:p>
          </table:table-cell>
          <table:table-cell table:formula="of:=[.A60]/1000/(60*60*24)" office:value-type="time" office:time-value="PT00H15M27.249S" calcext:value-type="time">
            <text:p>00:15:27</text:p>
          </table:table-cell>
          <table:table-cell office:value-type="float" office:value="1.35" calcext:value-type="float">
            <text:p>1.35</text:p>
          </table:table-cell>
          <table:table-cell office:value-type="float" office:value="267" calcext:value-type="float">
            <text:p>267</text:p>
          </table:table-cell>
          <table:table-cell office:value-type="float" office:value="359.57" calcext:value-type="float">
            <text:p>359.57</text:p>
          </table:table-cell>
          <table:table-cell office:value-type="float" office:value="69.88" calcext:value-type="float">
            <text:p>69.88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float" office:value="943249" calcext:value-type="float">
            <text:p>943249</text:p>
          </table:table-cell>
          <table:table-cell table:formula="of:=[.A61]/1000/(60*60*24)" office:value-type="time" office:time-value="PT00H15M43.249S" calcext:value-type="time">
            <text:p>00:15:43</text:p>
          </table:table-cell>
          <table:table-cell office:value-type="float" office:value="1.35" calcext:value-type="float">
            <text:p>1.35</text:p>
          </table:table-cell>
          <table:table-cell office:value-type="float" office:value="266.9" calcext:value-type="float">
            <text:p>266.9</text:p>
          </table:table-cell>
          <table:table-cell office:value-type="float" office:value="359.43" calcext:value-type="float">
            <text:p>359.43</text:p>
          </table:table-cell>
          <table:table-cell office:value-type="float" office:value="71.06" calcext:value-type="float">
            <text:p>71.06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959249" calcext:value-type="float">
            <text:p>959249</text:p>
          </table:table-cell>
          <table:table-cell table:formula="of:=[.A62]/1000/(60*60*24)" office:value-type="time" office:time-value="PT00H15M59.249S" calcext:value-type="time">
            <text:p>00:15:59</text:p>
          </table:table-cell>
          <table:table-cell office:value-type="float" office:value="1.35" calcext:value-type="float">
            <text:p>1.35</text:p>
          </table:table-cell>
          <table:table-cell office:value-type="float" office:value="266.7" calcext:value-type="float">
            <text:p>266.7</text:p>
          </table:table-cell>
          <table:table-cell office:value-type="float" office:value="359.16" calcext:value-type="float">
            <text:p>359.16</text:p>
          </table:table-cell>
          <table:table-cell office:value-type="float" office:value="72.25" calcext:value-type="float">
            <text:p>72.25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float" office:value="975248" calcext:value-type="float">
            <text:p>975248</text:p>
          </table:table-cell>
          <table:table-cell table:formula="of:=[.A63]/1000/(60*60*24)" office:value-type="time" office:time-value="PT00H16M15.248S" calcext:value-type="time">
            <text:p>00:16:15</text:p>
          </table:table-cell>
          <table:table-cell office:value-type="float" office:value="1.35" calcext:value-type="float">
            <text:p>1.35</text:p>
          </table:table-cell>
          <table:table-cell office:value-type="float" office:value="266.6" calcext:value-type="float">
            <text:p>266.6</text:p>
          </table:table-cell>
          <table:table-cell office:value-type="float" office:value="360.09" calcext:value-type="float">
            <text:p>360.09</text:p>
          </table:table-cell>
          <table:table-cell office:value-type="float" office:value="73.43" calcext:value-type="float">
            <text:p>73.43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991249" calcext:value-type="float">
            <text:p>991249</text:p>
          </table:table-cell>
          <table:table-cell table:formula="of:=[.A64]/1000/(60*60*24)" office:value-type="time" office:time-value="PT00H16M31.249S" calcext:value-type="time">
            <text:p>00:16:31</text:p>
          </table:table-cell>
          <table:table-cell office:value-type="float" office:value="1.35" calcext:value-type="float">
            <text:p>1.35</text:p>
          </table:table-cell>
          <table:table-cell office:value-type="float" office:value="266.5" calcext:value-type="float">
            <text:p>266.5</text:p>
          </table:table-cell>
          <table:table-cell office:value-type="float" office:value="358.88" calcext:value-type="float">
            <text:p>358.88</text:p>
          </table:table-cell>
          <table:table-cell office:value-type="float" office:value="74.62" calcext:value-type="float">
            <text:p>74.62</text:p>
          </table:table-cell>
          <table:table-cell office:value-type="float" office:value="102.3" calcext:value-type="float">
            <text:p>102.3</text:p>
          </table:table-cell>
        </table:table-row>
        <table:table-row table:style-name="ro1">
          <table:table-cell office:value-type="float" office:value="1007249" calcext:value-type="float">
            <text:p>1007249</text:p>
          </table:table-cell>
          <table:table-cell table:formula="of:=[.A65]/1000/(60*60*24)" office:value-type="time" office:time-value="PT00H16M47.249S" calcext:value-type="time">
            <text:p>00:16:47</text:p>
          </table:table-cell>
          <table:table-cell office:value-type="float" office:value="1.35" calcext:value-type="float">
            <text:p>1.35</text:p>
          </table:table-cell>
          <table:table-cell office:value-type="float" office:value="266.5" calcext:value-type="float">
            <text:p>266.5</text:p>
          </table:table-cell>
          <table:table-cell office:value-type="float" office:value="358.88" calcext:value-type="float">
            <text:p>358.88</text:p>
          </table:table-cell>
          <table:table-cell office:value-type="float" office:value="75.8" calcext:value-type="float">
            <text:p>75.8</text:p>
          </table:table-cell>
          <table:table-cell office:value-type="float" office:value="103.89" calcext:value-type="float">
            <text:p>103.89</text:p>
          </table:table-cell>
        </table:table-row>
        <table:table-row table:style-name="ro1">
          <table:table-cell office:value-type="float" office:value="1023249" calcext:value-type="float">
            <text:p>1023249</text:p>
          </table:table-cell>
          <table:table-cell table:formula="of:=[.A66]/1000/(60*60*24)" office:value-type="time" office:time-value="PT00H17M03.249S" calcext:value-type="time">
            <text:p>00:17:03</text:p>
          </table:table-cell>
          <table:table-cell office:value-type="float" office:value="1.35" calcext:value-type="float">
            <text:p>1.35</text:p>
          </table:table-cell>
          <table:table-cell office:value-type="float" office:value="266.3" calcext:value-type="float">
            <text:p>266.3</text:p>
          </table:table-cell>
          <table:table-cell office:value-type="float" office:value="358.6" calcext:value-type="float">
            <text:p>358.6</text:p>
          </table:table-cell>
          <table:table-cell office:value-type="float" office:value="76.99" calcext:value-type="float">
            <text:p>76.99</text:p>
          </table:table-cell>
          <table:table-cell office:value-type="float" office:value="105.48" calcext:value-type="float">
            <text:p>105.48</text:p>
          </table:table-cell>
        </table:table-row>
        <table:table-row table:style-name="ro1">
          <table:table-cell office:value-type="float" office:value="1039249" calcext:value-type="float">
            <text:p>1039249</text:p>
          </table:table-cell>
          <table:table-cell table:formula="of:=[.A67]/1000/(60*60*24)" office:value-type="time" office:time-value="PT00H17M19.249S" calcext:value-type="time">
            <text:p>00:17:19</text:p>
          </table:table-cell>
          <table:table-cell office:value-type="float" office:value="1.35" calcext:value-type="float">
            <text:p>1.35</text:p>
          </table:table-cell>
          <table:table-cell office:value-type="float" office:value="266.2" calcext:value-type="float">
            <text:p>266.2</text:p>
          </table:table-cell>
          <table:table-cell office:value-type="float" office:value="358.47" calcext:value-type="float">
            <text:p>358.47</text:p>
          </table:table-cell>
          <table:table-cell office:value-type="float" office:value="78.17" calcext:value-type="float">
            <text:p>78.17</text:p>
          </table:table-cell>
          <table:table-cell office:value-type="float" office:value="107.08" calcext:value-type="float">
            <text:p>107.08</text:p>
          </table:table-cell>
        </table:table-row>
        <table:table-row table:style-name="ro1">
          <table:table-cell office:value-type="float" office:value="1055249" calcext:value-type="float">
            <text:p>1055249</text:p>
          </table:table-cell>
          <table:table-cell table:formula="of:=[.A68]/1000/(60*60*24)" office:value-type="time" office:time-value="PT00H17M35.249S" calcext:value-type="time">
            <text:p>00:17:35</text:p>
          </table:table-cell>
          <table:table-cell office:value-type="float" office:value="1.35" calcext:value-type="float">
            <text:p>1.35</text:p>
          </table:table-cell>
          <table:table-cell office:value-type="float" office:value="266.1" calcext:value-type="float">
            <text:p>266.1</text:p>
          </table:table-cell>
          <table:table-cell office:value-type="float" office:value="358.33" calcext:value-type="float">
            <text:p>358.33</text:p>
          </table:table-cell>
          <table:table-cell office:value-type="float" office:value="79.35" calcext:value-type="float">
            <text:p>79.35</text:p>
          </table:table-cell>
          <table:table-cell office:value-type="float" office:value="108.67" calcext:value-type="float">
            <text:p>108.67</text:p>
          </table:table-cell>
        </table:table-row>
        <table:table-row table:style-name="ro1">
          <table:table-cell office:value-type="float" office:value="1071249" calcext:value-type="float">
            <text:p>1071249</text:p>
          </table:table-cell>
          <table:table-cell table:formula="of:=[.A69]/1000/(60*60*24)" office:value-type="time" office:time-value="PT00H17M51.249S" calcext:value-type="time">
            <text:p>00:17:51</text:p>
          </table:table-cell>
          <table:table-cell office:value-type="float" office:value="1.35" calcext:value-type="float">
            <text:p>1.35</text:p>
          </table:table-cell>
          <table:table-cell office:value-type="float" office:value="265.9" calcext:value-type="float">
            <text:p>265.9</text:p>
          </table:table-cell>
          <table:table-cell office:value-type="float" office:value="358.06" calcext:value-type="float">
            <text:p>358.06</text:p>
          </table:table-cell>
          <table:table-cell office:value-type="float" office:value="80.54" calcext:value-type="float">
            <text:p>80.54</text:p>
          </table:table-cell>
          <table:table-cell office:value-type="float" office:value="110.26" calcext:value-type="float">
            <text:p>110.26</text:p>
          </table:table-cell>
        </table:table-row>
        <table:table-row table:style-name="ro1">
          <table:table-cell office:value-type="float" office:value="1087249" calcext:value-type="float">
            <text:p>1087249</text:p>
          </table:table-cell>
          <table:table-cell table:formula="of:=[.A70]/1000/(60*60*24)" office:value-type="time" office:time-value="PT00H18M07.249S" calcext:value-type="time">
            <text:p>00:18:07</text:p>
          </table:table-cell>
          <table:table-cell office:value-type="float" office:value="1.35" calcext:value-type="float">
            <text:p>1.35</text:p>
          </table:table-cell>
          <table:table-cell office:value-type="float" office:value="265.9" calcext:value-type="float">
            <text:p>265.9</text:p>
          </table:table-cell>
          <table:table-cell office:value-type="float" office:value="358.06" calcext:value-type="float">
            <text:p>358.06</text:p>
          </table:table-cell>
          <table:table-cell office:value-type="float" office:value="81.72" calcext:value-type="float">
            <text:p>81.72</text:p>
          </table:table-cell>
          <table:table-cell office:value-type="float" office:value="111.85" calcext:value-type="float">
            <text:p>111.85</text:p>
          </table:table-cell>
        </table:table-row>
        <table:table-row table:style-name="ro1">
          <table:table-cell office:value-type="float" office:value="1103249" calcext:value-type="float">
            <text:p>1103249</text:p>
          </table:table-cell>
          <table:table-cell table:formula="of:=[.A71]/1000/(60*60*24)" office:value-type="time" office:time-value="PT00H18M23.249S" calcext:value-type="time">
            <text:p>00:18:23</text:p>
          </table:table-cell>
          <table:table-cell office:value-type="float" office:value="1.34" calcext:value-type="float">
            <text:p>1.34</text:p>
          </table:table-cell>
          <table:table-cell office:value-type="float" office:value="265.8" calcext:value-type="float">
            <text:p>265.8</text:p>
          </table:table-cell>
          <table:table-cell office:value-type="float" office:value="356.86" calcext:value-type="float">
            <text:p>356.86</text:p>
          </table:table-cell>
          <table:table-cell office:value-type="float" office:value="82.9" calcext:value-type="float">
            <text:p>82.9</text:p>
          </table:table-cell>
          <table:table-cell office:value-type="float" office:value="113.43" calcext:value-type="float">
            <text:p>113.43</text:p>
          </table:table-cell>
        </table:table-row>
        <table:table-row table:style-name="ro1">
          <table:table-cell office:value-type="float" office:value="1119249" calcext:value-type="float">
            <text:p>1119249</text:p>
          </table:table-cell>
          <table:table-cell table:formula="of:=[.A72]/1000/(60*60*24)" office:value-type="time" office:time-value="PT00H18M39.249S" calcext:value-type="time">
            <text:p>00:18:39</text:p>
          </table:table-cell>
          <table:table-cell office:value-type="float" office:value="1.34" calcext:value-type="float">
            <text:p>1.34</text:p>
          </table:table-cell>
          <table:table-cell office:value-type="float" office:value="265.6" calcext:value-type="float">
            <text:p>265.6</text:p>
          </table:table-cell>
          <table:table-cell office:value-type="float" office:value="356.58" calcext:value-type="float">
            <text:p>356.58</text:p>
          </table:table-cell>
          <table:table-cell office:value-type="float" office:value="84.08" calcext:value-type="float">
            <text:p>84.08</text:p>
          </table:table-cell>
          <table:table-cell office:value-type="float" office:value="115.02" calcext:value-type="float">
            <text:p>115.02</text:p>
          </table:table-cell>
        </table:table-row>
        <table:table-row table:style-name="ro1">
          <table:table-cell office:value-type="float" office:value="1135249" calcext:value-type="float">
            <text:p>1135249</text:p>
          </table:table-cell>
          <table:table-cell table:formula="of:=[.A73]/1000/(60*60*24)" office:value-type="time" office:time-value="PT00H18M55.249S" calcext:value-type="time">
            <text:p>00:18:55</text:p>
          </table:table-cell>
          <table:table-cell office:value-type="float" office:value="1.34" calcext:value-type="float">
            <text:p>1.34</text:p>
          </table:table-cell>
          <table:table-cell office:value-type="float" office:value="265.5" calcext:value-type="float">
            <text:p>265.5</text:p>
          </table:table-cell>
          <table:table-cell office:value-type="float" office:value="356.45" calcext:value-type="float">
            <text:p>356.45</text:p>
          </table:table-cell>
          <table:table-cell office:value-type="float" office:value="85.26" calcext:value-type="float">
            <text:p>85.26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1151249" calcext:value-type="float">
            <text:p>1151249</text:p>
          </table:table-cell>
          <table:table-cell table:formula="of:=[.A74]/1000/(60*60*24)" office:value-type="time" office:time-value="PT00H19M11.249S" calcext:value-type="time">
            <text:p>00:19:11</text:p>
          </table:table-cell>
          <table:table-cell office:value-type="float" office:value="1.34" calcext:value-type="float">
            <text:p>1.34</text:p>
          </table:table-cell>
          <table:table-cell office:value-type="float" office:value="265.4" calcext:value-type="float">
            <text:p>265.4</text:p>
          </table:table-cell>
          <table:table-cell office:value-type="float" office:value="356.31" calcext:value-type="float">
            <text:p>356.31</text:p>
          </table:table-cell>
          <table:table-cell office:value-type="float" office:value="86.44" calcext:value-type="float">
            <text:p>86.44</text:p>
          </table:table-cell>
          <table:table-cell office:value-type="float" office:value="118.19" calcext:value-type="float">
            <text:p>118.19</text:p>
          </table:table-cell>
        </table:table-row>
        <table:table-row table:style-name="ro1">
          <table:table-cell office:value-type="float" office:value="1167249" calcext:value-type="float">
            <text:p>1167249</text:p>
          </table:table-cell>
          <table:table-cell table:formula="of:=[.A75]/1000/(60*60*24)" office:value-type="time" office:time-value="PT00H19M27.249S" calcext:value-type="time">
            <text:p>00:19:27</text:p>
          </table:table-cell>
          <table:table-cell office:value-type="float" office:value="1.34" calcext:value-type="float">
            <text:p>1.34</text:p>
          </table:table-cell>
          <table:table-cell office:value-type="float" office:value="265.4" calcext:value-type="float">
            <text:p>265.4</text:p>
          </table:table-cell>
          <table:table-cell office:value-type="float" office:value="356.31" calcext:value-type="float">
            <text:p>356.31</text:p>
          </table:table-cell>
          <table:table-cell office:value-type="float" office:value="87.62" calcext:value-type="float">
            <text:p>87.62</text:p>
          </table:table-cell>
          <table:table-cell office:value-type="float" office:value="119.77" calcext:value-type="float">
            <text:p>119.77</text:p>
          </table:table-cell>
        </table:table-row>
        <table:table-row table:style-name="ro1">
          <table:table-cell office:value-type="float" office:value="1183249" calcext:value-type="float">
            <text:p>1183249</text:p>
          </table:table-cell>
          <table:table-cell table:formula="of:=[.A76]/1000/(60*60*24)" office:value-type="time" office:time-value="PT00H19M43.249S" calcext:value-type="time">
            <text:p>00:19:43</text:p>
          </table:table-cell>
          <table:table-cell office:value-type="float" office:value="1.34" calcext:value-type="float">
            <text:p>1.34</text:p>
          </table:table-cell>
          <table:table-cell office:value-type="float" office:value="265.1" calcext:value-type="float">
            <text:p>265.1</text:p>
          </table:table-cell>
          <table:table-cell office:value-type="float" office:value="354.84" calcext:value-type="float">
            <text:p>354.84</text:p>
          </table:table-cell>
          <table:table-cell office:value-type="float" office:value="88.8" calcext:value-type="float">
            <text:p>88.8</text:p>
          </table:table-cell>
          <table:table-cell office:value-type="float" office:value="121.35" calcext:value-type="float">
            <text:p>121.35</text:p>
          </table:table-cell>
        </table:table-row>
        <table:table-row table:style-name="ro1">
          <table:table-cell office:value-type="float" office:value="1199249" calcext:value-type="float">
            <text:p>1199249</text:p>
          </table:table-cell>
          <table:table-cell table:formula="of:=[.A77]/1000/(60*60*24)" office:value-type="time" office:time-value="PT00H19M59.249S" calcext:value-type="time">
            <text:p>00:19:59</text:p>
          </table:table-cell>
          <table:table-cell office:value-type="float" office:value="1.34" calcext:value-type="float">
            <text:p>1.34</text:p>
          </table:table-cell>
          <table:table-cell office:value-type="float" office:value="265" calcext:value-type="float">
            <text:p>265</text:p>
          </table:table-cell>
          <table:table-cell office:value-type="float" office:value="355.77" calcext:value-type="float">
            <text:p>355.77</text:p>
          </table:table-cell>
          <table:table-cell office:value-type="float" office:value="89.98" calcext:value-type="float">
            <text:p>89.98</text:p>
          </table:table-cell>
          <table:table-cell office:value-type="float" office:value="122.93" calcext:value-type="float">
            <text:p>122.93</text:p>
          </table:table-cell>
        </table:table-row>
        <table:table-row table:style-name="ro1">
          <table:table-cell office:value-type="float" office:value="1215249" calcext:value-type="float">
            <text:p>1215249</text:p>
          </table:table-cell>
          <table:table-cell table:formula="of:=[.A78]/1000/(60*60*24)" office:value-type="time" office:time-value="PT00H20M15.249S" calcext:value-type="time">
            <text:p>00:20:15</text:p>
          </table:table-cell>
          <table:table-cell office:value-type="float" office:value="1.34" calcext:value-type="float">
            <text:p>1.34</text:p>
          </table:table-cell>
          <table:table-cell office:value-type="float" office:value="265" calcext:value-type="float">
            <text:p>265</text:p>
          </table:table-cell>
          <table:table-cell office:value-type="float" office:value="354.7" calcext:value-type="float">
            <text:p>354.7</text:p>
          </table:table-cell>
          <table:table-cell office:value-type="float" office:value="91.15" calcext:value-type="float">
            <text:p>91.15</text:p>
          </table:table-cell>
          <table:table-cell office:value-type="float" office:value="124.51" calcext:value-type="float">
            <text:p>124.51</text:p>
          </table:table-cell>
        </table:table-row>
        <table:table-row table:style-name="ro1">
          <table:table-cell office:value-type="float" office:value="1231249" calcext:value-type="float">
            <text:p>1231249</text:p>
          </table:table-cell>
          <table:table-cell table:formula="of:=[.A79]/1000/(60*60*24)" office:value-type="time" office:time-value="PT00H20M31.249S" calcext:value-type="time">
            <text:p>00:20:31</text:p>
          </table:table-cell>
          <table:table-cell office:value-type="float" office:value="1.34" calcext:value-type="float">
            <text:p>1.34</text:p>
          </table:table-cell>
          <table:table-cell office:value-type="float" office:value="264.9" calcext:value-type="float">
            <text:p>264.9</text:p>
          </table:table-cell>
          <table:table-cell office:value-type="float" office:value="354.57" calcext:value-type="float">
            <text:p>354.57</text:p>
          </table:table-cell>
          <table:table-cell office:value-type="float" office:value="92.33" calcext:value-type="float">
            <text:p>92.33</text:p>
          </table:table-cell>
          <table:table-cell office:value-type="float" office:value="126.08" calcext:value-type="float">
            <text:p>126.08</text:p>
          </table:table-cell>
        </table:table-row>
        <table:table-row table:style-name="ro1">
          <table:table-cell office:value-type="float" office:value="1247249" calcext:value-type="float">
            <text:p>1247249</text:p>
          </table:table-cell>
          <table:table-cell table:formula="of:=[.A80]/1000/(60*60*24)" office:value-type="time" office:time-value="PT00H20M47.249S" calcext:value-type="time">
            <text:p>00:20:47</text:p>
          </table:table-cell>
          <table:table-cell office:value-type="float" office:value="1.34" calcext:value-type="float">
            <text:p>1.34</text:p>
          </table:table-cell>
          <table:table-cell office:value-type="float" office:value="264.8" calcext:value-type="float">
            <text:p>264.8</text:p>
          </table:table-cell>
          <table:table-cell office:value-type="float" office:value="354.43" calcext:value-type="float">
            <text:p>354.43</text:p>
          </table:table-cell>
          <table:table-cell office:value-type="float" office:value="93.51" calcext:value-type="float">
            <text:p>93.51</text:p>
          </table:table-cell>
          <table:table-cell office:value-type="float" office:value="127.66" calcext:value-type="float">
            <text:p>127.66</text:p>
          </table:table-cell>
        </table:table-row>
        <table:table-row table:style-name="ro1">
          <table:table-cell office:value-type="float" office:value="1263249" calcext:value-type="float">
            <text:p>1263249</text:p>
          </table:table-cell>
          <table:table-cell table:formula="of:=[.A81]/1000/(60*60*24)" office:value-type="time" office:time-value="PT00H21M03.249S" calcext:value-type="time">
            <text:p>00:21:03</text:p>
          </table:table-cell>
          <table:table-cell office:value-type="float" office:value="1.34" calcext:value-type="float">
            <text:p>1.34</text:p>
          </table:table-cell>
          <table:table-cell office:value-type="float" office:value="264.6" calcext:value-type="float">
            <text:p>264.6</text:p>
          </table:table-cell>
          <table:table-cell office:value-type="float" office:value="354.16" calcext:value-type="float">
            <text:p>354.16</text:p>
          </table:table-cell>
          <table:table-cell office:value-type="float" office:value="94.68" calcext:value-type="float">
            <text:p>94.68</text:p>
          </table:table-cell>
          <table:table-cell office:value-type="float" office:value="129.23" calcext:value-type="float">
            <text:p>129.23</text:p>
          </table:table-cell>
        </table:table-row>
        <table:table-row table:style-name="ro1">
          <table:table-cell office:value-type="float" office:value="1279249" calcext:value-type="float">
            <text:p>1279249</text:p>
          </table:table-cell>
          <table:table-cell table:formula="of:=[.A82]/1000/(60*60*24)" office:value-type="time" office:time-value="PT00H21M19.249S" calcext:value-type="time">
            <text:p>00:21:19</text:p>
          </table:table-cell>
          <table:table-cell office:value-type="float" office:value="1.33" calcext:value-type="float">
            <text:p>1.33</text:p>
          </table:table-cell>
          <table:table-cell office:value-type="float" office:value="264.6" calcext:value-type="float">
            <text:p>264.6</text:p>
          </table:table-cell>
          <table:table-cell office:value-type="float" office:value="353.1" calcext:value-type="float">
            <text:p>353.1</text:p>
          </table:table-cell>
          <table:table-cell office:value-type="float" office:value="95.86" calcext:value-type="float">
            <text:p>95.86</text:p>
          </table:table-cell>
          <table:table-cell office:value-type="float" office:value="130.81" calcext:value-type="float">
            <text:p>130.81</text:p>
          </table:table-cell>
        </table:table-row>
        <table:table-row table:style-name="ro1">
          <table:table-cell office:value-type="float" office:value="1295249" calcext:value-type="float">
            <text:p>1295249</text:p>
          </table:table-cell>
          <table:table-cell table:formula="of:=[.A83]/1000/(60*60*24)" office:value-type="time" office:time-value="PT00H21M35.249S" calcext:value-type="time">
            <text:p>00:21:35</text:p>
          </table:table-cell>
          <table:table-cell office:value-type="float" office:value="1.33" calcext:value-type="float">
            <text:p>1.33</text:p>
          </table:table-cell>
          <table:table-cell office:value-type="float" office:value="264.5" calcext:value-type="float">
            <text:p>264.5</text:p>
          </table:table-cell>
          <table:table-cell office:value-type="float" office:value="352.96" calcext:value-type="float">
            <text:p>352.96</text:p>
          </table:table-cell>
          <table:table-cell office:value-type="float" office:value="97.04" calcext:value-type="float">
            <text:p>97.04</text:p>
          </table:table-cell>
          <table:table-cell office:value-type="float" office:value="132.38" calcext:value-type="float">
            <text:p>132.38</text:p>
          </table:table-cell>
        </table:table-row>
        <table:table-row table:style-name="ro1">
          <table:table-cell office:value-type="float" office:value="1311249" calcext:value-type="float">
            <text:p>1311249</text:p>
          </table:table-cell>
          <table:table-cell table:formula="of:=[.A84]/1000/(60*60*24)" office:value-type="time" office:time-value="PT00H21M51.249S" calcext:value-type="time">
            <text:p>00:21:51</text:p>
          </table:table-cell>
          <table:table-cell office:value-type="float" office:value="1.33" calcext:value-type="float">
            <text:p>1.33</text:p>
          </table:table-cell>
          <table:table-cell office:value-type="float" office:value="264.3" calcext:value-type="float">
            <text:p>264.3</text:p>
          </table:table-cell>
          <table:table-cell office:value-type="float" office:value="352.69" calcext:value-type="float">
            <text:p>352.69</text:p>
          </table:table-cell>
          <table:table-cell office:value-type="float" office:value="98.21" calcext:value-type="float">
            <text:p>98.21</text:p>
          </table:table-cell>
          <table:table-cell office:value-type="float" office:value="133.95" calcext:value-type="float">
            <text:p>133.95</text:p>
          </table:table-cell>
        </table:table-row>
        <table:table-row table:style-name="ro1">
          <table:table-cell office:value-type="float" office:value="1327249" calcext:value-type="float">
            <text:p>1327249</text:p>
          </table:table-cell>
          <table:table-cell table:formula="of:=[.A85]/1000/(60*60*24)" office:value-type="time" office:time-value="PT00H22M07.249S" calcext:value-type="time">
            <text:p>00:22:07</text:p>
          </table:table-cell>
          <table:table-cell office:value-type="float" office:value="1.33" calcext:value-type="float">
            <text:p>1.33</text:p>
          </table:table-cell>
          <table:table-cell office:value-type="float" office:value="264.3" calcext:value-type="float">
            <text:p>264.3</text:p>
          </table:table-cell>
          <table:table-cell office:value-type="float" office:value="352.69" calcext:value-type="float">
            <text:p>352.69</text:p>
          </table:table-cell>
          <table:table-cell office:value-type="float" office:value="99.39" calcext:value-type="float">
            <text:p>99.39</text:p>
          </table:table-cell>
          <table:table-cell office:value-type="float" office:value="135.51" calcext:value-type="float">
            <text:p>135.51</text:p>
          </table:table-cell>
        </table:table-row>
        <table:table-row table:style-name="ro1">
          <table:table-cell office:value-type="float" office:value="1343249" calcext:value-type="float">
            <text:p>1343249</text:p>
          </table:table-cell>
          <table:table-cell table:formula="of:=[.A86]/1000/(60*60*24)" office:value-type="time" office:time-value="PT00H22M23.249S" calcext:value-type="time">
            <text:p>00:22:23</text:p>
          </table:table-cell>
          <table:table-cell office:value-type="float" office:value="1.33" calcext:value-type="float">
            <text:p>1.33</text:p>
          </table:table-cell>
          <table:table-cell office:value-type="float" office:value="264.2" calcext:value-type="float">
            <text:p>264.2</text:p>
          </table:table-cell>
          <table:table-cell office:value-type="float" office:value="352.55" calcext:value-type="float">
            <text:p>352.55</text:p>
          </table:table-cell>
          <table:table-cell office:value-type="float" office:value="100.56" calcext:value-type="float">
            <text:p>100.56</text:p>
          </table:table-cell>
          <table:table-cell office:value-type="float" office:value="137.08" calcext:value-type="float">
            <text:p>137.08</text:p>
          </table:table-cell>
        </table:table-row>
        <table:table-row table:style-name="ro1">
          <table:table-cell office:value-type="float" office:value="1359248" calcext:value-type="float">
            <text:p>1359248</text:p>
          </table:table-cell>
          <table:table-cell table:formula="of:=[.A87]/1000/(60*60*24)" office:value-type="time" office:time-value="PT00H22M39.248S" calcext:value-type="time">
            <text:p>00:22:39</text:p>
          </table:table-cell>
          <table:table-cell office:value-type="float" office:value="1.33" calcext:value-type="float">
            <text:p>1.33</text:p>
          </table:table-cell>
          <table:table-cell office:value-type="float" office:value="264.1" calcext:value-type="float">
            <text:p>264.1</text:p>
          </table:table-cell>
          <table:table-cell office:value-type="float" office:value="352.42" calcext:value-type="float">
            <text:p>352.42</text:p>
          </table:table-cell>
          <table:table-cell office:value-type="float" office:value="101.73" calcext:value-type="float">
            <text:p>101.73</text:p>
          </table:table-cell>
          <table:table-cell office:value-type="float" office:value="138.65" calcext:value-type="float">
            <text:p>138.65</text:p>
          </table:table-cell>
        </table:table-row>
        <table:table-row table:style-name="ro1">
          <table:table-cell office:value-type="float" office:value="1375249" calcext:value-type="float">
            <text:p>1375249</text:p>
          </table:table-cell>
          <table:table-cell table:formula="of:=[.A88]/1000/(60*60*24)" office:value-type="time" office:time-value="PT00H22M55.249S" calcext:value-type="time">
            <text:p>00:22:55</text:p>
          </table:table-cell>
          <table:table-cell office:value-type="float" office:value="1.33" calcext:value-type="float">
            <text:p>1.33</text:p>
          </table:table-cell>
          <table:table-cell office:value-type="float" office:value="263.9" calcext:value-type="float">
            <text:p>263.9</text:p>
          </table:table-cell>
          <table:table-cell office:value-type="float" office:value="352.15" calcext:value-type="float">
            <text:p>352.15</text:p>
          </table:table-cell>
          <table:table-cell office:value-type="float" office:value="102.91" calcext:value-type="float">
            <text:p>102.91</text:p>
          </table:table-cell>
          <table:table-cell office:value-type="float" office:value="140.21" calcext:value-type="float">
            <text:p>140.21</text:p>
          </table:table-cell>
        </table:table-row>
        <table:table-row table:style-name="ro1">
          <table:table-cell office:value-type="float" office:value="1391249" calcext:value-type="float">
            <text:p>1391249</text:p>
          </table:table-cell>
          <table:table-cell table:formula="of:=[.A89]/1000/(60*60*24)" office:value-type="time" office:time-value="PT00H23M11.249S" calcext:value-type="time">
            <text:p>00:23:11</text:p>
          </table:table-cell>
          <table:table-cell office:value-type="float" office:value="1.33" calcext:value-type="float">
            <text:p>1.33</text:p>
          </table:table-cell>
          <table:table-cell office:value-type="float" office:value="263.9" calcext:value-type="float">
            <text:p>263.9</text:p>
          </table:table-cell>
          <table:table-cell office:value-type="float" office:value="352.14" calcext:value-type="float">
            <text:p>352.14</text:p>
          </table:table-cell>
          <table:table-cell office:value-type="float" office:value="104.08" calcext:value-type="float">
            <text:p>104.08</text:p>
          </table:table-cell>
          <table:table-cell office:value-type="float" office:value="141.78" calcext:value-type="float">
            <text:p>141.78</text:p>
          </table:table-cell>
        </table:table-row>
        <table:table-row table:style-name="ro1">
          <table:table-cell office:value-type="float" office:value="1407249" calcext:value-type="float">
            <text:p>1407249</text:p>
          </table:table-cell>
          <table:table-cell table:formula="of:=[.A90]/1000/(60*60*24)" office:value-type="time" office:time-value="PT00H23M27.249S" calcext:value-type="time">
            <text:p>00:23:27</text:p>
          </table:table-cell>
          <table:table-cell office:value-type="float" office:value="1.33" calcext:value-type="float">
            <text:p>1.33</text:p>
          </table:table-cell>
          <table:table-cell office:value-type="float" office:value="263.7" calcext:value-type="float">
            <text:p>263.7</text:p>
          </table:table-cell>
          <table:table-cell office:value-type="float" office:value="351.87" calcext:value-type="float">
            <text:p>351.87</text:p>
          </table:table-cell>
          <table:table-cell office:value-type="float" office:value="105.25" calcext:value-type="float">
            <text:p>105.25</text:p>
          </table:table-cell>
          <table:table-cell office:value-type="float" office:value="143.34" calcext:value-type="float">
            <text:p>143.34</text:p>
          </table:table-cell>
        </table:table-row>
        <table:table-row table:style-name="ro1">
          <table:table-cell office:value-type="float" office:value="1423249" calcext:value-type="float">
            <text:p>1423249</text:p>
          </table:table-cell>
          <table:table-cell table:formula="of:=[.A91]/1000/(60*60*24)" office:value-type="time" office:time-value="PT00H23M43.249S" calcext:value-type="time">
            <text:p>00:23:43</text:p>
          </table:table-cell>
          <table:table-cell office:value-type="float" office:value="1.33" calcext:value-type="float">
            <text:p>1.33</text:p>
          </table:table-cell>
          <table:table-cell office:value-type="float" office:value="263.6" calcext:value-type="float">
            <text:p>263.6</text:p>
          </table:table-cell>
          <table:table-cell office:value-type="float" office:value="351.74" calcext:value-type="float">
            <text:p>351.74</text:p>
          </table:table-cell>
          <table:table-cell office:value-type="float" office:value="106.42" calcext:value-type="float">
            <text:p>106.42</text:p>
          </table:table-cell>
          <table:table-cell office:value-type="float" office:value="144.91" calcext:value-type="float">
            <text:p>144.91</text:p>
          </table:table-cell>
        </table:table-row>
        <table:table-row table:style-name="ro1">
          <table:table-cell office:value-type="float" office:value="1439249" calcext:value-type="float">
            <text:p>1439249</text:p>
          </table:table-cell>
          <table:table-cell table:formula="of:=[.A92]/1000/(60*60*24)" office:value-type="time" office:time-value="PT00H23M59.249S" calcext:value-type="time">
            <text:p>00:23:59</text:p>
          </table:table-cell>
          <table:table-cell office:value-type="float" office:value="1.33" calcext:value-type="float">
            <text:p>1.33</text:p>
          </table:table-cell>
          <table:table-cell office:value-type="float" office:value="263.5" calcext:value-type="float">
            <text:p>263.5</text:p>
          </table:table-cell>
          <table:table-cell office:value-type="float" office:value="351.6" calcext:value-type="float">
            <text:p>351.6</text:p>
          </table:table-cell>
          <table:table-cell office:value-type="float" office:value="107.6" calcext:value-type="float">
            <text:p>107.6</text:p>
          </table:table-cell>
          <table:table-cell office:value-type="float" office:value="146.47" calcext:value-type="float">
            <text:p>146.47</text:p>
          </table:table-cell>
        </table:table-row>
        <table:table-row table:style-name="ro1">
          <table:table-cell office:value-type="float" office:value="1455249" calcext:value-type="float">
            <text:p>1455249</text:p>
          </table:table-cell>
          <table:table-cell table:formula="of:=[.A93]/1000/(60*60*24)" office:value-type="time" office:time-value="PT00H24M15.249S" calcext:value-type="time">
            <text:p>00:24:15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108.77" calcext:value-type="float">
            <text:p>108.77</text:p>
          </table:table-cell>
          <table:table-cell office:value-type="float" office:value="148.03" calcext:value-type="float">
            <text:p>148.03</text:p>
          </table:table-cell>
        </table:table-row>
        <table:table-row table:style-name="ro1">
          <table:table-cell office:value-type="float" office:value="1471249" calcext:value-type="float">
            <text:p>1471249</text:p>
          </table:table-cell>
          <table:table-cell table:formula="of:=[.A94]/1000/(60*60*24)" office:value-type="time" office:time-value="PT00H24M31.249S" calcext:value-type="time">
            <text:p>00:24:31</text:p>
          </table:table-cell>
          <table:table-cell office:value-type="float" office:value="1.33" calcext:value-type="float">
            <text:p>1.33</text:p>
          </table:table-cell>
          <table:table-cell office:value-type="float" office:value="263.4" calcext:value-type="float">
            <text:p>263.4</text:p>
          </table:table-cell>
          <table:table-cell office:value-type="float" office:value="350.41" calcext:value-type="float">
            <text:p>350.41</text:p>
          </table:table-cell>
          <table:table-cell office:value-type="float" office:value="109.94" calcext:value-type="float">
            <text:p>109.94</text:p>
          </table:table-cell>
          <table:table-cell office:value-type="float" office:value="149.58" calcext:value-type="float">
            <text:p>149.58</text:p>
          </table:table-cell>
        </table:table-row>
        <table:table-row table:style-name="ro1">
          <table:table-cell office:value-type="float" office:value="1487249" calcext:value-type="float">
            <text:p>1487249</text:p>
          </table:table-cell>
          <table:table-cell table:formula="of:=[.A95]/1000/(60*60*24)" office:value-type="time" office:time-value="PT00H24M47.249S" calcext:value-type="time">
            <text:p>00:24:47</text:p>
          </table:table-cell>
          <table:table-cell office:value-type="float" office:value="1.33" calcext:value-type="float">
            <text:p>1.33</text:p>
          </table:table-cell>
          <table:table-cell office:value-type="float" office:value="263.3" calcext:value-type="float">
            <text:p>263.3</text:p>
          </table:table-cell>
          <table:table-cell office:value-type="float" office:value="350.28" calcext:value-type="float">
            <text:p>350.28</text:p>
          </table:table-cell>
          <table:table-cell office:value-type="float" office:value="111.11" calcext:value-type="float">
            <text:p>111.11</text:p>
          </table:table-cell>
          <table:table-cell office:value-type="float" office:value="151.14" calcext:value-type="float">
            <text:p>151.14</text:p>
          </table:table-cell>
        </table:table-row>
        <table:table-row table:style-name="ro1">
          <table:table-cell office:value-type="float" office:value="1503249" calcext:value-type="float">
            <text:p>1503249</text:p>
          </table:table-cell>
          <table:table-cell table:formula="of:=[.A96]/1000/(60*60*24)" office:value-type="time" office:time-value="PT00H25M03.249S" calcext:value-type="time">
            <text:p>00:25:03</text:p>
          </table:table-cell>
          <table:table-cell office:value-type="float" office:value="1.33" calcext:value-type="float">
            <text:p>1.33</text:p>
          </table:table-cell>
          <table:table-cell office:value-type="float" office:value="263.2" calcext:value-type="float">
            <text:p>263.2</text:p>
          </table:table-cell>
          <table:table-cell office:value-type="float" office:value="350.14" calcext:value-type="float">
            <text:p>350.14</text:p>
          </table:table-cell>
          <table:table-cell office:value-type="float" office:value="112.28" calcext:value-type="float">
            <text:p>112.28</text:p>
          </table:table-cell>
          <table:table-cell office:value-type="float" office:value="152.7" calcext:value-type="float">
            <text:p>152.7</text:p>
          </table:table-cell>
        </table:table-row>
        <table:table-row table:style-name="ro1">
          <table:table-cell office:value-type="float" office:value="1519249" calcext:value-type="float">
            <text:p>1519249</text:p>
          </table:table-cell>
          <table:table-cell table:formula="of:=[.A97]/1000/(60*60*24)" office:value-type="time" office:time-value="PT00H25M19.249S" calcext:value-type="time">
            <text:p>00:25:19</text:p>
          </table:table-cell>
          <table:table-cell office:value-type="float" office:value="1.33" calcext:value-type="float">
            <text:p>1.33</text:p>
          </table:table-cell>
          <table:table-cell office:value-type="float" office:value="263.1" calcext:value-type="float">
            <text:p>263.1</text:p>
          </table:table-cell>
          <table:table-cell office:value-type="float" office:value="350" calcext:value-type="float">
            <text:p>350</text:p>
          </table:table-cell>
          <table:table-cell office:value-type="float" office:value="113.45" calcext:value-type="float">
            <text:p>113.45</text:p>
          </table:table-cell>
          <table:table-cell office:value-type="float" office:value="154.25" calcext:value-type="float">
            <text:p>154.25</text:p>
          </table:table-cell>
        </table:table-row>
        <table:table-row table:style-name="ro1">
          <table:table-cell office:value-type="float" office:value="1535249" calcext:value-type="float">
            <text:p>1535249</text:p>
          </table:table-cell>
          <table:table-cell table:formula="of:=[.A98]/1000/(60*60*24)" office:value-type="time" office:time-value="PT00H25M35.249S" calcext:value-type="time">
            <text:p>00:25:35</text:p>
          </table:table-cell>
          <table:table-cell office:value-type="float" office:value="1.33" calcext:value-type="float">
            <text:p>1.33</text:p>
          </table:table-cell>
          <table:table-cell office:value-type="float" office:value="263" calcext:value-type="float">
            <text:p>263</text:p>
          </table:table-cell>
          <table:table-cell office:value-type="float" office:value="349.87" calcext:value-type="float">
            <text:p>349.87</text:p>
          </table:table-cell>
          <table:table-cell office:value-type="float" office:value="114.62" calcext:value-type="float">
            <text:p>114.62</text:p>
          </table:table-cell>
          <table:table-cell office:value-type="float" office:value="155.81" calcext:value-type="float">
            <text:p>155.81</text:p>
          </table:table-cell>
        </table:table-row>
        <table:table-row table:style-name="ro1">
          <table:table-cell office:value-type="float" office:value="1551249" calcext:value-type="float">
            <text:p>1551249</text:p>
          </table:table-cell>
          <table:table-cell table:formula="of:=[.A99]/1000/(60*60*24)" office:value-type="time" office:time-value="PT00H25M51.249S" calcext:value-type="time">
            <text:p>00:25:51</text:p>
          </table:table-cell>
          <table:table-cell office:value-type="float" office:value="1.33" calcext:value-type="float">
            <text:p>1.33</text:p>
          </table:table-cell>
          <table:table-cell office:value-type="float" office:value="262.9" calcext:value-type="float">
            <text:p>262.9</text:p>
          </table:table-cell>
          <table:table-cell office:value-type="float" office:value="349.73" calcext:value-type="float">
            <text:p>349.73</text:p>
          </table:table-cell>
          <table:table-cell office:value-type="float" office:value="115.78" calcext:value-type="float">
            <text:p>115.78</text:p>
          </table:table-cell>
          <table:table-cell office:value-type="float" office:value="157.36" calcext:value-type="float">
            <text:p>157.36</text:p>
          </table:table-cell>
        </table:table-row>
        <table:table-row table:style-name="ro1">
          <table:table-cell office:value-type="float" office:value="1567249" calcext:value-type="float">
            <text:p>1567249</text:p>
          </table:table-cell>
          <table:table-cell table:formula="of:=[.A100]/1000/(60*60*24)" office:value-type="time" office:time-value="PT00H26M07.249S" calcext:value-type="time">
            <text:p>00:26:07</text:p>
          </table:table-cell>
          <table:table-cell office:value-type="float" office:value="1.33" calcext:value-type="float">
            <text:p>1.33</text:p>
          </table:table-cell>
          <table:table-cell office:value-type="float" office:value="262.8" calcext:value-type="float">
            <text:p>262.8</text:p>
          </table:table-cell>
          <table:table-cell office:value-type="float" office:value="349.6" calcext:value-type="float">
            <text:p>349.6</text:p>
          </table:table-cell>
          <table:table-cell office:value-type="float" office:value="116.95" calcext:value-type="float">
            <text:p>116.95</text:p>
          </table:table-cell>
          <table:table-cell office:value-type="float" office:value="158.91" calcext:value-type="float">
            <text:p>158.91</text:p>
          </table:table-cell>
        </table:table-row>
        <table:table-row table:style-name="ro1">
          <table:table-cell office:value-type="float" office:value="1583249" calcext:value-type="float">
            <text:p>1583249</text:p>
          </table:table-cell>
          <table:table-cell table:formula="of:=[.A101]/1000/(60*60*24)" office:value-type="time" office:time-value="PT00H26M23.249S" calcext:value-type="time">
            <text:p>00:26:23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8.41" calcext:value-type="float">
            <text:p>348.41</text:p>
          </table:table-cell>
          <table:table-cell office:value-type="float" office:value="118.12" calcext:value-type="float">
            <text:p>118.12</text:p>
          </table:table-cell>
          <table:table-cell office:value-type="float" office:value="160.46" calcext:value-type="float">
            <text:p>160.46</text:p>
          </table:table-cell>
        </table:table-row>
        <table:table-row table:style-name="ro1">
          <table:table-cell office:value-type="float" office:value="1599249" calcext:value-type="float">
            <text:p>1599249</text:p>
          </table:table-cell>
          <table:table-cell table:formula="of:=[.A102]/1000/(60*60*24)" office:value-type="time" office:time-value="PT00H26M39.249S" calcext:value-type="time">
            <text:p>00:26:39</text:p>
          </table:table-cell>
          <table:table-cell office:value-type="float" office:value="1.33" calcext:value-type="float">
            <text:p>1.33</text:p>
          </table:table-cell>
          <table:table-cell office:value-type="float" office:value="262.7" calcext:value-type="float">
            <text:p>262.7</text:p>
          </table:table-cell>
          <table:table-cell office:value-type="float" office:value="348.41" calcext:value-type="float">
            <text:p>348.41</text:p>
          </table:table-cell>
          <table:table-cell office:value-type="float" office:value="119.29" calcext:value-type="float">
            <text:p>119.29</text:p>
          </table:table-cell>
          <table:table-cell office:value-type="float" office:value="162.01" calcext:value-type="float">
            <text:p>162.01</text:p>
          </table:table-cell>
        </table:table-row>
        <table:table-row table:style-name="ro1">
          <table:table-cell office:value-type="float" office:value="1615249" calcext:value-type="float">
            <text:p>1615249</text:p>
          </table:table-cell>
          <table:table-cell table:formula="of:=[.A103]/1000/(60*60*24)" office:value-type="time" office:time-value="PT00H26M55.249S" calcext:value-type="time">
            <text:p>00:26:55</text:p>
          </table:table-cell>
          <table:table-cell office:value-type="float" office:value="1.33" calcext:value-type="float">
            <text:p>1.33</text:p>
          </table:table-cell>
          <table:table-cell office:value-type="float" office:value="262.5" calcext:value-type="float">
            <text:p>262.5</text:p>
          </table:table-cell>
          <table:table-cell office:value-type="float" office:value="348.14" calcext:value-type="float">
            <text:p>348.14</text:p>
          </table:table-cell>
          <table:table-cell office:value-type="float" office:value="120.45" calcext:value-type="float">
            <text:p>120.45</text:p>
          </table:table-cell>
          <table:table-cell office:value-type="float" office:value="163.56" calcext:value-type="float">
            <text:p>163.56</text:p>
          </table:table-cell>
        </table:table-row>
        <table:table-row table:style-name="ro1">
          <table:table-cell office:value-type="float" office:value="1631249" calcext:value-type="float">
            <text:p>1631249</text:p>
          </table:table-cell>
          <table:table-cell table:formula="of:=[.A104]/1000/(60*60*24)" office:value-type="time" office:time-value="PT00H27M11.249S" calcext:value-type="time">
            <text:p>00:27:11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.01" calcext:value-type="float">
            <text:p>348.01</text:p>
          </table:table-cell>
          <table:table-cell office:value-type="float" office:value="121.62" calcext:value-type="float">
            <text:p>121.62</text:p>
          </table:table-cell>
          <table:table-cell office:value-type="float" office:value="165.11" calcext:value-type="float">
            <text:p>165.11</text:p>
          </table:table-cell>
        </table:table-row>
        <table:table-row table:style-name="ro1">
          <table:table-cell office:value-type="float" office:value="1647249" calcext:value-type="float">
            <text:p>1647249</text:p>
          </table:table-cell>
          <table:table-cell table:formula="of:=[.A105]/1000/(60*60*24)" office:value-type="time" office:time-value="PT00H27M27.249S" calcext:value-type="time">
            <text:p>00:27:27</text:p>
          </table:table-cell>
          <table:table-cell office:value-type="float" office:value="1.33" calcext:value-type="float">
            <text:p>1.33</text:p>
          </table:table-cell>
          <table:table-cell office:value-type="float" office:value="262.4" calcext:value-type="float">
            <text:p>262.4</text:p>
          </table:table-cell>
          <table:table-cell office:value-type="float" office:value="348.01" calcext:value-type="float">
            <text:p>348.01</text:p>
          </table:table-cell>
          <table:table-cell office:value-type="float" office:value="122.79" calcext:value-type="float">
            <text:p>122.79</text:p>
          </table:table-cell>
          <table:table-cell office:value-type="float" office:value="166.66" calcext:value-type="float">
            <text:p>166.66</text:p>
          </table:table-cell>
        </table:table-row>
        <table:table-row table:style-name="ro1">
          <table:table-cell office:value-type="float" office:value="1663249" calcext:value-type="float">
            <text:p>1663249</text:p>
          </table:table-cell>
          <table:table-cell table:formula="of:=[.A106]/1000/(60*60*24)" office:value-type="time" office:time-value="PT00H27M43.249S" calcext:value-type="time">
            <text:p>00:27:43</text:p>
          </table:table-cell>
          <table:table-cell office:value-type="float" office:value="1.33" calcext:value-type="float">
            <text:p>1.33</text:p>
          </table:table-cell>
          <table:table-cell office:value-type="float" office:value="262.2" calcext:value-type="float">
            <text:p>262.2</text:p>
          </table:table-cell>
          <table:table-cell office:value-type="float" office:value="347.73" calcext:value-type="float">
            <text:p>347.73</text:p>
          </table:table-cell>
          <table:table-cell office:value-type="float" office:value="123.95" calcext:value-type="float">
            <text:p>123.95</text:p>
          </table:table-cell>
          <table:table-cell office:value-type="float" office:value="168.2" calcext:value-type="float">
            <text:p>168.2</text:p>
          </table:table-cell>
        </table:table-row>
        <table:table-row table:style-name="ro1">
          <table:table-cell office:value-type="float" office:value="1679249" calcext:value-type="float">
            <text:p>1679249</text:p>
          </table:table-cell>
          <table:table-cell table:formula="of:=[.A107]/1000/(60*60*24)" office:value-type="time" office:time-value="PT00H27M59.249S" calcext:value-type="time">
            <text:p>00:27:59</text:p>
          </table:table-cell>
          <table:table-cell office:value-type="float" office:value="1.32" calcext:value-type="float">
            <text:p>1.32</text:p>
          </table:table-cell>
          <table:table-cell office:value-type="float" office:value="262.1" calcext:value-type="float">
            <text:p>262.1</text:p>
          </table:table-cell>
          <table:table-cell office:value-type="float" office:value="346.55" calcext:value-type="float">
            <text:p>346.55</text:p>
          </table:table-cell>
          <table:table-cell office:value-type="float" office:value="125.12" calcext:value-type="float">
            <text:p>125.12</text:p>
          </table:table-cell>
          <table:table-cell office:value-type="float" office:value="169.74" calcext:value-type="float">
            <text:p>169.74</text:p>
          </table:table-cell>
        </table:table-row>
        <table:table-row table:style-name="ro1">
          <table:table-cell office:value-type="float" office:value="1695249" calcext:value-type="float">
            <text:p>1695249</text:p>
          </table:table-cell>
          <table:table-cell table:formula="of:=[.A108]/1000/(60*60*24)" office:value-type="time" office:time-value="PT00H28M15.249S" calcext:value-type="time">
            <text:p>00:28:15</text:p>
          </table:table-cell>
          <table:table-cell office:value-type="float" office:value="1.32" calcext:value-type="float">
            <text:p>1.32</text:p>
          </table:table-cell>
          <table:table-cell office:value-type="float" office:value="262.1" calcext:value-type="float">
            <text:p>262.1</text:p>
          </table:table-cell>
          <table:table-cell office:value-type="float" office:value="346.55" calcext:value-type="float">
            <text:p>346.55</text:p>
          </table:table-cell>
          <table:table-cell office:value-type="float" office:value="126.28" calcext:value-type="float">
            <text:p>126.28</text:p>
          </table:table-cell>
          <table:table-cell office:value-type="float" office:value="171.29" calcext:value-type="float">
            <text:p>171.29</text:p>
          </table:table-cell>
        </table:table-row>
        <table:table-row table:style-name="ro1">
          <table:table-cell office:value-type="float" office:value="1711249" calcext:value-type="float">
            <text:p>1711249</text:p>
          </table:table-cell>
          <table:table-cell table:formula="of:=[.A109]/1000/(60*60*24)" office:value-type="time" office:time-value="PT00H28M31.249S" calcext:value-type="time">
            <text:p>00:28:31</text:p>
          </table:table-cell>
          <table:table-cell office:value-type="float" office:value="1.32" calcext:value-type="float">
            <text:p>1.32</text:p>
          </table:table-cell>
          <table:table-cell office:value-type="float" office:value="262" calcext:value-type="float">
            <text:p>262</text:p>
          </table:table-cell>
          <table:table-cell office:value-type="float" office:value="346.42" calcext:value-type="float">
            <text:p>346.42</text:p>
          </table:table-cell>
          <table:table-cell office:value-type="float" office:value="127.45" calcext:value-type="float">
            <text:p>127.45</text:p>
          </table:table-cell>
          <table:table-cell office:value-type="float" office:value="172.83" calcext:value-type="float">
            <text:p>172.83</text:p>
          </table:table-cell>
        </table:table-row>
        <table:table-row table:style-name="ro1">
          <table:table-cell office:value-type="float" office:value="1727249" calcext:value-type="float">
            <text:p>1727249</text:p>
          </table:table-cell>
          <table:table-cell table:formula="of:=[.A110]/1000/(60*60*24)" office:value-type="time" office:time-value="PT00H28M47.249S" calcext:value-type="time">
            <text:p>00:28:47</text:p>
          </table:table-cell>
          <table:table-cell office:value-type="float" office:value="1.32" calcext:value-type="float">
            <text:p>1.32</text:p>
          </table:table-cell>
          <table:table-cell office:value-type="float" office:value="261.9" calcext:value-type="float">
            <text:p>261.9</text:p>
          </table:table-cell>
          <table:table-cell office:value-type="float" office:value="346.28" calcext:value-type="float">
            <text:p>346.28</text:p>
          </table:table-cell>
          <table:table-cell office:value-type="float" office:value="128.61" calcext:value-type="float">
            <text:p>128.61</text:p>
          </table:table-cell>
          <table:table-cell office:value-type="float" office:value="174.37" calcext:value-type="float">
            <text:p>174.37</text:p>
          </table:table-cell>
        </table:table-row>
        <table:table-row table:style-name="ro1">
          <table:table-cell office:value-type="float" office:value="1743249" calcext:value-type="float">
            <text:p>1743249</text:p>
          </table:table-cell>
          <table:table-cell table:formula="of:=[.A111]/1000/(60*60*24)" office:value-type="time" office:time-value="PT00H29M03.249S" calcext:value-type="time">
            <text:p>00:29:03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6.15" calcext:value-type="float">
            <text:p>346.15</text:p>
          </table:table-cell>
          <table:table-cell office:value-type="float" office:value="129.78" calcext:value-type="float">
            <text:p>129.78</text:p>
          </table:table-cell>
          <table:table-cell office:value-type="float" office:value="175.91" calcext:value-type="float">
            <text:p>175.91</text:p>
          </table:table-cell>
        </table:table-row>
        <table:table-row table:style-name="ro1">
          <table:table-cell office:value-type="float" office:value="1759249" calcext:value-type="float">
            <text:p>1759249</text:p>
          </table:table-cell>
          <table:table-cell table:formula="of:=[.A112]/1000/(60*60*24)" office:value-type="time" office:time-value="PT00H29M19.249S" calcext:value-type="time">
            <text:p>00:29:19</text:p>
          </table:table-cell>
          <table:table-cell office:value-type="float" office:value="1.32" calcext:value-type="float">
            <text:p>1.32</text:p>
          </table:table-cell>
          <table:table-cell office:value-type="float" office:value="261.7" calcext:value-type="float">
            <text:p>261.7</text:p>
          </table:table-cell>
          <table:table-cell office:value-type="float" office:value="346.01" calcext:value-type="float">
            <text:p>346.01</text:p>
          </table:table-cell>
          <table:table-cell office:value-type="float" office:value="130.94" calcext:value-type="float">
            <text:p>130.94</text:p>
          </table:table-cell>
          <table:table-cell office:value-type="float" office:value="177.45" calcext:value-type="float">
            <text:p>177.45</text:p>
          </table:table-cell>
        </table:table-row>
        <table:table-row table:style-name="ro1">
          <table:table-cell office:value-type="float" office:value="1775249" calcext:value-type="float">
            <text:p>1775249</text:p>
          </table:table-cell>
          <table:table-cell table:formula="of:=[.A113]/1000/(60*60*24)" office:value-type="time" office:time-value="PT00H29M35.249S" calcext:value-type="time">
            <text:p>00:29:35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8" calcext:value-type="float">
            <text:p>345.88</text:p>
          </table:table-cell>
          <table:table-cell office:value-type="float" office:value="132.1" calcext:value-type="float">
            <text:p>132.1</text:p>
          </table:table-cell>
          <table:table-cell office:value-type="float" office:value="178.98" calcext:value-type="float">
            <text:p>178.98</text:p>
          </table:table-cell>
        </table:table-row>
        <table:table-row table:style-name="ro1">
          <table:table-cell office:value-type="float" office:value="1791249" calcext:value-type="float">
            <text:p>1791249</text:p>
          </table:table-cell>
          <table:table-cell table:formula="of:=[.A114]/1000/(60*60*24)" office:value-type="time" office:time-value="PT00H29M51.249S" calcext:value-type="time">
            <text:p>00:29:51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5.87" calcext:value-type="float">
            <text:p>345.87</text:p>
          </table:table-cell>
          <table:table-cell office:value-type="float" office:value="133.26" calcext:value-type="float">
            <text:p>133.26</text:p>
          </table:table-cell>
          <table:table-cell office:value-type="float" office:value="180.52" calcext:value-type="float">
            <text:p>180.52</text:p>
          </table:table-cell>
        </table:table-row>
        <table:table-row table:style-name="ro1">
          <table:table-cell office:value-type="float" office:value="1807249" calcext:value-type="float">
            <text:p>1807249</text:p>
          </table:table-cell>
          <table:table-cell table:formula="of:=[.A115]/1000/(60*60*24)" office:value-type="time" office:time-value="PT00H30M07.249S" calcext:value-type="time">
            <text:p>00:30:07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5.61" calcext:value-type="float">
            <text:p>345.61</text:p>
          </table:table-cell>
          <table:table-cell office:value-type="float" office:value="134.43" calcext:value-type="float">
            <text:p>134.43</text:p>
          </table:table-cell>
          <table:table-cell office:value-type="float" office:value="182.06" calcext:value-type="float">
            <text:p>182.06</text:p>
          </table:table-cell>
        </table:table-row>
        <table:table-row table:style-name="ro1">
          <table:table-cell office:value-type="float" office:value="1823249" calcext:value-type="float">
            <text:p>1823249</text:p>
          </table:table-cell>
          <table:table-cell table:formula="of:=[.A116]/1000/(60*60*24)" office:value-type="time" office:time-value="PT00H30M23.249S" calcext:value-type="time">
            <text:p>00:30:23</text:p>
          </table:table-cell>
          <table:table-cell office:value-type="float" office:value="1.32" calcext:value-type="float">
            <text:p>1.32</text:p>
          </table:table-cell>
          <table:table-cell office:value-type="float" office:value="261.4" calcext:value-type="float">
            <text:p>261.4</text:p>
          </table:table-cell>
          <table:table-cell office:value-type="float" office:value="344.56" calcext:value-type="float">
            <text:p>344.56</text:p>
          </table:table-cell>
          <table:table-cell office:value-type="float" office:value="135.59" calcext:value-type="float">
            <text:p>135.59</text:p>
          </table:table-cell>
          <table:table-cell office:value-type="float" office:value="183.59" calcext:value-type="float">
            <text:p>183.59</text:p>
          </table:table-cell>
        </table:table-row>
        <table:table-row table:style-name="ro1">
          <table:table-cell office:value-type="float" office:value="1839249" calcext:value-type="float">
            <text:p>1839249</text:p>
          </table:table-cell>
          <table:table-cell table:formula="of:=[.A117]/1000/(60*60*24)" office:value-type="time" office:time-value="PT00H30M39.249S" calcext:value-type="time">
            <text:p>00:30:39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4.43" calcext:value-type="float">
            <text:p>344.43</text:p>
          </table:table-cell>
          <table:table-cell office:value-type="float" office:value="136.75" calcext:value-type="float">
            <text:p>136.75</text:p>
          </table:table-cell>
          <table:table-cell office:value-type="float" office:value="185.13" calcext:value-type="float">
            <text:p>185.13</text:p>
          </table:table-cell>
        </table:table-row>
        <table:table-row table:style-name="ro1">
          <table:table-cell office:value-type="float" office:value="1855249" calcext:value-type="float">
            <text:p>1855249</text:p>
          </table:table-cell>
          <table:table-cell table:formula="of:=[.A118]/1000/(60*60*24)" office:value-type="time" office:time-value="PT00H30M55.249S" calcext:value-type="time">
            <text:p>00:30:55</text:p>
          </table:table-cell>
          <table:table-cell office:value-type="float" office:value="1.32" calcext:value-type="float">
            <text:p>1.32</text:p>
          </table:table-cell>
          <table:table-cell office:value-type="float" office:value="261.2" calcext:value-type="float">
            <text:p>261.2</text:p>
          </table:table-cell>
          <table:table-cell office:value-type="float" office:value="344.29" calcext:value-type="float">
            <text:p>344.29</text:p>
          </table:table-cell>
          <table:table-cell office:value-type="float" office:value="137.91" calcext:value-type="float">
            <text:p>137.91</text:p>
          </table:table-cell>
          <table:table-cell office:value-type="float" office:value="186.66" calcext:value-type="float">
            <text:p>186.66</text:p>
          </table:table-cell>
        </table:table-row>
        <table:table-row table:style-name="ro1">
          <table:table-cell office:value-type="float" office:value="1871248" calcext:value-type="float">
            <text:p>1871248</text:p>
          </table:table-cell>
          <table:table-cell table:formula="of:=[.A119]/1000/(60*60*24)" office:value-type="time" office:time-value="PT00H31M11.248S" calcext:value-type="time">
            <text:p>00:31:11</text:p>
          </table:table-cell>
          <table:table-cell office:value-type="float" office:value="1.32" calcext:value-type="float">
            <text:p>1.32</text:p>
          </table:table-cell>
          <table:table-cell office:value-type="float" office:value="261.1" calcext:value-type="float">
            <text:p>261.1</text:p>
          </table:table-cell>
          <table:table-cell office:value-type="float" office:value="344.16" calcext:value-type="float">
            <text:p>344.16</text:p>
          </table:table-cell>
          <table:table-cell office:value-type="float" office:value="139.07" calcext:value-type="float">
            <text:p>139.07</text:p>
          </table:table-cell>
          <table:table-cell office:value-type="float" office:value="188.19" calcext:value-type="float">
            <text:p>188.19</text:p>
          </table:table-cell>
        </table:table-row>
        <table:table-row table:style-name="ro1">
          <table:table-cell office:value-type="float" office:value="1887249" calcext:value-type="float">
            <text:p>1887249</text:p>
          </table:table-cell>
          <table:table-cell table:formula="of:=[.A120]/1000/(60*60*24)" office:value-type="time" office:time-value="PT00H31M27.249S" calcext:value-type="time">
            <text:p>00:31:27</text:p>
          </table:table-cell>
          <table:table-cell office:value-type="float" office:value="1.32" calcext:value-type="float">
            <text:p>1.32</text:p>
          </table:table-cell>
          <table:table-cell office:value-type="float" office:value="261.1" calcext:value-type="float">
            <text:p>261.1</text:p>
          </table:table-cell>
          <table:table-cell office:value-type="float" office:value="344.16" calcext:value-type="float">
            <text:p>344.16</text:p>
          </table:table-cell>
          <table:table-cell office:value-type="float" office:value="140.23" calcext:value-type="float">
            <text:p>140.23</text:p>
          </table:table-cell>
          <table:table-cell office:value-type="float" office:value="189.72" calcext:value-type="float">
            <text:p>189.72</text:p>
          </table:table-cell>
        </table:table-row>
        <table:table-row table:style-name="ro1">
          <table:table-cell office:value-type="float" office:value="1903249" calcext:value-type="float">
            <text:p>1903249</text:p>
          </table:table-cell>
          <table:table-cell table:formula="of:=[.A121]/1000/(60*60*24)" office:value-type="time" office:time-value="PT00H31M43.249S" calcext:value-type="time">
            <text:p>00:31:43</text:p>
          </table:table-cell>
          <table:table-cell office:value-type="float" office:value="1.32" calcext:value-type="float">
            <text:p>1.32</text:p>
          </table:table-cell>
          <table:table-cell office:value-type="float" office:value="261" calcext:value-type="float">
            <text:p>261</text:p>
          </table:table-cell>
          <table:table-cell office:value-type="float" office:value="344.02" calcext:value-type="float">
            <text:p>344.02</text:p>
          </table:table-cell>
          <table:table-cell office:value-type="float" office:value="141.39" calcext:value-type="float">
            <text:p>141.39</text:p>
          </table:table-cell>
          <table:table-cell office:value-type="float" office:value="191.25" calcext:value-type="float">
            <text:p>191.25</text:p>
          </table:table-cell>
        </table:table-row>
        <table:table-row table:style-name="ro1">
          <table:table-cell office:value-type="float" office:value="1919249" calcext:value-type="float">
            <text:p>1919249</text:p>
          </table:table-cell>
          <table:table-cell table:formula="of:=[.A122]/1000/(60*60*24)" office:value-type="time" office:time-value="PT00H31M59.249S" calcext:value-type="time">
            <text:p>00:31:59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6" calcext:value-type="float">
            <text:p>343.76</text:p>
          </table:table-cell>
          <table:table-cell office:value-type="float" office:value="142.55" calcext:value-type="float">
            <text:p>142.55</text:p>
          </table:table-cell>
          <table:table-cell office:value-type="float" office:value="192.78" calcext:value-type="float">
            <text:p>192.78</text:p>
          </table:table-cell>
        </table:table-row>
        <table:table-row table:style-name="ro1">
          <table:table-cell office:value-type="float" office:value="1935249" calcext:value-type="float">
            <text:p>1935249</text:p>
          </table:table-cell>
          <table:table-cell table:formula="of:=[.A123]/1000/(60*60*24)" office:value-type="time" office:time-value="PT00H32M15.249S" calcext:value-type="time">
            <text:p>00:32:15</text:p>
          </table:table-cell>
          <table:table-cell office:value-type="float" office:value="1.32" calcext:value-type="float">
            <text:p>1.32</text:p>
          </table:table-cell>
          <table:table-cell office:value-type="float" office:value="260.8" calcext:value-type="float">
            <text:p>260.8</text:p>
          </table:table-cell>
          <table:table-cell office:value-type="float" office:value="343.75" calcext:value-type="float">
            <text:p>343.75</text:p>
          </table:table-cell>
          <table:table-cell office:value-type="float" office:value="143.71" calcext:value-type="float">
            <text:p>143.71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1">
          <table:table-cell office:value-type="float" office:value="1951249" calcext:value-type="float">
            <text:p>1951249</text:p>
          </table:table-cell>
          <table:table-cell table:formula="of:=[.A124]/1000/(60*60*24)" office:value-type="time" office:time-value="PT00H32M31.249S" calcext:value-type="time">
            <text:p>00:32:31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144.87" calcext:value-type="float">
            <text:p>144.87</text:p>
          </table:table-cell>
          <table:table-cell office:value-type="float" office:value="195.83" calcext:value-type="float">
            <text:p>195.83</text:p>
          </table:table-cell>
        </table:table-row>
        <table:table-row table:style-name="ro1">
          <table:table-cell office:value-type="float" office:value="1967249" calcext:value-type="float">
            <text:p>1967249</text:p>
          </table:table-cell>
          <table:table-cell table:formula="of:=[.A125]/1000/(60*60*24)" office:value-type="time" office:time-value="PT00H32M47.249S" calcext:value-type="time">
            <text:p>00:32:47</text:p>
          </table:table-cell>
          <table:table-cell office:value-type="float" office:value="1.32" calcext:value-type="float">
            <text:p>1.32</text:p>
          </table:table-cell>
          <table:table-cell office:value-type="float" office:value="260.6" calcext:value-type="float">
            <text:p>260.6</text:p>
          </table:table-cell>
          <table:table-cell office:value-type="float" office:value="343.49" calcext:value-type="float">
            <text:p>343.49</text:p>
          </table:table-cell>
          <table:table-cell office:value-type="float" office:value="146.03" calcext:value-type="float">
            <text:p>146.03</text:p>
          </table:table-cell>
          <table:table-cell office:value-type="float" office:value="197.36" calcext:value-type="float">
            <text:p>197.36</text:p>
          </table:table-cell>
        </table:table-row>
        <table:table-row table:style-name="ro1">
          <table:table-cell office:value-type="float" office:value="1983249" calcext:value-type="float">
            <text:p>1983249</text:p>
          </table:table-cell>
          <table:table-cell table:formula="of:=[.A126]/1000/(60*60*24)" office:value-type="time" office:time-value="PT00H33M03.249S" calcext:value-type="time">
            <text:p>00:33:03</text:p>
          </table:table-cell>
          <table:table-cell office:value-type="float" office:value="1.31" calcext:value-type="float">
            <text:p>1.31</text:p>
          </table:table-cell>
          <table:table-cell office:value-type="float" office:value="260.5" calcext:value-type="float">
            <text:p>260.5</text:p>
          </table:table-cell>
          <table:table-cell office:value-type="float" office:value="342.31" calcext:value-type="float">
            <text:p>342.31</text:p>
          </table:table-cell>
          <table:table-cell office:value-type="float" office:value="147.19" calcext:value-type="float">
            <text:p>147.19</text:p>
          </table:table-cell>
          <table:table-cell office:value-type="float" office:value="198.88" calcext:value-type="float">
            <text:p>198.88</text:p>
          </table:table-cell>
        </table:table-row>
        <table:table-row table:style-name="ro1">
          <table:table-cell office:value-type="float" office:value="1999249" calcext:value-type="float">
            <text:p>1999249</text:p>
          </table:table-cell>
          <table:table-cell table:formula="of:=[.A127]/1000/(60*60*24)" office:value-type="time" office:time-value="PT00H33M19.249S" calcext:value-type="time">
            <text:p>00:33:19</text:p>
          </table:table-cell>
          <table:table-cell office:value-type="float" office:value="1.31" calcext:value-type="float">
            <text:p>1.31</text:p>
          </table:table-cell>
          <table:table-cell office:value-type="float" office:value="260.5" calcext:value-type="float">
            <text:p>260.5</text:p>
          </table:table-cell>
          <table:table-cell office:value-type="float" office:value="342.31" calcext:value-type="float">
            <text:p>342.31</text:p>
          </table:table-cell>
          <table:table-cell office:value-type="float" office:value="148.34" calcext:value-type="float">
            <text:p>148.34</text:p>
          </table:table-cell>
          <table:table-cell office:value-type="float" office:value="200.41" calcext:value-type="float">
            <text:p>200.41</text:p>
          </table:table-cell>
        </table:table-row>
        <table:table-row table:style-name="ro1">
          <table:table-cell office:value-type="float" office:value="2015249" calcext:value-type="float">
            <text:p>2015249</text:p>
          </table:table-cell>
          <table:table-cell table:formula="of:=[.A128]/1000/(60*60*24)" office:value-type="time" office:time-value="PT00H33M35.249S" calcext:value-type="time">
            <text:p>00:33:35</text:p>
          </table:table-cell>
          <table:table-cell office:value-type="float" office:value="1.31" calcext:value-type="float">
            <text:p>1.31</text:p>
          </table:table-cell>
          <table:table-cell office:value-type="float" office:value="260.3" calcext:value-type="float">
            <text:p>260.3</text:p>
          </table:table-cell>
          <table:table-cell office:value-type="float" office:value="342.04" calcext:value-type="float">
            <text:p>342.04</text:p>
          </table:table-cell>
          <table:table-cell office:value-type="float" office:value="149.5" calcext:value-type="float">
            <text:p>149.5</text:p>
          </table:table-cell>
          <table:table-cell office:value-type="float" office:value="201.93" calcext:value-type="float">
            <text:p>201.93</text:p>
          </table:table-cell>
        </table:table-row>
        <table:table-row table:style-name="ro1">
          <table:table-cell office:value-type="float" office:value="2031249" calcext:value-type="float">
            <text:p>2031249</text:p>
          </table:table-cell>
          <table:table-cell table:formula="of:=[.A129]/1000/(60*60*24)" office:value-type="time" office:time-value="PT00H33M51.249S" calcext:value-type="time">
            <text:p>00:33:51</text:p>
          </table:table-cell>
          <table:table-cell office:value-type="float" office:value="1.31" calcext:value-type="float">
            <text:p>1.31</text:p>
          </table:table-cell>
          <table:table-cell office:value-type="float" office:value="260.3" calcext:value-type="float">
            <text:p>260.3</text:p>
          </table:table-cell>
          <table:table-cell office:value-type="float" office:value="342.04" calcext:value-type="float">
            <text:p>342.04</text:p>
          </table:table-cell>
          <table:table-cell office:value-type="float" office:value="150.66" calcext:value-type="float">
            <text:p>150.66</text:p>
          </table:table-cell>
          <table:table-cell office:value-type="float" office:value="203.45" calcext:value-type="float">
            <text:p>203.45</text:p>
          </table:table-cell>
        </table:table-row>
        <table:table-row table:style-name="ro1">
          <table:table-cell office:value-type="float" office:value="2047249" calcext:value-type="float">
            <text:p>2047249</text:p>
          </table:table-cell>
          <table:table-cell table:formula="of:=[.A130]/1000/(60*60*24)" office:value-type="time" office:time-value="PT00H34M07.249S" calcext:value-type="time">
            <text:p>00:34:07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151.81" calcext:value-type="float">
            <text:p>151.81</text:p>
          </table:table-cell>
          <table:table-cell office:value-type="float" office:value="204.97" calcext:value-type="float">
            <text:p>204.97</text:p>
          </table:table-cell>
        </table:table-row>
        <table:table-row table:style-name="ro1">
          <table:table-cell office:value-type="float" office:value="2063249" calcext:value-type="float">
            <text:p>2063249</text:p>
          </table:table-cell>
          <table:table-cell table:formula="of:=[.A131]/1000/(60*60*24)" office:value-type="time" office:time-value="PT00H34M23.249S" calcext:value-type="time">
            <text:p>00:34:23</text:p>
          </table:table-cell>
          <table:table-cell office:value-type="float" office:value="1.31" calcext:value-type="float">
            <text:p>1.31</text:p>
          </table:table-cell>
          <table:table-cell office:value-type="float" office:value="260.1" calcext:value-type="float">
            <text:p>260.1</text:p>
          </table:table-cell>
          <table:table-cell office:value-type="float" office:value="341.77" calcext:value-type="float">
            <text:p>341.77</text:p>
          </table:table-cell>
          <table:table-cell office:value-type="float" office:value="152.97" calcext:value-type="float">
            <text:p>152.97</text:p>
          </table:table-cell>
          <table:table-cell office:value-type="float" office:value="206.49" calcext:value-type="float">
            <text:p>206.49</text:p>
          </table:table-cell>
        </table:table-row>
        <table:table-row table:style-name="ro1">
          <table:table-cell office:value-type="float" office:value="2079249" calcext:value-type="float">
            <text:p>2079249</text:p>
          </table:table-cell>
          <table:table-cell table:formula="of:=[.A132]/1000/(60*60*24)" office:value-type="time" office:time-value="PT00H34M39.249S" calcext:value-type="time">
            <text:p>00:34:39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154.13" calcext:value-type="float">
            <text:p>154.13</text:p>
          </table:table-cell>
          <table:table-cell office:value-type="float" office:value="208.01" calcext:value-type="float">
            <text:p>208.01</text:p>
          </table:table-cell>
        </table:table-row>
        <table:table-row table:style-name="ro1">
          <table:table-cell office:value-type="float" office:value="2095249" calcext:value-type="float">
            <text:p>2095249</text:p>
          </table:table-cell>
          <table:table-cell table:formula="of:=[.A133]/1000/(60*60*24)" office:value-type="time" office:time-value="PT00H34M55.249S" calcext:value-type="time">
            <text:p>00:34:55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0.6" calcext:value-type="float">
            <text:p>340.6</text:p>
          </table:table-cell>
          <table:table-cell office:value-type="float" office:value="155.28" calcext:value-type="float">
            <text:p>155.28</text:p>
          </table:table-cell>
          <table:table-cell office:value-type="float" office:value="209.52" calcext:value-type="float">
            <text:p>209.52</text:p>
          </table:table-cell>
        </table:table-row>
        <table:table-row table:style-name="ro1">
          <table:table-cell office:value-type="float" office:value="2111249" calcext:value-type="float">
            <text:p>2111249</text:p>
          </table:table-cell>
          <table:table-cell table:formula="of:=[.A134]/1000/(60*60*24)" office:value-type="time" office:time-value="PT00H35M11.249S" calcext:value-type="time">
            <text:p>00:35:11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156.44" calcext:value-type="float">
            <text:p>156.44</text:p>
          </table:table-cell>
          <table:table-cell office:value-type="float" office:value="211.04" calcext:value-type="float">
            <text:p>211.04</text:p>
          </table:table-cell>
        </table:table-row>
        <table:table-row table:style-name="ro1">
          <table:table-cell office:value-type="float" office:value="2127249" calcext:value-type="float">
            <text:p>2127249</text:p>
          </table:table-cell>
          <table:table-cell table:formula="of:=[.A135]/1000/(60*60*24)" office:value-type="time" office:time-value="PT00H35M27.249S" calcext:value-type="time">
            <text:p>00:35:27</text:p>
          </table:table-cell>
          <table:table-cell office:value-type="float" office:value="1.31" calcext:value-type="float">
            <text:p>1.31</text:p>
          </table:table-cell>
          <table:table-cell office:value-type="float" office:value="259.8" calcext:value-type="float">
            <text:p>259.8</text:p>
          </table:table-cell>
          <table:table-cell office:value-type="float" office:value="341.37" calcext:value-type="float">
            <text:p>341.37</text:p>
          </table:table-cell>
          <table:table-cell office:value-type="float" office:value="157.59" calcext:value-type="float">
            <text:p>157.59</text:p>
          </table:table-cell>
          <table:table-cell office:value-type="float" office:value="212.56" calcext:value-type="float">
            <text:p>212.56</text:p>
          </table:table-cell>
        </table:table-row>
        <table:table-row table:style-name="ro1">
          <table:table-cell office:value-type="float" office:value="2143249" calcext:value-type="float">
            <text:p>2143249</text:p>
          </table:table-cell>
          <table:table-cell table:formula="of:=[.A136]/1000/(60*60*24)" office:value-type="time" office:time-value="PT00H35M43.249S" calcext:value-type="time">
            <text:p>00:35:43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58.75" calcext:value-type="float">
            <text:p>158.75</text:p>
          </table:table-cell>
          <table:table-cell office:value-type="float" office:value="214.08" calcext:value-type="float">
            <text:p>214.08</text:p>
          </table:table-cell>
        </table:table-row>
        <table:table-row table:style-name="ro1">
          <table:table-cell office:value-type="float" office:value="2159249" calcext:value-type="float">
            <text:p>2159249</text:p>
          </table:table-cell>
          <table:table-cell table:formula="of:=[.A137]/1000/(60*60*24)" office:value-type="time" office:time-value="PT00H35M59.249S" calcext:value-type="time">
            <text:p>00:35:59</text:p>
          </table:table-cell>
          <table:table-cell office:value-type="float" office:value="1.31" calcext:value-type="float">
            <text:p>1.31</text:p>
          </table:table-cell>
          <table:table-cell office:value-type="float" office:value="259.6" calcext:value-type="float">
            <text:p>259.6</text:p>
          </table:table-cell>
          <table:table-cell office:value-type="float" office:value="340.07" calcext:value-type="float">
            <text:p>340.07</text:p>
          </table:table-cell>
          <table:table-cell office:value-type="float" office:value="159.9" calcext:value-type="float">
            <text:p>159.9</text:p>
          </table:table-cell>
          <table:table-cell office:value-type="float" office:value="215.59" calcext:value-type="float">
            <text:p>215.59</text:p>
          </table:table-cell>
        </table:table-row>
        <table:table-row table:style-name="ro1">
          <table:table-cell office:value-type="float" office:value="2175249" calcext:value-type="float">
            <text:p>2175249</text:p>
          </table:table-cell>
          <table:table-cell table:formula="of:=[.A138]/1000/(60*60*24)" office:value-type="time" office:time-value="PT00H36M15.249S" calcext:value-type="time">
            <text:p>00:36:15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161.05" calcext:value-type="float">
            <text:p>161.05</text:p>
          </table:table-cell>
          <table:table-cell office:value-type="float" office:value="217.1" calcext:value-type="float">
            <text:p>217.1</text:p>
          </table:table-cell>
        </table:table-row>
        <table:table-row table:style-name="ro1">
          <table:table-cell office:value-type="float" office:value="2191249" calcext:value-type="float">
            <text:p>2191249</text:p>
          </table:table-cell>
          <table:table-cell table:formula="of:=[.A139]/1000/(60*60*24)" office:value-type="time" office:time-value="PT00H36M31.249S" calcext:value-type="time">
            <text:p>00:36:31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9.93" calcext:value-type="float">
            <text:p>339.93</text:p>
          </table:table-cell>
          <table:table-cell office:value-type="float" office:value="162.21" calcext:value-type="float">
            <text:p>162.21</text:p>
          </table:table-cell>
          <table:table-cell office:value-type="float" office:value="218.61" calcext:value-type="float">
            <text:p>218.61</text:p>
          </table:table-cell>
        </table:table-row>
        <table:table-row table:style-name="ro1">
          <table:table-cell office:value-type="float" office:value="2207249" calcext:value-type="float">
            <text:p>2207249</text:p>
          </table:table-cell>
          <table:table-cell table:formula="of:=[.A140]/1000/(60*60*24)" office:value-type="time" office:time-value="PT00H36M47.249S" calcext:value-type="time">
            <text:p>00:36:47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163.36" calcext:value-type="float">
            <text:p>163.36</text:p>
          </table:table-cell>
          <table:table-cell office:value-type="float" office:value="220.12" calcext:value-type="float">
            <text:p>220.12</text:p>
          </table:table-cell>
        </table:table-row>
        <table:table-row table:style-name="ro1">
          <table:table-cell office:value-type="float" office:value="2223249" calcext:value-type="float">
            <text:p>2223249</text:p>
          </table:table-cell>
          <table:table-cell table:formula="of:=[.A141]/1000/(60*60*24)" office:value-type="time" office:time-value="PT00H37M03.249S" calcext:value-type="time">
            <text:p>00:37:03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164.51" calcext:value-type="float">
            <text:p>164.51</text:p>
          </table:table-cell>
          <table:table-cell office:value-type="float" office:value="221.63" calcext:value-type="float">
            <text:p>221.63</text:p>
          </table:table-cell>
        </table:table-row>
        <table:table-row table:style-name="ro1">
          <table:table-cell office:value-type="float" office:value="2239249" calcext:value-type="float">
            <text:p>2239249</text:p>
          </table:table-cell>
          <table:table-cell table:formula="of:=[.A142]/1000/(60*60*24)" office:value-type="time" office:time-value="PT00H37M19.249S" calcext:value-type="time">
            <text:p>00:37:19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9.66" calcext:value-type="float">
            <text:p>339.66</text:p>
          </table:table-cell>
          <table:table-cell office:value-type="float" office:value="165.67" calcext:value-type="float">
            <text:p>165.67</text:p>
          </table:table-cell>
          <table:table-cell office:value-type="float" office:value="223.14" calcext:value-type="float">
            <text:p>223.14</text:p>
          </table:table-cell>
        </table:table-row>
        <table:table-row table:style-name="ro1">
          <table:table-cell office:value-type="float" office:value="2255249" calcext:value-type="float">
            <text:p>2255249</text:p>
          </table:table-cell>
          <table:table-cell table:formula="of:=[.A143]/1000/(60*60*24)" office:value-type="time" office:time-value="PT00H37M35.249S" calcext:value-type="time">
            <text:p>00:37:35</text:p>
          </table:table-cell>
          <table:table-cell office:value-type="float" office:value="1.31" calcext:value-type="float">
            <text:p>1.31</text:p>
          </table:table-cell>
          <table:table-cell office:value-type="float" office:value="259.2" calcext:value-type="float">
            <text:p>259.2</text:p>
          </table:table-cell>
          <table:table-cell office:value-type="float" office:value="339.53" calcext:value-type="float">
            <text:p>339.53</text:p>
          </table:table-cell>
          <table:table-cell office:value-type="float" office:value="166.82" calcext:value-type="float">
            <text:p>166.82</text:p>
          </table:table-cell>
          <table:table-cell office:value-type="float" office:value="224.65" calcext:value-type="float">
            <text:p>224.65</text:p>
          </table:table-cell>
        </table:table-row>
        <table:table-row table:style-name="ro1">
          <table:table-cell office:value-type="float" office:value="2271249" calcext:value-type="float">
            <text:p>2271249</text:p>
          </table:table-cell>
          <table:table-cell table:formula="of:=[.A144]/1000/(60*60*24)" office:value-type="time" office:time-value="PT00H37M51.249S" calcext:value-type="time">
            <text:p>00:37:51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167.97" calcext:value-type="float">
            <text:p>167.97</text:p>
          </table:table-cell>
          <table:table-cell office:value-type="float" office:value="226.16" calcext:value-type="float">
            <text:p>226.16</text:p>
          </table:table-cell>
        </table:table-row>
        <table:table-row table:style-name="ro1">
          <table:table-cell office:value-type="float" office:value="2287249" calcext:value-type="float">
            <text:p>2287249</text:p>
          </table:table-cell>
          <table:table-cell table:formula="of:=[.A145]/1000/(60*60*24)" office:value-type="time" office:time-value="PT00H38M07.249S" calcext:value-type="time">
            <text:p>00:38:07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169.12" calcext:value-type="float">
            <text:p>169.12</text:p>
          </table:table-cell>
          <table:table-cell office:value-type="float" office:value="227.67" calcext:value-type="float">
            <text:p>227.67</text:p>
          </table:table-cell>
        </table:table-row>
        <table:table-row table:style-name="ro1">
          <table:table-cell office:value-type="float" office:value="2303249" calcext:value-type="float">
            <text:p>2303249</text:p>
          </table:table-cell>
          <table:table-cell table:formula="of:=[.A146]/1000/(60*60*24)" office:value-type="time" office:time-value="PT00H38M23.249S" calcext:value-type="time">
            <text:p>00:38:23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170.27" calcext:value-type="float">
            <text:p>170.27</text:p>
          </table:table-cell>
          <table:table-cell office:value-type="float" office:value="229.17" calcext:value-type="float">
            <text:p>229.17</text:p>
          </table:table-cell>
        </table:table-row>
        <table:table-row table:style-name="ro1">
          <table:table-cell office:value-type="float" office:value="2319249" calcext:value-type="float">
            <text:p>2319249</text:p>
          </table:table-cell>
          <table:table-cell table:formula="of:=[.A147]/1000/(60*60*24)" office:value-type="time" office:time-value="PT00H38M39.249S" calcext:value-type="time">
            <text:p>00:38:39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171.42" calcext:value-type="float">
            <text:p>171.42</text:p>
          </table:table-cell>
          <table:table-cell office:value-type="float" office:value="230.68" calcext:value-type="float">
            <text:p>230.68</text:p>
          </table:table-cell>
        </table:table-row>
        <table:table-row table:style-name="ro1">
          <table:table-cell office:value-type="float" office:value="2335249" calcext:value-type="float">
            <text:p>2335249</text:p>
          </table:table-cell>
          <table:table-cell table:formula="of:=[.A148]/1000/(60*60*24)" office:value-type="time" office:time-value="PT00H38M55.249S" calcext:value-type="time">
            <text:p>00:38:55</text:p>
          </table:table-cell>
          <table:table-cell office:value-type="float" office:value="1.31" calcext:value-type="float">
            <text:p>1.31</text:p>
          </table:table-cell>
          <table:table-cell office:value-type="float" office:value="258.8" calcext:value-type="float">
            <text:p>258.8</text:p>
          </table:table-cell>
          <table:table-cell office:value-type="float" office:value="337.96" calcext:value-type="float">
            <text:p>337.96</text:p>
          </table:table-cell>
          <table:table-cell office:value-type="float" office:value="172.57" calcext:value-type="float">
            <text:p>172.57</text:p>
          </table:table-cell>
          <table:table-cell office:value-type="float" office:value="232.18" calcext:value-type="float">
            <text:p>232.18</text:p>
          </table:table-cell>
        </table:table-row>
        <table:table-row table:style-name="ro1">
          <table:table-cell office:value-type="float" office:value="2351249" calcext:value-type="float">
            <text:p>2351249</text:p>
          </table:table-cell>
          <table:table-cell table:formula="of:=[.A149]/1000/(60*60*24)" office:value-type="time" office:time-value="PT00H39M11.249S" calcext:value-type="time">
            <text:p>00:39:11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173.72" calcext:value-type="float">
            <text:p>173.72</text:p>
          </table:table-cell>
          <table:table-cell office:value-type="float" office:value="233.68" calcext:value-type="float">
            <text:p>233.68</text:p>
          </table:table-cell>
        </table:table-row>
        <table:table-row table:style-name="ro1">
          <table:table-cell office:value-type="float" office:value="2367249" calcext:value-type="float">
            <text:p>2367249</text:p>
          </table:table-cell>
          <table:table-cell table:formula="of:=[.A150]/1000/(60*60*24)" office:value-type="time" office:time-value="PT00H39M27.249S" calcext:value-type="time">
            <text:p>00:39:27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174.87" calcext:value-type="float">
            <text:p>174.87</text:p>
          </table:table-cell>
          <table:table-cell office:value-type="float" office:value="235.19" calcext:value-type="float">
            <text:p>235.19</text:p>
          </table:table-cell>
        </table:table-row>
        <table:table-row table:style-name="ro1">
          <table:table-cell office:value-type="float" office:value="2383249" calcext:value-type="float">
            <text:p>2383249</text:p>
          </table:table-cell>
          <table:table-cell table:formula="of:=[.A151]/1000/(60*60*24)" office:value-type="time" office:time-value="PT00H39M43.249S" calcext:value-type="time">
            <text:p>00:39:43</text:p>
          </table:table-cell>
          <table:table-cell office:value-type="float" office:value="1.31" calcext:value-type="float">
            <text:p>1.31</text:p>
          </table:table-cell>
          <table:table-cell office:value-type="float" office:value="258.6" calcext:value-type="float">
            <text:p>258.6</text:p>
          </table:table-cell>
          <table:table-cell office:value-type="float" office:value="337.7" calcext:value-type="float">
            <text:p>337.7</text:p>
          </table:table-cell>
          <table:table-cell office:value-type="float" office:value="176.02" calcext:value-type="float">
            <text:p>176.02</text:p>
          </table:table-cell>
          <table:table-cell office:value-type="float" office:value="236.69" calcext:value-type="float">
            <text:p>236.69</text:p>
          </table:table-cell>
        </table:table-row>
        <table:table-row table:style-name="ro1">
          <table:table-cell office:value-type="float" office:value="2399249" calcext:value-type="float">
            <text:p>2399249</text:p>
          </table:table-cell>
          <table:table-cell table:formula="of:=[.A152]/1000/(60*60*24)" office:value-type="time" office:time-value="PT00H39M59.249S" calcext:value-type="time">
            <text:p>00:39:59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177.17" calcext:value-type="float">
            <text:p>177.17</text:p>
          </table:table-cell>
          <table:table-cell office:value-type="float" office:value="238.19" calcext:value-type="float">
            <text:p>238.19</text:p>
          </table:table-cell>
        </table:table-row>
        <table:table-row table:style-name="ro1">
          <table:table-cell office:value-type="float" office:value="2415249" calcext:value-type="float">
            <text:p>2415249</text:p>
          </table:table-cell>
          <table:table-cell table:formula="of:=[.A153]/1000/(60*60*24)" office:value-type="time" office:time-value="PT00H40M15.249S" calcext:value-type="time">
            <text:p>00:40:15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178.32" calcext:value-type="float">
            <text:p>178.32</text:p>
          </table:table-cell>
          <table:table-cell office:value-type="float" office:value="239.69" calcext:value-type="float">
            <text:p>239.69</text:p>
          </table:table-cell>
        </table:table-row>
        <table:table-row table:style-name="ro1">
          <table:table-cell office:value-type="float" office:value="2431249" calcext:value-type="float">
            <text:p>2431249</text:p>
          </table:table-cell>
          <table:table-cell table:formula="of:=[.A154]/1000/(60*60*24)" office:value-type="time" office:time-value="PT00H40M31.249S" calcext:value-type="time">
            <text:p>00:40:31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179.47" calcext:value-type="float">
            <text:p>179.47</text:p>
          </table:table-cell>
          <table:table-cell office:value-type="float" office:value="241.19" calcext:value-type="float">
            <text:p>241.19</text:p>
          </table:table-cell>
        </table:table-row>
        <table:table-row table:style-name="ro1">
          <table:table-cell office:value-type="float" office:value="2447249" calcext:value-type="float">
            <text:p>2447249</text:p>
          </table:table-cell>
          <table:table-cell table:formula="of:=[.A155]/1000/(60*60*24)" office:value-type="time" office:time-value="PT00H40M47.249S" calcext:value-type="time">
            <text:p>00:40:47</text:p>
          </table:table-cell>
          <table:table-cell office:value-type="float" office:value="1.31" calcext:value-type="float">
            <text:p>1.31</text:p>
          </table:table-cell>
          <table:table-cell office:value-type="float" office:value="258.3" calcext:value-type="float">
            <text:p>258.3</text:p>
          </table:table-cell>
          <table:table-cell office:value-type="float" office:value="337.3" calcext:value-type="float">
            <text:p>337.3</text:p>
          </table:table-cell>
          <table:table-cell office:value-type="float" office:value="180.62" calcext:value-type="float">
            <text:p>180.62</text:p>
          </table:table-cell>
          <table:table-cell office:value-type="float" office:value="242.69" calcext:value-type="float">
            <text:p>242.69</text:p>
          </table:table-cell>
        </table:table-row>
        <table:table-row table:style-name="ro1">
          <table:table-cell office:value-type="float" office:value="2463249" calcext:value-type="float">
            <text:p>2463249</text:p>
          </table:table-cell>
          <table:table-cell table:formula="of:=[.A156]/1000/(60*60*24)" office:value-type="time" office:time-value="PT00H41M03.249S" calcext:value-type="time">
            <text:p>00:41:03</text:p>
          </table:table-cell>
          <table:table-cell office:value-type="float" office:value="1.3" calcext:value-type="float">
            <text:p>1.3</text:p>
          </table:table-cell>
          <table:table-cell office:value-type="float" office:value="258.2" calcext:value-type="float">
            <text:p>258.2</text:p>
          </table:table-cell>
          <table:table-cell office:value-type="float" office:value="336.13" calcext:value-type="float">
            <text:p>336.13</text:p>
          </table:table-cell>
          <table:table-cell office:value-type="float" office:value="181.76" calcext:value-type="float">
            <text:p>181.76</text:p>
          </table:table-cell>
          <table:table-cell office:value-type="float" office:value="244.18" calcext:value-type="float">
            <text:p>244.18</text:p>
          </table:table-cell>
        </table:table-row>
        <table:table-row table:style-name="ro1">
          <table:table-cell office:value-type="float" office:value="2479249" calcext:value-type="float">
            <text:p>2479249</text:p>
          </table:table-cell>
          <table:table-cell table:formula="of:=[.A157]/1000/(60*60*24)" office:value-type="time" office:time-value="PT00H41M19.249S" calcext:value-type="time">
            <text:p>00:41:19</text:p>
          </table:table-cell>
          <table:table-cell office:value-type="float" office:value="1.31" calcext:value-type="float">
            <text:p>1.31</text:p>
          </table:table-cell>
          <table:table-cell office:value-type="float" office:value="258.2" calcext:value-type="float">
            <text:p>258.2</text:p>
          </table:table-cell>
          <table:table-cell office:value-type="float" office:value="337.16" calcext:value-type="float">
            <text:p>337.16</text:p>
          </table:table-cell>
          <table:table-cell office:value-type="float" office:value="182.91" calcext:value-type="float">
            <text:p>182.91</text:p>
          </table:table-cell>
          <table:table-cell office:value-type="float" office:value="245.68" calcext:value-type="float">
            <text:p>245.68</text:p>
          </table:table-cell>
        </table:table-row>
        <table:table-row table:style-name="ro1">
          <table:table-cell office:value-type="float" office:value="2495249" calcext:value-type="float">
            <text:p>2495249</text:p>
          </table:table-cell>
          <table:table-cell table:formula="of:=[.A158]/1000/(60*60*24)" office:value-type="time" office:time-value="PT00H41M35.249S" calcext:value-type="time">
            <text:p>00:41:35</text:p>
          </table:table-cell>
          <table:table-cell office:value-type="float" office:value="1.3" calcext:value-type="float">
            <text:p>1.3</text:p>
          </table:table-cell>
          <table:table-cell office:value-type="float" office:value="258" calcext:value-type="float">
            <text:p>258</text:p>
          </table:table-cell>
          <table:table-cell office:value-type="float" office:value="335.87" calcext:value-type="float">
            <text:p>335.87</text:p>
          </table:table-cell>
          <table:table-cell office:value-type="float" office:value="184.06" calcext:value-type="float">
            <text:p>184.06</text:p>
          </table:table-cell>
          <table:table-cell office:value-type="float" office:value="247.17" calcext:value-type="float">
            <text:p>247.17</text:p>
          </table:table-cell>
        </table:table-row>
        <table:table-row table:style-name="ro1">
          <table:table-cell office:value-type="float" office:value="2511249" calcext:value-type="float">
            <text:p>2511249</text:p>
          </table:table-cell>
          <table:table-cell table:formula="of:=[.A159]/1000/(60*60*24)" office:value-type="time" office:time-value="PT00H41M51.249S" calcext:value-type="time">
            <text:p>00:41:51</text:p>
          </table:table-cell>
          <table:table-cell office:value-type="float" office:value="1.31" calcext:value-type="float">
            <text:p>1.31</text:p>
          </table:table-cell>
          <table:table-cell office:value-type="float" office:value="258" calcext:value-type="float">
            <text:p>258</text:p>
          </table:table-cell>
          <table:table-cell office:value-type="float" office:value="336.9" calcext:value-type="float">
            <text:p>336.9</text:p>
          </table:table-cell>
          <table:table-cell office:value-type="float" office:value="185.21" calcext:value-type="float">
            <text:p>185.21</text:p>
          </table:table-cell>
          <table:table-cell office:value-type="float" office:value="248.67" calcext:value-type="float">
            <text:p>248.67</text:p>
          </table:table-cell>
        </table:table-row>
        <table:table-row table:style-name="ro1">
          <table:table-cell office:value-type="float" office:value="2527249" calcext:value-type="float">
            <text:p>2527249</text:p>
          </table:table-cell>
          <table:table-cell table:formula="of:=[.A160]/1000/(60*60*24)" office:value-type="time" office:time-value="PT00H42M07.249S" calcext:value-type="time">
            <text:p>00:42:07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186.35" calcext:value-type="float">
            <text:p>186.35</text:p>
          </table:table-cell>
          <table:table-cell office:value-type="float" office:value="250.16" calcext:value-type="float">
            <text:p>250.16</text:p>
          </table:table-cell>
        </table:table-row>
        <table:table-row table:style-name="ro1">
          <table:table-cell office:value-type="float" office:value="2543249" calcext:value-type="float">
            <text:p>2543249</text:p>
          </table:table-cell>
          <table:table-cell table:formula="of:=[.A161]/1000/(60*60*24)" office:value-type="time" office:time-value="PT00H42M23.249S" calcext:value-type="time">
            <text:p>00:42:23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187.5" calcext:value-type="float">
            <text:p>187.5</text:p>
          </table:table-cell>
          <table:table-cell office:value-type="float" office:value="251.65" calcext:value-type="float">
            <text:p>251.65</text:p>
          </table:table-cell>
        </table:table-row>
        <table:table-row table:style-name="ro1">
          <table:table-cell office:value-type="float" office:value="2559249" calcext:value-type="float">
            <text:p>2559249</text:p>
          </table:table-cell>
          <table:table-cell table:formula="of:=[.A162]/1000/(60*60*24)" office:value-type="time" office:time-value="PT00H42M39.249S" calcext:value-type="time">
            <text:p>00:42:39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88.64" calcext:value-type="float">
            <text:p>188.64</text:p>
          </table:table-cell>
          <table:table-cell office:value-type="float" office:value="253.15" calcext:value-type="float">
            <text:p>253.15</text:p>
          </table:table-cell>
        </table:table-row>
        <table:table-row table:style-name="ro1">
          <table:table-cell office:value-type="float" office:value="2575249" calcext:value-type="float">
            <text:p>2575249</text:p>
          </table:table-cell>
          <table:table-cell table:formula="of:=[.A163]/1000/(60*60*24)" office:value-type="time" office:time-value="PT00H42M55.249S" calcext:value-type="time">
            <text:p>00:42:55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7" calcext:value-type="float">
            <text:p>335.47</text:p>
          </table:table-cell>
          <table:table-cell office:value-type="float" office:value="189.79" calcext:value-type="float">
            <text:p>189.79</text:p>
          </table:table-cell>
          <table:table-cell office:value-type="float" office:value="254.64" calcext:value-type="float">
            <text:p>254.64</text:p>
          </table:table-cell>
        </table:table-row>
        <table:table-row table:style-name="ro1">
          <table:table-cell office:value-type="float" office:value="2591249" calcext:value-type="float">
            <text:p>2591249</text:p>
          </table:table-cell>
          <table:table-cell table:formula="of:=[.A164]/1000/(60*60*24)" office:value-type="time" office:time-value="PT00H43M11.249S" calcext:value-type="time">
            <text:p>00:43:11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5.46" calcext:value-type="float">
            <text:p>335.46</text:p>
          </table:table-cell>
          <table:table-cell office:value-type="float" office:value="190.94" calcext:value-type="float">
            <text:p>190.94</text:p>
          </table:table-cell>
          <table:table-cell office:value-type="float" office:value="256.13" calcext:value-type="float">
            <text:p>256.13</text:p>
          </table:table-cell>
        </table:table-row>
        <table:table-row table:style-name="ro1">
          <table:table-cell office:value-type="float" office:value="2607249" calcext:value-type="float">
            <text:p>2607249</text:p>
          </table:table-cell>
          <table:table-cell table:formula="of:=[.A165]/1000/(60*60*24)" office:value-type="time" office:time-value="PT00H43M27.249S" calcext:value-type="time">
            <text:p>00:43:27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192.08" calcext:value-type="float">
            <text:p>192.08</text:p>
          </table:table-cell>
          <table:table-cell office:value-type="float" office:value="257.62" calcext:value-type="float">
            <text:p>257.62</text:p>
          </table:table-cell>
        </table:table-row>
        <table:table-row table:style-name="ro1">
          <table:table-cell office:value-type="float" office:value="2623249" calcext:value-type="float">
            <text:p>2623249</text:p>
          </table:table-cell>
          <table:table-cell table:formula="of:=[.A166]/1000/(60*60*24)" office:value-type="time" office:time-value="PT00H43M43.249S" calcext:value-type="time">
            <text:p>00:43:43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193.23" calcext:value-type="float">
            <text:p>193.23</text:p>
          </table:table-cell>
          <table:table-cell office:value-type="float" office:value="259.11" calcext:value-type="float">
            <text:p>259.11</text:p>
          </table:table-cell>
        </table:table-row>
        <table:table-row table:style-name="ro1">
          <table:table-cell office:value-type="float" office:value="2639249" calcext:value-type="float">
            <text:p>2639249</text:p>
          </table:table-cell>
          <table:table-cell table:formula="of:=[.A167]/1000/(60*60*24)" office:value-type="time" office:time-value="PT00H43M59.249S" calcext:value-type="time">
            <text:p>00:43:59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194.37" calcext:value-type="float">
            <text:p>194.37</text:p>
          </table:table-cell>
          <table:table-cell office:value-type="float" office:value="260.6" calcext:value-type="float">
            <text:p>260.6</text:p>
          </table:table-cell>
        </table:table-row>
        <table:table-row table:style-name="ro1">
          <table:table-cell office:value-type="float" office:value="2655249" calcext:value-type="float">
            <text:p>2655249</text:p>
          </table:table-cell>
          <table:table-cell table:formula="of:=[.A168]/1000/(60*60*24)" office:value-type="time" office:time-value="PT00H44M15.249S" calcext:value-type="time">
            <text:p>00:44:15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4.04" calcext:value-type="float">
            <text:p>334.04</text:p>
          </table:table-cell>
          <table:table-cell office:value-type="float" office:value="195.51" calcext:value-type="float">
            <text:p>195.51</text:p>
          </table:table-cell>
          <table:table-cell office:value-type="float" office:value="262.08" calcext:value-type="float">
            <text:p>262.08</text:p>
          </table:table-cell>
        </table:table-row>
        <table:table-row table:style-name="ro1">
          <table:table-cell office:value-type="float" office:value="2671249" calcext:value-type="float">
            <text:p>2671249</text:p>
          </table:table-cell>
          <table:table-cell table:formula="of:=[.A169]/1000/(60*60*24)" office:value-type="time" office:time-value="PT00H44M31.249S" calcext:value-type="time">
            <text:p>00:44:31</text:p>
          </table:table-cell>
          <table:table-cell office:value-type="float" office:value="1.3" calcext:value-type="float">
            <text:p>1.3</text:p>
          </table:table-cell>
          <table:table-cell office:value-type="float" office:value="257.3" calcext:value-type="float">
            <text:p>257.3</text:p>
          </table:table-cell>
          <table:table-cell office:value-type="float" office:value="333.91" calcext:value-type="float">
            <text:p>333.91</text:p>
          </table:table-cell>
          <table:table-cell office:value-type="float" office:value="196.66" calcext:value-type="float">
            <text:p>196.66</text:p>
          </table:table-cell>
          <table:table-cell office:value-type="float" office:value="263.57" calcext:value-type="float">
            <text:p>263.57</text:p>
          </table:table-cell>
        </table:table-row>
        <table:table-row table:style-name="ro1">
          <table:table-cell office:value-type="float" office:value="2687249" calcext:value-type="float">
            <text:p>2687249</text:p>
          </table:table-cell>
          <table:table-cell table:formula="of:=[.A170]/1000/(60*60*24)" office:value-type="time" office:time-value="PT00H44M47.249S" calcext:value-type="time">
            <text:p>00:44:47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197.8" calcext:value-type="float">
            <text:p>197.8</text:p>
          </table:table-cell>
          <table:table-cell office:value-type="float" office:value="265.05" calcext:value-type="float">
            <text:p>265.05</text:p>
          </table:table-cell>
        </table:table-row>
        <table:table-row table:style-name="ro1">
          <table:table-cell office:value-type="float" office:value="2703249" calcext:value-type="float">
            <text:p>2703249</text:p>
          </table:table-cell>
          <table:table-cell table:formula="of:=[.A171]/1000/(60*60*24)" office:value-type="time" office:time-value="PT00H45M03.249S" calcext:value-type="time">
            <text:p>00:45:03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198.94" calcext:value-type="float">
            <text:p>198.94</text:p>
          </table:table-cell>
          <table:table-cell office:value-type="float" office:value="266.54" calcext:value-type="float">
            <text:p>266.54</text:p>
          </table:table-cell>
        </table:table-row>
        <table:table-row table:style-name="ro1">
          <table:table-cell office:value-type="float" office:value="2719249" calcext:value-type="float">
            <text:p>2719249</text:p>
          </table:table-cell>
          <table:table-cell table:formula="of:=[.A172]/1000/(60*60*24)" office:value-type="time" office:time-value="PT00H45M19.249S" calcext:value-type="time">
            <text:p>00:45:19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200.09" calcext:value-type="float">
            <text:p>200.09</text:p>
          </table:table-cell>
          <table:table-cell office:value-type="float" office:value="268.02" calcext:value-type="float">
            <text:p>268.02</text:p>
          </table:table-cell>
        </table:table-row>
        <table:table-row table:style-name="ro1">
          <table:table-cell office:value-type="float" office:value="2735249" calcext:value-type="float">
            <text:p>2735249</text:p>
          </table:table-cell>
          <table:table-cell table:formula="of:=[.A173]/1000/(60*60*24)" office:value-type="time" office:time-value="PT00H45M35.249S" calcext:value-type="time">
            <text:p>00:45:35</text:p>
          </table:table-cell>
          <table:table-cell office:value-type="float" office:value="1.3" calcext:value-type="float">
            <text:p>1.3</text:p>
          </table:table-cell>
          <table:table-cell office:value-type="float" office:value="257.1" calcext:value-type="float">
            <text:p>257.1</text:p>
          </table:table-cell>
          <table:table-cell office:value-type="float" office:value="333.64" calcext:value-type="float">
            <text:p>333.64</text:p>
          </table:table-cell>
          <table:table-cell office:value-type="float" office:value="201.23" calcext:value-type="float">
            <text:p>201.23</text:p>
          </table:table-cell>
          <table:table-cell office:value-type="float" office:value="269.51" calcext:value-type="float">
            <text:p>269.51</text:p>
          </table:table-cell>
        </table:table-row>
        <table:table-row table:style-name="ro1">
          <table:table-cell office:value-type="float" office:value="2751249" calcext:value-type="float">
            <text:p>2751249</text:p>
          </table:table-cell>
          <table:table-cell table:formula="of:=[.A174]/1000/(60*60*24)" office:value-type="time" office:time-value="PT00H45M51.249S" calcext:value-type="time">
            <text:p>00:45:51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202.37" calcext:value-type="float">
            <text:p>202.37</text:p>
          </table:table-cell>
          <table:table-cell office:value-type="float" office:value="270.99" calcext:value-type="float">
            <text:p>270.99</text:p>
          </table:table-cell>
        </table:table-row>
        <table:table-row table:style-name="ro1">
          <table:table-cell office:value-type="float" office:value="2767249" calcext:value-type="float">
            <text:p>2767249</text:p>
          </table:table-cell>
          <table:table-cell table:formula="of:=[.A175]/1000/(60*60*24)" office:value-type="time" office:time-value="PT00H46M07.249S" calcext:value-type="time">
            <text:p>00:46:07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5" calcext:value-type="float">
            <text:p>333.25</text:p>
          </table:table-cell>
          <table:table-cell office:value-type="float" office:value="203.51" calcext:value-type="float">
            <text:p>203.51</text:p>
          </table:table-cell>
          <table:table-cell office:value-type="float" office:value="272.47" calcext:value-type="float">
            <text:p>272.47</text:p>
          </table:table-cell>
        </table:table-row>
        <table:table-row table:style-name="ro1">
          <table:table-cell office:value-type="float" office:value="2783249" calcext:value-type="float">
            <text:p>2783249</text:p>
          </table:table-cell>
          <table:table-cell table:formula="of:=[.A176]/1000/(60*60*24)" office:value-type="time" office:time-value="PT00H46M23.249S" calcext:value-type="time">
            <text:p>00:46:23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204.65" calcext:value-type="float">
            <text:p>204.65</text:p>
          </table:table-cell>
          <table:table-cell office:value-type="float" office:value="273.95" calcext:value-type="float">
            <text:p>273.95</text:p>
          </table:table-cell>
        </table:table-row>
        <table:table-row table:style-name="ro1">
          <table:table-cell office:value-type="float" office:value="2799249" calcext:value-type="float">
            <text:p>2799249</text:p>
          </table:table-cell>
          <table:table-cell table:formula="of:=[.A177]/1000/(60*60*24)" office:value-type="time" office:time-value="PT00H46M39.249S" calcext:value-type="time">
            <text:p>00:46:39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205.8" calcext:value-type="float">
            <text:p>205.8</text:p>
          </table:table-cell>
          <table:table-cell office:value-type="float" office:value="275.43" calcext:value-type="float">
            <text:p>275.43</text:p>
          </table:table-cell>
        </table:table-row>
        <table:table-row table:style-name="ro1">
          <table:table-cell office:value-type="float" office:value="2815249" calcext:value-type="float">
            <text:p>2815249</text:p>
          </table:table-cell>
          <table:table-cell table:formula="of:=[.A178]/1000/(60*60*24)" office:value-type="time" office:time-value="PT00H46M55.249S" calcext:value-type="time">
            <text:p>00:46:55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206.94" calcext:value-type="float">
            <text:p>206.94</text:p>
          </table:table-cell>
          <table:table-cell office:value-type="float" office:value="276.91" calcext:value-type="float">
            <text:p>276.91</text:p>
          </table:table-cell>
        </table:table-row>
        <table:table-row table:style-name="ro1">
          <table:table-cell office:value-type="float" office:value="2831249" calcext:value-type="float">
            <text:p>2831249</text:p>
          </table:table-cell>
          <table:table-cell table:formula="of:=[.A179]/1000/(60*60*24)" office:value-type="time" office:time-value="PT00H47M11.249S" calcext:value-type="time">
            <text:p>00:47:11</text:p>
          </table:table-cell>
          <table:table-cell office:value-type="float" office:value="1.3" calcext:value-type="float">
            <text:p>1.3</text:p>
          </table:table-cell>
          <table:table-cell office:value-type="float" office:value="256.7" calcext:value-type="float">
            <text:p>256.7</text:p>
          </table:table-cell>
          <table:table-cell office:value-type="float" office:value="333.11" calcext:value-type="float">
            <text:p>333.11</text:p>
          </table:table-cell>
          <table:table-cell office:value-type="float" office:value="208.08" calcext:value-type="float">
            <text:p>208.08</text:p>
          </table:table-cell>
          <table:table-cell office:value-type="float" office:value="278.39" calcext:value-type="float">
            <text:p>278.39</text:p>
          </table:table-cell>
        </table:table-row>
        <table:table-row table:style-name="ro1">
          <table:table-cell office:value-type="float" office:value="2847249" calcext:value-type="float">
            <text:p>2847249</text:p>
          </table:table-cell>
          <table:table-cell table:formula="of:=[.A180]/1000/(60*60*24)" office:value-type="time" office:time-value="PT00H47M27.249S" calcext:value-type="time">
            <text:p>00:47:27</text:p>
          </table:table-cell>
          <table:table-cell office:value-type="float" office:value="1.3" calcext:value-type="float">
            <text:p>1.3</text:p>
          </table:table-cell>
          <table:table-cell office:value-type="float" office:value="256.6" calcext:value-type="float">
            <text:p>256.6</text:p>
          </table:table-cell>
          <table:table-cell office:value-type="float" office:value="332.98" calcext:value-type="float">
            <text:p>332.98</text:p>
          </table:table-cell>
          <table:table-cell office:value-type="float" office:value="209.22" calcext:value-type="float">
            <text:p>209.22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float" office:value="2863249" calcext:value-type="float">
            <text:p>2863249</text:p>
          </table:table-cell>
          <table:table-cell table:formula="of:=[.A181]/1000/(60*60*24)" office:value-type="time" office:time-value="PT00H47M43.249S" calcext:value-type="time">
            <text:p>00:47:43</text:p>
          </table:table-cell>
          <table:table-cell office:value-type="float" office:value="1.29" calcext:value-type="float">
            <text:p>1.29</text:p>
          </table:table-cell>
          <table:table-cell office:value-type="float" office:value="256.6" calcext:value-type="float">
            <text:p>256.6</text:p>
          </table:table-cell>
          <table:table-cell office:value-type="float" office:value="331.95" calcext:value-type="float">
            <text:p>331.95</text:p>
          </table:table-cell>
          <table:table-cell office:value-type="float" office:value="210.36" calcext:value-type="float">
            <text:p>210.36</text:p>
          </table:table-cell>
          <table:table-cell office:value-type="float" office:value="281.35" calcext:value-type="float">
            <text:p>281.35</text:p>
          </table:table-cell>
        </table:table-row>
        <table:table-row table:style-name="ro1">
          <table:table-cell office:value-type="float" office:value="2879249" calcext:value-type="float">
            <text:p>2879249</text:p>
          </table:table-cell>
          <table:table-cell table:formula="of:=[.A182]/1000/(60*60*24)" office:value-type="time" office:time-value="PT00H47M59.249S" calcext:value-type="time">
            <text:p>00:47:59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211.5" calcext:value-type="float">
            <text:p>211.5</text:p>
          </table:table-cell>
          <table:table-cell office:value-type="float" office:value="282.83" calcext:value-type="float">
            <text:p>282.83</text:p>
          </table:table-cell>
        </table:table-row>
        <table:table-row table:style-name="ro1">
          <table:table-cell office:value-type="float" office:value="2895248" calcext:value-type="float">
            <text:p>2895248</text:p>
          </table:table-cell>
          <table:table-cell table:formula="of:=[.A183]/1000/(60*60*24)" office:value-type="time" office:time-value="PT00H48M15.248S" calcext:value-type="time">
            <text:p>00:48:15</text:p>
          </table:table-cell>
          <table:table-cell office:value-type="float" office:value="1.3" calcext:value-type="float">
            <text:p>1.3</text:p>
          </table:table-cell>
          <table:table-cell office:value-type="float" office:value="256.4" calcext:value-type="float">
            <text:p>256.4</text:p>
          </table:table-cell>
          <table:table-cell office:value-type="float" office:value="332.71" calcext:value-type="float">
            <text:p>332.71</text:p>
          </table:table-cell>
          <table:table-cell office:value-type="float" office:value="212.64" calcext:value-type="float">
            <text:p>212.64</text:p>
          </table:table-cell>
          <table:table-cell office:value-type="float" office:value="284.3" calcext:value-type="float">
            <text:p>284.3</text:p>
          </table:table-cell>
        </table:table-row>
        <table:table-row table:style-name="ro1">
          <table:table-cell office:value-type="float" office:value="2911249" calcext:value-type="float">
            <text:p>2911249</text:p>
          </table:table-cell>
          <table:table-cell table:formula="of:=[.A184]/1000/(60*60*24)" office:value-type="time" office:time-value="PT00H48M31.249S" calcext:value-type="time">
            <text:p>00:48:31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213.78" calcext:value-type="float">
            <text:p>213.78</text:p>
          </table:table-cell>
          <table:table-cell office:value-type="float" office:value="285.78" calcext:value-type="float">
            <text:p>285.78</text:p>
          </table:table-cell>
        </table:table-row>
        <table:table-row table:style-name="ro1">
          <table:table-cell office:value-type="float" office:value="2927249" calcext:value-type="float">
            <text:p>2927249</text:p>
          </table:table-cell>
          <table:table-cell table:formula="of:=[.A185]/1000/(60*60*24)" office:value-type="time" office:time-value="PT00H48M47.249S" calcext:value-type="time">
            <text:p>00:48:47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214.92" calcext:value-type="float">
            <text:p>214.92</text:p>
          </table:table-cell>
          <table:table-cell office:value-type="float" office:value="287.25" calcext:value-type="float">
            <text:p>287.25</text:p>
          </table:table-cell>
        </table:table-row>
        <table:table-row table:style-name="ro1">
          <table:table-cell office:value-type="float" office:value="2943249" calcext:value-type="float">
            <text:p>2943249</text:p>
          </table:table-cell>
          <table:table-cell table:formula="of:=[.A186]/1000/(60*60*24)" office:value-type="time" office:time-value="PT00H49M03.249S" calcext:value-type="time">
            <text:p>00:49:03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3" calcext:value-type="float">
            <text:p>331.43</text:p>
          </table:table-cell>
          <table:table-cell office:value-type="float" office:value="216.06" calcext:value-type="float">
            <text:p>216.06</text:p>
          </table:table-cell>
          <table:table-cell office:value-type="float" office:value="288.73" calcext:value-type="float">
            <text:p>288.73</text:p>
          </table:table-cell>
        </table:table-row>
        <table:table-row table:style-name="ro1">
          <table:table-cell office:value-type="float" office:value="2959249" calcext:value-type="float">
            <text:p>2959249</text:p>
          </table:table-cell>
          <table:table-cell table:formula="of:=[.A187]/1000/(60*60*24)" office:value-type="time" office:time-value="PT00H49M19.249S" calcext:value-type="time">
            <text:p>00:49:19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217.19" calcext:value-type="float">
            <text:p>217.19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1">
          <table:table-cell office:value-type="float" office:value="2975249" calcext:value-type="float">
            <text:p>2975249</text:p>
          </table:table-cell>
          <table:table-cell table:formula="of:=[.A188]/1000/(60*60*24)" office:value-type="time" office:time-value="PT00H49M35.249S" calcext:value-type="time">
            <text:p>00:49:35</text:p>
          </table:table-cell>
          <table:table-cell office:value-type="float" office:value="1.29" calcext:value-type="float">
            <text:p>1.29</text:p>
          </table:table-cell>
          <table:table-cell office:value-type="float" office:value="256.1" calcext:value-type="float">
            <text:p>256.1</text:p>
          </table:table-cell>
          <table:table-cell office:value-type="float" office:value="331.29" calcext:value-type="float">
            <text:p>331.29</text:p>
          </table:table-cell>
          <table:table-cell office:value-type="float" office:value="218.33" calcext:value-type="float">
            <text:p>218.33</text:p>
          </table:table-cell>
          <table:table-cell office:value-type="float" office:value="291.67" calcext:value-type="float">
            <text:p>291.67</text:p>
          </table:table-cell>
        </table:table-row>
        <table:table-row table:style-name="ro1">
          <table:table-cell office:value-type="float" office:value="2991249" calcext:value-type="float">
            <text:p>2991249</text:p>
          </table:table-cell>
          <table:table-cell table:formula="of:=[.A189]/1000/(60*60*24)" office:value-type="time" office:time-value="PT00H49M51.249S" calcext:value-type="time">
            <text:p>00:49:51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219.47" calcext:value-type="float">
            <text:p>219.47</text:p>
          </table:table-cell>
          <table:table-cell office:value-type="float" office:value="293.14" calcext:value-type="float">
            <text:p>293.14</text:p>
          </table:table-cell>
        </table:table-row>
        <table:table-row table:style-name="ro1">
          <table:table-cell office:value-type="float" office:value="3007249" calcext:value-type="float">
            <text:p>3007249</text:p>
          </table:table-cell>
          <table:table-cell table:formula="of:=[.A190]/1000/(60*60*24)" office:value-type="time" office:time-value="PT00H50M07.249S" calcext:value-type="time">
            <text:p>00:50:07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31.03" calcext:value-type="float">
            <text:p>331.03</text:p>
          </table:table-cell>
          <table:table-cell office:value-type="float" office:value="220.61" calcext:value-type="float">
            <text:p>220.61</text:p>
          </table:table-cell>
          <table:table-cell office:value-type="float" office:value="294.62" calcext:value-type="float">
            <text:p>294.62</text:p>
          </table:table-cell>
        </table:table-row>
        <table:table-row table:style-name="ro1">
          <table:table-cell office:value-type="float" office:value="3023249" calcext:value-type="float">
            <text:p>3023249</text:p>
          </table:table-cell>
          <table:table-cell table:formula="of:=[.A191]/1000/(60*60*24)" office:value-type="time" office:time-value="PT00H50M23.249S" calcext:value-type="time">
            <text:p>00:50:23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221.74" calcext:value-type="float">
            <text:p>221.74</text:p>
          </table:table-cell>
          <table:table-cell office:value-type="float" office:value="296.09" calcext:value-type="float">
            <text:p>296.09</text:p>
          </table:table-cell>
        </table:table-row>
        <table:table-row table:style-name="ro1">
          <table:table-cell office:value-type="float" office:value="3039249" calcext:value-type="float">
            <text:p>3039249</text:p>
          </table:table-cell>
          <table:table-cell table:formula="of:=[.A192]/1000/(60*60*24)" office:value-type="time" office:time-value="PT00H50M39.249S" calcext:value-type="time">
            <text:p>00:50:39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222.88" calcext:value-type="float">
            <text:p>222.88</text:p>
          </table:table-cell>
          <table:table-cell office:value-type="float" office:value="297.56" calcext:value-type="float">
            <text:p>297.56</text:p>
          </table:table-cell>
        </table:table-row>
        <table:table-row table:style-name="ro1">
          <table:table-cell office:value-type="float" office:value="3055249" calcext:value-type="float">
            <text:p>3055249</text:p>
          </table:table-cell>
          <table:table-cell table:formula="of:=[.A193]/1000/(60*60*24)" office:value-type="time" office:time-value="PT00H50M55.249S" calcext:value-type="time">
            <text:p>00:50:55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29.87" calcext:value-type="float">
            <text:p>329.87</text:p>
          </table:table-cell>
          <table:table-cell office:value-type="float" office:value="224.02" calcext:value-type="float">
            <text:p>224.02</text:p>
          </table:table-cell>
          <table:table-cell office:value-type="float" office:value="299.03" calcext:value-type="float">
            <text:p>299.03</text:p>
          </table:table-cell>
        </table:table-row>
        <table:table-row table:style-name="ro1">
          <table:table-cell office:value-type="float" office:value="3071249" calcext:value-type="float">
            <text:p>3071249</text:p>
          </table:table-cell>
          <table:table-cell table:formula="of:=[.A194]/1000/(60*60*24)" office:value-type="time" office:time-value="PT00H51M11.249S" calcext:value-type="time">
            <text:p>00:51:11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225.15" calcext:value-type="float">
            <text:p>225.15</text:p>
          </table:table-cell>
          <table:table-cell office:value-type="float" office:value="300.49" calcext:value-type="float">
            <text:p>300.49</text:p>
          </table:table-cell>
        </table:table-row>
        <table:table-row table:style-name="ro1">
          <table:table-cell office:value-type="float" office:value="3087249" calcext:value-type="float">
            <text:p>3087249</text:p>
          </table:table-cell>
          <table:table-cell table:formula="of:=[.A195]/1000/(60*60*24)" office:value-type="time" office:time-value="PT00H51M27.249S" calcext:value-type="time">
            <text:p>00:51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226.29" calcext:value-type="float">
            <text:p>226.29</text:p>
          </table:table-cell>
          <table:table-cell office:value-type="float" office:value="301.96" calcext:value-type="float">
            <text:p>301.96</text:p>
          </table:table-cell>
        </table:table-row>
        <table:table-row table:style-name="ro1">
          <table:table-cell office:value-type="float" office:value="3103249" calcext:value-type="float">
            <text:p>3103249</text:p>
          </table:table-cell>
          <table:table-cell table:formula="of:=[.A196]/1000/(60*60*24)" office:value-type="time" office:time-value="PT00H51M43.249S" calcext:value-type="time">
            <text:p>00:51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30.5" calcext:value-type="float">
            <text:p>330.5</text:p>
          </table:table-cell>
          <table:table-cell office:value-type="float" office:value="227.43" calcext:value-type="float">
            <text:p>227.43</text:p>
          </table:table-cell>
          <table:table-cell office:value-type="float" office:value="303.43" calcext:value-type="float">
            <text:p>303.43</text:p>
          </table:table-cell>
        </table:table-row>
        <table:table-row table:style-name="ro1">
          <table:table-cell office:value-type="float" office:value="3119249" calcext:value-type="float">
            <text:p>3119249</text:p>
          </table:table-cell>
          <table:table-cell table:formula="of:=[.A197]/1000/(60*60*24)" office:value-type="time" office:time-value="PT00H51M59.249S" calcext:value-type="time">
            <text:p>00:51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228.56" calcext:value-type="float">
            <text:p>228.56</text:p>
          </table:table-cell>
          <table:table-cell office:value-type="float" office:value="304.89" calcext:value-type="float">
            <text:p>304.89</text:p>
          </table:table-cell>
        </table:table-row>
        <table:table-row table:style-name="ro1">
          <table:table-cell office:value-type="float" office:value="3135249" calcext:value-type="float">
            <text:p>3135249</text:p>
          </table:table-cell>
          <table:table-cell table:formula="of:=[.A198]/1000/(60*60*24)" office:value-type="time" office:time-value="PT00H52M15.249S" calcext:value-type="time">
            <text:p>00:52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229.7" calcext:value-type="float">
            <text:p>229.7</text:p>
          </table:table-cell>
          <table:table-cell office:value-type="float" office:value="306.36" calcext:value-type="float">
            <text:p>306.36</text:p>
          </table:table-cell>
        </table:table-row>
        <table:table-row table:style-name="ro1">
          <table:table-cell office:value-type="float" office:value="3151249" calcext:value-type="float">
            <text:p>3151249</text:p>
          </table:table-cell>
          <table:table-cell table:formula="of:=[.A199]/1000/(60*60*24)" office:value-type="time" office:time-value="PT00H52M31.249S" calcext:value-type="time">
            <text:p>00:52:31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230.83" calcext:value-type="float">
            <text:p>230.83</text:p>
          </table:table-cell>
          <table:table-cell office:value-type="float" office:value="307.82" calcext:value-type="float">
            <text:p>307.82</text:p>
          </table:table-cell>
        </table:table-row>
        <table:table-row table:style-name="ro1">
          <table:table-cell office:value-type="float" office:value="3167249" calcext:value-type="float">
            <text:p>3167249</text:p>
          </table:table-cell>
          <table:table-cell table:formula="of:=[.A200]/1000/(60*60*24)" office:value-type="time" office:time-value="PT00H52M47.249S" calcext:value-type="time">
            <text:p>00:52:47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9.35" calcext:value-type="float">
            <text:p>329.35</text:p>
          </table:table-cell>
          <table:table-cell office:value-type="float" office:value="231.97" calcext:value-type="float">
            <text:p>231.97</text:p>
          </table:table-cell>
          <table:table-cell office:value-type="float" office:value="309.29" calcext:value-type="float">
            <text:p>309.29</text:p>
          </table:table-cell>
        </table:table-row>
        <table:table-row table:style-name="ro1">
          <table:table-cell office:value-type="float" office:value="3183249" calcext:value-type="float">
            <text:p>3183249</text:p>
          </table:table-cell>
          <table:table-cell table:formula="of:=[.A201]/1000/(60*60*24)" office:value-type="time" office:time-value="PT00H53M03.249S" calcext:value-type="time">
            <text:p>00:53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1" calcext:value-type="float">
            <text:p>329.21</text:p>
          </table:table-cell>
          <table:table-cell office:value-type="float" office:value="233.1" calcext:value-type="float">
            <text:p>233.1</text:p>
          </table:table-cell>
          <table:table-cell office:value-type="float" office:value="310.75" calcext:value-type="float">
            <text:p>310.75</text:p>
          </table:table-cell>
        </table:table-row>
        <table:table-row table:style-name="ro1">
          <table:table-cell office:value-type="float" office:value="3199249" calcext:value-type="float">
            <text:p>3199249</text:p>
          </table:table-cell>
          <table:table-cell table:formula="of:=[.A202]/1000/(60*60*24)" office:value-type="time" office:time-value="PT00H53M19.249S" calcext:value-type="time">
            <text:p>00:53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234.24" calcext:value-type="float">
            <text:p>234.24</text:p>
          </table:table-cell>
          <table:table-cell office:value-type="float" office:value="312.21" calcext:value-type="float">
            <text:p>312.21</text:p>
          </table:table-cell>
        </table:table-row>
        <table:table-row table:style-name="ro1">
          <table:table-cell office:value-type="float" office:value="3215249" calcext:value-type="float">
            <text:p>3215249</text:p>
          </table:table-cell>
          <table:table-cell table:formula="of:=[.A203]/1000/(60*60*24)" office:value-type="time" office:time-value="PT00H53M35.249S" calcext:value-type="time">
            <text:p>00:53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235.37" calcext:value-type="float">
            <text:p>235.37</text:p>
          </table:table-cell>
          <table:table-cell office:value-type="float" office:value="313.67" calcext:value-type="float">
            <text:p>313.67</text:p>
          </table:table-cell>
        </table:table-row>
        <table:table-row table:style-name="ro1">
          <table:table-cell office:value-type="float" office:value="3231249" calcext:value-type="float">
            <text:p>3231249</text:p>
          </table:table-cell>
          <table:table-cell table:formula="of:=[.A204]/1000/(60*60*24)" office:value-type="time" office:time-value="PT00H53M51.249S" calcext:value-type="time">
            <text:p>00:53:51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236.51" calcext:value-type="float">
            <text:p>236.51</text:p>
          </table:table-cell>
          <table:table-cell office:value-type="float" office:value="315.14" calcext:value-type="float">
            <text:p>315.14</text:p>
          </table:table-cell>
        </table:table-row>
        <table:table-row table:style-name="ro1">
          <table:table-cell office:value-type="float" office:value="3247249" calcext:value-type="float">
            <text:p>3247249</text:p>
          </table:table-cell>
          <table:table-cell table:formula="of:=[.A205]/1000/(60*60*24)" office:value-type="time" office:time-value="PT00H54M07.249S" calcext:value-type="time">
            <text:p>00:54:07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237.64" calcext:value-type="float">
            <text:p>237.64</text:p>
          </table:table-cell>
          <table:table-cell office:value-type="float" office:value="316.6" calcext:value-type="float">
            <text:p>316.6</text:p>
          </table:table-cell>
        </table:table-row>
        <table:table-row table:style-name="ro1">
          <table:table-cell office:value-type="float" office:value="3263249" calcext:value-type="float">
            <text:p>3263249</text:p>
          </table:table-cell>
          <table:table-cell table:formula="of:=[.A206]/1000/(60*60*24)" office:value-type="time" office:time-value="PT00H54M23.249S" calcext:value-type="time">
            <text:p>00:54:23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238.77" calcext:value-type="float">
            <text:p>238.77</text:p>
          </table:table-cell>
          <table:table-cell office:value-type="float" office:value="318.05" calcext:value-type="float">
            <text:p>318.05</text:p>
          </table:table-cell>
        </table:table-row>
        <table:table-row table:style-name="ro1">
          <table:table-cell office:value-type="float" office:value="3279249" calcext:value-type="float">
            <text:p>3279249</text:p>
          </table:table-cell>
          <table:table-cell table:formula="of:=[.A207]/1000/(60*60*24)" office:value-type="time" office:time-value="PT00H54M39.249S" calcext:value-type="time">
            <text:p>00:54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8.69" calcext:value-type="float">
            <text:p>328.69</text:p>
          </table:table-cell>
          <table:table-cell office:value-type="float" office:value="239.91" calcext:value-type="float">
            <text:p>239.91</text:p>
          </table:table-cell>
          <table:table-cell office:value-type="float" office:value="319.51" calcext:value-type="float">
            <text:p>319.51</text:p>
          </table:table-cell>
        </table:table-row>
        <table:table-row table:style-name="ro1">
          <table:table-cell office:value-type="float" office:value="3295249" calcext:value-type="float">
            <text:p>3295249</text:p>
          </table:table-cell>
          <table:table-cell table:formula="of:=[.A208]/1000/(60*60*24)" office:value-type="time" office:time-value="PT00H54M55.249S" calcext:value-type="time">
            <text:p>00:54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241.04" calcext:value-type="float">
            <text:p>241.04</text:p>
          </table:table-cell>
          <table:table-cell office:value-type="float" office:value="320.97" calcext:value-type="float">
            <text:p>320.97</text:p>
          </table:table-cell>
        </table:table-row>
        <table:table-row table:style-name="ro1">
          <table:table-cell office:value-type="float" office:value="3311249" calcext:value-type="float">
            <text:p>3311249</text:p>
          </table:table-cell>
          <table:table-cell table:formula="of:=[.A209]/1000/(60*60*24)" office:value-type="time" office:time-value="PT00H55M11.249S" calcext:value-type="time">
            <text:p>00:55:11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8.56" calcext:value-type="float">
            <text:p>328.56</text:p>
          </table:table-cell>
          <table:table-cell office:value-type="float" office:value="242.17" calcext:value-type="float">
            <text:p>242.17</text:p>
          </table:table-cell>
          <table:table-cell office:value-type="float" office:value="322.43" calcext:value-type="float">
            <text:p>322.43</text:p>
          </table:table-cell>
        </table:table-row>
        <table:table-row table:style-name="ro1">
          <table:table-cell office:value-type="float" office:value="3327249" calcext:value-type="float">
            <text:p>3327249</text:p>
          </table:table-cell>
          <table:table-cell table:formula="of:=[.A210]/1000/(60*60*24)" office:value-type="time" office:time-value="PT00H55M27.249S" calcext:value-type="time">
            <text:p>00:55:27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243.3" calcext:value-type="float">
            <text:p>243.3</text:p>
          </table:table-cell>
          <table:table-cell office:value-type="float" office:value="323.89" calcext:value-type="float">
            <text:p>323.89</text:p>
          </table:table-cell>
        </table:table-row>
        <table:table-row table:style-name="ro1">
          <table:table-cell office:value-type="float" office:value="3343249" calcext:value-type="float">
            <text:p>3343249</text:p>
          </table:table-cell>
          <table:table-cell table:formula="of:=[.A211]/1000/(60*60*24)" office:value-type="time" office:time-value="PT00H55M43.249S" calcext:value-type="time">
            <text:p>00:55:43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244.43" calcext:value-type="float">
            <text:p>244.43</text:p>
          </table:table-cell>
          <table:table-cell office:value-type="float" office:value="325.34" calcext:value-type="float">
            <text:p>325.34</text:p>
          </table:table-cell>
        </table:table-row>
        <table:table-row table:style-name="ro1">
          <table:table-cell office:value-type="float" office:value="3359249" calcext:value-type="float">
            <text:p>3359249</text:p>
          </table:table-cell>
          <table:table-cell table:formula="of:=[.A212]/1000/(60*60*24)" office:value-type="time" office:time-value="PT00H55M59.249S" calcext:value-type="time">
            <text:p>00:55:59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8.3" calcext:value-type="float">
            <text:p>328.3</text:p>
          </table:table-cell>
          <table:table-cell office:value-type="float" office:value="245.57" calcext:value-type="float">
            <text:p>245.57</text:p>
          </table:table-cell>
          <table:table-cell office:value-type="float" office:value="326.8" calcext:value-type="float">
            <text:p>326.8</text:p>
          </table:table-cell>
        </table:table-row>
        <table:table-row table:style-name="ro1">
          <table:table-cell office:value-type="float" office:value="3375249" calcext:value-type="float">
            <text:p>3375249</text:p>
          </table:table-cell>
          <table:table-cell table:formula="of:=[.A213]/1000/(60*60*24)" office:value-type="time" office:time-value="PT00H56M15.249S" calcext:value-type="time">
            <text:p>00:56:15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246.7" calcext:value-type="float">
            <text:p>246.7</text:p>
          </table:table-cell>
          <table:table-cell office:value-type="float" office:value="328.25" calcext:value-type="float">
            <text:p>328.25</text:p>
          </table:table-cell>
        </table:table-row>
        <table:table-row table:style-name="ro1">
          <table:table-cell office:value-type="float" office:value="3391249" calcext:value-type="float">
            <text:p>3391249</text:p>
          </table:table-cell>
          <table:table-cell table:formula="of:=[.A214]/1000/(60*60*24)" office:value-type="time" office:time-value="PT00H56M31.249S" calcext:value-type="time">
            <text:p>00:56:31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247.83" calcext:value-type="float">
            <text:p>247.83</text:p>
          </table:table-cell>
          <table:table-cell office:value-type="float" office:value="329.71" calcext:value-type="float">
            <text:p>329.71</text:p>
          </table:table-cell>
        </table:table-row>
        <table:table-row table:style-name="ro1">
          <table:table-cell office:value-type="float" office:value="3407249" calcext:value-type="float">
            <text:p>3407249</text:p>
          </table:table-cell>
          <table:table-cell table:formula="of:=[.A215]/1000/(60*60*24)" office:value-type="time" office:time-value="PT00H56M47.249S" calcext:value-type="time">
            <text:p>00:56:47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248.96" calcext:value-type="float">
            <text:p>248.96</text:p>
          </table:table-cell>
          <table:table-cell office:value-type="float" office:value="331.16" calcext:value-type="float">
            <text:p>331.16</text:p>
          </table:table-cell>
        </table:table-row>
        <table:table-row table:style-name="ro1">
          <table:table-cell office:value-type="float" office:value="3423249" calcext:value-type="float">
            <text:p>3423249</text:p>
          </table:table-cell>
          <table:table-cell table:formula="of:=[.A216]/1000/(60*60*24)" office:value-type="time" office:time-value="PT00H57M03.249S" calcext:value-type="time">
            <text:p>00:57:03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250.09" calcext:value-type="float">
            <text:p>250.09</text:p>
          </table:table-cell>
          <table:table-cell office:value-type="float" office:value="332.61" calcext:value-type="float">
            <text:p>332.61</text:p>
          </table:table-cell>
        </table:table-row>
        <table:table-row table:style-name="ro1">
          <table:table-cell office:value-type="float" office:value="3439249" calcext:value-type="float">
            <text:p>3439249</text:p>
          </table:table-cell>
          <table:table-cell table:formula="of:=[.A217]/1000/(60*60*24)" office:value-type="time" office:time-value="PT00H57M19.249S" calcext:value-type="time">
            <text:p>00:57:19</text:p>
          </table:table-cell>
          <table:table-cell office:value-type="float" office:value="1.29" calcext:value-type="float">
            <text:p>1.29</text:p>
          </table:table-cell>
          <table:table-cell office:value-type="float" office:value="254.4" calcext:value-type="float">
            <text:p>254.4</text:p>
          </table:table-cell>
          <table:table-cell office:value-type="float" office:value="327.02" calcext:value-type="float">
            <text:p>327.02</text:p>
          </table:table-cell>
          <table:table-cell office:value-type="float" office:value="251.22" calcext:value-type="float">
            <text:p>251.22</text:p>
          </table:table-cell>
          <table:table-cell office:value-type="float" office:value="334.07" calcext:value-type="float">
            <text:p>334.07</text:p>
          </table:table-cell>
        </table:table-row>
        <table:table-row table:style-name="ro1">
          <table:table-cell office:value-type="float" office:value="3455249" calcext:value-type="float">
            <text:p>3455249</text:p>
          </table:table-cell>
          <table:table-cell table:formula="of:=[.A218]/1000/(60*60*24)" office:value-type="time" office:time-value="PT00H57M35.249S" calcext:value-type="time">
            <text:p>00:57:35</text:p>
          </table:table-cell>
          <table:table-cell office:value-type="float" office:value="1.29" calcext:value-type="float">
            <text:p>1.29</text:p>
          </table:table-cell>
          <table:table-cell office:value-type="float" office:value="254.3" calcext:value-type="float">
            <text:p>254.3</text:p>
          </table:table-cell>
          <table:table-cell office:value-type="float" office:value="326.88" calcext:value-type="float">
            <text:p>326.88</text:p>
          </table:table-cell>
          <table:table-cell office:value-type="float" office:value="252.35" calcext:value-type="float">
            <text:p>252.35</text:p>
          </table:table-cell>
          <table:table-cell office:value-type="float" office:value="335.52" calcext:value-type="float">
            <text:p>335.52</text:p>
          </table:table-cell>
        </table:table-row>
        <table:table-row table:style-name="ro1">
          <table:table-cell office:value-type="float" office:value="3471249" calcext:value-type="float">
            <text:p>3471249</text:p>
          </table:table-cell>
          <table:table-cell table:formula="of:=[.A219]/1000/(60*60*24)" office:value-type="time" office:time-value="PT00H57M51.249S" calcext:value-type="time">
            <text:p>00:57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6" calcext:value-type="float">
            <text:p>326.76</text:p>
          </table:table-cell>
          <table:table-cell office:value-type="float" office:value="253.48" calcext:value-type="float">
            <text:p>253.48</text:p>
          </table:table-cell>
          <table:table-cell office:value-type="float" office:value="336.97" calcext:value-type="float">
            <text:p>336.97</text:p>
          </table:table-cell>
        </table:table-row>
        <table:table-row table:style-name="ro1">
          <table:table-cell office:value-type="float" office:value="3487249" calcext:value-type="float">
            <text:p>3487249</text:p>
          </table:table-cell>
          <table:table-cell table:formula="of:=[.A220]/1000/(60*60*24)" office:value-type="time" office:time-value="PT00H58M07.249S" calcext:value-type="time">
            <text:p>00:58:07</text:p>
          </table:table-cell>
          <table:table-cell office:value-type="float" office:value="1.29" calcext:value-type="float">
            <text:p>1.29</text:p>
          </table:table-cell>
          <table:table-cell office:value-type="float" office:value="254.2" calcext:value-type="float">
            <text:p>254.2</text:p>
          </table:table-cell>
          <table:table-cell office:value-type="float" office:value="326.75" calcext:value-type="float">
            <text:p>326.75</text:p>
          </table:table-cell>
          <table:table-cell office:value-type="float" office:value="254.61" calcext:value-type="float">
            <text:p>254.61</text:p>
          </table:table-cell>
          <table:table-cell office:value-type="float" office:value="338.42" calcext:value-type="float">
            <text:p>338.42</text:p>
          </table:table-cell>
        </table:table-row>
        <table:table-row table:style-name="ro1">
          <table:table-cell office:value-type="float" office:value="3503249" calcext:value-type="float">
            <text:p>3503249</text:p>
          </table:table-cell>
          <table:table-cell table:formula="of:=[.A221]/1000/(60*60*24)" office:value-type="time" office:time-value="PT00H58M23.249S" calcext:value-type="time">
            <text:p>00:58:23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255.74" calcext:value-type="float">
            <text:p>255.74</text:p>
          </table:table-cell>
          <table:table-cell office:value-type="float" office:value="339.87" calcext:value-type="float">
            <text:p>339.87</text:p>
          </table:table-cell>
        </table:table-row>
        <table:table-row table:style-name="ro1">
          <table:table-cell office:value-type="float" office:value="3519249" calcext:value-type="float">
            <text:p>3519249</text:p>
          </table:table-cell>
          <table:table-cell table:formula="of:=[.A222]/1000/(60*60*24)" office:value-type="time" office:time-value="PT00H58M39.249S" calcext:value-type="time">
            <text:p>00:58:39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5.61" calcext:value-type="float">
            <text:p>325.61</text:p>
          </table:table-cell>
          <table:table-cell office:value-type="float" office:value="256.87" calcext:value-type="float">
            <text:p>256.87</text:p>
          </table:table-cell>
          <table:table-cell office:value-type="float" office:value="341.32" calcext:value-type="float">
            <text:p>341.32</text:p>
          </table:table-cell>
        </table:table-row>
        <table:table-row table:style-name="ro1">
          <table:table-cell office:value-type="float" office:value="3535249" calcext:value-type="float">
            <text:p>3535249</text:p>
          </table:table-cell>
          <table:table-cell table:formula="of:=[.A223]/1000/(60*60*24)" office:value-type="time" office:time-value="PT00H58M55.249S" calcext:value-type="time">
            <text:p>00:58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" calcext:value-type="float">
            <text:p>254</text:p>
          </table:table-cell>
          <table:table-cell office:value-type="float" office:value="326.49" calcext:value-type="float">
            <text:p>326.49</text:p>
          </table:table-cell>
          <table:table-cell office:value-type="float" office:value="258" calcext:value-type="float">
            <text:p>258</text:p>
          </table:table-cell>
          <table:table-cell office:value-type="float" office:value="342.77" calcext:value-type="float">
            <text:p>342.77</text:p>
          </table:table-cell>
        </table:table-row>
        <table:table-row table:style-name="ro1">
          <table:table-cell office:value-type="float" office:value="3551249" calcext:value-type="float">
            <text:p>3551249</text:p>
          </table:table-cell>
          <table:table-cell table:formula="of:=[.A224]/1000/(60*60*24)" office:value-type="time" office:time-value="PT00H59M11.249S" calcext:value-type="time">
            <text:p>00:59:11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259.13" calcext:value-type="float">
            <text:p>259.13</text:p>
          </table:table-cell>
          <table:table-cell office:value-type="float" office:value="344.22" calcext:value-type="float">
            <text:p>344.22</text:p>
          </table:table-cell>
        </table:table-row>
        <table:table-row table:style-name="ro1">
          <table:table-cell office:value-type="float" office:value="3567249" calcext:value-type="float">
            <text:p>3567249</text:p>
          </table:table-cell>
          <table:table-cell table:formula="of:=[.A225]/1000/(60*60*24)" office:value-type="time" office:time-value="PT00H59M27.249S" calcext:value-type="time">
            <text:p>00:59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260.26" calcext:value-type="float">
            <text:p>260.26</text:p>
          </table:table-cell>
          <table:table-cell office:value-type="float" office:value="345.67" calcext:value-type="float">
            <text:p>345.67</text:p>
          </table:table-cell>
        </table:table-row>
        <table:table-row table:style-name="ro1">
          <table:table-cell office:value-type="float" office:value="3583249" calcext:value-type="float">
            <text:p>3583249</text:p>
          </table:table-cell>
          <table:table-cell table:formula="of:=[.A226]/1000/(60*60*24)" office:value-type="time" office:time-value="PT00H59M43.249S" calcext:value-type="time">
            <text:p>00:59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261.39" calcext:value-type="float">
            <text:p>261.39</text:p>
          </table:table-cell>
          <table:table-cell office:value-type="float" office:value="347.11" calcext:value-type="float">
            <text:p>347.11</text:p>
          </table:table-cell>
        </table:table-row>
        <table:table-row table:style-name="ro1">
          <table:table-cell office:value-type="float" office:value="3599249" calcext:value-type="float">
            <text:p>3599249</text:p>
          </table:table-cell>
          <table:table-cell table:formula="of:=[.A227]/1000/(60*60*24)" office:value-type="time" office:time-value="PT00H59M59.249S" calcext:value-type="time">
            <text:p>00:59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262.51" calcext:value-type="float">
            <text:p>262.51</text:p>
          </table:table-cell>
          <table:table-cell office:value-type="float" office:value="348.56" calcext:value-type="float">
            <text:p>348.56</text:p>
          </table:table-cell>
        </table:table-row>
        <table:table-row table:style-name="ro1">
          <table:table-cell office:value-type="float" office:value="3615249" calcext:value-type="float">
            <text:p>3615249</text:p>
          </table:table-cell>
          <table:table-cell table:formula="of:=[.A228]/1000/(60*60*24)" office:value-type="time" office:time-value="PT01H00M15.249S" calcext:value-type="time">
            <text:p>01:00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263.64" calcext:value-type="float">
            <text:p>263.6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31249" calcext:value-type="float">
            <text:p>3631249</text:p>
          </table:table-cell>
          <table:table-cell table:formula="of:=[.A229]/1000/(60*60*24)" office:value-type="time" office:time-value="PT01H00M31.249S" calcext:value-type="time">
            <text:p>01:00:31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8" calcext:value-type="float">
            <text:p>325.08</text:p>
          </table:table-cell>
          <table:table-cell office:value-type="float" office:value="264.77" calcext:value-type="float">
            <text:p>264.77</text:p>
          </table:table-cell>
          <table:table-cell office:value-type="float" office:value="351.45" calcext:value-type="float">
            <text:p>351.45</text:p>
          </table:table-cell>
        </table:table-row>
        <table:table-row table:style-name="ro1">
          <table:table-cell office:value-type="float" office:value="3647249" calcext:value-type="float">
            <text:p>3647249</text:p>
          </table:table-cell>
          <table:table-cell table:formula="of:=[.A230]/1000/(60*60*24)" office:value-type="time" office:time-value="PT01H00M47.249S" calcext:value-type="time">
            <text:p>01:00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6" calcext:value-type="float">
            <text:p>324.96</text:p>
          </table:table-cell>
          <table:table-cell office:value-type="float" office:value="265.9" calcext:value-type="float">
            <text:p>265.9</text:p>
          </table:table-cell>
          <table:table-cell office:value-type="float" office:value="352.89" calcext:value-type="float">
            <text:p>352.89</text:p>
          </table:table-cell>
        </table:table-row>
        <table:table-row table:style-name="ro1">
          <table:table-cell office:value-type="float" office:value="3663249" calcext:value-type="float">
            <text:p>3663249</text:p>
          </table:table-cell>
          <table:table-cell table:formula="of:=[.A231]/1000/(60*60*24)" office:value-type="time" office:time-value="PT01H01M03.249S" calcext:value-type="time">
            <text:p>01:01:03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5" calcext:value-type="float">
            <text:p>324.95</text:p>
          </table:table-cell>
          <table:table-cell office:value-type="float" office:value="267.03" calcext:value-type="float">
            <text:p>267.03</text:p>
          </table:table-cell>
          <table:table-cell office:value-type="float" office:value="354.34" calcext:value-type="float">
            <text:p>354.34</text:p>
          </table:table-cell>
        </table:table-row>
        <table:table-row table:style-name="ro1">
          <table:table-cell office:value-type="float" office:value="3679249" calcext:value-type="float">
            <text:p>3679249</text:p>
          </table:table-cell>
          <table:table-cell table:formula="of:=[.A232]/1000/(60*60*24)" office:value-type="time" office:time-value="PT01H01M19.249S" calcext:value-type="time">
            <text:p>01:01:19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68.15" calcext:value-type="float">
            <text:p>268.15</text:p>
          </table:table-cell>
          <table:table-cell office:value-type="float" office:value="355.78" calcext:value-type="float">
            <text:p>355.78</text:p>
          </table:table-cell>
        </table:table-row>
        <table:table-row table:style-name="ro1">
          <table:table-cell office:value-type="float" office:value="3695249" calcext:value-type="float">
            <text:p>3695249</text:p>
          </table:table-cell>
          <table:table-cell table:formula="of:=[.A233]/1000/(60*60*24)" office:value-type="time" office:time-value="PT01H01M35.249S" calcext:value-type="time">
            <text:p>01:01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69.28" calcext:value-type="float">
            <text:p>269.28</text:p>
          </table:table-cell>
          <table:table-cell office:value-type="float" office:value="357.22" calcext:value-type="float">
            <text:p>357.22</text:p>
          </table:table-cell>
        </table:table-row>
        <table:table-row table:style-name="ro1">
          <table:table-cell office:value-type="float" office:value="3711248" calcext:value-type="float">
            <text:p>3711248</text:p>
          </table:table-cell>
          <table:table-cell table:formula="of:=[.A234]/1000/(60*60*24)" office:value-type="time" office:time-value="PT01H01M51.248S" calcext:value-type="time">
            <text:p>01:01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270.41" calcext:value-type="float">
            <text:p>270.41</text:p>
          </table:table-cell>
          <table:table-cell office:value-type="float" office:value="358.67" calcext:value-type="float">
            <text:p>358.67</text:p>
          </table:table-cell>
        </table:table-row>
        <table:table-row table:style-name="ro1">
          <table:table-cell office:value-type="float" office:value="3727249" calcext:value-type="float">
            <text:p>3727249</text:p>
          </table:table-cell>
          <table:table-cell table:formula="of:=[.A235]/1000/(60*60*24)" office:value-type="time" office:time-value="PT01H02M07.249S" calcext:value-type="time">
            <text:p>01:02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271.53" calcext:value-type="float">
            <text:p>271.53</text:p>
          </table:table-cell>
          <table:table-cell office:value-type="float" office:value="360.11" calcext:value-type="float">
            <text:p>360.11</text:p>
          </table:table-cell>
        </table:table-row>
        <table:table-row table:style-name="ro1">
          <table:table-cell office:value-type="float" office:value="3743249" calcext:value-type="float">
            <text:p>3743249</text:p>
          </table:table-cell>
          <table:table-cell table:formula="of:=[.A236]/1000/(60*60*24)" office:value-type="time" office:time-value="PT01H02M23.249S" calcext:value-type="time">
            <text:p>01:02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272.66" calcext:value-type="float">
            <text:p>272.66</text:p>
          </table:table-cell>
          <table:table-cell office:value-type="float" office:value="361.55" calcext:value-type="float">
            <text:p>361.55</text:p>
          </table:table-cell>
        </table:table-row>
        <table:table-row table:style-name="ro1">
          <table:table-cell office:value-type="float" office:value="3759249" calcext:value-type="float">
            <text:p>3759249</text:p>
          </table:table-cell>
          <table:table-cell table:formula="of:=[.A237]/1000/(60*60*24)" office:value-type="time" office:time-value="PT01H02M39.249S" calcext:value-type="time">
            <text:p>01:02:39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273.78" calcext:value-type="float">
            <text:p>273.78</text:p>
          </table:table-cell>
          <table:table-cell office:value-type="float" office:value="362.99" calcext:value-type="float">
            <text:p>362.99</text:p>
          </table:table-cell>
        </table:table-row>
        <table:table-row table:style-name="ro1">
          <table:table-cell office:value-type="float" office:value="3775249" calcext:value-type="float">
            <text:p>3775249</text:p>
          </table:table-cell>
          <table:table-cell table:formula="of:=[.A238]/1000/(60*60*24)" office:value-type="time" office:time-value="PT01H02M55.249S" calcext:value-type="time">
            <text:p>01:02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274.91" calcext:value-type="float">
            <text:p>274.91</text:p>
          </table:table-cell>
          <table:table-cell office:value-type="float" office:value="364.43" calcext:value-type="float">
            <text:p>364.43</text:p>
          </table:table-cell>
        </table:table-row>
        <table:table-row table:style-name="ro1">
          <table:table-cell office:value-type="float" office:value="3791249" calcext:value-type="float">
            <text:p>3791249</text:p>
          </table:table-cell>
          <table:table-cell table:formula="of:=[.A239]/1000/(60*60*24)" office:value-type="time" office:time-value="PT01H03M11.249S" calcext:value-type="time">
            <text:p>01:03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276.04" calcext:value-type="float">
            <text:p>276.04</text:p>
          </table:table-cell>
          <table:table-cell office:value-type="float" office:value="365.87" calcext:value-type="float">
            <text:p>365.87</text:p>
          </table:table-cell>
        </table:table-row>
        <table:table-row table:style-name="ro1">
          <table:table-cell office:value-type="float" office:value="3807249" calcext:value-type="float">
            <text:p>3807249</text:p>
          </table:table-cell>
          <table:table-cell table:formula="of:=[.A240]/1000/(60*60*24)" office:value-type="time" office:time-value="PT01H03M27.249S" calcext:value-type="time">
            <text:p>01:03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277.16" calcext:value-type="float">
            <text:p>277.16</text:p>
          </table:table-cell>
          <table:table-cell office:value-type="float" office:value="367.3" calcext:value-type="float">
            <text:p>367.3</text:p>
          </table:table-cell>
        </table:table-row>
        <table:table-row table:style-name="ro1">
          <table:table-cell office:value-type="float" office:value="3823249" calcext:value-type="float">
            <text:p>3823249</text:p>
          </table:table-cell>
          <table:table-cell table:formula="of:=[.A241]/1000/(60*60*24)" office:value-type="time" office:time-value="PT01H03M43.249S" calcext:value-type="time">
            <text:p>01:03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278.29" calcext:value-type="float">
            <text:p>278.29</text:p>
          </table:table-cell>
          <table:table-cell office:value-type="float" office:value="368.74" calcext:value-type="float">
            <text:p>368.74</text:p>
          </table:table-cell>
        </table:table-row>
        <table:table-row table:style-name="ro1">
          <table:table-cell office:value-type="float" office:value="3839249" calcext:value-type="float">
            <text:p>3839249</text:p>
          </table:table-cell>
          <table:table-cell table:formula="of:=[.A242]/1000/(60*60*24)" office:value-type="time" office:time-value="PT01H03M59.249S" calcext:value-type="time">
            <text:p>01:03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8" calcext:value-type="float">
            <text:p>323.28</text:p>
          </table:table-cell>
          <table:table-cell office:value-type="float" office:value="279.41" calcext:value-type="float">
            <text:p>279.41</text:p>
          </table:table-cell>
          <table:table-cell office:value-type="float" office:value="370.18" calcext:value-type="float">
            <text:p>370.18</text:p>
          </table:table-cell>
        </table:table-row>
        <table:table-row table:style-name="ro1">
          <table:table-cell office:value-type="float" office:value="3855249" calcext:value-type="float">
            <text:p>3855249</text:p>
          </table:table-cell>
          <table:table-cell table:formula="of:=[.A243]/1000/(60*60*24)" office:value-type="time" office:time-value="PT01H04M15.249S" calcext:value-type="time">
            <text:p>01:04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280.54" calcext:value-type="float">
            <text:p>280.54</text:p>
          </table:table-cell>
          <table:table-cell office:value-type="float" office:value="371.61" calcext:value-type="float">
            <text:p>371.61</text:p>
          </table:table-cell>
        </table:table-row>
        <table:table-row table:style-name="ro1">
          <table:table-cell office:value-type="float" office:value="3871249" calcext:value-type="float">
            <text:p>3871249</text:p>
          </table:table-cell>
          <table:table-cell table:formula="of:=[.A244]/1000/(60*60*24)" office:value-type="time" office:time-value="PT01H04M31.249S" calcext:value-type="time">
            <text:p>01:04:31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4.04" calcext:value-type="float">
            <text:p>324.04</text:p>
          </table:table-cell>
          <table:table-cell office:value-type="float" office:value="281.66" calcext:value-type="float">
            <text:p>281.66</text:p>
          </table:table-cell>
          <table:table-cell office:value-type="float" office:value="373.05" calcext:value-type="float">
            <text:p>373.05</text:p>
          </table:table-cell>
        </table:table-row>
        <table:table-row table:style-name="ro1">
          <table:table-cell office:value-type="float" office:value="3887249" calcext:value-type="float">
            <text:p>3887249</text:p>
          </table:table-cell>
          <table:table-cell table:formula="of:=[.A245]/1000/(60*60*24)" office:value-type="time" office:time-value="PT01H04M47.249S" calcext:value-type="time">
            <text:p>01:04:47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282.78" calcext:value-type="float">
            <text:p>282.78</text:p>
          </table:table-cell>
          <table:table-cell office:value-type="float" office:value="374.49" calcext:value-type="float">
            <text:p>374.49</text:p>
          </table:table-cell>
        </table:table-row>
        <table:table-row table:style-name="ro1">
          <table:table-cell office:value-type="float" office:value="3903249" calcext:value-type="float">
            <text:p>3903249</text:p>
          </table:table-cell>
          <table:table-cell table:formula="of:=[.A246]/1000/(60*60*24)" office:value-type="time" office:time-value="PT01H05M03.249S" calcext:value-type="time">
            <text:p>01:05:03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2" calcext:value-type="float">
            <text:p>323.02</text:p>
          </table:table-cell>
          <table:table-cell office:value-type="float" office:value="283.91" calcext:value-type="float">
            <text:p>283.91</text:p>
          </table:table-cell>
          <table:table-cell office:value-type="float" office:value="375.92" calcext:value-type="float">
            <text:p>375.92</text:p>
          </table:table-cell>
        </table:table-row>
        <table:table-row table:style-name="ro1">
          <table:table-cell office:value-type="float" office:value="3919249" calcext:value-type="float">
            <text:p>3919249</text:p>
          </table:table-cell>
          <table:table-cell table:formula="of:=[.A247]/1000/(60*60*24)" office:value-type="time" office:time-value="PT01H05M19.249S" calcext:value-type="time">
            <text:p>01:05:19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285.03" calcext:value-type="float">
            <text:p>285.03</text:p>
          </table:table-cell>
          <table:table-cell office:value-type="float" office:value="377.36" calcext:value-type="float">
            <text:p>377.36</text:p>
          </table:table-cell>
        </table:table-row>
        <table:table-row table:style-name="ro1">
          <table:table-cell office:value-type="float" office:value="3935249" calcext:value-type="float">
            <text:p>3935249</text:p>
          </table:table-cell>
          <table:table-cell table:formula="of:=[.A248]/1000/(60*60*24)" office:value-type="time" office:time-value="PT01H05M35.249S" calcext:value-type="time">
            <text:p>01:05:35</text:p>
          </table:table-cell>
          <table:table-cell office:value-type="float" office:value="1.28" calcext:value-type="float">
            <text:p>1.28</text:p>
          </table:table-cell>
          <table:table-cell office:value-type="float" office:value="252.8" calcext:value-type="float">
            <text:p>252.8</text:p>
          </table:table-cell>
          <table:table-cell office:value-type="float" office:value="322.9" calcext:value-type="float">
            <text:p>322.9</text:p>
          </table:table-cell>
          <table:table-cell office:value-type="float" office:value="286.16" calcext:value-type="float">
            <text:p>286.16</text:p>
          </table:table-cell>
          <table:table-cell office:value-type="float" office:value="378.79" calcext:value-type="float">
            <text:p>378.79</text:p>
          </table:table-cell>
        </table:table-row>
        <table:table-row table:style-name="ro1">
          <table:table-cell office:value-type="float" office:value="3951249" calcext:value-type="float">
            <text:p>3951249</text:p>
          </table:table-cell>
          <table:table-cell table:formula="of:=[.A249]/1000/(60*60*24)" office:value-type="time" office:time-value="PT01H05M51.249S" calcext:value-type="time">
            <text:p>01:05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287.28" calcext:value-type="float">
            <text:p>287.28</text:p>
          </table:table-cell>
          <table:table-cell office:value-type="float" office:value="380.23" calcext:value-type="float">
            <text:p>380.23</text:p>
          </table:table-cell>
        </table:table-row>
        <table:table-row table:style-name="ro1">
          <table:table-cell office:value-type="float" office:value="3967249" calcext:value-type="float">
            <text:p>3967249</text:p>
          </table:table-cell>
          <table:table-cell table:formula="of:=[.A250]/1000/(60*60*24)" office:value-type="time" office:time-value="PT01H06M07.249S" calcext:value-type="time">
            <text:p>01:06:07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288.4" calcext:value-type="float">
            <text:p>288.4</text:p>
          </table:table-cell>
          <table:table-cell office:value-type="float" office:value="381.66" calcext:value-type="float">
            <text:p>381.66</text:p>
          </table:table-cell>
        </table:table-row>
        <table:table-row table:style-name="ro1">
          <table:table-cell office:value-type="float" office:value="3983249" calcext:value-type="float">
            <text:p>3983249</text:p>
          </table:table-cell>
          <table:table-cell table:formula="of:=[.A251]/1000/(60*60*24)" office:value-type="time" office:time-value="PT01H06M23.249S" calcext:value-type="time">
            <text:p>01:06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289.52" calcext:value-type="float">
            <text:p>289.52</text:p>
          </table:table-cell>
          <table:table-cell office:value-type="float" office:value="383.09" calcext:value-type="float">
            <text:p>383.09</text:p>
          </table:table-cell>
        </table:table-row>
        <table:table-row table:style-name="ro1">
          <table:table-cell office:value-type="float" office:value="3999249" calcext:value-type="float">
            <text:p>3999249</text:p>
          </table:table-cell>
          <table:table-cell table:formula="of:=[.A252]/1000/(60*60*24)" office:value-type="time" office:time-value="PT01H06M39.249S" calcext:value-type="time">
            <text:p>01:06:39</text:p>
          </table:table-cell>
          <table:table-cell office:value-type="float" office:value="1.28" calcext:value-type="float">
            <text:p>1.28</text:p>
          </table:table-cell>
          <table:table-cell office:value-type="float" office:value="252.6" calcext:value-type="float">
            <text:p>252.6</text:p>
          </table:table-cell>
          <table:table-cell office:value-type="float" office:value="322.64" calcext:value-type="float">
            <text:p>322.64</text:p>
          </table:table-cell>
          <table:table-cell office:value-type="float" office:value="290.65" calcext:value-type="float">
            <text:p>290.65</text:p>
          </table:table-cell>
          <table:table-cell office:value-type="float" office:value="384.52" calcext:value-type="float">
            <text:p>384.52</text:p>
          </table:table-cell>
        </table:table-row>
        <table:table-row table:style-name="ro1">
          <table:table-cell office:value-type="float" office:value="4015249" calcext:value-type="float">
            <text:p>4015249</text:p>
          </table:table-cell>
          <table:table-cell table:formula="of:=[.A253]/1000/(60*60*24)" office:value-type="time" office:time-value="PT01H06M55.249S" calcext:value-type="time">
            <text:p>01:06:55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291.77" calcext:value-type="float">
            <text:p>291.77</text:p>
          </table:table-cell>
          <table:table-cell office:value-type="float" office:value="385.95" calcext:value-type="float">
            <text:p>385.95</text:p>
          </table:table-cell>
        </table:table-row>
        <table:table-row table:style-name="ro1">
          <table:table-cell office:value-type="float" office:value="4031249" calcext:value-type="float">
            <text:p>4031249</text:p>
          </table:table-cell>
          <table:table-cell table:formula="of:=[.A254]/1000/(60*60*24)" office:value-type="time" office:time-value="PT01H07M11.249S" calcext:value-type="time">
            <text:p>01:07:11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292.89" calcext:value-type="float">
            <text:p>292.89</text:p>
          </table:table-cell>
          <table:table-cell office:value-type="float" office:value="387.38" calcext:value-type="float">
            <text:p>387.38</text:p>
          </table:table-cell>
        </table:table-row>
        <table:table-row table:style-name="ro1">
          <table:table-cell office:value-type="float" office:value="4047249" calcext:value-type="float">
            <text:p>4047249</text:p>
          </table:table-cell>
          <table:table-cell table:formula="of:=[.A255]/1000/(60*60*24)" office:value-type="time" office:time-value="PT01H07M27.249S" calcext:value-type="time">
            <text:p>01:07:27</text:p>
          </table:table-cell>
          <table:table-cell office:value-type="float" office:value="1.28" calcext:value-type="float">
            <text:p>1.28</text:p>
          </table:table-cell>
          <table:table-cell office:value-type="float" office:value="252.4" calcext:value-type="float">
            <text:p>252.4</text:p>
          </table:table-cell>
          <table:table-cell office:value-type="float" office:value="322.38" calcext:value-type="float">
            <text:p>322.38</text:p>
          </table:table-cell>
          <table:table-cell office:value-type="float" office:value="294.01" calcext:value-type="float">
            <text:p>294.01</text:p>
          </table:table-cell>
          <table:table-cell office:value-type="float" office:value="388.82" calcext:value-type="float">
            <text:p>388.82</text:p>
          </table:table-cell>
        </table:table-row>
        <table:table-row table:style-name="ro1">
          <table:table-cell office:value-type="float" office:value="4063249" calcext:value-type="float">
            <text:p>4063249</text:p>
          </table:table-cell>
          <table:table-cell table:formula="of:=[.A256]/1000/(60*60*24)" office:value-type="time" office:time-value="PT01H07M43.249S" calcext:value-type="time">
            <text:p>01:07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295.14" calcext:value-type="float">
            <text:p>295.14</text:p>
          </table:table-cell>
          <table:table-cell office:value-type="float" office:value="390.24" calcext:value-type="float">
            <text:p>390.24</text:p>
          </table:table-cell>
        </table:table-row>
        <table:table-row table:style-name="ro1">
          <table:table-cell office:value-type="float" office:value="4079248" calcext:value-type="float">
            <text:p>4079248</text:p>
          </table:table-cell>
          <table:table-cell table:formula="of:=[.A257]/1000/(60*60*24)" office:value-type="time" office:time-value="PT01H07M59.248S" calcext:value-type="time">
            <text:p>01:07:59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296.26" calcext:value-type="float">
            <text:p>296.26</text:p>
          </table:table-cell>
          <table:table-cell office:value-type="float" office:value="391.67" calcext:value-type="float">
            <text:p>391.67</text:p>
          </table:table-cell>
        </table:table-row>
        <table:table-row table:style-name="ro1">
          <table:table-cell office:value-type="float" office:value="4095249" calcext:value-type="float">
            <text:p>4095249</text:p>
          </table:table-cell>
          <table:table-cell table:formula="of:=[.A258]/1000/(60*60*24)" office:value-type="time" office:time-value="PT01H08M15.249S" calcext:value-type="time">
            <text:p>01:08:15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4" calcext:value-type="float">
            <text:p>321.24</text:p>
          </table:table-cell>
          <table:table-cell office:value-type="float" office:value="297.38" calcext:value-type="float">
            <text:p>297.38</text:p>
          </table:table-cell>
          <table:table-cell office:value-type="float" office:value="393.1" calcext:value-type="float">
            <text:p>393.1</text:p>
          </table:table-cell>
        </table:table-row>
        <table:table-row table:style-name="ro1">
          <table:table-cell office:value-type="float" office:value="4111249" calcext:value-type="float">
            <text:p>4111249</text:p>
          </table:table-cell>
          <table:table-cell table:formula="of:=[.A259]/1000/(60*60*24)" office:value-type="time" office:time-value="PT01H08M31.249S" calcext:value-type="time">
            <text:p>01:08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298.5" calcext:value-type="float">
            <text:p>298.5</text:p>
          </table:table-cell>
          <table:table-cell office:value-type="float" office:value="394.53" calcext:value-type="float">
            <text:p>394.53</text:p>
          </table:table-cell>
        </table:table-row>
        <table:table-row table:style-name="ro1">
          <table:table-cell office:value-type="float" office:value="4127249" calcext:value-type="float">
            <text:p>4127249</text:p>
          </table:table-cell>
          <table:table-cell table:formula="of:=[.A260]/1000/(60*60*24)" office:value-type="time" office:time-value="PT01H08M47.249S" calcext:value-type="time">
            <text:p>01:08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299.62" calcext:value-type="float">
            <text:p>299.62</text:p>
          </table:table-cell>
          <table:table-cell office:value-type="float" office:value="395.96" calcext:value-type="float">
            <text:p>395.96</text:p>
          </table:table-cell>
        </table:table-row>
        <table:table-row table:style-name="ro1">
          <table:table-cell office:value-type="float" office:value="4143249" calcext:value-type="float">
            <text:p>4143249</text:p>
          </table:table-cell>
          <table:table-cell table:formula="of:=[.A261]/1000/(60*60*24)" office:value-type="time" office:time-value="PT01H09M03.249S" calcext:value-type="time">
            <text:p>01:09:03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00.74" calcext:value-type="float">
            <text:p>300.74</text:p>
          </table:table-cell>
          <table:table-cell office:value-type="float" office:value="397.38" calcext:value-type="float">
            <text:p>397.38</text:p>
          </table:table-cell>
        </table:table-row>
        <table:table-row table:style-name="ro1">
          <table:table-cell office:value-type="float" office:value="4159249" calcext:value-type="float">
            <text:p>4159249</text:p>
          </table:table-cell>
          <table:table-cell table:formula="of:=[.A262]/1000/(60*60*24)" office:value-type="time" office:time-value="PT01H09M19.249S" calcext:value-type="time">
            <text:p>01:09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01.86" calcext:value-type="float">
            <text:p>301.86</text:p>
          </table:table-cell>
          <table:table-cell office:value-type="float" office:value="398.81" calcext:value-type="float">
            <text:p>398.81</text:p>
          </table:table-cell>
        </table:table-row>
        <table:table-row table:style-name="ro1">
          <table:table-cell office:value-type="float" office:value="4175249" calcext:value-type="float">
            <text:p>4175249</text:p>
          </table:table-cell>
          <table:table-cell table:formula="of:=[.A263]/1000/(60*60*24)" office:value-type="time" office:time-value="PT01H09M35.249S" calcext:value-type="time">
            <text:p>01:09:35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02.98" calcext:value-type="float">
            <text:p>302.98</text:p>
          </table:table-cell>
          <table:table-cell office:value-type="float" office:value="400.24" calcext:value-type="float">
            <text:p>400.24</text:p>
          </table:table-cell>
        </table:table-row>
        <table:table-row table:style-name="ro1">
          <table:table-cell office:value-type="float" office:value="4191249" calcext:value-type="float">
            <text:p>4191249</text:p>
          </table:table-cell>
          <table:table-cell table:formula="of:=[.A264]/1000/(60*60*24)" office:value-type="time" office:time-value="PT01H09M51.249S" calcext:value-type="time">
            <text:p>01:09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304.1" calcext:value-type="float">
            <text:p>304.1</text:p>
          </table:table-cell>
          <table:table-cell office:value-type="float" office:value="401.66" calcext:value-type="float">
            <text:p>401.66</text:p>
          </table:table-cell>
        </table:table-row>
        <table:table-row table:style-name="ro1">
          <table:table-cell office:value-type="float" office:value="4207249" calcext:value-type="float">
            <text:p>4207249</text:p>
          </table:table-cell>
          <table:table-cell table:formula="of:=[.A265]/1000/(60*60*24)" office:value-type="time" office:time-value="PT01H10M07.249S" calcext:value-type="time">
            <text:p>01:10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4" calcext:value-type="float">
            <text:p>320.84</text:p>
          </table:table-cell>
          <table:table-cell office:value-type="float" office:value="305.22" calcext:value-type="float">
            <text:p>305.22</text:p>
          </table:table-cell>
          <table:table-cell office:value-type="float" office:value="403.09" calcext:value-type="float">
            <text:p>403.09</text:p>
          </table:table-cell>
        </table:table-row>
        <table:table-row table:style-name="ro1">
          <table:table-cell office:value-type="float" office:value="4223249" calcext:value-type="float">
            <text:p>4223249</text:p>
          </table:table-cell>
          <table:table-cell table:formula="of:=[.A266]/1000/(60*60*24)" office:value-type="time" office:time-value="PT01H10M23.249S" calcext:value-type="time">
            <text:p>01:10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6.34" calcext:value-type="float">
            <text:p>306.34</text:p>
          </table:table-cell>
          <table:table-cell office:value-type="float" office:value="404.51" calcext:value-type="float">
            <text:p>404.51</text:p>
          </table:table-cell>
        </table:table-row>
        <table:table-row table:style-name="ro1">
          <table:table-cell office:value-type="float" office:value="4239249" calcext:value-type="float">
            <text:p>4239249</text:p>
          </table:table-cell>
          <table:table-cell table:formula="of:=[.A267]/1000/(60*60*24)" office:value-type="time" office:time-value="PT01H10M39.249S" calcext:value-type="time">
            <text:p>01:10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307.46" calcext:value-type="float">
            <text:p>307.46</text:p>
          </table:table-cell>
          <table:table-cell office:value-type="float" office:value="405.94" calcext:value-type="float">
            <text:p>405.94</text:p>
          </table:table-cell>
        </table:table-row>
        <table:table-row table:style-name="ro1">
          <table:table-cell office:value-type="float" office:value="4255249" calcext:value-type="float">
            <text:p>4255249</text:p>
          </table:table-cell>
          <table:table-cell table:formula="of:=[.A268]/1000/(60*60*24)" office:value-type="time" office:time-value="PT01H10M55.249S" calcext:value-type="time">
            <text:p>01:10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1" calcext:value-type="float">
            <text:p>320.71</text:p>
          </table:table-cell>
          <table:table-cell office:value-type="float" office:value="308.58" calcext:value-type="float">
            <text:p>308.58</text:p>
          </table:table-cell>
          <table:table-cell office:value-type="float" office:value="407.36" calcext:value-type="float">
            <text:p>407.36</text:p>
          </table:table-cell>
        </table:table-row>
        <table:table-row table:style-name="ro1">
          <table:table-cell office:value-type="float" office:value="4271249" calcext:value-type="float">
            <text:p>4271249</text:p>
          </table:table-cell>
          <table:table-cell table:formula="of:=[.A269]/1000/(60*60*24)" office:value-type="time" office:time-value="PT01H11M11.249S" calcext:value-type="time">
            <text:p>01:11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309.7" calcext:value-type="float">
            <text:p>309.7</text:p>
          </table:table-cell>
          <table:table-cell office:value-type="float" office:value="408.78" calcext:value-type="float">
            <text:p>408.78</text:p>
          </table:table-cell>
        </table:table-row>
        <table:table-row table:style-name="ro1">
          <table:table-cell office:value-type="float" office:value="4287249" calcext:value-type="float">
            <text:p>4287249</text:p>
          </table:table-cell>
          <table:table-cell table:formula="of:=[.A270]/1000/(60*60*24)" office:value-type="time" office:time-value="PT01H11M27.249S" calcext:value-type="time">
            <text:p>01:11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310.82" calcext:value-type="float">
            <text:p>310.82</text:p>
          </table:table-cell>
          <table:table-cell office:value-type="float" office:value="410.21" calcext:value-type="float">
            <text:p>410.21</text:p>
          </table:table-cell>
        </table:table-row>
        <table:table-row table:style-name="ro1">
          <table:table-cell office:value-type="float" office:value="4303249" calcext:value-type="float">
            <text:p>4303249</text:p>
          </table:table-cell>
          <table:table-cell table:formula="of:=[.A271]/1000/(60*60*24)" office:value-type="time" office:time-value="PT01H11M43.249S" calcext:value-type="time">
            <text:p>01:11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311.94" calcext:value-type="float">
            <text:p>311.94</text:p>
          </table:table-cell>
          <table:table-cell office:value-type="float" office:value="411.63" calcext:value-type="float">
            <text:p>411.63</text:p>
          </table:table-cell>
        </table:table-row>
        <table:table-row table:style-name="ro1">
          <table:table-cell office:value-type="float" office:value="4319249" calcext:value-type="float">
            <text:p>4319249</text:p>
          </table:table-cell>
          <table:table-cell table:formula="of:=[.A272]/1000/(60*60*24)" office:value-type="time" office:time-value="PT01H11M59.249S" calcext:value-type="time">
            <text:p>01:11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313.06" calcext:value-type="float">
            <text:p>313.06</text:p>
          </table:table-cell>
          <table:table-cell office:value-type="float" office:value="413.05" calcext:value-type="float">
            <text:p>413.05</text:p>
          </table:table-cell>
        </table:table-row>
        <table:table-row table:style-name="ro1">
          <table:table-cell office:value-type="float" office:value="4335249" calcext:value-type="float">
            <text:p>4335249</text:p>
          </table:table-cell>
          <table:table-cell table:formula="of:=[.A273]/1000/(60*60*24)" office:value-type="time" office:time-value="PT01H12M15.249S" calcext:value-type="time">
            <text:p>01:12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14.18" calcext:value-type="float">
            <text:p>314.18</text:p>
          </table:table-cell>
          <table:table-cell office:value-type="float" office:value="414.47" calcext:value-type="float">
            <text:p>414.47</text:p>
          </table:table-cell>
        </table:table-row>
        <table:table-row table:style-name="ro1">
          <table:table-cell office:value-type="float" office:value="4351249" calcext:value-type="float">
            <text:p>4351249</text:p>
          </table:table-cell>
          <table:table-cell table:formula="of:=[.A274]/1000/(60*60*24)" office:value-type="time" office:time-value="PT01H12M31.249S" calcext:value-type="time">
            <text:p>01:12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15.3" calcext:value-type="float">
            <text:p>315.3</text:p>
          </table:table-cell>
          <table:table-cell office:value-type="float" office:value="415.89" calcext:value-type="float">
            <text:p>415.89</text:p>
          </table:table-cell>
        </table:table-row>
        <table:table-row table:style-name="ro1">
          <table:table-cell office:value-type="float" office:value="4367249" calcext:value-type="float">
            <text:p>4367249</text:p>
          </table:table-cell>
          <table:table-cell table:formula="of:=[.A275]/1000/(60*60*24)" office:value-type="time" office:time-value="PT01H12M47.249S" calcext:value-type="time">
            <text:p>01:1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316.41" calcext:value-type="float">
            <text:p>316.41</text:p>
          </table:table-cell>
          <table:table-cell office:value-type="float" office:value="417.31" calcext:value-type="float">
            <text:p>417.31</text:p>
          </table:table-cell>
        </table:table-row>
        <table:table-row table:style-name="ro1">
          <table:table-cell office:value-type="float" office:value="4383249" calcext:value-type="float">
            <text:p>4383249</text:p>
          </table:table-cell>
          <table:table-cell table:formula="of:=[.A276]/1000/(60*60*24)" office:value-type="time" office:time-value="PT01H13M03.249S" calcext:value-type="time">
            <text:p>01:13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317.53" calcext:value-type="float">
            <text:p>317.53</text:p>
          </table:table-cell>
          <table:table-cell office:value-type="float" office:value="418.73" calcext:value-type="float">
            <text:p>418.73</text:p>
          </table:table-cell>
        </table:table-row>
        <table:table-row table:style-name="ro1">
          <table:table-cell office:value-type="float" office:value="4399249" calcext:value-type="float">
            <text:p>4399249</text:p>
          </table:table-cell>
          <table:table-cell table:formula="of:=[.A277]/1000/(60*60*24)" office:value-type="time" office:time-value="PT01H13M19.249S" calcext:value-type="time">
            <text:p>01:1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318.65" calcext:value-type="float">
            <text:p>318.65</text:p>
          </table:table-cell>
          <table:table-cell office:value-type="float" office:value="420.14" calcext:value-type="float">
            <text:p>420.14</text:p>
          </table:table-cell>
        </table:table-row>
        <table:table-row table:style-name="ro1">
          <table:table-cell office:value-type="float" office:value="4415249" calcext:value-type="float">
            <text:p>4415249</text:p>
          </table:table-cell>
          <table:table-cell table:formula="of:=[.A278]/1000/(60*60*24)" office:value-type="time" office:time-value="PT01H13M35.249S" calcext:value-type="time">
            <text:p>01:13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319.77" calcext:value-type="float">
            <text:p>319.77</text:p>
          </table:table-cell>
          <table:table-cell office:value-type="float" office:value="421.56" calcext:value-type="float">
            <text:p>421.56</text:p>
          </table:table-cell>
        </table:table-row>
        <table:table-row table:style-name="ro1">
          <table:table-cell office:value-type="float" office:value="4431249" calcext:value-type="float">
            <text:p>4431249</text:p>
          </table:table-cell>
          <table:table-cell table:formula="of:=[.A279]/1000/(60*60*24)" office:value-type="time" office:time-value="PT01H13M51.249S" calcext:value-type="time">
            <text:p>01:1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320.88" calcext:value-type="float">
            <text:p>320.88</text:p>
          </table:table-cell>
          <table:table-cell office:value-type="float" office:value="422.98" calcext:value-type="float">
            <text:p>422.98</text:p>
          </table:table-cell>
        </table:table-row>
        <table:table-row table:style-name="ro1">
          <table:table-cell office:value-type="float" office:value="4447249" calcext:value-type="float">
            <text:p>4447249</text:p>
          </table:table-cell>
          <table:table-cell table:formula="of:=[.A280]/1000/(60*60*24)" office:value-type="time" office:time-value="PT01H14M07.249S" calcext:value-type="time">
            <text:p>01:1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322" calcext:value-type="float">
            <text:p>322</text:p>
          </table:table-cell>
          <table:table-cell office:value-type="float" office:value="424.4" calcext:value-type="float">
            <text:p>424.4</text:p>
          </table:table-cell>
        </table:table-row>
        <table:table-row table:style-name="ro1">
          <table:table-cell office:value-type="float" office:value="4463249" calcext:value-type="float">
            <text:p>4463249</text:p>
          </table:table-cell>
          <table:table-cell table:formula="of:=[.A281]/1000/(60*60*24)" office:value-type="time" office:time-value="PT01H14M23.249S" calcext:value-type="time">
            <text:p>01:1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323.12" calcext:value-type="float">
            <text:p>323.12</text:p>
          </table:table-cell>
          <table:table-cell office:value-type="float" office:value="425.82" calcext:value-type="float">
            <text:p>425.82</text:p>
          </table:table-cell>
        </table:table-row>
        <table:table-row table:style-name="ro1">
          <table:table-cell office:value-type="float" office:value="4479249" calcext:value-type="float">
            <text:p>4479249</text:p>
          </table:table-cell>
          <table:table-cell table:formula="of:=[.A282]/1000/(60*60*24)" office:value-type="time" office:time-value="PT01H14M39.249S" calcext:value-type="time">
            <text:p>01:1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324.24" calcext:value-type="float">
            <text:p>324.24</text:p>
          </table:table-cell>
          <table:table-cell office:value-type="float" office:value="427.23" calcext:value-type="float">
            <text:p>427.23</text:p>
          </table:table-cell>
        </table:table-row>
        <table:table-row table:style-name="ro1">
          <table:table-cell office:value-type="float" office:value="4495249" calcext:value-type="float">
            <text:p>4495249</text:p>
          </table:table-cell>
          <table:table-cell table:formula="of:=[.A283]/1000/(60*60*24)" office:value-type="time" office:time-value="PT01H14M55.249S" calcext:value-type="time">
            <text:p>01:1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1" calcext:value-type="float">
            <text:p>318.81</text:p>
          </table:table-cell>
          <table:table-cell office:value-type="float" office:value="325.35" calcext:value-type="float">
            <text:p>325.35</text:p>
          </table:table-cell>
          <table:table-cell office:value-type="float" office:value="428.65" calcext:value-type="float">
            <text:p>428.65</text:p>
          </table:table-cell>
        </table:table-row>
        <table:table-row table:style-name="ro1">
          <table:table-cell office:value-type="float" office:value="4511249" calcext:value-type="float">
            <text:p>4511249</text:p>
          </table:table-cell>
          <table:table-cell table:formula="of:=[.A284]/1000/(60*60*24)" office:value-type="time" office:time-value="PT01H15M11.249S" calcext:value-type="time">
            <text:p>01:1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326.47" calcext:value-type="float">
            <text:p>326.47</text:p>
          </table:table-cell>
          <table:table-cell office:value-type="float" office:value="430.07" calcext:value-type="float">
            <text:p>430.07</text:p>
          </table:table-cell>
        </table:table-row>
        <table:table-row table:style-name="ro1">
          <table:table-cell office:value-type="float" office:value="4527249" calcext:value-type="float">
            <text:p>4527249</text:p>
          </table:table-cell>
          <table:table-cell table:formula="of:=[.A285]/1000/(60*60*24)" office:value-type="time" office:time-value="PT01H15M27.249S" calcext:value-type="time">
            <text:p>01:1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8" calcext:value-type="float">
            <text:p>318.68</text:p>
          </table:table-cell>
          <table:table-cell office:value-type="float" office:value="327.58" calcext:value-type="float">
            <text:p>327.58</text:p>
          </table:table-cell>
          <table:table-cell office:value-type="float" office:value="431.48" calcext:value-type="float">
            <text:p>431.48</text:p>
          </table:table-cell>
        </table:table-row>
        <table:table-row table:style-name="ro1">
          <table:table-cell office:value-type="float" office:value="4543249" calcext:value-type="float">
            <text:p>4543249</text:p>
          </table:table-cell>
          <table:table-cell table:formula="of:=[.A286]/1000/(60*60*24)" office:value-type="time" office:time-value="PT01H15M43.249S" calcext:value-type="time">
            <text:p>01:1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8.67" calcext:value-type="float">
            <text:p>318.67</text:p>
          </table:table-cell>
          <table:table-cell office:value-type="float" office:value="328.7" calcext:value-type="float">
            <text:p>328.7</text:p>
          </table:table-cell>
          <table:table-cell office:value-type="float" office:value="432.9" calcext:value-type="float">
            <text:p>432.9</text:p>
          </table:table-cell>
        </table:table-row>
        <table:table-row table:style-name="ro1">
          <table:table-cell office:value-type="float" office:value="4559249" calcext:value-type="float">
            <text:p>4559249</text:p>
          </table:table-cell>
          <table:table-cell table:formula="of:=[.A287]/1000/(60*60*24)" office:value-type="time" office:time-value="PT01H15M59.249S" calcext:value-type="time">
            <text:p>01:1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329.82" calcext:value-type="float">
            <text:p>329.82</text:p>
          </table:table-cell>
          <table:table-cell office:value-type="float" office:value="434.31" calcext:value-type="float">
            <text:p>434.31</text:p>
          </table:table-cell>
        </table:table-row>
        <table:table-row table:style-name="ro1">
          <table:table-cell office:value-type="float" office:value="4575249" calcext:value-type="float">
            <text:p>4575249</text:p>
          </table:table-cell>
          <table:table-cell table:formula="of:=[.A288]/1000/(60*60*24)" office:value-type="time" office:time-value="PT01H16M15.249S" calcext:value-type="time">
            <text:p>01:16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330.93" calcext:value-type="float">
            <text:p>330.93</text:p>
          </table:table-cell>
          <table:table-cell office:value-type="float" office:value="435.73" calcext:value-type="float">
            <text:p>435.73</text:p>
          </table:table-cell>
        </table:table-row>
        <table:table-row table:style-name="ro1">
          <table:table-cell office:value-type="float" office:value="4591249" calcext:value-type="float">
            <text:p>4591249</text:p>
          </table:table-cell>
          <table:table-cell table:formula="of:=[.A289]/1000/(60*60*24)" office:value-type="time" office:time-value="PT01H16M31.249S" calcext:value-type="time">
            <text:p>01:1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332.05" calcext:value-type="float">
            <text:p>332.05</text:p>
          </table:table-cell>
          <table:table-cell office:value-type="float" office:value="437.14" calcext:value-type="float">
            <text:p>437.14</text:p>
          </table:table-cell>
        </table:table-row>
        <table:table-row table:style-name="ro1">
          <table:table-cell office:value-type="float" office:value="4607249" calcext:value-type="float">
            <text:p>4607249</text:p>
          </table:table-cell>
          <table:table-cell table:formula="of:=[.A290]/1000/(60*60*24)" office:value-type="time" office:time-value="PT01H16M47.249S" calcext:value-type="time">
            <text:p>01:16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333.16" calcext:value-type="float">
            <text:p>333.16</text:p>
          </table:table-cell>
          <table:table-cell office:value-type="float" office:value="438.55" calcext:value-type="float">
            <text:p>438.55</text:p>
          </table:table-cell>
        </table:table-row>
        <table:table-row table:style-name="ro1">
          <table:table-cell office:value-type="float" office:value="4623249" calcext:value-type="float">
            <text:p>4623249</text:p>
          </table:table-cell>
          <table:table-cell table:formula="of:=[.A291]/1000/(60*60*24)" office:value-type="time" office:time-value="PT01H17M03.249S" calcext:value-type="time">
            <text:p>01:1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8.41" calcext:value-type="float">
            <text:p>318.41</text:p>
          </table:table-cell>
          <table:table-cell office:value-type="float" office:value="334.28" calcext:value-type="float">
            <text:p>334.28</text:p>
          </table:table-cell>
          <table:table-cell office:value-type="float" office:value="439.97" calcext:value-type="float">
            <text:p>439.97</text:p>
          </table:table-cell>
        </table:table-row>
        <table:table-row table:style-name="ro1">
          <table:table-cell office:value-type="float" office:value="4639249" calcext:value-type="float">
            <text:p>4639249</text:p>
          </table:table-cell>
          <table:table-cell table:formula="of:=[.A292]/1000/(60*60*24)" office:value-type="time" office:time-value="PT01H17M19.249S" calcext:value-type="time">
            <text:p>01:17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335.39" calcext:value-type="float">
            <text:p>335.39</text:p>
          </table:table-cell>
          <table:table-cell office:value-type="float" office:value="441.38" calcext:value-type="float">
            <text:p>441.38</text:p>
          </table:table-cell>
        </table:table-row>
        <table:table-row table:style-name="ro1">
          <table:table-cell office:value-type="float" office:value="4655249" calcext:value-type="float">
            <text:p>4655249</text:p>
          </table:table-cell>
          <table:table-cell table:formula="of:=[.A293]/1000/(60*60*24)" office:value-type="time" office:time-value="PT01H17M35.249S" calcext:value-type="time">
            <text:p>01:17:35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336.51" calcext:value-type="float">
            <text:p>336.51</text:p>
          </table:table-cell>
          <table:table-cell office:value-type="float" office:value="442.79" calcext:value-type="float">
            <text:p>442.79</text:p>
          </table:table-cell>
        </table:table-row>
        <table:table-row table:style-name="ro1">
          <table:table-cell office:value-type="float" office:value="4671249" calcext:value-type="float">
            <text:p>4671249</text:p>
          </table:table-cell>
          <table:table-cell table:formula="of:=[.A294]/1000/(60*60*24)" office:value-type="time" office:time-value="PT01H17M51.249S" calcext:value-type="time">
            <text:p>01:17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337.62" calcext:value-type="float">
            <text:p>337.62</text:p>
          </table:table-cell>
          <table:table-cell office:value-type="float" office:value="444.2" calcext:value-type="float">
            <text:p>444.2</text:p>
          </table:table-cell>
        </table:table-row>
        <table:table-row table:style-name="ro1">
          <table:table-cell office:value-type="float" office:value="4687249" calcext:value-type="float">
            <text:p>4687249</text:p>
          </table:table-cell>
          <table:table-cell table:formula="of:=[.A295]/1000/(60*60*24)" office:value-type="time" office:time-value="PT01H18M07.249S" calcext:value-type="time">
            <text:p>01:18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338.74" calcext:value-type="float">
            <text:p>338.74</text:p>
          </table:table-cell>
          <table:table-cell office:value-type="float" office:value="445.61" calcext:value-type="float">
            <text:p>445.61</text:p>
          </table:table-cell>
        </table:table-row>
        <table:table-row table:style-name="ro1">
          <table:table-cell office:value-type="float" office:value="4703249" calcext:value-type="float">
            <text:p>4703249</text:p>
          </table:table-cell>
          <table:table-cell table:formula="of:=[.A296]/1000/(60*60*24)" office:value-type="time" office:time-value="PT01H18M23.249S" calcext:value-type="time">
            <text:p>01:18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8.28" calcext:value-type="float">
            <text:p>318.28</text:p>
          </table:table-cell>
          <table:table-cell office:value-type="float" office:value="339.85" calcext:value-type="float">
            <text:p>339.85</text:p>
          </table:table-cell>
          <table:table-cell office:value-type="float" office:value="447.02" calcext:value-type="float">
            <text:p>447.02</text:p>
          </table:table-cell>
        </table:table-row>
        <table:table-row table:style-name="ro1">
          <table:table-cell office:value-type="float" office:value="4719248" calcext:value-type="float">
            <text:p>4719248</text:p>
          </table:table-cell>
          <table:table-cell table:formula="of:=[.A297]/1000/(60*60*24)" office:value-type="time" office:time-value="PT01H18M39.248S" calcext:value-type="time">
            <text:p>01:18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340.97" calcext:value-type="float">
            <text:p>340.97</text:p>
          </table:table-cell>
          <table:table-cell office:value-type="float" office:value="448.43" calcext:value-type="float">
            <text:p>448.43</text:p>
          </table:table-cell>
        </table:table-row>
        <table:table-row table:style-name="ro1">
          <table:table-cell office:value-type="float" office:value="4735249" calcext:value-type="float">
            <text:p>4735249</text:p>
          </table:table-cell>
          <table:table-cell table:formula="of:=[.A298]/1000/(60*60*24)" office:value-type="time" office:time-value="PT01H18M55.249S" calcext:value-type="time">
            <text:p>01:18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342.08" calcext:value-type="float">
            <text:p>342.08</text:p>
          </table:table-cell>
          <table:table-cell office:value-type="float" office:value="449.84" calcext:value-type="float">
            <text:p>449.84</text:p>
          </table:table-cell>
        </table:table-row>
        <table:table-row table:style-name="ro1">
          <table:table-cell office:value-type="float" office:value="4751249" calcext:value-type="float">
            <text:p>4751249</text:p>
          </table:table-cell>
          <table:table-cell table:formula="of:=[.A299]/1000/(60*60*24)" office:value-type="time" office:time-value="PT01H19M11.249S" calcext:value-type="time">
            <text:p>01:19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343.2" calcext:value-type="float">
            <text:p>343.2</text:p>
          </table:table-cell>
          <table:table-cell office:value-type="float" office:value="451.25" calcext:value-type="float">
            <text:p>451.25</text:p>
          </table:table-cell>
        </table:table-row>
        <table:table-row table:style-name="ro1">
          <table:table-cell office:value-type="float" office:value="4767249" calcext:value-type="float">
            <text:p>4767249</text:p>
          </table:table-cell>
          <table:table-cell table:formula="of:=[.A300]/1000/(60*60*24)" office:value-type="time" office:time-value="PT01H19M27.249S" calcext:value-type="time">
            <text:p>01:19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344.31" calcext:value-type="float">
            <text:p>344.31</text:p>
          </table:table-cell>
          <table:table-cell office:value-type="float" office:value="452.66" calcext:value-type="float">
            <text:p>452.66</text:p>
          </table:table-cell>
        </table:table-row>
        <table:table-row table:style-name="ro1">
          <table:table-cell office:value-type="float" office:value="4783249" calcext:value-type="float">
            <text:p>4783249</text:p>
          </table:table-cell>
          <table:table-cell table:formula="of:=[.A301]/1000/(60*60*24)" office:value-type="time" office:time-value="PT01H19M43.249S" calcext:value-type="time">
            <text:p>01:19:43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345.42" calcext:value-type="float">
            <text:p>345.42</text:p>
          </table:table-cell>
          <table:table-cell office:value-type="float" office:value="454.07" calcext:value-type="float">
            <text:p>454.07</text:p>
          </table:table-cell>
        </table:table-row>
        <table:table-row table:style-name="ro1">
          <table:table-cell office:value-type="float" office:value="4799249" calcext:value-type="float">
            <text:p>4799249</text:p>
          </table:table-cell>
          <table:table-cell table:formula="of:=[.A302]/1000/(60*60*24)" office:value-type="time" office:time-value="PT01H19M59.249S" calcext:value-type="time">
            <text:p>01:19:59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346.54" calcext:value-type="float">
            <text:p>346.54</text:p>
          </table:table-cell>
          <table:table-cell office:value-type="float" office:value="455.48" calcext:value-type="float">
            <text:p>455.48</text:p>
          </table:table-cell>
        </table:table-row>
        <table:table-row table:style-name="ro1">
          <table:table-cell office:value-type="float" office:value="4815249" calcext:value-type="float">
            <text:p>4815249</text:p>
          </table:table-cell>
          <table:table-cell table:formula="of:=[.A303]/1000/(60*60*24)" office:value-type="time" office:time-value="PT01H20M15.249S" calcext:value-type="time">
            <text:p>01:20:15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347.65" calcext:value-type="float">
            <text:p>347.65</text:p>
          </table:table-cell>
          <table:table-cell office:value-type="float" office:value="456.89" calcext:value-type="float">
            <text:p>456.89</text:p>
          </table:table-cell>
        </table:table-row>
        <table:table-row table:style-name="ro1">
          <table:table-cell office:value-type="float" office:value="4831249" calcext:value-type="float">
            <text:p>4831249</text:p>
          </table:table-cell>
          <table:table-cell table:formula="of:=[.A304]/1000/(60*60*24)" office:value-type="time" office:time-value="PT01H20M31.249S" calcext:value-type="time">
            <text:p>01:20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348.76" calcext:value-type="float">
            <text:p>348.76</text:p>
          </table:table-cell>
          <table:table-cell office:value-type="float" office:value="458.3" calcext:value-type="float">
            <text:p>458.3</text:p>
          </table:table-cell>
        </table:table-row>
        <table:table-row table:style-name="ro1">
          <table:table-cell office:value-type="float" office:value="4847249" calcext:value-type="float">
            <text:p>4847249</text:p>
          </table:table-cell>
          <table:table-cell table:formula="of:=[.A305]/1000/(60*60*24)" office:value-type="time" office:time-value="PT01H20M47.249S" calcext:value-type="time">
            <text:p>01:20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349.88" calcext:value-type="float">
            <text:p>349.88</text:p>
          </table:table-cell>
          <table:table-cell office:value-type="float" office:value="459.7" calcext:value-type="float">
            <text:p>459.7</text:p>
          </table:table-cell>
        </table:table-row>
        <table:table-row table:style-name="ro1">
          <table:table-cell office:value-type="float" office:value="4863249" calcext:value-type="float">
            <text:p>4863249</text:p>
          </table:table-cell>
          <table:table-cell table:formula="of:=[.A306]/1000/(60*60*24)" office:value-type="time" office:time-value="PT01H21M03.249S" calcext:value-type="time">
            <text:p>01:21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350.99" calcext:value-type="float">
            <text:p>350.99</text:p>
          </table:table-cell>
          <table:table-cell office:value-type="float" office:value="461.11" calcext:value-type="float">
            <text:p>461.11</text:p>
          </table:table-cell>
        </table:table-row>
        <table:table-row table:style-name="ro1">
          <table:table-cell office:value-type="float" office:value="4879249" calcext:value-type="float">
            <text:p>4879249</text:p>
          </table:table-cell>
          <table:table-cell table:formula="of:=[.A307]/1000/(60*60*24)" office:value-type="time" office:time-value="PT01H21M19.249S" calcext:value-type="time">
            <text:p>01:21:19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352.1" calcext:value-type="float">
            <text:p>352.1</text:p>
          </table:table-cell>
          <table:table-cell office:value-type="float" office:value="462.52" calcext:value-type="float">
            <text:p>462.52</text:p>
          </table:table-cell>
        </table:table-row>
        <table:table-row table:style-name="ro1">
          <table:table-cell office:value-type="float" office:value="4895249" calcext:value-type="float">
            <text:p>4895249</text:p>
          </table:table-cell>
          <table:table-cell table:formula="of:=[.A308]/1000/(60*60*24)" office:value-type="time" office:time-value="PT01H21M35.249S" calcext:value-type="time">
            <text:p>01:21:35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353.21" calcext:value-type="float">
            <text:p>353.21</text:p>
          </table:table-cell>
          <table:table-cell office:value-type="float" office:value="463.93" calcext:value-type="float">
            <text:p>463.93</text:p>
          </table:table-cell>
        </table:table-row>
        <table:table-row table:style-name="ro1">
          <table:table-cell office:value-type="float" office:value="4911249" calcext:value-type="float">
            <text:p>4911249</text:p>
          </table:table-cell>
          <table:table-cell table:formula="of:=[.A309]/1000/(60*60*24)" office:value-type="time" office:time-value="PT01H21M51.249S" calcext:value-type="time">
            <text:p>01:21:51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354.33" calcext:value-type="float">
            <text:p>354.33</text:p>
          </table:table-cell>
          <table:table-cell office:value-type="float" office:value="465.33" calcext:value-type="float">
            <text:p>465.33</text:p>
          </table:table-cell>
        </table:table-row>
        <table:table-row table:style-name="ro1">
          <table:table-cell office:value-type="float" office:value="4927249" calcext:value-type="float">
            <text:p>4927249</text:p>
          </table:table-cell>
          <table:table-cell table:formula="of:=[.A310]/1000/(60*60*24)" office:value-type="time" office:time-value="PT01H22M07.249S" calcext:value-type="time">
            <text:p>01:22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355.44" calcext:value-type="float">
            <text:p>355.44</text:p>
          </table:table-cell>
          <table:table-cell office:value-type="float" office:value="466.74" calcext:value-type="float">
            <text:p>466.74</text:p>
          </table:table-cell>
        </table:table-row>
        <table:table-row table:style-name="ro1">
          <table:table-cell office:value-type="float" office:value="4943249" calcext:value-type="float">
            <text:p>4943249</text:p>
          </table:table-cell>
          <table:table-cell table:formula="of:=[.A311]/1000/(60*60*24)" office:value-type="time" office:time-value="PT01H22M23.249S" calcext:value-type="time">
            <text:p>01:22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356.55" calcext:value-type="float">
            <text:p>356.55</text:p>
          </table:table-cell>
          <table:table-cell office:value-type="float" office:value="468.14" calcext:value-type="float">
            <text:p>468.14</text:p>
          </table:table-cell>
        </table:table-row>
        <table:table-row table:style-name="ro1">
          <table:table-cell office:value-type="float" office:value="4959249" calcext:value-type="float">
            <text:p>4959249</text:p>
          </table:table-cell>
          <table:table-cell table:formula="of:=[.A312]/1000/(60*60*24)" office:value-type="time" office:time-value="PT01H22M39.249S" calcext:value-type="time">
            <text:p>01:22:39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357.66" calcext:value-type="float">
            <text:p>357.66</text:p>
          </table:table-cell>
          <table:table-cell office:value-type="float" office:value="469.55" calcext:value-type="float">
            <text:p>469.55</text:p>
          </table:table-cell>
        </table:table-row>
        <table:table-row table:style-name="ro1">
          <table:table-cell office:value-type="float" office:value="4975249" calcext:value-type="float">
            <text:p>4975249</text:p>
          </table:table-cell>
          <table:table-cell table:formula="of:=[.A313]/1000/(60*60*24)" office:value-type="time" office:time-value="PT01H22M55.249S" calcext:value-type="time">
            <text:p>01:22:55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358.77" calcext:value-type="float">
            <text:p>358.77</text:p>
          </table:table-cell>
          <table:table-cell office:value-type="float" office:value="470.95" calcext:value-type="float">
            <text:p>470.95</text:p>
          </table:table-cell>
        </table:table-row>
        <table:table-row table:style-name="ro1">
          <table:table-cell office:value-type="float" office:value="4991249" calcext:value-type="float">
            <text:p>4991249</text:p>
          </table:table-cell>
          <table:table-cell table:formula="of:=[.A314]/1000/(60*60*24)" office:value-type="time" office:time-value="PT01H23M11.249S" calcext:value-type="time">
            <text:p>01:23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359.88" calcext:value-type="float">
            <text:p>359.88</text:p>
          </table:table-cell>
          <table:table-cell office:value-type="float" office:value="472.35" calcext:value-type="float">
            <text:p>472.35</text:p>
          </table:table-cell>
        </table:table-row>
        <table:table-row table:style-name="ro1">
          <table:table-cell office:value-type="float" office:value="5007249" calcext:value-type="float">
            <text:p>5007249</text:p>
          </table:table-cell>
          <table:table-cell table:formula="of:=[.A315]/1000/(60*60*24)" office:value-type="time" office:time-value="PT01H23M27.249S" calcext:value-type="time">
            <text:p>01:23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1" calcext:value-type="float">
            <text:p>250.1</text:p>
          </table:table-cell>
          <table:table-cell office:value-type="float" office:value="316.38" calcext:value-type="float">
            <text:p>316.38</text:p>
          </table:table-cell>
          <table:table-cell office:value-type="float" office:value="361" calcext:value-type="float">
            <text:p>361</text:p>
          </table:table-cell>
          <table:table-cell office:value-type="float" office:value="473.76" calcext:value-type="float">
            <text:p>473.76</text:p>
          </table:table-cell>
        </table:table-row>
        <table:table-row table:style-name="ro1">
          <table:table-cell office:value-type="float" office:value="5023249" calcext:value-type="float">
            <text:p>5023249</text:p>
          </table:table-cell>
          <table:table-cell table:formula="of:=[.A316]/1000/(60*60*24)" office:value-type="time" office:time-value="PT01H23M43.249S" calcext:value-type="time">
            <text:p>01:23:43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362.11" calcext:value-type="float">
            <text:p>362.11</text:p>
          </table:table-cell>
          <table:table-cell office:value-type="float" office:value="475.16" calcext:value-type="float">
            <text:p>475.16</text:p>
          </table:table-cell>
        </table:table-row>
        <table:table-row table:style-name="ro1">
          <table:table-cell office:value-type="float" office:value="5039249" calcext:value-type="float">
            <text:p>5039249</text:p>
          </table:table-cell>
          <table:table-cell table:formula="of:=[.A317]/1000/(60*60*24)" office:value-type="time" office:time-value="PT01H23M59.249S" calcext:value-type="time">
            <text:p>01:23:59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6.25" calcext:value-type="float">
            <text:p>316.25</text:p>
          </table:table-cell>
          <table:table-cell office:value-type="float" office:value="363.22" calcext:value-type="float">
            <text:p>363.22</text:p>
          </table:table-cell>
          <table:table-cell office:value-type="float" office:value="476.56" calcext:value-type="float">
            <text:p>476.56</text:p>
          </table:table-cell>
        </table:table-row>
        <table:table-row table:style-name="ro1">
          <table:table-cell office:value-type="float" office:value="5055249" calcext:value-type="float">
            <text:p>5055249</text:p>
          </table:table-cell>
          <table:table-cell table:formula="of:=[.A318]/1000/(60*60*24)" office:value-type="time" office:time-value="PT01H24M15.249S" calcext:value-type="time">
            <text:p>01:24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64.33" calcext:value-type="float">
            <text:p>364.33</text:p>
          </table:table-cell>
          <table:table-cell office:value-type="float" office:value="477.97" calcext:value-type="float">
            <text:p>477.97</text:p>
          </table:table-cell>
        </table:table-row>
        <table:table-row table:style-name="ro1">
          <table:table-cell office:value-type="float" office:value="5071249" calcext:value-type="float">
            <text:p>5071249</text:p>
          </table:table-cell>
          <table:table-cell table:formula="of:=[.A319]/1000/(60*60*24)" office:value-type="time" office:time-value="PT01H24M31.249S" calcext:value-type="time">
            <text:p>01:24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65.44" calcext:value-type="float">
            <text:p>365.44</text:p>
          </table:table-cell>
          <table:table-cell office:value-type="float" office:value="479.37" calcext:value-type="float">
            <text:p>479.37</text:p>
          </table:table-cell>
        </table:table-row>
        <table:table-row table:style-name="ro1">
          <table:table-cell office:value-type="float" office:value="5087249" calcext:value-type="float">
            <text:p>5087249</text:p>
          </table:table-cell>
          <table:table-cell table:formula="of:=[.A320]/1000/(60*60*24)" office:value-type="time" office:time-value="PT01H24M47.249S" calcext:value-type="time">
            <text:p>01:24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66.55" calcext:value-type="float">
            <text:p>366.55</text:p>
          </table:table-cell>
          <table:table-cell office:value-type="float" office:value="480.77" calcext:value-type="float">
            <text:p>480.77</text:p>
          </table:table-cell>
        </table:table-row>
        <table:table-row table:style-name="ro1">
          <table:table-cell office:value-type="float" office:value="5103249" calcext:value-type="float">
            <text:p>5103249</text:p>
          </table:table-cell>
          <table:table-cell table:formula="of:=[.A321]/1000/(60*60*24)" office:value-type="time" office:time-value="PT01H25M03.249S" calcext:value-type="time">
            <text:p>01:25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367.66" calcext:value-type="float">
            <text:p>367.66</text:p>
          </table:table-cell>
          <table:table-cell office:value-type="float" office:value="482.17" calcext:value-type="float">
            <text:p>482.17</text:p>
          </table:table-cell>
        </table:table-row>
        <table:table-row table:style-name="ro1">
          <table:table-cell office:value-type="float" office:value="5119249" calcext:value-type="float">
            <text:p>5119249</text:p>
          </table:table-cell>
          <table:table-cell table:formula="of:=[.A322]/1000/(60*60*24)" office:value-type="time" office:time-value="PT01H25M19.249S" calcext:value-type="time">
            <text:p>01:25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5" calcext:value-type="float">
            <text:p>315</text:p>
          </table:table-cell>
          <table:table-cell office:value-type="float" office:value="368.77" calcext:value-type="float">
            <text:p>368.77</text:p>
          </table:table-cell>
          <table:table-cell office:value-type="float" office:value="483.57" calcext:value-type="float">
            <text:p>483.57</text:p>
          </table:table-cell>
        </table:table-row>
        <table:table-row table:style-name="ro1">
          <table:table-cell office:value-type="float" office:value="5135249" calcext:value-type="float">
            <text:p>5135249</text:p>
          </table:table-cell>
          <table:table-cell table:formula="of:=[.A323]/1000/(60*60*24)" office:value-type="time" office:time-value="PT01H25M35.249S" calcext:value-type="time">
            <text:p>01:25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5" calcext:value-type="float">
            <text:p>315</text:p>
          </table:table-cell>
          <table:table-cell office:value-type="float" office:value="369.88" calcext:value-type="float">
            <text:p>369.88</text:p>
          </table:table-cell>
          <table:table-cell office:value-type="float" office:value="484.97" calcext:value-type="float">
            <text:p>484.97</text:p>
          </table:table-cell>
        </table:table-row>
        <table:table-row table:style-name="ro1">
          <table:table-cell office:value-type="float" office:value="5151249" calcext:value-type="float">
            <text:p>5151249</text:p>
          </table:table-cell>
          <table:table-cell table:formula="of:=[.A324]/1000/(60*60*24)" office:value-type="time" office:time-value="PT01H25M51.249S" calcext:value-type="time">
            <text:p>01:25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370.99" calcext:value-type="float">
            <text:p>370.99</text:p>
          </table:table-cell>
          <table:table-cell office:value-type="float" office:value="486.37" calcext:value-type="float">
            <text:p>486.37</text:p>
          </table:table-cell>
        </table:table-row>
        <table:table-row table:style-name="ro1">
          <table:table-cell office:value-type="float" office:value="5167249" calcext:value-type="float">
            <text:p>5167249</text:p>
          </table:table-cell>
          <table:table-cell table:formula="of:=[.A325]/1000/(60*60*24)" office:value-type="time" office:time-value="PT01H26M07.249S" calcext:value-type="time">
            <text:p>01:26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72.1" calcext:value-type="float">
            <text:p>372.1</text:p>
          </table:table-cell>
          <table:table-cell office:value-type="float" office:value="487.77" calcext:value-type="float">
            <text:p>487.77</text:p>
          </table:table-cell>
        </table:table-row>
        <table:table-row table:style-name="ro1">
          <table:table-cell office:value-type="float" office:value="5183249" calcext:value-type="float">
            <text:p>5183249</text:p>
          </table:table-cell>
          <table:table-cell table:formula="of:=[.A326]/1000/(60*60*24)" office:value-type="time" office:time-value="PT01H26M23.249S" calcext:value-type="time">
            <text:p>01:26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73.21" calcext:value-type="float">
            <text:p>373.21</text:p>
          </table:table-cell>
          <table:table-cell office:value-type="float" office:value="489.17" calcext:value-type="float">
            <text:p>489.17</text:p>
          </table:table-cell>
        </table:table-row>
        <table:table-row table:style-name="ro1">
          <table:table-cell office:value-type="float" office:value="5199249" calcext:value-type="float">
            <text:p>5199249</text:p>
          </table:table-cell>
          <table:table-cell table:formula="of:=[.A327]/1000/(60*60*24)" office:value-type="time" office:time-value="PT01H26M39.249S" calcext:value-type="time">
            <text:p>01:26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74.32" calcext:value-type="float">
            <text:p>374.32</text:p>
          </table:table-cell>
          <table:table-cell office:value-type="float" office:value="490.57" calcext:value-type="float">
            <text:p>490.57</text:p>
          </table:table-cell>
        </table:table-row>
        <table:table-row table:style-name="ro1">
          <table:table-cell office:value-type="float" office:value="5215249" calcext:value-type="float">
            <text:p>5215249</text:p>
          </table:table-cell>
          <table:table-cell table:formula="of:=[.A328]/1000/(60*60*24)" office:value-type="time" office:time-value="PT01H26M55.249S" calcext:value-type="time">
            <text:p>01:26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75.43" calcext:value-type="float">
            <text:p>375.43</text:p>
          </table:table-cell>
          <table:table-cell office:value-type="float" office:value="491.97" calcext:value-type="float">
            <text:p>491.97</text:p>
          </table:table-cell>
        </table:table-row>
        <table:table-row table:style-name="ro1">
          <table:table-cell office:value-type="float" office:value="5231249" calcext:value-type="float">
            <text:p>5231249</text:p>
          </table:table-cell>
          <table:table-cell table:formula="of:=[.A329]/1000/(60*60*24)" office:value-type="time" office:time-value="PT01H27M11.249S" calcext:value-type="time">
            <text:p>01:27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376.54" calcext:value-type="float">
            <text:p>376.54</text:p>
          </table:table-cell>
          <table:table-cell office:value-type="float" office:value="493.37" calcext:value-type="float">
            <text:p>493.37</text:p>
          </table:table-cell>
        </table:table-row>
        <table:table-row table:style-name="ro1">
          <table:table-cell office:value-type="float" office:value="5247249" calcext:value-type="float">
            <text:p>5247249</text:p>
          </table:table-cell>
          <table:table-cell table:formula="of:=[.A330]/1000/(60*60*24)" office:value-type="time" office:time-value="PT01H27M27.249S" calcext:value-type="time">
            <text:p>01:27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377.65" calcext:value-type="float">
            <text:p>377.65</text:p>
          </table:table-cell>
          <table:table-cell office:value-type="float" office:value="494.77" calcext:value-type="float">
            <text:p>494.77</text:p>
          </table:table-cell>
        </table:table-row>
        <table:table-row table:style-name="ro1">
          <table:table-cell office:value-type="float" office:value="5263249" calcext:value-type="float">
            <text:p>5263249</text:p>
          </table:table-cell>
          <table:table-cell table:formula="of:=[.A331]/1000/(60*60*24)" office:value-type="time" office:time-value="PT01H27M43.249S" calcext:value-type="time">
            <text:p>01:27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378.76" calcext:value-type="float">
            <text:p>378.76</text:p>
          </table:table-cell>
          <table:table-cell office:value-type="float" office:value="496.16" calcext:value-type="float">
            <text:p>496.16</text:p>
          </table:table-cell>
        </table:table-row>
        <table:table-row table:style-name="ro1">
          <table:table-cell office:value-type="float" office:value="5279249" calcext:value-type="float">
            <text:p>5279249</text:p>
          </table:table-cell>
          <table:table-cell table:formula="of:=[.A332]/1000/(60*60*24)" office:value-type="time" office:time-value="PT01H27M59.249S" calcext:value-type="time">
            <text:p>01:27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379.87" calcext:value-type="float">
            <text:p>379.87</text:p>
          </table:table-cell>
          <table:table-cell office:value-type="float" office:value="497.56" calcext:value-type="float">
            <text:p>497.56</text:p>
          </table:table-cell>
        </table:table-row>
        <table:table-row table:style-name="ro1">
          <table:table-cell office:value-type="float" office:value="5295249" calcext:value-type="float">
            <text:p>5295249</text:p>
          </table:table-cell>
          <table:table-cell table:formula="of:=[.A333]/1000/(60*60*24)" office:value-type="time" office:time-value="PT01H28M15.249S" calcext:value-type="time">
            <text:p>01:28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380.98" calcext:value-type="float">
            <text:p>380.98</text:p>
          </table:table-cell>
          <table:table-cell office:value-type="float" office:value="498.96" calcext:value-type="float">
            <text:p>498.96</text:p>
          </table:table-cell>
        </table:table-row>
        <table:table-row table:style-name="ro1">
          <table:table-cell office:value-type="float" office:value="5311249" calcext:value-type="float">
            <text:p>5311249</text:p>
          </table:table-cell>
          <table:table-cell table:formula="of:=[.A334]/1000/(60*60*24)" office:value-type="time" office:time-value="PT01H28M31.249S" calcext:value-type="time">
            <text:p>01:28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1" calcext:value-type="float">
            <text:p>314.61</text:p>
          </table:table-cell>
          <table:table-cell office:value-type="float" office:value="382.09" calcext:value-type="float">
            <text:p>382.09</text:p>
          </table:table-cell>
          <table:table-cell office:value-type="float" office:value="500.36" calcext:value-type="float">
            <text:p>500.36</text:p>
          </table:table-cell>
        </table:table-row>
        <table:table-row table:style-name="ro1">
          <table:table-cell office:value-type="float" office:value="5327249" calcext:value-type="float">
            <text:p>5327249</text:p>
          </table:table-cell>
          <table:table-cell table:formula="of:=[.A335]/1000/(60*60*24)" office:value-type="time" office:time-value="PT01H28M47.249S" calcext:value-type="time">
            <text:p>01:28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383.2" calcext:value-type="float">
            <text:p>383.2</text:p>
          </table:table-cell>
          <table:table-cell office:value-type="float" office:value="501.75" calcext:value-type="float">
            <text:p>501.75</text:p>
          </table:table-cell>
        </table:table-row>
        <table:table-row table:style-name="ro1">
          <table:table-cell office:value-type="float" office:value="5343249" calcext:value-type="float">
            <text:p>5343249</text:p>
          </table:table-cell>
          <table:table-cell table:formula="of:=[.A336]/1000/(60*60*24)" office:value-type="time" office:time-value="PT01H29M03.249S" calcext:value-type="time">
            <text:p>01:29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4.6" calcext:value-type="float">
            <text:p>314.6</text:p>
          </table:table-cell>
          <table:table-cell office:value-type="float" office:value="384.31" calcext:value-type="float">
            <text:p>384.31</text:p>
          </table:table-cell>
          <table:table-cell office:value-type="float" office:value="503.15" calcext:value-type="float">
            <text:p>503.15</text:p>
          </table:table-cell>
        </table:table-row>
        <table:table-row table:style-name="ro1">
          <table:table-cell office:value-type="float" office:value="5359249" calcext:value-type="float">
            <text:p>5359249</text:p>
          </table:table-cell>
          <table:table-cell table:formula="of:=[.A337]/1000/(60*60*24)" office:value-type="time" office:time-value="PT01H29M19.249S" calcext:value-type="time">
            <text:p>01:29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385.41" calcext:value-type="float">
            <text:p>385.41</text:p>
          </table:table-cell>
          <table:table-cell office:value-type="float" office:value="504.54" calcext:value-type="float">
            <text:p>504.54</text:p>
          </table:table-cell>
        </table:table-row>
        <table:table-row table:style-name="ro1">
          <table:table-cell office:value-type="float" office:value="5375249" calcext:value-type="float">
            <text:p>5375249</text:p>
          </table:table-cell>
          <table:table-cell table:formula="of:=[.A338]/1000/(60*60*24)" office:value-type="time" office:time-value="PT01H29M35.249S" calcext:value-type="time">
            <text:p>01:29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4.48" calcext:value-type="float">
            <text:p>314.48</text:p>
          </table:table-cell>
          <table:table-cell office:value-type="float" office:value="386.52" calcext:value-type="float">
            <text:p>386.52</text:p>
          </table:table-cell>
          <table:table-cell office:value-type="float" office:value="505.94" calcext:value-type="float">
            <text:p>505.94</text:p>
          </table:table-cell>
        </table:table-row>
        <table:table-row table:style-name="ro1">
          <table:table-cell office:value-type="float" office:value="5391249" calcext:value-type="float">
            <text:p>5391249</text:p>
          </table:table-cell>
          <table:table-cell table:formula="of:=[.A339]/1000/(60*60*24)" office:value-type="time" office:time-value="PT01H29M51.249S" calcext:value-type="time">
            <text:p>01:29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387.63" calcext:value-type="float">
            <text:p>387.63</text:p>
          </table:table-cell>
          <table:table-cell office:value-type="float" office:value="507.34" calcext:value-type="float">
            <text:p>507.34</text:p>
          </table:table-cell>
        </table:table-row>
        <table:table-row table:style-name="ro1">
          <table:table-cell office:value-type="float" office:value="5407249" calcext:value-type="float">
            <text:p>5407249</text:p>
          </table:table-cell>
          <table:table-cell table:formula="of:=[.A340]/1000/(60*60*24)" office:value-type="time" office:time-value="PT01H30M07.249S" calcext:value-type="time">
            <text:p>01:30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388.74" calcext:value-type="float">
            <text:p>388.74</text:p>
          </table:table-cell>
          <table:table-cell office:value-type="float" office:value="508.73" calcext:value-type="float">
            <text:p>508.73</text:p>
          </table:table-cell>
        </table:table-row>
        <table:table-row table:style-name="ro1">
          <table:table-cell office:value-type="float" office:value="5423249" calcext:value-type="float">
            <text:p>5423249</text:p>
          </table:table-cell>
          <table:table-cell table:formula="of:=[.A341]/1000/(60*60*24)" office:value-type="time" office:time-value="PT01H30M23.249S" calcext:value-type="time">
            <text:p>01:30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3" calcext:value-type="float">
            <text:p>313.23</text:p>
          </table:table-cell>
          <table:table-cell office:value-type="float" office:value="389.85" calcext:value-type="float">
            <text:p>389.85</text:p>
          </table:table-cell>
          <table:table-cell office:value-type="float" office:value="510.13" calcext:value-type="float">
            <text:p>510.13</text:p>
          </table:table-cell>
        </table:table-row>
        <table:table-row table:style-name="ro1">
          <table:table-cell office:value-type="float" office:value="5439249" calcext:value-type="float">
            <text:p>5439249</text:p>
          </table:table-cell>
          <table:table-cell table:formula="of:=[.A342]/1000/(60*60*24)" office:value-type="time" office:time-value="PT01H30M39.249S" calcext:value-type="time">
            <text:p>01:30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3" calcext:value-type="float">
            <text:p>313.23</text:p>
          </table:table-cell>
          <table:table-cell office:value-type="float" office:value="390.95" calcext:value-type="float">
            <text:p>390.95</text:p>
          </table:table-cell>
          <table:table-cell office:value-type="float" office:value="511.52" calcext:value-type="float">
            <text:p>511.52</text:p>
          </table:table-cell>
        </table:table-row>
        <table:table-row table:style-name="ro1">
          <table:table-cell office:value-type="float" office:value="5455249" calcext:value-type="float">
            <text:p>5455249</text:p>
          </table:table-cell>
          <table:table-cell table:formula="of:=[.A343]/1000/(60*60*24)" office:value-type="time" office:time-value="PT01H30M55.249S" calcext:value-type="time">
            <text:p>01:30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392.06" calcext:value-type="float">
            <text:p>392.06</text:p>
          </table:table-cell>
          <table:table-cell office:value-type="float" office:value="512.92" calcext:value-type="float">
            <text:p>512.92</text:p>
          </table:table-cell>
        </table:table-row>
        <table:table-row table:style-name="ro1">
          <table:table-cell office:value-type="float" office:value="5471249" calcext:value-type="float">
            <text:p>5471249</text:p>
          </table:table-cell>
          <table:table-cell table:formula="of:=[.A344]/1000/(60*60*24)" office:value-type="time" office:time-value="PT01H31M11.249S" calcext:value-type="time">
            <text:p>01:31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393.17" calcext:value-type="float">
            <text:p>393.17</text:p>
          </table:table-cell>
          <table:table-cell office:value-type="float" office:value="514.31" calcext:value-type="float">
            <text:p>514.31</text:p>
          </table:table-cell>
        </table:table-row>
        <table:table-row table:style-name="ro1">
          <table:table-cell office:value-type="float" office:value="5487249" calcext:value-type="float">
            <text:p>5487249</text:p>
          </table:table-cell>
          <table:table-cell table:formula="of:=[.A345]/1000/(60*60*24)" office:value-type="time" office:time-value="PT01H31M27.249S" calcext:value-type="time">
            <text:p>01:31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4.22" calcext:value-type="float">
            <text:p>314.22</text:p>
          </table:table-cell>
          <table:table-cell office:value-type="float" office:value="394.28" calcext:value-type="float">
            <text:p>394.28</text:p>
          </table:table-cell>
          <table:table-cell office:value-type="float" office:value="515.7" calcext:value-type="float">
            <text:p>515.7</text:p>
          </table:table-cell>
        </table:table-row>
        <table:table-row table:style-name="ro1">
          <table:table-cell office:value-type="float" office:value="5503249" calcext:value-type="float">
            <text:p>5503249</text:p>
          </table:table-cell>
          <table:table-cell table:formula="of:=[.A346]/1000/(60*60*24)" office:value-type="time" office:time-value="PT01H31M43.249S" calcext:value-type="time">
            <text:p>01:31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395.38" calcext:value-type="float">
            <text:p>395.38</text:p>
          </table:table-cell>
          <table:table-cell office:value-type="float" office:value="517.09" calcext:value-type="float">
            <text:p>517.09</text:p>
          </table:table-cell>
        </table:table-row>
        <table:table-row table:style-name="ro1">
          <table:table-cell office:value-type="float" office:value="5519249" calcext:value-type="float">
            <text:p>5519249</text:p>
          </table:table-cell>
          <table:table-cell table:formula="of:=[.A347]/1000/(60*60*24)" office:value-type="time" office:time-value="PT01H31M59.249S" calcext:value-type="time">
            <text:p>01:31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396.49" calcext:value-type="float">
            <text:p>396.49</text:p>
          </table:table-cell>
          <table:table-cell office:value-type="float" office:value="518.48" calcext:value-type="float">
            <text:p>518.48</text:p>
          </table:table-cell>
        </table:table-row>
        <table:table-row table:style-name="ro1">
          <table:table-cell office:value-type="float" office:value="5535249" calcext:value-type="float">
            <text:p>5535249</text:p>
          </table:table-cell>
          <table:table-cell table:formula="of:=[.A348]/1000/(60*60*24)" office:value-type="time" office:time-value="PT01H32M15.249S" calcext:value-type="time">
            <text:p>01:32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397.6" calcext:value-type="float">
            <text:p>397.6</text:p>
          </table:table-cell>
          <table:table-cell office:value-type="float" office:value="519.88" calcext:value-type="float">
            <text:p>519.88</text:p>
          </table:table-cell>
        </table:table-row>
        <table:table-row table:style-name="ro1">
          <table:table-cell office:value-type="float" office:value="5551249" calcext:value-type="float">
            <text:p>5551249</text:p>
          </table:table-cell>
          <table:table-cell table:formula="of:=[.A349]/1000/(60*60*24)" office:value-type="time" office:time-value="PT01H32M31.249S" calcext:value-type="time">
            <text:p>01:32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398.71" calcext:value-type="float">
            <text:p>398.71</text:p>
          </table:table-cell>
          <table:table-cell office:value-type="float" office:value="521.27" calcext:value-type="float">
            <text:p>521.27</text:p>
          </table:table-cell>
        </table:table-row>
        <table:table-row table:style-name="ro1">
          <table:table-cell office:value-type="float" office:value="5567248" calcext:value-type="float">
            <text:p>5567248</text:p>
          </table:table-cell>
          <table:table-cell table:formula="of:=[.A350]/1000/(60*60*24)" office:value-type="time" office:time-value="PT01H32M47.248S" calcext:value-type="time">
            <text:p>01:32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399.81" calcext:value-type="float">
            <text:p>399.81</text:p>
          </table:table-cell>
          <table:table-cell office:value-type="float" office:value="522.66" calcext:value-type="float">
            <text:p>522.66</text:p>
          </table:table-cell>
        </table:table-row>
        <table:table-row table:style-name="ro1">
          <table:table-cell office:value-type="float" office:value="5583249" calcext:value-type="float">
            <text:p>5583249</text:p>
          </table:table-cell>
          <table:table-cell table:formula="of:=[.A351]/1000/(60*60*24)" office:value-type="time" office:time-value="PT01H33M03.249S" calcext:value-type="time">
            <text:p>01:33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00.92" calcext:value-type="float">
            <text:p>400.92</text:p>
          </table:table-cell>
          <table:table-cell office:value-type="float" office:value="524.05" calcext:value-type="float">
            <text:p>524.05</text:p>
          </table:table-cell>
        </table:table-row>
        <table:table-row table:style-name="ro1">
          <table:table-cell office:value-type="float" office:value="5599249" calcext:value-type="float">
            <text:p>5599249</text:p>
          </table:table-cell>
          <table:table-cell table:formula="of:=[.A352]/1000/(60*60*24)" office:value-type="time" office:time-value="PT01H33M19.249S" calcext:value-type="time">
            <text:p>01:33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02.03" calcext:value-type="float">
            <text:p>402.03</text:p>
          </table:table-cell>
          <table:table-cell office:value-type="float" office:value="525.44" calcext:value-type="float">
            <text:p>525.44</text:p>
          </table:table-cell>
        </table:table-row>
        <table:table-row table:style-name="ro1">
          <table:table-cell office:value-type="float" office:value="5615249" calcext:value-type="float">
            <text:p>5615249</text:p>
          </table:table-cell>
          <table:table-cell table:formula="of:=[.A353]/1000/(60*60*24)" office:value-type="time" office:time-value="PT01H33M35.249S" calcext:value-type="time">
            <text:p>01:33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403.13" calcext:value-type="float">
            <text:p>403.13</text:p>
          </table:table-cell>
          <table:table-cell office:value-type="float" office:value="526.83" calcext:value-type="float">
            <text:p>526.83</text:p>
          </table:table-cell>
        </table:table-row>
        <table:table-row table:style-name="ro1">
          <table:table-cell office:value-type="float" office:value="5631249" calcext:value-type="float">
            <text:p>5631249</text:p>
          </table:table-cell>
          <table:table-cell table:formula="of:=[.A354]/1000/(60*60*24)" office:value-type="time" office:time-value="PT01H33M51.249S" calcext:value-type="time">
            <text:p>01:33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404.24" calcext:value-type="float">
            <text:p>404.24</text:p>
          </table:table-cell>
          <table:table-cell office:value-type="float" office:value="528.22" calcext:value-type="float">
            <text:p>528.22</text:p>
          </table:table-cell>
        </table:table-row>
        <table:table-row table:style-name="ro1">
          <table:table-cell office:value-type="float" office:value="5647249" calcext:value-type="float">
            <text:p>5647249</text:p>
          </table:table-cell>
          <table:table-cell table:formula="of:=[.A355]/1000/(60*60*24)" office:value-type="time" office:time-value="PT01H34M07.249S" calcext:value-type="time">
            <text:p>01:34:07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405.34" calcext:value-type="float">
            <text:p>405.34</text:p>
          </table:table-cell>
          <table:table-cell office:value-type="float" office:value="529.61" calcext:value-type="float">
            <text:p>529.61</text:p>
          </table:table-cell>
        </table:table-row>
        <table:table-row table:style-name="ro1">
          <table:table-cell office:value-type="float" office:value="5663249" calcext:value-type="float">
            <text:p>5663249</text:p>
          </table:table-cell>
          <table:table-cell table:formula="of:=[.A356]/1000/(60*60*24)" office:value-type="time" office:time-value="PT01H34M23.249S" calcext:value-type="time">
            <text:p>01:34:23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406.45" calcext:value-type="float">
            <text:p>406.45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679249" calcext:value-type="float">
            <text:p>5679249</text:p>
          </table:table-cell>
          <table:table-cell table:formula="of:=[.A357]/1000/(60*60*24)" office:value-type="time" office:time-value="PT01H34M39.249S" calcext:value-type="time">
            <text:p>01:34:39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407.56" calcext:value-type="float">
            <text:p>407.56</text:p>
          </table:table-cell>
          <table:table-cell office:value-type="float" office:value="532.39" calcext:value-type="float">
            <text:p>532.39</text:p>
          </table:table-cell>
        </table:table-row>
        <table:table-row table:style-name="ro1">
          <table:table-cell office:value-type="float" office:value="5695249" calcext:value-type="float">
            <text:p>5695249</text:p>
          </table:table-cell>
          <table:table-cell table:formula="of:=[.A358]/1000/(60*60*24)" office:value-type="time" office:time-value="PT01H34M55.249S" calcext:value-type="time">
            <text:p>01:3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408.66" calcext:value-type="float">
            <text:p>408.66</text:p>
          </table:table-cell>
          <table:table-cell office:value-type="float" office:value="533.78" calcext:value-type="float">
            <text:p>533.78</text:p>
          </table:table-cell>
        </table:table-row>
        <table:table-row table:style-name="ro1">
          <table:table-cell office:value-type="float" office:value="5711249" calcext:value-type="float">
            <text:p>5711249</text:p>
          </table:table-cell>
          <table:table-cell table:formula="of:=[.A359]/1000/(60*60*24)" office:value-type="time" office:time-value="PT01H35M11.249S" calcext:value-type="time">
            <text:p>01:3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409.77" calcext:value-type="float">
            <text:p>409.77</text:p>
          </table:table-cell>
          <table:table-cell office:value-type="float" office:value="535.17" calcext:value-type="float">
            <text:p>535.17</text:p>
          </table:table-cell>
        </table:table-row>
        <table:table-row table:style-name="ro1">
          <table:table-cell office:value-type="float" office:value="5727249" calcext:value-type="float">
            <text:p>5727249</text:p>
          </table:table-cell>
          <table:table-cell table:formula="of:=[.A360]/1000/(60*60*24)" office:value-type="time" office:time-value="PT01H35M27.249S" calcext:value-type="time">
            <text:p>01:35:27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410.88" calcext:value-type="float">
            <text:p>410.88</text:p>
          </table:table-cell>
          <table:table-cell office:value-type="float" office:value="536.56" calcext:value-type="float">
            <text:p>536.56</text:p>
          </table:table-cell>
        </table:table-row>
        <table:table-row table:style-name="ro1">
          <table:table-cell office:value-type="float" office:value="5743249" calcext:value-type="float">
            <text:p>5743249</text:p>
          </table:table-cell>
          <table:table-cell table:formula="of:=[.A361]/1000/(60*60*24)" office:value-type="time" office:time-value="PT01H35M43.249S" calcext:value-type="time">
            <text:p>01:35:43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411.98" calcext:value-type="float">
            <text:p>411.98</text:p>
          </table:table-cell>
          <table:table-cell office:value-type="float" office:value="537.95" calcext:value-type="float">
            <text:p>537.95</text:p>
          </table:table-cell>
        </table:table-row>
        <table:table-row table:style-name="ro1">
          <table:table-cell office:value-type="float" office:value="5759249" calcext:value-type="float">
            <text:p>5759249</text:p>
          </table:table-cell>
          <table:table-cell table:formula="of:=[.A362]/1000/(60*60*24)" office:value-type="time" office:time-value="PT01H35M59.249S" calcext:value-type="time">
            <text:p>01:35:59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413.09" calcext:value-type="float">
            <text:p>413.09</text:p>
          </table:table-cell>
          <table:table-cell office:value-type="float" office:value="539.34" calcext:value-type="float">
            <text:p>539.34</text:p>
          </table:table-cell>
        </table:table-row>
        <table:table-row table:style-name="ro1">
          <table:table-cell office:value-type="float" office:value="5775249" calcext:value-type="float">
            <text:p>5775249</text:p>
          </table:table-cell>
          <table:table-cell table:formula="of:=[.A363]/1000/(60*60*24)" office:value-type="time" office:time-value="PT01H36M15.249S" calcext:value-type="time">
            <text:p>01:36:15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9" calcext:value-type="float">
            <text:p>312.59</text:p>
          </table:table-cell>
          <table:table-cell office:value-type="float" office:value="414.19" calcext:value-type="float">
            <text:p>414.19</text:p>
          </table:table-cell>
          <table:table-cell office:value-type="float" office:value="540.73" calcext:value-type="float">
            <text:p>540.73</text:p>
          </table:table-cell>
        </table:table-row>
        <table:table-row table:style-name="ro1">
          <table:table-cell office:value-type="float" office:value="5791249" calcext:value-type="float">
            <text:p>5791249</text:p>
          </table:table-cell>
          <table:table-cell table:formula="of:=[.A364]/1000/(60*60*24)" office:value-type="time" office:time-value="PT01H36M31.249S" calcext:value-type="time">
            <text:p>01:36:31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415.3" calcext:value-type="float">
            <text:p>415.3</text:p>
          </table:table-cell>
          <table:table-cell office:value-type="float" office:value="542.11" calcext:value-type="float">
            <text:p>542.11</text:p>
          </table:table-cell>
        </table:table-row>
        <table:table-row table:style-name="ro1">
          <table:table-cell office:value-type="float" office:value="5807249" calcext:value-type="float">
            <text:p>5807249</text:p>
          </table:table-cell>
          <table:table-cell table:formula="of:=[.A365]/1000/(60*60*24)" office:value-type="time" office:time-value="PT01H36M47.249S" calcext:value-type="time">
            <text:p>01:36:47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416.4" calcext:value-type="float">
            <text:p>416.4</text:p>
          </table:table-cell>
          <table:table-cell office:value-type="float" office:value="543.5" calcext:value-type="float">
            <text:p>543.5</text:p>
          </table:table-cell>
        </table:table-row>
        <table:table-row table:style-name="ro1">
          <table:table-cell office:value-type="float" office:value="5823249" calcext:value-type="float">
            <text:p>5823249</text:p>
          </table:table-cell>
          <table:table-cell table:formula="of:=[.A366]/1000/(60*60*24)" office:value-type="time" office:time-value="PT01H37M03.249S" calcext:value-type="time">
            <text:p>01:37:03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417.51" calcext:value-type="float">
            <text:p>417.51</text:p>
          </table:table-cell>
          <table:table-cell office:value-type="float" office:value="544.89" calcext:value-type="float">
            <text:p>544.89</text:p>
          </table:table-cell>
        </table:table-row>
        <table:table-row table:style-name="ro1">
          <table:table-cell office:value-type="float" office:value="5839249" calcext:value-type="float">
            <text:p>5839249</text:p>
          </table:table-cell>
          <table:table-cell table:formula="of:=[.A367]/1000/(60*60*24)" office:value-type="time" office:time-value="PT01H37M19.249S" calcext:value-type="time">
            <text:p>01:37:19</text:p>
          </table:table-cell>
          <table:table-cell office:value-type="float" office:value="1.26" calcext:value-type="float">
            <text:p>1.26</text:p>
          </table:table-cell>
          <table:table-cell office:value-type="float" office:value="248.6" calcext:value-type="float">
            <text:p>248.6</text:p>
          </table:table-cell>
          <table:table-cell office:value-type="float" office:value="312.46" calcext:value-type="float">
            <text:p>312.46</text:p>
          </table:table-cell>
          <table:table-cell office:value-type="float" office:value="418.61" calcext:value-type="float">
            <text:p>418.61</text:p>
          </table:table-cell>
          <table:table-cell office:value-type="float" office:value="546.28" calcext:value-type="float">
            <text:p>546.28</text:p>
          </table:table-cell>
        </table:table-row>
        <table:table-row table:style-name="ro1">
          <table:table-cell office:value-type="float" office:value="5855249" calcext:value-type="float">
            <text:p>5855249</text:p>
          </table:table-cell>
          <table:table-cell table:formula="of:=[.A368]/1000/(60*60*24)" office:value-type="time" office:time-value="PT01H37M35.249S" calcext:value-type="time">
            <text:p>01:3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419.72" calcext:value-type="float">
            <text:p>419.72</text:p>
          </table:table-cell>
          <table:table-cell office:value-type="float" office:value="547.66" calcext:value-type="float">
            <text:p>547.66</text:p>
          </table:table-cell>
        </table:table-row>
        <table:table-row table:style-name="ro1">
          <table:table-cell office:value-type="float" office:value="5871249" calcext:value-type="float">
            <text:p>5871249</text:p>
          </table:table-cell>
          <table:table-cell table:formula="of:=[.A369]/1000/(60*60*24)" office:value-type="time" office:time-value="PT01H37M51.249S" calcext:value-type="time">
            <text:p>01:37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5" calcext:value-type="float">
            <text:p>248.5</text:p>
          </table:table-cell>
          <table:table-cell office:value-type="float" office:value="312.33" calcext:value-type="float">
            <text:p>312.33</text:p>
          </table:table-cell>
          <table:table-cell office:value-type="float" office:value="420.82" calcext:value-type="float">
            <text:p>420.82</text:p>
          </table:table-cell>
          <table:table-cell office:value-type="float" office:value="549.05" calcext:value-type="float">
            <text:p>549.05</text:p>
          </table:table-cell>
        </table:table-row>
        <table:table-row table:style-name="ro1">
          <table:table-cell office:value-type="float" office:value="5887249" calcext:value-type="float">
            <text:p>5887249</text:p>
          </table:table-cell>
          <table:table-cell table:formula="of:=[.A370]/1000/(60*60*24)" office:value-type="time" office:time-value="PT01H38M07.249S" calcext:value-type="time">
            <text:p>01:3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4" calcext:value-type="float">
            <text:p>311.34</text:p>
          </table:table-cell>
          <table:table-cell office:value-type="float" office:value="421.93" calcext:value-type="float">
            <text:p>421.93</text:p>
          </table:table-cell>
          <table:table-cell office:value-type="float" office:value="550.43" calcext:value-type="float">
            <text:p>550.43</text:p>
          </table:table-cell>
        </table:table-row>
        <table:table-row table:style-name="ro1">
          <table:table-cell office:value-type="float" office:value="5903249" calcext:value-type="float">
            <text:p>5903249</text:p>
          </table:table-cell>
          <table:table-cell table:formula="of:=[.A371]/1000/(60*60*24)" office:value-type="time" office:time-value="PT01H38M23.249S" calcext:value-type="time">
            <text:p>01:3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423.03" calcext:value-type="float">
            <text:p>423.03</text:p>
          </table:table-cell>
          <table:table-cell office:value-type="float" office:value="551.82" calcext:value-type="float">
            <text:p>551.82</text:p>
          </table:table-cell>
        </table:table-row>
        <table:table-row table:style-name="ro1">
          <table:table-cell office:value-type="float" office:value="5919249" calcext:value-type="float">
            <text:p>5919249</text:p>
          </table:table-cell>
          <table:table-cell table:formula="of:=[.A372]/1000/(60*60*24)" office:value-type="time" office:time-value="PT01H38M39.249S" calcext:value-type="time">
            <text:p>01:3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424.14" calcext:value-type="float">
            <text:p>424.14</text:p>
          </table:table-cell>
          <table:table-cell office:value-type="float" office:value="553.2" calcext:value-type="float">
            <text:p>553.2</text:p>
          </table:table-cell>
        </table:table-row>
        <table:table-row table:style-name="ro1">
          <table:table-cell office:value-type="float" office:value="5935249" calcext:value-type="float">
            <text:p>5935249</text:p>
          </table:table-cell>
          <table:table-cell table:formula="of:=[.A373]/1000/(60*60*24)" office:value-type="time" office:time-value="PT01H38M55.249S" calcext:value-type="time">
            <text:p>01:38:55</text:p>
          </table:table-cell>
          <table:table-cell office:value-type="float" office:value="1.26" calcext:value-type="float">
            <text:p>1.26</text:p>
          </table:table-cell>
          <table:table-cell office:value-type="float" office:value="248.5" calcext:value-type="float">
            <text:p>248.5</text:p>
          </table:table-cell>
          <table:table-cell office:value-type="float" office:value="312.33" calcext:value-type="float">
            <text:p>312.33</text:p>
          </table:table-cell>
          <table:table-cell office:value-type="float" office:value="425.24" calcext:value-type="float">
            <text:p>425.24</text:p>
          </table:table-cell>
          <table:table-cell office:value-type="float" office:value="554.58" calcext:value-type="float">
            <text:p>554.58</text:p>
          </table:table-cell>
        </table:table-row>
        <table:table-row table:style-name="ro1">
          <table:table-cell office:value-type="float" office:value="5951249" calcext:value-type="float">
            <text:p>5951249</text:p>
          </table:table-cell>
          <table:table-cell table:formula="of:=[.A374]/1000/(60*60*24)" office:value-type="time" office:time-value="PT01H39M11.249S" calcext:value-type="time">
            <text:p>01:3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26.35" calcext:value-type="float">
            <text:p>426.35</text:p>
          </table:table-cell>
          <table:table-cell office:value-type="float" office:value="555.97" calcext:value-type="float">
            <text:p>555.97</text:p>
          </table:table-cell>
        </table:table-row>
        <table:table-row table:style-name="ro1">
          <table:table-cell office:value-type="float" office:value="5967249" calcext:value-type="float">
            <text:p>5967249</text:p>
          </table:table-cell>
          <table:table-cell table:formula="of:=[.A375]/1000/(60*60*24)" office:value-type="time" office:time-value="PT01H39M27.249S" calcext:value-type="time">
            <text:p>01:3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427.45" calcext:value-type="float">
            <text:p>427.45</text:p>
          </table:table-cell>
          <table:table-cell office:value-type="float" office:value="557.35" calcext:value-type="float">
            <text:p>557.35</text:p>
          </table:table-cell>
        </table:table-row>
        <table:table-row table:style-name="ro1">
          <table:table-cell office:value-type="float" office:value="5983249" calcext:value-type="float">
            <text:p>5983249</text:p>
          </table:table-cell>
          <table:table-cell table:formula="of:=[.A376]/1000/(60*60*24)" office:value-type="time" office:time-value="PT01H39M43.249S" calcext:value-type="time">
            <text:p>01:3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28.55" calcext:value-type="float">
            <text:p>428.55</text:p>
          </table:table-cell>
          <table:table-cell office:value-type="float" office:value="558.74" calcext:value-type="float">
            <text:p>558.74</text:p>
          </table:table-cell>
        </table:table-row>
        <table:table-row table:style-name="ro1">
          <table:table-cell office:value-type="float" office:value="5999249" calcext:value-type="float">
            <text:p>5999249</text:p>
          </table:table-cell>
          <table:table-cell table:formula="of:=[.A377]/1000/(60*60*24)" office:value-type="time" office:time-value="PT01H39M59.249S" calcext:value-type="time">
            <text:p>01:3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29.66" calcext:value-type="float">
            <text:p>429.66</text:p>
          </table:table-cell>
          <table:table-cell office:value-type="float" office:value="560.12" calcext:value-type="float">
            <text:p>560.12</text:p>
          </table:table-cell>
        </table:table-row>
        <table:table-row table:style-name="ro1">
          <table:table-cell office:value-type="float" office:value="6015249" calcext:value-type="float">
            <text:p>6015249</text:p>
          </table:table-cell>
          <table:table-cell table:formula="of:=[.A378]/1000/(60*60*24)" office:value-type="time" office:time-value="PT01H40M15.249S" calcext:value-type="time">
            <text:p>01:4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430.76" calcext:value-type="float">
            <text:p>430.76</text:p>
          </table:table-cell>
          <table:table-cell office:value-type="float" office:value="561.5" calcext:value-type="float">
            <text:p>561.5</text:p>
          </table:table-cell>
        </table:table-row>
        <table:table-row table:style-name="ro1">
          <table:table-cell office:value-type="float" office:value="6031249" calcext:value-type="float">
            <text:p>6031249</text:p>
          </table:table-cell>
          <table:table-cell table:formula="of:=[.A379]/1000/(60*60*24)" office:value-type="time" office:time-value="PT01H40M31.249S" calcext:value-type="time">
            <text:p>01:4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31.87" calcext:value-type="float">
            <text:p>431.87</text:p>
          </table:table-cell>
          <table:table-cell office:value-type="float" office:value="562.89" calcext:value-type="float">
            <text:p>562.89</text:p>
          </table:table-cell>
        </table:table-row>
        <table:table-row table:style-name="ro1">
          <table:table-cell office:value-type="float" office:value="6047249" calcext:value-type="float">
            <text:p>6047249</text:p>
          </table:table-cell>
          <table:table-cell table:formula="of:=[.A380]/1000/(60*60*24)" office:value-type="time" office:time-value="PT01H40M47.249S" calcext:value-type="time">
            <text:p>01:40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" calcext:value-type="float">
            <text:p>311.2</text:p>
          </table:table-cell>
          <table:table-cell office:value-type="float" office:value="432.97" calcext:value-type="float">
            <text:p>432.97</text:p>
          </table:table-cell>
          <table:table-cell office:value-type="float" office:value="564.27" calcext:value-type="float">
            <text:p>564.27</text:p>
          </table:table-cell>
        </table:table-row>
        <table:table-row table:style-name="ro1">
          <table:table-cell office:value-type="float" office:value="6063249" calcext:value-type="float">
            <text:p>6063249</text:p>
          </table:table-cell>
          <table:table-cell table:formula="of:=[.A381]/1000/(60*60*24)" office:value-type="time" office:time-value="PT01H41M03.249S" calcext:value-type="time">
            <text:p>01:4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34.07" calcext:value-type="float">
            <text:p>434.07</text:p>
          </table:table-cell>
          <table:table-cell office:value-type="float" office:value="565.65" calcext:value-type="float">
            <text:p>565.65</text:p>
          </table:table-cell>
        </table:table-row>
        <table:table-row table:style-name="ro1">
          <table:table-cell office:value-type="float" office:value="6079249" calcext:value-type="float">
            <text:p>6079249</text:p>
          </table:table-cell>
          <table:table-cell table:formula="of:=[.A382]/1000/(60*60*24)" office:value-type="time" office:time-value="PT01H41M19.249S" calcext:value-type="time">
            <text:p>01:4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435.18" calcext:value-type="float">
            <text:p>435.18</text:p>
          </table:table-cell>
          <table:table-cell office:value-type="float" office:value="567.03" calcext:value-type="float">
            <text:p>567.03</text:p>
          </table:table-cell>
        </table:table-row>
        <table:table-row table:style-name="ro1">
          <table:table-cell office:value-type="float" office:value="6095249" calcext:value-type="float">
            <text:p>6095249</text:p>
          </table:table-cell>
          <table:table-cell table:formula="of:=[.A383]/1000/(60*60*24)" office:value-type="time" office:time-value="PT01H41M35.249S" calcext:value-type="time">
            <text:p>01:4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36.28" calcext:value-type="float">
            <text:p>436.28</text:p>
          </table:table-cell>
          <table:table-cell office:value-type="float" office:value="568.42" calcext:value-type="float">
            <text:p>568.42</text:p>
          </table:table-cell>
        </table:table-row>
        <table:table-row table:style-name="ro1">
          <table:table-cell office:value-type="float" office:value="6111249" calcext:value-type="float">
            <text:p>6111249</text:p>
          </table:table-cell>
          <table:table-cell table:formula="of:=[.A384]/1000/(60*60*24)" office:value-type="time" office:time-value="PT01H41M51.249S" calcext:value-type="time">
            <text:p>01:4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37.38" calcext:value-type="float">
            <text:p>437.38</text:p>
          </table:table-cell>
          <table:table-cell office:value-type="float" office:value="569.8" calcext:value-type="float">
            <text:p>569.8</text:p>
          </table:table-cell>
        </table:table-row>
        <table:table-row table:style-name="ro1">
          <table:table-cell office:value-type="float" office:value="6127249" calcext:value-type="float">
            <text:p>6127249</text:p>
          </table:table-cell>
          <table:table-cell table:formula="of:=[.A385]/1000/(60*60*24)" office:value-type="time" office:time-value="PT01H42M07.249S" calcext:value-type="time">
            <text:p>01:4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38.49" calcext:value-type="float">
            <text:p>438.49</text:p>
          </table:table-cell>
          <table:table-cell office:value-type="float" office:value="571.18" calcext:value-type="float">
            <text:p>571.18</text:p>
          </table:table-cell>
        </table:table-row>
        <table:table-row table:style-name="ro1">
          <table:table-cell office:value-type="float" office:value="6143249" calcext:value-type="float">
            <text:p>6143249</text:p>
          </table:table-cell>
          <table:table-cell table:formula="of:=[.A386]/1000/(60*60*24)" office:value-type="time" office:time-value="PT01H42M23.249S" calcext:value-type="time">
            <text:p>01:4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39.59" calcext:value-type="float">
            <text:p>439.59</text:p>
          </table:table-cell>
          <table:table-cell office:value-type="float" office:value="572.56" calcext:value-type="float">
            <text:p>572.56</text:p>
          </table:table-cell>
        </table:table-row>
        <table:table-row table:style-name="ro1">
          <table:table-cell office:value-type="float" office:value="6159249" calcext:value-type="float">
            <text:p>6159249</text:p>
          </table:table-cell>
          <table:table-cell table:formula="of:=[.A387]/1000/(60*60*24)" office:value-type="time" office:time-value="PT01H42M39.249S" calcext:value-type="time">
            <text:p>01:4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40.69" calcext:value-type="float">
            <text:p>440.69</text:p>
          </table:table-cell>
          <table:table-cell office:value-type="float" office:value="573.95" calcext:value-type="float">
            <text:p>573.95</text:p>
          </table:table-cell>
        </table:table-row>
        <table:table-row table:style-name="ro1">
          <table:table-cell office:value-type="float" office:value="6175249" calcext:value-type="float">
            <text:p>6175249</text:p>
          </table:table-cell>
          <table:table-cell table:formula="of:=[.A388]/1000/(60*60*24)" office:value-type="time" office:time-value="PT01H42M55.249S" calcext:value-type="time">
            <text:p>01:4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41.8" calcext:value-type="float">
            <text:p>441.8</text:p>
          </table:table-cell>
          <table:table-cell office:value-type="float" office:value="575.33" calcext:value-type="float">
            <text:p>575.33</text:p>
          </table:table-cell>
        </table:table-row>
        <table:table-row table:style-name="ro1">
          <table:table-cell office:value-type="float" office:value="6191249" calcext:value-type="float">
            <text:p>6191249</text:p>
          </table:table-cell>
          <table:table-cell table:formula="of:=[.A389]/1000/(60*60*24)" office:value-type="time" office:time-value="PT01H43M11.249S" calcext:value-type="time">
            <text:p>01:4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42.9" calcext:value-type="float">
            <text:p>442.9</text:p>
          </table:table-cell>
          <table:table-cell office:value-type="float" office:value="576.71" calcext:value-type="float">
            <text:p>576.71</text:p>
          </table:table-cell>
        </table:table-row>
        <table:table-row table:style-name="ro1">
          <table:table-cell office:value-type="float" office:value="6207249" calcext:value-type="float">
            <text:p>6207249</text:p>
          </table:table-cell>
          <table:table-cell table:formula="of:=[.A390]/1000/(60*60*24)" office:value-type="time" office:time-value="PT01H43M27.249S" calcext:value-type="time">
            <text:p>01:4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444" calcext:value-type="float">
            <text:p>444</text:p>
          </table:table-cell>
          <table:table-cell office:value-type="float" office:value="578.09" calcext:value-type="float">
            <text:p>578.09</text:p>
          </table:table-cell>
        </table:table-row>
        <table:table-row table:style-name="ro1">
          <table:table-cell office:value-type="float" office:value="6223249" calcext:value-type="float">
            <text:p>6223249</text:p>
          </table:table-cell>
          <table:table-cell table:formula="of:=[.A391]/1000/(60*60*24)" office:value-type="time" office:time-value="PT01H43M43.249S" calcext:value-type="time">
            <text:p>01:43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45.1" calcext:value-type="float">
            <text:p>445.1</text:p>
          </table:table-cell>
          <table:table-cell office:value-type="float" office:value="579.47" calcext:value-type="float">
            <text:p>579.47</text:p>
          </table:table-cell>
        </table:table-row>
        <table:table-row table:style-name="ro1">
          <table:table-cell office:value-type="float" office:value="6239249" calcext:value-type="float">
            <text:p>6239249</text:p>
          </table:table-cell>
          <table:table-cell table:formula="of:=[.A392]/1000/(60*60*24)" office:value-type="time" office:time-value="PT01H43M59.249S" calcext:value-type="time">
            <text:p>01:43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46.21" calcext:value-type="float">
            <text:p>446.21</text:p>
          </table:table-cell>
          <table:table-cell office:value-type="float" office:value="580.85" calcext:value-type="float">
            <text:p>580.85</text:p>
          </table:table-cell>
        </table:table-row>
        <table:table-row table:style-name="ro1">
          <table:table-cell office:value-type="float" office:value="6255249" calcext:value-type="float">
            <text:p>6255249</text:p>
          </table:table-cell>
          <table:table-cell table:formula="of:=[.A393]/1000/(60*60*24)" office:value-type="time" office:time-value="PT01H44M15.249S" calcext:value-type="time">
            <text:p>01:44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47.31" calcext:value-type="float">
            <text:p>447.31</text:p>
          </table:table-cell>
          <table:table-cell office:value-type="float" office:value="582.24" calcext:value-type="float">
            <text:p>582.24</text:p>
          </table:table-cell>
        </table:table-row>
        <table:table-row table:style-name="ro1">
          <table:table-cell office:value-type="float" office:value="6271249" calcext:value-type="float">
            <text:p>6271249</text:p>
          </table:table-cell>
          <table:table-cell table:formula="of:=[.A394]/1000/(60*60*24)" office:value-type="time" office:time-value="PT01H44M31.249S" calcext:value-type="time">
            <text:p>01:44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448.41" calcext:value-type="float">
            <text:p>448.41</text:p>
          </table:table-cell>
          <table:table-cell office:value-type="float" office:value="583.62" calcext:value-type="float">
            <text:p>583.62</text:p>
          </table:table-cell>
        </table:table-row>
        <table:table-row table:style-name="ro1">
          <table:table-cell office:value-type="float" office:value="6287249" calcext:value-type="float">
            <text:p>6287249</text:p>
          </table:table-cell>
          <table:table-cell table:formula="of:=[.A395]/1000/(60*60*24)" office:value-type="time" office:time-value="PT01H44M47.249S" calcext:value-type="time">
            <text:p>01:44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449.51" calcext:value-type="float">
            <text:p>449.5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6303249" calcext:value-type="float">
            <text:p>6303249</text:p>
          </table:table-cell>
          <table:table-cell table:formula="of:=[.A396]/1000/(60*60*24)" office:value-type="time" office:time-value="PT01H45M03.249S" calcext:value-type="time">
            <text:p>01:45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50.62" calcext:value-type="float">
            <text:p>450.62</text:p>
          </table:table-cell>
          <table:table-cell office:value-type="float" office:value="586.38" calcext:value-type="float">
            <text:p>586.38</text:p>
          </table:table-cell>
        </table:table-row>
        <table:table-row table:style-name="ro1">
          <table:table-cell office:value-type="float" office:value="6319249" calcext:value-type="float">
            <text:p>6319249</text:p>
          </table:table-cell>
          <table:table-cell table:formula="of:=[.A397]/1000/(60*60*24)" office:value-type="time" office:time-value="PT01H45M19.249S" calcext:value-type="time">
            <text:p>01:45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51.72" calcext:value-type="float">
            <text:p>451.72</text:p>
          </table:table-cell>
          <table:table-cell office:value-type="float" office:value="587.76" calcext:value-type="float">
            <text:p>587.76</text:p>
          </table:table-cell>
        </table:table-row>
        <table:table-row table:style-name="ro1">
          <table:table-cell office:value-type="float" office:value="6335249" calcext:value-type="float">
            <text:p>6335249</text:p>
          </table:table-cell>
          <table:table-cell table:formula="of:=[.A398]/1000/(60*60*24)" office:value-type="time" office:time-value="PT01H45M35.249S" calcext:value-type="time">
            <text:p>01:45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52.82" calcext:value-type="float">
            <text:p>452.82</text:p>
          </table:table-cell>
          <table:table-cell office:value-type="float" office:value="589.14" calcext:value-type="float">
            <text:p>589.14</text:p>
          </table:table-cell>
        </table:table-row>
        <table:table-row table:style-name="ro1">
          <table:table-cell office:value-type="float" office:value="6351249" calcext:value-type="float">
            <text:p>6351249</text:p>
          </table:table-cell>
          <table:table-cell table:formula="of:=[.A399]/1000/(60*60*24)" office:value-type="time" office:time-value="PT01H45M51.249S" calcext:value-type="time">
            <text:p>01:45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453.92" calcext:value-type="float">
            <text:p>453.92</text:p>
          </table:table-cell>
          <table:table-cell office:value-type="float" office:value="590.52" calcext:value-type="float">
            <text:p>590.52</text:p>
          </table:table-cell>
        </table:table-row>
        <table:table-row table:style-name="ro1">
          <table:table-cell office:value-type="float" office:value="6367249" calcext:value-type="float">
            <text:p>6367249</text:p>
          </table:table-cell>
          <table:table-cell table:formula="of:=[.A400]/1000/(60*60*24)" office:value-type="time" office:time-value="PT01H46M07.249S" calcext:value-type="time">
            <text:p>01:46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455.02" calcext:value-type="float">
            <text:p>455.02</text:p>
          </table:table-cell>
          <table:table-cell office:value-type="float" office:value="591.9" calcext:value-type="float">
            <text:p>591.9</text:p>
          </table:table-cell>
        </table:table-row>
        <table:table-row table:style-name="ro1">
          <table:table-cell office:value-type="float" office:value="6383249" calcext:value-type="float">
            <text:p>6383249</text:p>
          </table:table-cell>
          <table:table-cell table:formula="of:=[.A401]/1000/(60*60*24)" office:value-type="time" office:time-value="PT01H46M23.249S" calcext:value-type="time">
            <text:p>01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56.13" calcext:value-type="float">
            <text:p>456.13</text:p>
          </table:table-cell>
          <table:table-cell office:value-type="float" office:value="593.28" calcext:value-type="float">
            <text:p>593.28</text:p>
          </table:table-cell>
        </table:table-row>
        <table:table-row table:style-name="ro1">
          <table:table-cell office:value-type="float" office:value="6399248" calcext:value-type="float">
            <text:p>6399248</text:p>
          </table:table-cell>
          <table:table-cell table:formula="of:=[.A402]/1000/(60*60*24)" office:value-type="time" office:time-value="PT01H46M39.248S" calcext:value-type="time">
            <text:p>01:46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10.57" calcext:value-type="float">
            <text:p>310.57</text:p>
          </table:table-cell>
          <table:table-cell office:value-type="float" office:value="457.23" calcext:value-type="float">
            <text:p>457.23</text:p>
          </table:table-cell>
          <table:table-cell office:value-type="float" office:value="594.65" calcext:value-type="float">
            <text:p>594.65</text:p>
          </table:table-cell>
        </table:table-row>
        <table:table-row table:style-name="ro1">
          <table:table-cell office:value-type="float" office:value="6415249" calcext:value-type="float">
            <text:p>6415249</text:p>
          </table:table-cell>
          <table:table-cell table:formula="of:=[.A403]/1000/(60*60*24)" office:value-type="time" office:time-value="PT01H46M55.249S" calcext:value-type="time">
            <text:p>01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458.33" calcext:value-type="float">
            <text:p>458.33</text:p>
          </table:table-cell>
          <table:table-cell office:value-type="float" office:value="596.03" calcext:value-type="float">
            <text:p>596.03</text:p>
          </table:table-cell>
        </table:table-row>
        <table:table-row table:style-name="ro1">
          <table:table-cell office:value-type="float" office:value="6431249" calcext:value-type="float">
            <text:p>6431249</text:p>
          </table:table-cell>
          <table:table-cell table:formula="of:=[.A404]/1000/(60*60*24)" office:value-type="time" office:time-value="PT01H47M11.249S" calcext:value-type="time">
            <text:p>01:47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459.43" calcext:value-type="float">
            <text:p>459.43</text:p>
          </table:table-cell>
          <table:table-cell office:value-type="float" office:value="597.41" calcext:value-type="float">
            <text:p>597.41</text:p>
          </table:table-cell>
        </table:table-row>
        <table:table-row table:style-name="ro1">
          <table:table-cell office:value-type="float" office:value="6447249" calcext:value-type="float">
            <text:p>6447249</text:p>
          </table:table-cell>
          <table:table-cell table:formula="of:=[.A405]/1000/(60*60*24)" office:value-type="time" office:time-value="PT01H47M27.249S" calcext:value-type="time">
            <text:p>01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460.53" calcext:value-type="float">
            <text:p>460.53</text:p>
          </table:table-cell>
          <table:table-cell office:value-type="float" office:value="598.79" calcext:value-type="float">
            <text:p>598.79</text:p>
          </table:table-cell>
        </table:table-row>
        <table:table-row table:style-name="ro1">
          <table:table-cell office:value-type="float" office:value="6463249" calcext:value-type="float">
            <text:p>6463249</text:p>
          </table:table-cell>
          <table:table-cell table:formula="of:=[.A406]/1000/(60*60*24)" office:value-type="time" office:time-value="PT01H47M43.249S" calcext:value-type="time">
            <text:p>01:47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7" calcext:value-type="float">
            <text:p>309.57</text:p>
          </table:table-cell>
          <table:table-cell office:value-type="float" office:value="461.63" calcext:value-type="float">
            <text:p>461.63</text:p>
          </table:table-cell>
          <table:table-cell office:value-type="float" office:value="600.16" calcext:value-type="float">
            <text:p>600.16</text:p>
          </table:table-cell>
        </table:table-row>
        <table:table-row table:style-name="ro1">
          <table:table-cell office:value-type="float" office:value="6479249" calcext:value-type="float">
            <text:p>6479249</text:p>
          </table:table-cell>
          <table:table-cell table:formula="of:=[.A407]/1000/(60*60*24)" office:value-type="time" office:time-value="PT01H47M59.249S" calcext:value-type="time">
            <text:p>01:47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462.74" calcext:value-type="float">
            <text:p>462.74</text:p>
          </table:table-cell>
          <table:table-cell office:value-type="float" office:value="601.54" calcext:value-type="float">
            <text:p>601.54</text:p>
          </table:table-cell>
        </table:table-row>
        <table:table-row table:style-name="ro1">
          <table:table-cell office:value-type="float" office:value="6495249" calcext:value-type="float">
            <text:p>6495249</text:p>
          </table:table-cell>
          <table:table-cell table:formula="of:=[.A408]/1000/(60*60*24)" office:value-type="time" office:time-value="PT01H48M15.249S" calcext:value-type="time">
            <text:p>01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63.84" calcext:value-type="float">
            <text:p>463.84</text:p>
          </table:table-cell>
          <table:table-cell office:value-type="float" office:value="602.92" calcext:value-type="float">
            <text:p>602.92</text:p>
          </table:table-cell>
        </table:table-row>
        <table:table-row table:style-name="ro1">
          <table:table-cell office:value-type="float" office:value="6511249" calcext:value-type="float">
            <text:p>6511249</text:p>
          </table:table-cell>
          <table:table-cell table:formula="of:=[.A409]/1000/(60*60*24)" office:value-type="time" office:time-value="PT01H48M31.249S" calcext:value-type="time">
            <text:p>01:4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64.94" calcext:value-type="float">
            <text:p>464.94</text:p>
          </table:table-cell>
          <table:table-cell office:value-type="float" office:value="604.29" calcext:value-type="float">
            <text:p>604.29</text:p>
          </table:table-cell>
        </table:table-row>
        <table:table-row table:style-name="ro1">
          <table:table-cell office:value-type="float" office:value="6527249" calcext:value-type="float">
            <text:p>6527249</text:p>
          </table:table-cell>
          <table:table-cell table:formula="of:=[.A410]/1000/(60*60*24)" office:value-type="time" office:time-value="PT01H48M47.249S" calcext:value-type="time">
            <text:p>01:4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466.04" calcext:value-type="float">
            <text:p>466.04</text:p>
          </table:table-cell>
          <table:table-cell office:value-type="float" office:value="605.67" calcext:value-type="float">
            <text:p>605.67</text:p>
          </table:table-cell>
        </table:table-row>
        <table:table-row table:style-name="ro1">
          <table:table-cell office:value-type="float" office:value="6543249" calcext:value-type="float">
            <text:p>6543249</text:p>
          </table:table-cell>
          <table:table-cell table:formula="of:=[.A411]/1000/(60*60*24)" office:value-type="time" office:time-value="PT01H49M03.249S" calcext:value-type="time">
            <text:p>01:49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10.44" calcext:value-type="float">
            <text:p>310.44</text:p>
          </table:table-cell>
          <table:table-cell office:value-type="float" office:value="467.14" calcext:value-type="float">
            <text:p>467.14</text:p>
          </table:table-cell>
          <table:table-cell office:value-type="float" office:value="607.05" calcext:value-type="float">
            <text:p>607.05</text:p>
          </table:table-cell>
        </table:table-row>
        <table:table-row table:style-name="ro1">
          <table:table-cell office:value-type="float" office:value="6559249" calcext:value-type="float">
            <text:p>6559249</text:p>
          </table:table-cell>
          <table:table-cell table:formula="of:=[.A412]/1000/(60*60*24)" office:value-type="time" office:time-value="PT01H49M19.249S" calcext:value-type="time">
            <text:p>01:4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468.24" calcext:value-type="float">
            <text:p>468.24</text:p>
          </table:table-cell>
          <table:table-cell office:value-type="float" office:value="608.43" calcext:value-type="float">
            <text:p>608.43</text:p>
          </table:table-cell>
        </table:table-row>
        <table:table-row table:style-name="ro1">
          <table:table-cell office:value-type="float" office:value="6575249" calcext:value-type="float">
            <text:p>6575249</text:p>
          </table:table-cell>
          <table:table-cell table:formula="of:=[.A413]/1000/(60*60*24)" office:value-type="time" office:time-value="PT01H49M35.249S" calcext:value-type="time">
            <text:p>01:49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469.34" calcext:value-type="float">
            <text:p>469.34</text:p>
          </table:table-cell>
          <table:table-cell office:value-type="float" office:value="609.8" calcext:value-type="float">
            <text:p>609.8</text:p>
          </table:table-cell>
        </table:table-row>
        <table:table-row table:style-name="ro1">
          <table:table-cell office:value-type="float" office:value="6591249" calcext:value-type="float">
            <text:p>6591249</text:p>
          </table:table-cell>
          <table:table-cell table:formula="of:=[.A414]/1000/(60*60*24)" office:value-type="time" office:time-value="PT01H49M51.249S" calcext:value-type="time">
            <text:p>01:49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470.44" calcext:value-type="float">
            <text:p>470.44</text:p>
          </table:table-cell>
          <table:table-cell office:value-type="float" office:value="611.18" calcext:value-type="float">
            <text:p>611.18</text:p>
          </table:table-cell>
        </table:table-row>
        <table:table-row table:style-name="ro1">
          <table:table-cell office:value-type="float" office:value="6607249" calcext:value-type="float">
            <text:p>6607249</text:p>
          </table:table-cell>
          <table:table-cell table:formula="of:=[.A415]/1000/(60*60*24)" office:value-type="time" office:time-value="PT01H50M07.249S" calcext:value-type="time">
            <text:p>01:50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471.55" calcext:value-type="float">
            <text:p>471.55</text:p>
          </table:table-cell>
          <table:table-cell office:value-type="float" office:value="612.56" calcext:value-type="float">
            <text:p>612.56</text:p>
          </table:table-cell>
        </table:table-row>
        <table:table-row table:style-name="ro1">
          <table:table-cell office:value-type="float" office:value="6623249" calcext:value-type="float">
            <text:p>6623249</text:p>
          </table:table-cell>
          <table:table-cell table:formula="of:=[.A416]/1000/(60*60*24)" office:value-type="time" office:time-value="PT01H50M23.249S" calcext:value-type="time">
            <text:p>01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472.65" calcext:value-type="float">
            <text:p>472.65</text:p>
          </table:table-cell>
          <table:table-cell office:value-type="float" office:value="613.93" calcext:value-type="float">
            <text:p>613.93</text:p>
          </table:table-cell>
        </table:table-row>
        <table:table-row table:style-name="ro1">
          <table:table-cell office:value-type="float" office:value="6639249" calcext:value-type="float">
            <text:p>6639249</text:p>
          </table:table-cell>
          <table:table-cell table:formula="of:=[.A417]/1000/(60*60*24)" office:value-type="time" office:time-value="PT01H50M39.249S" calcext:value-type="time">
            <text:p>01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473.75" calcext:value-type="float">
            <text:p>473.75</text:p>
          </table:table-cell>
          <table:table-cell office:value-type="float" office:value="615.31" calcext:value-type="float">
            <text:p>615.31</text:p>
          </table:table-cell>
        </table:table-row>
        <table:table-row table:style-name="ro1">
          <table:table-cell office:value-type="float" office:value="6655249" calcext:value-type="float">
            <text:p>6655249</text:p>
          </table:table-cell>
          <table:table-cell table:formula="of:=[.A418]/1000/(60*60*24)" office:value-type="time" office:time-value="PT01H50M55.249S" calcext:value-type="time">
            <text:p>01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474.85" calcext:value-type="float">
            <text:p>474.85</text:p>
          </table:table-cell>
          <table:table-cell office:value-type="float" office:value="616.68" calcext:value-type="float">
            <text:p>616.68</text:p>
          </table:table-cell>
        </table:table-row>
        <table:table-row table:style-name="ro1">
          <table:table-cell office:value-type="float" office:value="6671249" calcext:value-type="float">
            <text:p>6671249</text:p>
          </table:table-cell>
          <table:table-cell table:formula="of:=[.A419]/1000/(60*60*24)" office:value-type="time" office:time-value="PT01H51M11.249S" calcext:value-type="time">
            <text:p>01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475.95" calcext:value-type="float">
            <text:p>475.95</text:p>
          </table:table-cell>
          <table:table-cell office:value-type="float" office:value="618.06" calcext:value-type="float">
            <text:p>618.06</text:p>
          </table:table-cell>
        </table:table-row>
        <table:table-row table:style-name="ro1">
          <table:table-cell office:value-type="float" office:value="6687249" calcext:value-type="float">
            <text:p>6687249</text:p>
          </table:table-cell>
          <table:table-cell table:formula="of:=[.A420]/1000/(60*60*24)" office:value-type="time" office:time-value="PT01H51M27.249S" calcext:value-type="time">
            <text:p>01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477.05" calcext:value-type="float">
            <text:p>477.05</text:p>
          </table:table-cell>
          <table:table-cell office:value-type="float" office:value="619.43" calcext:value-type="float">
            <text:p>619.43</text:p>
          </table:table-cell>
        </table:table-row>
        <table:table-row table:style-name="ro1">
          <table:table-cell office:value-type="float" office:value="6703249" calcext:value-type="float">
            <text:p>6703249</text:p>
          </table:table-cell>
          <table:table-cell table:formula="of:=[.A421]/1000/(60*60*24)" office:value-type="time" office:time-value="PT01H51M43.249S" calcext:value-type="time">
            <text:p>01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478.15" calcext:value-type="float">
            <text:p>478.15</text:p>
          </table:table-cell>
          <table:table-cell office:value-type="float" office:value="620.81" calcext:value-type="float">
            <text:p>620.81</text:p>
          </table:table-cell>
        </table:table-row>
        <table:table-row table:style-name="ro1">
          <table:table-cell office:value-type="float" office:value="6719249" calcext:value-type="float">
            <text:p>6719249</text:p>
          </table:table-cell>
          <table:table-cell table:formula="of:=[.A422]/1000/(60*60*24)" office:value-type="time" office:time-value="PT01H51M59.249S" calcext:value-type="time">
            <text:p>01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479.25" calcext:value-type="float">
            <text:p>479.25</text:p>
          </table:table-cell>
          <table:table-cell office:value-type="float" office:value="622.18" calcext:value-type="float">
            <text:p>622.18</text:p>
          </table:table-cell>
        </table:table-row>
        <table:table-row table:style-name="ro1">
          <table:table-cell office:value-type="float" office:value="6735249" calcext:value-type="float">
            <text:p>6735249</text:p>
          </table:table-cell>
          <table:table-cell table:formula="of:=[.A423]/1000/(60*60*24)" office:value-type="time" office:time-value="PT01H52M15.249S" calcext:value-type="time">
            <text:p>01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480.35" calcext:value-type="float">
            <text:p>480.35</text:p>
          </table:table-cell>
          <table:table-cell office:value-type="float" office:value="623.56" calcext:value-type="float">
            <text:p>623.56</text:p>
          </table:table-cell>
        </table:table-row>
        <table:table-row table:style-name="ro1">
          <table:table-cell office:value-type="float" office:value="6751249" calcext:value-type="float">
            <text:p>6751249</text:p>
          </table:table-cell>
          <table:table-cell table:formula="of:=[.A424]/1000/(60*60*24)" office:value-type="time" office:time-value="PT01H52M31.249S" calcext:value-type="time">
            <text:p>01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481.45" calcext:value-type="float">
            <text:p>481.45</text:p>
          </table:table-cell>
          <table:table-cell office:value-type="float" office:value="624.93" calcext:value-type="float">
            <text:p>624.93</text:p>
          </table:table-cell>
        </table:table-row>
        <table:table-row table:style-name="ro1">
          <table:table-cell office:value-type="float" office:value="6767249" calcext:value-type="float">
            <text:p>6767249</text:p>
          </table:table-cell>
          <table:table-cell table:formula="of:=[.A425]/1000/(60*60*24)" office:value-type="time" office:time-value="PT01H52M47.249S" calcext:value-type="time">
            <text:p>01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482.55" calcext:value-type="float">
            <text:p>482.55</text:p>
          </table:table-cell>
          <table:table-cell office:value-type="float" office:value="626.31" calcext:value-type="float">
            <text:p>626.31</text:p>
          </table:table-cell>
        </table:table-row>
        <table:table-row table:style-name="ro1">
          <table:table-cell office:value-type="float" office:value="6783249" calcext:value-type="float">
            <text:p>6783249</text:p>
          </table:table-cell>
          <table:table-cell table:formula="of:=[.A426]/1000/(60*60*24)" office:value-type="time" office:time-value="PT01H53M03.249S" calcext:value-type="time">
            <text:p>01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483.65" calcext:value-type="float">
            <text:p>483.65</text:p>
          </table:table-cell>
          <table:table-cell office:value-type="float" office:value="627.68" calcext:value-type="float">
            <text:p>627.68</text:p>
          </table:table-cell>
        </table:table-row>
        <table:table-row table:style-name="ro1">
          <table:table-cell office:value-type="float" office:value="6799249" calcext:value-type="float">
            <text:p>6799249</text:p>
          </table:table-cell>
          <table:table-cell table:formula="of:=[.A427]/1000/(60*60*24)" office:value-type="time" office:time-value="PT01H53M19.249S" calcext:value-type="time">
            <text:p>01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484.75" calcext:value-type="float">
            <text:p>484.75</text:p>
          </table:table-cell>
          <table:table-cell office:value-type="float" office:value="629.05" calcext:value-type="float">
            <text:p>629.05</text:p>
          </table:table-cell>
        </table:table-row>
        <table:table-row table:style-name="ro1">
          <table:table-cell office:value-type="float" office:value="6815249" calcext:value-type="float">
            <text:p>6815249</text:p>
          </table:table-cell>
          <table:table-cell table:formula="of:=[.A428]/1000/(60*60*24)" office:value-type="time" office:time-value="PT01H53M35.249S" calcext:value-type="time">
            <text:p>01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485.85" calcext:value-type="float">
            <text:p>485.85</text:p>
          </table:table-cell>
          <table:table-cell office:value-type="float" office:value="630.43" calcext:value-type="float">
            <text:p>630.43</text:p>
          </table:table-cell>
        </table:table-row>
        <table:table-row table:style-name="ro1">
          <table:table-cell office:value-type="float" office:value="6831249" calcext:value-type="float">
            <text:p>6831249</text:p>
          </table:table-cell>
          <table:table-cell table:formula="of:=[.A429]/1000/(60*60*24)" office:value-type="time" office:time-value="PT01H53M51.249S" calcext:value-type="time">
            <text:p>01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486.95" calcext:value-type="float">
            <text:p>486.95</text:p>
          </table:table-cell>
          <table:table-cell office:value-type="float" office:value="631.8" calcext:value-type="float">
            <text:p>631.8</text:p>
          </table:table-cell>
        </table:table-row>
        <table:table-row table:style-name="ro1">
          <table:table-cell office:value-type="float" office:value="6847249" calcext:value-type="float">
            <text:p>6847249</text:p>
          </table:table-cell>
          <table:table-cell table:formula="of:=[.A430]/1000/(60*60*24)" office:value-type="time" office:time-value="PT01H54M07.249S" calcext:value-type="time">
            <text:p>01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488.05" calcext:value-type="float">
            <text:p>488.05</text:p>
          </table:table-cell>
          <table:table-cell office:value-type="float" office:value="633.18" calcext:value-type="float">
            <text:p>633.18</text:p>
          </table:table-cell>
        </table:table-row>
        <table:table-row table:style-name="ro1">
          <table:table-cell office:value-type="float" office:value="6863249" calcext:value-type="float">
            <text:p>6863249</text:p>
          </table:table-cell>
          <table:table-cell table:formula="of:=[.A431]/1000/(60*60*24)" office:value-type="time" office:time-value="PT01H54M23.249S" calcext:value-type="time">
            <text:p>01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489.15" calcext:value-type="float">
            <text:p>489.15</text:p>
          </table:table-cell>
          <table:table-cell office:value-type="float" office:value="634.55" calcext:value-type="float">
            <text:p>634.55</text:p>
          </table:table-cell>
        </table:table-row>
        <table:table-row table:style-name="ro1">
          <table:table-cell office:value-type="float" office:value="6879249" calcext:value-type="float">
            <text:p>6879249</text:p>
          </table:table-cell>
          <table:table-cell table:formula="of:=[.A432]/1000/(60*60*24)" office:value-type="time" office:time-value="PT01H54M39.249S" calcext:value-type="time">
            <text:p>01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490.25" calcext:value-type="float">
            <text:p>490.25</text:p>
          </table:table-cell>
          <table:table-cell office:value-type="float" office:value="635.92" calcext:value-type="float">
            <text:p>635.92</text:p>
          </table:table-cell>
        </table:table-row>
        <table:table-row table:style-name="ro1">
          <table:table-cell office:value-type="float" office:value="6895249" calcext:value-type="float">
            <text:p>6895249</text:p>
          </table:table-cell>
          <table:table-cell table:formula="of:=[.A433]/1000/(60*60*24)" office:value-type="time" office:time-value="PT01H54M55.249S" calcext:value-type="time">
            <text:p>01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491.35" calcext:value-type="float">
            <text:p>491.35</text:p>
          </table:table-cell>
          <table:table-cell office:value-type="float" office:value="637.3" calcext:value-type="float">
            <text:p>637.3</text:p>
          </table:table-cell>
        </table:table-row>
        <table:table-row table:style-name="ro1">
          <table:table-cell office:value-type="float" office:value="6911249" calcext:value-type="float">
            <text:p>6911249</text:p>
          </table:table-cell>
          <table:table-cell table:formula="of:=[.A434]/1000/(60*60*24)" office:value-type="time" office:time-value="PT01H55M11.249S" calcext:value-type="time">
            <text:p>01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492.45" calcext:value-type="float">
            <text:p>492.45</text:p>
          </table:table-cell>
          <table:table-cell office:value-type="float" office:value="638.67" calcext:value-type="float">
            <text:p>638.67</text:p>
          </table:table-cell>
        </table:table-row>
        <table:table-row table:style-name="ro1">
          <table:table-cell office:value-type="float" office:value="6927249" calcext:value-type="float">
            <text:p>6927249</text:p>
          </table:table-cell>
          <table:table-cell table:formula="of:=[.A435]/1000/(60*60*24)" office:value-type="time" office:time-value="PT01H55M27.249S" calcext:value-type="time">
            <text:p>01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493.55" calcext:value-type="float">
            <text:p>493.55</text:p>
          </table:table-cell>
          <table:table-cell office:value-type="float" office:value="640.04" calcext:value-type="float">
            <text:p>640.04</text:p>
          </table:table-cell>
        </table:table-row>
        <table:table-row table:style-name="ro1">
          <table:table-cell office:value-type="float" office:value="6943249" calcext:value-type="float">
            <text:p>6943249</text:p>
          </table:table-cell>
          <table:table-cell table:formula="of:=[.A436]/1000/(60*60*24)" office:value-type="time" office:time-value="PT01H55M43.249S" calcext:value-type="time">
            <text:p>01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494.65" calcext:value-type="float">
            <text:p>494.65</text:p>
          </table:table-cell>
          <table:table-cell office:value-type="float" office:value="641.41" calcext:value-type="float">
            <text:p>641.41</text:p>
          </table:table-cell>
        </table:table-row>
        <table:table-row table:style-name="ro1">
          <table:table-cell office:value-type="float" office:value="6959249" calcext:value-type="float">
            <text:p>6959249</text:p>
          </table:table-cell>
          <table:table-cell table:formula="of:=[.A437]/1000/(60*60*24)" office:value-type="time" office:time-value="PT01H55M59.249S" calcext:value-type="time">
            <text:p>01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495.75" calcext:value-type="float">
            <text:p>495.75</text:p>
          </table:table-cell>
          <table:table-cell office:value-type="float" office:value="642.79" calcext:value-type="float">
            <text:p>642.79</text:p>
          </table:table-cell>
        </table:table-row>
        <table:table-row table:style-name="ro1">
          <table:table-cell office:value-type="float" office:value="6975249" calcext:value-type="float">
            <text:p>6975249</text:p>
          </table:table-cell>
          <table:table-cell table:formula="of:=[.A438]/1000/(60*60*24)" office:value-type="time" office:time-value="PT01H56M15.249S" calcext:value-type="time">
            <text:p>01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496.85" calcext:value-type="float">
            <text:p>496.85</text:p>
          </table:table-cell>
          <table:table-cell office:value-type="float" office:value="644.16" calcext:value-type="float">
            <text:p>644.16</text:p>
          </table:table-cell>
        </table:table-row>
        <table:table-row table:style-name="ro1">
          <table:table-cell office:value-type="float" office:value="6991249" calcext:value-type="float">
            <text:p>6991249</text:p>
          </table:table-cell>
          <table:table-cell table:formula="of:=[.A439]/1000/(60*60*24)" office:value-type="time" office:time-value="PT01H56M31.249S" calcext:value-type="time">
            <text:p>01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497.95" calcext:value-type="float">
            <text:p>497.95</text:p>
          </table:table-cell>
          <table:table-cell office:value-type="float" office:value="645.53" calcext:value-type="float">
            <text:p>645.53</text:p>
          </table:table-cell>
        </table:table-row>
        <table:table-row table:style-name="ro1">
          <table:table-cell office:value-type="float" office:value="7007249" calcext:value-type="float">
            <text:p>7007249</text:p>
          </table:table-cell>
          <table:table-cell table:formula="of:=[.A440]/1000/(60*60*24)" office:value-type="time" office:time-value="PT01H56M47.249S" calcext:value-type="time">
            <text:p>01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499.04" calcext:value-type="float">
            <text:p>499.04</text:p>
          </table:table-cell>
          <table:table-cell office:value-type="float" office:value="646.9" calcext:value-type="float">
            <text:p>646.9</text:p>
          </table:table-cell>
        </table:table-row>
        <table:table-row table:style-name="ro1">
          <table:table-cell office:value-type="float" office:value="7023249" calcext:value-type="float">
            <text:p>7023249</text:p>
          </table:table-cell>
          <table:table-cell table:formula="of:=[.A441]/1000/(60*60*24)" office:value-type="time" office:time-value="PT01H57M03.249S" calcext:value-type="time">
            <text:p>01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00.14" calcext:value-type="float">
            <text:p>500.14</text:p>
          </table:table-cell>
          <table:table-cell office:value-type="float" office:value="648.28" calcext:value-type="float">
            <text:p>648.28</text:p>
          </table:table-cell>
        </table:table-row>
        <table:table-row table:style-name="ro1">
          <table:table-cell office:value-type="float" office:value="7039248" calcext:value-type="float">
            <text:p>7039248</text:p>
          </table:table-cell>
          <table:table-cell table:formula="of:=[.A442]/1000/(60*60*24)" office:value-type="time" office:time-value="PT01H57M19.248S" calcext:value-type="time">
            <text:p>01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01.24" calcext:value-type="float">
            <text:p>501.24</text:p>
          </table:table-cell>
          <table:table-cell office:value-type="float" office:value="649.65" calcext:value-type="float">
            <text:p>649.65</text:p>
          </table:table-cell>
        </table:table-row>
        <table:table-row table:style-name="ro1">
          <table:table-cell office:value-type="float" office:value="7055249" calcext:value-type="float">
            <text:p>7055249</text:p>
          </table:table-cell>
          <table:table-cell table:formula="of:=[.A443]/1000/(60*60*24)" office:value-type="time" office:time-value="PT01H57M35.249S" calcext:value-type="time">
            <text:p>01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02.34" calcext:value-type="float">
            <text:p>502.34</text:p>
          </table:table-cell>
          <table:table-cell office:value-type="float" office:value="651.02" calcext:value-type="float">
            <text:p>651.02</text:p>
          </table:table-cell>
        </table:table-row>
        <table:table-row table:style-name="ro1">
          <table:table-cell office:value-type="float" office:value="7071248" calcext:value-type="float">
            <text:p>7071248</text:p>
          </table:table-cell>
          <table:table-cell table:formula="of:=[.A444]/1000/(60*60*24)" office:value-type="time" office:time-value="PT01H57M51.248S" calcext:value-type="time">
            <text:p>01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503.44" calcext:value-type="float">
            <text:p>503.44</text:p>
          </table:table-cell>
          <table:table-cell office:value-type="float" office:value="652.39" calcext:value-type="float">
            <text:p>652.39</text:p>
          </table:table-cell>
        </table:table-row>
        <table:table-row table:style-name="ro1">
          <table:table-cell office:value-type="float" office:value="7087249" calcext:value-type="float">
            <text:p>7087249</text:p>
          </table:table-cell>
          <table:table-cell table:formula="of:=[.A445]/1000/(60*60*24)" office:value-type="time" office:time-value="PT01H58M07.249S" calcext:value-type="time">
            <text:p>01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504.54" calcext:value-type="float">
            <text:p>504.54</text:p>
          </table:table-cell>
          <table:table-cell office:value-type="float" office:value="653.76" calcext:value-type="float">
            <text:p>653.76</text:p>
          </table:table-cell>
        </table:table-row>
        <table:table-row table:style-name="ro1">
          <table:table-cell office:value-type="float" office:value="7103249" calcext:value-type="float">
            <text:p>7103249</text:p>
          </table:table-cell>
          <table:table-cell table:formula="of:=[.A446]/1000/(60*60*24)" office:value-type="time" office:time-value="PT01H58M23.249S" calcext:value-type="time">
            <text:p>01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505.64" calcext:value-type="float">
            <text:p>505.64</text:p>
          </table:table-cell>
          <table:table-cell office:value-type="float" office:value="655.13" calcext:value-type="float">
            <text:p>655.13</text:p>
          </table:table-cell>
        </table:table-row>
        <table:table-row table:style-name="ro1">
          <table:table-cell office:value-type="float" office:value="7119249" calcext:value-type="float">
            <text:p>7119249</text:p>
          </table:table-cell>
          <table:table-cell table:formula="of:=[.A447]/1000/(60*60*24)" office:value-type="time" office:time-value="PT01H58M39.249S" calcext:value-type="time">
            <text:p>01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06.74" calcext:value-type="float">
            <text:p>506.74</text:p>
          </table:table-cell>
          <table:table-cell office:value-type="float" office:value="656.51" calcext:value-type="float">
            <text:p>656.51</text:p>
          </table:table-cell>
        </table:table-row>
        <table:table-row table:style-name="ro1">
          <table:table-cell office:value-type="float" office:value="7135249" calcext:value-type="float">
            <text:p>7135249</text:p>
          </table:table-cell>
          <table:table-cell table:formula="of:=[.A448]/1000/(60*60*24)" office:value-type="time" office:time-value="PT01H58M55.249S" calcext:value-type="time">
            <text:p>01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07.84" calcext:value-type="float">
            <text:p>507.84</text:p>
          </table:table-cell>
          <table:table-cell office:value-type="float" office:value="657.88" calcext:value-type="float">
            <text:p>657.88</text:p>
          </table:table-cell>
        </table:table-row>
        <table:table-row table:style-name="ro1">
          <table:table-cell office:value-type="float" office:value="7151249" calcext:value-type="float">
            <text:p>7151249</text:p>
          </table:table-cell>
          <table:table-cell table:formula="of:=[.A449]/1000/(60*60*24)" office:value-type="time" office:time-value="PT01H59M11.249S" calcext:value-type="time">
            <text:p>01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08.93" calcext:value-type="float">
            <text:p>508.93</text:p>
          </table:table-cell>
          <table:table-cell office:value-type="float" office:value="659.25" calcext:value-type="float">
            <text:p>659.25</text:p>
          </table:table-cell>
        </table:table-row>
        <table:table-row table:style-name="ro1">
          <table:table-cell office:value-type="float" office:value="7167249" calcext:value-type="float">
            <text:p>7167249</text:p>
          </table:table-cell>
          <table:table-cell table:formula="of:=[.A450]/1000/(60*60*24)" office:value-type="time" office:time-value="PT01H59M27.249S" calcext:value-type="time">
            <text:p>01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10.03" calcext:value-type="float">
            <text:p>510.03</text:p>
          </table:table-cell>
          <table:table-cell office:value-type="float" office:value="660.62" calcext:value-type="float">
            <text:p>660.62</text:p>
          </table:table-cell>
        </table:table-row>
        <table:table-row table:style-name="ro1">
          <table:table-cell office:value-type="float" office:value="7183249" calcext:value-type="float">
            <text:p>7183249</text:p>
          </table:table-cell>
          <table:table-cell table:formula="of:=[.A451]/1000/(60*60*24)" office:value-type="time" office:time-value="PT01H59M43.249S" calcext:value-type="time">
            <text:p>01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11.13" calcext:value-type="float">
            <text:p>511.13</text:p>
          </table:table-cell>
          <table:table-cell office:value-type="float" office:value="661.99" calcext:value-type="float">
            <text:p>661.99</text:p>
          </table:table-cell>
        </table:table-row>
        <table:table-row table:style-name="ro1">
          <table:table-cell office:value-type="float" office:value="7199249" calcext:value-type="float">
            <text:p>7199249</text:p>
          </table:table-cell>
          <table:table-cell table:formula="of:=[.A452]/1000/(60*60*24)" office:value-type="time" office:time-value="PT01H59M59.249S" calcext:value-type="time">
            <text:p>01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12.23" calcext:value-type="float">
            <text:p>512.23</text:p>
          </table:table-cell>
          <table:table-cell office:value-type="float" office:value="663.36" calcext:value-type="float">
            <text:p>663.36</text:p>
          </table:table-cell>
        </table:table-row>
        <table:table-row table:style-name="ro1">
          <table:table-cell office:value-type="float" office:value="7215249" calcext:value-type="float">
            <text:p>7215249</text:p>
          </table:table-cell>
          <table:table-cell table:formula="of:=[.A453]/1000/(60*60*24)" office:value-type="time" office:time-value="PT02H00M15.249S" calcext:value-type="time">
            <text:p>02:00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13.33" calcext:value-type="float">
            <text:p>513.33</text:p>
          </table:table-cell>
          <table:table-cell office:value-type="float" office:value="664.73" calcext:value-type="float">
            <text:p>664.73</text:p>
          </table:table-cell>
        </table:table-row>
        <table:table-row table:style-name="ro1">
          <table:table-cell office:value-type="float" office:value="7231249" calcext:value-type="float">
            <text:p>7231249</text:p>
          </table:table-cell>
          <table:table-cell table:formula="of:=[.A454]/1000/(60*60*24)" office:value-type="time" office:time-value="PT02H00M31.249S" calcext:value-type="time">
            <text:p>02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514.43" calcext:value-type="float">
            <text:p>514.43</text:p>
          </table:table-cell>
          <table:table-cell office:value-type="float" office:value="666.11" calcext:value-type="float">
            <text:p>666.11</text:p>
          </table:table-cell>
        </table:table-row>
        <table:table-row table:style-name="ro1">
          <table:table-cell office:value-type="float" office:value="7247249" calcext:value-type="float">
            <text:p>7247249</text:p>
          </table:table-cell>
          <table:table-cell table:formula="of:=[.A455]/1000/(60*60*24)" office:value-type="time" office:time-value="PT02H00M47.249S" calcext:value-type="time">
            <text:p>02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515.53" calcext:value-type="float">
            <text:p>515.53</text:p>
          </table:table-cell>
          <table:table-cell office:value-type="float" office:value="667.48" calcext:value-type="float">
            <text:p>667.48</text:p>
          </table:table-cell>
        </table:table-row>
        <table:table-row table:style-name="ro1">
          <table:table-cell office:value-type="float" office:value="7263249" calcext:value-type="float">
            <text:p>7263249</text:p>
          </table:table-cell>
          <table:table-cell table:formula="of:=[.A456]/1000/(60*60*24)" office:value-type="time" office:time-value="PT02H01M03.249S" calcext:value-type="time">
            <text:p>02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516.62" calcext:value-type="float">
            <text:p>516.62</text:p>
          </table:table-cell>
          <table:table-cell office:value-type="float" office:value="668.85" calcext:value-type="float">
            <text:p>668.85</text:p>
          </table:table-cell>
        </table:table-row>
        <table:table-row table:style-name="ro1">
          <table:table-cell office:value-type="float" office:value="7279249" calcext:value-type="float">
            <text:p>7279249</text:p>
          </table:table-cell>
          <table:table-cell table:formula="of:=[.A457]/1000/(60*60*24)" office:value-type="time" office:time-value="PT02H01M19.249S" calcext:value-type="time">
            <text:p>02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517.72" calcext:value-type="float">
            <text:p>517.72</text:p>
          </table:table-cell>
          <table:table-cell office:value-type="float" office:value="670.22" calcext:value-type="float">
            <text:p>670.22</text:p>
          </table:table-cell>
        </table:table-row>
        <table:table-row table:style-name="ro1">
          <table:table-cell office:value-type="float" office:value="7295249" calcext:value-type="float">
            <text:p>7295249</text:p>
          </table:table-cell>
          <table:table-cell table:formula="of:=[.A458]/1000/(60*60*24)" office:value-type="time" office:time-value="PT02H01M35.249S" calcext:value-type="time">
            <text:p>02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18.82" calcext:value-type="float">
            <text:p>518.82</text:p>
          </table:table-cell>
          <table:table-cell office:value-type="float" office:value="671.59" calcext:value-type="float">
            <text:p>671.59</text:p>
          </table:table-cell>
        </table:table-row>
        <table:table-row table:style-name="ro1">
          <table:table-cell office:value-type="float" office:value="7311249" calcext:value-type="float">
            <text:p>7311249</text:p>
          </table:table-cell>
          <table:table-cell table:formula="of:=[.A459]/1000/(60*60*24)" office:value-type="time" office:time-value="PT02H01M51.249S" calcext:value-type="time">
            <text:p>02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19.92" calcext:value-type="float">
            <text:p>519.92</text:p>
          </table:table-cell>
          <table:table-cell office:value-type="float" office:value="672.96" calcext:value-type="float">
            <text:p>672.96</text:p>
          </table:table-cell>
        </table:table-row>
        <table:table-row table:style-name="ro1">
          <table:table-cell office:value-type="float" office:value="7327249" calcext:value-type="float">
            <text:p>7327249</text:p>
          </table:table-cell>
          <table:table-cell table:formula="of:=[.A460]/1000/(60*60*24)" office:value-type="time" office:time-value="PT02H02M07.249S" calcext:value-type="time">
            <text:p>02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521.02" calcext:value-type="float">
            <text:p>521.02</text:p>
          </table:table-cell>
          <table:table-cell office:value-type="float" office:value="674.33" calcext:value-type="float">
            <text:p>674.33</text:p>
          </table:table-cell>
        </table:table-row>
        <table:table-row table:style-name="ro1">
          <table:table-cell office:value-type="float" office:value="7343248" calcext:value-type="float">
            <text:p>7343248</text:p>
          </table:table-cell>
          <table:table-cell table:formula="of:=[.A461]/1000/(60*60*24)" office:value-type="time" office:time-value="PT02H02M23.248S" calcext:value-type="time">
            <text:p>02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22.12" calcext:value-type="float">
            <text:p>522.12</text:p>
          </table:table-cell>
          <table:table-cell office:value-type="float" office:value="675.7" calcext:value-type="float">
            <text:p>675.7</text:p>
          </table:table-cell>
        </table:table-row>
        <table:table-row table:style-name="ro1">
          <table:table-cell office:value-type="float" office:value="7359249" calcext:value-type="float">
            <text:p>7359249</text:p>
          </table:table-cell>
          <table:table-cell table:formula="of:=[.A462]/1000/(60*60*24)" office:value-type="time" office:time-value="PT02H02M39.249S" calcext:value-type="time">
            <text:p>02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1" calcext:value-type="float">
            <text:p>247.1</text:p>
          </table:table-cell>
          <table:table-cell office:value-type="float" office:value="308.56" calcext:value-type="float">
            <text:p>308.56</text:p>
          </table:table-cell>
          <table:table-cell office:value-type="float" office:value="523.21" calcext:value-type="float">
            <text:p>523.21</text:p>
          </table:table-cell>
          <table:table-cell office:value-type="float" office:value="677.06" calcext:value-type="float">
            <text:p>677.06</text:p>
          </table:table-cell>
        </table:table-row>
        <table:table-row table:style-name="ro1">
          <table:table-cell office:value-type="float" office:value="7375249" calcext:value-type="float">
            <text:p>7375249</text:p>
          </table:table-cell>
          <table:table-cell table:formula="of:=[.A463]/1000/(60*60*24)" office:value-type="time" office:time-value="PT02H02M55.249S" calcext:value-type="time">
            <text:p>02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24.31" calcext:value-type="float">
            <text:p>524.31</text:p>
          </table:table-cell>
          <table:table-cell office:value-type="float" office:value="678.44" calcext:value-type="float">
            <text:p>678.44</text:p>
          </table:table-cell>
        </table:table-row>
        <table:table-row table:style-name="ro1">
          <table:table-cell office:value-type="float" office:value="7391249" calcext:value-type="float">
            <text:p>7391249</text:p>
          </table:table-cell>
          <table:table-cell table:formula="of:=[.A464]/1000/(60*60*24)" office:value-type="time" office:time-value="PT02H03M11.249S" calcext:value-type="time">
            <text:p>02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525.41" calcext:value-type="float">
            <text:p>525.41</text:p>
          </table:table-cell>
          <table:table-cell office:value-type="float" office:value="679.8" calcext:value-type="float">
            <text:p>679.8</text:p>
          </table:table-cell>
        </table:table-row>
        <table:table-row table:style-name="ro1">
          <table:table-cell office:value-type="float" office:value="7407249" calcext:value-type="float">
            <text:p>7407249</text:p>
          </table:table-cell>
          <table:table-cell table:formula="of:=[.A465]/1000/(60*60*24)" office:value-type="time" office:time-value="PT02H03M27.249S" calcext:value-type="time">
            <text:p>02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526.51" calcext:value-type="float">
            <text:p>526.51</text:p>
          </table:table-cell>
          <table:table-cell office:value-type="float" office:value="681.17" calcext:value-type="float">
            <text:p>681.17</text:p>
          </table:table-cell>
        </table:table-row>
        <table:table-row table:style-name="ro1">
          <table:table-cell office:value-type="float" office:value="7423249" calcext:value-type="float">
            <text:p>7423249</text:p>
          </table:table-cell>
          <table:table-cell table:formula="of:=[.A466]/1000/(60*60*24)" office:value-type="time" office:time-value="PT02H03M43.249S" calcext:value-type="time">
            <text:p>02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27.6" calcext:value-type="float">
            <text:p>527.6</text:p>
          </table:table-cell>
          <table:table-cell office:value-type="float" office:value="682.54" calcext:value-type="float">
            <text:p>682.54</text:p>
          </table:table-cell>
        </table:table-row>
        <table:table-row table:style-name="ro1">
          <table:table-cell office:value-type="float" office:value="7439249" calcext:value-type="float">
            <text:p>7439249</text:p>
          </table:table-cell>
          <table:table-cell table:formula="of:=[.A467]/1000/(60*60*24)" office:value-type="time" office:time-value="PT02H03M59.249S" calcext:value-type="time">
            <text:p>02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28.7" calcext:value-type="float">
            <text:p>528.7</text:p>
          </table:table-cell>
          <table:table-cell office:value-type="float" office:value="683.91" calcext:value-type="float">
            <text:p>683.91</text:p>
          </table:table-cell>
        </table:table-row>
        <table:table-row table:style-name="ro1">
          <table:table-cell office:value-type="float" office:value="7455249" calcext:value-type="float">
            <text:p>7455249</text:p>
          </table:table-cell>
          <table:table-cell table:formula="of:=[.A468]/1000/(60*60*24)" office:value-type="time" office:time-value="PT02H04M15.249S" calcext:value-type="time">
            <text:p>02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529.8" calcext:value-type="float">
            <text:p>529.8</text:p>
          </table:table-cell>
          <table:table-cell office:value-type="float" office:value="685.28" calcext:value-type="float">
            <text:p>685.28</text:p>
          </table:table-cell>
        </table:table-row>
        <table:table-row table:style-name="ro1">
          <table:table-cell office:value-type="float" office:value="7471249" calcext:value-type="float">
            <text:p>7471249</text:p>
          </table:table-cell>
          <table:table-cell table:formula="of:=[.A469]/1000/(60*60*24)" office:value-type="time" office:time-value="PT02H04M31.249S" calcext:value-type="time">
            <text:p>02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30.9" calcext:value-type="float">
            <text:p>530.9</text:p>
          </table:table-cell>
          <table:table-cell office:value-type="float" office:value="686.64" calcext:value-type="float">
            <text:p>686.64</text:p>
          </table:table-cell>
        </table:table-row>
        <table:table-row table:style-name="ro1">
          <table:table-cell office:value-type="float" office:value="7487249" calcext:value-type="float">
            <text:p>7487249</text:p>
          </table:table-cell>
          <table:table-cell table:formula="of:=[.A470]/1000/(60*60*24)" office:value-type="time" office:time-value="PT02H04M47.249S" calcext:value-type="time">
            <text:p>02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31.99" calcext:value-type="float">
            <text:p>531.99</text:p>
          </table:table-cell>
          <table:table-cell office:value-type="float" office:value="688.01" calcext:value-type="float">
            <text:p>688.01</text:p>
          </table:table-cell>
        </table:table-row>
        <table:table-row table:style-name="ro1">
          <table:table-cell office:value-type="float" office:value="7503249" calcext:value-type="float">
            <text:p>7503249</text:p>
          </table:table-cell>
          <table:table-cell table:formula="of:=[.A471]/1000/(60*60*24)" office:value-type="time" office:time-value="PT02H05M03.249S" calcext:value-type="time">
            <text:p>02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33.09" calcext:value-type="float">
            <text:p>533.09</text:p>
          </table:table-cell>
          <table:table-cell office:value-type="float" office:value="689.38" calcext:value-type="float">
            <text:p>689.38</text:p>
          </table:table-cell>
        </table:table-row>
        <table:table-row table:style-name="ro1">
          <table:table-cell office:value-type="float" office:value="7519249" calcext:value-type="float">
            <text:p>7519249</text:p>
          </table:table-cell>
          <table:table-cell table:formula="of:=[.A472]/1000/(60*60*24)" office:value-type="time" office:time-value="PT02H05M19.249S" calcext:value-type="time">
            <text:p>02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34.19" calcext:value-type="float">
            <text:p>534.19</text:p>
          </table:table-cell>
          <table:table-cell office:value-type="float" office:value="690.75" calcext:value-type="float">
            <text:p>690.75</text:p>
          </table:table-cell>
        </table:table-row>
        <table:table-row table:style-name="ro1">
          <table:table-cell office:value-type="float" office:value="7535249" calcext:value-type="float">
            <text:p>7535249</text:p>
          </table:table-cell>
          <table:table-cell table:formula="of:=[.A473]/1000/(60*60*24)" office:value-type="time" office:time-value="PT02H05M35.249S" calcext:value-type="time">
            <text:p>02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35.29" calcext:value-type="float">
            <text:p>535.29</text:p>
          </table:table-cell>
          <table:table-cell office:value-type="float" office:value="692.11" calcext:value-type="float">
            <text:p>692.11</text:p>
          </table:table-cell>
        </table:table-row>
        <table:table-row table:style-name="ro1">
          <table:table-cell office:value-type="float" office:value="7551249" calcext:value-type="float">
            <text:p>7551249</text:p>
          </table:table-cell>
          <table:table-cell table:formula="of:=[.A474]/1000/(60*60*24)" office:value-type="time" office:time-value="PT02H05M51.249S" calcext:value-type="time">
            <text:p>02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536.39" calcext:value-type="float">
            <text:p>536.39</text:p>
          </table:table-cell>
          <table:table-cell office:value-type="float" office:value="693.48" calcext:value-type="float">
            <text:p>693.48</text:p>
          </table:table-cell>
        </table:table-row>
        <table:table-row table:style-name="ro1">
          <table:table-cell office:value-type="float" office:value="7567249" calcext:value-type="float">
            <text:p>7567249</text:p>
          </table:table-cell>
          <table:table-cell table:formula="of:=[.A475]/1000/(60*60*24)" office:value-type="time" office:time-value="PT02H06M07.249S" calcext:value-type="time">
            <text:p>02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37.48" calcext:value-type="float">
            <text:p>537.48</text:p>
          </table:table-cell>
          <table:table-cell office:value-type="float" office:value="694.85" calcext:value-type="float">
            <text:p>694.85</text:p>
          </table:table-cell>
        </table:table-row>
        <table:table-row table:style-name="ro1">
          <table:table-cell office:value-type="float" office:value="7583249" calcext:value-type="float">
            <text:p>7583249</text:p>
          </table:table-cell>
          <table:table-cell table:formula="of:=[.A476]/1000/(60*60*24)" office:value-type="time" office:time-value="PT02H06M23.249S" calcext:value-type="time">
            <text:p>02:0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6.9" calcext:value-type="float">
            <text:p>246.9</text:p>
          </table:table-cell>
          <table:table-cell office:value-type="float" office:value="308.3" calcext:value-type="float">
            <text:p>308.3</text:p>
          </table:table-cell>
          <table:table-cell office:value-type="float" office:value="538.58" calcext:value-type="float">
            <text:p>538.58</text:p>
          </table:table-cell>
          <table:table-cell office:value-type="float" office:value="696.21" calcext:value-type="float">
            <text:p>696.21</text:p>
          </table:table-cell>
        </table:table-row>
        <table:table-row table:style-name="ro1">
          <table:table-cell office:value-type="float" office:value="7599249" calcext:value-type="float">
            <text:p>7599249</text:p>
          </table:table-cell>
          <table:table-cell table:formula="of:=[.A477]/1000/(60*60*24)" office:value-type="time" office:time-value="PT02H06M39.249S" calcext:value-type="time">
            <text:p>02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39.68" calcext:value-type="float">
            <text:p>539.68</text:p>
          </table:table-cell>
          <table:table-cell office:value-type="float" office:value="697.58" calcext:value-type="float">
            <text:p>697.58</text:p>
          </table:table-cell>
        </table:table-row>
        <table:table-row table:style-name="ro1">
          <table:table-cell office:value-type="float" office:value="7615249" calcext:value-type="float">
            <text:p>7615249</text:p>
          </table:table-cell>
          <table:table-cell table:formula="of:=[.A478]/1000/(60*60*24)" office:value-type="time" office:time-value="PT02H06M55.249S" calcext:value-type="time">
            <text:p>02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40.78" calcext:value-type="float">
            <text:p>540.78</text:p>
          </table:table-cell>
          <table:table-cell office:value-type="float" office:value="698.95" calcext:value-type="float">
            <text:p>698.95</text:p>
          </table:table-cell>
        </table:table-row>
        <table:table-row table:style-name="ro1">
          <table:table-cell office:value-type="float" office:value="7631249" calcext:value-type="float">
            <text:p>7631249</text:p>
          </table:table-cell>
          <table:table-cell table:formula="of:=[.A479]/1000/(60*60*24)" office:value-type="time" office:time-value="PT02H07M11.249S" calcext:value-type="time">
            <text:p>02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41.87" calcext:value-type="float">
            <text:p>541.87</text:p>
          </table:table-cell>
          <table:table-cell office:value-type="float" office:value="700.31" calcext:value-type="float">
            <text:p>700.31</text:p>
          </table:table-cell>
        </table:table-row>
        <table:table-row table:style-name="ro1">
          <table:table-cell office:value-type="float" office:value="7647249" calcext:value-type="float">
            <text:p>7647249</text:p>
          </table:table-cell>
          <table:table-cell table:formula="of:=[.A480]/1000/(60*60*24)" office:value-type="time" office:time-value="PT02H07M27.249S" calcext:value-type="time">
            <text:p>02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42.97" calcext:value-type="float">
            <text:p>542.97</text:p>
          </table:table-cell>
          <table:table-cell office:value-type="float" office:value="701.68" calcext:value-type="float">
            <text:p>701.68</text:p>
          </table:table-cell>
        </table:table-row>
        <table:table-row table:style-name="ro1">
          <table:table-cell office:value-type="float" office:value="7663249" calcext:value-type="float">
            <text:p>7663249</text:p>
          </table:table-cell>
          <table:table-cell table:formula="of:=[.A481]/1000/(60*60*24)" office:value-type="time" office:time-value="PT02H07M43.249S" calcext:value-type="time">
            <text:p>02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544.07" calcext:value-type="float">
            <text:p>544.07</text:p>
          </table:table-cell>
          <table:table-cell office:value-type="float" office:value="703.05" calcext:value-type="float">
            <text:p>703.05</text:p>
          </table:table-cell>
        </table:table-row>
        <table:table-row table:style-name="ro1">
          <table:table-cell office:value-type="float" office:value="7679249" calcext:value-type="float">
            <text:p>7679249</text:p>
          </table:table-cell>
          <table:table-cell table:formula="of:=[.A482]/1000/(60*60*24)" office:value-type="time" office:time-value="PT02H07M59.249S" calcext:value-type="time">
            <text:p>02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45.17" calcext:value-type="float">
            <text:p>545.17</text:p>
          </table:table-cell>
          <table:table-cell office:value-type="float" office:value="704.41" calcext:value-type="float">
            <text:p>704.41</text:p>
          </table:table-cell>
        </table:table-row>
        <table:table-row table:style-name="ro1">
          <table:table-cell office:value-type="float" office:value="7695249" calcext:value-type="float">
            <text:p>7695249</text:p>
          </table:table-cell>
          <table:table-cell table:formula="of:=[.A483]/1000/(60*60*24)" office:value-type="time" office:time-value="PT02H08M15.249S" calcext:value-type="time">
            <text:p>02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46.26" calcext:value-type="float">
            <text:p>546.26</text:p>
          </table:table-cell>
          <table:table-cell office:value-type="float" office:value="705.78" calcext:value-type="float">
            <text:p>705.78</text:p>
          </table:table-cell>
        </table:table-row>
        <table:table-row table:style-name="ro1">
          <table:table-cell office:value-type="float" office:value="7711249" calcext:value-type="float">
            <text:p>7711249</text:p>
          </table:table-cell>
          <table:table-cell table:formula="of:=[.A484]/1000/(60*60*24)" office:value-type="time" office:time-value="PT02H08M31.249S" calcext:value-type="time">
            <text:p>02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47.36" calcext:value-type="float">
            <text:p>547.36</text:p>
          </table:table-cell>
          <table:table-cell office:value-type="float" office:value="707.15" calcext:value-type="float">
            <text:p>707.15</text:p>
          </table:table-cell>
        </table:table-row>
        <table:table-row table:style-name="ro1">
          <table:table-cell office:value-type="float" office:value="7727249" calcext:value-type="float">
            <text:p>7727249</text:p>
          </table:table-cell>
          <table:table-cell table:formula="of:=[.A485]/1000/(60*60*24)" office:value-type="time" office:time-value="PT02H08M47.249S" calcext:value-type="time">
            <text:p>02:0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548.46" calcext:value-type="float">
            <text:p>548.46</text:p>
          </table:table-cell>
          <table:table-cell office:value-type="float" office:value="708.51" calcext:value-type="float">
            <text:p>708.51</text:p>
          </table:table-cell>
        </table:table-row>
        <table:table-row table:style-name="ro1">
          <table:table-cell office:value-type="float" office:value="7743249" calcext:value-type="float">
            <text:p>7743249</text:p>
          </table:table-cell>
          <table:table-cell table:formula="of:=[.A486]/1000/(60*60*24)" office:value-type="time" office:time-value="PT02H09M03.249S" calcext:value-type="time">
            <text:p>02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49.55" calcext:value-type="float">
            <text:p>549.55</text:p>
          </table:table-cell>
          <table:table-cell office:value-type="float" office:value="709.88" calcext:value-type="float">
            <text:p>709.88</text:p>
          </table:table-cell>
        </table:table-row>
        <table:table-row table:style-name="ro1">
          <table:table-cell office:value-type="float" office:value="7759248" calcext:value-type="float">
            <text:p>7759248</text:p>
          </table:table-cell>
          <table:table-cell table:formula="of:=[.A487]/1000/(60*60*24)" office:value-type="time" office:time-value="PT02H09M19.248S" calcext:value-type="time">
            <text:p>02:0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6.8" calcext:value-type="float">
            <text:p>246.8</text:p>
          </table:table-cell>
          <table:table-cell office:value-type="float" office:value="308.17" calcext:value-type="float">
            <text:p>308.17</text:p>
          </table:table-cell>
          <table:table-cell office:value-type="float" office:value="550.65" calcext:value-type="float">
            <text:p>550.65</text:p>
          </table:table-cell>
          <table:table-cell office:value-type="float" office:value="711.24" calcext:value-type="float">
            <text:p>711.24</text:p>
          </table:table-cell>
        </table:table-row>
        <table:table-row table:style-name="ro1">
          <table:table-cell office:value-type="float" office:value="7775249" calcext:value-type="float">
            <text:p>7775249</text:p>
          </table:table-cell>
          <table:table-cell table:formula="of:=[.A488]/1000/(60*60*24)" office:value-type="time" office:time-value="PT02H09M35.249S" calcext:value-type="time">
            <text:p>02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51.75" calcext:value-type="float">
            <text:p>551.75</text:p>
          </table:table-cell>
          <table:table-cell office:value-type="float" office:value="712.61" calcext:value-type="float">
            <text:p>712.61</text:p>
          </table:table-cell>
        </table:table-row>
        <table:table-row table:style-name="ro1">
          <table:table-cell office:value-type="float" office:value="7791249" calcext:value-type="float">
            <text:p>7791249</text:p>
          </table:table-cell>
          <table:table-cell table:formula="of:=[.A489]/1000/(60*60*24)" office:value-type="time" office:time-value="PT02H09M51.249S" calcext:value-type="time">
            <text:p>02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8" calcext:value-type="float">
            <text:p>307.18</text:p>
          </table:table-cell>
          <table:table-cell office:value-type="float" office:value="552.84" calcext:value-type="float">
            <text:p>552.84</text:p>
          </table:table-cell>
          <table:table-cell office:value-type="float" office:value="713.97" calcext:value-type="float">
            <text:p>713.97</text:p>
          </table:table-cell>
        </table:table-row>
        <table:table-row table:style-name="ro1">
          <table:table-cell office:value-type="float" office:value="7807249" calcext:value-type="float">
            <text:p>7807249</text:p>
          </table:table-cell>
          <table:table-cell table:formula="of:=[.A490]/1000/(60*60*24)" office:value-type="time" office:time-value="PT02H10M07.249S" calcext:value-type="time">
            <text:p>02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53.94" calcext:value-type="float">
            <text:p>553.94</text:p>
          </table:table-cell>
          <table:table-cell office:value-type="float" office:value="715.34" calcext:value-type="float">
            <text:p>715.34</text:p>
          </table:table-cell>
        </table:table-row>
        <table:table-row table:style-name="ro1">
          <table:table-cell office:value-type="float" office:value="7823249" calcext:value-type="float">
            <text:p>7823249</text:p>
          </table:table-cell>
          <table:table-cell table:formula="of:=[.A491]/1000/(60*60*24)" office:value-type="time" office:time-value="PT02H10M23.249S" calcext:value-type="time">
            <text:p>02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55.04" calcext:value-type="float">
            <text:p>555.04</text:p>
          </table:table-cell>
          <table:table-cell office:value-type="float" office:value="716.7" calcext:value-type="float">
            <text:p>716.7</text:p>
          </table:table-cell>
        </table:table-row>
        <table:table-row table:style-name="ro1">
          <table:table-cell office:value-type="float" office:value="7839249" calcext:value-type="float">
            <text:p>7839249</text:p>
          </table:table-cell>
          <table:table-cell table:formula="of:=[.A492]/1000/(60*60*24)" office:value-type="time" office:time-value="PT02H10M39.249S" calcext:value-type="time">
            <text:p>02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556.13" calcext:value-type="float">
            <text:p>556.13</text:p>
          </table:table-cell>
          <table:table-cell office:value-type="float" office:value="718.07" calcext:value-type="float">
            <text:p>718.07</text:p>
          </table:table-cell>
        </table:table-row>
        <table:table-row table:style-name="ro1">
          <table:table-cell office:value-type="float" office:value="7855249" calcext:value-type="float">
            <text:p>7855249</text:p>
          </table:table-cell>
          <table:table-cell table:formula="of:=[.A493]/1000/(60*60*24)" office:value-type="time" office:time-value="PT02H10M55.249S" calcext:value-type="time">
            <text:p>02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57.23" calcext:value-type="float">
            <text:p>557.23</text:p>
          </table:table-cell>
          <table:table-cell office:value-type="float" office:value="719.43" calcext:value-type="float">
            <text:p>719.43</text:p>
          </table:table-cell>
        </table:table-row>
        <table:table-row table:style-name="ro1">
          <table:table-cell office:value-type="float" office:value="7871249" calcext:value-type="float">
            <text:p>7871249</text:p>
          </table:table-cell>
          <table:table-cell table:formula="of:=[.A494]/1000/(60*60*24)" office:value-type="time" office:time-value="PT02H11M11.249S" calcext:value-type="time">
            <text:p>02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58.33" calcext:value-type="float">
            <text:p>558.33</text:p>
          </table:table-cell>
          <table:table-cell office:value-type="float" office:value="720.8" calcext:value-type="float">
            <text:p>720.8</text:p>
          </table:table-cell>
        </table:table-row>
        <table:table-row table:style-name="ro1">
          <table:table-cell office:value-type="float" office:value="7887249" calcext:value-type="float">
            <text:p>7887249</text:p>
          </table:table-cell>
          <table:table-cell table:formula="of:=[.A495]/1000/(60*60*24)" office:value-type="time" office:time-value="PT02H11M27.249S" calcext:value-type="time">
            <text:p>02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59.42" calcext:value-type="float">
            <text:p>559.42</text:p>
          </table:table-cell>
          <table:table-cell office:value-type="float" office:value="722.16" calcext:value-type="float">
            <text:p>722.16</text:p>
          </table:table-cell>
        </table:table-row>
        <table:table-row table:style-name="ro1">
          <table:table-cell office:value-type="float" office:value="7903249" calcext:value-type="float">
            <text:p>7903249</text:p>
          </table:table-cell>
          <table:table-cell table:formula="of:=[.A496]/1000/(60*60*24)" office:value-type="time" office:time-value="PT02H11M43.249S" calcext:value-type="time">
            <text:p>02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0.52" calcext:value-type="float">
            <text:p>560.52</text:p>
          </table:table-cell>
          <table:table-cell office:value-type="float" office:value="723.53" calcext:value-type="float">
            <text:p>723.53</text:p>
          </table:table-cell>
        </table:table-row>
        <table:table-row table:style-name="ro1">
          <table:table-cell office:value-type="float" office:value="7919249" calcext:value-type="float">
            <text:p>7919249</text:p>
          </table:table-cell>
          <table:table-cell table:formula="of:=[.A497]/1000/(60*60*24)" office:value-type="time" office:time-value="PT02H11M59.249S" calcext:value-type="time">
            <text:p>02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1.62" calcext:value-type="float">
            <text:p>561.62</text:p>
          </table:table-cell>
          <table:table-cell office:value-type="float" office:value="724.89" calcext:value-type="float">
            <text:p>724.89</text:p>
          </table:table-cell>
        </table:table-row>
        <table:table-row table:style-name="ro1">
          <table:table-cell office:value-type="float" office:value="7935249" calcext:value-type="float">
            <text:p>7935249</text:p>
          </table:table-cell>
          <table:table-cell table:formula="of:=[.A498]/1000/(60*60*24)" office:value-type="time" office:time-value="PT02H12M15.249S" calcext:value-type="time">
            <text:p>02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2.71" calcext:value-type="float">
            <text:p>562.71</text:p>
          </table:table-cell>
          <table:table-cell office:value-type="float" office:value="726.26" calcext:value-type="float">
            <text:p>726.26</text:p>
          </table:table-cell>
        </table:table-row>
        <table:table-row table:style-name="ro1">
          <table:table-cell office:value-type="float" office:value="7951249" calcext:value-type="float">
            <text:p>7951249</text:p>
          </table:table-cell>
          <table:table-cell table:formula="of:=[.A499]/1000/(60*60*24)" office:value-type="time" office:time-value="PT02H12M31.249S" calcext:value-type="time">
            <text:p>02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3.81" calcext:value-type="float">
            <text:p>563.81</text:p>
          </table:table-cell>
          <table:table-cell office:value-type="float" office:value="727.62" calcext:value-type="float">
            <text:p>727.62</text:p>
          </table:table-cell>
        </table:table-row>
        <table:table-row table:style-name="ro1">
          <table:table-cell office:value-type="float" office:value="7967249" calcext:value-type="float">
            <text:p>7967249</text:p>
          </table:table-cell>
          <table:table-cell table:formula="of:=[.A500]/1000/(60*60*24)" office:value-type="time" office:time-value="PT02H12M47.249S" calcext:value-type="time">
            <text:p>02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4" calcext:value-type="float">
            <text:p>306.94</text:p>
          </table:table-cell>
          <table:table-cell office:value-type="float" office:value="564.91" calcext:value-type="float">
            <text:p>564.91</text:p>
          </table:table-cell>
          <table:table-cell office:value-type="float" office:value="728.98" calcext:value-type="float">
            <text:p>728.98</text:p>
          </table:table-cell>
        </table:table-row>
        <table:table-row table:style-name="ro1">
          <table:table-cell office:value-type="float" office:value="7983248" calcext:value-type="float">
            <text:p>7983248</text:p>
          </table:table-cell>
          <table:table-cell table:formula="of:=[.A501]/1000/(60*60*24)" office:value-type="time" office:time-value="PT02H13M03.248S" calcext:value-type="time">
            <text:p>02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6" calcext:value-type="float">
            <text:p>566</text:p>
          </table:table-cell>
          <table:table-cell office:value-type="float" office:value="730.35" calcext:value-type="float">
            <text:p>730.35</text:p>
          </table:table-cell>
        </table:table-row>
        <table:table-row table:style-name="ro1">
          <table:table-cell office:value-type="float" office:value="7999249" calcext:value-type="float">
            <text:p>7999249</text:p>
          </table:table-cell>
          <table:table-cell table:formula="of:=[.A502]/1000/(60*60*24)" office:value-type="time" office:time-value="PT02H13M19.249S" calcext:value-type="time">
            <text:p>02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7.1" calcext:value-type="float">
            <text:p>567.1</text:p>
          </table:table-cell>
          <table:table-cell office:value-type="float" office:value="731.71" calcext:value-type="float">
            <text:p>731.71</text:p>
          </table:table-cell>
        </table:table-row>
        <table:table-row table:style-name="ro1">
          <table:table-cell office:value-type="float" office:value="8015249" calcext:value-type="float">
            <text:p>8015249</text:p>
          </table:table-cell>
          <table:table-cell table:formula="of:=[.A503]/1000/(60*60*24)" office:value-type="time" office:time-value="PT02H13M35.249S" calcext:value-type="time">
            <text:p>02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8.19" calcext:value-type="float">
            <text:p>568.19</text:p>
          </table:table-cell>
          <table:table-cell office:value-type="float" office:value="733.08" calcext:value-type="float">
            <text:p>733.08</text:p>
          </table:table-cell>
        </table:table-row>
        <table:table-row table:style-name="ro1">
          <table:table-cell office:value-type="float" office:value="8031249" calcext:value-type="float">
            <text:p>8031249</text:p>
          </table:table-cell>
          <table:table-cell table:formula="of:=[.A504]/1000/(60*60*24)" office:value-type="time" office:time-value="PT02H13M51.249S" calcext:value-type="time">
            <text:p>02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569.29" calcext:value-type="float">
            <text:p>569.29</text:p>
          </table:table-cell>
          <table:table-cell office:value-type="float" office:value="734.44" calcext:value-type="float">
            <text:p>734.44</text:p>
          </table:table-cell>
        </table:table-row>
        <table:table-row table:style-name="ro1">
          <table:table-cell office:value-type="float" office:value="8047249" calcext:value-type="float">
            <text:p>8047249</text:p>
          </table:table-cell>
          <table:table-cell table:formula="of:=[.A505]/1000/(60*60*24)" office:value-type="time" office:time-value="PT02H14M07.249S" calcext:value-type="time">
            <text:p>02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0.39" calcext:value-type="float">
            <text:p>570.39</text:p>
          </table:table-cell>
          <table:table-cell office:value-type="float" office:value="735.81" calcext:value-type="float">
            <text:p>735.81</text:p>
          </table:table-cell>
        </table:table-row>
        <table:table-row table:style-name="ro1">
          <table:table-cell office:value-type="float" office:value="8063249" calcext:value-type="float">
            <text:p>8063249</text:p>
          </table:table-cell>
          <table:table-cell table:formula="of:=[.A506]/1000/(60*60*24)" office:value-type="time" office:time-value="PT02H14M23.249S" calcext:value-type="time">
            <text:p>02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1.48" calcext:value-type="float">
            <text:p>571.48</text:p>
          </table:table-cell>
          <table:table-cell office:value-type="float" office:value="737.17" calcext:value-type="float">
            <text:p>737.17</text:p>
          </table:table-cell>
        </table:table-row>
        <table:table-row table:style-name="ro1">
          <table:table-cell office:value-type="float" office:value="8079249" calcext:value-type="float">
            <text:p>8079249</text:p>
          </table:table-cell>
          <table:table-cell table:formula="of:=[.A507]/1000/(60*60*24)" office:value-type="time" office:time-value="PT02H14M39.249S" calcext:value-type="time">
            <text:p>02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2.58" calcext:value-type="float">
            <text:p>572.58</text:p>
          </table:table-cell>
          <table:table-cell office:value-type="float" office:value="738.53" calcext:value-type="float">
            <text:p>738.53</text:p>
          </table:table-cell>
        </table:table-row>
        <table:table-row table:style-name="ro1">
          <table:table-cell office:value-type="float" office:value="8095249" calcext:value-type="float">
            <text:p>8095249</text:p>
          </table:table-cell>
          <table:table-cell table:formula="of:=[.A508]/1000/(60*60*24)" office:value-type="time" office:time-value="PT02H14M55.249S" calcext:value-type="time">
            <text:p>02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3.67" calcext:value-type="float">
            <text:p>573.67</text:p>
          </table:table-cell>
          <table:table-cell office:value-type="float" office:value="739.9" calcext:value-type="float">
            <text:p>739.9</text:p>
          </table:table-cell>
        </table:table-row>
        <table:table-row table:style-name="ro1">
          <table:table-cell office:value-type="float" office:value="8111249" calcext:value-type="float">
            <text:p>8111249</text:p>
          </table:table-cell>
          <table:table-cell table:formula="of:=[.A509]/1000/(60*60*24)" office:value-type="time" office:time-value="PT02H15M11.249S" calcext:value-type="time">
            <text:p>02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74.77" calcext:value-type="float">
            <text:p>574.77</text:p>
          </table:table-cell>
          <table:table-cell office:value-type="float" office:value="741.26" calcext:value-type="float">
            <text:p>741.26</text:p>
          </table:table-cell>
        </table:table-row>
        <table:table-row table:style-name="ro1">
          <table:table-cell office:value-type="float" office:value="8127249" calcext:value-type="float">
            <text:p>8127249</text:p>
          </table:table-cell>
          <table:table-cell table:formula="of:=[.A510]/1000/(60*60*24)" office:value-type="time" office:time-value="PT02H15M27.249S" calcext:value-type="time">
            <text:p>02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5.87" calcext:value-type="float">
            <text:p>575.87</text:p>
          </table:table-cell>
          <table:table-cell office:value-type="float" office:value="742.63" calcext:value-type="float">
            <text:p>742.63</text:p>
          </table:table-cell>
        </table:table-row>
        <table:table-row table:style-name="ro1">
          <table:table-cell office:value-type="float" office:value="8143249" calcext:value-type="float">
            <text:p>8143249</text:p>
          </table:table-cell>
          <table:table-cell table:formula="of:=[.A511]/1000/(60*60*24)" office:value-type="time" office:time-value="PT02H15M43.249S" calcext:value-type="time">
            <text:p>02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76.96" calcext:value-type="float">
            <text:p>576.96</text:p>
          </table:table-cell>
          <table:table-cell office:value-type="float" office:value="743.99" calcext:value-type="float">
            <text:p>743.99</text:p>
          </table:table-cell>
        </table:table-row>
        <table:table-row table:style-name="ro1">
          <table:table-cell office:value-type="float" office:value="8159249" calcext:value-type="float">
            <text:p>8159249</text:p>
          </table:table-cell>
          <table:table-cell table:formula="of:=[.A512]/1000/(60*60*24)" office:value-type="time" office:time-value="PT02H15M59.249S" calcext:value-type="time">
            <text:p>02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8.06" calcext:value-type="float">
            <text:p>578.06</text:p>
          </table:table-cell>
          <table:table-cell office:value-type="float" office:value="745.35" calcext:value-type="float">
            <text:p>745.35</text:p>
          </table:table-cell>
        </table:table-row>
        <table:table-row table:style-name="ro1">
          <table:table-cell office:value-type="float" office:value="8175249" calcext:value-type="float">
            <text:p>8175249</text:p>
          </table:table-cell>
          <table:table-cell table:formula="of:=[.A513]/1000/(60*60*24)" office:value-type="time" office:time-value="PT02H16M15.249S" calcext:value-type="time">
            <text:p>02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79.15" calcext:value-type="float">
            <text:p>579.15</text:p>
          </table:table-cell>
          <table:table-cell office:value-type="float" office:value="746.72" calcext:value-type="float">
            <text:p>746.72</text:p>
          </table:table-cell>
        </table:table-row>
        <table:table-row table:style-name="ro1">
          <table:table-cell office:value-type="float" office:value="8191249" calcext:value-type="float">
            <text:p>8191249</text:p>
          </table:table-cell>
          <table:table-cell table:formula="of:=[.A514]/1000/(60*60*24)" office:value-type="time" office:time-value="PT02H16M31.249S" calcext:value-type="time">
            <text:p>02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80.25" calcext:value-type="float">
            <text:p>580.25</text:p>
          </table:table-cell>
          <table:table-cell office:value-type="float" office:value="748.08" calcext:value-type="float">
            <text:p>748.08</text:p>
          </table:table-cell>
        </table:table-row>
        <table:table-row table:style-name="ro1">
          <table:table-cell office:value-type="float" office:value="8207249" calcext:value-type="float">
            <text:p>8207249</text:p>
          </table:table-cell>
          <table:table-cell table:formula="of:=[.A515]/1000/(60*60*24)" office:value-type="time" office:time-value="PT02H16M47.249S" calcext:value-type="time">
            <text:p>02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81.34" calcext:value-type="float">
            <text:p>581.34</text:p>
          </table:table-cell>
          <table:table-cell office:value-type="float" office:value="749.44" calcext:value-type="float">
            <text:p>749.44</text:p>
          </table:table-cell>
        </table:table-row>
        <table:table-row table:style-name="ro1">
          <table:table-cell office:value-type="float" office:value="8223249" calcext:value-type="float">
            <text:p>8223249</text:p>
          </table:table-cell>
          <table:table-cell table:formula="of:=[.A516]/1000/(60*60*24)" office:value-type="time" office:time-value="PT02H17M03.249S" calcext:value-type="time">
            <text:p>02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82.44" calcext:value-type="float">
            <text:p>582.44</text:p>
          </table:table-cell>
          <table:table-cell office:value-type="float" office:value="750.81" calcext:value-type="float">
            <text:p>750.81</text:p>
          </table:table-cell>
        </table:table-row>
        <table:table-row table:style-name="ro1">
          <table:table-cell office:value-type="float" office:value="8239249" calcext:value-type="float">
            <text:p>8239249</text:p>
          </table:table-cell>
          <table:table-cell table:formula="of:=[.A517]/1000/(60*60*24)" office:value-type="time" office:time-value="PT02H17M19.249S" calcext:value-type="time">
            <text:p>02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583.54" calcext:value-type="float">
            <text:p>583.54</text:p>
          </table:table-cell>
          <table:table-cell office:value-type="float" office:value="752.17" calcext:value-type="float">
            <text:p>752.17</text:p>
          </table:table-cell>
        </table:table-row>
        <table:table-row table:style-name="ro1">
          <table:table-cell office:value-type="float" office:value="8255249" calcext:value-type="float">
            <text:p>8255249</text:p>
          </table:table-cell>
          <table:table-cell table:formula="of:=[.A518]/1000/(60*60*24)" office:value-type="time" office:time-value="PT02H17M35.249S" calcext:value-type="time">
            <text:p>02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84.63" calcext:value-type="float">
            <text:p>584.63</text:p>
          </table:table-cell>
          <table:table-cell office:value-type="float" office:value="753.53" calcext:value-type="float">
            <text:p>753.53</text:p>
          </table:table-cell>
        </table:table-row>
        <table:table-row table:style-name="ro1">
          <table:table-cell office:value-type="float" office:value="8271249" calcext:value-type="float">
            <text:p>8271249</text:p>
          </table:table-cell>
          <table:table-cell table:formula="of:=[.A519]/1000/(60*60*24)" office:value-type="time" office:time-value="PT02H17M51.249S" calcext:value-type="time">
            <text:p>02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85.73" calcext:value-type="float">
            <text:p>585.73</text:p>
          </table:table-cell>
          <table:table-cell office:value-type="float" office:value="754.9" calcext:value-type="float">
            <text:p>754.9</text:p>
          </table:table-cell>
        </table:table-row>
        <table:table-row table:style-name="ro1">
          <table:table-cell office:value-type="float" office:value="8287249" calcext:value-type="float">
            <text:p>8287249</text:p>
          </table:table-cell>
          <table:table-cell table:formula="of:=[.A520]/1000/(60*60*24)" office:value-type="time" office:time-value="PT02H18M07.249S" calcext:value-type="time">
            <text:p>02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86.82" calcext:value-type="float">
            <text:p>586.82</text:p>
          </table:table-cell>
          <table:table-cell office:value-type="float" office:value="756.26" calcext:value-type="float">
            <text:p>756.26</text:p>
          </table:table-cell>
        </table:table-row>
        <table:table-row table:style-name="ro1">
          <table:table-cell office:value-type="float" office:value="8303249" calcext:value-type="float">
            <text:p>8303249</text:p>
          </table:table-cell>
          <table:table-cell table:formula="of:=[.A521]/1000/(60*60*24)" office:value-type="time" office:time-value="PT02H18M23.249S" calcext:value-type="time">
            <text:p>02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587.92" calcext:value-type="float">
            <text:p>587.92</text:p>
          </table:table-cell>
          <table:table-cell office:value-type="float" office:value="757.62" calcext:value-type="float">
            <text:p>757.62</text:p>
          </table:table-cell>
        </table:table-row>
        <table:table-row table:style-name="ro1">
          <table:table-cell office:value-type="float" office:value="8319249" calcext:value-type="float">
            <text:p>8319249</text:p>
          </table:table-cell>
          <table:table-cell table:formula="of:=[.A522]/1000/(60*60*24)" office:value-type="time" office:time-value="PT02H18M39.249S" calcext:value-type="time">
            <text:p>02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89.01" calcext:value-type="float">
            <text:p>589.01</text:p>
          </table:table-cell>
          <table:table-cell office:value-type="float" office:value="758.99" calcext:value-type="float">
            <text:p>758.99</text:p>
          </table:table-cell>
        </table:table-row>
        <table:table-row table:style-name="ro1">
          <table:table-cell office:value-type="float" office:value="8335249" calcext:value-type="float">
            <text:p>8335249</text:p>
          </table:table-cell>
          <table:table-cell table:formula="of:=[.A523]/1000/(60*60*24)" office:value-type="time" office:time-value="PT02H18M55.249S" calcext:value-type="time">
            <text:p>02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90.11" calcext:value-type="float">
            <text:p>590.11</text:p>
          </table:table-cell>
          <table:table-cell office:value-type="float" office:value="760.35" calcext:value-type="float">
            <text:p>760.35</text:p>
          </table:table-cell>
        </table:table-row>
        <table:table-row table:style-name="ro1">
          <table:table-cell office:value-type="float" office:value="8351248" calcext:value-type="float">
            <text:p>8351248</text:p>
          </table:table-cell>
          <table:table-cell table:formula="of:=[.A524]/1000/(60*60*24)" office:value-type="time" office:time-value="PT02H19M11.248S" calcext:value-type="time">
            <text:p>02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91.2" calcext:value-type="float">
            <text:p>591.2</text:p>
          </table:table-cell>
          <table:table-cell office:value-type="float" office:value="761.71" calcext:value-type="float">
            <text:p>761.71</text:p>
          </table:table-cell>
        </table:table-row>
        <table:table-row table:style-name="ro1">
          <table:table-cell office:value-type="float" office:value="8367249" calcext:value-type="float">
            <text:p>8367249</text:p>
          </table:table-cell>
          <table:table-cell table:formula="of:=[.A525]/1000/(60*60*24)" office:value-type="time" office:time-value="PT02H19M27.249S" calcext:value-type="time">
            <text:p>02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92.3" calcext:value-type="float">
            <text:p>592.3</text:p>
          </table:table-cell>
          <table:table-cell office:value-type="float" office:value="763.08" calcext:value-type="float">
            <text:p>763.08</text:p>
          </table:table-cell>
        </table:table-row>
        <table:table-row table:style-name="ro1">
          <table:table-cell office:value-type="float" office:value="8383249" calcext:value-type="float">
            <text:p>8383249</text:p>
          </table:table-cell>
          <table:table-cell table:formula="of:=[.A526]/1000/(60*60*24)" office:value-type="time" office:time-value="PT02H19M43.249S" calcext:value-type="time">
            <text:p>02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93.4" calcext:value-type="float">
            <text:p>593.4</text:p>
          </table:table-cell>
          <table:table-cell office:value-type="float" office:value="764.44" calcext:value-type="float">
            <text:p>764.44</text:p>
          </table:table-cell>
        </table:table-row>
        <table:table-row table:style-name="ro1">
          <table:table-cell office:value-type="float" office:value="8399249" calcext:value-type="float">
            <text:p>8399249</text:p>
          </table:table-cell>
          <table:table-cell table:formula="of:=[.A527]/1000/(60*60*24)" office:value-type="time" office:time-value="PT02H19M59.249S" calcext:value-type="time">
            <text:p>02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594.49" calcext:value-type="float">
            <text:p>594.49</text:p>
          </table:table-cell>
          <table:table-cell office:value-type="float" office:value="765.8" calcext:value-type="float">
            <text:p>765.8</text:p>
          </table:table-cell>
        </table:table-row>
        <table:table-row table:style-name="ro1">
          <table:table-cell office:value-type="float" office:value="8415249" calcext:value-type="float">
            <text:p>8415249</text:p>
          </table:table-cell>
          <table:table-cell table:formula="of:=[.A528]/1000/(60*60*24)" office:value-type="time" office:time-value="PT02H20M15.249S" calcext:value-type="time">
            <text:p>02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595.59" calcext:value-type="float">
            <text:p>595.59</text:p>
          </table:table-cell>
          <table:table-cell office:value-type="float" office:value="767.16" calcext:value-type="float">
            <text:p>767.16</text:p>
          </table:table-cell>
        </table:table-row>
        <table:table-row table:style-name="ro1">
          <table:table-cell office:value-type="float" office:value="8431249" calcext:value-type="float">
            <text:p>8431249</text:p>
          </table:table-cell>
          <table:table-cell table:formula="of:=[.A529]/1000/(60*60*24)" office:value-type="time" office:time-value="PT02H20M31.249S" calcext:value-type="time">
            <text:p>02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596.68" calcext:value-type="float">
            <text:p>596.68</text:p>
          </table:table-cell>
          <table:table-cell office:value-type="float" office:value="768.53" calcext:value-type="float">
            <text:p>768.53</text:p>
          </table:table-cell>
        </table:table-row>
        <table:table-row table:style-name="ro1">
          <table:table-cell office:value-type="float" office:value="8447249" calcext:value-type="float">
            <text:p>8447249</text:p>
          </table:table-cell>
          <table:table-cell table:formula="of:=[.A530]/1000/(60*60*24)" office:value-type="time" office:time-value="PT02H20M47.249S" calcext:value-type="time">
            <text:p>02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597.78" calcext:value-type="float">
            <text:p>597.78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>
          <table:table-cell office:value-type="float" office:value="8463249" calcext:value-type="float">
            <text:p>8463249</text:p>
          </table:table-cell>
          <table:table-cell table:formula="of:=[.A531]/1000/(60*60*24)" office:value-type="time" office:time-value="PT02H21M03.249S" calcext:value-type="time">
            <text:p>02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598.87" calcext:value-type="float">
            <text:p>598.87</text:p>
          </table:table-cell>
          <table:table-cell office:value-type="float" office:value="771.25" calcext:value-type="float">
            <text:p>771.25</text:p>
          </table:table-cell>
        </table:table-row>
        <table:table-row table:style-name="ro1">
          <table:table-cell office:value-type="float" office:value="8479249" calcext:value-type="float">
            <text:p>8479249</text:p>
          </table:table-cell>
          <table:table-cell table:formula="of:=[.A532]/1000/(60*60*24)" office:value-type="time" office:time-value="PT02H21M19.249S" calcext:value-type="time">
            <text:p>02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599.97" calcext:value-type="float">
            <text:p>599.97</text:p>
          </table:table-cell>
          <table:table-cell office:value-type="float" office:value="772.62" calcext:value-type="float">
            <text:p>772.62</text:p>
          </table:table-cell>
        </table:table-row>
        <table:table-row table:style-name="ro1">
          <table:table-cell office:value-type="float" office:value="8495249" calcext:value-type="float">
            <text:p>8495249</text:p>
          </table:table-cell>
          <table:table-cell table:formula="of:=[.A533]/1000/(60*60*24)" office:value-type="time" office:time-value="PT02H21M35.249S" calcext:value-type="time">
            <text:p>02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1.06" calcext:value-type="float">
            <text:p>601.06</text:p>
          </table:table-cell>
          <table:table-cell office:value-type="float" office:value="773.98" calcext:value-type="float">
            <text:p>773.98</text:p>
          </table:table-cell>
        </table:table-row>
        <table:table-row table:style-name="ro1">
          <table:table-cell office:value-type="float" office:value="8511249" calcext:value-type="float">
            <text:p>8511249</text:p>
          </table:table-cell>
          <table:table-cell table:formula="of:=[.A534]/1000/(60*60*24)" office:value-type="time" office:time-value="PT02H21M51.249S" calcext:value-type="time">
            <text:p>02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2.16" calcext:value-type="float">
            <text:p>602.16</text:p>
          </table:table-cell>
          <table:table-cell office:value-type="float" office:value="775.34" calcext:value-type="float">
            <text:p>775.34</text:p>
          </table:table-cell>
        </table:table-row>
        <table:table-row table:style-name="ro1">
          <table:table-cell office:value-type="float" office:value="8527249" calcext:value-type="float">
            <text:p>8527249</text:p>
          </table:table-cell>
          <table:table-cell table:formula="of:=[.A535]/1000/(60*60*24)" office:value-type="time" office:time-value="PT02H22M07.249S" calcext:value-type="time">
            <text:p>02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3.25" calcext:value-type="float">
            <text:p>603.25</text:p>
          </table:table-cell>
          <table:table-cell office:value-type="float" office:value="776.7" calcext:value-type="float">
            <text:p>776.7</text:p>
          </table:table-cell>
        </table:table-row>
        <table:table-row table:style-name="ro1">
          <table:table-cell office:value-type="float" office:value="8543249" calcext:value-type="float">
            <text:p>8543249</text:p>
          </table:table-cell>
          <table:table-cell table:formula="of:=[.A536]/1000/(60*60*24)" office:value-type="time" office:time-value="PT02H22M23.249S" calcext:value-type="time">
            <text:p>02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4.35" calcext:value-type="float">
            <text:p>604.35</text:p>
          </table:table-cell>
          <table:table-cell office:value-type="float" office:value="778.07" calcext:value-type="float">
            <text:p>778.07</text:p>
          </table:table-cell>
        </table:table-row>
        <table:table-row table:style-name="ro1">
          <table:table-cell office:value-type="float" office:value="8559249" calcext:value-type="float">
            <text:p>8559249</text:p>
          </table:table-cell>
          <table:table-cell table:formula="of:=[.A537]/1000/(60*60*24)" office:value-type="time" office:time-value="PT02H22M39.249S" calcext:value-type="time">
            <text:p>02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5.44" calcext:value-type="float">
            <text:p>605.44</text:p>
          </table:table-cell>
          <table:table-cell office:value-type="float" office:value="779.43" calcext:value-type="float">
            <text:p>779.43</text:p>
          </table:table-cell>
        </table:table-row>
        <table:table-row table:style-name="ro1">
          <table:table-cell office:value-type="float" office:value="8575249" calcext:value-type="float">
            <text:p>8575249</text:p>
          </table:table-cell>
          <table:table-cell table:formula="of:=[.A538]/1000/(60*60*24)" office:value-type="time" office:time-value="PT02H22M55.249S" calcext:value-type="time">
            <text:p>02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6.54" calcext:value-type="float">
            <text:p>606.54</text:p>
          </table:table-cell>
          <table:table-cell office:value-type="float" office:value="780.79" calcext:value-type="float">
            <text:p>780.79</text:p>
          </table:table-cell>
        </table:table-row>
        <table:table-row table:style-name="ro1">
          <table:table-cell office:value-type="float" office:value="8591249" calcext:value-type="float">
            <text:p>8591249</text:p>
          </table:table-cell>
          <table:table-cell table:formula="of:=[.A539]/1000/(60*60*24)" office:value-type="time" office:time-value="PT02H23M11.249S" calcext:value-type="time">
            <text:p>02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07.63" calcext:value-type="float">
            <text:p>607.63</text:p>
          </table:table-cell>
          <table:table-cell office:value-type="float" office:value="782.16" calcext:value-type="float">
            <text:p>782.16</text:p>
          </table:table-cell>
        </table:table-row>
        <table:table-row table:style-name="ro1">
          <table:table-cell office:value-type="float" office:value="8607249" calcext:value-type="float">
            <text:p>8607249</text:p>
          </table:table-cell>
          <table:table-cell table:formula="of:=[.A540]/1000/(60*60*24)" office:value-type="time" office:time-value="PT02H23M27.249S" calcext:value-type="time">
            <text:p>02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08.73" calcext:value-type="float">
            <text:p>608.73</text:p>
          </table:table-cell>
          <table:table-cell office:value-type="float" office:value="783.52" calcext:value-type="float">
            <text:p>783.52</text:p>
          </table:table-cell>
        </table:table-row>
        <table:table-row table:style-name="ro1">
          <table:table-cell office:value-type="float" office:value="8623249" calcext:value-type="float">
            <text:p>8623249</text:p>
          </table:table-cell>
          <table:table-cell table:formula="of:=[.A541]/1000/(60*60*24)" office:value-type="time" office:time-value="PT02H23M43.249S" calcext:value-type="time">
            <text:p>02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09.82" calcext:value-type="float">
            <text:p>609.82</text:p>
          </table:table-cell>
          <table:table-cell office:value-type="float" office:value="784.88" calcext:value-type="float">
            <text:p>784.88</text:p>
          </table:table-cell>
        </table:table-row>
        <table:table-row table:style-name="ro1">
          <table:table-cell office:value-type="float" office:value="8639249" calcext:value-type="float">
            <text:p>8639249</text:p>
          </table:table-cell>
          <table:table-cell table:formula="of:=[.A542]/1000/(60*60*24)" office:value-type="time" office:time-value="PT02H23M59.249S" calcext:value-type="time">
            <text:p>02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610.92" calcext:value-type="float">
            <text:p>610.92</text:p>
          </table:table-cell>
          <table:table-cell office:value-type="float" office:value="786.24" calcext:value-type="float">
            <text:p>786.24</text:p>
          </table:table-cell>
        </table:table-row>
        <table:table-row table:style-name="ro1">
          <table:table-cell office:value-type="float" office:value="8655249" calcext:value-type="float">
            <text:p>8655249</text:p>
          </table:table-cell>
          <table:table-cell table:formula="of:=[.A543]/1000/(60*60*24)" office:value-type="time" office:time-value="PT02H24M15.249S" calcext:value-type="time">
            <text:p>02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612.01" calcext:value-type="float">
            <text:p>612.01</text:p>
          </table:table-cell>
          <table:table-cell office:value-type="float" office:value="787.6" calcext:value-type="float">
            <text:p>787.6</text:p>
          </table:table-cell>
        </table:table-row>
        <table:table-row table:style-name="ro1">
          <table:table-cell office:value-type="float" office:value="8671249" calcext:value-type="float">
            <text:p>8671249</text:p>
          </table:table-cell>
          <table:table-cell table:formula="of:=[.A544]/1000/(60*60*24)" office:value-type="time" office:time-value="PT02H24M31.249S" calcext:value-type="time">
            <text:p>02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13.11" calcext:value-type="float">
            <text:p>613.11</text:p>
          </table:table-cell>
          <table:table-cell office:value-type="float" office:value="788.97" calcext:value-type="float">
            <text:p>788.97</text:p>
          </table:table-cell>
        </table:table-row>
        <table:table-row table:style-name="ro1">
          <table:table-cell office:value-type="float" office:value="8687249" calcext:value-type="float">
            <text:p>8687249</text:p>
          </table:table-cell>
          <table:table-cell table:formula="of:=[.A545]/1000/(60*60*24)" office:value-type="time" office:time-value="PT02H24M47.249S" calcext:value-type="time">
            <text:p>02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614.2" calcext:value-type="float">
            <text:p>614.2</text:p>
          </table:table-cell>
          <table:table-cell office:value-type="float" office:value="790.33" calcext:value-type="float">
            <text:p>790.33</text:p>
          </table:table-cell>
        </table:table-row>
        <table:table-row table:style-name="ro1">
          <table:table-cell office:value-type="float" office:value="8703249" calcext:value-type="float">
            <text:p>8703249</text:p>
          </table:table-cell>
          <table:table-cell table:formula="of:=[.A546]/1000/(60*60*24)" office:value-type="time" office:time-value="PT02H25M03.249S" calcext:value-type="time">
            <text:p>02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15.29" calcext:value-type="float">
            <text:p>615.29</text:p>
          </table:table-cell>
          <table:table-cell office:value-type="float" office:value="791.69" calcext:value-type="float">
            <text:p>791.69</text:p>
          </table:table-cell>
        </table:table-row>
        <table:table-row table:style-name="ro1">
          <table:table-cell office:value-type="float" office:value="8719249" calcext:value-type="float">
            <text:p>8719249</text:p>
          </table:table-cell>
          <table:table-cell table:formula="of:=[.A547]/1000/(60*60*24)" office:value-type="time" office:time-value="PT02H25M19.249S" calcext:value-type="time">
            <text:p>02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16.39" calcext:value-type="float">
            <text:p>616.39</text:p>
          </table:table-cell>
          <table:table-cell office:value-type="float" office:value="793.05" calcext:value-type="float">
            <text:p>793.05</text:p>
          </table:table-cell>
        </table:table-row>
        <table:table-row table:style-name="ro1">
          <table:table-cell office:value-type="float" office:value="8735249" calcext:value-type="float">
            <text:p>8735249</text:p>
          </table:table-cell>
          <table:table-cell table:formula="of:=[.A548]/1000/(60*60*24)" office:value-type="time" office:time-value="PT02H25M35.249S" calcext:value-type="time">
            <text:p>02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17.48" calcext:value-type="float">
            <text:p>617.48</text:p>
          </table:table-cell>
          <table:table-cell office:value-type="float" office:value="794.42" calcext:value-type="float">
            <text:p>794.42</text:p>
          </table:table-cell>
        </table:table-row>
        <table:table-row table:style-name="ro1">
          <table:table-cell office:value-type="float" office:value="8751249" calcext:value-type="float">
            <text:p>8751249</text:p>
          </table:table-cell>
          <table:table-cell table:formula="of:=[.A549]/1000/(60*60*24)" office:value-type="time" office:time-value="PT02H25M51.249S" calcext:value-type="time">
            <text:p>02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618.58" calcext:value-type="float">
            <text:p>618.58</text:p>
          </table:table-cell>
          <table:table-cell office:value-type="float" office:value="795.78" calcext:value-type="float">
            <text:p>795.78</text:p>
          </table:table-cell>
        </table:table-row>
        <table:table-row table:style-name="ro1">
          <table:table-cell office:value-type="float" office:value="8767249" calcext:value-type="float">
            <text:p>8767249</text:p>
          </table:table-cell>
          <table:table-cell table:formula="of:=[.A550]/1000/(60*60*24)" office:value-type="time" office:time-value="PT02H26M07.249S" calcext:value-type="time">
            <text:p>02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19.67" calcext:value-type="float">
            <text:p>619.67</text:p>
          </table:table-cell>
          <table:table-cell office:value-type="float" office:value="797.14" calcext:value-type="float">
            <text:p>797.14</text:p>
          </table:table-cell>
        </table:table-row>
        <table:table-row table:style-name="ro1">
          <table:table-cell office:value-type="float" office:value="8783249" calcext:value-type="float">
            <text:p>8783249</text:p>
          </table:table-cell>
          <table:table-cell table:formula="of:=[.A551]/1000/(60*60*24)" office:value-type="time" office:time-value="PT02H26M23.249S" calcext:value-type="time">
            <text:p>02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20.77" calcext:value-type="float">
            <text:p>620.77</text:p>
          </table:table-cell>
          <table:table-cell office:value-type="float" office:value="798.5" calcext:value-type="float">
            <text:p>798.5</text:p>
          </table:table-cell>
        </table:table-row>
        <table:table-row table:style-name="ro1">
          <table:table-cell office:value-type="float" office:value="8799249" calcext:value-type="float">
            <text:p>8799249</text:p>
          </table:table-cell>
          <table:table-cell table:formula="of:=[.A552]/1000/(60*60*24)" office:value-type="time" office:time-value="PT02H26M39.249S" calcext:value-type="time">
            <text:p>02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621.86" calcext:value-type="float">
            <text:p>621.86</text:p>
          </table:table-cell>
          <table:table-cell office:value-type="float" office:value="799.86" calcext:value-type="float">
            <text:p>799.86</text:p>
          </table:table-cell>
        </table:table-row>
        <table:table-row table:style-name="ro1">
          <table:table-cell office:value-type="float" office:value="8815249" calcext:value-type="float">
            <text:p>8815249</text:p>
          </table:table-cell>
          <table:table-cell table:formula="of:=[.A553]/1000/(60*60*24)" office:value-type="time" office:time-value="PT02H26M55.249S" calcext:value-type="time">
            <text:p>02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622.96" calcext:value-type="float">
            <text:p>622.96</text:p>
          </table:table-cell>
          <table:table-cell office:value-type="float" office:value="801.22" calcext:value-type="float">
            <text:p>801.22</text:p>
          </table:table-cell>
        </table:table-row>
        <table:table-row table:style-name="ro1">
          <table:table-cell office:value-type="float" office:value="8831249" calcext:value-type="float">
            <text:p>8831249</text:p>
          </table:table-cell>
          <table:table-cell table:formula="of:=[.A554]/1000/(60*60*24)" office:value-type="time" office:time-value="PT02H27M11.249S" calcext:value-type="time">
            <text:p>02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24.05" calcext:value-type="float">
            <text:p>624.05</text:p>
          </table:table-cell>
          <table:table-cell office:value-type="float" office:value="802.58" calcext:value-type="float">
            <text:p>802.58</text:p>
          </table:table-cell>
        </table:table-row>
        <table:table-row table:style-name="ro1">
          <table:table-cell office:value-type="float" office:value="8847249" calcext:value-type="float">
            <text:p>8847249</text:p>
          </table:table-cell>
          <table:table-cell table:formula="of:=[.A555]/1000/(60*60*24)" office:value-type="time" office:time-value="PT02H27M27.249S" calcext:value-type="time">
            <text:p>02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25.15" calcext:value-type="float">
            <text:p>625.15</text:p>
          </table:table-cell>
          <table:table-cell office:value-type="float" office:value="803.94" calcext:value-type="float">
            <text:p>803.94</text:p>
          </table:table-cell>
        </table:table-row>
        <table:table-row table:style-name="ro1">
          <table:table-cell office:value-type="float" office:value="8863249" calcext:value-type="float">
            <text:p>8863249</text:p>
          </table:table-cell>
          <table:table-cell table:formula="of:=[.A556]/1000/(60*60*24)" office:value-type="time" office:time-value="PT02H27M43.249S" calcext:value-type="time">
            <text:p>02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26.24" calcext:value-type="float">
            <text:p>626.24</text:p>
          </table:table-cell>
          <table:table-cell office:value-type="float" office:value="805.31" calcext:value-type="float">
            <text:p>805.31</text:p>
          </table:table-cell>
        </table:table-row>
        <table:table-row table:style-name="ro1">
          <table:table-cell office:value-type="float" office:value="8879249" calcext:value-type="float">
            <text:p>8879249</text:p>
          </table:table-cell>
          <table:table-cell table:formula="of:=[.A557]/1000/(60*60*24)" office:value-type="time" office:time-value="PT02H27M59.249S" calcext:value-type="time">
            <text:p>02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27.34" calcext:value-type="float">
            <text:p>627.34</text:p>
          </table:table-cell>
          <table:table-cell office:value-type="float" office:value="806.67" calcext:value-type="float">
            <text:p>806.67</text:p>
          </table:table-cell>
        </table:table-row>
        <table:table-row table:style-name="ro1">
          <table:table-cell office:value-type="float" office:value="8895249" calcext:value-type="float">
            <text:p>8895249</text:p>
          </table:table-cell>
          <table:table-cell table:formula="of:=[.A558]/1000/(60*60*24)" office:value-type="time" office:time-value="PT02H28M15.249S" calcext:value-type="time">
            <text:p>02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628.43" calcext:value-type="float">
            <text:p>628.43</text:p>
          </table:table-cell>
          <table:table-cell office:value-type="float" office:value="808.03" calcext:value-type="float">
            <text:p>808.03</text:p>
          </table:table-cell>
        </table:table-row>
        <table:table-row table:style-name="ro1">
          <table:table-cell office:value-type="float" office:value="8911249" calcext:value-type="float">
            <text:p>8911249</text:p>
          </table:table-cell>
          <table:table-cell table:formula="of:=[.A559]/1000/(60*60*24)" office:value-type="time" office:time-value="PT02H28M31.249S" calcext:value-type="time">
            <text:p>02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29.52" calcext:value-type="float">
            <text:p>629.52</text:p>
          </table:table-cell>
          <table:table-cell office:value-type="float" office:value="809.39" calcext:value-type="float">
            <text:p>809.39</text:p>
          </table:table-cell>
        </table:table-row>
        <table:table-row table:style-name="ro1">
          <table:table-cell office:value-type="float" office:value="8927249" calcext:value-type="float">
            <text:p>8927249</text:p>
          </table:table-cell>
          <table:table-cell table:formula="of:=[.A560]/1000/(60*60*24)" office:value-type="time" office:time-value="PT02H28M47.249S" calcext:value-type="time">
            <text:p>02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630.62" calcext:value-type="float">
            <text:p>630.62</text:p>
          </table:table-cell>
          <table:table-cell office:value-type="float" office:value="810.75" calcext:value-type="float">
            <text:p>810.75</text:p>
          </table:table-cell>
        </table:table-row>
        <table:table-row table:style-name="ro1">
          <table:table-cell office:value-type="float" office:value="8943249" calcext:value-type="float">
            <text:p>8943249</text:p>
          </table:table-cell>
          <table:table-cell table:formula="of:=[.A561]/1000/(60*60*24)" office:value-type="time" office:time-value="PT02H29M03.249S" calcext:value-type="time">
            <text:p>02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31.71" calcext:value-type="float">
            <text:p>631.71</text:p>
          </table:table-cell>
          <table:table-cell office:value-type="float" office:value="812.11" calcext:value-type="float">
            <text:p>812.11</text:p>
          </table:table-cell>
        </table:table-row>
        <table:table-row table:style-name="ro1">
          <table:table-cell office:value-type="float" office:value="8959249" calcext:value-type="float">
            <text:p>8959249</text:p>
          </table:table-cell>
          <table:table-cell table:formula="of:=[.A562]/1000/(60*60*24)" office:value-type="time" office:time-value="PT02H29M19.249S" calcext:value-type="time">
            <text:p>02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32.81" calcext:value-type="float">
            <text:p>632.81</text:p>
          </table:table-cell>
          <table:table-cell office:value-type="float" office:value="813.47" calcext:value-type="float">
            <text:p>813.47</text:p>
          </table:table-cell>
        </table:table-row>
        <table:table-row table:style-name="ro1">
          <table:table-cell office:value-type="float" office:value="8975249" calcext:value-type="float">
            <text:p>8975249</text:p>
          </table:table-cell>
          <table:table-cell table:formula="of:=[.A563]/1000/(60*60*24)" office:value-type="time" office:time-value="PT02H29M35.249S" calcext:value-type="time">
            <text:p>02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633.9" calcext:value-type="float">
            <text:p>633.9</text:p>
          </table:table-cell>
          <table:table-cell office:value-type="float" office:value="814.83" calcext:value-type="float">
            <text:p>814.83</text:p>
          </table:table-cell>
        </table:table-row>
        <table:table-row table:style-name="ro1">
          <table:table-cell office:value-type="float" office:value="8991249" calcext:value-type="float">
            <text:p>8991249</text:p>
          </table:table-cell>
          <table:table-cell table:formula="of:=[.A564]/1000/(60*60*24)" office:value-type="time" office:time-value="PT02H29M51.249S" calcext:value-type="time">
            <text:p>02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635" calcext:value-type="float">
            <text:p>635</text:p>
          </table:table-cell>
          <table:table-cell office:value-type="float" office:value="816.19" calcext:value-type="float">
            <text:p>816.19</text:p>
          </table:table-cell>
        </table:table-row>
        <table:table-row table:style-name="ro1">
          <table:table-cell office:value-type="float" office:value="9007248" calcext:value-type="float">
            <text:p>9007248</text:p>
          </table:table-cell>
          <table:table-cell table:formula="of:=[.A565]/1000/(60*60*24)" office:value-type="time" office:time-value="PT02H30M07.248S" calcext:value-type="time">
            <text:p>02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636.09" calcext:value-type="float">
            <text:p>636.09</text:p>
          </table:table-cell>
          <table:table-cell office:value-type="float" office:value="817.55" calcext:value-type="float">
            <text:p>817.55</text:p>
          </table:table-cell>
        </table:table-row>
        <table:table-row table:style-name="ro1">
          <table:table-cell office:value-type="float" office:value="9023249" calcext:value-type="float">
            <text:p>9023249</text:p>
          </table:table-cell>
          <table:table-cell table:formula="of:=[.A566]/1000/(60*60*24)" office:value-type="time" office:time-value="PT02H30M23.249S" calcext:value-type="time">
            <text:p>02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637.18" calcext:value-type="float">
            <text:p>637.18</text:p>
          </table:table-cell>
          <table:table-cell office:value-type="float" office:value="818.91" calcext:value-type="float">
            <text:p>818.91</text:p>
          </table:table-cell>
        </table:table-row>
        <table:table-row table:style-name="ro1">
          <table:table-cell office:value-type="float" office:value="9039249" calcext:value-type="float">
            <text:p>9039249</text:p>
          </table:table-cell>
          <table:table-cell table:formula="of:=[.A567]/1000/(60*60*24)" office:value-type="time" office:time-value="PT02H30M39.249S" calcext:value-type="time">
            <text:p>02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38.28" calcext:value-type="float">
            <text:p>638.28</text:p>
          </table:table-cell>
          <table:table-cell office:value-type="float" office:value="820.27" calcext:value-type="float">
            <text:p>820.27</text:p>
          </table:table-cell>
        </table:table-row>
        <table:table-row table:style-name="ro1">
          <table:table-cell office:value-type="float" office:value="9055249" calcext:value-type="float">
            <text:p>9055249</text:p>
          </table:table-cell>
          <table:table-cell table:formula="of:=[.A568]/1000/(60*60*24)" office:value-type="time" office:time-value="PT02H30M55.249S" calcext:value-type="time">
            <text:p>02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39.37" calcext:value-type="float">
            <text:p>639.37</text:p>
          </table:table-cell>
          <table:table-cell office:value-type="float" office:value="821.64" calcext:value-type="float">
            <text:p>821.64</text:p>
          </table:table-cell>
        </table:table-row>
        <table:table-row table:style-name="ro1">
          <table:table-cell office:value-type="float" office:value="9071249" calcext:value-type="float">
            <text:p>9071249</text:p>
          </table:table-cell>
          <table:table-cell table:formula="of:=[.A569]/1000/(60*60*24)" office:value-type="time" office:time-value="PT02H31M11.249S" calcext:value-type="time">
            <text:p>02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40.47" calcext:value-type="float">
            <text:p>640.47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9087249" calcext:value-type="float">
            <text:p>9087249</text:p>
          </table:table-cell>
          <table:table-cell table:formula="of:=[.A570]/1000/(60*60*24)" office:value-type="time" office:time-value="PT02H31M27.249S" calcext:value-type="time">
            <text:p>02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41.56" calcext:value-type="float">
            <text:p>641.56</text:p>
          </table:table-cell>
          <table:table-cell office:value-type="float" office:value="824.36" calcext:value-type="float">
            <text:p>824.36</text:p>
          </table:table-cell>
        </table:table-row>
        <table:table-row table:style-name="ro1">
          <table:table-cell office:value-type="float" office:value="9103249" calcext:value-type="float">
            <text:p>9103249</text:p>
          </table:table-cell>
          <table:table-cell table:formula="of:=[.A571]/1000/(60*60*24)" office:value-type="time" office:time-value="PT02H31M43.249S" calcext:value-type="time">
            <text:p>02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3" calcext:value-type="float">
            <text:p>306.43</text:p>
          </table:table-cell>
          <table:table-cell office:value-type="float" office:value="642.65" calcext:value-type="float">
            <text:p>642.65</text:p>
          </table:table-cell>
          <table:table-cell office:value-type="float" office:value="825.72" calcext:value-type="float">
            <text:p>825.72</text:p>
          </table:table-cell>
        </table:table-row>
        <table:table-row table:style-name="ro1">
          <table:table-cell office:value-type="float" office:value="9119249" calcext:value-type="float">
            <text:p>9119249</text:p>
          </table:table-cell>
          <table:table-cell table:formula="of:=[.A572]/1000/(60*60*24)" office:value-type="time" office:time-value="PT02H31M59.249S" calcext:value-type="time">
            <text:p>02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6.42" calcext:value-type="float">
            <text:p>306.42</text:p>
          </table:table-cell>
          <table:table-cell office:value-type="float" office:value="643.75" calcext:value-type="float">
            <text:p>643.75</text:p>
          </table:table-cell>
          <table:table-cell office:value-type="float" office:value="827.08" calcext:value-type="float">
            <text:p>827.08</text:p>
          </table:table-cell>
        </table:table-row>
        <table:table-row table:style-name="ro1">
          <table:table-cell office:value-type="float" office:value="9135249" calcext:value-type="float">
            <text:p>9135249</text:p>
          </table:table-cell>
          <table:table-cell table:formula="of:=[.A573]/1000/(60*60*24)" office:value-type="time" office:time-value="PT02H32M15.249S" calcext:value-type="time">
            <text:p>02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644.84" calcext:value-type="float">
            <text:p>644.84</text:p>
          </table:table-cell>
          <table:table-cell office:value-type="float" office:value="828.44" calcext:value-type="float">
            <text:p>828.44</text:p>
          </table:table-cell>
        </table:table-row>
        <table:table-row table:style-name="ro1">
          <table:table-cell office:value-type="float" office:value="9151249" calcext:value-type="float">
            <text:p>9151249</text:p>
          </table:table-cell>
          <table:table-cell table:formula="of:=[.A574]/1000/(60*60*24)" office:value-type="time" office:time-value="PT02H32M31.249S" calcext:value-type="time">
            <text:p>02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645.94" calcext:value-type="float">
            <text:p>645.94</text:p>
          </table:table-cell>
          <table:table-cell office:value-type="float" office:value="829.79" calcext:value-type="float">
            <text:p>829.79</text:p>
          </table:table-cell>
        </table:table-row>
        <table:table-row table:style-name="ro1">
          <table:table-cell office:value-type="float" office:value="9167249" calcext:value-type="float">
            <text:p>9167249</text:p>
          </table:table-cell>
          <table:table-cell table:formula="of:=[.A575]/1000/(60*60*24)" office:value-type="time" office:time-value="PT02H32M47.249S" calcext:value-type="time">
            <text:p>02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647.03" calcext:value-type="float">
            <text:p>647.03</text:p>
          </table:table-cell>
          <table:table-cell office:value-type="float" office:value="831.15" calcext:value-type="float">
            <text:p>831.15</text:p>
          </table:table-cell>
        </table:table-row>
        <table:table-row table:style-name="ro1">
          <table:table-cell office:value-type="float" office:value="9183249" calcext:value-type="float">
            <text:p>9183249</text:p>
          </table:table-cell>
          <table:table-cell table:formula="of:=[.A576]/1000/(60*60*24)" office:value-type="time" office:time-value="PT02H33M03.249S" calcext:value-type="time">
            <text:p>02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648.12" calcext:value-type="float">
            <text:p>648.12</text:p>
          </table:table-cell>
          <table:table-cell office:value-type="float" office:value="832.51" calcext:value-type="float">
            <text:p>832.51</text:p>
          </table:table-cell>
        </table:table-row>
        <table:table-row table:style-name="ro1">
          <table:table-cell office:value-type="float" office:value="9199249" calcext:value-type="float">
            <text:p>9199249</text:p>
          </table:table-cell>
          <table:table-cell table:formula="of:=[.A577]/1000/(60*60*24)" office:value-type="time" office:time-value="PT02H33M19.249S" calcext:value-type="time">
            <text:p>02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649.22" calcext:value-type="float">
            <text:p>649.22</text:p>
          </table:table-cell>
          <table:table-cell office:value-type="float" office:value="833.87" calcext:value-type="float">
            <text:p>833.87</text:p>
          </table:table-cell>
        </table:table-row>
        <table:table-row table:style-name="ro1">
          <table:table-cell office:value-type="float" office:value="9215249" calcext:value-type="float">
            <text:p>9215249</text:p>
          </table:table-cell>
          <table:table-cell table:formula="of:=[.A578]/1000/(60*60*24)" office:value-type="time" office:time-value="PT02H33M35.249S" calcext:value-type="time">
            <text:p>02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650.31" calcext:value-type="float">
            <text:p>650.31</text:p>
          </table:table-cell>
          <table:table-cell office:value-type="float" office:value="835.23" calcext:value-type="float">
            <text:p>835.23</text:p>
          </table:table-cell>
        </table:table-row>
        <table:table-row table:style-name="ro1">
          <table:table-cell office:value-type="float" office:value="9231249" calcext:value-type="float">
            <text:p>9231249</text:p>
          </table:table-cell>
          <table:table-cell table:formula="of:=[.A579]/1000/(60*60*24)" office:value-type="time" office:time-value="PT02H33M51.249S" calcext:value-type="time">
            <text:p>02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651.4" calcext:value-type="float">
            <text:p>651.4</text:p>
          </table:table-cell>
          <table:table-cell office:value-type="float" office:value="836.59" calcext:value-type="float">
            <text:p>836.59</text:p>
          </table:table-cell>
        </table:table-row>
        <table:table-row table:style-name="ro1">
          <table:table-cell office:value-type="float" office:value="9247249" calcext:value-type="float">
            <text:p>9247249</text:p>
          </table:table-cell>
          <table:table-cell table:formula="of:=[.A580]/1000/(60*60*24)" office:value-type="time" office:time-value="PT02H34M07.249S" calcext:value-type="time">
            <text:p>02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52.5" calcext:value-type="float">
            <text:p>652.5</text:p>
          </table:table-cell>
          <table:table-cell office:value-type="float" office:value="837.95" calcext:value-type="float">
            <text:p>837.95</text:p>
          </table:table-cell>
        </table:table-row>
        <table:table-row table:style-name="ro1">
          <table:table-cell office:value-type="float" office:value="9263249" calcext:value-type="float">
            <text:p>9263249</text:p>
          </table:table-cell>
          <table:table-cell table:formula="of:=[.A581]/1000/(60*60*24)" office:value-type="time" office:time-value="PT02H34M23.249S" calcext:value-type="time">
            <text:p>02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2" calcext:value-type="float">
            <text:p>305.32</text:p>
          </table:table-cell>
          <table:table-cell office:value-type="float" office:value="653.59" calcext:value-type="float">
            <text:p>653.59</text:p>
          </table:table-cell>
          <table:table-cell office:value-type="float" office:value="839.3" calcext:value-type="float">
            <text:p>839.3</text:p>
          </table:table-cell>
        </table:table-row>
        <table:table-row table:style-name="ro1">
          <table:table-cell office:value-type="float" office:value="9279249" calcext:value-type="float">
            <text:p>9279249</text:p>
          </table:table-cell>
          <table:table-cell table:formula="of:=[.A582]/1000/(60*60*24)" office:value-type="time" office:time-value="PT02H34M39.249S" calcext:value-type="time">
            <text:p>02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654.69" calcext:value-type="float">
            <text:p>654.69</text:p>
          </table:table-cell>
          <table:table-cell office:value-type="float" office:value="840.66" calcext:value-type="float">
            <text:p>840.66</text:p>
          </table:table-cell>
        </table:table-row>
        <table:table-row table:style-name="ro1">
          <table:table-cell office:value-type="float" office:value="9295249" calcext:value-type="float">
            <text:p>9295249</text:p>
          </table:table-cell>
          <table:table-cell table:formula="of:=[.A583]/1000/(60*60*24)" office:value-type="time" office:time-value="PT02H34M55.249S" calcext:value-type="time">
            <text:p>02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655.78" calcext:value-type="float">
            <text:p>655.78</text:p>
          </table:table-cell>
          <table:table-cell office:value-type="float" office:value="842.02" calcext:value-type="float">
            <text:p>842.02</text:p>
          </table:table-cell>
        </table:table-row>
        <table:table-row table:style-name="ro1">
          <table:table-cell office:value-type="float" office:value="9311249" calcext:value-type="float">
            <text:p>9311249</text:p>
          </table:table-cell>
          <table:table-cell table:formula="of:=[.A584]/1000/(60*60*24)" office:value-type="time" office:time-value="PT02H35M11.249S" calcext:value-type="time">
            <text:p>02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56.87" calcext:value-type="float">
            <text:p>656.87</text:p>
          </table:table-cell>
          <table:table-cell office:value-type="float" office:value="843.38" calcext:value-type="float">
            <text:p>843.38</text:p>
          </table:table-cell>
        </table:table-row>
        <table:table-row table:style-name="ro1">
          <table:table-cell office:value-type="float" office:value="9327249" calcext:value-type="float">
            <text:p>9327249</text:p>
          </table:table-cell>
          <table:table-cell table:formula="of:=[.A585]/1000/(60*60*24)" office:value-type="time" office:time-value="PT02H35M27.249S" calcext:value-type="time">
            <text:p>02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657.97" calcext:value-type="float">
            <text:p>657.97</text:p>
          </table:table-cell>
          <table:table-cell office:value-type="float" office:value="844.74" calcext:value-type="float">
            <text:p>844.74</text:p>
          </table:table-cell>
        </table:table-row>
        <table:table-row table:style-name="ro1">
          <table:table-cell office:value-type="float" office:value="9343249" calcext:value-type="float">
            <text:p>9343249</text:p>
          </table:table-cell>
          <table:table-cell table:formula="of:=[.A586]/1000/(60*60*24)" office:value-type="time" office:time-value="PT02H35M43.249S" calcext:value-type="time">
            <text:p>02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59.06" calcext:value-type="float">
            <text:p>659.06</text:p>
          </table:table-cell>
          <table:table-cell office:value-type="float" office:value="846.09" calcext:value-type="float">
            <text:p>846.09</text:p>
          </table:table-cell>
        </table:table-row>
        <table:table-row table:style-name="ro1">
          <table:table-cell office:value-type="float" office:value="9359249" calcext:value-type="float">
            <text:p>9359249</text:p>
          </table:table-cell>
          <table:table-cell table:formula="of:=[.A587]/1000/(60*60*24)" office:value-type="time" office:time-value="PT02H35M59.249S" calcext:value-type="time">
            <text:p>02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60.15" calcext:value-type="float">
            <text:p>660.15</text:p>
          </table:table-cell>
          <table:table-cell office:value-type="float" office:value="847.45" calcext:value-type="float">
            <text:p>847.45</text:p>
          </table:table-cell>
        </table:table-row>
        <table:table-row table:style-name="ro1">
          <table:table-cell office:value-type="float" office:value="9375249" calcext:value-type="float">
            <text:p>9375249</text:p>
          </table:table-cell>
          <table:table-cell table:formula="of:=[.A588]/1000/(60*60*24)" office:value-type="time" office:time-value="PT02H36M15.249S" calcext:value-type="time">
            <text:p>02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61.25" calcext:value-type="float">
            <text:p>661.25</text:p>
          </table:table-cell>
          <table:table-cell office:value-type="float" office:value="848.81" calcext:value-type="float">
            <text:p>848.81</text:p>
          </table:table-cell>
        </table:table-row>
        <table:table-row table:style-name="ro1">
          <table:table-cell office:value-type="float" office:value="9391249" calcext:value-type="float">
            <text:p>9391249</text:p>
          </table:table-cell>
          <table:table-cell table:formula="of:=[.A589]/1000/(60*60*24)" office:value-type="time" office:time-value="PT02H36M31.249S" calcext:value-type="time">
            <text:p>02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62.34" calcext:value-type="float">
            <text:p>662.34</text:p>
          </table:table-cell>
          <table:table-cell office:value-type="float" office:value="850.17" calcext:value-type="float">
            <text:p>850.17</text:p>
          </table:table-cell>
        </table:table-row>
        <table:table-row table:style-name="ro1">
          <table:table-cell office:value-type="float" office:value="9407249" calcext:value-type="float">
            <text:p>9407249</text:p>
          </table:table-cell>
          <table:table-cell table:formula="of:=[.A590]/1000/(60*60*24)" office:value-type="time" office:time-value="PT02H36M47.249S" calcext:value-type="time">
            <text:p>02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663.44" calcext:value-type="float">
            <text:p>663.44</text:p>
          </table:table-cell>
          <table:table-cell office:value-type="float" office:value="851.52" calcext:value-type="float">
            <text:p>851.52</text:p>
          </table:table-cell>
        </table:table-row>
        <table:table-row table:style-name="ro1">
          <table:table-cell office:value-type="float" office:value="9423249" calcext:value-type="float">
            <text:p>9423249</text:p>
          </table:table-cell>
          <table:table-cell table:formula="of:=[.A591]/1000/(60*60*24)" office:value-type="time" office:time-value="PT02H37M03.249S" calcext:value-type="time">
            <text:p>02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64.53" calcext:value-type="float">
            <text:p>664.53</text:p>
          </table:table-cell>
          <table:table-cell office:value-type="float" office:value="852.88" calcext:value-type="float">
            <text:p>852.88</text:p>
          </table:table-cell>
        </table:table-row>
        <table:table-row table:style-name="ro1">
          <table:table-cell office:value-type="float" office:value="9439249" calcext:value-type="float">
            <text:p>9439249</text:p>
          </table:table-cell>
          <table:table-cell table:formula="of:=[.A592]/1000/(60*60*24)" office:value-type="time" office:time-value="PT02H37M19.249S" calcext:value-type="time">
            <text:p>02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665.62" calcext:value-type="float">
            <text:p>665.62</text:p>
          </table:table-cell>
          <table:table-cell office:value-type="float" office:value="854.24" calcext:value-type="float">
            <text:p>854.24</text:p>
          </table:table-cell>
        </table:table-row>
        <table:table-row table:style-name="ro1">
          <table:table-cell office:value-type="float" office:value="9455249" calcext:value-type="float">
            <text:p>9455249</text:p>
          </table:table-cell>
          <table:table-cell table:formula="of:=[.A593]/1000/(60*60*24)" office:value-type="time" office:time-value="PT02H37M35.249S" calcext:value-type="time">
            <text:p>02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666.72" calcext:value-type="float">
            <text:p>666.72</text:p>
          </table:table-cell>
          <table:table-cell office:value-type="float" office:value="855.6" calcext:value-type="float">
            <text:p>855.6</text:p>
          </table:table-cell>
        </table:table-row>
        <table:table-row table:style-name="ro1">
          <table:table-cell office:value-type="float" office:value="9471249" calcext:value-type="float">
            <text:p>9471249</text:p>
          </table:table-cell>
          <table:table-cell table:formula="of:=[.A594]/1000/(60*60*24)" office:value-type="time" office:time-value="PT02H37M51.249S" calcext:value-type="time">
            <text:p>02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667.81" calcext:value-type="float">
            <text:p>667.81</text:p>
          </table:table-cell>
          <table:table-cell office:value-type="float" office:value="856.96" calcext:value-type="float">
            <text:p>856.96</text:p>
          </table:table-cell>
        </table:table-row>
        <table:table-row table:style-name="ro1">
          <table:table-cell office:value-type="float" office:value="9487249" calcext:value-type="float">
            <text:p>9487249</text:p>
          </table:table-cell>
          <table:table-cell table:formula="of:=[.A595]/1000/(60*60*24)" office:value-type="time" office:time-value="PT02H38M07.249S" calcext:value-type="time">
            <text:p>02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68.9" calcext:value-type="float">
            <text:p>668.9</text:p>
          </table:table-cell>
          <table:table-cell office:value-type="float" office:value="858.32" calcext:value-type="float">
            <text:p>858.32</text:p>
          </table:table-cell>
        </table:table-row>
        <table:table-row table:style-name="ro1">
          <table:table-cell office:value-type="float" office:value="9503249" calcext:value-type="float">
            <text:p>9503249</text:p>
          </table:table-cell>
          <table:table-cell table:formula="of:=[.A596]/1000/(60*60*24)" office:value-type="time" office:time-value="PT02H38M23.249S" calcext:value-type="time">
            <text:p>02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70" calcext:value-type="float">
            <text:p>670</text:p>
          </table:table-cell>
          <table:table-cell office:value-type="float" office:value="859.67" calcext:value-type="float">
            <text:p>859.67</text:p>
          </table:table-cell>
        </table:table-row>
        <table:table-row table:style-name="ro1">
          <table:table-cell office:value-type="float" office:value="9519249" calcext:value-type="float">
            <text:p>9519249</text:p>
          </table:table-cell>
          <table:table-cell table:formula="of:=[.A597]/1000/(60*60*24)" office:value-type="time" office:time-value="PT02H38M39.249S" calcext:value-type="time">
            <text:p>02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71.09" calcext:value-type="float">
            <text:p>671.09</text:p>
          </table:table-cell>
          <table:table-cell office:value-type="float" office:value="861.03" calcext:value-type="float">
            <text:p>861.03</text:p>
          </table:table-cell>
        </table:table-row>
        <table:table-row table:style-name="ro1">
          <table:table-cell office:value-type="float" office:value="9535249" calcext:value-type="float">
            <text:p>9535249</text:p>
          </table:table-cell>
          <table:table-cell table:formula="of:=[.A598]/1000/(60*60*24)" office:value-type="time" office:time-value="PT02H38M55.249S" calcext:value-type="time">
            <text:p>02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672.18" calcext:value-type="float">
            <text:p>672.18</text:p>
          </table:table-cell>
          <table:table-cell office:value-type="float" office:value="862.39" calcext:value-type="float">
            <text:p>862.39</text:p>
          </table:table-cell>
        </table:table-row>
        <table:table-row table:style-name="ro1">
          <table:table-cell office:value-type="float" office:value="9551249" calcext:value-type="float">
            <text:p>9551249</text:p>
          </table:table-cell>
          <table:table-cell table:formula="of:=[.A599]/1000/(60*60*24)" office:value-type="time" office:time-value="PT02H39M11.249S" calcext:value-type="time">
            <text:p>02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3.28" calcext:value-type="float">
            <text:p>673.28</text:p>
          </table:table-cell>
          <table:table-cell office:value-type="float" office:value="863.74" calcext:value-type="float">
            <text:p>863.74</text:p>
          </table:table-cell>
        </table:table-row>
        <table:table-row table:style-name="ro1">
          <table:table-cell office:value-type="float" office:value="9567249" calcext:value-type="float">
            <text:p>9567249</text:p>
          </table:table-cell>
          <table:table-cell table:formula="of:=[.A600]/1000/(60*60*24)" office:value-type="time" office:time-value="PT02H39M27.249S" calcext:value-type="time">
            <text:p>02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4.37" calcext:value-type="float">
            <text:p>674.37</text:p>
          </table:table-cell>
          <table:table-cell office:value-type="float" office:value="865.1" calcext:value-type="float">
            <text:p>865.1</text:p>
          </table:table-cell>
        </table:table-row>
        <table:table-row table:style-name="ro1">
          <table:table-cell office:value-type="float" office:value="9583248" calcext:value-type="float">
            <text:p>9583248</text:p>
          </table:table-cell>
          <table:table-cell table:formula="of:=[.A601]/1000/(60*60*24)" office:value-type="time" office:time-value="PT02H39M43.248S" calcext:value-type="time">
            <text:p>02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5.47" calcext:value-type="float">
            <text:p>675.47</text:p>
          </table:table-cell>
          <table:table-cell office:value-type="float" office:value="866.46" calcext:value-type="float">
            <text:p>866.46</text:p>
          </table:table-cell>
        </table:table-row>
        <table:table-row table:style-name="ro1">
          <table:table-cell office:value-type="float" office:value="9599249" calcext:value-type="float">
            <text:p>9599249</text:p>
          </table:table-cell>
          <table:table-cell table:formula="of:=[.A602]/1000/(60*60*24)" office:value-type="time" office:time-value="PT02H39M59.249S" calcext:value-type="time">
            <text:p>02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6.56" calcext:value-type="float">
            <text:p>676.56</text:p>
          </table:table-cell>
          <table:table-cell office:value-type="float" office:value="867.81" calcext:value-type="float">
            <text:p>867.81</text:p>
          </table:table-cell>
        </table:table-row>
        <table:table-row table:style-name="ro1">
          <table:table-cell office:value-type="float" office:value="9615249" calcext:value-type="float">
            <text:p>9615249</text:p>
          </table:table-cell>
          <table:table-cell table:formula="of:=[.A603]/1000/(60*60*24)" office:value-type="time" office:time-value="PT02H40M15.249S" calcext:value-type="time">
            <text:p>02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7.65" calcext:value-type="float">
            <text:p>677.65</text:p>
          </table:table-cell>
          <table:table-cell office:value-type="float" office:value="869.17" calcext:value-type="float">
            <text:p>869.17</text:p>
          </table:table-cell>
        </table:table-row>
        <table:table-row table:style-name="ro1">
          <table:table-cell office:value-type="float" office:value="9631249" calcext:value-type="float">
            <text:p>9631249</text:p>
          </table:table-cell>
          <table:table-cell table:formula="of:=[.A604]/1000/(60*60*24)" office:value-type="time" office:time-value="PT02H40M31.249S" calcext:value-type="time">
            <text:p>02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8.75" calcext:value-type="float">
            <text:p>678.75</text:p>
          </table:table-cell>
          <table:table-cell office:value-type="float" office:value="870.53" calcext:value-type="float">
            <text:p>870.53</text:p>
          </table:table-cell>
        </table:table-row>
        <table:table-row table:style-name="ro1">
          <table:table-cell office:value-type="float" office:value="9647249" calcext:value-type="float">
            <text:p>9647249</text:p>
          </table:table-cell>
          <table:table-cell table:formula="of:=[.A605]/1000/(60*60*24)" office:value-type="time" office:time-value="PT02H40M47.249S" calcext:value-type="time">
            <text:p>02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79.84" calcext:value-type="float">
            <text:p>679.84</text:p>
          </table:table-cell>
          <table:table-cell office:value-type="float" office:value="871.89" calcext:value-type="float">
            <text:p>871.89</text:p>
          </table:table-cell>
        </table:table-row>
        <table:table-row table:style-name="ro1">
          <table:table-cell office:value-type="float" office:value="9663249" calcext:value-type="float">
            <text:p>9663249</text:p>
          </table:table-cell>
          <table:table-cell table:formula="of:=[.A606]/1000/(60*60*24)" office:value-type="time" office:time-value="PT02H41M03.249S" calcext:value-type="time">
            <text:p>02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0.93" calcext:value-type="float">
            <text:p>680.93</text:p>
          </table:table-cell>
          <table:table-cell office:value-type="float" office:value="873.24" calcext:value-type="float">
            <text:p>873.24</text:p>
          </table:table-cell>
        </table:table-row>
        <table:table-row table:style-name="ro1">
          <table:table-cell office:value-type="float" office:value="9679249" calcext:value-type="float">
            <text:p>9679249</text:p>
          </table:table-cell>
          <table:table-cell table:formula="of:=[.A607]/1000/(60*60*24)" office:value-type="time" office:time-value="PT02H41M19.249S" calcext:value-type="time">
            <text:p>02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2.03" calcext:value-type="float">
            <text:p>682.03</text:p>
          </table:table-cell>
          <table:table-cell office:value-type="float" office:value="874.6" calcext:value-type="float">
            <text:p>874.6</text:p>
          </table:table-cell>
        </table:table-row>
        <table:table-row table:style-name="ro1">
          <table:table-cell office:value-type="float" office:value="9695248" calcext:value-type="float">
            <text:p>9695248</text:p>
          </table:table-cell>
          <table:table-cell table:formula="of:=[.A608]/1000/(60*60*24)" office:value-type="time" office:time-value="PT02H41M35.248S" calcext:value-type="time">
            <text:p>02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3.12" calcext:value-type="float">
            <text:p>683.12</text:p>
          </table:table-cell>
          <table:table-cell office:value-type="float" office:value="875.95" calcext:value-type="float">
            <text:p>875.95</text:p>
          </table:table-cell>
        </table:table-row>
        <table:table-row table:style-name="ro1">
          <table:table-cell office:value-type="float" office:value="9711249" calcext:value-type="float">
            <text:p>9711249</text:p>
          </table:table-cell>
          <table:table-cell table:formula="of:=[.A609]/1000/(60*60*24)" office:value-type="time" office:time-value="PT02H41M51.249S" calcext:value-type="time">
            <text:p>02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4.21" calcext:value-type="float">
            <text:p>684.21</text:p>
          </table:table-cell>
          <table:table-cell office:value-type="float" office:value="877.31" calcext:value-type="float">
            <text:p>877.31</text:p>
          </table:table-cell>
        </table:table-row>
        <table:table-row table:style-name="ro1">
          <table:table-cell office:value-type="float" office:value="9727249" calcext:value-type="float">
            <text:p>9727249</text:p>
          </table:table-cell>
          <table:table-cell table:formula="of:=[.A610]/1000/(60*60*24)" office:value-type="time" office:time-value="PT02H42M07.249S" calcext:value-type="time">
            <text:p>02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5.31" calcext:value-type="float">
            <text:p>685.31</text:p>
          </table:table-cell>
          <table:table-cell office:value-type="float" office:value="878.67" calcext:value-type="float">
            <text:p>878.67</text:p>
          </table:table-cell>
        </table:table-row>
        <table:table-row table:style-name="ro1">
          <table:table-cell office:value-type="float" office:value="9743249" calcext:value-type="float">
            <text:p>9743249</text:p>
          </table:table-cell>
          <table:table-cell table:formula="of:=[.A611]/1000/(60*60*24)" office:value-type="time" office:time-value="PT02H42M23.249S" calcext:value-type="time">
            <text:p>02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6.4" calcext:value-type="float">
            <text:p>686.4</text:p>
          </table:table-cell>
          <table:table-cell office:value-type="float" office:value="880.02" calcext:value-type="float">
            <text:p>880.02</text:p>
          </table:table-cell>
        </table:table-row>
        <table:table-row table:style-name="ro1">
          <table:table-cell office:value-type="float" office:value="9759249" calcext:value-type="float">
            <text:p>9759249</text:p>
          </table:table-cell>
          <table:table-cell table:formula="of:=[.A612]/1000/(60*60*24)" office:value-type="time" office:time-value="PT02H42M39.249S" calcext:value-type="time">
            <text:p>02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687.49" calcext:value-type="float">
            <text:p>687.49</text:p>
          </table:table-cell>
          <table:table-cell office:value-type="float" office:value="881.38" calcext:value-type="float">
            <text:p>881.38</text:p>
          </table:table-cell>
        </table:table-row>
        <table:table-row table:style-name="ro1">
          <table:table-cell office:value-type="float" office:value="9775249" calcext:value-type="float">
            <text:p>9775249</text:p>
          </table:table-cell>
          <table:table-cell table:formula="of:=[.A613]/1000/(60*60*24)" office:value-type="time" office:time-value="PT02H42M55.249S" calcext:value-type="time">
            <text:p>02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88.59" calcext:value-type="float">
            <text:p>688.59</text:p>
          </table:table-cell>
          <table:table-cell office:value-type="float" office:value="882.74" calcext:value-type="float">
            <text:p>882.74</text:p>
          </table:table-cell>
        </table:table-row>
        <table:table-row table:style-name="ro1">
          <table:table-cell office:value-type="float" office:value="9791249" calcext:value-type="float">
            <text:p>9791249</text:p>
          </table:table-cell>
          <table:table-cell table:formula="of:=[.A614]/1000/(60*60*24)" office:value-type="time" office:time-value="PT02H43M11.249S" calcext:value-type="time">
            <text:p>02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89.68" calcext:value-type="float">
            <text:p>689.68</text:p>
          </table:table-cell>
          <table:table-cell office:value-type="float" office:value="884.09" calcext:value-type="float">
            <text:p>884.09</text:p>
          </table:table-cell>
        </table:table-row>
        <table:table-row table:style-name="ro1">
          <table:table-cell office:value-type="float" office:value="9807249" calcext:value-type="float">
            <text:p>9807249</text:p>
          </table:table-cell>
          <table:table-cell table:formula="of:=[.A615]/1000/(60*60*24)" office:value-type="time" office:time-value="PT02H43M27.249S" calcext:value-type="time">
            <text:p>02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0.77" calcext:value-type="float">
            <text:p>690.77</text:p>
          </table:table-cell>
          <table:table-cell office:value-type="float" office:value="885.45" calcext:value-type="float">
            <text:p>885.45</text:p>
          </table:table-cell>
        </table:table-row>
        <table:table-row table:style-name="ro1">
          <table:table-cell office:value-type="float" office:value="9823249" calcext:value-type="float">
            <text:p>9823249</text:p>
          </table:table-cell>
          <table:table-cell table:formula="of:=[.A616]/1000/(60*60*24)" office:value-type="time" office:time-value="PT02H43M43.249S" calcext:value-type="time">
            <text:p>02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6.04" calcext:value-type="float">
            <text:p>306.04</text:p>
          </table:table-cell>
          <table:table-cell office:value-type="float" office:value="691.87" calcext:value-type="float">
            <text:p>691.87</text:p>
          </table:table-cell>
          <table:table-cell office:value-type="float" office:value="886.81" calcext:value-type="float">
            <text:p>886.81</text:p>
          </table:table-cell>
        </table:table-row>
        <table:table-row table:style-name="ro1">
          <table:table-cell office:value-type="float" office:value="9839249" calcext:value-type="float">
            <text:p>9839249</text:p>
          </table:table-cell>
          <table:table-cell table:formula="of:=[.A617]/1000/(60*60*24)" office:value-type="time" office:time-value="PT02H43M59.249S" calcext:value-type="time">
            <text:p>02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2.96" calcext:value-type="float">
            <text:p>692.96</text:p>
          </table:table-cell>
          <table:table-cell office:value-type="float" office:value="888.16" calcext:value-type="float">
            <text:p>888.16</text:p>
          </table:table-cell>
        </table:table-row>
        <table:table-row table:style-name="ro1">
          <table:table-cell office:value-type="float" office:value="9855249" calcext:value-type="float">
            <text:p>9855249</text:p>
          </table:table-cell>
          <table:table-cell table:formula="of:=[.A618]/1000/(60*60*24)" office:value-type="time" office:time-value="PT02H44M15.249S" calcext:value-type="time">
            <text:p>02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4.05" calcext:value-type="float">
            <text:p>694.05</text:p>
          </table:table-cell>
          <table:table-cell office:value-type="float" office:value="889.52" calcext:value-type="float">
            <text:p>889.52</text:p>
          </table:table-cell>
        </table:table-row>
        <table:table-row table:style-name="ro1">
          <table:table-cell office:value-type="float" office:value="9871249" calcext:value-type="float">
            <text:p>9871249</text:p>
          </table:table-cell>
          <table:table-cell table:formula="of:=[.A619]/1000/(60*60*24)" office:value-type="time" office:time-value="PT02H44M31.249S" calcext:value-type="time">
            <text:p>02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5.15" calcext:value-type="float">
            <text:p>695.15</text:p>
          </table:table-cell>
          <table:table-cell office:value-type="float" office:value="890.87" calcext:value-type="float">
            <text:p>890.87</text:p>
          </table:table-cell>
        </table:table-row>
        <table:table-row table:style-name="ro1">
          <table:table-cell office:value-type="float" office:value="9887249" calcext:value-type="float">
            <text:p>9887249</text:p>
          </table:table-cell>
          <table:table-cell table:formula="of:=[.A620]/1000/(60*60*24)" office:value-type="time" office:time-value="PT02H44M47.249S" calcext:value-type="time">
            <text:p>02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6.24" calcext:value-type="float">
            <text:p>696.24</text:p>
          </table:table-cell>
          <table:table-cell office:value-type="float" office:value="892.23" calcext:value-type="float">
            <text:p>892.23</text:p>
          </table:table-cell>
        </table:table-row>
        <table:table-row table:style-name="ro1">
          <table:table-cell office:value-type="float" office:value="9903248" calcext:value-type="float">
            <text:p>9903248</text:p>
          </table:table-cell>
          <table:table-cell table:formula="of:=[.A621]/1000/(60*60*24)" office:value-type="time" office:time-value="PT02H45M03.248S" calcext:value-type="time">
            <text:p>02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7.33" calcext:value-type="float">
            <text:p>697.33</text:p>
          </table:table-cell>
          <table:table-cell office:value-type="float" office:value="893.58" calcext:value-type="float">
            <text:p>893.58</text:p>
          </table:table-cell>
        </table:table-row>
        <table:table-row table:style-name="ro1">
          <table:table-cell office:value-type="float" office:value="9919249" calcext:value-type="float">
            <text:p>9919249</text:p>
          </table:table-cell>
          <table:table-cell table:formula="of:=[.A622]/1000/(60*60*24)" office:value-type="time" office:time-value="PT02H45M19.249S" calcext:value-type="time">
            <text:p>02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8.42" calcext:value-type="float">
            <text:p>698.42</text:p>
          </table:table-cell>
          <table:table-cell office:value-type="float" office:value="894.94" calcext:value-type="float">
            <text:p>894.94</text:p>
          </table:table-cell>
        </table:table-row>
        <table:table-row table:style-name="ro1">
          <table:table-cell office:value-type="float" office:value="9935249" calcext:value-type="float">
            <text:p>9935249</text:p>
          </table:table-cell>
          <table:table-cell table:formula="of:=[.A623]/1000/(60*60*24)" office:value-type="time" office:time-value="PT02H45M35.249S" calcext:value-type="time">
            <text:p>02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699.52" calcext:value-type="float">
            <text:p>699.52</text:p>
          </table:table-cell>
          <table:table-cell office:value-type="float" office:value="896.3" calcext:value-type="float">
            <text:p>896.3</text:p>
          </table:table-cell>
        </table:table-row>
        <table:table-row table:style-name="ro1">
          <table:table-cell office:value-type="float" office:value="9951249" calcext:value-type="float">
            <text:p>9951249</text:p>
          </table:table-cell>
          <table:table-cell table:formula="of:=[.A624]/1000/(60*60*24)" office:value-type="time" office:time-value="PT02H45M51.249S" calcext:value-type="time">
            <text:p>02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0.61" calcext:value-type="float">
            <text:p>700.61</text:p>
          </table:table-cell>
          <table:table-cell office:value-type="float" office:value="897.65" calcext:value-type="float">
            <text:p>897.65</text:p>
          </table:table-cell>
        </table:table-row>
        <table:table-row table:style-name="ro1">
          <table:table-cell office:value-type="float" office:value="9967249" calcext:value-type="float">
            <text:p>9967249</text:p>
          </table:table-cell>
          <table:table-cell table:formula="of:=[.A625]/1000/(60*60*24)" office:value-type="time" office:time-value="PT02H46M07.249S" calcext:value-type="time">
            <text:p>02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1.7" calcext:value-type="float">
            <text:p>701.7</text:p>
          </table:table-cell>
          <table:table-cell office:value-type="float" office:value="899.01" calcext:value-type="float">
            <text:p>899.01</text:p>
          </table:table-cell>
        </table:table-row>
        <table:table-row table:style-name="ro1">
          <table:table-cell office:value-type="float" office:value="9983249" calcext:value-type="float">
            <text:p>9983249</text:p>
          </table:table-cell>
          <table:table-cell table:formula="of:=[.A626]/1000/(60*60*24)" office:value-type="time" office:time-value="PT02H46M23.249S" calcext:value-type="time">
            <text:p>02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702.8" calcext:value-type="float">
            <text:p>702.8</text:p>
          </table:table-cell>
          <table:table-cell office:value-type="float" office:value="900.36" calcext:value-type="float">
            <text:p>900.36</text:p>
          </table:table-cell>
        </table:table-row>
        <table:table-row table:style-name="ro1">
          <table:table-cell office:value-type="float" office:value="9999249" calcext:value-type="float">
            <text:p>9999249</text:p>
          </table:table-cell>
          <table:table-cell table:formula="of:=[.A627]/1000/(60*60*24)" office:value-type="time" office:time-value="PT02H46M39.249S" calcext:value-type="time">
            <text:p>02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3.89" calcext:value-type="float">
            <text:p>703.89</text:p>
          </table:table-cell>
          <table:table-cell office:value-type="float" office:value="901.72" calcext:value-type="float">
            <text:p>901.72</text:p>
          </table:table-cell>
        </table:table-row>
        <table:table-row table:style-name="ro1">
          <table:table-cell office:value-type="float" office:value="10015249" calcext:value-type="float">
            <text:p>10015249</text:p>
          </table:table-cell>
          <table:table-cell table:formula="of:=[.A628]/1000/(60*60*24)" office:value-type="time" office:time-value="PT02H46M55.249S" calcext:value-type="time">
            <text:p>02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4.98" calcext:value-type="float">
            <text:p>704.98</text:p>
          </table:table-cell>
          <table:table-cell office:value-type="float" office:value="903.07" calcext:value-type="float">
            <text:p>903.07</text:p>
          </table:table-cell>
        </table:table-row>
        <table:table-row table:style-name="ro1">
          <table:table-cell office:value-type="float" office:value="10031249" calcext:value-type="float">
            <text:p>10031249</text:p>
          </table:table-cell>
          <table:table-cell table:formula="of:=[.A629]/1000/(60*60*24)" office:value-type="time" office:time-value="PT02H47M11.249S" calcext:value-type="time">
            <text:p>02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6.07" calcext:value-type="float">
            <text:p>706.07</text:p>
          </table:table-cell>
          <table:table-cell office:value-type="float" office:value="904.43" calcext:value-type="float">
            <text:p>904.43</text:p>
          </table:table-cell>
        </table:table-row>
        <table:table-row table:style-name="ro1">
          <table:table-cell office:value-type="float" office:value="10047249" calcext:value-type="float">
            <text:p>10047249</text:p>
          </table:table-cell>
          <table:table-cell table:formula="of:=[.A630]/1000/(60*60*24)" office:value-type="time" office:time-value="PT02H47M27.249S" calcext:value-type="time">
            <text:p>02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7.17" calcext:value-type="float">
            <text:p>707.17</text:p>
          </table:table-cell>
          <table:table-cell office:value-type="float" office:value="905.78" calcext:value-type="float">
            <text:p>905.78</text:p>
          </table:table-cell>
        </table:table-row>
        <table:table-row table:style-name="ro1">
          <table:table-cell office:value-type="float" office:value="10063249" calcext:value-type="float">
            <text:p>10063249</text:p>
          </table:table-cell>
          <table:table-cell table:formula="of:=[.A631]/1000/(60*60*24)" office:value-type="time" office:time-value="PT02H47M43.249S" calcext:value-type="time">
            <text:p>02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708.26" calcext:value-type="float">
            <text:p>708.26</text:p>
          </table:table-cell>
          <table:table-cell office:value-type="float" office:value="907.14" calcext:value-type="float">
            <text:p>907.14</text:p>
          </table:table-cell>
        </table:table-row>
        <table:table-row table:style-name="ro1">
          <table:table-cell office:value-type="float" office:value="10079249" calcext:value-type="float">
            <text:p>10079249</text:p>
          </table:table-cell>
          <table:table-cell table:formula="of:=[.A632]/1000/(60*60*24)" office:value-type="time" office:time-value="PT02H47M59.249S" calcext:value-type="time">
            <text:p>02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709.35" calcext:value-type="float">
            <text:p>709.35</text:p>
          </table:table-cell>
          <table:table-cell office:value-type="float" office:value="908.5" calcext:value-type="float">
            <text:p>908.5</text:p>
          </table:table-cell>
        </table:table-row>
        <table:table-row table:style-name="ro1">
          <table:table-cell office:value-type="float" office:value="10095249" calcext:value-type="float">
            <text:p>10095249</text:p>
          </table:table-cell>
          <table:table-cell table:formula="of:=[.A633]/1000/(60*60*24)" office:value-type="time" office:time-value="PT02H48M15.249S" calcext:value-type="time">
            <text:p>02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710.44" calcext:value-type="float">
            <text:p>710.44</text:p>
          </table:table-cell>
          <table:table-cell office:value-type="float" office:value="909.85" calcext:value-type="float">
            <text:p>909.85</text:p>
          </table:table-cell>
        </table:table-row>
        <table:table-row table:style-name="ro1">
          <table:table-cell office:value-type="float" office:value="10111249" calcext:value-type="float">
            <text:p>10111249</text:p>
          </table:table-cell>
          <table:table-cell table:formula="of:=[.A634]/1000/(60*60*24)" office:value-type="time" office:time-value="PT02H48M31.249S" calcext:value-type="time">
            <text:p>02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1.54" calcext:value-type="float">
            <text:p>711.54</text:p>
          </table:table-cell>
          <table:table-cell office:value-type="float" office:value="911.21" calcext:value-type="float">
            <text:p>911.21</text:p>
          </table:table-cell>
        </table:table-row>
        <table:table-row table:style-name="ro1">
          <table:table-cell office:value-type="float" office:value="10127249" calcext:value-type="float">
            <text:p>10127249</text:p>
          </table:table-cell>
          <table:table-cell table:formula="of:=[.A635]/1000/(60*60*24)" office:value-type="time" office:time-value="PT02H48M47.249S" calcext:value-type="time">
            <text:p>02:4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2.63" calcext:value-type="float">
            <text:p>712.63</text:p>
          </table:table-cell>
          <table:table-cell office:value-type="float" office:value="912.56" calcext:value-type="float">
            <text:p>912.56</text:p>
          </table:table-cell>
        </table:table-row>
        <table:table-row table:style-name="ro1">
          <table:table-cell office:value-type="float" office:value="10143249" calcext:value-type="float">
            <text:p>10143249</text:p>
          </table:table-cell>
          <table:table-cell table:formula="of:=[.A636]/1000/(60*60*24)" office:value-type="time" office:time-value="PT02H49M03.249S" calcext:value-type="time">
            <text:p>02:4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713.72" calcext:value-type="float">
            <text:p>713.72</text:p>
          </table:table-cell>
          <table:table-cell office:value-type="float" office:value="913.92" calcext:value-type="float">
            <text:p>913.92</text:p>
          </table:table-cell>
        </table:table-row>
        <table:table-row table:style-name="ro1">
          <table:table-cell office:value-type="float" office:value="10159249" calcext:value-type="float">
            <text:p>10159249</text:p>
          </table:table-cell>
          <table:table-cell table:formula="of:=[.A637]/1000/(60*60*24)" office:value-type="time" office:time-value="PT02H49M19.249S" calcext:value-type="time">
            <text:p>02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4.82" calcext:value-type="float">
            <text:p>714.82</text:p>
          </table:table-cell>
          <table:table-cell office:value-type="float" office:value="915.27" calcext:value-type="float">
            <text:p>915.27</text:p>
          </table:table-cell>
        </table:table-row>
        <table:table-row table:style-name="ro1">
          <table:table-cell office:value-type="float" office:value="10175249" calcext:value-type="float">
            <text:p>10175249</text:p>
          </table:table-cell>
          <table:table-cell table:formula="of:=[.A638]/1000/(60*60*24)" office:value-type="time" office:time-value="PT02H49M35.249S" calcext:value-type="time">
            <text:p>02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5.91" calcext:value-type="float">
            <text:p>715.91</text:p>
          </table:table-cell>
          <table:table-cell office:value-type="float" office:value="916.63" calcext:value-type="float">
            <text:p>916.63</text:p>
          </table:table-cell>
        </table:table-row>
        <table:table-row table:style-name="ro1">
          <table:table-cell office:value-type="float" office:value="10191249" calcext:value-type="float">
            <text:p>10191249</text:p>
          </table:table-cell>
          <table:table-cell table:formula="of:=[.A639]/1000/(60*60*24)" office:value-type="time" office:time-value="PT02H49M51.249S" calcext:value-type="time">
            <text:p>02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7" calcext:value-type="float">
            <text:p>717</text:p>
          </table:table-cell>
          <table:table-cell office:value-type="float" office:value="917.98" calcext:value-type="float">
            <text:p>917.98</text:p>
          </table:table-cell>
        </table:table-row>
        <table:table-row table:style-name="ro1">
          <table:table-cell office:value-type="float" office:value="10207249" calcext:value-type="float">
            <text:p>10207249</text:p>
          </table:table-cell>
          <table:table-cell table:formula="of:=[.A640]/1000/(60*60*24)" office:value-type="time" office:time-value="PT02H50M07.249S" calcext:value-type="time">
            <text:p>02:5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8.09" calcext:value-type="float">
            <text:p>718.09</text:p>
          </table:table-cell>
          <table:table-cell office:value-type="float" office:value="919.34" calcext:value-type="float">
            <text:p>919.34</text:p>
          </table:table-cell>
        </table:table-row>
        <table:table-row table:style-name="ro1">
          <table:table-cell office:value-type="float" office:value="10223249" calcext:value-type="float">
            <text:p>10223249</text:p>
          </table:table-cell>
          <table:table-cell table:formula="of:=[.A641]/1000/(60*60*24)" office:value-type="time" office:time-value="PT02H50M23.249S" calcext:value-type="time">
            <text:p>02:5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19.19" calcext:value-type="float">
            <text:p>719.19</text:p>
          </table:table-cell>
          <table:table-cell office:value-type="float" office:value="920.69" calcext:value-type="float">
            <text:p>920.69</text:p>
          </table:table-cell>
        </table:table-row>
        <table:table-row table:style-name="ro1">
          <table:table-cell office:value-type="float" office:value="10239249" calcext:value-type="float">
            <text:p>10239249</text:p>
          </table:table-cell>
          <table:table-cell table:formula="of:=[.A642]/1000/(60*60*24)" office:value-type="time" office:time-value="PT02H50M39.249S" calcext:value-type="time">
            <text:p>02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20.28" calcext:value-type="float">
            <text:p>720.28</text:p>
          </table:table-cell>
          <table:table-cell office:value-type="float" office:value="922.05" calcext:value-type="float">
            <text:p>922.05</text:p>
          </table:table-cell>
        </table:table-row>
        <table:table-row table:style-name="ro1">
          <table:table-cell office:value-type="float" office:value="10255249" calcext:value-type="float">
            <text:p>10255249</text:p>
          </table:table-cell>
          <table:table-cell table:formula="of:=[.A643]/1000/(60*60*24)" office:value-type="time" office:time-value="PT02H50M55.249S" calcext:value-type="time">
            <text:p>02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21.37" calcext:value-type="float">
            <text:p>721.37</text:p>
          </table:table-cell>
          <table:table-cell office:value-type="float" office:value="923.4" calcext:value-type="float">
            <text:p>923.4</text:p>
          </table:table-cell>
        </table:table-row>
        <table:table-row table:style-name="ro1">
          <table:table-cell office:value-type="float" office:value="10271249" calcext:value-type="float">
            <text:p>10271249</text:p>
          </table:table-cell>
          <table:table-cell table:formula="of:=[.A644]/1000/(60*60*24)" office:value-type="time" office:time-value="PT02H51M11.249S" calcext:value-type="time">
            <text:p>02:5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22.46" calcext:value-type="float">
            <text:p>722.46</text:p>
          </table:table-cell>
          <table:table-cell office:value-type="float" office:value="924.76" calcext:value-type="float">
            <text:p>924.76</text:p>
          </table:table-cell>
        </table:table-row>
        <table:table-row table:style-name="ro1">
          <table:table-cell office:value-type="float" office:value="10287248" calcext:value-type="float">
            <text:p>10287248</text:p>
          </table:table-cell>
          <table:table-cell table:formula="of:=[.A645]/1000/(60*60*24)" office:value-type="time" office:time-value="PT02H51M27.248S" calcext:value-type="time">
            <text:p>02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23.56" calcext:value-type="float">
            <text:p>723.56</text:p>
          </table:table-cell>
          <table:table-cell office:value-type="float" office:value="926.11" calcext:value-type="float">
            <text:p>926.11</text:p>
          </table:table-cell>
        </table:table-row>
        <table:table-row table:style-name="ro1">
          <table:table-cell office:value-type="float" office:value="10303249" calcext:value-type="float">
            <text:p>10303249</text:p>
          </table:table-cell>
          <table:table-cell table:formula="of:=[.A646]/1000/(60*60*24)" office:value-type="time" office:time-value="PT02H51M43.249S" calcext:value-type="time">
            <text:p>02:5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24.65" calcext:value-type="float">
            <text:p>724.65</text:p>
          </table:table-cell>
          <table:table-cell office:value-type="float" office:value="927.47" calcext:value-type="float">
            <text:p>927.47</text:p>
          </table:table-cell>
        </table:table-row>
        <table:table-row table:style-name="ro1">
          <table:table-cell office:value-type="float" office:value="10319249" calcext:value-type="float">
            <text:p>10319249</text:p>
          </table:table-cell>
          <table:table-cell table:formula="of:=[.A647]/1000/(60*60*24)" office:value-type="time" office:time-value="PT02H51M59.249S" calcext:value-type="time">
            <text:p>02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25.74" calcext:value-type="float">
            <text:p>725.74</text:p>
          </table:table-cell>
          <table:table-cell office:value-type="float" office:value="928.82" calcext:value-type="float">
            <text:p>928.82</text:p>
          </table:table-cell>
        </table:table-row>
        <table:table-row table:style-name="ro1">
          <table:table-cell office:value-type="float" office:value="10335249" calcext:value-type="float">
            <text:p>10335249</text:p>
          </table:table-cell>
          <table:table-cell table:formula="of:=[.A648]/1000/(60*60*24)" office:value-type="time" office:time-value="PT02H52M15.249S" calcext:value-type="time">
            <text:p>02:5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26.83" calcext:value-type="float">
            <text:p>726.83</text:p>
          </table:table-cell>
          <table:table-cell office:value-type="float" office:value="930.18" calcext:value-type="float">
            <text:p>930.18</text:p>
          </table:table-cell>
        </table:table-row>
        <table:table-row table:style-name="ro1">
          <table:table-cell office:value-type="float" office:value="10351249" calcext:value-type="float">
            <text:p>10351249</text:p>
          </table:table-cell>
          <table:table-cell table:formula="of:=[.A649]/1000/(60*60*24)" office:value-type="time" office:time-value="PT02H52M31.249S" calcext:value-type="time">
            <text:p>02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27.93" calcext:value-type="float">
            <text:p>727.93</text:p>
          </table:table-cell>
          <table:table-cell office:value-type="float" office:value="931.53" calcext:value-type="float">
            <text:p>931.53</text:p>
          </table:table-cell>
        </table:table-row>
        <table:table-row table:style-name="ro1">
          <table:table-cell office:value-type="float" office:value="10367249" calcext:value-type="float">
            <text:p>10367249</text:p>
          </table:table-cell>
          <table:table-cell table:formula="of:=[.A650]/1000/(60*60*24)" office:value-type="time" office:time-value="PT02H52M47.249S" calcext:value-type="time">
            <text:p>02:5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729.02" calcext:value-type="float">
            <text:p>729.02</text:p>
          </table:table-cell>
          <table:table-cell office:value-type="float" office:value="932.89" calcext:value-type="float">
            <text:p>932.89</text:p>
          </table:table-cell>
        </table:table-row>
        <table:table-row table:style-name="ro1">
          <table:table-cell office:value-type="float" office:value="10383249" calcext:value-type="float">
            <text:p>10383249</text:p>
          </table:table-cell>
          <table:table-cell table:formula="of:=[.A651]/1000/(60*60*24)" office:value-type="time" office:time-value="PT02H53M03.249S" calcext:value-type="time">
            <text:p>02:5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0.11" calcext:value-type="float">
            <text:p>730.11</text:p>
          </table:table-cell>
          <table:table-cell office:value-type="float" office:value="934.24" calcext:value-type="float">
            <text:p>934.24</text:p>
          </table:table-cell>
        </table:table-row>
        <table:table-row table:style-name="ro1">
          <table:table-cell office:value-type="float" office:value="10399249" calcext:value-type="float">
            <text:p>10399249</text:p>
          </table:table-cell>
          <table:table-cell table:formula="of:=[.A652]/1000/(60*60*24)" office:value-type="time" office:time-value="PT02H53M19.249S" calcext:value-type="time">
            <text:p>02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1.2" calcext:value-type="float">
            <text:p>731.2</text:p>
          </table:table-cell>
          <table:table-cell office:value-type="float" office:value="935.6" calcext:value-type="float">
            <text:p>935.6</text:p>
          </table:table-cell>
        </table:table-row>
        <table:table-row table:style-name="ro1">
          <table:table-cell office:value-type="float" office:value="10415249" calcext:value-type="float">
            <text:p>10415249</text:p>
          </table:table-cell>
          <table:table-cell table:formula="of:=[.A653]/1000/(60*60*24)" office:value-type="time" office:time-value="PT02H53M35.249S" calcext:value-type="time">
            <text:p>02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2.29" calcext:value-type="float">
            <text:p>732.29</text:p>
          </table:table-cell>
          <table:table-cell office:value-type="float" office:value="936.95" calcext:value-type="float">
            <text:p>936.95</text:p>
          </table:table-cell>
        </table:table-row>
        <table:table-row table:style-name="ro1">
          <table:table-cell office:value-type="float" office:value="10431249" calcext:value-type="float">
            <text:p>10431249</text:p>
          </table:table-cell>
          <table:table-cell table:formula="of:=[.A654]/1000/(60*60*24)" office:value-type="time" office:time-value="PT02H53M51.249S" calcext:value-type="time">
            <text:p>02:5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3.39" calcext:value-type="float">
            <text:p>733.39</text:p>
          </table:table-cell>
          <table:table-cell office:value-type="float" office:value="938.31" calcext:value-type="float">
            <text:p>938.31</text:p>
          </table:table-cell>
        </table:table-row>
        <table:table-row table:style-name="ro1">
          <table:table-cell office:value-type="float" office:value="10447249" calcext:value-type="float">
            <text:p>10447249</text:p>
          </table:table-cell>
          <table:table-cell table:formula="of:=[.A655]/1000/(60*60*24)" office:value-type="time" office:time-value="PT02H54M07.249S" calcext:value-type="time">
            <text:p>02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4.48" calcext:value-type="float">
            <text:p>734.48</text:p>
          </table:table-cell>
          <table:table-cell office:value-type="float" office:value="939.66" calcext:value-type="float">
            <text:p>939.66</text:p>
          </table:table-cell>
        </table:table-row>
        <table:table-row table:style-name="ro1">
          <table:table-cell office:value-type="float" office:value="10463249" calcext:value-type="float">
            <text:p>10463249</text:p>
          </table:table-cell>
          <table:table-cell table:formula="of:=[.A656]/1000/(60*60*24)" office:value-type="time" office:time-value="PT02H54M23.249S" calcext:value-type="time">
            <text:p>02:5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35.57" calcext:value-type="float">
            <text:p>735.57</text:p>
          </table:table-cell>
          <table:table-cell office:value-type="float" office:value="941.02" calcext:value-type="float">
            <text:p>941.02</text:p>
          </table:table-cell>
        </table:table-row>
        <table:table-row table:style-name="ro1">
          <table:table-cell office:value-type="float" office:value="10479249" calcext:value-type="float">
            <text:p>10479249</text:p>
          </table:table-cell>
          <table:table-cell table:formula="of:=[.A657]/1000/(60*60*24)" office:value-type="time" office:time-value="PT02H54M39.249S" calcext:value-type="time">
            <text:p>02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6.66" calcext:value-type="float">
            <text:p>736.66</text:p>
          </table:table-cell>
          <table:table-cell office:value-type="float" office:value="942.37" calcext:value-type="float">
            <text:p>942.37</text:p>
          </table:table-cell>
        </table:table-row>
        <table:table-row table:style-name="ro1">
          <table:table-cell office:value-type="float" office:value="10495248" calcext:value-type="float">
            <text:p>10495248</text:p>
          </table:table-cell>
          <table:table-cell table:formula="of:=[.A658]/1000/(60*60*24)" office:value-type="time" office:time-value="PT02H54M55.248S" calcext:value-type="time">
            <text:p>02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7.75" calcext:value-type="float">
            <text:p>737.75</text:p>
          </table:table-cell>
          <table:table-cell office:value-type="float" office:value="943.73" calcext:value-type="float">
            <text:p>943.73</text:p>
          </table:table-cell>
        </table:table-row>
        <table:table-row table:style-name="ro1">
          <table:table-cell office:value-type="float" office:value="10511249" calcext:value-type="float">
            <text:p>10511249</text:p>
          </table:table-cell>
          <table:table-cell table:formula="of:=[.A659]/1000/(60*60*24)" office:value-type="time" office:time-value="PT02H55M11.249S" calcext:value-type="time">
            <text:p>02:5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8.85" calcext:value-type="float">
            <text:p>738.85</text:p>
          </table:table-cell>
          <table:table-cell office:value-type="float" office:value="945.08" calcext:value-type="float">
            <text:p>945.08</text:p>
          </table:table-cell>
        </table:table-row>
        <table:table-row table:style-name="ro1">
          <table:table-cell office:value-type="float" office:value="10527249" calcext:value-type="float">
            <text:p>10527249</text:p>
          </table:table-cell>
          <table:table-cell table:formula="of:=[.A660]/1000/(60*60*24)" office:value-type="time" office:time-value="PT02H55M27.249S" calcext:value-type="time">
            <text:p>02:5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39.94" calcext:value-type="float">
            <text:p>739.94</text:p>
          </table:table-cell>
          <table:table-cell office:value-type="float" office:value="946.44" calcext:value-type="float">
            <text:p>946.44</text:p>
          </table:table-cell>
        </table:table-row>
        <table:table-row table:style-name="ro1">
          <table:table-cell office:value-type="float" office:value="10543249" calcext:value-type="float">
            <text:p>10543249</text:p>
          </table:table-cell>
          <table:table-cell table:formula="of:=[.A661]/1000/(60*60*24)" office:value-type="time" office:time-value="PT02H55M43.249S" calcext:value-type="time">
            <text:p>02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41.03" calcext:value-type="float">
            <text:p>741.03</text:p>
          </table:table-cell>
          <table:table-cell office:value-type="float" office:value="947.79" calcext:value-type="float">
            <text:p>947.79</text:p>
          </table:table-cell>
        </table:table-row>
        <table:table-row table:style-name="ro1">
          <table:table-cell office:value-type="float" office:value="10559249" calcext:value-type="float">
            <text:p>10559249</text:p>
          </table:table-cell>
          <table:table-cell table:formula="of:=[.A662]/1000/(60*60*24)" office:value-type="time" office:time-value="PT02H55M59.249S" calcext:value-type="time">
            <text:p>02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42.12" calcext:value-type="float">
            <text:p>742.12</text:p>
          </table:table-cell>
          <table:table-cell office:value-type="float" office:value="949.14" calcext:value-type="float">
            <text:p>949.14</text:p>
          </table:table-cell>
        </table:table-row>
        <table:table-row table:style-name="ro1">
          <table:table-cell office:value-type="float" office:value="10575249" calcext:value-type="float">
            <text:p>10575249</text:p>
          </table:table-cell>
          <table:table-cell table:formula="of:=[.A663]/1000/(60*60*24)" office:value-type="time" office:time-value="PT02H56M15.249S" calcext:value-type="time">
            <text:p>02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43.21" calcext:value-type="float">
            <text:p>743.21</text:p>
          </table:table-cell>
          <table:table-cell office:value-type="float" office:value="950.5" calcext:value-type="float">
            <text:p>950.5</text:p>
          </table:table-cell>
        </table:table-row>
        <table:table-row table:style-name="ro1">
          <table:table-cell office:value-type="float" office:value="10591249" calcext:value-type="float">
            <text:p>10591249</text:p>
          </table:table-cell>
          <table:table-cell table:formula="of:=[.A664]/1000/(60*60*24)" office:value-type="time" office:time-value="PT02H56M31.249S" calcext:value-type="time">
            <text:p>02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44.3" calcext:value-type="float">
            <text:p>744.3</text:p>
          </table:table-cell>
          <table:table-cell office:value-type="float" office:value="951.85" calcext:value-type="float">
            <text:p>951.85</text:p>
          </table:table-cell>
        </table:table-row>
        <table:table-row table:style-name="ro1">
          <table:table-cell office:value-type="float" office:value="10607249" calcext:value-type="float">
            <text:p>10607249</text:p>
          </table:table-cell>
          <table:table-cell table:formula="of:=[.A665]/1000/(60*60*24)" office:value-type="time" office:time-value="PT02H56M47.249S" calcext:value-type="time">
            <text:p>02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45.4" calcext:value-type="float">
            <text:p>745.4</text:p>
          </table:table-cell>
          <table:table-cell office:value-type="float" office:value="953.21" calcext:value-type="float">
            <text:p>953.21</text:p>
          </table:table-cell>
        </table:table-row>
        <table:table-row table:style-name="ro1">
          <table:table-cell office:value-type="float" office:value="10623249" calcext:value-type="float">
            <text:p>10623249</text:p>
          </table:table-cell>
          <table:table-cell table:formula="of:=[.A666]/1000/(60*60*24)" office:value-type="time" office:time-value="PT02H57M03.249S" calcext:value-type="time">
            <text:p>02:5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46.49" calcext:value-type="float">
            <text:p>746.49</text:p>
          </table:table-cell>
          <table:table-cell office:value-type="float" office:value="954.56" calcext:value-type="float">
            <text:p>954.56</text:p>
          </table:table-cell>
        </table:table-row>
        <table:table-row table:style-name="ro1">
          <table:table-cell office:value-type="float" office:value="10639249" calcext:value-type="float">
            <text:p>10639249</text:p>
          </table:table-cell>
          <table:table-cell table:formula="of:=[.A667]/1000/(60*60*24)" office:value-type="time" office:time-value="PT02H57M19.249S" calcext:value-type="time">
            <text:p>02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47.58" calcext:value-type="float">
            <text:p>747.58</text:p>
          </table:table-cell>
          <table:table-cell office:value-type="float" office:value="955.92" calcext:value-type="float">
            <text:p>955.92</text:p>
          </table:table-cell>
        </table:table-row>
        <table:table-row table:style-name="ro1">
          <table:table-cell office:value-type="float" office:value="10655249" calcext:value-type="float">
            <text:p>10655249</text:p>
          </table:table-cell>
          <table:table-cell table:formula="of:=[.A668]/1000/(60*60*24)" office:value-type="time" office:time-value="PT02H57M35.249S" calcext:value-type="time">
            <text:p>02:5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48.67" calcext:value-type="float">
            <text:p>748.67</text:p>
          </table:table-cell>
          <table:table-cell office:value-type="float" office:value="957.27" calcext:value-type="float">
            <text:p>957.27</text:p>
          </table:table-cell>
        </table:table-row>
        <table:table-row table:style-name="ro1">
          <table:table-cell office:value-type="float" office:value="10671249" calcext:value-type="float">
            <text:p>10671249</text:p>
          </table:table-cell>
          <table:table-cell table:formula="of:=[.A669]/1000/(60*60*24)" office:value-type="time" office:time-value="PT02H57M51.249S" calcext:value-type="time">
            <text:p>02:5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49.76" calcext:value-type="float">
            <text:p>749.76</text:p>
          </table:table-cell>
          <table:table-cell office:value-type="float" office:value="958.63" calcext:value-type="float">
            <text:p>958.63</text:p>
          </table:table-cell>
        </table:table-row>
        <table:table-row table:style-name="ro1">
          <table:table-cell office:value-type="float" office:value="10687249" calcext:value-type="float">
            <text:p>10687249</text:p>
          </table:table-cell>
          <table:table-cell table:formula="of:=[.A670]/1000/(60*60*24)" office:value-type="time" office:time-value="PT02H58M07.249S" calcext:value-type="time">
            <text:p>02:5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750.86" calcext:value-type="float">
            <text:p>750.86</text:p>
          </table:table-cell>
          <table:table-cell office:value-type="float" office:value="959.98" calcext:value-type="float">
            <text:p>959.98</text:p>
          </table:table-cell>
        </table:table-row>
        <table:table-row table:style-name="ro1">
          <table:table-cell office:value-type="float" office:value="10703249" calcext:value-type="float">
            <text:p>10703249</text:p>
          </table:table-cell>
          <table:table-cell table:formula="of:=[.A671]/1000/(60*60*24)" office:value-type="time" office:time-value="PT02H58M23.249S" calcext:value-type="time">
            <text:p>02:5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51.95" calcext:value-type="float">
            <text:p>751.95</text:p>
          </table:table-cell>
          <table:table-cell office:value-type="float" office:value="961.33" calcext:value-type="float">
            <text:p>961.33</text:p>
          </table:table-cell>
        </table:table-row>
        <table:table-row table:style-name="ro1">
          <table:table-cell office:value-type="float" office:value="10719249" calcext:value-type="float">
            <text:p>10719249</text:p>
          </table:table-cell>
          <table:table-cell table:formula="of:=[.A672]/1000/(60*60*24)" office:value-type="time" office:time-value="PT02H58M39.249S" calcext:value-type="time">
            <text:p>02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53.04" calcext:value-type="float">
            <text:p>753.04</text:p>
          </table:table-cell>
          <table:table-cell office:value-type="float" office:value="962.69" calcext:value-type="float">
            <text:p>962.69</text:p>
          </table:table-cell>
        </table:table-row>
        <table:table-row table:style-name="ro1">
          <table:table-cell office:value-type="float" office:value="10735249" calcext:value-type="float">
            <text:p>10735249</text:p>
          </table:table-cell>
          <table:table-cell table:formula="of:=[.A673]/1000/(60*60*24)" office:value-type="time" office:time-value="PT02H58M55.249S" calcext:value-type="time">
            <text:p>02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54.13" calcext:value-type="float">
            <text:p>754.13</text:p>
          </table:table-cell>
          <table:table-cell office:value-type="float" office:value="964.04" calcext:value-type="float">
            <text:p>964.04</text:p>
          </table:table-cell>
        </table:table-row>
        <table:table-row table:style-name="ro1">
          <table:table-cell office:value-type="float" office:value="10751249" calcext:value-type="float">
            <text:p>10751249</text:p>
          </table:table-cell>
          <table:table-cell table:formula="of:=[.A674]/1000/(60*60*24)" office:value-type="time" office:time-value="PT02H59M11.249S" calcext:value-type="time">
            <text:p>02:5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755.22" calcext:value-type="float">
            <text:p>755.22</text:p>
          </table:table-cell>
          <table:table-cell office:value-type="float" office:value="965.39" calcext:value-type="float">
            <text:p>965.39</text:p>
          </table:table-cell>
        </table:table-row>
        <table:table-row table:style-name="ro1">
          <table:table-cell office:value-type="float" office:value="10767249" calcext:value-type="float">
            <text:p>10767249</text:p>
          </table:table-cell>
          <table:table-cell table:formula="of:=[.A675]/1000/(60*60*24)" office:value-type="time" office:time-value="PT02H59M27.249S" calcext:value-type="time">
            <text:p>02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56.31" calcext:value-type="float">
            <text:p>756.31</text:p>
          </table:table-cell>
          <table:table-cell office:value-type="float" office:value="966.75" calcext:value-type="float">
            <text:p>966.75</text:p>
          </table:table-cell>
        </table:table-row>
        <table:table-row table:style-name="ro1">
          <table:table-cell office:value-type="float" office:value="10783248" calcext:value-type="float">
            <text:p>10783248</text:p>
          </table:table-cell>
          <table:table-cell table:formula="of:=[.A676]/1000/(60*60*24)" office:value-type="time" office:time-value="PT02H59M43.248S" calcext:value-type="time">
            <text:p>02:5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57.41" calcext:value-type="float">
            <text:p>757.41</text:p>
          </table:table-cell>
          <table:table-cell office:value-type="float" office:value="968.1" calcext:value-type="float">
            <text:p>968.1</text:p>
          </table:table-cell>
        </table:table-row>
        <table:table-row table:style-name="ro1">
          <table:table-cell office:value-type="float" office:value="10799249" calcext:value-type="float">
            <text:p>10799249</text:p>
          </table:table-cell>
          <table:table-cell table:formula="of:=[.A677]/1000/(60*60*24)" office:value-type="time" office:time-value="PT02H59M59.249S" calcext:value-type="time">
            <text:p>02:5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58.5" calcext:value-type="float">
            <text:p>758.5</text:p>
          </table:table-cell>
          <table:table-cell office:value-type="float" office:value="969.46" calcext:value-type="float">
            <text:p>969.46</text:p>
          </table:table-cell>
        </table:table-row>
        <table:table-row table:style-name="ro1">
          <table:table-cell office:value-type="float" office:value="10815249" calcext:value-type="float">
            <text:p>10815249</text:p>
          </table:table-cell>
          <table:table-cell table:formula="of:=[.A678]/1000/(60*60*24)" office:value-type="time" office:time-value="PT03H00M15.249S" calcext:value-type="time">
            <text:p>03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59.59" calcext:value-type="float">
            <text:p>759.59</text:p>
          </table:table-cell>
          <table:table-cell office:value-type="float" office:value="970.81" calcext:value-type="float">
            <text:p>970.81</text:p>
          </table:table-cell>
        </table:table-row>
        <table:table-row table:style-name="ro1">
          <table:table-cell office:value-type="float" office:value="10831249" calcext:value-type="float">
            <text:p>10831249</text:p>
          </table:table-cell>
          <table:table-cell table:formula="of:=[.A679]/1000/(60*60*24)" office:value-type="time" office:time-value="PT03H00M31.249S" calcext:value-type="time">
            <text:p>03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60.68" calcext:value-type="float">
            <text:p>760.68</text:p>
          </table:table-cell>
          <table:table-cell office:value-type="float" office:value="972.16" calcext:value-type="float">
            <text:p>972.16</text:p>
          </table:table-cell>
        </table:table-row>
        <table:table-row table:style-name="ro1">
          <table:table-cell office:value-type="float" office:value="10847249" calcext:value-type="float">
            <text:p>10847249</text:p>
          </table:table-cell>
          <table:table-cell table:formula="of:=[.A680]/1000/(60*60*24)" office:value-type="time" office:time-value="PT03H00M47.249S" calcext:value-type="time">
            <text:p>03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61.77" calcext:value-type="float">
            <text:p>761.77</text:p>
          </table:table-cell>
          <table:table-cell office:value-type="float" office:value="973.52" calcext:value-type="float">
            <text:p>973.52</text:p>
          </table:table-cell>
        </table:table-row>
        <table:table-row table:style-name="ro1">
          <table:table-cell office:value-type="float" office:value="10863249" calcext:value-type="float">
            <text:p>10863249</text:p>
          </table:table-cell>
          <table:table-cell table:formula="of:=[.A681]/1000/(60*60*24)" office:value-type="time" office:time-value="PT03H01M03.249S" calcext:value-type="time">
            <text:p>03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62.86" calcext:value-type="float">
            <text:p>762.86</text:p>
          </table:table-cell>
          <table:table-cell office:value-type="float" office:value="974.87" calcext:value-type="float">
            <text:p>974.87</text:p>
          </table:table-cell>
        </table:table-row>
        <table:table-row table:style-name="ro1">
          <table:table-cell office:value-type="float" office:value="10879249" calcext:value-type="float">
            <text:p>10879249</text:p>
          </table:table-cell>
          <table:table-cell table:formula="of:=[.A682]/1000/(60*60*24)" office:value-type="time" office:time-value="PT03H01M19.249S" calcext:value-type="time">
            <text:p>03:0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763.96" calcext:value-type="float">
            <text:p>763.96</text:p>
          </table:table-cell>
          <table:table-cell office:value-type="float" office:value="976.22" calcext:value-type="float">
            <text:p>976.22</text:p>
          </table:table-cell>
        </table:table-row>
        <table:table-row table:style-name="ro1">
          <table:table-cell office:value-type="float" office:value="10895249" calcext:value-type="float">
            <text:p>10895249</text:p>
          </table:table-cell>
          <table:table-cell table:formula="of:=[.A683]/1000/(60*60*24)" office:value-type="time" office:time-value="PT03H01M35.249S" calcext:value-type="time">
            <text:p>03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765.05" calcext:value-type="float">
            <text:p>765.05</text:p>
          </table:table-cell>
          <table:table-cell office:value-type="float" office:value="977.58" calcext:value-type="float">
            <text:p>977.58</text:p>
          </table:table-cell>
        </table:table-row>
        <table:table-row table:style-name="ro1">
          <table:table-cell office:value-type="float" office:value="10911249" calcext:value-type="float">
            <text:p>10911249</text:p>
          </table:table-cell>
          <table:table-cell table:formula="of:=[.A684]/1000/(60*60*24)" office:value-type="time" office:time-value="PT03H01M51.249S" calcext:value-type="time">
            <text:p>03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66.14" calcext:value-type="float">
            <text:p>766.14</text:p>
          </table:table-cell>
          <table:table-cell office:value-type="float" office:value="978.93" calcext:value-type="float">
            <text:p>978.93</text:p>
          </table:table-cell>
        </table:table-row>
        <table:table-row table:style-name="ro1">
          <table:table-cell office:value-type="float" office:value="10927249" calcext:value-type="float">
            <text:p>10927249</text:p>
          </table:table-cell>
          <table:table-cell table:formula="of:=[.A685]/1000/(60*60*24)" office:value-type="time" office:time-value="PT03H02M07.249S" calcext:value-type="time">
            <text:p>03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767.23" calcext:value-type="float">
            <text:p>767.23</text:p>
          </table:table-cell>
          <table:table-cell office:value-type="float" office:value="980.28" calcext:value-type="float">
            <text:p>980.28</text:p>
          </table:table-cell>
        </table:table-row>
        <table:table-row table:style-name="ro1">
          <table:table-cell office:value-type="float" office:value="10943249" calcext:value-type="float">
            <text:p>10943249</text:p>
          </table:table-cell>
          <table:table-cell table:formula="of:=[.A686]/1000/(60*60*24)" office:value-type="time" office:time-value="PT03H02M23.249S" calcext:value-type="time">
            <text:p>03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68.32" calcext:value-type="float">
            <text:p>768.32</text:p>
          </table:table-cell>
          <table:table-cell office:value-type="float" office:value="981.63" calcext:value-type="float">
            <text:p>981.63</text:p>
          </table:table-cell>
        </table:table-row>
        <table:table-row table:style-name="ro1">
          <table:table-cell office:value-type="float" office:value="10959249" calcext:value-type="float">
            <text:p>10959249</text:p>
          </table:table-cell>
          <table:table-cell table:formula="of:=[.A687]/1000/(60*60*24)" office:value-type="time" office:time-value="PT03H02M39.249S" calcext:value-type="time">
            <text:p>03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69.41" calcext:value-type="float">
            <text:p>769.41</text:p>
          </table:table-cell>
          <table:table-cell office:value-type="float" office:value="982.99" calcext:value-type="float">
            <text:p>982.99</text:p>
          </table:table-cell>
        </table:table-row>
        <table:table-row table:style-name="ro1">
          <table:table-cell office:value-type="float" office:value="10975249" calcext:value-type="float">
            <text:p>10975249</text:p>
          </table:table-cell>
          <table:table-cell table:formula="of:=[.A688]/1000/(60*60*24)" office:value-type="time" office:time-value="PT03H02M55.249S" calcext:value-type="time">
            <text:p>03:0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70.5" calcext:value-type="float">
            <text:p>770.5</text:p>
          </table:table-cell>
          <table:table-cell office:value-type="float" office:value="984.34" calcext:value-type="float">
            <text:p>984.34</text:p>
          </table:table-cell>
        </table:table-row>
        <table:table-row table:style-name="ro1">
          <table:table-cell office:value-type="float" office:value="10991249" calcext:value-type="float">
            <text:p>10991249</text:p>
          </table:table-cell>
          <table:table-cell table:formula="of:=[.A689]/1000/(60*60*24)" office:value-type="time" office:time-value="PT03H03M11.249S" calcext:value-type="time">
            <text:p>03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1.59" calcext:value-type="float">
            <text:p>771.59</text:p>
          </table:table-cell>
          <table:table-cell office:value-type="float" office:value="985.69" calcext:value-type="float">
            <text:p>985.69</text:p>
          </table:table-cell>
        </table:table-row>
        <table:table-row table:style-name="ro1">
          <table:table-cell office:value-type="float" office:value="11007249" calcext:value-type="float">
            <text:p>11007249</text:p>
          </table:table-cell>
          <table:table-cell table:formula="of:=[.A690]/1000/(60*60*24)" office:value-type="time" office:time-value="PT03H03M27.249S" calcext:value-type="time">
            <text:p>03:0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2.68" calcext:value-type="float">
            <text:p>772.68</text:p>
          </table:table-cell>
          <table:table-cell office:value-type="float" office:value="987.05" calcext:value-type="float">
            <text:p>987.05</text:p>
          </table:table-cell>
        </table:table-row>
        <table:table-row table:style-name="ro1">
          <table:table-cell office:value-type="float" office:value="11023249" calcext:value-type="float">
            <text:p>11023249</text:p>
          </table:table-cell>
          <table:table-cell table:formula="of:=[.A691]/1000/(60*60*24)" office:value-type="time" office:time-value="PT03H03M43.249S" calcext:value-type="time">
            <text:p>03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3.78" calcext:value-type="float">
            <text:p>773.78</text:p>
          </table:table-cell>
          <table:table-cell office:value-type="float" office:value="988.4" calcext:value-type="float">
            <text:p>988.4</text:p>
          </table:table-cell>
        </table:table-row>
        <table:table-row table:style-name="ro1">
          <table:table-cell office:value-type="float" office:value="11039249" calcext:value-type="float">
            <text:p>11039249</text:p>
          </table:table-cell>
          <table:table-cell table:formula="of:=[.A692]/1000/(60*60*24)" office:value-type="time" office:time-value="PT03H03M59.249S" calcext:value-type="time">
            <text:p>03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4.87" calcext:value-type="float">
            <text:p>774.87</text:p>
          </table:table-cell>
          <table:table-cell office:value-type="float" office:value="989.75" calcext:value-type="float">
            <text:p>989.75</text:p>
          </table:table-cell>
        </table:table-row>
        <table:table-row table:style-name="ro1">
          <table:table-cell office:value-type="float" office:value="11055249" calcext:value-type="float">
            <text:p>11055249</text:p>
          </table:table-cell>
          <table:table-cell table:formula="of:=[.A693]/1000/(60*60*24)" office:value-type="time" office:time-value="PT03H04M15.249S" calcext:value-type="time">
            <text:p>03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5.96" calcext:value-type="float">
            <text:p>775.96</text:p>
          </table:table-cell>
          <table:table-cell office:value-type="float" office:value="991.1" calcext:value-type="float">
            <text:p>991.1</text:p>
          </table:table-cell>
        </table:table-row>
        <table:table-row table:style-name="ro1">
          <table:table-cell office:value-type="float" office:value="11071249" calcext:value-type="float">
            <text:p>11071249</text:p>
          </table:table-cell>
          <table:table-cell table:formula="of:=[.A694]/1000/(60*60*24)" office:value-type="time" office:time-value="PT03H04M31.249S" calcext:value-type="time">
            <text:p>03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7.05" calcext:value-type="float">
            <text:p>777.05</text:p>
          </table:table-cell>
          <table:table-cell office:value-type="float" office:value="992.45" calcext:value-type="float">
            <text:p>992.45</text:p>
          </table:table-cell>
        </table:table-row>
        <table:table-row table:style-name="ro1">
          <table:table-cell office:value-type="float" office:value="11087249" calcext:value-type="float">
            <text:p>11087249</text:p>
          </table:table-cell>
          <table:table-cell table:formula="of:=[.A695]/1000/(60*60*24)" office:value-type="time" office:time-value="PT03H04M47.249S" calcext:value-type="time">
            <text:p>03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78.14" calcext:value-type="float">
            <text:p>778.14</text:p>
          </table:table-cell>
          <table:table-cell office:value-type="float" office:value="993.81" calcext:value-type="float">
            <text:p>993.81</text:p>
          </table:table-cell>
        </table:table-row>
        <table:table-row table:style-name="ro1">
          <table:table-cell office:value-type="float" office:value="11103249" calcext:value-type="float">
            <text:p>11103249</text:p>
          </table:table-cell>
          <table:table-cell table:formula="of:=[.A696]/1000/(60*60*24)" office:value-type="time" office:time-value="PT03H05M03.249S" calcext:value-type="time">
            <text:p>03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79.23" calcext:value-type="float">
            <text:p>779.23</text:p>
          </table:table-cell>
          <table:table-cell office:value-type="float" office:value="995.16" calcext:value-type="float">
            <text:p>995.16</text:p>
          </table:table-cell>
        </table:table-row>
        <table:table-row table:style-name="ro1">
          <table:table-cell office:value-type="float" office:value="11119249" calcext:value-type="float">
            <text:p>11119249</text:p>
          </table:table-cell>
          <table:table-cell table:formula="of:=[.A697]/1000/(60*60*24)" office:value-type="time" office:time-value="PT03H05M19.249S" calcext:value-type="time">
            <text:p>03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80.32" calcext:value-type="float">
            <text:p>780.32</text:p>
          </table:table-cell>
          <table:table-cell office:value-type="float" office:value="996.51" calcext:value-type="float">
            <text:p>996.51</text:p>
          </table:table-cell>
        </table:table-row>
        <table:table-row table:style-name="ro1">
          <table:table-cell office:value-type="float" office:value="11135249" calcext:value-type="float">
            <text:p>11135249</text:p>
          </table:table-cell>
          <table:table-cell table:formula="of:=[.A698]/1000/(60*60*24)" office:value-type="time" office:time-value="PT03H05M35.249S" calcext:value-type="time">
            <text:p>03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81.41" calcext:value-type="float">
            <text:p>781.41</text:p>
          </table:table-cell>
          <table:table-cell office:value-type="float" office:value="997.86" calcext:value-type="float">
            <text:p>997.86</text:p>
          </table:table-cell>
        </table:table-row>
        <table:table-row table:style-name="ro1">
          <table:table-cell office:value-type="float" office:value="11151249" calcext:value-type="float">
            <text:p>11151249</text:p>
          </table:table-cell>
          <table:table-cell table:formula="of:=[.A699]/1000/(60*60*24)" office:value-type="time" office:time-value="PT03H05M51.249S" calcext:value-type="time">
            <text:p>03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82.5" calcext:value-type="float">
            <text:p>782.5</text:p>
          </table:table-cell>
          <table:table-cell office:value-type="float" office:value="999.21" calcext:value-type="float">
            <text:p>999.21</text:p>
          </table:table-cell>
        </table:table-row>
        <table:table-row table:style-name="ro1">
          <table:table-cell office:value-type="float" office:value="11167249" calcext:value-type="float">
            <text:p>11167249</text:p>
          </table:table-cell>
          <table:table-cell table:formula="of:=[.A700]/1000/(60*60*24)" office:value-type="time" office:time-value="PT03H06M07.249S" calcext:value-type="time">
            <text:p>03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83.59" calcext:value-type="float">
            <text:p>783.59</text:p>
          </table:table-cell>
          <table:table-cell office:value-type="float" office:value="1000.57" calcext:value-type="float">
            <text:p>1000.57</text:p>
          </table:table-cell>
        </table:table-row>
        <table:table-row table:style-name="ro1">
          <table:table-cell office:value-type="float" office:value="11183249" calcext:value-type="float">
            <text:p>11183249</text:p>
          </table:table-cell>
          <table:table-cell table:formula="of:=[.A701]/1000/(60*60*24)" office:value-type="time" office:time-value="PT03H06M23.249S" calcext:value-type="time">
            <text:p>03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784.68" calcext:value-type="float">
            <text:p>784.68</text:p>
          </table:table-cell>
          <table:table-cell office:value-type="float" office:value="1001.92" calcext:value-type="float">
            <text:p>1001.92</text:p>
          </table:table-cell>
        </table:table-row>
        <table:table-row table:style-name="ro1">
          <table:table-cell office:value-type="float" office:value="11199249" calcext:value-type="float">
            <text:p>11199249</text:p>
          </table:table-cell>
          <table:table-cell table:formula="of:=[.A702]/1000/(60*60*24)" office:value-type="time" office:time-value="PT03H06M39.249S" calcext:value-type="time">
            <text:p>03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85.77" calcext:value-type="float">
            <text:p>785.77</text:p>
          </table:table-cell>
          <table:table-cell office:value-type="float" office:value="1003.27" calcext:value-type="float">
            <text:p>1003.27</text:p>
          </table:table-cell>
        </table:table-row>
        <table:table-row table:style-name="ro1">
          <table:table-cell office:value-type="float" office:value="11215249" calcext:value-type="float">
            <text:p>11215249</text:p>
          </table:table-cell>
          <table:table-cell table:formula="of:=[.A703]/1000/(60*60*24)" office:value-type="time" office:time-value="PT03H06M55.249S" calcext:value-type="time">
            <text:p>03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786.87" calcext:value-type="float">
            <text:p>786.87</text:p>
          </table:table-cell>
          <table:table-cell office:value-type="float" office:value="1004.62" calcext:value-type="float">
            <text:p>1004.62</text:p>
          </table:table-cell>
        </table:table-row>
        <table:table-row table:style-name="ro1">
          <table:table-cell office:value-type="float" office:value="11231249" calcext:value-type="float">
            <text:p>11231249</text:p>
          </table:table-cell>
          <table:table-cell table:formula="of:=[.A704]/1000/(60*60*24)" office:value-type="time" office:time-value="PT03H07M11.249S" calcext:value-type="time">
            <text:p>03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87.96" calcext:value-type="float">
            <text:p>787.96</text:p>
          </table:table-cell>
          <table:table-cell office:value-type="float" office:value="1005.97" calcext:value-type="float">
            <text:p>1005.97</text:p>
          </table:table-cell>
        </table:table-row>
        <table:table-row table:style-name="ro1">
          <table:table-cell office:value-type="float" office:value="11247249" calcext:value-type="float">
            <text:p>11247249</text:p>
          </table:table-cell>
          <table:table-cell table:formula="of:=[.A705]/1000/(60*60*24)" office:value-type="time" office:time-value="PT03H07M27.249S" calcext:value-type="time">
            <text:p>03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789.05" calcext:value-type="float">
            <text:p>789.05</text:p>
          </table:table-cell>
          <table:table-cell office:value-type="float" office:value="1007.32" calcext:value-type="float">
            <text:p>1007.32</text:p>
          </table:table-cell>
        </table:table-row>
        <table:table-row table:style-name="ro1">
          <table:table-cell office:value-type="float" office:value="11263249" calcext:value-type="float">
            <text:p>11263249</text:p>
          </table:table-cell>
          <table:table-cell table:formula="of:=[.A706]/1000/(60*60*24)" office:value-type="time" office:time-value="PT03H07M43.249S" calcext:value-type="time">
            <text:p>03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90.14" calcext:value-type="float">
            <text:p>790.14</text:p>
          </table:table-cell>
          <table:table-cell office:value-type="float" office:value="1008.67" calcext:value-type="float">
            <text:p>1008.67</text:p>
          </table:table-cell>
        </table:table-row>
        <table:table-row table:style-name="ro1">
          <table:table-cell office:value-type="float" office:value="11279249" calcext:value-type="float">
            <text:p>11279249</text:p>
          </table:table-cell>
          <table:table-cell table:formula="of:=[.A707]/1000/(60*60*24)" office:value-type="time" office:time-value="PT03H07M59.249S" calcext:value-type="time">
            <text:p>03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791.23" calcext:value-type="float">
            <text:p>791.23</text:p>
          </table:table-cell>
          <table:table-cell office:value-type="float" office:value="1010.03" calcext:value-type="float">
            <text:p>1010.03</text:p>
          </table:table-cell>
        </table:table-row>
        <table:table-row table:style-name="ro1">
          <table:table-cell office:value-type="float" office:value="11295249" calcext:value-type="float">
            <text:p>11295249</text:p>
          </table:table-cell>
          <table:table-cell table:formula="of:=[.A708]/1000/(60*60*24)" office:value-type="time" office:time-value="PT03H08M15.249S" calcext:value-type="time">
            <text:p>03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792.32" calcext:value-type="float">
            <text:p>792.32</text:p>
          </table:table-cell>
          <table:table-cell office:value-type="float" office:value="1011.38" calcext:value-type="float">
            <text:p>1011.38</text:p>
          </table:table-cell>
        </table:table-row>
        <table:table-row table:style-name="ro1">
          <table:table-cell office:value-type="float" office:value="11311249" calcext:value-type="float">
            <text:p>11311249</text:p>
          </table:table-cell>
          <table:table-cell table:formula="of:=[.A709]/1000/(60*60*24)" office:value-type="time" office:time-value="PT03H08M31.249S" calcext:value-type="time">
            <text:p>03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793.41" calcext:value-type="float">
            <text:p>793.41</text:p>
          </table:table-cell>
          <table:table-cell office:value-type="float" office:value="1012.73" calcext:value-type="float">
            <text:p>1012.73</text:p>
          </table:table-cell>
        </table:table-row>
        <table:table-row table:style-name="ro1">
          <table:table-cell office:value-type="float" office:value="11327249" calcext:value-type="float">
            <text:p>11327249</text:p>
          </table:table-cell>
          <table:table-cell table:formula="of:=[.A710]/1000/(60*60*24)" office:value-type="time" office:time-value="PT03H08M47.249S" calcext:value-type="time">
            <text:p>03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794.5" calcext:value-type="float">
            <text:p>794.5</text:p>
          </table:table-cell>
          <table:table-cell office:value-type="float" office:value="1014.08" calcext:value-type="float">
            <text:p>1014.08</text:p>
          </table:table-cell>
        </table:table-row>
        <table:table-row table:style-name="ro1">
          <table:table-cell office:value-type="float" office:value="11343249" calcext:value-type="float">
            <text:p>11343249</text:p>
          </table:table-cell>
          <table:table-cell table:formula="of:=[.A711]/1000/(60*60*24)" office:value-type="time" office:time-value="PT03H09M03.249S" calcext:value-type="time">
            <text:p>03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795.59" calcext:value-type="float">
            <text:p>795.59</text:p>
          </table:table-cell>
          <table:table-cell office:value-type="float" office:value="1015.43" calcext:value-type="float">
            <text:p>1015.43</text:p>
          </table:table-cell>
        </table:table-row>
        <table:table-row table:style-name="ro1">
          <table:table-cell office:value-type="float" office:value="11359249" calcext:value-type="float">
            <text:p>11359249</text:p>
          </table:table-cell>
          <table:table-cell table:formula="of:=[.A712]/1000/(60*60*24)" office:value-type="time" office:time-value="PT03H09M19.249S" calcext:value-type="time">
            <text:p>03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796.68" calcext:value-type="float">
            <text:p>796.68</text:p>
          </table:table-cell>
          <table:table-cell office:value-type="float" office:value="1016.78" calcext:value-type="float">
            <text:p>1016.78</text:p>
          </table:table-cell>
        </table:table-row>
        <table:table-row table:style-name="ro1">
          <table:table-cell office:value-type="float" office:value="11375249" calcext:value-type="float">
            <text:p>11375249</text:p>
          </table:table-cell>
          <table:table-cell table:formula="of:=[.A713]/1000/(60*60*24)" office:value-type="time" office:time-value="PT03H09M35.249S" calcext:value-type="time">
            <text:p>03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4.43" calcext:value-type="float">
            <text:p>304.43</text:p>
          </table:table-cell>
          <table:table-cell office:value-type="float" office:value="797.77" calcext:value-type="float">
            <text:p>797.77</text:p>
          </table:table-cell>
          <table:table-cell office:value-type="float" office:value="1018.13" calcext:value-type="float">
            <text:p>1018.13</text:p>
          </table:table-cell>
        </table:table-row>
        <table:table-row table:style-name="ro1">
          <table:table-cell office:value-type="float" office:value="11391249" calcext:value-type="float">
            <text:p>11391249</text:p>
          </table:table-cell>
          <table:table-cell table:formula="of:=[.A714]/1000/(60*60*24)" office:value-type="time" office:time-value="PT03H09M51.249S" calcext:value-type="time">
            <text:p>03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798.86" calcext:value-type="float">
            <text:p>798.86</text:p>
          </table:table-cell>
          <table:table-cell office:value-type="float" office:value="1019.48" calcext:value-type="float">
            <text:p>1019.48</text:p>
          </table:table-cell>
        </table:table-row>
        <table:table-row table:style-name="ro1">
          <table:table-cell office:value-type="float" office:value="11407249" calcext:value-type="float">
            <text:p>11407249</text:p>
          </table:table-cell>
          <table:table-cell table:formula="of:=[.A715]/1000/(60*60*24)" office:value-type="time" office:time-value="PT03H10M07.249S" calcext:value-type="time">
            <text:p>03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799.96" calcext:value-type="float">
            <text:p>799.96</text:p>
          </table:table-cell>
          <table:table-cell office:value-type="float" office:value="1020.83" calcext:value-type="float">
            <text:p>1020.83</text:p>
          </table:table-cell>
        </table:table-row>
        <table:table-row table:style-name="ro1">
          <table:table-cell office:value-type="float" office:value="11423249" calcext:value-type="float">
            <text:p>11423249</text:p>
          </table:table-cell>
          <table:table-cell table:formula="of:=[.A716]/1000/(60*60*24)" office:value-type="time" office:time-value="PT03H10M23.249S" calcext:value-type="time">
            <text:p>03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801.05" calcext:value-type="float">
            <text:p>801.05</text:p>
          </table:table-cell>
          <table:table-cell office:value-type="float" office:value="1022.18" calcext:value-type="float">
            <text:p>1022.18</text:p>
          </table:table-cell>
        </table:table-row>
        <table:table-row table:style-name="ro1">
          <table:table-cell office:value-type="float" office:value="11439249" calcext:value-type="float">
            <text:p>11439249</text:p>
          </table:table-cell>
          <table:table-cell table:formula="of:=[.A717]/1000/(60*60*24)" office:value-type="time" office:time-value="PT03H10M39.249S" calcext:value-type="time">
            <text:p>03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802.14" calcext:value-type="float">
            <text:p>802.14</text:p>
          </table:table-cell>
          <table:table-cell office:value-type="float" office:value="1023.53" calcext:value-type="float">
            <text:p>1023.53</text:p>
          </table:table-cell>
        </table:table-row>
        <table:table-row table:style-name="ro1">
          <table:table-cell office:value-type="float" office:value="11455249" calcext:value-type="float">
            <text:p>11455249</text:p>
          </table:table-cell>
          <table:table-cell table:formula="of:=[.A718]/1000/(60*60*24)" office:value-type="time" office:time-value="PT03H10M55.249S" calcext:value-type="time">
            <text:p>03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803.23" calcext:value-type="float">
            <text:p>803.23</text:p>
          </table:table-cell>
          <table:table-cell office:value-type="float" office:value="1024.88" calcext:value-type="float">
            <text:p>1024.88</text:p>
          </table:table-cell>
        </table:table-row>
        <table:table-row table:style-name="ro1">
          <table:table-cell office:value-type="float" office:value="11471249" calcext:value-type="float">
            <text:p>11471249</text:p>
          </table:table-cell>
          <table:table-cell table:formula="of:=[.A719]/1000/(60*60*24)" office:value-type="time" office:time-value="PT03H11M11.249S" calcext:value-type="time">
            <text:p>03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804.32" calcext:value-type="float">
            <text:p>804.32</text:p>
          </table:table-cell>
          <table:table-cell office:value-type="float" office:value="1026.23" calcext:value-type="float">
            <text:p>1026.23</text:p>
          </table:table-cell>
        </table:table-row>
        <table:table-row table:style-name="ro1">
          <table:table-cell office:value-type="float" office:value="11487249" calcext:value-type="float">
            <text:p>11487249</text:p>
          </table:table-cell>
          <table:table-cell table:formula="of:=[.A720]/1000/(60*60*24)" office:value-type="time" office:time-value="PT03H11M27.249S" calcext:value-type="time">
            <text:p>03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05.41" calcext:value-type="float">
            <text:p>805.41</text:p>
          </table:table-cell>
          <table:table-cell office:value-type="float" office:value="1027.58" calcext:value-type="float">
            <text:p>1027.58</text:p>
          </table:table-cell>
        </table:table-row>
        <table:table-row table:style-name="ro1">
          <table:table-cell office:value-type="float" office:value="11503249" calcext:value-type="float">
            <text:p>11503249</text:p>
          </table:table-cell>
          <table:table-cell table:formula="of:=[.A721]/1000/(60*60*24)" office:value-type="time" office:time-value="PT03H11M43.249S" calcext:value-type="time">
            <text:p>03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06.5" calcext:value-type="float">
            <text:p>806.5</text:p>
          </table:table-cell>
          <table:table-cell office:value-type="float" office:value="1028.93" calcext:value-type="float">
            <text:p>1028.93</text:p>
          </table:table-cell>
        </table:table-row>
        <table:table-row table:style-name="ro1">
          <table:table-cell office:value-type="float" office:value="11519249" calcext:value-type="float">
            <text:p>11519249</text:p>
          </table:table-cell>
          <table:table-cell table:formula="of:=[.A722]/1000/(60*60*24)" office:value-type="time" office:time-value="PT03H11M59.249S" calcext:value-type="time">
            <text:p>03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807.59" calcext:value-type="float">
            <text:p>807.59</text:p>
          </table:table-cell>
          <table:table-cell office:value-type="float" office:value="1030.28" calcext:value-type="float">
            <text:p>1030.28</text:p>
          </table:table-cell>
        </table:table-row>
        <table:table-row table:style-name="ro1">
          <table:table-cell office:value-type="float" office:value="11535249" calcext:value-type="float">
            <text:p>11535249</text:p>
          </table:table-cell>
          <table:table-cell table:formula="of:=[.A723]/1000/(60*60*24)" office:value-type="time" office:time-value="PT03H12M15.249S" calcext:value-type="time">
            <text:p>03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808.68" calcext:value-type="float">
            <text:p>808.68</text:p>
          </table:table-cell>
          <table:table-cell office:value-type="float" office:value="1031.63" calcext:value-type="float">
            <text:p>1031.63</text:p>
          </table:table-cell>
        </table:table-row>
        <table:table-row table:style-name="ro1">
          <table:table-cell office:value-type="float" office:value="11551249" calcext:value-type="float">
            <text:p>11551249</text:p>
          </table:table-cell>
          <table:table-cell table:formula="of:=[.A724]/1000/(60*60*24)" office:value-type="time" office:time-value="PT03H12M31.249S" calcext:value-type="time">
            <text:p>03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09.77" calcext:value-type="float">
            <text:p>809.77</text:p>
          </table:table-cell>
          <table:table-cell office:value-type="float" office:value="1032.98" calcext:value-type="float">
            <text:p>1032.98</text:p>
          </table:table-cell>
        </table:table-row>
        <table:table-row table:style-name="ro1">
          <table:table-cell office:value-type="float" office:value="11567249" calcext:value-type="float">
            <text:p>11567249</text:p>
          </table:table-cell>
          <table:table-cell table:formula="of:=[.A725]/1000/(60*60*24)" office:value-type="time" office:time-value="PT03H12M47.249S" calcext:value-type="time">
            <text:p>03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0.86" calcext:value-type="float">
            <text:p>810.86</text:p>
          </table:table-cell>
          <table:table-cell office:value-type="float" office:value="1034.33" calcext:value-type="float">
            <text:p>1034.33</text:p>
          </table:table-cell>
        </table:table-row>
        <table:table-row table:style-name="ro1">
          <table:table-cell office:value-type="float" office:value="11583249" calcext:value-type="float">
            <text:p>11583249</text:p>
          </table:table-cell>
          <table:table-cell table:formula="of:=[.A726]/1000/(60*60*24)" office:value-type="time" office:time-value="PT03H13M03.249S" calcext:value-type="time">
            <text:p>03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1.95" calcext:value-type="float">
            <text:p>811.95</text:p>
          </table:table-cell>
          <table:table-cell office:value-type="float" office:value="1035.68" calcext:value-type="float">
            <text:p>1035.68</text:p>
          </table:table-cell>
        </table:table-row>
        <table:table-row table:style-name="ro1">
          <table:table-cell office:value-type="float" office:value="11599249" calcext:value-type="float">
            <text:p>11599249</text:p>
          </table:table-cell>
          <table:table-cell table:formula="of:=[.A727]/1000/(60*60*24)" office:value-type="time" office:time-value="PT03H13M19.249S" calcext:value-type="time">
            <text:p>03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3.04" calcext:value-type="float">
            <text:p>813.04</text:p>
          </table:table-cell>
          <table:table-cell office:value-type="float" office:value="1037.02" calcext:value-type="float">
            <text:p>1037.02</text:p>
          </table:table-cell>
        </table:table-row>
        <table:table-row table:style-name="ro1">
          <table:table-cell office:value-type="float" office:value="11615249" calcext:value-type="float">
            <text:p>11615249</text:p>
          </table:table-cell>
          <table:table-cell table:formula="of:=[.A728]/1000/(60*60*24)" office:value-type="time" office:time-value="PT03H13M35.249S" calcext:value-type="time">
            <text:p>03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4.13" calcext:value-type="float">
            <text:p>814.13</text:p>
          </table:table-cell>
          <table:table-cell office:value-type="float" office:value="1038.37" calcext:value-type="float">
            <text:p>1038.37</text:p>
          </table:table-cell>
        </table:table-row>
        <table:table-row table:style-name="ro1">
          <table:table-cell office:value-type="float" office:value="11631249" calcext:value-type="float">
            <text:p>11631249</text:p>
          </table:table-cell>
          <table:table-cell table:formula="of:=[.A729]/1000/(60*60*24)" office:value-type="time" office:time-value="PT03H13M51.249S" calcext:value-type="time">
            <text:p>03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5.22" calcext:value-type="float">
            <text:p>815.22</text:p>
          </table:table-cell>
          <table:table-cell office:value-type="float" office:value="1039.72" calcext:value-type="float">
            <text:p>1039.72</text:p>
          </table:table-cell>
        </table:table-row>
        <table:table-row table:style-name="ro1">
          <table:table-cell office:value-type="float" office:value="11647249" calcext:value-type="float">
            <text:p>11647249</text:p>
          </table:table-cell>
          <table:table-cell table:formula="of:=[.A730]/1000/(60*60*24)" office:value-type="time" office:time-value="PT03H14M07.249S" calcext:value-type="time">
            <text:p>03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6.31" calcext:value-type="float">
            <text:p>816.31</text:p>
          </table:table-cell>
          <table:table-cell office:value-type="float" office:value="1041.07" calcext:value-type="float">
            <text:p>1041.07</text:p>
          </table:table-cell>
        </table:table-row>
        <table:table-row table:style-name="ro1">
          <table:table-cell office:value-type="float" office:value="11663249" calcext:value-type="float">
            <text:p>11663249</text:p>
          </table:table-cell>
          <table:table-cell table:formula="of:=[.A731]/1000/(60*60*24)" office:value-type="time" office:time-value="PT03H14M23.249S" calcext:value-type="time">
            <text:p>03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817.4" calcext:value-type="float">
            <text:p>817.4</text:p>
          </table:table-cell>
          <table:table-cell office:value-type="float" office:value="1042.42" calcext:value-type="float">
            <text:p>1042.42</text:p>
          </table:table-cell>
        </table:table-row>
        <table:table-row table:style-name="ro1">
          <table:table-cell office:value-type="float" office:value="11679249" calcext:value-type="float">
            <text:p>11679249</text:p>
          </table:table-cell>
          <table:table-cell table:formula="of:=[.A732]/1000/(60*60*24)" office:value-type="time" office:time-value="PT03H14M39.249S" calcext:value-type="time">
            <text:p>03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18.49" calcext:value-type="float">
            <text:p>818.49</text:p>
          </table:table-cell>
          <table:table-cell office:value-type="float" office:value="1043.77" calcext:value-type="float">
            <text:p>1043.77</text:p>
          </table:table-cell>
        </table:table-row>
        <table:table-row table:style-name="ro1">
          <table:table-cell office:value-type="float" office:value="11695249" calcext:value-type="float">
            <text:p>11695249</text:p>
          </table:table-cell>
          <table:table-cell table:formula="of:=[.A733]/1000/(60*60*24)" office:value-type="time" office:time-value="PT03H14M55.249S" calcext:value-type="time">
            <text:p>03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19.58" calcext:value-type="float">
            <text:p>819.58</text:p>
          </table:table-cell>
          <table:table-cell office:value-type="float" office:value="1045.12" calcext:value-type="float">
            <text:p>1045.12</text:p>
          </table:table-cell>
        </table:table-row>
        <table:table-row table:style-name="ro1">
          <table:table-cell office:value-type="float" office:value="11711249" calcext:value-type="float">
            <text:p>11711249</text:p>
          </table:table-cell>
          <table:table-cell table:formula="of:=[.A734]/1000/(60*60*24)" office:value-type="time" office:time-value="PT03H15M11.249S" calcext:value-type="time">
            <text:p>03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20.67" calcext:value-type="float">
            <text:p>820.67</text:p>
          </table:table-cell>
          <table:table-cell office:value-type="float" office:value="1046.47" calcext:value-type="float">
            <text:p>1046.47</text:p>
          </table:table-cell>
        </table:table-row>
        <table:table-row table:style-name="ro1">
          <table:table-cell office:value-type="float" office:value="11727249" calcext:value-type="float">
            <text:p>11727249</text:p>
          </table:table-cell>
          <table:table-cell table:formula="of:=[.A735]/1000/(60*60*24)" office:value-type="time" office:time-value="PT03H15M27.249S" calcext:value-type="time">
            <text:p>03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21.76" calcext:value-type="float">
            <text:p>821.76</text:p>
          </table:table-cell>
          <table:table-cell office:value-type="float" office:value="1047.82" calcext:value-type="float">
            <text:p>1047.82</text:p>
          </table:table-cell>
        </table:table-row>
        <table:table-row table:style-name="ro1">
          <table:table-cell office:value-type="float" office:value="11743249" calcext:value-type="float">
            <text:p>11743249</text:p>
          </table:table-cell>
          <table:table-cell table:formula="of:=[.A736]/1000/(60*60*24)" office:value-type="time" office:time-value="PT03H15M43.249S" calcext:value-type="time">
            <text:p>03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22.85" calcext:value-type="float">
            <text:p>822.85</text:p>
          </table:table-cell>
          <table:table-cell office:value-type="float" office:value="1049.17" calcext:value-type="float">
            <text:p>1049.17</text:p>
          </table:table-cell>
        </table:table-row>
        <table:table-row table:style-name="ro1">
          <table:table-cell office:value-type="float" office:value="11759249" calcext:value-type="float">
            <text:p>11759249</text:p>
          </table:table-cell>
          <table:table-cell table:formula="of:=[.A737]/1000/(60*60*24)" office:value-type="time" office:time-value="PT03H15M59.249S" calcext:value-type="time">
            <text:p>03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23.94" calcext:value-type="float">
            <text:p>823.94</text:p>
          </table:table-cell>
          <table:table-cell office:value-type="float" office:value="1050.52" calcext:value-type="float">
            <text:p>1050.52</text:p>
          </table:table-cell>
        </table:table-row>
        <table:table-row table:style-name="ro1">
          <table:table-cell office:value-type="float" office:value="11775248" calcext:value-type="float">
            <text:p>11775248</text:p>
          </table:table-cell>
          <table:table-cell table:formula="of:=[.A738]/1000/(60*60*24)" office:value-type="time" office:time-value="PT03H16M15.248S" calcext:value-type="time">
            <text:p>03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25.03" calcext:value-type="float">
            <text:p>825.03</text:p>
          </table:table-cell>
          <table:table-cell office:value-type="float" office:value="1051.87" calcext:value-type="float">
            <text:p>1051.87</text:p>
          </table:table-cell>
        </table:table-row>
        <table:table-row table:style-name="ro1">
          <table:table-cell office:value-type="float" office:value="11791249" calcext:value-type="float">
            <text:p>11791249</text:p>
          </table:table-cell>
          <table:table-cell table:formula="of:=[.A739]/1000/(60*60*24)" office:value-type="time" office:time-value="PT03H16M31.249S" calcext:value-type="time">
            <text:p>03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26.12" calcext:value-type="float">
            <text:p>826.12</text:p>
          </table:table-cell>
          <table:table-cell office:value-type="float" office:value="1053.21" calcext:value-type="float">
            <text:p>1053.21</text:p>
          </table:table-cell>
        </table:table-row>
        <table:table-row table:style-name="ro1">
          <table:table-cell office:value-type="float" office:value="11807249" calcext:value-type="float">
            <text:p>11807249</text:p>
          </table:table-cell>
          <table:table-cell table:formula="of:=[.A740]/1000/(60*60*24)" office:value-type="time" office:time-value="PT03H16M47.249S" calcext:value-type="time">
            <text:p>03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827.21" calcext:value-type="float">
            <text:p>827.21</text:p>
          </table:table-cell>
          <table:table-cell office:value-type="float" office:value="1054.56" calcext:value-type="float">
            <text:p>1054.56</text:p>
          </table:table-cell>
        </table:table-row>
        <table:table-row table:style-name="ro1">
          <table:table-cell office:value-type="float" office:value="11823249" calcext:value-type="float">
            <text:p>11823249</text:p>
          </table:table-cell>
          <table:table-cell table:formula="of:=[.A741]/1000/(60*60*24)" office:value-type="time" office:time-value="PT03H17M03.249S" calcext:value-type="time">
            <text:p>03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28.3" calcext:value-type="float">
            <text:p>828.3</text:p>
          </table:table-cell>
          <table:table-cell office:value-type="float" office:value="1055.91" calcext:value-type="float">
            <text:p>1055.91</text:p>
          </table:table-cell>
        </table:table-row>
        <table:table-row table:style-name="ro1">
          <table:table-cell office:value-type="float" office:value="11839249" calcext:value-type="float">
            <text:p>11839249</text:p>
          </table:table-cell>
          <table:table-cell table:formula="of:=[.A742]/1000/(60*60*24)" office:value-type="time" office:time-value="PT03H17M19.249S" calcext:value-type="time">
            <text:p>03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29.39" calcext:value-type="float">
            <text:p>829.39</text:p>
          </table:table-cell>
          <table:table-cell office:value-type="float" office:value="1057.26" calcext:value-type="float">
            <text:p>1057.26</text:p>
          </table:table-cell>
        </table:table-row>
        <table:table-row table:style-name="ro1">
          <table:table-cell office:value-type="float" office:value="11855249" calcext:value-type="float">
            <text:p>11855249</text:p>
          </table:table-cell>
          <table:table-cell table:formula="of:=[.A743]/1000/(60*60*24)" office:value-type="time" office:time-value="PT03H17M35.249S" calcext:value-type="time">
            <text:p>03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4.3" calcext:value-type="float">
            <text:p>304.3</text:p>
          </table:table-cell>
          <table:table-cell office:value-type="float" office:value="830.48" calcext:value-type="float">
            <text:p>830.48</text:p>
          </table:table-cell>
          <table:table-cell office:value-type="float" office:value="1058.61" calcext:value-type="float">
            <text:p>1058.61</text:p>
          </table:table-cell>
        </table:table-row>
        <table:table-row table:style-name="ro1">
          <table:table-cell office:value-type="float" office:value="11871249" calcext:value-type="float">
            <text:p>11871249</text:p>
          </table:table-cell>
          <table:table-cell table:formula="of:=[.A744]/1000/(60*60*24)" office:value-type="time" office:time-value="PT03H17M51.249S" calcext:value-type="time">
            <text:p>03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831.57" calcext:value-type="float">
            <text:p>831.57</text:p>
          </table:table-cell>
          <table:table-cell office:value-type="float" office:value="1059.96" calcext:value-type="float">
            <text:p>1059.96</text:p>
          </table:table-cell>
        </table:table-row>
        <table:table-row table:style-name="ro1">
          <table:table-cell office:value-type="float" office:value="11887249" calcext:value-type="float">
            <text:p>11887249</text:p>
          </table:table-cell>
          <table:table-cell table:formula="of:=[.A745]/1000/(60*60*24)" office:value-type="time" office:time-value="PT03H18M07.249S" calcext:value-type="time">
            <text:p>03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32.66" calcext:value-type="float">
            <text:p>832.66</text:p>
          </table:table-cell>
          <table:table-cell office:value-type="float" office:value="1061.31" calcext:value-type="float">
            <text:p>1061.31</text:p>
          </table:table-cell>
        </table:table-row>
        <table:table-row table:style-name="ro1">
          <table:table-cell office:value-type="float" office:value="11903249" calcext:value-type="float">
            <text:p>11903249</text:p>
          </table:table-cell>
          <table:table-cell table:formula="of:=[.A746]/1000/(60*60*24)" office:value-type="time" office:time-value="PT03H18M23.249S" calcext:value-type="time">
            <text:p>03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33.75" calcext:value-type="float">
            <text:p>833.75</text:p>
          </table:table-cell>
          <table:table-cell office:value-type="float" office:value="1062.65" calcext:value-type="float">
            <text:p>1062.65</text:p>
          </table:table-cell>
        </table:table-row>
        <table:table-row table:style-name="ro1">
          <table:table-cell office:value-type="float" office:value="11919249" calcext:value-type="float">
            <text:p>11919249</text:p>
          </table:table-cell>
          <table:table-cell table:formula="of:=[.A747]/1000/(60*60*24)" office:value-type="time" office:time-value="PT03H18M39.249S" calcext:value-type="time">
            <text:p>03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34.84" calcext:value-type="float">
            <text:p>834.84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11935249" calcext:value-type="float">
            <text:p>11935249</text:p>
          </table:table-cell>
          <table:table-cell table:formula="of:=[.A748]/1000/(60*60*24)" office:value-type="time" office:time-value="PT03H18M55.249S" calcext:value-type="time">
            <text:p>03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35.93" calcext:value-type="float">
            <text:p>835.93</text:p>
          </table:table-cell>
          <table:table-cell office:value-type="float" office:value="1065.35" calcext:value-type="float">
            <text:p>1065.35</text:p>
          </table:table-cell>
        </table:table-row>
        <table:table-row table:style-name="ro1">
          <table:table-cell office:value-type="float" office:value="11951249" calcext:value-type="float">
            <text:p>11951249</text:p>
          </table:table-cell>
          <table:table-cell table:formula="of:=[.A749]/1000/(60*60*24)" office:value-type="time" office:time-value="PT03H19M11.249S" calcext:value-type="time">
            <text:p>03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837.02" calcext:value-type="float">
            <text:p>837.02</text:p>
          </table:table-cell>
          <table:table-cell office:value-type="float" office:value="1066.7" calcext:value-type="float">
            <text:p>1066.7</text:p>
          </table:table-cell>
        </table:table-row>
        <table:table-row table:style-name="ro1">
          <table:table-cell office:value-type="float" office:value="11967249" calcext:value-type="float">
            <text:p>11967249</text:p>
          </table:table-cell>
          <table:table-cell table:formula="of:=[.A750]/1000/(60*60*24)" office:value-type="time" office:time-value="PT03H19M27.249S" calcext:value-type="time">
            <text:p>03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38.11" calcext:value-type="float">
            <text:p>838.11</text:p>
          </table:table-cell>
          <table:table-cell office:value-type="float" office:value="1068.05" calcext:value-type="float">
            <text:p>1068.05</text:p>
          </table:table-cell>
        </table:table-row>
        <table:table-row table:style-name="ro1">
          <table:table-cell office:value-type="float" office:value="11983249" calcext:value-type="float">
            <text:p>11983249</text:p>
          </table:table-cell>
          <table:table-cell table:formula="of:=[.A751]/1000/(60*60*24)" office:value-type="time" office:time-value="PT03H19M43.249S" calcext:value-type="time">
            <text:p>03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39.2" calcext:value-type="float">
            <text:p>839.2</text:p>
          </table:table-cell>
          <table:table-cell office:value-type="float" office:value="1069.4" calcext:value-type="float">
            <text:p>1069.4</text:p>
          </table:table-cell>
        </table:table-row>
        <table:table-row table:style-name="ro1">
          <table:table-cell office:value-type="float" office:value="11999249" calcext:value-type="float">
            <text:p>11999249</text:p>
          </table:table-cell>
          <table:table-cell table:formula="of:=[.A752]/1000/(60*60*24)" office:value-type="time" office:time-value="PT03H19M59.249S" calcext:value-type="time">
            <text:p>03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0.29" calcext:value-type="float">
            <text:p>840.29</text:p>
          </table:table-cell>
          <table:table-cell office:value-type="float" office:value="1070.75" calcext:value-type="float">
            <text:p>1070.75</text:p>
          </table:table-cell>
        </table:table-row>
        <table:table-row table:style-name="ro1">
          <table:table-cell office:value-type="float" office:value="12015249" calcext:value-type="float">
            <text:p>12015249</text:p>
          </table:table-cell>
          <table:table-cell table:formula="of:=[.A753]/1000/(60*60*24)" office:value-type="time" office:time-value="PT03H20M15.249S" calcext:value-type="time">
            <text:p>03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1.38" calcext:value-type="float">
            <text:p>841.38</text:p>
          </table:table-cell>
          <table:table-cell office:value-type="float" office:value="1072.1" calcext:value-type="float">
            <text:p>1072.1</text:p>
          </table:table-cell>
        </table:table-row>
        <table:table-row table:style-name="ro1">
          <table:table-cell office:value-type="float" office:value="12031249" calcext:value-type="float">
            <text:p>12031249</text:p>
          </table:table-cell>
          <table:table-cell table:formula="of:=[.A754]/1000/(60*60*24)" office:value-type="time" office:time-value="PT03H20M31.249S" calcext:value-type="time">
            <text:p>03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2.47" calcext:value-type="float">
            <text:p>842.47</text:p>
          </table:table-cell>
          <table:table-cell office:value-type="float" office:value="1073.44" calcext:value-type="float">
            <text:p>1073.44</text:p>
          </table:table-cell>
        </table:table-row>
        <table:table-row table:style-name="ro1">
          <table:table-cell office:value-type="float" office:value="12047249" calcext:value-type="float">
            <text:p>12047249</text:p>
          </table:table-cell>
          <table:table-cell table:formula="of:=[.A755]/1000/(60*60*24)" office:value-type="time" office:time-value="PT03H20M47.249S" calcext:value-type="time">
            <text:p>03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3.56" calcext:value-type="float">
            <text:p>843.56</text:p>
          </table:table-cell>
          <table:table-cell office:value-type="float" office:value="1074.79" calcext:value-type="float">
            <text:p>1074.79</text:p>
          </table:table-cell>
        </table:table-row>
        <table:table-row table:style-name="ro1">
          <table:table-cell office:value-type="float" office:value="12063249" calcext:value-type="float">
            <text:p>12063249</text:p>
          </table:table-cell>
          <table:table-cell table:formula="of:=[.A756]/1000/(60*60*24)" office:value-type="time" office:time-value="PT03H21M03.249S" calcext:value-type="time">
            <text:p>03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844.65" calcext:value-type="float">
            <text:p>844.65</text:p>
          </table:table-cell>
          <table:table-cell office:value-type="float" office:value="1076.14" calcext:value-type="float">
            <text:p>1076.14</text:p>
          </table:table-cell>
        </table:table-row>
        <table:table-row table:style-name="ro1">
          <table:table-cell office:value-type="float" office:value="12079249" calcext:value-type="float">
            <text:p>12079249</text:p>
          </table:table-cell>
          <table:table-cell table:formula="of:=[.A757]/1000/(60*60*24)" office:value-type="time" office:time-value="PT03H21M19.249S" calcext:value-type="time">
            <text:p>03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5.74" calcext:value-type="float">
            <text:p>845.74</text:p>
          </table:table-cell>
          <table:table-cell office:value-type="float" office:value="1077.49" calcext:value-type="float">
            <text:p>1077.49</text:p>
          </table:table-cell>
        </table:table-row>
        <table:table-row table:style-name="ro1">
          <table:table-cell office:value-type="float" office:value="12095249" calcext:value-type="float">
            <text:p>12095249</text:p>
          </table:table-cell>
          <table:table-cell table:formula="of:=[.A758]/1000/(60*60*24)" office:value-type="time" office:time-value="PT03H21M35.249S" calcext:value-type="time">
            <text:p>03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6.83" calcext:value-type="float">
            <text:p>846.83</text:p>
          </table:table-cell>
          <table:table-cell office:value-type="float" office:value="1078.83" calcext:value-type="float">
            <text:p>1078.83</text:p>
          </table:table-cell>
        </table:table-row>
        <table:table-row table:style-name="ro1">
          <table:table-cell office:value-type="float" office:value="12111249" calcext:value-type="float">
            <text:p>12111249</text:p>
          </table:table-cell>
          <table:table-cell table:formula="of:=[.A759]/1000/(60*60*24)" office:value-type="time" office:time-value="PT03H21M51.249S" calcext:value-type="time">
            <text:p>03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7" calcext:value-type="float">
            <text:p>304.17</text:p>
          </table:table-cell>
          <table:table-cell office:value-type="float" office:value="847.92" calcext:value-type="float">
            <text:p>847.92</text:p>
          </table:table-cell>
          <table:table-cell office:value-type="float" office:value="1080.18" calcext:value-type="float">
            <text:p>1080.18</text:p>
          </table:table-cell>
        </table:table-row>
        <table:table-row table:style-name="ro1">
          <table:table-cell office:value-type="float" office:value="12127249" calcext:value-type="float">
            <text:p>12127249</text:p>
          </table:table-cell>
          <table:table-cell table:formula="of:=[.A760]/1000/(60*60*24)" office:value-type="time" office:time-value="PT03H22M07.249S" calcext:value-type="time">
            <text:p>03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49.01" calcext:value-type="float">
            <text:p>849.01</text:p>
          </table:table-cell>
          <table:table-cell office:value-type="float" office:value="1081.53" calcext:value-type="float">
            <text:p>1081.53</text:p>
          </table:table-cell>
        </table:table-row>
        <table:table-row table:style-name="ro1">
          <table:table-cell office:value-type="float" office:value="12143249" calcext:value-type="float">
            <text:p>12143249</text:p>
          </table:table-cell>
          <table:table-cell table:formula="of:=[.A761]/1000/(60*60*24)" office:value-type="time" office:time-value="PT03H22M23.249S" calcext:value-type="time">
            <text:p>03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4.18" calcext:value-type="float">
            <text:p>304.18</text:p>
          </table:table-cell>
          <table:table-cell office:value-type="float" office:value="850.1" calcext:value-type="float">
            <text:p>850.1</text:p>
          </table:table-cell>
          <table:table-cell office:value-type="float" office:value="1082.88" calcext:value-type="float">
            <text:p>1082.88</text:p>
          </table:table-cell>
        </table:table-row>
        <table:table-row table:style-name="ro1">
          <table:table-cell office:value-type="float" office:value="12159249" calcext:value-type="float">
            <text:p>12159249</text:p>
          </table:table-cell>
          <table:table-cell table:formula="of:=[.A762]/1000/(60*60*24)" office:value-type="time" office:time-value="PT03H22M39.249S" calcext:value-type="time">
            <text:p>03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51.19" calcext:value-type="float">
            <text:p>851.19</text:p>
          </table:table-cell>
          <table:table-cell office:value-type="float" office:value="1084.23" calcext:value-type="float">
            <text:p>1084.23</text:p>
          </table:table-cell>
        </table:table-row>
        <table:table-row table:style-name="ro1">
          <table:table-cell office:value-type="float" office:value="12175249" calcext:value-type="float">
            <text:p>12175249</text:p>
          </table:table-cell>
          <table:table-cell table:formula="of:=[.A763]/1000/(60*60*24)" office:value-type="time" office:time-value="PT03H22M55.249S" calcext:value-type="time">
            <text:p>03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52.28" calcext:value-type="float">
            <text:p>852.28</text:p>
          </table:table-cell>
          <table:table-cell office:value-type="float" office:value="1085.57" calcext:value-type="float">
            <text:p>1085.57</text:p>
          </table:table-cell>
        </table:table-row>
        <table:table-row table:style-name="ro1">
          <table:table-cell office:value-type="float" office:value="12191249" calcext:value-type="float">
            <text:p>12191249</text:p>
          </table:table-cell>
          <table:table-cell table:formula="of:=[.A764]/1000/(60*60*24)" office:value-type="time" office:time-value="PT03H23M11.249S" calcext:value-type="time">
            <text:p>03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53.37" calcext:value-type="float">
            <text:p>853.37</text:p>
          </table:table-cell>
          <table:table-cell office:value-type="float" office:value="1086.92" calcext:value-type="float">
            <text:p>1086.92</text:p>
          </table:table-cell>
        </table:table-row>
        <table:table-row table:style-name="ro1">
          <table:table-cell office:value-type="float" office:value="12207249" calcext:value-type="float">
            <text:p>12207249</text:p>
          </table:table-cell>
          <table:table-cell table:formula="of:=[.A765]/1000/(60*60*24)" office:value-type="time" office:time-value="PT03H23M27.249S" calcext:value-type="time">
            <text:p>03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54.46" calcext:value-type="float">
            <text:p>854.46</text:p>
          </table:table-cell>
          <table:table-cell office:value-type="float" office:value="1088.27" calcext:value-type="float">
            <text:p>1088.27</text:p>
          </table:table-cell>
        </table:table-row>
        <table:table-row table:style-name="ro1">
          <table:table-cell office:value-type="float" office:value="12223249" calcext:value-type="float">
            <text:p>12223249</text:p>
          </table:table-cell>
          <table:table-cell table:formula="of:=[.A766]/1000/(60*60*24)" office:value-type="time" office:time-value="PT03H23M43.249S" calcext:value-type="time">
            <text:p>03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55.55" calcext:value-type="float">
            <text:p>855.55</text:p>
          </table:table-cell>
          <table:table-cell office:value-type="float" office:value="1089.62" calcext:value-type="float">
            <text:p>1089.62</text:p>
          </table:table-cell>
        </table:table-row>
        <table:table-row table:style-name="ro1">
          <table:table-cell office:value-type="float" office:value="12239249" calcext:value-type="float">
            <text:p>12239249</text:p>
          </table:table-cell>
          <table:table-cell table:formula="of:=[.A767]/1000/(60*60*24)" office:value-type="time" office:time-value="PT03H23M59.249S" calcext:value-type="time">
            <text:p>03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56.64" calcext:value-type="float">
            <text:p>856.64</text:p>
          </table:table-cell>
          <table:table-cell office:value-type="float" office:value="1090.97" calcext:value-type="float">
            <text:p>1090.97</text:p>
          </table:table-cell>
        </table:table-row>
        <table:table-row table:style-name="ro1">
          <table:table-cell office:value-type="float" office:value="12255249" calcext:value-type="float">
            <text:p>12255249</text:p>
          </table:table-cell>
          <table:table-cell table:formula="of:=[.A768]/1000/(60*60*24)" office:value-type="time" office:time-value="PT03H24M15.249S" calcext:value-type="time">
            <text:p>03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57.73" calcext:value-type="float">
            <text:p>857.73</text:p>
          </table:table-cell>
          <table:table-cell office:value-type="float" office:value="1092.31" calcext:value-type="float">
            <text:p>1092.31</text:p>
          </table:table-cell>
        </table:table-row>
        <table:table-row table:style-name="ro1">
          <table:table-cell office:value-type="float" office:value="12271249" calcext:value-type="float">
            <text:p>12271249</text:p>
          </table:table-cell>
          <table:table-cell table:formula="of:=[.A769]/1000/(60*60*24)" office:value-type="time" office:time-value="PT03H24M31.249S" calcext:value-type="time">
            <text:p>03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58.82" calcext:value-type="float">
            <text:p>858.82</text:p>
          </table:table-cell>
          <table:table-cell office:value-type="float" office:value="1093.66" calcext:value-type="float">
            <text:p>1093.66</text:p>
          </table:table-cell>
        </table:table-row>
        <table:table-row table:style-name="ro1">
          <table:table-cell office:value-type="float" office:value="12287249" calcext:value-type="float">
            <text:p>12287249</text:p>
          </table:table-cell>
          <table:table-cell table:formula="of:=[.A770]/1000/(60*60*24)" office:value-type="time" office:time-value="PT03H24M47.249S" calcext:value-type="time">
            <text:p>03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59.91" calcext:value-type="float">
            <text:p>859.91</text:p>
          </table:table-cell>
          <table:table-cell office:value-type="float" office:value="1095.01" calcext:value-type="float">
            <text:p>1095.01</text:p>
          </table:table-cell>
        </table:table-row>
        <table:table-row table:style-name="ro1">
          <table:table-cell office:value-type="float" office:value="12303249" calcext:value-type="float">
            <text:p>12303249</text:p>
          </table:table-cell>
          <table:table-cell table:formula="of:=[.A771]/1000/(60*60*24)" office:value-type="time" office:time-value="PT03H25M03.249S" calcext:value-type="time">
            <text:p>03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1" calcext:value-type="float">
            <text:p>861</text:p>
          </table:table-cell>
          <table:table-cell office:value-type="float" office:value="1096.36" calcext:value-type="float">
            <text:p>1096.36</text:p>
          </table:table-cell>
        </table:table-row>
        <table:table-row table:style-name="ro1">
          <table:table-cell office:value-type="float" office:value="12319249" calcext:value-type="float">
            <text:p>12319249</text:p>
          </table:table-cell>
          <table:table-cell table:formula="of:=[.A772]/1000/(60*60*24)" office:value-type="time" office:time-value="PT03H25M19.249S" calcext:value-type="time">
            <text:p>03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2.08" calcext:value-type="float">
            <text:p>862.08</text:p>
          </table:table-cell>
          <table:table-cell office:value-type="float" office:value="1097.7" calcext:value-type="float">
            <text:p>1097.7</text:p>
          </table:table-cell>
        </table:table-row>
        <table:table-row table:style-name="ro1">
          <table:table-cell office:value-type="float" office:value="12335249" calcext:value-type="float">
            <text:p>12335249</text:p>
          </table:table-cell>
          <table:table-cell table:formula="of:=[.A773]/1000/(60*60*24)" office:value-type="time" office:time-value="PT03H25M35.249S" calcext:value-type="time">
            <text:p>03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3.17" calcext:value-type="float">
            <text:p>863.17</text:p>
          </table:table-cell>
          <table:table-cell office:value-type="float" office:value="1099.05" calcext:value-type="float">
            <text:p>1099.05</text:p>
          </table:table-cell>
        </table:table-row>
        <table:table-row table:style-name="ro1">
          <table:table-cell office:value-type="float" office:value="12351249" calcext:value-type="float">
            <text:p>12351249</text:p>
          </table:table-cell>
          <table:table-cell table:formula="of:=[.A774]/1000/(60*60*24)" office:value-type="time" office:time-value="PT03H25M51.249S" calcext:value-type="time">
            <text:p>03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4.26" calcext:value-type="float">
            <text:p>864.26</text:p>
          </table:table-cell>
          <table:table-cell office:value-type="float" office:value="1100.4" calcext:value-type="float">
            <text:p>1100.4</text:p>
          </table:table-cell>
        </table:table-row>
        <table:table-row table:style-name="ro1">
          <table:table-cell office:value-type="float" office:value="12367249" calcext:value-type="float">
            <text:p>12367249</text:p>
          </table:table-cell>
          <table:table-cell table:formula="of:=[.A775]/1000/(60*60*24)" office:value-type="time" office:time-value="PT03H26M07.249S" calcext:value-type="time">
            <text:p>03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5.35" calcext:value-type="float">
            <text:p>865.35</text:p>
          </table:table-cell>
          <table:table-cell office:value-type="float" office:value="1101.75" calcext:value-type="float">
            <text:p>1101.75</text:p>
          </table:table-cell>
        </table:table-row>
        <table:table-row table:style-name="ro1">
          <table:table-cell office:value-type="float" office:value="12383249" calcext:value-type="float">
            <text:p>12383249</text:p>
          </table:table-cell>
          <table:table-cell table:formula="of:=[.A776]/1000/(60*60*24)" office:value-type="time" office:time-value="PT03H26M23.249S" calcext:value-type="time">
            <text:p>03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866.44" calcext:value-type="float">
            <text:p>866.44</text:p>
          </table:table-cell>
          <table:table-cell office:value-type="float" office:value="1103.1" calcext:value-type="float">
            <text:p>1103.1</text:p>
          </table:table-cell>
        </table:table-row>
        <table:table-row table:style-name="ro1">
          <table:table-cell office:value-type="float" office:value="12399249" calcext:value-type="float">
            <text:p>12399249</text:p>
          </table:table-cell>
          <table:table-cell table:formula="of:=[.A777]/1000/(60*60*24)" office:value-type="time" office:time-value="PT03H26M39.249S" calcext:value-type="time">
            <text:p>03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7.53" calcext:value-type="float">
            <text:p>867.53</text:p>
          </table:table-cell>
          <table:table-cell office:value-type="float" office:value="1104.44" calcext:value-type="float">
            <text:p>1104.44</text:p>
          </table:table-cell>
        </table:table-row>
        <table:table-row table:style-name="ro1">
          <table:table-cell office:value-type="float" office:value="12415249" calcext:value-type="float">
            <text:p>12415249</text:p>
          </table:table-cell>
          <table:table-cell table:formula="of:=[.A778]/1000/(60*60*24)" office:value-type="time" office:time-value="PT03H26M55.249S" calcext:value-type="time">
            <text:p>03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8.62" calcext:value-type="float">
            <text:p>868.62</text:p>
          </table:table-cell>
          <table:table-cell office:value-type="float" office:value="1105.79" calcext:value-type="float">
            <text:p>1105.79</text:p>
          </table:table-cell>
        </table:table-row>
        <table:table-row table:style-name="ro1">
          <table:table-cell office:value-type="float" office:value="12431249" calcext:value-type="float">
            <text:p>12431249</text:p>
          </table:table-cell>
          <table:table-cell table:formula="of:=[.A779]/1000/(60*60*24)" office:value-type="time" office:time-value="PT03H27M11.249S" calcext:value-type="time">
            <text:p>03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69.71" calcext:value-type="float">
            <text:p>869.71</text:p>
          </table:table-cell>
          <table:table-cell office:value-type="float" office:value="1107.14" calcext:value-type="float">
            <text:p>1107.14</text:p>
          </table:table-cell>
        </table:table-row>
        <table:table-row table:style-name="ro1">
          <table:table-cell office:value-type="float" office:value="12447249" calcext:value-type="float">
            <text:p>12447249</text:p>
          </table:table-cell>
          <table:table-cell table:formula="of:=[.A780]/1000/(60*60*24)" office:value-type="time" office:time-value="PT03H27M27.249S" calcext:value-type="time">
            <text:p>03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70.8" calcext:value-type="float">
            <text:p>870.8</text:p>
          </table:table-cell>
          <table:table-cell office:value-type="float" office:value="1108.48" calcext:value-type="float">
            <text:p>1108.48</text:p>
          </table:table-cell>
        </table:table-row>
        <table:table-row table:style-name="ro1">
          <table:table-cell office:value-type="float" office:value="12463249" calcext:value-type="float">
            <text:p>12463249</text:p>
          </table:table-cell>
          <table:table-cell table:formula="of:=[.A781]/1000/(60*60*24)" office:value-type="time" office:time-value="PT03H27M43.249S" calcext:value-type="time">
            <text:p>03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71.89" calcext:value-type="float">
            <text:p>871.89</text:p>
          </table:table-cell>
          <table:table-cell office:value-type="float" office:value="1109.83" calcext:value-type="float">
            <text:p>1109.83</text:p>
          </table:table-cell>
        </table:table-row>
        <table:table-row table:style-name="ro1">
          <table:table-cell office:value-type="float" office:value="12479249" calcext:value-type="float">
            <text:p>12479249</text:p>
          </table:table-cell>
          <table:table-cell table:formula="of:=[.A782]/1000/(60*60*24)" office:value-type="time" office:time-value="PT03H27M59.249S" calcext:value-type="time">
            <text:p>03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72.97" calcext:value-type="float">
            <text:p>872.97</text:p>
          </table:table-cell>
          <table:table-cell office:value-type="float" office:value="1111.18" calcext:value-type="float">
            <text:p>1111.18</text:p>
          </table:table-cell>
        </table:table-row>
        <table:table-row table:style-name="ro1">
          <table:table-cell office:value-type="float" office:value="12495249" calcext:value-type="float">
            <text:p>12495249</text:p>
          </table:table-cell>
          <table:table-cell table:formula="of:=[.A783]/1000/(60*60*24)" office:value-type="time" office:time-value="PT03H28M15.249S" calcext:value-type="time">
            <text:p>03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74.06" calcext:value-type="float">
            <text:p>874.06</text:p>
          </table:table-cell>
          <table:table-cell office:value-type="float" office:value="1112.53" calcext:value-type="float">
            <text:p>1112.53</text:p>
          </table:table-cell>
        </table:table-row>
        <table:table-row table:style-name="ro1">
          <table:table-cell office:value-type="float" office:value="12511249" calcext:value-type="float">
            <text:p>12511249</text:p>
          </table:table-cell>
          <table:table-cell table:formula="of:=[.A784]/1000/(60*60*24)" office:value-type="time" office:time-value="PT03H28M31.249S" calcext:value-type="time">
            <text:p>03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75.15" calcext:value-type="float">
            <text:p>875.15</text:p>
          </table:table-cell>
          <table:table-cell office:value-type="float" office:value="1113.87" calcext:value-type="float">
            <text:p>1113.87</text:p>
          </table:table-cell>
        </table:table-row>
        <table:table-row table:style-name="ro1">
          <table:table-cell office:value-type="float" office:value="12527249" calcext:value-type="float">
            <text:p>12527249</text:p>
          </table:table-cell>
          <table:table-cell table:formula="of:=[.A785]/1000/(60*60*24)" office:value-type="time" office:time-value="PT03H28M47.249S" calcext:value-type="time">
            <text:p>03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76.24" calcext:value-type="float">
            <text:p>876.24</text:p>
          </table:table-cell>
          <table:table-cell office:value-type="float" office:value="1115.22" calcext:value-type="float">
            <text:p>1115.22</text:p>
          </table:table-cell>
        </table:table-row>
        <table:table-row table:style-name="ro1">
          <table:table-cell office:value-type="float" office:value="12543249" calcext:value-type="float">
            <text:p>12543249</text:p>
          </table:table-cell>
          <table:table-cell table:formula="of:=[.A786]/1000/(60*60*24)" office:value-type="time" office:time-value="PT03H29M03.249S" calcext:value-type="time">
            <text:p>03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77.33" calcext:value-type="float">
            <text:p>877.33</text:p>
          </table:table-cell>
          <table:table-cell office:value-type="float" office:value="1116.57" calcext:value-type="float">
            <text:p>1116.57</text:p>
          </table:table-cell>
        </table:table-row>
        <table:table-row table:style-name="ro1">
          <table:table-cell office:value-type="float" office:value="12559249" calcext:value-type="float">
            <text:p>12559249</text:p>
          </table:table-cell>
          <table:table-cell table:formula="of:=[.A787]/1000/(60*60*24)" office:value-type="time" office:time-value="PT03H29M19.249S" calcext:value-type="time">
            <text:p>03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78.42" calcext:value-type="float">
            <text:p>878.42</text:p>
          </table:table-cell>
          <table:table-cell office:value-type="float" office:value="1117.92" calcext:value-type="float">
            <text:p>1117.92</text:p>
          </table:table-cell>
        </table:table-row>
        <table:table-row table:style-name="ro1">
          <table:table-cell office:value-type="float" office:value="12575249" calcext:value-type="float">
            <text:p>12575249</text:p>
          </table:table-cell>
          <table:table-cell table:formula="of:=[.A788]/1000/(60*60*24)" office:value-type="time" office:time-value="PT03H29M35.249S" calcext:value-type="time">
            <text:p>03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79.51" calcext:value-type="float">
            <text:p>879.51</text:p>
          </table:table-cell>
          <table:table-cell office:value-type="float" office:value="1119.26" calcext:value-type="float">
            <text:p>1119.26</text:p>
          </table:table-cell>
        </table:table-row>
        <table:table-row table:style-name="ro1">
          <table:table-cell office:value-type="float" office:value="12591249" calcext:value-type="float">
            <text:p>12591249</text:p>
          </table:table-cell>
          <table:table-cell table:formula="of:=[.A789]/1000/(60*60*24)" office:value-type="time" office:time-value="PT03H29M51.249S" calcext:value-type="time">
            <text:p>03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0.6" calcext:value-type="float">
            <text:p>880.6</text:p>
          </table:table-cell>
          <table:table-cell office:value-type="float" office:value="1120.61" calcext:value-type="float">
            <text:p>1120.61</text:p>
          </table:table-cell>
        </table:table-row>
        <table:table-row table:style-name="ro1">
          <table:table-cell office:value-type="float" office:value="12607249" calcext:value-type="float">
            <text:p>12607249</text:p>
          </table:table-cell>
          <table:table-cell table:formula="of:=[.A790]/1000/(60*60*24)" office:value-type="time" office:time-value="PT03H30M07.249S" calcext:value-type="time">
            <text:p>03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1.69" calcext:value-type="float">
            <text:p>881.69</text:p>
          </table:table-cell>
          <table:table-cell office:value-type="float" office:value="1121.96" calcext:value-type="float">
            <text:p>1121.96</text:p>
          </table:table-cell>
        </table:table-row>
        <table:table-row table:style-name="ro1">
          <table:table-cell office:value-type="float" office:value="12623249" calcext:value-type="float">
            <text:p>12623249</text:p>
          </table:table-cell>
          <table:table-cell table:formula="of:=[.A791]/1000/(60*60*24)" office:value-type="time" office:time-value="PT03H30M23.249S" calcext:value-type="time">
            <text:p>03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2.78" calcext:value-type="float">
            <text:p>882.78</text:p>
          </table:table-cell>
          <table:table-cell office:value-type="float" office:value="1123.3" calcext:value-type="float">
            <text:p>1123.3</text:p>
          </table:table-cell>
        </table:table-row>
        <table:table-row table:style-name="ro1">
          <table:table-cell office:value-type="float" office:value="12639249" calcext:value-type="float">
            <text:p>12639249</text:p>
          </table:table-cell>
          <table:table-cell table:formula="of:=[.A792]/1000/(60*60*24)" office:value-type="time" office:time-value="PT03H30M39.249S" calcext:value-type="time">
            <text:p>03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83.86" calcext:value-type="float">
            <text:p>883.86</text:p>
          </table:table-cell>
          <table:table-cell office:value-type="float" office:value="1124.65" calcext:value-type="float">
            <text:p>1124.65</text:p>
          </table:table-cell>
        </table:table-row>
        <table:table-row table:style-name="ro1">
          <table:table-cell office:value-type="float" office:value="12655249" calcext:value-type="float">
            <text:p>12655249</text:p>
          </table:table-cell>
          <table:table-cell table:formula="of:=[.A793]/1000/(60*60*24)" office:value-type="time" office:time-value="PT03H30M55.249S" calcext:value-type="time">
            <text:p>03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4.95" calcext:value-type="float">
            <text:p>884.95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12671249" calcext:value-type="float">
            <text:p>12671249</text:p>
          </table:table-cell>
          <table:table-cell table:formula="of:=[.A794]/1000/(60*60*24)" office:value-type="time" office:time-value="PT03H31M11.249S" calcext:value-type="time">
            <text:p>03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6.04" calcext:value-type="float">
            <text:p>886.04</text:p>
          </table:table-cell>
          <table:table-cell office:value-type="float" office:value="1127.34" calcext:value-type="float">
            <text:p>1127.34</text:p>
          </table:table-cell>
        </table:table-row>
        <table:table-row table:style-name="ro1">
          <table:table-cell office:value-type="float" office:value="12687249" calcext:value-type="float">
            <text:p>12687249</text:p>
          </table:table-cell>
          <table:table-cell table:formula="of:=[.A795]/1000/(60*60*24)" office:value-type="time" office:time-value="PT03H31M27.249S" calcext:value-type="time">
            <text:p>03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7.13" calcext:value-type="float">
            <text:p>887.13</text:p>
          </table:table-cell>
          <table:table-cell office:value-type="float" office:value="1128.69" calcext:value-type="float">
            <text:p>1128.69</text:p>
          </table:table-cell>
        </table:table-row>
        <table:table-row table:style-name="ro1">
          <table:table-cell office:value-type="float" office:value="12703249" calcext:value-type="float">
            <text:p>12703249</text:p>
          </table:table-cell>
          <table:table-cell table:formula="of:=[.A796]/1000/(60*60*24)" office:value-type="time" office:time-value="PT03H31M43.249S" calcext:value-type="time">
            <text:p>03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8.22" calcext:value-type="float">
            <text:p>888.22</text:p>
          </table:table-cell>
          <table:table-cell office:value-type="float" office:value="1130.03" calcext:value-type="float">
            <text:p>1130.03</text:p>
          </table:table-cell>
        </table:table-row>
        <table:table-row table:style-name="ro1">
          <table:table-cell office:value-type="float" office:value="12719249" calcext:value-type="float">
            <text:p>12719249</text:p>
          </table:table-cell>
          <table:table-cell table:formula="of:=[.A797]/1000/(60*60*24)" office:value-type="time" office:time-value="PT03H31M59.249S" calcext:value-type="time">
            <text:p>03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89.31" calcext:value-type="float">
            <text:p>889.31</text:p>
          </table:table-cell>
          <table:table-cell office:value-type="float" office:value="1131.38" calcext:value-type="float">
            <text:p>1131.38</text:p>
          </table:table-cell>
        </table:table-row>
        <table:table-row table:style-name="ro1">
          <table:table-cell office:value-type="float" office:value="12735249" calcext:value-type="float">
            <text:p>12735249</text:p>
          </table:table-cell>
          <table:table-cell table:formula="of:=[.A798]/1000/(60*60*24)" office:value-type="time" office:time-value="PT03H32M15.249S" calcext:value-type="time">
            <text:p>03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890.4" calcext:value-type="float">
            <text:p>890.4</text:p>
          </table:table-cell>
          <table:table-cell office:value-type="float" office:value="1132.73" calcext:value-type="float">
            <text:p>1132.73</text:p>
          </table:table-cell>
        </table:table-row>
        <table:table-row table:style-name="ro1">
          <table:table-cell office:value-type="float" office:value="12751249" calcext:value-type="float">
            <text:p>12751249</text:p>
          </table:table-cell>
          <table:table-cell table:formula="of:=[.A799]/1000/(60*60*24)" office:value-type="time" office:time-value="PT03H32M31.249S" calcext:value-type="time">
            <text:p>03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1.49" calcext:value-type="float">
            <text:p>891.49</text:p>
          </table:table-cell>
          <table:table-cell office:value-type="float" office:value="1134.07" calcext:value-type="float">
            <text:p>1134.07</text:p>
          </table:table-cell>
        </table:table-row>
        <table:table-row table:style-name="ro1">
          <table:table-cell office:value-type="float" office:value="12767249" calcext:value-type="float">
            <text:p>12767249</text:p>
          </table:table-cell>
          <table:table-cell table:formula="of:=[.A800]/1000/(60*60*24)" office:value-type="time" office:time-value="PT03H32M47.249S" calcext:value-type="time">
            <text:p>03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2.58" calcext:value-type="float">
            <text:p>892.58</text:p>
          </table:table-cell>
          <table:table-cell office:value-type="float" office:value="1135.42" calcext:value-type="float">
            <text:p>1135.42</text:p>
          </table:table-cell>
        </table:table-row>
        <table:table-row table:style-name="ro1">
          <table:table-cell office:value-type="float" office:value="12783249" calcext:value-type="float">
            <text:p>12783249</text:p>
          </table:table-cell>
          <table:table-cell table:formula="of:=[.A801]/1000/(60*60*24)" office:value-type="time" office:time-value="PT03H33M03.249S" calcext:value-type="time">
            <text:p>03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3.66" calcext:value-type="float">
            <text:p>893.66</text:p>
          </table:table-cell>
          <table:table-cell office:value-type="float" office:value="1136.76" calcext:value-type="float">
            <text:p>1136.76</text:p>
          </table:table-cell>
        </table:table-row>
        <table:table-row table:style-name="ro1">
          <table:table-cell office:value-type="float" office:value="12799249" calcext:value-type="float">
            <text:p>12799249</text:p>
          </table:table-cell>
          <table:table-cell table:formula="of:=[.A802]/1000/(60*60*24)" office:value-type="time" office:time-value="PT03H33M19.249S" calcext:value-type="time">
            <text:p>03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4.75" calcext:value-type="float">
            <text:p>894.75</text:p>
          </table:table-cell>
          <table:table-cell office:value-type="float" office:value="1138.11" calcext:value-type="float">
            <text:p>1138.11</text:p>
          </table:table-cell>
        </table:table-row>
        <table:table-row table:style-name="ro1">
          <table:table-cell office:value-type="float" office:value="12815249" calcext:value-type="float">
            <text:p>12815249</text:p>
          </table:table-cell>
          <table:table-cell table:formula="of:=[.A803]/1000/(60*60*24)" office:value-type="time" office:time-value="PT03H33M35.249S" calcext:value-type="time">
            <text:p>03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5.84" calcext:value-type="float">
            <text:p>895.84</text:p>
          </table:table-cell>
          <table:table-cell office:value-type="float" office:value="1139.46" calcext:value-type="float">
            <text:p>1139.46</text:p>
          </table:table-cell>
        </table:table-row>
        <table:table-row table:style-name="ro1">
          <table:table-cell office:value-type="float" office:value="12831249" calcext:value-type="float">
            <text:p>12831249</text:p>
          </table:table-cell>
          <table:table-cell table:formula="of:=[.A804]/1000/(60*60*24)" office:value-type="time" office:time-value="PT03H33M51.249S" calcext:value-type="time">
            <text:p>03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6.93" calcext:value-type="float">
            <text:p>896.93</text:p>
          </table:table-cell>
          <table:table-cell office:value-type="float" office:value="1140.8" calcext:value-type="float">
            <text:p>1140.8</text:p>
          </table:table-cell>
        </table:table-row>
        <table:table-row table:style-name="ro1">
          <table:table-cell office:value-type="float" office:value="12847249" calcext:value-type="float">
            <text:p>12847249</text:p>
          </table:table-cell>
          <table:table-cell table:formula="of:=[.A805]/1000/(60*60*24)" office:value-type="time" office:time-value="PT03H34M07.249S" calcext:value-type="time">
            <text:p>03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8.02" calcext:value-type="float">
            <text:p>898.02</text:p>
          </table:table-cell>
          <table:table-cell office:value-type="float" office:value="1142.15" calcext:value-type="float">
            <text:p>1142.15</text:p>
          </table:table-cell>
        </table:table-row>
        <table:table-row table:style-name="ro1">
          <table:table-cell office:value-type="float" office:value="12863249" calcext:value-type="float">
            <text:p>12863249</text:p>
          </table:table-cell>
          <table:table-cell table:formula="of:=[.A806]/1000/(60*60*24)" office:value-type="time" office:time-value="PT03H34M23.249S" calcext:value-type="time">
            <text:p>03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899.11" calcext:value-type="float">
            <text:p>899.11</text:p>
          </table:table-cell>
          <table:table-cell office:value-type="float" office:value="1143.49" calcext:value-type="float">
            <text:p>1143.49</text:p>
          </table:table-cell>
        </table:table-row>
        <table:table-row table:style-name="ro1">
          <table:table-cell office:value-type="float" office:value="12879249" calcext:value-type="float">
            <text:p>12879249</text:p>
          </table:table-cell>
          <table:table-cell table:formula="of:=[.A807]/1000/(60*60*24)" office:value-type="time" office:time-value="PT03H34M39.249S" calcext:value-type="time">
            <text:p>03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00.2" calcext:value-type="float">
            <text:p>900.2</text:p>
          </table:table-cell>
          <table:table-cell office:value-type="float" office:value="1144.84" calcext:value-type="float">
            <text:p>1144.84</text:p>
          </table:table-cell>
        </table:table-row>
        <table:table-row table:style-name="ro1">
          <table:table-cell office:value-type="float" office:value="12895249" calcext:value-type="float">
            <text:p>12895249</text:p>
          </table:table-cell>
          <table:table-cell table:formula="of:=[.A808]/1000/(60*60*24)" office:value-type="time" office:time-value="PT03H34M55.249S" calcext:value-type="time">
            <text:p>03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01.29" calcext:value-type="float">
            <text:p>901.29</text:p>
          </table:table-cell>
          <table:table-cell office:value-type="float" office:value="1146.18" calcext:value-type="float">
            <text:p>1146.18</text:p>
          </table:table-cell>
        </table:table-row>
        <table:table-row table:style-name="ro1">
          <table:table-cell office:value-type="float" office:value="12911249" calcext:value-type="float">
            <text:p>12911249</text:p>
          </table:table-cell>
          <table:table-cell table:formula="of:=[.A809]/1000/(60*60*24)" office:value-type="time" office:time-value="PT03H35M11.249S" calcext:value-type="time">
            <text:p>03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02.38" calcext:value-type="float">
            <text:p>902.38</text:p>
          </table:table-cell>
          <table:table-cell office:value-type="float" office:value="1147.53" calcext:value-type="float">
            <text:p>1147.53</text:p>
          </table:table-cell>
        </table:table-row>
        <table:table-row table:style-name="ro1">
          <table:table-cell office:value-type="float" office:value="12927249" calcext:value-type="float">
            <text:p>12927249</text:p>
          </table:table-cell>
          <table:table-cell table:formula="of:=[.A810]/1000/(60*60*24)" office:value-type="time" office:time-value="PT03H35M27.249S" calcext:value-type="time">
            <text:p>03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903.46" calcext:value-type="float">
            <text:p>903.46</text:p>
          </table:table-cell>
          <table:table-cell office:value-type="float" office:value="1148.88" calcext:value-type="float">
            <text:p>1148.88</text:p>
          </table:table-cell>
        </table:table-row>
        <table:table-row table:style-name="ro1">
          <table:table-cell office:value-type="float" office:value="12943249" calcext:value-type="float">
            <text:p>12943249</text:p>
          </table:table-cell>
          <table:table-cell table:formula="of:=[.A811]/1000/(60*60*24)" office:value-type="time" office:time-value="PT03H35M43.249S" calcext:value-type="time">
            <text:p>03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04.55" calcext:value-type="float">
            <text:p>904.55</text:p>
          </table:table-cell>
          <table:table-cell office:value-type="float" office:value="1150.22" calcext:value-type="float">
            <text:p>1150.22</text:p>
          </table:table-cell>
        </table:table-row>
        <table:table-row table:style-name="ro1">
          <table:table-cell office:value-type="float" office:value="12959249" calcext:value-type="float">
            <text:p>12959249</text:p>
          </table:table-cell>
          <table:table-cell table:formula="of:=[.A812]/1000/(60*60*24)" office:value-type="time" office:time-value="PT03H35M59.249S" calcext:value-type="time">
            <text:p>03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05.64" calcext:value-type="float">
            <text:p>905.64</text:p>
          </table:table-cell>
          <table:table-cell office:value-type="float" office:value="1151.57" calcext:value-type="float">
            <text:p>1151.57</text:p>
          </table:table-cell>
        </table:table-row>
        <table:table-row table:style-name="ro1">
          <table:table-cell office:value-type="float" office:value="12975248" calcext:value-type="float">
            <text:p>12975248</text:p>
          </table:table-cell>
          <table:table-cell table:formula="of:=[.A813]/1000/(60*60*24)" office:value-type="time" office:time-value="PT03H36M15.248S" calcext:value-type="time">
            <text:p>03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06.73" calcext:value-type="float">
            <text:p>906.73</text:p>
          </table:table-cell>
          <table:table-cell office:value-type="float" office:value="1152.91" calcext:value-type="float">
            <text:p>1152.91</text:p>
          </table:table-cell>
        </table:table-row>
        <table:table-row table:style-name="ro1">
          <table:table-cell office:value-type="float" office:value="12991249" calcext:value-type="float">
            <text:p>12991249</text:p>
          </table:table-cell>
          <table:table-cell table:formula="of:=[.A814]/1000/(60*60*24)" office:value-type="time" office:time-value="PT03H36M31.249S" calcext:value-type="time">
            <text:p>03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07.82" calcext:value-type="float">
            <text:p>907.82</text:p>
          </table:table-cell>
          <table:table-cell office:value-type="float" office:value="1154.26" calcext:value-type="float">
            <text:p>1154.26</text:p>
          </table:table-cell>
        </table:table-row>
        <table:table-row table:style-name="ro1">
          <table:table-cell office:value-type="float" office:value="13007249" calcext:value-type="float">
            <text:p>13007249</text:p>
          </table:table-cell>
          <table:table-cell table:formula="of:=[.A815]/1000/(60*60*24)" office:value-type="time" office:time-value="PT03H36M47.249S" calcext:value-type="time">
            <text:p>03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908.91" calcext:value-type="float">
            <text:p>908.91</text:p>
          </table:table-cell>
          <table:table-cell office:value-type="float" office:value="1155.6" calcext:value-type="float">
            <text:p>1155.6</text:p>
          </table:table-cell>
        </table:table-row>
        <table:table-row table:style-name="ro1">
          <table:table-cell office:value-type="float" office:value="13023249" calcext:value-type="float">
            <text:p>13023249</text:p>
          </table:table-cell>
          <table:table-cell table:formula="of:=[.A816]/1000/(60*60*24)" office:value-type="time" office:time-value="PT03H37M03.249S" calcext:value-type="time">
            <text:p>03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0" calcext:value-type="float">
            <text:p>910</text:p>
          </table:table-cell>
          <table:table-cell office:value-type="float" office:value="1156.95" calcext:value-type="float">
            <text:p>1156.95</text:p>
          </table:table-cell>
        </table:table-row>
        <table:table-row table:style-name="ro1">
          <table:table-cell office:value-type="float" office:value="13039249" calcext:value-type="float">
            <text:p>13039249</text:p>
          </table:table-cell>
          <table:table-cell table:formula="of:=[.A817]/1000/(60*60*24)" office:value-type="time" office:time-value="PT03H37M19.249S" calcext:value-type="time">
            <text:p>03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1.09" calcext:value-type="float">
            <text:p>911.09</text:p>
          </table:table-cell>
          <table:table-cell office:value-type="float" office:value="1158.29" calcext:value-type="float">
            <text:p>1158.29</text:p>
          </table:table-cell>
        </table:table-row>
        <table:table-row table:style-name="ro1">
          <table:table-cell office:value-type="float" office:value="13055249" calcext:value-type="float">
            <text:p>13055249</text:p>
          </table:table-cell>
          <table:table-cell table:formula="of:=[.A818]/1000/(60*60*24)" office:value-type="time" office:time-value="PT03H37M35.249S" calcext:value-type="time">
            <text:p>03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2.17" calcext:value-type="float">
            <text:p>912.17</text:p>
          </table:table-cell>
          <table:table-cell office:value-type="float" office:value="1159.64" calcext:value-type="float">
            <text:p>1159.64</text:p>
          </table:table-cell>
        </table:table-row>
        <table:table-row table:style-name="ro1">
          <table:table-cell office:value-type="float" office:value="13071249" calcext:value-type="float">
            <text:p>13071249</text:p>
          </table:table-cell>
          <table:table-cell table:formula="of:=[.A819]/1000/(60*60*24)" office:value-type="time" office:time-value="PT03H37M51.249S" calcext:value-type="time">
            <text:p>03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3.26" calcext:value-type="float">
            <text:p>913.26</text:p>
          </table:table-cell>
          <table:table-cell office:value-type="float" office:value="1160.98" calcext:value-type="float">
            <text:p>1160.98</text:p>
          </table:table-cell>
        </table:table-row>
        <table:table-row table:style-name="ro1">
          <table:table-cell office:value-type="float" office:value="13087249" calcext:value-type="float">
            <text:p>13087249</text:p>
          </table:table-cell>
          <table:table-cell table:formula="of:=[.A820]/1000/(60*60*24)" office:value-type="time" office:time-value="PT03H38M07.249S" calcext:value-type="time">
            <text:p>03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4.35" calcext:value-type="float">
            <text:p>914.35</text:p>
          </table:table-cell>
          <table:table-cell office:value-type="float" office:value="1162.33" calcext:value-type="float">
            <text:p>1162.33</text:p>
          </table:table-cell>
        </table:table-row>
        <table:table-row table:style-name="ro1">
          <table:table-cell office:value-type="float" office:value="13103249" calcext:value-type="float">
            <text:p>13103249</text:p>
          </table:table-cell>
          <table:table-cell table:formula="of:=[.A821]/1000/(60*60*24)" office:value-type="time" office:time-value="PT03H38M23.249S" calcext:value-type="time">
            <text:p>03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5.44" calcext:value-type="float">
            <text:p>915.44</text:p>
          </table:table-cell>
          <table:table-cell office:value-type="float" office:value="1163.68" calcext:value-type="float">
            <text:p>1163.68</text:p>
          </table:table-cell>
        </table:table-row>
        <table:table-row table:style-name="ro1">
          <table:table-cell office:value-type="float" office:value="13119249" calcext:value-type="float">
            <text:p>13119249</text:p>
          </table:table-cell>
          <table:table-cell table:formula="of:=[.A822]/1000/(60*60*24)" office:value-type="time" office:time-value="PT03H38M39.249S" calcext:value-type="time">
            <text:p>03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6.53" calcext:value-type="float">
            <text:p>916.53</text:p>
          </table:table-cell>
          <table:table-cell office:value-type="float" office:value="1165.02" calcext:value-type="float">
            <text:p>1165.02</text:p>
          </table:table-cell>
        </table:table-row>
        <table:table-row table:style-name="ro1">
          <table:table-cell office:value-type="float" office:value="13135249" calcext:value-type="float">
            <text:p>13135249</text:p>
          </table:table-cell>
          <table:table-cell table:formula="of:=[.A823]/1000/(60*60*24)" office:value-type="time" office:time-value="PT03H38M55.249S" calcext:value-type="time">
            <text:p>03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17.62" calcext:value-type="float">
            <text:p>917.62</text:p>
          </table:table-cell>
          <table:table-cell office:value-type="float" office:value="1166.37" calcext:value-type="float">
            <text:p>1166.37</text:p>
          </table:table-cell>
        </table:table-row>
        <table:table-row table:style-name="ro1">
          <table:table-cell office:value-type="float" office:value="13151249" calcext:value-type="float">
            <text:p>13151249</text:p>
          </table:table-cell>
          <table:table-cell table:formula="of:=[.A824]/1000/(60*60*24)" office:value-type="time" office:time-value="PT03H39M11.249S" calcext:value-type="time">
            <text:p>03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8.71" calcext:value-type="float">
            <text:p>918.71</text:p>
          </table:table-cell>
          <table:table-cell office:value-type="float" office:value="1167.71" calcext:value-type="float">
            <text:p>1167.71</text:p>
          </table:table-cell>
        </table:table-row>
        <table:table-row table:style-name="ro1">
          <table:table-cell office:value-type="float" office:value="13167249" calcext:value-type="float">
            <text:p>13167249</text:p>
          </table:table-cell>
          <table:table-cell table:formula="of:=[.A825]/1000/(60*60*24)" office:value-type="time" office:time-value="PT03H39M27.249S" calcext:value-type="time">
            <text:p>03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19.79" calcext:value-type="float">
            <text:p>919.79</text:p>
          </table:table-cell>
          <table:table-cell office:value-type="float" office:value="1169.06" calcext:value-type="float">
            <text:p>1169.06</text:p>
          </table:table-cell>
        </table:table-row>
        <table:table-row table:style-name="ro1">
          <table:table-cell office:value-type="float" office:value="13183249" calcext:value-type="float">
            <text:p>13183249</text:p>
          </table:table-cell>
          <table:table-cell table:formula="of:=[.A826]/1000/(60*60*24)" office:value-type="time" office:time-value="PT03H39M43.249S" calcext:value-type="time">
            <text:p>03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20.88" calcext:value-type="float">
            <text:p>920.88</text:p>
          </table:table-cell>
          <table:table-cell office:value-type="float" office:value="1170.4" calcext:value-type="float">
            <text:p>1170.4</text:p>
          </table:table-cell>
        </table:table-row>
        <table:table-row table:style-name="ro1">
          <table:table-cell office:value-type="float" office:value="13199249" calcext:value-type="float">
            <text:p>13199249</text:p>
          </table:table-cell>
          <table:table-cell table:formula="of:=[.A827]/1000/(60*60*24)" office:value-type="time" office:time-value="PT03H39M59.249S" calcext:value-type="time">
            <text:p>03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21.97" calcext:value-type="float">
            <text:p>921.97</text:p>
          </table:table-cell>
          <table:table-cell office:value-type="float" office:value="1171.75" calcext:value-type="float">
            <text:p>1171.75</text:p>
          </table:table-cell>
        </table:table-row>
        <table:table-row table:style-name="ro1">
          <table:table-cell office:value-type="float" office:value="13215249" calcext:value-type="float">
            <text:p>13215249</text:p>
          </table:table-cell>
          <table:table-cell table:formula="of:=[.A828]/1000/(60*60*24)" office:value-type="time" office:time-value="PT03H40M15.249S" calcext:value-type="time">
            <text:p>03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923.06" calcext:value-type="float">
            <text:p>923.06</text:p>
          </table:table-cell>
          <table:table-cell office:value-type="float" office:value="1173.09" calcext:value-type="float">
            <text:p>1173.09</text:p>
          </table:table-cell>
        </table:table-row>
        <table:table-row table:style-name="ro1">
          <table:table-cell office:value-type="float" office:value="13231249" calcext:value-type="float">
            <text:p>13231249</text:p>
          </table:table-cell>
          <table:table-cell table:formula="of:=[.A829]/1000/(60*60*24)" office:value-type="time" office:time-value="PT03H40M31.249S" calcext:value-type="time">
            <text:p>03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3" calcext:value-type="float">
            <text:p>301.83</text:p>
          </table:table-cell>
          <table:table-cell office:value-type="float" office:value="924.15" calcext:value-type="float">
            <text:p>924.15</text:p>
          </table:table-cell>
          <table:table-cell office:value-type="float" office:value="1174.44" calcext:value-type="float">
            <text:p>1174.44</text:p>
          </table:table-cell>
        </table:table-row>
        <table:table-row table:style-name="ro1">
          <table:table-cell office:value-type="float" office:value="13247249" calcext:value-type="float">
            <text:p>13247249</text:p>
          </table:table-cell>
          <table:table-cell table:formula="of:=[.A830]/1000/(60*60*24)" office:value-type="time" office:time-value="PT03H40M47.249S" calcext:value-type="time">
            <text:p>03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3" calcext:value-type="float">
            <text:p>301.83</text:p>
          </table:table-cell>
          <table:table-cell office:value-type="float" office:value="925.24" calcext:value-type="float">
            <text:p>925.24</text:p>
          </table:table-cell>
          <table:table-cell office:value-type="float" office:value="1175.78" calcext:value-type="float">
            <text:p>1175.78</text:p>
          </table:table-cell>
        </table:table-row>
        <table:table-row table:style-name="ro1">
          <table:table-cell office:value-type="float" office:value="13263249" calcext:value-type="float">
            <text:p>13263249</text:p>
          </table:table-cell>
          <table:table-cell table:formula="of:=[.A831]/1000/(60*60*24)" office:value-type="time" office:time-value="PT03H41M03.249S" calcext:value-type="time">
            <text:p>03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1" calcext:value-type="float">
            <text:p>302.81</text:p>
          </table:table-cell>
          <table:table-cell office:value-type="float" office:value="926.33" calcext:value-type="float">
            <text:p>926.33</text:p>
          </table:table-cell>
          <table:table-cell office:value-type="float" office:value="1177.13" calcext:value-type="float">
            <text:p>1177.13</text:p>
          </table:table-cell>
        </table:table-row>
        <table:table-row table:style-name="ro1">
          <table:table-cell office:value-type="float" office:value="13279248" calcext:value-type="float">
            <text:p>13279248</text:p>
          </table:table-cell>
          <table:table-cell table:formula="of:=[.A832]/1000/(60*60*24)" office:value-type="time" office:time-value="PT03H41M19.248S" calcext:value-type="time">
            <text:p>03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27.41" calcext:value-type="float">
            <text:p>927.41</text:p>
          </table:table-cell>
          <table:table-cell office:value-type="float" office:value="1178.47" calcext:value-type="float">
            <text:p>1178.47</text:p>
          </table:table-cell>
        </table:table-row>
        <table:table-row table:style-name="ro1">
          <table:table-cell office:value-type="float" office:value="13295249" calcext:value-type="float">
            <text:p>13295249</text:p>
          </table:table-cell>
          <table:table-cell table:formula="of:=[.A833]/1000/(60*60*24)" office:value-type="time" office:time-value="PT03H41M35.249S" calcext:value-type="time">
            <text:p>03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28.5" calcext:value-type="float">
            <text:p>928.5</text:p>
          </table:table-cell>
          <table:table-cell office:value-type="float" office:value="1179.82" calcext:value-type="float">
            <text:p>1179.82</text:p>
          </table:table-cell>
        </table:table-row>
        <table:table-row table:style-name="ro1">
          <table:table-cell office:value-type="float" office:value="13311249" calcext:value-type="float">
            <text:p>13311249</text:p>
          </table:table-cell>
          <table:table-cell table:formula="of:=[.A834]/1000/(60*60*24)" office:value-type="time" office:time-value="PT03H41M51.249S" calcext:value-type="time">
            <text:p>03:4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29.59" calcext:value-type="float">
            <text:p>929.59</text:p>
          </table:table-cell>
          <table:table-cell office:value-type="float" office:value="1181.17" calcext:value-type="float">
            <text:p>1181.17</text:p>
          </table:table-cell>
        </table:table-row>
        <table:table-row table:style-name="ro1">
          <table:table-cell office:value-type="float" office:value="13327249" calcext:value-type="float">
            <text:p>13327249</text:p>
          </table:table-cell>
          <table:table-cell table:formula="of:=[.A835]/1000/(60*60*24)" office:value-type="time" office:time-value="PT03H42M07.249S" calcext:value-type="time">
            <text:p>03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0.68" calcext:value-type="float">
            <text:p>930.68</text:p>
          </table:table-cell>
          <table:table-cell office:value-type="float" office:value="1182.51" calcext:value-type="float">
            <text:p>1182.51</text:p>
          </table:table-cell>
        </table:table-row>
        <table:table-row table:style-name="ro1">
          <table:table-cell office:value-type="float" office:value="13343249" calcext:value-type="float">
            <text:p>13343249</text:p>
          </table:table-cell>
          <table:table-cell table:formula="of:=[.A836]/1000/(60*60*24)" office:value-type="time" office:time-value="PT03H42M23.249S" calcext:value-type="time">
            <text:p>03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1.77" calcext:value-type="float">
            <text:p>931.77</text:p>
          </table:table-cell>
          <table:table-cell office:value-type="float" office:value="1183.86" calcext:value-type="float">
            <text:p>1183.86</text:p>
          </table:table-cell>
        </table:table-row>
        <table:table-row table:style-name="ro1">
          <table:table-cell office:value-type="float" office:value="13359249" calcext:value-type="float">
            <text:p>13359249</text:p>
          </table:table-cell>
          <table:table-cell table:formula="of:=[.A837]/1000/(60*60*24)" office:value-type="time" office:time-value="PT03H42M39.249S" calcext:value-type="time">
            <text:p>03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2.85" calcext:value-type="float">
            <text:p>932.85</text:p>
          </table:table-cell>
          <table:table-cell office:value-type="float" office:value="1185.2" calcext:value-type="float">
            <text:p>1185.2</text:p>
          </table:table-cell>
        </table:table-row>
        <table:table-row table:style-name="ro1">
          <table:table-cell office:value-type="float" office:value="13375249" calcext:value-type="float">
            <text:p>13375249</text:p>
          </table:table-cell>
          <table:table-cell table:formula="of:=[.A838]/1000/(60*60*24)" office:value-type="time" office:time-value="PT03H42M55.249S" calcext:value-type="time">
            <text:p>03:4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3.94" calcext:value-type="float">
            <text:p>933.94</text:p>
          </table:table-cell>
          <table:table-cell office:value-type="float" office:value="1186.55" calcext:value-type="float">
            <text:p>1186.55</text:p>
          </table:table-cell>
        </table:table-row>
        <table:table-row table:style-name="ro1">
          <table:table-cell office:value-type="float" office:value="13391249" calcext:value-type="float">
            <text:p>13391249</text:p>
          </table:table-cell>
          <table:table-cell table:formula="of:=[.A839]/1000/(60*60*24)" office:value-type="time" office:time-value="PT03H43M11.249S" calcext:value-type="time">
            <text:p>03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5.03" calcext:value-type="float">
            <text:p>935.03</text:p>
          </table:table-cell>
          <table:table-cell office:value-type="float" office:value="1187.89" calcext:value-type="float">
            <text:p>1187.89</text:p>
          </table:table-cell>
        </table:table-row>
        <table:table-row table:style-name="ro1">
          <table:table-cell office:value-type="float" office:value="13407249" calcext:value-type="float">
            <text:p>13407249</text:p>
          </table:table-cell>
          <table:table-cell table:formula="of:=[.A840]/1000/(60*60*24)" office:value-type="time" office:time-value="PT03H43M27.249S" calcext:value-type="time">
            <text:p>03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6.12" calcext:value-type="float">
            <text:p>936.12</text:p>
          </table:table-cell>
          <table:table-cell office:value-type="float" office:value="1189.24" calcext:value-type="float">
            <text:p>1189.24</text:p>
          </table:table-cell>
        </table:table-row>
        <table:table-row table:style-name="ro1">
          <table:table-cell office:value-type="float" office:value="13423249" calcext:value-type="float">
            <text:p>13423249</text:p>
          </table:table-cell>
          <table:table-cell table:formula="of:=[.A841]/1000/(60*60*24)" office:value-type="time" office:time-value="PT03H43M43.249S" calcext:value-type="time">
            <text:p>03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7.21" calcext:value-type="float">
            <text:p>937.21</text:p>
          </table:table-cell>
          <table:table-cell office:value-type="float" office:value="1190.58" calcext:value-type="float">
            <text:p>1190.58</text:p>
          </table:table-cell>
        </table:table-row>
        <table:table-row table:style-name="ro1">
          <table:table-cell office:value-type="float" office:value="13439249" calcext:value-type="float">
            <text:p>13439249</text:p>
          </table:table-cell>
          <table:table-cell table:formula="of:=[.A842]/1000/(60*60*24)" office:value-type="time" office:time-value="PT03H43M59.249S" calcext:value-type="time">
            <text:p>03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8.29" calcext:value-type="float">
            <text:p>938.29</text:p>
          </table:table-cell>
          <table:table-cell office:value-type="float" office:value="1191.92" calcext:value-type="float">
            <text:p>1191.92</text:p>
          </table:table-cell>
        </table:table-row>
        <table:table-row table:style-name="ro1">
          <table:table-cell office:value-type="float" office:value="13455249" calcext:value-type="float">
            <text:p>13455249</text:p>
          </table:table-cell>
          <table:table-cell table:formula="of:=[.A843]/1000/(60*60*24)" office:value-type="time" office:time-value="PT03H44M15.249S" calcext:value-type="time">
            <text:p>03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39.38" calcext:value-type="float">
            <text:p>939.38</text:p>
          </table:table-cell>
          <table:table-cell office:value-type="float" office:value="1193.27" calcext:value-type="float">
            <text:p>1193.27</text:p>
          </table:table-cell>
        </table:table-row>
        <table:table-row table:style-name="ro1">
          <table:table-cell office:value-type="float" office:value="13471249" calcext:value-type="float">
            <text:p>13471249</text:p>
          </table:table-cell>
          <table:table-cell table:formula="of:=[.A844]/1000/(60*60*24)" office:value-type="time" office:time-value="PT03H44M31.249S" calcext:value-type="time">
            <text:p>03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40.47" calcext:value-type="float">
            <text:p>940.47</text:p>
          </table:table-cell>
          <table:table-cell office:value-type="float" office:value="1194.62" calcext:value-type="float">
            <text:p>1194.62</text:p>
          </table:table-cell>
        </table:table-row>
        <table:table-row table:style-name="ro1">
          <table:table-cell office:value-type="float" office:value="13487249" calcext:value-type="float">
            <text:p>13487249</text:p>
          </table:table-cell>
          <table:table-cell table:formula="of:=[.A845]/1000/(60*60*24)" office:value-type="time" office:time-value="PT03H44M47.249S" calcext:value-type="time">
            <text:p>03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41.56" calcext:value-type="float">
            <text:p>941.56</text:p>
          </table:table-cell>
          <table:table-cell office:value-type="float" office:value="1195.96" calcext:value-type="float">
            <text:p>1195.96</text:p>
          </table:table-cell>
        </table:table-row>
        <table:table-row table:style-name="ro1">
          <table:table-cell office:value-type="float" office:value="13503249" calcext:value-type="float">
            <text:p>13503249</text:p>
          </table:table-cell>
          <table:table-cell table:formula="of:=[.A846]/1000/(60*60*24)" office:value-type="time" office:time-value="PT03H45M03.249S" calcext:value-type="time">
            <text:p>03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42.65" calcext:value-type="float">
            <text:p>942.65</text:p>
          </table:table-cell>
          <table:table-cell office:value-type="float" office:value="1197.31" calcext:value-type="float">
            <text:p>1197.31</text:p>
          </table:table-cell>
        </table:table-row>
        <table:table-row table:style-name="ro1">
          <table:table-cell office:value-type="float" office:value="13519249" calcext:value-type="float">
            <text:p>13519249</text:p>
          </table:table-cell>
          <table:table-cell table:formula="of:=[.A847]/1000/(60*60*24)" office:value-type="time" office:time-value="PT03H45M19.249S" calcext:value-type="time">
            <text:p>03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943.73" calcext:value-type="float">
            <text:p>943.73</text:p>
          </table:table-cell>
          <table:table-cell office:value-type="float" office:value="1198.65" calcext:value-type="float">
            <text:p>1198.65</text:p>
          </table:table-cell>
        </table:table-row>
        <table:table-row table:style-name="ro1">
          <table:table-cell office:value-type="float" office:value="13535249" calcext:value-type="float">
            <text:p>13535249</text:p>
          </table:table-cell>
          <table:table-cell table:formula="of:=[.A848]/1000/(60*60*24)" office:value-type="time" office:time-value="PT03H45M35.249S" calcext:value-type="time">
            <text:p>03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944.82" calcext:value-type="float">
            <text:p>944.82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551249" calcext:value-type="float">
            <text:p>13551249</text:p>
          </table:table-cell>
          <table:table-cell table:formula="of:=[.A849]/1000/(60*60*24)" office:value-type="time" office:time-value="PT03H45M51.249S" calcext:value-type="time">
            <text:p>03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45.91" calcext:value-type="float">
            <text:p>945.91</text:p>
          </table:table-cell>
          <table:table-cell office:value-type="float" office:value="1201.34" calcext:value-type="float">
            <text:p>1201.34</text:p>
          </table:table-cell>
        </table:table-row>
        <table:table-row table:style-name="ro1">
          <table:table-cell office:value-type="float" office:value="13567249" calcext:value-type="float">
            <text:p>13567249</text:p>
          </table:table-cell>
          <table:table-cell table:formula="of:=[.A850]/1000/(60*60*24)" office:value-type="time" office:time-value="PT03H46M07.249S" calcext:value-type="time">
            <text:p>03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47" calcext:value-type="float">
            <text:p>947</text:p>
          </table:table-cell>
          <table:table-cell office:value-type="float" office:value="1202.68" calcext:value-type="float">
            <text:p>1202.68</text:p>
          </table:table-cell>
        </table:table-row>
        <table:table-row table:style-name="ro1">
          <table:table-cell office:value-type="float" office:value="13583249" calcext:value-type="float">
            <text:p>13583249</text:p>
          </table:table-cell>
          <table:table-cell table:formula="of:=[.A851]/1000/(60*60*24)" office:value-type="time" office:time-value="PT03H46M23.249S" calcext:value-type="time">
            <text:p>03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948.08" calcext:value-type="float">
            <text:p>948.08</text:p>
          </table:table-cell>
          <table:table-cell office:value-type="float" office:value="1204.03" calcext:value-type="float">
            <text:p>1204.03</text:p>
          </table:table-cell>
        </table:table-row>
        <table:table-row table:style-name="ro1">
          <table:table-cell office:value-type="float" office:value="13599249" calcext:value-type="float">
            <text:p>13599249</text:p>
          </table:table-cell>
          <table:table-cell table:formula="of:=[.A852]/1000/(60*60*24)" office:value-type="time" office:time-value="PT03H46M39.249S" calcext:value-type="time">
            <text:p>03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49.17" calcext:value-type="float">
            <text:p>949.17</text:p>
          </table:table-cell>
          <table:table-cell office:value-type="float" office:value="1205.37" calcext:value-type="float">
            <text:p>1205.37</text:p>
          </table:table-cell>
        </table:table-row>
        <table:table-row table:style-name="ro1">
          <table:table-cell office:value-type="float" office:value="13615249" calcext:value-type="float">
            <text:p>13615249</text:p>
          </table:table-cell>
          <table:table-cell table:formula="of:=[.A853]/1000/(60*60*24)" office:value-type="time" office:time-value="PT03H46M55.249S" calcext:value-type="time">
            <text:p>03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950.26" calcext:value-type="float">
            <text:p>950.26</text:p>
          </table:table-cell>
          <table:table-cell office:value-type="float" office:value="1206.71" calcext:value-type="float">
            <text:p>1206.71</text:p>
          </table:table-cell>
        </table:table-row>
        <table:table-row table:style-name="ro1">
          <table:table-cell office:value-type="float" office:value="13631249" calcext:value-type="float">
            <text:p>13631249</text:p>
          </table:table-cell>
          <table:table-cell table:formula="of:=[.A854]/1000/(60*60*24)" office:value-type="time" office:time-value="PT03H47M11.249S" calcext:value-type="time">
            <text:p>03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951.35" calcext:value-type="float">
            <text:p>951.35</text:p>
          </table:table-cell>
          <table:table-cell office:value-type="float" office:value="1208.06" calcext:value-type="float">
            <text:p>1208.06</text:p>
          </table:table-cell>
        </table:table-row>
        <table:table-row table:style-name="ro1">
          <table:table-cell office:value-type="float" office:value="13647249" calcext:value-type="float">
            <text:p>13647249</text:p>
          </table:table-cell>
          <table:table-cell table:formula="of:=[.A855]/1000/(60*60*24)" office:value-type="time" office:time-value="PT03H47M27.249S" calcext:value-type="time">
            <text:p>03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52.44" calcext:value-type="float">
            <text:p>952.44</text:p>
          </table:table-cell>
          <table:table-cell office:value-type="float" office:value="1209.4" calcext:value-type="float">
            <text:p>1209.4</text:p>
          </table:table-cell>
        </table:table-row>
        <table:table-row table:style-name="ro1">
          <table:table-cell office:value-type="float" office:value="13663249" calcext:value-type="float">
            <text:p>13663249</text:p>
          </table:table-cell>
          <table:table-cell table:formula="of:=[.A856]/1000/(60*60*24)" office:value-type="time" office:time-value="PT03H47M43.249S" calcext:value-type="time">
            <text:p>03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53.52" calcext:value-type="float">
            <text:p>953.52</text:p>
          </table:table-cell>
          <table:table-cell office:value-type="float" office:value="1210.75" calcext:value-type="float">
            <text:p>1210.75</text:p>
          </table:table-cell>
        </table:table-row>
        <table:table-row table:style-name="ro1">
          <table:table-cell office:value-type="float" office:value="13679248" calcext:value-type="float">
            <text:p>13679248</text:p>
          </table:table-cell>
          <table:table-cell table:formula="of:=[.A857]/1000/(60*60*24)" office:value-type="time" office:time-value="PT03H47M59.248S" calcext:value-type="time">
            <text:p>03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54.61" calcext:value-type="float">
            <text:p>954.61</text:p>
          </table:table-cell>
          <table:table-cell office:value-type="float" office:value="1212.09" calcext:value-type="float">
            <text:p>1212.09</text:p>
          </table:table-cell>
        </table:table-row>
        <table:table-row table:style-name="ro1">
          <table:table-cell office:value-type="float" office:value="13695249" calcext:value-type="float">
            <text:p>13695249</text:p>
          </table:table-cell>
          <table:table-cell table:formula="of:=[.A858]/1000/(60*60*24)" office:value-type="time" office:time-value="PT03H48M15.249S" calcext:value-type="time">
            <text:p>03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955.7" calcext:value-type="float">
            <text:p>955.7</text:p>
          </table:table-cell>
          <table:table-cell office:value-type="float" office:value="1213.44" calcext:value-type="float">
            <text:p>1213.44</text:p>
          </table:table-cell>
        </table:table-row>
        <table:table-row table:style-name="ro1">
          <table:table-cell office:value-type="float" office:value="13711249" calcext:value-type="float">
            <text:p>13711249</text:p>
          </table:table-cell>
          <table:table-cell table:formula="of:=[.A859]/1000/(60*60*24)" office:value-type="time" office:time-value="PT03H48M31.249S" calcext:value-type="time">
            <text:p>03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56.79" calcext:value-type="float">
            <text:p>956.79</text:p>
          </table:table-cell>
          <table:table-cell office:value-type="float" office:value="1214.78" calcext:value-type="float">
            <text:p>1214.78</text:p>
          </table:table-cell>
        </table:table-row>
        <table:table-row table:style-name="ro1">
          <table:table-cell office:value-type="float" office:value="13727249" calcext:value-type="float">
            <text:p>13727249</text:p>
          </table:table-cell>
          <table:table-cell table:formula="of:=[.A860]/1000/(60*60*24)" office:value-type="time" office:time-value="PT03H48M47.249S" calcext:value-type="time">
            <text:p>03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957.88" calcext:value-type="float">
            <text:p>957.88</text:p>
          </table:table-cell>
          <table:table-cell office:value-type="float" office:value="1216.12" calcext:value-type="float">
            <text:p>1216.12</text:p>
          </table:table-cell>
        </table:table-row>
        <table:table-row table:style-name="ro1">
          <table:table-cell office:value-type="float" office:value="13743249" calcext:value-type="float">
            <text:p>13743249</text:p>
          </table:table-cell>
          <table:table-cell table:formula="of:=[.A861]/1000/(60*60*24)" office:value-type="time" office:time-value="PT03H49M03.249S" calcext:value-type="time">
            <text:p>03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958.96" calcext:value-type="float">
            <text:p>958.96</text:p>
          </table:table-cell>
          <table:table-cell office:value-type="float" office:value="1217.47" calcext:value-type="float">
            <text:p>1217.47</text:p>
          </table:table-cell>
        </table:table-row>
        <table:table-row table:style-name="ro1">
          <table:table-cell office:value-type="float" office:value="13759249" calcext:value-type="float">
            <text:p>13759249</text:p>
          </table:table-cell>
          <table:table-cell table:formula="of:=[.A862]/1000/(60*60*24)" office:value-type="time" office:time-value="PT03H49M19.249S" calcext:value-type="time">
            <text:p>03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960.05" calcext:value-type="float">
            <text:p>960.05</text:p>
          </table:table-cell>
          <table:table-cell office:value-type="float" office:value="1218.81" calcext:value-type="float">
            <text:p>1218.81</text:p>
          </table:table-cell>
        </table:table-row>
        <table:table-row table:style-name="ro1">
          <table:table-cell office:value-type="float" office:value="13775249" calcext:value-type="float">
            <text:p>13775249</text:p>
          </table:table-cell>
          <table:table-cell table:formula="of:=[.A863]/1000/(60*60*24)" office:value-type="time" office:time-value="PT03H49M35.249S" calcext:value-type="time">
            <text:p>03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961.14" calcext:value-type="float">
            <text:p>961.14</text:p>
          </table:table-cell>
          <table:table-cell office:value-type="float" office:value="1220.15" calcext:value-type="float">
            <text:p>1220.15</text:p>
          </table:table-cell>
        </table:table-row>
        <table:table-row table:style-name="ro1">
          <table:table-cell office:value-type="float" office:value="13791249" calcext:value-type="float">
            <text:p>13791249</text:p>
          </table:table-cell>
          <table:table-cell table:formula="of:=[.A864]/1000/(60*60*24)" office:value-type="time" office:time-value="PT03H49M51.249S" calcext:value-type="time">
            <text:p>03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962.23" calcext:value-type="float">
            <text:p>962.23</text:p>
          </table:table-cell>
          <table:table-cell office:value-type="float" office:value="1221.49" calcext:value-type="float">
            <text:p>1221.49</text:p>
          </table:table-cell>
        </table:table-row>
        <table:table-row table:style-name="ro1">
          <table:table-cell office:value-type="float" office:value="13807249" calcext:value-type="float">
            <text:p>13807249</text:p>
          </table:table-cell>
          <table:table-cell table:formula="of:=[.A865]/1000/(60*60*24)" office:value-type="time" office:time-value="PT03H50M07.249S" calcext:value-type="time">
            <text:p>03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63.31" calcext:value-type="float">
            <text:p>963.31</text:p>
          </table:table-cell>
          <table:table-cell office:value-type="float" office:value="1222.84" calcext:value-type="float">
            <text:p>1222.84</text:p>
          </table:table-cell>
        </table:table-row>
        <table:table-row table:style-name="ro1">
          <table:table-cell office:value-type="float" office:value="13823249" calcext:value-type="float">
            <text:p>13823249</text:p>
          </table:table-cell>
          <table:table-cell table:formula="of:=[.A866]/1000/(60*60*24)" office:value-type="time" office:time-value="PT03H50M23.249S" calcext:value-type="time">
            <text:p>03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64.4" calcext:value-type="float">
            <text:p>964.4</text:p>
          </table:table-cell>
          <table:table-cell office:value-type="float" office:value="1224.18" calcext:value-type="float">
            <text:p>1224.18</text:p>
          </table:table-cell>
        </table:table-row>
        <table:table-row table:style-name="ro1">
          <table:table-cell office:value-type="float" office:value="13839249" calcext:value-type="float">
            <text:p>13839249</text:p>
          </table:table-cell>
          <table:table-cell table:formula="of:=[.A867]/1000/(60*60*24)" office:value-type="time" office:time-value="PT03H50M39.249S" calcext:value-type="time">
            <text:p>03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65.49" calcext:value-type="float">
            <text:p>965.49</text:p>
          </table:table-cell>
          <table:table-cell office:value-type="float" office:value="1225.52" calcext:value-type="float">
            <text:p>1225.52</text:p>
          </table:table-cell>
        </table:table-row>
        <table:table-row table:style-name="ro1">
          <table:table-cell office:value-type="float" office:value="13855249" calcext:value-type="float">
            <text:p>13855249</text:p>
          </table:table-cell>
          <table:table-cell table:formula="of:=[.A868]/1000/(60*60*24)" office:value-type="time" office:time-value="PT03H50M55.249S" calcext:value-type="time">
            <text:p>03:5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66.58" calcext:value-type="float">
            <text:p>966.58</text:p>
          </table:table-cell>
          <table:table-cell office:value-type="float" office:value="1226.87" calcext:value-type="float">
            <text:p>1226.87</text:p>
          </table:table-cell>
        </table:table-row>
        <table:table-row table:style-name="ro1">
          <table:table-cell office:value-type="float" office:value="13871249" calcext:value-type="float">
            <text:p>13871249</text:p>
          </table:table-cell>
          <table:table-cell table:formula="of:=[.A869]/1000/(60*60*24)" office:value-type="time" office:time-value="PT03H51M11.249S" calcext:value-type="time">
            <text:p>03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967.67" calcext:value-type="float">
            <text:p>967.67</text:p>
          </table:table-cell>
          <table:table-cell office:value-type="float" office:value="1228.21" calcext:value-type="float">
            <text:p>1228.21</text:p>
          </table:table-cell>
        </table:table-row>
        <table:table-row table:style-name="ro1">
          <table:table-cell office:value-type="float" office:value="13887249" calcext:value-type="float">
            <text:p>13887249</text:p>
          </table:table-cell>
          <table:table-cell table:formula="of:=[.A870]/1000/(60*60*24)" office:value-type="time" office:time-value="PT03H51M27.249S" calcext:value-type="time">
            <text:p>03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68.75" calcext:value-type="float">
            <text:p>968.75</text:p>
          </table:table-cell>
          <table:table-cell office:value-type="float" office:value="1229.55" calcext:value-type="float">
            <text:p>1229.55</text:p>
          </table:table-cell>
        </table:table-row>
        <table:table-row table:style-name="ro1">
          <table:table-cell office:value-type="float" office:value="13903249" calcext:value-type="float">
            <text:p>13903249</text:p>
          </table:table-cell>
          <table:table-cell table:formula="of:=[.A871]/1000/(60*60*24)" office:value-type="time" office:time-value="PT03H51M43.249S" calcext:value-type="time">
            <text:p>03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69.84" calcext:value-type="float">
            <text:p>969.84</text:p>
          </table:table-cell>
          <table:table-cell office:value-type="float" office:value="1230.89" calcext:value-type="float">
            <text:p>1230.89</text:p>
          </table:table-cell>
        </table:table-row>
        <table:table-row table:style-name="ro1">
          <table:table-cell office:value-type="float" office:value="13919249" calcext:value-type="float">
            <text:p>13919249</text:p>
          </table:table-cell>
          <table:table-cell table:formula="of:=[.A872]/1000/(60*60*24)" office:value-type="time" office:time-value="PT03H51M59.249S" calcext:value-type="time">
            <text:p>03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70.93" calcext:value-type="float">
            <text:p>970.93</text:p>
          </table:table-cell>
          <table:table-cell office:value-type="float" office:value="1232.23" calcext:value-type="float">
            <text:p>1232.23</text:p>
          </table:table-cell>
        </table:table-row>
        <table:table-row table:style-name="ro1">
          <table:table-cell office:value-type="float" office:value="13935249" calcext:value-type="float">
            <text:p>13935249</text:p>
          </table:table-cell>
          <table:table-cell table:formula="of:=[.A873]/1000/(60*60*24)" office:value-type="time" office:time-value="PT03H52M15.249S" calcext:value-type="time">
            <text:p>03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972.02" calcext:value-type="float">
            <text:p>972.02</text:p>
          </table:table-cell>
          <table:table-cell office:value-type="float" office:value="1233.57" calcext:value-type="float">
            <text:p>1233.57</text:p>
          </table:table-cell>
        </table:table-row>
        <table:table-row table:style-name="ro1">
          <table:table-cell office:value-type="float" office:value="13951249" calcext:value-type="float">
            <text:p>13951249</text:p>
          </table:table-cell>
          <table:table-cell table:formula="of:=[.A874]/1000/(60*60*24)" office:value-type="time" office:time-value="PT03H52M31.249S" calcext:value-type="time">
            <text:p>03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73.1" calcext:value-type="float">
            <text:p>973.1</text:p>
          </table:table-cell>
          <table:table-cell office:value-type="float" office:value="1234.92" calcext:value-type="float">
            <text:p>1234.92</text:p>
          </table:table-cell>
        </table:table-row>
        <table:table-row table:style-name="ro1">
          <table:table-cell office:value-type="float" office:value="13967249" calcext:value-type="float">
            <text:p>13967249</text:p>
          </table:table-cell>
          <table:table-cell table:formula="of:=[.A875]/1000/(60*60*24)" office:value-type="time" office:time-value="PT03H52M47.249S" calcext:value-type="time">
            <text:p>03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974.19" calcext:value-type="float">
            <text:p>974.19</text:p>
          </table:table-cell>
          <table:table-cell office:value-type="float" office:value="1236.26" calcext:value-type="float">
            <text:p>1236.26</text:p>
          </table:table-cell>
        </table:table-row>
        <table:table-row table:style-name="ro1">
          <table:table-cell office:value-type="float" office:value="13983249" calcext:value-type="float">
            <text:p>13983249</text:p>
          </table:table-cell>
          <table:table-cell table:formula="of:=[.A876]/1000/(60*60*24)" office:value-type="time" office:time-value="PT03H53M03.249S" calcext:value-type="time">
            <text:p>03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975.28" calcext:value-type="float">
            <text:p>975.28</text:p>
          </table:table-cell>
          <table:table-cell office:value-type="float" office:value="1237.6" calcext:value-type="float">
            <text:p>1237.6</text:p>
          </table:table-cell>
        </table:table-row>
        <table:table-row table:style-name="ro1">
          <table:table-cell office:value-type="float" office:value="13999249" calcext:value-type="float">
            <text:p>13999249</text:p>
          </table:table-cell>
          <table:table-cell table:formula="of:=[.A877]/1000/(60*60*24)" office:value-type="time" office:time-value="PT03H53M19.249S" calcext:value-type="time">
            <text:p>03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76.36" calcext:value-type="float">
            <text:p>976.36</text:p>
          </table:table-cell>
          <table:table-cell office:value-type="float" office:value="1238.94" calcext:value-type="float">
            <text:p>1238.94</text:p>
          </table:table-cell>
        </table:table-row>
        <table:table-row table:style-name="ro1">
          <table:table-cell office:value-type="float" office:value="14015249" calcext:value-type="float">
            <text:p>14015249</text:p>
          </table:table-cell>
          <table:table-cell table:formula="of:=[.A878]/1000/(60*60*24)" office:value-type="time" office:time-value="PT03H53M35.249S" calcext:value-type="time">
            <text:p>03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977.45" calcext:value-type="float">
            <text:p>977.45</text:p>
          </table:table-cell>
          <table:table-cell office:value-type="float" office:value="1240.28" calcext:value-type="float">
            <text:p>1240.28</text:p>
          </table:table-cell>
        </table:table-row>
        <table:table-row table:style-name="ro1">
          <table:table-cell office:value-type="float" office:value="14031249" calcext:value-type="float">
            <text:p>14031249</text:p>
          </table:table-cell>
          <table:table-cell table:formula="of:=[.A879]/1000/(60*60*24)" office:value-type="time" office:time-value="PT03H53M51.249S" calcext:value-type="time">
            <text:p>03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78.54" calcext:value-type="float">
            <text:p>978.54</text:p>
          </table:table-cell>
          <table:table-cell office:value-type="float" office:value="1241.62" calcext:value-type="float">
            <text:p>1241.62</text:p>
          </table:table-cell>
        </table:table-row>
        <table:table-row table:style-name="ro1">
          <table:table-cell office:value-type="float" office:value="14047249" calcext:value-type="float">
            <text:p>14047249</text:p>
          </table:table-cell>
          <table:table-cell table:formula="of:=[.A880]/1000/(60*60*24)" office:value-type="time" office:time-value="PT03H54M07.249S" calcext:value-type="time">
            <text:p>03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979.63" calcext:value-type="float">
            <text:p>979.63</text:p>
          </table:table-cell>
          <table:table-cell office:value-type="float" office:value="1242.96" calcext:value-type="float">
            <text:p>1242.96</text:p>
          </table:table-cell>
        </table:table-row>
        <table:table-row table:style-name="ro1">
          <table:table-cell office:value-type="float" office:value="14063249" calcext:value-type="float">
            <text:p>14063249</text:p>
          </table:table-cell>
          <table:table-cell table:formula="of:=[.A881]/1000/(60*60*24)" office:value-type="time" office:time-value="PT03H54M23.249S" calcext:value-type="time">
            <text:p>03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80.71" calcext:value-type="float">
            <text:p>980.71</text:p>
          </table:table-cell>
          <table:table-cell office:value-type="float" office:value="1244.3" calcext:value-type="float">
            <text:p>1244.3</text:p>
          </table:table-cell>
        </table:table-row>
        <table:table-row table:style-name="ro1">
          <table:table-cell office:value-type="float" office:value="14079249" calcext:value-type="float">
            <text:p>14079249</text:p>
          </table:table-cell>
          <table:table-cell table:formula="of:=[.A882]/1000/(60*60*24)" office:value-type="time" office:time-value="PT03H54M39.249S" calcext:value-type="time">
            <text:p>03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81.8" calcext:value-type="float">
            <text:p>981.8</text:p>
          </table:table-cell>
          <table:table-cell office:value-type="float" office:value="1245.64" calcext:value-type="float">
            <text:p>1245.64</text:p>
          </table:table-cell>
        </table:table-row>
        <table:table-row table:style-name="ro1">
          <table:table-cell office:value-type="float" office:value="14095249" calcext:value-type="float">
            <text:p>14095249</text:p>
          </table:table-cell>
          <table:table-cell table:formula="of:=[.A883]/1000/(60*60*24)" office:value-type="time" office:time-value="PT03H54M55.249S" calcext:value-type="time">
            <text:p>03:5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982.89" calcext:value-type="float">
            <text:p>982.89</text:p>
          </table:table-cell>
          <table:table-cell office:value-type="float" office:value="1246.99" calcext:value-type="float">
            <text:p>1246.99</text:p>
          </table:table-cell>
        </table:table-row>
        <table:table-row table:style-name="ro1">
          <table:table-cell office:value-type="float" office:value="14111249" calcext:value-type="float">
            <text:p>14111249</text:p>
          </table:table-cell>
          <table:table-cell table:formula="of:=[.A884]/1000/(60*60*24)" office:value-type="time" office:time-value="PT03H55M11.249S" calcext:value-type="time">
            <text:p>03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83.97" calcext:value-type="float">
            <text:p>983.97</text:p>
          </table:table-cell>
          <table:table-cell office:value-type="float" office:value="1248.33" calcext:value-type="float">
            <text:p>1248.33</text:p>
          </table:table-cell>
        </table:table-row>
        <table:table-row table:style-name="ro1">
          <table:table-cell office:value-type="float" office:value="14127249" calcext:value-type="float">
            <text:p>14127249</text:p>
          </table:table-cell>
          <table:table-cell table:formula="of:=[.A885]/1000/(60*60*24)" office:value-type="time" office:time-value="PT03H55M27.249S" calcext:value-type="time">
            <text:p>03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985.06" calcext:value-type="float">
            <text:p>985.06</text:p>
          </table:table-cell>
          <table:table-cell office:value-type="float" office:value="1249.67" calcext:value-type="float">
            <text:p>1249.67</text:p>
          </table:table-cell>
        </table:table-row>
        <table:table-row table:style-name="ro1">
          <table:table-cell office:value-type="float" office:value="14143249" calcext:value-type="float">
            <text:p>14143249</text:p>
          </table:table-cell>
          <table:table-cell table:formula="of:=[.A886]/1000/(60*60*24)" office:value-type="time" office:time-value="PT03H55M43.249S" calcext:value-type="time">
            <text:p>03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86.15" calcext:value-type="float">
            <text:p>986.15</text:p>
          </table:table-cell>
          <table:table-cell office:value-type="float" office:value="1251.01" calcext:value-type="float">
            <text:p>1251.01</text:p>
          </table:table-cell>
        </table:table-row>
        <table:table-row table:style-name="ro1">
          <table:table-cell office:value-type="float" office:value="14159249" calcext:value-type="float">
            <text:p>14159249</text:p>
          </table:table-cell>
          <table:table-cell table:formula="of:=[.A887]/1000/(60*60*24)" office:value-type="time" office:time-value="PT03H55M59.249S" calcext:value-type="time">
            <text:p>03:5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987.23" calcext:value-type="float">
            <text:p>987.23</text:p>
          </table:table-cell>
          <table:table-cell office:value-type="float" office:value="1252.35" calcext:value-type="float">
            <text:p>1252.35</text:p>
          </table:table-cell>
        </table:table-row>
        <table:table-row table:style-name="ro1">
          <table:table-cell office:value-type="float" office:value="14175249" calcext:value-type="float">
            <text:p>14175249</text:p>
          </table:table-cell>
          <table:table-cell table:formula="of:=[.A888]/1000/(60*60*24)" office:value-type="time" office:time-value="PT03H56M15.249S" calcext:value-type="time">
            <text:p>03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988.32" calcext:value-type="float">
            <text:p>988.32</text:p>
          </table:table-cell>
          <table:table-cell office:value-type="float" office:value="1253.69" calcext:value-type="float">
            <text:p>1253.69</text:p>
          </table:table-cell>
        </table:table-row>
        <table:table-row table:style-name="ro1">
          <table:table-cell office:value-type="float" office:value="14191249" calcext:value-type="float">
            <text:p>14191249</text:p>
          </table:table-cell>
          <table:table-cell table:formula="of:=[.A889]/1000/(60*60*24)" office:value-type="time" office:time-value="PT03H56M31.249S" calcext:value-type="time">
            <text:p>03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989.41" calcext:value-type="float">
            <text:p>989.41</text:p>
          </table:table-cell>
          <table:table-cell office:value-type="float" office:value="1255.03" calcext:value-type="float">
            <text:p>1255.03</text:p>
          </table:table-cell>
        </table:table-row>
        <table:table-row table:style-name="ro1">
          <table:table-cell office:value-type="float" office:value="14207249" calcext:value-type="float">
            <text:p>14207249</text:p>
          </table:table-cell>
          <table:table-cell table:formula="of:=[.A890]/1000/(60*60*24)" office:value-type="time" office:time-value="PT03H56M47.249S" calcext:value-type="time">
            <text:p>03:5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990.5" calcext:value-type="float">
            <text:p>990.5</text:p>
          </table:table-cell>
          <table:table-cell office:value-type="float" office:value="1256.37" calcext:value-type="float">
            <text:p>1256.37</text:p>
          </table:table-cell>
        </table:table-row>
        <table:table-row table:style-name="ro1">
          <table:table-cell office:value-type="float" office:value="14223249" calcext:value-type="float">
            <text:p>14223249</text:p>
          </table:table-cell>
          <table:table-cell table:formula="of:=[.A891]/1000/(60*60*24)" office:value-type="time" office:time-value="PT03H57M03.249S" calcext:value-type="time">
            <text:p>03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991.58" calcext:value-type="float">
            <text:p>991.58</text:p>
          </table:table-cell>
          <table:table-cell office:value-type="float" office:value="1257.71" calcext:value-type="float">
            <text:p>1257.71</text:p>
          </table:table-cell>
        </table:table-row>
        <table:table-row table:style-name="ro1">
          <table:table-cell office:value-type="float" office:value="14239249" calcext:value-type="float">
            <text:p>14239249</text:p>
          </table:table-cell>
          <table:table-cell table:formula="of:=[.A892]/1000/(60*60*24)" office:value-type="time" office:time-value="PT03H57M19.249S" calcext:value-type="time">
            <text:p>03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992.67" calcext:value-type="float">
            <text:p>992.67</text:p>
          </table:table-cell>
          <table:table-cell office:value-type="float" office:value="1259.05" calcext:value-type="float">
            <text:p>1259.05</text:p>
          </table:table-cell>
        </table:table-row>
        <table:table-row table:style-name="ro1">
          <table:table-cell office:value-type="float" office:value="14255249" calcext:value-type="float">
            <text:p>14255249</text:p>
          </table:table-cell>
          <table:table-cell table:formula="of:=[.A893]/1000/(60*60*24)" office:value-type="time" office:time-value="PT03H57M35.249S" calcext:value-type="time">
            <text:p>03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993.76" calcext:value-type="float">
            <text:p>993.76</text:p>
          </table:table-cell>
          <table:table-cell office:value-type="float" office:value="1260.39" calcext:value-type="float">
            <text:p>1260.39</text:p>
          </table:table-cell>
        </table:table-row>
        <table:table-row table:style-name="ro1">
          <table:table-cell office:value-type="float" office:value="14271249" calcext:value-type="float">
            <text:p>14271249</text:p>
          </table:table-cell>
          <table:table-cell table:formula="of:=[.A894]/1000/(60*60*24)" office:value-type="time" office:time-value="PT03H57M51.249S" calcext:value-type="time">
            <text:p>03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994.84" calcext:value-type="float">
            <text:p>994.84</text:p>
          </table:table-cell>
          <table:table-cell office:value-type="float" office:value="1261.73" calcext:value-type="float">
            <text:p>1261.73</text:p>
          </table:table-cell>
        </table:table-row>
        <table:table-row table:style-name="ro1">
          <table:table-cell office:value-type="float" office:value="14287249" calcext:value-type="float">
            <text:p>14287249</text:p>
          </table:table-cell>
          <table:table-cell table:formula="of:=[.A895]/1000/(60*60*24)" office:value-type="time" office:time-value="PT03H58M07.249S" calcext:value-type="time">
            <text:p>03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995.93" calcext:value-type="float">
            <text:p>995.93</text:p>
          </table:table-cell>
          <table:table-cell office:value-type="float" office:value="1263.08" calcext:value-type="float">
            <text:p>1263.08</text:p>
          </table:table-cell>
        </table:table-row>
        <table:table-row table:style-name="ro1">
          <table:table-cell office:value-type="float" office:value="14303249" calcext:value-type="float">
            <text:p>14303249</text:p>
          </table:table-cell>
          <table:table-cell table:formula="of:=[.A896]/1000/(60*60*24)" office:value-type="time" office:time-value="PT03H58M23.249S" calcext:value-type="time">
            <text:p>03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997.02" calcext:value-type="float">
            <text:p>997.02</text:p>
          </table:table-cell>
          <table:table-cell office:value-type="float" office:value="1264.42" calcext:value-type="float">
            <text:p>1264.42</text:p>
          </table:table-cell>
        </table:table-row>
        <table:table-row table:style-name="ro1">
          <table:table-cell office:value-type="float" office:value="14319249" calcext:value-type="float">
            <text:p>14319249</text:p>
          </table:table-cell>
          <table:table-cell table:formula="of:=[.A897]/1000/(60*60*24)" office:value-type="time" office:time-value="PT03H58M39.249S" calcext:value-type="time">
            <text:p>03:5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998.1" calcext:value-type="float">
            <text:p>998.1</text:p>
          </table:table-cell>
          <table:table-cell office:value-type="float" office:value="1265.76" calcext:value-type="float">
            <text:p>1265.76</text:p>
          </table:table-cell>
        </table:table-row>
        <table:table-row table:style-name="ro1">
          <table:table-cell office:value-type="float" office:value="14335249" calcext:value-type="float">
            <text:p>14335249</text:p>
          </table:table-cell>
          <table:table-cell table:formula="of:=[.A898]/1000/(60*60*24)" office:value-type="time" office:time-value="PT03H58M55.249S" calcext:value-type="time">
            <text:p>03:5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999.19" calcext:value-type="float">
            <text:p>999.19</text:p>
          </table:table-cell>
          <table:table-cell office:value-type="float" office:value="1267.1" calcext:value-type="float">
            <text:p>1267.1</text:p>
          </table:table-cell>
        </table:table-row>
        <table:table-row table:style-name="ro1">
          <table:table-cell office:value-type="float" office:value="14351249" calcext:value-type="float">
            <text:p>14351249</text:p>
          </table:table-cell>
          <table:table-cell table:formula="of:=[.A899]/1000/(60*60*24)" office:value-type="time" office:time-value="PT03H59M11.249S" calcext:value-type="time">
            <text:p>03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1000.28" calcext:value-type="float">
            <text:p>1000.28</text:p>
          </table:table-cell>
          <table:table-cell office:value-type="float" office:value="1268.44" calcext:value-type="float">
            <text:p>1268.44</text:p>
          </table:table-cell>
        </table:table-row>
        <table:table-row table:style-name="ro1">
          <table:table-cell office:value-type="float" office:value="14367249" calcext:value-type="float">
            <text:p>14367249</text:p>
          </table:table-cell>
          <table:table-cell table:formula="of:=[.A900]/1000/(60*60*24)" office:value-type="time" office:time-value="PT03H59M27.249S" calcext:value-type="time">
            <text:p>03:5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001.36" calcext:value-type="float">
            <text:p>1001.36</text:p>
          </table:table-cell>
          <table:table-cell office:value-type="float" office:value="1269.78" calcext:value-type="float">
            <text:p>1269.78</text:p>
          </table:table-cell>
        </table:table-row>
        <table:table-row table:style-name="ro1">
          <table:table-cell office:value-type="float" office:value="14383249" calcext:value-type="float">
            <text:p>14383249</text:p>
          </table:table-cell>
          <table:table-cell table:formula="of:=[.A901]/1000/(60*60*24)" office:value-type="time" office:time-value="PT03H59M43.249S" calcext:value-type="time">
            <text:p>03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02.45" calcext:value-type="float">
            <text:p>1002.45</text:p>
          </table:table-cell>
          <table:table-cell office:value-type="float" office:value="1271.12" calcext:value-type="float">
            <text:p>1271.12</text:p>
          </table:table-cell>
        </table:table-row>
        <table:table-row table:style-name="ro1">
          <table:table-cell office:value-type="float" office:value="14399249" calcext:value-type="float">
            <text:p>14399249</text:p>
          </table:table-cell>
          <table:table-cell table:formula="of:=[.A902]/1000/(60*60*24)" office:value-type="time" office:time-value="PT03H59M59.249S" calcext:value-type="time">
            <text:p>03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1003.54" calcext:value-type="float">
            <text:p>1003.54</text:p>
          </table:table-cell>
          <table:table-cell office:value-type="float" office:value="1272.46" calcext:value-type="float">
            <text:p>1272.46</text:p>
          </table:table-cell>
        </table:table-row>
        <table:table-row table:style-name="ro1">
          <table:table-cell office:value-type="float" office:value="14415249" calcext:value-type="float">
            <text:p>14415249</text:p>
          </table:table-cell>
          <table:table-cell table:formula="of:=[.A903]/1000/(60*60*24)" office:value-type="time" office:time-value="PT04H00M15.249S" calcext:value-type="time">
            <text:p>04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04.62" calcext:value-type="float">
            <text:p>1004.62</text:p>
          </table:table-cell>
          <table:table-cell office:value-type="float" office:value="1273.8" calcext:value-type="float">
            <text:p>1273.8</text:p>
          </table:table-cell>
        </table:table-row>
        <table:table-row table:style-name="ro1">
          <table:table-cell office:value-type="float" office:value="14431249" calcext:value-type="float">
            <text:p>14431249</text:p>
          </table:table-cell>
          <table:table-cell table:formula="of:=[.A904]/1000/(60*60*24)" office:value-type="time" office:time-value="PT04H00M31.249S" calcext:value-type="time">
            <text:p>04:0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005.71" calcext:value-type="float">
            <text:p>1005.71</text:p>
          </table:table-cell>
          <table:table-cell office:value-type="float" office:value="1275.14" calcext:value-type="float">
            <text:p>1275.14</text:p>
          </table:table-cell>
        </table:table-row>
        <table:table-row table:style-name="ro1">
          <table:table-cell office:value-type="float" office:value="14447249" calcext:value-type="float">
            <text:p>14447249</text:p>
          </table:table-cell>
          <table:table-cell table:formula="of:=[.A905]/1000/(60*60*24)" office:value-type="time" office:time-value="PT04H00M47.249S" calcext:value-type="time">
            <text:p>04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06.8" calcext:value-type="float">
            <text:p>1006.8</text:p>
          </table:table-cell>
          <table:table-cell office:value-type="float" office:value="1276.48" calcext:value-type="float">
            <text:p>1276.48</text:p>
          </table:table-cell>
        </table:table-row>
        <table:table-row table:style-name="ro1">
          <table:table-cell office:value-type="float" office:value="14463249" calcext:value-type="float">
            <text:p>14463249</text:p>
          </table:table-cell>
          <table:table-cell table:formula="of:=[.A906]/1000/(60*60*24)" office:value-type="time" office:time-value="PT04H01M03.249S" calcext:value-type="time">
            <text:p>04:0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007.89" calcext:value-type="float">
            <text:p>1007.89</text:p>
          </table:table-cell>
          <table:table-cell office:value-type="float" office:value="1277.83" calcext:value-type="float">
            <text:p>1277.83</text:p>
          </table:table-cell>
        </table:table-row>
        <table:table-row table:style-name="ro1">
          <table:table-cell office:value-type="float" office:value="14479249" calcext:value-type="float">
            <text:p>14479249</text:p>
          </table:table-cell>
          <table:table-cell table:formula="of:=[.A907]/1000/(60*60*24)" office:value-type="time" office:time-value="PT04H01M19.249S" calcext:value-type="time">
            <text:p>04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08.97" calcext:value-type="float">
            <text:p>1008.97</text:p>
          </table:table-cell>
          <table:table-cell office:value-type="float" office:value="1279.17" calcext:value-type="float">
            <text:p>1279.17</text:p>
          </table:table-cell>
        </table:table-row>
        <table:table-row table:style-name="ro1">
          <table:table-cell office:value-type="float" office:value="14495249" calcext:value-type="float">
            <text:p>14495249</text:p>
          </table:table-cell>
          <table:table-cell table:formula="of:=[.A908]/1000/(60*60*24)" office:value-type="time" office:time-value="PT04H01M35.249S" calcext:value-type="time">
            <text:p>04:0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5" calcext:value-type="float">
            <text:p>244.5</text:p>
          </table:table-cell>
          <table:table-cell office:value-type="float" office:value="302.31" calcext:value-type="float">
            <text:p>302.31</text:p>
          </table:table-cell>
          <table:table-cell office:value-type="float" office:value="1010.06" calcext:value-type="float">
            <text:p>1010.06</text:p>
          </table:table-cell>
          <table:table-cell office:value-type="float" office:value="1280.51" calcext:value-type="float">
            <text:p>1280.51</text:p>
          </table:table-cell>
        </table:table-row>
        <table:table-row table:style-name="ro1">
          <table:table-cell office:value-type="float" office:value="14511249" calcext:value-type="float">
            <text:p>14511249</text:p>
          </table:table-cell>
          <table:table-cell table:formula="of:=[.A909]/1000/(60*60*24)" office:value-type="time" office:time-value="PT04H01M51.249S" calcext:value-type="time">
            <text:p>04:0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011.15" calcext:value-type="float">
            <text:p>1011.15</text:p>
          </table:table-cell>
          <table:table-cell office:value-type="float" office:value="1281.85" calcext:value-type="float">
            <text:p>1281.85</text:p>
          </table:table-cell>
        </table:table-row>
        <table:table-row table:style-name="ro1">
          <table:table-cell office:value-type="float" office:value="14527249" calcext:value-type="float">
            <text:p>14527249</text:p>
          </table:table-cell>
          <table:table-cell table:formula="of:=[.A910]/1000/(60*60*24)" office:value-type="time" office:time-value="PT04H02M07.249S" calcext:value-type="time">
            <text:p>04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012.23" calcext:value-type="float">
            <text:p>1012.23</text:p>
          </table:table-cell>
          <table:table-cell office:value-type="float" office:value="1283.19" calcext:value-type="float">
            <text:p>1283.19</text:p>
          </table:table-cell>
        </table:table-row>
        <table:table-row table:style-name="ro1">
          <table:table-cell office:value-type="float" office:value="14543249" calcext:value-type="float">
            <text:p>14543249</text:p>
          </table:table-cell>
          <table:table-cell table:formula="of:=[.A911]/1000/(60*60*24)" office:value-type="time" office:time-value="PT04H02M23.249S" calcext:value-type="time">
            <text:p>04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13.32" calcext:value-type="float">
            <text:p>1013.32</text:p>
          </table:table-cell>
          <table:table-cell office:value-type="float" office:value="1284.53" calcext:value-type="float">
            <text:p>1284.53</text:p>
          </table:table-cell>
        </table:table-row>
        <table:table-row table:style-name="ro1">
          <table:table-cell office:value-type="float" office:value="14559249" calcext:value-type="float">
            <text:p>14559249</text:p>
          </table:table-cell>
          <table:table-cell table:formula="of:=[.A912]/1000/(60*60*24)" office:value-type="time" office:time-value="PT04H02M39.249S" calcext:value-type="time">
            <text:p>04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14.4" calcext:value-type="float">
            <text:p>1014.4</text:p>
          </table:table-cell>
          <table:table-cell office:value-type="float" office:value="1285.87" calcext:value-type="float">
            <text:p>1285.87</text:p>
          </table:table-cell>
        </table:table-row>
        <table:table-row table:style-name="ro1">
          <table:table-cell office:value-type="float" office:value="14575249" calcext:value-type="float">
            <text:p>14575249</text:p>
          </table:table-cell>
          <table:table-cell table:formula="of:=[.A913]/1000/(60*60*24)" office:value-type="time" office:time-value="PT04H02M55.249S" calcext:value-type="time">
            <text:p>04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15.49" calcext:value-type="float">
            <text:p>1015.49</text:p>
          </table:table-cell>
          <table:table-cell office:value-type="float" office:value="1287.21" calcext:value-type="float">
            <text:p>1287.21</text:p>
          </table:table-cell>
        </table:table-row>
        <table:table-row table:style-name="ro1">
          <table:table-cell office:value-type="float" office:value="14591249" calcext:value-type="float">
            <text:p>14591249</text:p>
          </table:table-cell>
          <table:table-cell table:formula="of:=[.A914]/1000/(60*60*24)" office:value-type="time" office:time-value="PT04H03M11.249S" calcext:value-type="time">
            <text:p>04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16.58" calcext:value-type="float">
            <text:p>1016.58</text:p>
          </table:table-cell>
          <table:table-cell office:value-type="float" office:value="1288.54" calcext:value-type="float">
            <text:p>1288.54</text:p>
          </table:table-cell>
        </table:table-row>
        <table:table-row table:style-name="ro1">
          <table:table-cell office:value-type="float" office:value="14607249" calcext:value-type="float">
            <text:p>14607249</text:p>
          </table:table-cell>
          <table:table-cell table:formula="of:=[.A915]/1000/(60*60*24)" office:value-type="time" office:time-value="PT04H03M27.249S" calcext:value-type="time">
            <text:p>04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17.66" calcext:value-type="float">
            <text:p>1017.66</text:p>
          </table:table-cell>
          <table:table-cell office:value-type="float" office:value="1289.88" calcext:value-type="float">
            <text:p>1289.88</text:p>
          </table:table-cell>
        </table:table-row>
        <table:table-row table:style-name="ro1">
          <table:table-cell office:value-type="float" office:value="14623249" calcext:value-type="float">
            <text:p>14623249</text:p>
          </table:table-cell>
          <table:table-cell table:formula="of:=[.A916]/1000/(60*60*24)" office:value-type="time" office:time-value="PT04H03M43.249S" calcext:value-type="time">
            <text:p>04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18.75" calcext:value-type="float">
            <text:p>1018.75</text:p>
          </table:table-cell>
          <table:table-cell office:value-type="float" office:value="1291.22" calcext:value-type="float">
            <text:p>1291.22</text:p>
          </table:table-cell>
        </table:table-row>
        <table:table-row table:style-name="ro1">
          <table:table-cell office:value-type="float" office:value="14639249" calcext:value-type="float">
            <text:p>14639249</text:p>
          </table:table-cell>
          <table:table-cell table:formula="of:=[.A917]/1000/(60*60*24)" office:value-type="time" office:time-value="PT04H03M59.249S" calcext:value-type="time">
            <text:p>04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019.84" calcext:value-type="float">
            <text:p>1019.84</text:p>
          </table:table-cell>
          <table:table-cell office:value-type="float" office:value="1292.56" calcext:value-type="float">
            <text:p>1292.56</text:p>
          </table:table-cell>
        </table:table-row>
        <table:table-row table:style-name="ro1">
          <table:table-cell office:value-type="float" office:value="14655249" calcext:value-type="float">
            <text:p>14655249</text:p>
          </table:table-cell>
          <table:table-cell table:formula="of:=[.A918]/1000/(60*60*24)" office:value-type="time" office:time-value="PT04H04M15.249S" calcext:value-type="time">
            <text:p>04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4" calcext:value-type="float">
            <text:p>244.4</text:p>
          </table:table-cell>
          <table:table-cell office:value-type="float" office:value="302.19" calcext:value-type="float">
            <text:p>302.19</text:p>
          </table:table-cell>
          <table:table-cell office:value-type="float" office:value="1020.92" calcext:value-type="float">
            <text:p>1020.92</text:p>
          </table:table-cell>
          <table:table-cell office:value-type="float" office:value="1293.9" calcext:value-type="float">
            <text:p>1293.9</text:p>
          </table:table-cell>
        </table:table-row>
        <table:table-row table:style-name="ro1">
          <table:table-cell office:value-type="float" office:value="14671249" calcext:value-type="float">
            <text:p>14671249</text:p>
          </table:table-cell>
          <table:table-cell table:formula="of:=[.A919]/1000/(60*60*24)" office:value-type="time" office:time-value="PT04H04M31.249S" calcext:value-type="time">
            <text:p>04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22.01" calcext:value-type="float">
            <text:p>1022.01</text:p>
          </table:table-cell>
          <table:table-cell office:value-type="float" office:value="1295.24" calcext:value-type="float">
            <text:p>1295.24</text:p>
          </table:table-cell>
        </table:table-row>
        <table:table-row table:style-name="ro1">
          <table:table-cell office:value-type="float" office:value="14687249" calcext:value-type="float">
            <text:p>14687249</text:p>
          </table:table-cell>
          <table:table-cell table:formula="of:=[.A920]/1000/(60*60*24)" office:value-type="time" office:time-value="PT04H04M47.249S" calcext:value-type="time">
            <text:p>04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23.09" calcext:value-type="float">
            <text:p>1023.09</text:p>
          </table:table-cell>
          <table:table-cell office:value-type="float" office:value="1296.58" calcext:value-type="float">
            <text:p>1296.58</text:p>
          </table:table-cell>
        </table:table-row>
        <table:table-row table:style-name="ro1">
          <table:table-cell office:value-type="float" office:value="14703249" calcext:value-type="float">
            <text:p>14703249</text:p>
          </table:table-cell>
          <table:table-cell table:formula="of:=[.A921]/1000/(60*60*24)" office:value-type="time" office:time-value="PT04H05M03.249S" calcext:value-type="time">
            <text:p>04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24.18" calcext:value-type="float">
            <text:p>1024.18</text:p>
          </table:table-cell>
          <table:table-cell office:value-type="float" office:value="1297.92" calcext:value-type="float">
            <text:p>1297.92</text:p>
          </table:table-cell>
        </table:table-row>
        <table:table-row table:style-name="ro1">
          <table:table-cell office:value-type="float" office:value="14719249" calcext:value-type="float">
            <text:p>14719249</text:p>
          </table:table-cell>
          <table:table-cell table:formula="of:=[.A922]/1000/(60*60*24)" office:value-type="time" office:time-value="PT04H05M19.249S" calcext:value-type="time">
            <text:p>04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25.27" calcext:value-type="float">
            <text:p>1025.27</text:p>
          </table:table-cell>
          <table:table-cell office:value-type="float" office:value="1299.26" calcext:value-type="float">
            <text:p>1299.26</text:p>
          </table:table-cell>
        </table:table-row>
        <table:table-row table:style-name="ro1">
          <table:table-cell office:value-type="float" office:value="14735249" calcext:value-type="float">
            <text:p>14735249</text:p>
          </table:table-cell>
          <table:table-cell table:formula="of:=[.A923]/1000/(60*60*24)" office:value-type="time" office:time-value="PT04H05M35.249S" calcext:value-type="time">
            <text:p>04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26.35" calcext:value-type="float">
            <text:p>1026.35</text:p>
          </table:table-cell>
          <table:table-cell office:value-type="float" office:value="1300.6" calcext:value-type="float">
            <text:p>1300.6</text:p>
          </table:table-cell>
        </table:table-row>
        <table:table-row table:style-name="ro1">
          <table:table-cell office:value-type="float" office:value="14751249" calcext:value-type="float">
            <text:p>14751249</text:p>
          </table:table-cell>
          <table:table-cell table:formula="of:=[.A924]/1000/(60*60*24)" office:value-type="time" office:time-value="PT04H05M51.249S" calcext:value-type="time">
            <text:p>04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1027.44" calcext:value-type="float">
            <text:p>1027.44</text:p>
          </table:table-cell>
          <table:table-cell office:value-type="float" office:value="1301.93" calcext:value-type="float">
            <text:p>1301.93</text:p>
          </table:table-cell>
        </table:table-row>
        <table:table-row table:style-name="ro1">
          <table:table-cell office:value-type="float" office:value="14767249" calcext:value-type="float">
            <text:p>14767249</text:p>
          </table:table-cell>
          <table:table-cell table:formula="of:=[.A925]/1000/(60*60*24)" office:value-type="time" office:time-value="PT04H06M07.249S" calcext:value-type="time">
            <text:p>04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28.53" calcext:value-type="float">
            <text:p>1028.53</text:p>
          </table:table-cell>
          <table:table-cell office:value-type="float" office:value="1303.27" calcext:value-type="float">
            <text:p>1303.27</text:p>
          </table:table-cell>
        </table:table-row>
        <table:table-row table:style-name="ro1">
          <table:table-cell office:value-type="float" office:value="14783249" calcext:value-type="float">
            <text:p>14783249</text:p>
          </table:table-cell>
          <table:table-cell table:formula="of:=[.A926]/1000/(60*60*24)" office:value-type="time" office:time-value="PT04H06M23.249S" calcext:value-type="time">
            <text:p>04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1029.61" calcext:value-type="float">
            <text:p>1029.61</text:p>
          </table:table-cell>
          <table:table-cell office:value-type="float" office:value="1304.61" calcext:value-type="float">
            <text:p>1304.61</text:p>
          </table:table-cell>
        </table:table-row>
        <table:table-row table:style-name="ro1">
          <table:table-cell office:value-type="float" office:value="14799249" calcext:value-type="float">
            <text:p>14799249</text:p>
          </table:table-cell>
          <table:table-cell table:formula="of:=[.A927]/1000/(60*60*24)" office:value-type="time" office:time-value="PT04H06M39.249S" calcext:value-type="time">
            <text:p>04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0.7" calcext:value-type="float">
            <text:p>1030.7</text:p>
          </table:table-cell>
          <table:table-cell office:value-type="float" office:value="1305.95" calcext:value-type="float">
            <text:p>1305.95</text:p>
          </table:table-cell>
        </table:table-row>
        <table:table-row table:style-name="ro1">
          <table:table-cell office:value-type="float" office:value="14815249" calcext:value-type="float">
            <text:p>14815249</text:p>
          </table:table-cell>
          <table:table-cell table:formula="of:=[.A928]/1000/(60*60*24)" office:value-type="time" office:time-value="PT04H06M55.249S" calcext:value-type="time">
            <text:p>04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31.78" calcext:value-type="float">
            <text:p>1031.78</text:p>
          </table:table-cell>
          <table:table-cell office:value-type="float" office:value="1307.29" calcext:value-type="float">
            <text:p>1307.29</text:p>
          </table:table-cell>
        </table:table-row>
        <table:table-row table:style-name="ro1">
          <table:table-cell office:value-type="float" office:value="14831249" calcext:value-type="float">
            <text:p>14831249</text:p>
          </table:table-cell>
          <table:table-cell table:formula="of:=[.A929]/1000/(60*60*24)" office:value-type="time" office:time-value="PT04H07M11.249S" calcext:value-type="time">
            <text:p>04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2.87" calcext:value-type="float">
            <text:p>1032.87</text:p>
          </table:table-cell>
          <table:table-cell office:value-type="float" office:value="1308.63" calcext:value-type="float">
            <text:p>1308.63</text:p>
          </table:table-cell>
        </table:table-row>
        <table:table-row table:style-name="ro1">
          <table:table-cell office:value-type="float" office:value="14847249" calcext:value-type="float">
            <text:p>14847249</text:p>
          </table:table-cell>
          <table:table-cell table:formula="of:=[.A930]/1000/(60*60*24)" office:value-type="time" office:time-value="PT04H07M27.249S" calcext:value-type="time">
            <text:p>04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3.96" calcext:value-type="float">
            <text:p>1033.96</text:p>
          </table:table-cell>
          <table:table-cell office:value-type="float" office:value="1309.96" calcext:value-type="float">
            <text:p>1309.96</text:p>
          </table:table-cell>
        </table:table-row>
        <table:table-row table:style-name="ro1">
          <table:table-cell office:value-type="float" office:value="14863249" calcext:value-type="float">
            <text:p>14863249</text:p>
          </table:table-cell>
          <table:table-cell table:formula="of:=[.A931]/1000/(60*60*24)" office:value-type="time" office:time-value="PT04H07M43.249S" calcext:value-type="time">
            <text:p>04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5.04" calcext:value-type="float">
            <text:p>1035.04</text:p>
          </table:table-cell>
          <table:table-cell office:value-type="float" office:value="1311.3" calcext:value-type="float">
            <text:p>1311.3</text:p>
          </table:table-cell>
        </table:table-row>
        <table:table-row table:style-name="ro1">
          <table:table-cell office:value-type="float" office:value="14879249" calcext:value-type="float">
            <text:p>14879249</text:p>
          </table:table-cell>
          <table:table-cell table:formula="of:=[.A932]/1000/(60*60*24)" office:value-type="time" office:time-value="PT04H07M59.249S" calcext:value-type="time">
            <text:p>04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6.13" calcext:value-type="float">
            <text:p>1036.13</text:p>
          </table:table-cell>
          <table:table-cell office:value-type="float" office:value="1312.64" calcext:value-type="float">
            <text:p>1312.64</text:p>
          </table:table-cell>
        </table:table-row>
        <table:table-row table:style-name="ro1">
          <table:table-cell office:value-type="float" office:value="14895249" calcext:value-type="float">
            <text:p>14895249</text:p>
          </table:table-cell>
          <table:table-cell table:formula="of:=[.A933]/1000/(60*60*24)" office:value-type="time" office:time-value="PT04H08M15.249S" calcext:value-type="time">
            <text:p>04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7.21" calcext:value-type="float">
            <text:p>1037.21</text:p>
          </table:table-cell>
          <table:table-cell office:value-type="float" office:value="1313.98" calcext:value-type="float">
            <text:p>1313.98</text:p>
          </table:table-cell>
        </table:table-row>
        <table:table-row table:style-name="ro1">
          <table:table-cell office:value-type="float" office:value="14911249" calcext:value-type="float">
            <text:p>14911249</text:p>
          </table:table-cell>
          <table:table-cell table:formula="of:=[.A934]/1000/(60*60*24)" office:value-type="time" office:time-value="PT04H08M31.249S" calcext:value-type="time">
            <text:p>04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8.3" calcext:value-type="float">
            <text:p>1038.3</text:p>
          </table:table-cell>
          <table:table-cell office:value-type="float" office:value="1315.32" calcext:value-type="float">
            <text:p>1315.32</text:p>
          </table:table-cell>
        </table:table-row>
        <table:table-row table:style-name="ro1">
          <table:table-cell office:value-type="float" office:value="14927249" calcext:value-type="float">
            <text:p>14927249</text:p>
          </table:table-cell>
          <table:table-cell table:formula="of:=[.A935]/1000/(60*60*24)" office:value-type="time" office:time-value="PT04H08M47.249S" calcext:value-type="time">
            <text:p>04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1039.39" calcext:value-type="float">
            <text:p>1039.39</text:p>
          </table:table-cell>
          <table:table-cell office:value-type="float" office:value="1316.65" calcext:value-type="float">
            <text:p>1316.65</text:p>
          </table:table-cell>
        </table:table-row>
        <table:table-row table:style-name="ro1">
          <table:table-cell office:value-type="float" office:value="14943249" calcext:value-type="float">
            <text:p>14943249</text:p>
          </table:table-cell>
          <table:table-cell table:formula="of:=[.A936]/1000/(60*60*24)" office:value-type="time" office:time-value="PT04H09M03.249S" calcext:value-type="time">
            <text:p>04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0.47" calcext:value-type="float">
            <text:p>1040.47</text:p>
          </table:table-cell>
          <table:table-cell office:value-type="float" office:value="1317.99" calcext:value-type="float">
            <text:p>1317.99</text:p>
          </table:table-cell>
        </table:table-row>
        <table:table-row table:style-name="ro1">
          <table:table-cell office:value-type="float" office:value="14959249" calcext:value-type="float">
            <text:p>14959249</text:p>
          </table:table-cell>
          <table:table-cell table:formula="of:=[.A937]/1000/(60*60*24)" office:value-type="time" office:time-value="PT04H09M19.249S" calcext:value-type="time">
            <text:p>04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1.56" calcext:value-type="float">
            <text:p>1041.56</text:p>
          </table:table-cell>
          <table:table-cell office:value-type="float" office:value="1319.33" calcext:value-type="float">
            <text:p>1319.33</text:p>
          </table:table-cell>
        </table:table-row>
        <table:table-row table:style-name="ro1">
          <table:table-cell office:value-type="float" office:value="14975249" calcext:value-type="float">
            <text:p>14975249</text:p>
          </table:table-cell>
          <table:table-cell table:formula="of:=[.A938]/1000/(60*60*24)" office:value-type="time" office:time-value="PT04H09M35.249S" calcext:value-type="time">
            <text:p>04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2.64" calcext:value-type="float">
            <text:p>1042.64</text:p>
          </table:table-cell>
          <table:table-cell office:value-type="float" office:value="1320.67" calcext:value-type="float">
            <text:p>1320.67</text:p>
          </table:table-cell>
        </table:table-row>
        <table:table-row table:style-name="ro1">
          <table:table-cell office:value-type="float" office:value="14991249" calcext:value-type="float">
            <text:p>14991249</text:p>
          </table:table-cell>
          <table:table-cell table:formula="of:=[.A939]/1000/(60*60*24)" office:value-type="time" office:time-value="PT04H09M51.249S" calcext:value-type="time">
            <text:p>04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3.73" calcext:value-type="float">
            <text:p>1043.73</text:p>
          </table:table-cell>
          <table:table-cell office:value-type="float" office:value="1322.01" calcext:value-type="float">
            <text:p>1322.01</text:p>
          </table:table-cell>
        </table:table-row>
        <table:table-row table:style-name="ro1">
          <table:table-cell office:value-type="float" office:value="15007249" calcext:value-type="float">
            <text:p>15007249</text:p>
          </table:table-cell>
          <table:table-cell table:formula="of:=[.A940]/1000/(60*60*24)" office:value-type="time" office:time-value="PT04H10M07.249S" calcext:value-type="time">
            <text:p>04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4.81" calcext:value-type="float">
            <text:p>1044.81</text:p>
          </table:table-cell>
          <table:table-cell office:value-type="float" office:value="1323.35" calcext:value-type="float">
            <text:p>1323.35</text:p>
          </table:table-cell>
        </table:table-row>
        <table:table-row table:style-name="ro1">
          <table:table-cell office:value-type="float" office:value="15023249" calcext:value-type="float">
            <text:p>15023249</text:p>
          </table:table-cell>
          <table:table-cell table:formula="of:=[.A941]/1000/(60*60*24)" office:value-type="time" office:time-value="PT04H10M23.249S" calcext:value-type="time">
            <text:p>04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3" calcext:value-type="float">
            <text:p>244.3</text:p>
          </table:table-cell>
          <table:table-cell office:value-type="float" office:value="302.06" calcext:value-type="float">
            <text:p>302.06</text:p>
          </table:table-cell>
          <table:table-cell office:value-type="float" office:value="1045.9" calcext:value-type="float">
            <text:p>1045.9</text:p>
          </table:table-cell>
          <table:table-cell office:value-type="float" office:value="1324.68" calcext:value-type="float">
            <text:p>1324.68</text:p>
          </table:table-cell>
        </table:table-row>
        <table:table-row table:style-name="ro1">
          <table:table-cell office:value-type="float" office:value="15039249" calcext:value-type="float">
            <text:p>15039249</text:p>
          </table:table-cell>
          <table:table-cell table:formula="of:=[.A942]/1000/(60*60*24)" office:value-type="time" office:time-value="PT04H10M39.249S" calcext:value-type="time">
            <text:p>04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6.99" calcext:value-type="float">
            <text:p>1046.99</text:p>
          </table:table-cell>
          <table:table-cell office:value-type="float" office:value="1326.02" calcext:value-type="float">
            <text:p>1326.02</text:p>
          </table:table-cell>
        </table:table-row>
        <table:table-row table:style-name="ro1">
          <table:table-cell office:value-type="float" office:value="15055249" calcext:value-type="float">
            <text:p>15055249</text:p>
          </table:table-cell>
          <table:table-cell table:formula="of:=[.A943]/1000/(60*60*24)" office:value-type="time" office:time-value="PT04H10M55.249S" calcext:value-type="time">
            <text:p>04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8.07" calcext:value-type="float">
            <text:p>1048.07</text:p>
          </table:table-cell>
          <table:table-cell office:value-type="float" office:value="1327.36" calcext:value-type="float">
            <text:p>1327.36</text:p>
          </table:table-cell>
        </table:table-row>
        <table:table-row table:style-name="ro1">
          <table:table-cell office:value-type="float" office:value="15071249" calcext:value-type="float">
            <text:p>15071249</text:p>
          </table:table-cell>
          <table:table-cell table:formula="of:=[.A944]/1000/(60*60*24)" office:value-type="time" office:time-value="PT04H11M11.249S" calcext:value-type="time">
            <text:p>04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49.16" calcext:value-type="float">
            <text:p>1049.16</text:p>
          </table:table-cell>
          <table:table-cell office:value-type="float" office:value="1328.7" calcext:value-type="float">
            <text:p>1328.7</text:p>
          </table:table-cell>
        </table:table-row>
        <table:table-row table:style-name="ro1">
          <table:table-cell office:value-type="float" office:value="15087249" calcext:value-type="float">
            <text:p>15087249</text:p>
          </table:table-cell>
          <table:table-cell table:formula="of:=[.A945]/1000/(60*60*24)" office:value-type="time" office:time-value="PT04H11M27.249S" calcext:value-type="time">
            <text:p>04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1050.24" calcext:value-type="float">
            <text:p>1050.24</text:p>
          </table:table-cell>
          <table:table-cell office:value-type="float" office:value="1330.04" calcext:value-type="float">
            <text:p>1330.04</text:p>
          </table:table-cell>
        </table:table-row>
        <table:table-row table:style-name="ro1">
          <table:table-cell office:value-type="float" office:value="15103249" calcext:value-type="float">
            <text:p>15103249</text:p>
          </table:table-cell>
          <table:table-cell table:formula="of:=[.A946]/1000/(60*60*24)" office:value-type="time" office:time-value="PT04H11M43.249S" calcext:value-type="time">
            <text:p>04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51.33" calcext:value-type="float">
            <text:p>1051.33</text:p>
          </table:table-cell>
          <table:table-cell office:value-type="float" office:value="1331.37" calcext:value-type="float">
            <text:p>1331.37</text:p>
          </table:table-cell>
        </table:table-row>
        <table:table-row table:style-name="ro1">
          <table:table-cell office:value-type="float" office:value="15119249" calcext:value-type="float">
            <text:p>15119249</text:p>
          </table:table-cell>
          <table:table-cell table:formula="of:=[.A947]/1000/(60*60*24)" office:value-type="time" office:time-value="PT04H11M59.249S" calcext:value-type="time">
            <text:p>04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52.41" calcext:value-type="float">
            <text:p>1052.41</text:p>
          </table:table-cell>
          <table:table-cell office:value-type="float" office:value="1332.71" calcext:value-type="float">
            <text:p>1332.71</text:p>
          </table:table-cell>
        </table:table-row>
        <table:table-row table:style-name="ro1">
          <table:table-cell office:value-type="float" office:value="15135249" calcext:value-type="float">
            <text:p>15135249</text:p>
          </table:table-cell>
          <table:table-cell table:formula="of:=[.A948]/1000/(60*60*24)" office:value-type="time" office:time-value="PT04H12M15.249S" calcext:value-type="time">
            <text:p>04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53.5" calcext:value-type="float">
            <text:p>1053.5</text:p>
          </table:table-cell>
          <table:table-cell office:value-type="float" office:value="1334.05" calcext:value-type="float">
            <text:p>1334.05</text:p>
          </table:table-cell>
        </table:table-row>
        <table:table-row table:style-name="ro1">
          <table:table-cell office:value-type="float" office:value="15151249" calcext:value-type="float">
            <text:p>15151249</text:p>
          </table:table-cell>
          <table:table-cell table:formula="of:=[.A949]/1000/(60*60*24)" office:value-type="time" office:time-value="PT04H12M31.249S" calcext:value-type="time">
            <text:p>04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54.59" calcext:value-type="float">
            <text:p>1054.59</text:p>
          </table:table-cell>
          <table:table-cell office:value-type="float" office:value="1335.39" calcext:value-type="float">
            <text:p>1335.39</text:p>
          </table:table-cell>
        </table:table-row>
        <table:table-row table:style-name="ro1">
          <table:table-cell office:value-type="float" office:value="15167249" calcext:value-type="float">
            <text:p>15167249</text:p>
          </table:table-cell>
          <table:table-cell table:formula="of:=[.A950]/1000/(60*60*24)" office:value-type="time" office:time-value="PT04H12M47.249S" calcext:value-type="time">
            <text:p>04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55.67" calcext:value-type="float">
            <text:p>1055.67</text:p>
          </table:table-cell>
          <table:table-cell office:value-type="float" office:value="1336.72" calcext:value-type="float">
            <text:p>1336.72</text:p>
          </table:table-cell>
        </table:table-row>
        <table:table-row table:style-name="ro1">
          <table:table-cell office:value-type="float" office:value="15183249" calcext:value-type="float">
            <text:p>15183249</text:p>
          </table:table-cell>
          <table:table-cell table:formula="of:=[.A951]/1000/(60*60*24)" office:value-type="time" office:time-value="PT04H13M03.249S" calcext:value-type="time">
            <text:p>04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56.76" calcext:value-type="float">
            <text:p>1056.76</text:p>
          </table:table-cell>
          <table:table-cell office:value-type="float" office:value="1338.06" calcext:value-type="float">
            <text:p>1338.06</text:p>
          </table:table-cell>
        </table:table-row>
        <table:table-row table:style-name="ro1">
          <table:table-cell office:value-type="float" office:value="15199249" calcext:value-type="float">
            <text:p>15199249</text:p>
          </table:table-cell>
          <table:table-cell table:formula="of:=[.A952]/1000/(60*60*24)" office:value-type="time" office:time-value="PT04H13M19.249S" calcext:value-type="time">
            <text:p>04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57.84" calcext:value-type="float">
            <text:p>1057.84</text:p>
          </table:table-cell>
          <table:table-cell office:value-type="float" office:value="1339.4" calcext:value-type="float">
            <text:p>1339.4</text:p>
          </table:table-cell>
        </table:table-row>
        <table:table-row table:style-name="ro1">
          <table:table-cell office:value-type="float" office:value="15215249" calcext:value-type="float">
            <text:p>15215249</text:p>
          </table:table-cell>
          <table:table-cell table:formula="of:=[.A953]/1000/(60*60*24)" office:value-type="time" office:time-value="PT04H13M35.249S" calcext:value-type="time">
            <text:p>04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58.93" calcext:value-type="float">
            <text:p>1058.93</text:p>
          </table:table-cell>
          <table:table-cell office:value-type="float" office:value="1340.74" calcext:value-type="float">
            <text:p>1340.74</text:p>
          </table:table-cell>
        </table:table-row>
        <table:table-row table:style-name="ro1">
          <table:table-cell office:value-type="float" office:value="15231249" calcext:value-type="float">
            <text:p>15231249</text:p>
          </table:table-cell>
          <table:table-cell table:formula="of:=[.A954]/1000/(60*60*24)" office:value-type="time" office:time-value="PT04H13M51.249S" calcext:value-type="time">
            <text:p>04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0.01" calcext:value-type="float">
            <text:p>1060.01</text:p>
          </table:table-cell>
          <table:table-cell office:value-type="float" office:value="1342.08" calcext:value-type="float">
            <text:p>1342.08</text:p>
          </table:table-cell>
        </table:table-row>
        <table:table-row table:style-name="ro1">
          <table:table-cell office:value-type="float" office:value="15247249" calcext:value-type="float">
            <text:p>15247249</text:p>
          </table:table-cell>
          <table:table-cell table:formula="of:=[.A955]/1000/(60*60*24)" office:value-type="time" office:time-value="PT04H14M07.249S" calcext:value-type="time">
            <text:p>04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61.1" calcext:value-type="float">
            <text:p>1061.1</text:p>
          </table:table-cell>
          <table:table-cell office:value-type="float" office:value="1343.41" calcext:value-type="float">
            <text:p>1343.41</text:p>
          </table:table-cell>
        </table:table-row>
        <table:table-row table:style-name="ro1">
          <table:table-cell office:value-type="float" office:value="15263249" calcext:value-type="float">
            <text:p>15263249</text:p>
          </table:table-cell>
          <table:table-cell table:formula="of:=[.A956]/1000/(60*60*24)" office:value-type="time" office:time-value="PT04H14M23.249S" calcext:value-type="time">
            <text:p>04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1062.19" calcext:value-type="float">
            <text:p>1062.19</text:p>
          </table:table-cell>
          <table:table-cell office:value-type="float" office:value="1344.75" calcext:value-type="float">
            <text:p>1344.75</text:p>
          </table:table-cell>
        </table:table-row>
        <table:table-row table:style-name="ro1">
          <table:table-cell office:value-type="float" office:value="15279249" calcext:value-type="float">
            <text:p>15279249</text:p>
          </table:table-cell>
          <table:table-cell table:formula="of:=[.A957]/1000/(60*60*24)" office:value-type="time" office:time-value="PT04H14M39.249S" calcext:value-type="time">
            <text:p>04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3.27" calcext:value-type="float">
            <text:p>1063.27</text:p>
          </table:table-cell>
          <table:table-cell office:value-type="float" office:value="1346.09" calcext:value-type="float">
            <text:p>1346.09</text:p>
          </table:table-cell>
        </table:table-row>
        <table:table-row table:style-name="ro1">
          <table:table-cell office:value-type="float" office:value="15295249" calcext:value-type="float">
            <text:p>15295249</text:p>
          </table:table-cell>
          <table:table-cell table:formula="of:=[.A958]/1000/(60*60*24)" office:value-type="time" office:time-value="PT04H14M55.249S" calcext:value-type="time">
            <text:p>04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4.36" calcext:value-type="float">
            <text:p>1064.36</text:p>
          </table:table-cell>
          <table:table-cell office:value-type="float" office:value="1347.43" calcext:value-type="float">
            <text:p>1347.43</text:p>
          </table:table-cell>
        </table:table-row>
        <table:table-row table:style-name="ro1">
          <table:table-cell office:value-type="float" office:value="15311249" calcext:value-type="float">
            <text:p>15311249</text:p>
          </table:table-cell>
          <table:table-cell table:formula="of:=[.A959]/1000/(60*60*24)" office:value-type="time" office:time-value="PT04H15M11.249S" calcext:value-type="time">
            <text:p>04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5.44" calcext:value-type="float">
            <text:p>1065.44</text:p>
          </table:table-cell>
          <table:table-cell office:value-type="float" office:value="1348.77" calcext:value-type="float">
            <text:p>1348.77</text:p>
          </table:table-cell>
        </table:table-row>
        <table:table-row table:style-name="ro1">
          <table:table-cell office:value-type="float" office:value="15327249" calcext:value-type="float">
            <text:p>15327249</text:p>
          </table:table-cell>
          <table:table-cell table:formula="of:=[.A960]/1000/(60*60*24)" office:value-type="time" office:time-value="PT04H15M27.249S" calcext:value-type="time">
            <text:p>04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6.53" calcext:value-type="float">
            <text:p>1066.53</text:p>
          </table:table-cell>
          <table:table-cell office:value-type="float" office:value="1350.1" calcext:value-type="float">
            <text:p>1350.1</text:p>
          </table:table-cell>
        </table:table-row>
        <table:table-row table:style-name="ro1">
          <table:table-cell office:value-type="float" office:value="15343249" calcext:value-type="float">
            <text:p>15343249</text:p>
          </table:table-cell>
          <table:table-cell table:formula="of:=[.A961]/1000/(60*60*24)" office:value-type="time" office:time-value="PT04H15M43.249S" calcext:value-type="time">
            <text:p>04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7.61" calcext:value-type="float">
            <text:p>1067.61</text:p>
          </table:table-cell>
          <table:table-cell office:value-type="float" office:value="1351.44" calcext:value-type="float">
            <text:p>1351.44</text:p>
          </table:table-cell>
        </table:table-row>
        <table:table-row table:style-name="ro1">
          <table:table-cell office:value-type="float" office:value="15359249" calcext:value-type="float">
            <text:p>15359249</text:p>
          </table:table-cell>
          <table:table-cell table:formula="of:=[.A962]/1000/(60*60*24)" office:value-type="time" office:time-value="PT04H15M59.249S" calcext:value-type="time">
            <text:p>04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1068.7" calcext:value-type="float">
            <text:p>1068.7</text:p>
          </table:table-cell>
          <table:table-cell office:value-type="float" office:value="1352.78" calcext:value-type="float">
            <text:p>1352.78</text:p>
          </table:table-cell>
        </table:table-row>
        <table:table-row table:style-name="ro1">
          <table:table-cell office:value-type="float" office:value="15375249" calcext:value-type="float">
            <text:p>15375249</text:p>
          </table:table-cell>
          <table:table-cell table:formula="of:=[.A963]/1000/(60*60*24)" office:value-type="time" office:time-value="PT04H16M15.249S" calcext:value-type="time">
            <text:p>04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69.79" calcext:value-type="float">
            <text:p>1069.79</text:p>
          </table:table-cell>
          <table:table-cell office:value-type="float" office:value="1354.12" calcext:value-type="float">
            <text:p>1354.12</text:p>
          </table:table-cell>
        </table:table-row>
        <table:table-row table:style-name="ro1">
          <table:table-cell office:value-type="float" office:value="15391249" calcext:value-type="float">
            <text:p>15391249</text:p>
          </table:table-cell>
          <table:table-cell table:formula="of:=[.A964]/1000/(60*60*24)" office:value-type="time" office:time-value="PT04H16M31.249S" calcext:value-type="time">
            <text:p>04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1070.87" calcext:value-type="float">
            <text:p>1070.87</text:p>
          </table:table-cell>
          <table:table-cell office:value-type="float" office:value="1355.45" calcext:value-type="float">
            <text:p>1355.45</text:p>
          </table:table-cell>
        </table:table-row>
        <table:table-row table:style-name="ro1">
          <table:table-cell office:value-type="float" office:value="15407249" calcext:value-type="float">
            <text:p>15407249</text:p>
          </table:table-cell>
          <table:table-cell table:formula="of:=[.A965]/1000/(60*60*24)" office:value-type="time" office:time-value="PT04H16M47.249S" calcext:value-type="time">
            <text:p>04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1071.96" calcext:value-type="float">
            <text:p>1071.96</text:p>
          </table:table-cell>
          <table:table-cell office:value-type="float" office:value="1356.79" calcext:value-type="float">
            <text:p>1356.79</text:p>
          </table:table-cell>
        </table:table-row>
        <table:table-row table:style-name="ro1">
          <table:table-cell office:value-type="float" office:value="15423249" calcext:value-type="float">
            <text:p>15423249</text:p>
          </table:table-cell>
          <table:table-cell table:formula="of:=[.A966]/1000/(60*60*24)" office:value-type="time" office:time-value="PT04H17M03.249S" calcext:value-type="time">
            <text:p>04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1073.04" calcext:value-type="float">
            <text:p>1073.04</text:p>
          </table:table-cell>
          <table:table-cell office:value-type="float" office:value="1358.13" calcext:value-type="float">
            <text:p>1358.13</text:p>
          </table:table-cell>
        </table:table-row>
        <table:table-row table:style-name="ro1">
          <table:table-cell office:value-type="float" office:value="15439249" calcext:value-type="float">
            <text:p>15439249</text:p>
          </table:table-cell>
          <table:table-cell table:formula="of:=[.A967]/1000/(60*60*24)" office:value-type="time" office:time-value="PT04H17M19.249S" calcext:value-type="time">
            <text:p>04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74.13" calcext:value-type="float">
            <text:p>1074.13</text:p>
          </table:table-cell>
          <table:table-cell office:value-type="float" office:value="1359.47" calcext:value-type="float">
            <text:p>1359.47</text:p>
          </table:table-cell>
        </table:table-row>
        <table:table-row table:style-name="ro1">
          <table:table-cell office:value-type="float" office:value="15455249" calcext:value-type="float">
            <text:p>15455249</text:p>
          </table:table-cell>
          <table:table-cell table:formula="of:=[.A968]/1000/(60*60*24)" office:value-type="time" office:time-value="PT04H17M35.249S" calcext:value-type="time">
            <text:p>04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75.21" calcext:value-type="float">
            <text:p>1075.21</text:p>
          </table:table-cell>
          <table:table-cell office:value-type="float" office:value="1360.81" calcext:value-type="float">
            <text:p>1360.81</text:p>
          </table:table-cell>
        </table:table-row>
        <table:table-row table:style-name="ro1">
          <table:table-cell office:value-type="float" office:value="15471249" calcext:value-type="float">
            <text:p>15471249</text:p>
          </table:table-cell>
          <table:table-cell table:formula="of:=[.A969]/1000/(60*60*24)" office:value-type="time" office:time-value="PT04H17M51.249S" calcext:value-type="time">
            <text:p>04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76.3" calcext:value-type="float">
            <text:p>1076.3</text:p>
          </table:table-cell>
          <table:table-cell office:value-type="float" office:value="1362.14" calcext:value-type="float">
            <text:p>1362.14</text:p>
          </table:table-cell>
        </table:table-row>
        <table:table-row table:style-name="ro1">
          <table:table-cell office:value-type="float" office:value="15487249" calcext:value-type="float">
            <text:p>15487249</text:p>
          </table:table-cell>
          <table:table-cell table:formula="of:=[.A970]/1000/(60*60*24)" office:value-type="time" office:time-value="PT04H18M07.249S" calcext:value-type="time">
            <text:p>04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77.38" calcext:value-type="float">
            <text:p>1077.38</text:p>
          </table:table-cell>
          <table:table-cell office:value-type="float" office:value="1363.48" calcext:value-type="float">
            <text:p>1363.48</text:p>
          </table:table-cell>
        </table:table-row>
        <table:table-row table:style-name="ro1">
          <table:table-cell office:value-type="float" office:value="15503249" calcext:value-type="float">
            <text:p>15503249</text:p>
          </table:table-cell>
          <table:table-cell table:formula="of:=[.A971]/1000/(60*60*24)" office:value-type="time" office:time-value="PT04H18M23.249S" calcext:value-type="time">
            <text:p>04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78.47" calcext:value-type="float">
            <text:p>1078.47</text:p>
          </table:table-cell>
          <table:table-cell office:value-type="float" office:value="1364.82" calcext:value-type="float">
            <text:p>1364.82</text:p>
          </table:table-cell>
        </table:table-row>
        <table:table-row table:style-name="ro1">
          <table:table-cell office:value-type="float" office:value="15519249" calcext:value-type="float">
            <text:p>15519249</text:p>
          </table:table-cell>
          <table:table-cell table:formula="of:=[.A972]/1000/(60*60*24)" office:value-type="time" office:time-value="PT04H18M39.249S" calcext:value-type="time">
            <text:p>04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79.55" calcext:value-type="float">
            <text:p>1079.55</text:p>
          </table:table-cell>
          <table:table-cell office:value-type="float" office:value="1366.16" calcext:value-type="float">
            <text:p>1366.16</text:p>
          </table:table-cell>
        </table:table-row>
        <table:table-row table:style-name="ro1">
          <table:table-cell office:value-type="float" office:value="15535249" calcext:value-type="float">
            <text:p>15535249</text:p>
          </table:table-cell>
          <table:table-cell table:formula="of:=[.A973]/1000/(60*60*24)" office:value-type="time" office:time-value="PT04H18M55.249S" calcext:value-type="time">
            <text:p>04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0.63" calcext:value-type="float">
            <text:p>1080.63</text:p>
          </table:table-cell>
          <table:table-cell office:value-type="float" office:value="1367.49" calcext:value-type="float">
            <text:p>1367.49</text:p>
          </table:table-cell>
        </table:table-row>
        <table:table-row table:style-name="ro1">
          <table:table-cell office:value-type="float" office:value="15551249" calcext:value-type="float">
            <text:p>15551249</text:p>
          </table:table-cell>
          <table:table-cell table:formula="of:=[.A974]/1000/(60*60*24)" office:value-type="time" office:time-value="PT04H19M11.249S" calcext:value-type="time">
            <text:p>04:1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1.72" calcext:value-type="float">
            <text:p>1081.72</text:p>
          </table:table-cell>
          <table:table-cell office:value-type="float" office:value="1368.83" calcext:value-type="float">
            <text:p>1368.83</text:p>
          </table:table-cell>
        </table:table-row>
        <table:table-row table:style-name="ro1">
          <table:table-cell office:value-type="float" office:value="15567249" calcext:value-type="float">
            <text:p>15567249</text:p>
          </table:table-cell>
          <table:table-cell table:formula="of:=[.A975]/1000/(60*60*24)" office:value-type="time" office:time-value="PT04H19M27.249S" calcext:value-type="time">
            <text:p>04:1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2.8" calcext:value-type="float">
            <text:p>1082.8</text:p>
          </table:table-cell>
          <table:table-cell office:value-type="float" office:value="1370.17" calcext:value-type="float">
            <text:p>1370.17</text:p>
          </table:table-cell>
        </table:table-row>
        <table:table-row table:style-name="ro1">
          <table:table-cell office:value-type="float" office:value="15583249" calcext:value-type="float">
            <text:p>15583249</text:p>
          </table:table-cell>
          <table:table-cell table:formula="of:=[.A976]/1000/(60*60*24)" office:value-type="time" office:time-value="PT04H19M43.249S" calcext:value-type="time">
            <text:p>04:1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3.89" calcext:value-type="float">
            <text:p>1083.89</text:p>
          </table:table-cell>
          <table:table-cell office:value-type="float" office:value="1371.51" calcext:value-type="float">
            <text:p>1371.51</text:p>
          </table:table-cell>
        </table:table-row>
        <table:table-row table:style-name="ro1">
          <table:table-cell office:value-type="float" office:value="15599249" calcext:value-type="float">
            <text:p>15599249</text:p>
          </table:table-cell>
          <table:table-cell table:formula="of:=[.A977]/1000/(60*60*24)" office:value-type="time" office:time-value="PT04H19M59.249S" calcext:value-type="time">
            <text:p>04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4.97" calcext:value-type="float">
            <text:p>1084.97</text:p>
          </table:table-cell>
          <table:table-cell office:value-type="float" office:value="1372.84" calcext:value-type="float">
            <text:p>1372.84</text:p>
          </table:table-cell>
        </table:table-row>
        <table:table-row table:style-name="ro1">
          <table:table-cell office:value-type="float" office:value="15615249" calcext:value-type="float">
            <text:p>15615249</text:p>
          </table:table-cell>
          <table:table-cell table:formula="of:=[.A978]/1000/(60*60*24)" office:value-type="time" office:time-value="PT04H20M15.249S" calcext:value-type="time">
            <text:p>04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6.06" calcext:value-type="float">
            <text:p>1086.06</text:p>
          </table:table-cell>
          <table:table-cell office:value-type="float" office:value="1374.18" calcext:value-type="float">
            <text:p>1374.18</text:p>
          </table:table-cell>
        </table:table-row>
        <table:table-row table:style-name="ro1">
          <table:table-cell office:value-type="float" office:value="15631249" calcext:value-type="float">
            <text:p>15631249</text:p>
          </table:table-cell>
          <table:table-cell table:formula="of:=[.A979]/1000/(60*60*24)" office:value-type="time" office:time-value="PT04H20M31.249S" calcext:value-type="time">
            <text:p>04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7.14" calcext:value-type="float">
            <text:p>1087.14</text:p>
          </table:table-cell>
          <table:table-cell office:value-type="float" office:value="1375.52" calcext:value-type="float">
            <text:p>1375.52</text:p>
          </table:table-cell>
        </table:table-row>
        <table:table-row table:style-name="ro1">
          <table:table-cell office:value-type="float" office:value="15647249" calcext:value-type="float">
            <text:p>15647249</text:p>
          </table:table-cell>
          <table:table-cell table:formula="of:=[.A980]/1000/(60*60*24)" office:value-type="time" office:time-value="PT04H20M47.249S" calcext:value-type="time">
            <text:p>04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8.22" calcext:value-type="float">
            <text:p>1088.22</text:p>
          </table:table-cell>
          <table:table-cell office:value-type="float" office:value="1376.86" calcext:value-type="float">
            <text:p>1376.86</text:p>
          </table:table-cell>
        </table:table-row>
        <table:table-row table:style-name="ro1">
          <table:table-cell office:value-type="float" office:value="15663248" calcext:value-type="float">
            <text:p>15663248</text:p>
          </table:table-cell>
          <table:table-cell table:formula="of:=[.A981]/1000/(60*60*24)" office:value-type="time" office:time-value="PT04H21M03.248S" calcext:value-type="time">
            <text:p>04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89.31" calcext:value-type="float">
            <text:p>1089.31</text:p>
          </table:table-cell>
          <table:table-cell office:value-type="float" office:value="1378.19" calcext:value-type="float">
            <text:p>1378.19</text:p>
          </table:table-cell>
        </table:table-row>
        <table:table-row table:style-name="ro1">
          <table:table-cell office:value-type="float" office:value="15679249" calcext:value-type="float">
            <text:p>15679249</text:p>
          </table:table-cell>
          <table:table-cell table:formula="of:=[.A982]/1000/(60*60*24)" office:value-type="time" office:time-value="PT04H21M19.249S" calcext:value-type="time">
            <text:p>04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0.39" calcext:value-type="float">
            <text:p>1090.39</text:p>
          </table:table-cell>
          <table:table-cell office:value-type="float" office:value="1379.53" calcext:value-type="float">
            <text:p>1379.53</text:p>
          </table:table-cell>
        </table:table-row>
        <table:table-row table:style-name="ro1">
          <table:table-cell office:value-type="float" office:value="15695249" calcext:value-type="float">
            <text:p>15695249</text:p>
          </table:table-cell>
          <table:table-cell table:formula="of:=[.A983]/1000/(60*60*24)" office:value-type="time" office:time-value="PT04H21M35.249S" calcext:value-type="time">
            <text:p>04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91.48" calcext:value-type="float">
            <text:p>1091.48</text:p>
          </table:table-cell>
          <table:table-cell office:value-type="float" office:value="1380.87" calcext:value-type="float">
            <text:p>1380.87</text:p>
          </table:table-cell>
        </table:table-row>
        <table:table-row table:style-name="ro1">
          <table:table-cell office:value-type="float" office:value="15711249" calcext:value-type="float">
            <text:p>15711249</text:p>
          </table:table-cell>
          <table:table-cell table:formula="of:=[.A984]/1000/(60*60*24)" office:value-type="time" office:time-value="PT04H21M51.249S" calcext:value-type="time">
            <text:p>04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092.56" calcext:value-type="float">
            <text:p>1092.56</text:p>
          </table:table-cell>
          <table:table-cell office:value-type="float" office:value="1382.2" calcext:value-type="float">
            <text:p>1382.2</text:p>
          </table:table-cell>
        </table:table-row>
        <table:table-row table:style-name="ro1">
          <table:table-cell office:value-type="float" office:value="15727249" calcext:value-type="float">
            <text:p>15727249</text:p>
          </table:table-cell>
          <table:table-cell table:formula="of:=[.A985]/1000/(60*60*24)" office:value-type="time" office:time-value="PT04H22M07.249S" calcext:value-type="time">
            <text:p>04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3.65" calcext:value-type="float">
            <text:p>1093.65</text:p>
          </table:table-cell>
          <table:table-cell office:value-type="float" office:value="1383.54" calcext:value-type="float">
            <text:p>1383.54</text:p>
          </table:table-cell>
        </table:table-row>
        <table:table-row table:style-name="ro1">
          <table:table-cell office:value-type="float" office:value="15743249" calcext:value-type="float">
            <text:p>15743249</text:p>
          </table:table-cell>
          <table:table-cell table:formula="of:=[.A986]/1000/(60*60*24)" office:value-type="time" office:time-value="PT04H22M23.249S" calcext:value-type="time">
            <text:p>04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4.73" calcext:value-type="float">
            <text:p>1094.73</text:p>
          </table:table-cell>
          <table:table-cell office:value-type="float" office:value="1384.88" calcext:value-type="float">
            <text:p>1384.88</text:p>
          </table:table-cell>
        </table:table-row>
        <table:table-row table:style-name="ro1">
          <table:table-cell office:value-type="float" office:value="15759249" calcext:value-type="float">
            <text:p>15759249</text:p>
          </table:table-cell>
          <table:table-cell table:formula="of:=[.A987]/1000/(60*60*24)" office:value-type="time" office:time-value="PT04H22M39.249S" calcext:value-type="time">
            <text:p>04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5.81" calcext:value-type="float">
            <text:p>1095.81</text:p>
          </table:table-cell>
          <table:table-cell office:value-type="float" office:value="1386.21" calcext:value-type="float">
            <text:p>1386.21</text:p>
          </table:table-cell>
        </table:table-row>
        <table:table-row table:style-name="ro1">
          <table:table-cell office:value-type="float" office:value="15775249" calcext:value-type="float">
            <text:p>15775249</text:p>
          </table:table-cell>
          <table:table-cell table:formula="of:=[.A988]/1000/(60*60*24)" office:value-type="time" office:time-value="PT04H22M55.249S" calcext:value-type="time">
            <text:p>04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6.9" calcext:value-type="float">
            <text:p>1096.9</text:p>
          </table:table-cell>
          <table:table-cell office:value-type="float" office:value="1387.55" calcext:value-type="float">
            <text:p>1387.55</text:p>
          </table:table-cell>
        </table:table-row>
        <table:table-row table:style-name="ro1">
          <table:table-cell office:value-type="float" office:value="15791249" calcext:value-type="float">
            <text:p>15791249</text:p>
          </table:table-cell>
          <table:table-cell table:formula="of:=[.A989]/1000/(60*60*24)" office:value-type="time" office:time-value="PT04H23M11.249S" calcext:value-type="time">
            <text:p>04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7.98" calcext:value-type="float">
            <text:p>1097.98</text:p>
          </table:table-cell>
          <table:table-cell office:value-type="float" office:value="1388.89" calcext:value-type="float">
            <text:p>1388.89</text:p>
          </table:table-cell>
        </table:table-row>
        <table:table-row table:style-name="ro1">
          <table:table-cell office:value-type="float" office:value="15807249" calcext:value-type="float">
            <text:p>15807249</text:p>
          </table:table-cell>
          <table:table-cell table:formula="of:=[.A990]/1000/(60*60*24)" office:value-type="time" office:time-value="PT04H23M27.249S" calcext:value-type="time">
            <text:p>04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099.07" calcext:value-type="float">
            <text:p>1099.07</text:p>
          </table:table-cell>
          <table:table-cell office:value-type="float" office:value="1390.22" calcext:value-type="float">
            <text:p>1390.22</text:p>
          </table:table-cell>
        </table:table-row>
        <table:table-row table:style-name="ro1">
          <table:table-cell office:value-type="float" office:value="15823249" calcext:value-type="float">
            <text:p>15823249</text:p>
          </table:table-cell>
          <table:table-cell table:formula="of:=[.A991]/1000/(60*60*24)" office:value-type="time" office:time-value="PT04H23M43.249S" calcext:value-type="time">
            <text:p>04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1100.15" calcext:value-type="float">
            <text:p>1100.15</text:p>
          </table:table-cell>
          <table:table-cell office:value-type="float" office:value="1391.56" calcext:value-type="float">
            <text:p>1391.56</text:p>
          </table:table-cell>
        </table:table-row>
        <table:table-row table:style-name="ro1">
          <table:table-cell office:value-type="float" office:value="15839249" calcext:value-type="float">
            <text:p>15839249</text:p>
          </table:table-cell>
          <table:table-cell table:formula="of:=[.A992]/1000/(60*60*24)" office:value-type="time" office:time-value="PT04H23M59.249S" calcext:value-type="time">
            <text:p>04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01.24" calcext:value-type="float">
            <text:p>1101.24</text:p>
          </table:table-cell>
          <table:table-cell office:value-type="float" office:value="1392.89" calcext:value-type="float">
            <text:p>1392.89</text:p>
          </table:table-cell>
        </table:table-row>
        <table:table-row table:style-name="ro1">
          <table:table-cell office:value-type="float" office:value="15855249" calcext:value-type="float">
            <text:p>15855249</text:p>
          </table:table-cell>
          <table:table-cell table:formula="of:=[.A993]/1000/(60*60*24)" office:value-type="time" office:time-value="PT04H24M15.249S" calcext:value-type="time">
            <text:p>04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02.32" calcext:value-type="float">
            <text:p>1102.32</text:p>
          </table:table-cell>
          <table:table-cell office:value-type="float" office:value="1394.23" calcext:value-type="float">
            <text:p>1394.23</text:p>
          </table:table-cell>
        </table:table-row>
        <table:table-row table:style-name="ro1">
          <table:table-cell office:value-type="float" office:value="15871249" calcext:value-type="float">
            <text:p>15871249</text:p>
          </table:table-cell>
          <table:table-cell table:formula="of:=[.A994]/1000/(60*60*24)" office:value-type="time" office:time-value="PT04H24M31.249S" calcext:value-type="time">
            <text:p>04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03.4" calcext:value-type="float">
            <text:p>1103.4</text:p>
          </table:table-cell>
          <table:table-cell office:value-type="float" office:value="1395.57" calcext:value-type="float">
            <text:p>1395.57</text:p>
          </table:table-cell>
        </table:table-row>
        <table:table-row table:style-name="ro1">
          <table:table-cell office:value-type="float" office:value="15887249" calcext:value-type="float">
            <text:p>15887249</text:p>
          </table:table-cell>
          <table:table-cell table:formula="of:=[.A995]/1000/(60*60*24)" office:value-type="time" office:time-value="PT04H24M47.249S" calcext:value-type="time">
            <text:p>04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04.49" calcext:value-type="float">
            <text:p>1104.49</text:p>
          </table:table-cell>
          <table:table-cell office:value-type="float" office:value="1396.9" calcext:value-type="float">
            <text:p>1396.9</text:p>
          </table:table-cell>
        </table:table-row>
        <table:table-row table:style-name="ro1">
          <table:table-cell office:value-type="float" office:value="15903249" calcext:value-type="float">
            <text:p>15903249</text:p>
          </table:table-cell>
          <table:table-cell table:formula="of:=[.A996]/1000/(60*60*24)" office:value-type="time" office:time-value="PT04H25M03.249S" calcext:value-type="time">
            <text:p>04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05.57" calcext:value-type="float">
            <text:p>1105.57</text:p>
          </table:table-cell>
          <table:table-cell office:value-type="float" office:value="1398.24" calcext:value-type="float">
            <text:p>1398.24</text:p>
          </table:table-cell>
        </table:table-row>
        <table:table-row table:style-name="ro1">
          <table:table-cell office:value-type="float" office:value="15919249" calcext:value-type="float">
            <text:p>15919249</text:p>
          </table:table-cell>
          <table:table-cell table:formula="of:=[.A997]/1000/(60*60*24)" office:value-type="time" office:time-value="PT04H25M19.249S" calcext:value-type="time">
            <text:p>04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06.66" calcext:value-type="float">
            <text:p>1106.66</text:p>
          </table:table-cell>
          <table:table-cell office:value-type="float" office:value="1399.57" calcext:value-type="float">
            <text:p>1399.57</text:p>
          </table:table-cell>
        </table:table-row>
        <table:table-row table:style-name="ro1">
          <table:table-cell office:value-type="float" office:value="15935249" calcext:value-type="float">
            <text:p>15935249</text:p>
          </table:table-cell>
          <table:table-cell table:formula="of:=[.A998]/1000/(60*60*24)" office:value-type="time" office:time-value="PT04H25M35.249S" calcext:value-type="time">
            <text:p>04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07.74" calcext:value-type="float">
            <text:p>1107.74</text:p>
          </table:table-cell>
          <table:table-cell office:value-type="float" office:value="1400.91" calcext:value-type="float">
            <text:p>1400.91</text:p>
          </table:table-cell>
        </table:table-row>
        <table:table-row table:style-name="ro1">
          <table:table-cell office:value-type="float" office:value="15951249" calcext:value-type="float">
            <text:p>15951249</text:p>
          </table:table-cell>
          <table:table-cell table:formula="of:=[.A999]/1000/(60*60*24)" office:value-type="time" office:time-value="PT04H25M51.249S" calcext:value-type="time">
            <text:p>04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08.83" calcext:value-type="float">
            <text:p>1108.83</text:p>
          </table:table-cell>
          <table:table-cell office:value-type="float" office:value="1402.24" calcext:value-type="float">
            <text:p>1402.24</text:p>
          </table:table-cell>
        </table:table-row>
        <table:table-row table:style-name="ro1">
          <table:table-cell office:value-type="float" office:value="15967249" calcext:value-type="float">
            <text:p>15967249</text:p>
          </table:table-cell>
          <table:table-cell table:formula="of:=[.A1000]/1000/(60*60*24)" office:value-type="time" office:time-value="PT04H26M07.249S" calcext:value-type="time">
            <text:p>04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1109.91" calcext:value-type="float">
            <text:p>1109.91</text:p>
          </table:table-cell>
          <table:table-cell office:value-type="float" office:value="1403.58" calcext:value-type="float">
            <text:p>1403.58</text:p>
          </table:table-cell>
        </table:table-row>
        <table:table-row table:style-name="ro1">
          <table:table-cell office:value-type="float" office:value="15983249" calcext:value-type="float">
            <text:p>15983249</text:p>
          </table:table-cell>
          <table:table-cell table:formula="of:=[.A1001]/1000/(60*60*24)" office:value-type="time" office:time-value="PT04H26M23.249S" calcext:value-type="time">
            <text:p>04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1110.99" calcext:value-type="float">
            <text:p>1110.99</text:p>
          </table:table-cell>
          <table:table-cell office:value-type="float" office:value="1404.91" calcext:value-type="float">
            <text:p>1404.91</text:p>
          </table:table-cell>
        </table:table-row>
        <table:table-row table:style-name="ro1">
          <table:table-cell office:value-type="float" office:value="15999249" calcext:value-type="float">
            <text:p>15999249</text:p>
          </table:table-cell>
          <table:table-cell table:formula="of:=[.A1002]/1000/(60*60*24)" office:value-type="time" office:time-value="PT04H26M39.249S" calcext:value-type="time">
            <text:p>04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1112.08" calcext:value-type="float">
            <text:p>1112.08</text:p>
          </table:table-cell>
          <table:table-cell office:value-type="float" office:value="1406.25" calcext:value-type="float">
            <text:p>1406.25</text:p>
          </table:table-cell>
        </table:table-row>
        <table:table-row table:style-name="ro1">
          <table:table-cell office:value-type="float" office:value="16015249" calcext:value-type="float">
            <text:p>16015249</text:p>
          </table:table-cell>
          <table:table-cell table:formula="of:=[.A1003]/1000/(60*60*24)" office:value-type="time" office:time-value="PT04H26M55.249S" calcext:value-type="time">
            <text:p>04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1113.16" calcext:value-type="float">
            <text:p>1113.16</text:p>
          </table:table-cell>
          <table:table-cell office:value-type="float" office:value="1407.58" calcext:value-type="float">
            <text:p>1407.58</text:p>
          </table:table-cell>
        </table:table-row>
        <table:table-row table:style-name="ro1">
          <table:table-cell office:value-type="float" office:value="16031249" calcext:value-type="float">
            <text:p>16031249</text:p>
          </table:table-cell>
          <table:table-cell table:formula="of:=[.A1004]/1000/(60*60*24)" office:value-type="time" office:time-value="PT04H27M11.249S" calcext:value-type="time">
            <text:p>04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14.25" calcext:value-type="float">
            <text:p>1114.25</text:p>
          </table:table-cell>
          <table:table-cell office:value-type="float" office:value="1408.92" calcext:value-type="float">
            <text:p>1408.92</text:p>
          </table:table-cell>
        </table:table-row>
        <table:table-row table:style-name="ro1">
          <table:table-cell office:value-type="float" office:value="16047249" calcext:value-type="float">
            <text:p>16047249</text:p>
          </table:table-cell>
          <table:table-cell table:formula="of:=[.A1005]/1000/(60*60*24)" office:value-type="time" office:time-value="PT04H27M27.249S" calcext:value-type="time">
            <text:p>04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15.33" calcext:value-type="float">
            <text:p>1115.33</text:p>
          </table:table-cell>
          <table:table-cell office:value-type="float" office:value="1410.25" calcext:value-type="float">
            <text:p>1410.25</text:p>
          </table:table-cell>
        </table:table-row>
        <table:table-row table:style-name="ro1">
          <table:table-cell office:value-type="float" office:value="16063249" calcext:value-type="float">
            <text:p>16063249</text:p>
          </table:table-cell>
          <table:table-cell table:formula="of:=[.A1006]/1000/(60*60*24)" office:value-type="time" office:time-value="PT04H27M43.249S" calcext:value-type="time">
            <text:p>04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16.41" calcext:value-type="float">
            <text:p>1116.41</text:p>
          </table:table-cell>
          <table:table-cell office:value-type="float" office:value="1411.59" calcext:value-type="float">
            <text:p>1411.59</text:p>
          </table:table-cell>
        </table:table-row>
        <table:table-row table:style-name="ro1">
          <table:table-cell office:value-type="float" office:value="16079249" calcext:value-type="float">
            <text:p>16079249</text:p>
          </table:table-cell>
          <table:table-cell table:formula="of:=[.A1007]/1000/(60*60*24)" office:value-type="time" office:time-value="PT04H27M59.249S" calcext:value-type="time">
            <text:p>04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17.5" calcext:value-type="float">
            <text:p>1117.5</text:p>
          </table:table-cell>
          <table:table-cell office:value-type="float" office:value="1412.92" calcext:value-type="float">
            <text:p>1412.92</text:p>
          </table:table-cell>
        </table:table-row>
        <table:table-row table:style-name="ro1">
          <table:table-cell office:value-type="float" office:value="16095249" calcext:value-type="float">
            <text:p>16095249</text:p>
          </table:table-cell>
          <table:table-cell table:formula="of:=[.A1008]/1000/(60*60*24)" office:value-type="time" office:time-value="PT04H28M15.249S" calcext:value-type="time">
            <text:p>04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18.58" calcext:value-type="float">
            <text:p>1118.58</text:p>
          </table:table-cell>
          <table:table-cell office:value-type="float" office:value="1414.25" calcext:value-type="float">
            <text:p>1414.25</text:p>
          </table:table-cell>
        </table:table-row>
        <table:table-row table:style-name="ro1">
          <table:table-cell office:value-type="float" office:value="16111249" calcext:value-type="float">
            <text:p>16111249</text:p>
          </table:table-cell>
          <table:table-cell table:formula="of:=[.A1009]/1000/(60*60*24)" office:value-type="time" office:time-value="PT04H28M31.249S" calcext:value-type="time">
            <text:p>04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415.59" calcext:value-type="float">
            <text:p>1415.59</text:p>
          </table:table-cell>
        </table:table-row>
        <table:table-row table:style-name="ro1">
          <table:table-cell office:value-type="float" office:value="16127249" calcext:value-type="float">
            <text:p>16127249</text:p>
          </table:table-cell>
          <table:table-cell table:formula="of:=[.A1010]/1000/(60*60*24)" office:value-type="time" office:time-value="PT04H28M47.249S" calcext:value-type="time">
            <text:p>04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20.75" calcext:value-type="float">
            <text:p>1120.75</text:p>
          </table:table-cell>
          <table:table-cell office:value-type="float" office:value="1416.92" calcext:value-type="float">
            <text:p>1416.92</text:p>
          </table:table-cell>
        </table:table-row>
        <table:table-row table:style-name="ro1">
          <table:table-cell office:value-type="float" office:value="16143249" calcext:value-type="float">
            <text:p>16143249</text:p>
          </table:table-cell>
          <table:table-cell table:formula="of:=[.A1011]/1000/(60*60*24)" office:value-type="time" office:time-value="PT04H29M03.249S" calcext:value-type="time">
            <text:p>04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21.83" calcext:value-type="float">
            <text:p>1121.83</text:p>
          </table:table-cell>
          <table:table-cell office:value-type="float" office:value="1418.26" calcext:value-type="float">
            <text:p>1418.26</text:p>
          </table:table-cell>
        </table:table-row>
        <table:table-row table:style-name="ro1">
          <table:table-cell office:value-type="float" office:value="16159249" calcext:value-type="float">
            <text:p>16159249</text:p>
          </table:table-cell>
          <table:table-cell table:formula="of:=[.A1012]/1000/(60*60*24)" office:value-type="time" office:time-value="PT04H29M19.249S" calcext:value-type="time">
            <text:p>04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22.92" calcext:value-type="float">
            <text:p>1122.92</text:p>
          </table:table-cell>
          <table:table-cell office:value-type="float" office:value="1419.59" calcext:value-type="float">
            <text:p>1419.59</text:p>
          </table:table-cell>
        </table:table-row>
        <table:table-row table:style-name="ro1">
          <table:table-cell office:value-type="float" office:value="16175249" calcext:value-type="float">
            <text:p>16175249</text:p>
          </table:table-cell>
          <table:table-cell table:formula="of:=[.A1013]/1000/(60*60*24)" office:value-type="time" office:time-value="PT04H29M35.249S" calcext:value-type="time">
            <text:p>04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24" calcext:value-type="float">
            <text:p>1124</text:p>
          </table:table-cell>
          <table:table-cell office:value-type="float" office:value="1420.92" calcext:value-type="float">
            <text:p>1420.92</text:p>
          </table:table-cell>
        </table:table-row>
        <table:table-row table:style-name="ro1">
          <table:table-cell office:value-type="float" office:value="16191249" calcext:value-type="float">
            <text:p>16191249</text:p>
          </table:table-cell>
          <table:table-cell table:formula="of:=[.A1014]/1000/(60*60*24)" office:value-type="time" office:time-value="PT04H29M51.249S" calcext:value-type="time">
            <text:p>04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25.09" calcext:value-type="float">
            <text:p>1125.09</text:p>
          </table:table-cell>
          <table:table-cell office:value-type="float" office:value="1422.26" calcext:value-type="float">
            <text:p>1422.26</text:p>
          </table:table-cell>
        </table:table-row>
        <table:table-row table:style-name="ro1">
          <table:table-cell office:value-type="float" office:value="16207249" calcext:value-type="float">
            <text:p>16207249</text:p>
          </table:table-cell>
          <table:table-cell table:formula="of:=[.A1015]/1000/(60*60*24)" office:value-type="time" office:time-value="PT04H30M07.249S" calcext:value-type="time">
            <text:p>04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26.17" calcext:value-type="float">
            <text:p>1126.17</text:p>
          </table:table-cell>
          <table:table-cell office:value-type="float" office:value="1423.59" calcext:value-type="float">
            <text:p>1423.59</text:p>
          </table:table-cell>
        </table:table-row>
        <table:table-row table:style-name="ro1">
          <table:table-cell office:value-type="float" office:value="16223249" calcext:value-type="float">
            <text:p>16223249</text:p>
          </table:table-cell>
          <table:table-cell table:formula="of:=[.A1016]/1000/(60*60*24)" office:value-type="time" office:time-value="PT04H30M23.249S" calcext:value-type="time">
            <text:p>04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1127.25" calcext:value-type="float">
            <text:p>1127.25</text:p>
          </table:table-cell>
          <table:table-cell office:value-type="float" office:value="1424.92" calcext:value-type="float">
            <text:p>1424.92</text:p>
          </table:table-cell>
        </table:table-row>
        <table:table-row table:style-name="ro1">
          <table:table-cell office:value-type="float" office:value="16239249" calcext:value-type="float">
            <text:p>16239249</text:p>
          </table:table-cell>
          <table:table-cell table:formula="of:=[.A1017]/1000/(60*60*24)" office:value-type="time" office:time-value="PT04H30M39.249S" calcext:value-type="time">
            <text:p>04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28.34" calcext:value-type="float">
            <text:p>1128.34</text:p>
          </table:table-cell>
          <table:table-cell office:value-type="float" office:value="1426.26" calcext:value-type="float">
            <text:p>1426.26</text:p>
          </table:table-cell>
        </table:table-row>
        <table:table-row table:style-name="ro1">
          <table:table-cell office:value-type="float" office:value="16255249" calcext:value-type="float">
            <text:p>16255249</text:p>
          </table:table-cell>
          <table:table-cell table:formula="of:=[.A1018]/1000/(60*60*24)" office:value-type="time" office:time-value="PT04H30M55.249S" calcext:value-type="time">
            <text:p>04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29.42" calcext:value-type="float">
            <text:p>1129.42</text:p>
          </table:table-cell>
          <table:table-cell office:value-type="float" office:value="1427.59" calcext:value-type="float">
            <text:p>1427.59</text:p>
          </table:table-cell>
        </table:table-row>
        <table:table-row table:style-name="ro1">
          <table:table-cell office:value-type="float" office:value="16271249" calcext:value-type="float">
            <text:p>16271249</text:p>
          </table:table-cell>
          <table:table-cell table:formula="of:=[.A1019]/1000/(60*60*24)" office:value-type="time" office:time-value="PT04H31M11.249S" calcext:value-type="time">
            <text:p>04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30.51" calcext:value-type="float">
            <text:p>1130.51</text:p>
          </table:table-cell>
          <table:table-cell office:value-type="float" office:value="1428.92" calcext:value-type="float">
            <text:p>1428.92</text:p>
          </table:table-cell>
        </table:table-row>
        <table:table-row table:style-name="ro1">
          <table:table-cell office:value-type="float" office:value="16287249" calcext:value-type="float">
            <text:p>16287249</text:p>
          </table:table-cell>
          <table:table-cell table:formula="of:=[.A1020]/1000/(60*60*24)" office:value-type="time" office:time-value="PT04H31M27.249S" calcext:value-type="time">
            <text:p>04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1131.59" calcext:value-type="float">
            <text:p>1131.59</text:p>
          </table:table-cell>
          <table:table-cell office:value-type="float" office:value="1430.26" calcext:value-type="float">
            <text:p>1430.26</text:p>
          </table:table-cell>
        </table:table-row>
        <table:table-row table:style-name="ro1">
          <table:table-cell office:value-type="float" office:value="16303249" calcext:value-type="float">
            <text:p>16303249</text:p>
          </table:table-cell>
          <table:table-cell table:formula="of:=[.A1021]/1000/(60*60*24)" office:value-type="time" office:time-value="PT04H31M43.249S" calcext:value-type="time">
            <text:p>04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32.67" calcext:value-type="float">
            <text:p>1132.67</text:p>
          </table:table-cell>
          <table:table-cell office:value-type="float" office:value="1431.59" calcext:value-type="float">
            <text:p>1431.59</text:p>
          </table:table-cell>
        </table:table-row>
        <table:table-row table:style-name="ro1">
          <table:table-cell office:value-type="float" office:value="16319249" calcext:value-type="float">
            <text:p>16319249</text:p>
          </table:table-cell>
          <table:table-cell table:formula="of:=[.A1022]/1000/(60*60*24)" office:value-type="time" office:time-value="PT04H31M59.249S" calcext:value-type="time">
            <text:p>04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33.76" calcext:value-type="float">
            <text:p>1133.76</text:p>
          </table:table-cell>
          <table:table-cell office:value-type="float" office:value="1432.92" calcext:value-type="float">
            <text:p>1432.92</text:p>
          </table:table-cell>
        </table:table-row>
        <table:table-row table:style-name="ro1">
          <table:table-cell office:value-type="float" office:value="16335249" calcext:value-type="float">
            <text:p>16335249</text:p>
          </table:table-cell>
          <table:table-cell table:formula="of:=[.A1023]/1000/(60*60*24)" office:value-type="time" office:time-value="PT04H32M15.249S" calcext:value-type="time">
            <text:p>04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34.84" calcext:value-type="float">
            <text:p>1134.84</text:p>
          </table:table-cell>
          <table:table-cell office:value-type="float" office:value="1434.25" calcext:value-type="float">
            <text:p>1434.25</text:p>
          </table:table-cell>
        </table:table-row>
        <table:table-row table:style-name="ro1">
          <table:table-cell office:value-type="float" office:value="16351249" calcext:value-type="float">
            <text:p>16351249</text:p>
          </table:table-cell>
          <table:table-cell table:formula="of:=[.A1024]/1000/(60*60*24)" office:value-type="time" office:time-value="PT04H32M31.249S" calcext:value-type="time">
            <text:p>04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1135.92" calcext:value-type="float">
            <text:p>1135.92</text:p>
          </table:table-cell>
          <table:table-cell office:value-type="float" office:value="1435.58" calcext:value-type="float">
            <text:p>1435.58</text:p>
          </table:table-cell>
        </table:table-row>
        <table:table-row table:style-name="ro1">
          <table:table-cell office:value-type="float" office:value="16367249" calcext:value-type="float">
            <text:p>16367249</text:p>
          </table:table-cell>
          <table:table-cell table:formula="of:=[.A1025]/1000/(60*60*24)" office:value-type="time" office:time-value="PT04H32M47.249S" calcext:value-type="time">
            <text:p>04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1137.01" calcext:value-type="float">
            <text:p>1137.01</text:p>
          </table:table-cell>
          <table:table-cell office:value-type="float" office:value="1436.92" calcext:value-type="float">
            <text:p>1436.92</text:p>
          </table:table-cell>
        </table:table-row>
        <table:table-row table:style-name="ro1">
          <table:table-cell office:value-type="float" office:value="16383249" calcext:value-type="float">
            <text:p>16383249</text:p>
          </table:table-cell>
          <table:table-cell table:formula="of:=[.A1026]/1000/(60*60*24)" office:value-type="time" office:time-value="PT04H33M03.249S" calcext:value-type="time">
            <text:p>04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38.09" calcext:value-type="float">
            <text:p>1138.09</text:p>
          </table:table-cell>
          <table:table-cell office:value-type="float" office:value="1438.25" calcext:value-type="float">
            <text:p>1438.25</text:p>
          </table:table-cell>
        </table:table-row>
        <table:table-row table:style-name="ro1">
          <table:table-cell office:value-type="float" office:value="16399249" calcext:value-type="float">
            <text:p>16399249</text:p>
          </table:table-cell>
          <table:table-cell table:formula="of:=[.A1027]/1000/(60*60*24)" office:value-type="time" office:time-value="PT04H33M19.249S" calcext:value-type="time">
            <text:p>04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39.18" calcext:value-type="float">
            <text:p>1139.18</text:p>
          </table:table-cell>
          <table:table-cell office:value-type="float" office:value="1439.58" calcext:value-type="float">
            <text:p>1439.58</text:p>
          </table:table-cell>
        </table:table-row>
        <table:table-row table:style-name="ro1">
          <table:table-cell office:value-type="float" office:value="16415249" calcext:value-type="float">
            <text:p>16415249</text:p>
          </table:table-cell>
          <table:table-cell table:formula="of:=[.A1028]/1000/(60*60*24)" office:value-type="time" office:time-value="PT04H33M35.249S" calcext:value-type="time">
            <text:p>04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40.26" calcext:value-type="float">
            <text:p>1140.26</text:p>
          </table:table-cell>
          <table:table-cell office:value-type="float" office:value="1440.91" calcext:value-type="float">
            <text:p>1440.91</text:p>
          </table:table-cell>
        </table:table-row>
        <table:table-row table:style-name="ro1">
          <table:table-cell office:value-type="float" office:value="16431249" calcext:value-type="float">
            <text:p>16431249</text:p>
          </table:table-cell>
          <table:table-cell table:formula="of:=[.A1029]/1000/(60*60*24)" office:value-type="time" office:time-value="PT04H33M51.249S" calcext:value-type="time">
            <text:p>04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41.34" calcext:value-type="float">
            <text:p>1141.34</text:p>
          </table:table-cell>
          <table:table-cell office:value-type="float" office:value="1442.24" calcext:value-type="float">
            <text:p>1442.24</text:p>
          </table:table-cell>
        </table:table-row>
        <table:table-row table:style-name="ro1">
          <table:table-cell office:value-type="float" office:value="16447249" calcext:value-type="float">
            <text:p>16447249</text:p>
          </table:table-cell>
          <table:table-cell table:formula="of:=[.A1030]/1000/(60*60*24)" office:value-type="time" office:time-value="PT04H34M07.249S" calcext:value-type="time">
            <text:p>04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42.43" calcext:value-type="float">
            <text:p>1142.43</text:p>
          </table:table-cell>
          <table:table-cell office:value-type="float" office:value="1443.57" calcext:value-type="float">
            <text:p>1443.57</text:p>
          </table:table-cell>
        </table:table-row>
        <table:table-row table:style-name="ro1">
          <table:table-cell office:value-type="float" office:value="16463249" calcext:value-type="float">
            <text:p>16463249</text:p>
          </table:table-cell>
          <table:table-cell table:formula="of:=[.A1031]/1000/(60*60*24)" office:value-type="time" office:time-value="PT04H34M23.249S" calcext:value-type="time">
            <text:p>04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43.51" calcext:value-type="float">
            <text:p>1143.51</text:p>
          </table:table-cell>
          <table:table-cell office:value-type="float" office:value="1444.9" calcext:value-type="float">
            <text:p>1444.9</text:p>
          </table:table-cell>
        </table:table-row>
        <table:table-row table:style-name="ro1">
          <table:table-cell office:value-type="float" office:value="16479249" calcext:value-type="float">
            <text:p>16479249</text:p>
          </table:table-cell>
          <table:table-cell table:formula="of:=[.A1032]/1000/(60*60*24)" office:value-type="time" office:time-value="PT04H34M39.249S" calcext:value-type="time">
            <text:p>04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44.59" calcext:value-type="float">
            <text:p>1144.59</text:p>
          </table:table-cell>
          <table:table-cell office:value-type="float" office:value="1446.23" calcext:value-type="float">
            <text:p>1446.23</text:p>
          </table:table-cell>
        </table:table-row>
        <table:table-row table:style-name="ro1">
          <table:table-cell office:value-type="float" office:value="16495249" calcext:value-type="float">
            <text:p>16495249</text:p>
          </table:table-cell>
          <table:table-cell table:formula="of:=[.A1033]/1000/(60*60*24)" office:value-type="time" office:time-value="PT04H34M55.249S" calcext:value-type="time">
            <text:p>04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1145.68" calcext:value-type="float">
            <text:p>1145.68</text:p>
          </table:table-cell>
          <table:table-cell office:value-type="float" office:value="1447.57" calcext:value-type="float">
            <text:p>1447.57</text:p>
          </table:table-cell>
        </table:table-row>
        <table:table-row table:style-name="ro1">
          <table:table-cell office:value-type="float" office:value="16511249" calcext:value-type="float">
            <text:p>16511249</text:p>
          </table:table-cell>
          <table:table-cell table:formula="of:=[.A1034]/1000/(60*60*24)" office:value-type="time" office:time-value="PT04H35M11.249S" calcext:value-type="time">
            <text:p>04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1146.76" calcext:value-type="float">
            <text:p>1146.76</text:p>
          </table:table-cell>
          <table:table-cell office:value-type="float" office:value="1448.9" calcext:value-type="float">
            <text:p>1448.9</text:p>
          </table:table-cell>
        </table:table-row>
        <table:table-row table:style-name="ro1">
          <table:table-cell office:value-type="float" office:value="16527249" calcext:value-type="float">
            <text:p>16527249</text:p>
          </table:table-cell>
          <table:table-cell table:formula="of:=[.A1035]/1000/(60*60*24)" office:value-type="time" office:time-value="PT04H35M27.249S" calcext:value-type="time">
            <text:p>04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47.85" calcext:value-type="float">
            <text:p>1147.85</text:p>
          </table:table-cell>
          <table:table-cell office:value-type="float" office:value="1450.23" calcext:value-type="float">
            <text:p>1450.23</text:p>
          </table:table-cell>
        </table:table-row>
        <table:table-row table:style-name="ro1">
          <table:table-cell office:value-type="float" office:value="16543249" calcext:value-type="float">
            <text:p>16543249</text:p>
          </table:table-cell>
          <table:table-cell table:formula="of:=[.A1036]/1000/(60*60*24)" office:value-type="time" office:time-value="PT04H35M43.249S" calcext:value-type="time">
            <text:p>04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300.33" calcext:value-type="float">
            <text:p>300.33</text:p>
          </table:table-cell>
          <table:table-cell office:value-type="float" office:value="1148.93" calcext:value-type="float">
            <text:p>1148.93</text:p>
          </table:table-cell>
          <table:table-cell office:value-type="float" office:value="1451.56" calcext:value-type="float">
            <text:p>1451.56</text:p>
          </table:table-cell>
        </table:table-row>
        <table:table-row table:style-name="ro1">
          <table:table-cell office:value-type="float" office:value="16559249" calcext:value-type="float">
            <text:p>16559249</text:p>
          </table:table-cell>
          <table:table-cell table:formula="of:=[.A1037]/1000/(60*60*24)" office:value-type="time" office:time-value="PT04H35M59.249S" calcext:value-type="time">
            <text:p>04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0.01" calcext:value-type="float">
            <text:p>1150.01</text:p>
          </table:table-cell>
          <table:table-cell office:value-type="float" office:value="1452.89" calcext:value-type="float">
            <text:p>1452.89</text:p>
          </table:table-cell>
        </table:table-row>
        <table:table-row table:style-name="ro1">
          <table:table-cell office:value-type="float" office:value="16575249" calcext:value-type="float">
            <text:p>16575249</text:p>
          </table:table-cell>
          <table:table-cell table:formula="of:=[.A1038]/1000/(60*60*24)" office:value-type="time" office:time-value="PT04H36M15.249S" calcext:value-type="time">
            <text:p>04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1.1" calcext:value-type="float">
            <text:p>1151.1</text:p>
          </table:table-cell>
          <table:table-cell office:value-type="float" office:value="1454.23" calcext:value-type="float">
            <text:p>1454.23</text:p>
          </table:table-cell>
        </table:table-row>
        <table:table-row table:style-name="ro1">
          <table:table-cell office:value-type="float" office:value="16591249" calcext:value-type="float">
            <text:p>16591249</text:p>
          </table:table-cell>
          <table:table-cell table:formula="of:=[.A1039]/1000/(60*60*24)" office:value-type="time" office:time-value="PT04H36M31.249S" calcext:value-type="time">
            <text:p>04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2.18" calcext:value-type="float">
            <text:p>1152.18</text:p>
          </table:table-cell>
          <table:table-cell office:value-type="float" office:value="1455.56" calcext:value-type="float">
            <text:p>1455.56</text:p>
          </table:table-cell>
        </table:table-row>
        <table:table-row table:style-name="ro1">
          <table:table-cell office:value-type="float" office:value="16607249" calcext:value-type="float">
            <text:p>16607249</text:p>
          </table:table-cell>
          <table:table-cell table:formula="of:=[.A1040]/1000/(60*60*24)" office:value-type="time" office:time-value="PT04H36M47.249S" calcext:value-type="time">
            <text:p>04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1153.26" calcext:value-type="float">
            <text:p>1153.26</text:p>
          </table:table-cell>
          <table:table-cell office:value-type="float" office:value="1456.89" calcext:value-type="float">
            <text:p>1456.89</text:p>
          </table:table-cell>
        </table:table-row>
        <table:table-row table:style-name="ro1">
          <table:table-cell office:value-type="float" office:value="16623249" calcext:value-type="float">
            <text:p>16623249</text:p>
          </table:table-cell>
          <table:table-cell table:formula="of:=[.A1041]/1000/(60*60*24)" office:value-type="time" office:time-value="PT04H37M03.249S" calcext:value-type="time">
            <text:p>04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4.35" calcext:value-type="float">
            <text:p>1154.35</text:p>
          </table:table-cell>
          <table:table-cell office:value-type="float" office:value="1458.22" calcext:value-type="float">
            <text:p>1458.22</text:p>
          </table:table-cell>
        </table:table-row>
        <table:table-row table:style-name="ro1">
          <table:table-cell office:value-type="float" office:value="16639249" calcext:value-type="float">
            <text:p>16639249</text:p>
          </table:table-cell>
          <table:table-cell table:formula="of:=[.A1042]/1000/(60*60*24)" office:value-type="time" office:time-value="PT04H37M19.249S" calcext:value-type="time">
            <text:p>04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5.43" calcext:value-type="float">
            <text:p>1155.43</text:p>
          </table:table-cell>
          <table:table-cell office:value-type="float" office:value="1459.55" calcext:value-type="float">
            <text:p>1459.55</text:p>
          </table:table-cell>
        </table:table-row>
        <table:table-row table:style-name="ro1">
          <table:table-cell office:value-type="float" office:value="16655249" calcext:value-type="float">
            <text:p>16655249</text:p>
          </table:table-cell>
          <table:table-cell table:formula="of:=[.A1043]/1000/(60*60*24)" office:value-type="time" office:time-value="PT04H37M35.249S" calcext:value-type="time">
            <text:p>04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6.51" calcext:value-type="float">
            <text:p>1156.51</text:p>
          </table:table-cell>
          <table:table-cell office:value-type="float" office:value="1460.88" calcext:value-type="float">
            <text:p>1460.88</text:p>
          </table:table-cell>
        </table:table-row>
        <table:table-row table:style-name="ro1">
          <table:table-cell office:value-type="float" office:value="16671249" calcext:value-type="float">
            <text:p>16671249</text:p>
          </table:table-cell>
          <table:table-cell table:formula="of:=[.A1044]/1000/(60*60*24)" office:value-type="time" office:time-value="PT04H37M51.249S" calcext:value-type="time">
            <text:p>04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7.6" calcext:value-type="float">
            <text:p>1157.6</text:p>
          </table:table-cell>
          <table:table-cell office:value-type="float" office:value="1462.21" calcext:value-type="float">
            <text:p>1462.21</text:p>
          </table:table-cell>
        </table:table-row>
        <table:table-row table:style-name="ro1">
          <table:table-cell office:value-type="float" office:value="16687249" calcext:value-type="float">
            <text:p>16687249</text:p>
          </table:table-cell>
          <table:table-cell table:formula="of:=[.A1045]/1000/(60*60*24)" office:value-type="time" office:time-value="PT04H38M07.249S" calcext:value-type="time">
            <text:p>04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58.68" calcext:value-type="float">
            <text:p>1158.68</text:p>
          </table:table-cell>
          <table:table-cell office:value-type="float" office:value="1463.55" calcext:value-type="float">
            <text:p>1463.55</text:p>
          </table:table-cell>
        </table:table-row>
        <table:table-row table:style-name="ro1">
          <table:table-cell office:value-type="float" office:value="16703249" calcext:value-type="float">
            <text:p>16703249</text:p>
          </table:table-cell>
          <table:table-cell table:formula="of:=[.A1046]/1000/(60*60*24)" office:value-type="time" office:time-value="PT04H38M23.249S" calcext:value-type="time">
            <text:p>04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1" calcext:value-type="float">
            <text:p>300.21</text:p>
          </table:table-cell>
          <table:table-cell office:value-type="float" office:value="1159.76" calcext:value-type="float">
            <text:p>1159.76</text:p>
          </table:table-cell>
          <table:table-cell office:value-type="float" office:value="1464.88" calcext:value-type="float">
            <text:p>1464.88</text:p>
          </table:table-cell>
        </table:table-row>
        <table:table-row table:style-name="ro1">
          <table:table-cell office:value-type="float" office:value="16719249" calcext:value-type="float">
            <text:p>16719249</text:p>
          </table:table-cell>
          <table:table-cell table:formula="of:=[.A1047]/1000/(60*60*24)" office:value-type="time" office:time-value="PT04H38M39.249S" calcext:value-type="time">
            <text:p>04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" calcext:value-type="float">
            <text:p>300.2</text:p>
          </table:table-cell>
          <table:table-cell office:value-type="float" office:value="1160.85" calcext:value-type="float">
            <text:p>1160.85</text:p>
          </table:table-cell>
          <table:table-cell office:value-type="float" office:value="1466.21" calcext:value-type="float">
            <text:p>1466.21</text:p>
          </table:table-cell>
        </table:table-row>
        <table:table-row table:style-name="ro1">
          <table:table-cell office:value-type="float" office:value="16735249" calcext:value-type="float">
            <text:p>16735249</text:p>
          </table:table-cell>
          <table:table-cell table:formula="of:=[.A1048]/1000/(60*60*24)" office:value-type="time" office:time-value="PT04H38M55.249S" calcext:value-type="time">
            <text:p>04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61.93" calcext:value-type="float">
            <text:p>1161.93</text:p>
          </table:table-cell>
          <table:table-cell office:value-type="float" office:value="1467.54" calcext:value-type="float">
            <text:p>1467.54</text:p>
          </table:table-cell>
        </table:table-row>
        <table:table-row table:style-name="ro1">
          <table:table-cell office:value-type="float" office:value="16751249" calcext:value-type="float">
            <text:p>16751249</text:p>
          </table:table-cell>
          <table:table-cell table:formula="of:=[.A1049]/1000/(60*60*24)" office:value-type="time" office:time-value="PT04H39M11.249S" calcext:value-type="time">
            <text:p>04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1" calcext:value-type="float">
            <text:p>300.21</text:p>
          </table:table-cell>
          <table:table-cell office:value-type="float" office:value="1163.01" calcext:value-type="float">
            <text:p>1163.01</text:p>
          </table:table-cell>
          <table:table-cell office:value-type="float" office:value="1468.87" calcext:value-type="float">
            <text:p>1468.87</text:p>
          </table:table-cell>
        </table:table-row>
        <table:table-row table:style-name="ro1">
          <table:table-cell office:value-type="float" office:value="16767249" calcext:value-type="float">
            <text:p>16767249</text:p>
          </table:table-cell>
          <table:table-cell table:formula="of:=[.A1050]/1000/(60*60*24)" office:value-type="time" office:time-value="PT04H39M27.249S" calcext:value-type="time">
            <text:p>04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1164.1" calcext:value-type="float">
            <text:p>1164.1</text:p>
          </table:table-cell>
          <table:table-cell office:value-type="float" office:value="1470.2" calcext:value-type="float">
            <text:p>1470.2</text:p>
          </table:table-cell>
        </table:table-row>
        <table:table-row table:style-name="ro1">
          <table:table-cell office:value-type="float" office:value="16783249" calcext:value-type="float">
            <text:p>16783249</text:p>
          </table:table-cell>
          <table:table-cell table:formula="of:=[.A1051]/1000/(60*60*24)" office:value-type="time" office:time-value="PT04H39M43.249S" calcext:value-type="time">
            <text:p>04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65.18" calcext:value-type="float">
            <text:p>1165.18</text:p>
          </table:table-cell>
          <table:table-cell office:value-type="float" office:value="1471.53" calcext:value-type="float">
            <text:p>1471.53</text:p>
          </table:table-cell>
        </table:table-row>
        <table:table-row table:style-name="ro1">
          <table:table-cell office:value-type="float" office:value="16799249" calcext:value-type="float">
            <text:p>16799249</text:p>
          </table:table-cell>
          <table:table-cell table:formula="of:=[.A1052]/1000/(60*60*24)" office:value-type="time" office:time-value="PT04H39M59.249S" calcext:value-type="time">
            <text:p>04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66.26" calcext:value-type="float">
            <text:p>1166.26</text:p>
          </table:table-cell>
          <table:table-cell office:value-type="float" office:value="1472.86" calcext:value-type="float">
            <text:p>1472.86</text:p>
          </table:table-cell>
        </table:table-row>
        <table:table-row table:style-name="ro1">
          <table:table-cell office:value-type="float" office:value="16815249" calcext:value-type="float">
            <text:p>16815249</text:p>
          </table:table-cell>
          <table:table-cell table:formula="of:=[.A1053]/1000/(60*60*24)" office:value-type="time" office:time-value="PT04H40M15.249S" calcext:value-type="time">
            <text:p>04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67.34" calcext:value-type="float">
            <text:p>1167.34</text:p>
          </table:table-cell>
          <table:table-cell office:value-type="float" office:value="1474.19" calcext:value-type="float">
            <text:p>1474.19</text:p>
          </table:table-cell>
        </table:table-row>
        <table:table-row table:style-name="ro1">
          <table:table-cell office:value-type="float" office:value="16831249" calcext:value-type="float">
            <text:p>16831249</text:p>
          </table:table-cell>
          <table:table-cell table:formula="of:=[.A1054]/1000/(60*60*24)" office:value-type="time" office:time-value="PT04H40M31.249S" calcext:value-type="time">
            <text:p>04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68.42" calcext:value-type="float">
            <text:p>1168.42</text:p>
          </table:table-cell>
          <table:table-cell office:value-type="float" office:value="1475.52" calcext:value-type="float">
            <text:p>1475.52</text:p>
          </table:table-cell>
        </table:table-row>
        <table:table-row table:style-name="ro1">
          <table:table-cell office:value-type="float" office:value="16847249" calcext:value-type="float">
            <text:p>16847249</text:p>
          </table:table-cell>
          <table:table-cell table:formula="of:=[.A1055]/1000/(60*60*24)" office:value-type="time" office:time-value="PT04H40M47.249S" calcext:value-type="time">
            <text:p>04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69.51" calcext:value-type="float">
            <text:p>1169.51</text:p>
          </table:table-cell>
          <table:table-cell office:value-type="float" office:value="1476.85" calcext:value-type="float">
            <text:p>1476.85</text:p>
          </table:table-cell>
        </table:table-row>
        <table:table-row table:style-name="ro1">
          <table:table-cell office:value-type="float" office:value="16863249" calcext:value-type="float">
            <text:p>16863249</text:p>
          </table:table-cell>
          <table:table-cell table:formula="of:=[.A1056]/1000/(60*60*24)" office:value-type="time" office:time-value="PT04H41M03.249S" calcext:value-type="time">
            <text:p>04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70.59" calcext:value-type="float">
            <text:p>1170.59</text:p>
          </table:table-cell>
          <table:table-cell office:value-type="float" office:value="1478.18" calcext:value-type="float">
            <text:p>1478.18</text:p>
          </table:table-cell>
        </table:table-row>
        <table:table-row table:style-name="ro1">
          <table:table-cell office:value-type="float" office:value="16879249" calcext:value-type="float">
            <text:p>16879249</text:p>
          </table:table-cell>
          <table:table-cell table:formula="of:=[.A1057]/1000/(60*60*24)" office:value-type="time" office:time-value="PT04H41M19.249S" calcext:value-type="time">
            <text:p>04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71.67" calcext:value-type="float">
            <text:p>1171.67</text:p>
          </table:table-cell>
          <table:table-cell office:value-type="float" office:value="1479.51" calcext:value-type="float">
            <text:p>1479.51</text:p>
          </table:table-cell>
        </table:table-row>
        <table:table-row table:style-name="ro1">
          <table:table-cell office:value-type="float" office:value="16895249" calcext:value-type="float">
            <text:p>16895249</text:p>
          </table:table-cell>
          <table:table-cell table:formula="of:=[.A1058]/1000/(60*60*24)" office:value-type="time" office:time-value="PT04H41M35.249S" calcext:value-type="time">
            <text:p>04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72.75" calcext:value-type="float">
            <text:p>1172.75</text:p>
          </table:table-cell>
          <table:table-cell office:value-type="float" office:value="1480.84" calcext:value-type="float">
            <text:p>1480.84</text:p>
          </table:table-cell>
        </table:table-row>
        <table:table-row table:style-name="ro1">
          <table:table-cell office:value-type="float" office:value="16911249" calcext:value-type="float">
            <text:p>16911249</text:p>
          </table:table-cell>
          <table:table-cell table:formula="of:=[.A1059]/1000/(60*60*24)" office:value-type="time" office:time-value="PT04H41M51.249S" calcext:value-type="time">
            <text:p>04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73.84" calcext:value-type="float">
            <text:p>1173.84</text:p>
          </table:table-cell>
          <table:table-cell office:value-type="float" office:value="1482.17" calcext:value-type="float">
            <text:p>1482.17</text:p>
          </table:table-cell>
        </table:table-row>
        <table:table-row table:style-name="ro1">
          <table:table-cell office:value-type="float" office:value="16927249" calcext:value-type="float">
            <text:p>16927249</text:p>
          </table:table-cell>
          <table:table-cell table:formula="of:=[.A1060]/1000/(60*60*24)" office:value-type="time" office:time-value="PT04H42M07.249S" calcext:value-type="time">
            <text:p>04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74.92" calcext:value-type="float">
            <text:p>1174.92</text:p>
          </table:table-cell>
          <table:table-cell office:value-type="float" office:value="1483.5" calcext:value-type="float">
            <text:p>1483.5</text:p>
          </table:table-cell>
        </table:table-row>
        <table:table-row table:style-name="ro1">
          <table:table-cell office:value-type="float" office:value="16943249" calcext:value-type="float">
            <text:p>16943249</text:p>
          </table:table-cell>
          <table:table-cell table:formula="of:=[.A1061]/1000/(60*60*24)" office:value-type="time" office:time-value="PT04H42M23.249S" calcext:value-type="time">
            <text:p>04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1176" calcext:value-type="float">
            <text:p>1176</text:p>
          </table:table-cell>
          <table:table-cell office:value-type="float" office:value="1484.84" calcext:value-type="float">
            <text:p>1484.84</text:p>
          </table:table-cell>
        </table:table-row>
        <table:table-row table:style-name="ro1">
          <table:table-cell office:value-type="float" office:value="16959249" calcext:value-type="float">
            <text:p>16959249</text:p>
          </table:table-cell>
          <table:table-cell table:formula="of:=[.A1062]/1000/(60*60*24)" office:value-type="time" office:time-value="PT04H42M39.249S" calcext:value-type="time">
            <text:p>04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77.08" calcext:value-type="float">
            <text:p>1177.08</text:p>
          </table:table-cell>
          <table:table-cell office:value-type="float" office:value="1486.17" calcext:value-type="float">
            <text:p>1486.17</text:p>
          </table:table-cell>
        </table:table-row>
        <table:table-row table:style-name="ro1">
          <table:table-cell office:value-type="float" office:value="16975249" calcext:value-type="float">
            <text:p>16975249</text:p>
          </table:table-cell>
          <table:table-cell table:formula="of:=[.A1063]/1000/(60*60*24)" office:value-type="time" office:time-value="PT04H42M55.249S" calcext:value-type="time">
            <text:p>04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78.17" calcext:value-type="float">
            <text:p>1178.17</text:p>
          </table:table-cell>
          <table:table-cell office:value-type="float" office:value="1487.5" calcext:value-type="float">
            <text:p>1487.5</text:p>
          </table:table-cell>
        </table:table-row>
        <table:table-row table:style-name="ro1">
          <table:table-cell office:value-type="float" office:value="16991249" calcext:value-type="float">
            <text:p>16991249</text:p>
          </table:table-cell>
          <table:table-cell table:formula="of:=[.A1064]/1000/(60*60*24)" office:value-type="time" office:time-value="PT04H43M11.249S" calcext:value-type="time">
            <text:p>04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1179.25" calcext:value-type="float">
            <text:p>1179.25</text:p>
          </table:table-cell>
          <table:table-cell office:value-type="float" office:value="1488.83" calcext:value-type="float">
            <text:p>1488.83</text:p>
          </table:table-cell>
        </table:table-row>
        <table:table-row table:style-name="ro1">
          <table:table-cell office:value-type="float" office:value="17007249" calcext:value-type="float">
            <text:p>17007249</text:p>
          </table:table-cell>
          <table:table-cell table:formula="of:=[.A1065]/1000/(60*60*24)" office:value-type="time" office:time-value="PT04H43M27.249S" calcext:value-type="time">
            <text:p>04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0.33" calcext:value-type="float">
            <text:p>1180.33</text:p>
          </table:table-cell>
          <table:table-cell office:value-type="float" office:value="1490.16" calcext:value-type="float">
            <text:p>1490.16</text:p>
          </table:table-cell>
        </table:table-row>
        <table:table-row table:style-name="ro1">
          <table:table-cell office:value-type="float" office:value="17023249" calcext:value-type="float">
            <text:p>17023249</text:p>
          </table:table-cell>
          <table:table-cell table:formula="of:=[.A1066]/1000/(60*60*24)" office:value-type="time" office:time-value="PT04H43M43.249S" calcext:value-type="time">
            <text:p>04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1.41" calcext:value-type="float">
            <text:p>1181.41</text:p>
          </table:table-cell>
          <table:table-cell office:value-type="float" office:value="1491.49" calcext:value-type="float">
            <text:p>1491.49</text:p>
          </table:table-cell>
        </table:table-row>
        <table:table-row table:style-name="ro1">
          <table:table-cell office:value-type="float" office:value="17039249" calcext:value-type="float">
            <text:p>17039249</text:p>
          </table:table-cell>
          <table:table-cell table:formula="of:=[.A1067]/1000/(60*60*24)" office:value-type="time" office:time-value="PT04H43M59.249S" calcext:value-type="time">
            <text:p>04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2.49" calcext:value-type="float">
            <text:p>1182.49</text:p>
          </table:table-cell>
          <table:table-cell office:value-type="float" office:value="1492.82" calcext:value-type="float">
            <text:p>1492.82</text:p>
          </table:table-cell>
        </table:table-row>
        <table:table-row table:style-name="ro1">
          <table:table-cell office:value-type="float" office:value="17055249" calcext:value-type="float">
            <text:p>17055249</text:p>
          </table:table-cell>
          <table:table-cell table:formula="of:=[.A1068]/1000/(60*60*24)" office:value-type="time" office:time-value="PT04H44M15.249S" calcext:value-type="time">
            <text:p>04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1183.58" calcext:value-type="float">
            <text:p>1183.58</text:p>
          </table:table-cell>
          <table:table-cell office:value-type="float" office:value="1494.15" calcext:value-type="float">
            <text:p>1494.15</text:p>
          </table:table-cell>
        </table:table-row>
        <table:table-row table:style-name="ro1">
          <table:table-cell office:value-type="float" office:value="17071249" calcext:value-type="float">
            <text:p>17071249</text:p>
          </table:table-cell>
          <table:table-cell table:formula="of:=[.A1069]/1000/(60*60*24)" office:value-type="time" office:time-value="PT04H44M31.249S" calcext:value-type="time">
            <text:p>04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4.66" calcext:value-type="float">
            <text:p>1184.66</text:p>
          </table:table-cell>
          <table:table-cell office:value-type="float" office:value="1495.48" calcext:value-type="float">
            <text:p>1495.48</text:p>
          </table:table-cell>
        </table:table-row>
        <table:table-row table:style-name="ro1">
          <table:table-cell office:value-type="float" office:value="17087249" calcext:value-type="float">
            <text:p>17087249</text:p>
          </table:table-cell>
          <table:table-cell table:formula="of:=[.A1070]/1000/(60*60*24)" office:value-type="time" office:time-value="PT04H44M47.249S" calcext:value-type="time">
            <text:p>04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5.74" calcext:value-type="float">
            <text:p>1185.74</text:p>
          </table:table-cell>
          <table:table-cell office:value-type="float" office:value="1496.81" calcext:value-type="float">
            <text:p>1496.81</text:p>
          </table:table-cell>
        </table:table-row>
        <table:table-row table:style-name="ro1">
          <table:table-cell office:value-type="float" office:value="17103249" calcext:value-type="float">
            <text:p>17103249</text:p>
          </table:table-cell>
          <table:table-cell table:formula="of:=[.A1071]/1000/(60*60*24)" office:value-type="time" office:time-value="PT04H45M03.249S" calcext:value-type="time">
            <text:p>04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6.82" calcext:value-type="float">
            <text:p>1186.82</text:p>
          </table:table-cell>
          <table:table-cell office:value-type="float" office:value="1498.14" calcext:value-type="float">
            <text:p>1498.14</text:p>
          </table:table-cell>
        </table:table-row>
        <table:table-row table:style-name="ro1">
          <table:table-cell office:value-type="float" office:value="17119249" calcext:value-type="float">
            <text:p>17119249</text:p>
          </table:table-cell>
          <table:table-cell table:formula="of:=[.A1072]/1000/(60*60*24)" office:value-type="time" office:time-value="PT04H45M19.249S" calcext:value-type="time">
            <text:p>04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87.91" calcext:value-type="float">
            <text:p>1187.91</text:p>
          </table:table-cell>
          <table:table-cell office:value-type="float" office:value="1499.46" calcext:value-type="float">
            <text:p>1499.46</text:p>
          </table:table-cell>
        </table:table-row>
        <table:table-row table:style-name="ro1">
          <table:table-cell office:value-type="float" office:value="17135249" calcext:value-type="float">
            <text:p>17135249</text:p>
          </table:table-cell>
          <table:table-cell table:formula="of:=[.A1073]/1000/(60*60*24)" office:value-type="time" office:time-value="PT04H45M35.249S" calcext:value-type="time">
            <text:p>04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1188.99" calcext:value-type="float">
            <text:p>1188.99</text:p>
          </table:table-cell>
          <table:table-cell office:value-type="float" office:value="1500.79" calcext:value-type="float">
            <text:p>1500.79</text:p>
          </table:table-cell>
        </table:table-row>
        <table:table-row table:style-name="ro1">
          <table:table-cell office:value-type="float" office:value="17151249" calcext:value-type="float">
            <text:p>17151249</text:p>
          </table:table-cell>
          <table:table-cell table:formula="of:=[.A1074]/1000/(60*60*24)" office:value-type="time" office:time-value="PT04H45M51.249S" calcext:value-type="time">
            <text:p>04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0.07" calcext:value-type="float">
            <text:p>1190.07</text:p>
          </table:table-cell>
          <table:table-cell office:value-type="float" office:value="1502.12" calcext:value-type="float">
            <text:p>1502.12</text:p>
          </table:table-cell>
        </table:table-row>
        <table:table-row table:style-name="ro1">
          <table:table-cell office:value-type="float" office:value="17167249" calcext:value-type="float">
            <text:p>17167249</text:p>
          </table:table-cell>
          <table:table-cell table:formula="of:=[.A1075]/1000/(60*60*24)" office:value-type="time" office:time-value="PT04H46M07.249S" calcext:value-type="time">
            <text:p>04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1.15" calcext:value-type="float">
            <text:p>1191.15</text:p>
          </table:table-cell>
          <table:table-cell office:value-type="float" office:value="1503.45" calcext:value-type="float">
            <text:p>1503.45</text:p>
          </table:table-cell>
        </table:table-row>
        <table:table-row table:style-name="ro1">
          <table:table-cell office:value-type="float" office:value="17183249" calcext:value-type="float">
            <text:p>17183249</text:p>
          </table:table-cell>
          <table:table-cell table:formula="of:=[.A1076]/1000/(60*60*24)" office:value-type="time" office:time-value="PT04H46M23.249S" calcext:value-type="time">
            <text:p>04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2.23" calcext:value-type="float">
            <text:p>1192.23</text:p>
          </table:table-cell>
          <table:table-cell office:value-type="float" office:value="1504.78" calcext:value-type="float">
            <text:p>1504.78</text:p>
          </table:table-cell>
        </table:table-row>
        <table:table-row table:style-name="ro1">
          <table:table-cell office:value-type="float" office:value="17199249" calcext:value-type="float">
            <text:p>17199249</text:p>
          </table:table-cell>
          <table:table-cell table:formula="of:=[.A1077]/1000/(60*60*24)" office:value-type="time" office:time-value="PT04H46M39.249S" calcext:value-type="time">
            <text:p>04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3.32" calcext:value-type="float">
            <text:p>1193.32</text:p>
          </table:table-cell>
          <table:table-cell office:value-type="float" office:value="1506.11" calcext:value-type="float">
            <text:p>1506.11</text:p>
          </table:table-cell>
        </table:table-row>
        <table:table-row table:style-name="ro1">
          <table:table-cell office:value-type="float" office:value="17215249" calcext:value-type="float">
            <text:p>17215249</text:p>
          </table:table-cell>
          <table:table-cell table:formula="of:=[.A1078]/1000/(60*60*24)" office:value-type="time" office:time-value="PT04H46M55.249S" calcext:value-type="time">
            <text:p>04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4.4" calcext:value-type="float">
            <text:p>1194.4</text:p>
          </table:table-cell>
          <table:table-cell office:value-type="float" office:value="1507.44" calcext:value-type="float">
            <text:p>1507.44</text:p>
          </table:table-cell>
        </table:table-row>
        <table:table-row table:style-name="ro1">
          <table:table-cell office:value-type="float" office:value="17231249" calcext:value-type="float">
            <text:p>17231249</text:p>
          </table:table-cell>
          <table:table-cell table:formula="of:=[.A1079]/1000/(60*60*24)" office:value-type="time" office:time-value="PT04H47M11.249S" calcext:value-type="time">
            <text:p>04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5.48" calcext:value-type="float">
            <text:p>1195.48</text:p>
          </table:table-cell>
          <table:table-cell office:value-type="float" office:value="1508.77" calcext:value-type="float">
            <text:p>1508.77</text:p>
          </table:table-cell>
        </table:table-row>
        <table:table-row table:style-name="ro1">
          <table:table-cell office:value-type="float" office:value="17247249" calcext:value-type="float">
            <text:p>17247249</text:p>
          </table:table-cell>
          <table:table-cell table:formula="of:=[.A1080]/1000/(60*60*24)" office:value-type="time" office:time-value="PT04H47M27.249S" calcext:value-type="time">
            <text:p>04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6.56" calcext:value-type="float">
            <text:p>1196.56</text:p>
          </table:table-cell>
          <table:table-cell office:value-type="float" office:value="1510.1" calcext:value-type="float">
            <text:p>1510.1</text:p>
          </table:table-cell>
        </table:table-row>
        <table:table-row table:style-name="ro1">
          <table:table-cell office:value-type="float" office:value="17263249" calcext:value-type="float">
            <text:p>17263249</text:p>
          </table:table-cell>
          <table:table-cell table:formula="of:=[.A1081]/1000/(60*60*24)" office:value-type="time" office:time-value="PT04H47M43.249S" calcext:value-type="time">
            <text:p>04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197.64" calcext:value-type="float">
            <text:p>1197.64</text:p>
          </table:table-cell>
          <table:table-cell office:value-type="float" office:value="1511.43" calcext:value-type="float">
            <text:p>1511.43</text:p>
          </table:table-cell>
        </table:table-row>
        <table:table-row table:style-name="ro1">
          <table:table-cell office:value-type="float" office:value="17279249" calcext:value-type="float">
            <text:p>17279249</text:p>
          </table:table-cell>
          <table:table-cell table:formula="of:=[.A1082]/1000/(60*60*24)" office:value-type="time" office:time-value="PT04H47M59.249S" calcext:value-type="time">
            <text:p>04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198.73" calcext:value-type="float">
            <text:p>1198.73</text:p>
          </table:table-cell>
          <table:table-cell office:value-type="float" office:value="1512.76" calcext:value-type="float">
            <text:p>1512.76</text:p>
          </table:table-cell>
        </table:table-row>
        <table:table-row table:style-name="ro1">
          <table:table-cell office:value-type="float" office:value="17295249" calcext:value-type="float">
            <text:p>17295249</text:p>
          </table:table-cell>
          <table:table-cell table:formula="of:=[.A1083]/1000/(60*60*24)" office:value-type="time" office:time-value="PT04H48M15.249S" calcext:value-type="time">
            <text:p>04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1199.81" calcext:value-type="float">
            <text:p>1199.81</text:p>
          </table:table-cell>
          <table:table-cell office:value-type="float" office:value="1514.09" calcext:value-type="float">
            <text:p>1514.09</text:p>
          </table:table-cell>
        </table:table-row>
        <table:table-row table:style-name="ro1">
          <table:table-cell office:value-type="float" office:value="17311249" calcext:value-type="float">
            <text:p>17311249</text:p>
          </table:table-cell>
          <table:table-cell table:formula="of:=[.A1084]/1000/(60*60*24)" office:value-type="time" office:time-value="PT04H48M31.249S" calcext:value-type="time">
            <text:p>04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0.89" calcext:value-type="float">
            <text:p>1200.89</text:p>
          </table:table-cell>
          <table:table-cell office:value-type="float" office:value="1515.41" calcext:value-type="float">
            <text:p>1515.41</text:p>
          </table:table-cell>
        </table:table-row>
        <table:table-row table:style-name="ro1">
          <table:table-cell office:value-type="float" office:value="17327249" calcext:value-type="float">
            <text:p>17327249</text:p>
          </table:table-cell>
          <table:table-cell table:formula="of:=[.A1085]/1000/(60*60*24)" office:value-type="time" office:time-value="PT04H48M47.249S" calcext:value-type="time">
            <text:p>04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1.97" calcext:value-type="float">
            <text:p>1201.97</text:p>
          </table:table-cell>
          <table:table-cell office:value-type="float" office:value="1516.74" calcext:value-type="float">
            <text:p>1516.74</text:p>
          </table:table-cell>
        </table:table-row>
        <table:table-row table:style-name="ro1">
          <table:table-cell office:value-type="float" office:value="17343249" calcext:value-type="float">
            <text:p>17343249</text:p>
          </table:table-cell>
          <table:table-cell table:formula="of:=[.A1086]/1000/(60*60*24)" office:value-type="time" office:time-value="PT04H49M03.249S" calcext:value-type="time">
            <text:p>04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3.05" calcext:value-type="float">
            <text:p>1203.05</text:p>
          </table:table-cell>
          <table:table-cell office:value-type="float" office:value="1518.07" calcext:value-type="float">
            <text:p>1518.07</text:p>
          </table:table-cell>
        </table:table-row>
        <table:table-row table:style-name="ro1">
          <table:table-cell office:value-type="float" office:value="17359249" calcext:value-type="float">
            <text:p>17359249</text:p>
          </table:table-cell>
          <table:table-cell table:formula="of:=[.A1087]/1000/(60*60*24)" office:value-type="time" office:time-value="PT04H49M19.249S" calcext:value-type="time">
            <text:p>04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4.14" calcext:value-type="float">
            <text:p>1204.14</text:p>
          </table:table-cell>
          <table:table-cell office:value-type="float" office:value="1519.4" calcext:value-type="float">
            <text:p>1519.4</text:p>
          </table:table-cell>
        </table:table-row>
        <table:table-row table:style-name="ro1">
          <table:table-cell office:value-type="float" office:value="17375249" calcext:value-type="float">
            <text:p>17375249</text:p>
          </table:table-cell>
          <table:table-cell table:formula="of:=[.A1088]/1000/(60*60*24)" office:value-type="time" office:time-value="PT04H49M35.249S" calcext:value-type="time">
            <text:p>04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5.22" calcext:value-type="float">
            <text:p>1205.22</text:p>
          </table:table-cell>
          <table:table-cell office:value-type="float" office:value="1520.73" calcext:value-type="float">
            <text:p>1520.73</text:p>
          </table:table-cell>
        </table:table-row>
        <table:table-row table:style-name="ro1">
          <table:table-cell office:value-type="float" office:value="17391249" calcext:value-type="float">
            <text:p>17391249</text:p>
          </table:table-cell>
          <table:table-cell table:formula="of:=[.A1089]/1000/(60*60*24)" office:value-type="time" office:time-value="PT04H49M51.249S" calcext:value-type="time">
            <text:p>04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6.3" calcext:value-type="float">
            <text:p>1206.3</text:p>
          </table:table-cell>
          <table:table-cell office:value-type="float" office:value="1522.06" calcext:value-type="float">
            <text:p>1522.06</text:p>
          </table:table-cell>
        </table:table-row>
        <table:table-row table:style-name="ro1">
          <table:table-cell office:value-type="float" office:value="17407249" calcext:value-type="float">
            <text:p>17407249</text:p>
          </table:table-cell>
          <table:table-cell table:formula="of:=[.A1090]/1000/(60*60*24)" office:value-type="time" office:time-value="PT04H50M07.249S" calcext:value-type="time">
            <text:p>04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7.38" calcext:value-type="float">
            <text:p>1207.38</text:p>
          </table:table-cell>
          <table:table-cell office:value-type="float" office:value="1523.38" calcext:value-type="float">
            <text:p>1523.38</text:p>
          </table:table-cell>
        </table:table-row>
        <table:table-row table:style-name="ro1">
          <table:table-cell office:value-type="float" office:value="17423249" calcext:value-type="float">
            <text:p>17423249</text:p>
          </table:table-cell>
          <table:table-cell table:formula="of:=[.A1091]/1000/(60*60*24)" office:value-type="time" office:time-value="PT04H50M23.249S" calcext:value-type="time">
            <text:p>04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8.46" calcext:value-type="float">
            <text:p>1208.46</text:p>
          </table:table-cell>
          <table:table-cell office:value-type="float" office:value="1524.71" calcext:value-type="float">
            <text:p>1524.71</text:p>
          </table:table-cell>
        </table:table-row>
        <table:table-row table:style-name="ro1">
          <table:table-cell office:value-type="float" office:value="17439249" calcext:value-type="float">
            <text:p>17439249</text:p>
          </table:table-cell>
          <table:table-cell table:formula="of:=[.A1092]/1000/(60*60*24)" office:value-type="time" office:time-value="PT04H50M39.249S" calcext:value-type="time">
            <text:p>04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09.54" calcext:value-type="float">
            <text:p>1209.54</text:p>
          </table:table-cell>
          <table:table-cell office:value-type="float" office:value="1526.04" calcext:value-type="float">
            <text:p>1526.04</text:p>
          </table:table-cell>
        </table:table-row>
        <table:table-row table:style-name="ro1">
          <table:table-cell office:value-type="float" office:value="17455249" calcext:value-type="float">
            <text:p>17455249</text:p>
          </table:table-cell>
          <table:table-cell table:formula="of:=[.A1093]/1000/(60*60*24)" office:value-type="time" office:time-value="PT04H50M55.249S" calcext:value-type="time">
            <text:p>04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0.63" calcext:value-type="float">
            <text:p>1210.63</text:p>
          </table:table-cell>
          <table:table-cell office:value-type="float" office:value="1527.37" calcext:value-type="float">
            <text:p>1527.37</text:p>
          </table:table-cell>
        </table:table-row>
        <table:table-row table:style-name="ro1">
          <table:table-cell office:value-type="float" office:value="17471249" calcext:value-type="float">
            <text:p>17471249</text:p>
          </table:table-cell>
          <table:table-cell table:formula="of:=[.A1094]/1000/(60*60*24)" office:value-type="time" office:time-value="PT04H51M11.249S" calcext:value-type="time">
            <text:p>04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1.71" calcext:value-type="float">
            <text:p>1211.71</text:p>
          </table:table-cell>
          <table:table-cell office:value-type="float" office:value="1528.7" calcext:value-type="float">
            <text:p>1528.7</text:p>
          </table:table-cell>
        </table:table-row>
        <table:table-row table:style-name="ro1">
          <table:table-cell office:value-type="float" office:value="17487249" calcext:value-type="float">
            <text:p>17487249</text:p>
          </table:table-cell>
          <table:table-cell table:formula="of:=[.A1095]/1000/(60*60*24)" office:value-type="time" office:time-value="PT04H51M27.249S" calcext:value-type="time">
            <text:p>04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2.79" calcext:value-type="float">
            <text:p>1212.79</text:p>
          </table:table-cell>
          <table:table-cell office:value-type="float" office:value="1530.02" calcext:value-type="float">
            <text:p>1530.02</text:p>
          </table:table-cell>
        </table:table-row>
        <table:table-row table:style-name="ro1">
          <table:table-cell office:value-type="float" office:value="17503249" calcext:value-type="float">
            <text:p>17503249</text:p>
          </table:table-cell>
          <table:table-cell table:formula="of:=[.A1096]/1000/(60*60*24)" office:value-type="time" office:time-value="PT04H51M43.249S" calcext:value-type="time">
            <text:p>04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13.87" calcext:value-type="float">
            <text:p>1213.87</text:p>
          </table:table-cell>
          <table:table-cell office:value-type="float" office:value="1531.35" calcext:value-type="float">
            <text:p>1531.35</text:p>
          </table:table-cell>
        </table:table-row>
        <table:table-row table:style-name="ro1">
          <table:table-cell office:value-type="float" office:value="17519249" calcext:value-type="float">
            <text:p>17519249</text:p>
          </table:table-cell>
          <table:table-cell table:formula="of:=[.A1097]/1000/(60*60*24)" office:value-type="time" office:time-value="PT04H51M59.249S" calcext:value-type="time">
            <text:p>04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1214.95" calcext:value-type="float">
            <text:p>1214.95</text:p>
          </table:table-cell>
          <table:table-cell office:value-type="float" office:value="1532.68" calcext:value-type="float">
            <text:p>1532.68</text:p>
          </table:table-cell>
        </table:table-row>
        <table:table-row table:style-name="ro1">
          <table:table-cell office:value-type="float" office:value="17535249" calcext:value-type="float">
            <text:p>17535249</text:p>
          </table:table-cell>
          <table:table-cell table:formula="of:=[.A1098]/1000/(60*60*24)" office:value-type="time" office:time-value="PT04H52M15.249S" calcext:value-type="time">
            <text:p>04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6.03" calcext:value-type="float">
            <text:p>1216.03</text:p>
          </table:table-cell>
          <table:table-cell office:value-type="float" office:value="1534.01" calcext:value-type="float">
            <text:p>1534.01</text:p>
          </table:table-cell>
        </table:table-row>
        <table:table-row table:style-name="ro1">
          <table:table-cell office:value-type="float" office:value="17551249" calcext:value-type="float">
            <text:p>17551249</text:p>
          </table:table-cell>
          <table:table-cell table:formula="of:=[.A1099]/1000/(60*60*24)" office:value-type="time" office:time-value="PT04H52M31.249S" calcext:value-type="time">
            <text:p>04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7.12" calcext:value-type="float">
            <text:p>1217.12</text:p>
          </table:table-cell>
          <table:table-cell office:value-type="float" office:value="1535.33" calcext:value-type="float">
            <text:p>1535.33</text:p>
          </table:table-cell>
        </table:table-row>
        <table:table-row table:style-name="ro1">
          <table:table-cell office:value-type="float" office:value="17567249" calcext:value-type="float">
            <text:p>17567249</text:p>
          </table:table-cell>
          <table:table-cell table:formula="of:=[.A1100]/1000/(60*60*24)" office:value-type="time" office:time-value="PT04H52M47.249S" calcext:value-type="time">
            <text:p>04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8.2" calcext:value-type="float">
            <text:p>1218.2</text:p>
          </table:table-cell>
          <table:table-cell office:value-type="float" office:value="1536.66" calcext:value-type="float">
            <text:p>1536.66</text:p>
          </table:table-cell>
        </table:table-row>
        <table:table-row table:style-name="ro1">
          <table:table-cell office:value-type="float" office:value="17583249" calcext:value-type="float">
            <text:p>17583249</text:p>
          </table:table-cell>
          <table:table-cell table:formula="of:=[.A1101]/1000/(60*60*24)" office:value-type="time" office:time-value="PT04H53M03.249S" calcext:value-type="time">
            <text:p>04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19.28" calcext:value-type="float">
            <text:p>1219.28</text:p>
          </table:table-cell>
          <table:table-cell office:value-type="float" office:value="1537.99" calcext:value-type="float">
            <text:p>1537.99</text:p>
          </table:table-cell>
        </table:table-row>
        <table:table-row table:style-name="ro1">
          <table:table-cell office:value-type="float" office:value="17599249" calcext:value-type="float">
            <text:p>17599249</text:p>
          </table:table-cell>
          <table:table-cell table:formula="of:=[.A1102]/1000/(60*60*24)" office:value-type="time" office:time-value="PT04H53M19.249S" calcext:value-type="time">
            <text:p>04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1539.32" calcext:value-type="float">
            <text:p>1539.32</text:p>
          </table:table-cell>
        </table:table-row>
        <table:table-row table:style-name="ro1">
          <table:table-cell office:value-type="float" office:value="17615249" calcext:value-type="float">
            <text:p>17615249</text:p>
          </table:table-cell>
          <table:table-cell table:formula="of:=[.A1103]/1000/(60*60*24)" office:value-type="time" office:time-value="PT04H53M35.249S" calcext:value-type="time">
            <text:p>04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21.44" calcext:value-type="float">
            <text:p>1221.44</text:p>
          </table:table-cell>
          <table:table-cell office:value-type="float" office:value="1540.65" calcext:value-type="float">
            <text:p>1540.65</text:p>
          </table:table-cell>
        </table:table-row>
        <table:table-row table:style-name="ro1">
          <table:table-cell office:value-type="float" office:value="17631249" calcext:value-type="float">
            <text:p>17631249</text:p>
          </table:table-cell>
          <table:table-cell table:formula="of:=[.A1104]/1000/(60*60*24)" office:value-type="time" office:time-value="PT04H53M51.249S" calcext:value-type="time">
            <text:p>04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22.52" calcext:value-type="float">
            <text:p>1222.52</text:p>
          </table:table-cell>
          <table:table-cell office:value-type="float" office:value="1541.97" calcext:value-type="float">
            <text:p>1541.97</text:p>
          </table:table-cell>
        </table:table-row>
        <table:table-row table:style-name="ro1">
          <table:table-cell office:value-type="float" office:value="17647249" calcext:value-type="float">
            <text:p>17647249</text:p>
          </table:table-cell>
          <table:table-cell table:formula="of:=[.A1105]/1000/(60*60*24)" office:value-type="time" office:time-value="PT04H54M07.249S" calcext:value-type="time">
            <text:p>04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1223.61" calcext:value-type="float">
            <text:p>1223.61</text:p>
          </table:table-cell>
          <table:table-cell office:value-type="float" office:value="1543.3" calcext:value-type="float">
            <text:p>1543.3</text:p>
          </table:table-cell>
        </table:table-row>
        <table:table-row table:style-name="ro1">
          <table:table-cell office:value-type="float" office:value="17663249" calcext:value-type="float">
            <text:p>17663249</text:p>
          </table:table-cell>
          <table:table-cell table:formula="of:=[.A1106]/1000/(60*60*24)" office:value-type="time" office:time-value="PT04H54M23.249S" calcext:value-type="time">
            <text:p>04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24.69" calcext:value-type="float">
            <text:p>1224.69</text:p>
          </table:table-cell>
          <table:table-cell office:value-type="float" office:value="1544.63" calcext:value-type="float">
            <text:p>1544.63</text:p>
          </table:table-cell>
        </table:table-row>
        <table:table-row table:style-name="ro1">
          <table:table-cell office:value-type="float" office:value="17679249" calcext:value-type="float">
            <text:p>17679249</text:p>
          </table:table-cell>
          <table:table-cell table:formula="of:=[.A1107]/1000/(60*60*24)" office:value-type="time" office:time-value="PT04H54M39.249S" calcext:value-type="time">
            <text:p>04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1545.96" calcext:value-type="float">
            <text:p>1545.96</text:p>
          </table:table-cell>
        </table:table-row>
        <table:table-row table:style-name="ro1">
          <table:table-cell office:value-type="float" office:value="17695249" calcext:value-type="float">
            <text:p>17695249</text:p>
          </table:table-cell>
          <table:table-cell table:formula="of:=[.A1108]/1000/(60*60*24)" office:value-type="time" office:time-value="PT04H54M55.249S" calcext:value-type="time">
            <text:p>04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26.85" calcext:value-type="float">
            <text:p>1226.85</text:p>
          </table:table-cell>
          <table:table-cell office:value-type="float" office:value="1547.28" calcext:value-type="float">
            <text:p>1547.28</text:p>
          </table:table-cell>
        </table:table-row>
        <table:table-row table:style-name="ro1">
          <table:table-cell office:value-type="float" office:value="17711249" calcext:value-type="float">
            <text:p>17711249</text:p>
          </table:table-cell>
          <table:table-cell table:formula="of:=[.A1109]/1000/(60*60*24)" office:value-type="time" office:time-value="PT04H55M11.249S" calcext:value-type="time">
            <text:p>04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27.93" calcext:value-type="float">
            <text:p>1227.93</text:p>
          </table:table-cell>
          <table:table-cell office:value-type="float" office:value="1548.61" calcext:value-type="float">
            <text:p>1548.61</text:p>
          </table:table-cell>
        </table:table-row>
        <table:table-row table:style-name="ro1">
          <table:table-cell office:value-type="float" office:value="17727249" calcext:value-type="float">
            <text:p>17727249</text:p>
          </table:table-cell>
          <table:table-cell table:formula="of:=[.A1110]/1000/(60*60*24)" office:value-type="time" office:time-value="PT04H55M27.249S" calcext:value-type="time">
            <text:p>04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229.01" calcext:value-type="float">
            <text:p>1229.01</text:p>
          </table:table-cell>
          <table:table-cell office:value-type="float" office:value="1549.94" calcext:value-type="float">
            <text:p>1549.94</text:p>
          </table:table-cell>
        </table:table-row>
        <table:table-row table:style-name="ro1">
          <table:table-cell office:value-type="float" office:value="17743249" calcext:value-type="float">
            <text:p>17743249</text:p>
          </table:table-cell>
          <table:table-cell table:formula="of:=[.A1111]/1000/(60*60*24)" office:value-type="time" office:time-value="PT04H55M43.249S" calcext:value-type="time">
            <text:p>04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30.09" calcext:value-type="float">
            <text:p>1230.09</text:p>
          </table:table-cell>
          <table:table-cell office:value-type="float" office:value="1551.27" calcext:value-type="float">
            <text:p>1551.27</text:p>
          </table:table-cell>
        </table:table-row>
        <table:table-row table:style-name="ro1">
          <table:table-cell office:value-type="float" office:value="17759249" calcext:value-type="float">
            <text:p>17759249</text:p>
          </table:table-cell>
          <table:table-cell table:formula="of:=[.A1112]/1000/(60*60*24)" office:value-type="time" office:time-value="PT04H55M59.249S" calcext:value-type="time">
            <text:p>04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1231.17" calcext:value-type="float">
            <text:p>1231.17</text:p>
          </table:table-cell>
          <table:table-cell office:value-type="float" office:value="1552.59" calcext:value-type="float">
            <text:p>1552.59</text:p>
          </table:table-cell>
        </table:table-row>
        <table:table-row table:style-name="ro1">
          <table:table-cell office:value-type="float" office:value="17775249" calcext:value-type="float">
            <text:p>17775249</text:p>
          </table:table-cell>
          <table:table-cell table:formula="of:=[.A1113]/1000/(60*60*24)" office:value-type="time" office:time-value="PT04H56M15.249S" calcext:value-type="time">
            <text:p>04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32.25" calcext:value-type="float">
            <text:p>1232.25</text:p>
          </table:table-cell>
          <table:table-cell office:value-type="float" office:value="1553.92" calcext:value-type="float">
            <text:p>1553.92</text:p>
          </table:table-cell>
        </table:table-row>
        <table:table-row table:style-name="ro1">
          <table:table-cell office:value-type="float" office:value="17791249" calcext:value-type="float">
            <text:p>17791249</text:p>
          </table:table-cell>
          <table:table-cell table:formula="of:=[.A1114]/1000/(60*60*24)" office:value-type="time" office:time-value="PT04H56M31.249S" calcext:value-type="time">
            <text:p>04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33.33" calcext:value-type="float">
            <text:p>1233.33</text:p>
          </table:table-cell>
          <table:table-cell office:value-type="float" office:value="1555.25" calcext:value-type="float">
            <text:p>1555.25</text:p>
          </table:table-cell>
        </table:table-row>
        <table:table-row table:style-name="ro1">
          <table:table-cell office:value-type="float" office:value="17807249" calcext:value-type="float">
            <text:p>17807249</text:p>
          </table:table-cell>
          <table:table-cell table:formula="of:=[.A1115]/1000/(60*60*24)" office:value-type="time" office:time-value="PT04H56M47.249S" calcext:value-type="time">
            <text:p>04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34.41" calcext:value-type="float">
            <text:p>1234.41</text:p>
          </table:table-cell>
          <table:table-cell office:value-type="float" office:value="1556.58" calcext:value-type="float">
            <text:p>1556.58</text:p>
          </table:table-cell>
        </table:table-row>
        <table:table-row table:style-name="ro1">
          <table:table-cell office:value-type="float" office:value="17823249" calcext:value-type="float">
            <text:p>17823249</text:p>
          </table:table-cell>
          <table:table-cell table:formula="of:=[.A1116]/1000/(60*60*24)" office:value-type="time" office:time-value="PT04H57M03.249S" calcext:value-type="time">
            <text:p>04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235.49" calcext:value-type="float">
            <text:p>1235.49</text:p>
          </table:table-cell>
          <table:table-cell office:value-type="float" office:value="1557.9" calcext:value-type="float">
            <text:p>1557.9</text:p>
          </table:table-cell>
        </table:table-row>
        <table:table-row table:style-name="ro1">
          <table:table-cell office:value-type="float" office:value="17839249" calcext:value-type="float">
            <text:p>17839249</text:p>
          </table:table-cell>
          <table:table-cell table:formula="of:=[.A1117]/1000/(60*60*24)" office:value-type="time" office:time-value="PT04H57M19.249S" calcext:value-type="time">
            <text:p>04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36.57" calcext:value-type="float">
            <text:p>1236.57</text:p>
          </table:table-cell>
          <table:table-cell office:value-type="float" office:value="1559.23" calcext:value-type="float">
            <text:p>1559.23</text:p>
          </table:table-cell>
        </table:table-row>
        <table:table-row table:style-name="ro1">
          <table:table-cell office:value-type="float" office:value="17855249" calcext:value-type="float">
            <text:p>17855249</text:p>
          </table:table-cell>
          <table:table-cell table:formula="of:=[.A1118]/1000/(60*60*24)" office:value-type="time" office:time-value="PT04H57M35.249S" calcext:value-type="time">
            <text:p>04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1237.65" calcext:value-type="float">
            <text:p>1237.65</text:p>
          </table:table-cell>
          <table:table-cell office:value-type="float" office:value="1560.55" calcext:value-type="float">
            <text:p>1560.55</text:p>
          </table:table-cell>
        </table:table-row>
        <table:table-row table:style-name="ro1">
          <table:table-cell office:value-type="float" office:value="17871249" calcext:value-type="float">
            <text:p>17871249</text:p>
          </table:table-cell>
          <table:table-cell table:formula="of:=[.A1119]/1000/(60*60*24)" office:value-type="time" office:time-value="PT04H57M51.249S" calcext:value-type="time">
            <text:p>04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38.73" calcext:value-type="float">
            <text:p>1238.73</text:p>
          </table:table-cell>
          <table:table-cell office:value-type="float" office:value="1561.88" calcext:value-type="float">
            <text:p>1561.88</text:p>
          </table:table-cell>
        </table:table-row>
        <table:table-row table:style-name="ro1">
          <table:table-cell office:value-type="float" office:value="17887249" calcext:value-type="float">
            <text:p>17887249</text:p>
          </table:table-cell>
          <table:table-cell table:formula="of:=[.A1120]/1000/(60*60*24)" office:value-type="time" office:time-value="PT04H58M07.249S" calcext:value-type="time">
            <text:p>04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39.81" calcext:value-type="float">
            <text:p>1239.81</text:p>
          </table:table-cell>
          <table:table-cell office:value-type="float" office:value="1563.21" calcext:value-type="float">
            <text:p>1563.21</text:p>
          </table:table-cell>
        </table:table-row>
        <table:table-row table:style-name="ro1">
          <table:table-cell office:value-type="float" office:value="17903249" calcext:value-type="float">
            <text:p>17903249</text:p>
          </table:table-cell>
          <table:table-cell table:formula="of:=[.A1121]/1000/(60*60*24)" office:value-type="time" office:time-value="PT04H58M23.249S" calcext:value-type="time">
            <text:p>04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40.89" calcext:value-type="float">
            <text:p>1240.89</text:p>
          </table:table-cell>
          <table:table-cell office:value-type="float" office:value="1564.53" calcext:value-type="float">
            <text:p>1564.53</text:p>
          </table:table-cell>
        </table:table-row>
        <table:table-row table:style-name="ro1">
          <table:table-cell office:value-type="float" office:value="17919249" calcext:value-type="float">
            <text:p>17919249</text:p>
          </table:table-cell>
          <table:table-cell table:formula="of:=[.A1122]/1000/(60*60*24)" office:value-type="time" office:time-value="PT04H58M39.249S" calcext:value-type="time">
            <text:p>04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41.97" calcext:value-type="float">
            <text:p>1241.97</text:p>
          </table:table-cell>
          <table:table-cell office:value-type="float" office:value="1565.86" calcext:value-type="float">
            <text:p>1565.86</text:p>
          </table:table-cell>
        </table:table-row>
        <table:table-row table:style-name="ro1">
          <table:table-cell office:value-type="float" office:value="17935249" calcext:value-type="float">
            <text:p>17935249</text:p>
          </table:table-cell>
          <table:table-cell table:formula="of:=[.A1123]/1000/(60*60*24)" office:value-type="time" office:time-value="PT04H58M55.249S" calcext:value-type="time">
            <text:p>04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1243.05" calcext:value-type="float">
            <text:p>1243.05</text:p>
          </table:table-cell>
          <table:table-cell office:value-type="float" office:value="1567.19" calcext:value-type="float">
            <text:p>1567.19</text:p>
          </table:table-cell>
        </table:table-row>
        <table:table-row table:style-name="ro1">
          <table:table-cell office:value-type="float" office:value="17951249" calcext:value-type="float">
            <text:p>17951249</text:p>
          </table:table-cell>
          <table:table-cell table:formula="of:=[.A1124]/1000/(60*60*24)" office:value-type="time" office:time-value="PT04H59M11.249S" calcext:value-type="time">
            <text:p>04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44.13" calcext:value-type="float">
            <text:p>1244.13</text:p>
          </table:table-cell>
          <table:table-cell office:value-type="float" office:value="1568.51" calcext:value-type="float">
            <text:p>1568.51</text:p>
          </table:table-cell>
        </table:table-row>
        <table:table-row table:style-name="ro1">
          <table:table-cell office:value-type="float" office:value="17967249" calcext:value-type="float">
            <text:p>17967249</text:p>
          </table:table-cell>
          <table:table-cell table:formula="of:=[.A1125]/1000/(60*60*24)" office:value-type="time" office:time-value="PT04H59M27.249S" calcext:value-type="time">
            <text:p>04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45.22" calcext:value-type="float">
            <text:p>1245.22</text:p>
          </table:table-cell>
          <table:table-cell office:value-type="float" office:value="1569.84" calcext:value-type="float">
            <text:p>1569.84</text:p>
          </table:table-cell>
        </table:table-row>
        <table:table-row table:style-name="ro1">
          <table:table-cell office:value-type="float" office:value="17983249" calcext:value-type="float">
            <text:p>17983249</text:p>
          </table:table-cell>
          <table:table-cell table:formula="of:=[.A1126]/1000/(60*60*24)" office:value-type="time" office:time-value="PT04H59M43.249S" calcext:value-type="time">
            <text:p>04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46.3" calcext:value-type="float">
            <text:p>1246.3</text:p>
          </table:table-cell>
          <table:table-cell office:value-type="float" office:value="1571.16" calcext:value-type="float">
            <text:p>1571.16</text:p>
          </table:table-cell>
        </table:table-row>
        <table:table-row table:style-name="ro1">
          <table:table-cell office:value-type="float" office:value="17999249" calcext:value-type="float">
            <text:p>17999249</text:p>
          </table:table-cell>
          <table:table-cell table:formula="of:=[.A1127]/1000/(60*60*24)" office:value-type="time" office:time-value="PT04H59M59.249S" calcext:value-type="time">
            <text:p>04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247.38" calcext:value-type="float">
            <text:p>1247.38</text:p>
          </table:table-cell>
          <table:table-cell office:value-type="float" office:value="1572.49" calcext:value-type="float">
            <text:p>1572.49</text:p>
          </table:table-cell>
        </table:table-row>
        <table:table-row table:style-name="ro1">
          <table:table-cell office:value-type="float" office:value="18015249" calcext:value-type="float">
            <text:p>18015249</text:p>
          </table:table-cell>
          <table:table-cell table:formula="of:=[.A1128]/1000/(60*60*24)" office:value-type="time" office:time-value="PT05H00M15.249S" calcext:value-type="time">
            <text:p>05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248.46" calcext:value-type="float">
            <text:p>1248.46</text:p>
          </table:table-cell>
          <table:table-cell office:value-type="float" office:value="1573.81" calcext:value-type="float">
            <text:p>1573.81</text:p>
          </table:table-cell>
        </table:table-row>
        <table:table-row table:style-name="ro1">
          <table:table-cell office:value-type="float" office:value="18031249" calcext:value-type="float">
            <text:p>18031249</text:p>
          </table:table-cell>
          <table:table-cell table:formula="of:=[.A1129]/1000/(60*60*24)" office:value-type="time" office:time-value="PT05H00M31.249S" calcext:value-type="time">
            <text:p>05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1249.54" calcext:value-type="float">
            <text:p>1249.54</text:p>
          </table:table-cell>
          <table:table-cell office:value-type="float" office:value="1575.13" calcext:value-type="float">
            <text:p>1575.13</text:p>
          </table:table-cell>
        </table:table-row>
        <table:table-row table:style-name="ro1">
          <table:table-cell office:value-type="float" office:value="18047249" calcext:value-type="float">
            <text:p>18047249</text:p>
          </table:table-cell>
          <table:table-cell table:formula="of:=[.A1130]/1000/(60*60*24)" office:value-type="time" office:time-value="PT05H00M47.249S" calcext:value-type="time">
            <text:p>05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1250.62" calcext:value-type="float">
            <text:p>1250.62</text:p>
          </table:table-cell>
          <table:table-cell office:value-type="float" office:value="1576.46" calcext:value-type="float">
            <text:p>1576.46</text:p>
          </table:table-cell>
        </table:table-row>
        <table:table-row table:style-name="ro1">
          <table:table-cell office:value-type="float" office:value="18063249" calcext:value-type="float">
            <text:p>18063249</text:p>
          </table:table-cell>
          <table:table-cell table:formula="of:=[.A1131]/1000/(60*60*24)" office:value-type="time" office:time-value="PT05H01M03.249S" calcext:value-type="time">
            <text:p>05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51.7" calcext:value-type="float">
            <text:p>1251.7</text:p>
          </table:table-cell>
          <table:table-cell office:value-type="float" office:value="1577.78" calcext:value-type="float">
            <text:p>1577.78</text:p>
          </table:table-cell>
        </table:table-row>
        <table:table-row table:style-name="ro1">
          <table:table-cell office:value-type="float" office:value="18079249" calcext:value-type="float">
            <text:p>18079249</text:p>
          </table:table-cell>
          <table:table-cell table:formula="of:=[.A1132]/1000/(60*60*24)" office:value-type="time" office:time-value="PT05H01M19.249S" calcext:value-type="time">
            <text:p>05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52.78" calcext:value-type="float">
            <text:p>1252.78</text:p>
          </table:table-cell>
          <table:table-cell office:value-type="float" office:value="1579.11" calcext:value-type="float">
            <text:p>1579.11</text:p>
          </table:table-cell>
        </table:table-row>
        <table:table-row table:style-name="ro1">
          <table:table-cell office:value-type="float" office:value="18095249" calcext:value-type="float">
            <text:p>18095249</text:p>
          </table:table-cell>
          <table:table-cell table:formula="of:=[.A1133]/1000/(60*60*24)" office:value-type="time" office:time-value="PT05H01M35.249S" calcext:value-type="time">
            <text:p>05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53.86" calcext:value-type="float">
            <text:p>1253.86</text:p>
          </table:table-cell>
          <table:table-cell office:value-type="float" office:value="1580.44" calcext:value-type="float">
            <text:p>1580.44</text:p>
          </table:table-cell>
        </table:table-row>
        <table:table-row table:style-name="ro1">
          <table:table-cell office:value-type="float" office:value="18111249" calcext:value-type="float">
            <text:p>18111249</text:p>
          </table:table-cell>
          <table:table-cell table:formula="of:=[.A1134]/1000/(60*60*24)" office:value-type="time" office:time-value="PT05H01M51.249S" calcext:value-type="time">
            <text:p>05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54.94" calcext:value-type="float">
            <text:p>1254.94</text:p>
          </table:table-cell>
          <table:table-cell office:value-type="float" office:value="1581.76" calcext:value-type="float">
            <text:p>1581.76</text:p>
          </table:table-cell>
        </table:table-row>
        <table:table-row table:style-name="ro1">
          <table:table-cell office:value-type="float" office:value="18127249" calcext:value-type="float">
            <text:p>18127249</text:p>
          </table:table-cell>
          <table:table-cell table:formula="of:=[.A1135]/1000/(60*60*24)" office:value-type="time" office:time-value="PT05H02M07.249S" calcext:value-type="time">
            <text:p>05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56.02" calcext:value-type="float">
            <text:p>1256.02</text:p>
          </table:table-cell>
          <table:table-cell office:value-type="float" office:value="1583.09" calcext:value-type="float">
            <text:p>1583.09</text:p>
          </table:table-cell>
        </table:table-row>
        <table:table-row table:style-name="ro1">
          <table:table-cell office:value-type="float" office:value="18143249" calcext:value-type="float">
            <text:p>18143249</text:p>
          </table:table-cell>
          <table:table-cell table:formula="of:=[.A1136]/1000/(60*60*24)" office:value-type="time" office:time-value="PT05H02M23.249S" calcext:value-type="time">
            <text:p>05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1257.1" calcext:value-type="float">
            <text:p>1257.1</text:p>
          </table:table-cell>
          <table:table-cell office:value-type="float" office:value="1584.41" calcext:value-type="float">
            <text:p>1584.41</text:p>
          </table:table-cell>
        </table:table-row>
        <table:table-row table:style-name="ro1">
          <table:table-cell office:value-type="float" office:value="18159249" calcext:value-type="float">
            <text:p>18159249</text:p>
          </table:table-cell>
          <table:table-cell table:formula="of:=[.A1137]/1000/(60*60*24)" office:value-type="time" office:time-value="PT05H02M39.249S" calcext:value-type="time">
            <text:p>05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58.18" calcext:value-type="float">
            <text:p>1258.18</text:p>
          </table:table-cell>
          <table:table-cell office:value-type="float" office:value="1585.73" calcext:value-type="float">
            <text:p>1585.73</text:p>
          </table:table-cell>
        </table:table-row>
        <table:table-row table:style-name="ro1">
          <table:table-cell office:value-type="float" office:value="18175249" calcext:value-type="float">
            <text:p>18175249</text:p>
          </table:table-cell>
          <table:table-cell table:formula="of:=[.A1138]/1000/(60*60*24)" office:value-type="time" office:time-value="PT05H02M55.249S" calcext:value-type="time">
            <text:p>05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59.26" calcext:value-type="float">
            <text:p>1259.26</text:p>
          </table:table-cell>
          <table:table-cell office:value-type="float" office:value="1587.06" calcext:value-type="float">
            <text:p>1587.06</text:p>
          </table:table-cell>
        </table:table-row>
        <table:table-row table:style-name="ro1">
          <table:table-cell office:value-type="float" office:value="18191249" calcext:value-type="float">
            <text:p>18191249</text:p>
          </table:table-cell>
          <table:table-cell table:formula="of:=[.A1139]/1000/(60*60*24)" office:value-type="time" office:time-value="PT05H03M11.249S" calcext:value-type="time">
            <text:p>05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60.34" calcext:value-type="float">
            <text:p>1260.34</text:p>
          </table:table-cell>
          <table:table-cell office:value-type="float" office:value="1588.38" calcext:value-type="float">
            <text:p>1588.38</text:p>
          </table:table-cell>
        </table:table-row>
        <table:table-row table:style-name="ro1">
          <table:table-cell office:value-type="float" office:value="18207249" calcext:value-type="float">
            <text:p>18207249</text:p>
          </table:table-cell>
          <table:table-cell table:formula="of:=[.A1140]/1000/(60*60*24)" office:value-type="time" office:time-value="PT05H03M27.249S" calcext:value-type="time">
            <text:p>05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61.42" calcext:value-type="float">
            <text:p>1261.42</text:p>
          </table:table-cell>
          <table:table-cell office:value-type="float" office:value="1589.7" calcext:value-type="float">
            <text:p>1589.7</text:p>
          </table:table-cell>
        </table:table-row>
        <table:table-row table:style-name="ro1">
          <table:table-cell office:value-type="float" office:value="18223249" calcext:value-type="float">
            <text:p>18223249</text:p>
          </table:table-cell>
          <table:table-cell table:formula="of:=[.A1141]/1000/(60*60*24)" office:value-type="time" office:time-value="PT05H03M43.249S" calcext:value-type="time">
            <text:p>05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62.5" calcext:value-type="float">
            <text:p>1262.5</text:p>
          </table:table-cell>
          <table:table-cell office:value-type="float" office:value="1591.03" calcext:value-type="float">
            <text:p>1591.03</text:p>
          </table:table-cell>
        </table:table-row>
        <table:table-row table:style-name="ro1">
          <table:table-cell office:value-type="float" office:value="18239249" calcext:value-type="float">
            <text:p>18239249</text:p>
          </table:table-cell>
          <table:table-cell table:formula="of:=[.A1142]/1000/(60*60*24)" office:value-type="time" office:time-value="PT05H03M59.249S" calcext:value-type="time">
            <text:p>05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63.58" calcext:value-type="float">
            <text:p>1263.58</text:p>
          </table:table-cell>
          <table:table-cell office:value-type="float" office:value="1592.35" calcext:value-type="float">
            <text:p>1592.35</text:p>
          </table:table-cell>
        </table:table-row>
        <table:table-row table:style-name="ro1">
          <table:table-cell office:value-type="float" office:value="18255249" calcext:value-type="float">
            <text:p>18255249</text:p>
          </table:table-cell>
          <table:table-cell table:formula="of:=[.A1143]/1000/(60*60*24)" office:value-type="time" office:time-value="PT05H04M15.249S" calcext:value-type="time">
            <text:p>05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64.66" calcext:value-type="float">
            <text:p>1264.66</text:p>
          </table:table-cell>
          <table:table-cell office:value-type="float" office:value="1593.67" calcext:value-type="float">
            <text:p>1593.67</text:p>
          </table:table-cell>
        </table:table-row>
        <table:table-row table:style-name="ro1">
          <table:table-cell office:value-type="float" office:value="18271249" calcext:value-type="float">
            <text:p>18271249</text:p>
          </table:table-cell>
          <table:table-cell table:formula="of:=[.A1144]/1000/(60*60*24)" office:value-type="time" office:time-value="PT05H04M31.249S" calcext:value-type="time">
            <text:p>05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65.74" calcext:value-type="float">
            <text:p>1265.74</text:p>
          </table:table-cell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18287249" calcext:value-type="float">
            <text:p>18287249</text:p>
          </table:table-cell>
          <table:table-cell table:formula="of:=[.A1145]/1000/(60*60*24)" office:value-type="time" office:time-value="PT05H04M47.249S" calcext:value-type="time">
            <text:p>05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66.82" calcext:value-type="float">
            <text:p>1266.82</text:p>
          </table:table-cell>
          <table:table-cell office:value-type="float" office:value="1596.32" calcext:value-type="float">
            <text:p>1596.32</text:p>
          </table:table-cell>
        </table:table-row>
        <table:table-row table:style-name="ro1">
          <table:table-cell office:value-type="float" office:value="18303249" calcext:value-type="float">
            <text:p>18303249</text:p>
          </table:table-cell>
          <table:table-cell table:formula="of:=[.A1146]/1000/(60*60*24)" office:value-type="time" office:time-value="PT05H05M03.249S" calcext:value-type="time">
            <text:p>05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1267.9" calcext:value-type="float">
            <text:p>1267.9</text:p>
          </table:table-cell>
          <table:table-cell office:value-type="float" office:value="1597.64" calcext:value-type="float">
            <text:p>1597.64</text:p>
          </table:table-cell>
        </table:table-row>
        <table:table-row table:style-name="ro1">
          <table:table-cell office:value-type="float" office:value="18319249" calcext:value-type="float">
            <text:p>18319249</text:p>
          </table:table-cell>
          <table:table-cell table:formula="of:=[.A1147]/1000/(60*60*24)" office:value-type="time" office:time-value="PT05H05M19.249S" calcext:value-type="time">
            <text:p>05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68.98" calcext:value-type="float">
            <text:p>1268.98</text:p>
          </table:table-cell>
          <table:table-cell office:value-type="float" office:value="1598.97" calcext:value-type="float">
            <text:p>1598.97</text:p>
          </table:table-cell>
        </table:table-row>
        <table:table-row table:style-name="ro1">
          <table:table-cell office:value-type="float" office:value="18335249" calcext:value-type="float">
            <text:p>18335249</text:p>
          </table:table-cell>
          <table:table-cell table:formula="of:=[.A1148]/1000/(60*60*24)" office:value-type="time" office:time-value="PT05H05M35.249S" calcext:value-type="time">
            <text:p>05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0.06" calcext:value-type="float">
            <text:p>1270.06</text:p>
          </table:table-cell>
          <table:table-cell office:value-type="float" office:value="1600.29" calcext:value-type="float">
            <text:p>1600.29</text:p>
          </table:table-cell>
        </table:table-row>
        <table:table-row table:style-name="ro1">
          <table:table-cell office:value-type="float" office:value="18351249" calcext:value-type="float">
            <text:p>18351249</text:p>
          </table:table-cell>
          <table:table-cell table:formula="of:=[.A1149]/1000/(60*60*24)" office:value-type="time" office:time-value="PT05H05M51.249S" calcext:value-type="time">
            <text:p>05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1.14" calcext:value-type="float">
            <text:p>1271.14</text:p>
          </table:table-cell>
          <table:table-cell office:value-type="float" office:value="1601.61" calcext:value-type="float">
            <text:p>1601.61</text:p>
          </table:table-cell>
        </table:table-row>
        <table:table-row table:style-name="ro1">
          <table:table-cell office:value-type="float" office:value="18367249" calcext:value-type="float">
            <text:p>18367249</text:p>
          </table:table-cell>
          <table:table-cell table:formula="of:=[.A1150]/1000/(60*60*24)" office:value-type="time" office:time-value="PT05H06M07.249S" calcext:value-type="time">
            <text:p>05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1272.22" calcext:value-type="float">
            <text:p>1272.22</text:p>
          </table:table-cell>
          <table:table-cell office:value-type="float" office:value="1602.94" calcext:value-type="float">
            <text:p>1602.94</text:p>
          </table:table-cell>
        </table:table-row>
        <table:table-row table:style-name="ro1">
          <table:table-cell office:value-type="float" office:value="18383249" calcext:value-type="float">
            <text:p>18383249</text:p>
          </table:table-cell>
          <table:table-cell table:formula="of:=[.A1151]/1000/(60*60*24)" office:value-type="time" office:time-value="PT05H06M23.249S" calcext:value-type="time">
            <text:p>05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3.3" calcext:value-type="float">
            <text:p>1273.3</text:p>
          </table:table-cell>
          <table:table-cell office:value-type="float" office:value="1604.26" calcext:value-type="float">
            <text:p>1604.26</text:p>
          </table:table-cell>
        </table:table-row>
        <table:table-row table:style-name="ro1">
          <table:table-cell office:value-type="float" office:value="18399249" calcext:value-type="float">
            <text:p>18399249</text:p>
          </table:table-cell>
          <table:table-cell table:formula="of:=[.A1152]/1000/(60*60*24)" office:value-type="time" office:time-value="PT05H06M39.249S" calcext:value-type="time">
            <text:p>05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4.38" calcext:value-type="float">
            <text:p>1274.38</text:p>
          </table:table-cell>
          <table:table-cell office:value-type="float" office:value="1605.58" calcext:value-type="float">
            <text:p>1605.58</text:p>
          </table:table-cell>
        </table:table-row>
        <table:table-row table:style-name="ro1">
          <table:table-cell office:value-type="float" office:value="18415249" calcext:value-type="float">
            <text:p>18415249</text:p>
          </table:table-cell>
          <table:table-cell table:formula="of:=[.A1153]/1000/(60*60*24)" office:value-type="time" office:time-value="PT05H06M55.249S" calcext:value-type="time">
            <text:p>05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5.46" calcext:value-type="float">
            <text:p>1275.46</text:p>
          </table:table-cell>
          <table:table-cell office:value-type="float" office:value="1606.9" calcext:value-type="float">
            <text:p>1606.9</text:p>
          </table:table-cell>
        </table:table-row>
        <table:table-row table:style-name="ro1">
          <table:table-cell office:value-type="float" office:value="18431249" calcext:value-type="float">
            <text:p>18431249</text:p>
          </table:table-cell>
          <table:table-cell table:formula="of:=[.A1154]/1000/(60*60*24)" office:value-type="time" office:time-value="PT05H07M11.249S" calcext:value-type="time">
            <text:p>05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6.54" calcext:value-type="float">
            <text:p>1276.54</text:p>
          </table:table-cell>
          <table:table-cell office:value-type="float" office:value="1608.22" calcext:value-type="float">
            <text:p>1608.22</text:p>
          </table:table-cell>
        </table:table-row>
        <table:table-row table:style-name="ro1">
          <table:table-cell office:value-type="float" office:value="18447249" calcext:value-type="float">
            <text:p>18447249</text:p>
          </table:table-cell>
          <table:table-cell table:formula="of:=[.A1155]/1000/(60*60*24)" office:value-type="time" office:time-value="PT05H07M27.249S" calcext:value-type="time">
            <text:p>05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7.62" calcext:value-type="float">
            <text:p>1277.62</text:p>
          </table:table-cell>
          <table:table-cell office:value-type="float" office:value="1609.55" calcext:value-type="float">
            <text:p>1609.55</text:p>
          </table:table-cell>
        </table:table-row>
        <table:table-row table:style-name="ro1">
          <table:table-cell office:value-type="float" office:value="18463249" calcext:value-type="float">
            <text:p>18463249</text:p>
          </table:table-cell>
          <table:table-cell table:formula="of:=[.A1156]/1000/(60*60*24)" office:value-type="time" office:time-value="PT05H07M43.249S" calcext:value-type="time">
            <text:p>05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8.7" calcext:value-type="float">
            <text:p>1278.7</text:p>
          </table:table-cell>
          <table:table-cell office:value-type="float" office:value="1610.87" calcext:value-type="float">
            <text:p>1610.87</text:p>
          </table:table-cell>
        </table:table-row>
        <table:table-row table:style-name="ro1">
          <table:table-cell office:value-type="float" office:value="18479249" calcext:value-type="float">
            <text:p>18479249</text:p>
          </table:table-cell>
          <table:table-cell table:formula="of:=[.A1157]/1000/(60*60*24)" office:value-type="time" office:time-value="PT05H07M59.249S" calcext:value-type="time">
            <text:p>05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79.78" calcext:value-type="float">
            <text:p>1279.78</text:p>
          </table:table-cell>
          <table:table-cell office:value-type="float" office:value="1612.19" calcext:value-type="float">
            <text:p>1612.19</text:p>
          </table:table-cell>
        </table:table-row>
        <table:table-row table:style-name="ro1">
          <table:table-cell office:value-type="float" office:value="18495249" calcext:value-type="float">
            <text:p>18495249</text:p>
          </table:table-cell>
          <table:table-cell table:formula="of:=[.A1158]/1000/(60*60*24)" office:value-type="time" office:time-value="PT05H08M15.249S" calcext:value-type="time">
            <text:p>05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0.86" calcext:value-type="float">
            <text:p>1280.86</text:p>
          </table:table-cell>
          <table:table-cell office:value-type="float" office:value="1613.52" calcext:value-type="float">
            <text:p>1613.52</text:p>
          </table:table-cell>
        </table:table-row>
        <table:table-row table:style-name="ro1">
          <table:table-cell office:value-type="float" office:value="18511249" calcext:value-type="float">
            <text:p>18511249</text:p>
          </table:table-cell>
          <table:table-cell table:formula="of:=[.A1159]/1000/(60*60*24)" office:value-type="time" office:time-value="PT05H08M31.249S" calcext:value-type="time">
            <text:p>05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81.94" calcext:value-type="float">
            <text:p>1281.94</text:p>
          </table:table-cell>
          <table:table-cell office:value-type="float" office:value="1614.84" calcext:value-type="float">
            <text:p>1614.84</text:p>
          </table:table-cell>
        </table:table-row>
        <table:table-row table:style-name="ro1">
          <table:table-cell office:value-type="float" office:value="18527249" calcext:value-type="float">
            <text:p>18527249</text:p>
          </table:table-cell>
          <table:table-cell table:formula="of:=[.A1160]/1000/(60*60*24)" office:value-type="time" office:time-value="PT05H08M47.249S" calcext:value-type="time">
            <text:p>05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3.02" calcext:value-type="float">
            <text:p>1283.02</text:p>
          </table:table-cell>
          <table:table-cell office:value-type="float" office:value="1616.16" calcext:value-type="float">
            <text:p>1616.16</text:p>
          </table:table-cell>
        </table:table-row>
        <table:table-row table:style-name="ro1">
          <table:table-cell office:value-type="float" office:value="18543249" calcext:value-type="float">
            <text:p>18543249</text:p>
          </table:table-cell>
          <table:table-cell table:formula="of:=[.A1161]/1000/(60*60*24)" office:value-type="time" office:time-value="PT05H09M03.249S" calcext:value-type="time">
            <text:p>05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1284.1" calcext:value-type="float">
            <text:p>1284.1</text:p>
          </table:table-cell>
          <table:table-cell office:value-type="float" office:value="1617.48" calcext:value-type="float">
            <text:p>1617.48</text:p>
          </table:table-cell>
        </table:table-row>
        <table:table-row table:style-name="ro1">
          <table:table-cell office:value-type="float" office:value="18559249" calcext:value-type="float">
            <text:p>18559249</text:p>
          </table:table-cell>
          <table:table-cell table:formula="of:=[.A1162]/1000/(60*60*24)" office:value-type="time" office:time-value="PT05H09M19.249S" calcext:value-type="time">
            <text:p>05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5.18" calcext:value-type="float">
            <text:p>1285.18</text:p>
          </table:table-cell>
          <table:table-cell office:value-type="float" office:value="1618.8" calcext:value-type="float">
            <text:p>1618.8</text:p>
          </table:table-cell>
        </table:table-row>
        <table:table-row table:style-name="ro1">
          <table:table-cell office:value-type="float" office:value="18575249" calcext:value-type="float">
            <text:p>18575249</text:p>
          </table:table-cell>
          <table:table-cell table:formula="of:=[.A1163]/1000/(60*60*24)" office:value-type="time" office:time-value="PT05H09M35.249S" calcext:value-type="time">
            <text:p>05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6.26" calcext:value-type="float">
            <text:p>1286.26</text:p>
          </table:table-cell>
          <table:table-cell office:value-type="float" office:value="1620.12" calcext:value-type="float">
            <text:p>1620.12</text:p>
          </table:table-cell>
        </table:table-row>
        <table:table-row table:style-name="ro1">
          <table:table-cell office:value-type="float" office:value="18591249" calcext:value-type="float">
            <text:p>18591249</text:p>
          </table:table-cell>
          <table:table-cell table:formula="of:=[.A1164]/1000/(60*60*24)" office:value-type="time" office:time-value="PT05H09M51.249S" calcext:value-type="time">
            <text:p>05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7.34" calcext:value-type="float">
            <text:p>1287.34</text:p>
          </table:table-cell>
          <table:table-cell office:value-type="float" office:value="1621.44" calcext:value-type="float">
            <text:p>1621.44</text:p>
          </table:table-cell>
        </table:table-row>
        <table:table-row table:style-name="ro1">
          <table:table-cell office:value-type="float" office:value="18607249" calcext:value-type="float">
            <text:p>18607249</text:p>
          </table:table-cell>
          <table:table-cell table:formula="of:=[.A1165]/1000/(60*60*24)" office:value-type="time" office:time-value="PT05H10M07.249S" calcext:value-type="time">
            <text:p>05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8.42" calcext:value-type="float">
            <text:p>1288.42</text:p>
          </table:table-cell>
          <table:table-cell office:value-type="float" office:value="1622.76" calcext:value-type="float">
            <text:p>1622.76</text:p>
          </table:table-cell>
        </table:table-row>
        <table:table-row table:style-name="ro1">
          <table:table-cell office:value-type="float" office:value="18623249" calcext:value-type="float">
            <text:p>18623249</text:p>
          </table:table-cell>
          <table:table-cell table:formula="of:=[.A1166]/1000/(60*60*24)" office:value-type="time" office:time-value="PT05H10M23.249S" calcext:value-type="time">
            <text:p>05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89.5" calcext:value-type="float">
            <text:p>1289.5</text:p>
          </table:table-cell>
          <table:table-cell office:value-type="float" office:value="1624.09" calcext:value-type="float">
            <text:p>1624.09</text:p>
          </table:table-cell>
        </table:table-row>
        <table:table-row table:style-name="ro1">
          <table:table-cell office:value-type="float" office:value="18639249" calcext:value-type="float">
            <text:p>18639249</text:p>
          </table:table-cell>
          <table:table-cell table:formula="of:=[.A1167]/1000/(60*60*24)" office:value-type="time" office:time-value="PT05H10M39.249S" calcext:value-type="time">
            <text:p>05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90.58" calcext:value-type="float">
            <text:p>1290.58</text:p>
          </table:table-cell>
          <table:table-cell office:value-type="float" office:value="1625.41" calcext:value-type="float">
            <text:p>1625.41</text:p>
          </table:table-cell>
        </table:table-row>
        <table:table-row table:style-name="ro1">
          <table:table-cell office:value-type="float" office:value="18655249" calcext:value-type="float">
            <text:p>18655249</text:p>
          </table:table-cell>
          <table:table-cell table:formula="of:=[.A1168]/1000/(60*60*24)" office:value-type="time" office:time-value="PT05H10M55.249S" calcext:value-type="time">
            <text:p>05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91.66" calcext:value-type="float">
            <text:p>1291.66</text:p>
          </table:table-cell>
          <table:table-cell office:value-type="float" office:value="1626.73" calcext:value-type="float">
            <text:p>1626.73</text:p>
          </table:table-cell>
        </table:table-row>
        <table:table-row table:style-name="ro1">
          <table:table-cell office:value-type="float" office:value="18671249" calcext:value-type="float">
            <text:p>18671249</text:p>
          </table:table-cell>
          <table:table-cell table:formula="of:=[.A1169]/1000/(60*60*24)" office:value-type="time" office:time-value="PT05H11M11.249S" calcext:value-type="time">
            <text:p>05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92.74" calcext:value-type="float">
            <text:p>1292.74</text:p>
          </table:table-cell>
          <table:table-cell office:value-type="float" office:value="1628.05" calcext:value-type="float">
            <text:p>1628.05</text:p>
          </table:table-cell>
        </table:table-row>
        <table:table-row table:style-name="ro1">
          <table:table-cell office:value-type="float" office:value="18687249" calcext:value-type="float">
            <text:p>18687249</text:p>
          </table:table-cell>
          <table:table-cell table:formula="of:=[.A1170]/1000/(60*60*24)" office:value-type="time" office:time-value="PT05H11M27.249S" calcext:value-type="time">
            <text:p>05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93.82" calcext:value-type="float">
            <text:p>1293.82</text:p>
          </table:table-cell>
          <table:table-cell office:value-type="float" office:value="1629.37" calcext:value-type="float">
            <text:p>1629.37</text:p>
          </table:table-cell>
        </table:table-row>
        <table:table-row table:style-name="ro1">
          <table:table-cell office:value-type="float" office:value="18703249" calcext:value-type="float">
            <text:p>18703249</text:p>
          </table:table-cell>
          <table:table-cell table:formula="of:=[.A1171]/1000/(60*60*24)" office:value-type="time" office:time-value="PT05H11M43.249S" calcext:value-type="time">
            <text:p>05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294.9" calcext:value-type="float">
            <text:p>1294.9</text:p>
          </table:table-cell>
          <table:table-cell office:value-type="float" office:value="1630.69" calcext:value-type="float">
            <text:p>1630.69</text:p>
          </table:table-cell>
        </table:table-row>
        <table:table-row table:style-name="ro1">
          <table:table-cell office:value-type="float" office:value="18719249" calcext:value-type="float">
            <text:p>18719249</text:p>
          </table:table-cell>
          <table:table-cell table:formula="of:=[.A1172]/1000/(60*60*24)" office:value-type="time" office:time-value="PT05H11M59.249S" calcext:value-type="time">
            <text:p>05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95.98" calcext:value-type="float">
            <text:p>1295.98</text:p>
          </table:table-cell>
          <table:table-cell office:value-type="float" office:value="1632.01" calcext:value-type="float">
            <text:p>1632.01</text:p>
          </table:table-cell>
        </table:table-row>
        <table:table-row table:style-name="ro1">
          <table:table-cell office:value-type="float" office:value="18735249" calcext:value-type="float">
            <text:p>18735249</text:p>
          </table:table-cell>
          <table:table-cell table:formula="of:=[.A1173]/1000/(60*60*24)" office:value-type="time" office:time-value="PT05H12M15.249S" calcext:value-type="time">
            <text:p>05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297.06" calcext:value-type="float">
            <text:p>1297.06</text:p>
          </table:table-cell>
          <table:table-cell office:value-type="float" office:value="1633.33" calcext:value-type="float">
            <text:p>1633.33</text:p>
          </table:table-cell>
        </table:table-row>
        <table:table-row table:style-name="ro1">
          <table:table-cell office:value-type="float" office:value="18751249" calcext:value-type="float">
            <text:p>18751249</text:p>
          </table:table-cell>
          <table:table-cell table:formula="of:=[.A1174]/1000/(60*60*24)" office:value-type="time" office:time-value="PT05H12M31.249S" calcext:value-type="time">
            <text:p>05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298.13" calcext:value-type="float">
            <text:p>1298.13</text:p>
          </table:table-cell>
          <table:table-cell office:value-type="float" office:value="1634.65" calcext:value-type="float">
            <text:p>1634.65</text:p>
          </table:table-cell>
        </table:table-row>
        <table:table-row table:style-name="ro1">
          <table:table-cell office:value-type="float" office:value="18767249" calcext:value-type="float">
            <text:p>18767249</text:p>
          </table:table-cell>
          <table:table-cell table:formula="of:=[.A1175]/1000/(60*60*24)" office:value-type="time" office:time-value="PT05H12M47.249S" calcext:value-type="time">
            <text:p>05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299.21" calcext:value-type="float">
            <text:p>1299.21</text:p>
          </table:table-cell>
          <table:table-cell office:value-type="float" office:value="1635.97" calcext:value-type="float">
            <text:p>1635.97</text:p>
          </table:table-cell>
        </table:table-row>
        <table:table-row table:style-name="ro1">
          <table:table-cell office:value-type="float" office:value="18783249" calcext:value-type="float">
            <text:p>18783249</text:p>
          </table:table-cell>
          <table:table-cell table:formula="of:=[.A1176]/1000/(60*60*24)" office:value-type="time" office:time-value="PT05H13M03.249S" calcext:value-type="time">
            <text:p>05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1300.29" calcext:value-type="float">
            <text:p>1300.29</text:p>
          </table:table-cell>
          <table:table-cell office:value-type="float" office:value="1637.29" calcext:value-type="float">
            <text:p>1637.29</text:p>
          </table:table-cell>
        </table:table-row>
        <table:table-row table:style-name="ro1">
          <table:table-cell office:value-type="float" office:value="18799249" calcext:value-type="float">
            <text:p>18799249</text:p>
          </table:table-cell>
          <table:table-cell table:formula="of:=[.A1177]/1000/(60*60*24)" office:value-type="time" office:time-value="PT05H13M19.249S" calcext:value-type="time">
            <text:p>05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1.37" calcext:value-type="float">
            <text:p>1301.37</text:p>
          </table:table-cell>
          <table:table-cell office:value-type="float" office:value="1638.61" calcext:value-type="float">
            <text:p>1638.61</text:p>
          </table:table-cell>
        </table:table-row>
        <table:table-row table:style-name="ro1">
          <table:table-cell office:value-type="float" office:value="18815249" calcext:value-type="float">
            <text:p>18815249</text:p>
          </table:table-cell>
          <table:table-cell table:formula="of:=[.A1178]/1000/(60*60*24)" office:value-type="time" office:time-value="PT05H13M35.249S" calcext:value-type="time">
            <text:p>05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2.45" calcext:value-type="float">
            <text:p>1302.45</text:p>
          </table:table-cell>
          <table:table-cell office:value-type="float" office:value="1639.93" calcext:value-type="float">
            <text:p>1639.93</text:p>
          </table:table-cell>
        </table:table-row>
        <table:table-row table:style-name="ro1">
          <table:table-cell office:value-type="float" office:value="18831249" calcext:value-type="float">
            <text:p>18831249</text:p>
          </table:table-cell>
          <table:table-cell table:formula="of:=[.A1179]/1000/(60*60*24)" office:value-type="time" office:time-value="PT05H13M51.249S" calcext:value-type="time">
            <text:p>05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3.53" calcext:value-type="float">
            <text:p>1303.53</text:p>
          </table:table-cell>
          <table:table-cell office:value-type="float" office:value="1641.25" calcext:value-type="float">
            <text:p>1641.25</text:p>
          </table:table-cell>
        </table:table-row>
        <table:table-row table:style-name="ro1">
          <table:table-cell office:value-type="float" office:value="18847249" calcext:value-type="float">
            <text:p>18847249</text:p>
          </table:table-cell>
          <table:table-cell table:formula="of:=[.A1180]/1000/(60*60*24)" office:value-type="time" office:time-value="PT05H14M07.249S" calcext:value-type="time">
            <text:p>05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1304.61" calcext:value-type="float">
            <text:p>1304.61</text:p>
          </table:table-cell>
          <table:table-cell office:value-type="float" office:value="1642.57" calcext:value-type="float">
            <text:p>1642.57</text:p>
          </table:table-cell>
        </table:table-row>
        <table:table-row table:style-name="ro1">
          <table:table-cell office:value-type="float" office:value="18863249" calcext:value-type="float">
            <text:p>18863249</text:p>
          </table:table-cell>
          <table:table-cell table:formula="of:=[.A1181]/1000/(60*60*24)" office:value-type="time" office:time-value="PT05H14M23.249S" calcext:value-type="time">
            <text:p>05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5.69" calcext:value-type="float">
            <text:p>1305.69</text:p>
          </table:table-cell>
          <table:table-cell office:value-type="float" office:value="1643.89" calcext:value-type="float">
            <text:p>1643.89</text:p>
          </table:table-cell>
        </table:table-row>
        <table:table-row table:style-name="ro1">
          <table:table-cell office:value-type="float" office:value="18879249" calcext:value-type="float">
            <text:p>18879249</text:p>
          </table:table-cell>
          <table:table-cell table:formula="of:=[.A1182]/1000/(60*60*24)" office:value-type="time" office:time-value="PT05H14M39.249S" calcext:value-type="time">
            <text:p>05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6.77" calcext:value-type="float">
            <text:p>1306.77</text:p>
          </table:table-cell>
          <table:table-cell office:value-type="float" office:value="1645.21" calcext:value-type="float">
            <text:p>1645.21</text:p>
          </table:table-cell>
        </table:table-row>
        <table:table-row table:style-name="ro1">
          <table:table-cell office:value-type="float" office:value="18895249" calcext:value-type="float">
            <text:p>18895249</text:p>
          </table:table-cell>
          <table:table-cell table:formula="of:=[.A1183]/1000/(60*60*24)" office:value-type="time" office:time-value="PT05H14M55.249S" calcext:value-type="time">
            <text:p>05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7.84" calcext:value-type="float">
            <text:p>1307.84</text:p>
          </table:table-cell>
          <table:table-cell office:value-type="float" office:value="1646.53" calcext:value-type="float">
            <text:p>1646.53</text:p>
          </table:table-cell>
        </table:table-row>
        <table:table-row table:style-name="ro1">
          <table:table-cell office:value-type="float" office:value="18911249" calcext:value-type="float">
            <text:p>18911249</text:p>
          </table:table-cell>
          <table:table-cell table:formula="of:=[.A1184]/1000/(60*60*24)" office:value-type="time" office:time-value="PT05H15M11.249S" calcext:value-type="time">
            <text:p>05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08.92" calcext:value-type="float">
            <text:p>1308.92</text:p>
          </table:table-cell>
          <table:table-cell office:value-type="float" office:value="1647.85" calcext:value-type="float">
            <text:p>1647.85</text:p>
          </table:table-cell>
        </table:table-row>
        <table:table-row table:style-name="ro1">
          <table:table-cell office:value-type="float" office:value="18927249" calcext:value-type="float">
            <text:p>18927249</text:p>
          </table:table-cell>
          <table:table-cell table:formula="of:=[.A1185]/1000/(60*60*24)" office:value-type="time" office:time-value="PT05H15M27.249S" calcext:value-type="time">
            <text:p>05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10" calcext:value-type="float">
            <text:p>1310</text:p>
          </table:table-cell>
          <table:table-cell office:value-type="float" office:value="1649.17" calcext:value-type="float">
            <text:p>1649.17</text:p>
          </table:table-cell>
        </table:table-row>
        <table:table-row table:style-name="ro1">
          <table:table-cell office:value-type="float" office:value="18943249" calcext:value-type="float">
            <text:p>18943249</text:p>
          </table:table-cell>
          <table:table-cell table:formula="of:=[.A1186]/1000/(60*60*24)" office:value-type="time" office:time-value="PT05H15M43.249S" calcext:value-type="time">
            <text:p>05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1.08" calcext:value-type="float">
            <text:p>1311.08</text:p>
          </table:table-cell>
          <table:table-cell office:value-type="float" office:value="1650.49" calcext:value-type="float">
            <text:p>1650.49</text:p>
          </table:table-cell>
        </table:table-row>
        <table:table-row table:style-name="ro1">
          <table:table-cell office:value-type="float" office:value="18959249" calcext:value-type="float">
            <text:p>18959249</text:p>
          </table:table-cell>
          <table:table-cell table:formula="of:=[.A1187]/1000/(60*60*24)" office:value-type="time" office:time-value="PT05H15M59.249S" calcext:value-type="time">
            <text:p>05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12.16" calcext:value-type="float">
            <text:p>1312.16</text:p>
          </table:table-cell>
          <table:table-cell office:value-type="float" office:value="1651.81" calcext:value-type="float">
            <text:p>1651.81</text:p>
          </table:table-cell>
        </table:table-row>
        <table:table-row table:style-name="ro1">
          <table:table-cell office:value-type="float" office:value="18975249" calcext:value-type="float">
            <text:p>18975249</text:p>
          </table:table-cell>
          <table:table-cell table:formula="of:=[.A1188]/1000/(60*60*24)" office:value-type="time" office:time-value="PT05H16M15.249S" calcext:value-type="time">
            <text:p>05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3.24" calcext:value-type="float">
            <text:p>1313.24</text:p>
          </table:table-cell>
          <table:table-cell office:value-type="float" office:value="1653.13" calcext:value-type="float">
            <text:p>1653.13</text:p>
          </table:table-cell>
        </table:table-row>
        <table:table-row table:style-name="ro1">
          <table:table-cell office:value-type="float" office:value="18991249" calcext:value-type="float">
            <text:p>18991249</text:p>
          </table:table-cell>
          <table:table-cell table:formula="of:=[.A1189]/1000/(60*60*24)" office:value-type="time" office:time-value="PT05H16M31.249S" calcext:value-type="time">
            <text:p>05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4.31" calcext:value-type="float">
            <text:p>1314.31</text:p>
          </table:table-cell>
          <table:table-cell office:value-type="float" office:value="1654.46" calcext:value-type="float">
            <text:p>1654.46</text:p>
          </table:table-cell>
        </table:table-row>
        <table:table-row table:style-name="ro1">
          <table:table-cell office:value-type="float" office:value="19007249" calcext:value-type="float">
            <text:p>19007249</text:p>
          </table:table-cell>
          <table:table-cell table:formula="of:=[.A1190]/1000/(60*60*24)" office:value-type="time" office:time-value="PT05H16M47.249S" calcext:value-type="time">
            <text:p>05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1315.39" calcext:value-type="float">
            <text:p>1315.39</text:p>
          </table:table-cell>
          <table:table-cell office:value-type="float" office:value="1655.78" calcext:value-type="float">
            <text:p>1655.78</text:p>
          </table:table-cell>
        </table:table-row>
        <table:table-row table:style-name="ro1">
          <table:table-cell office:value-type="float" office:value="19023249" calcext:value-type="float">
            <text:p>19023249</text:p>
          </table:table-cell>
          <table:table-cell table:formula="of:=[.A1191]/1000/(60*60*24)" office:value-type="time" office:time-value="PT05H17M03.249S" calcext:value-type="time">
            <text:p>05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6.47" calcext:value-type="float">
            <text:p>1316.47</text:p>
          </table:table-cell>
          <table:table-cell office:value-type="float" office:value="1657.1" calcext:value-type="float">
            <text:p>1657.1</text:p>
          </table:table-cell>
        </table:table-row>
        <table:table-row table:style-name="ro1">
          <table:table-cell office:value-type="float" office:value="19039249" calcext:value-type="float">
            <text:p>19039249</text:p>
          </table:table-cell>
          <table:table-cell table:formula="of:=[.A1192]/1000/(60*60*24)" office:value-type="time" office:time-value="PT05H17M19.249S" calcext:value-type="time">
            <text:p>05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7.55" calcext:value-type="float">
            <text:p>1317.55</text:p>
          </table:table-cell>
          <table:table-cell office:value-type="float" office:value="1658.42" calcext:value-type="float">
            <text:p>1658.42</text:p>
          </table:table-cell>
        </table:table-row>
        <table:table-row table:style-name="ro1">
          <table:table-cell office:value-type="float" office:value="19055249" calcext:value-type="float">
            <text:p>19055249</text:p>
          </table:table-cell>
          <table:table-cell table:formula="of:=[.A1193]/1000/(60*60*24)" office:value-type="time" office:time-value="PT05H17M35.249S" calcext:value-type="time">
            <text:p>05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8.63" calcext:value-type="float">
            <text:p>1318.63</text:p>
          </table:table-cell>
          <table:table-cell office:value-type="float" office:value="1659.74" calcext:value-type="float">
            <text:p>1659.74</text:p>
          </table:table-cell>
        </table:table-row>
        <table:table-row table:style-name="ro1">
          <table:table-cell office:value-type="float" office:value="19071249" calcext:value-type="float">
            <text:p>19071249</text:p>
          </table:table-cell>
          <table:table-cell table:formula="of:=[.A1194]/1000/(60*60*24)" office:value-type="time" office:time-value="PT05H17M51.249S" calcext:value-type="time">
            <text:p>05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19.7" calcext:value-type="float">
            <text:p>1319.7</text:p>
          </table:table-cell>
          <table:table-cell office:value-type="float" office:value="1661.06" calcext:value-type="float">
            <text:p>1661.06</text:p>
          </table:table-cell>
        </table:table-row>
        <table:table-row table:style-name="ro1">
          <table:table-cell office:value-type="float" office:value="19087249" calcext:value-type="float">
            <text:p>19087249</text:p>
          </table:table-cell>
          <table:table-cell table:formula="of:=[.A1195]/1000/(60*60*24)" office:value-type="time" office:time-value="PT05H18M07.249S" calcext:value-type="time">
            <text:p>05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20.78" calcext:value-type="float">
            <text:p>1320.78</text:p>
          </table:table-cell>
          <table:table-cell office:value-type="float" office:value="1662.38" calcext:value-type="float">
            <text:p>1662.38</text:p>
          </table:table-cell>
        </table:table-row>
        <table:table-row table:style-name="ro1">
          <table:table-cell office:value-type="float" office:value="19103249" calcext:value-type="float">
            <text:p>19103249</text:p>
          </table:table-cell>
          <table:table-cell table:formula="of:=[.A1196]/1000/(60*60*24)" office:value-type="time" office:time-value="PT05H18M23.249S" calcext:value-type="time">
            <text:p>05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21.86" calcext:value-type="float">
            <text:p>1321.86</text:p>
          </table:table-cell>
          <table:table-cell office:value-type="float" office:value="1663.7" calcext:value-type="float">
            <text:p>1663.7</text:p>
          </table:table-cell>
        </table:table-row>
        <table:table-row table:style-name="ro1">
          <table:table-cell office:value-type="float" office:value="19119249" calcext:value-type="float">
            <text:p>19119249</text:p>
          </table:table-cell>
          <table:table-cell table:formula="of:=[.A1197]/1000/(60*60*24)" office:value-type="time" office:time-value="PT05H18M39.249S" calcext:value-type="time">
            <text:p>05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22.94" calcext:value-type="float">
            <text:p>1322.94</text:p>
          </table:table-cell>
          <table:table-cell office:value-type="float" office:value="1665.02" calcext:value-type="float">
            <text:p>1665.02</text:p>
          </table:table-cell>
        </table:table-row>
        <table:table-row table:style-name="ro1">
          <table:table-cell office:value-type="float" office:value="19135249" calcext:value-type="float">
            <text:p>19135249</text:p>
          </table:table-cell>
          <table:table-cell table:formula="of:=[.A1198]/1000/(60*60*24)" office:value-type="time" office:time-value="PT05H18M55.249S" calcext:value-type="time">
            <text:p>05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24.02" calcext:value-type="float">
            <text:p>1324.02</text:p>
          </table:table-cell>
          <table:table-cell office:value-type="float" office:value="1666.34" calcext:value-type="float">
            <text:p>1666.34</text:p>
          </table:table-cell>
        </table:table-row>
        <table:table-row table:style-name="ro1">
          <table:table-cell office:value-type="float" office:value="19151249" calcext:value-type="float">
            <text:p>19151249</text:p>
          </table:table-cell>
          <table:table-cell table:formula="of:=[.A1199]/1000/(60*60*24)" office:value-type="time" office:time-value="PT05H19M11.249S" calcext:value-type="time">
            <text:p>05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25.09" calcext:value-type="float">
            <text:p>1325.09</text:p>
          </table:table-cell>
          <table:table-cell office:value-type="float" office:value="1667.66" calcext:value-type="float">
            <text:p>1667.66</text:p>
          </table:table-cell>
        </table:table-row>
        <table:table-row table:style-name="ro1">
          <table:table-cell office:value-type="float" office:value="19167249" calcext:value-type="float">
            <text:p>19167249</text:p>
          </table:table-cell>
          <table:table-cell table:formula="of:=[.A1200]/1000/(60*60*24)" office:value-type="time" office:time-value="PT05H19M27.249S" calcext:value-type="time">
            <text:p>05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326.17" calcext:value-type="float">
            <text:p>1326.17</text:p>
          </table:table-cell>
          <table:table-cell office:value-type="float" office:value="1668.98" calcext:value-type="float">
            <text:p>1668.98</text:p>
          </table:table-cell>
        </table:table-row>
        <table:table-row table:style-name="ro1">
          <table:table-cell office:value-type="float" office:value="19183249" calcext:value-type="float">
            <text:p>19183249</text:p>
          </table:table-cell>
          <table:table-cell table:formula="of:=[.A1201]/1000/(60*60*24)" office:value-type="time" office:time-value="PT05H19M43.249S" calcext:value-type="time">
            <text:p>05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1327.25" calcext:value-type="float">
            <text:p>1327.25</text:p>
          </table:table-cell>
          <table:table-cell office:value-type="float" office:value="1670.3" calcext:value-type="float">
            <text:p>1670.3</text:p>
          </table:table-cell>
        </table:table-row>
        <table:table-row table:style-name="ro1">
          <table:table-cell office:value-type="float" office:value="19199249" calcext:value-type="float">
            <text:p>19199249</text:p>
          </table:table-cell>
          <table:table-cell table:formula="of:=[.A1202]/1000/(60*60*24)" office:value-type="time" office:time-value="PT05H19M59.249S" calcext:value-type="time">
            <text:p>05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28.33" calcext:value-type="float">
            <text:p>1328.33</text:p>
          </table:table-cell>
          <table:table-cell office:value-type="float" office:value="1671.62" calcext:value-type="float">
            <text:p>1671.62</text:p>
          </table:table-cell>
        </table:table-row>
        <table:table-row table:style-name="ro1">
          <table:table-cell office:value-type="float" office:value="19215249" calcext:value-type="float">
            <text:p>19215249</text:p>
          </table:table-cell>
          <table:table-cell table:formula="of:=[.A1203]/1000/(60*60*24)" office:value-type="time" office:time-value="PT05H20M15.249S" calcext:value-type="time">
            <text:p>05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29.41" calcext:value-type="float">
            <text:p>1329.41</text:p>
          </table:table-cell>
          <table:table-cell office:value-type="float" office:value="1672.94" calcext:value-type="float">
            <text:p>1672.94</text:p>
          </table:table-cell>
        </table:table-row>
        <table:table-row table:style-name="ro1">
          <table:table-cell office:value-type="float" office:value="19231249" calcext:value-type="float">
            <text:p>19231249</text:p>
          </table:table-cell>
          <table:table-cell table:formula="of:=[.A1204]/1000/(60*60*24)" office:value-type="time" office:time-value="PT05H20M31.249S" calcext:value-type="time">
            <text:p>05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1330.48" calcext:value-type="float">
            <text:p>1330.48</text:p>
          </table:table-cell>
          <table:table-cell office:value-type="float" office:value="1674.26" calcext:value-type="float">
            <text:p>1674.26</text:p>
          </table:table-cell>
        </table:table-row>
        <table:table-row table:style-name="ro1">
          <table:table-cell office:value-type="float" office:value="19247249" calcext:value-type="float">
            <text:p>19247249</text:p>
          </table:table-cell>
          <table:table-cell table:formula="of:=[.A1205]/1000/(60*60*24)" office:value-type="time" office:time-value="PT05H20M47.249S" calcext:value-type="time">
            <text:p>05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31.56" calcext:value-type="float">
            <text:p>1331.56</text:p>
          </table:table-cell>
          <table:table-cell office:value-type="float" office:value="1675.58" calcext:value-type="float">
            <text:p>1675.58</text:p>
          </table:table-cell>
        </table:table-row>
        <table:table-row table:style-name="ro1">
          <table:table-cell office:value-type="float" office:value="19263249" calcext:value-type="float">
            <text:p>19263249</text:p>
          </table:table-cell>
          <table:table-cell table:formula="of:=[.A1206]/1000/(60*60*24)" office:value-type="time" office:time-value="PT05H21M03.249S" calcext:value-type="time">
            <text:p>05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32.64" calcext:value-type="float">
            <text:p>1332.64</text:p>
          </table:table-cell>
          <table:table-cell office:value-type="float" office:value="1676.9" calcext:value-type="float">
            <text:p>1676.9</text:p>
          </table:table-cell>
        </table:table-row>
        <table:table-row table:style-name="ro1">
          <table:table-cell office:value-type="float" office:value="19279249" calcext:value-type="float">
            <text:p>19279249</text:p>
          </table:table-cell>
          <table:table-cell table:formula="of:=[.A1207]/1000/(60*60*24)" office:value-type="time" office:time-value="PT05H21M19.249S" calcext:value-type="time">
            <text:p>05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33.72" calcext:value-type="float">
            <text:p>1333.72</text:p>
          </table:table-cell>
          <table:table-cell office:value-type="float" office:value="1678.22" calcext:value-type="float">
            <text:p>1678.22</text:p>
          </table:table-cell>
        </table:table-row>
        <table:table-row table:style-name="ro1">
          <table:table-cell office:value-type="float" office:value="19295249" calcext:value-type="float">
            <text:p>19295249</text:p>
          </table:table-cell>
          <table:table-cell table:formula="of:=[.A1208]/1000/(60*60*24)" office:value-type="time" office:time-value="PT05H21M35.249S" calcext:value-type="time">
            <text:p>05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34.8" calcext:value-type="float">
            <text:p>1334.8</text:p>
          </table:table-cell>
          <table:table-cell office:value-type="float" office:value="1679.54" calcext:value-type="float">
            <text:p>1679.54</text:p>
          </table:table-cell>
        </table:table-row>
        <table:table-row table:style-name="ro1">
          <table:table-cell office:value-type="float" office:value="19311249" calcext:value-type="float">
            <text:p>19311249</text:p>
          </table:table-cell>
          <table:table-cell table:formula="of:=[.A1209]/1000/(60*60*24)" office:value-type="time" office:time-value="PT05H21M51.249S" calcext:value-type="time">
            <text:p>05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35.87" calcext:value-type="float">
            <text:p>1335.87</text:p>
          </table:table-cell>
          <table:table-cell office:value-type="float" office:value="1680.86" calcext:value-type="float">
            <text:p>1680.86</text:p>
          </table:table-cell>
        </table:table-row>
        <table:table-row table:style-name="ro1">
          <table:table-cell office:value-type="float" office:value="19327249" calcext:value-type="float">
            <text:p>19327249</text:p>
          </table:table-cell>
          <table:table-cell table:formula="of:=[.A1210]/1000/(60*60*24)" office:value-type="time" office:time-value="PT05H22M07.249S" calcext:value-type="time">
            <text:p>05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1336.95" calcext:value-type="float">
            <text:p>1336.95</text:p>
          </table:table-cell>
          <table:table-cell office:value-type="float" office:value="1682.17" calcext:value-type="float">
            <text:p>1682.17</text:p>
          </table:table-cell>
        </table:table-row>
        <table:table-row table:style-name="ro1">
          <table:table-cell office:value-type="float" office:value="19343249" calcext:value-type="float">
            <text:p>19343249</text:p>
          </table:table-cell>
          <table:table-cell table:formula="of:=[.A1211]/1000/(60*60*24)" office:value-type="time" office:time-value="PT05H22M23.249S" calcext:value-type="time">
            <text:p>05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38.03" calcext:value-type="float">
            <text:p>1338.03</text:p>
          </table:table-cell>
          <table:table-cell office:value-type="float" office:value="1683.49" calcext:value-type="float">
            <text:p>1683.49</text:p>
          </table:table-cell>
        </table:table-row>
        <table:table-row table:style-name="ro1">
          <table:table-cell office:value-type="float" office:value="19359249" calcext:value-type="float">
            <text:p>19359249</text:p>
          </table:table-cell>
          <table:table-cell table:formula="of:=[.A1212]/1000/(60*60*24)" office:value-type="time" office:time-value="PT05H22M39.249S" calcext:value-type="time">
            <text:p>05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39.11" calcext:value-type="float">
            <text:p>1339.11</text:p>
          </table:table-cell>
          <table:table-cell office:value-type="float" office:value="1684.81" calcext:value-type="float">
            <text:p>1684.81</text:p>
          </table:table-cell>
        </table:table-row>
        <table:table-row table:style-name="ro1">
          <table:table-cell office:value-type="float" office:value="19375249" calcext:value-type="float">
            <text:p>19375249</text:p>
          </table:table-cell>
          <table:table-cell table:formula="of:=[.A1213]/1000/(60*60*24)" office:value-type="time" office:time-value="PT05H22M55.249S" calcext:value-type="time">
            <text:p>05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0.19" calcext:value-type="float">
            <text:p>1340.19</text:p>
          </table:table-cell>
          <table:table-cell office:value-type="float" office:value="1686.13" calcext:value-type="float">
            <text:p>1686.13</text:p>
          </table:table-cell>
        </table:table-row>
        <table:table-row table:style-name="ro1">
          <table:table-cell office:value-type="float" office:value="19391249" calcext:value-type="float">
            <text:p>19391249</text:p>
          </table:table-cell>
          <table:table-cell table:formula="of:=[.A1214]/1000/(60*60*24)" office:value-type="time" office:time-value="PT05H23M11.249S" calcext:value-type="time">
            <text:p>05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1341.26" calcext:value-type="float">
            <text:p>1341.26</text:p>
          </table:table-cell>
          <table:table-cell office:value-type="float" office:value="1687.45" calcext:value-type="float">
            <text:p>1687.45</text:p>
          </table:table-cell>
        </table:table-row>
        <table:table-row table:style-name="ro1">
          <table:table-cell office:value-type="float" office:value="19407249" calcext:value-type="float">
            <text:p>19407249</text:p>
          </table:table-cell>
          <table:table-cell table:formula="of:=[.A1215]/1000/(60*60*24)" office:value-type="time" office:time-value="PT05H23M27.249S" calcext:value-type="time">
            <text:p>05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2.34" calcext:value-type="float">
            <text:p>1342.34</text:p>
          </table:table-cell>
          <table:table-cell office:value-type="float" office:value="1688.77" calcext:value-type="float">
            <text:p>1688.77</text:p>
          </table:table-cell>
        </table:table-row>
        <table:table-row table:style-name="ro1">
          <table:table-cell office:value-type="float" office:value="19423249" calcext:value-type="float">
            <text:p>19423249</text:p>
          </table:table-cell>
          <table:table-cell table:formula="of:=[.A1216]/1000/(60*60*24)" office:value-type="time" office:time-value="PT05H23M43.249S" calcext:value-type="time">
            <text:p>05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3.42" calcext:value-type="float">
            <text:p>1343.42</text:p>
          </table:table-cell>
          <table:table-cell office:value-type="float" office:value="1690.09" calcext:value-type="float">
            <text:p>1690.09</text:p>
          </table:table-cell>
        </table:table-row>
        <table:table-row table:style-name="ro1">
          <table:table-cell office:value-type="float" office:value="19439249" calcext:value-type="float">
            <text:p>19439249</text:p>
          </table:table-cell>
          <table:table-cell table:formula="of:=[.A1217]/1000/(60*60*24)" office:value-type="time" office:time-value="PT05H23M59.249S" calcext:value-type="time">
            <text:p>05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4.5" calcext:value-type="float">
            <text:p>1344.5</text:p>
          </table:table-cell>
          <table:table-cell office:value-type="float" office:value="1691.41" calcext:value-type="float">
            <text:p>1691.41</text:p>
          </table:table-cell>
        </table:table-row>
        <table:table-row table:style-name="ro1">
          <table:table-cell office:value-type="float" office:value="19455249" calcext:value-type="float">
            <text:p>19455249</text:p>
          </table:table-cell>
          <table:table-cell table:formula="of:=[.A1218]/1000/(60*60*24)" office:value-type="time" office:time-value="PT05H24M15.249S" calcext:value-type="time">
            <text:p>05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5.58" calcext:value-type="float">
            <text:p>1345.58</text:p>
          </table:table-cell>
          <table:table-cell office:value-type="float" office:value="1692.72" calcext:value-type="float">
            <text:p>1692.72</text:p>
          </table:table-cell>
        </table:table-row>
        <table:table-row table:style-name="ro1">
          <table:table-cell office:value-type="float" office:value="19471249" calcext:value-type="float">
            <text:p>19471249</text:p>
          </table:table-cell>
          <table:table-cell table:formula="of:=[.A1219]/1000/(60*60*24)" office:value-type="time" office:time-value="PT05H24M31.249S" calcext:value-type="time">
            <text:p>05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346.65" calcext:value-type="float">
            <text:p>1346.65</text:p>
          </table:table-cell>
          <table:table-cell office:value-type="float" office:value="1694.04" calcext:value-type="float">
            <text:p>1694.04</text:p>
          </table:table-cell>
        </table:table-row>
        <table:table-row table:style-name="ro1">
          <table:table-cell office:value-type="float" office:value="19487249" calcext:value-type="float">
            <text:p>19487249</text:p>
          </table:table-cell>
          <table:table-cell table:formula="of:=[.A1220]/1000/(60*60*24)" office:value-type="time" office:time-value="PT05H24M47.249S" calcext:value-type="time">
            <text:p>05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347.73" calcext:value-type="float">
            <text:p>1347.73</text:p>
          </table:table-cell>
          <table:table-cell office:value-type="float" office:value="1695.36" calcext:value-type="float">
            <text:p>1695.36</text:p>
          </table:table-cell>
        </table:table-row>
        <table:table-row table:style-name="ro1">
          <table:table-cell office:value-type="float" office:value="19503249" calcext:value-type="float">
            <text:p>19503249</text:p>
          </table:table-cell>
          <table:table-cell table:formula="of:=[.A1221]/1000/(60*60*24)" office:value-type="time" office:time-value="PT05H25M03.249S" calcext:value-type="time">
            <text:p>05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8.81" calcext:value-type="float">
            <text:p>1348.81</text:p>
          </table:table-cell>
          <table:table-cell office:value-type="float" office:value="1696.68" calcext:value-type="float">
            <text:p>1696.68</text:p>
          </table:table-cell>
        </table:table-row>
        <table:table-row table:style-name="ro1">
          <table:table-cell office:value-type="float" office:value="19519249" calcext:value-type="float">
            <text:p>19519249</text:p>
          </table:table-cell>
          <table:table-cell table:formula="of:=[.A1222]/1000/(60*60*24)" office:value-type="time" office:time-value="PT05H25M19.249S" calcext:value-type="time">
            <text:p>05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49.89" calcext:value-type="float">
            <text:p>1349.89</text:p>
          </table:table-cell>
          <table:table-cell office:value-type="float" office:value="1697.99" calcext:value-type="float">
            <text:p>1697.99</text:p>
          </table:table-cell>
        </table:table-row>
        <table:table-row table:style-name="ro1">
          <table:table-cell office:value-type="float" office:value="19535249" calcext:value-type="float">
            <text:p>19535249</text:p>
          </table:table-cell>
          <table:table-cell table:formula="of:=[.A1223]/1000/(60*60*24)" office:value-type="time" office:time-value="PT05H25M35.249S" calcext:value-type="time">
            <text:p>05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350.96" calcext:value-type="float">
            <text:p>1350.96</text:p>
          </table:table-cell>
          <table:table-cell office:value-type="float" office:value="1699.31" calcext:value-type="float">
            <text:p>1699.31</text:p>
          </table:table-cell>
        </table:table-row>
        <table:table-row table:style-name="ro1">
          <table:table-cell office:value-type="float" office:value="19551249" calcext:value-type="float">
            <text:p>19551249</text:p>
          </table:table-cell>
          <table:table-cell table:formula="of:=[.A1224]/1000/(60*60*24)" office:value-type="time" office:time-value="PT05H25M51.249S" calcext:value-type="time">
            <text:p>05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352.04" calcext:value-type="float">
            <text:p>1352.04</text:p>
          </table:table-cell>
          <table:table-cell office:value-type="float" office:value="1700.63" calcext:value-type="float">
            <text:p>1700.63</text:p>
          </table:table-cell>
        </table:table-row>
        <table:table-row table:style-name="ro1">
          <table:table-cell office:value-type="float" office:value="19567249" calcext:value-type="float">
            <text:p>19567249</text:p>
          </table:table-cell>
          <table:table-cell table:formula="of:=[.A1225]/1000/(60*60*24)" office:value-type="time" office:time-value="PT05H26M07.249S" calcext:value-type="time">
            <text:p>05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353.12" calcext:value-type="float">
            <text:p>1353.12</text:p>
          </table:table-cell>
          <table:table-cell office:value-type="float" office:value="1701.94" calcext:value-type="float">
            <text:p>1701.94</text:p>
          </table:table-cell>
        </table:table-row>
        <table:table-row table:style-name="ro1">
          <table:table-cell office:value-type="float" office:value="19583249" calcext:value-type="float">
            <text:p>19583249</text:p>
          </table:table-cell>
          <table:table-cell table:formula="of:=[.A1226]/1000/(60*60*24)" office:value-type="time" office:time-value="PT05H26M23.249S" calcext:value-type="time">
            <text:p>05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1354.2" calcext:value-type="float">
            <text:p>1354.2</text:p>
          </table:table-cell>
          <table:table-cell office:value-type="float" office:value="1703.26" calcext:value-type="float">
            <text:p>1703.26</text:p>
          </table:table-cell>
        </table:table-row>
        <table:table-row table:style-name="ro1">
          <table:table-cell office:value-type="float" office:value="19599249" calcext:value-type="float">
            <text:p>19599249</text:p>
          </table:table-cell>
          <table:table-cell table:formula="of:=[.A1227]/1000/(60*60*24)" office:value-type="time" office:time-value="PT05H26M39.249S" calcext:value-type="time">
            <text:p>05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355.27" calcext:value-type="float">
            <text:p>1355.27</text:p>
          </table:table-cell>
          <table:table-cell office:value-type="float" office:value="1704.58" calcext:value-type="float">
            <text:p>1704.58</text:p>
          </table:table-cell>
        </table:table-row>
        <table:table-row table:style-name="ro1">
          <table:table-cell office:value-type="float" office:value="19615249" calcext:value-type="float">
            <text:p>19615249</text:p>
          </table:table-cell>
          <table:table-cell table:formula="of:=[.A1228]/1000/(60*60*24)" office:value-type="time" office:time-value="PT05H26M55.249S" calcext:value-type="time">
            <text:p>05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356.35" calcext:value-type="float">
            <text:p>1356.35</text:p>
          </table:table-cell>
          <table:table-cell office:value-type="float" office:value="1705.9" calcext:value-type="float">
            <text:p>1705.9</text:p>
          </table:table-cell>
        </table:table-row>
        <table:table-row table:style-name="ro1">
          <table:table-cell office:value-type="float" office:value="19631249" calcext:value-type="float">
            <text:p>19631249</text:p>
          </table:table-cell>
          <table:table-cell table:formula="of:=[.A1229]/1000/(60*60*24)" office:value-type="time" office:time-value="PT05H27M11.249S" calcext:value-type="time">
            <text:p>05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1357.43" calcext:value-type="float">
            <text:p>1357.43</text:p>
          </table:table-cell>
          <table:table-cell office:value-type="float" office:value="1707.21" calcext:value-type="float">
            <text:p>1707.21</text:p>
          </table:table-cell>
        </table:table-row>
        <table:table-row table:style-name="ro1">
          <table:table-cell office:value-type="float" office:value="19647249" calcext:value-type="float">
            <text:p>19647249</text:p>
          </table:table-cell>
          <table:table-cell table:formula="of:=[.A1230]/1000/(60*60*24)" office:value-type="time" office:time-value="PT05H27M27.249S" calcext:value-type="time">
            <text:p>05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358.51" calcext:value-type="float">
            <text:p>1358.51</text:p>
          </table:table-cell>
          <table:table-cell office:value-type="float" office:value="1708.53" calcext:value-type="float">
            <text:p>1708.53</text:p>
          </table:table-cell>
        </table:table-row>
        <table:table-row table:style-name="ro1">
          <table:table-cell office:value-type="float" office:value="19663249" calcext:value-type="float">
            <text:p>19663249</text:p>
          </table:table-cell>
          <table:table-cell table:formula="of:=[.A1231]/1000/(60*60*24)" office:value-type="time" office:time-value="PT05H27M43.249S" calcext:value-type="time">
            <text:p>05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59.58" calcext:value-type="float">
            <text:p>1359.58</text:p>
          </table:table-cell>
          <table:table-cell office:value-type="float" office:value="1709.84" calcext:value-type="float">
            <text:p>1709.84</text:p>
          </table:table-cell>
        </table:table-row>
        <table:table-row table:style-name="ro1">
          <table:table-cell office:value-type="float" office:value="19679249" calcext:value-type="float">
            <text:p>19679249</text:p>
          </table:table-cell>
          <table:table-cell table:formula="of:=[.A1232]/1000/(60*60*24)" office:value-type="time" office:time-value="PT05H27M59.249S" calcext:value-type="time">
            <text:p>05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60.66" calcext:value-type="float">
            <text:p>1360.66</text:p>
          </table:table-cell>
          <table:table-cell office:value-type="float" office:value="1711.16" calcext:value-type="float">
            <text:p>1711.16</text:p>
          </table:table-cell>
        </table:table-row>
        <table:table-row table:style-name="ro1">
          <table:table-cell office:value-type="float" office:value="19695249" calcext:value-type="float">
            <text:p>19695249</text:p>
          </table:table-cell>
          <table:table-cell table:formula="of:=[.A1233]/1000/(60*60*24)" office:value-type="time" office:time-value="PT05H28M15.249S" calcext:value-type="time">
            <text:p>05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61.73" calcext:value-type="float">
            <text:p>1361.73</text:p>
          </table:table-cell>
          <table:table-cell office:value-type="float" office:value="1712.47" calcext:value-type="float">
            <text:p>1712.47</text:p>
          </table:table-cell>
        </table:table-row>
        <table:table-row table:style-name="ro1">
          <table:table-cell office:value-type="float" office:value="19711249" calcext:value-type="float">
            <text:p>19711249</text:p>
          </table:table-cell>
          <table:table-cell table:formula="of:=[.A1234]/1000/(60*60*24)" office:value-type="time" office:time-value="PT05H28M31.249S" calcext:value-type="time">
            <text:p>05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362.81" calcext:value-type="float">
            <text:p>1362.81</text:p>
          </table:table-cell>
          <table:table-cell office:value-type="float" office:value="1713.79" calcext:value-type="float">
            <text:p>1713.79</text:p>
          </table:table-cell>
        </table:table-row>
        <table:table-row table:style-name="ro1">
          <table:table-cell office:value-type="float" office:value="19727249" calcext:value-type="float">
            <text:p>19727249</text:p>
          </table:table-cell>
          <table:table-cell table:formula="of:=[.A1235]/1000/(60*60*24)" office:value-type="time" office:time-value="PT05H28M47.249S" calcext:value-type="time">
            <text:p>05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363.89" calcext:value-type="float">
            <text:p>1363.89</text:p>
          </table:table-cell>
          <table:table-cell office:value-type="float" office:value="1715.11" calcext:value-type="float">
            <text:p>1715.11</text:p>
          </table:table-cell>
        </table:table-row>
        <table:table-row table:style-name="ro1">
          <table:table-cell office:value-type="float" office:value="19743249" calcext:value-type="float">
            <text:p>19743249</text:p>
          </table:table-cell>
          <table:table-cell table:formula="of:=[.A1236]/1000/(60*60*24)" office:value-type="time" office:time-value="PT05H29M03.249S" calcext:value-type="time">
            <text:p>05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64.96" calcext:value-type="float">
            <text:p>1364.96</text:p>
          </table:table-cell>
          <table:table-cell office:value-type="float" office:value="1716.42" calcext:value-type="float">
            <text:p>1716.42</text:p>
          </table:table-cell>
        </table:table-row>
        <table:table-row table:style-name="ro1">
          <table:table-cell office:value-type="float" office:value="19759249" calcext:value-type="float">
            <text:p>19759249</text:p>
          </table:table-cell>
          <table:table-cell table:formula="of:=[.A1237]/1000/(60*60*24)" office:value-type="time" office:time-value="PT05H29M19.249S" calcext:value-type="time">
            <text:p>05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366.04" calcext:value-type="float">
            <text:p>1366.04</text:p>
          </table:table-cell>
          <table:table-cell office:value-type="float" office:value="1717.74" calcext:value-type="float">
            <text:p>1717.74</text:p>
          </table:table-cell>
        </table:table-row>
        <table:table-row table:style-name="ro1">
          <table:table-cell office:value-type="float" office:value="19775249" calcext:value-type="float">
            <text:p>19775249</text:p>
          </table:table-cell>
          <table:table-cell table:formula="of:=[.A1238]/1000/(60*60*24)" office:value-type="time" office:time-value="PT05H29M35.249S" calcext:value-type="time">
            <text:p>05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67.12" calcext:value-type="float">
            <text:p>1367.12</text:p>
          </table:table-cell>
          <table:table-cell office:value-type="float" office:value="1719.05" calcext:value-type="float">
            <text:p>1719.05</text:p>
          </table:table-cell>
        </table:table-row>
        <table:table-row table:style-name="ro1">
          <table:table-cell office:value-type="float" office:value="19791249" calcext:value-type="float">
            <text:p>19791249</text:p>
          </table:table-cell>
          <table:table-cell table:formula="of:=[.A1239]/1000/(60*60*24)" office:value-type="time" office:time-value="PT05H29M51.249S" calcext:value-type="time">
            <text:p>05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68.19" calcext:value-type="float">
            <text:p>1368.19</text:p>
          </table:table-cell>
          <table:table-cell office:value-type="float" office:value="1720.37" calcext:value-type="float">
            <text:p>1720.37</text:p>
          </table:table-cell>
        </table:table-row>
        <table:table-row table:style-name="ro1">
          <table:table-cell office:value-type="float" office:value="19807249" calcext:value-type="float">
            <text:p>19807249</text:p>
          </table:table-cell>
          <table:table-cell table:formula="of:=[.A1240]/1000/(60*60*24)" office:value-type="time" office:time-value="PT05H30M07.249S" calcext:value-type="time">
            <text:p>05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369.27" calcext:value-type="float">
            <text:p>1369.27</text:p>
          </table:table-cell>
          <table:table-cell office:value-type="float" office:value="1721.68" calcext:value-type="float">
            <text:p>1721.68</text:p>
          </table:table-cell>
        </table:table-row>
        <table:table-row table:style-name="ro1">
          <table:table-cell office:value-type="float" office:value="19823249" calcext:value-type="float">
            <text:p>19823249</text:p>
          </table:table-cell>
          <table:table-cell table:formula="of:=[.A1241]/1000/(60*60*24)" office:value-type="time" office:time-value="PT05H30M23.249S" calcext:value-type="time">
            <text:p>05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370.35" calcext:value-type="float">
            <text:p>1370.35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float" office:value="19839249" calcext:value-type="float">
            <text:p>19839249</text:p>
          </table:table-cell>
          <table:table-cell table:formula="of:=[.A1242]/1000/(60*60*24)" office:value-type="time" office:time-value="PT05H30M39.249S" calcext:value-type="time">
            <text:p>05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71.42" calcext:value-type="float">
            <text:p>1371.42</text:p>
          </table:table-cell>
          <table:table-cell office:value-type="float" office:value="1724.31" calcext:value-type="float">
            <text:p>1724.31</text:p>
          </table:table-cell>
        </table:table-row>
        <table:table-row table:style-name="ro1">
          <table:table-cell office:value-type="float" office:value="19855249" calcext:value-type="float">
            <text:p>19855249</text:p>
          </table:table-cell>
          <table:table-cell table:formula="of:=[.A1243]/1000/(60*60*24)" office:value-type="time" office:time-value="PT05H30M55.249S" calcext:value-type="time">
            <text:p>05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72.5" calcext:value-type="float">
            <text:p>1372.5</text:p>
          </table:table-cell>
          <table:table-cell office:value-type="float" office:value="1725.63" calcext:value-type="float">
            <text:p>1725.63</text:p>
          </table:table-cell>
        </table:table-row>
        <table:table-row table:style-name="ro1">
          <table:table-cell office:value-type="float" office:value="19871249" calcext:value-type="float">
            <text:p>19871249</text:p>
          </table:table-cell>
          <table:table-cell table:formula="of:=[.A1244]/1000/(60*60*24)" office:value-type="time" office:time-value="PT05H31M11.249S" calcext:value-type="time">
            <text:p>05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373.58" calcext:value-type="float">
            <text:p>1373.58</text:p>
          </table:table-cell>
          <table:table-cell office:value-type="float" office:value="1726.94" calcext:value-type="float">
            <text:p>1726.94</text:p>
          </table:table-cell>
        </table:table-row>
        <table:table-row table:style-name="ro1">
          <table:table-cell office:value-type="float" office:value="19887249" calcext:value-type="float">
            <text:p>19887249</text:p>
          </table:table-cell>
          <table:table-cell table:formula="of:=[.A1245]/1000/(60*60*24)" office:value-type="time" office:time-value="PT05H31M27.249S" calcext:value-type="time">
            <text:p>05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728.26" calcext:value-type="float">
            <text:p>1728.26</text:p>
          </table:table-cell>
        </table:table-row>
        <table:table-row table:style-name="ro1">
          <table:table-cell office:value-type="float" office:value="19903249" calcext:value-type="float">
            <text:p>19903249</text:p>
          </table:table-cell>
          <table:table-cell table:formula="of:=[.A1246]/1000/(60*60*24)" office:value-type="time" office:time-value="PT05H31M43.249S" calcext:value-type="time">
            <text:p>05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75.73" calcext:value-type="float">
            <text:p>1375.73</text:p>
          </table:table-cell>
          <table:table-cell office:value-type="float" office:value="1729.57" calcext:value-type="float">
            <text:p>1729.57</text:p>
          </table:table-cell>
        </table:table-row>
        <table:table-row table:style-name="ro1">
          <table:table-cell office:value-type="float" office:value="19919249" calcext:value-type="float">
            <text:p>19919249</text:p>
          </table:table-cell>
          <table:table-cell table:formula="of:=[.A1247]/1000/(60*60*24)" office:value-type="time" office:time-value="PT05H31M59.249S" calcext:value-type="time">
            <text:p>05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76.8" calcext:value-type="float">
            <text:p>1376.8</text:p>
          </table:table-cell>
          <table:table-cell office:value-type="float" office:value="1730.89" calcext:value-type="float">
            <text:p>1730.89</text:p>
          </table:table-cell>
        </table:table-row>
        <table:table-row table:style-name="ro1">
          <table:table-cell office:value-type="float" office:value="19935249" calcext:value-type="float">
            <text:p>19935249</text:p>
          </table:table-cell>
          <table:table-cell table:formula="of:=[.A1248]/1000/(60*60*24)" office:value-type="time" office:time-value="PT05H32M15.249S" calcext:value-type="time">
            <text:p>05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77.88" calcext:value-type="float">
            <text:p>1377.88</text:p>
          </table:table-cell>
          <table:table-cell office:value-type="float" office:value="1732.2" calcext:value-type="float">
            <text:p>1732.2</text:p>
          </table:table-cell>
        </table:table-row>
        <table:table-row table:style-name="ro1">
          <table:table-cell office:value-type="float" office:value="19951249" calcext:value-type="float">
            <text:p>19951249</text:p>
          </table:table-cell>
          <table:table-cell table:formula="of:=[.A1249]/1000/(60*60*24)" office:value-type="time" office:time-value="PT05H32M31.249S" calcext:value-type="time">
            <text:p>05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78.96" calcext:value-type="float">
            <text:p>1378.96</text:p>
          </table:table-cell>
          <table:table-cell office:value-type="float" office:value="1733.52" calcext:value-type="float">
            <text:p>1733.52</text:p>
          </table:table-cell>
        </table:table-row>
        <table:table-row table:style-name="ro1">
          <table:table-cell office:value-type="float" office:value="19967249" calcext:value-type="float">
            <text:p>19967249</text:p>
          </table:table-cell>
          <table:table-cell table:formula="of:=[.A1250]/1000/(60*60*24)" office:value-type="time" office:time-value="PT05H32M47.249S" calcext:value-type="time">
            <text:p>05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80.03" calcext:value-type="float">
            <text:p>1380.03</text:p>
          </table:table-cell>
          <table:table-cell office:value-type="float" office:value="1734.83" calcext:value-type="float">
            <text:p>1734.83</text:p>
          </table:table-cell>
        </table:table-row>
        <table:table-row table:style-name="ro1">
          <table:table-cell office:value-type="float" office:value="19983249" calcext:value-type="float">
            <text:p>19983249</text:p>
          </table:table-cell>
          <table:table-cell table:formula="of:=[.A1251]/1000/(60*60*24)" office:value-type="time" office:time-value="PT05H33M03.249S" calcext:value-type="time">
            <text:p>05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381.11" calcext:value-type="float">
            <text:p>1381.11</text:p>
          </table:table-cell>
          <table:table-cell office:value-type="float" office:value="1736.15" calcext:value-type="float">
            <text:p>1736.15</text:p>
          </table:table-cell>
        </table:table-row>
        <table:table-row table:style-name="ro1">
          <table:table-cell office:value-type="float" office:value="19999249" calcext:value-type="float">
            <text:p>19999249</text:p>
          </table:table-cell>
          <table:table-cell table:formula="of:=[.A1252]/1000/(60*60*24)" office:value-type="time" office:time-value="PT05H33M19.249S" calcext:value-type="time">
            <text:p>05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382.19" calcext:value-type="float">
            <text:p>1382.19</text:p>
          </table:table-cell>
          <table:table-cell office:value-type="float" office:value="1737.46" calcext:value-type="float">
            <text:p>1737.46</text:p>
          </table:table-cell>
        </table:table-row>
        <table:table-row table:style-name="ro1">
          <table:table-cell office:value-type="float" office:value="20015248" calcext:value-type="float">
            <text:p>20015248</text:p>
          </table:table-cell>
          <table:table-cell table:formula="of:=[.A1253]/1000/(60*60*24)" office:value-type="time" office:time-value="PT05H33M35.248S" calcext:value-type="time">
            <text:p>05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383.26" calcext:value-type="float">
            <text:p>1383.26</text:p>
          </table:table-cell>
          <table:table-cell office:value-type="float" office:value="1738.77" calcext:value-type="float">
            <text:p>1738.77</text:p>
          </table:table-cell>
        </table:table-row>
        <table:table-row table:style-name="ro1">
          <table:table-cell office:value-type="float" office:value="20031249" calcext:value-type="float">
            <text:p>20031249</text:p>
          </table:table-cell>
          <table:table-cell table:formula="of:=[.A1254]/1000/(60*60*24)" office:value-type="time" office:time-value="PT05H33M51.249S" calcext:value-type="time">
            <text:p>05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384.34" calcext:value-type="float">
            <text:p>1384.34</text:p>
          </table:table-cell>
          <table:table-cell office:value-type="float" office:value="1740.09" calcext:value-type="float">
            <text:p>1740.09</text:p>
          </table:table-cell>
        </table:table-row>
        <table:table-row table:style-name="ro1">
          <table:table-cell office:value-type="float" office:value="20047249" calcext:value-type="float">
            <text:p>20047249</text:p>
          </table:table-cell>
          <table:table-cell table:formula="of:=[.A1255]/1000/(60*60*24)" office:value-type="time" office:time-value="PT05H34M07.249S" calcext:value-type="time">
            <text:p>05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85.41" calcext:value-type="float">
            <text:p>1385.41</text:p>
          </table:table-cell>
          <table:table-cell office:value-type="float" office:value="1741.4" calcext:value-type="float">
            <text:p>1741.4</text:p>
          </table:table-cell>
        </table:table-row>
        <table:table-row table:style-name="ro1">
          <table:table-cell office:value-type="float" office:value="20063249" calcext:value-type="float">
            <text:p>20063249</text:p>
          </table:table-cell>
          <table:table-cell table:formula="of:=[.A1256]/1000/(60*60*24)" office:value-type="time" office:time-value="PT05H34M23.249S" calcext:value-type="time">
            <text:p>05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" calcext:value-type="float">
            <text:p>296.5</text:p>
          </table:table-cell>
          <table:table-cell office:value-type="float" office:value="1386.49" calcext:value-type="float">
            <text:p>1386.49</text:p>
          </table:table-cell>
          <table:table-cell office:value-type="float" office:value="1742.72" calcext:value-type="float">
            <text:p>1742.72</text:p>
          </table:table-cell>
        </table:table-row>
        <table:table-row table:style-name="ro1">
          <table:table-cell office:value-type="float" office:value="20079249" calcext:value-type="float">
            <text:p>20079249</text:p>
          </table:table-cell>
          <table:table-cell table:formula="of:=[.A1257]/1000/(60*60*24)" office:value-type="time" office:time-value="PT05H34M39.249S" calcext:value-type="time">
            <text:p>05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6.38" calcext:value-type="float">
            <text:p>296.38</text:p>
          </table:table-cell>
          <table:table-cell office:value-type="float" office:value="1387.57" calcext:value-type="float">
            <text:p>1387.57</text:p>
          </table:table-cell>
          <table:table-cell office:value-type="float" office:value="1744.03" calcext:value-type="float">
            <text:p>1744.03</text:p>
          </table:table-cell>
        </table:table-row>
        <table:table-row table:style-name="ro1">
          <table:table-cell office:value-type="float" office:value="20095249" calcext:value-type="float">
            <text:p>20095249</text:p>
          </table:table-cell>
          <table:table-cell table:formula="of:=[.A1258]/1000/(60*60*24)" office:value-type="time" office:time-value="PT05H34M55.249S" calcext:value-type="time">
            <text:p>05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88.64" calcext:value-type="float">
            <text:p>1388.64</text:p>
          </table:table-cell>
          <table:table-cell office:value-type="float" office:value="1745.35" calcext:value-type="float">
            <text:p>1745.35</text:p>
          </table:table-cell>
        </table:table-row>
        <table:table-row table:style-name="ro1">
          <table:table-cell office:value-type="float" office:value="20111249" calcext:value-type="float">
            <text:p>20111249</text:p>
          </table:table-cell>
          <table:table-cell table:formula="of:=[.A1259]/1000/(60*60*24)" office:value-type="time" office:time-value="PT05H35M11.249S" calcext:value-type="time">
            <text:p>05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89.72" calcext:value-type="float">
            <text:p>1389.72</text:p>
          </table:table-cell>
          <table:table-cell office:value-type="float" office:value="1746.66" calcext:value-type="float">
            <text:p>1746.66</text:p>
          </table:table-cell>
        </table:table-row>
        <table:table-row table:style-name="ro1">
          <table:table-cell office:value-type="float" office:value="20127249" calcext:value-type="float">
            <text:p>20127249</text:p>
          </table:table-cell>
          <table:table-cell table:formula="of:=[.A1260]/1000/(60*60*24)" office:value-type="time" office:time-value="PT05H35M27.249S" calcext:value-type="time">
            <text:p>05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90.79" calcext:value-type="float">
            <text:p>1390.79</text:p>
          </table:table-cell>
          <table:table-cell office:value-type="float" office:value="1747.97" calcext:value-type="float">
            <text:p>1747.97</text:p>
          </table:table-cell>
        </table:table-row>
        <table:table-row table:style-name="ro1">
          <table:table-cell office:value-type="float" office:value="20143249" calcext:value-type="float">
            <text:p>20143249</text:p>
          </table:table-cell>
          <table:table-cell table:formula="of:=[.A1261]/1000/(60*60*24)" office:value-type="time" office:time-value="PT05H35M43.249S" calcext:value-type="time">
            <text:p>05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91.87" calcext:value-type="float">
            <text:p>1391.87</text:p>
          </table:table-cell>
          <table:table-cell office:value-type="float" office:value="1749.29" calcext:value-type="float">
            <text:p>1749.29</text:p>
          </table:table-cell>
        </table:table-row>
        <table:table-row table:style-name="ro1">
          <table:table-cell office:value-type="float" office:value="20159249" calcext:value-type="float">
            <text:p>20159249</text:p>
          </table:table-cell>
          <table:table-cell table:formula="of:=[.A1262]/1000/(60*60*24)" office:value-type="time" office:time-value="PT05H35M59.249S" calcext:value-type="time">
            <text:p>05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392.95" calcext:value-type="float">
            <text:p>1392.95</text:p>
          </table:table-cell>
          <table:table-cell office:value-type="float" office:value="1750.6" calcext:value-type="float">
            <text:p>1750.6</text:p>
          </table:table-cell>
        </table:table-row>
        <table:table-row table:style-name="ro1">
          <table:table-cell office:value-type="float" office:value="20175249" calcext:value-type="float">
            <text:p>20175249</text:p>
          </table:table-cell>
          <table:table-cell table:formula="of:=[.A1263]/1000/(60*60*24)" office:value-type="time" office:time-value="PT05H36M15.249S" calcext:value-type="time">
            <text:p>05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394.02" calcext:value-type="float">
            <text:p>1394.02</text:p>
          </table:table-cell>
          <table:table-cell office:value-type="float" office:value="1751.91" calcext:value-type="float">
            <text:p>1751.91</text:p>
          </table:table-cell>
        </table:table-row>
        <table:table-row table:style-name="ro1">
          <table:table-cell office:value-type="float" office:value="20191249" calcext:value-type="float">
            <text:p>20191249</text:p>
          </table:table-cell>
          <table:table-cell table:formula="of:=[.A1264]/1000/(60*60*24)" office:value-type="time" office:time-value="PT05H36M31.249S" calcext:value-type="time">
            <text:p>05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395.1" calcext:value-type="float">
            <text:p>1395.1</text:p>
          </table:table-cell>
          <table:table-cell office:value-type="float" office:value="1753.22" calcext:value-type="float">
            <text:p>1753.22</text:p>
          </table:table-cell>
        </table:table-row>
        <table:table-row table:style-name="ro1">
          <table:table-cell office:value-type="float" office:value="20207249" calcext:value-type="float">
            <text:p>20207249</text:p>
          </table:table-cell>
          <table:table-cell table:formula="of:=[.A1265]/1000/(60*60*24)" office:value-type="time" office:time-value="PT05H36M47.249S" calcext:value-type="time">
            <text:p>05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396.17" calcext:value-type="float">
            <text:p>1396.17</text:p>
          </table:table-cell>
          <table:table-cell office:value-type="float" office:value="1754.54" calcext:value-type="float">
            <text:p>1754.54</text:p>
          </table:table-cell>
        </table:table-row>
        <table:table-row table:style-name="ro1">
          <table:table-cell office:value-type="float" office:value="20223249" calcext:value-type="float">
            <text:p>20223249</text:p>
          </table:table-cell>
          <table:table-cell table:formula="of:=[.A1266]/1000/(60*60*24)" office:value-type="time" office:time-value="PT05H37M03.249S" calcext:value-type="time">
            <text:p>05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397.25" calcext:value-type="float">
            <text:p>1397.25</text:p>
          </table:table-cell>
          <table:table-cell office:value-type="float" office:value="1755.85" calcext:value-type="float">
            <text:p>1755.85</text:p>
          </table:table-cell>
        </table:table-row>
        <table:table-row table:style-name="ro1">
          <table:table-cell office:value-type="float" office:value="20239249" calcext:value-type="float">
            <text:p>20239249</text:p>
          </table:table-cell>
          <table:table-cell table:formula="of:=[.A1267]/1000/(60*60*24)" office:value-type="time" office:time-value="PT05H37M19.249S" calcext:value-type="time">
            <text:p>05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398.33" calcext:value-type="float">
            <text:p>1398.33</text:p>
          </table:table-cell>
          <table:table-cell office:value-type="float" office:value="1757.16" calcext:value-type="float">
            <text:p>1757.16</text:p>
          </table:table-cell>
        </table:table-row>
        <table:table-row table:style-name="ro1">
          <table:table-cell office:value-type="float" office:value="20255249" calcext:value-type="float">
            <text:p>20255249</text:p>
          </table:table-cell>
          <table:table-cell table:formula="of:=[.A1268]/1000/(60*60*24)" office:value-type="time" office:time-value="PT05H37M35.249S" calcext:value-type="time">
            <text:p>05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6.26" calcext:value-type="float">
            <text:p>296.26</text:p>
          </table:table-cell>
          <table:table-cell office:value-type="float" office:value="1399.4" calcext:value-type="float">
            <text:p>1399.4</text:p>
          </table:table-cell>
          <table:table-cell office:value-type="float" office:value="1758.48" calcext:value-type="float">
            <text:p>1758.48</text:p>
          </table:table-cell>
        </table:table-row>
        <table:table-row table:style-name="ro1">
          <table:table-cell office:value-type="float" office:value="20271249" calcext:value-type="float">
            <text:p>20271249</text:p>
          </table:table-cell>
          <table:table-cell table:formula="of:=[.A1269]/1000/(60*60*24)" office:value-type="time" office:time-value="PT05H37M51.249S" calcext:value-type="time">
            <text:p>05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00.48" calcext:value-type="float">
            <text:p>1400.48</text:p>
          </table:table-cell>
          <table:table-cell office:value-type="float" office:value="1759.79" calcext:value-type="float">
            <text:p>1759.79</text:p>
          </table:table-cell>
        </table:table-row>
        <table:table-row table:style-name="ro1">
          <table:table-cell office:value-type="float" office:value="20287249" calcext:value-type="float">
            <text:p>20287249</text:p>
          </table:table-cell>
          <table:table-cell table:formula="of:=[.A1270]/1000/(60*60*24)" office:value-type="time" office:time-value="PT05H38M07.249S" calcext:value-type="time">
            <text:p>05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401.55" calcext:value-type="float">
            <text:p>1401.55</text:p>
          </table:table-cell>
          <table:table-cell office:value-type="float" office:value="1761.1" calcext:value-type="float">
            <text:p>1761.1</text:p>
          </table:table-cell>
        </table:table-row>
        <table:table-row table:style-name="ro1">
          <table:table-cell office:value-type="float" office:value="20303249" calcext:value-type="float">
            <text:p>20303249</text:p>
          </table:table-cell>
          <table:table-cell table:formula="of:=[.A1271]/1000/(60*60*24)" office:value-type="time" office:time-value="PT05H38M23.249S" calcext:value-type="time">
            <text:p>05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02.63" calcext:value-type="float">
            <text:p>1402.63</text:p>
          </table:table-cell>
          <table:table-cell office:value-type="float" office:value="1762.42" calcext:value-type="float">
            <text:p>1762.42</text:p>
          </table:table-cell>
        </table:table-row>
        <table:table-row table:style-name="ro1">
          <table:table-cell office:value-type="float" office:value="20319249" calcext:value-type="float">
            <text:p>20319249</text:p>
          </table:table-cell>
          <table:table-cell table:formula="of:=[.A1272]/1000/(60*60*24)" office:value-type="time" office:time-value="PT05H38M39.249S" calcext:value-type="time">
            <text:p>05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403.7" calcext:value-type="float">
            <text:p>1403.7</text:p>
          </table:table-cell>
          <table:table-cell office:value-type="float" office:value="1763.73" calcext:value-type="float">
            <text:p>1763.73</text:p>
          </table:table-cell>
        </table:table-row>
        <table:table-row table:style-name="ro1">
          <table:table-cell office:value-type="float" office:value="20335249" calcext:value-type="float">
            <text:p>20335249</text:p>
          </table:table-cell>
          <table:table-cell table:formula="of:=[.A1273]/1000/(60*60*24)" office:value-type="time" office:time-value="PT05H38M55.249S" calcext:value-type="time">
            <text:p>05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04.78" calcext:value-type="float">
            <text:p>1404.78</text:p>
          </table:table-cell>
          <table:table-cell office:value-type="float" office:value="1765.04" calcext:value-type="float">
            <text:p>1765.04</text:p>
          </table:table-cell>
        </table:table-row>
        <table:table-row table:style-name="ro1">
          <table:table-cell office:value-type="float" office:value="20351249" calcext:value-type="float">
            <text:p>20351249</text:p>
          </table:table-cell>
          <table:table-cell table:formula="of:=[.A1274]/1000/(60*60*24)" office:value-type="time" office:time-value="PT05H39M11.249S" calcext:value-type="time">
            <text:p>05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05.86" calcext:value-type="float">
            <text:p>1405.86</text:p>
          </table:table-cell>
          <table:table-cell office:value-type="float" office:value="1766.35" calcext:value-type="float">
            <text:p>1766.35</text:p>
          </table:table-cell>
        </table:table-row>
        <table:table-row table:style-name="ro1">
          <table:table-cell office:value-type="float" office:value="20367249" calcext:value-type="float">
            <text:p>20367249</text:p>
          </table:table-cell>
          <table:table-cell table:formula="of:=[.A1275]/1000/(60*60*24)" office:value-type="time" office:time-value="PT05H39M27.249S" calcext:value-type="time">
            <text:p>05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06.93" calcext:value-type="float">
            <text:p>1406.93</text:p>
          </table:table-cell>
          <table:table-cell office:value-type="float" office:value="1767.67" calcext:value-type="float">
            <text:p>1767.67</text:p>
          </table:table-cell>
        </table:table-row>
        <table:table-row table:style-name="ro1">
          <table:table-cell office:value-type="float" office:value="20383249" calcext:value-type="float">
            <text:p>20383249</text:p>
          </table:table-cell>
          <table:table-cell table:formula="of:=[.A1276]/1000/(60*60*24)" office:value-type="time" office:time-value="PT05H39M43.249S" calcext:value-type="time">
            <text:p>05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08.01" calcext:value-type="float">
            <text:p>1408.01</text:p>
          </table:table-cell>
          <table:table-cell office:value-type="float" office:value="1768.98" calcext:value-type="float">
            <text:p>1768.98</text:p>
          </table:table-cell>
        </table:table-row>
        <table:table-row table:style-name="ro1">
          <table:table-cell office:value-type="float" office:value="20399249" calcext:value-type="float">
            <text:p>20399249</text:p>
          </table:table-cell>
          <table:table-cell table:formula="of:=[.A1277]/1000/(60*60*24)" office:value-type="time" office:time-value="PT05H39M59.249S" calcext:value-type="time">
            <text:p>05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6.13" calcext:value-type="float">
            <text:p>296.13</text:p>
          </table:table-cell>
          <table:table-cell office:value-type="float" office:value="1409.08" calcext:value-type="float">
            <text:p>1409.08</text:p>
          </table:table-cell>
          <table:table-cell office:value-type="float" office:value="1770.29" calcext:value-type="float">
            <text:p>1770.29</text:p>
          </table:table-cell>
        </table:table-row>
        <table:table-row table:style-name="ro1">
          <table:table-cell office:value-type="float" office:value="20415249" calcext:value-type="float">
            <text:p>20415249</text:p>
          </table:table-cell>
          <table:table-cell table:formula="of:=[.A1278]/1000/(60*60*24)" office:value-type="time" office:time-value="PT05H40M15.249S" calcext:value-type="time">
            <text:p>05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0.16" calcext:value-type="float">
            <text:p>1410.16</text:p>
          </table:table-cell>
          <table:table-cell office:value-type="float" office:value="1771.6" calcext:value-type="float">
            <text:p>1771.6</text:p>
          </table:table-cell>
        </table:table-row>
        <table:table-row table:style-name="ro1">
          <table:table-cell office:value-type="float" office:value="20431249" calcext:value-type="float">
            <text:p>20431249</text:p>
          </table:table-cell>
          <table:table-cell table:formula="of:=[.A1279]/1000/(60*60*24)" office:value-type="time" office:time-value="PT05H40M31.249S" calcext:value-type="time">
            <text:p>05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1.23" calcext:value-type="float">
            <text:p>1411.23</text:p>
          </table:table-cell>
          <table:table-cell office:value-type="float" office:value="1772.92" calcext:value-type="float">
            <text:p>1772.92</text:p>
          </table:table-cell>
        </table:table-row>
        <table:table-row table:style-name="ro1">
          <table:table-cell office:value-type="float" office:value="20447249" calcext:value-type="float">
            <text:p>20447249</text:p>
          </table:table-cell>
          <table:table-cell table:formula="of:=[.A1280]/1000/(60*60*24)" office:value-type="time" office:time-value="PT05H40M47.249S" calcext:value-type="time">
            <text:p>05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2.31" calcext:value-type="float">
            <text:p>1412.31</text:p>
          </table:table-cell>
          <table:table-cell office:value-type="float" office:value="1774.23" calcext:value-type="float">
            <text:p>1774.23</text:p>
          </table:table-cell>
        </table:table-row>
        <table:table-row table:style-name="ro1">
          <table:table-cell office:value-type="float" office:value="20463249" calcext:value-type="float">
            <text:p>20463249</text:p>
          </table:table-cell>
          <table:table-cell table:formula="of:=[.A1281]/1000/(60*60*24)" office:value-type="time" office:time-value="PT05H41M03.249S" calcext:value-type="time">
            <text:p>05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3.38" calcext:value-type="float">
            <text:p>1413.38</text:p>
          </table:table-cell>
          <table:table-cell office:value-type="float" office:value="1775.54" calcext:value-type="float">
            <text:p>1775.54</text:p>
          </table:table-cell>
        </table:table-row>
        <table:table-row table:style-name="ro1">
          <table:table-cell office:value-type="float" office:value="20479249" calcext:value-type="float">
            <text:p>20479249</text:p>
          </table:table-cell>
          <table:table-cell table:formula="of:=[.A1282]/1000/(60*60*24)" office:value-type="time" office:time-value="PT05H41M19.249S" calcext:value-type="time">
            <text:p>05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414.46" calcext:value-type="float">
            <text:p>1414.46</text:p>
          </table:table-cell>
          <table:table-cell office:value-type="float" office:value="1776.85" calcext:value-type="float">
            <text:p>1776.85</text:p>
          </table:table-cell>
        </table:table-row>
        <table:table-row table:style-name="ro1">
          <table:table-cell office:value-type="float" office:value="20495249" calcext:value-type="float">
            <text:p>20495249</text:p>
          </table:table-cell>
          <table:table-cell table:formula="of:=[.A1283]/1000/(60*60*24)" office:value-type="time" office:time-value="PT05H41M35.249S" calcext:value-type="time">
            <text:p>05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5.53" calcext:value-type="float">
            <text:p>1415.53</text:p>
          </table:table-cell>
          <table:table-cell office:value-type="float" office:value="1778.16" calcext:value-type="float">
            <text:p>1778.16</text:p>
          </table:table-cell>
        </table:table-row>
        <table:table-row table:style-name="ro1">
          <table:table-cell office:value-type="float" office:value="20511249" calcext:value-type="float">
            <text:p>20511249</text:p>
          </table:table-cell>
          <table:table-cell table:formula="of:=[.A1284]/1000/(60*60*24)" office:value-type="time" office:time-value="PT05H41M51.249S" calcext:value-type="time">
            <text:p>05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6.61" calcext:value-type="float">
            <text:p>1416.61</text:p>
          </table:table-cell>
          <table:table-cell office:value-type="float" office:value="1779.48" calcext:value-type="float">
            <text:p>1779.48</text:p>
          </table:table-cell>
        </table:table-row>
        <table:table-row table:style-name="ro1">
          <table:table-cell office:value-type="float" office:value="20527249" calcext:value-type="float">
            <text:p>20527249</text:p>
          </table:table-cell>
          <table:table-cell table:formula="of:=[.A1285]/1000/(60*60*24)" office:value-type="time" office:time-value="PT05H42M07.249S" calcext:value-type="time">
            <text:p>05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417.68" calcext:value-type="float">
            <text:p>1417.68</text:p>
          </table:table-cell>
          <table:table-cell office:value-type="float" office:value="1780.79" calcext:value-type="float">
            <text:p>1780.79</text:p>
          </table:table-cell>
        </table:table-row>
        <table:table-row table:style-name="ro1">
          <table:table-cell office:value-type="float" office:value="20543249" calcext:value-type="float">
            <text:p>20543249</text:p>
          </table:table-cell>
          <table:table-cell table:formula="of:=[.A1286]/1000/(60*60*24)" office:value-type="time" office:time-value="PT05H42M23.249S" calcext:value-type="time">
            <text:p>05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8.75" calcext:value-type="float">
            <text:p>1418.75</text:p>
          </table:table-cell>
          <table:table-cell office:value-type="float" office:value="1782.1" calcext:value-type="float">
            <text:p>1782.1</text:p>
          </table:table-cell>
        </table:table-row>
        <table:table-row table:style-name="ro1">
          <table:table-cell office:value-type="float" office:value="20559249" calcext:value-type="float">
            <text:p>20559249</text:p>
          </table:table-cell>
          <table:table-cell table:formula="of:=[.A1287]/1000/(60*60*24)" office:value-type="time" office:time-value="PT05H42M39.249S" calcext:value-type="time">
            <text:p>05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19.83" calcext:value-type="float">
            <text:p>1419.83</text:p>
          </table:table-cell>
          <table:table-cell office:value-type="float" office:value="1783.41" calcext:value-type="float">
            <text:p>1783.41</text:p>
          </table:table-cell>
        </table:table-row>
        <table:table-row table:style-name="ro1">
          <table:table-cell office:value-type="float" office:value="20575249" calcext:value-type="float">
            <text:p>20575249</text:p>
          </table:table-cell>
          <table:table-cell table:formula="of:=[.A1288]/1000/(60*60*24)" office:value-type="time" office:time-value="PT05H42M55.249S" calcext:value-type="time">
            <text:p>05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20.9" calcext:value-type="float">
            <text:p>1420.9</text:p>
          </table:table-cell>
          <table:table-cell office:value-type="float" office:value="1784.72" calcext:value-type="float">
            <text:p>1784.72</text:p>
          </table:table-cell>
        </table:table-row>
        <table:table-row table:style-name="ro1">
          <table:table-cell office:value-type="float" office:value="20591249" calcext:value-type="float">
            <text:p>20591249</text:p>
          </table:table-cell>
          <table:table-cell table:formula="of:=[.A1289]/1000/(60*60*24)" office:value-type="time" office:time-value="PT05H43M11.249S" calcext:value-type="time">
            <text:p>05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21.98" calcext:value-type="float">
            <text:p>1421.98</text:p>
          </table:table-cell>
          <table:table-cell office:value-type="float" office:value="1786.04" calcext:value-type="float">
            <text:p>1786.04</text:p>
          </table:table-cell>
        </table:table-row>
        <table:table-row table:style-name="ro1">
          <table:table-cell office:value-type="float" office:value="20607249" calcext:value-type="float">
            <text:p>20607249</text:p>
          </table:table-cell>
          <table:table-cell table:formula="of:=[.A1290]/1000/(60*60*24)" office:value-type="time" office:time-value="PT05H43M27.249S" calcext:value-type="time">
            <text:p>05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23.05" calcext:value-type="float">
            <text:p>1423.05</text:p>
          </table:table-cell>
          <table:table-cell office:value-type="float" office:value="1787.35" calcext:value-type="float">
            <text:p>1787.35</text:p>
          </table:table-cell>
        </table:table-row>
        <table:table-row table:style-name="ro1">
          <table:table-cell office:value-type="float" office:value="20623249" calcext:value-type="float">
            <text:p>20623249</text:p>
          </table:table-cell>
          <table:table-cell table:formula="of:=[.A1291]/1000/(60*60*24)" office:value-type="time" office:time-value="PT05H43M43.249S" calcext:value-type="time">
            <text:p>05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24.13" calcext:value-type="float">
            <text:p>1424.13</text:p>
          </table:table-cell>
          <table:table-cell office:value-type="float" office:value="1788.66" calcext:value-type="float">
            <text:p>1788.66</text:p>
          </table:table-cell>
        </table:table-row>
        <table:table-row table:style-name="ro1">
          <table:table-cell office:value-type="float" office:value="20639249" calcext:value-type="float">
            <text:p>20639249</text:p>
          </table:table-cell>
          <table:table-cell table:formula="of:=[.A1292]/1000/(60*60*24)" office:value-type="time" office:time-value="PT05H43M59.249S" calcext:value-type="time">
            <text:p>05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1425.2" calcext:value-type="float">
            <text:p>1425.2</text:p>
          </table:table-cell>
          <table:table-cell office:value-type="float" office:value="1789.97" calcext:value-type="float">
            <text:p>1789.97</text:p>
          </table:table-cell>
        </table:table-row>
        <table:table-row table:style-name="ro1">
          <table:table-cell office:value-type="float" office:value="20655249" calcext:value-type="float">
            <text:p>20655249</text:p>
          </table:table-cell>
          <table:table-cell table:formula="of:=[.A1293]/1000/(60*60*24)" office:value-type="time" office:time-value="PT05H44M15.249S" calcext:value-type="time">
            <text:p>05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426.28" calcext:value-type="float">
            <text:p>1426.28</text:p>
          </table:table-cell>
          <table:table-cell office:value-type="float" office:value="1791.28" calcext:value-type="float">
            <text:p>1791.28</text:p>
          </table:table-cell>
        </table:table-row>
        <table:table-row table:style-name="ro1">
          <table:table-cell office:value-type="float" office:value="20671249" calcext:value-type="float">
            <text:p>20671249</text:p>
          </table:table-cell>
          <table:table-cell table:formula="of:=[.A1294]/1000/(60*60*24)" office:value-type="time" office:time-value="PT05H44M31.249S" calcext:value-type="time">
            <text:p>05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27.35" calcext:value-type="float">
            <text:p>1427.35</text:p>
          </table:table-cell>
          <table:table-cell office:value-type="float" office:value="1792.59" calcext:value-type="float">
            <text:p>1792.59</text:p>
          </table:table-cell>
        </table:table-row>
        <table:table-row table:style-name="ro1">
          <table:table-cell office:value-type="float" office:value="20687249" calcext:value-type="float">
            <text:p>20687249</text:p>
          </table:table-cell>
          <table:table-cell table:formula="of:=[.A1295]/1000/(60*60*24)" office:value-type="time" office:time-value="PT05H44M47.249S" calcext:value-type="time">
            <text:p>05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28.42" calcext:value-type="float">
            <text:p>1428.42</text:p>
          </table:table-cell>
          <table:table-cell office:value-type="float" office:value="1793.9" calcext:value-type="float">
            <text:p>1793.9</text:p>
          </table:table-cell>
        </table:table-row>
        <table:table-row table:style-name="ro1">
          <table:table-cell office:value-type="float" office:value="20703249" calcext:value-type="float">
            <text:p>20703249</text:p>
          </table:table-cell>
          <table:table-cell table:formula="of:=[.A1296]/1000/(60*60*24)" office:value-type="time" office:time-value="PT05H45M03.249S" calcext:value-type="time">
            <text:p>05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29.5" calcext:value-type="float">
            <text:p>1429.5</text:p>
          </table:table-cell>
          <table:table-cell office:value-type="float" office:value="1795.21" calcext:value-type="float">
            <text:p>1795.21</text:p>
          </table:table-cell>
        </table:table-row>
        <table:table-row table:style-name="ro1">
          <table:table-cell office:value-type="float" office:value="20719249" calcext:value-type="float">
            <text:p>20719249</text:p>
          </table:table-cell>
          <table:table-cell table:formula="of:=[.A1297]/1000/(60*60*24)" office:value-type="time" office:time-value="PT05H45M19.249S" calcext:value-type="time">
            <text:p>05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0.57" calcext:value-type="float">
            <text:p>1430.57</text:p>
          </table:table-cell>
          <table:table-cell office:value-type="float" office:value="1796.52" calcext:value-type="float">
            <text:p>1796.52</text:p>
          </table:table-cell>
        </table:table-row>
        <table:table-row table:style-name="ro1">
          <table:table-cell office:value-type="float" office:value="20735249" calcext:value-type="float">
            <text:p>20735249</text:p>
          </table:table-cell>
          <table:table-cell table:formula="of:=[.A1298]/1000/(60*60*24)" office:value-type="time" office:time-value="PT05H45M35.249S" calcext:value-type="time">
            <text:p>05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431.65" calcext:value-type="float">
            <text:p>1431.65</text:p>
          </table:table-cell>
          <table:table-cell office:value-type="float" office:value="1797.83" calcext:value-type="float">
            <text:p>1797.83</text:p>
          </table:table-cell>
        </table:table-row>
        <table:table-row table:style-name="ro1">
          <table:table-cell office:value-type="float" office:value="20751249" calcext:value-type="float">
            <text:p>20751249</text:p>
          </table:table-cell>
          <table:table-cell table:formula="of:=[.A1299]/1000/(60*60*24)" office:value-type="time" office:time-value="PT05H45M51.249S" calcext:value-type="time">
            <text:p>05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2.72" calcext:value-type="float">
            <text:p>1432.72</text:p>
          </table:table-cell>
          <table:table-cell office:value-type="float" office:value="1799.15" calcext:value-type="float">
            <text:p>1799.15</text:p>
          </table:table-cell>
        </table:table-row>
        <table:table-row table:style-name="ro1">
          <table:table-cell office:value-type="float" office:value="20767249" calcext:value-type="float">
            <text:p>20767249</text:p>
          </table:table-cell>
          <table:table-cell table:formula="of:=[.A1300]/1000/(60*60*24)" office:value-type="time" office:time-value="PT05H46M07.249S" calcext:value-type="time">
            <text:p>05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3.8" calcext:value-type="float">
            <text:p>1433.8</text:p>
          </table:table-cell>
          <table:table-cell office:value-type="float" office:value="1800.46" calcext:value-type="float">
            <text:p>1800.46</text:p>
          </table:table-cell>
        </table:table-row>
        <table:table-row table:style-name="ro1">
          <table:table-cell office:value-type="float" office:value="20783249" calcext:value-type="float">
            <text:p>20783249</text:p>
          </table:table-cell>
          <table:table-cell table:formula="of:=[.A1301]/1000/(60*60*24)" office:value-type="time" office:time-value="PT05H46M23.249S" calcext:value-type="time">
            <text:p>05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4.87" calcext:value-type="float">
            <text:p>1434.87</text:p>
          </table:table-cell>
          <table:table-cell office:value-type="float" office:value="1801.77" calcext:value-type="float">
            <text:p>1801.77</text:p>
          </table:table-cell>
        </table:table-row>
        <table:table-row table:style-name="ro1">
          <table:table-cell office:value-type="float" office:value="20799249" calcext:value-type="float">
            <text:p>20799249</text:p>
          </table:table-cell>
          <table:table-cell table:formula="of:=[.A1302]/1000/(60*60*24)" office:value-type="time" office:time-value="PT05H46M39.249S" calcext:value-type="time">
            <text:p>05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5.95" calcext:value-type="float">
            <text:p>1435.95</text:p>
          </table:table-cell>
          <table:table-cell office:value-type="float" office:value="1803.08" calcext:value-type="float">
            <text:p>1803.08</text:p>
          </table:table-cell>
        </table:table-row>
        <table:table-row table:style-name="ro1">
          <table:table-cell office:value-type="float" office:value="20815249" calcext:value-type="float">
            <text:p>20815249</text:p>
          </table:table-cell>
          <table:table-cell table:formula="of:=[.A1303]/1000/(60*60*24)" office:value-type="time" office:time-value="PT05H46M55.249S" calcext:value-type="time">
            <text:p>05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437.02" calcext:value-type="float">
            <text:p>1437.02</text:p>
          </table:table-cell>
          <table:table-cell office:value-type="float" office:value="1804.39" calcext:value-type="float">
            <text:p>1804.39</text:p>
          </table:table-cell>
        </table:table-row>
        <table:table-row table:style-name="ro1">
          <table:table-cell office:value-type="float" office:value="20831249" calcext:value-type="float">
            <text:p>20831249</text:p>
          </table:table-cell>
          <table:table-cell table:formula="of:=[.A1304]/1000/(60*60*24)" office:value-type="time" office:time-value="PT05H47M11.249S" calcext:value-type="time">
            <text:p>05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8.09" calcext:value-type="float">
            <text:p>1438.09</text:p>
          </table:table-cell>
          <table:table-cell office:value-type="float" office:value="1805.7" calcext:value-type="float">
            <text:p>1805.7</text:p>
          </table:table-cell>
        </table:table-row>
        <table:table-row table:style-name="ro1">
          <table:table-cell office:value-type="float" office:value="20847249" calcext:value-type="float">
            <text:p>20847249</text:p>
          </table:table-cell>
          <table:table-cell table:formula="of:=[.A1305]/1000/(60*60*24)" office:value-type="time" office:time-value="PT05H47M27.249S" calcext:value-type="time">
            <text:p>05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39.17" calcext:value-type="float">
            <text:p>1439.17</text:p>
          </table:table-cell>
          <table:table-cell office:value-type="float" office:value="1807.01" calcext:value-type="float">
            <text:p>1807.01</text:p>
          </table:table-cell>
        </table:table-row>
        <table:table-row table:style-name="ro1">
          <table:table-cell office:value-type="float" office:value="20863249" calcext:value-type="float">
            <text:p>20863249</text:p>
          </table:table-cell>
          <table:table-cell table:formula="of:=[.A1306]/1000/(60*60*24)" office:value-type="time" office:time-value="PT05H47M43.249S" calcext:value-type="time">
            <text:p>05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440.24" calcext:value-type="float">
            <text:p>1440.24</text:p>
          </table:table-cell>
          <table:table-cell office:value-type="float" office:value="1808.32" calcext:value-type="float">
            <text:p>1808.32</text:p>
          </table:table-cell>
        </table:table-row>
        <table:table-row table:style-name="ro1">
          <table:table-cell office:value-type="float" office:value="20879249" calcext:value-type="float">
            <text:p>20879249</text:p>
          </table:table-cell>
          <table:table-cell table:formula="of:=[.A1307]/1000/(60*60*24)" office:value-type="time" office:time-value="PT05H47M59.249S" calcext:value-type="time">
            <text:p>05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41.32" calcext:value-type="float">
            <text:p>1441.32</text:p>
          </table:table-cell>
          <table:table-cell office:value-type="float" office:value="1809.63" calcext:value-type="float">
            <text:p>1809.63</text:p>
          </table:table-cell>
        </table:table-row>
        <table:table-row table:style-name="ro1">
          <table:table-cell office:value-type="float" office:value="20895249" calcext:value-type="float">
            <text:p>20895249</text:p>
          </table:table-cell>
          <table:table-cell table:formula="of:=[.A1308]/1000/(60*60*24)" office:value-type="time" office:time-value="PT05H48M15.249S" calcext:value-type="time">
            <text:p>05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42.39" calcext:value-type="float">
            <text:p>1442.39</text:p>
          </table:table-cell>
          <table:table-cell office:value-type="float" office:value="1810.94" calcext:value-type="float">
            <text:p>1810.94</text:p>
          </table:table-cell>
        </table:table-row>
        <table:table-row table:style-name="ro1">
          <table:table-cell office:value-type="float" office:value="20911249" calcext:value-type="float">
            <text:p>20911249</text:p>
          </table:table-cell>
          <table:table-cell table:formula="of:=[.A1309]/1000/(60*60*24)" office:value-type="time" office:time-value="PT05H48M31.249S" calcext:value-type="time">
            <text:p>05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43.47" calcext:value-type="float">
            <text:p>1443.47</text:p>
          </table:table-cell>
          <table:table-cell office:value-type="float" office:value="1812.25" calcext:value-type="float">
            <text:p>1812.25</text:p>
          </table:table-cell>
        </table:table-row>
        <table:table-row table:style-name="ro1">
          <table:table-cell office:value-type="float" office:value="20927248" calcext:value-type="float">
            <text:p>20927248</text:p>
          </table:table-cell>
          <table:table-cell table:formula="of:=[.A1310]/1000/(60*60*24)" office:value-type="time" office:time-value="PT05H48M47.248S" calcext:value-type="time">
            <text:p>05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444.54" calcext:value-type="float">
            <text:p>1444.54</text:p>
          </table:table-cell>
          <table:table-cell office:value-type="float" office:value="1813.56" calcext:value-type="float">
            <text:p>1813.56</text:p>
          </table:table-cell>
        </table:table-row>
        <table:table-row table:style-name="ro1">
          <table:table-cell office:value-type="float" office:value="20943249" calcext:value-type="float">
            <text:p>20943249</text:p>
          </table:table-cell>
          <table:table-cell table:formula="of:=[.A1311]/1000/(60*60*24)" office:value-type="time" office:time-value="PT05H49M03.249S" calcext:value-type="time">
            <text:p>05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445.61" calcext:value-type="float">
            <text:p>1445.61</text:p>
          </table:table-cell>
          <table:table-cell office:value-type="float" office:value="1814.87" calcext:value-type="float">
            <text:p>1814.87</text:p>
          </table:table-cell>
        </table:table-row>
        <table:table-row table:style-name="ro1">
          <table:table-cell office:value-type="float" office:value="20959249" calcext:value-type="float">
            <text:p>20959249</text:p>
          </table:table-cell>
          <table:table-cell table:formula="of:=[.A1312]/1000/(60*60*24)" office:value-type="time" office:time-value="PT05H49M19.249S" calcext:value-type="time">
            <text:p>05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46.69" calcext:value-type="float">
            <text:p>1446.69</text:p>
          </table:table-cell>
          <table:table-cell office:value-type="float" office:value="1816.18" calcext:value-type="float">
            <text:p>1816.18</text:p>
          </table:table-cell>
        </table:table-row>
        <table:table-row table:style-name="ro1">
          <table:table-cell office:value-type="float" office:value="20975249" calcext:value-type="float">
            <text:p>20975249</text:p>
          </table:table-cell>
          <table:table-cell table:formula="of:=[.A1313]/1000/(60*60*24)" office:value-type="time" office:time-value="PT05H49M35.249S" calcext:value-type="time">
            <text:p>05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447.76" calcext:value-type="float">
            <text:p>1447.76</text:p>
          </table:table-cell>
          <table:table-cell office:value-type="float" office:value="1817.49" calcext:value-type="float">
            <text:p>1817.49</text:p>
          </table:table-cell>
        </table:table-row>
        <table:table-row table:style-name="ro1">
          <table:table-cell office:value-type="float" office:value="20991249" calcext:value-type="float">
            <text:p>20991249</text:p>
          </table:table-cell>
          <table:table-cell table:formula="of:=[.A1314]/1000/(60*60*24)" office:value-type="time" office:time-value="PT05H49M51.249S" calcext:value-type="time">
            <text:p>05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448.84" calcext:value-type="float">
            <text:p>1448.84</text:p>
          </table:table-cell>
          <table:table-cell office:value-type="float" office:value="1818.8" calcext:value-type="float">
            <text:p>1818.8</text:p>
          </table:table-cell>
        </table:table-row>
        <table:table-row table:style-name="ro1">
          <table:table-cell office:value-type="float" office:value="21007249" calcext:value-type="float">
            <text:p>21007249</text:p>
          </table:table-cell>
          <table:table-cell table:formula="of:=[.A1315]/1000/(60*60*24)" office:value-type="time" office:time-value="PT05H50M07.249S" calcext:value-type="time">
            <text:p>05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449.91" calcext:value-type="float">
            <text:p>1449.91</text:p>
          </table:table-cell>
          <table:table-cell office:value-type="float" office:value="1820.11" calcext:value-type="float">
            <text:p>1820.11</text:p>
          </table:table-cell>
        </table:table-row>
        <table:table-row table:style-name="ro1">
          <table:table-cell office:value-type="float" office:value="21023249" calcext:value-type="float">
            <text:p>21023249</text:p>
          </table:table-cell>
          <table:table-cell table:formula="of:=[.A1316]/1000/(60*60*24)" office:value-type="time" office:time-value="PT05H50M23.249S" calcext:value-type="time">
            <text:p>05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450.99" calcext:value-type="float">
            <text:p>1450.99</text:p>
          </table:table-cell>
          <table:table-cell office:value-type="float" office:value="1821.42" calcext:value-type="float">
            <text:p>1821.42</text:p>
          </table:table-cell>
        </table:table-row>
        <table:table-row table:style-name="ro1">
          <table:table-cell office:value-type="float" office:value="21039249" calcext:value-type="float">
            <text:p>21039249</text:p>
          </table:table-cell>
          <table:table-cell table:formula="of:=[.A1317]/1000/(60*60*24)" office:value-type="time" office:time-value="PT05H50M39.249S" calcext:value-type="time">
            <text:p>05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52.06" calcext:value-type="float">
            <text:p>1452.06</text:p>
          </table:table-cell>
          <table:table-cell office:value-type="float" office:value="1822.73" calcext:value-type="float">
            <text:p>1822.73</text:p>
          </table:table-cell>
        </table:table-row>
        <table:table-row table:style-name="ro1">
          <table:table-cell office:value-type="float" office:value="21055249" calcext:value-type="float">
            <text:p>21055249</text:p>
          </table:table-cell>
          <table:table-cell table:formula="of:=[.A1318]/1000/(60*60*24)" office:value-type="time" office:time-value="PT05H50M55.249S" calcext:value-type="time">
            <text:p>05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3" calcext:value-type="float">
            <text:p>293.83</text:p>
          </table:table-cell>
          <table:table-cell office:value-type="float" office:value="1453.13" calcext:value-type="float">
            <text:p>1453.13</text:p>
          </table:table-cell>
          <table:table-cell office:value-type="float" office:value="1824.04" calcext:value-type="float">
            <text:p>1824.04</text:p>
          </table:table-cell>
        </table:table-row>
        <table:table-row table:style-name="ro1">
          <table:table-cell office:value-type="float" office:value="21071249" calcext:value-type="float">
            <text:p>21071249</text:p>
          </table:table-cell>
          <table:table-cell table:formula="of:=[.A1319]/1000/(60*60*24)" office:value-type="time" office:time-value="PT05H51M11.249S" calcext:value-type="time">
            <text:p>05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54.21" calcext:value-type="float">
            <text:p>1454.21</text:p>
          </table:table-cell>
          <table:table-cell office:value-type="float" office:value="1825.35" calcext:value-type="float">
            <text:p>1825.35</text:p>
          </table:table-cell>
        </table:table-row>
        <table:table-row table:style-name="ro1">
          <table:table-cell office:value-type="float" office:value="21087249" calcext:value-type="float">
            <text:p>21087249</text:p>
          </table:table-cell>
          <table:table-cell table:formula="of:=[.A1320]/1000/(60*60*24)" office:value-type="time" office:time-value="PT05H51M27.249S" calcext:value-type="time">
            <text:p>05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55.28" calcext:value-type="float">
            <text:p>1455.28</text:p>
          </table:table-cell>
          <table:table-cell office:value-type="float" office:value="1826.66" calcext:value-type="float">
            <text:p>1826.66</text:p>
          </table:table-cell>
        </table:table-row>
        <table:table-row table:style-name="ro1">
          <table:table-cell office:value-type="float" office:value="21103249" calcext:value-type="float">
            <text:p>21103249</text:p>
          </table:table-cell>
          <table:table-cell table:formula="of:=[.A1321]/1000/(60*60*24)" office:value-type="time" office:time-value="PT05H51M43.249S" calcext:value-type="time">
            <text:p>05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456.36" calcext:value-type="float">
            <text:p>1456.36</text:p>
          </table:table-cell>
          <table:table-cell office:value-type="float" office:value="1827.97" calcext:value-type="float">
            <text:p>1827.97</text:p>
          </table:table-cell>
        </table:table-row>
        <table:table-row table:style-name="ro1">
          <table:table-cell office:value-type="float" office:value="21119249" calcext:value-type="float">
            <text:p>21119249</text:p>
          </table:table-cell>
          <table:table-cell table:formula="of:=[.A1322]/1000/(60*60*24)" office:value-type="time" office:time-value="PT05H51M59.249S" calcext:value-type="time">
            <text:p>05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57.43" calcext:value-type="float">
            <text:p>1457.43</text:p>
          </table:table-cell>
          <table:table-cell office:value-type="float" office:value="1829.28" calcext:value-type="float">
            <text:p>1829.28</text:p>
          </table:table-cell>
        </table:table-row>
        <table:table-row table:style-name="ro1">
          <table:table-cell office:value-type="float" office:value="21135249" calcext:value-type="float">
            <text:p>21135249</text:p>
          </table:table-cell>
          <table:table-cell table:formula="of:=[.A1323]/1000/(60*60*24)" office:value-type="time" office:time-value="PT05H52M15.249S" calcext:value-type="time">
            <text:p>05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458.5" calcext:value-type="float">
            <text:p>1458.5</text:p>
          </table:table-cell>
          <table:table-cell office:value-type="float" office:value="1830.59" calcext:value-type="float">
            <text:p>1830.59</text:p>
          </table:table-cell>
        </table:table-row>
        <table:table-row table:style-name="ro1">
          <table:table-cell office:value-type="float" office:value="21151249" calcext:value-type="float">
            <text:p>21151249</text:p>
          </table:table-cell>
          <table:table-cell table:formula="of:=[.A1324]/1000/(60*60*24)" office:value-type="time" office:time-value="PT05H52M31.249S" calcext:value-type="time">
            <text:p>05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59.58" calcext:value-type="float">
            <text:p>1459.58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>
          <table:table-cell office:value-type="float" office:value="21167249" calcext:value-type="float">
            <text:p>21167249</text:p>
          </table:table-cell>
          <table:table-cell table:formula="of:=[.A1325]/1000/(60*60*24)" office:value-type="time" office:time-value="PT05H52M47.249S" calcext:value-type="time">
            <text:p>05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60.65" calcext:value-type="float">
            <text:p>1460.65</text:p>
          </table:table-cell>
          <table:table-cell office:value-type="float" office:value="1833.21" calcext:value-type="float">
            <text:p>1833.21</text:p>
          </table:table-cell>
        </table:table-row>
        <table:table-row table:style-name="ro1">
          <table:table-cell office:value-type="float" office:value="21183249" calcext:value-type="float">
            <text:p>21183249</text:p>
          </table:table-cell>
          <table:table-cell table:formula="of:=[.A1326]/1000/(60*60*24)" office:value-type="time" office:time-value="PT05H53M03.249S" calcext:value-type="time">
            <text:p>05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461.73" calcext:value-type="float">
            <text:p>1461.73</text:p>
          </table:table-cell>
          <table:table-cell office:value-type="float" office:value="1834.52" calcext:value-type="float">
            <text:p>1834.52</text:p>
          </table:table-cell>
        </table:table-row>
        <table:table-row table:style-name="ro1">
          <table:table-cell office:value-type="float" office:value="21199249" calcext:value-type="float">
            <text:p>21199249</text:p>
          </table:table-cell>
          <table:table-cell table:formula="of:=[.A1327]/1000/(60*60*24)" office:value-type="time" office:time-value="PT05H53M19.249S" calcext:value-type="time">
            <text:p>05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62.8" calcext:value-type="float">
            <text:p>1462.8</text:p>
          </table:table-cell>
          <table:table-cell office:value-type="float" office:value="1835.83" calcext:value-type="float">
            <text:p>1835.83</text:p>
          </table:table-cell>
        </table:table-row>
        <table:table-row table:style-name="ro1">
          <table:table-cell office:value-type="float" office:value="21215248" calcext:value-type="float">
            <text:p>21215248</text:p>
          </table:table-cell>
          <table:table-cell table:formula="of:=[.A1328]/1000/(60*60*24)" office:value-type="time" office:time-value="PT05H53M35.248S" calcext:value-type="time">
            <text:p>05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63.87" calcext:value-type="float">
            <text:p>1463.87</text:p>
          </table:table-cell>
          <table:table-cell office:value-type="float" office:value="1837.13" calcext:value-type="float">
            <text:p>1837.13</text:p>
          </table:table-cell>
        </table:table-row>
        <table:table-row table:style-name="ro1">
          <table:table-cell office:value-type="float" office:value="21231249" calcext:value-type="float">
            <text:p>21231249</text:p>
          </table:table-cell>
          <table:table-cell table:formula="of:=[.A1329]/1000/(60*60*24)" office:value-type="time" office:time-value="PT05H53M51.249S" calcext:value-type="time">
            <text:p>05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64.95" calcext:value-type="float">
            <text:p>1464.95</text:p>
          </table:table-cell>
          <table:table-cell office:value-type="float" office:value="1838.44" calcext:value-type="float">
            <text:p>1838.44</text:p>
          </table:table-cell>
        </table:table-row>
        <table:table-row table:style-name="ro1">
          <table:table-cell office:value-type="float" office:value="21247249" calcext:value-type="float">
            <text:p>21247249</text:p>
          </table:table-cell>
          <table:table-cell table:formula="of:=[.A1330]/1000/(60*60*24)" office:value-type="time" office:time-value="PT05H54M07.249S" calcext:value-type="time">
            <text:p>05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466.02" calcext:value-type="float">
            <text:p>1466.02</text:p>
          </table:table-cell>
          <table:table-cell office:value-type="float" office:value="1839.75" calcext:value-type="float">
            <text:p>1839.75</text:p>
          </table:table-cell>
        </table:table-row>
        <table:table-row table:style-name="ro1">
          <table:table-cell office:value-type="float" office:value="21263249" calcext:value-type="float">
            <text:p>21263249</text:p>
          </table:table-cell>
          <table:table-cell table:formula="of:=[.A1331]/1000/(60*60*24)" office:value-type="time" office:time-value="PT05H54M23.249S" calcext:value-type="time">
            <text:p>05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467.1" calcext:value-type="float">
            <text:p>1467.1</text:p>
          </table:table-cell>
          <table:table-cell office:value-type="float" office:value="1841.06" calcext:value-type="float">
            <text:p>1841.06</text:p>
          </table:table-cell>
        </table:table-row>
        <table:table-row table:style-name="ro1">
          <table:table-cell office:value-type="float" office:value="21279249" calcext:value-type="float">
            <text:p>21279249</text:p>
          </table:table-cell>
          <table:table-cell table:formula="of:=[.A1332]/1000/(60*60*24)" office:value-type="time" office:time-value="PT05H54M39.249S" calcext:value-type="time">
            <text:p>05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68.17" calcext:value-type="float">
            <text:p>1468.17</text:p>
          </table:table-cell>
          <table:table-cell office:value-type="float" office:value="1842.37" calcext:value-type="float">
            <text:p>1842.37</text:p>
          </table:table-cell>
        </table:table-row>
        <table:table-row table:style-name="ro1">
          <table:table-cell office:value-type="float" office:value="21295249" calcext:value-type="float">
            <text:p>21295249</text:p>
          </table:table-cell>
          <table:table-cell table:formula="of:=[.A1333]/1000/(60*60*24)" office:value-type="time" office:time-value="PT05H54M55.249S" calcext:value-type="time">
            <text:p>05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469.24" calcext:value-type="float">
            <text:p>1469.24</text:p>
          </table:table-cell>
          <table:table-cell office:value-type="float" office:value="1843.68" calcext:value-type="float">
            <text:p>1843.68</text:p>
          </table:table-cell>
        </table:table-row>
        <table:table-row table:style-name="ro1">
          <table:table-cell office:value-type="float" office:value="21311249" calcext:value-type="float">
            <text:p>21311249</text:p>
          </table:table-cell>
          <table:table-cell table:formula="of:=[.A1334]/1000/(60*60*24)" office:value-type="time" office:time-value="PT05H55M11.249S" calcext:value-type="time">
            <text:p>05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70.32" calcext:value-type="float">
            <text:p>1470.32</text:p>
          </table:table-cell>
          <table:table-cell office:value-type="float" office:value="1844.99" calcext:value-type="float">
            <text:p>1844.99</text:p>
          </table:table-cell>
        </table:table-row>
        <table:table-row table:style-name="ro1">
          <table:table-cell office:value-type="float" office:value="21327249" calcext:value-type="float">
            <text:p>21327249</text:p>
          </table:table-cell>
          <table:table-cell table:formula="of:=[.A1335]/1000/(60*60*24)" office:value-type="time" office:time-value="PT05H55M27.249S" calcext:value-type="time">
            <text:p>05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71.39" calcext:value-type="float">
            <text:p>1471.39</text:p>
          </table:table-cell>
          <table:table-cell office:value-type="float" office:value="1846.3" calcext:value-type="float">
            <text:p>1846.3</text:p>
          </table:table-cell>
        </table:table-row>
        <table:table-row table:style-name="ro1">
          <table:table-cell office:value-type="float" office:value="21343249" calcext:value-type="float">
            <text:p>21343249</text:p>
          </table:table-cell>
          <table:table-cell table:formula="of:=[.A1336]/1000/(60*60*24)" office:value-type="time" office:time-value="PT05H55M43.249S" calcext:value-type="time">
            <text:p>05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72.47" calcext:value-type="float">
            <text:p>1472.47</text:p>
          </table:table-cell>
          <table:table-cell office:value-type="float" office:value="1847.61" calcext:value-type="float">
            <text:p>1847.61</text:p>
          </table:table-cell>
        </table:table-row>
        <table:table-row table:style-name="ro1">
          <table:table-cell office:value-type="float" office:value="21359249" calcext:value-type="float">
            <text:p>21359249</text:p>
          </table:table-cell>
          <table:table-cell table:formula="of:=[.A1337]/1000/(60*60*24)" office:value-type="time" office:time-value="PT05H55M59.249S" calcext:value-type="time">
            <text:p>05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473.54" calcext:value-type="float">
            <text:p>1473.54</text:p>
          </table:table-cell>
          <table:table-cell office:value-type="float" office:value="1848.91" calcext:value-type="float">
            <text:p>1848.91</text:p>
          </table:table-cell>
        </table:table-row>
        <table:table-row table:style-name="ro1">
          <table:table-cell office:value-type="float" office:value="21375249" calcext:value-type="float">
            <text:p>21375249</text:p>
          </table:table-cell>
          <table:table-cell table:formula="of:=[.A1338]/1000/(60*60*24)" office:value-type="time" office:time-value="PT05H56M15.249S" calcext:value-type="time">
            <text:p>05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74.61" calcext:value-type="float">
            <text:p>1474.61</text:p>
          </table:table-cell>
          <table:table-cell office:value-type="float" office:value="1850.22" calcext:value-type="float">
            <text:p>1850.22</text:p>
          </table:table-cell>
        </table:table-row>
        <table:table-row table:style-name="ro1">
          <table:table-cell office:value-type="float" office:value="21391249" calcext:value-type="float">
            <text:p>21391249</text:p>
          </table:table-cell>
          <table:table-cell table:formula="of:=[.A1339]/1000/(60*60*24)" office:value-type="time" office:time-value="PT05H56M31.249S" calcext:value-type="time">
            <text:p>05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75.69" calcext:value-type="float">
            <text:p>1475.69</text:p>
          </table:table-cell>
          <table:table-cell office:value-type="float" office:value="1851.53" calcext:value-type="float">
            <text:p>1851.53</text:p>
          </table:table-cell>
        </table:table-row>
        <table:table-row table:style-name="ro1">
          <table:table-cell office:value-type="float" office:value="21407249" calcext:value-type="float">
            <text:p>21407249</text:p>
          </table:table-cell>
          <table:table-cell table:formula="of:=[.A1340]/1000/(60*60*24)" office:value-type="time" office:time-value="PT05H56M47.249S" calcext:value-type="time">
            <text:p>05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76.76" calcext:value-type="float">
            <text:p>1476.76</text:p>
          </table:table-cell>
          <table:table-cell office:value-type="float" office:value="1852.84" calcext:value-type="float">
            <text:p>1852.84</text:p>
          </table:table-cell>
        </table:table-row>
        <table:table-row table:style-name="ro1">
          <table:table-cell office:value-type="float" office:value="21423249" calcext:value-type="float">
            <text:p>21423249</text:p>
          </table:table-cell>
          <table:table-cell table:formula="of:=[.A1341]/1000/(60*60*24)" office:value-type="time" office:time-value="PT05H57M03.249S" calcext:value-type="time">
            <text:p>05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77.83" calcext:value-type="float">
            <text:p>1477.83</text:p>
          </table:table-cell>
          <table:table-cell office:value-type="float" office:value="1854.15" calcext:value-type="float">
            <text:p>1854.15</text:p>
          </table:table-cell>
        </table:table-row>
        <table:table-row table:style-name="ro1">
          <table:table-cell office:value-type="float" office:value="21439249" calcext:value-type="float">
            <text:p>21439249</text:p>
          </table:table-cell>
          <table:table-cell table:formula="of:=[.A1342]/1000/(60*60*24)" office:value-type="time" office:time-value="PT05H57M19.249S" calcext:value-type="time">
            <text:p>05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78.91" calcext:value-type="float">
            <text:p>1478.91</text:p>
          </table:table-cell>
          <table:table-cell office:value-type="float" office:value="1855.45" calcext:value-type="float">
            <text:p>1855.45</text:p>
          </table:table-cell>
        </table:table-row>
        <table:table-row table:style-name="ro1">
          <table:table-cell office:value-type="float" office:value="21455249" calcext:value-type="float">
            <text:p>21455249</text:p>
          </table:table-cell>
          <table:table-cell table:formula="of:=[.A1343]/1000/(60*60*24)" office:value-type="time" office:time-value="PT05H57M35.249S" calcext:value-type="time">
            <text:p>05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79.98" calcext:value-type="float">
            <text:p>1479.98</text:p>
          </table:table-cell>
          <table:table-cell office:value-type="float" office:value="1856.76" calcext:value-type="float">
            <text:p>1856.76</text:p>
          </table:table-cell>
        </table:table-row>
        <table:table-row table:style-name="ro1">
          <table:table-cell office:value-type="float" office:value="21471249" calcext:value-type="float">
            <text:p>21471249</text:p>
          </table:table-cell>
          <table:table-cell table:formula="of:=[.A1344]/1000/(60*60*24)" office:value-type="time" office:time-value="PT05H57M51.249S" calcext:value-type="time">
            <text:p>05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81.06" calcext:value-type="float">
            <text:p>1481.06</text:p>
          </table:table-cell>
          <table:table-cell office:value-type="float" office:value="1858.07" calcext:value-type="float">
            <text:p>1858.07</text:p>
          </table:table-cell>
        </table:table-row>
        <table:table-row table:style-name="ro1">
          <table:table-cell office:value-type="float" office:value="21487249" calcext:value-type="float">
            <text:p>21487249</text:p>
          </table:table-cell>
          <table:table-cell table:formula="of:=[.A1345]/1000/(60*60*24)" office:value-type="time" office:time-value="PT05H58M07.249S" calcext:value-type="time">
            <text:p>05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82.13" calcext:value-type="float">
            <text:p>1482.13</text:p>
          </table:table-cell>
          <table:table-cell office:value-type="float" office:value="1859.37" calcext:value-type="float">
            <text:p>1859.37</text:p>
          </table:table-cell>
        </table:table-row>
        <table:table-row table:style-name="ro1">
          <table:table-cell office:value-type="float" office:value="21503249" calcext:value-type="float">
            <text:p>21503249</text:p>
          </table:table-cell>
          <table:table-cell table:formula="of:=[.A1346]/1000/(60*60*24)" office:value-type="time" office:time-value="PT05H58M23.249S" calcext:value-type="time">
            <text:p>05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83.2" calcext:value-type="float">
            <text:p>1483.2</text:p>
          </table:table-cell>
          <table:table-cell office:value-type="float" office:value="1860.68" calcext:value-type="float">
            <text:p>1860.68</text:p>
          </table:table-cell>
        </table:table-row>
        <table:table-row table:style-name="ro1">
          <table:table-cell office:value-type="float" office:value="21519249" calcext:value-type="float">
            <text:p>21519249</text:p>
          </table:table-cell>
          <table:table-cell table:formula="of:=[.A1347]/1000/(60*60*24)" office:value-type="time" office:time-value="PT05H58M39.249S" calcext:value-type="time">
            <text:p>05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6" calcext:value-type="float">
            <text:p>294.66</text:p>
          </table:table-cell>
          <table:table-cell office:value-type="float" office:value="1484.28" calcext:value-type="float">
            <text:p>1484.28</text:p>
          </table:table-cell>
          <table:table-cell office:value-type="float" office:value="1861.99" calcext:value-type="float">
            <text:p>1861.99</text:p>
          </table:table-cell>
        </table:table-row>
        <table:table-row table:style-name="ro1">
          <table:table-cell office:value-type="float" office:value="21535249" calcext:value-type="float">
            <text:p>21535249</text:p>
          </table:table-cell>
          <table:table-cell table:formula="of:=[.A1348]/1000/(60*60*24)" office:value-type="time" office:time-value="PT05H58M55.249S" calcext:value-type="time">
            <text:p>05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85.35" calcext:value-type="float">
            <text:p>1485.35</text:p>
          </table:table-cell>
          <table:table-cell office:value-type="float" office:value="1863.29" calcext:value-type="float">
            <text:p>1863.29</text:p>
          </table:table-cell>
        </table:table-row>
        <table:table-row table:style-name="ro1">
          <table:table-cell office:value-type="float" office:value="21551249" calcext:value-type="float">
            <text:p>21551249</text:p>
          </table:table-cell>
          <table:table-cell table:formula="of:=[.A1349]/1000/(60*60*24)" office:value-type="time" office:time-value="PT05H59M11.249S" calcext:value-type="time">
            <text:p>05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486.43" calcext:value-type="float">
            <text:p>1486.43</text:p>
          </table:table-cell>
          <table:table-cell office:value-type="float" office:value="1864.6" calcext:value-type="float">
            <text:p>1864.6</text:p>
          </table:table-cell>
        </table:table-row>
        <table:table-row table:style-name="ro1">
          <table:table-cell office:value-type="float" office:value="21567249" calcext:value-type="float">
            <text:p>21567249</text:p>
          </table:table-cell>
          <table:table-cell table:formula="of:=[.A1350]/1000/(60*60*24)" office:value-type="time" office:time-value="PT05H59M27.249S" calcext:value-type="time">
            <text:p>05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487.5" calcext:value-type="float">
            <text:p>1487.5</text:p>
          </table:table-cell>
          <table:table-cell office:value-type="float" office:value="1865.91" calcext:value-type="float">
            <text:p>1865.91</text:p>
          </table:table-cell>
        </table:table-row>
        <table:table-row table:style-name="ro1">
          <table:table-cell office:value-type="float" office:value="21583249" calcext:value-type="float">
            <text:p>21583249</text:p>
          </table:table-cell>
          <table:table-cell table:formula="of:=[.A1351]/1000/(60*60*24)" office:value-type="time" office:time-value="PT05H59M43.249S" calcext:value-type="time">
            <text:p>05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88.57" calcext:value-type="float">
            <text:p>1488.57</text:p>
          </table:table-cell>
          <table:table-cell office:value-type="float" office:value="1867.21" calcext:value-type="float">
            <text:p>1867.21</text:p>
          </table:table-cell>
        </table:table-row>
        <table:table-row table:style-name="ro1">
          <table:table-cell office:value-type="float" office:value="21599249" calcext:value-type="float">
            <text:p>21599249</text:p>
          </table:table-cell>
          <table:table-cell table:formula="of:=[.A1352]/1000/(60*60*24)" office:value-type="time" office:time-value="PT05H59M59.249S" calcext:value-type="time">
            <text:p>05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489.65" calcext:value-type="float">
            <text:p>1489.65</text:p>
          </table:table-cell>
          <table:table-cell office:value-type="float" office:value="1868.52" calcext:value-type="float">
            <text:p>1868.52</text:p>
          </table:table-cell>
        </table:table-row>
        <table:table-row table:style-name="ro1">
          <table:table-cell office:value-type="float" office:value="21615249" calcext:value-type="float">
            <text:p>21615249</text:p>
          </table:table-cell>
          <table:table-cell table:formula="of:=[.A1353]/1000/(60*60*24)" office:value-type="time" office:time-value="PT06H00M15.249S" calcext:value-type="time">
            <text:p>06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90.72" calcext:value-type="float">
            <text:p>1490.72</text:p>
          </table:table-cell>
          <table:table-cell office:value-type="float" office:value="1869.83" calcext:value-type="float">
            <text:p>1869.83</text:p>
          </table:table-cell>
        </table:table-row>
        <table:table-row table:style-name="ro1">
          <table:table-cell office:value-type="float" office:value="21631249" calcext:value-type="float">
            <text:p>21631249</text:p>
          </table:table-cell>
          <table:table-cell table:formula="of:=[.A1354]/1000/(60*60*24)" office:value-type="time" office:time-value="PT06H00M31.249S" calcext:value-type="time">
            <text:p>06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491.79" calcext:value-type="float">
            <text:p>1491.79</text:p>
          </table:table-cell>
          <table:table-cell office:value-type="float" office:value="1871.13" calcext:value-type="float">
            <text:p>1871.13</text:p>
          </table:table-cell>
        </table:table-row>
        <table:table-row table:style-name="ro1">
          <table:table-cell office:value-type="float" office:value="21647249" calcext:value-type="float">
            <text:p>21647249</text:p>
          </table:table-cell>
          <table:table-cell table:formula="of:=[.A1355]/1000/(60*60*24)" office:value-type="time" office:time-value="PT06H00M47.249S" calcext:value-type="time">
            <text:p>06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92.87" calcext:value-type="float">
            <text:p>1492.87</text:p>
          </table:table-cell>
          <table:table-cell office:value-type="float" office:value="1872.44" calcext:value-type="float">
            <text:p>1872.44</text:p>
          </table:table-cell>
        </table:table-row>
        <table:table-row table:style-name="ro1">
          <table:table-cell office:value-type="float" office:value="21663249" calcext:value-type="float">
            <text:p>21663249</text:p>
          </table:table-cell>
          <table:table-cell table:formula="of:=[.A1356]/1000/(60*60*24)" office:value-type="time" office:time-value="PT06H01M03.249S" calcext:value-type="time">
            <text:p>06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493.94" calcext:value-type="float">
            <text:p>1493.94</text:p>
          </table:table-cell>
          <table:table-cell office:value-type="float" office:value="1873.74" calcext:value-type="float">
            <text:p>1873.74</text:p>
          </table:table-cell>
        </table:table-row>
        <table:table-row table:style-name="ro1">
          <table:table-cell office:value-type="float" office:value="21679249" calcext:value-type="float">
            <text:p>21679249</text:p>
          </table:table-cell>
          <table:table-cell table:formula="of:=[.A1357]/1000/(60*60*24)" office:value-type="time" office:time-value="PT06H01M19.249S" calcext:value-type="time">
            <text:p>06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495.01" calcext:value-type="float">
            <text:p>1495.01</text:p>
          </table:table-cell>
          <table:table-cell office:value-type="float" office:value="1875.05" calcext:value-type="float">
            <text:p>1875.05</text:p>
          </table:table-cell>
        </table:table-row>
        <table:table-row table:style-name="ro1">
          <table:table-cell office:value-type="float" office:value="21695249" calcext:value-type="float">
            <text:p>21695249</text:p>
          </table:table-cell>
          <table:table-cell table:formula="of:=[.A1358]/1000/(60*60*24)" office:value-type="time" office:time-value="PT06H01M35.249S" calcext:value-type="time">
            <text:p>06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496.08" calcext:value-type="float">
            <text:p>1496.08</text:p>
          </table:table-cell>
          <table:table-cell office:value-type="float" office:value="1876.35" calcext:value-type="float">
            <text:p>1876.35</text:p>
          </table:table-cell>
        </table:table-row>
        <table:table-row table:style-name="ro1">
          <table:table-cell office:value-type="float" office:value="21711249" calcext:value-type="float">
            <text:p>21711249</text:p>
          </table:table-cell>
          <table:table-cell table:formula="of:=[.A1359]/1000/(60*60*24)" office:value-type="time" office:time-value="PT06H01M51.249S" calcext:value-type="time">
            <text:p>06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497.16" calcext:value-type="float">
            <text:p>1497.16</text:p>
          </table:table-cell>
          <table:table-cell office:value-type="float" office:value="1877.66" calcext:value-type="float">
            <text:p>1877.66</text:p>
          </table:table-cell>
        </table:table-row>
        <table:table-row table:style-name="ro1">
          <table:table-cell office:value-type="float" office:value="21727249" calcext:value-type="float">
            <text:p>21727249</text:p>
          </table:table-cell>
          <table:table-cell table:formula="of:=[.A1360]/1000/(60*60*24)" office:value-type="time" office:time-value="PT06H02M07.249S" calcext:value-type="time">
            <text:p>06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498.23" calcext:value-type="float">
            <text:p>1498.23</text:p>
          </table:table-cell>
          <table:table-cell office:value-type="float" office:value="1878.97" calcext:value-type="float">
            <text:p>1878.97</text:p>
          </table:table-cell>
        </table:table-row>
        <table:table-row table:style-name="ro1">
          <table:table-cell office:value-type="float" office:value="21743249" calcext:value-type="float">
            <text:p>21743249</text:p>
          </table:table-cell>
          <table:table-cell table:formula="of:=[.A1361]/1000/(60*60*24)" office:value-type="time" office:time-value="PT06H02M23.249S" calcext:value-type="time">
            <text:p>06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499.3" calcext:value-type="float">
            <text:p>1499.3</text:p>
          </table:table-cell>
          <table:table-cell office:value-type="float" office:value="1880.27" calcext:value-type="float">
            <text:p>1880.27</text:p>
          </table:table-cell>
        </table:table-row>
        <table:table-row table:style-name="ro1">
          <table:table-cell office:value-type="float" office:value="21759249" calcext:value-type="float">
            <text:p>21759249</text:p>
          </table:table-cell>
          <table:table-cell table:formula="of:=[.A1362]/1000/(60*60*24)" office:value-type="time" office:time-value="PT06H02M39.249S" calcext:value-type="time">
            <text:p>06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500.37" calcext:value-type="float">
            <text:p>1500.37</text:p>
          </table:table-cell>
          <table:table-cell office:value-type="float" office:value="1881.58" calcext:value-type="float">
            <text:p>1881.58</text:p>
          </table:table-cell>
        </table:table-row>
        <table:table-row table:style-name="ro1">
          <table:table-cell office:value-type="float" office:value="21775249" calcext:value-type="float">
            <text:p>21775249</text:p>
          </table:table-cell>
          <table:table-cell table:formula="of:=[.A1363]/1000/(60*60*24)" office:value-type="time" office:time-value="PT06H02M55.249S" calcext:value-type="time">
            <text:p>06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01.45" calcext:value-type="float">
            <text:p>1501.45</text:p>
          </table:table-cell>
          <table:table-cell office:value-type="float" office:value="1882.88" calcext:value-type="float">
            <text:p>1882.88</text:p>
          </table:table-cell>
        </table:table-row>
        <table:table-row table:style-name="ro1">
          <table:table-cell office:value-type="float" office:value="21791249" calcext:value-type="float">
            <text:p>21791249</text:p>
          </table:table-cell>
          <table:table-cell table:formula="of:=[.A1364]/1000/(60*60*24)" office:value-type="time" office:time-value="PT06H03M11.249S" calcext:value-type="time">
            <text:p>06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02.52" calcext:value-type="float">
            <text:p>1502.52</text:p>
          </table:table-cell>
          <table:table-cell office:value-type="float" office:value="1884.19" calcext:value-type="float">
            <text:p>1884.19</text:p>
          </table:table-cell>
        </table:table-row>
        <table:table-row table:style-name="ro1">
          <table:table-cell office:value-type="float" office:value="21807249" calcext:value-type="float">
            <text:p>21807249</text:p>
          </table:table-cell>
          <table:table-cell table:formula="of:=[.A1365]/1000/(60*60*24)" office:value-type="time" office:time-value="PT06H03M27.249S" calcext:value-type="time">
            <text:p>06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03.59" calcext:value-type="float">
            <text:p>1503.59</text:p>
          </table:table-cell>
          <table:table-cell office:value-type="float" office:value="1885.49" calcext:value-type="float">
            <text:p>1885.49</text:p>
          </table:table-cell>
        </table:table-row>
        <table:table-row table:style-name="ro1">
          <table:table-cell office:value-type="float" office:value="21823249" calcext:value-type="float">
            <text:p>21823249</text:p>
          </table:table-cell>
          <table:table-cell table:formula="of:=[.A1366]/1000/(60*60*24)" office:value-type="time" office:time-value="PT06H03M43.249S" calcext:value-type="time">
            <text:p>06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504.66" calcext:value-type="float">
            <text:p>1504.66</text:p>
          </table:table-cell>
          <table:table-cell office:value-type="float" office:value="1886.8" calcext:value-type="float">
            <text:p>1886.8</text:p>
          </table:table-cell>
        </table:table-row>
        <table:table-row table:style-name="ro1">
          <table:table-cell office:value-type="float" office:value="21839249" calcext:value-type="float">
            <text:p>21839249</text:p>
          </table:table-cell>
          <table:table-cell table:formula="of:=[.A1367]/1000/(60*60*24)" office:value-type="time" office:time-value="PT06H03M59.249S" calcext:value-type="time">
            <text:p>06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05.74" calcext:value-type="float">
            <text:p>1505.74</text:p>
          </table:table-cell>
          <table:table-cell office:value-type="float" office:value="1888.1" calcext:value-type="float">
            <text:p>1888.1</text:p>
          </table:table-cell>
        </table:table-row>
        <table:table-row table:style-name="ro1">
          <table:table-cell office:value-type="float" office:value="21855249" calcext:value-type="float">
            <text:p>21855249</text:p>
          </table:table-cell>
          <table:table-cell table:formula="of:=[.A1368]/1000/(60*60*24)" office:value-type="time" office:time-value="PT06H04M15.249S" calcext:value-type="time">
            <text:p>06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06.81" calcext:value-type="float">
            <text:p>1506.81</text:p>
          </table:table-cell>
          <table:table-cell office:value-type="float" office:value="1889.41" calcext:value-type="float">
            <text:p>1889.41</text:p>
          </table:table-cell>
        </table:table-row>
        <table:table-row table:style-name="ro1">
          <table:table-cell office:value-type="float" office:value="21871249" calcext:value-type="float">
            <text:p>21871249</text:p>
          </table:table-cell>
          <table:table-cell table:formula="of:=[.A1369]/1000/(60*60*24)" office:value-type="time" office:time-value="PT06H04M31.249S" calcext:value-type="time">
            <text:p>06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507.88" calcext:value-type="float">
            <text:p>1507.88</text:p>
          </table:table-cell>
          <table:table-cell office:value-type="float" office:value="1890.71" calcext:value-type="float">
            <text:p>1890.71</text:p>
          </table:table-cell>
        </table:table-row>
        <table:table-row table:style-name="ro1">
          <table:table-cell office:value-type="float" office:value="21887249" calcext:value-type="float">
            <text:p>21887249</text:p>
          </table:table-cell>
          <table:table-cell table:formula="of:=[.A1370]/1000/(60*60*24)" office:value-type="time" office:time-value="PT06H04M47.249S" calcext:value-type="time">
            <text:p>06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08.95" calcext:value-type="float">
            <text:p>1508.95</text:p>
          </table:table-cell>
          <table:table-cell office:value-type="float" office:value="1892.02" calcext:value-type="float">
            <text:p>1892.02</text:p>
          </table:table-cell>
        </table:table-row>
        <table:table-row table:style-name="ro1">
          <table:table-cell office:value-type="float" office:value="21903249" calcext:value-type="float">
            <text:p>21903249</text:p>
          </table:table-cell>
          <table:table-cell table:formula="of:=[.A1371]/1000/(60*60*24)" office:value-type="time" office:time-value="PT06H05M03.249S" calcext:value-type="time">
            <text:p>06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0.03" calcext:value-type="float">
            <text:p>1510.03</text:p>
          </table:table-cell>
          <table:table-cell office:value-type="float" office:value="1893.32" calcext:value-type="float">
            <text:p>1893.32</text:p>
          </table:table-cell>
        </table:table-row>
        <table:table-row table:style-name="ro1">
          <table:table-cell office:value-type="float" office:value="21919249" calcext:value-type="float">
            <text:p>21919249</text:p>
          </table:table-cell>
          <table:table-cell table:formula="of:=[.A1372]/1000/(60*60*24)" office:value-type="time" office:time-value="PT06H05M19.249S" calcext:value-type="time">
            <text:p>06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511.1" calcext:value-type="float">
            <text:p>1511.1</text:p>
          </table:table-cell>
          <table:table-cell office:value-type="float" office:value="1894.63" calcext:value-type="float">
            <text:p>1894.63</text:p>
          </table:table-cell>
        </table:table-row>
        <table:table-row table:style-name="ro1">
          <table:table-cell office:value-type="float" office:value="21935249" calcext:value-type="float">
            <text:p>21935249</text:p>
          </table:table-cell>
          <table:table-cell table:formula="of:=[.A1373]/1000/(60*60*24)" office:value-type="time" office:time-value="PT06H05M35.249S" calcext:value-type="time">
            <text:p>06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2.17" calcext:value-type="float">
            <text:p>1512.17</text:p>
          </table:table-cell>
          <table:table-cell office:value-type="float" office:value="1895.93" calcext:value-type="float">
            <text:p>1895.93</text:p>
          </table:table-cell>
        </table:table-row>
        <table:table-row table:style-name="ro1">
          <table:table-cell office:value-type="float" office:value="21951249" calcext:value-type="float">
            <text:p>21951249</text:p>
          </table:table-cell>
          <table:table-cell table:formula="of:=[.A1374]/1000/(60*60*24)" office:value-type="time" office:time-value="PT06H05M51.249S" calcext:value-type="time">
            <text:p>06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513.24" calcext:value-type="float">
            <text:p>1513.24</text:p>
          </table:table-cell>
          <table:table-cell office:value-type="float" office:value="1897.24" calcext:value-type="float">
            <text:p>1897.24</text:p>
          </table:table-cell>
        </table:table-row>
        <table:table-row table:style-name="ro1">
          <table:table-cell office:value-type="float" office:value="21967249" calcext:value-type="float">
            <text:p>21967249</text:p>
          </table:table-cell>
          <table:table-cell table:formula="of:=[.A1375]/1000/(60*60*24)" office:value-type="time" office:time-value="PT06H06M07.249S" calcext:value-type="time">
            <text:p>06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4.32" calcext:value-type="float">
            <text:p>1514.32</text:p>
          </table:table-cell>
          <table:table-cell office:value-type="float" office:value="1898.54" calcext:value-type="float">
            <text:p>1898.54</text:p>
          </table:table-cell>
        </table:table-row>
        <table:table-row table:style-name="ro1">
          <table:table-cell office:value-type="float" office:value="21983249" calcext:value-type="float">
            <text:p>21983249</text:p>
          </table:table-cell>
          <table:table-cell table:formula="of:=[.A1376]/1000/(60*60*24)" office:value-type="time" office:time-value="PT06H06M23.249S" calcext:value-type="time">
            <text:p>06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5.39" calcext:value-type="float">
            <text:p>1515.39</text:p>
          </table:table-cell>
          <table:table-cell office:value-type="float" office:value="1899.85" calcext:value-type="float">
            <text:p>1899.85</text:p>
          </table:table-cell>
        </table:table-row>
        <table:table-row table:style-name="ro1">
          <table:table-cell office:value-type="float" office:value="21999249" calcext:value-type="float">
            <text:p>21999249</text:p>
          </table:table-cell>
          <table:table-cell table:formula="of:=[.A1377]/1000/(60*60*24)" office:value-type="time" office:time-value="PT06H06M39.249S" calcext:value-type="time">
            <text:p>06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6.46" calcext:value-type="float">
            <text:p>1516.46</text:p>
          </table:table-cell>
          <table:table-cell office:value-type="float" office:value="1901.15" calcext:value-type="float">
            <text:p>1901.15</text:p>
          </table:table-cell>
        </table:table-row>
        <table:table-row table:style-name="ro1">
          <table:table-cell office:value-type="float" office:value="22015249" calcext:value-type="float">
            <text:p>22015249</text:p>
          </table:table-cell>
          <table:table-cell table:formula="of:=[.A1378]/1000/(60*60*24)" office:value-type="time" office:time-value="PT06H06M55.249S" calcext:value-type="time">
            <text:p>06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7.53" calcext:value-type="float">
            <text:p>1517.53</text:p>
          </table:table-cell>
          <table:table-cell office:value-type="float" office:value="1902.46" calcext:value-type="float">
            <text:p>1902.46</text:p>
          </table:table-cell>
        </table:table-row>
        <table:table-row table:style-name="ro1">
          <table:table-cell office:value-type="float" office:value="22031249" calcext:value-type="float">
            <text:p>22031249</text:p>
          </table:table-cell>
          <table:table-cell table:formula="of:=[.A1379]/1000/(60*60*24)" office:value-type="time" office:time-value="PT06H07M11.249S" calcext:value-type="time">
            <text:p>06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518.61" calcext:value-type="float">
            <text:p>1518.61</text:p>
          </table:table-cell>
          <table:table-cell office:value-type="float" office:value="1903.76" calcext:value-type="float">
            <text:p>1903.76</text:p>
          </table:table-cell>
        </table:table-row>
        <table:table-row table:style-name="ro1">
          <table:table-cell office:value-type="float" office:value="22047249" calcext:value-type="float">
            <text:p>22047249</text:p>
          </table:table-cell>
          <table:table-cell table:formula="of:=[.A1380]/1000/(60*60*24)" office:value-type="time" office:time-value="PT06H07M27.249S" calcext:value-type="time">
            <text:p>06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19.68" calcext:value-type="float">
            <text:p>1519.68</text:p>
          </table:table-cell>
          <table:table-cell office:value-type="float" office:value="1905.07" calcext:value-type="float">
            <text:p>1905.07</text:p>
          </table:table-cell>
        </table:table-row>
        <table:table-row table:style-name="ro1">
          <table:table-cell office:value-type="float" office:value="22063249" calcext:value-type="float">
            <text:p>22063249</text:p>
          </table:table-cell>
          <table:table-cell table:formula="of:=[.A1381]/1000/(60*60*24)" office:value-type="time" office:time-value="PT06H07M43.249S" calcext:value-type="time">
            <text:p>06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20.75" calcext:value-type="float">
            <text:p>1520.75</text:p>
          </table:table-cell>
          <table:table-cell office:value-type="float" office:value="1906.37" calcext:value-type="float">
            <text:p>1906.37</text:p>
          </table:table-cell>
        </table:table-row>
        <table:table-row table:style-name="ro1">
          <table:table-cell office:value-type="float" office:value="22079249" calcext:value-type="float">
            <text:p>22079249</text:p>
          </table:table-cell>
          <table:table-cell table:formula="of:=[.A1382]/1000/(60*60*24)" office:value-type="time" office:time-value="PT06H07M59.249S" calcext:value-type="time">
            <text:p>06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21.82" calcext:value-type="float">
            <text:p>1521.82</text:p>
          </table:table-cell>
          <table:table-cell office:value-type="float" office:value="1907.67" calcext:value-type="float">
            <text:p>1907.67</text:p>
          </table:table-cell>
        </table:table-row>
        <table:table-row table:style-name="ro1">
          <table:table-cell office:value-type="float" office:value="22095249" calcext:value-type="float">
            <text:p>22095249</text:p>
          </table:table-cell>
          <table:table-cell table:formula="of:=[.A1383]/1000/(60*60*24)" office:value-type="time" office:time-value="PT06H08M15.249S" calcext:value-type="time">
            <text:p>06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22.9" calcext:value-type="float">
            <text:p>1522.9</text:p>
          </table:table-cell>
          <table:table-cell office:value-type="float" office:value="1908.98" calcext:value-type="float">
            <text:p>1908.98</text:p>
          </table:table-cell>
        </table:table-row>
        <table:table-row table:style-name="ro1">
          <table:table-cell office:value-type="float" office:value="22111249" calcext:value-type="float">
            <text:p>22111249</text:p>
          </table:table-cell>
          <table:table-cell table:formula="of:=[.A1384]/1000/(60*60*24)" office:value-type="time" office:time-value="PT06H08M31.249S" calcext:value-type="time">
            <text:p>06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23.97" calcext:value-type="float">
            <text:p>1523.97</text:p>
          </table:table-cell>
          <table:table-cell office:value-type="float" office:value="1910.28" calcext:value-type="float">
            <text:p>1910.28</text:p>
          </table:table-cell>
        </table:table-row>
        <table:table-row table:style-name="ro1">
          <table:table-cell office:value-type="float" office:value="22127248" calcext:value-type="float">
            <text:p>22127248</text:p>
          </table:table-cell>
          <table:table-cell table:formula="of:=[.A1385]/1000/(60*60*24)" office:value-type="time" office:time-value="PT06H08M47.248S" calcext:value-type="time">
            <text:p>06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25.04" calcext:value-type="float">
            <text:p>1525.04</text:p>
          </table:table-cell>
          <table:table-cell office:value-type="float" office:value="1911.59" calcext:value-type="float">
            <text:p>1911.59</text:p>
          </table:table-cell>
        </table:table-row>
        <table:table-row table:style-name="ro1">
          <table:table-cell office:value-type="float" office:value="22143249" calcext:value-type="float">
            <text:p>22143249</text:p>
          </table:table-cell>
          <table:table-cell table:formula="of:=[.A1386]/1000/(60*60*24)" office:value-type="time" office:time-value="PT06H09M03.249S" calcext:value-type="time">
            <text:p>06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26.11" calcext:value-type="float">
            <text:p>1526.11</text:p>
          </table:table-cell>
          <table:table-cell office:value-type="float" office:value="1912.89" calcext:value-type="float">
            <text:p>1912.89</text:p>
          </table:table-cell>
        </table:table-row>
        <table:table-row table:style-name="ro1">
          <table:table-cell office:value-type="float" office:value="22159249" calcext:value-type="float">
            <text:p>22159249</text:p>
          </table:table-cell>
          <table:table-cell table:formula="of:=[.A1387]/1000/(60*60*24)" office:value-type="time" office:time-value="PT06H09M19.249S" calcext:value-type="time">
            <text:p>06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4.41" calcext:value-type="float">
            <text:p>294.41</text:p>
          </table:table-cell>
          <table:table-cell office:value-type="float" office:value="1527.19" calcext:value-type="float">
            <text:p>1527.19</text:p>
          </table:table-cell>
          <table:table-cell office:value-type="float" office:value="1914.2" calcext:value-type="float">
            <text:p>1914.2</text:p>
          </table:table-cell>
        </table:table-row>
        <table:table-row table:style-name="ro1">
          <table:table-cell office:value-type="float" office:value="22175249" calcext:value-type="float">
            <text:p>22175249</text:p>
          </table:table-cell>
          <table:table-cell table:formula="of:=[.A1388]/1000/(60*60*24)" office:value-type="time" office:time-value="PT06H09M35.249S" calcext:value-type="time">
            <text:p>06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28.26" calcext:value-type="float">
            <text:p>1528.26</text:p>
          </table:table-cell>
          <table:table-cell office:value-type="float" office:value="1915.5" calcext:value-type="float">
            <text:p>1915.5</text:p>
          </table:table-cell>
        </table:table-row>
        <table:table-row table:style-name="ro1">
          <table:table-cell office:value-type="float" office:value="22191249" calcext:value-type="float">
            <text:p>22191249</text:p>
          </table:table-cell>
          <table:table-cell table:formula="of:=[.A1389]/1000/(60*60*24)" office:value-type="time" office:time-value="PT06H09M51.249S" calcext:value-type="time">
            <text:p>06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29.33" calcext:value-type="float">
            <text:p>1529.33</text:p>
          </table:table-cell>
          <table:table-cell office:value-type="float" office:value="1916.81" calcext:value-type="float">
            <text:p>1916.81</text:p>
          </table:table-cell>
        </table:table-row>
        <table:table-row table:style-name="ro1">
          <table:table-cell office:value-type="float" office:value="22207249" calcext:value-type="float">
            <text:p>22207249</text:p>
          </table:table-cell>
          <table:table-cell table:formula="of:=[.A1390]/1000/(60*60*24)" office:value-type="time" office:time-value="PT06H10M07.249S" calcext:value-type="time">
            <text:p>06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30.4" calcext:value-type="float">
            <text:p>1530.4</text:p>
          </table:table-cell>
          <table:table-cell office:value-type="float" office:value="1918.11" calcext:value-type="float">
            <text:p>1918.11</text:p>
          </table:table-cell>
        </table:table-row>
        <table:table-row table:style-name="ro1">
          <table:table-cell office:value-type="float" office:value="22223249" calcext:value-type="float">
            <text:p>22223249</text:p>
          </table:table-cell>
          <table:table-cell table:formula="of:=[.A1391]/1000/(60*60*24)" office:value-type="time" office:time-value="PT06H10M23.249S" calcext:value-type="time">
            <text:p>06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31.48" calcext:value-type="float">
            <text:p>1531.48</text:p>
          </table:table-cell>
          <table:table-cell office:value-type="float" office:value="1919.42" calcext:value-type="float">
            <text:p>1919.42</text:p>
          </table:table-cell>
        </table:table-row>
        <table:table-row table:style-name="ro1">
          <table:table-cell office:value-type="float" office:value="22239249" calcext:value-type="float">
            <text:p>22239249</text:p>
          </table:table-cell>
          <table:table-cell table:formula="of:=[.A1392]/1000/(60*60*24)" office:value-type="time" office:time-value="PT06H10M39.249S" calcext:value-type="time">
            <text:p>06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32.55" calcext:value-type="float">
            <text:p>1532.55</text:p>
          </table:table-cell>
          <table:table-cell office:value-type="float" office:value="1920.72" calcext:value-type="float">
            <text:p>1920.72</text:p>
          </table:table-cell>
        </table:table-row>
        <table:table-row table:style-name="ro1">
          <table:table-cell office:value-type="float" office:value="22255249" calcext:value-type="float">
            <text:p>22255249</text:p>
          </table:table-cell>
          <table:table-cell table:formula="of:=[.A1393]/1000/(60*60*24)" office:value-type="time" office:time-value="PT06H10M55.249S" calcext:value-type="time">
            <text:p>06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33.62" calcext:value-type="float">
            <text:p>1533.62</text:p>
          </table:table-cell>
          <table:table-cell office:value-type="float" office:value="1922.02" calcext:value-type="float">
            <text:p>1922.02</text:p>
          </table:table-cell>
        </table:table-row>
        <table:table-row table:style-name="ro1">
          <table:table-cell office:value-type="float" office:value="22271249" calcext:value-type="float">
            <text:p>22271249</text:p>
          </table:table-cell>
          <table:table-cell table:formula="of:=[.A1394]/1000/(60*60*24)" office:value-type="time" office:time-value="PT06H11M11.249S" calcext:value-type="time">
            <text:p>06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34.69" calcext:value-type="float">
            <text:p>1534.69</text:p>
          </table:table-cell>
          <table:table-cell office:value-type="float" office:value="1923.33" calcext:value-type="float">
            <text:p>1923.33</text:p>
          </table:table-cell>
        </table:table-row>
        <table:table-row table:style-name="ro1">
          <table:table-cell office:value-type="float" office:value="22287249" calcext:value-type="float">
            <text:p>22287249</text:p>
          </table:table-cell>
          <table:table-cell table:formula="of:=[.A1395]/1000/(60*60*24)" office:value-type="time" office:time-value="PT06H11M27.249S" calcext:value-type="time">
            <text:p>06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35.76" calcext:value-type="float">
            <text:p>1535.76</text:p>
          </table:table-cell>
          <table:table-cell office:value-type="float" office:value="1924.63" calcext:value-type="float">
            <text:p>1924.63</text:p>
          </table:table-cell>
        </table:table-row>
        <table:table-row table:style-name="ro1">
          <table:table-cell office:value-type="float" office:value="22303249" calcext:value-type="float">
            <text:p>22303249</text:p>
          </table:table-cell>
          <table:table-cell table:formula="of:=[.A1396]/1000/(60*60*24)" office:value-type="time" office:time-value="PT06H11M43.249S" calcext:value-type="time">
            <text:p>06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536.84" calcext:value-type="float">
            <text:p>1536.84</text:p>
          </table:table-cell>
          <table:table-cell office:value-type="float" office:value="1925.93" calcext:value-type="float">
            <text:p>1925.93</text:p>
          </table:table-cell>
        </table:table-row>
        <table:table-row table:style-name="ro1">
          <table:table-cell office:value-type="float" office:value="22319249" calcext:value-type="float">
            <text:p>22319249</text:p>
          </table:table-cell>
          <table:table-cell table:formula="of:=[.A1397]/1000/(60*60*24)" office:value-type="time" office:time-value="PT06H11M59.249S" calcext:value-type="time">
            <text:p>06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37.91" calcext:value-type="float">
            <text:p>1537.91</text:p>
          </table:table-cell>
          <table:table-cell office:value-type="float" office:value="1927.24" calcext:value-type="float">
            <text:p>1927.24</text:p>
          </table:table-cell>
        </table:table-row>
        <table:table-row table:style-name="ro1">
          <table:table-cell office:value-type="float" office:value="22335249" calcext:value-type="float">
            <text:p>22335249</text:p>
          </table:table-cell>
          <table:table-cell table:formula="of:=[.A1398]/1000/(60*60*24)" office:value-type="time" office:time-value="PT06H12M15.249S" calcext:value-type="time">
            <text:p>06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38.98" calcext:value-type="float">
            <text:p>1538.98</text:p>
          </table:table-cell>
          <table:table-cell office:value-type="float" office:value="1928.54" calcext:value-type="float">
            <text:p>1928.54</text:p>
          </table:table-cell>
        </table:table-row>
        <table:table-row table:style-name="ro1">
          <table:table-cell office:value-type="float" office:value="22351249" calcext:value-type="float">
            <text:p>22351249</text:p>
          </table:table-cell>
          <table:table-cell table:formula="of:=[.A1399]/1000/(60*60*24)" office:value-type="time" office:time-value="PT06H12M31.249S" calcext:value-type="time">
            <text:p>06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0.05" calcext:value-type="float">
            <text:p>1540.05</text:p>
          </table:table-cell>
          <table:table-cell office:value-type="float" office:value="1929.84" calcext:value-type="float">
            <text:p>1929.84</text:p>
          </table:table-cell>
        </table:table-row>
        <table:table-row table:style-name="ro1">
          <table:table-cell office:value-type="float" office:value="22367249" calcext:value-type="float">
            <text:p>22367249</text:p>
          </table:table-cell>
          <table:table-cell table:formula="of:=[.A1400]/1000/(60*60*24)" office:value-type="time" office:time-value="PT06H12M47.249S" calcext:value-type="time">
            <text:p>06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1.12" calcext:value-type="float">
            <text:p>1541.12</text:p>
          </table:table-cell>
          <table:table-cell office:value-type="float" office:value="1931.15" calcext:value-type="float">
            <text:p>1931.15</text:p>
          </table:table-cell>
        </table:table-row>
        <table:table-row table:style-name="ro1">
          <table:table-cell office:value-type="float" office:value="22383249" calcext:value-type="float">
            <text:p>22383249</text:p>
          </table:table-cell>
          <table:table-cell table:formula="of:=[.A1401]/1000/(60*60*24)" office:value-type="time" office:time-value="PT06H13M03.249S" calcext:value-type="time">
            <text:p>06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2.2" calcext:value-type="float">
            <text:p>1542.2</text:p>
          </table:table-cell>
          <table:table-cell office:value-type="float" office:value="1932.45" calcext:value-type="float">
            <text:p>1932.45</text:p>
          </table:table-cell>
        </table:table-row>
        <table:table-row table:style-name="ro1">
          <table:table-cell office:value-type="float" office:value="22399249" calcext:value-type="float">
            <text:p>22399249</text:p>
          </table:table-cell>
          <table:table-cell table:formula="of:=[.A1402]/1000/(60*60*24)" office:value-type="time" office:time-value="PT06H13M19.249S" calcext:value-type="time">
            <text:p>06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3.27" calcext:value-type="float">
            <text:p>1543.27</text:p>
          </table:table-cell>
          <table:table-cell office:value-type="float" office:value="1933.75" calcext:value-type="float">
            <text:p>1933.75</text:p>
          </table:table-cell>
        </table:table-row>
        <table:table-row table:style-name="ro1">
          <table:table-cell office:value-type="float" office:value="22415249" calcext:value-type="float">
            <text:p>22415249</text:p>
          </table:table-cell>
          <table:table-cell table:formula="of:=[.A1403]/1000/(60*60*24)" office:value-type="time" office:time-value="PT06H13M35.249S" calcext:value-type="time">
            <text:p>06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4.34" calcext:value-type="float">
            <text:p>1544.34</text:p>
          </table:table-cell>
          <table:table-cell office:value-type="float" office:value="1935.06" calcext:value-type="float">
            <text:p>1935.06</text:p>
          </table:table-cell>
        </table:table-row>
        <table:table-row table:style-name="ro1">
          <table:table-cell office:value-type="float" office:value="22431249" calcext:value-type="float">
            <text:p>22431249</text:p>
          </table:table-cell>
          <table:table-cell table:formula="of:=[.A1404]/1000/(60*60*24)" office:value-type="time" office:time-value="PT06H13M51.249S" calcext:value-type="time">
            <text:p>06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5.41" calcext:value-type="float">
            <text:p>1545.41</text:p>
          </table:table-cell>
          <table:table-cell office:value-type="float" office:value="1936.36" calcext:value-type="float">
            <text:p>1936.36</text:p>
          </table:table-cell>
        </table:table-row>
        <table:table-row table:style-name="ro1">
          <table:table-cell office:value-type="float" office:value="22447249" calcext:value-type="float">
            <text:p>22447249</text:p>
          </table:table-cell>
          <table:table-cell table:formula="of:=[.A1405]/1000/(60*60*24)" office:value-type="time" office:time-value="PT06H14M07.249S" calcext:value-type="time">
            <text:p>06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6.49" calcext:value-type="float">
            <text:p>1546.49</text:p>
          </table:table-cell>
          <table:table-cell office:value-type="float" office:value="1937.66" calcext:value-type="float">
            <text:p>1937.66</text:p>
          </table:table-cell>
        </table:table-row>
        <table:table-row table:style-name="ro1">
          <table:table-cell office:value-type="float" office:value="22463249" calcext:value-type="float">
            <text:p>22463249</text:p>
          </table:table-cell>
          <table:table-cell table:formula="of:=[.A1406]/1000/(60*60*24)" office:value-type="time" office:time-value="PT06H14M23.249S" calcext:value-type="time">
            <text:p>06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7.56" calcext:value-type="float">
            <text:p>1547.56</text:p>
          </table:table-cell>
          <table:table-cell office:value-type="float" office:value="1938.97" calcext:value-type="float">
            <text:p>1938.97</text:p>
          </table:table-cell>
        </table:table-row>
        <table:table-row table:style-name="ro1">
          <table:table-cell office:value-type="float" office:value="22479249" calcext:value-type="float">
            <text:p>22479249</text:p>
          </table:table-cell>
          <table:table-cell table:formula="of:=[.A1407]/1000/(60*60*24)" office:value-type="time" office:time-value="PT06H14M39.249S" calcext:value-type="time">
            <text:p>06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8.63" calcext:value-type="float">
            <text:p>1548.63</text:p>
          </table:table-cell>
          <table:table-cell office:value-type="float" office:value="1940.27" calcext:value-type="float">
            <text:p>1940.27</text:p>
          </table:table-cell>
        </table:table-row>
        <table:table-row table:style-name="ro1">
          <table:table-cell office:value-type="float" office:value="22495249" calcext:value-type="float">
            <text:p>22495249</text:p>
          </table:table-cell>
          <table:table-cell table:formula="of:=[.A1408]/1000/(60*60*24)" office:value-type="time" office:time-value="PT06H14M55.249S" calcext:value-type="time">
            <text:p>06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49.7" calcext:value-type="float">
            <text:p>1549.7</text:p>
          </table:table-cell>
          <table:table-cell office:value-type="float" office:value="1941.57" calcext:value-type="float">
            <text:p>1941.57</text:p>
          </table:table-cell>
        </table:table-row>
        <table:table-row table:style-name="ro1">
          <table:table-cell office:value-type="float" office:value="22511249" calcext:value-type="float">
            <text:p>22511249</text:p>
          </table:table-cell>
          <table:table-cell table:formula="of:=[.A1409]/1000/(60*60*24)" office:value-type="time" office:time-value="PT06H15M11.249S" calcext:value-type="time">
            <text:p>06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550.77" calcext:value-type="float">
            <text:p>1550.77</text:p>
          </table:table-cell>
          <table:table-cell office:value-type="float" office:value="1942.88" calcext:value-type="float">
            <text:p>1942.88</text:p>
          </table:table-cell>
        </table:table-row>
        <table:table-row table:style-name="ro1">
          <table:table-cell office:value-type="float" office:value="22527249" calcext:value-type="float">
            <text:p>22527249</text:p>
          </table:table-cell>
          <table:table-cell table:formula="of:=[.A1410]/1000/(60*60*24)" office:value-type="time" office:time-value="PT06H15M27.249S" calcext:value-type="time">
            <text:p>06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551.85" calcext:value-type="float">
            <text:p>1551.85</text:p>
          </table:table-cell>
          <table:table-cell office:value-type="float" office:value="1944.18" calcext:value-type="float">
            <text:p>1944.18</text:p>
          </table:table-cell>
        </table:table-row>
        <table:table-row table:style-name="ro1">
          <table:table-cell office:value-type="float" office:value="22543249" calcext:value-type="float">
            <text:p>22543249</text:p>
          </table:table-cell>
          <table:table-cell table:formula="of:=[.A1411]/1000/(60*60*24)" office:value-type="time" office:time-value="PT06H15M43.249S" calcext:value-type="time">
            <text:p>06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52.92" calcext:value-type="float">
            <text:p>1552.92</text:p>
          </table:table-cell>
          <table:table-cell office:value-type="float" office:value="1945.48" calcext:value-type="float">
            <text:p>1945.48</text:p>
          </table:table-cell>
        </table:table-row>
        <table:table-row table:style-name="ro1">
          <table:table-cell office:value-type="float" office:value="22559249" calcext:value-type="float">
            <text:p>22559249</text:p>
          </table:table-cell>
          <table:table-cell table:formula="of:=[.A1412]/1000/(60*60*24)" office:value-type="time" office:time-value="PT06H15M59.249S" calcext:value-type="time">
            <text:p>06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53.99" calcext:value-type="float">
            <text:p>1553.99</text:p>
          </table:table-cell>
          <table:table-cell office:value-type="float" office:value="1946.79" calcext:value-type="float">
            <text:p>1946.79</text:p>
          </table:table-cell>
        </table:table-row>
        <table:table-row table:style-name="ro1">
          <table:table-cell office:value-type="float" office:value="22575249" calcext:value-type="float">
            <text:p>22575249</text:p>
          </table:table-cell>
          <table:table-cell table:formula="of:=[.A1413]/1000/(60*60*24)" office:value-type="time" office:time-value="PT06H16M15.249S" calcext:value-type="time">
            <text:p>06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55.06" calcext:value-type="float">
            <text:p>1555.06</text:p>
          </table:table-cell>
          <table:table-cell office:value-type="float" office:value="1948.09" calcext:value-type="float">
            <text:p>1948.09</text:p>
          </table:table-cell>
        </table:table-row>
        <table:table-row table:style-name="ro1">
          <table:table-cell office:value-type="float" office:value="22591249" calcext:value-type="float">
            <text:p>22591249</text:p>
          </table:table-cell>
          <table:table-cell table:formula="of:=[.A1414]/1000/(60*60*24)" office:value-type="time" office:time-value="PT06H16M31.249S" calcext:value-type="time">
            <text:p>06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556.13" calcext:value-type="float">
            <text:p>1556.13</text:p>
          </table:table-cell>
          <table:table-cell office:value-type="float" office:value="1949.39" calcext:value-type="float">
            <text:p>1949.39</text:p>
          </table:table-cell>
        </table:table-row>
        <table:table-row table:style-name="ro1">
          <table:table-cell office:value-type="float" office:value="22607249" calcext:value-type="float">
            <text:p>22607249</text:p>
          </table:table-cell>
          <table:table-cell table:formula="of:=[.A1415]/1000/(60*60*24)" office:value-type="time" office:time-value="PT06H16M47.249S" calcext:value-type="time">
            <text:p>06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557.21" calcext:value-type="float">
            <text:p>1557.21</text:p>
          </table:table-cell>
          <table:table-cell office:value-type="float" office:value="1950.69" calcext:value-type="float">
            <text:p>1950.69</text:p>
          </table:table-cell>
        </table:table-row>
        <table:table-row table:style-name="ro1">
          <table:table-cell office:value-type="float" office:value="22623249" calcext:value-type="float">
            <text:p>22623249</text:p>
          </table:table-cell>
          <table:table-cell table:formula="of:=[.A1416]/1000/(60*60*24)" office:value-type="time" office:time-value="PT06H17M03.249S" calcext:value-type="time">
            <text:p>06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58.28" calcext:value-type="float">
            <text:p>1558.28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22639249" calcext:value-type="float">
            <text:p>22639249</text:p>
          </table:table-cell>
          <table:table-cell table:formula="of:=[.A1417]/1000/(60*60*24)" office:value-type="time" office:time-value="PT06H17M19.249S" calcext:value-type="time">
            <text:p>06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59.35" calcext:value-type="float">
            <text:p>1559.35</text:p>
          </table:table-cell>
          <table:table-cell office:value-type="float" office:value="1953.3" calcext:value-type="float">
            <text:p>1953.3</text:p>
          </table:table-cell>
        </table:table-row>
        <table:table-row table:style-name="ro1">
          <table:table-cell office:value-type="float" office:value="22655249" calcext:value-type="float">
            <text:p>22655249</text:p>
          </table:table-cell>
          <table:table-cell table:formula="of:=[.A1418]/1000/(60*60*24)" office:value-type="time" office:time-value="PT06H17M35.249S" calcext:value-type="time">
            <text:p>06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0.42" calcext:value-type="float">
            <text:p>1560.42</text:p>
          </table:table-cell>
          <table:table-cell office:value-type="float" office:value="1954.6" calcext:value-type="float">
            <text:p>1954.6</text:p>
          </table:table-cell>
        </table:table-row>
        <table:table-row table:style-name="ro1">
          <table:table-cell office:value-type="float" office:value="22671249" calcext:value-type="float">
            <text:p>22671249</text:p>
          </table:table-cell>
          <table:table-cell table:formula="of:=[.A1419]/1000/(60*60*24)" office:value-type="time" office:time-value="PT06H17M51.249S" calcext:value-type="time">
            <text:p>06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1955.91" calcext:value-type="float">
            <text:p>1955.91</text:p>
          </table:table-cell>
        </table:table-row>
        <table:table-row table:style-name="ro1">
          <table:table-cell office:value-type="float" office:value="22687249" calcext:value-type="float">
            <text:p>22687249</text:p>
          </table:table-cell>
          <table:table-cell table:formula="of:=[.A1420]/1000/(60*60*24)" office:value-type="time" office:time-value="PT06H18M07.249S" calcext:value-type="time">
            <text:p>06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2.57" calcext:value-type="float">
            <text:p>1562.57</text:p>
          </table:table-cell>
          <table:table-cell office:value-type="float" office:value="1957.21" calcext:value-type="float">
            <text:p>1957.21</text:p>
          </table:table-cell>
        </table:table-row>
        <table:table-row table:style-name="ro1">
          <table:table-cell office:value-type="float" office:value="22703249" calcext:value-type="float">
            <text:p>22703249</text:p>
          </table:table-cell>
          <table:table-cell table:formula="of:=[.A1421]/1000/(60*60*24)" office:value-type="time" office:time-value="PT06H18M23.249S" calcext:value-type="time">
            <text:p>06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3.64" calcext:value-type="float">
            <text:p>1563.64</text:p>
          </table:table-cell>
          <table:table-cell office:value-type="float" office:value="1958.51" calcext:value-type="float">
            <text:p>1958.51</text:p>
          </table:table-cell>
        </table:table-row>
        <table:table-row table:style-name="ro1">
          <table:table-cell office:value-type="float" office:value="22719249" calcext:value-type="float">
            <text:p>22719249</text:p>
          </table:table-cell>
          <table:table-cell table:formula="of:=[.A1422]/1000/(60*60*24)" office:value-type="time" office:time-value="PT06H18M39.249S" calcext:value-type="time">
            <text:p>06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4.71" calcext:value-type="float">
            <text:p>1564.71</text:p>
          </table:table-cell>
          <table:table-cell office:value-type="float" office:value="1959.81" calcext:value-type="float">
            <text:p>1959.81</text:p>
          </table:table-cell>
        </table:table-row>
        <table:table-row table:style-name="ro1">
          <table:table-cell office:value-type="float" office:value="22735249" calcext:value-type="float">
            <text:p>22735249</text:p>
          </table:table-cell>
          <table:table-cell table:formula="of:=[.A1423]/1000/(60*60*24)" office:value-type="time" office:time-value="PT06H18M55.249S" calcext:value-type="time">
            <text:p>06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5.78" calcext:value-type="float">
            <text:p>1565.78</text:p>
          </table:table-cell>
          <table:table-cell office:value-type="float" office:value="1961.12" calcext:value-type="float">
            <text:p>1961.12</text:p>
          </table:table-cell>
        </table:table-row>
        <table:table-row table:style-name="ro1">
          <table:table-cell office:value-type="float" office:value="22751249" calcext:value-type="float">
            <text:p>22751249</text:p>
          </table:table-cell>
          <table:table-cell table:formula="of:=[.A1424]/1000/(60*60*24)" office:value-type="time" office:time-value="PT06H19M11.249S" calcext:value-type="time">
            <text:p>06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6.85" calcext:value-type="float">
            <text:p>1566.85</text:p>
          </table:table-cell>
          <table:table-cell office:value-type="float" office:value="1962.42" calcext:value-type="float">
            <text:p>1962.42</text:p>
          </table:table-cell>
        </table:table-row>
        <table:table-row table:style-name="ro1">
          <table:table-cell office:value-type="float" office:value="22767249" calcext:value-type="float">
            <text:p>22767249</text:p>
          </table:table-cell>
          <table:table-cell table:formula="of:=[.A1425]/1000/(60*60*24)" office:value-type="time" office:time-value="PT06H19M27.249S" calcext:value-type="time">
            <text:p>06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7.93" calcext:value-type="float">
            <text:p>1567.93</text:p>
          </table:table-cell>
          <table:table-cell office:value-type="float" office:value="1963.72" calcext:value-type="float">
            <text:p>1963.72</text:p>
          </table:table-cell>
        </table:table-row>
        <table:table-row table:style-name="ro1">
          <table:table-cell office:value-type="float" office:value="22783249" calcext:value-type="float">
            <text:p>22783249</text:p>
          </table:table-cell>
          <table:table-cell table:formula="of:=[.A1426]/1000/(60*60*24)" office:value-type="time" office:time-value="PT06H19M43.249S" calcext:value-type="time">
            <text:p>06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69" calcext:value-type="float">
            <text:p>1569</text:p>
          </table:table-cell>
          <table:table-cell office:value-type="float" office:value="1965.03" calcext:value-type="float">
            <text:p>1965.03</text:p>
          </table:table-cell>
        </table:table-row>
        <table:table-row table:style-name="ro1">
          <table:table-cell office:value-type="float" office:value="22799249" calcext:value-type="float">
            <text:p>22799249</text:p>
          </table:table-cell>
          <table:table-cell table:formula="of:=[.A1427]/1000/(60*60*24)" office:value-type="time" office:time-value="PT06H19M59.249S" calcext:value-type="time">
            <text:p>06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70.07" calcext:value-type="float">
            <text:p>1570.07</text:p>
          </table:table-cell>
          <table:table-cell office:value-type="float" office:value="1966.33" calcext:value-type="float">
            <text:p>1966.33</text:p>
          </table:table-cell>
        </table:table-row>
        <table:table-row table:style-name="ro1">
          <table:table-cell office:value-type="float" office:value="22815249" calcext:value-type="float">
            <text:p>22815249</text:p>
          </table:table-cell>
          <table:table-cell table:formula="of:=[.A1428]/1000/(60*60*24)" office:value-type="time" office:time-value="PT06H20M15.249S" calcext:value-type="time">
            <text:p>06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571.14" calcext:value-type="float">
            <text:p>1571.14</text:p>
          </table:table-cell>
          <table:table-cell office:value-type="float" office:value="1967.63" calcext:value-type="float">
            <text:p>1967.63</text:p>
          </table:table-cell>
        </table:table-row>
        <table:table-row table:style-name="ro1">
          <table:table-cell office:value-type="float" office:value="22831249" calcext:value-type="float">
            <text:p>22831249</text:p>
          </table:table-cell>
          <table:table-cell table:formula="of:=[.A1429]/1000/(60*60*24)" office:value-type="time" office:time-value="PT06H20M31.249S" calcext:value-type="time">
            <text:p>06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72.21" calcext:value-type="float">
            <text:p>1572.21</text:p>
          </table:table-cell>
          <table:table-cell office:value-type="float" office:value="1968.94" calcext:value-type="float">
            <text:p>1968.94</text:p>
          </table:table-cell>
        </table:table-row>
        <table:table-row table:style-name="ro1">
          <table:table-cell office:value-type="float" office:value="22847249" calcext:value-type="float">
            <text:p>22847249</text:p>
          </table:table-cell>
          <table:table-cell table:formula="of:=[.A1430]/1000/(60*60*24)" office:value-type="time" office:time-value="PT06H20M47.249S" calcext:value-type="time">
            <text:p>06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73.28" calcext:value-type="float">
            <text:p>1573.28</text:p>
          </table:table-cell>
          <table:table-cell office:value-type="float" office:value="1970.24" calcext:value-type="float">
            <text:p>1970.24</text:p>
          </table:table-cell>
        </table:table-row>
        <table:table-row table:style-name="ro1">
          <table:table-cell office:value-type="float" office:value="22863249" calcext:value-type="float">
            <text:p>22863249</text:p>
          </table:table-cell>
          <table:table-cell table:formula="of:=[.A1431]/1000/(60*60*24)" office:value-type="time" office:time-value="PT06H21M03.249S" calcext:value-type="time">
            <text:p>06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74.36" calcext:value-type="float">
            <text:p>1574.36</text:p>
          </table:table-cell>
          <table:table-cell office:value-type="float" office:value="1971.54" calcext:value-type="float">
            <text:p>1971.54</text:p>
          </table:table-cell>
        </table:table-row>
        <table:table-row table:style-name="ro1">
          <table:table-cell office:value-type="float" office:value="22879249" calcext:value-type="float">
            <text:p>22879249</text:p>
          </table:table-cell>
          <table:table-cell table:formula="of:=[.A1432]/1000/(60*60*24)" office:value-type="time" office:time-value="PT06H21M19.249S" calcext:value-type="time">
            <text:p>06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75.43" calcext:value-type="float">
            <text:p>1575.43</text:p>
          </table:table-cell>
          <table:table-cell office:value-type="float" office:value="1972.84" calcext:value-type="float">
            <text:p>1972.84</text:p>
          </table:table-cell>
        </table:table-row>
        <table:table-row table:style-name="ro1">
          <table:table-cell office:value-type="float" office:value="22895249" calcext:value-type="float">
            <text:p>22895249</text:p>
          </table:table-cell>
          <table:table-cell table:formula="of:=[.A1433]/1000/(60*60*24)" office:value-type="time" office:time-value="PT06H21M35.249S" calcext:value-type="time">
            <text:p>06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76.5" calcext:value-type="float">
            <text:p>1576.5</text:p>
          </table:table-cell>
          <table:table-cell office:value-type="float" office:value="1974.15" calcext:value-type="float">
            <text:p>1974.15</text:p>
          </table:table-cell>
        </table:table-row>
        <table:table-row table:style-name="ro1">
          <table:table-cell office:value-type="float" office:value="22911249" calcext:value-type="float">
            <text:p>22911249</text:p>
          </table:table-cell>
          <table:table-cell table:formula="of:=[.A1434]/1000/(60*60*24)" office:value-type="time" office:time-value="PT06H21M51.249S" calcext:value-type="time">
            <text:p>06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77.57" calcext:value-type="float">
            <text:p>1577.57</text:p>
          </table:table-cell>
          <table:table-cell office:value-type="float" office:value="1975.45" calcext:value-type="float">
            <text:p>1975.45</text:p>
          </table:table-cell>
        </table:table-row>
        <table:table-row table:style-name="ro1">
          <table:table-cell office:value-type="float" office:value="22927249" calcext:value-type="float">
            <text:p>22927249</text:p>
          </table:table-cell>
          <table:table-cell table:formula="of:=[.A1435]/1000/(60*60*24)" office:value-type="time" office:time-value="PT06H22M07.249S" calcext:value-type="time">
            <text:p>06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578.64" calcext:value-type="float">
            <text:p>1578.64</text:p>
          </table:table-cell>
          <table:table-cell office:value-type="float" office:value="1976.75" calcext:value-type="float">
            <text:p>1976.75</text:p>
          </table:table-cell>
        </table:table-row>
        <table:table-row table:style-name="ro1">
          <table:table-cell office:value-type="float" office:value="22943249" calcext:value-type="float">
            <text:p>22943249</text:p>
          </table:table-cell>
          <table:table-cell table:formula="of:=[.A1436]/1000/(60*60*24)" office:value-type="time" office:time-value="PT06H22M23.249S" calcext:value-type="time">
            <text:p>06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79.71" calcext:value-type="float">
            <text:p>1579.71</text:p>
          </table:table-cell>
          <table:table-cell office:value-type="float" office:value="1978.05" calcext:value-type="float">
            <text:p>1978.05</text:p>
          </table:table-cell>
        </table:table-row>
        <table:table-row table:style-name="ro1">
          <table:table-cell office:value-type="float" office:value="22959249" calcext:value-type="float">
            <text:p>22959249</text:p>
          </table:table-cell>
          <table:table-cell table:formula="of:=[.A1437]/1000/(60*60*24)" office:value-type="time" office:time-value="PT06H22M39.249S" calcext:value-type="time">
            <text:p>06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0.78" calcext:value-type="float">
            <text:p>1580.78</text:p>
          </table:table-cell>
          <table:table-cell office:value-type="float" office:value="1979.36" calcext:value-type="float">
            <text:p>1979.36</text:p>
          </table:table-cell>
        </table:table-row>
        <table:table-row table:style-name="ro1">
          <table:table-cell office:value-type="float" office:value="22975249" calcext:value-type="float">
            <text:p>22975249</text:p>
          </table:table-cell>
          <table:table-cell table:formula="of:=[.A1438]/1000/(60*60*24)" office:value-type="time" office:time-value="PT06H22M55.249S" calcext:value-type="time">
            <text:p>06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581.85" calcext:value-type="float">
            <text:p>1581.85</text:p>
          </table:table-cell>
          <table:table-cell office:value-type="float" office:value="1980.66" calcext:value-type="float">
            <text:p>1980.66</text:p>
          </table:table-cell>
        </table:table-row>
        <table:table-row table:style-name="ro1">
          <table:table-cell office:value-type="float" office:value="22991249" calcext:value-type="float">
            <text:p>22991249</text:p>
          </table:table-cell>
          <table:table-cell table:formula="of:=[.A1439]/1000/(60*60*24)" office:value-type="time" office:time-value="PT06H23M11.249S" calcext:value-type="time">
            <text:p>06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2.92" calcext:value-type="float">
            <text:p>1582.92</text:p>
          </table:table-cell>
          <table:table-cell office:value-type="float" office:value="1981.96" calcext:value-type="float">
            <text:p>1981.96</text:p>
          </table:table-cell>
        </table:table-row>
        <table:table-row table:style-name="ro1">
          <table:table-cell office:value-type="float" office:value="23007249" calcext:value-type="float">
            <text:p>23007249</text:p>
          </table:table-cell>
          <table:table-cell table:formula="of:=[.A1440]/1000/(60*60*24)" office:value-type="time" office:time-value="PT06H23M27.249S" calcext:value-type="time">
            <text:p>06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3.99" calcext:value-type="float">
            <text:p>1583.99</text:p>
          </table:table-cell>
          <table:table-cell office:value-type="float" office:value="1983.27" calcext:value-type="float">
            <text:p>1983.27</text:p>
          </table:table-cell>
        </table:table-row>
        <table:table-row table:style-name="ro1">
          <table:table-cell office:value-type="float" office:value="23023249" calcext:value-type="float">
            <text:p>23023249</text:p>
          </table:table-cell>
          <table:table-cell table:formula="of:=[.A1441]/1000/(60*60*24)" office:value-type="time" office:time-value="PT06H23M43.249S" calcext:value-type="time">
            <text:p>06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5.07" calcext:value-type="float">
            <text:p>1585.07</text:p>
          </table:table-cell>
          <table:table-cell office:value-type="float" office:value="1984.57" calcext:value-type="float">
            <text:p>1984.57</text:p>
          </table:table-cell>
        </table:table-row>
        <table:table-row table:style-name="ro1">
          <table:table-cell office:value-type="float" office:value="23039249" calcext:value-type="float">
            <text:p>23039249</text:p>
          </table:table-cell>
          <table:table-cell table:formula="of:=[.A1442]/1000/(60*60*24)" office:value-type="time" office:time-value="PT06H23M59.249S" calcext:value-type="time">
            <text:p>06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6.14" calcext:value-type="float">
            <text:p>1586.14</text:p>
          </table:table-cell>
          <table:table-cell office:value-type="float" office:value="1985.87" calcext:value-type="float">
            <text:p>1985.87</text:p>
          </table:table-cell>
        </table:table-row>
        <table:table-row table:style-name="ro1">
          <table:table-cell office:value-type="float" office:value="23055249" calcext:value-type="float">
            <text:p>23055249</text:p>
          </table:table-cell>
          <table:table-cell table:formula="of:=[.A1443]/1000/(60*60*24)" office:value-type="time" office:time-value="PT06H24M15.249S" calcext:value-type="time">
            <text:p>06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7.21" calcext:value-type="float">
            <text:p>1587.21</text:p>
          </table:table-cell>
          <table:table-cell office:value-type="float" office:value="1987.17" calcext:value-type="float">
            <text:p>1987.17</text:p>
          </table:table-cell>
        </table:table-row>
        <table:table-row table:style-name="ro1">
          <table:table-cell office:value-type="float" office:value="23071249" calcext:value-type="float">
            <text:p>23071249</text:p>
          </table:table-cell>
          <table:table-cell table:formula="of:=[.A1444]/1000/(60*60*24)" office:value-type="time" office:time-value="PT06H24M31.249S" calcext:value-type="time">
            <text:p>06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588.28" calcext:value-type="float">
            <text:p>1588.28</text:p>
          </table:table-cell>
          <table:table-cell office:value-type="float" office:value="1988.48" calcext:value-type="float">
            <text:p>1988.48</text:p>
          </table:table-cell>
        </table:table-row>
        <table:table-row table:style-name="ro1">
          <table:table-cell office:value-type="float" office:value="23087249" calcext:value-type="float">
            <text:p>23087249</text:p>
          </table:table-cell>
          <table:table-cell table:formula="of:=[.A1445]/1000/(60*60*24)" office:value-type="time" office:time-value="PT06H24M47.249S" calcext:value-type="time">
            <text:p>06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89.35" calcext:value-type="float">
            <text:p>1589.35</text:p>
          </table:table-cell>
          <table:table-cell office:value-type="float" office:value="1989.78" calcext:value-type="float">
            <text:p>1989.78</text:p>
          </table:table-cell>
        </table:table-row>
        <table:table-row table:style-name="ro1">
          <table:table-cell office:value-type="float" office:value="23103249" calcext:value-type="float">
            <text:p>23103249</text:p>
          </table:table-cell>
          <table:table-cell table:formula="of:=[.A1446]/1000/(60*60*24)" office:value-type="time" office:time-value="PT06H25M03.249S" calcext:value-type="time">
            <text:p>06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590.42" calcext:value-type="float">
            <text:p>1590.42</text:p>
          </table:table-cell>
          <table:table-cell office:value-type="float" office:value="1991.08" calcext:value-type="float">
            <text:p>1991.08</text:p>
          </table:table-cell>
        </table:table-row>
        <table:table-row table:style-name="ro1">
          <table:table-cell office:value-type="float" office:value="23119249" calcext:value-type="float">
            <text:p>23119249</text:p>
          </table:table-cell>
          <table:table-cell table:formula="of:=[.A1447]/1000/(60*60*24)" office:value-type="time" office:time-value="PT06H25M19.249S" calcext:value-type="time">
            <text:p>06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91.49" calcext:value-type="float">
            <text:p>1591.49</text:p>
          </table:table-cell>
          <table:table-cell office:value-type="float" office:value="1992.38" calcext:value-type="float">
            <text:p>1992.38</text:p>
          </table:table-cell>
        </table:table-row>
        <table:table-row table:style-name="ro1">
          <table:table-cell office:value-type="float" office:value="23135249" calcext:value-type="float">
            <text:p>23135249</text:p>
          </table:table-cell>
          <table:table-cell table:formula="of:=[.A1448]/1000/(60*60*24)" office:value-type="time" office:time-value="PT06H25M35.249S" calcext:value-type="time">
            <text:p>06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592.56" calcext:value-type="float">
            <text:p>1592.56</text:p>
          </table:table-cell>
          <table:table-cell office:value-type="float" office:value="1993.68" calcext:value-type="float">
            <text:p>1993.68</text:p>
          </table:table-cell>
        </table:table-row>
        <table:table-row table:style-name="ro1">
          <table:table-cell office:value-type="float" office:value="23151249" calcext:value-type="float">
            <text:p>23151249</text:p>
          </table:table-cell>
          <table:table-cell table:formula="of:=[.A1449]/1000/(60*60*24)" office:value-type="time" office:time-value="PT06H25M51.249S" calcext:value-type="time">
            <text:p>06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593.63" calcext:value-type="float">
            <text:p>1593.63</text:p>
          </table:table-cell>
          <table:table-cell office:value-type="float" office:value="1994.99" calcext:value-type="float">
            <text:p>1994.99</text:p>
          </table:table-cell>
        </table:table-row>
        <table:table-row table:style-name="ro1">
          <table:table-cell office:value-type="float" office:value="23167249" calcext:value-type="float">
            <text:p>23167249</text:p>
          </table:table-cell>
          <table:table-cell table:formula="of:=[.A1450]/1000/(60*60*24)" office:value-type="time" office:time-value="PT06H26M07.249S" calcext:value-type="time">
            <text:p>06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594.7" calcext:value-type="float">
            <text:p>1594.7</text:p>
          </table:table-cell>
          <table:table-cell office:value-type="float" office:value="1996.29" calcext:value-type="float">
            <text:p>1996.29</text:p>
          </table:table-cell>
        </table:table-row>
        <table:table-row table:style-name="ro1">
          <table:table-cell office:value-type="float" office:value="23183249" calcext:value-type="float">
            <text:p>23183249</text:p>
          </table:table-cell>
          <table:table-cell table:formula="of:=[.A1451]/1000/(60*60*24)" office:value-type="time" office:time-value="PT06H26M23.249S" calcext:value-type="time">
            <text:p>06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595.77" calcext:value-type="float">
            <text:p>1595.77</text:p>
          </table:table-cell>
          <table:table-cell office:value-type="float" office:value="1997.59" calcext:value-type="float">
            <text:p>1997.59</text:p>
          </table:table-cell>
        </table:table-row>
        <table:table-row table:style-name="ro1">
          <table:table-cell office:value-type="float" office:value="23199249" calcext:value-type="float">
            <text:p>23199249</text:p>
          </table:table-cell>
          <table:table-cell table:formula="of:=[.A1452]/1000/(60*60*24)" office:value-type="time" office:time-value="PT06H26M39.249S" calcext:value-type="time">
            <text:p>06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596.84" calcext:value-type="float">
            <text:p>1596.84</text:p>
          </table:table-cell>
          <table:table-cell office:value-type="float" office:value="1998.89" calcext:value-type="float">
            <text:p>1998.89</text:p>
          </table:table-cell>
        </table:table-row>
        <table:table-row table:style-name="ro1">
          <table:table-cell office:value-type="float" office:value="23215249" calcext:value-type="float">
            <text:p>23215249</text:p>
          </table:table-cell>
          <table:table-cell table:formula="of:=[.A1453]/1000/(60*60*24)" office:value-type="time" office:time-value="PT06H26M55.249S" calcext:value-type="time">
            <text:p>06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597.91" calcext:value-type="float">
            <text:p>1597.91</text:p>
          </table:table-cell>
          <table:table-cell office:value-type="float" office:value="2000.19" calcext:value-type="float">
            <text:p>2000.19</text:p>
          </table:table-cell>
        </table:table-row>
        <table:table-row table:style-name="ro1">
          <table:table-cell office:value-type="float" office:value="23231249" calcext:value-type="float">
            <text:p>23231249</text:p>
          </table:table-cell>
          <table:table-cell table:formula="of:=[.A1454]/1000/(60*60*24)" office:value-type="time" office:time-value="PT06H27M11.249S" calcext:value-type="time">
            <text:p>06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598.98" calcext:value-type="float">
            <text:p>1598.98</text:p>
          </table:table-cell>
          <table:table-cell office:value-type="float" office:value="2001.5" calcext:value-type="float">
            <text:p>2001.5</text:p>
          </table:table-cell>
        </table:table-row>
        <table:table-row table:style-name="ro1">
          <table:table-cell office:value-type="float" office:value="23247249" calcext:value-type="float">
            <text:p>23247249</text:p>
          </table:table-cell>
          <table:table-cell table:formula="of:=[.A1455]/1000/(60*60*24)" office:value-type="time" office:time-value="PT06H27M27.249S" calcext:value-type="time">
            <text:p>06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00.05" calcext:value-type="float">
            <text:p>1600.05</text:p>
          </table:table-cell>
          <table:table-cell office:value-type="float" office:value="2002.8" calcext:value-type="float">
            <text:p>2002.8</text:p>
          </table:table-cell>
        </table:table-row>
        <table:table-row table:style-name="ro1">
          <table:table-cell office:value-type="float" office:value="23263249" calcext:value-type="float">
            <text:p>23263249</text:p>
          </table:table-cell>
          <table:table-cell table:formula="of:=[.A1456]/1000/(60*60*24)" office:value-type="time" office:time-value="PT06H27M43.249S" calcext:value-type="time">
            <text:p>06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01.12" calcext:value-type="float">
            <text:p>1601.12</text:p>
          </table:table-cell>
          <table:table-cell office:value-type="float" office:value="2004.1" calcext:value-type="float">
            <text:p>2004.1</text:p>
          </table:table-cell>
        </table:table-row>
        <table:table-row table:style-name="ro1">
          <table:table-cell office:value-type="float" office:value="23279249" calcext:value-type="float">
            <text:p>23279249</text:p>
          </table:table-cell>
          <table:table-cell table:formula="of:=[.A1457]/1000/(60*60*24)" office:value-type="time" office:time-value="PT06H27M59.249S" calcext:value-type="time">
            <text:p>06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02.19" calcext:value-type="float">
            <text:p>1602.19</text:p>
          </table:table-cell>
          <table:table-cell office:value-type="float" office:value="2005.4" calcext:value-type="float">
            <text:p>2005.4</text:p>
          </table:table-cell>
        </table:table-row>
        <table:table-row table:style-name="ro1">
          <table:table-cell office:value-type="float" office:value="23295249" calcext:value-type="float">
            <text:p>23295249</text:p>
          </table:table-cell>
          <table:table-cell table:formula="of:=[.A1458]/1000/(60*60*24)" office:value-type="time" office:time-value="PT06H28M15.249S" calcext:value-type="time">
            <text:p>06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03.26" calcext:value-type="float">
            <text:p>1603.26</text:p>
          </table:table-cell>
          <table:table-cell office:value-type="float" office:value="2006.7" calcext:value-type="float">
            <text:p>2006.7</text:p>
          </table:table-cell>
        </table:table-row>
        <table:table-row table:style-name="ro1">
          <table:table-cell office:value-type="float" office:value="23311249" calcext:value-type="float">
            <text:p>23311249</text:p>
          </table:table-cell>
          <table:table-cell table:formula="of:=[.A1459]/1000/(60*60*24)" office:value-type="time" office:time-value="PT06H28M31.249S" calcext:value-type="time">
            <text:p>06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04.33" calcext:value-type="float">
            <text:p>1604.33</text:p>
          </table:table-cell>
          <table:table-cell office:value-type="float" office:value="2008.01" calcext:value-type="float">
            <text:p>2008.01</text:p>
          </table:table-cell>
        </table:table-row>
        <table:table-row table:style-name="ro1">
          <table:table-cell office:value-type="float" office:value="23327249" calcext:value-type="float">
            <text:p>23327249</text:p>
          </table:table-cell>
          <table:table-cell table:formula="of:=[.A1460]/1000/(60*60*24)" office:value-type="time" office:time-value="PT06H28M47.249S" calcext:value-type="time">
            <text:p>06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605.41" calcext:value-type="float">
            <text:p>1605.41</text:p>
          </table:table-cell>
          <table:table-cell office:value-type="float" office:value="2009.31" calcext:value-type="float">
            <text:p>2009.31</text:p>
          </table:table-cell>
        </table:table-row>
        <table:table-row table:style-name="ro1">
          <table:table-cell office:value-type="float" office:value="23343249" calcext:value-type="float">
            <text:p>23343249</text:p>
          </table:table-cell>
          <table:table-cell table:formula="of:=[.A1461]/1000/(60*60*24)" office:value-type="time" office:time-value="PT06H29M03.249S" calcext:value-type="time">
            <text:p>06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06.48" calcext:value-type="float">
            <text:p>1606.48</text:p>
          </table:table-cell>
          <table:table-cell office:value-type="float" office:value="2010.61" calcext:value-type="float">
            <text:p>2010.61</text:p>
          </table:table-cell>
        </table:table-row>
        <table:table-row table:style-name="ro1">
          <table:table-cell office:value-type="float" office:value="23359249" calcext:value-type="float">
            <text:p>23359249</text:p>
          </table:table-cell>
          <table:table-cell table:formula="of:=[.A1462]/1000/(60*60*24)" office:value-type="time" office:time-value="PT06H29M19.249S" calcext:value-type="time">
            <text:p>06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07.55" calcext:value-type="float">
            <text:p>1607.55</text:p>
          </table:table-cell>
          <table:table-cell office:value-type="float" office:value="2011.91" calcext:value-type="float">
            <text:p>2011.91</text:p>
          </table:table-cell>
        </table:table-row>
        <table:table-row table:style-name="ro1">
          <table:table-cell office:value-type="float" office:value="23375249" calcext:value-type="float">
            <text:p>23375249</text:p>
          </table:table-cell>
          <table:table-cell table:formula="of:=[.A1463]/1000/(60*60*24)" office:value-type="time" office:time-value="PT06H29M35.249S" calcext:value-type="time">
            <text:p>06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08.62" calcext:value-type="float">
            <text:p>1608.62</text:p>
          </table:table-cell>
          <table:table-cell office:value-type="float" office:value="2013.21" calcext:value-type="float">
            <text:p>2013.21</text:p>
          </table:table-cell>
        </table:table-row>
        <table:table-row table:style-name="ro1">
          <table:table-cell office:value-type="float" office:value="23391249" calcext:value-type="float">
            <text:p>23391249</text:p>
          </table:table-cell>
          <table:table-cell table:formula="of:=[.A1464]/1000/(60*60*24)" office:value-type="time" office:time-value="PT06H29M51.249S" calcext:value-type="time">
            <text:p>06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09.69" calcext:value-type="float">
            <text:p>1609.69</text:p>
          </table:table-cell>
          <table:table-cell office:value-type="float" office:value="2014.51" calcext:value-type="float">
            <text:p>2014.51</text:p>
          </table:table-cell>
        </table:table-row>
        <table:table-row table:style-name="ro1">
          <table:table-cell office:value-type="float" office:value="23407249" calcext:value-type="float">
            <text:p>23407249</text:p>
          </table:table-cell>
          <table:table-cell table:formula="of:=[.A1465]/1000/(60*60*24)" office:value-type="time" office:time-value="PT06H30M07.249S" calcext:value-type="time">
            <text:p>06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0.76" calcext:value-type="float">
            <text:p>1610.76</text:p>
          </table:table-cell>
          <table:table-cell office:value-type="float" office:value="2015.81" calcext:value-type="float">
            <text:p>2015.81</text:p>
          </table:table-cell>
        </table:table-row>
        <table:table-row table:style-name="ro1">
          <table:table-cell office:value-type="float" office:value="23423249" calcext:value-type="float">
            <text:p>23423249</text:p>
          </table:table-cell>
          <table:table-cell table:formula="of:=[.A1466]/1000/(60*60*24)" office:value-type="time" office:time-value="PT06H30M23.249S" calcext:value-type="time">
            <text:p>06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1.83" calcext:value-type="float">
            <text:p>1611.83</text:p>
          </table:table-cell>
          <table:table-cell office:value-type="float" office:value="2017.11" calcext:value-type="float">
            <text:p>2017.11</text:p>
          </table:table-cell>
        </table:table-row>
        <table:table-row table:style-name="ro1">
          <table:table-cell office:value-type="float" office:value="23439249" calcext:value-type="float">
            <text:p>23439249</text:p>
          </table:table-cell>
          <table:table-cell table:formula="of:=[.A1467]/1000/(60*60*24)" office:value-type="time" office:time-value="PT06H30M39.249S" calcext:value-type="time">
            <text:p>06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2.9" calcext:value-type="float">
            <text:p>1612.9</text:p>
          </table:table-cell>
          <table:table-cell office:value-type="float" office:value="2018.41" calcext:value-type="float">
            <text:p>2018.41</text:p>
          </table:table-cell>
        </table:table-row>
        <table:table-row table:style-name="ro1">
          <table:table-cell office:value-type="float" office:value="23455249" calcext:value-type="float">
            <text:p>23455249</text:p>
          </table:table-cell>
          <table:table-cell table:formula="of:=[.A1468]/1000/(60*60*24)" office:value-type="time" office:time-value="PT06H30M55.249S" calcext:value-type="time">
            <text:p>06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3.97" calcext:value-type="float">
            <text:p>1613.97</text:p>
          </table:table-cell>
          <table:table-cell office:value-type="float" office:value="2019.71" calcext:value-type="float">
            <text:p>2019.71</text:p>
          </table:table-cell>
        </table:table-row>
        <table:table-row table:style-name="ro1">
          <table:table-cell office:value-type="float" office:value="23471249" calcext:value-type="float">
            <text:p>23471249</text:p>
          </table:table-cell>
          <table:table-cell table:formula="of:=[.A1469]/1000/(60*60*24)" office:value-type="time" office:time-value="PT06H31M11.249S" calcext:value-type="time">
            <text:p>06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5.04" calcext:value-type="float">
            <text:p>1615.04</text:p>
          </table:table-cell>
          <table:table-cell office:value-type="float" office:value="2021.02" calcext:value-type="float">
            <text:p>2021.02</text:p>
          </table:table-cell>
        </table:table-row>
        <table:table-row table:style-name="ro1">
          <table:table-cell office:value-type="float" office:value="23487249" calcext:value-type="float">
            <text:p>23487249</text:p>
          </table:table-cell>
          <table:table-cell table:formula="of:=[.A1470]/1000/(60*60*24)" office:value-type="time" office:time-value="PT06H31M27.249S" calcext:value-type="time">
            <text:p>06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6.11" calcext:value-type="float">
            <text:p>1616.11</text:p>
          </table:table-cell>
          <table:table-cell office:value-type="float" office:value="2022.32" calcext:value-type="float">
            <text:p>2022.32</text:p>
          </table:table-cell>
        </table:table-row>
        <table:table-row table:style-name="ro1">
          <table:table-cell office:value-type="float" office:value="23503249" calcext:value-type="float">
            <text:p>23503249</text:p>
          </table:table-cell>
          <table:table-cell table:formula="of:=[.A1471]/1000/(60*60*24)" office:value-type="time" office:time-value="PT06H31M43.249S" calcext:value-type="time">
            <text:p>06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617.18" calcext:value-type="float">
            <text:p>1617.18</text:p>
          </table:table-cell>
          <table:table-cell office:value-type="float" office:value="2023.62" calcext:value-type="float">
            <text:p>2023.62</text:p>
          </table:table-cell>
        </table:table-row>
        <table:table-row table:style-name="ro1">
          <table:table-cell office:value-type="float" office:value="23519249" calcext:value-type="float">
            <text:p>23519249</text:p>
          </table:table-cell>
          <table:table-cell table:formula="of:=[.A1472]/1000/(60*60*24)" office:value-type="time" office:time-value="PT06H31M59.249S" calcext:value-type="time">
            <text:p>06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8.25" calcext:value-type="float">
            <text:p>1618.25</text:p>
          </table:table-cell>
          <table:table-cell office:value-type="float" office:value="2024.92" calcext:value-type="float">
            <text:p>2024.92</text:p>
          </table:table-cell>
        </table:table-row>
        <table:table-row table:style-name="ro1">
          <table:table-cell office:value-type="float" office:value="23535249" calcext:value-type="float">
            <text:p>23535249</text:p>
          </table:table-cell>
          <table:table-cell table:formula="of:=[.A1473]/1000/(60*60*24)" office:value-type="time" office:time-value="PT06H32M15.249S" calcext:value-type="time">
            <text:p>06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19.32" calcext:value-type="float">
            <text:p>1619.32</text:p>
          </table:table-cell>
          <table:table-cell office:value-type="float" office:value="2026.22" calcext:value-type="float">
            <text:p>2026.22</text:p>
          </table:table-cell>
        </table:table-row>
        <table:table-row table:style-name="ro1">
          <table:table-cell office:value-type="float" office:value="23551249" calcext:value-type="float">
            <text:p>23551249</text:p>
          </table:table-cell>
          <table:table-cell table:formula="of:=[.A1474]/1000/(60*60*24)" office:value-type="time" office:time-value="PT06H32M31.249S" calcext:value-type="time">
            <text:p>06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620.39" calcext:value-type="float">
            <text:p>1620.39</text:p>
          </table:table-cell>
          <table:table-cell office:value-type="float" office:value="2027.52" calcext:value-type="float">
            <text:p>2027.52</text:p>
          </table:table-cell>
        </table:table-row>
        <table:table-row table:style-name="ro1">
          <table:table-cell office:value-type="float" office:value="23567249" calcext:value-type="float">
            <text:p>23567249</text:p>
          </table:table-cell>
          <table:table-cell table:formula="of:=[.A1475]/1000/(60*60*24)" office:value-type="time" office:time-value="PT06H32M47.249S" calcext:value-type="time">
            <text:p>06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21.46" calcext:value-type="float">
            <text:p>1621.46</text:p>
          </table:table-cell>
          <table:table-cell office:value-type="float" office:value="2028.82" calcext:value-type="float">
            <text:p>2028.82</text:p>
          </table:table-cell>
        </table:table-row>
        <table:table-row table:style-name="ro1">
          <table:table-cell office:value-type="float" office:value="23583249" calcext:value-type="float">
            <text:p>23583249</text:p>
          </table:table-cell>
          <table:table-cell table:formula="of:=[.A1476]/1000/(60*60*24)" office:value-type="time" office:time-value="PT06H33M03.249S" calcext:value-type="time">
            <text:p>06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22.53" calcext:value-type="float">
            <text:p>1622.53</text:p>
          </table:table-cell>
          <table:table-cell office:value-type="float" office:value="2030.12" calcext:value-type="float">
            <text:p>2030.12</text:p>
          </table:table-cell>
        </table:table-row>
        <table:table-row table:style-name="ro1">
          <table:table-cell office:value-type="float" office:value="23599249" calcext:value-type="float">
            <text:p>23599249</text:p>
          </table:table-cell>
          <table:table-cell table:formula="of:=[.A1477]/1000/(60*60*24)" office:value-type="time" office:time-value="PT06H33M19.249S" calcext:value-type="time">
            <text:p>06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623.6" calcext:value-type="float">
            <text:p>1623.6</text:p>
          </table:table-cell>
          <table:table-cell office:value-type="float" office:value="2031.42" calcext:value-type="float">
            <text:p>2031.42</text:p>
          </table:table-cell>
        </table:table-row>
        <table:table-row table:style-name="ro1">
          <table:table-cell office:value-type="float" office:value="23615249" calcext:value-type="float">
            <text:p>23615249</text:p>
          </table:table-cell>
          <table:table-cell table:formula="of:=[.A1478]/1000/(60*60*24)" office:value-type="time" office:time-value="PT06H33M35.249S" calcext:value-type="time">
            <text:p>06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624.67" calcext:value-type="float">
            <text:p>1624.67</text:p>
          </table:table-cell>
          <table:table-cell office:value-type="float" office:value="2032.71" calcext:value-type="float">
            <text:p>2032.71</text:p>
          </table:table-cell>
        </table:table-row>
        <table:table-row table:style-name="ro1">
          <table:table-cell office:value-type="float" office:value="23631249" calcext:value-type="float">
            <text:p>23631249</text:p>
          </table:table-cell>
          <table:table-cell table:formula="of:=[.A1479]/1000/(60*60*24)" office:value-type="time" office:time-value="PT06H33M51.249S" calcext:value-type="time">
            <text:p>06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25.74" calcext:value-type="float">
            <text:p>1625.74</text:p>
          </table:table-cell>
          <table:table-cell office:value-type="float" office:value="2034.02" calcext:value-type="float">
            <text:p>2034.02</text:p>
          </table:table-cell>
        </table:table-row>
        <table:table-row table:style-name="ro1">
          <table:table-cell office:value-type="float" office:value="23647249" calcext:value-type="float">
            <text:p>23647249</text:p>
          </table:table-cell>
          <table:table-cell table:formula="of:=[.A1480]/1000/(60*60*24)" office:value-type="time" office:time-value="PT06H34M07.249S" calcext:value-type="time">
            <text:p>06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26.81" calcext:value-type="float">
            <text:p>1626.81</text:p>
          </table:table-cell>
          <table:table-cell office:value-type="float" office:value="2035.32" calcext:value-type="float">
            <text:p>2035.32</text:p>
          </table:table-cell>
        </table:table-row>
        <table:table-row table:style-name="ro1">
          <table:table-cell office:value-type="float" office:value="23663249" calcext:value-type="float">
            <text:p>23663249</text:p>
          </table:table-cell>
          <table:table-cell table:formula="of:=[.A1481]/1000/(60*60*24)" office:value-type="time" office:time-value="PT06H34M23.249S" calcext:value-type="time">
            <text:p>06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27.88" calcext:value-type="float">
            <text:p>1627.88</text:p>
          </table:table-cell>
          <table:table-cell office:value-type="float" office:value="2036.62" calcext:value-type="float">
            <text:p>2036.62</text:p>
          </table:table-cell>
        </table:table-row>
        <table:table-row table:style-name="ro1">
          <table:table-cell office:value-type="float" office:value="23679249" calcext:value-type="float">
            <text:p>23679249</text:p>
          </table:table-cell>
          <table:table-cell table:formula="of:=[.A1482]/1000/(60*60*24)" office:value-type="time" office:time-value="PT06H34M39.249S" calcext:value-type="time">
            <text:p>06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28.95" calcext:value-type="float">
            <text:p>1628.95</text:p>
          </table:table-cell>
          <table:table-cell office:value-type="float" office:value="2037.91" calcext:value-type="float">
            <text:p>2037.91</text:p>
          </table:table-cell>
        </table:table-row>
        <table:table-row table:style-name="ro1">
          <table:table-cell office:value-type="float" office:value="23695249" calcext:value-type="float">
            <text:p>23695249</text:p>
          </table:table-cell>
          <table:table-cell table:formula="of:=[.A1483]/1000/(60*60*24)" office:value-type="time" office:time-value="PT06H34M55.249S" calcext:value-type="time">
            <text:p>06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30.02" calcext:value-type="float">
            <text:p>1630.02</text:p>
          </table:table-cell>
          <table:table-cell office:value-type="float" office:value="2039.21" calcext:value-type="float">
            <text:p>2039.21</text:p>
          </table:table-cell>
        </table:table-row>
        <table:table-row table:style-name="ro1">
          <table:table-cell office:value-type="float" office:value="23711249" calcext:value-type="float">
            <text:p>23711249</text:p>
          </table:table-cell>
          <table:table-cell table:formula="of:=[.A1484]/1000/(60*60*24)" office:value-type="time" office:time-value="PT06H35M11.249S" calcext:value-type="time">
            <text:p>06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31.09" calcext:value-type="float">
            <text:p>1631.09</text:p>
          </table:table-cell>
          <table:table-cell office:value-type="float" office:value="2040.51" calcext:value-type="float">
            <text:p>2040.51</text:p>
          </table:table-cell>
        </table:table-row>
        <table:table-row table:style-name="ro1">
          <table:table-cell office:value-type="float" office:value="23727249" calcext:value-type="float">
            <text:p>23727249</text:p>
          </table:table-cell>
          <table:table-cell table:formula="of:=[.A1485]/1000/(60*60*24)" office:value-type="time" office:time-value="PT06H35M27.249S" calcext:value-type="time">
            <text:p>06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32.16" calcext:value-type="float">
            <text:p>1632.16</text:p>
          </table:table-cell>
          <table:table-cell office:value-type="float" office:value="2041.81" calcext:value-type="float">
            <text:p>2041.81</text:p>
          </table:table-cell>
        </table:table-row>
        <table:table-row table:style-name="ro1">
          <table:table-cell office:value-type="float" office:value="23743249" calcext:value-type="float">
            <text:p>23743249</text:p>
          </table:table-cell>
          <table:table-cell table:formula="of:=[.A1486]/1000/(60*60*24)" office:value-type="time" office:time-value="PT06H35M43.249S" calcext:value-type="time">
            <text:p>06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33.23" calcext:value-type="float">
            <text:p>1633.23</text:p>
          </table:table-cell>
          <table:table-cell office:value-type="float" office:value="2043.11" calcext:value-type="float">
            <text:p>2043.11</text:p>
          </table:table-cell>
        </table:table-row>
        <table:table-row table:style-name="ro1">
          <table:table-cell office:value-type="float" office:value="23759249" calcext:value-type="float">
            <text:p>23759249</text:p>
          </table:table-cell>
          <table:table-cell table:formula="of:=[.A1487]/1000/(60*60*24)" office:value-type="time" office:time-value="PT06H35M59.249S" calcext:value-type="time">
            <text:p>06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34.3" calcext:value-type="float">
            <text:p>1634.3</text:p>
          </table:table-cell>
          <table:table-cell office:value-type="float" office:value="2044.41" calcext:value-type="float">
            <text:p>2044.41</text:p>
          </table:table-cell>
        </table:table-row>
        <table:table-row table:style-name="ro1">
          <table:table-cell office:value-type="float" office:value="23775249" calcext:value-type="float">
            <text:p>23775249</text:p>
          </table:table-cell>
          <table:table-cell table:formula="of:=[.A1488]/1000/(60*60*24)" office:value-type="time" office:time-value="PT06H36M15.249S" calcext:value-type="time">
            <text:p>06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635.37" calcext:value-type="float">
            <text:p>1635.37</text:p>
          </table:table-cell>
          <table:table-cell office:value-type="float" office:value="2045.7" calcext:value-type="float">
            <text:p>2045.7</text:p>
          </table:table-cell>
        </table:table-row>
        <table:table-row table:style-name="ro1">
          <table:table-cell office:value-type="float" office:value="23791249" calcext:value-type="float">
            <text:p>23791249</text:p>
          </table:table-cell>
          <table:table-cell table:formula="of:=[.A1489]/1000/(60*60*24)" office:value-type="time" office:time-value="PT06H36M31.249S" calcext:value-type="time">
            <text:p>06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36.44" calcext:value-type="float">
            <text:p>1636.44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23807249" calcext:value-type="float">
            <text:p>23807249</text:p>
          </table:table-cell>
          <table:table-cell table:formula="of:=[.A1490]/1000/(60*60*24)" office:value-type="time" office:time-value="PT06H36M47.249S" calcext:value-type="time">
            <text:p>06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37.51" calcext:value-type="float">
            <text:p>1637.51</text:p>
          </table:table-cell>
          <table:table-cell office:value-type="float" office:value="2048.3" calcext:value-type="float">
            <text:p>2048.3</text:p>
          </table:table-cell>
        </table:table-row>
        <table:table-row table:style-name="ro1">
          <table:table-cell office:value-type="float" office:value="23823249" calcext:value-type="float">
            <text:p>23823249</text:p>
          </table:table-cell>
          <table:table-cell table:formula="of:=[.A1491]/1000/(60*60*24)" office:value-type="time" office:time-value="PT06H37M03.249S" calcext:value-type="time">
            <text:p>06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38.58" calcext:value-type="float">
            <text:p>1638.58</text:p>
          </table:table-cell>
          <table:table-cell office:value-type="float" office:value="2049.6" calcext:value-type="float">
            <text:p>2049.6</text:p>
          </table:table-cell>
        </table:table-row>
        <table:table-row table:style-name="ro1">
          <table:table-cell office:value-type="float" office:value="23839249" calcext:value-type="float">
            <text:p>23839249</text:p>
          </table:table-cell>
          <table:table-cell table:formula="of:=[.A1492]/1000/(60*60*24)" office:value-type="time" office:time-value="PT06H37M19.249S" calcext:value-type="time">
            <text:p>06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639.65" calcext:value-type="float">
            <text:p>1639.65</text:p>
          </table:table-cell>
          <table:table-cell office:value-type="float" office:value="2050.9" calcext:value-type="float">
            <text:p>2050.9</text:p>
          </table:table-cell>
        </table:table-row>
        <table:table-row table:style-name="ro1">
          <table:table-cell office:value-type="float" office:value="23855249" calcext:value-type="float">
            <text:p>23855249</text:p>
          </table:table-cell>
          <table:table-cell table:formula="of:=[.A1493]/1000/(60*60*24)" office:value-type="time" office:time-value="PT06H37M35.249S" calcext:value-type="time">
            <text:p>06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640.72" calcext:value-type="float">
            <text:p>1640.72</text:p>
          </table:table-cell>
          <table:table-cell office:value-type="float" office:value="2052.2" calcext:value-type="float">
            <text:p>2052.2</text:p>
          </table:table-cell>
        </table:table-row>
        <table:table-row table:style-name="ro1">
          <table:table-cell office:value-type="float" office:value="23871249" calcext:value-type="float">
            <text:p>23871249</text:p>
          </table:table-cell>
          <table:table-cell table:formula="of:=[.A1494]/1000/(60*60*24)" office:value-type="time" office:time-value="PT06H37M51.249S" calcext:value-type="time">
            <text:p>06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41.79" calcext:value-type="float">
            <text:p>1641.79</text:p>
          </table:table-cell>
          <table:table-cell office:value-type="float" office:value="2053.5" calcext:value-type="float">
            <text:p>2053.5</text:p>
          </table:table-cell>
        </table:table-row>
        <table:table-row table:style-name="ro1">
          <table:table-cell office:value-type="float" office:value="23887249" calcext:value-type="float">
            <text:p>23887249</text:p>
          </table:table-cell>
          <table:table-cell table:formula="of:=[.A1495]/1000/(60*60*24)" office:value-type="time" office:time-value="PT06H38M07.249S" calcext:value-type="time">
            <text:p>06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6" calcext:value-type="float">
            <text:p>240.6</text:p>
          </table:table-cell>
          <table:table-cell office:value-type="float" office:value="292.58" calcext:value-type="float">
            <text:p>292.58</text:p>
          </table:table-cell>
          <table:table-cell office:value-type="float" office:value="1642.86" calcext:value-type="float">
            <text:p>1642.86</text:p>
          </table:table-cell>
          <table:table-cell office:value-type="float" office:value="2054.79" calcext:value-type="float">
            <text:p>2054.79</text:p>
          </table:table-cell>
        </table:table-row>
        <table:table-row table:style-name="ro1">
          <table:table-cell office:value-type="float" office:value="23903249" calcext:value-type="float">
            <text:p>23903249</text:p>
          </table:table-cell>
          <table:table-cell table:formula="of:=[.A1496]/1000/(60*60*24)" office:value-type="time" office:time-value="PT06H38M23.249S" calcext:value-type="time">
            <text:p>06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43.93" calcext:value-type="float">
            <text:p>1643.93</text:p>
          </table:table-cell>
          <table:table-cell office:value-type="float" office:value="2056.09" calcext:value-type="float">
            <text:p>2056.09</text:p>
          </table:table-cell>
        </table:table-row>
        <table:table-row table:style-name="ro1">
          <table:table-cell office:value-type="float" office:value="23919249" calcext:value-type="float">
            <text:p>23919249</text:p>
          </table:table-cell>
          <table:table-cell table:formula="of:=[.A1497]/1000/(60*60*24)" office:value-type="time" office:time-value="PT06H38M39.249S" calcext:value-type="time">
            <text:p>06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644.99" calcext:value-type="float">
            <text:p>1644.99</text:p>
          </table:table-cell>
          <table:table-cell office:value-type="float" office:value="2057.39" calcext:value-type="float">
            <text:p>2057.39</text:p>
          </table:table-cell>
        </table:table-row>
        <table:table-row table:style-name="ro1">
          <table:table-cell office:value-type="float" office:value="23935249" calcext:value-type="float">
            <text:p>23935249</text:p>
          </table:table-cell>
          <table:table-cell table:formula="of:=[.A1498]/1000/(60*60*24)" office:value-type="time" office:time-value="PT06H38M55.249S" calcext:value-type="time">
            <text:p>06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46.06" calcext:value-type="float">
            <text:p>1646.06</text:p>
          </table:table-cell>
          <table:table-cell office:value-type="float" office:value="2058.68" calcext:value-type="float">
            <text:p>2058.68</text:p>
          </table:table-cell>
        </table:table-row>
        <table:table-row table:style-name="ro1">
          <table:table-cell office:value-type="float" office:value="23951249" calcext:value-type="float">
            <text:p>23951249</text:p>
          </table:table-cell>
          <table:table-cell table:formula="of:=[.A1499]/1000/(60*60*24)" office:value-type="time" office:time-value="PT06H39M11.249S" calcext:value-type="time">
            <text:p>06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47.13" calcext:value-type="float">
            <text:p>1647.13</text:p>
          </table:table-cell>
          <table:table-cell office:value-type="float" office:value="2059.98" calcext:value-type="float">
            <text:p>2059.98</text:p>
          </table:table-cell>
        </table:table-row>
        <table:table-row table:style-name="ro1">
          <table:table-cell office:value-type="float" office:value="23967249" calcext:value-type="float">
            <text:p>23967249</text:p>
          </table:table-cell>
          <table:table-cell table:formula="of:=[.A1500]/1000/(60*60*24)" office:value-type="time" office:time-value="PT06H39M27.249S" calcext:value-type="time">
            <text:p>06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48.2" calcext:value-type="float">
            <text:p>1648.2</text:p>
          </table:table-cell>
          <table:table-cell office:value-type="float" office:value="2061.28" calcext:value-type="float">
            <text:p>2061.28</text:p>
          </table:table-cell>
        </table:table-row>
        <table:table-row table:style-name="ro1">
          <table:table-cell office:value-type="float" office:value="23983249" calcext:value-type="float">
            <text:p>23983249</text:p>
          </table:table-cell>
          <table:table-cell table:formula="of:=[.A1501]/1000/(60*60*24)" office:value-type="time" office:time-value="PT06H39M43.249S" calcext:value-type="time">
            <text:p>06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49.27" calcext:value-type="float">
            <text:p>1649.27</text:p>
          </table:table-cell>
          <table:table-cell office:value-type="float" office:value="2062.57" calcext:value-type="float">
            <text:p>2062.57</text:p>
          </table:table-cell>
        </table:table-row>
        <table:table-row table:style-name="ro1">
          <table:table-cell office:value-type="float" office:value="23999249" calcext:value-type="float">
            <text:p>23999249</text:p>
          </table:table-cell>
          <table:table-cell table:formula="of:=[.A1502]/1000/(60*60*24)" office:value-type="time" office:time-value="PT06H39M59.249S" calcext:value-type="time">
            <text:p>06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50.34" calcext:value-type="float">
            <text:p>1650.34</text:p>
          </table:table-cell>
          <table:table-cell office:value-type="float" office:value="2063.87" calcext:value-type="float">
            <text:p>2063.87</text:p>
          </table:table-cell>
        </table:table-row>
        <table:table-row table:style-name="ro1">
          <table:table-cell office:value-type="float" office:value="24015249" calcext:value-type="float">
            <text:p>24015249</text:p>
          </table:table-cell>
          <table:table-cell table:formula="of:=[.A1503]/1000/(60*60*24)" office:value-type="time" office:time-value="PT06H40M15.249S" calcext:value-type="time">
            <text:p>06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651.41" calcext:value-type="float">
            <text:p>1651.41</text:p>
          </table:table-cell>
          <table:table-cell office:value-type="float" office:value="2065.17" calcext:value-type="float">
            <text:p>2065.17</text:p>
          </table:table-cell>
        </table:table-row>
        <table:table-row table:style-name="ro1">
          <table:table-cell office:value-type="float" office:value="24031249" calcext:value-type="float">
            <text:p>24031249</text:p>
          </table:table-cell>
          <table:table-cell table:formula="of:=[.A1504]/1000/(60*60*24)" office:value-type="time" office:time-value="PT06H40M31.249S" calcext:value-type="time">
            <text:p>06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652.47" calcext:value-type="float">
            <text:p>1652.47</text:p>
          </table:table-cell>
          <table:table-cell office:value-type="float" office:value="2066.47" calcext:value-type="float">
            <text:p>2066.47</text:p>
          </table:table-cell>
        </table:table-row>
        <table:table-row table:style-name="ro1">
          <table:table-cell office:value-type="float" office:value="24047249" calcext:value-type="float">
            <text:p>24047249</text:p>
          </table:table-cell>
          <table:table-cell table:formula="of:=[.A1505]/1000/(60*60*24)" office:value-type="time" office:time-value="PT06H40M47.249S" calcext:value-type="time">
            <text:p>06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53.54" calcext:value-type="float">
            <text:p>1653.54</text:p>
          </table:table-cell>
          <table:table-cell office:value-type="float" office:value="2067.76" calcext:value-type="float">
            <text:p>2067.76</text:p>
          </table:table-cell>
        </table:table-row>
        <table:table-row table:style-name="ro1">
          <table:table-cell office:value-type="float" office:value="24063249" calcext:value-type="float">
            <text:p>24063249</text:p>
          </table:table-cell>
          <table:table-cell table:formula="of:=[.A1506]/1000/(60*60*24)" office:value-type="time" office:time-value="PT06H41M03.249S" calcext:value-type="time">
            <text:p>06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654.61" calcext:value-type="float">
            <text:p>1654.61</text:p>
          </table:table-cell>
          <table:table-cell office:value-type="float" office:value="2069.06" calcext:value-type="float">
            <text:p>2069.06</text:p>
          </table:table-cell>
        </table:table-row>
        <table:table-row table:style-name="ro1">
          <table:table-cell office:value-type="float" office:value="24079249" calcext:value-type="float">
            <text:p>24079249</text:p>
          </table:table-cell>
          <table:table-cell table:formula="of:=[.A1507]/1000/(60*60*24)" office:value-type="time" office:time-value="PT06H41M19.249S" calcext:value-type="time">
            <text:p>06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55.68" calcext:value-type="float">
            <text:p>1655.68</text:p>
          </table:table-cell>
          <table:table-cell office:value-type="float" office:value="2070.36" calcext:value-type="float">
            <text:p>2070.36</text:p>
          </table:table-cell>
        </table:table-row>
        <table:table-row table:style-name="ro1">
          <table:table-cell office:value-type="float" office:value="24095249" calcext:value-type="float">
            <text:p>24095249</text:p>
          </table:table-cell>
          <table:table-cell table:formula="of:=[.A1508]/1000/(60*60*24)" office:value-type="time" office:time-value="PT06H41M35.249S" calcext:value-type="time">
            <text:p>06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56.75" calcext:value-type="float">
            <text:p>1656.75</text:p>
          </table:table-cell>
          <table:table-cell office:value-type="float" office:value="2071.65" calcext:value-type="float">
            <text:p>2071.65</text:p>
          </table:table-cell>
        </table:table-row>
        <table:table-row table:style-name="ro1">
          <table:table-cell office:value-type="float" office:value="24111249" calcext:value-type="float">
            <text:p>24111249</text:p>
          </table:table-cell>
          <table:table-cell table:formula="of:=[.A1509]/1000/(60*60*24)" office:value-type="time" office:time-value="PT06H41M51.249S" calcext:value-type="time">
            <text:p>06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57.82" calcext:value-type="float">
            <text:p>1657.82</text:p>
          </table:table-cell>
          <table:table-cell office:value-type="float" office:value="2072.95" calcext:value-type="float">
            <text:p>2072.95</text:p>
          </table:table-cell>
        </table:table-row>
        <table:table-row table:style-name="ro1">
          <table:table-cell office:value-type="float" office:value="24127249" calcext:value-type="float">
            <text:p>24127249</text:p>
          </table:table-cell>
          <table:table-cell table:formula="of:=[.A1510]/1000/(60*60*24)" office:value-type="time" office:time-value="PT06H42M07.249S" calcext:value-type="time">
            <text:p>06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58.89" calcext:value-type="float">
            <text:p>1658.89</text:p>
          </table:table-cell>
          <table:table-cell office:value-type="float" office:value="2074.25" calcext:value-type="float">
            <text:p>2074.25</text:p>
          </table:table-cell>
        </table:table-row>
        <table:table-row table:style-name="ro1">
          <table:table-cell office:value-type="float" office:value="24143249" calcext:value-type="float">
            <text:p>24143249</text:p>
          </table:table-cell>
          <table:table-cell table:formula="of:=[.A1511]/1000/(60*60*24)" office:value-type="time" office:time-value="PT06H42M23.249S" calcext:value-type="time">
            <text:p>06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659.95" calcext:value-type="float">
            <text:p>1659.95</text:p>
          </table:table-cell>
          <table:table-cell office:value-type="float" office:value="2075.54" calcext:value-type="float">
            <text:p>2075.54</text:p>
          </table:table-cell>
        </table:table-row>
        <table:table-row table:style-name="ro1">
          <table:table-cell office:value-type="float" office:value="24159249" calcext:value-type="float">
            <text:p>24159249</text:p>
          </table:table-cell>
          <table:table-cell table:formula="of:=[.A1512]/1000/(60*60*24)" office:value-type="time" office:time-value="PT06H42M39.249S" calcext:value-type="time">
            <text:p>06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61.02" calcext:value-type="float">
            <text:p>1661.02</text:p>
          </table:table-cell>
          <table:table-cell office:value-type="float" office:value="2076.84" calcext:value-type="float">
            <text:p>2076.84</text:p>
          </table:table-cell>
        </table:table-row>
        <table:table-row table:style-name="ro1">
          <table:table-cell office:value-type="float" office:value="24175249" calcext:value-type="float">
            <text:p>24175249</text:p>
          </table:table-cell>
          <table:table-cell table:formula="of:=[.A1513]/1000/(60*60*24)" office:value-type="time" office:time-value="PT06H42M55.249S" calcext:value-type="time">
            <text:p>06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62.09" calcext:value-type="float">
            <text:p>1662.09</text:p>
          </table:table-cell>
          <table:table-cell office:value-type="float" office:value="2078.14" calcext:value-type="float">
            <text:p>2078.14</text:p>
          </table:table-cell>
        </table:table-row>
        <table:table-row table:style-name="ro1">
          <table:table-cell office:value-type="float" office:value="24191249" calcext:value-type="float">
            <text:p>24191249</text:p>
          </table:table-cell>
          <table:table-cell table:formula="of:=[.A1514]/1000/(60*60*24)" office:value-type="time" office:time-value="PT06H43M11.249S" calcext:value-type="time">
            <text:p>06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63.16" calcext:value-type="float">
            <text:p>1663.16</text:p>
          </table:table-cell>
          <table:table-cell office:value-type="float" office:value="2079.43" calcext:value-type="float">
            <text:p>2079.43</text:p>
          </table:table-cell>
        </table:table-row>
        <table:table-row table:style-name="ro1">
          <table:table-cell office:value-type="float" office:value="24207249" calcext:value-type="float">
            <text:p>24207249</text:p>
          </table:table-cell>
          <table:table-cell table:formula="of:=[.A1515]/1000/(60*60*24)" office:value-type="time" office:time-value="PT06H43M27.249S" calcext:value-type="time">
            <text:p>06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64.23" calcext:value-type="float">
            <text:p>1664.23</text:p>
          </table:table-cell>
          <table:table-cell office:value-type="float" office:value="2080.73" calcext:value-type="float">
            <text:p>2080.73</text:p>
          </table:table-cell>
        </table:table-row>
        <table:table-row table:style-name="ro1">
          <table:table-cell office:value-type="float" office:value="24223249" calcext:value-type="float">
            <text:p>24223249</text:p>
          </table:table-cell>
          <table:table-cell table:formula="of:=[.A1516]/1000/(60*60*24)" office:value-type="time" office:time-value="PT06H43M43.249S" calcext:value-type="time">
            <text:p>06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65.3" calcext:value-type="float">
            <text:p>1665.3</text:p>
          </table:table-cell>
          <table:table-cell office:value-type="float" office:value="2082.03" calcext:value-type="float">
            <text:p>2082.03</text:p>
          </table:table-cell>
        </table:table-row>
        <table:table-row table:style-name="ro1">
          <table:table-cell office:value-type="float" office:value="24239249" calcext:value-type="float">
            <text:p>24239249</text:p>
          </table:table-cell>
          <table:table-cell table:formula="of:=[.A1517]/1000/(60*60*24)" office:value-type="time" office:time-value="PT06H43M59.249S" calcext:value-type="time">
            <text:p>06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666.37" calcext:value-type="float">
            <text:p>1666.37</text:p>
          </table:table-cell>
          <table:table-cell office:value-type="float" office:value="2083.32" calcext:value-type="float">
            <text:p>2083.32</text:p>
          </table:table-cell>
        </table:table-row>
        <table:table-row table:style-name="ro1">
          <table:table-cell office:value-type="float" office:value="24255249" calcext:value-type="float">
            <text:p>24255249</text:p>
          </table:table-cell>
          <table:table-cell table:formula="of:=[.A1518]/1000/(60*60*24)" office:value-type="time" office:time-value="PT06H44M15.249S" calcext:value-type="time">
            <text:p>06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67.43" calcext:value-type="float">
            <text:p>1667.43</text:p>
          </table:table-cell>
          <table:table-cell office:value-type="float" office:value="2084.62" calcext:value-type="float">
            <text:p>2084.62</text:p>
          </table:table-cell>
        </table:table-row>
        <table:table-row table:style-name="ro1">
          <table:table-cell office:value-type="float" office:value="24271249" calcext:value-type="float">
            <text:p>24271249</text:p>
          </table:table-cell>
          <table:table-cell table:formula="of:=[.A1519]/1000/(60*60*24)" office:value-type="time" office:time-value="PT06H44M31.249S" calcext:value-type="time">
            <text:p>06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668.5" calcext:value-type="float">
            <text:p>1668.5</text:p>
          </table:table-cell>
          <table:table-cell office:value-type="float" office:value="2085.91" calcext:value-type="float">
            <text:p>2085.91</text:p>
          </table:table-cell>
        </table:table-row>
        <table:table-row table:style-name="ro1">
          <table:table-cell office:value-type="float" office:value="24287249" calcext:value-type="float">
            <text:p>24287249</text:p>
          </table:table-cell>
          <table:table-cell table:formula="of:=[.A1520]/1000/(60*60*24)" office:value-type="time" office:time-value="PT06H44M47.249S" calcext:value-type="time">
            <text:p>06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69.57" calcext:value-type="float">
            <text:p>1669.57</text:p>
          </table:table-cell>
          <table:table-cell office:value-type="float" office:value="2087.21" calcext:value-type="float">
            <text:p>2087.21</text:p>
          </table:table-cell>
        </table:table-row>
        <table:table-row table:style-name="ro1">
          <table:table-cell office:value-type="float" office:value="24303249" calcext:value-type="float">
            <text:p>24303249</text:p>
          </table:table-cell>
          <table:table-cell table:formula="of:=[.A1521]/1000/(60*60*24)" office:value-type="time" office:time-value="PT06H45M03.249S" calcext:value-type="time">
            <text:p>06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70.64" calcext:value-type="float">
            <text:p>1670.64</text:p>
          </table:table-cell>
          <table:table-cell office:value-type="float" office:value="2088.51" calcext:value-type="float">
            <text:p>2088.51</text:p>
          </table:table-cell>
        </table:table-row>
        <table:table-row table:style-name="ro1">
          <table:table-cell office:value-type="float" office:value="24319249" calcext:value-type="float">
            <text:p>24319249</text:p>
          </table:table-cell>
          <table:table-cell table:formula="of:=[.A1522]/1000/(60*60*24)" office:value-type="time" office:time-value="PT06H45M19.249S" calcext:value-type="time">
            <text:p>06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1.71" calcext:value-type="float">
            <text:p>1671.71</text:p>
          </table:table-cell>
          <table:table-cell office:value-type="float" office:value="2089.8" calcext:value-type="float">
            <text:p>2089.8</text:p>
          </table:table-cell>
        </table:table-row>
        <table:table-row table:style-name="ro1">
          <table:table-cell office:value-type="float" office:value="24335249" calcext:value-type="float">
            <text:p>24335249</text:p>
          </table:table-cell>
          <table:table-cell table:formula="of:=[.A1523]/1000/(60*60*24)" office:value-type="time" office:time-value="PT06H45M35.249S" calcext:value-type="time">
            <text:p>06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2.78" calcext:value-type="float">
            <text:p>1672.78</text:p>
          </table:table-cell>
          <table:table-cell office:value-type="float" office:value="2091.1" calcext:value-type="float">
            <text:p>2091.1</text:p>
          </table:table-cell>
        </table:table-row>
        <table:table-row table:style-name="ro1">
          <table:table-cell office:value-type="float" office:value="24351249" calcext:value-type="float">
            <text:p>24351249</text:p>
          </table:table-cell>
          <table:table-cell table:formula="of:=[.A1524]/1000/(60*60*24)" office:value-type="time" office:time-value="PT06H45M51.249S" calcext:value-type="time">
            <text:p>06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673.84" calcext:value-type="float">
            <text:p>1673.84</text:p>
          </table:table-cell>
          <table:table-cell office:value-type="float" office:value="2092.39" calcext:value-type="float">
            <text:p>2092.39</text:p>
          </table:table-cell>
        </table:table-row>
        <table:table-row table:style-name="ro1">
          <table:table-cell office:value-type="float" office:value="24367249" calcext:value-type="float">
            <text:p>24367249</text:p>
          </table:table-cell>
          <table:table-cell table:formula="of:=[.A1525]/1000/(60*60*24)" office:value-type="time" office:time-value="PT06H46M07.249S" calcext:value-type="time">
            <text:p>06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4.91" calcext:value-type="float">
            <text:p>1674.91</text:p>
          </table:table-cell>
          <table:table-cell office:value-type="float" office:value="2093.69" calcext:value-type="float">
            <text:p>2093.69</text:p>
          </table:table-cell>
        </table:table-row>
        <table:table-row table:style-name="ro1">
          <table:table-cell office:value-type="float" office:value="24383249" calcext:value-type="float">
            <text:p>24383249</text:p>
          </table:table-cell>
          <table:table-cell table:formula="of:=[.A1526]/1000/(60*60*24)" office:value-type="time" office:time-value="PT06H46M23.249S" calcext:value-type="time">
            <text:p>06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5.98" calcext:value-type="float">
            <text:p>1675.98</text:p>
          </table:table-cell>
          <table:table-cell office:value-type="float" office:value="2094.98" calcext:value-type="float">
            <text:p>2094.98</text:p>
          </table:table-cell>
        </table:table-row>
        <table:table-row table:style-name="ro1">
          <table:table-cell office:value-type="float" office:value="24399249" calcext:value-type="float">
            <text:p>24399249</text:p>
          </table:table-cell>
          <table:table-cell table:formula="of:=[.A1527]/1000/(60*60*24)" office:value-type="time" office:time-value="PT06H46M39.249S" calcext:value-type="time">
            <text:p>06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7.05" calcext:value-type="float">
            <text:p>1677.05</text:p>
          </table:table-cell>
          <table:table-cell office:value-type="float" office:value="2096.28" calcext:value-type="float">
            <text:p>2096.28</text:p>
          </table:table-cell>
        </table:table-row>
        <table:table-row table:style-name="ro1">
          <table:table-cell office:value-type="float" office:value="24415249" calcext:value-type="float">
            <text:p>24415249</text:p>
          </table:table-cell>
          <table:table-cell table:formula="of:=[.A1528]/1000/(60*60*24)" office:value-type="time" office:time-value="PT06H46M55.249S" calcext:value-type="time">
            <text:p>06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8.12" calcext:value-type="float">
            <text:p>1678.12</text:p>
          </table:table-cell>
          <table:table-cell office:value-type="float" office:value="2097.57" calcext:value-type="float">
            <text:p>2097.57</text:p>
          </table:table-cell>
        </table:table-row>
        <table:table-row table:style-name="ro1">
          <table:table-cell office:value-type="float" office:value="24431249" calcext:value-type="float">
            <text:p>24431249</text:p>
          </table:table-cell>
          <table:table-cell table:formula="of:=[.A1529]/1000/(60*60*24)" office:value-type="time" office:time-value="PT06H47M11.249S" calcext:value-type="time">
            <text:p>06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79.18" calcext:value-type="float">
            <text:p>1679.18</text:p>
          </table:table-cell>
          <table:table-cell office:value-type="float" office:value="2098.86" calcext:value-type="float">
            <text:p>2098.86</text:p>
          </table:table-cell>
        </table:table-row>
        <table:table-row table:style-name="ro1">
          <table:table-cell office:value-type="float" office:value="24447249" calcext:value-type="float">
            <text:p>24447249</text:p>
          </table:table-cell>
          <table:table-cell table:formula="of:=[.A1530]/1000/(60*60*24)" office:value-type="time" office:time-value="PT06H47M27.249S" calcext:value-type="time">
            <text:p>06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80.25" calcext:value-type="float">
            <text:p>1680.25</text:p>
          </table:table-cell>
          <table:table-cell office:value-type="float" office:value="2100.16" calcext:value-type="float">
            <text:p>2100.16</text:p>
          </table:table-cell>
        </table:table-row>
        <table:table-row table:style-name="ro1">
          <table:table-cell office:value-type="float" office:value="24463249" calcext:value-type="float">
            <text:p>24463249</text:p>
          </table:table-cell>
          <table:table-cell table:formula="of:=[.A1531]/1000/(60*60*24)" office:value-type="time" office:time-value="PT06H47M43.249S" calcext:value-type="time">
            <text:p>06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81.32" calcext:value-type="float">
            <text:p>1681.32</text:p>
          </table:table-cell>
          <table:table-cell office:value-type="float" office:value="2101.45" calcext:value-type="float">
            <text:p>2101.45</text:p>
          </table:table-cell>
        </table:table-row>
        <table:table-row table:style-name="ro1">
          <table:table-cell office:value-type="float" office:value="24479249" calcext:value-type="float">
            <text:p>24479249</text:p>
          </table:table-cell>
          <table:table-cell table:formula="of:=[.A1532]/1000/(60*60*24)" office:value-type="time" office:time-value="PT06H47M59.249S" calcext:value-type="time">
            <text:p>06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82.39" calcext:value-type="float">
            <text:p>1682.39</text:p>
          </table:table-cell>
          <table:table-cell office:value-type="float" office:value="2102.75" calcext:value-type="float">
            <text:p>2102.75</text:p>
          </table:table-cell>
        </table:table-row>
        <table:table-row table:style-name="ro1">
          <table:table-cell office:value-type="float" office:value="24495249" calcext:value-type="float">
            <text:p>24495249</text:p>
          </table:table-cell>
          <table:table-cell table:formula="of:=[.A1533]/1000/(60*60*24)" office:value-type="time" office:time-value="PT06H48M15.249S" calcext:value-type="time">
            <text:p>06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683.46" calcext:value-type="float">
            <text:p>1683.46</text:p>
          </table:table-cell>
          <table:table-cell office:value-type="float" office:value="2104.04" calcext:value-type="float">
            <text:p>2104.04</text:p>
          </table:table-cell>
        </table:table-row>
        <table:table-row table:style-name="ro1">
          <table:table-cell office:value-type="float" office:value="24511249" calcext:value-type="float">
            <text:p>24511249</text:p>
          </table:table-cell>
          <table:table-cell table:formula="of:=[.A1534]/1000/(60*60*24)" office:value-type="time" office:time-value="PT06H48M31.249S" calcext:value-type="time">
            <text:p>06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84.53" calcext:value-type="float">
            <text:p>1684.53</text:p>
          </table:table-cell>
          <table:table-cell office:value-type="float" office:value="2105.33" calcext:value-type="float">
            <text:p>2105.33</text:p>
          </table:table-cell>
        </table:table-row>
        <table:table-row table:style-name="ro1">
          <table:table-cell office:value-type="float" office:value="24527249" calcext:value-type="float">
            <text:p>24527249</text:p>
          </table:table-cell>
          <table:table-cell table:formula="of:=[.A1535]/1000/(60*60*24)" office:value-type="time" office:time-value="PT06H48M47.249S" calcext:value-type="time">
            <text:p>06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685.59" calcext:value-type="float">
            <text:p>1685.59</text:p>
          </table:table-cell>
          <table:table-cell office:value-type="float" office:value="2106.63" calcext:value-type="float">
            <text:p>2106.63</text:p>
          </table:table-cell>
        </table:table-row>
        <table:table-row table:style-name="ro1">
          <table:table-cell office:value-type="float" office:value="24543249" calcext:value-type="float">
            <text:p>24543249</text:p>
          </table:table-cell>
          <table:table-cell table:formula="of:=[.A1536]/1000/(60*60*24)" office:value-type="time" office:time-value="PT06H49M03.249S" calcext:value-type="time">
            <text:p>06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86.66" calcext:value-type="float">
            <text:p>1686.66</text:p>
          </table:table-cell>
          <table:table-cell office:value-type="float" office:value="2107.92" calcext:value-type="float">
            <text:p>2107.92</text:p>
          </table:table-cell>
        </table:table-row>
        <table:table-row table:style-name="ro1">
          <table:table-cell office:value-type="float" office:value="24559249" calcext:value-type="float">
            <text:p>24559249</text:p>
          </table:table-cell>
          <table:table-cell table:formula="of:=[.A1537]/1000/(60*60*24)" office:value-type="time" office:time-value="PT06H49M19.249S" calcext:value-type="time">
            <text:p>06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687.73" calcext:value-type="float">
            <text:p>1687.73</text:p>
          </table:table-cell>
          <table:table-cell office:value-type="float" office:value="2109.21" calcext:value-type="float">
            <text:p>2109.21</text:p>
          </table:table-cell>
        </table:table-row>
        <table:table-row table:style-name="ro1">
          <table:table-cell office:value-type="float" office:value="24575249" calcext:value-type="float">
            <text:p>24575249</text:p>
          </table:table-cell>
          <table:table-cell table:formula="of:=[.A1538]/1000/(60*60*24)" office:value-type="time" office:time-value="PT06H49M35.249S" calcext:value-type="time">
            <text:p>06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688.8" calcext:value-type="float">
            <text:p>1688.8</text:p>
          </table:table-cell>
          <table:table-cell office:value-type="float" office:value="2110.51" calcext:value-type="float">
            <text:p>2110.51</text:p>
          </table:table-cell>
        </table:table-row>
        <table:table-row table:style-name="ro1">
          <table:table-cell office:value-type="float" office:value="24591249" calcext:value-type="float">
            <text:p>24591249</text:p>
          </table:table-cell>
          <table:table-cell table:formula="of:=[.A1539]/1000/(60*60*24)" office:value-type="time" office:time-value="PT06H49M51.249S" calcext:value-type="time">
            <text:p>06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689.87" calcext:value-type="float">
            <text:p>1689.87</text:p>
          </table:table-cell>
          <table:table-cell office:value-type="float" office:value="2111.8" calcext:value-type="float">
            <text:p>2111.8</text:p>
          </table:table-cell>
        </table:table-row>
        <table:table-row table:style-name="ro1">
          <table:table-cell office:value-type="float" office:value="24607249" calcext:value-type="float">
            <text:p>24607249</text:p>
          </table:table-cell>
          <table:table-cell table:formula="of:=[.A1540]/1000/(60*60*24)" office:value-type="time" office:time-value="PT06H50M07.249S" calcext:value-type="time">
            <text:p>06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690.93" calcext:value-type="float">
            <text:p>1690.93</text:p>
          </table:table-cell>
          <table:table-cell office:value-type="float" office:value="2113.09" calcext:value-type="float">
            <text:p>2113.09</text:p>
          </table:table-cell>
        </table:table-row>
        <table:table-row table:style-name="ro1">
          <table:table-cell office:value-type="float" office:value="24623249" calcext:value-type="float">
            <text:p>24623249</text:p>
          </table:table-cell>
          <table:table-cell table:formula="of:=[.A1541]/1000/(60*60*24)" office:value-type="time" office:time-value="PT06H50M23.249S" calcext:value-type="time">
            <text:p>06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692" calcext:value-type="float">
            <text:p>1692</text:p>
          </table:table-cell>
          <table:table-cell office:value-type="float" office:value="2114.39" calcext:value-type="float">
            <text:p>2114.39</text:p>
          </table:table-cell>
        </table:table-row>
        <table:table-row table:style-name="ro1">
          <table:table-cell office:value-type="float" office:value="24639249" calcext:value-type="float">
            <text:p>24639249</text:p>
          </table:table-cell>
          <table:table-cell table:formula="of:=[.A1542]/1000/(60*60*24)" office:value-type="time" office:time-value="PT06H50M39.249S" calcext:value-type="time">
            <text:p>06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693.07" calcext:value-type="float">
            <text:p>1693.07</text:p>
          </table:table-cell>
          <table:table-cell office:value-type="float" office:value="2115.68" calcext:value-type="float">
            <text:p>2115.68</text:p>
          </table:table-cell>
        </table:table-row>
        <table:table-row table:style-name="ro1">
          <table:table-cell office:value-type="float" office:value="24655249" calcext:value-type="float">
            <text:p>24655249</text:p>
          </table:table-cell>
          <table:table-cell table:formula="of:=[.A1543]/1000/(60*60*24)" office:value-type="time" office:time-value="PT06H50M55.249S" calcext:value-type="time">
            <text:p>06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694.14" calcext:value-type="float">
            <text:p>1694.14</text:p>
          </table:table-cell>
          <table:table-cell office:value-type="float" office:value="2116.97" calcext:value-type="float">
            <text:p>2116.97</text:p>
          </table:table-cell>
        </table:table-row>
        <table:table-row table:style-name="ro1">
          <table:table-cell office:value-type="float" office:value="24671249" calcext:value-type="float">
            <text:p>24671249</text:p>
          </table:table-cell>
          <table:table-cell table:formula="of:=[.A1544]/1000/(60*60*24)" office:value-type="time" office:time-value="PT06H51M11.249S" calcext:value-type="time">
            <text:p>06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695.21" calcext:value-type="float">
            <text:p>1695.21</text:p>
          </table:table-cell>
          <table:table-cell office:value-type="float" office:value="2118.27" calcext:value-type="float">
            <text:p>2118.27</text:p>
          </table:table-cell>
        </table:table-row>
        <table:table-row table:style-name="ro1">
          <table:table-cell office:value-type="float" office:value="24687249" calcext:value-type="float">
            <text:p>24687249</text:p>
          </table:table-cell>
          <table:table-cell table:formula="of:=[.A1545]/1000/(60*60*24)" office:value-type="time" office:time-value="PT06H51M27.249S" calcext:value-type="time">
            <text:p>06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696.27" calcext:value-type="float">
            <text:p>1696.27</text:p>
          </table:table-cell>
          <table:table-cell office:value-type="float" office:value="2119.56" calcext:value-type="float">
            <text:p>2119.56</text:p>
          </table:table-cell>
        </table:table-row>
        <table:table-row table:style-name="ro1">
          <table:table-cell office:value-type="float" office:value="24703249" calcext:value-type="float">
            <text:p>24703249</text:p>
          </table:table-cell>
          <table:table-cell table:formula="of:=[.A1546]/1000/(60*60*24)" office:value-type="time" office:time-value="PT06H51M43.249S" calcext:value-type="time">
            <text:p>06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697.34" calcext:value-type="float">
            <text:p>1697.34</text:p>
          </table:table-cell>
          <table:table-cell office:value-type="float" office:value="2120.85" calcext:value-type="float">
            <text:p>2120.85</text:p>
          </table:table-cell>
        </table:table-row>
        <table:table-row table:style-name="ro1">
          <table:table-cell office:value-type="float" office:value="24719249" calcext:value-type="float">
            <text:p>24719249</text:p>
          </table:table-cell>
          <table:table-cell table:formula="of:=[.A1547]/1000/(60*60*24)" office:value-type="time" office:time-value="PT06H51M59.249S" calcext:value-type="time">
            <text:p>06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698.41" calcext:value-type="float">
            <text:p>1698.41</text:p>
          </table:table-cell>
          <table:table-cell office:value-type="float" office:value="2122.15" calcext:value-type="float">
            <text:p>2122.15</text:p>
          </table:table-cell>
        </table:table-row>
        <table:table-row table:style-name="ro1">
          <table:table-cell office:value-type="float" office:value="24735249" calcext:value-type="float">
            <text:p>24735249</text:p>
          </table:table-cell>
          <table:table-cell table:formula="of:=[.A1548]/1000/(60*60*24)" office:value-type="time" office:time-value="PT06H52M15.249S" calcext:value-type="time">
            <text:p>06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699.48" calcext:value-type="float">
            <text:p>1699.48</text:p>
          </table:table-cell>
          <table:table-cell office:value-type="float" office:value="2123.44" calcext:value-type="float">
            <text:p>2123.44</text:p>
          </table:table-cell>
        </table:table-row>
        <table:table-row table:style-name="ro1">
          <table:table-cell office:value-type="float" office:value="24751249" calcext:value-type="float">
            <text:p>24751249</text:p>
          </table:table-cell>
          <table:table-cell table:formula="of:=[.A1549]/1000/(60*60*24)" office:value-type="time" office:time-value="PT06H52M31.249S" calcext:value-type="time">
            <text:p>06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00.54" calcext:value-type="float">
            <text:p>1700.54</text:p>
          </table:table-cell>
          <table:table-cell office:value-type="float" office:value="2124.73" calcext:value-type="float">
            <text:p>2124.73</text:p>
          </table:table-cell>
        </table:table-row>
        <table:table-row table:style-name="ro1">
          <table:table-cell office:value-type="float" office:value="24767249" calcext:value-type="float">
            <text:p>24767249</text:p>
          </table:table-cell>
          <table:table-cell table:formula="of:=[.A1550]/1000/(60*60*24)" office:value-type="time" office:time-value="PT06H52M47.249S" calcext:value-type="time">
            <text:p>06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701.61" calcext:value-type="float">
            <text:p>1701.61</text:p>
          </table:table-cell>
          <table:table-cell office:value-type="float" office:value="2126.02" calcext:value-type="float">
            <text:p>2126.02</text:p>
          </table:table-cell>
        </table:table-row>
        <table:table-row table:style-name="ro1">
          <table:table-cell office:value-type="float" office:value="24783249" calcext:value-type="float">
            <text:p>24783249</text:p>
          </table:table-cell>
          <table:table-cell table:formula="of:=[.A1551]/1000/(60*60*24)" office:value-type="time" office:time-value="PT06H53M03.249S" calcext:value-type="time">
            <text:p>06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02.68" calcext:value-type="float">
            <text:p>1702.68</text:p>
          </table:table-cell>
          <table:table-cell office:value-type="float" office:value="2127.32" calcext:value-type="float">
            <text:p>2127.32</text:p>
          </table:table-cell>
        </table:table-row>
        <table:table-row table:style-name="ro1">
          <table:table-cell office:value-type="float" office:value="24799249" calcext:value-type="float">
            <text:p>24799249</text:p>
          </table:table-cell>
          <table:table-cell table:formula="of:=[.A1552]/1000/(60*60*24)" office:value-type="time" office:time-value="PT06H53M19.249S" calcext:value-type="time">
            <text:p>06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03.74" calcext:value-type="float">
            <text:p>1703.74</text:p>
          </table:table-cell>
          <table:table-cell office:value-type="float" office:value="2128.61" calcext:value-type="float">
            <text:p>2128.61</text:p>
          </table:table-cell>
        </table:table-row>
        <table:table-row table:style-name="ro1">
          <table:table-cell office:value-type="float" office:value="24815249" calcext:value-type="float">
            <text:p>24815249</text:p>
          </table:table-cell>
          <table:table-cell table:formula="of:=[.A1553]/1000/(60*60*24)" office:value-type="time" office:time-value="PT06H53M35.249S" calcext:value-type="time">
            <text:p>06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04.81" calcext:value-type="float">
            <text:p>1704.81</text:p>
          </table:table-cell>
          <table:table-cell office:value-type="float" office:value="2129.9" calcext:value-type="float">
            <text:p>2129.9</text:p>
          </table:table-cell>
        </table:table-row>
        <table:table-row table:style-name="ro1">
          <table:table-cell office:value-type="float" office:value="24831249" calcext:value-type="float">
            <text:p>24831249</text:p>
          </table:table-cell>
          <table:table-cell table:formula="of:=[.A1554]/1000/(60*60*24)" office:value-type="time" office:time-value="PT06H53M51.249S" calcext:value-type="time">
            <text:p>06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05.88" calcext:value-type="float">
            <text:p>1705.88</text:p>
          </table:table-cell>
          <table:table-cell office:value-type="float" office:value="2131.19" calcext:value-type="float">
            <text:p>2131.19</text:p>
          </table:table-cell>
        </table:table-row>
        <table:table-row table:style-name="ro1">
          <table:table-cell office:value-type="float" office:value="24847249" calcext:value-type="float">
            <text:p>24847249</text:p>
          </table:table-cell>
          <table:table-cell table:formula="of:=[.A1555]/1000/(60*60*24)" office:value-type="time" office:time-value="PT06H54M07.249S" calcext:value-type="time">
            <text:p>06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06.94" calcext:value-type="float">
            <text:p>1706.94</text:p>
          </table:table-cell>
          <table:table-cell office:value-type="float" office:value="2132.49" calcext:value-type="float">
            <text:p>2132.49</text:p>
          </table:table-cell>
        </table:table-row>
        <table:table-row table:style-name="ro1">
          <table:table-cell office:value-type="float" office:value="24863249" calcext:value-type="float">
            <text:p>24863249</text:p>
          </table:table-cell>
          <table:table-cell table:formula="of:=[.A1556]/1000/(60*60*24)" office:value-type="time" office:time-value="PT06H54M23.249S" calcext:value-type="time">
            <text:p>06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08.01" calcext:value-type="float">
            <text:p>1708.01</text:p>
          </table:table-cell>
          <table:table-cell office:value-type="float" office:value="2133.78" calcext:value-type="float">
            <text:p>2133.78</text:p>
          </table:table-cell>
        </table:table-row>
        <table:table-row table:style-name="ro1">
          <table:table-cell office:value-type="float" office:value="24879249" calcext:value-type="float">
            <text:p>24879249</text:p>
          </table:table-cell>
          <table:table-cell table:formula="of:=[.A1557]/1000/(60*60*24)" office:value-type="time" office:time-value="PT06H54M39.249S" calcext:value-type="time">
            <text:p>06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09.08" calcext:value-type="float">
            <text:p>1709.08</text:p>
          </table:table-cell>
          <table:table-cell office:value-type="float" office:value="2135.07" calcext:value-type="float">
            <text:p>2135.07</text:p>
          </table:table-cell>
        </table:table-row>
        <table:table-row table:style-name="ro1">
          <table:table-cell office:value-type="float" office:value="24895249" calcext:value-type="float">
            <text:p>24895249</text:p>
          </table:table-cell>
          <table:table-cell table:formula="of:=[.A1558]/1000/(60*60*24)" office:value-type="time" office:time-value="PT06H54M55.249S" calcext:value-type="time">
            <text:p>06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710.14" calcext:value-type="float">
            <text:p>1710.14</text:p>
          </table:table-cell>
          <table:table-cell office:value-type="float" office:value="2136.36" calcext:value-type="float">
            <text:p>2136.36</text:p>
          </table:table-cell>
        </table:table-row>
        <table:table-row table:style-name="ro1">
          <table:table-cell office:value-type="float" office:value="24911249" calcext:value-type="float">
            <text:p>24911249</text:p>
          </table:table-cell>
          <table:table-cell table:formula="of:=[.A1559]/1000/(60*60*24)" office:value-type="time" office:time-value="PT06H55M11.249S" calcext:value-type="time">
            <text:p>06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11.21" calcext:value-type="float">
            <text:p>1711.21</text:p>
          </table:table-cell>
          <table:table-cell office:value-type="float" office:value="2137.65" calcext:value-type="float">
            <text:p>2137.65</text:p>
          </table:table-cell>
        </table:table-row>
        <table:table-row table:style-name="ro1">
          <table:table-cell office:value-type="float" office:value="24927249" calcext:value-type="float">
            <text:p>24927249</text:p>
          </table:table-cell>
          <table:table-cell table:formula="of:=[.A1560]/1000/(60*60*24)" office:value-type="time" office:time-value="PT06H55M27.249S" calcext:value-type="time">
            <text:p>06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12.28" calcext:value-type="float">
            <text:p>1712.28</text:p>
          </table:table-cell>
          <table:table-cell office:value-type="float" office:value="2138.95" calcext:value-type="float">
            <text:p>2138.95</text:p>
          </table:table-cell>
        </table:table-row>
        <table:table-row table:style-name="ro1">
          <table:table-cell office:value-type="float" office:value="24943249" calcext:value-type="float">
            <text:p>24943249</text:p>
          </table:table-cell>
          <table:table-cell table:formula="of:=[.A1561]/1000/(60*60*24)" office:value-type="time" office:time-value="PT06H55M43.249S" calcext:value-type="time">
            <text:p>06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13.34" calcext:value-type="float">
            <text:p>1713.34</text:p>
          </table:table-cell>
          <table:table-cell office:value-type="float" office:value="2140.24" calcext:value-type="float">
            <text:p>2140.24</text:p>
          </table:table-cell>
        </table:table-row>
        <table:table-row table:style-name="ro1">
          <table:table-cell office:value-type="float" office:value="24959249" calcext:value-type="float">
            <text:p>24959249</text:p>
          </table:table-cell>
          <table:table-cell table:formula="of:=[.A1562]/1000/(60*60*24)" office:value-type="time" office:time-value="PT06H55M59.249S" calcext:value-type="time">
            <text:p>06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714.41" calcext:value-type="float">
            <text:p>1714.41</text:p>
          </table:table-cell>
          <table:table-cell office:value-type="float" office:value="2141.53" calcext:value-type="float">
            <text:p>2141.53</text:p>
          </table:table-cell>
        </table:table-row>
        <table:table-row table:style-name="ro1">
          <table:table-cell office:value-type="float" office:value="24975249" calcext:value-type="float">
            <text:p>24975249</text:p>
          </table:table-cell>
          <table:table-cell table:formula="of:=[.A1563]/1000/(60*60*24)" office:value-type="time" office:time-value="PT06H56M15.249S" calcext:value-type="time">
            <text:p>06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15.48" calcext:value-type="float">
            <text:p>1715.48</text:p>
          </table:table-cell>
          <table:table-cell office:value-type="float" office:value="2142.82" calcext:value-type="float">
            <text:p>2142.82</text:p>
          </table:table-cell>
        </table:table-row>
        <table:table-row table:style-name="ro1">
          <table:table-cell office:value-type="float" office:value="24991249" calcext:value-type="float">
            <text:p>24991249</text:p>
          </table:table-cell>
          <table:table-cell table:formula="of:=[.A1564]/1000/(60*60*24)" office:value-type="time" office:time-value="PT06H56M31.249S" calcext:value-type="time">
            <text:p>06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716.54" calcext:value-type="float">
            <text:p>1716.54</text:p>
          </table:table-cell>
          <table:table-cell office:value-type="float" office:value="2144.11" calcext:value-type="float">
            <text:p>2144.11</text:p>
          </table:table-cell>
        </table:table-row>
        <table:table-row table:style-name="ro1">
          <table:table-cell office:value-type="float" office:value="25007249" calcext:value-type="float">
            <text:p>25007249</text:p>
          </table:table-cell>
          <table:table-cell table:formula="of:=[.A1565]/1000/(60*60*24)" office:value-type="time" office:time-value="PT06H56M47.249S" calcext:value-type="time">
            <text:p>06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17.61" calcext:value-type="float">
            <text:p>1717.61</text:p>
          </table:table-cell>
          <table:table-cell office:value-type="float" office:value="2145.41" calcext:value-type="float">
            <text:p>2145.41</text:p>
          </table:table-cell>
        </table:table-row>
        <table:table-row table:style-name="ro1">
          <table:table-cell office:value-type="float" office:value="25023249" calcext:value-type="float">
            <text:p>25023249</text:p>
          </table:table-cell>
          <table:table-cell table:formula="of:=[.A1566]/1000/(60*60*24)" office:value-type="time" office:time-value="PT06H57M03.249S" calcext:value-type="time">
            <text:p>06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18.68" calcext:value-type="float">
            <text:p>1718.68</text:p>
          </table:table-cell>
          <table:table-cell office:value-type="float" office:value="2146.7" calcext:value-type="float">
            <text:p>2146.7</text:p>
          </table:table-cell>
        </table:table-row>
        <table:table-row table:style-name="ro1">
          <table:table-cell office:value-type="float" office:value="25039249" calcext:value-type="float">
            <text:p>25039249</text:p>
          </table:table-cell>
          <table:table-cell table:formula="of:=[.A1567]/1000/(60*60*24)" office:value-type="time" office:time-value="PT06H57M19.249S" calcext:value-type="time">
            <text:p>06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19.74" calcext:value-type="float">
            <text:p>1719.74</text:p>
          </table:table-cell>
          <table:table-cell office:value-type="float" office:value="2147.99" calcext:value-type="float">
            <text:p>2147.99</text:p>
          </table:table-cell>
        </table:table-row>
        <table:table-row table:style-name="ro1">
          <table:table-cell office:value-type="float" office:value="25055249" calcext:value-type="float">
            <text:p>25055249</text:p>
          </table:table-cell>
          <table:table-cell table:formula="of:=[.A1568]/1000/(60*60*24)" office:value-type="time" office:time-value="PT06H57M35.249S" calcext:value-type="time">
            <text:p>06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20.81" calcext:value-type="float">
            <text:p>1720.81</text:p>
          </table:table-cell>
          <table:table-cell office:value-type="float" office:value="2149.28" calcext:value-type="float">
            <text:p>2149.28</text:p>
          </table:table-cell>
        </table:table-row>
        <table:table-row table:style-name="ro1">
          <table:table-cell office:value-type="float" office:value="25071249" calcext:value-type="float">
            <text:p>25071249</text:p>
          </table:table-cell>
          <table:table-cell table:formula="of:=[.A1569]/1000/(60*60*24)" office:value-type="time" office:time-value="PT06H57M51.249S" calcext:value-type="time">
            <text:p>06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21.87" calcext:value-type="float">
            <text:p>1721.87</text:p>
          </table:table-cell>
          <table:table-cell office:value-type="float" office:value="2150.57" calcext:value-type="float">
            <text:p>2150.57</text:p>
          </table:table-cell>
        </table:table-row>
        <table:table-row table:style-name="ro1">
          <table:table-cell office:value-type="float" office:value="25087249" calcext:value-type="float">
            <text:p>25087249</text:p>
          </table:table-cell>
          <table:table-cell table:formula="of:=[.A1570]/1000/(60*60*24)" office:value-type="time" office:time-value="PT06H58M07.249S" calcext:value-type="time">
            <text:p>06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22.94" calcext:value-type="float">
            <text:p>1722.94</text:p>
          </table:table-cell>
          <table:table-cell office:value-type="float" office:value="2151.86" calcext:value-type="float">
            <text:p>2151.86</text:p>
          </table:table-cell>
        </table:table-row>
        <table:table-row table:style-name="ro1">
          <table:table-cell office:value-type="float" office:value="25103249" calcext:value-type="float">
            <text:p>25103249</text:p>
          </table:table-cell>
          <table:table-cell table:formula="of:=[.A1571]/1000/(60*60*24)" office:value-type="time" office:time-value="PT06H58M23.249S" calcext:value-type="time">
            <text:p>06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24.01" calcext:value-type="float">
            <text:p>1724.01</text:p>
          </table:table-cell>
          <table:table-cell office:value-type="float" office:value="2153.15" calcext:value-type="float">
            <text:p>2153.15</text:p>
          </table:table-cell>
        </table:table-row>
        <table:table-row table:style-name="ro1">
          <table:table-cell office:value-type="float" office:value="25119249" calcext:value-type="float">
            <text:p>25119249</text:p>
          </table:table-cell>
          <table:table-cell table:formula="of:=[.A1572]/1000/(60*60*24)" office:value-type="time" office:time-value="PT06H58M39.249S" calcext:value-type="time">
            <text:p>06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25.07" calcext:value-type="float">
            <text:p>1725.07</text:p>
          </table:table-cell>
          <table:table-cell office:value-type="float" office:value="2154.44" calcext:value-type="float">
            <text:p>2154.44</text:p>
          </table:table-cell>
        </table:table-row>
        <table:table-row table:style-name="ro1">
          <table:table-cell office:value-type="float" office:value="25135249" calcext:value-type="float">
            <text:p>25135249</text:p>
          </table:table-cell>
          <table:table-cell table:formula="of:=[.A1573]/1000/(60*60*24)" office:value-type="time" office:time-value="PT06H58M55.249S" calcext:value-type="time">
            <text:p>06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726.14" calcext:value-type="float">
            <text:p>1726.14</text:p>
          </table:table-cell>
          <table:table-cell office:value-type="float" office:value="2155.73" calcext:value-type="float">
            <text:p>2155.73</text:p>
          </table:table-cell>
        </table:table-row>
        <table:table-row table:style-name="ro1">
          <table:table-cell office:value-type="float" office:value="25151249" calcext:value-type="float">
            <text:p>25151249</text:p>
          </table:table-cell>
          <table:table-cell table:formula="of:=[.A1574]/1000/(60*60*24)" office:value-type="time" office:time-value="PT06H59M11.249S" calcext:value-type="time">
            <text:p>06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27.21" calcext:value-type="float">
            <text:p>1727.21</text:p>
          </table:table-cell>
          <table:table-cell office:value-type="float" office:value="2157.02" calcext:value-type="float">
            <text:p>2157.02</text:p>
          </table:table-cell>
        </table:table-row>
        <table:table-row table:style-name="ro1">
          <table:table-cell office:value-type="float" office:value="25167249" calcext:value-type="float">
            <text:p>25167249</text:p>
          </table:table-cell>
          <table:table-cell table:formula="of:=[.A1575]/1000/(60*60*24)" office:value-type="time" office:time-value="PT06H59M27.249S" calcext:value-type="time">
            <text:p>06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728.27" calcext:value-type="float">
            <text:p>1728.27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>
          <table:table-cell office:value-type="float" office:value="25183249" calcext:value-type="float">
            <text:p>25183249</text:p>
          </table:table-cell>
          <table:table-cell table:formula="of:=[.A1576]/1000/(60*60*24)" office:value-type="time" office:time-value="PT06H59M43.249S" calcext:value-type="time">
            <text:p>06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29.34" calcext:value-type="float">
            <text:p>1729.34</text:p>
          </table:table-cell>
          <table:table-cell office:value-type="float" office:value="2159.6" calcext:value-type="float">
            <text:p>2159.6</text:p>
          </table:table-cell>
        </table:table-row>
        <table:table-row table:style-name="ro1">
          <table:table-cell office:value-type="float" office:value="25199249" calcext:value-type="float">
            <text:p>25199249</text:p>
          </table:table-cell>
          <table:table-cell table:formula="of:=[.A1577]/1000/(60*60*24)" office:value-type="time" office:time-value="PT06H59M59.249S" calcext:value-type="time">
            <text:p>06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0.4" calcext:value-type="float">
            <text:p>1730.4</text:p>
          </table:table-cell>
          <table:table-cell office:value-type="float" office:value="2160.89" calcext:value-type="float">
            <text:p>2160.89</text:p>
          </table:table-cell>
        </table:table-row>
        <table:table-row table:style-name="ro1">
          <table:table-cell office:value-type="float" office:value="25215249" calcext:value-type="float">
            <text:p>25215249</text:p>
          </table:table-cell>
          <table:table-cell table:formula="of:=[.A1578]/1000/(60*60*24)" office:value-type="time" office:time-value="PT07H00M15.249S" calcext:value-type="time">
            <text:p>07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1.47" calcext:value-type="float">
            <text:p>1731.47</text:p>
          </table:table-cell>
          <table:table-cell office:value-type="float" office:value="2162.18" calcext:value-type="float">
            <text:p>2162.18</text:p>
          </table:table-cell>
        </table:table-row>
        <table:table-row table:style-name="ro1">
          <table:table-cell office:value-type="float" office:value="25231249" calcext:value-type="float">
            <text:p>25231249</text:p>
          </table:table-cell>
          <table:table-cell table:formula="of:=[.A1579]/1000/(60*60*24)" office:value-type="time" office:time-value="PT07H00M31.249S" calcext:value-type="time">
            <text:p>07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2.54" calcext:value-type="float">
            <text:p>1732.54</text:p>
          </table:table-cell>
          <table:table-cell office:value-type="float" office:value="2163.47" calcext:value-type="float">
            <text:p>2163.47</text:p>
          </table:table-cell>
        </table:table-row>
        <table:table-row table:style-name="ro1">
          <table:table-cell office:value-type="float" office:value="25247249" calcext:value-type="float">
            <text:p>25247249</text:p>
          </table:table-cell>
          <table:table-cell table:formula="of:=[.A1580]/1000/(60*60*24)" office:value-type="time" office:time-value="PT07H00M47.249S" calcext:value-type="time">
            <text:p>07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3.6" calcext:value-type="float">
            <text:p>1733.6</text:p>
          </table:table-cell>
          <table:table-cell office:value-type="float" office:value="2164.76" calcext:value-type="float">
            <text:p>2164.76</text:p>
          </table:table-cell>
        </table:table-row>
        <table:table-row table:style-name="ro1">
          <table:table-cell office:value-type="float" office:value="25263249" calcext:value-type="float">
            <text:p>25263249</text:p>
          </table:table-cell>
          <table:table-cell table:formula="of:=[.A1581]/1000/(60*60*24)" office:value-type="time" office:time-value="PT07H01M03.249S" calcext:value-type="time">
            <text:p>07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4.67" calcext:value-type="float">
            <text:p>1734.67</text:p>
          </table:table-cell>
          <table:table-cell office:value-type="float" office:value="2166.05" calcext:value-type="float">
            <text:p>2166.05</text:p>
          </table:table-cell>
        </table:table-row>
        <table:table-row table:style-name="ro1">
          <table:table-cell office:value-type="float" office:value="25279249" calcext:value-type="float">
            <text:p>25279249</text:p>
          </table:table-cell>
          <table:table-cell table:formula="of:=[.A1582]/1000/(60*60*24)" office:value-type="time" office:time-value="PT07H01M19.249S" calcext:value-type="time">
            <text:p>07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5.73" calcext:value-type="float">
            <text:p>1735.73</text:p>
          </table:table-cell>
          <table:table-cell office:value-type="float" office:value="2167.34" calcext:value-type="float">
            <text:p>2167.34</text:p>
          </table:table-cell>
        </table:table-row>
        <table:table-row table:style-name="ro1">
          <table:table-cell office:value-type="float" office:value="25295249" calcext:value-type="float">
            <text:p>25295249</text:p>
          </table:table-cell>
          <table:table-cell table:formula="of:=[.A1583]/1000/(60*60*24)" office:value-type="time" office:time-value="PT07H01M35.249S" calcext:value-type="time">
            <text:p>07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36.8" calcext:value-type="float">
            <text:p>1736.8</text:p>
          </table:table-cell>
          <table:table-cell office:value-type="float" office:value="2168.62" calcext:value-type="float">
            <text:p>2168.62</text:p>
          </table:table-cell>
        </table:table-row>
        <table:table-row table:style-name="ro1">
          <table:table-cell office:value-type="float" office:value="25311249" calcext:value-type="float">
            <text:p>25311249</text:p>
          </table:table-cell>
          <table:table-cell table:formula="of:=[.A1584]/1000/(60*60*24)" office:value-type="time" office:time-value="PT07H01M51.249S" calcext:value-type="time">
            <text:p>07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37.87" calcext:value-type="float">
            <text:p>1737.87</text:p>
          </table:table-cell>
          <table:table-cell office:value-type="float" office:value="2169.91" calcext:value-type="float">
            <text:p>2169.91</text:p>
          </table:table-cell>
        </table:table-row>
        <table:table-row table:style-name="ro1">
          <table:table-cell office:value-type="float" office:value="25327249" calcext:value-type="float">
            <text:p>25327249</text:p>
          </table:table-cell>
          <table:table-cell table:formula="of:=[.A1585]/1000/(60*60*24)" office:value-type="time" office:time-value="PT07H02M07.249S" calcext:value-type="time">
            <text:p>07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738.93" calcext:value-type="float">
            <text:p>1738.93</text:p>
          </table:table-cell>
          <table:table-cell office:value-type="float" office:value="2171.2" calcext:value-type="float">
            <text:p>2171.2</text:p>
          </table:table-cell>
        </table:table-row>
        <table:table-row table:style-name="ro1">
          <table:table-cell office:value-type="float" office:value="25343249" calcext:value-type="float">
            <text:p>25343249</text:p>
          </table:table-cell>
          <table:table-cell table:formula="of:=[.A1586]/1000/(60*60*24)" office:value-type="time" office:time-value="PT07H02M23.249S" calcext:value-type="time">
            <text:p>07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0" calcext:value-type="float">
            <text:p>1740</text:p>
          </table:table-cell>
          <table:table-cell office:value-type="float" office:value="2172.48" calcext:value-type="float">
            <text:p>2172.48</text:p>
          </table:table-cell>
        </table:table-row>
        <table:table-row table:style-name="ro1">
          <table:table-cell office:value-type="float" office:value="25359249" calcext:value-type="float">
            <text:p>25359249</text:p>
          </table:table-cell>
          <table:table-cell table:formula="of:=[.A1587]/1000/(60*60*24)" office:value-type="time" office:time-value="PT07H02M39.249S" calcext:value-type="time">
            <text:p>07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2173.77" calcext:value-type="float">
            <text:p>2173.77</text:p>
          </table:table-cell>
        </table:table-row>
        <table:table-row table:style-name="ro1">
          <table:table-cell office:value-type="float" office:value="25375249" calcext:value-type="float">
            <text:p>25375249</text:p>
          </table:table-cell>
          <table:table-cell table:formula="of:=[.A1588]/1000/(60*60*24)" office:value-type="time" office:time-value="PT07H02M55.249S" calcext:value-type="time">
            <text:p>07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2.13" calcext:value-type="float">
            <text:p>1742.13</text:p>
          </table:table-cell>
          <table:table-cell office:value-type="float" office:value="2175.06" calcext:value-type="float">
            <text:p>2175.06</text:p>
          </table:table-cell>
        </table:table-row>
        <table:table-row table:style-name="ro1">
          <table:table-cell office:value-type="float" office:value="25391249" calcext:value-type="float">
            <text:p>25391249</text:p>
          </table:table-cell>
          <table:table-cell table:formula="of:=[.A1589]/1000/(60*60*24)" office:value-type="time" office:time-value="PT07H03M11.249S" calcext:value-type="time">
            <text:p>07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3.19" calcext:value-type="float">
            <text:p>1743.19</text:p>
          </table:table-cell>
          <table:table-cell office:value-type="float" office:value="2176.34" calcext:value-type="float">
            <text:p>2176.34</text:p>
          </table:table-cell>
        </table:table-row>
        <table:table-row table:style-name="ro1">
          <table:table-cell office:value-type="float" office:value="25407249" calcext:value-type="float">
            <text:p>25407249</text:p>
          </table:table-cell>
          <table:table-cell table:formula="of:=[.A1590]/1000/(60*60*24)" office:value-type="time" office:time-value="PT07H03M27.249S" calcext:value-type="time">
            <text:p>07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744.26" calcext:value-type="float">
            <text:p>1744.26</text:p>
          </table:table-cell>
          <table:table-cell office:value-type="float" office:value="2177.63" calcext:value-type="float">
            <text:p>2177.63</text:p>
          </table:table-cell>
        </table:table-row>
        <table:table-row table:style-name="ro1">
          <table:table-cell office:value-type="float" office:value="25423249" calcext:value-type="float">
            <text:p>25423249</text:p>
          </table:table-cell>
          <table:table-cell table:formula="of:=[.A1591]/1000/(60*60*24)" office:value-type="time" office:time-value="PT07H03M43.249S" calcext:value-type="time">
            <text:p>07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5.32" calcext:value-type="float">
            <text:p>1745.32</text:p>
          </table:table-cell>
          <table:table-cell office:value-type="float" office:value="2178.91" calcext:value-type="float">
            <text:p>2178.91</text:p>
          </table:table-cell>
        </table:table-row>
        <table:table-row table:style-name="ro1">
          <table:table-cell office:value-type="float" office:value="25439249" calcext:value-type="float">
            <text:p>25439249</text:p>
          </table:table-cell>
          <table:table-cell table:formula="of:=[.A1592]/1000/(60*60*24)" office:value-type="time" office:time-value="PT07H03M59.249S" calcext:value-type="time">
            <text:p>07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6.39" calcext:value-type="float">
            <text:p>1746.39</text:p>
          </table:table-cell>
          <table:table-cell office:value-type="float" office:value="2180.2" calcext:value-type="float">
            <text:p>2180.2</text:p>
          </table:table-cell>
        </table:table-row>
        <table:table-row table:style-name="ro1">
          <table:table-cell office:value-type="float" office:value="25455249" calcext:value-type="float">
            <text:p>25455249</text:p>
          </table:table-cell>
          <table:table-cell table:formula="of:=[.A1593]/1000/(60*60*24)" office:value-type="time" office:time-value="PT07H04M15.249S" calcext:value-type="time">
            <text:p>07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7.45" calcext:value-type="float">
            <text:p>1747.45</text:p>
          </table:table-cell>
          <table:table-cell office:value-type="float" office:value="2181.49" calcext:value-type="float">
            <text:p>2181.49</text:p>
          </table:table-cell>
        </table:table-row>
        <table:table-row table:style-name="ro1">
          <table:table-cell office:value-type="float" office:value="25471249" calcext:value-type="float">
            <text:p>25471249</text:p>
          </table:table-cell>
          <table:table-cell table:formula="of:=[.A1594]/1000/(60*60*24)" office:value-type="time" office:time-value="PT07H04M31.249S" calcext:value-type="time">
            <text:p>07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8.51" calcext:value-type="float">
            <text:p>1748.51</text:p>
          </table:table-cell>
          <table:table-cell office:value-type="float" office:value="2182.77" calcext:value-type="float">
            <text:p>2182.77</text:p>
          </table:table-cell>
        </table:table-row>
        <table:table-row table:style-name="ro1">
          <table:table-cell office:value-type="float" office:value="25487249" calcext:value-type="float">
            <text:p>25487249</text:p>
          </table:table-cell>
          <table:table-cell table:formula="of:=[.A1595]/1000/(60*60*24)" office:value-type="time" office:time-value="PT07H04M47.249S" calcext:value-type="time">
            <text:p>07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749.58" calcext:value-type="float">
            <text:p>1749.58</text:p>
          </table:table-cell>
          <table:table-cell office:value-type="float" office:value="2184.06" calcext:value-type="float">
            <text:p>2184.06</text:p>
          </table:table-cell>
        </table:table-row>
        <table:table-row table:style-name="ro1">
          <table:table-cell office:value-type="float" office:value="25503249" calcext:value-type="float">
            <text:p>25503249</text:p>
          </table:table-cell>
          <table:table-cell table:formula="of:=[.A1596]/1000/(60*60*24)" office:value-type="time" office:time-value="PT07H05M03.249S" calcext:value-type="time">
            <text:p>07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750.64" calcext:value-type="float">
            <text:p>1750.64</text:p>
          </table:table-cell>
          <table:table-cell office:value-type="float" office:value="2185.34" calcext:value-type="float">
            <text:p>2185.34</text:p>
          </table:table-cell>
        </table:table-row>
        <table:table-row table:style-name="ro1">
          <table:table-cell office:value-type="float" office:value="25519249" calcext:value-type="float">
            <text:p>25519249</text:p>
          </table:table-cell>
          <table:table-cell table:formula="of:=[.A1597]/1000/(60*60*24)" office:value-type="time" office:time-value="PT07H05M19.249S" calcext:value-type="time">
            <text:p>07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751.71" calcext:value-type="float">
            <text:p>1751.71</text:p>
          </table:table-cell>
          <table:table-cell office:value-type="float" office:value="2186.63" calcext:value-type="float">
            <text:p>2186.63</text:p>
          </table:table-cell>
        </table:table-row>
        <table:table-row table:style-name="ro1">
          <table:table-cell office:value-type="float" office:value="25535249" calcext:value-type="float">
            <text:p>25535249</text:p>
          </table:table-cell>
          <table:table-cell table:formula="of:=[.A1598]/1000/(60*60*24)" office:value-type="time" office:time-value="PT07H05M35.249S" calcext:value-type="time">
            <text:p>07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752.77" calcext:value-type="float">
            <text:p>1752.77</text:p>
          </table:table-cell>
          <table:table-cell office:value-type="float" office:value="2187.91" calcext:value-type="float">
            <text:p>2187.91</text:p>
          </table:table-cell>
        </table:table-row>
        <table:table-row table:style-name="ro1">
          <table:table-cell office:value-type="float" office:value="25551249" calcext:value-type="float">
            <text:p>25551249</text:p>
          </table:table-cell>
          <table:table-cell table:formula="of:=[.A1599]/1000/(60*60*24)" office:value-type="time" office:time-value="PT07H05M51.249S" calcext:value-type="time">
            <text:p>07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753.84" calcext:value-type="float">
            <text:p>1753.84</text:p>
          </table:table-cell>
          <table:table-cell office:value-type="float" office:value="2189.2" calcext:value-type="float">
            <text:p>2189.2</text:p>
          </table:table-cell>
        </table:table-row>
        <table:table-row table:style-name="ro1">
          <table:table-cell office:value-type="float" office:value="25567249" calcext:value-type="float">
            <text:p>25567249</text:p>
          </table:table-cell>
          <table:table-cell table:formula="of:=[.A1600]/1000/(60*60*24)" office:value-type="time" office:time-value="PT07H06M07.249S" calcext:value-type="time">
            <text:p>07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754.9" calcext:value-type="float">
            <text:p>1754.9</text:p>
          </table:table-cell>
          <table:table-cell office:value-type="float" office:value="2190.49" calcext:value-type="float">
            <text:p>2190.49</text:p>
          </table:table-cell>
        </table:table-row>
        <table:table-row table:style-name="ro1">
          <table:table-cell office:value-type="float" office:value="25583249" calcext:value-type="float">
            <text:p>25583249</text:p>
          </table:table-cell>
          <table:table-cell table:formula="of:=[.A1601]/1000/(60*60*24)" office:value-type="time" office:time-value="PT07H06M23.249S" calcext:value-type="time">
            <text:p>07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1" calcext:value-type="float">
            <text:p>289.31</text:p>
          </table:table-cell>
          <table:table-cell office:value-type="float" office:value="1755.97" calcext:value-type="float">
            <text:p>1755.97</text:p>
          </table:table-cell>
          <table:table-cell office:value-type="float" office:value="2191.77" calcext:value-type="float">
            <text:p>2191.77</text:p>
          </table:table-cell>
        </table:table-row>
        <table:table-row table:style-name="ro1">
          <table:table-cell office:value-type="float" office:value="25599249" calcext:value-type="float">
            <text:p>25599249</text:p>
          </table:table-cell>
          <table:table-cell table:formula="of:=[.A1602]/1000/(60*60*24)" office:value-type="time" office:time-value="PT07H06M39.249S" calcext:value-type="time">
            <text:p>07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757.03" calcext:value-type="float">
            <text:p>1757.03</text:p>
          </table:table-cell>
          <table:table-cell office:value-type="float" office:value="2193.06" calcext:value-type="float">
            <text:p>2193.06</text:p>
          </table:table-cell>
        </table:table-row>
        <table:table-row table:style-name="ro1">
          <table:table-cell office:value-type="float" office:value="25615249" calcext:value-type="float">
            <text:p>25615249</text:p>
          </table:table-cell>
          <table:table-cell table:formula="of:=[.A1603]/1000/(60*60*24)" office:value-type="time" office:time-value="PT07H06M55.249S" calcext:value-type="time">
            <text:p>07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758.1" calcext:value-type="float">
            <text:p>1758.1</text:p>
          </table:table-cell>
          <table:table-cell office:value-type="float" office:value="2194.34" calcext:value-type="float">
            <text:p>2194.34</text:p>
          </table:table-cell>
        </table:table-row>
        <table:table-row table:style-name="ro1">
          <table:table-cell office:value-type="float" office:value="25631249" calcext:value-type="float">
            <text:p>25631249</text:p>
          </table:table-cell>
          <table:table-cell table:formula="of:=[.A1604]/1000/(60*60*24)" office:value-type="time" office:time-value="PT07H07M11.249S" calcext:value-type="time">
            <text:p>07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759.16" calcext:value-type="float">
            <text:p>1759.16</text:p>
          </table:table-cell>
          <table:table-cell office:value-type="float" office:value="2195.63" calcext:value-type="float">
            <text:p>2195.63</text:p>
          </table:table-cell>
        </table:table-row>
        <table:table-row table:style-name="ro1">
          <table:table-cell office:value-type="float" office:value="25647249" calcext:value-type="float">
            <text:p>25647249</text:p>
          </table:table-cell>
          <table:table-cell table:formula="of:=[.A1605]/1000/(60*60*24)" office:value-type="time" office:time-value="PT07H07M27.249S" calcext:value-type="time">
            <text:p>07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760.23" calcext:value-type="float">
            <text:p>1760.23</text:p>
          </table:table-cell>
          <table:table-cell office:value-type="float" office:value="2196.91" calcext:value-type="float">
            <text:p>2196.91</text:p>
          </table:table-cell>
        </table:table-row>
        <table:table-row table:style-name="ro1">
          <table:table-cell office:value-type="float" office:value="25663249" calcext:value-type="float">
            <text:p>25663249</text:p>
          </table:table-cell>
          <table:table-cell table:formula="of:=[.A1606]/1000/(60*60*24)" office:value-type="time" office:time-value="PT07H07M43.249S" calcext:value-type="time">
            <text:p>07:0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761.29" calcext:value-type="float">
            <text:p>1761.29</text:p>
          </table:table-cell>
          <table:table-cell office:value-type="float" office:value="2198.2" calcext:value-type="float">
            <text:p>2198.2</text:p>
          </table:table-cell>
        </table:table-row>
        <table:table-row table:style-name="ro1">
          <table:table-cell office:value-type="float" office:value="25679249" calcext:value-type="float">
            <text:p>25679249</text:p>
          </table:table-cell>
          <table:table-cell table:formula="of:=[.A1607]/1000/(60*60*24)" office:value-type="time" office:time-value="PT07H07M59.249S" calcext:value-type="time">
            <text:p>07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762.35" calcext:value-type="float">
            <text:p>1762.35</text:p>
          </table:table-cell>
          <table:table-cell office:value-type="float" office:value="2199.48" calcext:value-type="float">
            <text:p>2199.48</text:p>
          </table:table-cell>
        </table:table-row>
        <table:table-row table:style-name="ro1">
          <table:table-cell office:value-type="float" office:value="25695249" calcext:value-type="float">
            <text:p>25695249</text:p>
          </table:table-cell>
          <table:table-cell table:formula="of:=[.A1608]/1000/(60*60*24)" office:value-type="time" office:time-value="PT07H08M15.249S" calcext:value-type="time">
            <text:p>07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763.42" calcext:value-type="float">
            <text:p>1763.42</text:p>
          </table:table-cell>
          <table:table-cell office:value-type="float" office:value="2200.77" calcext:value-type="float">
            <text:p>2200.77</text:p>
          </table:table-cell>
        </table:table-row>
        <table:table-row table:style-name="ro1">
          <table:table-cell office:value-type="float" office:value="25711249" calcext:value-type="float">
            <text:p>25711249</text:p>
          </table:table-cell>
          <table:table-cell table:formula="of:=[.A1609]/1000/(60*60*24)" office:value-type="time" office:time-value="PT07H08M31.249S" calcext:value-type="time">
            <text:p>07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64.48" calcext:value-type="float">
            <text:p>1764.48</text:p>
          </table:table-cell>
          <table:table-cell office:value-type="float" office:value="2202.05" calcext:value-type="float">
            <text:p>2202.05</text:p>
          </table:table-cell>
        </table:table-row>
        <table:table-row table:style-name="ro1">
          <table:table-cell office:value-type="float" office:value="25727249" calcext:value-type="float">
            <text:p>25727249</text:p>
          </table:table-cell>
          <table:table-cell table:formula="of:=[.A1610]/1000/(60*60*24)" office:value-type="time" office:time-value="PT07H08M47.249S" calcext:value-type="time">
            <text:p>07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65.55" calcext:value-type="float">
            <text:p>1765.55</text:p>
          </table:table-cell>
          <table:table-cell office:value-type="float" office:value="2203.34" calcext:value-type="float">
            <text:p>2203.34</text:p>
          </table:table-cell>
        </table:table-row>
        <table:table-row table:style-name="ro1">
          <table:table-cell office:value-type="float" office:value="25743249" calcext:value-type="float">
            <text:p>25743249</text:p>
          </table:table-cell>
          <table:table-cell table:formula="of:=[.A1611]/1000/(60*60*24)" office:value-type="time" office:time-value="PT07H09M03.249S" calcext:value-type="time">
            <text:p>07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66.61" calcext:value-type="float">
            <text:p>1766.61</text:p>
          </table:table-cell>
          <table:table-cell office:value-type="float" office:value="2204.62" calcext:value-type="float">
            <text:p>2204.62</text:p>
          </table:table-cell>
        </table:table-row>
        <table:table-row table:style-name="ro1">
          <table:table-cell office:value-type="float" office:value="25759249" calcext:value-type="float">
            <text:p>25759249</text:p>
          </table:table-cell>
          <table:table-cell table:formula="of:=[.A1612]/1000/(60*60*24)" office:value-type="time" office:time-value="PT07H09M19.249S" calcext:value-type="time">
            <text:p>07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67.68" calcext:value-type="float">
            <text:p>1767.68</text:p>
          </table:table-cell>
          <table:table-cell office:value-type="float" office:value="2205.91" calcext:value-type="float">
            <text:p>2205.91</text:p>
          </table:table-cell>
        </table:table-row>
        <table:table-row table:style-name="ro1">
          <table:table-cell office:value-type="float" office:value="25775249" calcext:value-type="float">
            <text:p>25775249</text:p>
          </table:table-cell>
          <table:table-cell table:formula="of:=[.A1613]/1000/(60*60*24)" office:value-type="time" office:time-value="PT07H09M35.249S" calcext:value-type="time">
            <text:p>07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68.74" calcext:value-type="float">
            <text:p>1768.74</text:p>
          </table:table-cell>
          <table:table-cell office:value-type="float" office:value="2207.19" calcext:value-type="float">
            <text:p>2207.19</text:p>
          </table:table-cell>
        </table:table-row>
        <table:table-row table:style-name="ro1">
          <table:table-cell office:value-type="float" office:value="25791249" calcext:value-type="float">
            <text:p>25791249</text:p>
          </table:table-cell>
          <table:table-cell table:formula="of:=[.A1614]/1000/(60*60*24)" office:value-type="time" office:time-value="PT07H09M51.249S" calcext:value-type="time">
            <text:p>07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69.8" calcext:value-type="float">
            <text:p>1769.8</text:p>
          </table:table-cell>
          <table:table-cell office:value-type="float" office:value="2208.48" calcext:value-type="float">
            <text:p>2208.48</text:p>
          </table:table-cell>
        </table:table-row>
        <table:table-row table:style-name="ro1">
          <table:table-cell office:value-type="float" office:value="25807249" calcext:value-type="float">
            <text:p>25807249</text:p>
          </table:table-cell>
          <table:table-cell table:formula="of:=[.A1615]/1000/(60*60*24)" office:value-type="time" office:time-value="PT07H10M07.249S" calcext:value-type="time">
            <text:p>07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70.87" calcext:value-type="float">
            <text:p>1770.87</text:p>
          </table:table-cell>
          <table:table-cell office:value-type="float" office:value="2209.76" calcext:value-type="float">
            <text:p>2209.76</text:p>
          </table:table-cell>
        </table:table-row>
        <table:table-row table:style-name="ro1">
          <table:table-cell office:value-type="float" office:value="25823249" calcext:value-type="float">
            <text:p>25823249</text:p>
          </table:table-cell>
          <table:table-cell table:formula="of:=[.A1616]/1000/(60*60*24)" office:value-type="time" office:time-value="PT07H10M23.249S" calcext:value-type="time">
            <text:p>07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71.93" calcext:value-type="float">
            <text:p>1771.93</text:p>
          </table:table-cell>
          <table:table-cell office:value-type="float" office:value="2211.05" calcext:value-type="float">
            <text:p>2211.05</text:p>
          </table:table-cell>
        </table:table-row>
        <table:table-row table:style-name="ro1">
          <table:table-cell office:value-type="float" office:value="25839249" calcext:value-type="float">
            <text:p>25839249</text:p>
          </table:table-cell>
          <table:table-cell table:formula="of:=[.A1617]/1000/(60*60*24)" office:value-type="time" office:time-value="PT07H10M39.249S" calcext:value-type="time">
            <text:p>07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773" calcext:value-type="float">
            <text:p>1773</text:p>
          </table:table-cell>
          <table:table-cell office:value-type="float" office:value="2212.33" calcext:value-type="float">
            <text:p>2212.33</text:p>
          </table:table-cell>
        </table:table-row>
        <table:table-row table:style-name="ro1">
          <table:table-cell office:value-type="float" office:value="25855249" calcext:value-type="float">
            <text:p>25855249</text:p>
          </table:table-cell>
          <table:table-cell table:formula="of:=[.A1618]/1000/(60*60*24)" office:value-type="time" office:time-value="PT07H10M55.249S" calcext:value-type="time">
            <text:p>07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774.06" calcext:value-type="float">
            <text:p>1774.06</text:p>
          </table:table-cell>
          <table:table-cell office:value-type="float" office:value="2213.62" calcext:value-type="float">
            <text:p>2213.62</text:p>
          </table:table-cell>
        </table:table-row>
        <table:table-row table:style-name="ro1">
          <table:table-cell office:value-type="float" office:value="25871249" calcext:value-type="float">
            <text:p>25871249</text:p>
          </table:table-cell>
          <table:table-cell table:formula="of:=[.A1619]/1000/(60*60*24)" office:value-type="time" office:time-value="PT07H11M11.249S" calcext:value-type="time">
            <text:p>07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775.13" calcext:value-type="float">
            <text:p>1775.13</text:p>
          </table:table-cell>
          <table:table-cell office:value-type="float" office:value="2214.9" calcext:value-type="float">
            <text:p>2214.9</text:p>
          </table:table-cell>
        </table:table-row>
        <table:table-row table:style-name="ro1">
          <table:table-cell office:value-type="float" office:value="25887249" calcext:value-type="float">
            <text:p>25887249</text:p>
          </table:table-cell>
          <table:table-cell table:formula="of:=[.A1620]/1000/(60*60*24)" office:value-type="time" office:time-value="PT07H11M27.249S" calcext:value-type="time">
            <text:p>07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776.19" calcext:value-type="float">
            <text:p>1776.19</text:p>
          </table:table-cell>
          <table:table-cell office:value-type="float" office:value="2216.19" calcext:value-type="float">
            <text:p>2216.19</text:p>
          </table:table-cell>
        </table:table-row>
        <table:table-row table:style-name="ro1">
          <table:table-cell office:value-type="float" office:value="25903249" calcext:value-type="float">
            <text:p>25903249</text:p>
          </table:table-cell>
          <table:table-cell table:formula="of:=[.A1621]/1000/(60*60*24)" office:value-type="time" office:time-value="PT07H11M43.249S" calcext:value-type="time">
            <text:p>07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777.25" calcext:value-type="float">
            <text:p>1777.25</text:p>
          </table:table-cell>
          <table:table-cell office:value-type="float" office:value="2217.47" calcext:value-type="float">
            <text:p>2217.47</text:p>
          </table:table-cell>
        </table:table-row>
        <table:table-row table:style-name="ro1">
          <table:table-cell office:value-type="float" office:value="25919249" calcext:value-type="float">
            <text:p>25919249</text:p>
          </table:table-cell>
          <table:table-cell table:formula="of:=[.A1622]/1000/(60*60*24)" office:value-type="time" office:time-value="PT07H11M59.249S" calcext:value-type="time">
            <text:p>07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778.32" calcext:value-type="float">
            <text:p>1778.32</text:p>
          </table:table-cell>
          <table:table-cell office:value-type="float" office:value="2218.76" calcext:value-type="float">
            <text:p>2218.76</text:p>
          </table:table-cell>
        </table:table-row>
        <table:table-row table:style-name="ro1">
          <table:table-cell office:value-type="float" office:value="25935249" calcext:value-type="float">
            <text:p>25935249</text:p>
          </table:table-cell>
          <table:table-cell table:formula="of:=[.A1623]/1000/(60*60*24)" office:value-type="time" office:time-value="PT07H12M15.249S" calcext:value-type="time">
            <text:p>07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779.38" calcext:value-type="float">
            <text:p>1779.38</text:p>
          </table:table-cell>
          <table:table-cell office:value-type="float" office:value="2220.04" calcext:value-type="float">
            <text:p>2220.04</text:p>
          </table:table-cell>
        </table:table-row>
        <table:table-row table:style-name="ro1">
          <table:table-cell office:value-type="float" office:value="25951249" calcext:value-type="float">
            <text:p>25951249</text:p>
          </table:table-cell>
          <table:table-cell table:formula="of:=[.A1624]/1000/(60*60*24)" office:value-type="time" office:time-value="PT07H12M31.249S" calcext:value-type="time">
            <text:p>07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780.45" calcext:value-type="float">
            <text:p>1780.45</text:p>
          </table:table-cell>
          <table:table-cell office:value-type="float" office:value="2221.33" calcext:value-type="float">
            <text:p>2221.33</text:p>
          </table:table-cell>
        </table:table-row>
        <table:table-row table:style-name="ro1">
          <table:table-cell office:value-type="float" office:value="25967249" calcext:value-type="float">
            <text:p>25967249</text:p>
          </table:table-cell>
          <table:table-cell table:formula="of:=[.A1625]/1000/(60*60*24)" office:value-type="time" office:time-value="PT07H12M47.249S" calcext:value-type="time">
            <text:p>07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781.51" calcext:value-type="float">
            <text:p>1781.51</text:p>
          </table:table-cell>
          <table:table-cell office:value-type="float" office:value="2222.61" calcext:value-type="float">
            <text:p>2222.61</text:p>
          </table:table-cell>
        </table:table-row>
        <table:table-row table:style-name="ro1">
          <table:table-cell office:value-type="float" office:value="25983249" calcext:value-type="float">
            <text:p>25983249</text:p>
          </table:table-cell>
          <table:table-cell table:formula="of:=[.A1626]/1000/(60*60*24)" office:value-type="time" office:time-value="PT07H13M03.249S" calcext:value-type="time">
            <text:p>07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782.57" calcext:value-type="float">
            <text:p>1782.57</text:p>
          </table:table-cell>
          <table:table-cell office:value-type="float" office:value="2223.9" calcext:value-type="float">
            <text:p>2223.9</text:p>
          </table:table-cell>
        </table:table-row>
        <table:table-row table:style-name="ro1">
          <table:table-cell office:value-type="float" office:value="25999249" calcext:value-type="float">
            <text:p>25999249</text:p>
          </table:table-cell>
          <table:table-cell table:formula="of:=[.A1627]/1000/(60*60*24)" office:value-type="time" office:time-value="PT07H13M19.249S" calcext:value-type="time">
            <text:p>07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783.64" calcext:value-type="float">
            <text:p>1783.64</text:p>
          </table:table-cell>
          <table:table-cell office:value-type="float" office:value="2225.18" calcext:value-type="float">
            <text:p>2225.18</text:p>
          </table:table-cell>
        </table:table-row>
        <table:table-row table:style-name="ro1">
          <table:table-cell office:value-type="float" office:value="26015249" calcext:value-type="float">
            <text:p>26015249</text:p>
          </table:table-cell>
          <table:table-cell table:formula="of:=[.A1628]/1000/(60*60*24)" office:value-type="time" office:time-value="PT07H13M35.249S" calcext:value-type="time">
            <text:p>07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784.7" calcext:value-type="float">
            <text:p>1784.7</text:p>
          </table:table-cell>
          <table:table-cell office:value-type="float" office:value="2226.46" calcext:value-type="float">
            <text:p>2226.46</text:p>
          </table:table-cell>
        </table:table-row>
        <table:table-row table:style-name="ro1">
          <table:table-cell office:value-type="float" office:value="26031249" calcext:value-type="float">
            <text:p>26031249</text:p>
          </table:table-cell>
          <table:table-cell table:formula="of:=[.A1629]/1000/(60*60*24)" office:value-type="time" office:time-value="PT07H13M51.249S" calcext:value-type="time">
            <text:p>07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785.76" calcext:value-type="float">
            <text:p>1785.76</text:p>
          </table:table-cell>
          <table:table-cell office:value-type="float" office:value="2227.75" calcext:value-type="float">
            <text:p>2227.75</text:p>
          </table:table-cell>
        </table:table-row>
        <table:table-row table:style-name="ro1">
          <table:table-cell office:value-type="float" office:value="26047249" calcext:value-type="float">
            <text:p>26047249</text:p>
          </table:table-cell>
          <table:table-cell table:formula="of:=[.A1630]/1000/(60*60*24)" office:value-type="time" office:time-value="PT07H14M07.249S" calcext:value-type="time">
            <text:p>07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786.82" calcext:value-type="float">
            <text:p>1786.82</text:p>
          </table:table-cell>
          <table:table-cell office:value-type="float" office:value="2229.03" calcext:value-type="float">
            <text:p>2229.03</text:p>
          </table:table-cell>
        </table:table-row>
        <table:table-row table:style-name="ro1">
          <table:table-cell office:value-type="float" office:value="26063249" calcext:value-type="float">
            <text:p>26063249</text:p>
          </table:table-cell>
          <table:table-cell table:formula="of:=[.A1631]/1000/(60*60*24)" office:value-type="time" office:time-value="PT07H14M23.249S" calcext:value-type="time">
            <text:p>07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787.89" calcext:value-type="float">
            <text:p>1787.89</text:p>
          </table:table-cell>
          <table:table-cell office:value-type="float" office:value="2230.31" calcext:value-type="float">
            <text:p>2230.31</text:p>
          </table:table-cell>
        </table:table-row>
        <table:table-row table:style-name="ro1">
          <table:table-cell office:value-type="float" office:value="26079249" calcext:value-type="float">
            <text:p>26079249</text:p>
          </table:table-cell>
          <table:table-cell table:formula="of:=[.A1632]/1000/(60*60*24)" office:value-type="time" office:time-value="PT07H14M39.249S" calcext:value-type="time">
            <text:p>07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788.95" calcext:value-type="float">
            <text:p>1788.95</text:p>
          </table:table-cell>
          <table:table-cell office:value-type="float" office:value="2231.6" calcext:value-type="float">
            <text:p>2231.6</text:p>
          </table:table-cell>
        </table:table-row>
        <table:table-row table:style-name="ro1">
          <table:table-cell office:value-type="float" office:value="26095249" calcext:value-type="float">
            <text:p>26095249</text:p>
          </table:table-cell>
          <table:table-cell table:formula="of:=[.A1633]/1000/(60*60*24)" office:value-type="time" office:time-value="PT07H14M55.249S" calcext:value-type="time">
            <text:p>07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790.01" calcext:value-type="float">
            <text:p>1790.01</text:p>
          </table:table-cell>
          <table:table-cell office:value-type="float" office:value="2232.88" calcext:value-type="float">
            <text:p>2232.88</text:p>
          </table:table-cell>
        </table:table-row>
        <table:table-row table:style-name="ro1">
          <table:table-cell office:value-type="float" office:value="26111249" calcext:value-type="float">
            <text:p>26111249</text:p>
          </table:table-cell>
          <table:table-cell table:formula="of:=[.A1634]/1000/(60*60*24)" office:value-type="time" office:time-value="PT07H15M11.249S" calcext:value-type="time">
            <text:p>07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791.07" calcext:value-type="float">
            <text:p>1791.07</text:p>
          </table:table-cell>
          <table:table-cell office:value-type="float" office:value="2234.16" calcext:value-type="float">
            <text:p>2234.16</text:p>
          </table:table-cell>
        </table:table-row>
        <table:table-row table:style-name="ro1">
          <table:table-cell office:value-type="float" office:value="26127249" calcext:value-type="float">
            <text:p>26127249</text:p>
          </table:table-cell>
          <table:table-cell table:formula="of:=[.A1635]/1000/(60*60*24)" office:value-type="time" office:time-value="PT07H15M27.249S" calcext:value-type="time">
            <text:p>07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792.14" calcext:value-type="float">
            <text:p>1792.14</text:p>
          </table:table-cell>
          <table:table-cell office:value-type="float" office:value="2235.44" calcext:value-type="float">
            <text:p>2235.44</text:p>
          </table:table-cell>
        </table:table-row>
        <table:table-row table:style-name="ro1">
          <table:table-cell office:value-type="float" office:value="26143249" calcext:value-type="float">
            <text:p>26143249</text:p>
          </table:table-cell>
          <table:table-cell table:formula="of:=[.A1636]/1000/(60*60*24)" office:value-type="time" office:time-value="PT07H15M43.249S" calcext:value-type="time">
            <text:p>07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793.2" calcext:value-type="float">
            <text:p>1793.2</text:p>
          </table:table-cell>
          <table:table-cell office:value-type="float" office:value="2236.73" calcext:value-type="float">
            <text:p>2236.73</text:p>
          </table:table-cell>
        </table:table-row>
        <table:table-row table:style-name="ro1">
          <table:table-cell office:value-type="float" office:value="26159249" calcext:value-type="float">
            <text:p>26159249</text:p>
          </table:table-cell>
          <table:table-cell table:formula="of:=[.A1637]/1000/(60*60*24)" office:value-type="time" office:time-value="PT07H15M59.249S" calcext:value-type="time">
            <text:p>07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794.26" calcext:value-type="float">
            <text:p>1794.26</text:p>
          </table:table-cell>
          <table:table-cell office:value-type="float" office:value="2238.01" calcext:value-type="float">
            <text:p>2238.01</text:p>
          </table:table-cell>
        </table:table-row>
        <table:table-row table:style-name="ro1">
          <table:table-cell office:value-type="float" office:value="26175249" calcext:value-type="float">
            <text:p>26175249</text:p>
          </table:table-cell>
          <table:table-cell table:formula="of:=[.A1638]/1000/(60*60*24)" office:value-type="time" office:time-value="PT07H16M15.249S" calcext:value-type="time">
            <text:p>07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795.33" calcext:value-type="float">
            <text:p>1795.33</text:p>
          </table:table-cell>
          <table:table-cell office:value-type="float" office:value="2239.29" calcext:value-type="float">
            <text:p>2239.29</text:p>
          </table:table-cell>
        </table:table-row>
        <table:table-row table:style-name="ro1">
          <table:table-cell office:value-type="float" office:value="26191249" calcext:value-type="float">
            <text:p>26191249</text:p>
          </table:table-cell>
          <table:table-cell table:formula="of:=[.A1639]/1000/(60*60*24)" office:value-type="time" office:time-value="PT07H16M31.249S" calcext:value-type="time">
            <text:p>07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796.39" calcext:value-type="float">
            <text:p>1796.39</text:p>
          </table:table-cell>
          <table:table-cell office:value-type="float" office:value="2240.57" calcext:value-type="float">
            <text:p>2240.57</text:p>
          </table:table-cell>
        </table:table-row>
        <table:table-row table:style-name="ro1">
          <table:table-cell office:value-type="float" office:value="26207249" calcext:value-type="float">
            <text:p>26207249</text:p>
          </table:table-cell>
          <table:table-cell table:formula="of:=[.A1640]/1000/(60*60*24)" office:value-type="time" office:time-value="PT07H16M47.249S" calcext:value-type="time">
            <text:p>07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797.45" calcext:value-type="float">
            <text:p>1797.45</text:p>
          </table:table-cell>
          <table:table-cell office:value-type="float" office:value="2241.85" calcext:value-type="float">
            <text:p>2241.85</text:p>
          </table:table-cell>
        </table:table-row>
        <table:table-row table:style-name="ro1">
          <table:table-cell office:value-type="float" office:value="26223249" calcext:value-type="float">
            <text:p>26223249</text:p>
          </table:table-cell>
          <table:table-cell table:formula="of:=[.A1641]/1000/(60*60*24)" office:value-type="time" office:time-value="PT07H17M03.249S" calcext:value-type="time">
            <text:p>07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798.51" calcext:value-type="float">
            <text:p>1798.51</text:p>
          </table:table-cell>
          <table:table-cell office:value-type="float" office:value="2243.13" calcext:value-type="float">
            <text:p>2243.13</text:p>
          </table:table-cell>
        </table:table-row>
        <table:table-row table:style-name="ro1">
          <table:table-cell office:value-type="float" office:value="26239249" calcext:value-type="float">
            <text:p>26239249</text:p>
          </table:table-cell>
          <table:table-cell table:formula="of:=[.A1642]/1000/(60*60*24)" office:value-type="time" office:time-value="PT07H17M19.249S" calcext:value-type="time">
            <text:p>07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799.58" calcext:value-type="float">
            <text:p>1799.58</text:p>
          </table:table-cell>
          <table:table-cell office:value-type="float" office:value="2244.41" calcext:value-type="float">
            <text:p>2244.41</text:p>
          </table:table-cell>
        </table:table-row>
        <table:table-row table:style-name="ro1">
          <table:table-cell office:value-type="float" office:value="26255249" calcext:value-type="float">
            <text:p>26255249</text:p>
          </table:table-cell>
          <table:table-cell table:formula="of:=[.A1643]/1000/(60*60*24)" office:value-type="time" office:time-value="PT07H17M35.249S" calcext:value-type="time">
            <text:p>07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00.64" calcext:value-type="float">
            <text:p>1800.64</text:p>
          </table:table-cell>
          <table:table-cell office:value-type="float" office:value="2245.69" calcext:value-type="float">
            <text:p>2245.69</text:p>
          </table:table-cell>
        </table:table-row>
        <table:table-row table:style-name="ro1">
          <table:table-cell office:value-type="float" office:value="26271249" calcext:value-type="float">
            <text:p>26271249</text:p>
          </table:table-cell>
          <table:table-cell table:formula="of:=[.A1644]/1000/(60*60*24)" office:value-type="time" office:time-value="PT07H17M51.249S" calcext:value-type="time">
            <text:p>07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01.7" calcext:value-type="float">
            <text:p>1801.7</text:p>
          </table:table-cell>
          <table:table-cell office:value-type="float" office:value="2246.97" calcext:value-type="float">
            <text:p>2246.97</text:p>
          </table:table-cell>
        </table:table-row>
        <table:table-row table:style-name="ro1">
          <table:table-cell office:value-type="float" office:value="26287249" calcext:value-type="float">
            <text:p>26287249</text:p>
          </table:table-cell>
          <table:table-cell table:formula="of:=[.A1645]/1000/(60*60*24)" office:value-type="time" office:time-value="PT07H18M07.249S" calcext:value-type="time">
            <text:p>07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802.76" calcext:value-type="float">
            <text:p>1802.76</text:p>
          </table:table-cell>
          <table:table-cell office:value-type="float" office:value="2248.25" calcext:value-type="float">
            <text:p>2248.25</text:p>
          </table:table-cell>
        </table:table-row>
        <table:table-row table:style-name="ro1">
          <table:table-cell office:value-type="float" office:value="26303249" calcext:value-type="float">
            <text:p>26303249</text:p>
          </table:table-cell>
          <table:table-cell table:formula="of:=[.A1646]/1000/(60*60*24)" office:value-type="time" office:time-value="PT07H18M23.249S" calcext:value-type="time">
            <text:p>07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03.82" calcext:value-type="float">
            <text:p>1803.82</text:p>
          </table:table-cell>
          <table:table-cell office:value-type="float" office:value="2249.53" calcext:value-type="float">
            <text:p>2249.53</text:p>
          </table:table-cell>
        </table:table-row>
        <table:table-row table:style-name="ro1">
          <table:table-cell office:value-type="float" office:value="26319249" calcext:value-type="float">
            <text:p>26319249</text:p>
          </table:table-cell>
          <table:table-cell table:formula="of:=[.A1647]/1000/(60*60*24)" office:value-type="time" office:time-value="PT07H18M39.249S" calcext:value-type="time">
            <text:p>07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04.89" calcext:value-type="float">
            <text:p>1804.89</text:p>
          </table:table-cell>
          <table:table-cell office:value-type="float" office:value="2250.8" calcext:value-type="float">
            <text:p>2250.8</text:p>
          </table:table-cell>
        </table:table-row>
        <table:table-row table:style-name="ro1">
          <table:table-cell office:value-type="float" office:value="26335249" calcext:value-type="float">
            <text:p>26335249</text:p>
          </table:table-cell>
          <table:table-cell table:formula="of:=[.A1648]/1000/(60*60*24)" office:value-type="time" office:time-value="PT07H18M55.249S" calcext:value-type="time">
            <text:p>07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05.95" calcext:value-type="float">
            <text:p>1805.95</text:p>
          </table:table-cell>
          <table:table-cell office:value-type="float" office:value="2252.08" calcext:value-type="float">
            <text:p>2252.08</text:p>
          </table:table-cell>
        </table:table-row>
        <table:table-row table:style-name="ro1">
          <table:table-cell office:value-type="float" office:value="26351249" calcext:value-type="float">
            <text:p>26351249</text:p>
          </table:table-cell>
          <table:table-cell table:formula="of:=[.A1649]/1000/(60*60*24)" office:value-type="time" office:time-value="PT07H19M11.249S" calcext:value-type="time">
            <text:p>07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07.01" calcext:value-type="float">
            <text:p>1807.01</text:p>
          </table:table-cell>
          <table:table-cell office:value-type="float" office:value="2253.36" calcext:value-type="float">
            <text:p>2253.36</text:p>
          </table:table-cell>
        </table:table-row>
        <table:table-row table:style-name="ro1">
          <table:table-cell office:value-type="float" office:value="26367249" calcext:value-type="float">
            <text:p>26367249</text:p>
          </table:table-cell>
          <table:table-cell table:formula="of:=[.A1650]/1000/(60*60*24)" office:value-type="time" office:time-value="PT07H19M27.249S" calcext:value-type="time">
            <text:p>07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08.07" calcext:value-type="float">
            <text:p>1808.07</text:p>
          </table:table-cell>
          <table:table-cell office:value-type="float" office:value="2254.64" calcext:value-type="float">
            <text:p>2254.64</text:p>
          </table:table-cell>
        </table:table-row>
        <table:table-row table:style-name="ro1">
          <table:table-cell office:value-type="float" office:value="26383249" calcext:value-type="float">
            <text:p>26383249</text:p>
          </table:table-cell>
          <table:table-cell table:formula="of:=[.A1651]/1000/(60*60*24)" office:value-type="time" office:time-value="PT07H19M43.249S" calcext:value-type="time">
            <text:p>07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09.14" calcext:value-type="float">
            <text:p>1809.14</text:p>
          </table:table-cell>
          <table:table-cell office:value-type="float" office:value="2255.92" calcext:value-type="float">
            <text:p>2255.92</text:p>
          </table:table-cell>
        </table:table-row>
        <table:table-row table:style-name="ro1">
          <table:table-cell office:value-type="float" office:value="26399249" calcext:value-type="float">
            <text:p>26399249</text:p>
          </table:table-cell>
          <table:table-cell table:formula="of:=[.A1652]/1000/(60*60*24)" office:value-type="time" office:time-value="PT07H19M59.249S" calcext:value-type="time">
            <text:p>07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10.2" calcext:value-type="float">
            <text:p>1810.2</text:p>
          </table:table-cell>
          <table:table-cell office:value-type="float" office:value="2257.19" calcext:value-type="float">
            <text:p>2257.19</text:p>
          </table:table-cell>
        </table:table-row>
        <table:table-row table:style-name="ro1">
          <table:table-cell office:value-type="float" office:value="26415249" calcext:value-type="float">
            <text:p>26415249</text:p>
          </table:table-cell>
          <table:table-cell table:formula="of:=[.A1653]/1000/(60*60*24)" office:value-type="time" office:time-value="PT07H20M15.249S" calcext:value-type="time">
            <text:p>07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11.26" calcext:value-type="float">
            <text:p>1811.26</text:p>
          </table:table-cell>
          <table:table-cell office:value-type="float" office:value="2258.47" calcext:value-type="float">
            <text:p>2258.47</text:p>
          </table:table-cell>
        </table:table-row>
        <table:table-row table:style-name="ro1">
          <table:table-cell office:value-type="float" office:value="26431249" calcext:value-type="float">
            <text:p>26431249</text:p>
          </table:table-cell>
          <table:table-cell table:formula="of:=[.A1654]/1000/(60*60*24)" office:value-type="time" office:time-value="PT07H20M31.249S" calcext:value-type="time">
            <text:p>07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812.32" calcext:value-type="float">
            <text:p>1812.32</text:p>
          </table:table-cell>
          <table:table-cell office:value-type="float" office:value="2259.75" calcext:value-type="float">
            <text:p>2259.75</text:p>
          </table:table-cell>
        </table:table-row>
        <table:table-row table:style-name="ro1">
          <table:table-cell office:value-type="float" office:value="26447249" calcext:value-type="float">
            <text:p>26447249</text:p>
          </table:table-cell>
          <table:table-cell table:formula="of:=[.A1655]/1000/(60*60*24)" office:value-type="time" office:time-value="PT07H20M47.249S" calcext:value-type="time">
            <text:p>07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13.38" calcext:value-type="float">
            <text:p>1813.38</text:p>
          </table:table-cell>
          <table:table-cell office:value-type="float" office:value="2261.03" calcext:value-type="float">
            <text:p>2261.03</text:p>
          </table:table-cell>
        </table:table-row>
        <table:table-row table:style-name="ro1">
          <table:table-cell office:value-type="float" office:value="26463249" calcext:value-type="float">
            <text:p>26463249</text:p>
          </table:table-cell>
          <table:table-cell table:formula="of:=[.A1656]/1000/(60*60*24)" office:value-type="time" office:time-value="PT07H21M03.249S" calcext:value-type="time">
            <text:p>07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14.44" calcext:value-type="float">
            <text:p>1814.44</text:p>
          </table:table-cell>
          <table:table-cell office:value-type="float" office:value="2262.3" calcext:value-type="float">
            <text:p>2262.3</text:p>
          </table:table-cell>
        </table:table-row>
        <table:table-row table:style-name="ro1">
          <table:table-cell office:value-type="float" office:value="26479249" calcext:value-type="float">
            <text:p>26479249</text:p>
          </table:table-cell>
          <table:table-cell table:formula="of:=[.A1657]/1000/(60*60*24)" office:value-type="time" office:time-value="PT07H21M19.249S" calcext:value-type="time">
            <text:p>07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15.5" calcext:value-type="float">
            <text:p>1815.5</text:p>
          </table:table-cell>
          <table:table-cell office:value-type="float" office:value="2263.58" calcext:value-type="float">
            <text:p>2263.58</text:p>
          </table:table-cell>
        </table:table-row>
        <table:table-row table:style-name="ro1">
          <table:table-cell office:value-type="float" office:value="26495249" calcext:value-type="float">
            <text:p>26495249</text:p>
          </table:table-cell>
          <table:table-cell table:formula="of:=[.A1658]/1000/(60*60*24)" office:value-type="time" office:time-value="PT07H21M35.249S" calcext:value-type="time">
            <text:p>07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816.56" calcext:value-type="float">
            <text:p>1816.56</text:p>
          </table:table-cell>
          <table:table-cell office:value-type="float" office:value="2264.86" calcext:value-type="float">
            <text:p>2264.86</text:p>
          </table:table-cell>
        </table:table-row>
        <table:table-row table:style-name="ro1">
          <table:table-cell office:value-type="float" office:value="26511249" calcext:value-type="float">
            <text:p>26511249</text:p>
          </table:table-cell>
          <table:table-cell table:formula="of:=[.A1659]/1000/(60*60*24)" office:value-type="time" office:time-value="PT07H21M51.249S" calcext:value-type="time">
            <text:p>07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817.63" calcext:value-type="float">
            <text:p>1817.63</text:p>
          </table:table-cell>
          <table:table-cell office:value-type="float" office:value="2266.14" calcext:value-type="float">
            <text:p>2266.14</text:p>
          </table:table-cell>
        </table:table-row>
        <table:table-row table:style-name="ro1">
          <table:table-cell office:value-type="float" office:value="26527249" calcext:value-type="float">
            <text:p>26527249</text:p>
          </table:table-cell>
          <table:table-cell table:formula="of:=[.A1660]/1000/(60*60*24)" office:value-type="time" office:time-value="PT07H22M07.249S" calcext:value-type="time">
            <text:p>07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18.69" calcext:value-type="float">
            <text:p>1818.69</text:p>
          </table:table-cell>
          <table:table-cell office:value-type="float" office:value="2267.41" calcext:value-type="float">
            <text:p>2267.41</text:p>
          </table:table-cell>
        </table:table-row>
        <table:table-row table:style-name="ro1">
          <table:table-cell office:value-type="float" office:value="26543249" calcext:value-type="float">
            <text:p>26543249</text:p>
          </table:table-cell>
          <table:table-cell table:formula="of:=[.A1661]/1000/(60*60*24)" office:value-type="time" office:time-value="PT07H22M23.249S" calcext:value-type="time">
            <text:p>07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819.75" calcext:value-type="float">
            <text:p>1819.75</text:p>
          </table:table-cell>
          <table:table-cell office:value-type="float" office:value="2268.69" calcext:value-type="float">
            <text:p>2268.69</text:p>
          </table:table-cell>
        </table:table-row>
        <table:table-row table:style-name="ro1">
          <table:table-cell office:value-type="float" office:value="26559249" calcext:value-type="float">
            <text:p>26559249</text:p>
          </table:table-cell>
          <table:table-cell table:formula="of:=[.A1662]/1000/(60*60*24)" office:value-type="time" office:time-value="PT07H22M39.249S" calcext:value-type="time">
            <text:p>07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20.81" calcext:value-type="float">
            <text:p>1820.81</text:p>
          </table:table-cell>
          <table:table-cell office:value-type="float" office:value="2269.97" calcext:value-type="float">
            <text:p>2269.97</text:p>
          </table:table-cell>
        </table:table-row>
        <table:table-row table:style-name="ro1">
          <table:table-cell office:value-type="float" office:value="26575249" calcext:value-type="float">
            <text:p>26575249</text:p>
          </table:table-cell>
          <table:table-cell table:formula="of:=[.A1663]/1000/(60*60*24)" office:value-type="time" office:time-value="PT07H22M55.249S" calcext:value-type="time">
            <text:p>07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21.87" calcext:value-type="float">
            <text:p>1821.87</text:p>
          </table:table-cell>
          <table:table-cell office:value-type="float" office:value="2271.25" calcext:value-type="float">
            <text:p>2271.25</text:p>
          </table:table-cell>
        </table:table-row>
        <table:table-row table:style-name="ro1">
          <table:table-cell office:value-type="float" office:value="26591249" calcext:value-type="float">
            <text:p>26591249</text:p>
          </table:table-cell>
          <table:table-cell table:formula="of:=[.A1664]/1000/(60*60*24)" office:value-type="time" office:time-value="PT07H23M11.249S" calcext:value-type="time">
            <text:p>07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22.93" calcext:value-type="float">
            <text:p>1822.93</text:p>
          </table:table-cell>
          <table:table-cell office:value-type="float" office:value="2272.52" calcext:value-type="float">
            <text:p>2272.52</text:p>
          </table:table-cell>
        </table:table-row>
        <table:table-row table:style-name="ro1">
          <table:table-cell office:value-type="float" office:value="26607249" calcext:value-type="float">
            <text:p>26607249</text:p>
          </table:table-cell>
          <table:table-cell table:formula="of:=[.A1665]/1000/(60*60*24)" office:value-type="time" office:time-value="PT07H23M27.249S" calcext:value-type="time">
            <text:p>07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823.99" calcext:value-type="float">
            <text:p>1823.99</text:p>
          </table:table-cell>
          <table:table-cell office:value-type="float" office:value="2273.8" calcext:value-type="float">
            <text:p>2273.8</text:p>
          </table:table-cell>
        </table:table-row>
        <table:table-row table:style-name="ro1">
          <table:table-cell office:value-type="float" office:value="26623249" calcext:value-type="float">
            <text:p>26623249</text:p>
          </table:table-cell>
          <table:table-cell table:formula="of:=[.A1666]/1000/(60*60*24)" office:value-type="time" office:time-value="PT07H23M43.249S" calcext:value-type="time">
            <text:p>07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25.05" calcext:value-type="float">
            <text:p>1825.05</text:p>
          </table:table-cell>
          <table:table-cell office:value-type="float" office:value="2275.08" calcext:value-type="float">
            <text:p>2275.08</text:p>
          </table:table-cell>
        </table:table-row>
        <table:table-row table:style-name="ro1">
          <table:table-cell office:value-type="float" office:value="26639249" calcext:value-type="float">
            <text:p>26639249</text:p>
          </table:table-cell>
          <table:table-cell table:formula="of:=[.A1667]/1000/(60*60*24)" office:value-type="time" office:time-value="PT07H23M59.249S" calcext:value-type="time">
            <text:p>07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26.11" calcext:value-type="float">
            <text:p>1826.11</text:p>
          </table:table-cell>
          <table:table-cell office:value-type="float" office:value="2276.35" calcext:value-type="float">
            <text:p>2276.35</text:p>
          </table:table-cell>
        </table:table-row>
        <table:table-row table:style-name="ro1">
          <table:table-cell office:value-type="float" office:value="26655249" calcext:value-type="float">
            <text:p>26655249</text:p>
          </table:table-cell>
          <table:table-cell table:formula="of:=[.A1668]/1000/(60*60*24)" office:value-type="time" office:time-value="PT07H24M15.249S" calcext:value-type="time">
            <text:p>07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27.17" calcext:value-type="float">
            <text:p>1827.17</text:p>
          </table:table-cell>
          <table:table-cell office:value-type="float" office:value="2277.63" calcext:value-type="float">
            <text:p>2277.63</text:p>
          </table:table-cell>
        </table:table-row>
        <table:table-row table:style-name="ro1">
          <table:table-cell office:value-type="float" office:value="26671249" calcext:value-type="float">
            <text:p>26671249</text:p>
          </table:table-cell>
          <table:table-cell table:formula="of:=[.A1669]/1000/(60*60*24)" office:value-type="time" office:time-value="PT07H24M31.249S" calcext:value-type="time">
            <text:p>07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28.23" calcext:value-type="float">
            <text:p>1828.23</text:p>
          </table:table-cell>
          <table:table-cell office:value-type="float" office:value="2278.91" calcext:value-type="float">
            <text:p>2278.91</text:p>
          </table:table-cell>
        </table:table-row>
        <table:table-row table:style-name="ro1">
          <table:table-cell office:value-type="float" office:value="26687249" calcext:value-type="float">
            <text:p>26687249</text:p>
          </table:table-cell>
          <table:table-cell table:formula="of:=[.A1670]/1000/(60*60*24)" office:value-type="time" office:time-value="PT07H24M47.249S" calcext:value-type="time">
            <text:p>07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29.29" calcext:value-type="float">
            <text:p>1829.29</text:p>
          </table:table-cell>
          <table:table-cell office:value-type="float" office:value="2280.18" calcext:value-type="float">
            <text:p>2280.18</text:p>
          </table:table-cell>
        </table:table-row>
        <table:table-row table:style-name="ro1">
          <table:table-cell office:value-type="float" office:value="26703249" calcext:value-type="float">
            <text:p>26703249</text:p>
          </table:table-cell>
          <table:table-cell table:formula="of:=[.A1671]/1000/(60*60*24)" office:value-type="time" office:time-value="PT07H25M03.249S" calcext:value-type="time">
            <text:p>07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830.35" calcext:value-type="float">
            <text:p>1830.35</text:p>
          </table:table-cell>
          <table:table-cell office:value-type="float" office:value="2281.46" calcext:value-type="float">
            <text:p>2281.46</text:p>
          </table:table-cell>
        </table:table-row>
        <table:table-row table:style-name="ro1">
          <table:table-cell office:value-type="float" office:value="26719249" calcext:value-type="float">
            <text:p>26719249</text:p>
          </table:table-cell>
          <table:table-cell table:formula="of:=[.A1672]/1000/(60*60*24)" office:value-type="time" office:time-value="PT07H25M19.249S" calcext:value-type="time">
            <text:p>07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1.41" calcext:value-type="float">
            <text:p>1831.41</text:p>
          </table:table-cell>
          <table:table-cell office:value-type="float" office:value="2282.74" calcext:value-type="float">
            <text:p>2282.74</text:p>
          </table:table-cell>
        </table:table-row>
        <table:table-row table:style-name="ro1">
          <table:table-cell office:value-type="float" office:value="26735249" calcext:value-type="float">
            <text:p>26735249</text:p>
          </table:table-cell>
          <table:table-cell table:formula="of:=[.A1673]/1000/(60*60*24)" office:value-type="time" office:time-value="PT07H25M35.249S" calcext:value-type="time">
            <text:p>07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2.47" calcext:value-type="float">
            <text:p>1832.47</text:p>
          </table:table-cell>
          <table:table-cell office:value-type="float" office:value="2284.01" calcext:value-type="float">
            <text:p>2284.01</text:p>
          </table:table-cell>
        </table:table-row>
        <table:table-row table:style-name="ro1">
          <table:table-cell office:value-type="float" office:value="26751249" calcext:value-type="float">
            <text:p>26751249</text:p>
          </table:table-cell>
          <table:table-cell table:formula="of:=[.A1674]/1000/(60*60*24)" office:value-type="time" office:time-value="PT07H25M51.249S" calcext:value-type="time">
            <text:p>07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3.53" calcext:value-type="float">
            <text:p>1833.53</text:p>
          </table:table-cell>
          <table:table-cell office:value-type="float" office:value="2285.29" calcext:value-type="float">
            <text:p>2285.29</text:p>
          </table:table-cell>
        </table:table-row>
        <table:table-row table:style-name="ro1">
          <table:table-cell office:value-type="float" office:value="26767249" calcext:value-type="float">
            <text:p>26767249</text:p>
          </table:table-cell>
          <table:table-cell table:formula="of:=[.A1675]/1000/(60*60*24)" office:value-type="time" office:time-value="PT07H26M07.249S" calcext:value-type="time">
            <text:p>07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4.59" calcext:value-type="float">
            <text:p>1834.59</text:p>
          </table:table-cell>
          <table:table-cell office:value-type="float" office:value="2286.57" calcext:value-type="float">
            <text:p>2286.57</text:p>
          </table:table-cell>
        </table:table-row>
        <table:table-row table:style-name="ro1">
          <table:table-cell office:value-type="float" office:value="26783249" calcext:value-type="float">
            <text:p>26783249</text:p>
          </table:table-cell>
          <table:table-cell table:formula="of:=[.A1676]/1000/(60*60*24)" office:value-type="time" office:time-value="PT07H26M23.249S" calcext:value-type="time">
            <text:p>07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5.65" calcext:value-type="float">
            <text:p>1835.65</text:p>
          </table:table-cell>
          <table:table-cell office:value-type="float" office:value="2287.84" calcext:value-type="float">
            <text:p>2287.84</text:p>
          </table:table-cell>
        </table:table-row>
        <table:table-row table:style-name="ro1">
          <table:table-cell office:value-type="float" office:value="26799249" calcext:value-type="float">
            <text:p>26799249</text:p>
          </table:table-cell>
          <table:table-cell table:formula="of:=[.A1677]/1000/(60*60*24)" office:value-type="time" office:time-value="PT07H26M39.249S" calcext:value-type="time">
            <text:p>07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836.71" calcext:value-type="float">
            <text:p>1836.71</text:p>
          </table:table-cell>
          <table:table-cell office:value-type="float" office:value="2289.12" calcext:value-type="float">
            <text:p>2289.12</text:p>
          </table:table-cell>
        </table:table-row>
        <table:table-row table:style-name="ro1">
          <table:table-cell office:value-type="float" office:value="26815249" calcext:value-type="float">
            <text:p>26815249</text:p>
          </table:table-cell>
          <table:table-cell table:formula="of:=[.A1678]/1000/(60*60*24)" office:value-type="time" office:time-value="PT07H26M55.249S" calcext:value-type="time">
            <text:p>07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7.77" calcext:value-type="float">
            <text:p>1837.77</text:p>
          </table:table-cell>
          <table:table-cell office:value-type="float" office:value="2290.4" calcext:value-type="float">
            <text:p>2290.4</text:p>
          </table:table-cell>
        </table:table-row>
        <table:table-row table:style-name="ro1">
          <table:table-cell office:value-type="float" office:value="26831249" calcext:value-type="float">
            <text:p>26831249</text:p>
          </table:table-cell>
          <table:table-cell table:formula="of:=[.A1679]/1000/(60*60*24)" office:value-type="time" office:time-value="PT07H27M11.249S" calcext:value-type="time">
            <text:p>07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838.83" calcext:value-type="float">
            <text:p>1838.83</text:p>
          </table:table-cell>
          <table:table-cell office:value-type="float" office:value="2291.67" calcext:value-type="float">
            <text:p>2291.67</text:p>
          </table:table-cell>
        </table:table-row>
        <table:table-row table:style-name="ro1">
          <table:table-cell office:value-type="float" office:value="26847249" calcext:value-type="float">
            <text:p>26847249</text:p>
          </table:table-cell>
          <table:table-cell table:formula="of:=[.A1680]/1000/(60*60*24)" office:value-type="time" office:time-value="PT07H27M27.249S" calcext:value-type="time">
            <text:p>07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839.89" calcext:value-type="float">
            <text:p>1839.89</text:p>
          </table:table-cell>
          <table:table-cell office:value-type="float" office:value="2292.95" calcext:value-type="float">
            <text:p>2292.95</text:p>
          </table:table-cell>
        </table:table-row>
        <table:table-row table:style-name="ro1">
          <table:table-cell office:value-type="float" office:value="26863249" calcext:value-type="float">
            <text:p>26863249</text:p>
          </table:table-cell>
          <table:table-cell table:formula="of:=[.A1681]/1000/(60*60*24)" office:value-type="time" office:time-value="PT07H27M43.249S" calcext:value-type="time">
            <text:p>07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840.95" calcext:value-type="float">
            <text:p>1840.95</text:p>
          </table:table-cell>
          <table:table-cell office:value-type="float" office:value="2294.22" calcext:value-type="float">
            <text:p>2294.22</text:p>
          </table:table-cell>
        </table:table-row>
        <table:table-row table:style-name="ro1">
          <table:table-cell office:value-type="float" office:value="26879249" calcext:value-type="float">
            <text:p>26879249</text:p>
          </table:table-cell>
          <table:table-cell table:formula="of:=[.A1682]/1000/(60*60*24)" office:value-type="time" office:time-value="PT07H27M59.249S" calcext:value-type="time">
            <text:p>07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842.01" calcext:value-type="float">
            <text:p>1842.01</text:p>
          </table:table-cell>
          <table:table-cell office:value-type="float" office:value="2295.5" calcext:value-type="float">
            <text:p>2295.5</text:p>
          </table:table-cell>
        </table:table-row>
        <table:table-row table:style-name="ro1">
          <table:table-cell office:value-type="float" office:value="26895249" calcext:value-type="float">
            <text:p>26895249</text:p>
          </table:table-cell>
          <table:table-cell table:formula="of:=[.A1683]/1000/(60*60*24)" office:value-type="time" office:time-value="PT07H28M15.249S" calcext:value-type="time">
            <text:p>07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843.07" calcext:value-type="float">
            <text:p>1843.07</text:p>
          </table:table-cell>
          <table:table-cell office:value-type="float" office:value="2296.77" calcext:value-type="float">
            <text:p>2296.77</text:p>
          </table:table-cell>
        </table:table-row>
        <table:table-row table:style-name="ro1">
          <table:table-cell office:value-type="float" office:value="26911249" calcext:value-type="float">
            <text:p>26911249</text:p>
          </table:table-cell>
          <table:table-cell table:formula="of:=[.A1684]/1000/(60*60*24)" office:value-type="time" office:time-value="PT07H28M31.249S" calcext:value-type="time">
            <text:p>07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99" calcext:value-type="float">
            <text:p>286.99</text:p>
          </table:table-cell>
          <table:table-cell office:value-type="float" office:value="1844.13" calcext:value-type="float">
            <text:p>1844.13</text:p>
          </table:table-cell>
          <table:table-cell office:value-type="float" office:value="2298.05" calcext:value-type="float">
            <text:p>2298.05</text:p>
          </table:table-cell>
        </table:table-row>
        <table:table-row table:style-name="ro1">
          <table:table-cell office:value-type="float" office:value="26927249" calcext:value-type="float">
            <text:p>26927249</text:p>
          </table:table-cell>
          <table:table-cell table:formula="of:=[.A1685]/1000/(60*60*24)" office:value-type="time" office:time-value="PT07H28M47.249S" calcext:value-type="time">
            <text:p>07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845.19" calcext:value-type="float">
            <text:p>1845.19</text:p>
          </table:table-cell>
          <table:table-cell office:value-type="float" office:value="2299.32" calcext:value-type="float">
            <text:p>2299.32</text:p>
          </table:table-cell>
        </table:table-row>
        <table:table-row table:style-name="ro1">
          <table:table-cell office:value-type="float" office:value="26943249" calcext:value-type="float">
            <text:p>26943249</text:p>
          </table:table-cell>
          <table:table-cell table:formula="of:=[.A1686]/1000/(60*60*24)" office:value-type="time" office:time-value="PT07H29M03.249S" calcext:value-type="time">
            <text:p>07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846.25" calcext:value-type="float">
            <text:p>1846.25</text:p>
          </table:table-cell>
          <table:table-cell office:value-type="float" office:value="2300.59" calcext:value-type="float">
            <text:p>2300.59</text:p>
          </table:table-cell>
        </table:table-row>
        <table:table-row table:style-name="ro1">
          <table:table-cell office:value-type="float" office:value="26959249" calcext:value-type="float">
            <text:p>26959249</text:p>
          </table:table-cell>
          <table:table-cell table:formula="of:=[.A1687]/1000/(60*60*24)" office:value-type="time" office:time-value="PT07H29M19.249S" calcext:value-type="time">
            <text:p>07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847.3" calcext:value-type="float">
            <text:p>1847.3</text:p>
          </table:table-cell>
          <table:table-cell office:value-type="float" office:value="2301.86" calcext:value-type="float">
            <text:p>2301.86</text:p>
          </table:table-cell>
        </table:table-row>
        <table:table-row table:style-name="ro1">
          <table:table-cell office:value-type="float" office:value="26975249" calcext:value-type="float">
            <text:p>26975249</text:p>
          </table:table-cell>
          <table:table-cell table:formula="of:=[.A1688]/1000/(60*60*24)" office:value-type="time" office:time-value="PT07H29M35.249S" calcext:value-type="time">
            <text:p>07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848.36" calcext:value-type="float">
            <text:p>1848.36</text:p>
          </table:table-cell>
          <table:table-cell office:value-type="float" office:value="2303.14" calcext:value-type="float">
            <text:p>2303.14</text:p>
          </table:table-cell>
        </table:table-row>
        <table:table-row table:style-name="ro1">
          <table:table-cell office:value-type="float" office:value="26991249" calcext:value-type="float">
            <text:p>26991249</text:p>
          </table:table-cell>
          <table:table-cell table:formula="of:=[.A1689]/1000/(60*60*24)" office:value-type="time" office:time-value="PT07H29M51.249S" calcext:value-type="time">
            <text:p>07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849.42" calcext:value-type="float">
            <text:p>1849.42</text:p>
          </table:table-cell>
          <table:table-cell office:value-type="float" office:value="2304.41" calcext:value-type="float">
            <text:p>2304.41</text:p>
          </table:table-cell>
        </table:table-row>
        <table:table-row table:style-name="ro1">
          <table:table-cell office:value-type="float" office:value="27007249" calcext:value-type="float">
            <text:p>27007249</text:p>
          </table:table-cell>
          <table:table-cell table:formula="of:=[.A1690]/1000/(60*60*24)" office:value-type="time" office:time-value="PT07H30M07.249S" calcext:value-type="time">
            <text:p>07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50.48" calcext:value-type="float">
            <text:p>1850.48</text:p>
          </table:table-cell>
          <table:table-cell office:value-type="float" office:value="2305.68" calcext:value-type="float">
            <text:p>2305.68</text:p>
          </table:table-cell>
        </table:table-row>
        <table:table-row table:style-name="ro1">
          <table:table-cell office:value-type="float" office:value="27023249" calcext:value-type="float">
            <text:p>27023249</text:p>
          </table:table-cell>
          <table:table-cell table:formula="of:=[.A1691]/1000/(60*60*24)" office:value-type="time" office:time-value="PT07H30M23.249S" calcext:value-type="time">
            <text:p>07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51.54" calcext:value-type="float">
            <text:p>1851.54</text:p>
          </table:table-cell>
          <table:table-cell office:value-type="float" office:value="2306.95" calcext:value-type="float">
            <text:p>2306.95</text:p>
          </table:table-cell>
        </table:table-row>
        <table:table-row table:style-name="ro1">
          <table:table-cell office:value-type="float" office:value="27039249" calcext:value-type="float">
            <text:p>27039249</text:p>
          </table:table-cell>
          <table:table-cell table:formula="of:=[.A1692]/1000/(60*60*24)" office:value-type="time" office:time-value="PT07H30M39.249S" calcext:value-type="time">
            <text:p>07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52.6" calcext:value-type="float">
            <text:p>1852.6</text:p>
          </table:table-cell>
          <table:table-cell office:value-type="float" office:value="2308.22" calcext:value-type="float">
            <text:p>2308.22</text:p>
          </table:table-cell>
        </table:table-row>
        <table:table-row table:style-name="ro1">
          <table:table-cell office:value-type="float" office:value="27055249" calcext:value-type="float">
            <text:p>27055249</text:p>
          </table:table-cell>
          <table:table-cell table:formula="of:=[.A1693]/1000/(60*60*24)" office:value-type="time" office:time-value="PT07H30M55.249S" calcext:value-type="time">
            <text:p>07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53.66" calcext:value-type="float">
            <text:p>1853.66</text:p>
          </table:table-cell>
          <table:table-cell office:value-type="float" office:value="2309.49" calcext:value-type="float">
            <text:p>2309.49</text:p>
          </table:table-cell>
        </table:table-row>
        <table:table-row table:style-name="ro1">
          <table:table-cell office:value-type="float" office:value="27071249" calcext:value-type="float">
            <text:p>27071249</text:p>
          </table:table-cell>
          <table:table-cell table:formula="of:=[.A1694]/1000/(60*60*24)" office:value-type="time" office:time-value="PT07H31M11.249S" calcext:value-type="time">
            <text:p>07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854.71" calcext:value-type="float">
            <text:p>1854.71</text:p>
          </table:table-cell>
          <table:table-cell office:value-type="float" office:value="2310.76" calcext:value-type="float">
            <text:p>2310.76</text:p>
          </table:table-cell>
        </table:table-row>
        <table:table-row table:style-name="ro1">
          <table:table-cell office:value-type="float" office:value="27087249" calcext:value-type="float">
            <text:p>27087249</text:p>
          </table:table-cell>
          <table:table-cell table:formula="of:=[.A1695]/1000/(60*60*24)" office:value-type="time" office:time-value="PT07H31M27.249S" calcext:value-type="time">
            <text:p>07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855.77" calcext:value-type="float">
            <text:p>1855.77</text:p>
          </table:table-cell>
          <table:table-cell office:value-type="float" office:value="2312.03" calcext:value-type="float">
            <text:p>2312.03</text:p>
          </table:table-cell>
        </table:table-row>
        <table:table-row table:style-name="ro1">
          <table:table-cell office:value-type="float" office:value="27103249" calcext:value-type="float">
            <text:p>27103249</text:p>
          </table:table-cell>
          <table:table-cell table:formula="of:=[.A1696]/1000/(60*60*24)" office:value-type="time" office:time-value="PT07H31M43.249S" calcext:value-type="time">
            <text:p>07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856.83" calcext:value-type="float">
            <text:p>1856.83</text:p>
          </table:table-cell>
          <table:table-cell office:value-type="float" office:value="2313.31" calcext:value-type="float">
            <text:p>2313.31</text:p>
          </table:table-cell>
        </table:table-row>
        <table:table-row table:style-name="ro1">
          <table:table-cell office:value-type="float" office:value="27119249" calcext:value-type="float">
            <text:p>27119249</text:p>
          </table:table-cell>
          <table:table-cell table:formula="of:=[.A1697]/1000/(60*60*24)" office:value-type="time" office:time-value="PT07H31M59.249S" calcext:value-type="time">
            <text:p>07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3" calcext:value-type="float">
            <text:p>286.63</text:p>
          </table:table-cell>
          <table:table-cell office:value-type="float" office:value="1857.89" calcext:value-type="float">
            <text:p>1857.89</text:p>
          </table:table-cell>
          <table:table-cell office:value-type="float" office:value="2314.58" calcext:value-type="float">
            <text:p>2314.58</text:p>
          </table:table-cell>
        </table:table-row>
        <table:table-row table:style-name="ro1">
          <table:table-cell office:value-type="float" office:value="27135249" calcext:value-type="float">
            <text:p>27135249</text:p>
          </table:table-cell>
          <table:table-cell table:formula="of:=[.A1698]/1000/(60*60*24)" office:value-type="time" office:time-value="PT07H32M15.249S" calcext:value-type="time">
            <text:p>07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6" calcext:value-type="float">
            <text:p>285.56</text:p>
          </table:table-cell>
          <table:table-cell office:value-type="float" office:value="1858.95" calcext:value-type="float">
            <text:p>1858.95</text:p>
          </table:table-cell>
          <table:table-cell office:value-type="float" office:value="2315.85" calcext:value-type="float">
            <text:p>2315.85</text:p>
          </table:table-cell>
        </table:table-row>
        <table:table-row table:style-name="ro1">
          <table:table-cell office:value-type="float" office:value="27151249" calcext:value-type="float">
            <text:p>27151249</text:p>
          </table:table-cell>
          <table:table-cell table:formula="of:=[.A1699]/1000/(60*60*24)" office:value-type="time" office:time-value="PT07H32M31.249S" calcext:value-type="time">
            <text:p>07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860.01" calcext:value-type="float">
            <text:p>1860.01</text:p>
          </table:table-cell>
          <table:table-cell office:value-type="float" office:value="2317.12" calcext:value-type="float">
            <text:p>2317.12</text:p>
          </table:table-cell>
        </table:table-row>
        <table:table-row table:style-name="ro1">
          <table:table-cell office:value-type="float" office:value="27167249" calcext:value-type="float">
            <text:p>27167249</text:p>
          </table:table-cell>
          <table:table-cell table:formula="of:=[.A1700]/1000/(60*60*24)" office:value-type="time" office:time-value="PT07H32M47.249S" calcext:value-type="time">
            <text:p>07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861.07" calcext:value-type="float">
            <text:p>1861.07</text:p>
          </table:table-cell>
          <table:table-cell office:value-type="float" office:value="2318.39" calcext:value-type="float">
            <text:p>2318.39</text:p>
          </table:table-cell>
        </table:table-row>
        <table:table-row table:style-name="ro1">
          <table:table-cell office:value-type="float" office:value="27183249" calcext:value-type="float">
            <text:p>27183249</text:p>
          </table:table-cell>
          <table:table-cell table:formula="of:=[.A1701]/1000/(60*60*24)" office:value-type="time" office:time-value="PT07H33M03.249S" calcext:value-type="time">
            <text:p>07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862.12" calcext:value-type="float">
            <text:p>1862.12</text:p>
          </table:table-cell>
          <table:table-cell office:value-type="float" office:value="2319.65" calcext:value-type="float">
            <text:p>2319.65</text:p>
          </table:table-cell>
        </table:table-row>
        <table:table-row table:style-name="ro1">
          <table:table-cell office:value-type="float" office:value="27199249" calcext:value-type="float">
            <text:p>27199249</text:p>
          </table:table-cell>
          <table:table-cell table:formula="of:=[.A1702]/1000/(60*60*24)" office:value-type="time" office:time-value="PT07H33M19.249S" calcext:value-type="time">
            <text:p>07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863.18" calcext:value-type="float">
            <text:p>1863.18</text:p>
          </table:table-cell>
          <table:table-cell office:value-type="float" office:value="2320.92" calcext:value-type="float">
            <text:p>2320.92</text:p>
          </table:table-cell>
        </table:table-row>
        <table:table-row table:style-name="ro1">
          <table:table-cell office:value-type="float" office:value="27215249" calcext:value-type="float">
            <text:p>27215249</text:p>
          </table:table-cell>
          <table:table-cell table:formula="of:=[.A1703]/1000/(60*60*24)" office:value-type="time" office:time-value="PT07H33M35.249S" calcext:value-type="time">
            <text:p>07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864.24" calcext:value-type="float">
            <text:p>1864.24</text:p>
          </table:table-cell>
          <table:table-cell office:value-type="float" office:value="2322.19" calcext:value-type="float">
            <text:p>2322.19</text:p>
          </table:table-cell>
        </table:table-row>
        <table:table-row table:style-name="ro1">
          <table:table-cell office:value-type="float" office:value="27231249" calcext:value-type="float">
            <text:p>27231249</text:p>
          </table:table-cell>
          <table:table-cell table:formula="of:=[.A1704]/1000/(60*60*24)" office:value-type="time" office:time-value="PT07H33M51.249S" calcext:value-type="time">
            <text:p>07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865.3" calcext:value-type="float">
            <text:p>1865.3</text:p>
          </table:table-cell>
          <table:table-cell office:value-type="float" office:value="2323.46" calcext:value-type="float">
            <text:p>2323.46</text:p>
          </table:table-cell>
        </table:table-row>
        <table:table-row table:style-name="ro1">
          <table:table-cell office:value-type="float" office:value="27247249" calcext:value-type="float">
            <text:p>27247249</text:p>
          </table:table-cell>
          <table:table-cell table:formula="of:=[.A1705]/1000/(60*60*24)" office:value-type="time" office:time-value="PT07H34M07.249S" calcext:value-type="time">
            <text:p>07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866.36" calcext:value-type="float">
            <text:p>1866.36</text:p>
          </table:table-cell>
          <table:table-cell office:value-type="float" office:value="2324.73" calcext:value-type="float">
            <text:p>2324.73</text:p>
          </table:table-cell>
        </table:table-row>
        <table:table-row table:style-name="ro1">
          <table:table-cell office:value-type="float" office:value="27263249" calcext:value-type="float">
            <text:p>27263249</text:p>
          </table:table-cell>
          <table:table-cell table:formula="of:=[.A1706]/1000/(60*60*24)" office:value-type="time" office:time-value="PT07H34M23.249S" calcext:value-type="time">
            <text:p>07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867.41" calcext:value-type="float">
            <text:p>1867.41</text:p>
          </table:table-cell>
          <table:table-cell office:value-type="float" office:value="2326" calcext:value-type="float">
            <text:p>2326</text:p>
          </table:table-cell>
        </table:table-row>
        <table:table-row table:style-name="ro1">
          <table:table-cell office:value-type="float" office:value="27279249" calcext:value-type="float">
            <text:p>27279249</text:p>
          </table:table-cell>
          <table:table-cell table:formula="of:=[.A1707]/1000/(60*60*24)" office:value-type="time" office:time-value="PT07H34M39.249S" calcext:value-type="time">
            <text:p>07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868.47" calcext:value-type="float">
            <text:p>1868.47</text:p>
          </table:table-cell>
          <table:table-cell office:value-type="float" office:value="2327.27" calcext:value-type="float">
            <text:p>2327.27</text:p>
          </table:table-cell>
        </table:table-row>
        <table:table-row table:style-name="ro1">
          <table:table-cell office:value-type="float" office:value="27295249" calcext:value-type="float">
            <text:p>27295249</text:p>
          </table:table-cell>
          <table:table-cell table:formula="of:=[.A1708]/1000/(60*60*24)" office:value-type="time" office:time-value="PT07H34M55.249S" calcext:value-type="time">
            <text:p>07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869.53" calcext:value-type="float">
            <text:p>1869.53</text:p>
          </table:table-cell>
          <table:table-cell office:value-type="float" office:value="2328.54" calcext:value-type="float">
            <text:p>2328.54</text:p>
          </table:table-cell>
        </table:table-row>
        <table:table-row table:style-name="ro1">
          <table:table-cell office:value-type="float" office:value="27311249" calcext:value-type="float">
            <text:p>27311249</text:p>
          </table:table-cell>
          <table:table-cell table:formula="of:=[.A1709]/1000/(60*60*24)" office:value-type="time" office:time-value="PT07H35M11.249S" calcext:value-type="time">
            <text:p>07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870.59" calcext:value-type="float">
            <text:p>1870.59</text:p>
          </table:table-cell>
          <table:table-cell office:value-type="float" office:value="2329.81" calcext:value-type="float">
            <text:p>2329.81</text:p>
          </table:table-cell>
        </table:table-row>
        <table:table-row table:style-name="ro1">
          <table:table-cell office:value-type="float" office:value="27327249" calcext:value-type="float">
            <text:p>27327249</text:p>
          </table:table-cell>
          <table:table-cell table:formula="of:=[.A1710]/1000/(60*60*24)" office:value-type="time" office:time-value="PT07H35M27.249S" calcext:value-type="time">
            <text:p>07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871.64" calcext:value-type="float">
            <text:p>1871.64</text:p>
          </table:table-cell>
          <table:table-cell office:value-type="float" office:value="2331.08" calcext:value-type="float">
            <text:p>2331.08</text:p>
          </table:table-cell>
        </table:table-row>
        <table:table-row table:style-name="ro1">
          <table:table-cell office:value-type="float" office:value="27343249" calcext:value-type="float">
            <text:p>27343249</text:p>
          </table:table-cell>
          <table:table-cell table:formula="of:=[.A1711]/1000/(60*60*24)" office:value-type="time" office:time-value="PT07H35M43.249S" calcext:value-type="time">
            <text:p>07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872.7" calcext:value-type="float">
            <text:p>1872.7</text:p>
          </table:table-cell>
          <table:table-cell office:value-type="float" office:value="2332.35" calcext:value-type="float">
            <text:p>2332.35</text:p>
          </table:table-cell>
        </table:table-row>
        <table:table-row table:style-name="ro1">
          <table:table-cell office:value-type="float" office:value="27359249" calcext:value-type="float">
            <text:p>27359249</text:p>
          </table:table-cell>
          <table:table-cell table:formula="of:=[.A1712]/1000/(60*60*24)" office:value-type="time" office:time-value="PT07H35M59.249S" calcext:value-type="time">
            <text:p>07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873.76" calcext:value-type="float">
            <text:p>1873.76</text:p>
          </table:table-cell>
          <table:table-cell office:value-type="float" office:value="2333.62" calcext:value-type="float">
            <text:p>2333.62</text:p>
          </table:table-cell>
        </table:table-row>
        <table:table-row table:style-name="ro1">
          <table:table-cell office:value-type="float" office:value="27375249" calcext:value-type="float">
            <text:p>27375249</text:p>
          </table:table-cell>
          <table:table-cell table:formula="of:=[.A1713]/1000/(60*60*24)" office:value-type="time" office:time-value="PT07H36M15.249S" calcext:value-type="time">
            <text:p>07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874.81" calcext:value-type="float">
            <text:p>1874.81</text:p>
          </table:table-cell>
          <table:table-cell office:value-type="float" office:value="2334.89" calcext:value-type="float">
            <text:p>2334.89</text:p>
          </table:table-cell>
        </table:table-row>
        <table:table-row table:style-name="ro1">
          <table:table-cell office:value-type="float" office:value="27391249" calcext:value-type="float">
            <text:p>27391249</text:p>
          </table:table-cell>
          <table:table-cell table:formula="of:=[.A1714]/1000/(60*60*24)" office:value-type="time" office:time-value="PT07H36M31.249S" calcext:value-type="time">
            <text:p>07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875.87" calcext:value-type="float">
            <text:p>1875.87</text:p>
          </table:table-cell>
          <table:table-cell office:value-type="float" office:value="2336.16" calcext:value-type="float">
            <text:p>2336.16</text:p>
          </table:table-cell>
        </table:table-row>
        <table:table-row table:style-name="ro1">
          <table:table-cell office:value-type="float" office:value="27407249" calcext:value-type="float">
            <text:p>27407249</text:p>
          </table:table-cell>
          <table:table-cell table:formula="of:=[.A1715]/1000/(60*60*24)" office:value-type="time" office:time-value="PT07H36M47.249S" calcext:value-type="time">
            <text:p>07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876.93" calcext:value-type="float">
            <text:p>1876.93</text:p>
          </table:table-cell>
          <table:table-cell office:value-type="float" office:value="2337.43" calcext:value-type="float">
            <text:p>2337.43</text:p>
          </table:table-cell>
        </table:table-row>
        <table:table-row table:style-name="ro1">
          <table:table-cell office:value-type="float" office:value="27423249" calcext:value-type="float">
            <text:p>27423249</text:p>
          </table:table-cell>
          <table:table-cell table:formula="of:=[.A1716]/1000/(60*60*24)" office:value-type="time" office:time-value="PT07H37M03.249S" calcext:value-type="time">
            <text:p>07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877.98" calcext:value-type="float">
            <text:p>1877.98</text:p>
          </table:table-cell>
          <table:table-cell office:value-type="float" office:value="2338.69" calcext:value-type="float">
            <text:p>2338.69</text:p>
          </table:table-cell>
        </table:table-row>
        <table:table-row table:style-name="ro1">
          <table:table-cell office:value-type="float" office:value="27439249" calcext:value-type="float">
            <text:p>27439249</text:p>
          </table:table-cell>
          <table:table-cell table:formula="of:=[.A1717]/1000/(60*60*24)" office:value-type="time" office:time-value="PT07H37M19.249S" calcext:value-type="time">
            <text:p>07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879.04" calcext:value-type="float">
            <text:p>1879.04</text:p>
          </table:table-cell>
          <table:table-cell office:value-type="float" office:value="2339.96" calcext:value-type="float">
            <text:p>2339.96</text:p>
          </table:table-cell>
        </table:table-row>
        <table:table-row table:style-name="ro1">
          <table:table-cell office:value-type="float" office:value="27455249" calcext:value-type="float">
            <text:p>27455249</text:p>
          </table:table-cell>
          <table:table-cell table:formula="of:=[.A1718]/1000/(60*60*24)" office:value-type="time" office:time-value="PT07H37M35.249S" calcext:value-type="time">
            <text:p>07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880.1" calcext:value-type="float">
            <text:p>1880.1</text:p>
          </table:table-cell>
          <table:table-cell office:value-type="float" office:value="2341.23" calcext:value-type="float">
            <text:p>2341.23</text:p>
          </table:table-cell>
        </table:table-row>
        <table:table-row table:style-name="ro1">
          <table:table-cell office:value-type="float" office:value="27471249" calcext:value-type="float">
            <text:p>27471249</text:p>
          </table:table-cell>
          <table:table-cell table:formula="of:=[.A1719]/1000/(60*60*24)" office:value-type="time" office:time-value="PT07H37M51.249S" calcext:value-type="time">
            <text:p>07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881.15" calcext:value-type="float">
            <text:p>1881.15</text:p>
          </table:table-cell>
          <table:table-cell office:value-type="float" office:value="2342.5" calcext:value-type="float">
            <text:p>2342.5</text:p>
          </table:table-cell>
        </table:table-row>
        <table:table-row table:style-name="ro1">
          <table:table-cell office:value-type="float" office:value="27487249" calcext:value-type="float">
            <text:p>27487249</text:p>
          </table:table-cell>
          <table:table-cell table:formula="of:=[.A1720]/1000/(60*60*24)" office:value-type="time" office:time-value="PT07H38M07.249S" calcext:value-type="time">
            <text:p>07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882.21" calcext:value-type="float">
            <text:p>1882.21</text:p>
          </table:table-cell>
          <table:table-cell office:value-type="float" office:value="2343.76" calcext:value-type="float">
            <text:p>2343.76</text:p>
          </table:table-cell>
        </table:table-row>
        <table:table-row table:style-name="ro1">
          <table:table-cell office:value-type="float" office:value="27503249" calcext:value-type="float">
            <text:p>27503249</text:p>
          </table:table-cell>
          <table:table-cell table:formula="of:=[.A1721]/1000/(60*60*24)" office:value-type="time" office:time-value="PT07H38M23.249S" calcext:value-type="time">
            <text:p>07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883.27" calcext:value-type="float">
            <text:p>1883.27</text:p>
          </table:table-cell>
          <table:table-cell office:value-type="float" office:value="2345.03" calcext:value-type="float">
            <text:p>2345.03</text:p>
          </table:table-cell>
        </table:table-row>
        <table:table-row table:style-name="ro1">
          <table:table-cell office:value-type="float" office:value="27519249" calcext:value-type="float">
            <text:p>27519249</text:p>
          </table:table-cell>
          <table:table-cell table:formula="of:=[.A1722]/1000/(60*60*24)" office:value-type="time" office:time-value="PT07H38M39.249S" calcext:value-type="time">
            <text:p>07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884.32" calcext:value-type="float">
            <text:p>1884.32</text:p>
          </table:table-cell>
          <table:table-cell office:value-type="float" office:value="2346.29" calcext:value-type="float">
            <text:p>2346.29</text:p>
          </table:table-cell>
        </table:table-row>
        <table:table-row table:style-name="ro1">
          <table:table-cell office:value-type="float" office:value="27535249" calcext:value-type="float">
            <text:p>27535249</text:p>
          </table:table-cell>
          <table:table-cell table:formula="of:=[.A1723]/1000/(60*60*24)" office:value-type="time" office:time-value="PT07H38M55.249S" calcext:value-type="time">
            <text:p>07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885.38" calcext:value-type="float">
            <text:p>1885.38</text:p>
          </table:table-cell>
          <table:table-cell office:value-type="float" office:value="2347.56" calcext:value-type="float">
            <text:p>2347.56</text:p>
          </table:table-cell>
        </table:table-row>
        <table:table-row table:style-name="ro1">
          <table:table-cell office:value-type="float" office:value="27551249" calcext:value-type="float">
            <text:p>27551249</text:p>
          </table:table-cell>
          <table:table-cell table:formula="of:=[.A1724]/1000/(60*60*24)" office:value-type="time" office:time-value="PT07H39M11.249S" calcext:value-type="time">
            <text:p>07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8" calcext:value-type="float">
            <text:p>285.18</text:p>
          </table:table-cell>
          <table:table-cell office:value-type="float" office:value="1886.44" calcext:value-type="float">
            <text:p>1886.44</text:p>
          </table:table-cell>
          <table:table-cell office:value-type="float" office:value="2348.82" calcext:value-type="float">
            <text:p>2348.82</text:p>
          </table:table-cell>
        </table:table-row>
        <table:table-row table:style-name="ro1">
          <table:table-cell office:value-type="float" office:value="27567249" calcext:value-type="float">
            <text:p>27567249</text:p>
          </table:table-cell>
          <table:table-cell table:formula="of:=[.A1725]/1000/(60*60*24)" office:value-type="time" office:time-value="PT07H39M27.249S" calcext:value-type="time">
            <text:p>07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887.49" calcext:value-type="float">
            <text:p>1887.49</text:p>
          </table:table-cell>
          <table:table-cell office:value-type="float" office:value="2350.09" calcext:value-type="float">
            <text:p>2350.09</text:p>
          </table:table-cell>
        </table:table-row>
        <table:table-row table:style-name="ro1">
          <table:table-cell office:value-type="float" office:value="27583249" calcext:value-type="float">
            <text:p>27583249</text:p>
          </table:table-cell>
          <table:table-cell table:formula="of:=[.A1726]/1000/(60*60*24)" office:value-type="time" office:time-value="PT07H39M43.249S" calcext:value-type="time">
            <text:p>07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7" calcext:value-type="float">
            <text:p>285.07</text:p>
          </table:table-cell>
          <table:table-cell office:value-type="float" office:value="1888.55" calcext:value-type="float">
            <text:p>1888.55</text:p>
          </table:table-cell>
          <table:table-cell office:value-type="float" office:value="2351.35" calcext:value-type="float">
            <text:p>2351.35</text:p>
          </table:table-cell>
        </table:table-row>
        <table:table-row table:style-name="ro1">
          <table:table-cell office:value-type="float" office:value="27599249" calcext:value-type="float">
            <text:p>27599249</text:p>
          </table:table-cell>
          <table:table-cell table:formula="of:=[.A1727]/1000/(60*60*24)" office:value-type="time" office:time-value="PT07H39M59.249S" calcext:value-type="time">
            <text:p>07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889.61" calcext:value-type="float">
            <text:p>1889.61</text:p>
          </table:table-cell>
          <table:table-cell office:value-type="float" office:value="2352.62" calcext:value-type="float">
            <text:p>2352.62</text:p>
          </table:table-cell>
        </table:table-row>
        <table:table-row table:style-name="ro1">
          <table:table-cell office:value-type="float" office:value="27615249" calcext:value-type="float">
            <text:p>27615249</text:p>
          </table:table-cell>
          <table:table-cell table:formula="of:=[.A1728]/1000/(60*60*24)" office:value-type="time" office:time-value="PT07H40M15.249S" calcext:value-type="time">
            <text:p>07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890.66" calcext:value-type="float">
            <text:p>1890.66</text:p>
          </table:table-cell>
          <table:table-cell office:value-type="float" office:value="2353.88" calcext:value-type="float">
            <text:p>2353.88</text:p>
          </table:table-cell>
        </table:table-row>
        <table:table-row table:style-name="ro1">
          <table:table-cell office:value-type="float" office:value="27631249" calcext:value-type="float">
            <text:p>27631249</text:p>
          </table:table-cell>
          <table:table-cell table:formula="of:=[.A1729]/1000/(60*60*24)" office:value-type="time" office:time-value="PT07H40M31.249S" calcext:value-type="time">
            <text:p>07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2355.14" calcext:value-type="float">
            <text:p>2355.14</text:p>
          </table:table-cell>
        </table:table-row>
        <table:table-row table:style-name="ro1">
          <table:table-cell office:value-type="float" office:value="27647249" calcext:value-type="float">
            <text:p>27647249</text:p>
          </table:table-cell>
          <table:table-cell table:formula="of:=[.A1730]/1000/(60*60*24)" office:value-type="time" office:time-value="PT07H40M47.249S" calcext:value-type="time">
            <text:p>07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892.77" calcext:value-type="float">
            <text:p>1892.77</text:p>
          </table:table-cell>
          <table:table-cell office:value-type="float" office:value="2356.41" calcext:value-type="float">
            <text:p>2356.41</text:p>
          </table:table-cell>
        </table:table-row>
        <table:table-row table:style-name="ro1">
          <table:table-cell office:value-type="float" office:value="27663249" calcext:value-type="float">
            <text:p>27663249</text:p>
          </table:table-cell>
          <table:table-cell table:formula="of:=[.A1731]/1000/(60*60*24)" office:value-type="time" office:time-value="PT07H41M03.249S" calcext:value-type="time">
            <text:p>07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893.83" calcext:value-type="float">
            <text:p>1893.83</text:p>
          </table:table-cell>
          <table:table-cell office:value-type="float" office:value="2357.67" calcext:value-type="float">
            <text:p>2357.67</text:p>
          </table:table-cell>
        </table:table-row>
        <table:table-row table:style-name="ro1">
          <table:table-cell office:value-type="float" office:value="27679249" calcext:value-type="float">
            <text:p>27679249</text:p>
          </table:table-cell>
          <table:table-cell table:formula="of:=[.A1732]/1000/(60*60*24)" office:value-type="time" office:time-value="PT07H41M19.249S" calcext:value-type="time">
            <text:p>07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4.94" calcext:value-type="float">
            <text:p>284.94</text:p>
          </table:table-cell>
          <table:table-cell office:value-type="float" office:value="1894.88" calcext:value-type="float">
            <text:p>1894.88</text:p>
          </table:table-cell>
          <table:table-cell office:value-type="float" office:value="2358.94" calcext:value-type="float">
            <text:p>2358.94</text:p>
          </table:table-cell>
        </table:table-row>
        <table:table-row table:style-name="ro1">
          <table:table-cell office:value-type="float" office:value="27695249" calcext:value-type="float">
            <text:p>27695249</text:p>
          </table:table-cell>
          <table:table-cell table:formula="of:=[.A1733]/1000/(60*60*24)" office:value-type="time" office:time-value="PT07H41M35.249S" calcext:value-type="time">
            <text:p>07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895.94" calcext:value-type="float">
            <text:p>1895.94</text:p>
          </table:table-cell>
          <table:table-cell office:value-type="float" office:value="2360.2" calcext:value-type="float">
            <text:p>2360.2</text:p>
          </table:table-cell>
        </table:table-row>
        <table:table-row table:style-name="ro1">
          <table:table-cell office:value-type="float" office:value="27711249" calcext:value-type="float">
            <text:p>27711249</text:p>
          </table:table-cell>
          <table:table-cell table:formula="of:=[.A1734]/1000/(60*60*24)" office:value-type="time" office:time-value="PT07H41M51.249S" calcext:value-type="time">
            <text:p>07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896.99" calcext:value-type="float">
            <text:p>1896.99</text:p>
          </table:table-cell>
          <table:table-cell office:value-type="float" office:value="2361.46" calcext:value-type="float">
            <text:p>2361.46</text:p>
          </table:table-cell>
        </table:table-row>
        <table:table-row table:style-name="ro1">
          <table:table-cell office:value-type="float" office:value="27727249" calcext:value-type="float">
            <text:p>27727249</text:p>
          </table:table-cell>
          <table:table-cell table:formula="of:=[.A1735]/1000/(60*60*24)" office:value-type="time" office:time-value="PT07H42M07.249S" calcext:value-type="time">
            <text:p>07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898.05" calcext:value-type="float">
            <text:p>1898.05</text:p>
          </table:table-cell>
          <table:table-cell office:value-type="float" office:value="2362.73" calcext:value-type="float">
            <text:p>2362.73</text:p>
          </table:table-cell>
        </table:table-row>
        <table:table-row table:style-name="ro1">
          <table:table-cell office:value-type="float" office:value="27743249" calcext:value-type="float">
            <text:p>27743249</text:p>
          </table:table-cell>
          <table:table-cell table:formula="of:=[.A1736]/1000/(60*60*24)" office:value-type="time" office:time-value="PT07H42M23.249S" calcext:value-type="time">
            <text:p>07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4.82" calcext:value-type="float">
            <text:p>284.82</text:p>
          </table:table-cell>
          <table:table-cell office:value-type="float" office:value="1899.1" calcext:value-type="float">
            <text:p>1899.1</text:p>
          </table:table-cell>
          <table:table-cell office:value-type="float" office:value="2363.99" calcext:value-type="float">
            <text:p>2363.99</text:p>
          </table:table-cell>
        </table:table-row>
        <table:table-row table:style-name="ro1">
          <table:table-cell office:value-type="float" office:value="27759249" calcext:value-type="float">
            <text:p>27759249</text:p>
          </table:table-cell>
          <table:table-cell table:formula="of:=[.A1737]/1000/(60*60*24)" office:value-type="time" office:time-value="PT07H42M39.249S" calcext:value-type="time">
            <text:p>07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900.16" calcext:value-type="float">
            <text:p>1900.16</text:p>
          </table:table-cell>
          <table:table-cell office:value-type="float" office:value="2365.26" calcext:value-type="float">
            <text:p>2365.26</text:p>
          </table:table-cell>
        </table:table-row>
        <table:table-row table:style-name="ro1">
          <table:table-cell office:value-type="float" office:value="27775249" calcext:value-type="float">
            <text:p>27775249</text:p>
          </table:table-cell>
          <table:table-cell table:formula="of:=[.A1738]/1000/(60*60*24)" office:value-type="time" office:time-value="PT07H42M55.249S" calcext:value-type="time">
            <text:p>07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4.7" calcext:value-type="float">
            <text:p>284.7</text:p>
          </table:table-cell>
          <table:table-cell office:value-type="float" office:value="1901.21" calcext:value-type="float">
            <text:p>1901.21</text:p>
          </table:table-cell>
          <table:table-cell office:value-type="float" office:value="2366.52" calcext:value-type="float">
            <text:p>2366.52</text:p>
          </table:table-cell>
        </table:table-row>
        <table:table-row table:style-name="ro1">
          <table:table-cell office:value-type="float" office:value="27791249" calcext:value-type="float">
            <text:p>27791249</text:p>
          </table:table-cell>
          <table:table-cell table:formula="of:=[.A1739]/1000/(60*60*24)" office:value-type="time" office:time-value="PT07H43M11.249S" calcext:value-type="time">
            <text:p>07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02.27" calcext:value-type="float">
            <text:p>1902.27</text:p>
          </table:table-cell>
          <table:table-cell office:value-type="float" office:value="2367.78" calcext:value-type="float">
            <text:p>2367.78</text:p>
          </table:table-cell>
        </table:table-row>
        <table:table-row table:style-name="ro1">
          <table:table-cell office:value-type="float" office:value="27807249" calcext:value-type="float">
            <text:p>27807249</text:p>
          </table:table-cell>
          <table:table-cell table:formula="of:=[.A1740]/1000/(60*60*24)" office:value-type="time" office:time-value="PT07H43M27.249S" calcext:value-type="time">
            <text:p>07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03.32" calcext:value-type="float">
            <text:p>1903.32</text:p>
          </table:table-cell>
          <table:table-cell office:value-type="float" office:value="2369.04" calcext:value-type="float">
            <text:p>2369.04</text:p>
          </table:table-cell>
        </table:table-row>
        <table:table-row table:style-name="ro1">
          <table:table-cell office:value-type="float" office:value="27823249" calcext:value-type="float">
            <text:p>27823249</text:p>
          </table:table-cell>
          <table:table-cell table:formula="of:=[.A1741]/1000/(60*60*24)" office:value-type="time" office:time-value="PT07H43M43.249S" calcext:value-type="time">
            <text:p>07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04.38" calcext:value-type="float">
            <text:p>1904.38</text:p>
          </table:table-cell>
          <table:table-cell office:value-type="float" office:value="2370.31" calcext:value-type="float">
            <text:p>2370.31</text:p>
          </table:table-cell>
        </table:table-row>
        <table:table-row table:style-name="ro1">
          <table:table-cell office:value-type="float" office:value="27839249" calcext:value-type="float">
            <text:p>27839249</text:p>
          </table:table-cell>
          <table:table-cell table:formula="of:=[.A1742]/1000/(60*60*24)" office:value-type="time" office:time-value="PT07H43M59.249S" calcext:value-type="time">
            <text:p>07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905.43" calcext:value-type="float">
            <text:p>1905.43</text:p>
          </table:table-cell>
          <table:table-cell office:value-type="float" office:value="2371.57" calcext:value-type="float">
            <text:p>2371.57</text:p>
          </table:table-cell>
        </table:table-row>
        <table:table-row table:style-name="ro1">
          <table:table-cell office:value-type="float" office:value="27855249" calcext:value-type="float">
            <text:p>27855249</text:p>
          </table:table-cell>
          <table:table-cell table:formula="of:=[.A1743]/1000/(60*60*24)" office:value-type="time" office:time-value="PT07H44M15.249S" calcext:value-type="time">
            <text:p>07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906.49" calcext:value-type="float">
            <text:p>1906.49</text:p>
          </table:table-cell>
          <table:table-cell office:value-type="float" office:value="2372.83" calcext:value-type="float">
            <text:p>2372.83</text:p>
          </table:table-cell>
        </table:table-row>
        <table:table-row table:style-name="ro1">
          <table:table-cell office:value-type="float" office:value="27871249" calcext:value-type="float">
            <text:p>27871249</text:p>
          </table:table-cell>
          <table:table-cell table:formula="of:=[.A1744]/1000/(60*60*24)" office:value-type="time" office:time-value="PT07H44M31.249S" calcext:value-type="time">
            <text:p>07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07.54" calcext:value-type="float">
            <text:p>1907.54</text:p>
          </table:table-cell>
          <table:table-cell office:value-type="float" office:value="2374.09" calcext:value-type="float">
            <text:p>2374.09</text:p>
          </table:table-cell>
        </table:table-row>
        <table:table-row table:style-name="ro1">
          <table:table-cell office:value-type="float" office:value="27887249" calcext:value-type="float">
            <text:p>27887249</text:p>
          </table:table-cell>
          <table:table-cell table:formula="of:=[.A1745]/1000/(60*60*24)" office:value-type="time" office:time-value="PT07H44M47.249S" calcext:value-type="time">
            <text:p>07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08.6" calcext:value-type="float">
            <text:p>1908.6</text:p>
          </table:table-cell>
          <table:table-cell office:value-type="float" office:value="2375.35" calcext:value-type="float">
            <text:p>2375.35</text:p>
          </table:table-cell>
        </table:table-row>
        <table:table-row table:style-name="ro1">
          <table:table-cell office:value-type="float" office:value="27903249" calcext:value-type="float">
            <text:p>27903249</text:p>
          </table:table-cell>
          <table:table-cell table:formula="of:=[.A1746]/1000/(60*60*24)" office:value-type="time" office:time-value="PT07H45M03.249S" calcext:value-type="time">
            <text:p>07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09.65" calcext:value-type="float">
            <text:p>1909.65</text:p>
          </table:table-cell>
          <table:table-cell office:value-type="float" office:value="2376.62" calcext:value-type="float">
            <text:p>2376.62</text:p>
          </table:table-cell>
        </table:table-row>
        <table:table-row table:style-name="ro1">
          <table:table-cell office:value-type="float" office:value="27919249" calcext:value-type="float">
            <text:p>27919249</text:p>
          </table:table-cell>
          <table:table-cell table:formula="of:=[.A1747]/1000/(60*60*24)" office:value-type="time" office:time-value="PT07H45M19.249S" calcext:value-type="time">
            <text:p>07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910.7" calcext:value-type="float">
            <text:p>1910.7</text:p>
          </table:table-cell>
          <table:table-cell office:value-type="float" office:value="2377.88" calcext:value-type="float">
            <text:p>2377.88</text:p>
          </table:table-cell>
        </table:table-row>
        <table:table-row table:style-name="ro1">
          <table:table-cell office:value-type="float" office:value="27935249" calcext:value-type="float">
            <text:p>27935249</text:p>
          </table:table-cell>
          <table:table-cell table:formula="of:=[.A1748]/1000/(60*60*24)" office:value-type="time" office:time-value="PT07H45M35.249S" calcext:value-type="time">
            <text:p>07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1.76" calcext:value-type="float">
            <text:p>1911.76</text:p>
          </table:table-cell>
          <table:table-cell office:value-type="float" office:value="2379.14" calcext:value-type="float">
            <text:p>2379.14</text:p>
          </table:table-cell>
        </table:table-row>
        <table:table-row table:style-name="ro1">
          <table:table-cell office:value-type="float" office:value="27951249" calcext:value-type="float">
            <text:p>27951249</text:p>
          </table:table-cell>
          <table:table-cell table:formula="of:=[.A1749]/1000/(60*60*24)" office:value-type="time" office:time-value="PT07H45M51.249S" calcext:value-type="time">
            <text:p>07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2.81" calcext:value-type="float">
            <text:p>1912.81</text:p>
          </table:table-cell>
          <table:table-cell office:value-type="float" office:value="2380.4" calcext:value-type="float">
            <text:p>2380.4</text:p>
          </table:table-cell>
        </table:table-row>
        <table:table-row table:style-name="ro1">
          <table:table-cell office:value-type="float" office:value="27967249" calcext:value-type="float">
            <text:p>27967249</text:p>
          </table:table-cell>
          <table:table-cell table:formula="of:=[.A1750]/1000/(60*60*24)" office:value-type="time" office:time-value="PT07H46M07.249S" calcext:value-type="time">
            <text:p>07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3.87" calcext:value-type="float">
            <text:p>1913.87</text:p>
          </table:table-cell>
          <table:table-cell office:value-type="float" office:value="2381.66" calcext:value-type="float">
            <text:p>2381.66</text:p>
          </table:table-cell>
        </table:table-row>
        <table:table-row table:style-name="ro1">
          <table:table-cell office:value-type="float" office:value="27983249" calcext:value-type="float">
            <text:p>27983249</text:p>
          </table:table-cell>
          <table:table-cell table:formula="of:=[.A1751]/1000/(60*60*24)" office:value-type="time" office:time-value="PT07H46M23.249S" calcext:value-type="time">
            <text:p>07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4.92" calcext:value-type="float">
            <text:p>1914.92</text:p>
          </table:table-cell>
          <table:table-cell office:value-type="float" office:value="2382.92" calcext:value-type="float">
            <text:p>2382.92</text:p>
          </table:table-cell>
        </table:table-row>
        <table:table-row table:style-name="ro1">
          <table:table-cell office:value-type="float" office:value="27999249" calcext:value-type="float">
            <text:p>27999249</text:p>
          </table:table-cell>
          <table:table-cell table:formula="of:=[.A1752]/1000/(60*60*24)" office:value-type="time" office:time-value="PT07H46M39.249S" calcext:value-type="time">
            <text:p>07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5.98" calcext:value-type="float">
            <text:p>1915.98</text:p>
          </table:table-cell>
          <table:table-cell office:value-type="float" office:value="2384.18" calcext:value-type="float">
            <text:p>2384.18</text:p>
          </table:table-cell>
        </table:table-row>
        <table:table-row table:style-name="ro1">
          <table:table-cell office:value-type="float" office:value="28015249" calcext:value-type="float">
            <text:p>28015249</text:p>
          </table:table-cell>
          <table:table-cell table:formula="of:=[.A1753]/1000/(60*60*24)" office:value-type="time" office:time-value="PT07H46M55.249S" calcext:value-type="time">
            <text:p>07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7.03" calcext:value-type="float">
            <text:p>1917.03</text:p>
          </table:table-cell>
          <table:table-cell office:value-type="float" office:value="2385.45" calcext:value-type="float">
            <text:p>2385.45</text:p>
          </table:table-cell>
        </table:table-row>
        <table:table-row table:style-name="ro1">
          <table:table-cell office:value-type="float" office:value="28031249" calcext:value-type="float">
            <text:p>28031249</text:p>
          </table:table-cell>
          <table:table-cell table:formula="of:=[.A1754]/1000/(60*60*24)" office:value-type="time" office:time-value="PT07H47M11.249S" calcext:value-type="time">
            <text:p>07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8.09" calcext:value-type="float">
            <text:p>1918.09</text:p>
          </table:table-cell>
          <table:table-cell office:value-type="float" office:value="2386.71" calcext:value-type="float">
            <text:p>2386.71</text:p>
          </table:table-cell>
        </table:table-row>
        <table:table-row table:style-name="ro1">
          <table:table-cell office:value-type="float" office:value="28047249" calcext:value-type="float">
            <text:p>28047249</text:p>
          </table:table-cell>
          <table:table-cell table:formula="of:=[.A1755]/1000/(60*60*24)" office:value-type="time" office:time-value="PT07H47M27.249S" calcext:value-type="time">
            <text:p>07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919.14" calcext:value-type="float">
            <text:p>1919.14</text:p>
          </table:table-cell>
          <table:table-cell office:value-type="float" office:value="2387.96" calcext:value-type="float">
            <text:p>2387.96</text:p>
          </table:table-cell>
        </table:table-row>
        <table:table-row table:style-name="ro1">
          <table:table-cell office:value-type="float" office:value="28063249" calcext:value-type="float">
            <text:p>28063249</text:p>
          </table:table-cell>
          <table:table-cell table:formula="of:=[.A1756]/1000/(60*60*24)" office:value-type="time" office:time-value="PT07H47M43.249S" calcext:value-type="time">
            <text:p>07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920.19" calcext:value-type="float">
            <text:p>1920.19</text:p>
          </table:table-cell>
          <table:table-cell office:value-type="float" office:value="2389.22" calcext:value-type="float">
            <text:p>2389.22</text:p>
          </table:table-cell>
        </table:table-row>
        <table:table-row table:style-name="ro1">
          <table:table-cell office:value-type="float" office:value="28079249" calcext:value-type="float">
            <text:p>28079249</text:p>
          </table:table-cell>
          <table:table-cell table:formula="of:=[.A1757]/1000/(60*60*24)" office:value-type="time" office:time-value="PT07H47M59.249S" calcext:value-type="time">
            <text:p>07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21.24" calcext:value-type="float">
            <text:p>1921.24</text:p>
          </table:table-cell>
          <table:table-cell office:value-type="float" office:value="2390.48" calcext:value-type="float">
            <text:p>2390.48</text:p>
          </table:table-cell>
        </table:table-row>
        <table:table-row table:style-name="ro1">
          <table:table-cell office:value-type="float" office:value="28095249" calcext:value-type="float">
            <text:p>28095249</text:p>
          </table:table-cell>
          <table:table-cell table:formula="of:=[.A1758]/1000/(60*60*24)" office:value-type="time" office:time-value="PT07H48M15.249S" calcext:value-type="time">
            <text:p>07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22.3" calcext:value-type="float">
            <text:p>1922.3</text:p>
          </table:table-cell>
          <table:table-cell office:value-type="float" office:value="2391.74" calcext:value-type="float">
            <text:p>2391.74</text:p>
          </table:table-cell>
        </table:table-row>
        <table:table-row table:style-name="ro1">
          <table:table-cell office:value-type="float" office:value="28111249" calcext:value-type="float">
            <text:p>28111249</text:p>
          </table:table-cell>
          <table:table-cell table:formula="of:=[.A1759]/1000/(60*60*24)" office:value-type="time" office:time-value="PT07H48M31.249S" calcext:value-type="time">
            <text:p>07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23.35" calcext:value-type="float">
            <text:p>1923.35</text:p>
          </table:table-cell>
          <table:table-cell office:value-type="float" office:value="2393" calcext:value-type="float">
            <text:p>2393</text:p>
          </table:table-cell>
        </table:table-row>
        <table:table-row table:style-name="ro1">
          <table:table-cell office:value-type="float" office:value="28127249" calcext:value-type="float">
            <text:p>28127249</text:p>
          </table:table-cell>
          <table:table-cell table:formula="of:=[.A1760]/1000/(60*60*24)" office:value-type="time" office:time-value="PT07H48M47.249S" calcext:value-type="time">
            <text:p>07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24.4" calcext:value-type="float">
            <text:p>1924.4</text:p>
          </table:table-cell>
          <table:table-cell office:value-type="float" office:value="2394.26" calcext:value-type="float">
            <text:p>2394.26</text:p>
          </table:table-cell>
        </table:table-row>
        <table:table-row table:style-name="ro1">
          <table:table-cell office:value-type="float" office:value="28143249" calcext:value-type="float">
            <text:p>28143249</text:p>
          </table:table-cell>
          <table:table-cell table:formula="of:=[.A1761]/1000/(60*60*24)" office:value-type="time" office:time-value="PT07H49M03.249S" calcext:value-type="time">
            <text:p>07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25.46" calcext:value-type="float">
            <text:p>1925.46</text:p>
          </table:table-cell>
          <table:table-cell office:value-type="float" office:value="2395.51" calcext:value-type="float">
            <text:p>2395.51</text:p>
          </table:table-cell>
        </table:table-row>
        <table:table-row table:style-name="ro1">
          <table:table-cell office:value-type="float" office:value="28159249" calcext:value-type="float">
            <text:p>28159249</text:p>
          </table:table-cell>
          <table:table-cell table:formula="of:=[.A1762]/1000/(60*60*24)" office:value-type="time" office:time-value="PT07H49M19.249S" calcext:value-type="time">
            <text:p>07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26.51" calcext:value-type="float">
            <text:p>1926.51</text:p>
          </table:table-cell>
          <table:table-cell office:value-type="float" office:value="2396.77" calcext:value-type="float">
            <text:p>2396.77</text:p>
          </table:table-cell>
        </table:table-row>
        <table:table-row table:style-name="ro1">
          <table:table-cell office:value-type="float" office:value="28175249" calcext:value-type="float">
            <text:p>28175249</text:p>
          </table:table-cell>
          <table:table-cell table:formula="of:=[.A1763]/1000/(60*60*24)" office:value-type="time" office:time-value="PT07H49M35.249S" calcext:value-type="time">
            <text:p>07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927.56" calcext:value-type="float">
            <text:p>1927.56</text:p>
          </table:table-cell>
          <table:table-cell office:value-type="float" office:value="2398.03" calcext:value-type="float">
            <text:p>2398.03</text:p>
          </table:table-cell>
        </table:table-row>
        <table:table-row table:style-name="ro1">
          <table:table-cell office:value-type="float" office:value="28191249" calcext:value-type="float">
            <text:p>28191249</text:p>
          </table:table-cell>
          <table:table-cell table:formula="of:=[.A1764]/1000/(60*60*24)" office:value-type="time" office:time-value="PT07H49M51.249S" calcext:value-type="time">
            <text:p>07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28.61" calcext:value-type="float">
            <text:p>1928.61</text:p>
          </table:table-cell>
          <table:table-cell office:value-type="float" office:value="2399.29" calcext:value-type="float">
            <text:p>2399.29</text:p>
          </table:table-cell>
        </table:table-row>
        <table:table-row table:style-name="ro1">
          <table:table-cell office:value-type="float" office:value="28207249" calcext:value-type="float">
            <text:p>28207249</text:p>
          </table:table-cell>
          <table:table-cell table:formula="of:=[.A1765]/1000/(60*60*24)" office:value-type="time" office:time-value="PT07H50M07.249S" calcext:value-type="time">
            <text:p>07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929.67" calcext:value-type="float">
            <text:p>1929.67</text:p>
          </table:table-cell>
          <table:table-cell office:value-type="float" office:value="2400.54" calcext:value-type="float">
            <text:p>2400.54</text:p>
          </table:table-cell>
        </table:table-row>
        <table:table-row table:style-name="ro1">
          <table:table-cell office:value-type="float" office:value="28223249" calcext:value-type="float">
            <text:p>28223249</text:p>
          </table:table-cell>
          <table:table-cell table:formula="of:=[.A1766]/1000/(60*60*24)" office:value-type="time" office:time-value="PT07H50M23.249S" calcext:value-type="time">
            <text:p>07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930.72" calcext:value-type="float">
            <text:p>1930.72</text:p>
          </table:table-cell>
          <table:table-cell office:value-type="float" office:value="2401.8" calcext:value-type="float">
            <text:p>2401.8</text:p>
          </table:table-cell>
        </table:table-row>
        <table:table-row table:style-name="ro1">
          <table:table-cell office:value-type="float" office:value="28239249" calcext:value-type="float">
            <text:p>28239249</text:p>
          </table:table-cell>
          <table:table-cell table:formula="of:=[.A1767]/1000/(60*60*24)" office:value-type="time" office:time-value="PT07H50M39.249S" calcext:value-type="time">
            <text:p>07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31.77" calcext:value-type="float">
            <text:p>1931.77</text:p>
          </table:table-cell>
          <table:table-cell office:value-type="float" office:value="2403.06" calcext:value-type="float">
            <text:p>2403.06</text:p>
          </table:table-cell>
        </table:table-row>
        <table:table-row table:style-name="ro1">
          <table:table-cell office:value-type="float" office:value="28255249" calcext:value-type="float">
            <text:p>28255249</text:p>
          </table:table-cell>
          <table:table-cell table:formula="of:=[.A1768]/1000/(60*60*24)" office:value-type="time" office:time-value="PT07H50M55.249S" calcext:value-type="time">
            <text:p>07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932.82" calcext:value-type="float">
            <text:p>1932.82</text:p>
          </table:table-cell>
          <table:table-cell office:value-type="float" office:value="2404.31" calcext:value-type="float">
            <text:p>2404.31</text:p>
          </table:table-cell>
        </table:table-row>
        <table:table-row table:style-name="ro1">
          <table:table-cell office:value-type="float" office:value="28271249" calcext:value-type="float">
            <text:p>28271249</text:p>
          </table:table-cell>
          <table:table-cell table:formula="of:=[.A1769]/1000/(60*60*24)" office:value-type="time" office:time-value="PT07H51M11.249S" calcext:value-type="time">
            <text:p>07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3" calcext:value-type="float">
            <text:p>283.13</text:p>
          </table:table-cell>
          <table:table-cell office:value-type="float" office:value="1933.88" calcext:value-type="float">
            <text:p>1933.88</text:p>
          </table:table-cell>
          <table:table-cell office:value-type="float" office:value="2405.57" calcext:value-type="float">
            <text:p>2405.57</text:p>
          </table:table-cell>
        </table:table-row>
        <table:table-row table:style-name="ro1">
          <table:table-cell office:value-type="float" office:value="28287249" calcext:value-type="float">
            <text:p>28287249</text:p>
          </table:table-cell>
          <table:table-cell table:formula="of:=[.A1770]/1000/(60*60*24)" office:value-type="time" office:time-value="PT07H51M27.249S" calcext:value-type="time">
            <text:p>07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934.93" calcext:value-type="float">
            <text:p>1934.93</text:p>
          </table:table-cell>
          <table:table-cell office:value-type="float" office:value="2406.83" calcext:value-type="float">
            <text:p>2406.83</text:p>
          </table:table-cell>
        </table:table-row>
        <table:table-row table:style-name="ro1">
          <table:table-cell office:value-type="float" office:value="28303249" calcext:value-type="float">
            <text:p>28303249</text:p>
          </table:table-cell>
          <table:table-cell table:formula="of:=[.A1771]/1000/(60*60*24)" office:value-type="time" office:time-value="PT07H51M43.249S" calcext:value-type="time">
            <text:p>07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935.98" calcext:value-type="float">
            <text:p>1935.98</text:p>
          </table:table-cell>
          <table:table-cell office:value-type="float" office:value="2408.08" calcext:value-type="float">
            <text:p>2408.08</text:p>
          </table:table-cell>
        </table:table-row>
        <table:table-row table:style-name="ro1">
          <table:table-cell office:value-type="float" office:value="28319249" calcext:value-type="float">
            <text:p>28319249</text:p>
          </table:table-cell>
          <table:table-cell table:formula="of:=[.A1772]/1000/(60*60*24)" office:value-type="time" office:time-value="PT07H51M59.249S" calcext:value-type="time">
            <text:p>07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937.03" calcext:value-type="float">
            <text:p>1937.03</text:p>
          </table:table-cell>
          <table:table-cell office:value-type="float" office:value="2409.34" calcext:value-type="float">
            <text:p>2409.34</text:p>
          </table:table-cell>
        </table:table-row>
        <table:table-row table:style-name="ro1">
          <table:table-cell office:value-type="float" office:value="28335249" calcext:value-type="float">
            <text:p>28335249</text:p>
          </table:table-cell>
          <table:table-cell table:formula="of:=[.A1773]/1000/(60*60*24)" office:value-type="time" office:time-value="PT07H52M15.249S" calcext:value-type="time">
            <text:p>07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38.09" calcext:value-type="float">
            <text:p>1938.09</text:p>
          </table:table-cell>
          <table:table-cell office:value-type="float" office:value="2410.59" calcext:value-type="float">
            <text:p>2410.59</text:p>
          </table:table-cell>
        </table:table-row>
        <table:table-row table:style-name="ro1">
          <table:table-cell office:value-type="float" office:value="28351249" calcext:value-type="float">
            <text:p>28351249</text:p>
          </table:table-cell>
          <table:table-cell table:formula="of:=[.A1774]/1000/(60*60*24)" office:value-type="time" office:time-value="PT07H52M31.249S" calcext:value-type="time">
            <text:p>07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39.14" calcext:value-type="float">
            <text:p>1939.14</text:p>
          </table:table-cell>
          <table:table-cell office:value-type="float" office:value="2411.85" calcext:value-type="float">
            <text:p>2411.85</text:p>
          </table:table-cell>
        </table:table-row>
        <table:table-row table:style-name="ro1">
          <table:table-cell office:value-type="float" office:value="28367249" calcext:value-type="float">
            <text:p>28367249</text:p>
          </table:table-cell>
          <table:table-cell table:formula="of:=[.A1775]/1000/(60*60*24)" office:value-type="time" office:time-value="PT07H52M47.249S" calcext:value-type="time">
            <text:p>07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40.19" calcext:value-type="float">
            <text:p>1940.19</text:p>
          </table:table-cell>
          <table:table-cell office:value-type="float" office:value="2413.1" calcext:value-type="float">
            <text:p>2413.1</text:p>
          </table:table-cell>
        </table:table-row>
        <table:table-row table:style-name="ro1">
          <table:table-cell office:value-type="float" office:value="28383249" calcext:value-type="float">
            <text:p>28383249</text:p>
          </table:table-cell>
          <table:table-cell table:formula="of:=[.A1776]/1000/(60*60*24)" office:value-type="time" office:time-value="PT07H53M03.249S" calcext:value-type="time">
            <text:p>07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6.6" calcext:value-type="float">
            <text:p>236.6</text:p>
          </table:table-cell>
          <table:table-cell office:value-type="float" office:value="282.89" calcext:value-type="float">
            <text:p>282.89</text:p>
          </table:table-cell>
          <table:table-cell office:value-type="float" office:value="1941.24" calcext:value-type="float">
            <text:p>1941.24</text:p>
          </table:table-cell>
          <table:table-cell office:value-type="float" office:value="2414.36" calcext:value-type="float">
            <text:p>2414.36</text:p>
          </table:table-cell>
        </table:table-row>
        <table:table-row table:style-name="ro1">
          <table:table-cell office:value-type="float" office:value="28399249" calcext:value-type="float">
            <text:p>28399249</text:p>
          </table:table-cell>
          <table:table-cell table:formula="of:=[.A1777]/1000/(60*60*24)" office:value-type="time" office:time-value="PT07H53M19.249S" calcext:value-type="time">
            <text:p>07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42.29" calcext:value-type="float">
            <text:p>1942.29</text:p>
          </table:table-cell>
          <table:table-cell office:value-type="float" office:value="2415.61" calcext:value-type="float">
            <text:p>2415.61</text:p>
          </table:table-cell>
        </table:table-row>
        <table:table-row table:style-name="ro1">
          <table:table-cell office:value-type="float" office:value="28415249" calcext:value-type="float">
            <text:p>28415249</text:p>
          </table:table-cell>
          <table:table-cell table:formula="of:=[.A1778]/1000/(60*60*24)" office:value-type="time" office:time-value="PT07H53M35.249S" calcext:value-type="time">
            <text:p>07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943.34" calcext:value-type="float">
            <text:p>1943.34</text:p>
          </table:table-cell>
          <table:table-cell office:value-type="float" office:value="2416.86" calcext:value-type="float">
            <text:p>2416.86</text:p>
          </table:table-cell>
        </table:table-row>
        <table:table-row table:style-name="ro1">
          <table:table-cell office:value-type="float" office:value="28431249" calcext:value-type="float">
            <text:p>28431249</text:p>
          </table:table-cell>
          <table:table-cell table:formula="of:=[.A1779]/1000/(60*60*24)" office:value-type="time" office:time-value="PT07H53M51.249S" calcext:value-type="time">
            <text:p>07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6.5" calcext:value-type="float">
            <text:p>236.5</text:p>
          </table:table-cell>
          <table:table-cell office:value-type="float" office:value="282.77" calcext:value-type="float">
            <text:p>282.77</text:p>
          </table:table-cell>
          <table:table-cell office:value-type="float" office:value="1944.39" calcext:value-type="float">
            <text:p>1944.39</text:p>
          </table:table-cell>
          <table:table-cell office:value-type="float" office:value="2418.12" calcext:value-type="float">
            <text:p>2418.12</text:p>
          </table:table-cell>
        </table:table-row>
        <table:table-row table:style-name="ro1">
          <table:table-cell office:value-type="float" office:value="28447249" calcext:value-type="float">
            <text:p>28447249</text:p>
          </table:table-cell>
          <table:table-cell table:formula="of:=[.A1780]/1000/(60*60*24)" office:value-type="time" office:time-value="PT07H54M07.249S" calcext:value-type="time">
            <text:p>07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945.45" calcext:value-type="float">
            <text:p>1945.45</text:p>
          </table:table-cell>
          <table:table-cell office:value-type="float" office:value="2419.37" calcext:value-type="float">
            <text:p>2419.37</text:p>
          </table:table-cell>
        </table:table-row>
        <table:table-row table:style-name="ro1">
          <table:table-cell office:value-type="float" office:value="28463249" calcext:value-type="float">
            <text:p>28463249</text:p>
          </table:table-cell>
          <table:table-cell table:formula="of:=[.A1781]/1000/(60*60*24)" office:value-type="time" office:time-value="PT07H54M23.249S" calcext:value-type="time">
            <text:p>07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946.5" calcext:value-type="float">
            <text:p>1946.5</text:p>
          </table:table-cell>
          <table:table-cell office:value-type="float" office:value="2420.63" calcext:value-type="float">
            <text:p>2420.63</text:p>
          </table:table-cell>
        </table:table-row>
        <table:table-row table:style-name="ro1">
          <table:table-cell office:value-type="float" office:value="28479249" calcext:value-type="float">
            <text:p>28479249</text:p>
          </table:table-cell>
          <table:table-cell table:formula="of:=[.A1782]/1000/(60*60*24)" office:value-type="time" office:time-value="PT07H54M39.249S" calcext:value-type="time">
            <text:p>07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947.55" calcext:value-type="float">
            <text:p>1947.55</text:p>
          </table:table-cell>
          <table:table-cell office:value-type="float" office:value="2421.88" calcext:value-type="float">
            <text:p>2421.88</text:p>
          </table:table-cell>
        </table:table-row>
        <table:table-row table:style-name="ro1">
          <table:table-cell office:value-type="float" office:value="28495249" calcext:value-type="float">
            <text:p>28495249</text:p>
          </table:table-cell>
          <table:table-cell table:formula="of:=[.A1783]/1000/(60*60*24)" office:value-type="time" office:time-value="PT07H54M55.249S" calcext:value-type="time">
            <text:p>07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948.6" calcext:value-type="float">
            <text:p>1948.6</text:p>
          </table:table-cell>
          <table:table-cell office:value-type="float" office:value="2423.13" calcext:value-type="float">
            <text:p>2423.13</text:p>
          </table:table-cell>
        </table:table-row>
        <table:table-row table:style-name="ro1">
          <table:table-cell office:value-type="float" office:value="28511249" calcext:value-type="float">
            <text:p>28511249</text:p>
          </table:table-cell>
          <table:table-cell table:formula="of:=[.A1784]/1000/(60*60*24)" office:value-type="time" office:time-value="PT07H55M11.249S" calcext:value-type="time">
            <text:p>07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49.65" calcext:value-type="float">
            <text:p>1949.65</text:p>
          </table:table-cell>
          <table:table-cell office:value-type="float" office:value="2424.39" calcext:value-type="float">
            <text:p>2424.39</text:p>
          </table:table-cell>
        </table:table-row>
        <table:table-row table:style-name="ro1">
          <table:table-cell office:value-type="float" office:value="28527249" calcext:value-type="float">
            <text:p>28527249</text:p>
          </table:table-cell>
          <table:table-cell table:formula="of:=[.A1785]/1000/(60*60*24)" office:value-type="time" office:time-value="PT07H55M27.249S" calcext:value-type="time">
            <text:p>07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50.7" calcext:value-type="float">
            <text:p>1950.7</text:p>
          </table:table-cell>
          <table:table-cell office:value-type="float" office:value="2425.64" calcext:value-type="float">
            <text:p>2425.64</text:p>
          </table:table-cell>
        </table:table-row>
        <table:table-row table:style-name="ro1">
          <table:table-cell office:value-type="float" office:value="28543249" calcext:value-type="float">
            <text:p>28543249</text:p>
          </table:table-cell>
          <table:table-cell table:formula="of:=[.A1786]/1000/(60*60*24)" office:value-type="time" office:time-value="PT07H55M43.249S" calcext:value-type="time">
            <text:p>07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51.75" calcext:value-type="float">
            <text:p>1951.75</text:p>
          </table:table-cell>
          <table:table-cell office:value-type="float" office:value="2426.89" calcext:value-type="float">
            <text:p>2426.89</text:p>
          </table:table-cell>
        </table:table-row>
        <table:table-row table:style-name="ro1">
          <table:table-cell office:value-type="float" office:value="28559249" calcext:value-type="float">
            <text:p>28559249</text:p>
          </table:table-cell>
          <table:table-cell table:formula="of:=[.A1787]/1000/(60*60*24)" office:value-type="time" office:time-value="PT07H55M59.249S" calcext:value-type="time">
            <text:p>07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952.8" calcext:value-type="float">
            <text:p>1952.8</text:p>
          </table:table-cell>
          <table:table-cell office:value-type="float" office:value="2428.15" calcext:value-type="float">
            <text:p>2428.15</text:p>
          </table:table-cell>
        </table:table-row>
        <table:table-row table:style-name="ro1">
          <table:table-cell office:value-type="float" office:value="28575249" calcext:value-type="float">
            <text:p>28575249</text:p>
          </table:table-cell>
          <table:table-cell table:formula="of:=[.A1788]/1000/(60*60*24)" office:value-type="time" office:time-value="PT07H56M15.249S" calcext:value-type="time">
            <text:p>07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53.85" calcext:value-type="float">
            <text:p>1953.85</text:p>
          </table:table-cell>
          <table:table-cell office:value-type="float" office:value="2429.4" calcext:value-type="float">
            <text:p>2429.4</text:p>
          </table:table-cell>
        </table:table-row>
        <table:table-row table:style-name="ro1">
          <table:table-cell office:value-type="float" office:value="28591249" calcext:value-type="float">
            <text:p>28591249</text:p>
          </table:table-cell>
          <table:table-cell table:formula="of:=[.A1789]/1000/(60*60*24)" office:value-type="time" office:time-value="PT07H56M31.249S" calcext:value-type="time">
            <text:p>07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54.9" calcext:value-type="float">
            <text:p>1954.9</text:p>
          </table:table-cell>
          <table:table-cell office:value-type="float" office:value="2430.65" calcext:value-type="float">
            <text:p>2430.65</text:p>
          </table:table-cell>
        </table:table-row>
        <table:table-row table:style-name="ro1">
          <table:table-cell office:value-type="float" office:value="28607249" calcext:value-type="float">
            <text:p>28607249</text:p>
          </table:table-cell>
          <table:table-cell table:formula="of:=[.A1790]/1000/(60*60*24)" office:value-type="time" office:time-value="PT07H56M47.249S" calcext:value-type="time">
            <text:p>07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55.95" calcext:value-type="float">
            <text:p>1955.95</text:p>
          </table:table-cell>
          <table:table-cell office:value-type="float" office:value="2431.9" calcext:value-type="float">
            <text:p>2431.9</text:p>
          </table:table-cell>
        </table:table-row>
        <table:table-row table:style-name="ro1">
          <table:table-cell office:value-type="float" office:value="28623249" calcext:value-type="float">
            <text:p>28623249</text:p>
          </table:table-cell>
          <table:table-cell table:formula="of:=[.A1791]/1000/(60*60*24)" office:value-type="time" office:time-value="PT07H57M03.249S" calcext:value-type="time">
            <text:p>07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957" calcext:value-type="float">
            <text:p>1957</text:p>
          </table:table-cell>
          <table:table-cell office:value-type="float" office:value="2433.15" calcext:value-type="float">
            <text:p>2433.15</text:p>
          </table:table-cell>
        </table:table-row>
        <table:table-row table:style-name="ro1">
          <table:table-cell office:value-type="float" office:value="28639249" calcext:value-type="float">
            <text:p>28639249</text:p>
          </table:table-cell>
          <table:table-cell table:formula="of:=[.A1792]/1000/(60*60*24)" office:value-type="time" office:time-value="PT07H57M19.249S" calcext:value-type="time">
            <text:p>07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958.05" calcext:value-type="float">
            <text:p>1958.05</text:p>
          </table:table-cell>
          <table:table-cell office:value-type="float" office:value="2434.4" calcext:value-type="float">
            <text:p>2434.4</text:p>
          </table:table-cell>
        </table:table-row>
        <table:table-row table:style-name="ro1">
          <table:table-cell office:value-type="float" office:value="28655249" calcext:value-type="float">
            <text:p>28655249</text:p>
          </table:table-cell>
          <table:table-cell table:formula="of:=[.A1793]/1000/(60*60*24)" office:value-type="time" office:time-value="PT07H57M35.249S" calcext:value-type="time">
            <text:p>07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959.1" calcext:value-type="float">
            <text:p>1959.1</text:p>
          </table:table-cell>
          <table:table-cell office:value-type="float" office:value="2435.65" calcext:value-type="float">
            <text:p>2435.65</text:p>
          </table:table-cell>
        </table:table-row>
        <table:table-row table:style-name="ro1">
          <table:table-cell office:value-type="float" office:value="28671249" calcext:value-type="float">
            <text:p>28671249</text:p>
          </table:table-cell>
          <table:table-cell table:formula="of:=[.A1794]/1000/(60*60*24)" office:value-type="time" office:time-value="PT07H57M51.249S" calcext:value-type="time">
            <text:p>07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60.15" calcext:value-type="float">
            <text:p>1960.15</text:p>
          </table:table-cell>
          <table:table-cell office:value-type="float" office:value="2436.9" calcext:value-type="float">
            <text:p>2436.9</text:p>
          </table:table-cell>
        </table:table-row>
        <table:table-row table:style-name="ro1">
          <table:table-cell office:value-type="float" office:value="28687249" calcext:value-type="float">
            <text:p>28687249</text:p>
          </table:table-cell>
          <table:table-cell table:formula="of:=[.A1795]/1000/(60*60*24)" office:value-type="time" office:time-value="PT07H58M07.249S" calcext:value-type="time">
            <text:p>07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61.2" calcext:value-type="float">
            <text:p>1961.2</text:p>
          </table:table-cell>
          <table:table-cell office:value-type="float" office:value="2438.15" calcext:value-type="float">
            <text:p>2438.15</text:p>
          </table:table-cell>
        </table:table-row>
        <table:table-row table:style-name="ro1">
          <table:table-cell office:value-type="float" office:value="28703249" calcext:value-type="float">
            <text:p>28703249</text:p>
          </table:table-cell>
          <table:table-cell table:formula="of:=[.A1796]/1000/(60*60*24)" office:value-type="time" office:time-value="PT07H58M23.249S" calcext:value-type="time">
            <text:p>07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962.25" calcext:value-type="float">
            <text:p>1962.25</text:p>
          </table:table-cell>
          <table:table-cell office:value-type="float" office:value="2439.4" calcext:value-type="float">
            <text:p>2439.4</text:p>
          </table:table-cell>
        </table:table-row>
        <table:table-row table:style-name="ro1">
          <table:table-cell office:value-type="float" office:value="28719249" calcext:value-type="float">
            <text:p>28719249</text:p>
          </table:table-cell>
          <table:table-cell table:formula="of:=[.A1797]/1000/(60*60*24)" office:value-type="time" office:time-value="PT07H58M39.249S" calcext:value-type="time">
            <text:p>07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963.3" calcext:value-type="float">
            <text:p>1963.3</text:p>
          </table:table-cell>
          <table:table-cell office:value-type="float" office:value="2440.65" calcext:value-type="float">
            <text:p>2440.65</text:p>
          </table:table-cell>
        </table:table-row>
        <table:table-row table:style-name="ro1">
          <table:table-cell office:value-type="float" office:value="28735249" calcext:value-type="float">
            <text:p>28735249</text:p>
          </table:table-cell>
          <table:table-cell table:formula="of:=[.A1798]/1000/(60*60*24)" office:value-type="time" office:time-value="PT07H58M55.249S" calcext:value-type="time">
            <text:p>07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964.35" calcext:value-type="float">
            <text:p>1964.35</text:p>
          </table:table-cell>
          <table:table-cell office:value-type="float" office:value="2441.9" calcext:value-type="float">
            <text:p>2441.9</text:p>
          </table:table-cell>
        </table:table-row>
        <table:table-row table:style-name="ro1">
          <table:table-cell office:value-type="float" office:value="28751248" calcext:value-type="float">
            <text:p>28751248</text:p>
          </table:table-cell>
          <table:table-cell table:formula="of:=[.A1799]/1000/(60*60*24)" office:value-type="time" office:time-value="PT07H59M11.248S" calcext:value-type="time">
            <text:p>07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965.4" calcext:value-type="float">
            <text:p>1965.4</text:p>
          </table:table-cell>
          <table:table-cell office:value-type="float" office:value="2443.15" calcext:value-type="float">
            <text:p>2443.15</text:p>
          </table:table-cell>
        </table:table-row>
        <table:table-row table:style-name="ro1">
          <table:table-cell office:value-type="float" office:value="28767249" calcext:value-type="float">
            <text:p>28767249</text:p>
          </table:table-cell>
          <table:table-cell table:formula="of:=[.A1800]/1000/(60*60*24)" office:value-type="time" office:time-value="PT07H59M27.249S" calcext:value-type="time">
            <text:p>07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966.45" calcext:value-type="float">
            <text:p>1966.45</text:p>
          </table:table-cell>
          <table:table-cell office:value-type="float" office:value="2444.4" calcext:value-type="float">
            <text:p>2444.4</text:p>
          </table:table-cell>
        </table:table-row>
        <table:table-row table:style-name="ro1">
          <table:table-cell office:value-type="float" office:value="28783249" calcext:value-type="float">
            <text:p>28783249</text:p>
          </table:table-cell>
          <table:table-cell table:formula="of:=[.A1801]/1000/(60*60*24)" office:value-type="time" office:time-value="PT07H59M43.249S" calcext:value-type="time">
            <text:p>07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967.5" calcext:value-type="float">
            <text:p>1967.5</text:p>
          </table:table-cell>
          <table:table-cell office:value-type="float" office:value="2445.65" calcext:value-type="float">
            <text:p>2445.65</text:p>
          </table:table-cell>
        </table:table-row>
        <table:table-row table:style-name="ro1">
          <table:table-cell office:value-type="float" office:value="28799249" calcext:value-type="float">
            <text:p>28799249</text:p>
          </table:table-cell>
          <table:table-cell table:formula="of:=[.A1802]/1000/(60*60*24)" office:value-type="time" office:time-value="PT07H59M59.249S" calcext:value-type="time">
            <text:p>07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968.54" calcext:value-type="float">
            <text:p>1968.54</text:p>
          </table:table-cell>
          <table:table-cell office:value-type="float" office:value="2446.9" calcext:value-type="float">
            <text:p>2446.9</text:p>
          </table:table-cell>
        </table:table-row>
        <table:table-row table:style-name="ro1">
          <table:table-cell office:value-type="float" office:value="28815249" calcext:value-type="float">
            <text:p>28815249</text:p>
          </table:table-cell>
          <table:table-cell table:formula="of:=[.A1803]/1000/(60*60*24)" office:value-type="time" office:time-value="PT08H00M15.249S" calcext:value-type="time">
            <text:p>08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969.59" calcext:value-type="float">
            <text:p>1969.59</text:p>
          </table:table-cell>
          <table:table-cell office:value-type="float" office:value="2448.15" calcext:value-type="float">
            <text:p>2448.15</text:p>
          </table:table-cell>
        </table:table-row>
        <table:table-row table:style-name="ro1">
          <table:table-cell office:value-type="float" office:value="28831249" calcext:value-type="float">
            <text:p>28831249</text:p>
          </table:table-cell>
          <table:table-cell table:formula="of:=[.A1804]/1000/(60*60*24)" office:value-type="time" office:time-value="PT08H00M31.249S" calcext:value-type="time">
            <text:p>08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1.22" calcext:value-type="float">
            <text:p>281.22</text:p>
          </table:table-cell>
          <table:table-cell office:value-type="float" office:value="1970.64" calcext:value-type="float">
            <text:p>1970.64</text:p>
          </table:table-cell>
          <table:table-cell office:value-type="float" office:value="2449.39" calcext:value-type="float">
            <text:p>2449.39</text:p>
          </table:table-cell>
        </table:table-row>
        <table:table-row table:style-name="ro1">
          <table:table-cell office:value-type="float" office:value="28847249" calcext:value-type="float">
            <text:p>28847249</text:p>
          </table:table-cell>
          <table:table-cell table:formula="of:=[.A1805]/1000/(60*60*24)" office:value-type="time" office:time-value="PT08H00M47.249S" calcext:value-type="time">
            <text:p>08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971.69" calcext:value-type="float">
            <text:p>1971.69</text:p>
          </table:table-cell>
          <table:table-cell office:value-type="float" office:value="2450.64" calcext:value-type="float">
            <text:p>2450.64</text:p>
          </table:table-cell>
        </table:table-row>
        <table:table-row table:style-name="ro1">
          <table:table-cell office:value-type="float" office:value="28863249" calcext:value-type="float">
            <text:p>28863249</text:p>
          </table:table-cell>
          <table:table-cell table:formula="of:=[.A1806]/1000/(60*60*24)" office:value-type="time" office:time-value="PT08H01M03.249S" calcext:value-type="time">
            <text:p>08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972.74" calcext:value-type="float">
            <text:p>1972.74</text:p>
          </table:table-cell>
          <table:table-cell office:value-type="float" office:value="2451.89" calcext:value-type="float">
            <text:p>2451.89</text:p>
          </table:table-cell>
        </table:table-row>
        <table:table-row table:style-name="ro1">
          <table:table-cell office:value-type="float" office:value="28879249" calcext:value-type="float">
            <text:p>28879249</text:p>
          </table:table-cell>
          <table:table-cell table:formula="of:=[.A1807]/1000/(60*60*24)" office:value-type="time" office:time-value="PT08H01M19.249S" calcext:value-type="time">
            <text:p>08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973.79" calcext:value-type="float">
            <text:p>1973.79</text:p>
          </table:table-cell>
          <table:table-cell office:value-type="float" office:value="2453.14" calcext:value-type="float">
            <text:p>2453.14</text:p>
          </table:table-cell>
        </table:table-row>
        <table:table-row table:style-name="ro1">
          <table:table-cell office:value-type="float" office:value="28895249" calcext:value-type="float">
            <text:p>28895249</text:p>
          </table:table-cell>
          <table:table-cell table:formula="of:=[.A1808]/1000/(60*60*24)" office:value-type="time" office:time-value="PT08H01M35.249S" calcext:value-type="time">
            <text:p>08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974.84" calcext:value-type="float">
            <text:p>1974.84</text:p>
          </table:table-cell>
          <table:table-cell office:value-type="float" office:value="2454.39" calcext:value-type="float">
            <text:p>2454.39</text:p>
          </table:table-cell>
        </table:table-row>
        <table:table-row table:style-name="ro1">
          <table:table-cell office:value-type="float" office:value="28911249" calcext:value-type="float">
            <text:p>28911249</text:p>
          </table:table-cell>
          <table:table-cell table:formula="of:=[.A1809]/1000/(60*60*24)" office:value-type="time" office:time-value="PT08H01M51.249S" calcext:value-type="time">
            <text:p>08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975.89" calcext:value-type="float">
            <text:p>1975.89</text:p>
          </table:table-cell>
          <table:table-cell office:value-type="float" office:value="2455.64" calcext:value-type="float">
            <text:p>2455.64</text:p>
          </table:table-cell>
        </table:table-row>
        <table:table-row table:style-name="ro1">
          <table:table-cell office:value-type="float" office:value="28927249" calcext:value-type="float">
            <text:p>28927249</text:p>
          </table:table-cell>
          <table:table-cell table:formula="of:=[.A1810]/1000/(60*60*24)" office:value-type="time" office:time-value="PT08H02M07.249S" calcext:value-type="time">
            <text:p>08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976.93" calcext:value-type="float">
            <text:p>1976.93</text:p>
          </table:table-cell>
          <table:table-cell office:value-type="float" office:value="2456.88" calcext:value-type="float">
            <text:p>2456.88</text:p>
          </table:table-cell>
        </table:table-row>
        <table:table-row table:style-name="ro1">
          <table:table-cell office:value-type="float" office:value="28943249" calcext:value-type="float">
            <text:p>28943249</text:p>
          </table:table-cell>
          <table:table-cell table:formula="of:=[.A1811]/1000/(60*60*24)" office:value-type="time" office:time-value="PT08H02M23.249S" calcext:value-type="time">
            <text:p>08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977.98" calcext:value-type="float">
            <text:p>1977.98</text:p>
          </table:table-cell>
          <table:table-cell office:value-type="float" office:value="2458.13" calcext:value-type="float">
            <text:p>2458.13</text:p>
          </table:table-cell>
        </table:table-row>
        <table:table-row table:style-name="ro1">
          <table:table-cell office:value-type="float" office:value="28959249" calcext:value-type="float">
            <text:p>28959249</text:p>
          </table:table-cell>
          <table:table-cell table:formula="of:=[.A1812]/1000/(60*60*24)" office:value-type="time" office:time-value="PT08H02M39.249S" calcext:value-type="time">
            <text:p>08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979.03" calcext:value-type="float">
            <text:p>1979.03</text:p>
          </table:table-cell>
          <table:table-cell office:value-type="float" office:value="2459.38" calcext:value-type="float">
            <text:p>2459.38</text:p>
          </table:table-cell>
        </table:table-row>
        <table:table-row table:style-name="ro1">
          <table:table-cell office:value-type="float" office:value="28975249" calcext:value-type="float">
            <text:p>28975249</text:p>
          </table:table-cell>
          <table:table-cell table:formula="of:=[.A1813]/1000/(60*60*24)" office:value-type="time" office:time-value="PT08H02M55.249S" calcext:value-type="time">
            <text:p>08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980.08" calcext:value-type="float">
            <text:p>1980.08</text:p>
          </table:table-cell>
          <table:table-cell office:value-type="float" office:value="2460.62" calcext:value-type="float">
            <text:p>2460.62</text:p>
          </table:table-cell>
        </table:table-row>
        <table:table-row table:style-name="ro1">
          <table:table-cell office:value-type="float" office:value="28991249" calcext:value-type="float">
            <text:p>28991249</text:p>
          </table:table-cell>
          <table:table-cell table:formula="of:=[.A1814]/1000/(60*60*24)" office:value-type="time" office:time-value="PT08H03M11.249S" calcext:value-type="time">
            <text:p>08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981.13" calcext:value-type="float">
            <text:p>1981.13</text:p>
          </table:table-cell>
          <table:table-cell office:value-type="float" office:value="2461.87" calcext:value-type="float">
            <text:p>2461.87</text:p>
          </table:table-cell>
        </table:table-row>
        <table:table-row table:style-name="ro1">
          <table:table-cell office:value-type="float" office:value="29007249" calcext:value-type="float">
            <text:p>29007249</text:p>
          </table:table-cell>
          <table:table-cell table:formula="of:=[.A1815]/1000/(60*60*24)" office:value-type="time" office:time-value="PT08H03M27.249S" calcext:value-type="time">
            <text:p>08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982.18" calcext:value-type="float">
            <text:p>1982.18</text:p>
          </table:table-cell>
          <table:table-cell office:value-type="float" office:value="2463.11" calcext:value-type="float">
            <text:p>2463.11</text:p>
          </table:table-cell>
        </table:table-row>
        <table:table-row table:style-name="ro1">
          <table:table-cell office:value-type="float" office:value="29023249" calcext:value-type="float">
            <text:p>29023249</text:p>
          </table:table-cell>
          <table:table-cell table:formula="of:=[.A1816]/1000/(60*60*24)" office:value-type="time" office:time-value="PT08H03M43.249S" calcext:value-type="time">
            <text:p>08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983.22" calcext:value-type="float">
            <text:p>1983.22</text:p>
          </table:table-cell>
          <table:table-cell office:value-type="float" office:value="2464.35" calcext:value-type="float">
            <text:p>2464.35</text:p>
          </table:table-cell>
        </table:table-row>
        <table:table-row table:style-name="ro1">
          <table:table-cell office:value-type="float" office:value="29039249" calcext:value-type="float">
            <text:p>29039249</text:p>
          </table:table-cell>
          <table:table-cell table:formula="of:=[.A1817]/1000/(60*60*24)" office:value-type="time" office:time-value="PT08H03M59.249S" calcext:value-type="time">
            <text:p>08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984.27" calcext:value-type="float">
            <text:p>1984.27</text:p>
          </table:table-cell>
          <table:table-cell office:value-type="float" office:value="2465.6" calcext:value-type="float">
            <text:p>2465.6</text:p>
          </table:table-cell>
        </table:table-row>
        <table:table-row table:style-name="ro1">
          <table:table-cell office:value-type="float" office:value="29055249" calcext:value-type="float">
            <text:p>29055249</text:p>
          </table:table-cell>
          <table:table-cell table:formula="of:=[.A1818]/1000/(60*60*24)" office:value-type="time" office:time-value="PT08H04M15.249S" calcext:value-type="time">
            <text:p>08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80.73" calcext:value-type="float">
            <text:p>280.73</text:p>
          </table:table-cell>
          <table:table-cell office:value-type="float" office:value="1985.32" calcext:value-type="float">
            <text:p>1985.32</text:p>
          </table:table-cell>
          <table:table-cell office:value-type="float" office:value="2466.84" calcext:value-type="float">
            <text:p>2466.84</text:p>
          </table:table-cell>
        </table:table-row>
        <table:table-row table:style-name="ro1">
          <table:table-cell office:value-type="float" office:value="29071249" calcext:value-type="float">
            <text:p>29071249</text:p>
          </table:table-cell>
          <table:table-cell table:formula="of:=[.A1819]/1000/(60*60*24)" office:value-type="time" office:time-value="PT08H04M31.249S" calcext:value-type="time">
            <text:p>08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986.36" calcext:value-type="float">
            <text:p>1986.36</text:p>
          </table:table-cell>
          <table:table-cell office:value-type="float" office:value="2468.08" calcext:value-type="float">
            <text:p>2468.08</text:p>
          </table:table-cell>
        </table:table-row>
        <table:table-row table:style-name="ro1">
          <table:table-cell office:value-type="float" office:value="29087249" calcext:value-type="float">
            <text:p>29087249</text:p>
          </table:table-cell>
          <table:table-cell table:formula="of:=[.A1820]/1000/(60*60*24)" office:value-type="time" office:time-value="PT08H04M47.249S" calcext:value-type="time">
            <text:p>08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987.41" calcext:value-type="float">
            <text:p>1987.41</text:p>
          </table:table-cell>
          <table:table-cell office:value-type="float" office:value="2469.33" calcext:value-type="float">
            <text:p>2469.33</text:p>
          </table:table-cell>
        </table:table-row>
        <table:table-row table:style-name="ro1">
          <table:table-cell office:value-type="float" office:value="29103249" calcext:value-type="float">
            <text:p>29103249</text:p>
          </table:table-cell>
          <table:table-cell table:formula="of:=[.A1821]/1000/(60*60*24)" office:value-type="time" office:time-value="PT08H05M03.249S" calcext:value-type="time">
            <text:p>08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988.46" calcext:value-type="float">
            <text:p>1988.46</text:p>
          </table:table-cell>
          <table:table-cell office:value-type="float" office:value="2470.57" calcext:value-type="float">
            <text:p>2470.57</text:p>
          </table:table-cell>
        </table:table-row>
        <table:table-row table:style-name="ro1">
          <table:table-cell office:value-type="float" office:value="29119249" calcext:value-type="float">
            <text:p>29119249</text:p>
          </table:table-cell>
          <table:table-cell table:formula="of:=[.A1822]/1000/(60*60*24)" office:value-type="time" office:time-value="PT08H05M19.249S" calcext:value-type="time">
            <text:p>08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989.51" calcext:value-type="float">
            <text:p>1989.51</text:p>
          </table:table-cell>
          <table:table-cell office:value-type="float" office:value="2471.81" calcext:value-type="float">
            <text:p>2471.81</text:p>
          </table:table-cell>
        </table:table-row>
        <table:table-row table:style-name="ro1">
          <table:table-cell office:value-type="float" office:value="29135249" calcext:value-type="float">
            <text:p>29135249</text:p>
          </table:table-cell>
          <table:table-cell table:formula="of:=[.A1823]/1000/(60*60*24)" office:value-type="time" office:time-value="PT08H05M35.249S" calcext:value-type="time">
            <text:p>08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90.55" calcext:value-type="float">
            <text:p>1990.55</text:p>
          </table:table-cell>
          <table:table-cell office:value-type="float" office:value="2473.05" calcext:value-type="float">
            <text:p>2473.05</text:p>
          </table:table-cell>
        </table:table-row>
        <table:table-row table:style-name="ro1">
          <table:table-cell office:value-type="float" office:value="29151249" calcext:value-type="float">
            <text:p>29151249</text:p>
          </table:table-cell>
          <table:table-cell table:formula="of:=[.A1824]/1000/(60*60*24)" office:value-type="time" office:time-value="PT08H05M51.249S" calcext:value-type="time">
            <text:p>08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91.6" calcext:value-type="float">
            <text:p>1991.6</text:p>
          </table:table-cell>
          <table:table-cell office:value-type="float" office:value="2474.3" calcext:value-type="float">
            <text:p>2474.3</text:p>
          </table:table-cell>
        </table:table-row>
        <table:table-row table:style-name="ro1">
          <table:table-cell office:value-type="float" office:value="29167249" calcext:value-type="float">
            <text:p>29167249</text:p>
          </table:table-cell>
          <table:table-cell table:formula="of:=[.A1825]/1000/(60*60*24)" office:value-type="time" office:time-value="PT08H06M07.249S" calcext:value-type="time">
            <text:p>08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92.65" calcext:value-type="float">
            <text:p>1992.65</text:p>
          </table:table-cell>
          <table:table-cell office:value-type="float" office:value="2475.54" calcext:value-type="float">
            <text:p>2475.54</text:p>
          </table:table-cell>
        </table:table-row>
        <table:table-row table:style-name="ro1">
          <table:table-cell office:value-type="float" office:value="29183249" calcext:value-type="float">
            <text:p>29183249</text:p>
          </table:table-cell>
          <table:table-cell table:formula="of:=[.A1826]/1000/(60*60*24)" office:value-type="time" office:time-value="PT08H06M23.249S" calcext:value-type="time">
            <text:p>08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993.69" calcext:value-type="float">
            <text:p>1993.69</text:p>
          </table:table-cell>
          <table:table-cell office:value-type="float" office:value="2476.78" calcext:value-type="float">
            <text:p>2476.78</text:p>
          </table:table-cell>
        </table:table-row>
        <table:table-row table:style-name="ro1">
          <table:table-cell office:value-type="float" office:value="29199249" calcext:value-type="float">
            <text:p>29199249</text:p>
          </table:table-cell>
          <table:table-cell table:formula="of:=[.A1827]/1000/(60*60*24)" office:value-type="time" office:time-value="PT08H06M39.249S" calcext:value-type="time">
            <text:p>08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94.74" calcext:value-type="float">
            <text:p>1994.74</text:p>
          </table:table-cell>
          <table:table-cell office:value-type="float" office:value="2478.03" calcext:value-type="float">
            <text:p>2478.03</text:p>
          </table:table-cell>
        </table:table-row>
        <table:table-row table:style-name="ro1">
          <table:table-cell office:value-type="float" office:value="29215249" calcext:value-type="float">
            <text:p>29215249</text:p>
          </table:table-cell>
          <table:table-cell table:formula="of:=[.A1828]/1000/(60*60*24)" office:value-type="time" office:time-value="PT08H06M55.249S" calcext:value-type="time">
            <text:p>08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95.79" calcext:value-type="float">
            <text:p>1995.79</text:p>
          </table:table-cell>
          <table:table-cell office:value-type="float" office:value="2479.27" calcext:value-type="float">
            <text:p>2479.27</text:p>
          </table:table-cell>
        </table:table-row>
        <table:table-row table:style-name="ro1">
          <table:table-cell office:value-type="float" office:value="29231249" calcext:value-type="float">
            <text:p>29231249</text:p>
          </table:table-cell>
          <table:table-cell table:formula="of:=[.A1829]/1000/(60*60*24)" office:value-type="time" office:time-value="PT08H07M11.249S" calcext:value-type="time">
            <text:p>08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4" calcext:value-type="float">
            <text:p>279.54</text:p>
          </table:table-cell>
          <table:table-cell office:value-type="float" office:value="1996.83" calcext:value-type="float">
            <text:p>1996.83</text:p>
          </table:table-cell>
          <table:table-cell office:value-type="float" office:value="2480.51" calcext:value-type="float">
            <text:p>2480.51</text:p>
          </table:table-cell>
        </table:table-row>
        <table:table-row table:style-name="ro1">
          <table:table-cell office:value-type="float" office:value="29247249" calcext:value-type="float">
            <text:p>29247249</text:p>
          </table:table-cell>
          <table:table-cell table:formula="of:=[.A1830]/1000/(60*60*24)" office:value-type="time" office:time-value="PT08H07M27.249S" calcext:value-type="time">
            <text:p>08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997.88" calcext:value-type="float">
            <text:p>1997.88</text:p>
          </table:table-cell>
          <table:table-cell office:value-type="float" office:value="2481.75" calcext:value-type="float">
            <text:p>2481.75</text:p>
          </table:table-cell>
        </table:table-row>
        <table:table-row table:style-name="ro1">
          <table:table-cell office:value-type="float" office:value="29263249" calcext:value-type="float">
            <text:p>29263249</text:p>
          </table:table-cell>
          <table:table-cell table:formula="of:=[.A1831]/1000/(60*60*24)" office:value-type="time" office:time-value="PT08H07M43.249S" calcext:value-type="time">
            <text:p>08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998.92" calcext:value-type="float">
            <text:p>1998.92</text:p>
          </table:table-cell>
          <table:table-cell office:value-type="float" office:value="2482.99" calcext:value-type="float">
            <text:p>2482.99</text:p>
          </table:table-cell>
        </table:table-row>
        <table:table-row table:style-name="ro1">
          <table:table-cell office:value-type="float" office:value="29279249" calcext:value-type="float">
            <text:p>29279249</text:p>
          </table:table-cell>
          <table:table-cell table:formula="of:=[.A1832]/1000/(60*60*24)" office:value-type="time" office:time-value="PT08H07M59.249S" calcext:value-type="time">
            <text:p>08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999.97" calcext:value-type="float">
            <text:p>1999.97</text:p>
          </table:table-cell>
          <table:table-cell office:value-type="float" office:value="2484.24" calcext:value-type="float">
            <text:p>2484.24</text:p>
          </table:table-cell>
        </table:table-row>
        <table:table-row table:style-name="ro1">
          <table:table-cell office:value-type="float" office:value="29295249" calcext:value-type="float">
            <text:p>29295249</text:p>
          </table:table-cell>
          <table:table-cell table:formula="of:=[.A1833]/1000/(60*60*24)" office:value-type="time" office:time-value="PT08H08M15.249S" calcext:value-type="time">
            <text:p>08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2001.02" calcext:value-type="float">
            <text:p>2001.02</text:p>
          </table:table-cell>
          <table:table-cell office:value-type="float" office:value="2485.48" calcext:value-type="float">
            <text:p>2485.48</text:p>
          </table:table-cell>
        </table:table-row>
        <table:table-row table:style-name="ro1">
          <table:table-cell office:value-type="float" office:value="29311249" calcext:value-type="float">
            <text:p>29311249</text:p>
          </table:table-cell>
          <table:table-cell table:formula="of:=[.A1834]/1000/(60*60*24)" office:value-type="time" office:time-value="PT08H08M31.249S" calcext:value-type="time">
            <text:p>08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2002.06" calcext:value-type="float">
            <text:p>2002.06</text:p>
          </table:table-cell>
          <table:table-cell office:value-type="float" office:value="2486.72" calcext:value-type="float">
            <text:p>2486.72</text:p>
          </table:table-cell>
        </table:table-row>
        <table:table-row table:style-name="ro1">
          <table:table-cell office:value-type="float" office:value="29327249" calcext:value-type="float">
            <text:p>29327249</text:p>
          </table:table-cell>
          <table:table-cell table:formula="of:=[.A1835]/1000/(60*60*24)" office:value-type="time" office:time-value="PT08H08M47.249S" calcext:value-type="time">
            <text:p>08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03.11" calcext:value-type="float">
            <text:p>2003.11</text:p>
          </table:table-cell>
          <table:table-cell office:value-type="float" office:value="2487.96" calcext:value-type="float">
            <text:p>2487.96</text:p>
          </table:table-cell>
        </table:table-row>
        <table:table-row table:style-name="ro1">
          <table:table-cell office:value-type="float" office:value="29343249" calcext:value-type="float">
            <text:p>29343249</text:p>
          </table:table-cell>
          <table:table-cell table:formula="of:=[.A1836]/1000/(60*60*24)" office:value-type="time" office:time-value="PT08H09M03.249S" calcext:value-type="time">
            <text:p>08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04.15" calcext:value-type="float">
            <text:p>2004.15</text:p>
          </table:table-cell>
          <table:table-cell office:value-type="float" office:value="2489.2" calcext:value-type="float">
            <text:p>2489.2</text:p>
          </table:table-cell>
        </table:table-row>
        <table:table-row table:style-name="ro1">
          <table:table-cell office:value-type="float" office:value="29359249" calcext:value-type="float">
            <text:p>29359249</text:p>
          </table:table-cell>
          <table:table-cell table:formula="of:=[.A1837]/1000/(60*60*24)" office:value-type="time" office:time-value="PT08H09M19.249S" calcext:value-type="time">
            <text:p>08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05.2" calcext:value-type="float">
            <text:p>2005.2</text:p>
          </table:table-cell>
          <table:table-cell office:value-type="float" office:value="2490.44" calcext:value-type="float">
            <text:p>2490.44</text:p>
          </table:table-cell>
        </table:table-row>
        <table:table-row table:style-name="ro1">
          <table:table-cell office:value-type="float" office:value="29375249" calcext:value-type="float">
            <text:p>29375249</text:p>
          </table:table-cell>
          <table:table-cell table:formula="of:=[.A1838]/1000/(60*60*24)" office:value-type="time" office:time-value="PT08H09M35.249S" calcext:value-type="time">
            <text:p>08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06.24" calcext:value-type="float">
            <text:p>2006.24</text:p>
          </table:table-cell>
          <table:table-cell office:value-type="float" office:value="2491.68" calcext:value-type="float">
            <text:p>2491.68</text:p>
          </table:table-cell>
        </table:table-row>
        <table:table-row table:style-name="ro1">
          <table:table-cell office:value-type="float" office:value="29391249" calcext:value-type="float">
            <text:p>29391249</text:p>
          </table:table-cell>
          <table:table-cell table:formula="of:=[.A1839]/1000/(60*60*24)" office:value-type="time" office:time-value="PT08H09M51.249S" calcext:value-type="time">
            <text:p>08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07.29" calcext:value-type="float">
            <text:p>2007.29</text:p>
          </table:table-cell>
          <table:table-cell office:value-type="float" office:value="2492.92" calcext:value-type="float">
            <text:p>2492.92</text:p>
          </table:table-cell>
        </table:table-row>
        <table:table-row table:style-name="ro1">
          <table:table-cell office:value-type="float" office:value="29407249" calcext:value-type="float">
            <text:p>29407249</text:p>
          </table:table-cell>
          <table:table-cell table:formula="of:=[.A1840]/1000/(60*60*24)" office:value-type="time" office:time-value="PT08H10M07.249S" calcext:value-type="time">
            <text:p>08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2008.33" calcext:value-type="float">
            <text:p>2008.33</text:p>
          </table:table-cell>
          <table:table-cell office:value-type="float" office:value="2494.16" calcext:value-type="float">
            <text:p>2494.16</text:p>
          </table:table-cell>
        </table:table-row>
        <table:table-row table:style-name="ro1">
          <table:table-cell office:value-type="float" office:value="29423249" calcext:value-type="float">
            <text:p>29423249</text:p>
          </table:table-cell>
          <table:table-cell table:formula="of:=[.A1841]/1000/(60*60*24)" office:value-type="time" office:time-value="PT08H10M23.249S" calcext:value-type="time">
            <text:p>08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2009.38" calcext:value-type="float">
            <text:p>2009.38</text:p>
          </table:table-cell>
          <table:table-cell office:value-type="float" office:value="2495.4" calcext:value-type="float">
            <text:p>2495.4</text:p>
          </table:table-cell>
        </table:table-row>
        <table:table-row table:style-name="ro1">
          <table:table-cell office:value-type="float" office:value="29439249" calcext:value-type="float">
            <text:p>29439249</text:p>
          </table:table-cell>
          <table:table-cell table:formula="of:=[.A1842]/1000/(60*60*24)" office:value-type="time" office:time-value="PT08H10M39.249S" calcext:value-type="time">
            <text:p>08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2010.42" calcext:value-type="float">
            <text:p>2010.42</text:p>
          </table:table-cell>
          <table:table-cell office:value-type="float" office:value="2496.64" calcext:value-type="float">
            <text:p>2496.64</text:p>
          </table:table-cell>
        </table:table-row>
        <table:table-row table:style-name="ro1">
          <table:table-cell office:value-type="float" office:value="29455249" calcext:value-type="float">
            <text:p>29455249</text:p>
          </table:table-cell>
          <table:table-cell table:formula="of:=[.A1843]/1000/(60*60*24)" office:value-type="time" office:time-value="PT08H10M55.249S" calcext:value-type="time">
            <text:p>08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11.47" calcext:value-type="float">
            <text:p>2011.47</text:p>
          </table:table-cell>
          <table:table-cell office:value-type="float" office:value="2497.88" calcext:value-type="float">
            <text:p>2497.88</text:p>
          </table:table-cell>
        </table:table-row>
        <table:table-row table:style-name="ro1">
          <table:table-cell office:value-type="float" office:value="29471249" calcext:value-type="float">
            <text:p>29471249</text:p>
          </table:table-cell>
          <table:table-cell table:formula="of:=[.A1844]/1000/(60*60*24)" office:value-type="time" office:time-value="PT08H11M11.249S" calcext:value-type="time">
            <text:p>08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2012.51" calcext:value-type="float">
            <text:p>2012.51</text:p>
          </table:table-cell>
          <table:table-cell office:value-type="float" office:value="2499.12" calcext:value-type="float">
            <text:p>2499.12</text:p>
          </table:table-cell>
        </table:table-row>
        <table:table-row table:style-name="ro1">
          <table:table-cell office:value-type="float" office:value="29487249" calcext:value-type="float">
            <text:p>29487249</text:p>
          </table:table-cell>
          <table:table-cell table:formula="of:=[.A1845]/1000/(60*60*24)" office:value-type="time" office:time-value="PT08H11M27.249S" calcext:value-type="time">
            <text:p>08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13.56" calcext:value-type="float">
            <text:p>2013.56</text:p>
          </table:table-cell>
          <table:table-cell office:value-type="float" office:value="2500.35" calcext:value-type="float">
            <text:p>2500.35</text:p>
          </table:table-cell>
        </table:table-row>
        <table:table-row table:style-name="ro1">
          <table:table-cell office:value-type="float" office:value="29503249" calcext:value-type="float">
            <text:p>29503249</text:p>
          </table:table-cell>
          <table:table-cell table:formula="of:=[.A1846]/1000/(60*60*24)" office:value-type="time" office:time-value="PT08H11M43.249S" calcext:value-type="time">
            <text:p>08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" calcext:value-type="float">
            <text:p>235</text:p>
          </table:table-cell>
          <table:table-cell office:value-type="float" office:value="279.06" calcext:value-type="float">
            <text:p>279.06</text:p>
          </table:table-cell>
          <table:table-cell office:value-type="float" office:value="2014.6" calcext:value-type="float">
            <text:p>2014.6</text:p>
          </table:table-cell>
          <table:table-cell office:value-type="float" office:value="2501.59" calcext:value-type="float">
            <text:p>2501.59</text:p>
          </table:table-cell>
        </table:table-row>
        <table:table-row table:style-name="ro1">
          <table:table-cell office:value-type="float" office:value="29519249" calcext:value-type="float">
            <text:p>29519249</text:p>
          </table:table-cell>
          <table:table-cell table:formula="of:=[.A1847]/1000/(60*60*24)" office:value-type="time" office:time-value="PT08H11M59.249S" calcext:value-type="time">
            <text:p>08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2015.64" calcext:value-type="float">
            <text:p>2015.64</text:p>
          </table:table-cell>
          <table:table-cell office:value-type="float" office:value="2502.82" calcext:value-type="float">
            <text:p>2502.82</text:p>
          </table:table-cell>
        </table:table-row>
        <table:table-row table:style-name="ro1">
          <table:table-cell office:value-type="float" office:value="29535249" calcext:value-type="float">
            <text:p>29535249</text:p>
          </table:table-cell>
          <table:table-cell table:formula="of:=[.A1848]/1000/(60*60*24)" office:value-type="time" office:time-value="PT08H12M15.249S" calcext:value-type="time">
            <text:p>08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16.69" calcext:value-type="float">
            <text:p>2016.69</text:p>
          </table:table-cell>
          <table:table-cell office:value-type="float" office:value="2504.06" calcext:value-type="float">
            <text:p>2504.06</text:p>
          </table:table-cell>
        </table:table-row>
        <table:table-row table:style-name="ro1">
          <table:table-cell office:value-type="float" office:value="29551249" calcext:value-type="float">
            <text:p>29551249</text:p>
          </table:table-cell>
          <table:table-cell table:formula="of:=[.A1849]/1000/(60*60*24)" office:value-type="time" office:time-value="PT08H12M31.249S" calcext:value-type="time">
            <text:p>08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17.73" calcext:value-type="float">
            <text:p>2017.73</text:p>
          </table:table-cell>
          <table:table-cell office:value-type="float" office:value="2505.3" calcext:value-type="float">
            <text:p>2505.3</text:p>
          </table:table-cell>
        </table:table-row>
        <table:table-row table:style-name="ro1">
          <table:table-cell office:value-type="float" office:value="29567249" calcext:value-type="float">
            <text:p>29567249</text:p>
          </table:table-cell>
          <table:table-cell table:formula="of:=[.A1850]/1000/(60*60*24)" office:value-type="time" office:time-value="PT08H12M47.249S" calcext:value-type="time">
            <text:p>08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18.78" calcext:value-type="float">
            <text:p>2018.78</text:p>
          </table:table-cell>
          <table:table-cell office:value-type="float" office:value="2506.53" calcext:value-type="float">
            <text:p>2506.53</text:p>
          </table:table-cell>
        </table:table-row>
        <table:table-row table:style-name="ro1">
          <table:table-cell office:value-type="float" office:value="29583249" calcext:value-type="float">
            <text:p>29583249</text:p>
          </table:table-cell>
          <table:table-cell table:formula="of:=[.A1851]/1000/(60*60*24)" office:value-type="time" office:time-value="PT08H13M03.249S" calcext:value-type="time">
            <text:p>08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2019.82" calcext:value-type="float">
            <text:p>2019.82</text:p>
          </table:table-cell>
          <table:table-cell office:value-type="float" office:value="2507.76" calcext:value-type="float">
            <text:p>2507.76</text:p>
          </table:table-cell>
        </table:table-row>
        <table:table-row table:style-name="ro1">
          <table:table-cell office:value-type="float" office:value="29599249" calcext:value-type="float">
            <text:p>29599249</text:p>
          </table:table-cell>
          <table:table-cell table:formula="of:=[.A1852]/1000/(60*60*24)" office:value-type="time" office:time-value="PT08H13M19.249S" calcext:value-type="time">
            <text:p>08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4.8" calcext:value-type="float">
            <text:p>234.8</text:p>
          </table:table-cell>
          <table:table-cell office:value-type="float" office:value="278.82" calcext:value-type="float">
            <text:p>278.82</text:p>
          </table:table-cell>
          <table:table-cell office:value-type="float" office:value="2020.87" calcext:value-type="float">
            <text:p>2020.87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29615249" calcext:value-type="float">
            <text:p>29615249</text:p>
          </table:table-cell>
          <table:table-cell table:formula="of:=[.A1853]/1000/(60*60*24)" office:value-type="time" office:time-value="PT08H13M35.249S" calcext:value-type="time">
            <text:p>08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21.91" calcext:value-type="float">
            <text:p>2021.91</text:p>
          </table:table-cell>
          <table:table-cell office:value-type="float" office:value="2510.23" calcext:value-type="float">
            <text:p>2510.23</text:p>
          </table:table-cell>
        </table:table-row>
        <table:table-row table:style-name="ro1">
          <table:table-cell office:value-type="float" office:value="29631249" calcext:value-type="float">
            <text:p>29631249</text:p>
          </table:table-cell>
          <table:table-cell table:formula="of:=[.A1854]/1000/(60*60*24)" office:value-type="time" office:time-value="PT08H13M51.249S" calcext:value-type="time">
            <text:p>08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22.95" calcext:value-type="float">
            <text:p>2022.95</text:p>
          </table:table-cell>
          <table:table-cell office:value-type="float" office:value="2511.47" calcext:value-type="float">
            <text:p>2511.47</text:p>
          </table:table-cell>
        </table:table-row>
        <table:table-row table:style-name="ro1">
          <table:table-cell office:value-type="float" office:value="29647249" calcext:value-type="float">
            <text:p>29647249</text:p>
          </table:table-cell>
          <table:table-cell table:formula="of:=[.A1855]/1000/(60*60*24)" office:value-type="time" office:time-value="PT08H14M07.249S" calcext:value-type="time">
            <text:p>08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2024" calcext:value-type="float">
            <text:p>2024</text:p>
          </table:table-cell>
          <table:table-cell office:value-type="float" office:value="2512.7" calcext:value-type="float">
            <text:p>2512.7</text:p>
          </table:table-cell>
        </table:table-row>
        <table:table-row table:style-name="ro1">
          <table:table-cell office:value-type="float" office:value="29663249" calcext:value-type="float">
            <text:p>29663249</text:p>
          </table:table-cell>
          <table:table-cell table:formula="of:=[.A1856]/1000/(60*60*24)" office:value-type="time" office:time-value="PT08H14M23.249S" calcext:value-type="time">
            <text:p>08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2025.04" calcext:value-type="float">
            <text:p>2025.04</text:p>
          </table:table-cell>
          <table:table-cell office:value-type="float" office:value="2513.94" calcext:value-type="float">
            <text:p>2513.94</text:p>
          </table:table-cell>
        </table:table-row>
        <table:table-row table:style-name="ro1">
          <table:table-cell office:value-type="float" office:value="29679249" calcext:value-type="float">
            <text:p>29679249</text:p>
          </table:table-cell>
          <table:table-cell table:formula="of:=[.A1857]/1000/(60*60*24)" office:value-type="time" office:time-value="PT08H14M39.249S" calcext:value-type="time">
            <text:p>08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2026.08" calcext:value-type="float">
            <text:p>2026.08</text:p>
          </table:table-cell>
          <table:table-cell office:value-type="float" office:value="2515.17" calcext:value-type="float">
            <text:p>2515.17</text:p>
          </table:table-cell>
        </table:table-row>
        <table:table-row table:style-name="ro1">
          <table:table-cell office:value-type="float" office:value="29695249" calcext:value-type="float">
            <text:p>29695249</text:p>
          </table:table-cell>
          <table:table-cell table:formula="of:=[.A1858]/1000/(60*60*24)" office:value-type="time" office:time-value="PT08H14M55.249S" calcext:value-type="time">
            <text:p>08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2027.13" calcext:value-type="float">
            <text:p>2027.13</text:p>
          </table:table-cell>
          <table:table-cell office:value-type="float" office:value="2516.41" calcext:value-type="float">
            <text:p>2516.41</text:p>
          </table:table-cell>
        </table:table-row>
        <table:table-row table:style-name="ro1">
          <table:table-cell office:value-type="float" office:value="29711249" calcext:value-type="float">
            <text:p>29711249</text:p>
          </table:table-cell>
          <table:table-cell table:formula="of:=[.A1859]/1000/(60*60*24)" office:value-type="time" office:time-value="PT08H15M11.249S" calcext:value-type="time">
            <text:p>08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028.17" calcext:value-type="float">
            <text:p>2028.17</text:p>
          </table:table-cell>
          <table:table-cell office:value-type="float" office:value="2517.64" calcext:value-type="float">
            <text:p>2517.64</text:p>
          </table:table-cell>
        </table:table-row>
        <table:table-row table:style-name="ro1">
          <table:table-cell office:value-type="float" office:value="29727249" calcext:value-type="float">
            <text:p>29727249</text:p>
          </table:table-cell>
          <table:table-cell table:formula="of:=[.A1860]/1000/(60*60*24)" office:value-type="time" office:time-value="PT08H15M27.249S" calcext:value-type="time">
            <text:p>08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029.21" calcext:value-type="float">
            <text:p>2029.21</text:p>
          </table:table-cell>
          <table:table-cell office:value-type="float" office:value="2518.87" calcext:value-type="float">
            <text:p>2518.87</text:p>
          </table:table-cell>
        </table:table-row>
        <table:table-row table:style-name="ro1">
          <table:table-cell office:value-type="float" office:value="29743249" calcext:value-type="float">
            <text:p>29743249</text:p>
          </table:table-cell>
          <table:table-cell table:formula="of:=[.A1861]/1000/(60*60*24)" office:value-type="time" office:time-value="PT08H15M43.249S" calcext:value-type="time">
            <text:p>08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2030.25" calcext:value-type="float">
            <text:p>2030.25</text:p>
          </table:table-cell>
          <table:table-cell office:value-type="float" office:value="2520.11" calcext:value-type="float">
            <text:p>2520.11</text:p>
          </table:table-cell>
        </table:table-row>
        <table:table-row table:style-name="ro1">
          <table:table-cell office:value-type="float" office:value="29759249" calcext:value-type="float">
            <text:p>29759249</text:p>
          </table:table-cell>
          <table:table-cell table:formula="of:=[.A1862]/1000/(60*60*24)" office:value-type="time" office:time-value="PT08H15M59.249S" calcext:value-type="time">
            <text:p>08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2031.3" calcext:value-type="float">
            <text:p>2031.3</text:p>
          </table:table-cell>
          <table:table-cell office:value-type="float" office:value="2521.34" calcext:value-type="float">
            <text:p>2521.34</text:p>
          </table:table-cell>
        </table:table-row>
        <table:table-row table:style-name="ro1">
          <table:table-cell office:value-type="float" office:value="29775249" calcext:value-type="float">
            <text:p>29775249</text:p>
          </table:table-cell>
          <table:table-cell table:formula="of:=[.A1863]/1000/(60*60*24)" office:value-type="time" office:time-value="PT08H16M15.249S" calcext:value-type="time">
            <text:p>08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32.34" calcext:value-type="float">
            <text:p>2032.34</text:p>
          </table:table-cell>
          <table:table-cell office:value-type="float" office:value="2522.58" calcext:value-type="float">
            <text:p>2522.58</text:p>
          </table:table-cell>
        </table:table-row>
        <table:table-row table:style-name="ro1">
          <table:table-cell office:value-type="float" office:value="29791249" calcext:value-type="float">
            <text:p>29791249</text:p>
          </table:table-cell>
          <table:table-cell table:formula="of:=[.A1864]/1000/(60*60*24)" office:value-type="time" office:time-value="PT08H16M31.249S" calcext:value-type="time">
            <text:p>08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33.38" calcext:value-type="float">
            <text:p>2033.38</text:p>
          </table:table-cell>
          <table:table-cell office:value-type="float" office:value="2523.81" calcext:value-type="float">
            <text:p>2523.81</text:p>
          </table:table-cell>
        </table:table-row>
        <table:table-row table:style-name="ro1">
          <table:table-cell office:value-type="float" office:value="29807249" calcext:value-type="float">
            <text:p>29807249</text:p>
          </table:table-cell>
          <table:table-cell table:formula="of:=[.A1865]/1000/(60*60*24)" office:value-type="time" office:time-value="PT08H16M47.249S" calcext:value-type="time">
            <text:p>08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34.43" calcext:value-type="float">
            <text:p>2034.43</text:p>
          </table:table-cell>
          <table:table-cell office:value-type="float" office:value="2525.04" calcext:value-type="float">
            <text:p>2525.04</text:p>
          </table:table-cell>
        </table:table-row>
        <table:table-row table:style-name="ro1">
          <table:table-cell office:value-type="float" office:value="29823249" calcext:value-type="float">
            <text:p>29823249</text:p>
          </table:table-cell>
          <table:table-cell table:formula="of:=[.A1866]/1000/(60*60*24)" office:value-type="time" office:time-value="PT08H17M03.249S" calcext:value-type="time">
            <text:p>08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2035.47" calcext:value-type="float">
            <text:p>2035.47</text:p>
          </table:table-cell>
          <table:table-cell office:value-type="float" office:value="2526.27" calcext:value-type="float">
            <text:p>2526.27</text:p>
          </table:table-cell>
        </table:table-row>
        <table:table-row table:style-name="ro1">
          <table:table-cell office:value-type="float" office:value="29839249" calcext:value-type="float">
            <text:p>29839249</text:p>
          </table:table-cell>
          <table:table-cell table:formula="of:=[.A1867]/1000/(60*60*24)" office:value-type="time" office:time-value="PT08H17M19.249S" calcext:value-type="time">
            <text:p>08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2036.51" calcext:value-type="float">
            <text:p>2036.51</text:p>
          </table:table-cell>
          <table:table-cell office:value-type="float" office:value="2527.5" calcext:value-type="float">
            <text:p>2527.5</text:p>
          </table:table-cell>
        </table:table-row>
        <table:table-row table:style-name="ro1">
          <table:table-cell office:value-type="float" office:value="29855249" calcext:value-type="float">
            <text:p>29855249</text:p>
          </table:table-cell>
          <table:table-cell table:formula="of:=[.A1868]/1000/(60*60*24)" office:value-type="time" office:time-value="PT08H17M35.249S" calcext:value-type="time">
            <text:p>08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2037.55" calcext:value-type="float">
            <text:p>2037.55</text:p>
          </table:table-cell>
          <table:table-cell office:value-type="float" office:value="2528.74" calcext:value-type="float">
            <text:p>2528.74</text:p>
          </table:table-cell>
        </table:table-row>
        <table:table-row table:style-name="ro1">
          <table:table-cell office:value-type="float" office:value="29871249" calcext:value-type="float">
            <text:p>29871249</text:p>
          </table:table-cell>
          <table:table-cell table:formula="of:=[.A1869]/1000/(60*60*24)" office:value-type="time" office:time-value="PT08H17M51.249S" calcext:value-type="time">
            <text:p>08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2038.59" calcext:value-type="float">
            <text:p>2038.59</text:p>
          </table:table-cell>
          <table:table-cell office:value-type="float" office:value="2529.97" calcext:value-type="float">
            <text:p>2529.97</text:p>
          </table:table-cell>
        </table:table-row>
        <table:table-row table:style-name="ro1">
          <table:table-cell office:value-type="float" office:value="29887249" calcext:value-type="float">
            <text:p>29887249</text:p>
          </table:table-cell>
          <table:table-cell table:formula="of:=[.A1870]/1000/(60*60*24)" office:value-type="time" office:time-value="PT08H18M07.249S" calcext:value-type="time">
            <text:p>08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2039.63" calcext:value-type="float">
            <text:p>2039.63</text:p>
          </table:table-cell>
          <table:table-cell office:value-type="float" office:value="2531.2" calcext:value-type="float">
            <text:p>2531.2</text:p>
          </table:table-cell>
        </table:table-row>
        <table:table-row table:style-name="ro1">
          <table:table-cell office:value-type="float" office:value="29903249" calcext:value-type="float">
            <text:p>29903249</text:p>
          </table:table-cell>
          <table:table-cell table:formula="of:=[.A1871]/1000/(60*60*24)" office:value-type="time" office:time-value="PT08H18M23.249S" calcext:value-type="time">
            <text:p>08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2040.67" calcext:value-type="float">
            <text:p>2040.67</text:p>
          </table:table-cell>
          <table:table-cell office:value-type="float" office:value="2532.43" calcext:value-type="float">
            <text:p>2532.43</text:p>
          </table:table-cell>
        </table:table-row>
        <table:table-row table:style-name="ro1">
          <table:table-cell office:value-type="float" office:value="29919249" calcext:value-type="float">
            <text:p>29919249</text:p>
          </table:table-cell>
          <table:table-cell table:formula="of:=[.A1872]/1000/(60*60*24)" office:value-type="time" office:time-value="PT08H18M39.249S" calcext:value-type="time">
            <text:p>08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2041.72" calcext:value-type="float">
            <text:p>2041.72</text:p>
          </table:table-cell>
          <table:table-cell office:value-type="float" office:value="2533.65" calcext:value-type="float">
            <text:p>2533.65</text:p>
          </table:table-cell>
        </table:table-row>
        <table:table-row table:style-name="ro1">
          <table:table-cell office:value-type="float" office:value="29935249" calcext:value-type="float">
            <text:p>29935249</text:p>
          </table:table-cell>
          <table:table-cell table:formula="of:=[.A1873]/1000/(60*60*24)" office:value-type="time" office:time-value="PT08H18M55.249S" calcext:value-type="time">
            <text:p>08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7.16" calcext:value-type="float">
            <text:p>277.16</text:p>
          </table:table-cell>
          <table:table-cell office:value-type="float" office:value="2042.76" calcext:value-type="float">
            <text:p>2042.76</text:p>
          </table:table-cell>
          <table:table-cell office:value-type="float" office:value="2534.88" calcext:value-type="float">
            <text:p>2534.88</text:p>
          </table:table-cell>
        </table:table-row>
        <table:table-row table:style-name="ro1">
          <table:table-cell office:value-type="float" office:value="29951249" calcext:value-type="float">
            <text:p>29951249</text:p>
          </table:table-cell>
          <table:table-cell table:formula="of:=[.A1874]/1000/(60*60*24)" office:value-type="time" office:time-value="PT08H19M11.249S" calcext:value-type="time">
            <text:p>08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43.8" calcext:value-type="float">
            <text:p>2043.8</text:p>
          </table:table-cell>
          <table:table-cell office:value-type="float" office:value="2536.11" calcext:value-type="float">
            <text:p>2536.11</text:p>
          </table:table-cell>
        </table:table-row>
        <table:table-row table:style-name="ro1">
          <table:table-cell office:value-type="float" office:value="29967249" calcext:value-type="float">
            <text:p>29967249</text:p>
          </table:table-cell>
          <table:table-cell table:formula="of:=[.A1875]/1000/(60*60*24)" office:value-type="time" office:time-value="PT08H19M27.249S" calcext:value-type="time">
            <text:p>08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44.84" calcext:value-type="float">
            <text:p>2044.84</text:p>
          </table:table-cell>
          <table:table-cell office:value-type="float" office:value="2537.34" calcext:value-type="float">
            <text:p>2537.34</text:p>
          </table:table-cell>
        </table:table-row>
        <table:table-row table:style-name="ro1">
          <table:table-cell office:value-type="float" office:value="29983249" calcext:value-type="float">
            <text:p>29983249</text:p>
          </table:table-cell>
          <table:table-cell table:formula="of:=[.A1876]/1000/(60*60*24)" office:value-type="time" office:time-value="PT08H19M43.249S" calcext:value-type="time">
            <text:p>08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45.88" calcext:value-type="float">
            <text:p>2045.88</text:p>
          </table:table-cell>
          <table:table-cell office:value-type="float" office:value="2538.57" calcext:value-type="float">
            <text:p>2538.57</text:p>
          </table:table-cell>
        </table:table-row>
        <table:table-row table:style-name="ro1">
          <table:table-cell office:value-type="float" office:value="29999249" calcext:value-type="float">
            <text:p>29999249</text:p>
          </table:table-cell>
          <table:table-cell table:formula="of:=[.A1877]/1000/(60*60*24)" office:value-type="time" office:time-value="PT08H19M59.249S" calcext:value-type="time">
            <text:p>08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2046.92" calcext:value-type="float">
            <text:p>2046.92</text:p>
          </table:table-cell>
          <table:table-cell office:value-type="float" office:value="2539.79" calcext:value-type="float">
            <text:p>2539.79</text:p>
          </table:table-cell>
        </table:table-row>
        <table:table-row table:style-name="ro1">
          <table:table-cell office:value-type="float" office:value="30015249" calcext:value-type="float">
            <text:p>30015249</text:p>
          </table:table-cell>
          <table:table-cell table:formula="of:=[.A1878]/1000/(60*60*24)" office:value-type="time" office:time-value="PT08H20M15.249S" calcext:value-type="time">
            <text:p>08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47.96" calcext:value-type="float">
            <text:p>2047.96</text:p>
          </table:table-cell>
          <table:table-cell office:value-type="float" office:value="2541.02" calcext:value-type="float">
            <text:p>2541.02</text:p>
          </table:table-cell>
        </table:table-row>
        <table:table-row table:style-name="ro1">
          <table:table-cell office:value-type="float" office:value="30031249" calcext:value-type="float">
            <text:p>30031249</text:p>
          </table:table-cell>
          <table:table-cell table:formula="of:=[.A1879]/1000/(60*60*24)" office:value-type="time" office:time-value="PT08H20M31.249S" calcext:value-type="time">
            <text:p>08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49" calcext:value-type="float">
            <text:p>2049</text:p>
          </table:table-cell>
          <table:table-cell office:value-type="float" office:value="2542.25" calcext:value-type="float">
            <text:p>2542.25</text:p>
          </table:table-cell>
        </table:table-row>
        <table:table-row table:style-name="ro1">
          <table:table-cell office:value-type="float" office:value="30047249" calcext:value-type="float">
            <text:p>30047249</text:p>
          </table:table-cell>
          <table:table-cell table:formula="of:=[.A1880]/1000/(60*60*24)" office:value-type="time" office:time-value="PT08H20M47.249S" calcext:value-type="time">
            <text:p>08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50.04" calcext:value-type="float">
            <text:p>2050.04</text:p>
          </table:table-cell>
          <table:table-cell office:value-type="float" office:value="2543.47" calcext:value-type="float">
            <text:p>2543.47</text:p>
          </table:table-cell>
        </table:table-row>
        <table:table-row table:style-name="ro1">
          <table:table-cell office:value-type="float" office:value="30063249" calcext:value-type="float">
            <text:p>30063249</text:p>
          </table:table-cell>
          <table:table-cell table:formula="of:=[.A1881]/1000/(60*60*24)" office:value-type="time" office:time-value="PT08H21M03.249S" calcext:value-type="time">
            <text:p>08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2051.08" calcext:value-type="float">
            <text:p>2051.08</text:p>
          </table:table-cell>
          <table:table-cell office:value-type="float" office:value="2544.7" calcext:value-type="float">
            <text:p>2544.7</text:p>
          </table:table-cell>
        </table:table-row>
        <table:table-row table:style-name="ro1">
          <table:table-cell office:value-type="float" office:value="30079249" calcext:value-type="float">
            <text:p>30079249</text:p>
          </table:table-cell>
          <table:table-cell table:formula="of:=[.A1882]/1000/(60*60*24)" office:value-type="time" office:time-value="PT08H21M19.249S" calcext:value-type="time">
            <text:p>08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52.12" calcext:value-type="float">
            <text:p>2052.12</text:p>
          </table:table-cell>
          <table:table-cell office:value-type="float" office:value="2545.93" calcext:value-type="float">
            <text:p>2545.93</text:p>
          </table:table-cell>
        </table:table-row>
        <table:table-row table:style-name="ro1">
          <table:table-cell office:value-type="float" office:value="30095249" calcext:value-type="float">
            <text:p>30095249</text:p>
          </table:table-cell>
          <table:table-cell table:formula="of:=[.A1883]/1000/(60*60*24)" office:value-type="time" office:time-value="PT08H21M35.249S" calcext:value-type="time">
            <text:p>08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53.16" calcext:value-type="float">
            <text:p>2053.16</text:p>
          </table:table-cell>
          <table:table-cell office:value-type="float" office:value="2547.15" calcext:value-type="float">
            <text:p>2547.15</text:p>
          </table:table-cell>
        </table:table-row>
        <table:table-row table:style-name="ro1">
          <table:table-cell office:value-type="float" office:value="30111249" calcext:value-type="float">
            <text:p>30111249</text:p>
          </table:table-cell>
          <table:table-cell table:formula="of:=[.A1884]/1000/(60*60*24)" office:value-type="time" office:time-value="PT08H21M51.249S" calcext:value-type="time">
            <text:p>08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54.2" calcext:value-type="float">
            <text:p>2054.2</text:p>
          </table:table-cell>
          <table:table-cell office:value-type="float" office:value="2548.38" calcext:value-type="float">
            <text:p>2548.38</text:p>
          </table:table-cell>
        </table:table-row>
        <table:table-row table:style-name="ro1">
          <table:table-cell office:value-type="float" office:value="30127249" calcext:value-type="float">
            <text:p>30127249</text:p>
          </table:table-cell>
          <table:table-cell table:formula="of:=[.A1885]/1000/(60*60*24)" office:value-type="time" office:time-value="PT08H22M07.249S" calcext:value-type="time">
            <text:p>08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2055.24" calcext:value-type="float">
            <text:p>2055.24</text:p>
          </table:table-cell>
          <table:table-cell office:value-type="float" office:value="2549.61" calcext:value-type="float">
            <text:p>2549.61</text:p>
          </table:table-cell>
        </table:table-row>
        <table:table-row table:style-name="ro1">
          <table:table-cell office:value-type="float" office:value="30143249" calcext:value-type="float">
            <text:p>30143249</text:p>
          </table:table-cell>
          <table:table-cell table:formula="of:=[.A1886]/1000/(60*60*24)" office:value-type="time" office:time-value="PT08H22M23.249S" calcext:value-type="time">
            <text:p>08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2056.28" calcext:value-type="float">
            <text:p>2056.28</text:p>
          </table:table-cell>
          <table:table-cell office:value-type="float" office:value="2550.83" calcext:value-type="float">
            <text:p>2550.83</text:p>
          </table:table-cell>
        </table:table-row>
        <table:table-row table:style-name="ro1">
          <table:table-cell office:value-type="float" office:value="30159249" calcext:value-type="float">
            <text:p>30159249</text:p>
          </table:table-cell>
          <table:table-cell table:formula="of:=[.A1887]/1000/(60*60*24)" office:value-type="time" office:time-value="PT08H22M39.249S" calcext:value-type="time">
            <text:p>08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57.32" calcext:value-type="float">
            <text:p>2057.32</text:p>
          </table:table-cell>
          <table:table-cell office:value-type="float" office:value="2552.06" calcext:value-type="float">
            <text:p>2552.06</text:p>
          </table:table-cell>
        </table:table-row>
        <table:table-row table:style-name="ro1">
          <table:table-cell office:value-type="float" office:value="30175249" calcext:value-type="float">
            <text:p>30175249</text:p>
          </table:table-cell>
          <table:table-cell table:formula="of:=[.A1888]/1000/(60*60*24)" office:value-type="time" office:time-value="PT08H22M55.249S" calcext:value-type="time">
            <text:p>08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58.36" calcext:value-type="float">
            <text:p>2058.36</text:p>
          </table:table-cell>
          <table:table-cell office:value-type="float" office:value="2553.29" calcext:value-type="float">
            <text:p>2553.29</text:p>
          </table:table-cell>
        </table:table-row>
        <table:table-row table:style-name="ro1">
          <table:table-cell office:value-type="float" office:value="30191249" calcext:value-type="float">
            <text:p>30191249</text:p>
          </table:table-cell>
          <table:table-cell table:formula="of:=[.A1889]/1000/(60*60*24)" office:value-type="time" office:time-value="PT08H23M11.249S" calcext:value-type="time">
            <text:p>08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59.39" calcext:value-type="float">
            <text:p>2059.39</text:p>
          </table:table-cell>
          <table:table-cell office:value-type="float" office:value="2554.51" calcext:value-type="float">
            <text:p>2554.51</text:p>
          </table:table-cell>
        </table:table-row>
        <table:table-row table:style-name="ro1">
          <table:table-cell office:value-type="float" office:value="30207249" calcext:value-type="float">
            <text:p>30207249</text:p>
          </table:table-cell>
          <table:table-cell table:formula="of:=[.A1890]/1000/(60*60*24)" office:value-type="time" office:time-value="PT08H23M27.249S" calcext:value-type="time">
            <text:p>08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60.43" calcext:value-type="float">
            <text:p>2060.43</text:p>
          </table:table-cell>
          <table:table-cell office:value-type="float" office:value="2555.74" calcext:value-type="float">
            <text:p>2555.74</text:p>
          </table:table-cell>
        </table:table-row>
        <table:table-row table:style-name="ro1">
          <table:table-cell office:value-type="float" office:value="30223249" calcext:value-type="float">
            <text:p>30223249</text:p>
          </table:table-cell>
          <table:table-cell table:formula="of:=[.A1891]/1000/(60*60*24)" office:value-type="time" office:time-value="PT08H23M43.249S" calcext:value-type="time">
            <text:p>08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2061.47" calcext:value-type="float">
            <text:p>2061.47</text:p>
          </table:table-cell>
          <table:table-cell office:value-type="float" office:value="2556.96" calcext:value-type="float">
            <text:p>2556.96</text:p>
          </table:table-cell>
        </table:table-row>
        <table:table-row table:style-name="ro1">
          <table:table-cell office:value-type="float" office:value="30239249" calcext:value-type="float">
            <text:p>30239249</text:p>
          </table:table-cell>
          <table:table-cell table:formula="of:=[.A1892]/1000/(60*60*24)" office:value-type="time" office:time-value="PT08H23M59.249S" calcext:value-type="time">
            <text:p>08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2062.51" calcext:value-type="float">
            <text:p>2062.51</text:p>
          </table:table-cell>
          <table:table-cell office:value-type="float" office:value="2558.19" calcext:value-type="float">
            <text:p>2558.19</text:p>
          </table:table-cell>
        </table:table-row>
        <table:table-row table:style-name="ro1">
          <table:table-cell office:value-type="float" office:value="30255249" calcext:value-type="float">
            <text:p>30255249</text:p>
          </table:table-cell>
          <table:table-cell table:formula="of:=[.A1893]/1000/(60*60*24)" office:value-type="time" office:time-value="PT08H24M15.249S" calcext:value-type="time">
            <text:p>08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2063.55" calcext:value-type="float">
            <text:p>2063.55</text:p>
          </table:table-cell>
          <table:table-cell office:value-type="float" office:value="2559.42" calcext:value-type="float">
            <text:p>2559.42</text:p>
          </table:table-cell>
        </table:table-row>
        <table:table-row table:style-name="ro1">
          <table:table-cell office:value-type="float" office:value="30271249" calcext:value-type="float">
            <text:p>30271249</text:p>
          </table:table-cell>
          <table:table-cell table:formula="of:=[.A1894]/1000/(60*60*24)" office:value-type="time" office:time-value="PT08H24M31.249S" calcext:value-type="time">
            <text:p>08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2064.59" calcext:value-type="float">
            <text:p>2064.59</text:p>
          </table:table-cell>
          <table:table-cell office:value-type="float" office:value="2560.64" calcext:value-type="float">
            <text:p>2560.64</text:p>
          </table:table-cell>
        </table:table-row>
        <table:table-row table:style-name="ro1">
          <table:table-cell office:value-type="float" office:value="30287249" calcext:value-type="float">
            <text:p>30287249</text:p>
          </table:table-cell>
          <table:table-cell table:formula="of:=[.A1895]/1000/(60*60*24)" office:value-type="time" office:time-value="PT08H24M47.249S" calcext:value-type="time">
            <text:p>08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2065.63" calcext:value-type="float">
            <text:p>2065.63</text:p>
          </table:table-cell>
          <table:table-cell office:value-type="float" office:value="2561.86" calcext:value-type="float">
            <text:p>2561.86</text:p>
          </table:table-cell>
        </table:table-row>
        <table:table-row table:style-name="ro1">
          <table:table-cell office:value-type="float" office:value="30303249" calcext:value-type="float">
            <text:p>30303249</text:p>
          </table:table-cell>
          <table:table-cell table:formula="of:=[.A1896]/1000/(60*60*24)" office:value-type="time" office:time-value="PT08H25M03.249S" calcext:value-type="time">
            <text:p>08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2066.67" calcext:value-type="float">
            <text:p>2066.67</text:p>
          </table:table-cell>
          <table:table-cell office:value-type="float" office:value="2563.09" calcext:value-type="float">
            <text:p>2563.09</text:p>
          </table:table-cell>
        </table:table-row>
        <table:table-row table:style-name="ro1">
          <table:table-cell office:value-type="float" office:value="30319249" calcext:value-type="float">
            <text:p>30319249</text:p>
          </table:table-cell>
          <table:table-cell table:formula="of:=[.A1897]/1000/(60*60*24)" office:value-type="time" office:time-value="PT08H25M19.249S" calcext:value-type="time">
            <text:p>08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2067.71" calcext:value-type="float">
            <text:p>2067.71</text:p>
          </table:table-cell>
          <table:table-cell office:value-type="float" office:value="2564.31" calcext:value-type="float">
            <text:p>2564.31</text:p>
          </table:table-cell>
        </table:table-row>
        <table:table-row table:style-name="ro1">
          <table:table-cell office:value-type="float" office:value="30335249" calcext:value-type="float">
            <text:p>30335249</text:p>
          </table:table-cell>
          <table:table-cell table:formula="of:=[.A1898]/1000/(60*60*24)" office:value-type="time" office:time-value="PT08H25M35.249S" calcext:value-type="time">
            <text:p>08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2068.75" calcext:value-type="float">
            <text:p>2068.75</text:p>
          </table:table-cell>
          <table:table-cell office:value-type="float" office:value="2565.53" calcext:value-type="float">
            <text:p>2565.53</text:p>
          </table:table-cell>
        </table:table-row>
        <table:table-row table:style-name="ro1">
          <table:table-cell office:value-type="float" office:value="30351249" calcext:value-type="float">
            <text:p>30351249</text:p>
          </table:table-cell>
          <table:table-cell table:formula="of:=[.A1899]/1000/(60*60*24)" office:value-type="time" office:time-value="PT08H25M51.249S" calcext:value-type="time">
            <text:p>08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5.5" calcext:value-type="float">
            <text:p>275.5</text:p>
          </table:table-cell>
          <table:table-cell office:value-type="float" office:value="2069.79" calcext:value-type="float">
            <text:p>2069.79</text:p>
          </table:table-cell>
          <table:table-cell office:value-type="float" office:value="2566.75" calcext:value-type="float">
            <text:p>2566.75</text:p>
          </table:table-cell>
        </table:table-row>
        <table:table-row table:style-name="ro1">
          <table:table-cell office:value-type="float" office:value="30367249" calcext:value-type="float">
            <text:p>30367249</text:p>
          </table:table-cell>
          <table:table-cell table:formula="of:=[.A1900]/1000/(60*60*24)" office:value-type="time" office:time-value="PT08H26M07.249S" calcext:value-type="time">
            <text:p>08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5.38" calcext:value-type="float">
            <text:p>275.38</text:p>
          </table:table-cell>
          <table:table-cell office:value-type="float" office:value="2070.82" calcext:value-type="float">
            <text:p>2070.82</text:p>
          </table:table-cell>
          <table:table-cell office:value-type="float" office:value="2567.97" calcext:value-type="float">
            <text:p>2567.97</text:p>
          </table:table-cell>
        </table:table-row>
        <table:table-row table:style-name="ro1">
          <table:table-cell office:value-type="float" office:value="30383249" calcext:value-type="float">
            <text:p>30383249</text:p>
          </table:table-cell>
          <table:table-cell table:formula="of:=[.A1901]/1000/(60*60*24)" office:value-type="time" office:time-value="PT08H26M23.249S" calcext:value-type="time">
            <text:p>08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2071.86" calcext:value-type="float">
            <text:p>2071.86</text:p>
          </table:table-cell>
          <table:table-cell office:value-type="float" office:value="2569.19" calcext:value-type="float">
            <text:p>2569.19</text:p>
          </table:table-cell>
        </table:table-row>
        <table:table-row table:style-name="ro1">
          <table:table-cell office:value-type="float" office:value="30399249" calcext:value-type="float">
            <text:p>30399249</text:p>
          </table:table-cell>
          <table:table-cell table:formula="of:=[.A1902]/1000/(60*60*24)" office:value-type="time" office:time-value="PT08H26M39.249S" calcext:value-type="time">
            <text:p>08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5.26" calcext:value-type="float">
            <text:p>275.26</text:p>
          </table:table-cell>
          <table:table-cell office:value-type="float" office:value="2072.9" calcext:value-type="float">
            <text:p>2072.9</text:p>
          </table:table-cell>
          <table:table-cell office:value-type="float" office:value="2570.41" calcext:value-type="float">
            <text:p>2570.41</text:p>
          </table:table-cell>
        </table:table-row>
        <table:table-row table:style-name="ro1">
          <table:table-cell office:value-type="float" office:value="30415249" calcext:value-type="float">
            <text:p>30415249</text:p>
          </table:table-cell>
          <table:table-cell table:formula="of:=[.A1903]/1000/(60*60*24)" office:value-type="time" office:time-value="PT08H26M55.249S" calcext:value-type="time">
            <text:p>08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073.94" calcext:value-type="float">
            <text:p>2073.94</text:p>
          </table:table-cell>
          <table:table-cell office:value-type="float" office:value="2571.63" calcext:value-type="float">
            <text:p>2571.63</text:p>
          </table:table-cell>
        </table:table-row>
        <table:table-row table:style-name="ro1">
          <table:table-cell office:value-type="float" office:value="30431249" calcext:value-type="float">
            <text:p>30431249</text:p>
          </table:table-cell>
          <table:table-cell table:formula="of:=[.A1904]/1000/(60*60*24)" office:value-type="time" office:time-value="PT08H27M11.249S" calcext:value-type="time">
            <text:p>08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074.98" calcext:value-type="float">
            <text:p>2074.98</text:p>
          </table:table-cell>
          <table:table-cell office:value-type="float" office:value="2572.85" calcext:value-type="float">
            <text:p>2572.85</text:p>
          </table:table-cell>
        </table:table-row>
        <table:table-row table:style-name="ro1">
          <table:table-cell office:value-type="float" office:value="30447249" calcext:value-type="float">
            <text:p>30447249</text:p>
          </table:table-cell>
          <table:table-cell table:formula="of:=[.A1905]/1000/(60*60*24)" office:value-type="time" office:time-value="PT08H27M27.249S" calcext:value-type="time">
            <text:p>08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1" calcext:value-type="float">
            <text:p>274.21</text:p>
          </table:table-cell>
          <table:table-cell office:value-type="float" office:value="2076.02" calcext:value-type="float">
            <text:p>2076.02</text:p>
          </table:table-cell>
          <table:table-cell office:value-type="float" office:value="2574.07" calcext:value-type="float">
            <text:p>2574.07</text:p>
          </table:table-cell>
        </table:table-row>
        <table:table-row table:style-name="ro1">
          <table:table-cell office:value-type="float" office:value="30463249" calcext:value-type="float">
            <text:p>30463249</text:p>
          </table:table-cell>
          <table:table-cell table:formula="of:=[.A1906]/1000/(60*60*24)" office:value-type="time" office:time-value="PT08H27M43.249S" calcext:value-type="time">
            <text:p>08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077.05" calcext:value-type="float">
            <text:p>2077.05</text:p>
          </table:table-cell>
          <table:table-cell office:value-type="float" office:value="2575.29" calcext:value-type="float">
            <text:p>2575.29</text:p>
          </table:table-cell>
        </table:table-row>
        <table:table-row table:style-name="ro1">
          <table:table-cell office:value-type="float" office:value="30479249" calcext:value-type="float">
            <text:p>30479249</text:p>
          </table:table-cell>
          <table:table-cell table:formula="of:=[.A1907]/1000/(60*60*24)" office:value-type="time" office:time-value="PT08H27M59.249S" calcext:value-type="time">
            <text:p>08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2078.09" calcext:value-type="float">
            <text:p>2078.09</text:p>
          </table:table-cell>
          <table:table-cell office:value-type="float" office:value="2576.51" calcext:value-type="float">
            <text:p>2576.51</text:p>
          </table:table-cell>
        </table:table-row>
        <table:table-row table:style-name="ro1">
          <table:table-cell office:value-type="float" office:value="30495249" calcext:value-type="float">
            <text:p>30495249</text:p>
          </table:table-cell>
          <table:table-cell table:formula="of:=[.A1908]/1000/(60*60*24)" office:value-type="time" office:time-value="PT08H28M15.249S" calcext:value-type="time">
            <text:p>08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079.12" calcext:value-type="float">
            <text:p>2079.12</text:p>
          </table:table-cell>
          <table:table-cell office:value-type="float" office:value="2577.73" calcext:value-type="float">
            <text:p>2577.73</text:p>
          </table:table-cell>
        </table:table-row>
        <table:table-row table:style-name="ro1">
          <table:table-cell office:value-type="float" office:value="30511249" calcext:value-type="float">
            <text:p>30511249</text:p>
          </table:table-cell>
          <table:table-cell table:formula="of:=[.A1909]/1000/(60*60*24)" office:value-type="time" office:time-value="PT08H28M31.249S" calcext:value-type="time">
            <text:p>08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2080.16" calcext:value-type="float">
            <text:p>2080.16</text:p>
          </table:table-cell>
          <table:table-cell office:value-type="float" office:value="2578.95" calcext:value-type="float">
            <text:p>2578.95</text:p>
          </table:table-cell>
        </table:table-row>
        <table:table-row table:style-name="ro1">
          <table:table-cell office:value-type="float" office:value="30527249" calcext:value-type="float">
            <text:p>30527249</text:p>
          </table:table-cell>
          <table:table-cell table:formula="of:=[.A1910]/1000/(60*60*24)" office:value-type="time" office:time-value="PT08H28M47.249S" calcext:value-type="time">
            <text:p>08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081.2" calcext:value-type="float">
            <text:p>2081.2</text:p>
          </table:table-cell>
          <table:table-cell office:value-type="float" office:value="2580.16" calcext:value-type="float">
            <text:p>2580.16</text:p>
          </table:table-cell>
        </table:table-row>
        <table:table-row table:style-name="ro1">
          <table:table-cell office:value-type="float" office:value="30543249" calcext:value-type="float">
            <text:p>30543249</text:p>
          </table:table-cell>
          <table:table-cell table:formula="of:=[.A1911]/1000/(60*60*24)" office:value-type="time" office:time-value="PT08H29M03.249S" calcext:value-type="time">
            <text:p>08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2082.23" calcext:value-type="float">
            <text:p>2082.23</text:p>
          </table:table-cell>
          <table:table-cell office:value-type="float" office:value="2581.38" calcext:value-type="float">
            <text:p>2581.38</text:p>
          </table:table-cell>
        </table:table-row>
        <table:table-row table:style-name="ro1">
          <table:table-cell office:value-type="float" office:value="30559249" calcext:value-type="float">
            <text:p>30559249</text:p>
          </table:table-cell>
          <table:table-cell table:formula="of:=[.A1912]/1000/(60*60*24)" office:value-type="time" office:time-value="PT08H29M19.249S" calcext:value-type="time">
            <text:p>08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7" calcext:value-type="float">
            <text:p>273.97</text:p>
          </table:table-cell>
          <table:table-cell office:value-type="float" office:value="2083.27" calcext:value-type="float">
            <text:p>2083.27</text:p>
          </table:table-cell>
          <table:table-cell office:value-type="float" office:value="2582.6" calcext:value-type="float">
            <text:p>2582.6</text:p>
          </table:table-cell>
        </table:table-row>
        <table:table-row table:style-name="ro1">
          <table:table-cell office:value-type="float" office:value="30575249" calcext:value-type="float">
            <text:p>30575249</text:p>
          </table:table-cell>
          <table:table-cell table:formula="of:=[.A1913]/1000/(60*60*24)" office:value-type="time" office:time-value="PT08H29M35.249S" calcext:value-type="time">
            <text:p>08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84.3" calcext:value-type="float">
            <text:p>2084.3</text:p>
          </table:table-cell>
          <table:table-cell office:value-type="float" office:value="2583.82" calcext:value-type="float">
            <text:p>2583.82</text:p>
          </table:table-cell>
        </table:table-row>
        <table:table-row table:style-name="ro1">
          <table:table-cell office:value-type="float" office:value="30591249" calcext:value-type="float">
            <text:p>30591249</text:p>
          </table:table-cell>
          <table:table-cell table:formula="of:=[.A1914]/1000/(60*60*24)" office:value-type="time" office:time-value="PT08H29M51.249S" calcext:value-type="time">
            <text:p>08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2085.34" calcext:value-type="float">
            <text:p>2085.34</text:p>
          </table:table-cell>
          <table:table-cell office:value-type="float" office:value="2585.04" calcext:value-type="float">
            <text:p>2585.04</text:p>
          </table:table-cell>
        </table:table-row>
        <table:table-row table:style-name="ro1">
          <table:table-cell office:value-type="float" office:value="30607249" calcext:value-type="float">
            <text:p>30607249</text:p>
          </table:table-cell>
          <table:table-cell table:formula="of:=[.A1915]/1000/(60*60*24)" office:value-type="time" office:time-value="PT08H30M07.249S" calcext:value-type="time">
            <text:p>08:3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086.37" calcext:value-type="float">
            <text:p>2086.37</text:p>
          </table:table-cell>
          <table:table-cell office:value-type="float" office:value="2586.26" calcext:value-type="float">
            <text:p>2586.26</text:p>
          </table:table-cell>
        </table:table-row>
        <table:table-row table:style-name="ro1">
          <table:table-cell office:value-type="float" office:value="30623249" calcext:value-type="float">
            <text:p>30623249</text:p>
          </table:table-cell>
          <table:table-cell table:formula="of:=[.A1916]/1000/(60*60*24)" office:value-type="time" office:time-value="PT08H30M23.249S" calcext:value-type="time">
            <text:p>08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087.41" calcext:value-type="float">
            <text:p>2087.41</text:p>
          </table:table-cell>
          <table:table-cell office:value-type="float" office:value="2587.47" calcext:value-type="float">
            <text:p>2587.47</text:p>
          </table:table-cell>
        </table:table-row>
        <table:table-row table:style-name="ro1">
          <table:table-cell office:value-type="float" office:value="30639249" calcext:value-type="float">
            <text:p>30639249</text:p>
          </table:table-cell>
          <table:table-cell table:formula="of:=[.A1917]/1000/(60*60*24)" office:value-type="time" office:time-value="PT08H30M39.249S" calcext:value-type="time">
            <text:p>08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2088.44" calcext:value-type="float">
            <text:p>2088.44</text:p>
          </table:table-cell>
          <table:table-cell office:value-type="float" office:value="2588.69" calcext:value-type="float">
            <text:p>2588.69</text:p>
          </table:table-cell>
        </table:table-row>
        <table:table-row table:style-name="ro1">
          <table:table-cell office:value-type="float" office:value="30655249" calcext:value-type="float">
            <text:p>30655249</text:p>
          </table:table-cell>
          <table:table-cell table:formula="of:=[.A1918]/1000/(60*60*24)" office:value-type="time" office:time-value="PT08H30M55.249S" calcext:value-type="time">
            <text:p>08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89.48" calcext:value-type="float">
            <text:p>2089.48</text:p>
          </table:table-cell>
          <table:table-cell office:value-type="float" office:value="2589.91" calcext:value-type="float">
            <text:p>2589.91</text:p>
          </table:table-cell>
        </table:table-row>
        <table:table-row table:style-name="ro1">
          <table:table-cell office:value-type="float" office:value="30671249" calcext:value-type="float">
            <text:p>30671249</text:p>
          </table:table-cell>
          <table:table-cell table:formula="of:=[.A1919]/1000/(60*60*24)" office:value-type="time" office:time-value="PT08H31M11.249S" calcext:value-type="time">
            <text:p>08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2090.51" calcext:value-type="float">
            <text:p>2090.51</text:p>
          </table:table-cell>
          <table:table-cell office:value-type="float" office:value="2591.13" calcext:value-type="float">
            <text:p>2591.13</text:p>
          </table:table-cell>
        </table:table-row>
        <table:table-row table:style-name="ro1">
          <table:table-cell office:value-type="float" office:value="30687249" calcext:value-type="float">
            <text:p>30687249</text:p>
          </table:table-cell>
          <table:table-cell table:formula="of:=[.A1920]/1000/(60*60*24)" office:value-type="time" office:time-value="PT08H31M27.249S" calcext:value-type="time">
            <text:p>08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91.55" calcext:value-type="float">
            <text:p>2091.55</text:p>
          </table:table-cell>
          <table:table-cell office:value-type="float" office:value="2592.34" calcext:value-type="float">
            <text:p>2592.34</text:p>
          </table:table-cell>
        </table:table-row>
        <table:table-row table:style-name="ro1">
          <table:table-cell office:value-type="float" office:value="30703249" calcext:value-type="float">
            <text:p>30703249</text:p>
          </table:table-cell>
          <table:table-cell table:formula="of:=[.A1921]/1000/(60*60*24)" office:value-type="time" office:time-value="PT08H31M43.249S" calcext:value-type="time">
            <text:p>08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2092.58" calcext:value-type="float">
            <text:p>2092.58</text:p>
          </table:table-cell>
          <table:table-cell office:value-type="float" office:value="2593.55" calcext:value-type="float">
            <text:p>2593.55</text:p>
          </table:table-cell>
        </table:table-row>
        <table:table-row table:style-name="ro1">
          <table:table-cell office:value-type="float" office:value="30719249" calcext:value-type="float">
            <text:p>30719249</text:p>
          </table:table-cell>
          <table:table-cell table:formula="of:=[.A1922]/1000/(60*60*24)" office:value-type="time" office:time-value="PT08H31M59.249S" calcext:value-type="time">
            <text:p>08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93.62" calcext:value-type="float">
            <text:p>2093.62</text:p>
          </table:table-cell>
          <table:table-cell office:value-type="float" office:value="2594.77" calcext:value-type="float">
            <text:p>2594.77</text:p>
          </table:table-cell>
        </table:table-row>
        <table:table-row table:style-name="ro1">
          <table:table-cell office:value-type="float" office:value="30735249" calcext:value-type="float">
            <text:p>30735249</text:p>
          </table:table-cell>
          <table:table-cell table:formula="of:=[.A1923]/1000/(60*60*24)" office:value-type="time" office:time-value="PT08H32M15.249S" calcext:value-type="time">
            <text:p>08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2.8" calcext:value-type="float">
            <text:p>232.8</text:p>
          </table:table-cell>
          <table:table-cell office:value-type="float" office:value="273.61" calcext:value-type="float">
            <text:p>273.61</text:p>
          </table:table-cell>
          <table:table-cell office:value-type="float" office:value="2094.65" calcext:value-type="float">
            <text:p>2094.65</text:p>
          </table:table-cell>
          <table:table-cell office:value-type="float" office:value="2595.98" calcext:value-type="float">
            <text:p>2595.98</text:p>
          </table:table-cell>
        </table:table-row>
        <table:table-row table:style-name="ro1">
          <table:table-cell office:value-type="float" office:value="30751249" calcext:value-type="float">
            <text:p>30751249</text:p>
          </table:table-cell>
          <table:table-cell table:formula="of:=[.A1924]/1000/(60*60*24)" office:value-type="time" office:time-value="PT08H32M31.249S" calcext:value-type="time">
            <text:p>08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2095.69" calcext:value-type="float">
            <text:p>2095.69</text:p>
          </table:table-cell>
          <table:table-cell office:value-type="float" office:value="2597.2" calcext:value-type="float">
            <text:p>2597.2</text:p>
          </table:table-cell>
        </table:table-row>
        <table:table-row table:style-name="ro1">
          <table:table-cell office:value-type="float" office:value="30767249" calcext:value-type="float">
            <text:p>30767249</text:p>
          </table:table-cell>
          <table:table-cell table:formula="of:=[.A1925]/1000/(60*60*24)" office:value-type="time" office:time-value="PT08H32M47.249S" calcext:value-type="time">
            <text:p>08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96.72" calcext:value-type="float">
            <text:p>2096.72</text:p>
          </table:table-cell>
          <table:table-cell office:value-type="float" office:value="2598.41" calcext:value-type="float">
            <text:p>2598.41</text:p>
          </table:table-cell>
        </table:table-row>
        <table:table-row table:style-name="ro1">
          <table:table-cell office:value-type="float" office:value="30783249" calcext:value-type="float">
            <text:p>30783249</text:p>
          </table:table-cell>
          <table:table-cell table:formula="of:=[.A1926]/1000/(60*60*24)" office:value-type="time" office:time-value="PT08H33M03.249S" calcext:value-type="time">
            <text:p>08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97.76" calcext:value-type="float">
            <text:p>2097.76</text:p>
          </table:table-cell>
          <table:table-cell office:value-type="float" office:value="2599.62" calcext:value-type="float">
            <text:p>2599.62</text:p>
          </table:table-cell>
        </table:table-row>
        <table:table-row table:style-name="ro1">
          <table:table-cell office:value-type="float" office:value="30799249" calcext:value-type="float">
            <text:p>30799249</text:p>
          </table:table-cell>
          <table:table-cell table:formula="of:=[.A1927]/1000/(60*60*24)" office:value-type="time" office:time-value="PT08H33M19.249S" calcext:value-type="time">
            <text:p>08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2098.79" calcext:value-type="float">
            <text:p>2098.79</text:p>
          </table:table-cell>
          <table:table-cell office:value-type="float" office:value="2600.83" calcext:value-type="float">
            <text:p>2600.83</text:p>
          </table:table-cell>
        </table:table-row>
        <table:table-row table:style-name="ro1">
          <table:table-cell office:value-type="float" office:value="30815249" calcext:value-type="float">
            <text:p>30815249</text:p>
          </table:table-cell>
          <table:table-cell table:formula="of:=[.A1928]/1000/(60*60*24)" office:value-type="time" office:time-value="PT08H33M35.249S" calcext:value-type="time">
            <text:p>08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2.6" calcext:value-type="float">
            <text:p>232.6</text:p>
          </table:table-cell>
          <table:table-cell office:value-type="float" office:value="273.37" calcext:value-type="float">
            <text:p>273.37</text:p>
          </table:table-cell>
          <table:table-cell office:value-type="float" office:value="2099.83" calcext:value-type="float">
            <text:p>2099.83</text:p>
          </table:table-cell>
          <table:table-cell office:value-type="float" office:value="2602.05" calcext:value-type="float">
            <text:p>2602.05</text:p>
          </table:table-cell>
        </table:table-row>
        <table:table-row table:style-name="ro1">
          <table:table-cell office:value-type="float" office:value="30831249" calcext:value-type="float">
            <text:p>30831249</text:p>
          </table:table-cell>
          <table:table-cell table:formula="of:=[.A1929]/1000/(60*60*24)" office:value-type="time" office:time-value="PT08H33M51.249S" calcext:value-type="time">
            <text:p>08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100.86" calcext:value-type="float">
            <text:p>2100.86</text:p>
          </table:table-cell>
          <table:table-cell office:value-type="float" office:value="2603.26" calcext:value-type="float">
            <text:p>2603.26</text:p>
          </table:table-cell>
        </table:table-row>
        <table:table-row table:style-name="ro1">
          <table:table-cell office:value-type="float" office:value="30847249" calcext:value-type="float">
            <text:p>30847249</text:p>
          </table:table-cell>
          <table:table-cell table:formula="of:=[.A1930]/1000/(60*60*24)" office:value-type="time" office:time-value="PT08H34M07.249S" calcext:value-type="time">
            <text:p>08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3" calcext:value-type="float">
            <text:p>272.43</text:p>
          </table:table-cell>
          <table:table-cell office:value-type="float" office:value="2101.9" calcext:value-type="float">
            <text:p>2101.9</text:p>
          </table:table-cell>
          <table:table-cell office:value-type="float" office:value="2604.47" calcext:value-type="float">
            <text:p>2604.47</text:p>
          </table:table-cell>
        </table:table-row>
        <table:table-row table:style-name="ro1">
          <table:table-cell office:value-type="float" office:value="30863249" calcext:value-type="float">
            <text:p>30863249</text:p>
          </table:table-cell>
          <table:table-cell table:formula="of:=[.A1931]/1000/(60*60*24)" office:value-type="time" office:time-value="PT08H34M23.249S" calcext:value-type="time">
            <text:p>08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2102.93" calcext:value-type="float">
            <text:p>2102.93</text:p>
          </table:table-cell>
          <table:table-cell office:value-type="float" office:value="2605.68" calcext:value-type="float">
            <text:p>2605.68</text:p>
          </table:table-cell>
        </table:table-row>
        <table:table-row table:style-name="ro1">
          <table:table-cell office:value-type="float" office:value="30879249" calcext:value-type="float">
            <text:p>30879249</text:p>
          </table:table-cell>
          <table:table-cell table:formula="of:=[.A1932]/1000/(60*60*24)" office:value-type="time" office:time-value="PT08H34M39.249S" calcext:value-type="time">
            <text:p>08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103.97" calcext:value-type="float">
            <text:p>2103.97</text:p>
          </table:table-cell>
          <table:table-cell office:value-type="float" office:value="2606.89" calcext:value-type="float">
            <text:p>2606.89</text:p>
          </table:table-cell>
        </table:table-row>
        <table:table-row table:style-name="ro1">
          <table:table-cell office:value-type="float" office:value="30895249" calcext:value-type="float">
            <text:p>30895249</text:p>
          </table:table-cell>
          <table:table-cell table:formula="of:=[.A1933]/1000/(60*60*24)" office:value-type="time" office:time-value="PT08H34M55.249S" calcext:value-type="time">
            <text:p>08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105" calcext:value-type="float">
            <text:p>2105</text:p>
          </table:table-cell>
          <table:table-cell office:value-type="float" office:value="2608.1" calcext:value-type="float">
            <text:p>2608.1</text:p>
          </table:table-cell>
        </table:table-row>
        <table:table-row table:style-name="ro1">
          <table:table-cell office:value-type="float" office:value="30911249" calcext:value-type="float">
            <text:p>30911249</text:p>
          </table:table-cell>
          <table:table-cell table:formula="of:=[.A1934]/1000/(60*60*24)" office:value-type="time" office:time-value="PT08H35M11.249S" calcext:value-type="time">
            <text:p>08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2106.03" calcext:value-type="float">
            <text:p>2106.03</text:p>
          </table:table-cell>
          <table:table-cell office:value-type="float" office:value="2609.31" calcext:value-type="float">
            <text:p>2609.31</text:p>
          </table:table-cell>
        </table:table-row>
        <table:table-row table:style-name="ro1">
          <table:table-cell office:value-type="float" office:value="30927249" calcext:value-type="float">
            <text:p>30927249</text:p>
          </table:table-cell>
          <table:table-cell table:formula="of:=[.A1935]/1000/(60*60*24)" office:value-type="time" office:time-value="PT08H35M27.249S" calcext:value-type="time">
            <text:p>08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1" calcext:value-type="float">
            <text:p>272.31</text:p>
          </table:table-cell>
          <table:table-cell office:value-type="float" office:value="2107.07" calcext:value-type="float">
            <text:p>2107.07</text:p>
          </table:table-cell>
          <table:table-cell office:value-type="float" office:value="2610.52" calcext:value-type="float">
            <text:p>2610.52</text:p>
          </table:table-cell>
        </table:table-row>
        <table:table-row table:style-name="ro1">
          <table:table-cell office:value-type="float" office:value="30943249" calcext:value-type="float">
            <text:p>30943249</text:p>
          </table:table-cell>
          <table:table-cell table:formula="of:=[.A1936]/1000/(60*60*24)" office:value-type="time" office:time-value="PT08H35M43.249S" calcext:value-type="time">
            <text:p>08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2108.1" calcext:value-type="float">
            <text:p>2108.1</text:p>
          </table:table-cell>
          <table:table-cell office:value-type="float" office:value="2611.73" calcext:value-type="float">
            <text:p>2611.73</text:p>
          </table:table-cell>
        </table:table-row>
        <table:table-row table:style-name="ro1">
          <table:table-cell office:value-type="float" office:value="30959249" calcext:value-type="float">
            <text:p>30959249</text:p>
          </table:table-cell>
          <table:table-cell table:formula="of:=[.A1937]/1000/(60*60*24)" office:value-type="time" office:time-value="PT08H35M59.249S" calcext:value-type="time">
            <text:p>08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109.13" calcext:value-type="float">
            <text:p>2109.13</text:p>
          </table:table-cell>
          <table:table-cell office:value-type="float" office:value="2612.94" calcext:value-type="float">
            <text:p>2612.94</text:p>
          </table:table-cell>
        </table:table-row>
        <table:table-row table:style-name="ro1">
          <table:table-cell office:value-type="float" office:value="30975249" calcext:value-type="float">
            <text:p>30975249</text:p>
          </table:table-cell>
          <table:table-cell table:formula="of:=[.A1938]/1000/(60*60*24)" office:value-type="time" office:time-value="PT08H36M15.249S" calcext:value-type="time">
            <text:p>08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110.16" calcext:value-type="float">
            <text:p>2110.16</text:p>
          </table:table-cell>
          <table:table-cell office:value-type="float" office:value="2614.15" calcext:value-type="float">
            <text:p>2614.15</text:p>
          </table:table-cell>
        </table:table-row>
        <table:table-row table:style-name="ro1">
          <table:table-cell office:value-type="float" office:value="30991249" calcext:value-type="float">
            <text:p>30991249</text:p>
          </table:table-cell>
          <table:table-cell table:formula="of:=[.A1939]/1000/(60*60*24)" office:value-type="time" office:time-value="PT08H36M31.249S" calcext:value-type="time">
            <text:p>08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2111.19" calcext:value-type="float">
            <text:p>2111.19</text:p>
          </table:table-cell>
          <table:table-cell office:value-type="float" office:value="2615.36" calcext:value-type="float">
            <text:p>2615.36</text:p>
          </table:table-cell>
        </table:table-row>
        <table:table-row table:style-name="ro1">
          <table:table-cell office:value-type="float" office:value="31007249" calcext:value-type="float">
            <text:p>31007249</text:p>
          </table:table-cell>
          <table:table-cell table:formula="of:=[.A1940]/1000/(60*60*24)" office:value-type="time" office:time-value="PT08H36M47.249S" calcext:value-type="time">
            <text:p>08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112.22" calcext:value-type="float">
            <text:p>2112.22</text:p>
          </table:table-cell>
          <table:table-cell office:value-type="float" office:value="2616.57" calcext:value-type="float">
            <text:p>2616.57</text:p>
          </table:table-cell>
        </table:table-row>
        <table:table-row table:style-name="ro1">
          <table:table-cell office:value-type="float" office:value="31023249" calcext:value-type="float">
            <text:p>31023249</text:p>
          </table:table-cell>
          <table:table-cell table:formula="of:=[.A1941]/1000/(60*60*24)" office:value-type="time" office:time-value="PT08H37M03.249S" calcext:value-type="time">
            <text:p>08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2113.26" calcext:value-type="float">
            <text:p>2113.26</text:p>
          </table:table-cell>
          <table:table-cell office:value-type="float" office:value="2617.78" calcext:value-type="float">
            <text:p>2617.78</text:p>
          </table:table-cell>
        </table:table-row>
        <table:table-row table:style-name="ro1">
          <table:table-cell office:value-type="float" office:value="31039249" calcext:value-type="float">
            <text:p>31039249</text:p>
          </table:table-cell>
          <table:table-cell table:formula="of:=[.A1942]/1000/(60*60*24)" office:value-type="time" office:time-value="PT08H37M19.249S" calcext:value-type="time">
            <text:p>08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5" calcext:value-type="float">
            <text:p>271.95</text:p>
          </table:table-cell>
          <table:table-cell office:value-type="float" office:value="2114.29" calcext:value-type="float">
            <text:p>2114.29</text:p>
          </table:table-cell>
          <table:table-cell office:value-type="float" office:value="2618.99" calcext:value-type="float">
            <text:p>2618.99</text:p>
          </table:table-cell>
        </table:table-row>
        <table:table-row table:style-name="ro1">
          <table:table-cell office:value-type="float" office:value="31055249" calcext:value-type="float">
            <text:p>31055249</text:p>
          </table:table-cell>
          <table:table-cell table:formula="of:=[.A1943]/1000/(60*60*24)" office:value-type="time" office:time-value="PT08H37M35.249S" calcext:value-type="time">
            <text:p>08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5" calcext:value-type="float">
            <text:p>271.95</text:p>
          </table:table-cell>
          <table:table-cell office:value-type="float" office:value="2115.32" calcext:value-type="float">
            <text:p>2115.32</text:p>
          </table:table-cell>
          <table:table-cell office:value-type="float" office:value="2620.2" calcext:value-type="float">
            <text:p>2620.2</text:p>
          </table:table-cell>
        </table:table-row>
        <table:table-row table:style-name="ro1">
          <table:table-cell office:value-type="float" office:value="31071249" calcext:value-type="float">
            <text:p>31071249</text:p>
          </table:table-cell>
          <table:table-cell table:formula="of:=[.A1944]/1000/(60*60*24)" office:value-type="time" office:time-value="PT08H37M51.249S" calcext:value-type="time">
            <text:p>08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116.35" calcext:value-type="float">
            <text:p>2116.35</text:p>
          </table:table-cell>
          <table:table-cell office:value-type="float" office:value="2621.4" calcext:value-type="float">
            <text:p>2621.4</text:p>
          </table:table-cell>
        </table:table-row>
        <table:table-row table:style-name="ro1">
          <table:table-cell office:value-type="float" office:value="31087249" calcext:value-type="float">
            <text:p>31087249</text:p>
          </table:table-cell>
          <table:table-cell table:formula="of:=[.A1945]/1000/(60*60*24)" office:value-type="time" office:time-value="PT08H38M07.249S" calcext:value-type="time">
            <text:p>08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2117.38" calcext:value-type="float">
            <text:p>2117.38</text:p>
          </table:table-cell>
          <table:table-cell office:value-type="float" office:value="2622.61" calcext:value-type="float">
            <text:p>2622.61</text:p>
          </table:table-cell>
        </table:table-row>
        <table:table-row table:style-name="ro1">
          <table:table-cell office:value-type="float" office:value="31103249" calcext:value-type="float">
            <text:p>31103249</text:p>
          </table:table-cell>
          <table:table-cell table:formula="of:=[.A1946]/1000/(60*60*24)" office:value-type="time" office:time-value="PT08H38M23.249S" calcext:value-type="time">
            <text:p>08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118.41" calcext:value-type="float">
            <text:p>2118.41</text:p>
          </table:table-cell>
          <table:table-cell office:value-type="float" office:value="2623.81" calcext:value-type="float">
            <text:p>2623.81</text:p>
          </table:table-cell>
        </table:table-row>
        <table:table-row table:style-name="ro1">
          <table:table-cell office:value-type="float" office:value="31119249" calcext:value-type="float">
            <text:p>31119249</text:p>
          </table:table-cell>
          <table:table-cell table:formula="of:=[.A1947]/1000/(60*60*24)" office:value-type="time" office:time-value="PT08H38M39.249S" calcext:value-type="time">
            <text:p>08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119.44" calcext:value-type="float">
            <text:p>2119.44</text:p>
          </table:table-cell>
          <table:table-cell office:value-type="float" office:value="2625.02" calcext:value-type="float">
            <text:p>2625.02</text:p>
          </table:table-cell>
        </table:table-row>
        <table:table-row table:style-name="ro1">
          <table:table-cell office:value-type="float" office:value="31135249" calcext:value-type="float">
            <text:p>31135249</text:p>
          </table:table-cell>
          <table:table-cell table:formula="of:=[.A1948]/1000/(60*60*24)" office:value-type="time" office:time-value="PT08H38M55.249S" calcext:value-type="time">
            <text:p>08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2120.47" calcext:value-type="float">
            <text:p>2120.47</text:p>
          </table:table-cell>
          <table:table-cell office:value-type="float" office:value="2626.23" calcext:value-type="float">
            <text:p>2626.23</text:p>
          </table:table-cell>
        </table:table-row>
        <table:table-row table:style-name="ro1">
          <table:table-cell office:value-type="float" office:value="31151249" calcext:value-type="float">
            <text:p>31151249</text:p>
          </table:table-cell>
          <table:table-cell table:formula="of:=[.A1949]/1000/(60*60*24)" office:value-type="time" office:time-value="PT08H39M11.249S" calcext:value-type="time">
            <text:p>08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1.6" calcext:value-type="float">
            <text:p>271.6</text:p>
          </table:table-cell>
          <table:table-cell office:value-type="float" office:value="2121.51" calcext:value-type="float">
            <text:p>2121.51</text:p>
          </table:table-cell>
          <table:table-cell office:value-type="float" office:value="2627.43" calcext:value-type="float">
            <text:p>2627.43</text:p>
          </table:table-cell>
        </table:table-row>
        <table:table-row table:style-name="ro1">
          <table:table-cell office:value-type="float" office:value="31167249" calcext:value-type="float">
            <text:p>31167249</text:p>
          </table:table-cell>
          <table:table-cell table:formula="of:=[.A1950]/1000/(60*60*24)" office:value-type="time" office:time-value="PT08H39M27.249S" calcext:value-type="time">
            <text:p>08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122.54" calcext:value-type="float">
            <text:p>2122.54</text:p>
          </table:table-cell>
          <table:table-cell office:value-type="float" office:value="2628.64" calcext:value-type="float">
            <text:p>2628.64</text:p>
          </table:table-cell>
        </table:table-row>
        <table:table-row table:style-name="ro1">
          <table:table-cell office:value-type="float" office:value="31183249" calcext:value-type="float">
            <text:p>31183249</text:p>
          </table:table-cell>
          <table:table-cell table:formula="of:=[.A1951]/1000/(60*60*24)" office:value-type="time" office:time-value="PT08H39M43.249S" calcext:value-type="time">
            <text:p>08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2123.57" calcext:value-type="float">
            <text:p>2123.57</text:p>
          </table:table-cell>
          <table:table-cell office:value-type="float" office:value="2629.84" calcext:value-type="float">
            <text:p>2629.84</text:p>
          </table:table-cell>
        </table:table-row>
        <table:table-row table:style-name="ro1">
          <table:table-cell office:value-type="float" office:value="31199249" calcext:value-type="float">
            <text:p>31199249</text:p>
          </table:table-cell>
          <table:table-cell table:formula="of:=[.A1952]/1000/(60*60*24)" office:value-type="time" office:time-value="PT08H39M59.249S" calcext:value-type="time">
            <text:p>08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124.6" calcext:value-type="float">
            <text:p>2124.6</text:p>
          </table:table-cell>
          <table:table-cell office:value-type="float" office:value="2631.05" calcext:value-type="float">
            <text:p>2631.05</text:p>
          </table:table-cell>
        </table:table-row>
        <table:table-row table:style-name="ro1">
          <table:table-cell office:value-type="float" office:value="31215249" calcext:value-type="float">
            <text:p>31215249</text:p>
          </table:table-cell>
          <table:table-cell table:formula="of:=[.A1953]/1000/(60*60*24)" office:value-type="time" office:time-value="PT08H40M15.249S" calcext:value-type="time">
            <text:p>08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1.48" calcext:value-type="float">
            <text:p>271.48</text:p>
          </table:table-cell>
          <table:table-cell office:value-type="float" office:value="2125.63" calcext:value-type="float">
            <text:p>2125.63</text:p>
          </table:table-cell>
          <table:table-cell office:value-type="float" office:value="2632.25" calcext:value-type="float">
            <text:p>2632.25</text:p>
          </table:table-cell>
        </table:table-row>
        <table:table-row table:style-name="ro1">
          <table:table-cell office:value-type="float" office:value="31231249" calcext:value-type="float">
            <text:p>31231249</text:p>
          </table:table-cell>
          <table:table-cell table:formula="of:=[.A1954]/1000/(60*60*24)" office:value-type="time" office:time-value="PT08H40M31.249S" calcext:value-type="time">
            <text:p>08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2126.66" calcext:value-type="float">
            <text:p>2126.66</text:p>
          </table:table-cell>
          <table:table-cell office:value-type="float" office:value="2633.46" calcext:value-type="float">
            <text:p>2633.46</text:p>
          </table:table-cell>
        </table:table-row>
        <table:table-row table:style-name="ro1">
          <table:table-cell office:value-type="float" office:value="31247249" calcext:value-type="float">
            <text:p>31247249</text:p>
          </table:table-cell>
          <table:table-cell table:formula="of:=[.A1955]/1000/(60*60*24)" office:value-type="time" office:time-value="PT08H40M47.249S" calcext:value-type="time">
            <text:p>08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127.69" calcext:value-type="float">
            <text:p>2127.69</text:p>
          </table:table-cell>
          <table:table-cell office:value-type="float" office:value="2634.66" calcext:value-type="float">
            <text:p>2634.66</text:p>
          </table:table-cell>
        </table:table-row>
        <table:table-row table:style-name="ro1">
          <table:table-cell office:value-type="float" office:value="31263249" calcext:value-type="float">
            <text:p>31263249</text:p>
          </table:table-cell>
          <table:table-cell table:formula="of:=[.A1956]/1000/(60*60*24)" office:value-type="time" office:time-value="PT08H41M03.249S" calcext:value-type="time">
            <text:p>08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2128.72" calcext:value-type="float">
            <text:p>2128.72</text:p>
          </table:table-cell>
          <table:table-cell office:value-type="float" office:value="2635.86" calcext:value-type="float">
            <text:p>2635.86</text:p>
          </table:table-cell>
        </table:table-row>
        <table:table-row table:style-name="ro1">
          <table:table-cell office:value-type="float" office:value="31279249" calcext:value-type="float">
            <text:p>31279249</text:p>
          </table:table-cell>
          <table:table-cell table:formula="of:=[.A1957]/1000/(60*60*24)" office:value-type="time" office:time-value="PT08H41M19.249S" calcext:value-type="time">
            <text:p>08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2129.75" calcext:value-type="float">
            <text:p>2129.75</text:p>
          </table:table-cell>
          <table:table-cell office:value-type="float" office:value="2637.07" calcext:value-type="float">
            <text:p>2637.07</text:p>
          </table:table-cell>
        </table:table-row>
        <table:table-row table:style-name="ro1">
          <table:table-cell office:value-type="float" office:value="31295249" calcext:value-type="float">
            <text:p>31295249</text:p>
          </table:table-cell>
          <table:table-cell table:formula="of:=[.A1958]/1000/(60*60*24)" office:value-type="time" office:time-value="PT08H41M35.249S" calcext:value-type="time">
            <text:p>08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130.78" calcext:value-type="float">
            <text:p>2130.78</text:p>
          </table:table-cell>
          <table:table-cell office:value-type="float" office:value="2638.27" calcext:value-type="float">
            <text:p>2638.27</text:p>
          </table:table-cell>
        </table:table-row>
        <table:table-row table:style-name="ro1">
          <table:table-cell office:value-type="float" office:value="31311249" calcext:value-type="float">
            <text:p>31311249</text:p>
          </table:table-cell>
          <table:table-cell table:formula="of:=[.A1959]/1000/(60*60*24)" office:value-type="time" office:time-value="PT08H41M51.249S" calcext:value-type="time">
            <text:p>08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2131.81" calcext:value-type="float">
            <text:p>2131.81</text:p>
          </table:table-cell>
          <table:table-cell office:value-type="float" office:value="2639.47" calcext:value-type="float">
            <text:p>2639.47</text:p>
          </table:table-cell>
        </table:table-row>
        <table:table-row table:style-name="ro1">
          <table:table-cell office:value-type="float" office:value="31327249" calcext:value-type="float">
            <text:p>31327249</text:p>
          </table:table-cell>
          <table:table-cell table:formula="of:=[.A1960]/1000/(60*60*24)" office:value-type="time" office:time-value="PT08H42M07.249S" calcext:value-type="time">
            <text:p>08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2132.84" calcext:value-type="float">
            <text:p>2132.84</text:p>
          </table:table-cell>
          <table:table-cell office:value-type="float" office:value="2640.67" calcext:value-type="float">
            <text:p>2640.67</text:p>
          </table:table-cell>
        </table:table-row>
        <table:table-row table:style-name="ro1">
          <table:table-cell office:value-type="float" office:value="31343249" calcext:value-type="float">
            <text:p>31343249</text:p>
          </table:table-cell>
          <table:table-cell table:formula="of:=[.A1961]/1000/(60*60*24)" office:value-type="time" office:time-value="PT08H42M23.249S" calcext:value-type="time">
            <text:p>08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133.87" calcext:value-type="float">
            <text:p>2133.87</text:p>
          </table:table-cell>
          <table:table-cell office:value-type="float" office:value="2641.87" calcext:value-type="float">
            <text:p>2641.87</text:p>
          </table:table-cell>
        </table:table-row>
        <table:table-row table:style-name="ro1">
          <table:table-cell office:value-type="float" office:value="31359249" calcext:value-type="float">
            <text:p>31359249</text:p>
          </table:table-cell>
          <table:table-cell table:formula="of:=[.A1962]/1000/(60*60*24)" office:value-type="time" office:time-value="PT08H42M39.249S" calcext:value-type="time">
            <text:p>08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134.9" calcext:value-type="float">
            <text:p>2134.9</text:p>
          </table:table-cell>
          <table:table-cell office:value-type="float" office:value="2643.07" calcext:value-type="float">
            <text:p>2643.07</text:p>
          </table:table-cell>
        </table:table-row>
        <table:table-row table:style-name="ro1">
          <table:table-cell office:value-type="float" office:value="31375249" calcext:value-type="float">
            <text:p>31375249</text:p>
          </table:table-cell>
          <table:table-cell table:formula="of:=[.A1963]/1000/(60*60*24)" office:value-type="time" office:time-value="PT08H42M55.249S" calcext:value-type="time">
            <text:p>08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135.93" calcext:value-type="float">
            <text:p>2135.93</text:p>
          </table:table-cell>
          <table:table-cell office:value-type="float" office:value="2644.27" calcext:value-type="float">
            <text:p>2644.27</text:p>
          </table:table-cell>
        </table:table-row>
        <table:table-row table:style-name="ro1">
          <table:table-cell office:value-type="float" office:value="31391249" calcext:value-type="float">
            <text:p>31391249</text:p>
          </table:table-cell>
          <table:table-cell table:formula="of:=[.A1964]/1000/(60*60*24)" office:value-type="time" office:time-value="PT08H43M11.249S" calcext:value-type="time">
            <text:p>08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136.96" calcext:value-type="float">
            <text:p>2136.96</text:p>
          </table:table-cell>
          <table:table-cell office:value-type="float" office:value="2645.47" calcext:value-type="float">
            <text:p>2645.47</text:p>
          </table:table-cell>
        </table:table-row>
        <table:table-row table:style-name="ro1">
          <table:table-cell office:value-type="float" office:value="31407249" calcext:value-type="float">
            <text:p>31407249</text:p>
          </table:table-cell>
          <table:table-cell table:formula="of:=[.A1965]/1000/(60*60*24)" office:value-type="time" office:time-value="PT08H43M27.249S" calcext:value-type="time">
            <text:p>08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137.98" calcext:value-type="float">
            <text:p>2137.98</text:p>
          </table:table-cell>
          <table:table-cell office:value-type="float" office:value="2646.67" calcext:value-type="float">
            <text:p>2646.67</text:p>
          </table:table-cell>
        </table:table-row>
        <table:table-row table:style-name="ro1">
          <table:table-cell office:value-type="float" office:value="31423249" calcext:value-type="float">
            <text:p>31423249</text:p>
          </table:table-cell>
          <table:table-cell table:formula="of:=[.A1966]/1000/(60*60*24)" office:value-type="time" office:time-value="PT08H43M43.249S" calcext:value-type="time">
            <text:p>08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139.01" calcext:value-type="float">
            <text:p>2139.01</text:p>
          </table:table-cell>
          <table:table-cell office:value-type="float" office:value="2647.87" calcext:value-type="float">
            <text:p>2647.87</text:p>
          </table:table-cell>
        </table:table-row>
        <table:table-row table:style-name="ro1">
          <table:table-cell office:value-type="float" office:value="31439249" calcext:value-type="float">
            <text:p>31439249</text:p>
          </table:table-cell>
          <table:table-cell table:formula="of:=[.A1967]/1000/(60*60*24)" office:value-type="time" office:time-value="PT08H43M59.249S" calcext:value-type="time">
            <text:p>08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140.04" calcext:value-type="float">
            <text:p>2140.04</text:p>
          </table:table-cell>
          <table:table-cell office:value-type="float" office:value="2649.07" calcext:value-type="float">
            <text:p>2649.07</text:p>
          </table:table-cell>
        </table:table-row>
        <table:table-row table:style-name="ro1">
          <table:table-cell office:value-type="float" office:value="31455249" calcext:value-type="float">
            <text:p>31455249</text:p>
          </table:table-cell>
          <table:table-cell table:formula="of:=[.A1968]/1000/(60*60*24)" office:value-type="time" office:time-value="PT08H44M15.249S" calcext:value-type="time">
            <text:p>08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5" calcext:value-type="float">
            <text:p>269.95</text:p>
          </table:table-cell>
          <table:table-cell office:value-type="float" office:value="2141.07" calcext:value-type="float">
            <text:p>2141.07</text:p>
          </table:table-cell>
          <table:table-cell office:value-type="float" office:value="2650.27" calcext:value-type="float">
            <text:p>2650.27</text:p>
          </table:table-cell>
        </table:table-row>
        <table:table-row table:style-name="ro1">
          <table:table-cell office:value-type="float" office:value="31471249" calcext:value-type="float">
            <text:p>31471249</text:p>
          </table:table-cell>
          <table:table-cell table:formula="of:=[.A1969]/1000/(60*60*24)" office:value-type="time" office:time-value="PT08H44M31.249S" calcext:value-type="time">
            <text:p>08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2" calcext:value-type="float">
            <text:p>231.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142.09" calcext:value-type="float">
            <text:p>2142.09</text:p>
          </table:table-cell>
          <table:table-cell office:value-type="float" office:value="2651.46" calcext:value-type="float">
            <text:p>2651.46</text:p>
          </table:table-cell>
        </table:table-row>
        <table:table-row table:style-name="ro1">
          <table:table-cell office:value-type="float" office:value="31487249" calcext:value-type="float">
            <text:p>31487249</text:p>
          </table:table-cell>
          <table:table-cell table:formula="of:=[.A1970]/1000/(60*60*24)" office:value-type="time" office:time-value="PT08H44M47.249S" calcext:value-type="time">
            <text:p>08:4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143.12" calcext:value-type="float">
            <text:p>2143.12</text:p>
          </table:table-cell>
          <table:table-cell office:value-type="float" office:value="2652.66" calcext:value-type="float">
            <text:p>2652.66</text:p>
          </table:table-cell>
        </table:table-row>
        <table:table-row table:style-name="ro1">
          <table:table-cell office:value-type="float" office:value="31503249" calcext:value-type="float">
            <text:p>31503249</text:p>
          </table:table-cell>
          <table:table-cell table:formula="of:=[.A1971]/1000/(60*60*24)" office:value-type="time" office:time-value="PT08H45M03.249S" calcext:value-type="time">
            <text:p>08:4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144.15" calcext:value-type="float">
            <text:p>2144.15</text:p>
          </table:table-cell>
          <table:table-cell office:value-type="float" office:value="2653.86" calcext:value-type="float">
            <text:p>2653.86</text:p>
          </table:table-cell>
        </table:table-row>
        <table:table-row table:style-name="ro1">
          <table:table-cell office:value-type="float" office:value="31519249" calcext:value-type="float">
            <text:p>31519249</text:p>
          </table:table-cell>
          <table:table-cell table:formula="of:=[.A1972]/1000/(60*60*24)" office:value-type="time" office:time-value="PT08H45M19.249S" calcext:value-type="time">
            <text:p>08:4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145.18" calcext:value-type="float">
            <text:p>2145.18</text:p>
          </table:table-cell>
          <table:table-cell office:value-type="float" office:value="2655.05" calcext:value-type="float">
            <text:p>2655.05</text:p>
          </table:table-cell>
        </table:table-row>
        <table:table-row table:style-name="ro1">
          <table:table-cell office:value-type="float" office:value="31535249" calcext:value-type="float">
            <text:p>31535249</text:p>
          </table:table-cell>
          <table:table-cell table:formula="of:=[.A1973]/1000/(60*60*24)" office:value-type="time" office:time-value="PT08H45M35.249S" calcext:value-type="time">
            <text:p>08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" calcext:value-type="float">
            <text:p>231</text:p>
          </table:table-cell>
          <table:table-cell office:value-type="float" office:value="269.6" calcext:value-type="float">
            <text:p>269.6</text:p>
          </table:table-cell>
          <table:table-cell office:value-type="float" office:value="2146.2" calcext:value-type="float">
            <text:p>2146.2</text:p>
          </table:table-cell>
          <table:table-cell office:value-type="float" office:value="2656.25" calcext:value-type="float">
            <text:p>2656.25</text:p>
          </table:table-cell>
        </table:table-row>
        <table:table-row table:style-name="ro1">
          <table:table-cell office:value-type="float" office:value="31551249" calcext:value-type="float">
            <text:p>31551249</text:p>
          </table:table-cell>
          <table:table-cell table:formula="of:=[.A1974]/1000/(60*60*24)" office:value-type="time" office:time-value="PT08H45M51.249S" calcext:value-type="time">
            <text:p>08:4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147.23" calcext:value-type="float">
            <text:p>2147.23</text:p>
          </table:table-cell>
          <table:table-cell office:value-type="float" office:value="2657.45" calcext:value-type="float">
            <text:p>2657.45</text:p>
          </table:table-cell>
        </table:table-row>
        <table:table-row table:style-name="ro1">
          <table:table-cell office:value-type="float" office:value="31567249" calcext:value-type="float">
            <text:p>31567249</text:p>
          </table:table-cell>
          <table:table-cell table:formula="of:=[.A1975]/1000/(60*60*24)" office:value-type="time" office:time-value="PT08H46M07.249S" calcext:value-type="time">
            <text:p>08:4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148.26" calcext:value-type="float">
            <text:p>2148.26</text:p>
          </table:table-cell>
          <table:table-cell office:value-type="float" office:value="2658.64" calcext:value-type="float">
            <text:p>2658.64</text:p>
          </table:table-cell>
        </table:table-row>
        <table:table-row table:style-name="ro1">
          <table:table-cell office:value-type="float" office:value="31583249" calcext:value-type="float">
            <text:p>31583249</text:p>
          </table:table-cell>
          <table:table-cell table:formula="of:=[.A1976]/1000/(60*60*24)" office:value-type="time" office:time-value="PT08H46M23.249S" calcext:value-type="time">
            <text:p>08:4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149.28" calcext:value-type="float">
            <text:p>2149.28</text:p>
          </table:table-cell>
          <table:table-cell office:value-type="float" office:value="2659.84" calcext:value-type="float">
            <text:p>2659.84</text:p>
          </table:table-cell>
        </table:table-row>
        <table:table-row table:style-name="ro1">
          <table:table-cell office:value-type="float" office:value="31599249" calcext:value-type="float">
            <text:p>31599249</text:p>
          </table:table-cell>
          <table:table-cell table:formula="of:=[.A1977]/1000/(60*60*24)" office:value-type="time" office:time-value="PT08H46M39.249S" calcext:value-type="time">
            <text:p>08:4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7" calcext:value-type="float">
            <text:p>268.67</text:p>
          </table:table-cell>
          <table:table-cell office:value-type="float" office:value="2150.31" calcext:value-type="float">
            <text:p>2150.31</text:p>
          </table:table-cell>
          <table:table-cell office:value-type="float" office:value="2661.03" calcext:value-type="float">
            <text:p>2661.03</text:p>
          </table:table-cell>
        </table:table-row>
        <table:table-row table:style-name="ro1">
          <table:table-cell office:value-type="float" office:value="31615249" calcext:value-type="float">
            <text:p>31615249</text:p>
          </table:table-cell>
          <table:table-cell table:formula="of:=[.A1978]/1000/(60*60*24)" office:value-type="time" office:time-value="PT08H46M55.249S" calcext:value-type="time">
            <text:p>08:4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151.34" calcext:value-type="float">
            <text:p>2151.34</text:p>
          </table:table-cell>
          <table:table-cell office:value-type="float" office:value="2662.23" calcext:value-type="float">
            <text:p>2662.23</text:p>
          </table:table-cell>
        </table:table-row>
        <table:table-row table:style-name="ro1">
          <table:table-cell office:value-type="float" office:value="31631249" calcext:value-type="float">
            <text:p>31631249</text:p>
          </table:table-cell>
          <table:table-cell table:formula="of:=[.A1979]/1000/(60*60*24)" office:value-type="time" office:time-value="PT08H47M11.249S" calcext:value-type="time">
            <text:p>08:4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152.37" calcext:value-type="float">
            <text:p>2152.37</text:p>
          </table:table-cell>
          <table:table-cell office:value-type="float" office:value="2663.42" calcext:value-type="float">
            <text:p>2663.42</text:p>
          </table:table-cell>
        </table:table-row>
        <table:table-row table:style-name="ro1">
          <table:table-cell office:value-type="float" office:value="31647249" calcext:value-type="float">
            <text:p>31647249</text:p>
          </table:table-cell>
          <table:table-cell table:formula="of:=[.A1980]/1000/(60*60*24)" office:value-type="time" office:time-value="PT08H47M27.249S" calcext:value-type="time">
            <text:p>08:4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153.39" calcext:value-type="float">
            <text:p>2153.39</text:p>
          </table:table-cell>
          <table:table-cell office:value-type="float" office:value="2664.62" calcext:value-type="float">
            <text:p>2664.62</text:p>
          </table:table-cell>
        </table:table-row>
        <table:table-row table:style-name="ro1">
          <table:table-cell office:value-type="float" office:value="31663249" calcext:value-type="float">
            <text:p>31663249</text:p>
          </table:table-cell>
          <table:table-cell table:formula="of:=[.A1981]/1000/(60*60*24)" office:value-type="time" office:time-value="PT08H47M43.249S" calcext:value-type="time">
            <text:p>08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0.7" calcext:value-type="float">
            <text:p>230.7</text:p>
          </table:table-cell>
          <table:table-cell office:value-type="float" office:value="269.25" calcext:value-type="float">
            <text:p>269.25</text:p>
          </table:table-cell>
          <table:table-cell office:value-type="float" office:value="2154.42" calcext:value-type="float">
            <text:p>2154.42</text:p>
          </table:table-cell>
          <table:table-cell office:value-type="float" office:value="2665.81" calcext:value-type="float">
            <text:p>2665.81</text:p>
          </table:table-cell>
        </table:table-row>
        <table:table-row table:style-name="ro1">
          <table:table-cell office:value-type="float" office:value="31679249" calcext:value-type="float">
            <text:p>31679249</text:p>
          </table:table-cell>
          <table:table-cell table:formula="of:=[.A1982]/1000/(60*60*24)" office:value-type="time" office:time-value="PT08H47M59.249S" calcext:value-type="time">
            <text:p>08:4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155.44" calcext:value-type="float">
            <text:p>2155.44</text:p>
          </table:table-cell>
          <table:table-cell office:value-type="float" office:value="2667" calcext:value-type="float">
            <text:p>2667</text:p>
          </table:table-cell>
        </table:table-row>
        <table:table-row table:style-name="ro1">
          <table:table-cell office:value-type="float" office:value="31695249" calcext:value-type="float">
            <text:p>31695249</text:p>
          </table:table-cell>
          <table:table-cell table:formula="of:=[.A1983]/1000/(60*60*24)" office:value-type="time" office:time-value="PT08H48M15.249S" calcext:value-type="time">
            <text:p>08:4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156.47" calcext:value-type="float">
            <text:p>2156.47</text:p>
          </table:table-cell>
          <table:table-cell office:value-type="float" office:value="2668.19" calcext:value-type="float">
            <text:p>2668.19</text:p>
          </table:table-cell>
        </table:table-row>
        <table:table-row table:style-name="ro1">
          <table:table-cell office:value-type="float" office:value="31711249" calcext:value-type="float">
            <text:p>31711249</text:p>
          </table:table-cell>
          <table:table-cell table:formula="of:=[.A1984]/1000/(60*60*24)" office:value-type="time" office:time-value="PT08H48M31.249S" calcext:value-type="time">
            <text:p>08:4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157.49" calcext:value-type="float">
            <text:p>2157.49</text:p>
          </table:table-cell>
          <table:table-cell office:value-type="float" office:value="2669.38" calcext:value-type="float">
            <text:p>2669.38</text:p>
          </table:table-cell>
        </table:table-row>
        <table:table-row table:style-name="ro1">
          <table:table-cell office:value-type="float" office:value="31727249" calcext:value-type="float">
            <text:p>31727249</text:p>
          </table:table-cell>
          <table:table-cell table:formula="of:=[.A1985]/1000/(60*60*24)" office:value-type="time" office:time-value="PT08H48M47.249S" calcext:value-type="time">
            <text:p>08:4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158.52" calcext:value-type="float">
            <text:p>2158.52</text:p>
          </table:table-cell>
          <table:table-cell office:value-type="float" office:value="2670.57" calcext:value-type="float">
            <text:p>2670.57</text:p>
          </table:table-cell>
        </table:table-row>
        <table:table-row table:style-name="ro1">
          <table:table-cell office:value-type="float" office:value="31743249" calcext:value-type="float">
            <text:p>31743249</text:p>
          </table:table-cell>
          <table:table-cell table:formula="of:=[.A1986]/1000/(60*60*24)" office:value-type="time" office:time-value="PT08H49M03.249S" calcext:value-type="time">
            <text:p>08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2159.54" calcext:value-type="float">
            <text:p>2159.54</text:p>
          </table:table-cell>
          <table:table-cell office:value-type="float" office:value="2671.76" calcext:value-type="float">
            <text:p>2671.76</text:p>
          </table:table-cell>
        </table:table-row>
        <table:table-row table:style-name="ro1">
          <table:table-cell office:value-type="float" office:value="31759249" calcext:value-type="float">
            <text:p>31759249</text:p>
          </table:table-cell>
          <table:table-cell table:formula="of:=[.A1987]/1000/(60*60*24)" office:value-type="time" office:time-value="PT08H49M19.249S" calcext:value-type="time">
            <text:p>08:4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160.56" calcext:value-type="float">
            <text:p>2160.56</text:p>
          </table:table-cell>
          <table:table-cell office:value-type="float" office:value="2672.95" calcext:value-type="float">
            <text:p>2672.95</text:p>
          </table:table-cell>
        </table:table-row>
        <table:table-row table:style-name="ro1">
          <table:table-cell office:value-type="float" office:value="31775249" calcext:value-type="float">
            <text:p>31775249</text:p>
          </table:table-cell>
          <table:table-cell table:formula="of:=[.A1988]/1000/(60*60*24)" office:value-type="time" office:time-value="PT08H49M35.249S" calcext:value-type="time">
            <text:p>08:4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161.59" calcext:value-type="float">
            <text:p>2161.59</text:p>
          </table:table-cell>
          <table:table-cell office:value-type="float" office:value="2674.14" calcext:value-type="float">
            <text:p>2674.14</text:p>
          </table:table-cell>
        </table:table-row>
        <table:table-row table:style-name="ro1">
          <table:table-cell office:value-type="float" office:value="31791249" calcext:value-type="float">
            <text:p>31791249</text:p>
          </table:table-cell>
          <table:table-cell table:formula="of:=[.A1989]/1000/(60*60*24)" office:value-type="time" office:time-value="PT08H49M51.249S" calcext:value-type="time">
            <text:p>08:4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2162.61" calcext:value-type="float">
            <text:p>2162.61</text:p>
          </table:table-cell>
          <table:table-cell office:value-type="float" office:value="2675.33" calcext:value-type="float">
            <text:p>2675.33</text:p>
          </table:table-cell>
        </table:table-row>
        <table:table-row table:style-name="ro1">
          <table:table-cell office:value-type="float" office:value="31807249" calcext:value-type="float">
            <text:p>31807249</text:p>
          </table:table-cell>
          <table:table-cell table:formula="of:=[.A1990]/1000/(60*60*24)" office:value-type="time" office:time-value="PT08H50M07.249S" calcext:value-type="time">
            <text:p>08:5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2163.63" calcext:value-type="float">
            <text:p>2163.63</text:p>
          </table:table-cell>
          <table:table-cell office:value-type="float" office:value="2676.52" calcext:value-type="float">
            <text:p>2676.52</text:p>
          </table:table-cell>
        </table:table-row>
        <table:table-row table:style-name="ro1">
          <table:table-cell office:value-type="float" office:value="31823249" calcext:value-type="float">
            <text:p>31823249</text:p>
          </table:table-cell>
          <table:table-cell table:formula="of:=[.A1991]/1000/(60*60*24)" office:value-type="time" office:time-value="PT08H50M23.249S" calcext:value-type="time">
            <text:p>08:5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3" calcext:value-type="float">
            <text:p>266.93</text:p>
          </table:table-cell>
          <table:table-cell office:value-type="float" office:value="2164.66" calcext:value-type="float">
            <text:p>2164.66</text:p>
          </table:table-cell>
          <table:table-cell office:value-type="float" office:value="2677.71" calcext:value-type="float">
            <text:p>2677.71</text:p>
          </table:table-cell>
        </table:table-row>
        <table:table-row table:style-name="ro1">
          <table:table-cell office:value-type="float" office:value="31839249" calcext:value-type="float">
            <text:p>31839249</text:p>
          </table:table-cell>
          <table:table-cell table:formula="of:=[.A1992]/1000/(60*60*24)" office:value-type="time" office:time-value="PT08H50M39.249S" calcext:value-type="time">
            <text:p>08:5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165.68" calcext:value-type="float">
            <text:p>2165.68</text:p>
          </table:table-cell>
          <table:table-cell office:value-type="float" office:value="2678.9" calcext:value-type="float">
            <text:p>2678.9</text:p>
          </table:table-cell>
        </table:table-row>
        <table:table-row table:style-name="ro1">
          <table:table-cell office:value-type="float" office:value="31855249" calcext:value-type="float">
            <text:p>31855249</text:p>
          </table:table-cell>
          <table:table-cell table:formula="of:=[.A1993]/1000/(60*60*24)" office:value-type="time" office:time-value="PT08H50M55.249S" calcext:value-type="time">
            <text:p>08:5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166.7" calcext:value-type="float">
            <text:p>2166.7</text:p>
          </table:table-cell>
          <table:table-cell office:value-type="float" office:value="2680.08" calcext:value-type="float">
            <text:p>2680.08</text:p>
          </table:table-cell>
        </table:table-row>
        <table:table-row table:style-name="ro1">
          <table:table-cell office:value-type="float" office:value="31871249" calcext:value-type="float">
            <text:p>31871249</text:p>
          </table:table-cell>
          <table:table-cell table:formula="of:=[.A1994]/1000/(60*60*24)" office:value-type="time" office:time-value="PT08H51M11.249S" calcext:value-type="time">
            <text:p>08:5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67.73" calcext:value-type="float">
            <text:p>2167.73</text:p>
          </table:table-cell>
          <table:table-cell office:value-type="float" office:value="2681.27" calcext:value-type="float">
            <text:p>2681.27</text:p>
          </table:table-cell>
        </table:table-row>
        <table:table-row table:style-name="ro1">
          <table:table-cell office:value-type="float" office:value="31887249" calcext:value-type="float">
            <text:p>31887249</text:p>
          </table:table-cell>
          <table:table-cell table:formula="of:=[.A1995]/1000/(60*60*24)" office:value-type="time" office:time-value="PT08H51M27.249S" calcext:value-type="time">
            <text:p>08:5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68.75" calcext:value-type="float">
            <text:p>2168.75</text:p>
          </table:table-cell>
          <table:table-cell office:value-type="float" office:value="2682.46" calcext:value-type="float">
            <text:p>2682.46</text:p>
          </table:table-cell>
        </table:table-row>
        <table:table-row table:style-name="ro1">
          <table:table-cell office:value-type="float" office:value="31903249" calcext:value-type="float">
            <text:p>31903249</text:p>
          </table:table-cell>
          <table:table-cell table:formula="of:=[.A1996]/1000/(60*60*24)" office:value-type="time" office:time-value="PT08H51M43.249S" calcext:value-type="time">
            <text:p>08:5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2169.78" calcext:value-type="float">
            <text:p>2169.78</text:p>
          </table:table-cell>
          <table:table-cell office:value-type="float" office:value="2683.65" calcext:value-type="float">
            <text:p>2683.65</text:p>
          </table:table-cell>
        </table:table-row>
        <table:table-row table:style-name="ro1">
          <table:table-cell office:value-type="float" office:value="31919249" calcext:value-type="float">
            <text:p>31919249</text:p>
          </table:table-cell>
          <table:table-cell table:formula="of:=[.A1997]/1000/(60*60*24)" office:value-type="time" office:time-value="PT08H51M59.249S" calcext:value-type="time">
            <text:p>08:5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70.8" calcext:value-type="float">
            <text:p>2170.8</text:p>
          </table:table-cell>
          <table:table-cell office:value-type="float" office:value="2684.83" calcext:value-type="float">
            <text:p>2684.83</text:p>
          </table:table-cell>
        </table:table-row>
        <table:table-row table:style-name="ro1">
          <table:table-cell office:value-type="float" office:value="31935249" calcext:value-type="float">
            <text:p>31935249</text:p>
          </table:table-cell>
          <table:table-cell table:formula="of:=[.A1998]/1000/(60*60*24)" office:value-type="time" office:time-value="PT08H52M15.249S" calcext:value-type="time">
            <text:p>08:5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71.82" calcext:value-type="float">
            <text:p>2171.82</text:p>
          </table:table-cell>
          <table:table-cell office:value-type="float" office:value="2686.02" calcext:value-type="float">
            <text:p>2686.02</text:p>
          </table:table-cell>
        </table:table-row>
        <table:table-row table:style-name="ro1">
          <table:table-cell office:value-type="float" office:value="31951249" calcext:value-type="float">
            <text:p>31951249</text:p>
          </table:table-cell>
          <table:table-cell table:formula="of:=[.A1999]/1000/(60*60*24)" office:value-type="time" office:time-value="PT08H52M31.249S" calcext:value-type="time">
            <text:p>08:52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172.85" calcext:value-type="float">
            <text:p>2172.85</text:p>
          </table:table-cell>
          <table:table-cell office:value-type="float" office:value="2687.2" calcext:value-type="float">
            <text:p>2687.2</text:p>
          </table:table-cell>
        </table:table-row>
        <table:table-row table:style-name="ro1">
          <table:table-cell office:value-type="float" office:value="31967249" calcext:value-type="float">
            <text:p>31967249</text:p>
          </table:table-cell>
          <table:table-cell table:formula="of:=[.A2000]/1000/(60*60*24)" office:value-type="time" office:time-value="PT08H52M47.249S" calcext:value-type="time">
            <text:p>08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173.87" calcext:value-type="float">
            <text:p>2173.87</text:p>
          </table:table-cell>
          <table:table-cell office:value-type="float" office:value="2688.38" calcext:value-type="float">
            <text:p>2688.38</text:p>
          </table:table-cell>
        </table:table-row>
        <table:table-row table:style-name="ro1">
          <table:table-cell office:value-type="float" office:value="31983249" calcext:value-type="float">
            <text:p>31983249</text:p>
          </table:table-cell>
          <table:table-cell table:formula="of:=[.A2001]/1000/(60*60*24)" office:value-type="time" office:time-value="PT08H53M03.249S" calcext:value-type="time">
            <text:p>08:53:03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74.89" calcext:value-type="float">
            <text:p>2174.89</text:p>
          </table:table-cell>
          <table:table-cell office:value-type="float" office:value="2689.57" calcext:value-type="float">
            <text:p>2689.57</text:p>
          </table:table-cell>
        </table:table-row>
        <table:table-row table:style-name="ro1">
          <table:table-cell office:value-type="float" office:value="31999249" calcext:value-type="float">
            <text:p>31999249</text:p>
          </table:table-cell>
          <table:table-cell table:formula="of:=[.A2002]/1000/(60*60*24)" office:value-type="time" office:time-value="PT08H53M19.249S" calcext:value-type="time">
            <text:p>08:53:19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75.91" calcext:value-type="float">
            <text:p>2175.91</text:p>
          </table:table-cell>
          <table:table-cell office:value-type="float" office:value="2690.75" calcext:value-type="float">
            <text:p>2690.75</text:p>
          </table:table-cell>
        </table:table-row>
        <table:table-row table:style-name="ro1">
          <table:table-cell office:value-type="float" office:value="32015249" calcext:value-type="float">
            <text:p>32015249</text:p>
          </table:table-cell>
          <table:table-cell table:formula="of:=[.A2003]/1000/(60*60*24)" office:value-type="time" office:time-value="PT08H53M35.249S" calcext:value-type="time">
            <text:p>08:53:35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76.94" calcext:value-type="float">
            <text:p>2176.94</text:p>
          </table:table-cell>
          <table:table-cell office:value-type="float" office:value="2691.94" calcext:value-type="float">
            <text:p>2691.94</text:p>
          </table:table-cell>
        </table:table-row>
        <table:table-row table:style-name="ro1">
          <table:table-cell office:value-type="float" office:value="32031249" calcext:value-type="float">
            <text:p>32031249</text:p>
          </table:table-cell>
          <table:table-cell table:formula="of:=[.A2004]/1000/(60*60*24)" office:value-type="time" office:time-value="PT08H53M51.249S" calcext:value-type="time">
            <text:p>08:53:5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177.96" calcext:value-type="float">
            <text:p>2177.96</text:p>
          </table:table-cell>
          <table:table-cell office:value-type="float" office:value="2693.12" calcext:value-type="float">
            <text:p>2693.12</text:p>
          </table:table-cell>
        </table:table-row>
        <table:table-row table:style-name="ro1">
          <table:table-cell office:value-type="float" office:value="32047249" calcext:value-type="float">
            <text:p>32047249</text:p>
          </table:table-cell>
          <table:table-cell table:formula="of:=[.A2005]/1000/(60*60*24)" office:value-type="time" office:time-value="PT08H54M07.249S" calcext:value-type="time">
            <text:p>08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78.98" calcext:value-type="float">
            <text:p>2178.98</text:p>
          </table:table-cell>
          <table:table-cell office:value-type="float" office:value="2694.3" calcext:value-type="float">
            <text:p>2694.3</text:p>
          </table:table-cell>
        </table:table-row>
        <table:table-row table:style-name="ro1">
          <table:table-cell office:value-type="float" office:value="32063249" calcext:value-type="float">
            <text:p>32063249</text:p>
          </table:table-cell>
          <table:table-cell table:formula="of:=[.A2006]/1000/(60*60*24)" office:value-type="time" office:time-value="PT08H54M23.249S" calcext:value-type="time">
            <text:p>08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180" calcext:value-type="float">
            <text:p>2180</text:p>
          </table:table-cell>
          <table:table-cell office:value-type="float" office:value="2695.48" calcext:value-type="float">
            <text:p>2695.48</text:p>
          </table:table-cell>
        </table:table-row>
        <table:table-row table:style-name="ro1">
          <table:table-cell office:value-type="float" office:value="32079249" calcext:value-type="float">
            <text:p>32079249</text:p>
          </table:table-cell>
          <table:table-cell table:formula="of:=[.A2007]/1000/(60*60*24)" office:value-type="time" office:time-value="PT08H54M39.249S" calcext:value-type="time">
            <text:p>08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181.02" calcext:value-type="float">
            <text:p>2181.02</text:p>
          </table:table-cell>
          <table:table-cell office:value-type="float" office:value="2696.67" calcext:value-type="float">
            <text:p>2696.67</text:p>
          </table:table-cell>
        </table:table-row>
        <table:table-row table:style-name="ro1">
          <table:table-cell office:value-type="float" office:value="32095249" calcext:value-type="float">
            <text:p>32095249</text:p>
          </table:table-cell>
          <table:table-cell table:formula="of:=[.A2008]/1000/(60*60*24)" office:value-type="time" office:time-value="PT08H54M55.249S" calcext:value-type="time">
            <text:p>08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229.7" calcext:value-type="float">
            <text:p>229.7</text:p>
          </table:table-cell>
          <table:table-cell office:value-type="float" office:value="266.22" calcext:value-type="float">
            <text:p>266.22</text:p>
          </table:table-cell>
          <table:table-cell office:value-type="float" office:value="2182.04" calcext:value-type="float">
            <text:p>2182.04</text:p>
          </table:table-cell>
          <table:table-cell office:value-type="float" office:value="2697.85" calcext:value-type="float">
            <text:p>2697.85</text:p>
          </table:table-cell>
        </table:table-row>
        <table:table-row table:style-name="ro1">
          <table:table-cell office:value-type="float" office:value="32111249" calcext:value-type="float">
            <text:p>32111249</text:p>
          </table:table-cell>
          <table:table-cell table:formula="of:=[.A2009]/1000/(60*60*24)" office:value-type="time" office:time-value="PT08H55M11.249S" calcext:value-type="time">
            <text:p>08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183.06" calcext:value-type="float">
            <text:p>2183.06</text:p>
          </table:table-cell>
          <table:table-cell office:value-type="float" office:value="2699.03" calcext:value-type="float">
            <text:p>2699.03</text:p>
          </table:table-cell>
        </table:table-row>
        <table:table-row table:style-name="ro1">
          <table:table-cell office:value-type="float" office:value="32127249" calcext:value-type="float">
            <text:p>32127249</text:p>
          </table:table-cell>
          <table:table-cell table:formula="of:=[.A2010]/1000/(60*60*24)" office:value-type="time" office:time-value="PT08H55M27.249S" calcext:value-type="time">
            <text:p>08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184.08" calcext:value-type="float">
            <text:p>2184.08</text:p>
          </table:table-cell>
          <table:table-cell office:value-type="float" office:value="2700.21" calcext:value-type="float">
            <text:p>2700.21</text:p>
          </table:table-cell>
        </table:table-row>
        <table:table-row table:style-name="ro1">
          <table:table-cell office:value-type="float" office:value="32143249" calcext:value-type="float">
            <text:p>32143249</text:p>
          </table:table-cell>
          <table:table-cell table:formula="of:=[.A2011]/1000/(60*60*24)" office:value-type="time" office:time-value="PT08H55M43.249S" calcext:value-type="time">
            <text:p>08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185.1" calcext:value-type="float">
            <text:p>2185.1</text:p>
          </table:table-cell>
          <table:table-cell office:value-type="float" office:value="2701.39" calcext:value-type="float">
            <text:p>2701.39</text:p>
          </table:table-cell>
        </table:table-row>
        <table:table-row table:style-name="ro1">
          <table:table-cell office:value-type="float" office:value="32159249" calcext:value-type="float">
            <text:p>32159249</text:p>
          </table:table-cell>
          <table:table-cell table:formula="of:=[.A2012]/1000/(60*60*24)" office:value-type="time" office:time-value="PT08H55M59.249S" calcext:value-type="time">
            <text:p>08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86.12" calcext:value-type="float">
            <text:p>2186.12</text:p>
          </table:table-cell>
          <table:table-cell office:value-type="float" office:value="2702.57" calcext:value-type="float">
            <text:p>2702.57</text:p>
          </table:table-cell>
        </table:table-row>
        <table:table-row table:style-name="ro1">
          <table:table-cell office:value-type="float" office:value="32175249" calcext:value-type="float">
            <text:p>32175249</text:p>
          </table:table-cell>
          <table:table-cell table:formula="of:=[.A2013]/1000/(60*60*24)" office:value-type="time" office:time-value="PT08H56M15.249S" calcext:value-type="time">
            <text:p>08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187.14" calcext:value-type="float">
            <text:p>2187.14</text:p>
          </table:table-cell>
          <table:table-cell office:value-type="float" office:value="2703.75" calcext:value-type="float">
            <text:p>2703.75</text:p>
          </table:table-cell>
        </table:table-row>
        <table:table-row table:style-name="ro1">
          <table:table-cell office:value-type="float" office:value="32191249" calcext:value-type="float">
            <text:p>32191249</text:p>
          </table:table-cell>
          <table:table-cell table:formula="of:=[.A2014]/1000/(60*60*24)" office:value-type="time" office:time-value="PT08H56M31.249S" calcext:value-type="time">
            <text:p>08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188.16" calcext:value-type="float">
            <text:p>2188.16</text:p>
          </table:table-cell>
          <table:table-cell office:value-type="float" office:value="2704.92" calcext:value-type="float">
            <text:p>2704.92</text:p>
          </table:table-cell>
        </table:table-row>
        <table:table-row table:style-name="ro1">
          <table:table-cell office:value-type="float" office:value="32207249" calcext:value-type="float">
            <text:p>32207249</text:p>
          </table:table-cell>
          <table:table-cell table:formula="of:=[.A2015]/1000/(60*60*24)" office:value-type="time" office:time-value="PT08H56M47.249S" calcext:value-type="time">
            <text:p>08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89.18" calcext:value-type="float">
            <text:p>2189.18</text:p>
          </table:table-cell>
          <table:table-cell office:value-type="float" office:value="2706.1" calcext:value-type="float">
            <text:p>2706.1</text:p>
          </table:table-cell>
        </table:table-row>
        <table:table-row table:style-name="ro1">
          <table:table-cell office:value-type="float" office:value="32223249" calcext:value-type="float">
            <text:p>32223249</text:p>
          </table:table-cell>
          <table:table-cell table:formula="of:=[.A2016]/1000/(60*60*24)" office:value-type="time" office:time-value="PT08H57M03.249S" calcext:value-type="time">
            <text:p>08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190.2" calcext:value-type="float">
            <text:p>2190.2</text:p>
          </table:table-cell>
          <table:table-cell office:value-type="float" office:value="2707.28" calcext:value-type="float">
            <text:p>2707.28</text:p>
          </table:table-cell>
        </table:table-row>
        <table:table-row table:style-name="ro1">
          <table:table-cell office:value-type="float" office:value="32239249" calcext:value-type="float">
            <text:p>32239249</text:p>
          </table:table-cell>
          <table:table-cell table:formula="of:=[.A2017]/1000/(60*60*24)" office:value-type="time" office:time-value="PT08H57M19.249S" calcext:value-type="time">
            <text:p>08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91.22" calcext:value-type="float">
            <text:p>2191.22</text:p>
          </table:table-cell>
          <table:table-cell office:value-type="float" office:value="2708.45" calcext:value-type="float">
            <text:p>2708.45</text:p>
          </table:table-cell>
        </table:table-row>
        <table:table-row table:style-name="ro1">
          <table:table-cell office:value-type="float" office:value="32255249" calcext:value-type="float">
            <text:p>32255249</text:p>
          </table:table-cell>
          <table:table-cell table:formula="of:=[.A2018]/1000/(60*60*24)" office:value-type="time" office:time-value="PT08H57M35.249S" calcext:value-type="time">
            <text:p>08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92.23" calcext:value-type="float">
            <text:p>2192.23</text:p>
          </table:table-cell>
          <table:table-cell office:value-type="float" office:value="2709.63" calcext:value-type="float">
            <text:p>2709.63</text:p>
          </table:table-cell>
        </table:table-row>
        <table:table-row table:style-name="ro1">
          <table:table-cell office:value-type="float" office:value="32271249" calcext:value-type="float">
            <text:p>32271249</text:p>
          </table:table-cell>
          <table:table-cell table:formula="of:=[.A2019]/1000/(60*60*24)" office:value-type="time" office:time-value="PT08H57M51.249S" calcext:value-type="time">
            <text:p>08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193.25" calcext:value-type="float">
            <text:p>2193.25</text:p>
          </table:table-cell>
          <table:table-cell office:value-type="float" office:value="2710.81" calcext:value-type="float">
            <text:p>2710.81</text:p>
          </table:table-cell>
        </table:table-row>
        <table:table-row table:style-name="ro1">
          <table:table-cell office:value-type="float" office:value="32287249" calcext:value-type="float">
            <text:p>32287249</text:p>
          </table:table-cell>
          <table:table-cell table:formula="of:=[.A2020]/1000/(60*60*24)" office:value-type="time" office:time-value="PT08H58M07.249S" calcext:value-type="time">
            <text:p>08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94.27" calcext:value-type="float">
            <text:p>2194.27</text:p>
          </table:table-cell>
          <table:table-cell office:value-type="float" office:value="2711.98" calcext:value-type="float">
            <text:p>2711.98</text:p>
          </table:table-cell>
        </table:table-row>
        <table:table-row table:style-name="ro1">
          <table:table-cell office:value-type="float" office:value="32303249" calcext:value-type="float">
            <text:p>32303249</text:p>
          </table:table-cell>
          <table:table-cell table:formula="of:=[.A2021]/1000/(60*60*24)" office:value-type="time" office:time-value="PT08H58M23.249S" calcext:value-type="time">
            <text:p>08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195.29" calcext:value-type="float">
            <text:p>2195.29</text:p>
          </table:table-cell>
          <table:table-cell office:value-type="float" office:value="2713.16" calcext:value-type="float">
            <text:p>2713.16</text:p>
          </table:table-cell>
        </table:table-row>
        <table:table-row table:style-name="ro1">
          <table:table-cell office:value-type="float" office:value="32319249" calcext:value-type="float">
            <text:p>32319249</text:p>
          </table:table-cell>
          <table:table-cell table:formula="of:=[.A2022]/1000/(60*60*24)" office:value-type="time" office:time-value="PT08H58M39.249S" calcext:value-type="time">
            <text:p>08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96.31" calcext:value-type="float">
            <text:p>2196.31</text:p>
          </table:table-cell>
          <table:table-cell office:value-type="float" office:value="2714.33" calcext:value-type="float">
            <text:p>2714.33</text:p>
          </table:table-cell>
        </table:table-row>
        <table:table-row table:style-name="ro1">
          <table:table-cell office:value-type="float" office:value="32335249" calcext:value-type="float">
            <text:p>32335249</text:p>
          </table:table-cell>
          <table:table-cell table:formula="of:=[.A2023]/1000/(60*60*24)" office:value-type="time" office:time-value="PT08H58M55.249S" calcext:value-type="time">
            <text:p>08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197.33" calcext:value-type="float">
            <text:p>2197.33</text:p>
          </table:table-cell>
          <table:table-cell office:value-type="float" office:value="2715.51" calcext:value-type="float">
            <text:p>2715.51</text:p>
          </table:table-cell>
        </table:table-row>
        <table:table-row table:style-name="ro1">
          <table:table-cell office:value-type="float" office:value="32351249" calcext:value-type="float">
            <text:p>32351249</text:p>
          </table:table-cell>
          <table:table-cell table:formula="of:=[.A2024]/1000/(60*60*24)" office:value-type="time" office:time-value="PT08H59M11.249S" calcext:value-type="time">
            <text:p>08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2198.35" calcext:value-type="float">
            <text:p>2198.35</text:p>
          </table:table-cell>
          <table:table-cell office:value-type="float" office:value="2716.68" calcext:value-type="float">
            <text:p>2716.68</text:p>
          </table:table-cell>
        </table:table-row>
        <table:table-row table:style-name="ro1">
          <table:table-cell office:value-type="float" office:value="32367249" calcext:value-type="float">
            <text:p>32367249</text:p>
          </table:table-cell>
          <table:table-cell table:formula="of:=[.A2025]/1000/(60*60*24)" office:value-type="time" office:time-value="PT08H59M27.249S" calcext:value-type="time">
            <text:p>08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199.37" calcext:value-type="float">
            <text:p>2199.37</text:p>
          </table:table-cell>
          <table:table-cell office:value-type="float" office:value="2717.86" calcext:value-type="float">
            <text:p>2717.86</text:p>
          </table:table-cell>
        </table:table-row>
        <table:table-row table:style-name="ro1">
          <table:table-cell office:value-type="float" office:value="32383249" calcext:value-type="float">
            <text:p>32383249</text:p>
          </table:table-cell>
          <table:table-cell table:formula="of:=[.A2026]/1000/(60*60*24)" office:value-type="time" office:time-value="PT08H59M43.249S" calcext:value-type="time">
            <text:p>08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4.24" calcext:value-type="float">
            <text:p>264.24</text:p>
          </table:table-cell>
          <table:table-cell office:value-type="float" office:value="2200.38" calcext:value-type="float">
            <text:p>2200.38</text:p>
          </table:table-cell>
          <table:table-cell office:value-type="float" office:value="2719.03" calcext:value-type="float">
            <text:p>2719.03</text:p>
          </table:table-cell>
        </table:table-row>
        <table:table-row table:style-name="ro1">
          <table:table-cell office:value-type="float" office:value="32399249" calcext:value-type="float">
            <text:p>32399249</text:p>
          </table:table-cell>
          <table:table-cell table:formula="of:=[.A2027]/1000/(60*60*24)" office:value-type="time" office:time-value="PT08H59M59.249S" calcext:value-type="time">
            <text:p>08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201.4" calcext:value-type="float">
            <text:p>2201.4</text:p>
          </table:table-cell>
          <table:table-cell office:value-type="float" office:value="2720.2" calcext:value-type="float">
            <text:p>2720.2</text:p>
          </table:table-cell>
        </table:table-row>
        <table:table-row table:style-name="ro1">
          <table:table-cell office:value-type="float" office:value="32415249" calcext:value-type="float">
            <text:p>32415249</text:p>
          </table:table-cell>
          <table:table-cell table:formula="of:=[.A2028]/1000/(60*60*24)" office:value-type="time" office:time-value="PT09H00M15.249S" calcext:value-type="time">
            <text:p>09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202.41" calcext:value-type="float">
            <text:p>2202.41</text:p>
          </table:table-cell>
          <table:table-cell office:value-type="float" office:value="2721.37" calcext:value-type="float">
            <text:p>2721.37</text:p>
          </table:table-cell>
        </table:table-row>
        <table:table-row table:style-name="ro1">
          <table:table-cell office:value-type="float" office:value="32431249" calcext:value-type="float">
            <text:p>32431249</text:p>
          </table:table-cell>
          <table:table-cell table:formula="of:=[.A2029]/1000/(60*60*24)" office:value-type="time" office:time-value="PT09H00M31.249S" calcext:value-type="time">
            <text:p>09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203.43" calcext:value-type="float">
            <text:p>2203.43</text:p>
          </table:table-cell>
          <table:table-cell office:value-type="float" office:value="2722.54" calcext:value-type="float">
            <text:p>2722.54</text:p>
          </table:table-cell>
        </table:table-row>
        <table:table-row table:style-name="ro1">
          <table:table-cell office:value-type="float" office:value="32447249" calcext:value-type="float">
            <text:p>32447249</text:p>
          </table:table-cell>
          <table:table-cell table:formula="of:=[.A2030]/1000/(60*60*24)" office:value-type="time" office:time-value="PT09H00M47.249S" calcext:value-type="time">
            <text:p>09:0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204.45" calcext:value-type="float">
            <text:p>2204.45</text:p>
          </table:table-cell>
          <table:table-cell office:value-type="float" office:value="2723.71" calcext:value-type="float">
            <text:p>2723.71</text:p>
          </table:table-cell>
        </table:table-row>
        <table:table-row table:style-name="ro1">
          <table:table-cell office:value-type="float" office:value="32463249" calcext:value-type="float">
            <text:p>32463249</text:p>
          </table:table-cell>
          <table:table-cell table:formula="of:=[.A2031]/1000/(60*60*24)" office:value-type="time" office:time-value="PT09H01M03.249S" calcext:value-type="time">
            <text:p>09:0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2205.46" calcext:value-type="float">
            <text:p>2205.46</text:p>
          </table:table-cell>
          <table:table-cell office:value-type="float" office:value="2724.88" calcext:value-type="float">
            <text:p>2724.88</text:p>
          </table:table-cell>
        </table:table-row>
        <table:table-row table:style-name="ro1">
          <table:table-cell office:value-type="float" office:value="32479249" calcext:value-type="float">
            <text:p>32479249</text:p>
          </table:table-cell>
          <table:table-cell table:formula="of:=[.A2032]/1000/(60*60*24)" office:value-type="time" office:time-value="PT09H01M19.249S" calcext:value-type="time">
            <text:p>09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2206.48" calcext:value-type="float">
            <text:p>2206.48</text:p>
          </table:table-cell>
          <table:table-cell office:value-type="float" office:value="2726.05" calcext:value-type="float">
            <text:p>2726.05</text:p>
          </table:table-cell>
        </table:table-row>
        <table:table-row table:style-name="ro1">
          <table:table-cell office:value-type="float" office:value="32495249" calcext:value-type="float">
            <text:p>32495249</text:p>
          </table:table-cell>
          <table:table-cell table:formula="of:=[.A2033]/1000/(60*60*24)" office:value-type="time" office:time-value="PT09H01M35.249S" calcext:value-type="time">
            <text:p>09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207.49" calcext:value-type="float">
            <text:p>2207.49</text:p>
          </table:table-cell>
          <table:table-cell office:value-type="float" office:value="2727.22" calcext:value-type="float">
            <text:p>2727.22</text:p>
          </table:table-cell>
        </table:table-row>
        <table:table-row table:style-name="ro1">
          <table:table-cell office:value-type="float" office:value="32511249" calcext:value-type="float">
            <text:p>32511249</text:p>
          </table:table-cell>
          <table:table-cell table:formula="of:=[.A2034]/1000/(60*60*24)" office:value-type="time" office:time-value="PT09H01M51.249S" calcext:value-type="time">
            <text:p>09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208.51" calcext:value-type="float">
            <text:p>2208.51</text:p>
          </table:table-cell>
          <table:table-cell office:value-type="float" office:value="2728.39" calcext:value-type="float">
            <text:p>2728.39</text:p>
          </table:table-cell>
        </table:table-row>
        <table:table-row table:style-name="ro1">
          <table:table-cell office:value-type="float" office:value="32527249" calcext:value-type="float">
            <text:p>32527249</text:p>
          </table:table-cell>
          <table:table-cell table:formula="of:=[.A2035]/1000/(60*60*24)" office:value-type="time" office:time-value="PT09H02M07.249S" calcext:value-type="time">
            <text:p>09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3.77" calcext:value-type="float">
            <text:p>263.77</text:p>
          </table:table-cell>
          <table:table-cell office:value-type="float" office:value="2209.52" calcext:value-type="float">
            <text:p>2209.52</text:p>
          </table:table-cell>
          <table:table-cell office:value-type="float" office:value="2729.56" calcext:value-type="float">
            <text:p>2729.56</text:p>
          </table:table-cell>
        </table:table-row>
        <table:table-row table:style-name="ro1">
          <table:table-cell office:value-type="float" office:value="32543249" calcext:value-type="float">
            <text:p>32543249</text:p>
          </table:table-cell>
          <table:table-cell table:formula="of:=[.A2036]/1000/(60*60*24)" office:value-type="time" office:time-value="PT09H02M23.249S" calcext:value-type="time">
            <text:p>09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210.54" calcext:value-type="float">
            <text:p>2210.54</text:p>
          </table:table-cell>
          <table:table-cell office:value-type="float" office:value="2730.72" calcext:value-type="float">
            <text:p>2730.72</text:p>
          </table:table-cell>
        </table:table-row>
        <table:table-row table:style-name="ro1">
          <table:table-cell office:value-type="float" office:value="32559249" calcext:value-type="float">
            <text:p>32559249</text:p>
          </table:table-cell>
          <table:table-cell table:formula="of:=[.A2037]/1000/(60*60*24)" office:value-type="time" office:time-value="PT09H02M39.249S" calcext:value-type="time">
            <text:p>09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211.55" calcext:value-type="float">
            <text:p>2211.55</text:p>
          </table:table-cell>
          <table:table-cell office:value-type="float" office:value="2731.89" calcext:value-type="float">
            <text:p>2731.89</text:p>
          </table:table-cell>
        </table:table-row>
        <table:table-row table:style-name="ro1">
          <table:table-cell office:value-type="float" office:value="32575249" calcext:value-type="float">
            <text:p>32575249</text:p>
          </table:table-cell>
          <table:table-cell table:formula="of:=[.A2038]/1000/(60*60*24)" office:value-type="time" office:time-value="PT09H02M55.249S" calcext:value-type="time">
            <text:p>09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2.62" calcext:value-type="float">
            <text:p>262.62</text:p>
          </table:table-cell>
          <table:table-cell office:value-type="float" office:value="2212.57" calcext:value-type="float">
            <text:p>2212.57</text:p>
          </table:table-cell>
          <table:table-cell office:value-type="float" office:value="2733.06" calcext:value-type="float">
            <text:p>2733.06</text:p>
          </table:table-cell>
        </table:table-row>
        <table:table-row table:style-name="ro1">
          <table:table-cell office:value-type="float" office:value="32591249" calcext:value-type="float">
            <text:p>32591249</text:p>
          </table:table-cell>
          <table:table-cell table:formula="of:=[.A2039]/1000/(60*60*24)" office:value-type="time" office:time-value="PT09H03M11.249S" calcext:value-type="time">
            <text:p>09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2213.58" calcext:value-type="float">
            <text:p>2213.58</text:p>
          </table:table-cell>
          <table:table-cell office:value-type="float" office:value="2734.23" calcext:value-type="float">
            <text:p>2734.23</text:p>
          </table:table-cell>
        </table:table-row>
        <table:table-row table:style-name="ro1">
          <table:table-cell office:value-type="float" office:value="32607249" calcext:value-type="float">
            <text:p>32607249</text:p>
          </table:table-cell>
          <table:table-cell table:formula="of:=[.A2040]/1000/(60*60*24)" office:value-type="time" office:time-value="PT09H03M27.249S" calcext:value-type="time">
            <text:p>09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214.6" calcext:value-type="float">
            <text:p>2214.6</text:p>
          </table:table-cell>
          <table:table-cell office:value-type="float" office:value="2735.39" calcext:value-type="float">
            <text:p>2735.39</text:p>
          </table:table-cell>
        </table:table-row>
        <table:table-row table:style-name="ro1">
          <table:table-cell office:value-type="float" office:value="32623249" calcext:value-type="float">
            <text:p>32623249</text:p>
          </table:table-cell>
          <table:table-cell table:formula="of:=[.A2041]/1000/(60*60*24)" office:value-type="time" office:time-value="PT09H03M43.249S" calcext:value-type="time">
            <text:p>09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215.62" calcext:value-type="float">
            <text:p>2215.62</text:p>
          </table:table-cell>
          <table:table-cell office:value-type="float" office:value="2736.56" calcext:value-type="float">
            <text:p>2736.56</text:p>
          </table:table-cell>
        </table:table-row>
        <table:table-row table:style-name="ro1">
          <table:table-cell office:value-type="float" office:value="32639249" calcext:value-type="float">
            <text:p>32639249</text:p>
          </table:table-cell>
          <table:table-cell table:formula="of:=[.A2042]/1000/(60*60*24)" office:value-type="time" office:time-value="PT09H03M59.249S" calcext:value-type="time">
            <text:p>09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216.63" calcext:value-type="float">
            <text:p>2216.63</text:p>
          </table:table-cell>
          <table:table-cell office:value-type="float" office:value="2737.72" calcext:value-type="float">
            <text:p>2737.72</text:p>
          </table:table-cell>
        </table:table-row>
        <table:table-row table:style-name="ro1">
          <table:table-cell office:value-type="float" office:value="32655248" calcext:value-type="float">
            <text:p>32655248</text:p>
          </table:table-cell>
          <table:table-cell table:formula="of:=[.A2043]/1000/(60*60*24)" office:value-type="time" office:time-value="PT09H04M15.248S" calcext:value-type="time">
            <text:p>09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217.64" calcext:value-type="float">
            <text:p>2217.64</text:p>
          </table:table-cell>
          <table:table-cell office:value-type="float" office:value="2738.89" calcext:value-type="float">
            <text:p>2738.89</text:p>
          </table:table-cell>
        </table:table-row>
        <table:table-row table:style-name="ro1">
          <table:table-cell office:value-type="float" office:value="32671249" calcext:value-type="float">
            <text:p>32671249</text:p>
          </table:table-cell>
          <table:table-cell table:formula="of:=[.A2044]/1000/(60*60*24)" office:value-type="time" office:time-value="PT09H04M31.249S" calcext:value-type="time">
            <text:p>09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2.38" calcext:value-type="float">
            <text:p>262.38</text:p>
          </table:table-cell>
          <table:table-cell office:value-type="float" office:value="2218.66" calcext:value-type="float">
            <text:p>2218.66</text:p>
          </table:table-cell>
          <table:table-cell office:value-type="float" office:value="2740.05" calcext:value-type="float">
            <text:p>2740.05</text:p>
          </table:table-cell>
        </table:table-row>
        <table:table-row table:style-name="ro1">
          <table:table-cell office:value-type="float" office:value="32687249" calcext:value-type="float">
            <text:p>32687249</text:p>
          </table:table-cell>
          <table:table-cell table:formula="of:=[.A2045]/1000/(60*60*24)" office:value-type="time" office:time-value="PT09H04M47.249S" calcext:value-type="time">
            <text:p>09:0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219.67" calcext:value-type="float">
            <text:p>2219.67</text:p>
          </table:table-cell>
          <table:table-cell office:value-type="float" office:value="2741.22" calcext:value-type="float">
            <text:p>2741.22</text:p>
          </table:table-cell>
        </table:table-row>
        <table:table-row table:style-name="ro1">
          <table:table-cell office:value-type="float" office:value="32703249" calcext:value-type="float">
            <text:p>32703249</text:p>
          </table:table-cell>
          <table:table-cell table:formula="of:=[.A2046]/1000/(60*60*24)" office:value-type="time" office:time-value="PT09H05M03.249S" calcext:value-type="time">
            <text:p>09:0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220.68" calcext:value-type="float">
            <text:p>2220.68</text:p>
          </table:table-cell>
          <table:table-cell office:value-type="float" office:value="2742.38" calcext:value-type="float">
            <text:p>2742.38</text:p>
          </table:table-cell>
        </table:table-row>
        <table:table-row table:style-name="ro1">
          <table:table-cell office:value-type="float" office:value="32719249" calcext:value-type="float">
            <text:p>32719249</text:p>
          </table:table-cell>
          <table:table-cell table:formula="of:=[.A2047]/1000/(60*60*24)" office:value-type="time" office:time-value="PT09H05M19.249S" calcext:value-type="time">
            <text:p>09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221.69" calcext:value-type="float">
            <text:p>2221.69</text:p>
          </table:table-cell>
          <table:table-cell office:value-type="float" office:value="2743.54" calcext:value-type="float">
            <text:p>2743.54</text:p>
          </table:table-cell>
        </table:table-row>
        <table:table-row table:style-name="ro1">
          <table:table-cell office:value-type="float" office:value="32735249" calcext:value-type="float">
            <text:p>32735249</text:p>
          </table:table-cell>
          <table:table-cell table:formula="of:=[.A2048]/1000/(60*60*24)" office:value-type="time" office:time-value="PT09H05M35.249S" calcext:value-type="time">
            <text:p>09:05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222.7" calcext:value-type="float">
            <text:p>2222.7</text:p>
          </table:table-cell>
          <table:table-cell office:value-type="float" office:value="2744.7" calcext:value-type="float">
            <text:p>2744.7</text:p>
          </table:table-cell>
        </table:table-row>
        <table:table-row table:style-name="ro1">
          <table:table-cell office:value-type="float" office:value="32751249" calcext:value-type="float">
            <text:p>32751249</text:p>
          </table:table-cell>
          <table:table-cell table:formula="of:=[.A2049]/1000/(60*60*24)" office:value-type="time" office:time-value="PT09H05M51.249S" calcext:value-type="time">
            <text:p>09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223.72" calcext:value-type="float">
            <text:p>2223.72</text:p>
          </table:table-cell>
          <table:table-cell office:value-type="float" office:value="2745.86" calcext:value-type="float">
            <text:p>2745.86</text:p>
          </table:table-cell>
        </table:table-row>
        <table:table-row table:style-name="ro1">
          <table:table-cell office:value-type="float" office:value="32767249" calcext:value-type="float">
            <text:p>32767249</text:p>
          </table:table-cell>
          <table:table-cell table:formula="of:=[.A2050]/1000/(60*60*24)" office:value-type="time" office:time-value="PT09H06M07.249S" calcext:value-type="time">
            <text:p>09:06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224.73" calcext:value-type="float">
            <text:p>2224.73</text:p>
          </table:table-cell>
          <table:table-cell office:value-type="float" office:value="2747.02" calcext:value-type="float">
            <text:p>2747.02</text:p>
          </table:table-cell>
        </table:table-row>
        <table:table-row table:style-name="ro1">
          <table:table-cell office:value-type="float" office:value="32783249" calcext:value-type="float">
            <text:p>32783249</text:p>
          </table:table-cell>
          <table:table-cell table:formula="of:=[.A2051]/1000/(60*60*24)" office:value-type="time" office:time-value="PT09H06M23.249S" calcext:value-type="time">
            <text:p>09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2225.74" calcext:value-type="float">
            <text:p>2225.74</text:p>
          </table:table-cell>
          <table:table-cell office:value-type="float" office:value="2748.18" calcext:value-type="float">
            <text:p>2748.18</text:p>
          </table:table-cell>
        </table:table-row>
        <table:table-row table:style-name="ro1">
          <table:table-cell office:value-type="float" office:value="32799249" calcext:value-type="float">
            <text:p>32799249</text:p>
          </table:table-cell>
          <table:table-cell table:formula="of:=[.A2052]/1000/(60*60*24)" office:value-type="time" office:time-value="PT09H06M39.249S" calcext:value-type="time">
            <text:p>09:06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226.75" calcext:value-type="float">
            <text:p>2226.75</text:p>
          </table:table-cell>
          <table:table-cell office:value-type="float" office:value="2749.34" calcext:value-type="float">
            <text:p>2749.34</text:p>
          </table:table-cell>
        </table:table-row>
        <table:table-row table:style-name="ro1">
          <table:table-cell office:value-type="float" office:value="32815249" calcext:value-type="float">
            <text:p>32815249</text:p>
          </table:table-cell>
          <table:table-cell table:formula="of:=[.A2053]/1000/(60*60*24)" office:value-type="time" office:time-value="PT09H06M55.249S" calcext:value-type="time">
            <text:p>09:06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227.76" calcext:value-type="float">
            <text:p>2227.76</text:p>
          </table:table-cell>
          <table:table-cell office:value-type="float" office:value="2750.5" calcext:value-type="float">
            <text:p>2750.5</text:p>
          </table:table-cell>
        </table:table-row>
        <table:table-row table:style-name="ro1">
          <table:table-cell office:value-type="float" office:value="32831249" calcext:value-type="float">
            <text:p>32831249</text:p>
          </table:table-cell>
          <table:table-cell table:formula="of:=[.A2054]/1000/(60*60*24)" office:value-type="time" office:time-value="PT09H07M11.249S" calcext:value-type="time">
            <text:p>09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228.77" calcext:value-type="float">
            <text:p>2228.77</text:p>
          </table:table-cell>
          <table:table-cell office:value-type="float" office:value="2751.66" calcext:value-type="float">
            <text:p>2751.66</text:p>
          </table:table-cell>
        </table:table-row>
        <table:table-row table:style-name="ro1">
          <table:table-cell office:value-type="float" office:value="32847249" calcext:value-type="float">
            <text:p>32847249</text:p>
          </table:table-cell>
          <table:table-cell table:formula="of:=[.A2055]/1000/(60*60*24)" office:value-type="time" office:time-value="PT09H07M27.249S" calcext:value-type="time">
            <text:p>09:07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229.79" calcext:value-type="float">
            <text:p>2229.79</text:p>
          </table:table-cell>
          <table:table-cell office:value-type="float" office:value="2752.82" calcext:value-type="float">
            <text:p>2752.82</text:p>
          </table:table-cell>
        </table:table-row>
        <table:table-row table:style-name="ro1">
          <table:table-cell office:value-type="float" office:value="32863249" calcext:value-type="float">
            <text:p>32863249</text:p>
          </table:table-cell>
          <table:table-cell table:formula="of:=[.A2056]/1000/(60*60*24)" office:value-type="time" office:time-value="PT09H07M43.249S" calcext:value-type="time">
            <text:p>09:0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230.8" calcext:value-type="float">
            <text:p>2230.8</text:p>
          </table:table-cell>
          <table:table-cell office:value-type="float" office:value="2753.98" calcext:value-type="float">
            <text:p>2753.98</text:p>
          </table:table-cell>
        </table:table-row>
        <table:table-row table:style-name="ro1">
          <table:table-cell office:value-type="float" office:value="32879249" calcext:value-type="float">
            <text:p>32879249</text:p>
          </table:table-cell>
          <table:table-cell table:formula="of:=[.A2057]/1000/(60*60*24)" office:value-type="time" office:time-value="PT09H07M59.249S" calcext:value-type="time">
            <text:p>09:07:59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231.81" calcext:value-type="float">
            <text:p>2231.81</text:p>
          </table:table-cell>
          <table:table-cell office:value-type="float" office:value="2755.14" calcext:value-type="float">
            <text:p>2755.14</text:p>
          </table:table-cell>
        </table:table-row>
        <table:table-row table:style-name="ro1">
          <table:table-cell office:value-type="float" office:value="32895249" calcext:value-type="float">
            <text:p>32895249</text:p>
          </table:table-cell>
          <table:table-cell table:formula="of:=[.A2058]/1000/(60*60*24)" office:value-type="time" office:time-value="PT09H08M15.249S" calcext:value-type="time">
            <text:p>09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232.82" calcext:value-type="float">
            <text:p>2232.82</text:p>
          </table:table-cell>
          <table:table-cell office:value-type="float" office:value="2756.29" calcext:value-type="float">
            <text:p>2756.29</text:p>
          </table:table-cell>
        </table:table-row>
        <table:table-row table:style-name="ro1">
          <table:table-cell office:value-type="float" office:value="32911249" calcext:value-type="float">
            <text:p>32911249</text:p>
          </table:table-cell>
          <table:table-cell table:formula="of:=[.A2059]/1000/(60*60*24)" office:value-type="time" office:time-value="PT09H08M31.249S" calcext:value-type="time">
            <text:p>09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233.83" calcext:value-type="float">
            <text:p>2233.83</text:p>
          </table:table-cell>
          <table:table-cell office:value-type="float" office:value="2757.45" calcext:value-type="float">
            <text:p>2757.45</text:p>
          </table:table-cell>
        </table:table-row>
        <table:table-row table:style-name="ro1">
          <table:table-cell office:value-type="float" office:value="32927249" calcext:value-type="float">
            <text:p>32927249</text:p>
          </table:table-cell>
          <table:table-cell table:formula="of:=[.A2060]/1000/(60*60*24)" office:value-type="time" office:time-value="PT09H08M47.249S" calcext:value-type="time">
            <text:p>09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34.84" calcext:value-type="float">
            <text:p>2234.84</text:p>
          </table:table-cell>
          <table:table-cell office:value-type="float" office:value="2758.6" calcext:value-type="float">
            <text:p>2758.6</text:p>
          </table:table-cell>
        </table:table-row>
        <table:table-row table:style-name="ro1">
          <table:table-cell office:value-type="float" office:value="32943249" calcext:value-type="float">
            <text:p>32943249</text:p>
          </table:table-cell>
          <table:table-cell table:formula="of:=[.A2061]/1000/(60*60*24)" office:value-type="time" office:time-value="PT09H09M03.249S" calcext:value-type="time">
            <text:p>09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235.85" calcext:value-type="float">
            <text:p>2235.85</text:p>
          </table:table-cell>
          <table:table-cell office:value-type="float" office:value="2759.75" calcext:value-type="float">
            <text:p>2759.75</text:p>
          </table:table-cell>
        </table:table-row>
        <table:table-row table:style-name="ro1">
          <table:table-cell office:value-type="float" office:value="32959249" calcext:value-type="float">
            <text:p>32959249</text:p>
          </table:table-cell>
          <table:table-cell table:formula="of:=[.A2062]/1000/(60*60*24)" office:value-type="time" office:time-value="PT09H09M19.249S" calcext:value-type="time">
            <text:p>09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236.86" calcext:value-type="float">
            <text:p>2236.86</text:p>
          </table:table-cell>
          <table:table-cell office:value-type="float" office:value="2760.9" calcext:value-type="float">
            <text:p>2760.9</text:p>
          </table:table-cell>
        </table:table-row>
        <table:table-row table:style-name="ro1">
          <table:table-cell office:value-type="float" office:value="32975249" calcext:value-type="float">
            <text:p>32975249</text:p>
          </table:table-cell>
          <table:table-cell table:formula="of:=[.A2063]/1000/(60*60*24)" office:value-type="time" office:time-value="PT09H09M35.249S" calcext:value-type="time">
            <text:p>09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237.86" calcext:value-type="float">
            <text:p>2237.86</text:p>
          </table:table-cell>
          <table:table-cell office:value-type="float" office:value="2762.06" calcext:value-type="float">
            <text:p>2762.06</text:p>
          </table:table-cell>
        </table:table-row>
        <table:table-row table:style-name="ro1">
          <table:table-cell office:value-type="float" office:value="32991249" calcext:value-type="float">
            <text:p>32991249</text:p>
          </table:table-cell>
          <table:table-cell table:formula="of:=[.A2064]/1000/(60*60*24)" office:value-type="time" office:time-value="PT09H09M51.249S" calcext:value-type="time">
            <text:p>09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238.87" calcext:value-type="float">
            <text:p>2238.87</text:p>
          </table:table-cell>
          <table:table-cell office:value-type="float" office:value="2763.21" calcext:value-type="float">
            <text:p>2763.21</text:p>
          </table:table-cell>
        </table:table-row>
        <table:table-row table:style-name="ro1">
          <table:table-cell office:value-type="float" office:value="33007249" calcext:value-type="float">
            <text:p>33007249</text:p>
          </table:table-cell>
          <table:table-cell table:formula="of:=[.A2065]/1000/(60*60*24)" office:value-type="time" office:time-value="PT09H10M07.249S" calcext:value-type="time">
            <text:p>09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239.88" calcext:value-type="float">
            <text:p>2239.88</text:p>
          </table:table-cell>
          <table:table-cell office:value-type="float" office:value="2764.36" calcext:value-type="float">
            <text:p>2764.36</text:p>
          </table:table-cell>
        </table:table-row>
        <table:table-row table:style-name="ro1">
          <table:table-cell office:value-type="float" office:value="33023249" calcext:value-type="float">
            <text:p>33023249</text:p>
          </table:table-cell>
          <table:table-cell table:formula="of:=[.A2066]/1000/(60*60*24)" office:value-type="time" office:time-value="PT09H10M23.249S" calcext:value-type="time">
            <text:p>09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240.89" calcext:value-type="float">
            <text:p>2240.89</text:p>
          </table:table-cell>
          <table:table-cell office:value-type="float" office:value="2765.51" calcext:value-type="float">
            <text:p>2765.51</text:p>
          </table:table-cell>
        </table:table-row>
        <table:table-row table:style-name="ro1">
          <table:table-cell office:value-type="float" office:value="33039249" calcext:value-type="float">
            <text:p>33039249</text:p>
          </table:table-cell>
          <table:table-cell table:formula="of:=[.A2067]/1000/(60*60*24)" office:value-type="time" office:time-value="PT09H10M39.249S" calcext:value-type="time">
            <text:p>09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241.9" calcext:value-type="float">
            <text:p>2241.9</text:p>
          </table:table-cell>
          <table:table-cell office:value-type="float" office:value="2766.66" calcext:value-type="float">
            <text:p>2766.66</text:p>
          </table:table-cell>
        </table:table-row>
        <table:table-row table:style-name="ro1">
          <table:table-cell office:value-type="float" office:value="33055249" calcext:value-type="float">
            <text:p>33055249</text:p>
          </table:table-cell>
          <table:table-cell table:formula="of:=[.A2068]/1000/(60*60*24)" office:value-type="time" office:time-value="PT09H10M55.249S" calcext:value-type="time">
            <text:p>09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242.9" calcext:value-type="float">
            <text:p>2242.9</text:p>
          </table:table-cell>
          <table:table-cell office:value-type="float" office:value="2767.82" calcext:value-type="float">
            <text:p>2767.82</text:p>
          </table:table-cell>
        </table:table-row>
        <table:table-row table:style-name="ro1">
          <table:table-cell office:value-type="float" office:value="33071249" calcext:value-type="float">
            <text:p>33071249</text:p>
          </table:table-cell>
          <table:table-cell table:formula="of:=[.A2069]/1000/(60*60*24)" office:value-type="time" office:time-value="PT09H11M11.249S" calcext:value-type="time">
            <text:p>09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243.91" calcext:value-type="float">
            <text:p>2243.91</text:p>
          </table:table-cell>
          <table:table-cell office:value-type="float" office:value="2768.97" calcext:value-type="float">
            <text:p>2768.97</text:p>
          </table:table-cell>
        </table:table-row>
        <table:table-row table:style-name="ro1">
          <table:table-cell office:value-type="float" office:value="33087249" calcext:value-type="float">
            <text:p>33087249</text:p>
          </table:table-cell>
          <table:table-cell table:formula="of:=[.A2070]/1000/(60*60*24)" office:value-type="time" office:time-value="PT09H11M27.249S" calcext:value-type="time">
            <text:p>09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2244.92" calcext:value-type="float">
            <text:p>2244.92</text:p>
          </table:table-cell>
          <table:table-cell office:value-type="float" office:value="2770.12" calcext:value-type="float">
            <text:p>2770.12</text:p>
          </table:table-cell>
        </table:table-row>
        <table:table-row table:style-name="ro1">
          <table:table-cell office:value-type="float" office:value="33103249" calcext:value-type="float">
            <text:p>33103249</text:p>
          </table:table-cell>
          <table:table-cell table:formula="of:=[.A2071]/1000/(60*60*24)" office:value-type="time" office:time-value="PT09H11M43.249S" calcext:value-type="time">
            <text:p>09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2245.93" calcext:value-type="float">
            <text:p>2245.93</text:p>
          </table:table-cell>
          <table:table-cell office:value-type="float" office:value="2771.27" calcext:value-type="float">
            <text:p>2771.27</text:p>
          </table:table-cell>
        </table:table-row>
        <table:table-row table:style-name="ro1">
          <table:table-cell office:value-type="float" office:value="33119249" calcext:value-type="float">
            <text:p>33119249</text:p>
          </table:table-cell>
          <table:table-cell table:formula="of:=[.A2072]/1000/(60*60*24)" office:value-type="time" office:time-value="PT09H11M59.249S" calcext:value-type="time">
            <text:p>09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246.93" calcext:value-type="float">
            <text:p>2246.93</text:p>
          </table:table-cell>
          <table:table-cell office:value-type="float" office:value="2772.41" calcext:value-type="float">
            <text:p>2772.41</text:p>
          </table:table-cell>
        </table:table-row>
        <table:table-row table:style-name="ro1">
          <table:table-cell office:value-type="float" office:value="33135249" calcext:value-type="float">
            <text:p>33135249</text:p>
          </table:table-cell>
          <table:table-cell table:formula="of:=[.A2073]/1000/(60*60*24)" office:value-type="time" office:time-value="PT09H12M15.249S" calcext:value-type="time">
            <text:p>09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247.94" calcext:value-type="float">
            <text:p>2247.94</text:p>
          </table:table-cell>
          <table:table-cell office:value-type="float" office:value="2773.56" calcext:value-type="float">
            <text:p>2773.56</text:p>
          </table:table-cell>
        </table:table-row>
        <table:table-row table:style-name="ro1">
          <table:table-cell office:value-type="float" office:value="33151249" calcext:value-type="float">
            <text:p>33151249</text:p>
          </table:table-cell>
          <table:table-cell table:formula="of:=[.A2074]/1000/(60*60*24)" office:value-type="time" office:time-value="PT09H12M31.249S" calcext:value-type="time">
            <text:p>09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8.58" calcext:value-type="float">
            <text:p>258.58</text:p>
          </table:table-cell>
          <table:table-cell office:value-type="float" office:value="2248.95" calcext:value-type="float">
            <text:p>2248.95</text:p>
          </table:table-cell>
          <table:table-cell office:value-type="float" office:value="2774.7" calcext:value-type="float">
            <text:p>2774.7</text:p>
          </table:table-cell>
        </table:table-row>
        <table:table-row table:style-name="ro1">
          <table:table-cell office:value-type="float" office:value="33167249" calcext:value-type="float">
            <text:p>33167249</text:p>
          </table:table-cell>
          <table:table-cell table:formula="of:=[.A2075]/1000/(60*60*24)" office:value-type="time" office:time-value="PT09H12M47.249S" calcext:value-type="time">
            <text:p>09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249.95" calcext:value-type="float">
            <text:p>2249.95</text:p>
          </table:table-cell>
          <table:table-cell office:value-type="float" office:value="2775.85" calcext:value-type="float">
            <text:p>2775.85</text:p>
          </table:table-cell>
        </table:table-row>
        <table:table-row table:style-name="ro1">
          <table:table-cell office:value-type="float" office:value="33183249" calcext:value-type="float">
            <text:p>33183249</text:p>
          </table:table-cell>
          <table:table-cell table:formula="of:=[.A2076]/1000/(60*60*24)" office:value-type="time" office:time-value="PT09H13M03.249S" calcext:value-type="time">
            <text:p>09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250.95" calcext:value-type="float">
            <text:p>2250.95</text:p>
          </table:table-cell>
          <table:table-cell office:value-type="float" office:value="2776.99" calcext:value-type="float">
            <text:p>2776.99</text:p>
          </table:table-cell>
        </table:table-row>
        <table:table-row table:style-name="ro1">
          <table:table-cell office:value-type="float" office:value="33199249" calcext:value-type="float">
            <text:p>33199249</text:p>
          </table:table-cell>
          <table:table-cell table:formula="of:=[.A2077]/1000/(60*60*24)" office:value-type="time" office:time-value="PT09H13M19.249S" calcext:value-type="time">
            <text:p>09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251.96" calcext:value-type="float">
            <text:p>2251.96</text:p>
          </table:table-cell>
          <table:table-cell office:value-type="float" office:value="2778.14" calcext:value-type="float">
            <text:p>2778.14</text:p>
          </table:table-cell>
        </table:table-row>
        <table:table-row table:style-name="ro1">
          <table:table-cell office:value-type="float" office:value="33215249" calcext:value-type="float">
            <text:p>33215249</text:p>
          </table:table-cell>
          <table:table-cell table:formula="of:=[.A2078]/1000/(60*60*24)" office:value-type="time" office:time-value="PT09H13M35.249S" calcext:value-type="time">
            <text:p>09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252.96" calcext:value-type="float">
            <text:p>2252.96</text:p>
          </table:table-cell>
          <table:table-cell office:value-type="float" office:value="2779.28" calcext:value-type="float">
            <text:p>2779.28</text:p>
          </table:table-cell>
        </table:table-row>
        <table:table-row table:style-name="ro1">
          <table:table-cell office:value-type="float" office:value="33231249" calcext:value-type="float">
            <text:p>33231249</text:p>
          </table:table-cell>
          <table:table-cell table:formula="of:=[.A2079]/1000/(60*60*24)" office:value-type="time" office:time-value="PT09H13M51.249S" calcext:value-type="time">
            <text:p>09:1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253.97" calcext:value-type="float">
            <text:p>2253.97</text:p>
          </table:table-cell>
          <table:table-cell office:value-type="float" office:value="2780.43" calcext:value-type="float">
            <text:p>2780.43</text:p>
          </table:table-cell>
        </table:table-row>
        <table:table-row table:style-name="ro1">
          <table:table-cell office:value-type="float" office:value="33247249" calcext:value-type="float">
            <text:p>33247249</text:p>
          </table:table-cell>
          <table:table-cell table:formula="of:=[.A2080]/1000/(60*60*24)" office:value-type="time" office:time-value="PT09H14M07.249S" calcext:value-type="time">
            <text:p>09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254.97" calcext:value-type="float">
            <text:p>2254.97</text:p>
          </table:table-cell>
          <table:table-cell office:value-type="float" office:value="2781.57" calcext:value-type="float">
            <text:p>2781.57</text:p>
          </table:table-cell>
        </table:table-row>
        <table:table-row table:style-name="ro1">
          <table:table-cell office:value-type="float" office:value="33263249" calcext:value-type="float">
            <text:p>33263249</text:p>
          </table:table-cell>
          <table:table-cell table:formula="of:=[.A2081]/1000/(60*60*24)" office:value-type="time" office:time-value="PT09H14M23.249S" calcext:value-type="time">
            <text:p>09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255.98" calcext:value-type="float">
            <text:p>2255.98</text:p>
          </table:table-cell>
          <table:table-cell office:value-type="float" office:value="2782.71" calcext:value-type="float">
            <text:p>2782.71</text:p>
          </table:table-cell>
        </table:table-row>
        <table:table-row table:style-name="ro1">
          <table:table-cell office:value-type="float" office:value="33279249" calcext:value-type="float">
            <text:p>33279249</text:p>
          </table:table-cell>
          <table:table-cell table:formula="of:=[.A2082]/1000/(60*60*24)" office:value-type="time" office:time-value="PT09H14M39.249S" calcext:value-type="time">
            <text:p>09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256.98" calcext:value-type="float">
            <text:p>2256.98</text:p>
          </table:table-cell>
          <table:table-cell office:value-type="float" office:value="2783.86" calcext:value-type="float">
            <text:p>2783.86</text:p>
          </table:table-cell>
        </table:table-row>
        <table:table-row table:style-name="ro1">
          <table:table-cell office:value-type="float" office:value="33295249" calcext:value-type="float">
            <text:p>33295249</text:p>
          </table:table-cell>
          <table:table-cell table:formula="of:=[.A2083]/1000/(60*60*24)" office:value-type="time" office:time-value="PT09H14M55.249S" calcext:value-type="time">
            <text:p>09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2257.98" calcext:value-type="float">
            <text:p>2257.98</text:p>
          </table:table-cell>
          <table:table-cell office:value-type="float" office:value="2785" calcext:value-type="float">
            <text:p>2785</text:p>
          </table:table-cell>
        </table:table-row>
        <table:table-row table:style-name="ro1">
          <table:table-cell office:value-type="float" office:value="33311249" calcext:value-type="float">
            <text:p>33311249</text:p>
          </table:table-cell>
          <table:table-cell table:formula="of:=[.A2084]/1000/(60*60*24)" office:value-type="time" office:time-value="PT09H15M11.249S" calcext:value-type="time">
            <text:p>09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2258.99" calcext:value-type="float">
            <text:p>2258.99</text:p>
          </table:table-cell>
          <table:table-cell office:value-type="float" office:value="2786.14" calcext:value-type="float">
            <text:p>2786.14</text:p>
          </table:table-cell>
        </table:table-row>
        <table:table-row table:style-name="ro1">
          <table:table-cell office:value-type="float" office:value="33327249" calcext:value-type="float">
            <text:p>33327249</text:p>
          </table:table-cell>
          <table:table-cell table:formula="of:=[.A2085]/1000/(60*60*24)" office:value-type="time" office:time-value="PT09H15M27.249S" calcext:value-type="time">
            <text:p>09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259.99" calcext:value-type="float">
            <text:p>2259.99</text:p>
          </table:table-cell>
          <table:table-cell office:value-type="float" office:value="2787.28" calcext:value-type="float">
            <text:p>2787.28</text:p>
          </table:table-cell>
        </table:table-row>
        <table:table-row table:style-name="ro1">
          <table:table-cell office:value-type="float" office:value="33343249" calcext:value-type="float">
            <text:p>33343249</text:p>
          </table:table-cell>
          <table:table-cell table:formula="of:=[.A2086]/1000/(60*60*24)" office:value-type="time" office:time-value="PT09H15M43.249S" calcext:value-type="time">
            <text:p>09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261" calcext:value-type="float">
            <text:p>2261</text:p>
          </table:table-cell>
          <table:table-cell office:value-type="float" office:value="2788.42" calcext:value-type="float">
            <text:p>2788.42</text:p>
          </table:table-cell>
        </table:table-row>
        <table:table-row table:style-name="ro1">
          <table:table-cell office:value-type="float" office:value="33359249" calcext:value-type="float">
            <text:p>33359249</text:p>
          </table:table-cell>
          <table:table-cell table:formula="of:=[.A2087]/1000/(60*60*24)" office:value-type="time" office:time-value="PT09H15M59.249S" calcext:value-type="time">
            <text:p>09:15:59</text:p>
          </table:table-cell>
          <table:table-cell office:value-type="float" office:value="1.14" calcext:value-type="float">
            <text:p>1.14</text:p>
          </table:table-cell>
          <table:table-cell office:value-type="float" office:value="225.5" calcext:value-type="float">
            <text:p>225.5</text:p>
          </table:table-cell>
          <table:table-cell office:value-type="float" office:value="256.74" calcext:value-type="float">
            <text:p>256.74</text:p>
          </table:table-cell>
          <table:table-cell office:value-type="float" office:value="2262" calcext:value-type="float">
            <text:p>2262</text:p>
          </table:table-cell>
          <table:table-cell office:value-type="float" office:value="2789.56" calcext:value-type="float">
            <text:p>2789.56</text:p>
          </table:table-cell>
        </table:table-row>
        <table:table-row table:style-name="ro1">
          <table:table-cell office:value-type="float" office:value="33375249" calcext:value-type="float">
            <text:p>33375249</text:p>
          </table:table-cell>
          <table:table-cell table:formula="of:=[.A2088]/1000/(60*60*24)" office:value-type="time" office:time-value="PT09H16M15.249S" calcext:value-type="time">
            <text:p>09:1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263" calcext:value-type="float">
            <text:p>2263</text:p>
          </table:table-cell>
          <table:table-cell office:value-type="float" office:value="2790.7" calcext:value-type="float">
            <text:p>2790.7</text:p>
          </table:table-cell>
        </table:table-row>
        <table:table-row table:style-name="ro1">
          <table:table-cell office:value-type="float" office:value="33391249" calcext:value-type="float">
            <text:p>33391249</text:p>
          </table:table-cell>
          <table:table-cell table:formula="of:=[.A2089]/1000/(60*60*24)" office:value-type="time" office:time-value="PT09H16M31.249S" calcext:value-type="time">
            <text:p>09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264" calcext:value-type="float">
            <text:p>2264</text:p>
          </table:table-cell>
          <table:table-cell office:value-type="float" office:value="2791.83" calcext:value-type="float">
            <text:p>2791.83</text:p>
          </table:table-cell>
        </table:table-row>
        <table:table-row table:style-name="ro1">
          <table:table-cell office:value-type="float" office:value="33407249" calcext:value-type="float">
            <text:p>33407249</text:p>
          </table:table-cell>
          <table:table-cell table:formula="of:=[.A2090]/1000/(60*60*24)" office:value-type="time" office:time-value="PT09H16M47.249S" calcext:value-type="time">
            <text:p>09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265" calcext:value-type="float">
            <text:p>2265</text:p>
          </table:table-cell>
          <table:table-cell office:value-type="float" office:value="2792.97" calcext:value-type="float">
            <text:p>2792.97</text:p>
          </table:table-cell>
        </table:table-row>
        <table:table-row table:style-name="ro1">
          <table:table-cell office:value-type="float" office:value="33423249" calcext:value-type="float">
            <text:p>33423249</text:p>
          </table:table-cell>
          <table:table-cell table:formula="of:=[.A2091]/1000/(60*60*24)" office:value-type="time" office:time-value="PT09H17M03.249S" calcext:value-type="time">
            <text:p>09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5" calcext:value-type="float">
            <text:p>255.5</text:p>
          </table:table-cell>
          <table:table-cell office:value-type="float" office:value="2266" calcext:value-type="float">
            <text:p>2266</text:p>
          </table:table-cell>
          <table:table-cell office:value-type="float" office:value="2794.11" calcext:value-type="float">
            <text:p>2794.11</text:p>
          </table:table-cell>
        </table:table-row>
        <table:table-row table:style-name="ro1">
          <table:table-cell office:value-type="float" office:value="33439249" calcext:value-type="float">
            <text:p>33439249</text:p>
          </table:table-cell>
          <table:table-cell table:formula="of:=[.A2092]/1000/(60*60*24)" office:value-type="time" office:time-value="PT09H17M19.249S" calcext:value-type="time">
            <text:p>09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267" calcext:value-type="float">
            <text:p>2267</text:p>
          </table:table-cell>
          <table:table-cell office:value-type="float" office:value="2795.24" calcext:value-type="float">
            <text:p>2795.24</text:p>
          </table:table-cell>
        </table:table-row>
        <table:table-row table:style-name="ro1">
          <table:table-cell office:value-type="float" office:value="33455249" calcext:value-type="float">
            <text:p>33455249</text:p>
          </table:table-cell>
          <table:table-cell table:formula="of:=[.A2093]/1000/(60*60*24)" office:value-type="time" office:time-value="PT09H17M35.249S" calcext:value-type="time">
            <text:p>09:1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268" calcext:value-type="float">
            <text:p>2268</text:p>
          </table:table-cell>
          <table:table-cell office:value-type="float" office:value="2796.38" calcext:value-type="float">
            <text:p>2796.38</text:p>
          </table:table-cell>
        </table:table-row>
        <table:table-row table:style-name="ro1">
          <table:table-cell office:value-type="float" office:value="33471249" calcext:value-type="float">
            <text:p>33471249</text:p>
          </table:table-cell>
          <table:table-cell table:formula="of:=[.A2094]/1000/(60*60*24)" office:value-type="time" office:time-value="PT09H17M51.249S" calcext:value-type="time">
            <text:p>09:1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269" calcext:value-type="float">
            <text:p>2269</text:p>
          </table:table-cell>
          <table:table-cell office:value-type="float" office:value="2797.51" calcext:value-type="float">
            <text:p>2797.51</text:p>
          </table:table-cell>
        </table:table-row>
        <table:table-row table:style-name="ro1">
          <table:table-cell office:value-type="float" office:value="33487249" calcext:value-type="float">
            <text:p>33487249</text:p>
          </table:table-cell>
          <table:table-cell table:formula="of:=[.A2095]/1000/(60*60*24)" office:value-type="time" office:time-value="PT09H18M07.249S" calcext:value-type="time">
            <text:p>09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270" calcext:value-type="float">
            <text:p>2270</text:p>
          </table:table-cell>
          <table:table-cell office:value-type="float" office:value="2798.65" calcext:value-type="float">
            <text:p>2798.65</text:p>
          </table:table-cell>
        </table:table-row>
        <table:table-row table:style-name="ro1">
          <table:table-cell office:value-type="float" office:value="33503249" calcext:value-type="float">
            <text:p>33503249</text:p>
          </table:table-cell>
          <table:table-cell table:formula="of:=[.A2096]/1000/(60*60*24)" office:value-type="time" office:time-value="PT09H18M23.249S" calcext:value-type="time">
            <text:p>09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271" calcext:value-type="float">
            <text:p>2271</text:p>
          </table:table-cell>
          <table:table-cell office:value-type="float" office:value="2799.78" calcext:value-type="float">
            <text:p>2799.78</text:p>
          </table:table-cell>
        </table:table-row>
        <table:table-row table:style-name="ro1">
          <table:table-cell office:value-type="float" office:value="33519249" calcext:value-type="float">
            <text:p>33519249</text:p>
          </table:table-cell>
          <table:table-cell table:formula="of:=[.A2097]/1000/(60*60*24)" office:value-type="time" office:time-value="PT09H18M39.249S" calcext:value-type="time">
            <text:p>09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4" calcext:value-type="float">
            <text:p>255.14</text:p>
          </table:table-cell>
          <table:table-cell office:value-type="float" office:value="2272" calcext:value-type="float">
            <text:p>2272</text:p>
          </table:table-cell>
          <table:table-cell office:value-type="float" office:value="2800.91" calcext:value-type="float">
            <text:p>2800.91</text:p>
          </table:table-cell>
        </table:table-row>
        <table:table-row table:style-name="ro1">
          <table:table-cell office:value-type="float" office:value="33535249" calcext:value-type="float">
            <text:p>33535249</text:p>
          </table:table-cell>
          <table:table-cell table:formula="of:=[.A2098]/1000/(60*60*24)" office:value-type="time" office:time-value="PT09H18M55.249S" calcext:value-type="time">
            <text:p>09:1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2273" calcext:value-type="float">
            <text:p>2273</text:p>
          </table:table-cell>
          <table:table-cell office:value-type="float" office:value="2802.05" calcext:value-type="float">
            <text:p>2802.05</text:p>
          </table:table-cell>
        </table:table-row>
        <table:table-row table:style-name="ro1">
          <table:table-cell office:value-type="float" office:value="33551249" calcext:value-type="float">
            <text:p>33551249</text:p>
          </table:table-cell>
          <table:table-cell table:formula="of:=[.A2099]/1000/(60*60*24)" office:value-type="time" office:time-value="PT09H19M11.249S" calcext:value-type="time">
            <text:p>09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1" calcext:value-type="float">
            <text:p>254.01</text:p>
          </table:table-cell>
          <table:table-cell office:value-type="float" office:value="2274" calcext:value-type="float">
            <text:p>2274</text:p>
          </table:table-cell>
          <table:table-cell office:value-type="float" office:value="2803.17" calcext:value-type="float">
            <text:p>2803.17</text:p>
          </table:table-cell>
        </table:table-row>
        <table:table-row table:style-name="ro1">
          <table:table-cell office:value-type="float" office:value="33567249" calcext:value-type="float">
            <text:p>33567249</text:p>
          </table:table-cell>
          <table:table-cell table:formula="of:=[.A2100]/1000/(60*60*24)" office:value-type="time" office:time-value="PT09H19M27.249S" calcext:value-type="time">
            <text:p>09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275" calcext:value-type="float">
            <text:p>2275</text:p>
          </table:table-cell>
          <table:table-cell office:value-type="float" office:value="2804.3" calcext:value-type="float">
            <text:p>2804.3</text:p>
          </table:table-cell>
        </table:table-row>
        <table:table-row table:style-name="ro1">
          <table:table-cell office:value-type="float" office:value="33583249" calcext:value-type="float">
            <text:p>33583249</text:p>
          </table:table-cell>
          <table:table-cell table:formula="of:=[.A2101]/1000/(60*60*24)" office:value-type="time" office:time-value="PT09H19M43.249S" calcext:value-type="time">
            <text:p>09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276" calcext:value-type="float">
            <text:p>2276</text:p>
          </table:table-cell>
          <table:table-cell office:value-type="float" office:value="2805.43" calcext:value-type="float">
            <text:p>2805.43</text:p>
          </table:table-cell>
        </table:table-row>
        <table:table-row table:style-name="ro1">
          <table:table-cell office:value-type="float" office:value="33599249" calcext:value-type="float">
            <text:p>33599249</text:p>
          </table:table-cell>
          <table:table-cell table:formula="of:=[.A2102]/1000/(60*60*24)" office:value-type="time" office:time-value="PT09H19M59.249S" calcext:value-type="time">
            <text:p>09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277" calcext:value-type="float">
            <text:p>2277</text:p>
          </table:table-cell>
          <table:table-cell office:value-type="float" office:value="2806.56" calcext:value-type="float">
            <text:p>2806.56</text:p>
          </table:table-cell>
        </table:table-row>
        <table:table-row table:style-name="ro1">
          <table:table-cell office:value-type="float" office:value="33615249" calcext:value-type="float">
            <text:p>33615249</text:p>
          </table:table-cell>
          <table:table-cell table:formula="of:=[.A2103]/1000/(60*60*24)" office:value-type="time" office:time-value="PT09H20M15.249S" calcext:value-type="time">
            <text:p>09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278" calcext:value-type="float">
            <text:p>2278</text:p>
          </table:table-cell>
          <table:table-cell office:value-type="float" office:value="2807.69" calcext:value-type="float">
            <text:p>2807.69</text:p>
          </table:table-cell>
        </table:table-row>
        <table:table-row table:style-name="ro1">
          <table:table-cell office:value-type="float" office:value="33631249" calcext:value-type="float">
            <text:p>33631249</text:p>
          </table:table-cell>
          <table:table-cell table:formula="of:=[.A2104]/1000/(60*60*24)" office:value-type="time" office:time-value="PT09H20M31.249S" calcext:value-type="time">
            <text:p>09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278.99" calcext:value-type="float">
            <text:p>2278.99</text:p>
          </table:table-cell>
          <table:table-cell office:value-type="float" office:value="2808.82" calcext:value-type="float">
            <text:p>2808.82</text:p>
          </table:table-cell>
        </table:table-row>
        <table:table-row table:style-name="ro1">
          <table:table-cell office:value-type="float" office:value="33647249" calcext:value-type="float">
            <text:p>33647249</text:p>
          </table:table-cell>
          <table:table-cell table:formula="of:=[.A2105]/1000/(60*60*24)" office:value-type="time" office:time-value="PT09H20M47.249S" calcext:value-type="time">
            <text:p>09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279.99" calcext:value-type="float">
            <text:p>2279.99</text:p>
          </table:table-cell>
          <table:table-cell office:value-type="float" office:value="2809.94" calcext:value-type="float">
            <text:p>2809.94</text:p>
          </table:table-cell>
        </table:table-row>
        <table:table-row table:style-name="ro1">
          <table:table-cell office:value-type="float" office:value="33663249" calcext:value-type="float">
            <text:p>33663249</text:p>
          </table:table-cell>
          <table:table-cell table:formula="of:=[.A2106]/1000/(60*60*24)" office:value-type="time" office:time-value="PT09H21M03.249S" calcext:value-type="time">
            <text:p>09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280.99" calcext:value-type="float">
            <text:p>2280.99</text:p>
          </table:table-cell>
          <table:table-cell office:value-type="float" office:value="2811.07" calcext:value-type="float">
            <text:p>2811.07</text:p>
          </table:table-cell>
        </table:table-row>
        <table:table-row table:style-name="ro1">
          <table:table-cell office:value-type="float" office:value="33679249" calcext:value-type="float">
            <text:p>33679249</text:p>
          </table:table-cell>
          <table:table-cell table:formula="of:=[.A2107]/1000/(60*60*24)" office:value-type="time" office:time-value="PT09H21M19.249S" calcext:value-type="time">
            <text:p>09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3" calcext:value-type="float">
            <text:p>253.33</text:p>
          </table:table-cell>
          <table:table-cell office:value-type="float" office:value="2281.98" calcext:value-type="float">
            <text:p>2281.98</text:p>
          </table:table-cell>
          <table:table-cell office:value-type="float" office:value="2812.19" calcext:value-type="float">
            <text:p>2812.19</text:p>
          </table:table-cell>
        </table:table-row>
        <table:table-row table:style-name="ro1">
          <table:table-cell office:value-type="float" office:value="33695249" calcext:value-type="float">
            <text:p>33695249</text:p>
          </table:table-cell>
          <table:table-cell table:formula="of:=[.A2108]/1000/(60*60*24)" office:value-type="time" office:time-value="PT09H21M35.249S" calcext:value-type="time">
            <text:p>09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3.32" calcext:value-type="float">
            <text:p>253.32</text:p>
          </table:table-cell>
          <table:table-cell office:value-type="float" office:value="2282.98" calcext:value-type="float">
            <text:p>2282.98</text:p>
          </table:table-cell>
          <table:table-cell office:value-type="float" office:value="2813.32" calcext:value-type="float">
            <text:p>2813.32</text:p>
          </table:table-cell>
        </table:table-row>
        <table:table-row table:style-name="ro1">
          <table:table-cell office:value-type="float" office:value="33711249" calcext:value-type="float">
            <text:p>33711249</text:p>
          </table:table-cell>
          <table:table-cell table:formula="of:=[.A2109]/1000/(60*60*24)" office:value-type="time" office:time-value="PT09H21M51.249S" calcext:value-type="time">
            <text:p>09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283.97" calcext:value-type="float">
            <text:p>2283.97</text:p>
          </table:table-cell>
          <table:table-cell office:value-type="float" office:value="2814.44" calcext:value-type="float">
            <text:p>2814.44</text:p>
          </table:table-cell>
        </table:table-row>
        <table:table-row table:style-name="ro1">
          <table:table-cell office:value-type="float" office:value="33727249" calcext:value-type="float">
            <text:p>33727249</text:p>
          </table:table-cell>
          <table:table-cell table:formula="of:=[.A2110]/1000/(60*60*24)" office:value-type="time" office:time-value="PT09H22M07.249S" calcext:value-type="time">
            <text:p>09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2284.97" calcext:value-type="float">
            <text:p>2284.97</text:p>
          </table:table-cell>
          <table:table-cell office:value-type="float" office:value="2815.56" calcext:value-type="float">
            <text:p>2815.56</text:p>
          </table:table-cell>
        </table:table-row>
        <table:table-row table:style-name="ro1">
          <table:table-cell office:value-type="float" office:value="33743249" calcext:value-type="float">
            <text:p>33743249</text:p>
          </table:table-cell>
          <table:table-cell table:formula="of:=[.A2111]/1000/(60*60*24)" office:value-type="time" office:time-value="PT09H22M23.249S" calcext:value-type="time">
            <text:p>09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98" calcext:value-type="float">
            <text:p>252.98</text:p>
          </table:table-cell>
          <table:table-cell office:value-type="float" office:value="2285.97" calcext:value-type="float">
            <text:p>2285.97</text:p>
          </table:table-cell>
          <table:table-cell office:value-type="float" office:value="2816.69" calcext:value-type="float">
            <text:p>2816.69</text:p>
          </table:table-cell>
        </table:table-row>
        <table:table-row table:style-name="ro1">
          <table:table-cell office:value-type="float" office:value="33759249" calcext:value-type="float">
            <text:p>33759249</text:p>
          </table:table-cell>
          <table:table-cell table:formula="of:=[.A2112]/1000/(60*60*24)" office:value-type="time" office:time-value="PT09H22M39.249S" calcext:value-type="time">
            <text:p>09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286.96" calcext:value-type="float">
            <text:p>2286.96</text:p>
          </table:table-cell>
          <table:table-cell office:value-type="float" office:value="2817.81" calcext:value-type="float">
            <text:p>2817.81</text:p>
          </table:table-cell>
        </table:table-row>
        <table:table-row table:style-name="ro1">
          <table:table-cell office:value-type="float" office:value="33775249" calcext:value-type="float">
            <text:p>33775249</text:p>
          </table:table-cell>
          <table:table-cell table:formula="of:=[.A2113]/1000/(60*60*24)" office:value-type="time" office:time-value="PT09H22M55.249S" calcext:value-type="time">
            <text:p>09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287.96" calcext:value-type="float">
            <text:p>2287.96</text:p>
          </table:table-cell>
          <table:table-cell office:value-type="float" office:value="2818.93" calcext:value-type="float">
            <text:p>2818.93</text:p>
          </table:table-cell>
        </table:table-row>
        <table:table-row table:style-name="ro1">
          <table:table-cell office:value-type="float" office:value="33791249" calcext:value-type="float">
            <text:p>33791249</text:p>
          </table:table-cell>
          <table:table-cell table:formula="of:=[.A2114]/1000/(60*60*24)" office:value-type="time" office:time-value="PT09H23M11.249S" calcext:value-type="time">
            <text:p>09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288.95" calcext:value-type="float">
            <text:p>2288.95</text:p>
          </table:table-cell>
          <table:table-cell office:value-type="float" office:value="2820.05" calcext:value-type="float">
            <text:p>2820.05</text:p>
          </table:table-cell>
        </table:table-row>
        <table:table-row table:style-name="ro1">
          <table:table-cell office:value-type="float" office:value="33807249" calcext:value-type="float">
            <text:p>33807249</text:p>
          </table:table-cell>
          <table:table-cell table:formula="of:=[.A2115]/1000/(60*60*24)" office:value-type="time" office:time-value="PT09H23M27.249S" calcext:value-type="time">
            <text:p>09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289.95" calcext:value-type="float">
            <text:p>2289.95</text:p>
          </table:table-cell>
          <table:table-cell office:value-type="float" office:value="2821.17" calcext:value-type="float">
            <text:p>2821.17</text:p>
          </table:table-cell>
        </table:table-row>
        <table:table-row table:style-name="ro1">
          <table:table-cell office:value-type="float" office:value="33823249" calcext:value-type="float">
            <text:p>33823249</text:p>
          </table:table-cell>
          <table:table-cell table:formula="of:=[.A2116]/1000/(60*60*24)" office:value-type="time" office:time-value="PT09H23M43.249S" calcext:value-type="time">
            <text:p>09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3" calcext:value-type="float">
            <text:p>251.63</text:p>
          </table:table-cell>
          <table:table-cell office:value-type="float" office:value="2290.94" calcext:value-type="float">
            <text:p>2290.94</text:p>
          </table:table-cell>
          <table:table-cell office:value-type="float" office:value="2822.29" calcext:value-type="float">
            <text:p>2822.29</text:p>
          </table:table-cell>
        </table:table-row>
        <table:table-row table:style-name="ro1">
          <table:table-cell office:value-type="float" office:value="33839249" calcext:value-type="float">
            <text:p>33839249</text:p>
          </table:table-cell>
          <table:table-cell table:formula="of:=[.A2117]/1000/(60*60*24)" office:value-type="time" office:time-value="PT09H23M59.249S" calcext:value-type="time">
            <text:p>09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3.4" calcext:value-type="float">
            <text:p>223.4</text:p>
          </table:table-cell>
          <table:table-cell office:value-type="float" office:value="251.62" calcext:value-type="float">
            <text:p>251.62</text:p>
          </table:table-cell>
          <table:table-cell office:value-type="float" office:value="2291.93" calcext:value-type="float">
            <text:p>2291.93</text:p>
          </table:table-cell>
          <table:table-cell office:value-type="float" office:value="2823.4" calcext:value-type="float">
            <text:p>2823.4</text:p>
          </table:table-cell>
        </table:table-row>
        <table:table-row table:style-name="ro1">
          <table:table-cell office:value-type="float" office:value="33855249" calcext:value-type="float">
            <text:p>33855249</text:p>
          </table:table-cell>
          <table:table-cell table:formula="of:=[.A2118]/1000/(60*60*24)" office:value-type="time" office:time-value="PT09H24M15.249S" calcext:value-type="time">
            <text:p>09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3.2" calcext:value-type="float">
            <text:p>223.2</text:p>
          </table:table-cell>
          <table:table-cell office:value-type="float" office:value="251.4" calcext:value-type="float">
            <text:p>251.4</text:p>
          </table:table-cell>
          <table:table-cell office:value-type="float" office:value="2292.92" calcext:value-type="float">
            <text:p>2292.92</text:p>
          </table:table-cell>
          <table:table-cell office:value-type="float" office:value="2824.52" calcext:value-type="float">
            <text:p>2824.52</text:p>
          </table:table-cell>
        </table:table-row>
        <table:table-row table:style-name="ro1">
          <table:table-cell office:value-type="float" office:value="33871249" calcext:value-type="float">
            <text:p>33871249</text:p>
          </table:table-cell>
          <table:table-cell table:formula="of:=[.A2119]/1000/(60*60*24)" office:value-type="time" office:time-value="PT09H24M31.249S" calcext:value-type="time">
            <text:p>09:24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1" calcext:value-type="float">
            <text:p>250.61</text:p>
          </table:table-cell>
          <table:table-cell office:value-type="float" office:value="2293.91" calcext:value-type="float">
            <text:p>2293.91</text:p>
          </table:table-cell>
          <table:table-cell office:value-type="float" office:value="2825.63" calcext:value-type="float">
            <text:p>2825.63</text:p>
          </table:table-cell>
        </table:table-row>
        <table:table-row table:style-name="ro1">
          <table:table-cell office:value-type="float" office:value="33887249" calcext:value-type="float">
            <text:p>33887249</text:p>
          </table:table-cell>
          <table:table-cell table:formula="of:=[.A2120]/1000/(60*60*24)" office:value-type="time" office:time-value="PT09H24M47.249S" calcext:value-type="time">
            <text:p>09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3.2" calcext:value-type="float">
            <text:p>223.2</text:p>
          </table:table-cell>
          <table:table-cell office:value-type="float" office:value="251.39" calcext:value-type="float">
            <text:p>251.39</text:p>
          </table:table-cell>
          <table:table-cell office:value-type="float" office:value="2294.91" calcext:value-type="float">
            <text:p>2294.91</text:p>
          </table:table-cell>
          <table:table-cell office:value-type="float" office:value="2826.75" calcext:value-type="float">
            <text:p>2826.75</text:p>
          </table:table-cell>
        </table:table-row>
        <table:table-row table:style-name="ro1">
          <table:table-cell office:value-type="float" office:value="33903249" calcext:value-type="float">
            <text:p>33903249</text:p>
          </table:table-cell>
          <table:table-cell table:formula="of:=[.A2121]/1000/(60*60*24)" office:value-type="time" office:time-value="PT09H25M03.249S" calcext:value-type="time">
            <text:p>09:25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2295.9" calcext:value-type="float">
            <text:p>2295.9</text:p>
          </table:table-cell>
          <table:table-cell office:value-type="float" office:value="2827.86" calcext:value-type="float">
            <text:p>2827.86</text:p>
          </table:table-cell>
        </table:table-row>
        <table:table-row table:style-name="ro1">
          <table:table-cell office:value-type="float" office:value="33919249" calcext:value-type="float">
            <text:p>33919249</text:p>
          </table:table-cell>
          <table:table-cell table:formula="of:=[.A2122]/1000/(60*60*24)" office:value-type="time" office:time-value="PT09H25M19.249S" calcext:value-type="time">
            <text:p>09:2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296.89" calcext:value-type="float">
            <text:p>2296.89</text:p>
          </table:table-cell>
          <table:table-cell office:value-type="float" office:value="2828.98" calcext:value-type="float">
            <text:p>2828.98</text:p>
          </table:table-cell>
        </table:table-row>
        <table:table-row table:style-name="ro1">
          <table:table-cell office:value-type="float" office:value="33935249" calcext:value-type="float">
            <text:p>33935249</text:p>
          </table:table-cell>
          <table:table-cell table:formula="of:=[.A2123]/1000/(60*60*24)" office:value-type="time" office:time-value="PT09H25M35.249S" calcext:value-type="time">
            <text:p>09:25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50.16" calcext:value-type="float">
            <text:p>250.16</text:p>
          </table:table-cell>
          <table:table-cell office:value-type="float" office:value="2297.88" calcext:value-type="float">
            <text:p>2297.88</text:p>
          </table:table-cell>
          <table:table-cell office:value-type="float" office:value="2830.09" calcext:value-type="float">
            <text:p>2830.09</text:p>
          </table:table-cell>
        </table:table-row>
        <table:table-row table:style-name="ro1">
          <table:table-cell office:value-type="float" office:value="33951249" calcext:value-type="float">
            <text:p>33951249</text:p>
          </table:table-cell>
          <table:table-cell table:formula="of:=[.A2124]/1000/(60*60*24)" office:value-type="time" office:time-value="PT09H25M51.249S" calcext:value-type="time">
            <text:p>09:2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2298.87" calcext:value-type="float">
            <text:p>2298.87</text:p>
          </table:table-cell>
          <table:table-cell office:value-type="float" office:value="2831.2" calcext:value-type="float">
            <text:p>2831.2</text:p>
          </table:table-cell>
        </table:table-row>
        <table:table-row table:style-name="ro1">
          <table:table-cell office:value-type="float" office:value="33967249" calcext:value-type="float">
            <text:p>33967249</text:p>
          </table:table-cell>
          <table:table-cell table:formula="of:=[.A2125]/1000/(60*60*24)" office:value-type="time" office:time-value="PT09H26M07.249S" calcext:value-type="time">
            <text:p>09:2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299.86" calcext:value-type="float">
            <text:p>2299.86</text:p>
          </table:table-cell>
          <table:table-cell office:value-type="float" office:value="2832.31" calcext:value-type="float">
            <text:p>2832.31</text:p>
          </table:table-cell>
        </table:table-row>
        <table:table-row table:style-name="ro1">
          <table:table-cell office:value-type="float" office:value="33983249" calcext:value-type="float">
            <text:p>33983249</text:p>
          </table:table-cell>
          <table:table-cell table:formula="of:=[.A2126]/1000/(60*60*24)" office:value-type="time" office:time-value="PT09H26M23.249S" calcext:value-type="time">
            <text:p>09:26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300.85" calcext:value-type="float">
            <text:p>2300.85</text:p>
          </table:table-cell>
          <table:table-cell office:value-type="float" office:value="2833.42" calcext:value-type="float">
            <text:p>2833.42</text:p>
          </table:table-cell>
        </table:table-row>
        <table:table-row table:style-name="ro1">
          <table:table-cell office:value-type="float" office:value="33999249" calcext:value-type="float">
            <text:p>33999249</text:p>
          </table:table-cell>
          <table:table-cell table:formula="of:=[.A2127]/1000/(60*60*24)" office:value-type="time" office:time-value="PT09H26M39.249S" calcext:value-type="time">
            <text:p>09:2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9.7" calcext:value-type="float">
            <text:p>249.7</text:p>
          </table:table-cell>
          <table:table-cell office:value-type="float" office:value="2301.84" calcext:value-type="float">
            <text:p>2301.84</text:p>
          </table:table-cell>
          <table:table-cell office:value-type="float" office:value="2834.53" calcext:value-type="float">
            <text:p>2834.53</text:p>
          </table:table-cell>
        </table:table-row>
        <table:table-row table:style-name="ro1">
          <table:table-cell office:value-type="float" office:value="34015249" calcext:value-type="float">
            <text:p>34015249</text:p>
          </table:table-cell>
          <table:table-cell table:formula="of:=[.A2128]/1000/(60*60*24)" office:value-type="time" office:time-value="PT09H26M55.249S" calcext:value-type="time">
            <text:p>09:26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2302.83" calcext:value-type="float">
            <text:p>2302.83</text:p>
          </table:table-cell>
          <table:table-cell office:value-type="float" office:value="2835.64" calcext:value-type="float">
            <text:p>2835.64</text:p>
          </table:table-cell>
        </table:table-row>
        <table:table-row table:style-name="ro1">
          <table:table-cell office:value-type="float" office:value="34031249" calcext:value-type="float">
            <text:p>34031249</text:p>
          </table:table-cell>
          <table:table-cell table:formula="of:=[.A2129]/1000/(60*60*24)" office:value-type="time" office:time-value="PT09H27M11.249S" calcext:value-type="time">
            <text:p>09:27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303.82" calcext:value-type="float">
            <text:p>2303.82</text:p>
          </table:table-cell>
          <table:table-cell office:value-type="float" office:value="2836.74" calcext:value-type="float">
            <text:p>2836.74</text:p>
          </table:table-cell>
        </table:table-row>
        <table:table-row table:style-name="ro1">
          <table:table-cell office:value-type="float" office:value="34047249" calcext:value-type="float">
            <text:p>34047249</text:p>
          </table:table-cell>
          <table:table-cell table:formula="of:=[.A2130]/1000/(60*60*24)" office:value-type="time" office:time-value="PT09H27M27.249S" calcext:value-type="time">
            <text:p>09:2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304.81" calcext:value-type="float">
            <text:p>2304.81</text:p>
          </table:table-cell>
          <table:table-cell office:value-type="float" office:value="2837.85" calcext:value-type="float">
            <text:p>2837.85</text:p>
          </table:table-cell>
        </table:table-row>
        <table:table-row table:style-name="ro1">
          <table:table-cell office:value-type="float" office:value="34063249" calcext:value-type="float">
            <text:p>34063249</text:p>
          </table:table-cell>
          <table:table-cell table:formula="of:=[.A2131]/1000/(60*60*24)" office:value-type="time" office:time-value="PT09H27M43.249S" calcext:value-type="time">
            <text:p>09:27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2305.79" calcext:value-type="float">
            <text:p>2305.79</text:p>
          </table:table-cell>
          <table:table-cell office:value-type="float" office:value="2838.96" calcext:value-type="float">
            <text:p>2838.96</text:p>
          </table:table-cell>
        </table:table-row>
        <table:table-row table:style-name="ro1">
          <table:table-cell office:value-type="float" office:value="34079249" calcext:value-type="float">
            <text:p>34079249</text:p>
          </table:table-cell>
          <table:table-cell table:formula="of:=[.A2132]/1000/(60*60*24)" office:value-type="time" office:time-value="PT09H27M59.249S" calcext:value-type="time">
            <text:p>09:2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5" calcext:value-type="float">
            <text:p>248.35</text:p>
          </table:table-cell>
          <table:table-cell office:value-type="float" office:value="2306.78" calcext:value-type="float">
            <text:p>2306.78</text:p>
          </table:table-cell>
          <table:table-cell office:value-type="float" office:value="2840.06" calcext:value-type="float">
            <text:p>2840.06</text:p>
          </table:table-cell>
        </table:table-row>
        <table:table-row table:style-name="ro1">
          <table:table-cell office:value-type="float" office:value="34095249" calcext:value-type="float">
            <text:p>34095249</text:p>
          </table:table-cell>
          <table:table-cell table:formula="of:=[.A2133]/1000/(60*60*24)" office:value-type="time" office:time-value="PT09H28M15.249S" calcext:value-type="time">
            <text:p>09:2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307.77" calcext:value-type="float">
            <text:p>2307.77</text:p>
          </table:table-cell>
          <table:table-cell office:value-type="float" office:value="2841.16" calcext:value-type="float">
            <text:p>2841.16</text:p>
          </table:table-cell>
        </table:table-row>
        <table:table-row table:style-name="ro1">
          <table:table-cell office:value-type="float" office:value="34111249" calcext:value-type="float">
            <text:p>34111249</text:p>
          </table:table-cell>
          <table:table-cell table:formula="of:=[.A2134]/1000/(60*60*24)" office:value-type="time" office:time-value="PT09H28M31.249S" calcext:value-type="time">
            <text:p>09:2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308.76" calcext:value-type="float">
            <text:p>2308.76</text:p>
          </table:table-cell>
          <table:table-cell office:value-type="float" office:value="2842.27" calcext:value-type="float">
            <text:p>2842.27</text:p>
          </table:table-cell>
        </table:table-row>
        <table:table-row table:style-name="ro1">
          <table:table-cell office:value-type="float" office:value="34127249" calcext:value-type="float">
            <text:p>34127249</text:p>
          </table:table-cell>
          <table:table-cell table:formula="of:=[.A2135]/1000/(60*60*24)" office:value-type="time" office:time-value="PT09H28M47.249S" calcext:value-type="time">
            <text:p>09:28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2309.74" calcext:value-type="float">
            <text:p>2309.74</text:p>
          </table:table-cell>
          <table:table-cell office:value-type="float" office:value="2843.37" calcext:value-type="float">
            <text:p>2843.37</text:p>
          </table:table-cell>
        </table:table-row>
        <table:table-row table:style-name="ro1">
          <table:table-cell office:value-type="float" office:value="34143249" calcext:value-type="float">
            <text:p>34143249</text:p>
          </table:table-cell>
          <table:table-cell table:formula="of:=[.A2136]/1000/(60*60*24)" office:value-type="time" office:time-value="PT09H29M03.249S" calcext:value-type="time">
            <text:p>09:29:03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310.73" calcext:value-type="float">
            <text:p>2310.73</text:p>
          </table:table-cell>
          <table:table-cell office:value-type="float" office:value="2844.47" calcext:value-type="float">
            <text:p>2844.47</text:p>
          </table:table-cell>
        </table:table-row>
        <table:table-row table:style-name="ro1">
          <table:table-cell office:value-type="float" office:value="34159249" calcext:value-type="float">
            <text:p>34159249</text:p>
          </table:table-cell>
          <table:table-cell table:formula="of:=[.A2137]/1000/(60*60*24)" office:value-type="time" office:time-value="PT09H29M19.249S" calcext:value-type="time">
            <text:p>09:29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2311.71" calcext:value-type="float">
            <text:p>2311.71</text:p>
          </table:table-cell>
          <table:table-cell office:value-type="float" office:value="2845.56" calcext:value-type="float">
            <text:p>2845.56</text:p>
          </table:table-cell>
        </table:table-row>
        <table:table-row table:style-name="ro1">
          <table:table-cell office:value-type="float" office:value="34175249" calcext:value-type="float">
            <text:p>34175249</text:p>
          </table:table-cell>
          <table:table-cell table:formula="of:=[.A2138]/1000/(60*60*24)" office:value-type="time" office:time-value="PT09H29M35.249S" calcext:value-type="time">
            <text:p>09:2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6.79" calcext:value-type="float">
            <text:p>246.79</text:p>
          </table:table-cell>
          <table:table-cell office:value-type="float" office:value="2312.7" calcext:value-type="float">
            <text:p>2312.7</text:p>
          </table:table-cell>
          <table:table-cell office:value-type="float" office:value="2846.66" calcext:value-type="float">
            <text:p>2846.66</text:p>
          </table:table-cell>
        </table:table-row>
        <table:table-row table:style-name="ro1">
          <table:table-cell office:value-type="float" office:value="34191249" calcext:value-type="float">
            <text:p>34191249</text:p>
          </table:table-cell>
          <table:table-cell table:formula="of:=[.A2139]/1000/(60*60*24)" office:value-type="time" office:time-value="PT09H29M51.249S" calcext:value-type="time">
            <text:p>09:29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313.68" calcext:value-type="float">
            <text:p>2313.68</text:p>
          </table:table-cell>
          <table:table-cell office:value-type="float" office:value="2847.76" calcext:value-type="float">
            <text:p>2847.76</text:p>
          </table:table-cell>
        </table:table-row>
        <table:table-row table:style-name="ro1">
          <table:table-cell office:value-type="float" office:value="34207249" calcext:value-type="float">
            <text:p>34207249</text:p>
          </table:table-cell>
          <table:table-cell table:formula="of:=[.A2140]/1000/(60*60*24)" office:value-type="time" office:time-value="PT09H30M07.249S" calcext:value-type="time">
            <text:p>09:3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314.66" calcext:value-type="float">
            <text:p>2314.66</text:p>
          </table:table-cell>
          <table:table-cell office:value-type="float" office:value="2848.86" calcext:value-type="float">
            <text:p>2848.86</text:p>
          </table:table-cell>
        </table:table-row>
        <table:table-row table:style-name="ro1">
          <table:table-cell office:value-type="float" office:value="34223249" calcext:value-type="float">
            <text:p>34223249</text:p>
          </table:table-cell>
          <table:table-cell table:formula="of:=[.A2141]/1000/(60*60*24)" office:value-type="time" office:time-value="PT09H30M23.249S" calcext:value-type="time">
            <text:p>09:30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315.65" calcext:value-type="float">
            <text:p>2315.65</text:p>
          </table:table-cell>
          <table:table-cell office:value-type="float" office:value="2849.95" calcext:value-type="float">
            <text:p>2849.95</text:p>
          </table:table-cell>
        </table:table-row>
        <table:table-row table:style-name="ro1">
          <table:table-cell office:value-type="float" office:value="34239249" calcext:value-type="float">
            <text:p>34239249</text:p>
          </table:table-cell>
          <table:table-cell table:formula="of:=[.A2142]/1000/(60*60*24)" office:value-type="time" office:time-value="PT09H30M39.249S" calcext:value-type="time">
            <text:p>09:30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316.63" calcext:value-type="float">
            <text:p>2316.63</text:p>
          </table:table-cell>
          <table:table-cell office:value-type="float" office:value="2851.05" calcext:value-type="float">
            <text:p>2851.05</text:p>
          </table:table-cell>
        </table:table-row>
        <table:table-row table:style-name="ro1">
          <table:table-cell office:value-type="float" office:value="34255249" calcext:value-type="float">
            <text:p>34255249</text:p>
          </table:table-cell>
          <table:table-cell table:formula="of:=[.A2143]/1000/(60*60*24)" office:value-type="time" office:time-value="PT09H30M55.249S" calcext:value-type="time">
            <text:p>09:3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2317.62" calcext:value-type="float">
            <text:p>2317.62</text:p>
          </table:table-cell>
          <table:table-cell office:value-type="float" office:value="2852.14" calcext:value-type="float">
            <text:p>2852.14</text:p>
          </table:table-cell>
        </table:table-row>
        <table:table-row table:style-name="ro1">
          <table:table-cell office:value-type="float" office:value="34271249" calcext:value-type="float">
            <text:p>34271249</text:p>
          </table:table-cell>
          <table:table-cell table:formula="of:=[.A2144]/1000/(60*60*24)" office:value-type="time" office:time-value="PT09H31M11.249S" calcext:value-type="time">
            <text:p>09:31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2318.6" calcext:value-type="float">
            <text:p>2318.6</text:p>
          </table:table-cell>
          <table:table-cell office:value-type="float" office:value="2853.23" calcext:value-type="float">
            <text:p>2853.23</text:p>
          </table:table-cell>
        </table:table-row>
        <table:table-row table:style-name="ro1">
          <table:table-cell office:value-type="float" office:value="34287249" calcext:value-type="float">
            <text:p>34287249</text:p>
          </table:table-cell>
          <table:table-cell table:formula="of:=[.A2145]/1000/(60*60*24)" office:value-type="time" office:time-value="PT09H31M27.249S" calcext:value-type="time">
            <text:p>09:31:2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99" calcext:value-type="float">
            <text:p>245.99</text:p>
          </table:table-cell>
          <table:table-cell office:value-type="float" office:value="2319.58" calcext:value-type="float">
            <text:p>2319.58</text:p>
          </table:table-cell>
          <table:table-cell office:value-type="float" office:value="2854.33" calcext:value-type="float">
            <text:p>2854.33</text:p>
          </table:table-cell>
        </table:table-row>
        <table:table-row table:style-name="ro1">
          <table:table-cell office:value-type="float" office:value="34303249" calcext:value-type="float">
            <text:p>34303249</text:p>
          </table:table-cell>
          <table:table-cell table:formula="of:=[.A2146]/1000/(60*60*24)" office:value-type="time" office:time-value="PT09H31M43.249S" calcext:value-type="time">
            <text:p>09:31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1" calcext:value-type="float">
            <text:p>245.1</text:p>
          </table:table-cell>
          <table:table-cell office:value-type="float" office:value="2320.56" calcext:value-type="float">
            <text:p>2320.56</text:p>
          </table:table-cell>
          <table:table-cell office:value-type="float" office:value="2855.42" calcext:value-type="float">
            <text:p>2855.42</text:p>
          </table:table-cell>
        </table:table-row>
        <table:table-row table:style-name="ro1">
          <table:table-cell office:value-type="float" office:value="34319249" calcext:value-type="float">
            <text:p>34319249</text:p>
          </table:table-cell>
          <table:table-cell table:formula="of:=[.A2147]/1000/(60*60*24)" office:value-type="time" office:time-value="PT09H31M59.249S" calcext:value-type="time">
            <text:p>09:31:59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.88" calcext:value-type="float">
            <text:p>244.88</text:p>
          </table:table-cell>
          <table:table-cell office:value-type="float" office:value="2321.54" calcext:value-type="float">
            <text:p>2321.54</text:p>
          </table:table-cell>
          <table:table-cell office:value-type="float" office:value="2856.51" calcext:value-type="float">
            <text:p>2856.51</text:p>
          </table:table-cell>
        </table:table-row>
        <table:table-row table:style-name="ro1">
          <table:table-cell office:value-type="float" office:value="34335249" calcext:value-type="float">
            <text:p>34335249</text:p>
          </table:table-cell>
          <table:table-cell table:formula="of:=[.A2148]/1000/(60*60*24)" office:value-type="time" office:time-value="PT09H32M15.249S" calcext:value-type="time">
            <text:p>09:32:15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322.52" calcext:value-type="float">
            <text:p>2322.52</text:p>
          </table:table-cell>
          <table:table-cell office:value-type="float" office:value="2857.59" calcext:value-type="float">
            <text:p>2857.59</text:p>
          </table:table-cell>
        </table:table-row>
        <table:table-row table:style-name="ro1">
          <table:table-cell office:value-type="float" office:value="34351249" calcext:value-type="float">
            <text:p>34351249</text:p>
          </table:table-cell>
          <table:table-cell table:formula="of:=[.A2149]/1000/(60*60*24)" office:value-type="time" office:time-value="PT09H32M31.249S" calcext:value-type="time">
            <text:p>09:32:31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323.5" calcext:value-type="float">
            <text:p>2323.5</text:p>
          </table:table-cell>
          <table:table-cell office:value-type="float" office:value="2858.68" calcext:value-type="float">
            <text:p>2858.68</text:p>
          </table:table-cell>
        </table:table-row>
        <table:table-row table:style-name="ro1">
          <table:table-cell office:value-type="float" office:value="34367249" calcext:value-type="float">
            <text:p>34367249</text:p>
          </table:table-cell>
          <table:table-cell table:formula="of:=[.A2150]/1000/(60*60*24)" office:value-type="time" office:time-value="PT09H32M47.249S" calcext:value-type="time">
            <text:p>09:32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324.48" calcext:value-type="float">
            <text:p>2324.48</text:p>
          </table:table-cell>
          <table:table-cell office:value-type="float" office:value="2859.77" calcext:value-type="float">
            <text:p>2859.77</text:p>
          </table:table-cell>
        </table:table-row>
        <table:table-row table:style-name="ro1">
          <table:table-cell office:value-type="float" office:value="34383249" calcext:value-type="float">
            <text:p>34383249</text:p>
          </table:table-cell>
          <table:table-cell table:formula="of:=[.A2151]/1000/(60*60*24)" office:value-type="time" office:time-value="PT09H33M03.249S" calcext:value-type="time">
            <text:p>09:33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325.46" calcext:value-type="float">
            <text:p>2325.46</text:p>
          </table:table-cell>
          <table:table-cell office:value-type="float" office:value="2860.85" calcext:value-type="float">
            <text:p>2860.85</text:p>
          </table:table-cell>
        </table:table-row>
        <table:table-row table:style-name="ro1">
          <table:table-cell office:value-type="float" office:value="34399249" calcext:value-type="float">
            <text:p>34399249</text:p>
          </table:table-cell>
          <table:table-cell table:formula="of:=[.A2152]/1000/(60*60*24)" office:value-type="time" office:time-value="PT09H33M19.249S" calcext:value-type="time">
            <text:p>09:33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4.31" calcext:value-type="float">
            <text:p>244.31</text:p>
          </table:table-cell>
          <table:table-cell office:value-type="float" office:value="2326.44" calcext:value-type="float">
            <text:p>2326.44</text:p>
          </table:table-cell>
          <table:table-cell office:value-type="float" office:value="2861.94" calcext:value-type="float">
            <text:p>2861.94</text:p>
          </table:table-cell>
        </table:table-row>
        <table:table-row table:style-name="ro1">
          <table:table-cell office:value-type="float" office:value="34415249" calcext:value-type="float">
            <text:p>34415249</text:p>
          </table:table-cell>
          <table:table-cell table:formula="of:=[.A2153]/1000/(60*60*24)" office:value-type="time" office:time-value="PT09H33M35.249S" calcext:value-type="time">
            <text:p>09:33:35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327.41" calcext:value-type="float">
            <text:p>2327.41</text:p>
          </table:table-cell>
          <table:table-cell office:value-type="float" office:value="2863.02" calcext:value-type="float">
            <text:p>2863.02</text:p>
          </table:table-cell>
        </table:table-row>
        <table:table-row table:style-name="ro1">
          <table:table-cell office:value-type="float" office:value="34431249" calcext:value-type="float">
            <text:p>34431249</text:p>
          </table:table-cell>
          <table:table-cell table:formula="of:=[.A2154]/1000/(60*60*24)" office:value-type="time" office:time-value="PT09H33M51.249S" calcext:value-type="time">
            <text:p>09:33:51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328.39" calcext:value-type="float">
            <text:p>2328.39</text:p>
          </table:table-cell>
          <table:table-cell office:value-type="float" office:value="2864.1" calcext:value-type="float">
            <text:p>2864.1</text:p>
          </table:table-cell>
        </table:table-row>
        <table:table-row table:style-name="ro1">
          <table:table-cell office:value-type="float" office:value="34447249" calcext:value-type="float">
            <text:p>34447249</text:p>
          </table:table-cell>
          <table:table-cell table:formula="of:=[.A2155]/1000/(60*60*24)" office:value-type="time" office:time-value="PT09H34M07.249S" calcext:value-type="time">
            <text:p>09:34:07</text:p>
          </table:table-cell>
          <table:table-cell office:value-type="float" office:value="1.11" calcext:value-type="float">
            <text:p>1.11</text:p>
          </table:table-cell>
          <table:table-cell office:value-type="float" office:value="219.8" calcext:value-type="float">
            <text:p>219.8</text:p>
          </table:table-cell>
          <table:table-cell office:value-type="float" office:value="243.09" calcext:value-type="float">
            <text:p>243.09</text:p>
          </table:table-cell>
          <table:table-cell office:value-type="float" office:value="2329.37" calcext:value-type="float">
            <text:p>2329.37</text:p>
          </table:table-cell>
          <table:table-cell office:value-type="float" office:value="2865.18" calcext:value-type="float">
            <text:p>2865.18</text:p>
          </table:table-cell>
        </table:table-row>
        <table:table-row table:style-name="ro1">
          <table:table-cell office:value-type="float" office:value="34463249" calcext:value-type="float">
            <text:p>34463249</text:p>
          </table:table-cell>
          <table:table-cell table:formula="of:=[.A2156]/1000/(60*60*24)" office:value-type="time" office:time-value="PT09H34M23.249S" calcext:value-type="time">
            <text:p>09:34:23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330.34" calcext:value-type="float">
            <text:p>2330.34</text:p>
          </table:table-cell>
          <table:table-cell office:value-type="float" office:value="2866.26" calcext:value-type="float">
            <text:p>2866.26</text:p>
          </table:table-cell>
        </table:table-row>
        <table:table-row table:style-name="ro1">
          <table:table-cell office:value-type="float" office:value="34479249" calcext:value-type="float">
            <text:p>34479249</text:p>
          </table:table-cell>
          <table:table-cell table:formula="of:=[.A2157]/1000/(60*60*24)" office:value-type="time" office:time-value="PT09H34M39.249S" calcext:value-type="time">
            <text:p>09:34:39</text:p>
          </table:table-cell>
          <table:table-cell office:value-type="float" office:value="1.11" calcext:value-type="float">
            <text:p>1.11</text:p>
          </table:table-cell>
          <table:table-cell office:value-type="float" office:value="219.5" calcext:value-type="float">
            <text:p>219.5</text:p>
          </table:table-cell>
          <table:table-cell office:value-type="float" office:value="242.76" calcext:value-type="float">
            <text:p>242.76</text:p>
          </table:table-cell>
          <table:table-cell office:value-type="float" office:value="2331.32" calcext:value-type="float">
            <text:p>2331.32</text:p>
          </table:table-cell>
          <table:table-cell office:value-type="float" office:value="2867.34" calcext:value-type="float">
            <text:p>2867.34</text:p>
          </table:table-cell>
        </table:table-row>
        <table:table-row table:style-name="ro1">
          <table:table-cell office:value-type="float" office:value="34495249" calcext:value-type="float">
            <text:p>34495249</text:p>
          </table:table-cell>
          <table:table-cell table:formula="of:=[.A2158]/1000/(60*60*24)" office:value-type="time" office:time-value="PT09H34M55.249S" calcext:value-type="time">
            <text:p>09:34:55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332.3" calcext:value-type="float">
            <text:p>2332.3</text:p>
          </table:table-cell>
          <table:table-cell office:value-type="float" office:value="2868.42" calcext:value-type="float">
            <text:p>2868.42</text:p>
          </table:table-cell>
        </table:table-row>
        <table:table-row table:style-name="ro1">
          <table:table-cell office:value-type="float" office:value="34511249" calcext:value-type="float">
            <text:p>34511249</text:p>
          </table:table-cell>
          <table:table-cell table:formula="of:=[.A2159]/1000/(60*60*24)" office:value-type="time" office:time-value="PT09H35M11.249S" calcext:value-type="time">
            <text:p>09:35:11</text:p>
          </table:table-cell>
          <table:table-cell office:value-type="float" office:value="1.11" calcext:value-type="float">
            <text:p>1.11</text:p>
          </table:table-cell>
          <table:table-cell office:value-type="float" office:value="219.2" calcext:value-type="float">
            <text:p>219.2</text:p>
          </table:table-cell>
          <table:table-cell office:value-type="float" office:value="242.42" calcext:value-type="float">
            <text:p>242.42</text:p>
          </table:table-cell>
          <table:table-cell office:value-type="float" office:value="2333.27" calcext:value-type="float">
            <text:p>2333.27</text:p>
          </table:table-cell>
          <table:table-cell office:value-type="float" office:value="2869.49" calcext:value-type="float">
            <text:p>2869.49</text:p>
          </table:table-cell>
        </table:table-row>
        <table:table-row table:style-name="ro1">
          <table:table-cell office:value-type="float" office:value="34527249" calcext:value-type="float">
            <text:p>34527249</text:p>
          </table:table-cell>
          <table:table-cell table:formula="of:=[.A2160]/1000/(60*60*24)" office:value-type="time" office:time-value="PT09H35M27.249S" calcext:value-type="time">
            <text:p>09:35:27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334.24" calcext:value-type="float">
            <text:p>2334.24</text:p>
          </table:table-cell>
          <table:table-cell office:value-type="float" office:value="2870.57" calcext:value-type="float">
            <text:p>2870.57</text:p>
          </table:table-cell>
        </table:table-row>
        <table:table-row table:style-name="ro1">
          <table:table-cell office:value-type="float" office:value="34543249" calcext:value-type="float">
            <text:p>34543249</text:p>
          </table:table-cell>
          <table:table-cell table:formula="of:=[.A2161]/1000/(60*60*24)" office:value-type="time" office:time-value="PT09H35M43.249S" calcext:value-type="time">
            <text:p>09:35:43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335.22" calcext:value-type="float">
            <text:p>2335.22</text:p>
          </table:table-cell>
          <table:table-cell office:value-type="float" office:value="2871.64" calcext:value-type="float">
            <text:p>2871.64</text:p>
          </table:table-cell>
        </table:table-row>
        <table:table-row table:style-name="ro1">
          <table:table-cell office:value-type="float" office:value="34559249" calcext:value-type="float">
            <text:p>34559249</text:p>
          </table:table-cell>
          <table:table-cell table:formula="of:=[.A2162]/1000/(60*60*24)" office:value-type="time" office:time-value="PT09H35M59.249S" calcext:value-type="time">
            <text:p>09:35:59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336.19" calcext:value-type="float">
            <text:p>2336.19</text:p>
          </table:table-cell>
          <table:table-cell office:value-type="float" office:value="2872.71" calcext:value-type="float">
            <text:p>2872.71</text:p>
          </table:table-cell>
        </table:table-row>
        <table:table-row table:style-name="ro1">
          <table:table-cell office:value-type="float" office:value="34575249" calcext:value-type="float">
            <text:p>34575249</text:p>
          </table:table-cell>
          <table:table-cell table:formula="of:=[.A2163]/1000/(60*60*24)" office:value-type="time" office:time-value="PT09H36M15.249S" calcext:value-type="time">
            <text:p>09:36:15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337.16" calcext:value-type="float">
            <text:p>2337.16</text:p>
          </table:table-cell>
          <table:table-cell office:value-type="float" office:value="2873.78" calcext:value-type="float">
            <text:p>2873.78</text:p>
          </table:table-cell>
        </table:table-row>
        <table:table-row table:style-name="ro1">
          <table:table-cell office:value-type="float" office:value="34591249" calcext:value-type="float">
            <text:p>34591249</text:p>
          </table:table-cell>
          <table:table-cell table:formula="of:=[.A2164]/1000/(60*60*24)" office:value-type="time" office:time-value="PT09H36M31.249S" calcext:value-type="time">
            <text:p>09:36:31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40.87" calcext:value-type="float">
            <text:p>240.87</text:p>
          </table:table-cell>
          <table:table-cell office:value-type="float" office:value="2338.13" calcext:value-type="float">
            <text:p>2338.13</text:p>
          </table:table-cell>
          <table:table-cell office:value-type="float" office:value="2874.85" calcext:value-type="float">
            <text:p>2874.85</text:p>
          </table:table-cell>
        </table:table-row>
        <table:table-row table:style-name="ro1">
          <table:table-cell office:value-type="float" office:value="34607249" calcext:value-type="float">
            <text:p>34607249</text:p>
          </table:table-cell>
          <table:table-cell table:formula="of:=[.A2165]/1000/(60*60*24)" office:value-type="time" office:time-value="PT09H36M47.249S" calcext:value-type="time">
            <text:p>09:36:47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40.75" calcext:value-type="float">
            <text:p>240.75</text:p>
          </table:table-cell>
          <table:table-cell office:value-type="float" office:value="2339.11" calcext:value-type="float">
            <text:p>2339.11</text:p>
          </table:table-cell>
          <table:table-cell office:value-type="float" office:value="2875.92" calcext:value-type="float">
            <text:p>2875.92</text:p>
          </table:table-cell>
        </table:table-row>
        <table:table-row table:style-name="ro1">
          <table:table-cell office:value-type="float" office:value="34623249" calcext:value-type="float">
            <text:p>34623249</text:p>
          </table:table-cell>
          <table:table-cell table:formula="of:=[.A2166]/1000/(60*60*24)" office:value-type="time" office:time-value="PT09H37M03.249S" calcext:value-type="time">
            <text:p>09:37:03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40.53" calcext:value-type="float">
            <text:p>240.53</text:p>
          </table:table-cell>
          <table:table-cell office:value-type="float" office:value="2340.08" calcext:value-type="float">
            <text:p>2340.08</text:p>
          </table:table-cell>
          <table:table-cell office:value-type="float" office:value="2876.99" calcext:value-type="float">
            <text:p>2876.99</text:p>
          </table:table-cell>
        </table:table-row>
        <table:table-row table:style-name="ro1">
          <table:table-cell office:value-type="float" office:value="34639249" calcext:value-type="float">
            <text:p>34639249</text:p>
          </table:table-cell>
          <table:table-cell table:formula="of:=[.A2167]/1000/(60*60*24)" office:value-type="time" office:time-value="PT09H37M19.249S" calcext:value-type="time">
            <text:p>09:37:19</text:p>
          </table:table-cell>
          <table:table-cell office:value-type="float" office:value="1.1" calcext:value-type="float">
            <text:p>1.1</text:p>
          </table:table-cell>
          <table:table-cell office:value-type="float" office:value="218.2" calcext:value-type="float">
            <text:p>218.2</text:p>
          </table:table-cell>
          <table:table-cell office:value-type="float" office:value="239.54" calcext:value-type="float">
            <text:p>239.54</text:p>
          </table:table-cell>
          <table:table-cell office:value-type="float" office:value="2341.05" calcext:value-type="float">
            <text:p>2341.05</text:p>
          </table:table-cell>
          <table:table-cell office:value-type="float" office:value="2878.06" calcext:value-type="float">
            <text:p>2878.06</text:p>
          </table:table-cell>
        </table:table-row>
        <table:table-row table:style-name="ro1">
          <table:table-cell office:value-type="float" office:value="34655249" calcext:value-type="float">
            <text:p>34655249</text:p>
          </table:table-cell>
          <table:table-cell table:formula="of:=[.A2168]/1000/(60*60*24)" office:value-type="time" office:time-value="PT09H37M35.249S" calcext:value-type="time">
            <text:p>09:37:35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342.01" calcext:value-type="float">
            <text:p>2342.01</text:p>
          </table:table-cell>
          <table:table-cell office:value-type="float" office:value="2879.12" calcext:value-type="float">
            <text:p>2879.12</text:p>
          </table:table-cell>
        </table:table-row>
        <table:table-row table:style-name="ro1">
          <table:table-cell office:value-type="float" office:value="34671249" calcext:value-type="float">
            <text:p>34671249</text:p>
          </table:table-cell>
          <table:table-cell table:formula="of:=[.A2169]/1000/(60*60*24)" office:value-type="time" office:time-value="PT09H37M51.249S" calcext:value-type="time">
            <text:p>09:37:51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342.98" calcext:value-type="float">
            <text:p>2342.98</text:p>
          </table:table-cell>
          <table:table-cell office:value-type="float" office:value="2880.18" calcext:value-type="float">
            <text:p>2880.18</text:p>
          </table:table-cell>
        </table:table-row>
        <table:table-row table:style-name="ro1">
          <table:table-cell office:value-type="float" office:value="34687249" calcext:value-type="float">
            <text:p>34687249</text:p>
          </table:table-cell>
          <table:table-cell table:formula="of:=[.A2170]/1000/(60*60*24)" office:value-type="time" office:time-value="PT09H38M07.249S" calcext:value-type="time">
            <text:p>09:38:07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343.95" calcext:value-type="float">
            <text:p>2343.95</text:p>
          </table:table-cell>
          <table:table-cell office:value-type="float" office:value="2881.25" calcext:value-type="float">
            <text:p>2881.25</text:p>
          </table:table-cell>
        </table:table-row>
        <table:table-row table:style-name="ro1">
          <table:table-cell office:value-type="float" office:value="34703249" calcext:value-type="float">
            <text:p>34703249</text:p>
          </table:table-cell>
          <table:table-cell table:formula="of:=[.A2171]/1000/(60*60*24)" office:value-type="time" office:time-value="PT09H38M23.249S" calcext:value-type="time">
            <text:p>09:3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344.92" calcext:value-type="float">
            <text:p>2344.92</text:p>
          </table:table-cell>
          <table:table-cell office:value-type="float" office:value="2882.3" calcext:value-type="float">
            <text:p>2882.3</text:p>
          </table:table-cell>
        </table:table-row>
        <table:table-row table:style-name="ro1">
          <table:table-cell office:value-type="float" office:value="34719249" calcext:value-type="float">
            <text:p>34719249</text:p>
          </table:table-cell>
          <table:table-cell table:formula="of:=[.A2172]/1000/(60*60*24)" office:value-type="time" office:time-value="PT09H38M39.249S" calcext:value-type="time">
            <text:p>09:38:39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345.89" calcext:value-type="float">
            <text:p>2345.89</text:p>
          </table:table-cell>
          <table:table-cell office:value-type="float" office:value="2883.36" calcext:value-type="float">
            <text:p>2883.36</text:p>
          </table:table-cell>
        </table:table-row>
        <table:table-row table:style-name="ro1">
          <table:table-cell office:value-type="float" office:value="34735249" calcext:value-type="float">
            <text:p>34735249</text:p>
          </table:table-cell>
          <table:table-cell table:formula="of:=[.A2173]/1000/(60*60*24)" office:value-type="time" office:time-value="PT09H38M55.249S" calcext:value-type="time">
            <text:p>09:38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346.85" calcext:value-type="float">
            <text:p>2346.85</text:p>
          </table:table-cell>
          <table:table-cell office:value-type="float" office:value="2884.42" calcext:value-type="float">
            <text:p>2884.42</text:p>
          </table:table-cell>
        </table:table-row>
        <table:table-row table:style-name="ro1">
          <table:table-cell office:value-type="float" office:value="34751249" calcext:value-type="float">
            <text:p>34751249</text:p>
          </table:table-cell>
          <table:table-cell table:formula="of:=[.A2174]/1000/(60*60*24)" office:value-type="time" office:time-value="PT09H39M11.249S" calcext:value-type="time">
            <text:p>09:39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347.82" calcext:value-type="float">
            <text:p>2347.82</text:p>
          </table:table-cell>
          <table:table-cell office:value-type="float" office:value="2885.48" calcext:value-type="float">
            <text:p>2885.48</text:p>
          </table:table-cell>
        </table:table-row>
        <table:table-row table:style-name="ro1">
          <table:table-cell office:value-type="float" office:value="34767249" calcext:value-type="float">
            <text:p>34767249</text:p>
          </table:table-cell>
          <table:table-cell table:formula="of:=[.A2175]/1000/(60*60*24)" office:value-type="time" office:time-value="PT09H39M27.249S" calcext:value-type="time">
            <text:p>09:39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348.78" calcext:value-type="float">
            <text:p>2348.78</text:p>
          </table:table-cell>
          <table:table-cell office:value-type="float" office:value="2886.53" calcext:value-type="float">
            <text:p>2886.53</text:p>
          </table:table-cell>
        </table:table-row>
        <table:table-row table:style-name="ro1">
          <table:table-cell office:value-type="float" office:value="34783249" calcext:value-type="float">
            <text:p>34783249</text:p>
          </table:table-cell>
          <table:table-cell table:formula="of:=[.A2176]/1000/(60*60*24)" office:value-type="time" office:time-value="PT09H39M43.249S" calcext:value-type="time">
            <text:p>09:39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7.22" calcext:value-type="float">
            <text:p>237.22</text:p>
          </table:table-cell>
          <table:table-cell office:value-type="float" office:value="2349.75" calcext:value-type="float">
            <text:p>2349.75</text:p>
          </table:table-cell>
          <table:table-cell office:value-type="float" office:value="2887.59" calcext:value-type="float">
            <text:p>2887.59</text:p>
          </table:table-cell>
        </table:table-row>
        <table:table-row table:style-name="ro1">
          <table:table-cell office:value-type="float" office:value="34799249" calcext:value-type="float">
            <text:p>34799249</text:p>
          </table:table-cell>
          <table:table-cell table:formula="of:=[.A2177]/1000/(60*60*24)" office:value-type="time" office:time-value="PT09H39M59.249S" calcext:value-type="time">
            <text:p>09:39:59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7" calcext:value-type="float">
            <text:p>237</text:p>
          </table:table-cell>
          <table:table-cell office:value-type="float" office:value="2350.71" calcext:value-type="float">
            <text:p>2350.71</text:p>
          </table:table-cell>
          <table:table-cell office:value-type="float" office:value="2888.64" calcext:value-type="float">
            <text:p>2888.64</text:p>
          </table:table-cell>
        </table:table-row>
        <table:table-row table:style-name="ro1">
          <table:table-cell office:value-type="float" office:value="34815249" calcext:value-type="float">
            <text:p>34815249</text:p>
          </table:table-cell>
          <table:table-cell table:formula="of:=[.A2178]/1000/(60*60*24)" office:value-type="time" office:time-value="PT09H40M15.249S" calcext:value-type="time">
            <text:p>09:40:15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351.68" calcext:value-type="float">
            <text:p>2351.68</text:p>
          </table:table-cell>
          <table:table-cell office:value-type="float" office:value="2889.69" calcext:value-type="float">
            <text:p>2889.69</text:p>
          </table:table-cell>
        </table:table-row>
        <table:table-row table:style-name="ro1">
          <table:table-cell office:value-type="float" office:value="34831249" calcext:value-type="float">
            <text:p>34831249</text:p>
          </table:table-cell>
          <table:table-cell table:formula="of:=[.A2179]/1000/(60*60*24)" office:value-type="time" office:time-value="PT09H40M31.249S" calcext:value-type="time">
            <text:p>09:40:31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352.64" calcext:value-type="float">
            <text:p>2352.64</text:p>
          </table:table-cell>
          <table:table-cell office:value-type="float" office:value="2890.74" calcext:value-type="float">
            <text:p>2890.74</text:p>
          </table:table-cell>
        </table:table-row>
        <table:table-row table:style-name="ro1">
          <table:table-cell office:value-type="float" office:value="34847249" calcext:value-type="float">
            <text:p>34847249</text:p>
          </table:table-cell>
          <table:table-cell table:formula="of:=[.A2180]/1000/(60*60*24)" office:value-type="time" office:time-value="PT09H40M47.249S" calcext:value-type="time">
            <text:p>09:40:47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5.69" calcext:value-type="float">
            <text:p>235.69</text:p>
          </table:table-cell>
          <table:table-cell office:value-type="float" office:value="2353.6" calcext:value-type="float">
            <text:p>2353.6</text:p>
          </table:table-cell>
          <table:table-cell office:value-type="float" office:value="2891.78" calcext:value-type="float">
            <text:p>2891.78</text:p>
          </table:table-cell>
        </table:table-row>
        <table:table-row table:style-name="ro1">
          <table:table-cell office:value-type="float" office:value="34863249" calcext:value-type="float">
            <text:p>34863249</text:p>
          </table:table-cell>
          <table:table-cell table:formula="of:=[.A2181]/1000/(60*60*24)" office:value-type="time" office:time-value="PT09H41M03.249S" calcext:value-type="time">
            <text:p>09:41:03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354.56" calcext:value-type="float">
            <text:p>2354.56</text:p>
          </table:table-cell>
          <table:table-cell office:value-type="float" office:value="2892.83" calcext:value-type="float">
            <text:p>2892.83</text:p>
          </table:table-cell>
        </table:table-row>
        <table:table-row table:style-name="ro1">
          <table:table-cell office:value-type="float" office:value="34879249" calcext:value-type="float">
            <text:p>34879249</text:p>
          </table:table-cell>
          <table:table-cell table:formula="of:=[.A2182]/1000/(60*60*24)" office:value-type="time" office:time-value="PT09H41M19.249S" calcext:value-type="time">
            <text:p>09:41:19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355.52" calcext:value-type="float">
            <text:p>2355.52</text:p>
          </table:table-cell>
          <table:table-cell office:value-type="float" office:value="2893.87" calcext:value-type="float">
            <text:p>2893.87</text:p>
          </table:table-cell>
        </table:table-row>
        <table:table-row table:style-name="ro1">
          <table:table-cell office:value-type="float" office:value="34895249" calcext:value-type="float">
            <text:p>34895249</text:p>
          </table:table-cell>
          <table:table-cell table:formula="of:=[.A2183]/1000/(60*60*24)" office:value-type="time" office:time-value="PT09H41M35.249S" calcext:value-type="time">
            <text:p>09:41:35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356.48" calcext:value-type="float">
            <text:p>2356.48</text:p>
          </table:table-cell>
          <table:table-cell office:value-type="float" office:value="2894.91" calcext:value-type="float">
            <text:p>2894.91</text:p>
          </table:table-cell>
        </table:table-row>
        <table:table-row table:style-name="ro1">
          <table:table-cell office:value-type="float" office:value="34911249" calcext:value-type="float">
            <text:p>34911249</text:p>
          </table:table-cell>
          <table:table-cell table:formula="of:=[.A2184]/1000/(60*60*24)" office:value-type="time" office:time-value="PT09H41M51.249S" calcext:value-type="time">
            <text:p>09:41:51</text:p>
          </table:table-cell>
          <table:table-cell office:value-type="float" office:value="1.09" calcext:value-type="float">
            <text:p>1.09</text:p>
          </table:table-cell>
          <table:table-cell office:value-type="float" office:value="215.6" calcext:value-type="float">
            <text:p>215.6</text:p>
          </table:table-cell>
          <table:table-cell office:value-type="float" office:value="234.05" calcext:value-type="float">
            <text:p>234.05</text:p>
          </table:table-cell>
          <table:table-cell office:value-type="float" office:value="2357.44" calcext:value-type="float">
            <text:p>2357.44</text:p>
          </table:table-cell>
          <table:table-cell office:value-type="float" office:value="2895.95" calcext:value-type="float">
            <text:p>2895.95</text:p>
          </table:table-cell>
        </table:table-row>
        <table:table-row table:style-name="ro1">
          <table:table-cell office:value-type="float" office:value="34927249" calcext:value-type="float">
            <text:p>34927249</text:p>
          </table:table-cell>
          <table:table-cell table:formula="of:=[.A2185]/1000/(60*60*24)" office:value-type="time" office:time-value="PT09H42M07.249S" calcext:value-type="time">
            <text:p>09:42:07</text:p>
          </table:table-cell>
          <table:table-cell office:value-type="float" office:value="1.09" calcext:value-type="float">
            <text:p>1.09</text:p>
          </table:table-cell>
          <table:table-cell office:value-type="float" office:value="215.4" calcext:value-type="float">
            <text:p>215.4</text:p>
          </table:table-cell>
          <table:table-cell office:value-type="float" office:value="233.83" calcext:value-type="float">
            <text:p>233.83</text:p>
          </table:table-cell>
          <table:table-cell office:value-type="float" office:value="2358.4" calcext:value-type="float">
            <text:p>2358.4</text:p>
          </table:table-cell>
          <table:table-cell office:value-type="float" office:value="2896.99" calcext:value-type="float">
            <text:p>2896.99</text:p>
          </table:table-cell>
        </table:table-row>
        <table:table-row table:style-name="ro1">
          <table:table-cell office:value-type="float" office:value="34943249" calcext:value-type="float">
            <text:p>34943249</text:p>
          </table:table-cell>
          <table:table-cell table:formula="of:=[.A2186]/1000/(60*60*24)" office:value-type="time" office:time-value="PT09H42M23.249S" calcext:value-type="time">
            <text:p>09:42:23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359.35" calcext:value-type="float">
            <text:p>2359.35</text:p>
          </table:table-cell>
          <table:table-cell office:value-type="float" office:value="2898.03" calcext:value-type="float">
            <text:p>2898.03</text:p>
          </table:table-cell>
        </table:table-row>
        <table:table-row table:style-name="ro1">
          <table:table-cell office:value-type="float" office:value="34959249" calcext:value-type="float">
            <text:p>34959249</text:p>
          </table:table-cell>
          <table:table-cell table:formula="of:=[.A2187]/1000/(60*60*24)" office:value-type="time" office:time-value="PT09H42M39.249S" calcext:value-type="time">
            <text:p>09:42:39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2.63" calcext:value-type="float">
            <text:p>232.63</text:p>
          </table:table-cell>
          <table:table-cell office:value-type="float" office:value="2360.31" calcext:value-type="float">
            <text:p>2360.31</text:p>
          </table:table-cell>
          <table:table-cell office:value-type="float" office:value="2899.06" calcext:value-type="float">
            <text:p>2899.06</text:p>
          </table:table-cell>
        </table:table-row>
        <table:table-row table:style-name="ro1">
          <table:table-cell office:value-type="float" office:value="34975249" calcext:value-type="float">
            <text:p>34975249</text:p>
          </table:table-cell>
          <table:table-cell table:formula="of:=[.A2188]/1000/(60*60*24)" office:value-type="time" office:time-value="PT09H42M55.249S" calcext:value-type="time">
            <text:p>09:42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361.27" calcext:value-type="float">
            <text:p>2361.27</text:p>
          </table:table-cell>
          <table:table-cell office:value-type="float" office:value="2900.1" calcext:value-type="float">
            <text:p>2900.1</text:p>
          </table:table-cell>
        </table:table-row>
        <table:table-row table:style-name="ro1">
          <table:table-cell office:value-type="float" office:value="34991249" calcext:value-type="float">
            <text:p>34991249</text:p>
          </table:table-cell>
          <table:table-cell table:formula="of:=[.A2189]/1000/(60*60*24)" office:value-type="time" office:time-value="PT09H43M11.249S" calcext:value-type="time">
            <text:p>09:43:11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362.22" calcext:value-type="float">
            <text:p>2362.22</text:p>
          </table:table-cell>
          <table:table-cell office:value-type="float" office:value="2901.13" calcext:value-type="float">
            <text:p>2901.13</text:p>
          </table:table-cell>
        </table:table-row>
        <table:table-row table:style-name="ro1">
          <table:table-cell office:value-type="float" office:value="35007249" calcext:value-type="float">
            <text:p>35007249</text:p>
          </table:table-cell>
          <table:table-cell table:formula="of:=[.A2190]/1000/(60*60*24)" office:value-type="time" office:time-value="PT09H43M27.249S" calcext:value-type="time">
            <text:p>09:43:27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363.17" calcext:value-type="float">
            <text:p>2363.17</text:p>
          </table:table-cell>
          <table:table-cell office:value-type="float" office:value="2902.16" calcext:value-type="float">
            <text:p>2902.16</text:p>
          </table:table-cell>
        </table:table-row>
        <table:table-row table:style-name="ro1">
          <table:table-cell office:value-type="float" office:value="35023249" calcext:value-type="float">
            <text:p>35023249</text:p>
          </table:table-cell>
          <table:table-cell table:formula="of:=[.A2191]/1000/(60*60*24)" office:value-type="time" office:time-value="PT09H43M43.249S" calcext:value-type="time">
            <text:p>09:43:43</text:p>
          </table:table-cell>
          <table:table-cell office:value-type="float" office:value="1.08" calcext:value-type="float">
            <text:p>1.08</text:p>
          </table:table-cell>
          <table:table-cell office:value-type="float" office:value="214.4" calcext:value-type="float">
            <text:p>214.4</text:p>
          </table:table-cell>
          <table:table-cell office:value-type="float" office:value="231" calcext:value-type="float">
            <text:p>231</text:p>
          </table:table-cell>
          <table:table-cell office:value-type="float" office:value="2364.13" calcext:value-type="float">
            <text:p>2364.13</text:p>
          </table:table-cell>
          <table:table-cell office:value-type="float" office:value="2903.19" calcext:value-type="float">
            <text:p>2903.19</text:p>
          </table:table-cell>
        </table:table-row>
        <table:table-row table:style-name="ro1">
          <table:table-cell office:value-type="float" office:value="35039249" calcext:value-type="float">
            <text:p>35039249</text:p>
          </table:table-cell>
          <table:table-cell table:formula="of:=[.A2192]/1000/(60*60*24)" office:value-type="time" office:time-value="PT09H43M59.249S" calcext:value-type="time">
            <text:p>09:43:59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8" calcext:value-type="float">
            <text:p>230.68</text:p>
          </table:table-cell>
          <table:table-cell office:value-type="float" office:value="2365.08" calcext:value-type="float">
            <text:p>2365.08</text:p>
          </table:table-cell>
          <table:table-cell office:value-type="float" office:value="2904.21" calcext:value-type="float">
            <text:p>2904.21</text:p>
          </table:table-cell>
        </table:table-row>
        <table:table-row table:style-name="ro1">
          <table:table-cell office:value-type="float" office:value="35055249" calcext:value-type="float">
            <text:p>35055249</text:p>
          </table:table-cell>
          <table:table-cell table:formula="of:=[.A2193]/1000/(60*60*24)" office:value-type="time" office:time-value="PT09H44M15.249S" calcext:value-type="time">
            <text:p>09:44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2366.03" calcext:value-type="float">
            <text:p>2366.03</text:p>
          </table:table-cell>
          <table:table-cell office:value-type="float" office:value="2905.23" calcext:value-type="float">
            <text:p>2905.23</text:p>
          </table:table-cell>
        </table:table-row>
        <table:table-row table:style-name="ro1">
          <table:table-cell office:value-type="float" office:value="35071249" calcext:value-type="float">
            <text:p>35071249</text:p>
          </table:table-cell>
          <table:table-cell table:formula="of:=[.A2194]/1000/(60*60*24)" office:value-type="time" office:time-value="PT09H44M31.249S" calcext:value-type="time">
            <text:p>09:44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9.38" calcext:value-type="float">
            <text:p>229.38</text:p>
          </table:table-cell>
          <table:table-cell office:value-type="float" office:value="2366.98" calcext:value-type="float">
            <text:p>2366.98</text:p>
          </table:table-cell>
          <table:table-cell office:value-type="float" office:value="2906.26" calcext:value-type="float">
            <text:p>2906.26</text:p>
          </table:table-cell>
        </table:table-row>
        <table:table-row table:style-name="ro1">
          <table:table-cell office:value-type="float" office:value="35087249" calcext:value-type="float">
            <text:p>35087249</text:p>
          </table:table-cell>
          <table:table-cell table:formula="of:=[.A2195]/1000/(60*60*24)" office:value-type="time" office:time-value="PT09H44M47.249S" calcext:value-type="time">
            <text:p>09:44:47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9.16" calcext:value-type="float">
            <text:p>229.16</text:p>
          </table:table-cell>
          <table:table-cell office:value-type="float" office:value="2367.93" calcext:value-type="float">
            <text:p>2367.93</text:p>
          </table:table-cell>
          <table:table-cell office:value-type="float" office:value="2907.28" calcext:value-type="float">
            <text:p>2907.28</text:p>
          </table:table-cell>
        </table:table-row>
        <table:table-row table:style-name="ro1">
          <table:table-cell office:value-type="float" office:value="35103249" calcext:value-type="float">
            <text:p>35103249</text:p>
          </table:table-cell>
          <table:table-cell table:formula="of:=[.A2196]/1000/(60*60*24)" office:value-type="time" office:time-value="PT09H45M03.249S" calcext:value-type="time">
            <text:p>09:45:03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94" calcext:value-type="float">
            <text:p>228.94</text:p>
          </table:table-cell>
          <table:table-cell office:value-type="float" office:value="2368.88" calcext:value-type="float">
            <text:p>2368.88</text:p>
          </table:table-cell>
          <table:table-cell office:value-type="float" office:value="2908.29" calcext:value-type="float">
            <text:p>2908.29</text:p>
          </table:table-cell>
        </table:table-row>
        <table:table-row table:style-name="ro1">
          <table:table-cell office:value-type="float" office:value="35119249" calcext:value-type="float">
            <text:p>35119249</text:p>
          </table:table-cell>
          <table:table-cell table:formula="of:=[.A2197]/1000/(60*60*24)" office:value-type="time" office:time-value="PT09H45M19.249S" calcext:value-type="time">
            <text:p>09:45:19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2369.83" calcext:value-type="float">
            <text:p>2369.83</text:p>
          </table:table-cell>
          <table:table-cell office:value-type="float" office:value="2909.31" calcext:value-type="float">
            <text:p>2909.31</text:p>
          </table:table-cell>
        </table:table-row>
        <table:table-row table:style-name="ro1">
          <table:table-cell office:value-type="float" office:value="35135249" calcext:value-type="float">
            <text:p>35135249</text:p>
          </table:table-cell>
          <table:table-cell table:formula="of:=[.A2198]/1000/(60*60*24)" office:value-type="time" office:time-value="PT09H45M35.249S" calcext:value-type="time">
            <text:p>09:45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370.77" calcext:value-type="float">
            <text:p>2370.77</text:p>
          </table:table-cell>
          <table:table-cell office:value-type="float" office:value="2910.32" calcext:value-type="float">
            <text:p>2910.32</text:p>
          </table:table-cell>
        </table:table-row>
        <table:table-row table:style-name="ro1">
          <table:table-cell office:value-type="float" office:value="35151249" calcext:value-type="float">
            <text:p>35151249</text:p>
          </table:table-cell>
          <table:table-cell table:formula="of:=[.A2199]/1000/(60*60*24)" office:value-type="time" office:time-value="PT09H45M51.249S" calcext:value-type="time">
            <text:p>09:45:51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7.33" calcext:value-type="float">
            <text:p>227.33</text:p>
          </table:table-cell>
          <table:table-cell office:value-type="float" office:value="2371.72" calcext:value-type="float">
            <text:p>2371.72</text:p>
          </table:table-cell>
          <table:table-cell office:value-type="float" office:value="2911.33" calcext:value-type="float">
            <text:p>2911.33</text:p>
          </table:table-cell>
        </table:table-row>
        <table:table-row table:style-name="ro1">
          <table:table-cell office:value-type="float" office:value="35167249" calcext:value-type="float">
            <text:p>35167249</text:p>
          </table:table-cell>
          <table:table-cell table:formula="of:=[.A2200]/1000/(60*60*24)" office:value-type="time" office:time-value="PT09H46M07.249S" calcext:value-type="time">
            <text:p>09:46:07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7.11" calcext:value-type="float">
            <text:p>227.11</text:p>
          </table:table-cell>
          <table:table-cell office:value-type="float" office:value="2372.66" calcext:value-type="float">
            <text:p>2372.66</text:p>
          </table:table-cell>
          <table:table-cell office:value-type="float" office:value="2912.34" calcext:value-type="float">
            <text:p>2912.34</text:p>
          </table:table-cell>
        </table:table-row>
        <table:table-row table:style-name="ro1">
          <table:table-cell office:value-type="float" office:value="35183249" calcext:value-type="float">
            <text:p>35183249</text:p>
          </table:table-cell>
          <table:table-cell table:formula="of:=[.A2201]/1000/(60*60*24)" office:value-type="time" office:time-value="PT09H46M23.249S" calcext:value-type="time">
            <text:p>09:46:23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373.61" calcext:value-type="float">
            <text:p>2373.61</text:p>
          </table:table-cell>
          <table:table-cell office:value-type="float" office:value="2913.35" calcext:value-type="float">
            <text:p>2913.35</text:p>
          </table:table-cell>
        </table:table-row>
        <table:table-row table:style-name="ro1">
          <table:table-cell office:value-type="float" office:value="35199249" calcext:value-type="float">
            <text:p>35199249</text:p>
          </table:table-cell>
          <table:table-cell table:formula="of:=[.A2202]/1000/(60*60*24)" office:value-type="time" office:time-value="PT09H46M39.249S" calcext:value-type="time">
            <text:p>09:46:39</text:p>
          </table:table-cell>
          <table:table-cell office:value-type="float" office:value="1.07" calcext:value-type="float">
            <text:p>1.07</text:p>
          </table:table-cell>
          <table:table-cell office:value-type="float" office:value="211.9" calcext:value-type="float">
            <text:p>211.9</text:p>
          </table:table-cell>
          <table:table-cell office:value-type="float" office:value="225.72" calcext:value-type="float">
            <text:p>225.72</text:p>
          </table:table-cell>
          <table:table-cell office:value-type="float" office:value="2374.55" calcext:value-type="float">
            <text:p>2374.55</text:p>
          </table:table-cell>
          <table:table-cell office:value-type="float" office:value="2914.35" calcext:value-type="float">
            <text:p>2914.35</text:p>
          </table:table-cell>
        </table:table-row>
        <table:table-row table:style-name="ro1">
          <table:table-cell office:value-type="float" office:value="35215249" calcext:value-type="float">
            <text:p>35215249</text:p>
          </table:table-cell>
          <table:table-cell table:formula="of:=[.A2203]/1000/(60*60*24)" office:value-type="time" office:time-value="PT09H46M55.249S" calcext:value-type="time">
            <text:p>09:46:55</text:p>
          </table:table-cell>
          <table:table-cell office:value-type="float" office:value="1.07" calcext:value-type="float">
            <text:p>1.07</text:p>
          </table:table-cell>
          <table:table-cell office:value-type="float" office:value="211.6" calcext:value-type="float">
            <text:p>211.6</text:p>
          </table:table-cell>
          <table:table-cell office:value-type="float" office:value="225.39" calcext:value-type="float">
            <text:p>225.39</text:p>
          </table:table-cell>
          <table:table-cell office:value-type="float" office:value="2375.49" calcext:value-type="float">
            <text:p>2375.49</text:p>
          </table:table-cell>
          <table:table-cell office:value-type="float" office:value="2915.36" calcext:value-type="float">
            <text:p>2915.36</text:p>
          </table:table-cell>
        </table:table-row>
        <table:table-row table:style-name="ro1">
          <table:table-cell office:value-type="float" office:value="35231249" calcext:value-type="float">
            <text:p>35231249</text:p>
          </table:table-cell>
          <table:table-cell table:formula="of:=[.A2204]/1000/(60*60*24)" office:value-type="time" office:time-value="PT09H47M11.249S" calcext:value-type="time">
            <text:p>09:47:11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376.43" calcext:value-type="float">
            <text:p>2376.43</text:p>
          </table:table-cell>
          <table:table-cell office:value-type="float" office:value="2916.36" calcext:value-type="float">
            <text:p>2916.36</text:p>
          </table:table-cell>
        </table:table-row>
        <table:table-row table:style-name="ro1">
          <table:table-cell office:value-type="float" office:value="35247249" calcext:value-type="float">
            <text:p>35247249</text:p>
          </table:table-cell>
          <table:table-cell table:formula="of:=[.A2205]/1000/(60*60*24)" office:value-type="time" office:time-value="PT09H47M27.249S" calcext:value-type="time">
            <text:p>09:47:27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4.11" calcext:value-type="float">
            <text:p>224.11</text:p>
          </table:table-cell>
          <table:table-cell office:value-type="float" office:value="2377.37" calcext:value-type="float">
            <text:p>2377.37</text:p>
          </table:table-cell>
          <table:table-cell office:value-type="float" office:value="2917.36" calcext:value-type="float">
            <text:p>2917.36</text:p>
          </table:table-cell>
        </table:table-row>
        <table:table-row table:style-name="ro1">
          <table:table-cell office:value-type="float" office:value="35263249" calcext:value-type="float">
            <text:p>35263249</text:p>
          </table:table-cell>
          <table:table-cell table:formula="of:=[.A2206]/1000/(60*60*24)" office:value-type="time" office:time-value="PT09H47M43.249S" calcext:value-type="time">
            <text:p>09:47:43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3.79" calcext:value-type="float">
            <text:p>223.79</text:p>
          </table:table-cell>
          <table:table-cell office:value-type="float" office:value="2378.31" calcext:value-type="float">
            <text:p>2378.31</text:p>
          </table:table-cell>
          <table:table-cell office:value-type="float" office:value="2918.35" calcext:value-type="float">
            <text:p>2918.35</text:p>
          </table:table-cell>
        </table:table-row>
        <table:table-row table:style-name="ro1">
          <table:table-cell office:value-type="float" office:value="35279249" calcext:value-type="float">
            <text:p>35279249</text:p>
          </table:table-cell>
          <table:table-cell table:formula="of:=[.A2207]/1000/(60*60*24)" office:value-type="time" office:time-value="PT09H47M59.249S" calcext:value-type="time">
            <text:p>09:47:59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2" calcext:value-type="float">
            <text:p>222.72</text:p>
          </table:table-cell>
          <table:table-cell office:value-type="float" office:value="2379.24" calcext:value-type="float">
            <text:p>2379.24</text:p>
          </table:table-cell>
          <table:table-cell office:value-type="float" office:value="2919.34" calcext:value-type="float">
            <text:p>2919.34</text:p>
          </table:table-cell>
        </table:table-row>
        <table:table-row table:style-name="ro1">
          <table:table-cell office:value-type="float" office:value="35295249" calcext:value-type="float">
            <text:p>35295249</text:p>
          </table:table-cell>
          <table:table-cell table:formula="of:=[.A2208]/1000/(60*60*24)" office:value-type="time" office:time-value="PT09H48M15.249S" calcext:value-type="time">
            <text:p>09:48:15</text:p>
          </table:table-cell>
          <table:table-cell office:value-type="float" office:value="1.06" calcext:value-type="float">
            <text:p>1.06</text:p>
          </table:table-cell>
          <table:table-cell office:value-type="float" office:value="210.4" calcext:value-type="float">
            <text:p>210.4</text:p>
          </table:table-cell>
          <table:table-cell office:value-type="float" office:value="222.4" calcext:value-type="float">
            <text:p>222.4</text:p>
          </table:table-cell>
          <table:table-cell office:value-type="float" office:value="2380.18" calcext:value-type="float">
            <text:p>2380.18</text:p>
          </table:table-cell>
          <table:table-cell office:value-type="float" office:value="2920.33" calcext:value-type="float">
            <text:p>2920.33</text:p>
          </table:table-cell>
        </table:table-row>
        <table:table-row table:style-name="ro1">
          <table:table-cell office:value-type="float" office:value="35311249" calcext:value-type="float">
            <text:p>35311249</text:p>
          </table:table-cell>
          <table:table-cell table:formula="of:=[.A2209]/1000/(60*60*24)" office:value-type="time" office:time-value="PT09H48M31.249S" calcext:value-type="time">
            <text:p>09:48:31</text:p>
          </table:table-cell>
          <table:table-cell office:value-type="float" office:value="1.06" calcext:value-type="float">
            <text:p>1.06</text:p>
          </table:table-cell>
          <table:table-cell office:value-type="float" office:value="210.1" calcext:value-type="float">
            <text:p>210.1</text:p>
          </table:table-cell>
          <table:table-cell office:value-type="float" office:value="222.08" calcext:value-type="float">
            <text:p>222.08</text:p>
          </table:table-cell>
          <table:table-cell office:value-type="float" office:value="2381.11" calcext:value-type="float">
            <text:p>2381.11</text:p>
          </table:table-cell>
          <table:table-cell office:value-type="float" office:value="2921.32" calcext:value-type="float">
            <text:p>2921.32</text:p>
          </table:table-cell>
        </table:table-row>
        <table:table-row table:style-name="ro1">
          <table:table-cell office:value-type="float" office:value="35327249" calcext:value-type="float">
            <text:p>35327249</text:p>
          </table:table-cell>
          <table:table-cell table:formula="of:=[.A2210]/1000/(60*60*24)" office:value-type="time" office:time-value="PT09H48M47.249S" calcext:value-type="time">
            <text:p>09:48:47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92" calcext:value-type="float">
            <text:p>220.92</text:p>
          </table:table-cell>
          <table:table-cell office:value-type="float" office:value="2382.05" calcext:value-type="float">
            <text:p>2382.05</text:p>
          </table:table-cell>
          <table:table-cell office:value-type="float" office:value="2922.31" calcext:value-type="float">
            <text:p>2922.31</text:p>
          </table:table-cell>
        </table:table-row>
        <table:table-row table:style-name="ro1">
          <table:table-cell office:value-type="float" office:value="35343249" calcext:value-type="float">
            <text:p>35343249</text:p>
          </table:table-cell>
          <table:table-cell table:formula="of:=[.A2211]/1000/(60*60*24)" office:value-type="time" office:time-value="PT09H49M03.249S" calcext:value-type="time">
            <text:p>09:49:03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20.6" calcext:value-type="float">
            <text:p>220.6</text:p>
          </table:table-cell>
          <table:table-cell office:value-type="float" office:value="2382.98" calcext:value-type="float">
            <text:p>2382.98</text:p>
          </table:table-cell>
          <table:table-cell office:value-type="float" office:value="2923.29" calcext:value-type="float">
            <text:p>2923.29</text:p>
          </table:table-cell>
        </table:table-row>
        <table:table-row table:style-name="ro1">
          <table:table-cell office:value-type="float" office:value="35359249" calcext:value-type="float">
            <text:p>35359249</text:p>
          </table:table-cell>
          <table:table-cell table:formula="of:=[.A2212]/1000/(60*60*24)" office:value-type="time" office:time-value="PT09H49M19.249S" calcext:value-type="time">
            <text:p>09:49:19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19.54" calcext:value-type="float">
            <text:p>219.54</text:p>
          </table:table-cell>
          <table:table-cell office:value-type="float" office:value="2383.91" calcext:value-type="float">
            <text:p>2383.91</text:p>
          </table:table-cell>
          <table:table-cell office:value-type="float" office:value="2924.27" calcext:value-type="float">
            <text:p>2924.27</text:p>
          </table:table-cell>
        </table:table-row>
        <table:table-row table:style-name="ro1">
          <table:table-cell office:value-type="float" office:value="35375249" calcext:value-type="float">
            <text:p>35375249</text:p>
          </table:table-cell>
          <table:table-cell table:formula="of:=[.A2213]/1000/(60*60*24)" office:value-type="time" office:time-value="PT09H49M35.249S" calcext:value-type="time">
            <text:p>09:49:35</text:p>
          </table:table-cell>
          <table:table-cell office:value-type="float" office:value="1.05" calcext:value-type="float">
            <text:p>1.05</text:p>
          </table:table-cell>
          <table:table-cell office:value-type="float" office:value="208.9" calcext:value-type="float">
            <text:p>208.9</text:p>
          </table:table-cell>
          <table:table-cell office:value-type="float" office:value="219.95" calcext:value-type="float">
            <text:p>219.95</text:p>
          </table:table-cell>
          <table:table-cell office:value-type="float" office:value="2384.84" calcext:value-type="float">
            <text:p>2384.84</text:p>
          </table:table-cell>
          <table:table-cell office:value-type="float" office:value="2925.24" calcext:value-type="float">
            <text:p>2925.24</text:p>
          </table:table-cell>
        </table:table-row>
        <table:table-row table:style-name="ro1">
          <table:table-cell office:value-type="float" office:value="35391249" calcext:value-type="float">
            <text:p>35391249</text:p>
          </table:table-cell>
          <table:table-cell table:formula="of:=[.A2214]/1000/(60*60*24)" office:value-type="time" office:time-value="PT09H49M51.249S" calcext:value-type="time">
            <text:p>09:49:51</text:p>
          </table:table-cell>
          <table:table-cell office:value-type="float" office:value="1.05" calcext:value-type="float">
            <text:p>1.05</text:p>
          </table:table-cell>
          <table:table-cell office:value-type="float" office:value="208.6" calcext:value-type="float">
            <text:p>208.6</text:p>
          </table:table-cell>
          <table:table-cell office:value-type="float" office:value="218.79" calcext:value-type="float">
            <text:p>218.79</text:p>
          </table:table-cell>
          <table:table-cell office:value-type="float" office:value="2385.77" calcext:value-type="float">
            <text:p>2385.77</text:p>
          </table:table-cell>
          <table:table-cell office:value-type="float" office:value="2926.22" calcext:value-type="float">
            <text:p>2926.22</text:p>
          </table:table-cell>
        </table:table-row>
        <table:table-row table:style-name="ro1">
          <table:table-cell office:value-type="float" office:value="35407249" calcext:value-type="float">
            <text:p>35407249</text:p>
          </table:table-cell>
          <table:table-cell table:formula="of:=[.A2215]/1000/(60*60*24)" office:value-type="time" office:time-value="PT09H50M07.249S" calcext:value-type="time">
            <text:p>09:50:07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7.64" calcext:value-type="float">
            <text:p>217.64</text:p>
          </table:table-cell>
          <table:table-cell office:value-type="float" office:value="2386.69" calcext:value-type="float">
            <text:p>2386.69</text:p>
          </table:table-cell>
          <table:table-cell office:value-type="float" office:value="2927.19" calcext:value-type="float">
            <text:p>2927.19</text:p>
          </table:table-cell>
        </table:table-row>
        <table:table-row table:style-name="ro1">
          <table:table-cell office:value-type="float" office:value="35423249" calcext:value-type="float">
            <text:p>35423249</text:p>
          </table:table-cell>
          <table:table-cell table:formula="of:=[.A2216]/1000/(60*60*24)" office:value-type="time" office:time-value="PT09H50M23.249S" calcext:value-type="time">
            <text:p>09:50:23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7.32" calcext:value-type="float">
            <text:p>217.32</text:p>
          </table:table-cell>
          <table:table-cell office:value-type="float" office:value="2387.62" calcext:value-type="float">
            <text:p>2387.62</text:p>
          </table:table-cell>
          <table:table-cell office:value-type="float" office:value="2928.15" calcext:value-type="float">
            <text:p>2928.15</text:p>
          </table:table-cell>
        </table:table-row>
        <table:table-row table:style-name="ro1">
          <table:table-cell office:value-type="float" office:value="35439249" calcext:value-type="float">
            <text:p>35439249</text:p>
          </table:table-cell>
          <table:table-cell table:formula="of:=[.A2217]/1000/(60*60*24)" office:value-type="time" office:time-value="PT09H50M39.249S" calcext:value-type="time">
            <text:p>09:50:39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89" calcext:value-type="float">
            <text:p>216.89</text:p>
          </table:table-cell>
          <table:table-cell office:value-type="float" office:value="2388.54" calcext:value-type="float">
            <text:p>2388.54</text:p>
          </table:table-cell>
          <table:table-cell office:value-type="float" office:value="2929.12" calcext:value-type="float">
            <text:p>2929.12</text:p>
          </table:table-cell>
        </table:table-row>
        <table:table-row table:style-name="ro1">
          <table:table-cell office:value-type="float" office:value="35455249" calcext:value-type="float">
            <text:p>35455249</text:p>
          </table:table-cell>
          <table:table-cell table:formula="of:=[.A2218]/1000/(60*60*24)" office:value-type="time" office:time-value="PT09H50M55.249S" calcext:value-type="time">
            <text:p>09:50:55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5.74" calcext:value-type="float">
            <text:p>215.74</text:p>
          </table:table-cell>
          <table:table-cell office:value-type="float" office:value="2389.46" calcext:value-type="float">
            <text:p>2389.46</text:p>
          </table:table-cell>
          <table:table-cell office:value-type="float" office:value="2930.08" calcext:value-type="float">
            <text:p>2930.08</text:p>
          </table:table-cell>
        </table:table-row>
        <table:table-row table:style-name="ro1">
          <table:table-cell office:value-type="float" office:value="35471249" calcext:value-type="float">
            <text:p>35471249</text:p>
          </table:table-cell>
          <table:table-cell table:formula="of:=[.A2219]/1000/(60*60*24)" office:value-type="time" office:time-value="PT09H51M11.249S" calcext:value-type="time">
            <text:p>09:51:11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5.32" calcext:value-type="float">
            <text:p>215.32</text:p>
          </table:table-cell>
          <table:table-cell office:value-type="float" office:value="2390.39" calcext:value-type="float">
            <text:p>2390.39</text:p>
          </table:table-cell>
          <table:table-cell office:value-type="float" office:value="2931.04" calcext:value-type="float">
            <text:p>2931.04</text:p>
          </table:table-cell>
        </table:table-row>
        <table:table-row table:style-name="ro1">
          <table:table-cell office:value-type="float" office:value="35487249" calcext:value-type="float">
            <text:p>35487249</text:p>
          </table:table-cell>
          <table:table-cell table:formula="of:=[.A2220]/1000/(60*60*24)" office:value-type="time" office:time-value="PT09H51M27.249S" calcext:value-type="time">
            <text:p>09:51:27</text:p>
          </table:table-cell>
          <table:table-cell office:value-type="float" office:value="1.04" calcext:value-type="float">
            <text:p>1.04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17" calcext:value-type="float">
            <text:p>214.17</text:p>
          </table:table-cell>
          <table:table-cell office:value-type="float" office:value="2391.3" calcext:value-type="float">
            <text:p>2391.3</text:p>
          </table:table-cell>
          <table:table-cell office:value-type="float" office:value="2931.99" calcext:value-type="float">
            <text:p>2931.99</text:p>
          </table:table-cell>
        </table:table-row>
        <table:table-row table:style-name="ro1">
          <table:table-cell office:value-type="float" office:value="35503249" calcext:value-type="float">
            <text:p>35503249</text:p>
          </table:table-cell>
          <table:table-cell table:formula="of:=[.A2221]/1000/(60*60*24)" office:value-type="time" office:time-value="PT09H51M43.249S" calcext:value-type="time">
            <text:p>09:51:43</text:p>
          </table:table-cell>
          <table:table-cell office:value-type="float" office:value="1.04" calcext:value-type="float">
            <text:p>1.04</text:p>
          </table:table-cell>
          <table:table-cell office:value-type="float" office:value="206.2" calcext:value-type="float">
            <text:p>206.2</text:p>
          </table:table-cell>
          <table:table-cell office:value-type="float" office:value="213.75" calcext:value-type="float">
            <text:p>213.75</text:p>
          </table:table-cell>
          <table:table-cell office:value-type="float" office:value="2392.22" calcext:value-type="float">
            <text:p>2392.22</text:p>
          </table:table-cell>
          <table:table-cell office:value-type="float" office:value="2932.94" calcext:value-type="float">
            <text:p>2932.94</text:p>
          </table:table-cell>
        </table:table-row>
        <table:table-row table:style-name="ro1">
          <table:table-cell office:value-type="float" office:value="35519249" calcext:value-type="float">
            <text:p>35519249</text:p>
          </table:table-cell>
          <table:table-cell table:formula="of:=[.A2222]/1000/(60*60*24)" office:value-type="time" office:time-value="PT09H51M59.249S" calcext:value-type="time">
            <text:p>09:51:59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2.5" calcext:value-type="float">
            <text:p>212.5</text:p>
          </table:table-cell>
          <table:table-cell office:value-type="float" office:value="2393.14" calcext:value-type="float">
            <text:p>2393.14</text:p>
          </table:table-cell>
          <table:table-cell office:value-type="float" office:value="2933.89" calcext:value-type="float">
            <text:p>2933.89</text:p>
          </table:table-cell>
        </table:table-row>
        <table:table-row table:style-name="ro1">
          <table:table-cell office:value-type="float" office:value="35535249" calcext:value-type="float">
            <text:p>35535249</text:p>
          </table:table-cell>
          <table:table-cell table:formula="of:=[.A2223]/1000/(60*60*24)" office:value-type="time" office:time-value="PT09H52M15.249S" calcext:value-type="time">
            <text:p>09:52:15</text:p>
          </table:table-cell>
          <table:table-cell office:value-type="float" office:value="1.03" calcext:value-type="float">
            <text:p>1.03</text:p>
          </table:table-cell>
          <table:table-cell office:value-type="float" office:value="205.4" calcext:value-type="float">
            <text:p>205.4</text:p>
          </table:table-cell>
          <table:table-cell office:value-type="float" office:value="212.08" calcext:value-type="float">
            <text:p>212.08</text:p>
          </table:table-cell>
          <table:table-cell office:value-type="float" office:value="2394.05" calcext:value-type="float">
            <text:p>2394.05</text:p>
          </table:table-cell>
          <table:table-cell office:value-type="float" office:value="2934.84" calcext:value-type="float">
            <text:p>2934.84</text:p>
          </table:table-cell>
        </table:table-row>
        <table:table-row table:style-name="ro1">
          <table:table-cell office:value-type="float" office:value="35551249" calcext:value-type="float">
            <text:p>35551249</text:p>
          </table:table-cell>
          <table:table-cell table:formula="of:=[.A2224]/1000/(60*60*24)" office:value-type="time" office:time-value="PT09H52M31.249S" calcext:value-type="time">
            <text:p>09:52:31</text:p>
          </table:table-cell>
          <table:table-cell office:value-type="float" office:value="1.03" calcext:value-type="float">
            <text:p>1.03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95" calcext:value-type="float">
            <text:p>210.95</text:p>
          </table:table-cell>
          <table:table-cell office:value-type="float" office:value="2394.96" calcext:value-type="float">
            <text:p>2394.96</text:p>
          </table:table-cell>
          <table:table-cell office:value-type="float" office:value="2935.78" calcext:value-type="float">
            <text:p>2935.78</text:p>
          </table:table-cell>
        </table:table-row>
        <table:table-row table:style-name="ro1">
          <table:table-cell office:value-type="float" office:value="35567249" calcext:value-type="float">
            <text:p>35567249</text:p>
          </table:table-cell>
          <table:table-cell table:formula="of:=[.A2225]/1000/(60*60*24)" office:value-type="time" office:time-value="PT09H52M47.249S" calcext:value-type="time">
            <text:p>09:52:47</text:p>
          </table:table-cell>
          <table:table-cell office:value-type="float" office:value="1.03" calcext:value-type="float">
            <text:p>1.03</text:p>
          </table:table-cell>
          <table:table-cell office:value-type="float" office:value="204.6" calcext:value-type="float">
            <text:p>204.6</text:p>
          </table:table-cell>
          <table:table-cell office:value-type="float" office:value="210.42" calcext:value-type="float">
            <text:p>210.42</text:p>
          </table:table-cell>
          <table:table-cell office:value-type="float" office:value="2395.87" calcext:value-type="float">
            <text:p>2395.87</text:p>
          </table:table-cell>
          <table:table-cell office:value-type="float" office:value="2936.71" calcext:value-type="float">
            <text:p>2936.71</text:p>
          </table:table-cell>
        </table:table-row>
        <table:table-row table:style-name="ro1">
          <table:table-cell office:value-type="float" office:value="35583249" calcext:value-type="float">
            <text:p>35583249</text:p>
          </table:table-cell>
          <table:table-cell table:formula="of:=[.A2226]/1000/(60*60*24)" office:value-type="time" office:time-value="PT09H53M03.249S" calcext:value-type="time">
            <text:p>09:53:03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9.19" calcext:value-type="float">
            <text:p>209.19</text:p>
          </table:table-cell>
          <table:table-cell office:value-type="float" office:value="2396.78" calcext:value-type="float">
            <text:p>2396.78</text:p>
          </table:table-cell>
          <table:table-cell office:value-type="float" office:value="2937.65" calcext:value-type="float">
            <text:p>2937.65</text:p>
          </table:table-cell>
        </table:table-row>
        <table:table-row table:style-name="ro1">
          <table:table-cell office:value-type="float" office:value="35599249" calcext:value-type="float">
            <text:p>35599249</text:p>
          </table:table-cell>
          <table:table-cell table:formula="of:=[.A2227]/1000/(60*60*24)" office:value-type="time" office:time-value="PT09H53M19.249S" calcext:value-type="time">
            <text:p>09:53:19</text:p>
          </table:table-cell>
          <table:table-cell office:value-type="float" office:value="1.02" calcext:value-type="float">
            <text:p>1.02</text:p>
          </table:table-cell>
          <table:table-cell office:value-type="float" office:value="203.8" calcext:value-type="float">
            <text:p>203.8</text:p>
          </table:table-cell>
          <table:table-cell office:value-type="float" office:value="208.77" calcext:value-type="float">
            <text:p>208.77</text:p>
          </table:table-cell>
          <table:table-cell office:value-type="float" office:value="2397.69" calcext:value-type="float">
            <text:p>2397.69</text:p>
          </table:table-cell>
          <table:table-cell office:value-type="float" office:value="2938.58" calcext:value-type="float">
            <text:p>2938.58</text:p>
          </table:table-cell>
        </table:table-row>
        <table:table-row table:style-name="ro1">
          <table:table-cell office:value-type="float" office:value="35615249" calcext:value-type="float">
            <text:p>35615249</text:p>
          </table:table-cell>
          <table:table-cell table:formula="of:=[.A2228]/1000/(60*60*24)" office:value-type="time" office:time-value="PT09H53M35.249S" calcext:value-type="time">
            <text:p>09:53:35</text:p>
          </table:table-cell>
          <table:table-cell office:value-type="float" office:value="1.02" calcext:value-type="float">
            <text:p>1.02</text:p>
          </table:table-cell>
          <table:table-cell office:value-type="float" office:value="203.3" calcext:value-type="float">
            <text:p>203.3</text:p>
          </table:table-cell>
          <table:table-cell office:value-type="float" office:value="207.43" calcext:value-type="float">
            <text:p>207.43</text:p>
          </table:table-cell>
          <table:table-cell office:value-type="float" office:value="2398.59" calcext:value-type="float">
            <text:p>2398.59</text:p>
          </table:table-cell>
          <table:table-cell office:value-type="float" office:value="2939.5" calcext:value-type="float">
            <text:p>2939.5</text:p>
          </table:table-cell>
        </table:table-row>
        <table:table-row table:style-name="ro1">
          <table:table-cell office:value-type="float" office:value="35631249" calcext:value-type="float">
            <text:p>35631249</text:p>
          </table:table-cell>
          <table:table-cell table:formula="of:=[.A2229]/1000/(60*60*24)" office:value-type="time" office:time-value="PT09H53M51.249S" calcext:value-type="time">
            <text:p>09:53:51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7.01" calcext:value-type="float">
            <text:p>207.01</text:p>
          </table:table-cell>
          <table:table-cell office:value-type="float" office:value="2399.5" calcext:value-type="float">
            <text:p>2399.5</text:p>
          </table:table-cell>
          <table:table-cell office:value-type="float" office:value="2940.42" calcext:value-type="float">
            <text:p>2940.42</text:p>
          </table:table-cell>
        </table:table-row>
        <table:table-row table:style-name="ro1">
          <table:table-cell office:value-type="float" office:value="35647249" calcext:value-type="float">
            <text:p>35647249</text:p>
          </table:table-cell>
          <table:table-cell table:formula="of:=[.A2230]/1000/(60*60*24)" office:value-type="time" office:time-value="PT09H54M07.249S" calcext:value-type="time">
            <text:p>09:54:07</text:p>
          </table:table-cell>
          <table:table-cell office:value-type="float" office:value="1.02" calcext:value-type="float">
            <text:p>1.02</text:p>
          </table:table-cell>
          <table:table-cell office:value-type="float" office:value="202.4" calcext:value-type="float">
            <text:p>202.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400.4" calcext:value-type="float">
            <text:p>2400.4</text:p>
          </table:table-cell>
          <table:table-cell office:value-type="float" office:value="2941.34" calcext:value-type="float">
            <text:p>2941.34</text:p>
          </table:table-cell>
        </table:table-row>
        <table:table-row table:style-name="ro1">
          <table:table-cell office:value-type="float" office:value="35663249" calcext:value-type="float">
            <text:p>35663249</text:p>
          </table:table-cell>
          <table:table-cell table:formula="of:=[.A2231]/1000/(60*60*24)" office:value-type="time" office:time-value="PT09H54M23.249S" calcext:value-type="time">
            <text:p>09:54:23</text:p>
          </table:table-cell>
          <table:table-cell office:value-type="float" office:value="1.02" calcext:value-type="float">
            <text:p>1.02</text:p>
          </table:table-cell>
          <table:table-cell office:value-type="float" office:value="201.9" calcext:value-type="float">
            <text:p>201.9</text:p>
          </table:table-cell>
          <table:table-cell office:value-type="float" office:value="205.17" calcext:value-type="float">
            <text:p>205.17</text:p>
          </table:table-cell>
          <table:table-cell office:value-type="float" office:value="2401.29" calcext:value-type="float">
            <text:p>2401.29</text:p>
          </table:table-cell>
          <table:table-cell office:value-type="float" office:value="2942.25" calcext:value-type="float">
            <text:p>2942.25</text:p>
          </table:table-cell>
        </table:table-row>
        <table:table-row table:style-name="ro1">
          <table:table-cell office:value-type="float" office:value="35679249" calcext:value-type="float">
            <text:p>35679249</text:p>
          </table:table-cell>
          <table:table-cell table:formula="of:=[.A2232]/1000/(60*60*24)" office:value-type="time" office:time-value="PT09H54M39.249S" calcext:value-type="time">
            <text:p>09:54:39</text:p>
          </table:table-cell>
          <table:table-cell office:value-type="float" office:value="1.01" calcext:value-type="float">
            <text:p>1.01</text:p>
          </table:table-cell>
          <table:table-cell office:value-type="float" office:value="201.4" calcext:value-type="float">
            <text:p>201.4</text:p>
          </table:table-cell>
          <table:table-cell office:value-type="float" office:value="203.85" calcext:value-type="float">
            <text:p>203.85</text:p>
          </table:table-cell>
          <table:table-cell office:value-type="float" office:value="2402.19" calcext:value-type="float">
            <text:p>2402.19</text:p>
          </table:table-cell>
          <table:table-cell office:value-type="float" office:value="2943.16" calcext:value-type="float">
            <text:p>2943.16</text:p>
          </table:table-cell>
        </table:table-row>
        <table:table-row table:style-name="ro1">
          <table:table-cell office:value-type="float" office:value="35695249" calcext:value-type="float">
            <text:p>35695249</text:p>
          </table:table-cell>
          <table:table-cell table:formula="of:=[.A2233]/1000/(60*60*24)" office:value-type="time" office:time-value="PT09H54M55.249S" calcext:value-type="time">
            <text:p>09:54:55</text:p>
          </table:table-cell>
          <table:table-cell office:value-type="float" office:value="1.01" calcext:value-type="float">
            <text:p>1.01</text:p>
          </table:table-cell>
          <table:table-cell office:value-type="float" office:value="200.9" calcext:value-type="float">
            <text:p>200.9</text:p>
          </table:table-cell>
          <table:table-cell office:value-type="float" office:value="202.53" calcext:value-type="float">
            <text:p>202.53</text:p>
          </table:table-cell>
          <table:table-cell office:value-type="float" office:value="2403.08" calcext:value-type="float">
            <text:p>2403.08</text:p>
          </table:table-cell>
          <table:table-cell office:value-type="float" office:value="2944.06" calcext:value-type="float">
            <text:p>2944.06</text:p>
          </table:table-cell>
        </table:table-row>
        <table:table-row table:style-name="ro1">
          <table:table-cell office:value-type="float" office:value="35711249" calcext:value-type="float">
            <text:p>35711249</text:p>
          </table:table-cell>
          <table:table-cell table:formula="of:=[.A2234]/1000/(60*60*24)" office:value-type="time" office:time-value="PT09H55M11.249S" calcext:value-type="time">
            <text:p>09:55:11</text:p>
          </table:table-cell>
          <table:table-cell office:value-type="float" office:value="1" calcext:value-type="float">
            <text:p>1</text:p>
          </table:table-cell>
          <table:table-cell office:value-type="float" office:value="200.4" calcext:value-type="float">
            <text:p>200.4</text:p>
          </table:table-cell>
          <table:table-cell office:value-type="float" office:value="201.21" calcext:value-type="float">
            <text:p>201.21</text:p>
          </table:table-cell>
          <table:table-cell office:value-type="float" office:value="2403.98" calcext:value-type="float">
            <text:p>2403.98</text:p>
          </table:table-cell>
          <table:table-cell office:value-type="float" office:value="2944.96" calcext:value-type="float">
            <text:p>2944.96</text:p>
          </table:table-cell>
        </table:table-row>
        <table:table-row table:style-name="ro1">
          <table:table-cell office:value-type="float" office:value="35727249" calcext:value-type="float">
            <text:p>35727249</text:p>
          </table:table-cell>
          <table:table-cell table:formula="of:=[.A2235]/1000/(60*60*24)" office:value-type="time" office:time-value="PT09H55M27.249S" calcext:value-type="time">
            <text:p>09:55:27</text:p>
          </table:table-cell>
          <table:table-cell office:value-type="float" office:value="1" calcext:value-type="float">
            <text:p>1</text:p>
          </table:table-cell>
          <table:table-cell office:value-type="float" office:value="199.8" calcext:value-type="float">
            <text:p>199.8</text:p>
          </table:table-cell>
          <table:table-cell office:value-type="float" office:value="200.6" calcext:value-type="float">
            <text:p>200.6</text:p>
          </table:table-cell>
          <table:table-cell office:value-type="float" office:value="2404.87" calcext:value-type="float">
            <text:p>2404.87</text:p>
          </table:table-cell>
          <table:table-cell office:value-type="float" office:value="2945.85" calcext:value-type="float">
            <text:p>2945.85</text:p>
          </table:table-cell>
        </table:table-row>
        <table:table-row table:style-name="ro1">
          <table:table-cell office:value-type="float" office:value="35735249" calcext:value-type="float">
            <text:p>35735249</text:p>
          </table:table-cell>
          <table:table-cell table:formula="of:=[.A2236]/1000/(60*60*24)" office:value-type="time" office:time-value="PT09H55M35.249S" calcext:value-type="time">
            <text:p>09:55:35</text:p>
          </table:table-cell>
          <table:table-cell office:value-type="float" office:value="1" calcext:value-type="float">
            <text:p>1</text:p>
          </table:table-cell>
          <table:table-cell office:value-type="float" office:value="199.6" calcext:value-type="float">
            <text:p>199.6</text:p>
          </table:table-cell>
          <table:table-cell office:value-type="float" office:value="199.59" calcext:value-type="float">
            <text:p>199.59</text:p>
          </table:table-cell>
          <table:table-cell office:value-type="float" office:value="2405.31" calcext:value-type="float">
            <text:p>2405.31</text:p>
          </table:table-cell>
          <table:table-cell office:value-type="float" office:value="2946.3" calcext:value-type="float">
            <text:p>294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2:05:49.16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38:19.517000000</dc:date>
    <meta:editing-duration>PT29M32S</meta:editing-duration>
    <meta:editing-cycles>3</meta:editing-cycles>
    <meta:generator>LibreOffice/6.3.4.2$Windows_X86_64 LibreOffice_project/60da17e045e08f1793c57c00ba83cdfce946d0aa</meta:generator>
    <meta:document-statistic meta:table-count="1" meta:cell-count="1565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63cm" svg:height="15.327cm" xlink:href=".." xlink:type="simple" chart:class="chart:line" chart:style-name="ch1">
        <chart:title svg:x="10.897cm" svg:y="0.442cm" chart:style-name="ch2">
          <text:p>Ladda (ooc) @ 5 Ohm #1</text:p>
        </chart:title>
        <chart:legend chart:legend-position="end" svg:x="24.508cm" svg:y="7.364cm" style:legend-expansion="high" chart:style-name="ch3"/>
        <chart:plot-area chart:style-name="ch4" table:cell-range-address="LOGGER00.B1:LOGGER00.C2236" chart:data-source-has-labels="both" svg:x="0.539cm" svg:y="1.527cm" svg:width="23.43cm" svg:height="13.494cm">
          <chartooo:coordinate-region svg:x="1.451cm" svg:y="1.527cm" svg:width="22.478cm" svg:height="12.165cm"/>
          <chart:axis chart:dimension="x" chart:name="primary-x" chart:style-name="ch5" chartooo:axis-type="auto">
            <chartooo:date-scale/>
            <chart:categories table:cell-range-address="LOGGER00.B2:LOGGER00.B22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0.C2:LOGGER00.C2236" chart:label-cell-address="LOGGER00.C1:LOGGER00.C1" chart:class="chart:line">
            <chart:data-point chart:repeated="223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0.C1:LOGGER00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0.B2:LOGGER00.B2236</svg:desc>
                </draw:g>
              </table:table-cell>
              <table:table-cell office:value-type="float" office:value="1.41">
                <text:p>1.41</text:p>
                <draw:g>
                  <svg:desc>LOGGER00.C2:LOGGER00.C2236</svg:desc>
                </draw:g>
              </table:table-cell>
            </table:table-row>
            <table:table-row>
              <table:table-cell office:value-type="float" office:value="0.000176493055555556">
                <text:p>0.00017649305555555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361678240740741">
                <text:p>0.0003616782407407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546863425925926">
                <text:p>0.00054686342592592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732048611111111">
                <text:p>0.00073204861111111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0917233796296296">
                <text:p>0.0009172337962962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10241898148148">
                <text:p>0.0011024189814814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00128760416666667">
                <text:p>0.0012876041666666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47278935185185">
                <text:p>0.00147278935185185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65797453703704">
                <text:p>0.00165797453703704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184315972222222">
                <text:p>0.0018431597222222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02834490740741">
                <text:p>0.00202834490740741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21353009259259">
                <text:p>0.00221353009259259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0.00239871527777778">
                <text:p>0.0023987152777777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58390046296296">
                <text:p>0.0025839004629629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76908564814815">
                <text:p>0.0027690856481481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295427083333333">
                <text:p>0.0029542708333333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13945601851852">
                <text:p>0.0031394560185185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3246412037037">
                <text:p>0.003324641203703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50982638888889">
                <text:p>0.0035098263888888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69501157407407">
                <text:p>0.00369501157407407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388019675925926">
                <text:p>0.00388019675925926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06538194444444">
                <text:p>0.00406538194444444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25056712962963">
                <text:p>0.00425056712962963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43575231481481">
                <text:p>0.00443575231481481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6209375">
                <text:p>0.0046209375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80612268518519">
                <text:p>0.00480612268518519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float" office:value="0.00499130787037037">
                <text:p>0.0049913078703703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17649305555556">
                <text:p>0.00517649305555556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36167824074074">
                <text:p>0.0053616782407407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54686342592593">
                <text:p>0.0055468634259259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73204861111111">
                <text:p>0.00573204861111111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59172337962963">
                <text:p>0.0059172337962963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10241898148148">
                <text:p>0.0061024189814814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28760416666667">
                <text:p>0.0062876041666666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647278935185185">
                <text:p>0.0064727893518518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65797453703704">
                <text:p>0.0066579745370370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684315972222222">
                <text:p>0.0068431597222222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float" office:value="0.00702834490740741">
                <text:p>0.0070283449074074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21353009259259">
                <text:p>0.0072135300925925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39871527777778">
                <text:p>0.0073987152777777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58390046296296">
                <text:p>0.0075839004629629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76908564814815">
                <text:p>0.00776908564814815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795427083333333">
                <text:p>0.00795427083333333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13945601851852">
                <text:p>0.00813945601851852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3246412037037">
                <text:p>0.00832464120370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50982638888889">
                <text:p>0.00850982638888889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869501157407407">
                <text:p>0.0086950115740740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888019675925926">
                <text:p>0.0088801967592592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float" office:value="0.00906538194444444">
                <text:p>0.0090653819444444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25055555555556">
                <text:p>0.009250555555555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43575231481481">
                <text:p>0.0094357523148148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6209375">
                <text:p>0.009620937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80612268518519">
                <text:p>0.00980612268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0999130787037037">
                <text:p>0.009991307870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1764930555556">
                <text:p>0.010176493055555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3616782407407">
                <text:p>0.010361678240740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5468634259259">
                <text:p>0.010546863425925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7320486111111">
                <text:p>0.010732048611111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09172337962963">
                <text:p>0.01091723379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1024189814815">
                <text:p>0.011102418981481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2875925925926">
                <text:p>0.0112875925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4727893518519">
                <text:p>0.0114727893518519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657974537037">
                <text:p>0.011657974537037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18431597222222">
                <text:p>0.0118431597222222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0283449074074">
                <text:p>0.0120283449074074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2135300925926">
                <text:p>0.0122135300925926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3987152777778">
                <text:p>0.0123987152777778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583900462963">
                <text:p>0.01258390046296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127690856481481">
                <text:p>0.012769085648148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29542708333333">
                <text:p>0.012954270833333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1394560185185">
                <text:p>0.013139456018518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3246412037037">
                <text:p>0.013324641203703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5098263888889">
                <text:p>0.013509826388888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6950115740741">
                <text:p>0.013695011574074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38801967592593">
                <text:p>0.0138801967592593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0653819444444">
                <text:p>0.014065381944444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2505671296296">
                <text:p>0.014250567129629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4357523148148">
                <text:p>0.0144357523148148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6209375">
                <text:p>0.0146209375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0.0148061226851852">
                <text:p>0.014806122685185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49913078703704">
                <text:p>0.014991307870370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1764930555556">
                <text:p>0.0151764930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3616782407407">
                <text:p>0.015361678240740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5468634259259">
                <text:p>0.015546863425925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732037037037">
                <text:p>0.015732037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59172337962963">
                <text:p>0.01591723379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1024189814815">
                <text:p>0.016102418981481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2876041666667">
                <text:p>0.016287604166666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4727893518519">
                <text:p>0.016472789351851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657974537037">
                <text:p>0.0166579745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68431597222222">
                <text:p>0.016843159722222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0283449074074">
                <text:p>0.017028344907407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2135300925926">
                <text:p>0.017213530092592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3987152777778">
                <text:p>0.0173987152777778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583900462963">
                <text:p>0.01758390046296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7690856481482">
                <text:p>0.0177690856481482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79542708333333">
                <text:p>0.017954270833333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1394560185185">
                <text:p>0.0181394560185185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3246412037037">
                <text:p>0.018324641203703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5098263888889">
                <text:p>0.018509826388888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6950115740741">
                <text:p>0.0186950115740741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88801967592593">
                <text:p>0.018880196759259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0653819444444">
                <text:p>0.019065381944444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2505671296296">
                <text:p>0.019250567129629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194357523148148">
                <text:p>0.0194357523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6209375">
                <text:p>0.019620937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8061226851852">
                <text:p>0.019806122685185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199913078703704">
                <text:p>0.019991307870370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1764930555556">
                <text:p>0.020176493055555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3616782407407">
                <text:p>0.020361678240740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5468634259259">
                <text:p>0.020546863425925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7320486111111">
                <text:p>0.0207320486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09172337962963">
                <text:p>0.0209172337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1024189814815">
                <text:p>0.021102418981481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2876041666667">
                <text:p>0.021287604166666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4727893518519">
                <text:p>0.021472789351851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657962962963">
                <text:p>0.0216579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18431597222222">
                <text:p>0.0218431597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0283449074074">
                <text:p>0.0220283449074074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2135300925926">
                <text:p>0.0222135300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3987152777778">
                <text:p>0.02239871527777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583900462963">
                <text:p>0.0225839004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7690856481481">
                <text:p>0.022769085648148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229542708333333">
                <text:p>0.0229542708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1394560185185">
                <text:p>0.0231394560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3246412037037">
                <text:p>0.02332464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5098263888889">
                <text:p>0.0235098263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6950115740741">
                <text:p>0.0236950115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38801967592593">
                <text:p>0.023880196759259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0653819444444">
                <text:p>0.0240653819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2505671296296">
                <text:p>0.0242505671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4357523148148">
                <text:p>0.024435752314814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6209375">
                <text:p>0.02462093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8061226851852">
                <text:p>0.0248061226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49913078703704">
                <text:p>0.0249913078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1764930555556">
                <text:p>0.025176493055555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3616782407407">
                <text:p>0.0253616782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5468634259259">
                <text:p>0.025546863425925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7320486111111">
                <text:p>0.025732048611111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59172337962963">
                <text:p>0.0259172337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1024189814815">
                <text:p>0.0261024189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2876041666667">
                <text:p>0.0262876041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4727893518519">
                <text:p>0.0264727893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657974537037">
                <text:p>0.0266579745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68431597222222">
                <text:p>0.0268431597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0283449074074">
                <text:p>0.027028344907407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2135300925926">
                <text:p>0.0272135300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3987152777778">
                <text:p>0.0273987152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583900462963">
                <text:p>0.0275839004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7690856481481">
                <text:p>0.0277690856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79542708333333">
                <text:p>0.0279542708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1394560185185">
                <text:p>0.0281394560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3246412037037">
                <text:p>0.0283246412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5098263888889">
                <text:p>0.02850982638888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86950115740741">
                <text:p>0.0286950115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88801967592593">
                <text:p>0.0288801967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90653819444444">
                <text:p>0.0290653819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292505671296296">
                <text:p>0.029250567129629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94357523148148">
                <text:p>0.0294357523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96209375">
                <text:p>0.02962093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98061226851852">
                <text:p>0.029806122685185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299913078703704">
                <text:p>0.029991307870370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01764930555556">
                <text:p>0.0301764930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03616782407407">
                <text:p>0.030361678240740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05468634259259">
                <text:p>0.03054686342592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07320486111111">
                <text:p>0.0307320486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09172337962963">
                <text:p>0.03091723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1024189814815">
                <text:p>0.031102418981481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2876041666667">
                <text:p>0.0312876041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4727893518518">
                <text:p>0.031472789351851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657974537037">
                <text:p>0.0316579745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18431597222222">
                <text:p>0.031843159722222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0283449074074">
                <text:p>0.0320283449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2135300925926">
                <text:p>0.03221353009259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3987152777778">
                <text:p>0.032398715277777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583900462963">
                <text:p>0.0325839004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7690856481481">
                <text:p>0.0327690856481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29542708333333">
                <text:p>0.032954270833333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1394560185185">
                <text:p>0.033139456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33246412037037">
                <text:p>0.03332464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35098148148148">
                <text:p>0.033509814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336950115740741">
                <text:p>0.03369501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38801967592593">
                <text:p>0.03388019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40653819444444">
                <text:p>0.034065381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42505671296296">
                <text:p>0.03425056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44357523148148">
                <text:p>0.034435752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46209375">
                <text:p>0.0346209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48061226851852">
                <text:p>0.03480612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49913078703704">
                <text:p>0.03499130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1764930555556">
                <text:p>0.03517649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3616782407407">
                <text:p>0.03536167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5468634259259">
                <text:p>0.0355468634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7320486111111">
                <text:p>0.0357320486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59172337962963">
                <text:p>0.03591723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1024189814815">
                <text:p>0.0361024189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2876041666667">
                <text:p>0.0362876041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4727893518518">
                <text:p>0.036472789351851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657974537037">
                <text:p>0.0366579745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68431597222222">
                <text:p>0.0368431597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0283449074074">
                <text:p>0.0370283449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2135300925926">
                <text:p>0.0372135300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3987152777778">
                <text:p>0.0373987152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583900462963">
                <text:p>0.0375839004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7690856481481">
                <text:p>0.0377690856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79542708333333">
                <text:p>0.0379542708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1394560185185">
                <text:p>0.0381394560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3246412037037">
                <text:p>0.03832464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5098263888889">
                <text:p>0.0385098263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6950115740741">
                <text:p>0.0386950115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88801967592593">
                <text:p>0.0388801967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0653819444444">
                <text:p>0.0390653819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2505671296296">
                <text:p>0.0392505671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4357523148148">
                <text:p>0.0394357523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6209375">
                <text:p>0.0396209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8061226851852">
                <text:p>0.0398061226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399913078703704">
                <text:p>0.0399913078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1764930555556">
                <text:p>0.0401764930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3616782407407">
                <text:p>0.0403616782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05468634259259">
                <text:p>0.04054686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07320486111111">
                <text:p>0.040732048611111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09172337962963">
                <text:p>0.04091723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411024189814815">
                <text:p>0.0411024189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12876041666667">
                <text:p>0.04128760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14727893518518">
                <text:p>0.041472789351851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1657974537037">
                <text:p>0.0416579745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18431597222222">
                <text:p>0.04184315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0283449074074">
                <text:p>0.0420283449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2135300925926">
                <text:p>0.0422135300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3987152777778">
                <text:p>0.0423987152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583900462963">
                <text:p>0.04258390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7690856481481">
                <text:p>0.04276908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29542592592593">
                <text:p>0.042954259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1394560185185">
                <text:p>0.04313945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3246412037037">
                <text:p>0.04332464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5098263888889">
                <text:p>0.04350982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6950115740741">
                <text:p>0.04369501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38801967592593">
                <text:p>0.043880196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0653819444444">
                <text:p>0.04406538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2505671296296">
                <text:p>0.04425056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4357523148148">
                <text:p>0.04443575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6209375">
                <text:p>0.04462093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8061226851852">
                <text:p>0.0448061226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49913078703704">
                <text:p>0.0449913078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1764930555555">
                <text:p>0.045176493055555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3616782407407">
                <text:p>0.045361678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5468634259259">
                <text:p>0.0455468634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57320486111111">
                <text:p>0.04573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59172337962963">
                <text:p>0.045917233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1024189814815">
                <text:p>0.04610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62876041666667">
                <text:p>0.0462876041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64727893518518">
                <text:p>0.0464727893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6657974537037">
                <text:p>0.046657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68431597222222">
                <text:p>0.0468431597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470283449074074">
                <text:p>0.047028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72135185185185">
                <text:p>0.047213518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73987152777778">
                <text:p>0.04739871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7583900462963">
                <text:p>0.04758390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77690856481481">
                <text:p>0.04776908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79542708333333">
                <text:p>0.04795427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81394560185185">
                <text:p>0.04813945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83246412037037">
                <text:p>0.048324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85098263888889">
                <text:p>0.04850982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86950115740741">
                <text:p>0.048695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88801967592593">
                <text:p>0.048880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0653819444444">
                <text:p>0.04906538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2505671296296">
                <text:p>0.049250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4357523148148">
                <text:p>0.049435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6209375">
                <text:p>0.0496209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8061226851852">
                <text:p>0.049806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499913078703704">
                <text:p>0.04999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1764930555555">
                <text:p>0.050176493055555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3616782407407">
                <text:p>0.05036167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5468634259259">
                <text:p>0.050546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7320486111111">
                <text:p>0.05073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09172337962963">
                <text:p>0.050917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1024189814815">
                <text:p>0.05110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2876041666667">
                <text:p>0.051287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4727893518519">
                <text:p>0.05147278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657974537037">
                <text:p>0.051657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18431597222222">
                <text:p>0.05184315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0283449074074">
                <text:p>0.052028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2135300925926">
                <text:p>0.05221353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3987152777778">
                <text:p>0.05239871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583900462963">
                <text:p>0.05258390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7690856481481">
                <text:p>0.05276908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29542708333333">
                <text:p>0.05295427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1394560185185">
                <text:p>0.05313945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3246412037037">
                <text:p>0.053324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5098263888889">
                <text:p>0.05350982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6950115740741">
                <text:p>0.053695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38801967592593">
                <text:p>0.053880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0653819444444">
                <text:p>0.05406538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2505671296296">
                <text:p>0.054250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4357523148148">
                <text:p>0.054435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6209259259259">
                <text:p>0.054620925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8061226851852">
                <text:p>0.054806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49913078703704">
                <text:p>0.05499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1764930555556">
                <text:p>0.05517649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3616782407407">
                <text:p>0.05536167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5468634259259">
                <text:p>0.055546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7320486111111">
                <text:p>0.05573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59172337962963">
                <text:p>0.055917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1024189814815">
                <text:p>0.05610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2876041666667">
                <text:p>0.056287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4727893518518">
                <text:p>0.05647278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6657974537037">
                <text:p>0.056657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68431597222222">
                <text:p>0.05684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0283449074074">
                <text:p>0.057028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2135300925926">
                <text:p>0.05721353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3987152777778">
                <text:p>0.05739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583900462963">
                <text:p>0.05758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77690856481481">
                <text:p>0.05776908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79542708333333">
                <text:p>0.05795427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581394560185185">
                <text:p>0.05813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3246412037037">
                <text:p>0.05832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5098263888889">
                <text:p>0.05850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6950115740741">
                <text:p>0.05869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88801967592593">
                <text:p>0.05888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0653819444444">
                <text:p>0.059065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2505671296296">
                <text:p>0.05925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4357523148148">
                <text:p>0.05943575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6209375">
                <text:p>0.05962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8061226851852">
                <text:p>0.05980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599913078703704">
                <text:p>0.05999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1764930555555">
                <text:p>0.060176493055555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3616782407407">
                <text:p>0.06036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5468634259259">
                <text:p>0.06054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7320486111111">
                <text:p>0.06073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09172337962963">
                <text:p>0.06091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1024189814815">
                <text:p>0.061102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2876041666667">
                <text:p>0.06128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4727893518518">
                <text:p>0.0614727893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657974537037">
                <text:p>0.06165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18431597222222">
                <text:p>0.06184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0283449074074">
                <text:p>0.06202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2135300925926">
                <text:p>0.06221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3987152777778">
                <text:p>0.06239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583900462963">
                <text:p>0.06258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7690856481482">
                <text:p>0.062769085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29542708333333">
                <text:p>0.06295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1394560185185">
                <text:p>0.06313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3246412037037">
                <text:p>0.06332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5098263888889">
                <text:p>0.06350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6950115740741">
                <text:p>0.06369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38801967592593">
                <text:p>0.06388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0653819444444">
                <text:p>0.064065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2505671296296">
                <text:p>0.06425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4357407407407">
                <text:p>0.064435740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6209375">
                <text:p>0.06462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8061226851852">
                <text:p>0.06480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49913078703704">
                <text:p>0.06499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1764930555555">
                <text:p>0.065176493055555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3616782407407">
                <text:p>0.06536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5468634259259">
                <text:p>0.06554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7320486111111">
                <text:p>0.06573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59172337962963">
                <text:p>0.06591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1024189814815">
                <text:p>0.06610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62876041666667">
                <text:p>0.06628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4727893518519">
                <text:p>0.066472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657974537037">
                <text:p>0.06665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68431597222222">
                <text:p>0.06684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0283449074074">
                <text:p>0.06702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2135300925926">
                <text:p>0.06721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3987152777778">
                <text:p>0.06739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583900462963">
                <text:p>0.06758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77690856481482">
                <text:p>0.06776908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79542708333333">
                <text:p>0.06795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1394560185185">
                <text:p>0.06813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3246412037037">
                <text:p>0.06832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5098263888889">
                <text:p>0.06850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86950115740741">
                <text:p>0.06869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688801967592593">
                <text:p>0.06888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0653819444445">
                <text:p>0.069065381944444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2505671296296">
                <text:p>0.06925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4357523148148">
                <text:p>0.0694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6209375">
                <text:p>0.06962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8061226851852">
                <text:p>0.06980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699913078703704">
                <text:p>0.06999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1764930555556">
                <text:p>0.07017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3616782407407">
                <text:p>0.07036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5468634259259">
                <text:p>0.07054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7320486111111">
                <text:p>0.07073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09172337962963">
                <text:p>0.07091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1024189814815">
                <text:p>0.07110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2876041666667">
                <text:p>0.07128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4727893518519">
                <text:p>0.07147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657974537037">
                <text:p>0.07165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18431597222222">
                <text:p>0.07184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0283449074074">
                <text:p>0.07202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2135300925926">
                <text:p>0.07221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3987152777778">
                <text:p>0.07239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583900462963">
                <text:p>0.07258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7690856481481">
                <text:p>0.07276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29542708333333">
                <text:p>0.07295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1394560185185">
                <text:p>0.07313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3246412037037">
                <text:p>0.07332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5098263888889">
                <text:p>0.07350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6950115740741">
                <text:p>0.07369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38801967592593">
                <text:p>0.07388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0653703703704">
                <text:p>0.074065370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2505671296296">
                <text:p>0.07425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4357523148148">
                <text:p>0.0744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6209375">
                <text:p>0.07462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8061226851852">
                <text:p>0.07480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49913078703704">
                <text:p>0.07499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1764930555556">
                <text:p>0.07517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3616782407407">
                <text:p>0.07536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5468634259259">
                <text:p>0.07554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7320486111111">
                <text:p>0.07573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59172337962963">
                <text:p>0.07591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1024189814815">
                <text:p>0.07610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2876041666667">
                <text:p>0.07628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4727893518519">
                <text:p>0.076472789351851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657974537037">
                <text:p>0.07665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68431597222222">
                <text:p>0.07684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0283449074074">
                <text:p>0.07702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2135300925926">
                <text:p>0.07721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3987152777778">
                <text:p>0.07739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583900462963">
                <text:p>0.07758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7690856481482">
                <text:p>0.077769085648148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79542708333333">
                <text:p>0.07795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1394560185185">
                <text:p>0.07813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3246412037037">
                <text:p>0.07832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5098263888889">
                <text:p>0.07850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6950115740741">
                <text:p>0.07869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88801967592593">
                <text:p>0.07888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0653819444444">
                <text:p>0.07906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2505671296296">
                <text:p>0.07925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4357523148148">
                <text:p>0.0794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6209375">
                <text:p>0.07962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8061226851852">
                <text:p>0.07980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799913078703704">
                <text:p>0.07999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1764930555555">
                <text:p>0.0801764930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3616782407407">
                <text:p>0.08036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5468634259259">
                <text:p>0.08054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7320486111111">
                <text:p>0.08073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09172337962963">
                <text:p>0.08091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1024189814815">
                <text:p>0.08110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2876041666667">
                <text:p>0.08128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4727777777778">
                <text:p>0.0814727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657974537037">
                <text:p>0.08165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18431481481481">
                <text:p>0.081843148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0283449074074">
                <text:p>0.08202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2135300925926">
                <text:p>0.08221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23987152777778">
                <text:p>0.08239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583900462963">
                <text:p>0.08258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7690856481481">
                <text:p>0.08276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29542708333333">
                <text:p>0.08295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1394560185185">
                <text:p>0.08313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3246412037037">
                <text:p>0.08332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5098263888889">
                <text:p>0.08350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6950115740741">
                <text:p>0.08369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38801967592593">
                <text:p>0.0838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0653819444444">
                <text:p>0.0840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2505671296296">
                <text:p>0.0842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44357523148148">
                <text:p>0.0844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6209375">
                <text:p>0.08462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8061226851852">
                <text:p>0.08480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49912962962963">
                <text:p>0.0849912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1764930555555">
                <text:p>0.0851764930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3616782407407">
                <text:p>0.08536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55468634259259">
                <text:p>0.08554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7320486111111">
                <text:p>0.08573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59172337962963">
                <text:p>0.08591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1024189814815">
                <text:p>0.08610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2876041666667">
                <text:p>0.08628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64727893518519">
                <text:p>0.08647278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657974537037">
                <text:p>0.086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68431597222222">
                <text:p>0.08684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0283449074074">
                <text:p>0.0870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2135300925926">
                <text:p>0.08721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3987152777778">
                <text:p>0.08739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583900462963">
                <text:p>0.08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77690856481481">
                <text:p>0.08776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79542708333333">
                <text:p>0.0879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1394560185185">
                <text:p>0.08813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3246412037037">
                <text:p>0.08832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5098263888889">
                <text:p>0.0885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6950115740741">
                <text:p>0.08869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88801967592593">
                <text:p>0.0888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0653819444444">
                <text:p>0.0890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2505671296296">
                <text:p>0.0892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4357523148148">
                <text:p>0.0894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6209375">
                <text:p>0.08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98061111111111">
                <text:p>0.089806111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899913078703704">
                <text:p>0.08999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1764930555555">
                <text:p>0.090176493055555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3616782407407">
                <text:p>0.09036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5468634259259">
                <text:p>0.09054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7320486111111">
                <text:p>0.09073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09172337962963">
                <text:p>0.09091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1024189814815">
                <text:p>0.09110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2876041666667">
                <text:p>0.09128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4727893518518">
                <text:p>0.09147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657974537037">
                <text:p>0.09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18431597222222">
                <text:p>0.09184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0283449074074">
                <text:p>0.0920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2135300925926">
                <text:p>0.09221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3987037037037">
                <text:p>0.092398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583900462963">
                <text:p>0.09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7690856481481">
                <text:p>0.09276908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29542708333333">
                <text:p>0.0929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1394560185185">
                <text:p>0.09313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3246412037037">
                <text:p>0.09332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5098263888889">
                <text:p>0.0935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6950115740741">
                <text:p>0.09369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38801967592593">
                <text:p>0.0938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0653819444444">
                <text:p>0.0940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2505671296296">
                <text:p>0.0942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4357523148148">
                <text:p>0.09443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6209375">
                <text:p>0.094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8061226851852">
                <text:p>0.094806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49913078703704">
                <text:p>0.09499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1764930555556">
                <text:p>0.095176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3616782407407">
                <text:p>0.09536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5468634259259">
                <text:p>0.09554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7320486111111">
                <text:p>0.09573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59172337962963">
                <text:p>0.09591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1024189814815">
                <text:p>0.09610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2876041666667">
                <text:p>0.09628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4727893518519">
                <text:p>0.09647278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657962962963">
                <text:p>0.0966579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68431597222222">
                <text:p>0.09684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0283449074074">
                <text:p>0.0970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2135300925926">
                <text:p>0.09721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3987152777778">
                <text:p>0.09739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583900462963">
                <text:p>0.09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7690856481481">
                <text:p>0.09776908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79542708333333">
                <text:p>0.0979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1394560185185">
                <text:p>0.09813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3246412037037">
                <text:p>0.09832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5098263888889">
                <text:p>0.0985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6950115740741">
                <text:p>0.09869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88801967592593">
                <text:p>0.0988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0653819444444">
                <text:p>0.0990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2505671296296">
                <text:p>0.0992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4357523148148">
                <text:p>0.09943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6209375">
                <text:p>0.09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8061226851852">
                <text:p>0.099806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999913078703704">
                <text:p>0.09999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176493055556">
                <text:p>0.100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361678240741">
                <text:p>0.10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546863425926">
                <text:p>0.100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732048611111">
                <text:p>0.10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0917233796296">
                <text:p>0.100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102418981482">
                <text:p>0.10110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287604166667">
                <text:p>0.101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472789351852">
                <text:p>0.101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657974537037">
                <text:p>0.10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1843159722222">
                <text:p>0.101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028344907407">
                <text:p>0.102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213530092593">
                <text:p>0.102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398715277778">
                <text:p>0.102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583900462963">
                <text:p>0.10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769085648148">
                <text:p>0.102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2954270833333">
                <text:p>0.102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139456018519">
                <text:p>0.103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324641203704">
                <text:p>0.103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509826388889">
                <text:p>0.103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695011574074">
                <text:p>0.103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3880196759259">
                <text:p>0.10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065381944444">
                <text:p>0.104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250555555556">
                <text:p>0.1042505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435752314815">
                <text:p>0.10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6209375">
                <text:p>0.104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806122685185">
                <text:p>0.104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499130787037">
                <text:p>0.104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176493055556">
                <text:p>0.105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361678240741">
                <text:p>0.105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546863425926">
                <text:p>0.105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732048611111">
                <text:p>0.10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5917233796296">
                <text:p>0.10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102418981481">
                <text:p>0.106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287604166667">
                <text:p>0.106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472789351852">
                <text:p>0.106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657974537037">
                <text:p>0.106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6843159722222">
                <text:p>0.106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028344907407">
                <text:p>0.10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213530092593">
                <text:p>0.107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398715277778">
                <text:p>0.10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583900462963">
                <text:p>0.10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769085648148">
                <text:p>0.107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7954270833333">
                <text:p>0.10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139456018519">
                <text:p>0.10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324641203704">
                <text:p>0.108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509826388889">
                <text:p>0.108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695011574074">
                <text:p>0.108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8880196759259">
                <text:p>0.108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065381944444">
                <text:p>0.109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25056712963">
                <text:p>0.109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435752314815">
                <text:p>0.109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6209375">
                <text:p>0.10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806122685185">
                <text:p>0.109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0999130787037">
                <text:p>0.109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176493055556">
                <text:p>0.110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361678240741">
                <text:p>0.11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546863425926">
                <text:p>0.110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732048611111">
                <text:p>0.11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0917222222222">
                <text:p>0.1109172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102418981481">
                <text:p>0.111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287604166667">
                <text:p>0.111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472789351852">
                <text:p>0.111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657974537037">
                <text:p>0.11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1843159722222">
                <text:p>0.111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028344907407">
                <text:p>0.112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213518518519">
                <text:p>0.112213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398715277778">
                <text:p>0.112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583900462963">
                <text:p>0.11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769085648148">
                <text:p>0.112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2954270833333">
                <text:p>0.112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139456018519">
                <text:p>0.113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324641203704">
                <text:p>0.113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509826388889">
                <text:p>0.113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695011574074">
                <text:p>0.113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3880196759259">
                <text:p>0.11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065381944444">
                <text:p>0.114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25056712963">
                <text:p>0.114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435752314815">
                <text:p>0.11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620925925926">
                <text:p>0.1146209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806122685185">
                <text:p>0.114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499130787037">
                <text:p>0.114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176493055556">
                <text:p>0.115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361678240741">
                <text:p>0.115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546863425926">
                <text:p>0.115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732048611111">
                <text:p>0.11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5917233796296">
                <text:p>0.11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102418981481">
                <text:p>0.116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287604166667">
                <text:p>0.116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472789351852">
                <text:p>0.116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657974537037">
                <text:p>0.116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6843159722222">
                <text:p>0.116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028344907407">
                <text:p>0.11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213530092593">
                <text:p>0.117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398715277778">
                <text:p>0.11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583900462963">
                <text:p>0.11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769085648148">
                <text:p>0.117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7954270833333">
                <text:p>0.11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139456018519">
                <text:p>0.11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324641203704">
                <text:p>0.118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509826388889">
                <text:p>0.118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695011574074">
                <text:p>0.118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8880196759259">
                <text:p>0.118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06537037037">
                <text:p>0.11906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25056712963">
                <text:p>0.119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435752314815">
                <text:p>0.119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6209375">
                <text:p>0.11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806122685185">
                <text:p>0.119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1999130787037">
                <text:p>0.119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176493055556">
                <text:p>0.120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361678240741">
                <text:p>0.12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546863425926">
                <text:p>0.120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732048611111">
                <text:p>0.12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0917233796296">
                <text:p>0.120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102418981481">
                <text:p>0.121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287604166667">
                <text:p>0.121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472777777778">
                <text:p>0.1214727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657974537037">
                <text:p>0.12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1843159722222">
                <text:p>0.121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028344907407">
                <text:p>0.122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213530092593">
                <text:p>0.122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398715277778">
                <text:p>0.122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583900462963">
                <text:p>0.12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769085648148">
                <text:p>0.122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2954270833333">
                <text:p>0.122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139456018519">
                <text:p>0.123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324641203704">
                <text:p>0.123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509826388889">
                <text:p>0.123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695011574074">
                <text:p>0.123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3880196759259">
                <text:p>0.12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065381944444">
                <text:p>0.124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25056712963">
                <text:p>0.124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435752314815">
                <text:p>0.12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6209375">
                <text:p>0.124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806111111111">
                <text:p>0.1248061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499130787037">
                <text:p>0.124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176493055556">
                <text:p>0.125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361678240741">
                <text:p>0.125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546863425926">
                <text:p>0.125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732048611111">
                <text:p>0.12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5917233796296">
                <text:p>0.12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102418981481">
                <text:p>0.126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287604166667">
                <text:p>0.126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472789351852">
                <text:p>0.126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657974537037">
                <text:p>0.126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6843159722222">
                <text:p>0.126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028344907407">
                <text:p>0.12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213530092593">
                <text:p>0.127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398715277778">
                <text:p>0.12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583900462963">
                <text:p>0.12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769085648148">
                <text:p>0.127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7954270833333">
                <text:p>0.12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139456018519">
                <text:p>0.12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324641203704">
                <text:p>0.128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509826388889">
                <text:p>0.128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695011574074">
                <text:p>0.128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8880196759259">
                <text:p>0.128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065381944444">
                <text:p>0.129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25056712963">
                <text:p>0.129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435752314815">
                <text:p>0.129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6209375">
                <text:p>0.12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806122685185">
                <text:p>0.129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2999130787037">
                <text:p>0.129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176493055556">
                <text:p>0.130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361678240741">
                <text:p>0.13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546863425926">
                <text:p>0.130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732048611111">
                <text:p>0.13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0917233796296">
                <text:p>0.130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102418981482">
                <text:p>0.13110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287604166667">
                <text:p>0.131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472789351852">
                <text:p>0.131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657974537037">
                <text:p>0.13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1843159722222">
                <text:p>0.131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028344907407">
                <text:p>0.132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213530092593">
                <text:p>0.132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398715277778">
                <text:p>0.132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583900462963">
                <text:p>0.13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769085648148">
                <text:p>0.132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2954270833333">
                <text:p>0.132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139456018519">
                <text:p>0.133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324641203704">
                <text:p>0.133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509826388889">
                <text:p>0.133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695011574074">
                <text:p>0.133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3880196759259">
                <text:p>0.13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065381944444">
                <text:p>0.134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25056712963">
                <text:p>0.134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435752314815">
                <text:p>0.13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6209375">
                <text:p>0.134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806122685185">
                <text:p>0.134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499130787037">
                <text:p>0.134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176493055556">
                <text:p>0.135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361678240741">
                <text:p>0.135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546863425926">
                <text:p>0.135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732048611111">
                <text:p>0.13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5917233796296">
                <text:p>0.13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102418981481">
                <text:p>0.136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287592592593">
                <text:p>0.1362875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472789351852">
                <text:p>0.136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657974537037">
                <text:p>0.136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6843159722222">
                <text:p>0.136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028344907407">
                <text:p>0.13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213530092593">
                <text:p>0.137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398715277778">
                <text:p>0.13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583900462963">
                <text:p>0.13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769085648148">
                <text:p>0.137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7954270833333">
                <text:p>0.13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139456018519">
                <text:p>0.13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324641203704">
                <text:p>0.138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509826388889">
                <text:p>0.138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695011574074">
                <text:p>0.138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8880196759259">
                <text:p>0.138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065381944444">
                <text:p>0.139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25056712963">
                <text:p>0.139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435752314815">
                <text:p>0.139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6209375">
                <text:p>0.13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806122685185">
                <text:p>0.139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3999130787037">
                <text:p>0.139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176493055556">
                <text:p>0.140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361678240741">
                <text:p>0.14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546863425926">
                <text:p>0.140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732048611111">
                <text:p>0.14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0917233796296">
                <text:p>0.140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102418981481">
                <text:p>0.141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287604166667">
                <text:p>0.141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472789351852">
                <text:p>0.141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657974537037">
                <text:p>0.14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1843159722222">
                <text:p>0.141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028344907407">
                <text:p>0.142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213530092593">
                <text:p>0.142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398715277778">
                <text:p>0.142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583900462963">
                <text:p>0.14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769085648148">
                <text:p>0.142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2954270833333">
                <text:p>0.142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139456018519">
                <text:p>0.143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324641203704">
                <text:p>0.143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509826388889">
                <text:p>0.143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695011574074">
                <text:p>0.143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3880196759259">
                <text:p>0.14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065381944444">
                <text:p>0.144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25056712963">
                <text:p>0.144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435752314815">
                <text:p>0.14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6209375">
                <text:p>0.144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806122685185">
                <text:p>0.144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499130787037">
                <text:p>0.144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176493055556">
                <text:p>0.145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361678240741">
                <text:p>0.145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546863425926">
                <text:p>0.145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732048611111">
                <text:p>0.14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5917233796296">
                <text:p>0.14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102418981481">
                <text:p>0.146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287604166667">
                <text:p>0.146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472789351852">
                <text:p>0.146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657974537037">
                <text:p>0.146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6843159722222">
                <text:p>0.146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028344907407">
                <text:p>0.14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213530092593">
                <text:p>0.147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398715277778">
                <text:p>0.14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583900462963">
                <text:p>0.147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769085648148">
                <text:p>0.147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7954270833333">
                <text:p>0.14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139456018519">
                <text:p>0.14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324641203704">
                <text:p>0.1483246412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509826388889">
                <text:p>0.148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695011574074">
                <text:p>0.148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8880196759259">
                <text:p>0.148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065381944444">
                <text:p>0.149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25056712963">
                <text:p>0.149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435752314815">
                <text:p>0.149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6209375">
                <text:p>0.149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9806122685185">
                <text:p>0.149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4999130787037">
                <text:p>0.149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176481481481">
                <text:p>0.150176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361678240741">
                <text:p>0.15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546863425926">
                <text:p>0.150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732048611111">
                <text:p>0.15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0917233796296">
                <text:p>0.150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102418981481">
                <text:p>0.151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287604166667">
                <text:p>0.151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472789351852">
                <text:p>0.151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657974537037">
                <text:p>0.1516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1843159722222">
                <text:p>0.151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028344907407">
                <text:p>0.152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213530092593">
                <text:p>0.152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398715277778">
                <text:p>0.152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583900462963">
                <text:p>0.15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769085648148">
                <text:p>0.152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2954270833333">
                <text:p>0.152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139456018519">
                <text:p>0.15313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324641203704">
                <text:p>0.153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3509826388889">
                <text:p>0.153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695">
                <text:p>0.15369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3880196759259">
                <text:p>0.15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065381944444">
                <text:p>0.1540653819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25056712963">
                <text:p>0.154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435752314815">
                <text:p>0.15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6209375">
                <text:p>0.154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806122685185">
                <text:p>0.154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499130787037">
                <text:p>0.1549913078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176493055556">
                <text:p>0.155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361678240741">
                <text:p>0.155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546863425926">
                <text:p>0.1555468634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732048611111">
                <text:p>0.15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5917233796296">
                <text:p>0.15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102418981482">
                <text:p>0.1561024189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287604166667">
                <text:p>0.156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472789351852">
                <text:p>0.1564727893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6657974537037">
                <text:p>0.156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6843159722222">
                <text:p>0.1568431597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028344907407">
                <text:p>0.15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213530092593">
                <text:p>0.157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398715277778">
                <text:p>0.15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7583900462963">
                <text:p>0.157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769085648148">
                <text:p>0.157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7954270833333">
                <text:p>0.15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139456018519">
                <text:p>0.15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32462962963">
                <text:p>0.15832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509826388889">
                <text:p>0.1585098263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695011574074">
                <text:p>0.1586950115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58880196759259">
                <text:p>0.158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065381944444">
                <text:p>0.159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25056712963">
                <text:p>0.159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435752314815">
                <text:p>0.159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6209375">
                <text:p>0.159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806122685185">
                <text:p>0.159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999130787037">
                <text:p>0.159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176493055556">
                <text:p>0.1601764930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361678240741">
                <text:p>0.1603616782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546863425926">
                <text:p>0.160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0732048611111">
                <text:p>0.160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0917233796296">
                <text:p>0.160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102418981481">
                <text:p>0.1611024189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1287604166667">
                <text:p>0.161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472789351852">
                <text:p>0.161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657974537037">
                <text:p>0.161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1843159722222">
                <text:p>0.161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028344907407">
                <text:p>0.162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213530092593">
                <text:p>0.1622135300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398715277778">
                <text:p>0.162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583900462963">
                <text:p>0.1625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2769085648148">
                <text:p>0.162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2954270833333">
                <text:p>0.162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139456018519">
                <text:p>0.163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3324641203704">
                <text:p>0.163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509826388889">
                <text:p>0.163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695011574074">
                <text:p>0.163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3880196759259">
                <text:p>0.16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065381944444">
                <text:p>0.164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25056712963">
                <text:p>0.1642505671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435752314815">
                <text:p>0.164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6209375">
                <text:p>0.164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4806122685185">
                <text:p>0.1648061226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499130787037">
                <text:p>0.164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176493055556">
                <text:p>0.165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361678240741">
                <text:p>0.165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546863425926">
                <text:p>0.165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5732048611111">
                <text:p>0.1657320486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5917233796296">
                <text:p>0.1659172337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102418981481">
                <text:p>0.166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287604166667">
                <text:p>0.1662876041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6472789351852">
                <text:p>0.166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657974537037">
                <text:p>0.166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6843159722222">
                <text:p>0.166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028344907407">
                <text:p>0.1670283449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213530092593">
                <text:p>0.167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398715277778">
                <text:p>0.1673987152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583900462963">
                <text:p>0.167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7769085648148">
                <text:p>0.1677690856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7954270833333">
                <text:p>0.1679542708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139456018519">
                <text:p>0.1681394560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8324641203704">
                <text:p>0.168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509826388889">
                <text:p>0.168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695011574074">
                <text:p>0.168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8880196759259">
                <text:p>0.168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065381944444">
                <text:p>0.169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25056712963">
                <text:p>0.169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435752314815">
                <text:p>0.1694357523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6209375">
                <text:p>0.1696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69806122685185">
                <text:p>0.169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6999130787037">
                <text:p>0.169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0176493055556">
                <text:p>0.170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0361678240741">
                <text:p>0.170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0546863425926">
                <text:p>0.170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0732048611111">
                <text:p>0.170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0917233796296">
                <text:p>0.170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102418981481">
                <text:p>0.171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287604166667">
                <text:p>0.171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472789351852">
                <text:p>0.171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657974537037">
                <text:p>0.171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1843159722222">
                <text:p>0.171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028344907407">
                <text:p>0.172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213530092593">
                <text:p>0.172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398715277778">
                <text:p>0.172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583900462963">
                <text:p>0.172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769085648148">
                <text:p>0.172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2954270833333">
                <text:p>0.172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139456018519">
                <text:p>0.17313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324641203704">
                <text:p>0.173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509826388889">
                <text:p>0.173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695011574074">
                <text:p>0.173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3880196759259">
                <text:p>0.1738801967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174065381944444">
                <text:p>0.174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25056712963">
                <text:p>0.174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435752314815">
                <text:p>0.174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6209375">
                <text:p>0.174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806122685185">
                <text:p>0.174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499130787037">
                <text:p>0.174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5176493055556">
                <text:p>0.175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5361678240741">
                <text:p>0.175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5546863425926">
                <text:p>0.175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5732048611111">
                <text:p>0.175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5917233796296">
                <text:p>0.175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102418981481">
                <text:p>0.176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287604166667">
                <text:p>0.176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472789351852">
                <text:p>0.176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657974537037">
                <text:p>0.176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6843159722222">
                <text:p>0.176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028344907407">
                <text:p>0.177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213530092593">
                <text:p>0.177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398715277778">
                <text:p>0.177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583900462963">
                <text:p>0.177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769085648148">
                <text:p>0.177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7954270833333">
                <text:p>0.177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139456018518">
                <text:p>0.1781394560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324641203704">
                <text:p>0.178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509826388889">
                <text:p>0.178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695011574074">
                <text:p>0.178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8880196759259">
                <text:p>0.178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065381944444">
                <text:p>0.179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25056712963">
                <text:p>0.179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435752314815">
                <text:p>0.179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6209375">
                <text:p>0.179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806122685185">
                <text:p>0.179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7999130787037">
                <text:p>0.179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176493055556">
                <text:p>0.180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361678240741">
                <text:p>0.180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546863425926">
                <text:p>0.180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732048611111">
                <text:p>0.180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0917233796296">
                <text:p>0.180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102418981481">
                <text:p>0.181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287592592593">
                <text:p>0.181287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472789351852">
                <text:p>0.181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657974537037">
                <text:p>0.181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1843159722222">
                <text:p>0.181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028344907407">
                <text:p>0.182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213530092593">
                <text:p>0.182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398715277778">
                <text:p>0.182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583900462963">
                <text:p>0.182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769085648148">
                <text:p>0.182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2954270833333">
                <text:p>0.182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139456018519">
                <text:p>0.18313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324641203704">
                <text:p>0.183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509826388889">
                <text:p>0.183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695011574074">
                <text:p>0.183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3880196759259">
                <text:p>0.183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065381944444">
                <text:p>0.184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25056712963">
                <text:p>0.184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435752314815">
                <text:p>0.184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6209375">
                <text:p>0.184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806122685185">
                <text:p>0.184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499130787037">
                <text:p>0.184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176493055556">
                <text:p>0.185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361678240741">
                <text:p>0.185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546863425926">
                <text:p>0.185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732048611111">
                <text:p>0.185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5917233796296">
                <text:p>0.185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102418981481">
                <text:p>0.186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287604166667">
                <text:p>0.186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472789351852">
                <text:p>0.186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657974537037">
                <text:p>0.186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6843159722222">
                <text:p>0.186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028344907407">
                <text:p>0.187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213530092593">
                <text:p>0.187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398715277778">
                <text:p>0.187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583900462963">
                <text:p>0.187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769085648148">
                <text:p>0.187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7954270833333">
                <text:p>0.187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139456018519">
                <text:p>0.18813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324641203704">
                <text:p>0.188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509826388889">
                <text:p>0.188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695011574074">
                <text:p>0.188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8880196759259">
                <text:p>0.188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065381944444">
                <text:p>0.189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25056712963">
                <text:p>0.189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435752314815">
                <text:p>0.189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6209375">
                <text:p>0.189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806122685185">
                <text:p>0.189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8999130787037">
                <text:p>0.189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176493055556">
                <text:p>0.190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361678240741">
                <text:p>0.190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546863425926">
                <text:p>0.190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732048611111">
                <text:p>0.190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0917233796296">
                <text:p>0.190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102418981481">
                <text:p>0.191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287604166667">
                <text:p>0.191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472789351852">
                <text:p>0.191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657974537037">
                <text:p>0.191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1843159722222">
                <text:p>0.191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028344907407">
                <text:p>0.192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213530092593">
                <text:p>0.192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398715277778">
                <text:p>0.192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583900462963">
                <text:p>0.192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769085648148">
                <text:p>0.192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2954270833333">
                <text:p>0.192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139456018519">
                <text:p>0.19313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324641203704">
                <text:p>0.193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509826388889">
                <text:p>0.193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695011574074">
                <text:p>0.193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3880196759259">
                <text:p>0.193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065381944444">
                <text:p>0.194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25056712963">
                <text:p>0.194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435752314815">
                <text:p>0.194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6209375">
                <text:p>0.194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806122685185">
                <text:p>0.194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499130787037">
                <text:p>0.194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176493055556">
                <text:p>0.195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361678240741">
                <text:p>0.195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546863425926">
                <text:p>0.195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732048611111">
                <text:p>0.195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5917233796296">
                <text:p>0.195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102418981481">
                <text:p>0.196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287604166667">
                <text:p>0.196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472789351852">
                <text:p>0.196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657974537037">
                <text:p>0.196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6843159722222">
                <text:p>0.196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028344907407">
                <text:p>0.197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213530092593">
                <text:p>0.197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398715277778">
                <text:p>0.197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583900462963">
                <text:p>0.197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769085648148">
                <text:p>0.197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7954270833333">
                <text:p>0.197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139456018519">
                <text:p>0.1981394560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324641203704">
                <text:p>0.198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509826388889">
                <text:p>0.198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695011574074">
                <text:p>0.198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8880196759259">
                <text:p>0.198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065381944444">
                <text:p>0.199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25056712963">
                <text:p>0.199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435752314815">
                <text:p>0.199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6209375">
                <text:p>0.199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806122685185">
                <text:p>0.199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9999130787037">
                <text:p>0.199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176493055556">
                <text:p>0.200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361678240741">
                <text:p>0.200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546863425926">
                <text:p>0.200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732048611111">
                <text:p>0.200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0917233796296">
                <text:p>0.200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102418981481">
                <text:p>0.201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287604166667">
                <text:p>0.201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472789351852">
                <text:p>0.201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657974537037">
                <text:p>0.2016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1843159722222">
                <text:p>0.201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028344907407">
                <text:p>0.202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213530092593">
                <text:p>0.202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398715277778">
                <text:p>0.202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583900462963">
                <text:p>0.202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769085648148">
                <text:p>0.202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2954270833333">
                <text:p>0.202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139456018518">
                <text:p>0.2031394560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324641203704">
                <text:p>0.2033246412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509826388889">
                <text:p>0.2035098263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695011574074">
                <text:p>0.2036950115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3880196759259">
                <text:p>0.2038801967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065381944444">
                <text:p>0.204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25056712963">
                <text:p>0.20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435752314815">
                <text:p>0.204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6209375">
                <text:p>0.2046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806122685185">
                <text:p>0.204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499130787037">
                <text:p>0.204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176493055556">
                <text:p>0.205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361678240741">
                <text:p>0.2053616782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546863425926">
                <text:p>0.2055468634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732048611111">
                <text:p>0.205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5917233796296">
                <text:p>0.2059172337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102418981481">
                <text:p>0.2061024189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287604166667">
                <text:p>0.20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472789351852">
                <text:p>0.206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6657974537037">
                <text:p>0.20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843159722222">
                <text:p>0.206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028344907407">
                <text:p>0.2070283449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213530092593">
                <text:p>0.2072135300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398715277778">
                <text:p>0.20739871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583900462963">
                <text:p>0.2075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769085648148">
                <text:p>0.2077690856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7954270833333">
                <text:p>0.2079542708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139456018518">
                <text:p>0.2081394560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8324641203704">
                <text:p>0.20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509826388889">
                <text:p>0.20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695011574074">
                <text:p>0.20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880196759259">
                <text:p>0.20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065381944444">
                <text:p>0.20906538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25056712963">
                <text:p>0.2092505671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435752314815">
                <text:p>0.2094357523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6209375">
                <text:p>0.20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806122685185">
                <text:p>0.2098061226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0999130787037">
                <text:p>0.2099913078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176493055556">
                <text:p>0.2101764930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361678240741">
                <text:p>0.21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546863425926">
                <text:p>0.21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732048611111">
                <text:p>0.2107320486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0917233796296">
                <text:p>0.21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102418981481">
                <text:p>0.211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287604166667">
                <text:p>0.2112876041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472789351852">
                <text:p>0.2114727893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1657974537037">
                <text:p>0.211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843159722222">
                <text:p>0.2118431597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212028344907407">
                <text:p>0.212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213530092593">
                <text:p>0.212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398715277778">
                <text:p>0.21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583900462963">
                <text:p>0.212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769085648148">
                <text:p>0.21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954270833333">
                <text:p>0.21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139456018519">
                <text:p>0.213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324641203704">
                <text:p>0.21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509826388889">
                <text:p>0.21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695011574074">
                <text:p>0.21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880196759259">
                <text:p>0.21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065381944444">
                <text:p>0.214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25056712963">
                <text:p>0.21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435752314815">
                <text:p>0.21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6209375">
                <text:p>0.214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806122685185">
                <text:p>0.214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499130787037">
                <text:p>0.21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176493055556">
                <text:p>0.215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361678240741">
                <text:p>0.215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546863425926">
                <text:p>0.215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732048611111">
                <text:p>0.215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5917233796296">
                <text:p>0.21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102418981481">
                <text:p>0.216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287604166667">
                <text:p>0.21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472789351852">
                <text:p>0.21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657974537037">
                <text:p>0.21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843159722222">
                <text:p>0.21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028344907407">
                <text:p>0.217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213530092593">
                <text:p>0.217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398715277778">
                <text:p>0.217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583900462963">
                <text:p>0.217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769085648148">
                <text:p>0.217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7954270833333">
                <text:p>0.21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139456018518">
                <text:p>0.21813945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324641203704">
                <text:p>0.21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509826388889">
                <text:p>0.21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695011574074">
                <text:p>0.21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8880196759259">
                <text:p>0.21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065381944444">
                <text:p>0.219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25056712963">
                <text:p>0.219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435752314815">
                <text:p>0.219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6209375">
                <text:p>0.21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806122685185">
                <text:p>0.219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99130787037">
                <text:p>0.219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176493055556">
                <text:p>0.220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361678240741">
                <text:p>0.22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546863425926">
                <text:p>0.22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732048611111">
                <text:p>0.220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0917233796296">
                <text:p>0.22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102418981481">
                <text:p>0.221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287604166667">
                <text:p>0.221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472789351852">
                <text:p>0.221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657974537037">
                <text:p>0.221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1843159722222">
                <text:p>0.221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028344907407">
                <text:p>0.222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213530092593">
                <text:p>0.222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398715277778">
                <text:p>0.22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583900462963">
                <text:p>0.222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769085648148">
                <text:p>0.22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2954270833333">
                <text:p>0.22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139456018519">
                <text:p>0.223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324641203704">
                <text:p>0.22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509826388889">
                <text:p>0.22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695011574074">
                <text:p>0.22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3880196759259">
                <text:p>0.22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065381944444">
                <text:p>0.224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25056712963">
                <text:p>0.22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435752314815">
                <text:p>0.22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6209375">
                <text:p>0.224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806122685185">
                <text:p>0.224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499130787037">
                <text:p>0.22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176493055556">
                <text:p>0.225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361678240741">
                <text:p>0.225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546863425926">
                <text:p>0.225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732048611111">
                <text:p>0.225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5917233796296">
                <text:p>0.22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102418981481">
                <text:p>0.226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287604166667">
                <text:p>0.22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472789351852">
                <text:p>0.22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657974537037">
                <text:p>0.22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6843159722222">
                <text:p>0.22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028344907407">
                <text:p>0.227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213530092593">
                <text:p>0.227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398715277778">
                <text:p>0.227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583900462963">
                <text:p>0.227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769085648148">
                <text:p>0.227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7954270833333">
                <text:p>0.22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139456018518">
                <text:p>0.22813945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324641203704">
                <text:p>0.22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509826388889">
                <text:p>0.22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695011574074">
                <text:p>0.22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8880196759259">
                <text:p>0.22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065381944444">
                <text:p>0.229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25056712963">
                <text:p>0.229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435752314815">
                <text:p>0.229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6209375">
                <text:p>0.22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806122685185">
                <text:p>0.229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2999130787037">
                <text:p>0.229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176493055556">
                <text:p>0.230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361678240741">
                <text:p>0.23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546863425926">
                <text:p>0.23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732048611111">
                <text:p>0.230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0917233796296">
                <text:p>0.23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102418981482">
                <text:p>0.2311024189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287604166667">
                <text:p>0.231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472789351852">
                <text:p>0.231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657962962963">
                <text:p>0.231657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1843159722222">
                <text:p>0.231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028344907407">
                <text:p>0.232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213530092593">
                <text:p>0.232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398715277778">
                <text:p>0.23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583900462963">
                <text:p>0.232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769085648148">
                <text:p>0.23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2954270833333">
                <text:p>0.23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139456018519">
                <text:p>0.233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324641203704">
                <text:p>0.23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509826388889">
                <text:p>0.23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695011574074">
                <text:p>0.23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3880196759259">
                <text:p>0.23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065381944444">
                <text:p>0.234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25056712963">
                <text:p>0.23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435752314815">
                <text:p>0.23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6209375">
                <text:p>0.234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806122685185">
                <text:p>0.234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499130787037">
                <text:p>0.23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176493055556">
                <text:p>0.235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361678240741">
                <text:p>0.235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546863425926">
                <text:p>0.235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732048611111">
                <text:p>0.235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5917233796296">
                <text:p>0.23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102418981481">
                <text:p>0.236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287604166667">
                <text:p>0.23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472789351852">
                <text:p>0.23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657974537037">
                <text:p>0.23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6843159722222">
                <text:p>0.23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028344907407">
                <text:p>0.237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213530092593">
                <text:p>0.237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398715277778">
                <text:p>0.237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583900462963">
                <text:p>0.237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769085648148">
                <text:p>0.237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7954270833333">
                <text:p>0.23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139456018519">
                <text:p>0.238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324641203704">
                <text:p>0.23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509826388889">
                <text:p>0.23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695011574074">
                <text:p>0.23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8880196759259">
                <text:p>0.23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065381944444">
                <text:p>0.239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25056712963">
                <text:p>0.239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435752314815">
                <text:p>0.239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6209375">
                <text:p>0.23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806122685185">
                <text:p>0.239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3999130787037">
                <text:p>0.239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176493055556">
                <text:p>0.240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361678240741">
                <text:p>0.24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546863425926">
                <text:p>0.24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732048611111">
                <text:p>0.240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0917233796296">
                <text:p>0.24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102418981481">
                <text:p>0.241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287604166667">
                <text:p>0.241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472789351852">
                <text:p>0.241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657974537037">
                <text:p>0.241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1843159722222">
                <text:p>0.241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028344907407">
                <text:p>0.242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213518518518">
                <text:p>0.242213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398715277778">
                <text:p>0.24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583900462963">
                <text:p>0.242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769085648148">
                <text:p>0.24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2954270833333">
                <text:p>0.24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139456018519">
                <text:p>0.243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324641203704">
                <text:p>0.24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509826388889">
                <text:p>0.24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695011574074">
                <text:p>0.24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3880196759259">
                <text:p>0.24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065381944444">
                <text:p>0.244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25056712963">
                <text:p>0.24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435752314815">
                <text:p>0.24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6209375">
                <text:p>0.244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806122685185">
                <text:p>0.244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499130787037">
                <text:p>0.24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176493055556">
                <text:p>0.245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361678240741">
                <text:p>0.245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546851851852">
                <text:p>0.245546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732048611111">
                <text:p>0.245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5917233796296">
                <text:p>0.24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102418981481">
                <text:p>0.246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287604166667">
                <text:p>0.24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472789351852">
                <text:p>0.24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657974537037">
                <text:p>0.24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6843159722222">
                <text:p>0.24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028344907407">
                <text:p>0.247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213530092593">
                <text:p>0.247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398715277778">
                <text:p>0.247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583900462963">
                <text:p>0.247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769085648148">
                <text:p>0.247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7954270833333">
                <text:p>0.24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139456018519">
                <text:p>0.248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324641203704">
                <text:p>0.24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509826388889">
                <text:p>0.24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695011574074">
                <text:p>0.24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8880196759259">
                <text:p>0.24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065381944444">
                <text:p>0.249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25056712963">
                <text:p>0.249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435752314815">
                <text:p>0.249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6209375">
                <text:p>0.24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806122685185">
                <text:p>0.249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4999130787037">
                <text:p>0.249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176493055556">
                <text:p>0.250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361678240741">
                <text:p>0.25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546863425926">
                <text:p>0.25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732048611111">
                <text:p>0.250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0917233796296">
                <text:p>0.25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102418981481">
                <text:p>0.251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287604166667">
                <text:p>0.251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472789351852">
                <text:p>0.251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657974537037">
                <text:p>0.251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1843159722222">
                <text:p>0.251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028344907407">
                <text:p>0.252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213530092593">
                <text:p>0.252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398715277778">
                <text:p>0.25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583900462963">
                <text:p>0.252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769085648148">
                <text:p>0.25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2954270833333">
                <text:p>0.25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139456018518">
                <text:p>0.25313945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324641203704">
                <text:p>0.25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509826388889">
                <text:p>0.25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695011574074">
                <text:p>0.25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3880196759259">
                <text:p>0.25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065381944444">
                <text:p>0.254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25056712963">
                <text:p>0.25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435752314815">
                <text:p>0.25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6209375">
                <text:p>0.254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806122685185">
                <text:p>0.254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499130787037">
                <text:p>0.25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176493055555">
                <text:p>0.2551764930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361678240741">
                <text:p>0.255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546863425926">
                <text:p>0.255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732048611111">
                <text:p>0.255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5917233796296">
                <text:p>0.25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102407407407">
                <text:p>0.256102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287604166667">
                <text:p>0.25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472789351852">
                <text:p>0.25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657974537037">
                <text:p>0.25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6843159722222">
                <text:p>0.25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028344907407">
                <text:p>0.257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213530092593">
                <text:p>0.257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398715277778">
                <text:p>0.257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583900462963">
                <text:p>0.257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769085648148">
                <text:p>0.257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7954270833333">
                <text:p>0.25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139456018518">
                <text:p>0.2581394560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324641203704">
                <text:p>0.25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509826388889">
                <text:p>0.25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695011574074">
                <text:p>0.25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8880196759259">
                <text:p>0.25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065381944444">
                <text:p>0.259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25056712963">
                <text:p>0.259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435752314815">
                <text:p>0.259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6209375">
                <text:p>0.25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806122685185">
                <text:p>0.259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5999130787037">
                <text:p>0.259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176493055556">
                <text:p>0.2601764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361678240741">
                <text:p>0.26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546863425926">
                <text:p>0.26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732048611111">
                <text:p>0.260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0917233796296">
                <text:p>0.26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102418981481">
                <text:p>0.261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287604166667">
                <text:p>0.261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472789351852">
                <text:p>0.261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1657974537037">
                <text:p>0.26165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843159722222">
                <text:p>0.261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028344907407">
                <text:p>0.2620283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213530092593">
                <text:p>0.262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398715277778">
                <text:p>0.26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583900462963">
                <text:p>0.262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769085648148">
                <text:p>0.26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2954270833333">
                <text:p>0.26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139456018519">
                <text:p>0.2631394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324641203704">
                <text:p>0.26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509826388889">
                <text:p>0.26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695011574074">
                <text:p>0.26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3880196759259">
                <text:p>0.26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065381944444">
                <text:p>0.26406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425056712963">
                <text:p>0.26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435752314815">
                <text:p>0.26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6209375">
                <text:p>0.264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806122685185">
                <text:p>0.264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499130787037">
                <text:p>0.26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176493055555">
                <text:p>0.2651764930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361678240741">
                <text:p>0.265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546863425926">
                <text:p>0.265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732048611111">
                <text:p>0.265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5917233796296">
                <text:p>0.26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102418981481">
                <text:p>0.266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287604166667">
                <text:p>0.266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472789351852">
                <text:p>0.26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657974537037">
                <text:p>0.266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6843159722222">
                <text:p>0.26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028344907407">
                <text:p>0.267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7213530092593">
                <text:p>0.267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398715277778">
                <text:p>0.267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583900462963">
                <text:p>0.2675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769085648148">
                <text:p>0.267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7954270833333">
                <text:p>0.26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139456018518">
                <text:p>0.268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8324641203704">
                <text:p>0.268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509826388889">
                <text:p>0.26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695011574074">
                <text:p>0.268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8880196759259">
                <text:p>0.268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065381944444">
                <text:p>0.269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25056712963">
                <text:p>0.269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435752314815">
                <text:p>0.269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6209375">
                <text:p>0.2696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806122685185">
                <text:p>0.2698061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6999130787037">
                <text:p>0.269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176493055555">
                <text:p>0.2701764930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361678240741">
                <text:p>0.2703616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546863425926">
                <text:p>0.270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732048611111">
                <text:p>0.2707320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0917233796296">
                <text:p>0.270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102418981481">
                <text:p>0.271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287604166667">
                <text:p>0.2712876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472789351852">
                <text:p>0.271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657974537037">
                <text:p>0.2716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1843159722222">
                <text:p>0.271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028344907407">
                <text:p>0.272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213530092593">
                <text:p>0.2722135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398715277778">
                <text:p>0.2723987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583900462963">
                <text:p>0.272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2769085648148">
                <text:p>0.2727690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2954270833333">
                <text:p>0.272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139456018518">
                <text:p>0.273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3324641203704">
                <text:p>0.2733246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509826388889">
                <text:p>0.273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695011574074">
                <text:p>0.2736950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3880196759259">
                <text:p>0.2738801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065381944444">
                <text:p>0.2740653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25056712963">
                <text:p>0.2742505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435752314815">
                <text:p>0.2744357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46209375">
                <text:p>0.27462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806122685185">
                <text:p>0.27480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499130787037">
                <text:p>0.2749913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176493055556">
                <text:p>0.27517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361678240741">
                <text:p>0.275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546863425926">
                <text:p>0.2755468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5732048611111">
                <text:p>0.27573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5917233796296">
                <text:p>0.2759172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102418981481">
                <text:p>0.2761024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287604166667">
                <text:p>0.27628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472789351852">
                <text:p>0.2764727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6657974537037">
                <text:p>0.27665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6843159722222">
                <text:p>0.2768431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7028344907407">
                <text:p>0.277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213530092593">
                <text:p>0.27721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398715277778">
                <text:p>0.27739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583900462963">
                <text:p>0.277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769085648148">
                <text:p>0.27776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7954270833333">
                <text:p>0.2779542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139456018518">
                <text:p>0.278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324641203704">
                <text:p>0.27832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509826388889">
                <text:p>0.2785098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78695011574074">
                <text:p>0.27869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8880196759259">
                <text:p>0.27888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065381944444">
                <text:p>0.27906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25056712963">
                <text:p>0.27925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435752314815">
                <text:p>0.27943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6209375">
                <text:p>0.27962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806122685185">
                <text:p>0.27980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7999130787037">
                <text:p>0.27999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0176493055556">
                <text:p>0.28017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0361678240741">
                <text:p>0.280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0546863425926">
                <text:p>0.28054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0732048611111">
                <text:p>0.28073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0917233796296">
                <text:p>0.28091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102418981481">
                <text:p>0.28110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287604166667">
                <text:p>0.28128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472789351852">
                <text:p>0.28147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657974537037">
                <text:p>0.28165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1843159722222">
                <text:p>0.28184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028344907407">
                <text:p>0.282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213530092593">
                <text:p>0.28221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398715277778">
                <text:p>0.28239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583900462963">
                <text:p>0.282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769085648148">
                <text:p>0.28276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2954270833333">
                <text:p>0.28295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139456018518">
                <text:p>0.283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324641203704">
                <text:p>0.28332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509826388889">
                <text:p>0.28350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695011574074">
                <text:p>0.28369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3880196759259">
                <text:p>0.28388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065381944444">
                <text:p>0.28406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25056712963">
                <text:p>0.28425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435752314815">
                <text:p>0.28443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6209375">
                <text:p>0.28462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806122685185">
                <text:p>0.28480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499130787037">
                <text:p>0.28499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176493055555">
                <text:p>0.2851764930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361678240741">
                <text:p>0.285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546863425926">
                <text:p>0.28554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732048611111">
                <text:p>0.28573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5917233796296">
                <text:p>0.28591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102418981481">
                <text:p>0.28610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287604166667">
                <text:p>0.28628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472789351852">
                <text:p>0.28647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657974537037">
                <text:p>0.28665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6843159722222">
                <text:p>0.28684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028344907407">
                <text:p>0.287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213530092592">
                <text:p>0.2872135300925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398715277778">
                <text:p>0.28739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583900462963">
                <text:p>0.287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769085648148">
                <text:p>0.28776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7954270833333">
                <text:p>0.28795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139456018518">
                <text:p>0.288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324641203704">
                <text:p>0.28832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509826388889">
                <text:p>0.28850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695011574074">
                <text:p>0.28869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8880196759259">
                <text:p>0.28888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065381944444">
                <text:p>0.28906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25056712963">
                <text:p>0.28925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435752314815">
                <text:p>0.28943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6209375">
                <text:p>0.28962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806122685185">
                <text:p>0.28980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8999130787037">
                <text:p>0.28999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176493055555">
                <text:p>0.2901764930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361678240741">
                <text:p>0.290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546863425926">
                <text:p>0.29054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732048611111">
                <text:p>0.29073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0917233796296">
                <text:p>0.29091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102418981481">
                <text:p>0.29110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287604166667">
                <text:p>0.29128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472789351852">
                <text:p>0.29147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657974537037">
                <text:p>0.29165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1843159722222">
                <text:p>0.29184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028344907407">
                <text:p>0.292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213530092593">
                <text:p>0.29221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398715277778">
                <text:p>0.29239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583900462963">
                <text:p>0.292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769085648148">
                <text:p>0.29276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2954270833333">
                <text:p>0.29295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139456018518">
                <text:p>0.293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324641203704">
                <text:p>0.29332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509826388889">
                <text:p>0.29350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695011574074">
                <text:p>0.29369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3880196759259">
                <text:p>0.29388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065381944444">
                <text:p>0.2940653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25056712963">
                <text:p>0.29425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435752314815">
                <text:p>0.2944357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6209375">
                <text:p>0.29462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806122685185">
                <text:p>0.2948061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499130787037">
                <text:p>0.29499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176493055556">
                <text:p>0.29517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361678240741">
                <text:p>0.295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546863425926">
                <text:p>0.29554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732048611111">
                <text:p>0.29573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5917233796296">
                <text:p>0.29591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102418981481">
                <text:p>0.29610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287604166667">
                <text:p>0.29628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472789351852">
                <text:p>0.2964727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657974537037">
                <text:p>0.2966579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6843159722222">
                <text:p>0.2968431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028344907407">
                <text:p>0.2970283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213530092593">
                <text:p>0.2972135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398715277778">
                <text:p>0.29739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583900462963">
                <text:p>0.297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769085648148">
                <text:p>0.29776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7954270833333">
                <text:p>0.2979542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139456018518">
                <text:p>0.2981394560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324641203704">
                <text:p>0.2983246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509826388889">
                <text:p>0.2985098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695011574074">
                <text:p>0.2986950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8880196759259">
                <text:p>0.2988801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065381944444">
                <text:p>0.299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25056712963">
                <text:p>0.2992505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435752314815">
                <text:p>0.29943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6209375">
                <text:p>0.29962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99806122685185">
                <text:p>0.29980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99130787037">
                <text:p>0.2999913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176493055556">
                <text:p>0.3001764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361678240741">
                <text:p>0.3003616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546863425926">
                <text:p>0.3005468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732048611111">
                <text:p>0.3007320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0917233796296">
                <text:p>0.3009172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102418981481">
                <text:p>0.3011024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287604166667">
                <text:p>0.3012876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1472789351852">
                <text:p>0.30147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657974537037">
                <text:p>0.30165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843159722222">
                <text:p>0.30184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028344907407">
                <text:p>0.30202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213530092593">
                <text:p>0.30221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398715277778">
                <text:p>0.3023987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583900462963">
                <text:p>0.30258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769085648148">
                <text:p>0.3027690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2954270833333">
                <text:p>0.30295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139456018519">
                <text:p>0.3031394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303324641203704">
                <text:p>0.30332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509826388889">
                <text:p>0.30350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695011574074">
                <text:p>0.30369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880196759259">
                <text:p>0.30388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065381944444">
                <text:p>0.304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25056712963">
                <text:p>0.30425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435752314815">
                <text:p>0.30443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6209375">
                <text:p>0.30462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806122685185">
                <text:p>0.30480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99130787037">
                <text:p>0.30499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176493055556">
                <text:p>0.30517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361678240741">
                <text:p>0.30536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546863425926">
                <text:p>0.30554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732048611111">
                <text:p>0.30573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5917233796296">
                <text:p>0.30591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102418981481">
                <text:p>0.30610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287604166667">
                <text:p>0.30628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472789351852">
                <text:p>0.30647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657974537037">
                <text:p>0.30665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6843159722222">
                <text:p>0.30684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028344907407">
                <text:p>0.30702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213530092593">
                <text:p>0.30721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398715277778">
                <text:p>0.30739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583900462963">
                <text:p>0.30758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769085648148">
                <text:p>0.30776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7954270833333">
                <text:p>0.30795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139456018518">
                <text:p>0.3081394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324641203704">
                <text:p>0.30832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509826388889">
                <text:p>0.30850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695011574074">
                <text:p>0.30869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8880196759259">
                <text:p>0.30888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065381944444">
                <text:p>0.309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25056712963">
                <text:p>0.30925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435752314815">
                <text:p>0.30943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6209375">
                <text:p>0.30962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806122685185">
                <text:p>0.30980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999130787037">
                <text:p>0.30999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176493055556">
                <text:p>0.31017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361678240741">
                <text:p>0.31036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546863425926">
                <text:p>0.31054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732048611111">
                <text:p>0.31073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0917233796296">
                <text:p>0.31091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102418981481">
                <text:p>0.31110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287604166667">
                <text:p>0.31128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472789351852">
                <text:p>0.31147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657974537037">
                <text:p>0.31165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1843159722222">
                <text:p>0.31184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028344907407">
                <text:p>0.31202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213530092593">
                <text:p>0.31221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398715277778">
                <text:p>0.31239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583900462963">
                <text:p>0.31258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769085648148">
                <text:p>0.31276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2954270833333">
                <text:p>0.31295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139456018518">
                <text:p>0.3131394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324641203704">
                <text:p>0.31332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509826388889">
                <text:p>0.31350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695011574074">
                <text:p>0.31369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3880196759259">
                <text:p>0.31388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065381944444">
                <text:p>0.314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25056712963">
                <text:p>0.31425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435752314815">
                <text:p>0.31443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6209375">
                <text:p>0.31462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806122685185">
                <text:p>0.31480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499130787037">
                <text:p>0.31499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176493055555">
                <text:p>0.3151764930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361678240741">
                <text:p>0.31536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546863425926">
                <text:p>0.31554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732048611111">
                <text:p>0.31573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5917233796296">
                <text:p>0.31591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102418981481">
                <text:p>0.31610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287604166667">
                <text:p>0.31628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472789351852">
                <text:p>0.31647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657974537037">
                <text:p>0.31665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6843159722222">
                <text:p>0.31684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028344907407">
                <text:p>0.31702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213530092593">
                <text:p>0.31721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398715277778">
                <text:p>0.31739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583900462963">
                <text:p>0.31758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769085648148">
                <text:p>0.31776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7954270833333">
                <text:p>0.31795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139456018518">
                <text:p>0.3181394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324641203704">
                <text:p>0.31832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509826388889">
                <text:p>0.31850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695011574074">
                <text:p>0.31869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8880196759259">
                <text:p>0.31888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065381944444">
                <text:p>0.319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25056712963">
                <text:p>0.31925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435752314815">
                <text:p>0.31943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6209375">
                <text:p>0.31962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806122685185">
                <text:p>0.31980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1999130787037">
                <text:p>0.31999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176493055556">
                <text:p>0.32017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361678240741">
                <text:p>0.32036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546863425926">
                <text:p>0.32054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732048611111">
                <text:p>0.32073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0917233796296">
                <text:p>0.32091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102418981481">
                <text:p>0.3211024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287604166667">
                <text:p>0.32128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472789351852">
                <text:p>0.32147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657974537037">
                <text:p>0.3216579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1843159722222">
                <text:p>0.32184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028344907407">
                <text:p>0.32202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213530092593">
                <text:p>0.32221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398715277778">
                <text:p>0.32239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583900462963">
                <text:p>0.3225839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769085648148">
                <text:p>0.3227690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2954270833333">
                <text:p>0.3229542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139456018518">
                <text:p>0.3231394560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324641203704">
                <text:p>0.3233246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509826388889">
                <text:p>0.32350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695011574074">
                <text:p>0.3236950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3880196759259">
                <text:p>0.3238801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065381944444">
                <text:p>0.324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25056712963">
                <text:p>0.3242505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435752314815">
                <text:p>0.3244357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6209375">
                <text:p>0.3246209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806122685185">
                <text:p>0.3248061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499130787037">
                <text:p>0.3249913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176493055556">
                <text:p>0.3251764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361678240741">
                <text:p>0.3253616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546863425926">
                <text:p>0.3255468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732048611111">
                <text:p>0.3257320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5917233796296">
                <text:p>0.3259172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102418981481">
                <text:p>0.32610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287604166667">
                <text:p>0.3262876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472789351852">
                <text:p>0.3264727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6657974537037">
                <text:p>0.32665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6843159722222">
                <text:p>0.3268431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028344907407">
                <text:p>0.3270283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213530092593">
                <text:p>0.3272135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398715277778">
                <text:p>0.3273987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7583900462963">
                <text:p>0.32758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769085648148">
                <text:p>0.32776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7954270833333">
                <text:p>0.32795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139456018518">
                <text:p>0.32813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324641203704">
                <text:p>0.32832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509826388889">
                <text:p>0.3285098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8695011574074">
                <text:p>0.32869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8880196759259">
                <text:p>0.328880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065381944444">
                <text:p>0.3290653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2925056712963">
                <text:p>0.32925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435752314815">
                <text:p>0.32943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6209375">
                <text:p>0.32962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806122685185">
                <text:p>0.32980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999130787037">
                <text:p>0.32999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0176493055556">
                <text:p>0.3301764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0361678240741">
                <text:p>0.33036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0546863425926">
                <text:p>0.33054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0732048611111">
                <text:p>0.330732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0917233796296">
                <text:p>0.33091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1102418981482">
                <text:p>0.3311024189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1287604166667">
                <text:p>0.331287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1472789351852">
                <text:p>0.33147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1657974537037">
                <text:p>0.33165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1843159722222">
                <text:p>0.33184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028344907407">
                <text:p>0.33202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213530092593">
                <text:p>0.33221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398715277778">
                <text:p>0.33239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583900462963">
                <text:p>0.33258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769074074074">
                <text:p>0.33276907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2954270833333">
                <text:p>0.33295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139456018518">
                <text:p>0.33313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324641203704">
                <text:p>0.33332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509826388889">
                <text:p>0.33350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695011574074">
                <text:p>0.33369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3880196759259">
                <text:p>0.3338801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065381944444">
                <text:p>0.3340653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25056712963">
                <text:p>0.3342505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435752314815">
                <text:p>0.33443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6209375">
                <text:p>0.33462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806122685185">
                <text:p>0.33480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499130787037">
                <text:p>0.33499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176493055555">
                <text:p>0.33517649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361678240741">
                <text:p>0.33536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546863425926">
                <text:p>0.33554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732048611111">
                <text:p>0.335732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5917233796296">
                <text:p>0.3359172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102418981481">
                <text:p>0.3361024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287604166667">
                <text:p>0.3362876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472789351852">
                <text:p>0.33647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657974537037">
                <text:p>0.33665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6843159722222">
                <text:p>0.3368431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028344907407">
                <text:p>0.3370283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213530092593">
                <text:p>0.3372135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398715277778">
                <text:p>0.3373987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583900462963">
                <text:p>0.33758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769085648148">
                <text:p>0.3377690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7954270833333">
                <text:p>0.3379542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139456018518">
                <text:p>0.3381394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324641203704">
                <text:p>0.3383246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509826388889">
                <text:p>0.3385098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695011574074">
                <text:p>0.3386950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8880196759259">
                <text:p>0.33888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065381944444">
                <text:p>0.33906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25056712963">
                <text:p>0.33925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9435752314815">
                <text:p>0.3394357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6209375">
                <text:p>0.3396209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806122685185">
                <text:p>0.3398061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3999130787037">
                <text:p>0.3399913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176493055555">
                <text:p>0.34017649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361678240741">
                <text:p>0.3403616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546863425926">
                <text:p>0.3405468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732048611111">
                <text:p>0.3407320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0917233796296">
                <text:p>0.34091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102418981481">
                <text:p>0.34110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287604166667">
                <text:p>0.34128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472789351852">
                <text:p>0.3414727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1657974537037">
                <text:p>0.34165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1843159722222">
                <text:p>0.34184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028344907407">
                <text:p>0.34202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213530092593">
                <text:p>0.34221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398715277778">
                <text:p>0.34239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583900462963">
                <text:p>0.34258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42769085648148">
                <text:p>0.34276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2954270833333">
                <text:p>0.34295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139456018518">
                <text:p>0.34313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324641203704">
                <text:p>0.34332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509826388889">
                <text:p>0.34350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695011574074">
                <text:p>0.34369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3880196759259">
                <text:p>0.34388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065381944444">
                <text:p>0.34406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25056712963">
                <text:p>0.34425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435752314815">
                <text:p>0.34443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6209375">
                <text:p>0.34462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806122685185">
                <text:p>0.34480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499130787037">
                <text:p>0.34499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176493055555">
                <text:p>0.3451764930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361678240741">
                <text:p>0.34536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546863425926">
                <text:p>0.34554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732048611111">
                <text:p>0.34573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5917233796296">
                <text:p>0.34591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102418981481">
                <text:p>0.34610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287604166667">
                <text:p>0.34628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472789351852">
                <text:p>0.34647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657974537037">
                <text:p>0.34665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6843159722222">
                <text:p>0.34684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028344907407">
                <text:p>0.34702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213530092593">
                <text:p>0.3472135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398715277778">
                <text:p>0.34739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583900462963">
                <text:p>0.34758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769085648148">
                <text:p>0.34776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7954270833333">
                <text:p>0.34795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139456018518">
                <text:p>0.34813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324641203704">
                <text:p>0.34832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509826388889">
                <text:p>0.34850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695011574074">
                <text:p>0.34869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8880196759259">
                <text:p>0.34888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065381944444">
                <text:p>0.34906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25056712963">
                <text:p>0.34925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435752314815">
                <text:p>0.34943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6209375">
                <text:p>0.34962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806122685185">
                <text:p>0.3498061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4999130787037">
                <text:p>0.34999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176493055556">
                <text:p>0.3501764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361678240741">
                <text:p>0.3503616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546863425926">
                <text:p>0.3505468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732048611111">
                <text:p>0.35073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0917233796296">
                <text:p>0.3509172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102418981481">
                <text:p>0.3511024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287604166667">
                <text:p>0.3512876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472789351852">
                <text:p>0.3514727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657974537037">
                <text:p>0.35165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1843159722222">
                <text:p>0.3518431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028344907407">
                <text:p>0.3520283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213530092592">
                <text:p>0.35221353009259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398715277778">
                <text:p>0.3523987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583900462963">
                <text:p>0.3525839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769085648148">
                <text:p>0.3527690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2954270833333">
                <text:p>0.3529542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139456018518">
                <text:p>0.3531394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324641203704">
                <text:p>0.3533246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509826388889">
                <text:p>0.3535098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695011574074">
                <text:p>0.3536950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3880196759259">
                <text:p>0.3538801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065381944444">
                <text:p>0.3540653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25056712963">
                <text:p>0.3542505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435752314815">
                <text:p>0.3544357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6209375">
                <text:p>0.35462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4806122685185">
                <text:p>0.354806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499130787037">
                <text:p>0.3549913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176493055555">
                <text:p>0.3551764930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361678240741">
                <text:p>0.355361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546863425926">
                <text:p>0.3555468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5732048611111">
                <text:p>0.3557320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5917233796296">
                <text:p>0.355917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6102418981481">
                <text:p>0.356102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6287604166667">
                <text:p>0.3562876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6472789351852">
                <text:p>0.35647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6657974537037">
                <text:p>0.3566579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56843159722222">
                <text:p>0.3568431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028344907407">
                <text:p>0.357028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213530092593">
                <text:p>0.357213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398715277778">
                <text:p>0.357398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583900462963">
                <text:p>0.35758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769085648148">
                <text:p>0.3577690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7954270833333">
                <text:p>0.357954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8139456018518">
                <text:p>0.3581394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8324641203704">
                <text:p>0.358324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8509826388889">
                <text:p>0.3585098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8695011574074">
                <text:p>0.358695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8880196759259">
                <text:p>0.358880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9065381944444">
                <text:p>0.359065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925056712963">
                <text:p>0.35925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9435752314815">
                <text:p>0.3594357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96209375">
                <text:p>0.35962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9806122685185">
                <text:p>0.3598061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5999130787037">
                <text:p>0.359991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176493055556">
                <text:p>0.3601764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361678240741">
                <text:p>0.3603616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546863425926">
                <text:p>0.3605468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732048611111">
                <text:p>0.3607320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0917233796296">
                <text:p>0.3609172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102418981481">
                <text:p>0.3611024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287604166667">
                <text:p>0.3612876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472789351852">
                <text:p>0.36147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657974537037">
                <text:p>0.36165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1843159722222">
                <text:p>0.3618431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028344907407">
                <text:p>0.3620283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213530092593">
                <text:p>0.3622135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398715277778">
                <text:p>0.3623987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583900462963">
                <text:p>0.36258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2769085648148">
                <text:p>0.3627690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2954270833333">
                <text:p>0.3629542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139456018518">
                <text:p>0.3631394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324641203704">
                <text:p>0.3633246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509826388889">
                <text:p>0.3635098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695011574074">
                <text:p>0.3636950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3880196759259">
                <text:p>0.3638801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065381944444">
                <text:p>0.3640653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25056712963">
                <text:p>0.3642505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4435752314815">
                <text:p>0.36443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6209375">
                <text:p>0.36462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806122685185">
                <text:p>0.36480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499130787037">
                <text:p>0.3649913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5176493055555">
                <text:p>0.3651764930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5361678240741">
                <text:p>0.36536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5546863425926">
                <text:p>0.36554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5732048611111">
                <text:p>0.36573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5917233796296">
                <text:p>0.36591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6102418981481">
                <text:p>0.36610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6287604166667">
                <text:p>0.36628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6472789351852">
                <text:p>0.3664727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66657974537037">
                <text:p>0.36665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6843159722222">
                <text:p>0.36684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028344907407">
                <text:p>0.36702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213530092593">
                <text:p>0.3672135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398715277778">
                <text:p>0.3673987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583900462963">
                <text:p>0.36758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769085648148">
                <text:p>0.36776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7954270833333">
                <text:p>0.3679542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139456018518">
                <text:p>0.3681394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324641203704">
                <text:p>0.36832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509826388889">
                <text:p>0.3685098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695011574074">
                <text:p>0.36869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8880196759259">
                <text:p>0.36888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065381944444">
                <text:p>0.3690653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25056712963">
                <text:p>0.3692505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435752314815">
                <text:p>0.36943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6209375">
                <text:p>0.36962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806122685185">
                <text:p>0.36980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6999130787037">
                <text:p>0.3699913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176493055555">
                <text:p>0.3701764930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361678240741">
                <text:p>0.37036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546863425926">
                <text:p>0.3705468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732048611111">
                <text:p>0.3707320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0917233796296">
                <text:p>0.37091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102418981481">
                <text:p>0.3711024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287604166667">
                <text:p>0.3712876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472789351852">
                <text:p>0.3714727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1657974537037">
                <text:p>0.37165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1843159722222">
                <text:p>0.37184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72028344907407">
                <text:p>0.37202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213530092593">
                <text:p>0.37221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398715277778">
                <text:p>0.37239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583900462963">
                <text:p>0.37258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769085648148">
                <text:p>0.37276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2954270833333">
                <text:p>0.372954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139456018518">
                <text:p>0.3731394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324641203704">
                <text:p>0.37332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509826388889">
                <text:p>0.37350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695011574074">
                <text:p>0.37369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3880196759259">
                <text:p>0.37388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065381944444">
                <text:p>0.37406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25056712963">
                <text:p>0.37425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435752314815">
                <text:p>0.37443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6209375">
                <text:p>0.37462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806122685185">
                <text:p>0.37480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499130787037">
                <text:p>0.3749913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176493055556">
                <text:p>0.3751764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361678240741">
                <text:p>0.37536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546863425926">
                <text:p>0.37554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732048611111">
                <text:p>0.3757320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5917233796296">
                <text:p>0.3759172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102418981481">
                <text:p>0.37610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287604166667">
                <text:p>0.37628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472789351852">
                <text:p>0.376472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657974537037">
                <text:p>0.37665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6843159722222">
                <text:p>0.3768431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028344907407">
                <text:p>0.37702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213530092593">
                <text:p>0.37721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398715277778">
                <text:p>0.37739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583900462963">
                <text:p>0.37758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769085648148">
                <text:p>0.37776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7954259259259">
                <text:p>0.3779542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139456018518">
                <text:p>0.3781394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324641203704">
                <text:p>0.3783246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509826388889">
                <text:p>0.37850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695011574074">
                <text:p>0.37869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8880196759259">
                <text:p>0.37888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065381944444">
                <text:p>0.37906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25056712963">
                <text:p>0.3792505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435752314815">
                <text:p>0.379435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796209375">
                <text:p>0.3796209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806122685185">
                <text:p>0.3798061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7999130787037">
                <text:p>0.379991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176493055555">
                <text:p>0.3801764930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361678240741">
                <text:p>0.3803616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546863425926">
                <text:p>0.38054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80732048611111">
                <text:p>0.3807320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0917233796296">
                <text:p>0.3809172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1102418981481">
                <text:p>0.38110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1287604166667">
                <text:p>0.3812876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1472789351852">
                <text:p>0.381472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1657974537037">
                <text:p>0.3816579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1843159722222">
                <text:p>0.3818431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028344907407">
                <text:p>0.3820283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213530092593">
                <text:p>0.382213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398715277778">
                <text:p>0.3823987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583900462963">
                <text:p>0.3825839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769085648148">
                <text:p>0.382769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2954270833333">
                <text:p>0.3829542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139456018518">
                <text:p>0.3831394560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324641203704">
                <text:p>0.3833246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509826388889">
                <text:p>0.383509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695011574074">
                <text:p>0.3836950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3880196759259">
                <text:p>0.38388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065381944444">
                <text:p>0.38406538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25056712963">
                <text:p>0.384250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435752314815">
                <text:p>0.3844357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6209375">
                <text:p>0.3846209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806122685185">
                <text:p>0.384806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499130787037">
                <text:p>0.3849913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176493055556">
                <text:p>0.38517649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361678240741">
                <text:p>0.3853616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546863425926">
                <text:p>0.3855468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5732048611111">
                <text:p>0.3857320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5917233796296">
                <text:p>0.385917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102418981481">
                <text:p>0.3861024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86287604166667">
                <text:p>0.386287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472789351852">
                <text:p>0.3864727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657974537037">
                <text:p>0.386657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6843159722222">
                <text:p>0.3868431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028344907407">
                <text:p>0.3870283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213530092593">
                <text:p>0.387213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398715277778">
                <text:p>0.3873987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583900462963">
                <text:p>0.3875839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769085648148">
                <text:p>0.387769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7954270833333">
                <text:p>0.3879542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139456018519">
                <text:p>0.3881394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324641203704">
                <text:p>0.3883246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509826388889">
                <text:p>0.3885098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695011574074">
                <text:p>0.3886950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8880196759259">
                <text:p>0.388880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065381944444">
                <text:p>0.3890653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25056712963">
                <text:p>0.3892505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435752314815">
                <text:p>0.3894357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6209375">
                <text:p>0.3896209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806122685185">
                <text:p>0.3898061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8999130787037">
                <text:p>0.3899913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176493055555">
                <text:p>0.390176493055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361678240741">
                <text:p>0.3903616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546863425926">
                <text:p>0.39054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732048611111">
                <text:p>0.3907320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0917233796296">
                <text:p>0.390917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102418981481">
                <text:p>0.391102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287604166667">
                <text:p>0.391287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472789351852">
                <text:p>0.3914727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657974537037">
                <text:p>0.3916579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1843159722222">
                <text:p>0.3918431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2028344907407">
                <text:p>0.3920283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213530092593">
                <text:p>0.392213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92398715277778">
                <text:p>0.3923987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583900462963">
                <text:p>0.3925839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769085648148">
                <text:p>0.3927690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2954270833333">
                <text:p>0.3929542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139456018518">
                <text:p>0.3931394560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324641203704">
                <text:p>0.3933246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509826388889">
                <text:p>0.393509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695011574074">
                <text:p>0.3936950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3880196759259">
                <text:p>0.3938801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065381944444">
                <text:p>0.394065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25056712963">
                <text:p>0.3942505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435752314815">
                <text:p>0.3944357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6209375">
                <text:p>0.3946209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806122685185">
                <text:p>0.3948061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9499130787037">
                <text:p>0.3949913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176493055556">
                <text:p>0.3951764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361678240741">
                <text:p>0.3953616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546863425926">
                <text:p>0.3955468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732048611111">
                <text:p>0.3957320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5917233796296">
                <text:p>0.3959172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102418981481">
                <text:p>0.396102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287604166667">
                <text:p>0.3962876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472789351852">
                <text:p>0.3964727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657974537037">
                <text:p>0.3966579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6843159722222">
                <text:p>0.3968431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028344907407">
                <text:p>0.3970283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213530092593">
                <text:p>0.3972135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398715277778">
                <text:p>0.3973987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583900462963">
                <text:p>0.397583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769085648148">
                <text:p>0.3977690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7954270833333">
                <text:p>0.3979542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139456018518">
                <text:p>0.398139456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324641203704">
                <text:p>0.3983246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509826388889">
                <text:p>0.39850982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695011574074">
                <text:p>0.3986950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8880196759259">
                <text:p>0.3988801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065381944444">
                <text:p>0.39906538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25056712963">
                <text:p>0.39925056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435752314815">
                <text:p>0.3994357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996209375">
                <text:p>0.3996209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806122685185">
                <text:p>0.3998061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9999130787037">
                <text:p>0.3999913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176493055556">
                <text:p>0.4001764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361678240741">
                <text:p>0.40036167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546863425926">
                <text:p>0.4005468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732048611111">
                <text:p>0.4007320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0917233796296">
                <text:p>0.4009172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102418981481">
                <text:p>0.40110241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287604166667">
                <text:p>0.4012876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472789351852">
                <text:p>0.4014727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401657974537037">
                <text:p>0.40165797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1843159722222">
                <text:p>0.40184315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028344907407">
                <text:p>0.4020283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213530092593">
                <text:p>0.4022135300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398715277778">
                <text:p>0.4023987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583900462963">
                <text:p>0.4025839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769085648148">
                <text:p>0.4027690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2954270833333">
                <text:p>0.40295427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139456018519">
                <text:p>0.4031394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324641203704">
                <text:p>0.4033246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509826388889">
                <text:p>0.4035098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695011574074">
                <text:p>0.4036950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3880196759259">
                <text:p>0.4038801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065381944444">
                <text:p>0.404065381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25056712963">
                <text:p>0.40425056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404435752314815">
                <text:p>0.404435752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6209375">
                <text:p>0.404620937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806122685185">
                <text:p>0.4048061226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499130787037">
                <text:p>0.4049913078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5176493055556">
                <text:p>0.40517649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5361678240741">
                <text:p>0.4053616782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5546863425926">
                <text:p>0.4055468634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405732048611111">
                <text:p>0.4057320486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5917233796296">
                <text:p>0.40591723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102418981481">
                <text:p>0.4061024189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287604166667">
                <text:p>0.4062876041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472789351852">
                <text:p>0.4064727893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657974537037">
                <text:p>0.4066579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6843159722222">
                <text:p>0.4068431597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7028344907407">
                <text:p>0.4070283449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7213530092593">
                <text:p>0.40721353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7398715277778">
                <text:p>0.4073987152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7583900462963">
                <text:p>0.4075839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407769085648148">
                <text:p>0.4077690856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7954270833333">
                <text:p>0.4079542708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8139456018519">
                <text:p>0.40813945601851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8324641203704">
                <text:p>0.4083246412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8509826388889">
                <text:p>0.4085098263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8695011574074">
                <text:p>0.4086950115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408880196759259">
                <text:p>0.4088801967592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9065381944444">
                <text:p>0.4090653819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925056712963">
                <text:p>0.4092505671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9435752314815">
                <text:p>0.4094357523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96209375">
                <text:p>0.409620937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409806122685185">
                <text:p>0.4098061226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0999130787037">
                <text:p>0.4099913078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0176493055556">
                <text:p>0.4101764930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0361678240741">
                <text:p>0.4103616782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0546863425926">
                <text:p>0.4105468634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0732048611111">
                <text:p>0.4107320486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0917233796296">
                <text:p>0.410917233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411102418981481">
                <text:p>0.411102418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1287604166667">
                <text:p>0.4112876041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1472789351852">
                <text:p>0.4114727893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1657974537037">
                <text:p>0.4116579745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411843159722222">
                <text:p>0.411843159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2028344907407">
                <text:p>0.41202834490740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2213530092593">
                <text:p>0.4122135300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2398715277778">
                <text:p>0.4123987152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2583900462963">
                <text:p>0.4125839004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2769085648148">
                <text:p>0.4127690856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412954270833333">
                <text:p>0.41295427083333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3139456018519">
                <text:p>0.4131394560185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413324641203704">
                <text:p>0.413324641203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3509826388889">
                <text:p>0.4135098263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13602418981481">
                <text:p>0.4136024189814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